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0.923cm"/>
    </style:style>
    <style:style style:family="table-column" style:name="co2">
      <style:table-column-properties fo:break-before="auto" style:column-width="5.985cm"/>
    </style:style>
    <style:style style:family="table-column" style:name="co3">
      <style:table-column-properties fo:break-before="auto" style:column-width="0.616cm"/>
    </style:style>
    <style:style style:family="table-column" style:name="co4">
      <style:table-column-properties fo:break-before="auto" style:column-width="2.265cm"/>
    </style:style>
    <style:style style:family="table-column" style:name="co5">
      <style:table-column-properties fo:break-before="auto" style:column-width="2.489cm"/>
    </style:style>
    <style:style style:family="table-column" style:name="co6">
      <style:table-column-properties fo:break-before="auto" style:column-width="2.432cm"/>
    </style:style>
    <style:style style:family="table-column" style:name="co7">
      <style:table-column-properties fo:break-before="auto" style:column-width="1.774cm"/>
    </style:style>
    <style:style style:family="table-column" style:name="co8">
      <style:table-column-properties fo:break-before="auto" style:column-width="0.67cm"/>
    </style:style>
    <style:style style:family="table-column" style:name="co9">
      <style:table-column-properties fo:break-before="auto" style:column-width="4.531cm"/>
    </style:style>
    <style:style style:family="table-column" style:name="co10">
      <style:table-column-properties fo:break-before="auto" style:column-width="2.293cm"/>
    </style:style>
    <style:style style:family="table-column" style:name="co11">
      <style:table-column-properties fo:break-before="auto" style:column-width="2.321cm"/>
    </style:style>
    <style:style style:family="table-column" style:name="co12">
      <style:table-column-properties fo:break-before="auto" style:column-width="0.783cm"/>
    </style:style>
    <style:style style:family="table-column" style:name="co13">
      <style:table-column-properties fo:break-before="auto" style:column-width="4.475cm"/>
    </style:style>
    <style:style style:family="table-column" style:name="co14">
      <style:table-column-properties fo:break-before="auto" style:column-width="0.699cm"/>
    </style:style>
    <style:style style:family="table-column" style:name="co15">
      <style:table-column-properties fo:break-before="auto" style:column-width="2.406cm"/>
    </style:style>
    <style:style style:family="table-column" style:name="co16">
      <style:table-column-properties fo:break-before="auto" style:column-width="2.21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953cm"/>
    </style:style>
    <style:style style:family="table-row" style:name="ro4">
      <style:table-row-properties fo:break-before="auto" style:use-optimal-row-height="false" style:row-height="0.609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5cm"/>
    </style:style>
    <style:style style:family="table-row" style:name="ro7">
      <style:table-row-properties fo:break-before="auto" style:use-optimal-row-height="false" style:row-height="0.847cm"/>
    </style:style>
    <style:style style:family="table-row" style:name="ro8">
      <style:table-row-properties fo:break-before="auto" style:use-optimal-row-height="false" style:row-height="0.82cm"/>
    </style:style>
    <style:style style:family="table" style:name="ta1" style:master-page-name="PageStyle_5f_Tabel_20_1_20_-_20_gemeenten">
      <style:table-properties style:writing-mode="lr-tb" table:display="true"/>
    </style:style>
    <style:style style:family="table" style:name="ta2" style:master-page-name="PageStyle_5f_Tabel_20_1_20_-_20_agglomeraties">
      <style:table-properties style:writing-mode="lr-tb" table:display="true"/>
    </style:style>
    <style:style style:family="table" style:name="ta3" style:master-page-name="PageStyle_5f_Tabel_20_1_20_-_20_provincietotalen">
      <style:table-properties style:writing-mode="lr-tb" table:display="true"/>
    </style:style>
    <number:text-style style:name="N100">
      <number:text-content/>
    </number:text-style>
    <style:style style:family="table-cell" style:parent-style-name="Default" style:name="ce2">
      <style:table-cell-properties fo:padding="0.071cm"/>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3">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0" style:family="table-cell" style:parent-style-name="Excel_5f_BuiltIn_5f_Hyperlink" style:name="ce28">
      <style:table-cell-properties style:glyph-orientation-vertical="0" fo:padding="0.071cm" fo:border-left="none" style:diagonal-bl-tr="none" style:text-align-source="fix"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gemeenten.A883"/>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able-cell" style:parent-style-name="Default" style:name="ce30">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start" css3t:text-justify="auto" style:writing-mode="page"/>
    </style:style>
    <style:style style:data-style-name="N0" style:family="table-cell" style:parent-style-name="Excel_5f_BuiltIn_5f_Hyperlink" style:name="ce37">
      <style:table-cell-properties style:glyph-orientation-vertical="0" fo:padding="0.071cm" fo:border-left="none" style:diagonal-bl-tr="none" style:text-align-source="fix"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agglomeraties.A30"/>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data-style-name="N0" style:family="table-cell" style:parent-style-name="Excel_5f_BuiltIn_5f_Hyperlink" style:name="ce42">
      <style:table-cell-properties style:glyph-orientation-vertical="0" fo:padding="0.071cm" fo:border-left="none" style:diagonal-bl-tr="none" style:text-align-source="fix" fo:wrap-option="wrap" style:direction="ltr" fo:border-top="1.76pt solid #000000" style:repeat-content="false" fo:background-color="transparent" fo:border-right="1.76pt solid #000000" fo:border-bottom="1.76pt solid #000000" style:diagonal-tl-br="none" style:shrink-to-fit="false" style:cell-protect="protected" style:vertical-align="middle" style:print-content="true" style:vertical-justify="auto" style:rotation-align="none" style:rotation-angle="0">
        <style:hyperlink xlink:type="simple" xlink:href="#Tabel 1 - provincietotalen.A25"/>
      </style:table-cell-properties>
      <style:paragraph-properties fo:margin-left="0cm" fo:text-align="start" css3t:text-justify="auto" style:writing-mode="page"/>
      <style:text-properties style:text-outline="false" style:text-line-through-type="none" fo:font-style="normal" style:font-style-asian="normal" style:text-line-through-style="none" style:font-size-complex="10pt" style:text-underline-color="font-color" fo:color="#0000ff" style:font-style-complex="normal" fo:font-size="10pt" style:font-weight-complex="bold" style:font-size-asian="10pt" style:font-name-complex="Arial1" style:font-weight-asian="bold" style:text-underline-width="auto" style:font-name="Arial1" style:text-underline-style="solid" fo:font-weight="bold" fo:text-shadow="none"/>
    </style:style>
    <style:style style:family="text" style:name="T1">
      <style:text-properties style:text-line-through-type="none" fo:font-style="normal" style:font-size-asian="10pt" style:country-asian="CN" style:text-underline-style="solid" fo:font-weight="bold" fo:text-shadow="none" style:font-size-complex="10pt" style:font-style-complex="normal" style:text-overline-style="none" style:country-complex="IN" fo:font-size="10pt" fo:color="#0000ff" style:font-name-asian="Droid Sans Fallback" style:text-outline="false" fo:country="GB" style:text-underline-color="font-color" style:text-line-through-mode="continuous" style:text-underline-width="auto" style:font-relief="none" style:font-name="Arial" style:text-overline-color="font-color" style:font-style-asian="normal" style:font-weight-complex="bold" style:font-name-complex="Arial" style:font-weight-asian="bold" style:text-emphasize="none"/>
    </style:style>
  </office:automatic-styles>
  <office:body>
    <office:spreadsheet>
      <table:calculation-settings table:use-regular-expressions="false" table:case-sensitive="false" table:automatic-find-labels="false"/>
      <table:table table:style-name="ta1" table:name="Tabel 1 - gemeenten">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default-cell-style-name="ce2" table:number-columns-repeated="2"/>
        <table:table-column table:style-name="co6" table:default-cell-style-name="ce2" table:number-columns-repeated="8"/>
        <table:table-column table:style-name="co7"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gemeenten.A883">Tabel 1 - Bevolking, huishoudens (definitie 1960) en alleenstaanden (definitie 1960)</text:a></text:span></text:p>
          </table:table-cell>
          <table:covered-table-cell table:style-name="TL Title" table:number-columns-repeated="13"/>
          <table:covered-table-cell table:style-name="ce28"/>
          <table:table-cell table:number-columns-repeated="1009"/>
        </table:table-row>
        <table:table-row table:style-name="ro2">
          <table:table-cell table:number-columns-repeated="1024"/>
        </table:table-row>
        <table:table-row table:style-name="ro3">
          <table:table-cell ns41:value-type="string" table:number-rows-spanned="6" table:style-name="TL RowProperty" table:number-columns-spanned="2" office:value-type="string">
            <text:p>Gemeente</text:p>
          </table:table-cell>
          <table:covered-table-cell table:style-name="ce11"/>
          <table:table-cell/>
          <table:table-cell ns41:value-type="string" table:number-rows-spanned="1" table:style-name="TL ColHeader" table:number-columns-spanned="4" office:value-type="string">
            <text:p>Bevolking</text:p>
          </table:table-cell>
          <table:covered-table-cell table:style-name="TL ColHeader" table:number-columns-repeated="3"/>
          <table:table-cell ns41:value-type="string" table:number-rows-spanned="1" table:style-name="TL ColHeader" table:number-columns-spanned="6" office:value-type="string">
            <text:p>Huishoudens (definitie 1960)</text:p>
          </table:table-cell>
          <table:covered-table-cell table:style-name="TL ColHeader" table:number-columns-repeated="5"/>
          <table:table-cell ns41:value-type="string" table:number-rows-spanned="1" table:style-name="TL ColHeader" table:number-columns-spanned="2" office:value-type="string">
            <text:p>Alleenstaanden <text:s text:c="4"/>(definitie 1960)</text:p>
          </table:table-cell>
          <table:covered-table-cell table:style-name="ce27"/>
          <table:table-cell table:number-columns-repeated="1009"/>
        </table:table-row>
        <table:table-row table:style-name="ro4">
          <table:covered-table-cell table:style-name="ce4"/>
          <table:covered-table-cell table:style-name="ce12"/>
          <table:table-cell/>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Aantal personen in deze huishoudens</text:p>
          </table:table-cell>
          <table:table-cell ns41:value-type="string" table:number-rows-spanned="5" table:style-name="TL ColHeader" table:number-columns-spanned="1" office:value-type="string">
            <text:p>Aantal personen per 100 huishoudens</text:p>
          </table:table-cell>
          <table:table-cell ns41:value-type="string" table:number-rows-spanned="5" table:style-name="TL ColHeader" table:number-columns-spanned="1" office:value-type="string">
            <text:p>Totaal</text:p>
          </table:table-cell>
          <table:table-cell ns41:value-type="string" table:style-name="TL ColHeader" office: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ns41:value-type="string" table:number-rows-spanned="4" table:style-name="TL ColHeader" table:number-columns-spanned="1" office:value-type="string">
            <text:p>In inrichtingen en tehuizen</text:p>
          </table:table-cell>
          <table:table-cell ns41:value-type="string" table:number-rows-spanned="1" table:style-name="TL ColHeader" table:number-columns-spanned="2" office:value-type="string">
            <text:p>Overige bevolking</text:p>
          </table:table-cell>
          <table:covered-table-cell table:style-name="TL ColHeader" table:number-columns-repeated="2"/>
          <table:table-cell ns41:value-type="string" table:number-rows-spanned="4" table:style-name="TL ColHeader" table:number-columns-spanned="1" office:value-type="string">
            <text:p>Eengezins-huishoudens</text:p>
          </table:table-cell>
          <table:table-cell ns41:value-type="string" table:number-rows-spanned="4" table:style-name="TL ColHeader" table:number-columns-spanned="1" office:value-type="string">
            <text:p>Meergezins-huishoudens</text:p>
          </table:table-cell>
          <table:table-cell ns41:value-type="string" table:number-rows-spanned="4" table:style-name="TL ColHeader" table:number-columns-spanned="1" office:value-type="string">
            <text:p>Niet-gezinshuis-houdens</text:p>
          </table:table-cell>
          <table:covered-table-cell table:style-name="TL ColHeader" table:number-columns-repeated="3"/>
          <table:table-cell ns41:value-type="string" table:number-rows-spanned="4" table:style-name="TL ColHeader"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ns41:value-type="string" table:number-rows-spanned="3" table:style-name="TL ColHeader" table:number-columns-spanned="1" office:value-type="string">
            <text:p>In woningen</text:p>
          </table:table-cell>
          <table:table-cell ns41:value-type="string" table:number-rows-spanned="3" table:style-name="TL ColHeader" table:number-columns-spanned="1" office:value-type="string">
            <text:p>In andere ruimten</text:p>
          </table:table-cell>
          <table:covered-table-cell table:style-name="TL ColHeader" table:number-columns-repeated="7"/>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style-name="TL ColHeader" table:number-columns-repeated="10"/>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TL RowHeader" office:value="1" office:value-type="float">
            <text:p>1</text:p>
          </table:table-cell>
          <table:table-cell ns41:value-type="string" table:style-name="TL RowHeader" office:value-type="string">
            <text:p>Adorp</text:p>
          </table:table-cell>
          <table:table-cell/>
          <table:table-cell ns41:value-type="float" table:style-name="TL Data" office:value="1515" office:value-type="float">
            <text:p>1515</text:p>
          </table:table-cell>
          <table:table-cell table:style-name="TL Data"/>
          <table:table-cell ns41:value-type="float" table:style-name="TL Data" office:value="1515" office:value-type="float">
            <text:p>1515</text:p>
          </table:table-cell>
          <table:table-cell table:style-name="TL Data"/>
          <table:table-cell ns41:value-type="float" table:style-name="TL Data" office:value="390" office:value-type="float">
            <text:p>390</text:p>
          </table:table-cell>
          <table:table-cell ns41:value-type="float" table:style-name="TL Data" office:value="375" office:value-type="float">
            <text:p>37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455" office:value-type="float">
            <text:p>1455</text:p>
          </table:table-cell>
          <table:table-cell ns41:value-type="float" table:style-name="TL Data" office:value="372" office:value-type="float">
            <text:p>372</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2" office:value-type="float">
            <text:p>2</text:p>
          </table:table-cell>
          <table:table-cell ns41:value-type="string" table:style-name="TL RowHeader" office:value-type="string">
            <text:p>Aduard</text:p>
          </table:table-cell>
          <table:table-cell/>
          <table:table-cell ns41:value-type="float" table:style-name="TL Data" office:value="2470" office:value-type="float">
            <text:p>2470</text:p>
          </table:table-cell>
          <table:table-cell table:style-name="TL Data"/>
          <table:table-cell ns41:value-type="float" table:style-name="TL Data" office:value="2465" office:value-type="float">
            <text:p>2465</text:p>
          </table:table-cell>
          <table:table-cell ns41:value-type="float" table:style-name="TL Data" office:value="5" office:value-type="float">
            <text:p>5</text:p>
          </table:table-cell>
          <table:table-cell ns41:value-type="float" table:style-name="TL Data" office:value="640" office:value-type="float">
            <text:p>640</text:p>
          </table:table-cell>
          <table:table-cell ns41:value-type="float" table:style-name="TL Data" office:value="615" office:value-type="float">
            <text:p>61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395" office:value-type="float">
            <text:p>2395</text:p>
          </table:table-cell>
          <table:table-cell ns41:value-type="float" table:style-name="TL Data" office:value="375" office:value-type="float">
            <text:p>375</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 office:value-type="float">
            <text:p>3</text:p>
          </table:table-cell>
          <table:table-cell ns41:value-type="string" table:style-name="TL RowHeader" office:value-type="string">
            <text:p>Appingedam</text:p>
          </table:table-cell>
          <table:table-cell/>
          <table:table-cell ns41:value-type="float" table:style-name="TL Data" office:value="11475" office:value-type="float">
            <text:p>11475</text:p>
          </table:table-cell>
          <table:table-cell ns41:value-type="float" table:style-name="TL Data" office:value="470" office:value-type="float">
            <text:p>470</text:p>
          </table:table-cell>
          <table:table-cell ns41:value-type="float" table:style-name="TL Data" office:value="10900" office:value-type="float">
            <text:p>10900</text:p>
          </table:table-cell>
          <table:table-cell ns41:value-type="float" table:style-name="TL Data" office:value="105" office:value-type="float">
            <text:p>105</text:p>
          </table:table-cell>
          <table:table-cell ns41:value-type="float" table:style-name="TL Data" office:value="3070" office:value-type="float">
            <text:p>3070</text:p>
          </table:table-cell>
          <table:table-cell ns41:value-type="float" table:style-name="TL Data" office:value="2970" office:value-type="float">
            <text:p>297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10555" office:value-type="float">
            <text:p>10555</text:p>
          </table:table-cell>
          <table:table-cell ns41:value-type="float" table:style-name="TL Data" office:value="344" office:value-type="float">
            <text:p>344</text:p>
          </table:table-cell>
          <table:table-cell ns41:value-type="float" table:style-name="TL Data" office:value="450" office:value-type="float">
            <text:p>45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 office:value-type="float">
            <text:p>4</text:p>
          </table:table-cell>
          <table:table-cell ns41:value-type="string" table:style-name="TL RowHeader" office:value-type="string">
            <text:p>Baflo</text:p>
          </table:table-cell>
          <table:table-cell/>
          <table:table-cell ns41:value-type="float" table:style-name="TL Data" office:value="2715" office:value-type="float">
            <text:p>2715</text:p>
          </table:table-cell>
          <table:table-cell ns41:value-type="float" table:style-name="TL Data" office:value="40" office:value-type="float">
            <text:p>40</text:p>
          </table:table-cell>
          <table:table-cell ns41:value-type="float" table:style-name="TL Data" office:value="2670" office:value-type="float">
            <text:p>2670</text:p>
          </table:table-cell>
          <table:table-cell ns41:value-type="float" table:style-name="TL Data" office:value="5" office:value-type="float">
            <text:p>5</text:p>
          </table:table-cell>
          <table:table-cell ns41:value-type="float" table:style-name="TL Data" office:value="720" office:value-type="float">
            <text:p>720</text:p>
          </table:table-cell>
          <table:table-cell ns41:value-type="float" table:style-name="TL Data" office:value="700" office:value-type="float">
            <text:p>700</text:p>
          </table:table-cell>
          <table:table-cell table:style-name="TL Data"/>
          <table:table-cell ns41:value-type="float" table:style-name="TL Data" office:value="20" office:value-type="float">
            <text:p>20</text:p>
          </table:table-cell>
          <table:table-cell ns41:value-type="float" table:style-name="TL Data" office:value="2560" office:value-type="float">
            <text:p>2560</text:p>
          </table:table-cell>
          <table:table-cell ns41:value-type="float" table:style-name="TL Data" office:value="355" office:value-type="float">
            <text:p>355</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 office:value-type="float">
            <text:p>5</text:p>
          </table:table-cell>
          <table:table-cell ns41:value-type="string" table:style-name="TL RowHeader" office:value-type="string">
            <text:p>Bedum</text:p>
          </table:table-cell>
          <table:table-cell/>
          <table:table-cell ns41:value-type="float" table:style-name="TL Data" office:value="7695" office:value-type="float">
            <text:p>7695</text:p>
          </table:table-cell>
          <table:table-cell ns41:value-type="float" table:style-name="TL Data" office:value="50" office:value-type="float">
            <text:p>50</text:p>
          </table:table-cell>
          <table:table-cell ns41:value-type="float" table:style-name="TL Data" office:value="7565" office:value-type="float">
            <text:p>7565</text:p>
          </table:table-cell>
          <table:table-cell ns41:value-type="float" table:style-name="TL Data" office:value="80" office:value-type="float">
            <text:p>80</text:p>
          </table:table-cell>
          <table:table-cell ns41:value-type="float" table:style-name="TL Data" office:value="1955" office:value-type="float">
            <text:p>1955</text:p>
          </table:table-cell>
          <table:table-cell ns41:value-type="float" table:style-name="TL Data" office:value="1885" office:value-type="float">
            <text:p>188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7410" office:value-type="float">
            <text:p>7410</text:p>
          </table:table-cell>
          <table:table-cell ns41:value-type="float" table:style-name="TL Data" office:value="379" office:value-type="float">
            <text:p>379</text:p>
          </table:table-cell>
          <table:table-cell ns41:value-type="float" table:style-name="TL Data" office:value="235" office:value-type="float">
            <text:p>23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 office:value-type="float">
            <text:p>6</text:p>
          </table:table-cell>
          <table:table-cell ns41:value-type="string" table:style-name="TL RowHeader" office:value-type="string">
            <text:p>Beerta</text:p>
          </table:table-cell>
          <table:table-cell/>
          <table:table-cell ns41:value-type="float" table:style-name="TL Data" office:value="3295" office:value-type="float">
            <text:p>3295</text:p>
          </table:table-cell>
          <table:table-cell ns41:value-type="float" table:style-name="TL Data" office:value="100" office:value-type="float">
            <text:p>100</text:p>
          </table:table-cell>
          <table:table-cell ns41:value-type="float" table:style-name="TL Data" office:value="3175" office:value-type="float">
            <text:p>3175</text:p>
          </table:table-cell>
          <table:table-cell ns41:value-type="float" table:style-name="TL Data" office:value="20" office:value-type="float">
            <text:p>20</text:p>
          </table:table-cell>
          <table:table-cell ns41:value-type="float" table:style-name="TL Data" office:value="945" office:value-type="float">
            <text:p>945</text:p>
          </table:table-cell>
          <table:table-cell ns41:value-type="float" table:style-name="TL Data" office:value="915" office:value-type="float">
            <text:p>91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060" office:value-type="float">
            <text:p>3060</text:p>
          </table:table-cell>
          <table:table-cell ns41:value-type="float" table:style-name="TL Data" office:value="324" office:value-type="float">
            <text:p>324</text:p>
          </table:table-cell>
          <table:table-cell ns41:value-type="float" table:style-name="TL Data" office:value="135" office:value-type="float">
            <text:p>135</text:p>
          </table:table-cell>
          <table:table-cell table:style-name="TL Data"/>
          <table:table-cell table:number-columns-repeated="1009"/>
        </table:table-row>
        <table:table-row table:style-name="ro6">
          <table:table-cell ns41:value-type="float" table:style-name="TL RowHeader" office:value="7" office:value-type="float">
            <text:p>7</text:p>
          </table:table-cell>
          <table:table-cell ns41:value-type="string" table:style-name="TL RowHeader" office:value-type="string">
            <text:p>Bellingwedde</text:p>
          </table:table-cell>
          <table:table-cell/>
          <table:table-cell ns41:value-type="float" table:style-name="TL Data" office:value="8770" office:value-type="float">
            <text:p>8770</text:p>
          </table:table-cell>
          <table:table-cell ns41:value-type="float" table:style-name="TL Data" office:value="120" office:value-type="float">
            <text:p>120</text:p>
          </table:table-cell>
          <table:table-cell ns41:value-type="float" table:style-name="TL Data" office:value="8620" office:value-type="float">
            <text:p>8620</text:p>
          </table:table-cell>
          <table:table-cell ns41:value-type="float" table:style-name="TL Data" office:value="30" office:value-type="float">
            <text:p>30</text:p>
          </table:table-cell>
          <table:table-cell ns41:value-type="float" table:style-name="TL Data" office:value="2605" office:value-type="float">
            <text:p>2605</text:p>
          </table:table-cell>
          <table:table-cell ns41:value-type="float" table:style-name="TL Data" office:value="2505" office:value-type="float">
            <text:p>2505</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8260" office:value-type="float">
            <text:p>8260</text:p>
          </table:table-cell>
          <table:table-cell ns41:value-type="float" table:style-name="TL Data" office:value="317" office:value-type="float">
            <text:p>317</text:p>
          </table:table-cell>
          <table:table-cell ns41:value-type="float" table:style-name="TL Data" office:value="390" office:value-type="float">
            <text:p>39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 office:value-type="float">
            <text:p>8</text:p>
          </table:table-cell>
          <table:table-cell ns41:value-type="string" table:style-name="TL RowHeader" office:value-type="string">
            <text:p>Bierum</text:p>
          </table:table-cell>
          <table:table-cell/>
          <table:table-cell ns41:value-type="float" table:style-name="TL Data" office:value="3735" office:value-type="float">
            <text:p>3735</text:p>
          </table:table-cell>
          <table:table-cell ns41:value-type="float" table:style-name="TL Data" office:value="50" office:value-type="float">
            <text:p>50</text:p>
          </table:table-cell>
          <table:table-cell ns41:value-type="float" table:style-name="TL Data" office:value="3680" office:value-type="float">
            <text:p>3680</text:p>
          </table:table-cell>
          <table:table-cell ns41:value-type="float" table:style-name="TL Data" office:value="10" office:value-type="float">
            <text:p>10</text:p>
          </table:table-cell>
          <table:table-cell ns41:value-type="float" table:style-name="TL Data" office:value="985" office:value-type="float">
            <text:p>985</text:p>
          </table:table-cell>
          <table:table-cell ns41:value-type="float" table:style-name="TL Data" office:value="935" office:value-type="float">
            <text:p>93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3550" office:value-type="float">
            <text:p>3550</text:p>
          </table:table-cell>
          <table:table-cell ns41:value-type="float" table:style-name="TL Data" office:value="361" office:value-type="float">
            <text:p>361</text:p>
          </table:table-cell>
          <table:table-cell ns41:value-type="float" table:style-name="TL Data" office:value="135" office:value-type="float">
            <text:p>135</text:p>
          </table:table-cell>
          <table:table-cell table:style-name="TL Data"/>
          <table:table-cell table:number-columns-repeated="1009"/>
        </table:table-row>
        <table:table-row table:style-name="ro6">
          <table:table-cell ns41:value-type="float" table:style-name="TL RowHeader" office:value="9" office:value-type="float">
            <text:p>9</text:p>
          </table:table-cell>
          <table:table-cell ns41:value-type="string" table:style-name="TL RowHeader" office:value-type="string">
            <text:p>Ten Boer</text:p>
          </table:table-cell>
          <table:table-cell/>
          <table:table-cell ns41:value-type="float" table:style-name="TL Data" office:value="5260" office:value-type="float">
            <text:p>5260</text:p>
          </table:table-cell>
          <table:table-cell ns41:value-type="float" table:style-name="TL Data" office:value="30" office:value-type="float">
            <text:p>30</text:p>
          </table:table-cell>
          <table:table-cell ns41:value-type="float" table:style-name="TL Data" office:value="5225" office:value-type="float">
            <text:p>5225</text:p>
          </table:table-cell>
          <table:table-cell ns41:value-type="float" table:style-name="TL Data" office:value="10" office:value-type="float">
            <text:p>10</text:p>
          </table:table-cell>
          <table:table-cell ns41:value-type="float" table:style-name="TL Data" office:value="1380" office:value-type="float">
            <text:p>1380</text:p>
          </table:table-cell>
          <table:table-cell ns41:value-type="float" table:style-name="TL Data" office:value="1315" office:value-type="float">
            <text:p>1315</text:p>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5045" office:value-type="float">
            <text:p>5045</text:p>
          </table:table-cell>
          <table:table-cell ns41:value-type="float" table:style-name="TL Data" office:value="365" office:value-type="float">
            <text:p>365</text:p>
          </table:table-cell>
          <table:table-cell ns41:value-type="float" table:style-name="TL Data" office:value="190" office:value-type="float">
            <text:p>1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0" office:value-type="float">
            <text:p>10</text:p>
          </table:table-cell>
          <table:table-cell ns41:value-type="string" table:style-name="TL RowHeader" office:value-type="string">
            <text:p>Delfzijl</text:p>
          </table:table-cell>
          <table:table-cell/>
          <table:table-cell ns41:value-type="float" table:style-name="TL Data" office:value="22160" office:value-type="float">
            <text:p>22160</text:p>
          </table:table-cell>
          <table:table-cell ns41:value-type="float" table:style-name="TL Data" office:value="390" office:value-type="float">
            <text:p>390</text:p>
          </table:table-cell>
          <table:table-cell ns41:value-type="float" table:style-name="TL Data" office:value="21505" office:value-type="float">
            <text:p>21505</text:p>
          </table:table-cell>
          <table:table-cell ns41:value-type="float" table:style-name="TL Data" office:value="270" office:value-type="float">
            <text:p>270</text:p>
          </table:table-cell>
          <table:table-cell ns41:value-type="float" table:style-name="TL Data" office:value="5940" office:value-type="float">
            <text:p>5940</text:p>
          </table:table-cell>
          <table:table-cell ns41:value-type="float" table:style-name="TL Data" office:value="5760" office:value-type="float">
            <text:p>5760</text:p>
          </table:table-cell>
          <table:table-cell ns41:value-type="float" table:style-name="TL Data" office:value="35" office:value-type="float">
            <text:p>35</text:p>
          </table:table-cell>
          <table:table-cell ns41:value-type="float" table:style-name="TL Data" office:value="145" office:value-type="float">
            <text:p>145</text:p>
          </table:table-cell>
          <table:table-cell ns41:value-type="float" table:style-name="TL Data" office:value="21155" office:value-type="float">
            <text:p>21155</text:p>
          </table:table-cell>
          <table:table-cell ns41:value-type="float" table:style-name="TL Data" office:value="356" office:value-type="float">
            <text:p>356</text:p>
          </table:table-cell>
          <table:table-cell ns41:value-type="float" table:style-name="TL Data" office:value="615" office:value-type="float">
            <text:p>61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11" office:value-type="float">
            <text:p>11</text:p>
          </table:table-cell>
          <table:table-cell ns41:value-type="string" table:style-name="TL RowHeader" office:value-type="string">
            <text:p>Eenrum</text:p>
          </table:table-cell>
          <table:table-cell/>
          <table:table-cell ns41:value-type="float" table:style-name="TL Data" office:value="2360" office:value-type="float">
            <text:p>2360</text:p>
          </table:table-cell>
          <table:table-cell ns41:value-type="float" table:style-name="TL Data" office:value="15" office:value-type="float">
            <text:p>15</text:p>
          </table:table-cell>
          <table:table-cell ns41:value-type="float" table:style-name="TL Data" office:value="2335" office:value-type="float">
            <text:p>2335</text:p>
          </table:table-cell>
          <table:table-cell ns41:value-type="float" table:style-name="TL Data" office:value="10" office:value-type="float">
            <text:p>10</text:p>
          </table:table-cell>
          <table:table-cell ns41:value-type="float" table:style-name="TL Data" office:value="640" office:value-type="float">
            <text:p>640</text:p>
          </table:table-cell>
          <table:table-cell ns41:value-type="float" table:style-name="TL Data" office:value="605" office:value-type="float">
            <text:p>60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230" office:value-type="float">
            <text:p>2230</text:p>
          </table:table-cell>
          <table:table-cell ns41:value-type="float" table:style-name="TL Data" office:value="350" office:value-type="float">
            <text:p>350</text:p>
          </table:table-cell>
          <table:table-cell ns41:value-type="float" table:style-name="TL Data" office:value="115" office:value-type="float">
            <text:p>115</text:p>
          </table:table-cell>
          <table:table-cell table:style-name="TL Data"/>
          <table:table-cell table:number-columns-repeated="1009"/>
        </table:table-row>
        <table:table-row table:style-name="ro6">
          <table:table-cell ns41:value-type="float" table:style-name="TL RowHeader" office:value="12" office:value-type="float">
            <text:p>12</text:p>
          </table:table-cell>
          <table:table-cell ns41:value-type="string" table:style-name="TL RowHeader" office:value-type="string">
            <text:p>Ezinge</text:p>
          </table:table-cell>
          <table:table-cell/>
          <table:table-cell ns41:value-type="float" table:style-name="TL Data" office:value="1785" office:value-type="float">
            <text:p>1785</text:p>
          </table:table-cell>
          <table:table-cell table:style-name="TL Data"/>
          <table:table-cell ns41:value-type="float" table:style-name="TL Data" office:value="1775" office:value-type="float">
            <text:p>1775</text:p>
          </table:table-cell>
          <table:table-cell ns41:value-type="float" table:style-name="TL Data" office:value="10" office:value-type="float">
            <text:p>10</text:p>
          </table:table-cell>
          <table:table-cell ns41:value-type="float" table:style-name="TL Data" office:value="475" office:value-type="float">
            <text:p>475</text:p>
          </table:table-cell>
          <table:table-cell ns41:value-type="float" table:style-name="TL Data" office:value="460" office:value-type="float">
            <text:p>46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710" office:value-type="float">
            <text:p>1710</text:p>
          </table:table-cell>
          <table:table-cell ns41:value-type="float" table:style-name="TL Data" office:value="360" office:value-type="float">
            <text:p>360</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13" office:value-type="float">
            <text:p>13</text:p>
          </table:table-cell>
          <table:table-cell ns41:value-type="string" table:style-name="TL RowHeader" office:value-type="string">
            <text:p>Finsterwolde</text:p>
          </table:table-cell>
          <table:table-cell/>
          <table:table-cell ns41:value-type="float" table:style-name="TL Data" office:value="2895" office:value-type="float">
            <text:p>2895</text:p>
          </table:table-cell>
          <table:table-cell table:style-name="TL Data"/>
          <table:table-cell ns41:value-type="float" table:style-name="TL Data" office:value="2890" office:value-type="float">
            <text:p>2890</text:p>
          </table:table-cell>
          <table:table-cell table:style-name="TL Data"/>
          <table:table-cell ns41:value-type="float" table:style-name="TL Data" office:value="870" office:value-type="float">
            <text:p>870</text:p>
          </table:table-cell>
          <table:table-cell ns41:value-type="float" table:style-name="TL Data" office:value="845" office:value-type="float">
            <text:p>84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755" office:value-type="float">
            <text:p>2755</text:p>
          </table:table-cell>
          <table:table-cell ns41:value-type="float" table:style-name="TL Data" office:value="317" office:value-type="float">
            <text:p>317</text:p>
          </table:table-cell>
          <table:table-cell ns41:value-type="float" table:style-name="TL Data" office:value="140" office:value-type="float">
            <text:p>14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4" office:value-type="float">
            <text:p>14</text:p>
          </table:table-cell>
          <table:table-cell ns41:value-type="string" table:style-name="TL RowHeader" office:value-type="string">
            <text:p>Groningen</text:p>
          </table:table-cell>
          <table:table-cell/>
          <table:table-cell ns41:value-type="float" table:style-name="TL Data" office:value="169385" office:value-type="float">
            <text:p>169385</text:p>
          </table:table-cell>
          <table:table-cell ns41:value-type="float" table:style-name="TL Data" office:value="3120" office:value-type="float">
            <text:p>3120</text:p>
          </table:table-cell>
          <table:table-cell ns41:value-type="float" table:style-name="TL Data" office:value="161875" office:value-type="float">
            <text:p>161875</text:p>
          </table:table-cell>
          <table:table-cell ns41:value-type="float" table:style-name="TL Data" office:value="4395" office:value-type="float">
            <text:p>4395</text:p>
          </table:table-cell>
          <table:table-cell ns41:value-type="float" table:style-name="TL Data" office:value="43055" office:value-type="float">
            <text:p>43055</text:p>
          </table:table-cell>
          <table:table-cell ns41:value-type="float" table:style-name="TL Data" office:value="41475" office:value-type="float">
            <text:p>41475</text:p>
          </table:table-cell>
          <table:table-cell ns41:value-type="float" table:style-name="TL Data" office:value="190" office:value-type="float">
            <text:p>190</text:p>
          </table:table-cell>
          <table:table-cell ns41:value-type="float" table:style-name="TL Data" office:value="1385" office:value-type="float">
            <text:p>1385</text:p>
          </table:table-cell>
          <table:table-cell ns41:value-type="float" table:style-name="TL Data" office:value="143985" office:value-type="float">
            <text:p>143985</text:p>
          </table:table-cell>
          <table:table-cell ns41:value-type="float" table:style-name="TL Data" office:value="334" office:value-type="float">
            <text:p>334</text:p>
          </table:table-cell>
          <table:table-cell ns41:value-type="float" table:style-name="TL Data" office:value="22285" office:value-type="float">
            <text:p>22285</text:p>
          </table:table-cell>
          <table:table-cell ns41:value-type="float" table:style-name="TL Data" office:value="8495" office:value-type="float">
            <text:p>8495</text:p>
          </table:table-cell>
          <table:table-cell table:number-columns-repeated="1009"/>
        </table:table-row>
        <table:table-row table:style-name="ro6">
          <table:table-cell ns41:value-type="float" table:style-name="TL RowHeader" office:value="15" office:value-type="float">
            <text:p>15</text:p>
          </table:table-cell>
          <table:table-cell ns41:value-type="string" table:style-name="TL RowHeader" office:value-type="string">
            <text:p>Grootegast</text:p>
          </table:table-cell>
          <table:table-cell/>
          <table:table-cell ns41:value-type="float" table:style-name="TL Data" office:value="8380" office:value-type="float">
            <text:p>8380</text:p>
          </table:table-cell>
          <table:table-cell ns41:value-type="float" table:style-name="TL Data" office:value="150" office:value-type="float">
            <text:p>150</text:p>
          </table:table-cell>
          <table:table-cell ns41:value-type="float" table:style-name="TL Data" office:value="8165" office:value-type="float">
            <text:p>8165</text:p>
          </table:table-cell>
          <table:table-cell ns41:value-type="float" table:style-name="TL Data" office:value="65" office:value-type="float">
            <text:p>65</text:p>
          </table:table-cell>
          <table:table-cell ns41:value-type="float" table:style-name="TL Data" office:value="2040" office:value-type="float">
            <text:p>2040</text:p>
          </table:table-cell>
          <table:table-cell ns41:value-type="float" table:style-name="TL Data" office:value="1935" office:value-type="float">
            <text:p>1935</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7995" office:value-type="float">
            <text:p>7995</text:p>
          </table:table-cell>
          <table:table-cell ns41:value-type="float" table:style-name="TL Data" office:value="392" office:value-type="float">
            <text:p>392</text:p>
          </table:table-cell>
          <table:table-cell ns41:value-type="float" table:style-name="TL Data" office:value="235" office:value-type="float">
            <text:p>23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6" office:value-type="float">
            <text:p>16</text:p>
          </table:table-cell>
          <table:table-cell ns41:value-type="string" table:style-name="TL RowHeader" office:value-type="string">
            <text:p>Grijpskerk</text:p>
          </table:table-cell>
          <table:table-cell/>
          <table:table-cell ns41:value-type="float" table:style-name="TL Data" office:value="3805" office:value-type="float">
            <text:p>3805</text:p>
          </table:table-cell>
          <table:table-cell ns41:value-type="float" table:style-name="TL Data" office:value="70" office:value-type="float">
            <text:p>70</text:p>
          </table:table-cell>
          <table:table-cell ns41:value-type="float" table:style-name="TL Data" office:value="3720" office:value-type="float">
            <text:p>3720</text:p>
          </table:table-cell>
          <table:table-cell ns41:value-type="float" table:style-name="TL Data" office:value="20" office:value-type="float">
            <text:p>20</text:p>
          </table:table-cell>
          <table:table-cell ns41:value-type="float" table:style-name="TL Data" office:value="960" office:value-type="float">
            <text:p>960</text:p>
          </table:table-cell>
          <table:table-cell ns41:value-type="float" table:style-name="TL Data" office:value="940" office:value-type="float">
            <text:p>940</text:p>
          </table:table-cell>
          <table:table-cell table:style-name="TL Data"/>
          <table:table-cell ns41:value-type="float" table:style-name="TL Data" office:value="20" office:value-type="float">
            <text:p>20</text:p>
          </table:table-cell>
          <table:table-cell ns41:value-type="float" table:style-name="TL Data" office:value="3595" office:value-type="float">
            <text:p>3595</text:p>
          </table:table-cell>
          <table:table-cell ns41:value-type="float" table:style-name="TL Data" office:value="374" office:value-type="float">
            <text:p>374</text:p>
          </table:table-cell>
          <table:table-cell ns41:value-type="float" table:style-name="TL Data" office:value="140" office:value-type="float">
            <text:p>14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7" office:value-type="float">
            <text:p>17</text:p>
          </table:table-cell>
          <table:table-cell ns41:value-type="string" table:style-name="TL RowHeader" office:value-type="string">
            <text:p>Haren</text:p>
          </table:table-cell>
          <table:table-cell/>
          <table:table-cell ns41:value-type="float" table:style-name="TL Data" office:value="17410" office:value-type="float">
            <text:p>17410</text:p>
          </table:table-cell>
          <table:table-cell ns41:value-type="float" table:style-name="TL Data" office:value="895" office:value-type="float">
            <text:p>895</text:p>
          </table:table-cell>
          <table:table-cell ns41:value-type="float" table:style-name="TL Data" office:value="16455" office:value-type="float">
            <text:p>16455</text:p>
          </table:table-cell>
          <table:table-cell ns41:value-type="float" table:style-name="TL Data" office:value="60" office:value-type="float">
            <text:p>60</text:p>
          </table:table-cell>
          <table:table-cell ns41:value-type="float" table:style-name="TL Data" office:value="4470" office:value-type="float">
            <text:p>4470</text:p>
          </table:table-cell>
          <table:table-cell ns41:value-type="float" table:style-name="TL Data" office:value="4255" office:value-type="float">
            <text:p>4255</text:p>
          </table:table-cell>
          <table:table-cell ns41:value-type="float" table:style-name="TL Data" office:value="50" office:value-type="float">
            <text:p>50</text:p>
          </table:table-cell>
          <table:table-cell ns41:value-type="float" table:style-name="TL Data" office:value="165" office:value-type="float">
            <text:p>165</text:p>
          </table:table-cell>
          <table:table-cell ns41:value-type="float" table:style-name="TL Data" office:value="15685" office:value-type="float">
            <text:p>15685</text:p>
          </table:table-cell>
          <table:table-cell ns41:value-type="float" table:style-name="TL Data" office:value="351" office:value-type="float">
            <text:p>351</text:p>
          </table:table-cell>
          <table:table-cell ns41:value-type="float" table:style-name="TL Data" office:value="830" office:value-type="float">
            <text:p>830</text:p>
          </table:table-cell>
          <table:table-cell ns41:value-type="float" table:style-name="TL Data" office:value="115" office:value-type="float">
            <text:p>115</text:p>
          </table:table-cell>
          <table:table-cell table:number-columns-repeated="1009"/>
        </table:table-row>
        <table:table-row table:style-name="ro6">
          <table:table-cell ns41:value-type="float" table:style-name="TL RowHeader" office:value="18" office:value-type="float">
            <text:p>18</text:p>
          </table:table-cell>
          <table:table-cell ns41:value-type="string" table:style-name="TL RowHeader" office:value-type="string">
            <text:p>Hoogezand-Sappemeer</text:p>
          </table:table-cell>
          <table:table-cell/>
          <table:table-cell ns41:value-type="float" table:style-name="TL Data" office:value="30675" office:value-type="float">
            <text:p>30675</text:p>
          </table:table-cell>
          <table:table-cell ns41:value-type="float" table:style-name="TL Data" office:value="510" office:value-type="float">
            <text:p>510</text:p>
          </table:table-cell>
          <table:table-cell ns41:value-type="float" table:style-name="TL Data" office:value="29965" office:value-type="float">
            <text:p>29965</text:p>
          </table:table-cell>
          <table:table-cell ns41:value-type="float" table:style-name="TL Data" office:value="195" office:value-type="float">
            <text:p>195</text:p>
          </table:table-cell>
          <table:table-cell ns41:value-type="float" table:style-name="TL Data" office:value="8450" office:value-type="float">
            <text:p>8450</text:p>
          </table:table-cell>
          <table:table-cell ns41:value-type="float" table:style-name="TL Data" office:value="8205" office:value-type="float">
            <text:p>8205</text:p>
          </table:table-cell>
          <table:table-cell ns41:value-type="float" table:style-name="TL Data" office:value="55" office:value-type="float">
            <text:p>55</text:p>
          </table:table-cell>
          <table:table-cell ns41:value-type="float" table:style-name="TL Data" office:value="190" office:value-type="float">
            <text:p>190</text:p>
          </table:table-cell>
          <table:table-cell ns41:value-type="float" table:style-name="TL Data" office:value="29120" office:value-type="float">
            <text:p>29120</text:p>
          </table:table-cell>
          <table:table-cell ns41:value-type="float" table:style-name="TL Data" office:value="345" office:value-type="float">
            <text:p>345</text:p>
          </table:table-cell>
          <table:table-cell ns41:value-type="float" table:style-name="TL Data" office:value="1045" office:value-type="float">
            <text:p>104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20" office:value-type="float">
            <text:p>20</text:p>
          </table:table-cell>
          <table:table-cell ns41:value-type="string" table:style-name="TL RowHeader" office:value-type="string">
            <text:p>Kantens</text:p>
          </table:table-cell>
          <table:table-cell/>
          <table:table-cell ns41:value-type="float" table:style-name="TL Data" office:value="1780" office:value-type="float">
            <text:p>1780</text:p>
          </table:table-cell>
          <table:table-cell table:style-name="TL Data"/>
          <table:table-cell ns41:value-type="float" table:style-name="TL Data" office:value="1780" office:value-type="float">
            <text:p>1780</text:p>
          </table:table-cell>
          <table:table-cell table:style-name="TL Data"/>
          <table:table-cell ns41:value-type="float" table:style-name="TL Data" office:value="485" office:value-type="float">
            <text:p>485</text:p>
          </table:table-cell>
          <table:table-cell ns41:value-type="float" table:style-name="TL Data" office:value="465" office:value-type="float">
            <text:p>46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705" office:value-type="float">
            <text:p>1705</text:p>
          </table:table-cell>
          <table:table-cell ns41:value-type="float" table:style-name="TL Data" office:value="353" office:value-type="float">
            <text:p>353</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1" office:value-type="float">
            <text:p>21</text:p>
          </table:table-cell>
          <table:table-cell ns41:value-type="string" table:style-name="TL RowHeader" office:value-type="string">
            <text:p>Kloosterburen</text:p>
          </table:table-cell>
          <table:table-cell/>
          <table:table-cell ns41:value-type="float" table:style-name="TL Data" office:value="1780" office:value-type="float">
            <text:p>1780</text:p>
          </table:table-cell>
          <table:table-cell ns41:value-type="float" table:style-name="TL Data" office:value="30" office:value-type="float">
            <text:p>30</text:p>
          </table:table-cell>
          <table:table-cell ns41:value-type="float" table:style-name="TL Data" office:value="1740" office:value-type="float">
            <text:p>1740</text:p>
          </table:table-cell>
          <table:table-cell ns41:value-type="float" table:style-name="TL Data" office:value="5" office:value-type="float">
            <text:p>5</text:p>
          </table:table-cell>
          <table:table-cell ns41:value-type="float" table:style-name="TL Data" office:value="445" office:value-type="float">
            <text:p>445</text:p>
          </table:table-cell>
          <table:table-cell ns41:value-type="float" table:style-name="TL Data" office:value="415" office:value-type="float">
            <text:p>41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1675" office:value-type="float">
            <text:p>1675</text:p>
          </table:table-cell>
          <table:table-cell ns41:value-type="float" table:style-name="TL Data" office:value="377" office:value-type="float">
            <text:p>377</text:p>
          </table:table-cell>
          <table:table-cell ns41:value-type="float" table:style-name="TL Data" office:value="70" office:value-type="float">
            <text:p>70</text:p>
          </table:table-cell>
          <table:table-cell table:style-name="TL Data"/>
          <table:table-cell table:number-columns-repeated="1009"/>
        </table:table-row>
        <table:table-row table:style-name="ro6">
          <table:table-cell ns41:value-type="float" table:style-name="TL RowHeader" office:value="22" office:value-type="float">
            <text:p>22</text:p>
          </table:table-cell>
          <table:table-cell ns41:value-type="string" table:style-name="TL RowHeader" office:value-type="string">
            <text:p>Leek</text:p>
          </table:table-cell>
          <table:table-cell/>
          <table:table-cell ns41:value-type="float" table:style-name="TL Data" office:value="12135" office:value-type="float">
            <text:p>12135</text:p>
          </table:table-cell>
          <table:table-cell ns41:value-type="float" table:style-name="TL Data" office:value="115" office:value-type="float">
            <text:p>115</text:p>
          </table:table-cell>
          <table:table-cell ns41:value-type="float" table:style-name="TL Data" office:value="11965" office:value-type="float">
            <text:p>11965</text:p>
          </table:table-cell>
          <table:table-cell ns41:value-type="float" table:style-name="TL Data" office:value="55" office:value-type="float">
            <text:p>55</text:p>
          </table:table-cell>
          <table:table-cell ns41:value-type="float" table:style-name="TL Data" office:value="3160" office:value-type="float">
            <text:p>3160</text:p>
          </table:table-cell>
          <table:table-cell ns41:value-type="float" table:style-name="TL Data" office:value="3045" office:value-type="float">
            <text:p>3045</text:p>
          </table:table-cell>
          <table:table-cell ns41:value-type="float" table:style-name="TL Data" office:value="30" office:value-type="float">
            <text:p>30</text:p>
          </table:table-cell>
          <table:table-cell ns41:value-type="float" table:style-name="TL Data" office:value="80" office:value-type="float">
            <text:p>80</text:p>
          </table:table-cell>
          <table:table-cell ns41:value-type="float" table:style-name="TL Data" office:value="11715" office:value-type="float">
            <text:p>11715</text:p>
          </table:table-cell>
          <table:table-cell ns41:value-type="float" table:style-name="TL Data" office:value="371" office:value-type="float">
            <text:p>371</text:p>
          </table:table-cell>
          <table:table-cell ns41:value-type="float" table:style-name="TL Data" office:value="305" office:value-type="float">
            <text:p>30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23" office:value-type="float">
            <text:p>23</text:p>
          </table:table-cell>
          <table:table-cell ns41:value-type="string" table:style-name="TL RowHeader" office:value-type="string">
            <text:p>Leens</text:p>
          </table:table-cell>
          <table:table-cell/>
          <table:table-cell ns41:value-type="float" table:style-name="TL Data" office:value="3360" office:value-type="float">
            <text:p>3360</text:p>
          </table:table-cell>
          <table:table-cell table:style-name="TL Data"/>
          <table:table-cell ns41:value-type="float" table:style-name="TL Data" office:value="3355" office:value-type="float">
            <text:p>3355</text:p>
          </table:table-cell>
          <table:table-cell ns41:value-type="float" table:style-name="TL Data" office:value="5" office:value-type="float">
            <text:p>5</text:p>
          </table:table-cell>
          <table:table-cell ns41:value-type="float" table:style-name="TL Data" office:value="885" office:value-type="float">
            <text:p>885</text:p>
          </table:table-cell>
          <table:table-cell ns41:value-type="float" table:style-name="TL Data" office:value="830" office:value-type="float">
            <text:p>83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3205" office:value-type="float">
            <text:p>3205</text:p>
          </table:table-cell>
          <table:table-cell ns41:value-type="float" table:style-name="TL Data" office:value="363" office:value-type="float">
            <text:p>363</text:p>
          </table:table-cell>
          <table:table-cell ns41:value-type="float" table:style-name="TL Data" office:value="155" office:value-type="float">
            <text:p>1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4" office:value-type="float">
            <text:p>24</text:p>
          </table:table-cell>
          <table:table-cell ns41:value-type="string" table:style-name="TL RowHeader" office:value-type="string">
            <text:p>Loppersum</text:p>
          </table:table-cell>
          <table:table-cell/>
          <table:table-cell ns41:value-type="float" table:style-name="TL Data" office:value="3205" office:value-type="float">
            <text:p>3205</text:p>
          </table:table-cell>
          <table:table-cell table:style-name="TL Data"/>
          <table:table-cell ns41:value-type="float" table:style-name="TL Data" office:value="3205" office:value-type="float">
            <text:p>3205</text:p>
          </table:table-cell>
          <table:table-cell table:style-name="TL Data"/>
          <table:table-cell ns41:value-type="float" table:style-name="TL Data" office:value="860" office:value-type="float">
            <text:p>860</text:p>
          </table:table-cell>
          <table:table-cell ns41:value-type="float" table:style-name="TL Data" office:value="825" office:value-type="float">
            <text:p>82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035" office:value-type="float">
            <text:p>3035</text:p>
          </table:table-cell>
          <table:table-cell ns41:value-type="float" table:style-name="TL Data" office:value="353" office:value-type="float">
            <text:p>353</text:p>
          </table:table-cell>
          <table:table-cell ns41:value-type="float" table:style-name="TL Data" office:value="170" office:value-type="float">
            <text:p>1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5" office:value-type="float">
            <text:p>25</text:p>
          </table:table-cell>
          <table:table-cell ns41:value-type="string" table:style-name="TL RowHeader" office:value-type="string">
            <text:p>Marum</text:p>
          </table:table-cell>
          <table:table-cell/>
          <table:table-cell ns41:value-type="float" table:style-name="TL Data" office:value="7725" office:value-type="float">
            <text:p>7725</text:p>
          </table:table-cell>
          <table:table-cell ns41:value-type="float" table:style-name="TL Data" office:value="90" office:value-type="float">
            <text:p>90</text:p>
          </table:table-cell>
          <table:table-cell ns41:value-type="float" table:style-name="TL Data" office:value="7605" office:value-type="float">
            <text:p>7605</text:p>
          </table:table-cell>
          <table:table-cell ns41:value-type="float" table:style-name="TL Data" office:value="30" office:value-type="float">
            <text:p>30</text:p>
          </table:table-cell>
          <table:table-cell ns41:value-type="float" table:style-name="TL Data" office:value="2020" office:value-type="float">
            <text:p>2020</text:p>
          </table:table-cell>
          <table:table-cell ns41:value-type="float" table:style-name="TL Data" office:value="1940" office:value-type="float">
            <text:p>1940</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7390" office:value-type="float">
            <text:p>7390</text:p>
          </table:table-cell>
          <table:table-cell ns41:value-type="float" table:style-name="TL Data" office:value="366" office:value-type="float">
            <text:p>366</text:p>
          </table:table-cell>
          <table:table-cell ns41:value-type="float" table:style-name="TL Data" office:value="245" office:value-type="float">
            <text:p>24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26" office:value-type="float">
            <text:p>26</text:p>
          </table:table-cell>
          <table:table-cell ns41:value-type="string" table:style-name="TL RowHeader" office:value-type="string">
            <text:p>Meeden</text:p>
          </table:table-cell>
          <table:table-cell/>
          <table:table-cell ns41:value-type="float" table:style-name="TL Data" office:value="1595" office:value-type="float">
            <text:p>1595</text:p>
          </table:table-cell>
          <table:table-cell table:style-name="TL Data"/>
          <table:table-cell ns41:value-type="float" table:style-name="TL Data" office:value="1595" office:value-type="float">
            <text:p>1595</text:p>
          </table:table-cell>
          <table:table-cell table:style-name="TL Data"/>
          <table:table-cell ns41:value-type="float" table:style-name="TL Data" office:value="450" office:value-type="float">
            <text:p>450</text:p>
          </table:table-cell>
          <table:table-cell ns41:value-type="float" table:style-name="TL Data" office:value="430" office:value-type="float">
            <text:p>430</text:p>
          </table:table-cell>
          <table:table-cell ns41:value-type="float" office:value="10" table:style-name="TL Data" table:number-columns-repeated="2" office:value-type="float">
            <text:p>10</text:p>
          </table:table-cell>
          <table:table-cell ns41:value-type="float" table:style-name="TL Data" office:value="1525" office:value-type="float">
            <text:p>1525</text:p>
          </table:table-cell>
          <table:table-cell ns41:value-type="float" table:style-name="TL Data" office:value="338" office:value-type="float">
            <text:p>338</text:p>
          </table:table-cell>
          <table:table-cell ns41:value-type="float" table:style-name="TL Data" office:value="70" office:value-type="float">
            <text:p>70</text:p>
          </table:table-cell>
          <table:table-cell table:style-name="TL Data"/>
          <table:table-cell table:number-columns-repeated="1009"/>
        </table:table-row>
        <table:table-row table:style-name="ro6">
          <table:table-cell ns41:value-type="float" table:style-name="TL RowHeader" office:value="27" office:value-type="float">
            <text:p>27</text:p>
          </table:table-cell>
          <table:table-cell ns41:value-type="string" table:style-name="TL RowHeader" office:value-type="string">
            <text:p>Middelstum</text:p>
          </table:table-cell>
          <table:table-cell/>
          <table:table-cell ns41:value-type="float" table:style-name="TL Data" office:value="2560" office:value-type="float">
            <text:p>2560</text:p>
          </table:table-cell>
          <table:table-cell table:style-name="TL Data"/>
          <table:table-cell ns41:value-type="float" table:style-name="TL Data" office:value="2555" office:value-type="float">
            <text:p>2555</text:p>
          </table:table-cell>
          <table:table-cell ns41:value-type="float" table:style-name="TL Data" office:value="5" office:value-type="float">
            <text:p>5</text:p>
          </table:table-cell>
          <table:table-cell ns41:value-type="float" table:style-name="TL Data" office:value="660" office:value-type="float">
            <text:p>660</text:p>
          </table:table-cell>
          <table:table-cell ns41:value-type="float" table:style-name="TL Data" office:value="625" office:value-type="float">
            <text:p>62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465" office:value-type="float">
            <text:p>2465</text:p>
          </table:table-cell>
          <table:table-cell ns41:value-type="float" table:style-name="TL Data" office:value="373" office:value-type="float">
            <text:p>373</text:p>
          </table:table-cell>
          <table:table-cell ns41:value-type="float" table:style-name="TL Data" office:value="95" office:value-type="float">
            <text:p>95</text:p>
          </table:table-cell>
          <table:table-cell table:style-name="TL Data"/>
          <table:table-cell table:number-columns-repeated="1009"/>
        </table:table-row>
        <table:table-row table:style-name="ro6">
          <table:table-cell ns41:value-type="float" table:style-name="TL RowHeader" office:value="28" office:value-type="float">
            <text:p>28</text:p>
          </table:table-cell>
          <table:table-cell ns41:value-type="string" table:style-name="TL RowHeader" office:value-type="string">
            <text:p>Midwolda</text:p>
          </table:table-cell>
          <table:table-cell/>
          <table:table-cell ns41:value-type="float" table:style-name="TL Data" office:value="3920" office:value-type="float">
            <text:p>3920</text:p>
          </table:table-cell>
          <table:table-cell table:style-name="TL Data"/>
          <table:table-cell ns41:value-type="float" table:style-name="TL Data" office:value="3915" office:value-type="float">
            <text:p>3915</text:p>
          </table:table-cell>
          <table:table-cell ns41:value-type="float" table:style-name="TL Data" office:value="5" office:value-type="float">
            <text:p>5</text:p>
          </table:table-cell>
          <table:table-cell ns41:value-type="float" table:style-name="TL Data" office:value="1085" office:value-type="float">
            <text:p>1085</text:p>
          </table:table-cell>
          <table:table-cell ns41:value-type="float" table:style-name="TL Data" office:value="1035" office:value-type="float">
            <text:p>103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745" office:value-type="float">
            <text:p>3745</text:p>
          </table:table-cell>
          <table:table-cell ns41:value-type="float" table:style-name="TL Data" office:value="345" office:value-type="float">
            <text:p>345</text:p>
          </table:table-cell>
          <table:table-cell ns41:value-type="float" table:style-name="TL Data" office:value="175" office:value-type="float">
            <text:p>1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9" office:value-type="float">
            <text:p>29</text:p>
          </table:table-cell>
          <table:table-cell ns41:value-type="string" table:style-name="TL RowHeader" office:value-type="string">
            <text:p>Muntendam</text:p>
          </table:table-cell>
          <table:table-cell/>
          <table:table-cell ns41:value-type="float" table:style-name="TL Data" office:value="3720" office:value-type="float">
            <text:p>3720</text:p>
          </table:table-cell>
          <table:table-cell ns41:value-type="float" table:style-name="TL Data" office:value="10" office:value-type="float">
            <text:p>10</text:p>
          </table:table-cell>
          <table:table-cell ns41:value-type="float" table:style-name="TL Data" office:value="3680" office:value-type="float">
            <text:p>3680</text:p>
          </table:table-cell>
          <table:table-cell ns41:value-type="float" table:style-name="TL Data" office:value="30" office:value-type="float">
            <text:p>30</text:p>
          </table:table-cell>
          <table:table-cell ns41:value-type="float" table:style-name="TL Data" office:value="1060" office:value-type="float">
            <text:p>1060</text:p>
          </table:table-cell>
          <table:table-cell ns41:value-type="float" table:style-name="TL Data" office:value="1005" office:value-type="float">
            <text:p>100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3585" office:value-type="float">
            <text:p>3585</text:p>
          </table:table-cell>
          <table:table-cell ns41:value-type="float" table:style-name="TL Data" office:value="339" office:value-type="float">
            <text:p>339</text:p>
          </table:table-cell>
          <table:table-cell ns41:value-type="float" table:style-name="TL Data" office:value="125" office:value-type="float">
            <text:p>125</text:p>
          </table:table-cell>
          <table:table-cell table:style-name="TL Data"/>
          <table:table-cell table:number-columns-repeated="1009"/>
        </table:table-row>
        <table:table-row table:style-name="ro6">
          <table:table-cell ns41:value-type="float" table:style-name="TL RowHeader" office:value="30" office:value-type="float">
            <text:p>30</text:p>
          </table:table-cell>
          <table:table-cell ns41:value-type="string" table:style-name="TL RowHeader" office:value-type="string">
            <text:p>Nieuwe Pekela</text:p>
          </table:table-cell>
          <table:table-cell/>
          <table:table-cell ns41:value-type="float" table:style-name="TL Data" office:value="5100" office:value-type="float">
            <text:p>5100</text:p>
          </table:table-cell>
          <table:table-cell ns41:value-type="float" table:style-name="TL Data" office:value="50" office:value-type="float">
            <text:p>50</text:p>
          </table:table-cell>
          <table:table-cell ns41:value-type="float" table:style-name="TL Data" office:value="5045" office:value-type="float">
            <text:p>5045</text:p>
          </table:table-cell>
          <table:table-cell ns41:value-type="float" table:style-name="TL Data" office:value="5" office:value-type="float">
            <text:p>5</text:p>
          </table:table-cell>
          <table:table-cell ns41:value-type="float" table:style-name="TL Data" office:value="1390" office:value-type="float">
            <text:p>1390</text:p>
          </table:table-cell>
          <table:table-cell ns41:value-type="float" table:style-name="TL Data" office:value="1325" office:value-type="float">
            <text:p>1325</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4890" office:value-type="float">
            <text:p>4890</text:p>
          </table:table-cell>
          <table:table-cell ns41:value-type="float" table:style-name="TL Data" office:value="352" office:value-type="float">
            <text:p>352</text:p>
          </table:table-cell>
          <table:table-cell ns41:value-type="float" table:style-name="TL Data" office:value="160" office:value-type="float">
            <text:p>160</text:p>
          </table:table-cell>
          <table:table-cell table:style-name="TL Data"/>
          <table:table-cell table:number-columns-repeated="1009"/>
        </table:table-row>
        <table:table-row table:style-name="ro6">
          <table:table-cell ns41:value-type="float" table:style-name="TL RowHeader" office:value="31" office:value-type="float">
            <text:p>31</text:p>
          </table:table-cell>
          <table:table-cell ns41:value-type="string" table:style-name="TL RowHeader" office:value-type="string">
            <text:p>Nieuweschans</text:p>
          </table:table-cell>
          <table:table-cell/>
          <table:table-cell ns41:value-type="float" table:style-name="TL Data" office:value="1805" office:value-type="float">
            <text:p>1805</text:p>
          </table:table-cell>
          <table:table-cell ns41:value-type="float" table:style-name="TL Data" office:value="5" office:value-type="float">
            <text:p>5</text:p>
          </table:table-cell>
          <table:table-cell ns41:value-type="float" table:style-name="TL Data" office:value="1780" office:value-type="float">
            <text:p>1780</text:p>
          </table:table-cell>
          <table:table-cell ns41:value-type="float" table:style-name="TL Data" office:value="20" office:value-type="float">
            <text:p>20</text:p>
          </table:table-cell>
          <table:table-cell ns41:value-type="float" table:style-name="TL Data" office:value="520" office:value-type="float">
            <text:p>520</text:p>
          </table:table-cell>
          <table:table-cell ns41:value-type="float" table:style-name="TL Data" office:value="505" office:value-type="float">
            <text:p>50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705" office:value-type="float">
            <text:p>1705</text:p>
          </table:table-cell>
          <table:table-cell ns41:value-type="float" table:style-name="TL Data" office:value="327" office:value-type="float">
            <text:p>327</text:p>
          </table:table-cell>
          <table:table-cell ns41:value-type="float" table:style-name="TL Data" office:value="95" office:value-type="float">
            <text:p>9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2" office:value-type="float">
            <text:p>32</text:p>
          </table:table-cell>
          <table:table-cell ns41:value-type="string" table:style-name="TL RowHeader" office:value-type="string">
            <text:p>Nieuwolda</text:p>
          </table:table-cell>
          <table:table-cell/>
          <table:table-cell ns41:value-type="float" table:style-name="TL Data" office:value="1640" office:value-type="float">
            <text:p>1640</text:p>
          </table:table-cell>
          <table:table-cell ns41:value-type="float" table:style-name="TL Data" office:value="20" office:value-type="float">
            <text:p>20</text:p>
          </table:table-cell>
          <table:table-cell ns41:value-type="float" table:style-name="TL Data" office:value="1610" office:value-type="float">
            <text:p>1610</text:p>
          </table:table-cell>
          <table:table-cell ns41:value-type="float" table:style-name="TL Data" office:value="10" office:value-type="float">
            <text:p>10</text:p>
          </table:table-cell>
          <table:table-cell ns41:value-type="float" table:style-name="TL Data" office:value="470" office:value-type="float">
            <text:p>470</text:p>
          </table:table-cell>
          <table:table-cell ns41:value-type="float" table:style-name="TL Data" office:value="455" office:value-type="float">
            <text:p>45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555" office:value-type="float">
            <text:p>1555</text:p>
          </table:table-cell>
          <table:table-cell ns41:value-type="float" table:style-name="TL Data" office:value="331" office:value-type="float">
            <text:p>331</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3" office:value-type="float">
            <text:p>33</text:p>
          </table:table-cell>
          <table:table-cell ns41:value-type="string" table:style-name="TL RowHeader" office:value-type="string">
            <text:p>Oosterbroek</text:p>
          </table:table-cell>
          <table:table-cell/>
          <table:table-cell ns41:value-type="float" table:style-name="TL Data" office:value="4895" office:value-type="float">
            <text:p>4895</text:p>
          </table:table-cell>
          <table:table-cell ns41:value-type="float" table:style-name="TL Data" office:value="55" office:value-type="float">
            <text:p>55</text:p>
          </table:table-cell>
          <table:table-cell ns41:value-type="float" table:style-name="TL Data" office:value="4800" office:value-type="float">
            <text:p>4800</text:p>
          </table:table-cell>
          <table:table-cell ns41:value-type="float" table:style-name="TL Data" office:value="40" office:value-type="float">
            <text:p>40</text:p>
          </table:table-cell>
          <table:table-cell ns41:value-type="float" table:style-name="TL Data" office:value="1360" office:value-type="float">
            <text:p>1360</text:p>
          </table:table-cell>
          <table:table-cell ns41:value-type="float" table:style-name="TL Data" office:value="1320" office:value-type="float">
            <text:p>132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4640" office:value-type="float">
            <text:p>4640</text:p>
          </table:table-cell>
          <table:table-cell ns41:value-type="float" table:style-name="TL Data" office:value="341" office:value-type="float">
            <text:p>341</text:p>
          </table:table-cell>
          <table:table-cell ns41:value-type="float" table:style-name="TL Data" office:value="195" office:value-type="float">
            <text:p>195</text:p>
          </table:table-cell>
          <table:table-cell table:style-name="TL Data"/>
          <table:table-cell table:number-columns-repeated="1009"/>
        </table:table-row>
        <table:table-row table:style-name="ro6">
          <table:table-cell ns41:value-type="float" table:style-name="TL RowHeader" office:value="35" office:value-type="float">
            <text:p>35</text:p>
          </table:table-cell>
          <table:table-cell ns41:value-type="string" table:style-name="TL RowHeader" office:value-type="string">
            <text:p>Oldehove</text:p>
          </table:table-cell>
          <table:table-cell/>
          <table:table-cell ns41:value-type="float" table:style-name="TL Data" office:value="2115" office:value-type="float">
            <text:p>2115</text:p>
          </table:table-cell>
          <table:table-cell table:style-name="TL Data"/>
          <table:table-cell ns41:value-type="float" table:style-name="TL Data" office:value="2115" office:value-type="float">
            <text:p>2115</text:p>
          </table:table-cell>
          <table:table-cell ns41:value-type="float" table:style-name="TL Data" office:value="5" office:value-type="float">
            <text:p>5</text:p>
          </table:table-cell>
          <table:table-cell ns41:value-type="float" table:style-name="TL Data" office:value="540" office:value-type="float">
            <text:p>540</text:p>
          </table:table-cell>
          <table:table-cell ns41:value-type="float" table:style-name="TL Data" office:value="525" office:value-type="float">
            <text:p>52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040" office:value-type="float">
            <text:p>2040</text:p>
          </table:table-cell>
          <table:table-cell ns41:value-type="float" table:style-name="TL Data" office:value="379" office:value-type="float">
            <text:p>379</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36" office:value-type="float">
            <text:p>36</text:p>
          </table:table-cell>
          <table:table-cell ns41:value-type="string" table:style-name="TL RowHeader" office:value-type="string">
            <text:p>Oldekerk</text:p>
          </table:table-cell>
          <table:table-cell/>
          <table:table-cell ns41:value-type="float" table:style-name="TL Data" office:value="1980" office:value-type="float">
            <text:p>1980</text:p>
          </table:table-cell>
          <table:table-cell table:style-name="TL Data"/>
          <table:table-cell ns41:value-type="float" table:style-name="TL Data" office:value="1975" office:value-type="float">
            <text:p>1975</text:p>
          </table:table-cell>
          <table:table-cell table:style-name="TL Data"/>
          <table:table-cell ns41:value-type="float" table:style-name="TL Data" office:value="500" office:value-type="float">
            <text:p>500</text:p>
          </table:table-cell>
          <table:table-cell ns41:value-type="float" table:style-name="TL Data" office:value="485" office:value-type="float">
            <text:p>4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925" office:value-type="float">
            <text:p>1925</text:p>
          </table:table-cell>
          <table:table-cell ns41:value-type="float" table:style-name="TL Data" office:value="383" office:value-type="float">
            <text:p>383</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37" office:value-type="float">
            <text:p>37</text:p>
          </table:table-cell>
          <table:table-cell ns41:value-type="string" table:style-name="TL RowHeader" office:value-type="string">
            <text:p>Stadskanaal</text:p>
          </table:table-cell>
          <table:table-cell/>
          <table:table-cell ns41:value-type="float" table:style-name="TL Data" office:value="33120" office:value-type="float">
            <text:p>33120</text:p>
          </table:table-cell>
          <table:table-cell ns41:value-type="float" table:style-name="TL Data" office:value="355" office:value-type="float">
            <text:p>355</text:p>
          </table:table-cell>
          <table:table-cell ns41:value-type="float" table:style-name="TL Data" office:value="32600" office:value-type="float">
            <text:p>32600</text:p>
          </table:table-cell>
          <table:table-cell ns41:value-type="float" table:style-name="TL Data" office:value="165" office:value-type="float">
            <text:p>165</text:p>
          </table:table-cell>
          <table:table-cell ns41:value-type="float" table:style-name="TL Data" office:value="8595" office:value-type="float">
            <text:p>8595</text:p>
          </table:table-cell>
          <table:table-cell ns41:value-type="float" table:style-name="TL Data" office:value="8280" office:value-type="float">
            <text:p>8280</text:p>
          </table:table-cell>
          <table:table-cell ns41:value-type="float" table:style-name="TL Data" office:value="135" office:value-type="float">
            <text:p>135</text:p>
          </table:table-cell>
          <table:table-cell ns41:value-type="float" table:style-name="TL Data" office:value="180" office:value-type="float">
            <text:p>180</text:p>
          </table:table-cell>
          <table:table-cell ns41:value-type="float" table:style-name="TL Data" office:value="31795" office:value-type="float">
            <text:p>31795</text:p>
          </table:table-cell>
          <table:table-cell ns41:value-type="float" table:style-name="TL Data" office:value="370" office:value-type="float">
            <text:p>370</text:p>
          </table:table-cell>
          <table:table-cell ns41:value-type="float" table:style-name="TL Data" office:value="975" office:value-type="float">
            <text:p>97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38" office:value-type="float">
            <text:p>38</text:p>
          </table:table-cell>
          <table:table-cell ns41:value-type="string" table:style-name="TL RowHeader" office:value-type="string">
            <text:p>Oude Pekela</text:p>
          </table:table-cell>
          <table:table-cell/>
          <table:table-cell ns41:value-type="float" table:style-name="TL Data" office:value="8030" office:value-type="float">
            <text:p>8030</text:p>
          </table:table-cell>
          <table:table-cell table:style-name="TL Data"/>
          <table:table-cell ns41:value-type="float" table:style-name="TL Data" office:value="7980" office:value-type="float">
            <text:p>7980</text:p>
          </table:table-cell>
          <table:table-cell ns41:value-type="float" table:style-name="TL Data" office:value="50" office:value-type="float">
            <text:p>50</text:p>
          </table:table-cell>
          <table:table-cell ns41:value-type="float" table:style-name="TL Data" office:value="2250" office:value-type="float">
            <text:p>2250</text:p>
          </table:table-cell>
          <table:table-cell ns41:value-type="float" table:style-name="TL Data" office:value="2165" office:value-type="float">
            <text:p>2165</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7730" office:value-type="float">
            <text:p>7730</text:p>
          </table:table-cell>
          <table:table-cell ns41:value-type="float" table:style-name="TL Data" office:value="343" office:value-type="float">
            <text:p>343</text:p>
          </table:table-cell>
          <table:table-cell ns41:value-type="float" table:style-name="TL Data" office:value="300" office:value-type="float">
            <text:p>30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9" office:value-type="float">
            <text:p>39</text:p>
          </table:table-cell>
          <table:table-cell ns41:value-type="string" table:style-name="TL RowHeader" office:value-type="string">
            <text:p>Scheemda</text:p>
          </table:table-cell>
          <table:table-cell/>
          <table:table-cell ns41:value-type="float" table:style-name="TL Data" office:value="7070" office:value-type="float">
            <text:p>7070</text:p>
          </table:table-cell>
          <table:table-cell ns41:value-type="float" table:style-name="TL Data" office:value="155" office:value-type="float">
            <text:p>155</text:p>
          </table:table-cell>
          <table:table-cell ns41:value-type="float" table:style-name="TL Data" office:value="6895" office:value-type="float">
            <text:p>6895</text:p>
          </table:table-cell>
          <table:table-cell ns41:value-type="float" table:style-name="TL Data" office:value="20" office:value-type="float">
            <text:p>20</text:p>
          </table:table-cell>
          <table:table-cell ns41:value-type="float" table:style-name="TL Data" office:value="1980" office:value-type="float">
            <text:p>1980</text:p>
          </table:table-cell>
          <table:table-cell ns41:value-type="float" table:style-name="TL Data" office:value="1900" office:value-type="float">
            <text:p>190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6700" office:value-type="float">
            <text:p>6700</text:p>
          </table:table-cell>
          <table:table-cell ns41:value-type="float" table:style-name="TL Data" office:value="338" office:value-type="float">
            <text:p>338</text:p>
          </table:table-cell>
          <table:table-cell ns41:value-type="float" table:style-name="TL Data" office:value="220" office:value-type="float">
            <text:p>2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0" office:value-type="float">
            <text:p>40</text:p>
          </table:table-cell>
          <table:table-cell ns41:value-type="string" table:style-name="TL RowHeader" office:value-type="string">
            <text:p>Slochteren</text:p>
          </table:table-cell>
          <table:table-cell/>
          <table:table-cell ns41:value-type="float" table:style-name="TL Data" office:value="12900" office:value-type="float">
            <text:p>12900</text:p>
          </table:table-cell>
          <table:table-cell ns41:value-type="float" table:style-name="TL Data" office:value="110" office:value-type="float">
            <text:p>110</text:p>
          </table:table-cell>
          <table:table-cell ns41:value-type="float" table:style-name="TL Data" office:value="12755" office:value-type="float">
            <text:p>12755</text:p>
          </table:table-cell>
          <table:table-cell ns41:value-type="float" table:style-name="TL Data" office:value="35" office:value-type="float">
            <text:p>35</text:p>
          </table:table-cell>
          <table:table-cell ns41:value-type="float" table:style-name="TL Data" office:value="3560" office:value-type="float">
            <text:p>3560</text:p>
          </table:table-cell>
          <table:table-cell ns41:value-type="float" table:style-name="TL Data" office:value="3415" office:value-type="float">
            <text:p>3415</text:p>
          </table:table-cell>
          <table:table-cell ns41:value-type="float" table:style-name="TL Data" office:value="40" office:value-type="float">
            <text:p>40</text:p>
          </table:table-cell>
          <table:table-cell ns41:value-type="float" table:style-name="TL Data" office:value="100" office:value-type="float">
            <text:p>100</text:p>
          </table:table-cell>
          <table:table-cell ns41:value-type="float" table:style-name="TL Data" office:value="12330" office:value-type="float">
            <text:p>12330</text:p>
          </table:table-cell>
          <table:table-cell ns41:value-type="float" table:style-name="TL Data" office:value="346" office:value-type="float">
            <text:p>346</text:p>
          </table:table-cell>
          <table:table-cell ns41:value-type="float" table:style-name="TL Data" office:value="460" office:value-type="float">
            <text:p>46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1" office:value-type="float">
            <text:p>41</text:p>
          </table:table-cell>
          <table:table-cell ns41:value-type="string" table:style-name="TL RowHeader" office:value-type="string">
            <text:p>Stedum</text:p>
          </table:table-cell>
          <table:table-cell/>
          <table:table-cell ns41:value-type="float" table:style-name="TL Data" office:value="1990" office:value-type="float">
            <text:p>1990</text:p>
          </table:table-cell>
          <table:table-cell ns41:value-type="float" table:style-name="TL Data" office:value="5" office:value-type="float">
            <text:p>5</text:p>
          </table:table-cell>
          <table:table-cell ns41:value-type="float" table:style-name="TL Data" office:value="1985" office:value-type="float">
            <text:p>1985</text:p>
          </table:table-cell>
          <table:table-cell table:style-name="TL Data"/>
          <table:table-cell ns41:value-type="float" table:style-name="TL Data" office:value="520" office:value-type="float">
            <text:p>520</text:p>
          </table:table-cell>
          <table:table-cell ns41:value-type="float" table:style-name="TL Data" office:value="505" office:value-type="float">
            <text:p>50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900" office:value-type="float">
            <text:p>1900</text:p>
          </table:table-cell>
          <table:table-cell ns41:value-type="float" table:style-name="TL Data" office:value="364" office:value-type="float">
            <text:p>364</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42" office:value-type="float">
            <text:p>42</text:p>
          </table:table-cell>
          <table:table-cell ns41:value-type="string" table:style-name="TL RowHeader" office:value-type="string">
            <text:p>Termunten</text:p>
          </table:table-cell>
          <table:table-cell/>
          <table:table-cell ns41:value-type="float" table:style-name="TL Data" office:value="4565" office:value-type="float">
            <text:p>4565</text:p>
          </table:table-cell>
          <table:table-cell ns41:value-type="float" table:style-name="TL Data" office:value="755" office:value-type="float">
            <text:p>755</text:p>
          </table:table-cell>
          <table:table-cell ns41:value-type="float" table:style-name="TL Data" office:value="3790" office:value-type="float">
            <text:p>3790</text:p>
          </table:table-cell>
          <table:table-cell ns41:value-type="float" table:style-name="TL Data" office:value="15" office:value-type="float">
            <text:p>15</text:p>
          </table:table-cell>
          <table:table-cell ns41:value-type="float" table:style-name="TL Data" office:value="1040" office:value-type="float">
            <text:p>1040</text:p>
          </table:table-cell>
          <table:table-cell ns41:value-type="float" table:style-name="TL Data" office:value="1005" office:value-type="float">
            <text:p>100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3630" office:value-type="float">
            <text:p>3630</text:p>
          </table:table-cell>
          <table:table-cell ns41:value-type="float" table:style-name="TL Data" office:value="349" office:value-type="float">
            <text:p>349</text:p>
          </table:table-cell>
          <table:table-cell ns41:value-type="float" table:style-name="TL Data" office:value="180" office:value-type="float">
            <text:p>1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3" office:value-type="float">
            <text:p>43</text:p>
          </table:table-cell>
          <table:table-cell ns41:value-type="string" table:style-name="TL RowHeader" office:value-type="string">
            <text:p>Uithuizen</text:p>
          </table:table-cell>
          <table:table-cell/>
          <table:table-cell ns41:value-type="float" table:style-name="TL Data" office:value="4925" office:value-type="float">
            <text:p>4925</text:p>
          </table:table-cell>
          <table:table-cell ns41:value-type="float" table:style-name="TL Data" office:value="25" office:value-type="float">
            <text:p>25</text:p>
          </table:table-cell>
          <table:table-cell ns41:value-type="float" table:style-name="TL Data" office:value="4895" office:value-type="float">
            <text:p>4895</text:p>
          </table:table-cell>
          <table:table-cell ns41:value-type="float" table:style-name="TL Data" office:value="5" office:value-type="float">
            <text:p>5</text:p>
          </table:table-cell>
          <table:table-cell ns41:value-type="float" table:style-name="TL Data" office:value="1315" office:value-type="float">
            <text:p>1315</text:p>
          </table:table-cell>
          <table:table-cell ns41:value-type="float" table:style-name="TL Data" office:value="1255" office:value-type="float">
            <text:p>125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4665" office:value-type="float">
            <text:p>4665</text:p>
          </table:table-cell>
          <table:table-cell ns41:value-type="float" table:style-name="TL Data" office:value="355" office:value-type="float">
            <text:p>355</text:p>
          </table:table-cell>
          <table:table-cell ns41:value-type="float" table:style-name="TL Data" office:value="235" office:value-type="float">
            <text:p>2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4" office:value-type="float">
            <text:p>44</text:p>
          </table:table-cell>
          <table:table-cell ns41:value-type="string" table:style-name="TL RowHeader" office:value-type="string">
            <text:p>Uithuizermeeden</text:p>
          </table:table-cell>
          <table:table-cell/>
          <table:table-cell ns41:value-type="float" table:style-name="TL Data" office:value="5110" office:value-type="float">
            <text:p>5110</text:p>
          </table:table-cell>
          <table:table-cell ns41:value-type="float" table:style-name="TL Data" office:value="90" office:value-type="float">
            <text:p>90</text:p>
          </table:table-cell>
          <table:table-cell ns41:value-type="float" table:style-name="TL Data" office:value="4995" office:value-type="float">
            <text:p>4995</text:p>
          </table:table-cell>
          <table:table-cell ns41:value-type="float" table:style-name="TL Data" office:value="25" office:value-type="float">
            <text:p>25</text:p>
          </table:table-cell>
          <table:table-cell ns41:value-type="float" table:style-name="TL Data" office:value="1305" office:value-type="float">
            <text:p>1305</text:p>
          </table:table-cell>
          <table:table-cell ns41:value-type="float" table:style-name="TL Data" office:value="1260" office:value-type="float">
            <text:p>126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4840" office:value-type="float">
            <text:p>4840</text:p>
          </table:table-cell>
          <table:table-cell ns41:value-type="float" table:style-name="TL Data" office:value="372" office:value-type="float">
            <text:p>372</text:p>
          </table:table-cell>
          <table:table-cell ns41:value-type="float" table:style-name="TL Data" office:value="180" office:value-type="float">
            <text:p>1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5" office:value-type="float">
            <text:p>45</text:p>
          </table:table-cell>
          <table:table-cell ns41:value-type="string" table:style-name="TL RowHeader" office:value-type="string">
            <text:p>Ulrum</text:p>
          </table:table-cell>
          <table:table-cell/>
          <table:table-cell ns41:value-type="float" table:style-name="TL Data" office:value="3630" office:value-type="float">
            <text:p>3630</text:p>
          </table:table-cell>
          <table:table-cell ns41:value-type="float" table:style-name="TL Data" office:value="25" office:value-type="float">
            <text:p>25</text:p>
          </table:table-cell>
          <table:table-cell ns41:value-type="float" table:style-name="TL Data" office:value="3585" office:value-type="float">
            <text:p>3585</text:p>
          </table:table-cell>
          <table:table-cell ns41:value-type="float" table:style-name="TL Data" office:value="20" office:value-type="float">
            <text:p>20</text:p>
          </table:table-cell>
          <table:table-cell ns41:value-type="float" table:style-name="TL Data" office:value="950" office:value-type="float">
            <text:p>950</text:p>
          </table:table-cell>
          <table:table-cell ns41:value-type="float" table:style-name="TL Data" office:value="905" office:value-type="float">
            <text:p>905</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3435" office:value-type="float">
            <text:p>3435</text:p>
          </table:table-cell>
          <table:table-cell ns41:value-type="float" table:style-name="TL Data" office:value="362" office:value-type="float">
            <text:p>362</text:p>
          </table:table-cell>
          <table:table-cell ns41:value-type="float" table:style-name="TL Data" office:value="170" office:value-type="float">
            <text:p>1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6" office:value-type="float">
            <text:p>46</text:p>
          </table:table-cell>
          <table:table-cell ns41:value-type="string" table:style-name="TL RowHeader" office:value-type="string">
            <text:p>Usquert</text:p>
          </table:table-cell>
          <table:table-cell/>
          <table:table-cell ns41:value-type="float" table:style-name="TL Data" office:value="1605" office:value-type="float">
            <text:p>1605</text:p>
          </table:table-cell>
          <table:table-cell ns41:value-type="float" table:style-name="TL Data" office:value="30" office:value-type="float">
            <text:p>30</text:p>
          </table:table-cell>
          <table:table-cell ns41:value-type="float" table:style-name="TL Data" office:value="1565" office:value-type="float">
            <text:p>1565</text:p>
          </table:table-cell>
          <table:table-cell ns41:value-type="float" table:style-name="TL Data" office:value="10" office:value-type="float">
            <text:p>10</text:p>
          </table:table-cell>
          <table:table-cell ns41:value-type="float" table:style-name="TL Data" office:value="460" office:value-type="float">
            <text:p>460</text:p>
          </table:table-cell>
          <table:table-cell ns41:value-type="float" table:style-name="TL Data" office:value="435" office:value-type="float">
            <text:p>435</text:p>
          </table:table-cell>
          <table:table-cell table:style-name="TL Data"/>
          <table:table-cell ns41:value-type="float" table:style-name="TL Data" office:value="20" office:value-type="float">
            <text:p>20</text:p>
          </table:table-cell>
          <table:table-cell ns41:value-type="float" table:style-name="TL Data" office:value="1490" office:value-type="float">
            <text:p>1490</text:p>
          </table:table-cell>
          <table:table-cell ns41:value-type="float" table:style-name="TL Data" office:value="325" office:value-type="float">
            <text:p>325</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47" office:value-type="float">
            <text:p>47</text:p>
          </table:table-cell>
          <table:table-cell ns41:value-type="string" table:style-name="TL RowHeader" office:value-type="string">
            <text:p>Veendam</text:p>
          </table:table-cell>
          <table:table-cell/>
          <table:table-cell ns41:value-type="float" table:style-name="TL Data" office:value="24005" office:value-type="float">
            <text:p>24005</text:p>
          </table:table-cell>
          <table:table-cell ns41:value-type="float" table:style-name="TL Data" office:value="275" office:value-type="float">
            <text:p>275</text:p>
          </table:table-cell>
          <table:table-cell ns41:value-type="float" table:style-name="TL Data" office:value="23485" office:value-type="float">
            <text:p>23485</text:p>
          </table:table-cell>
          <table:table-cell ns41:value-type="float" table:style-name="TL Data" office:value="240" office:value-type="float">
            <text:p>240</text:p>
          </table:table-cell>
          <table:table-cell ns41:value-type="float" table:style-name="TL Data" office:value="6725" office:value-type="float">
            <text:p>6725</text:p>
          </table:table-cell>
          <table:table-cell ns41:value-type="float" table:style-name="TL Data" office:value="6495" office:value-type="float">
            <text:p>6495</text:p>
          </table:table-cell>
          <table:table-cell ns41:value-type="float" table:style-name="TL Data" office:value="55" office:value-type="float">
            <text:p>55</text:p>
          </table:table-cell>
          <table:table-cell ns41:value-type="float" table:style-name="TL Data" office:value="170" office:value-type="float">
            <text:p>170</text:p>
          </table:table-cell>
          <table:table-cell ns41:value-type="float" table:style-name="TL Data" office:value="22715" office:value-type="float">
            <text:p>22715</text:p>
          </table:table-cell>
          <table:table-cell ns41:value-type="float" table:style-name="TL Data" office:value="338" office:value-type="float">
            <text:p>338</text:p>
          </table:table-cell>
          <table:table-cell ns41:value-type="float" table:style-name="TL Data" office:value="1010" office:value-type="float">
            <text:p>1010</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48" office:value-type="float">
            <text:p>48</text:p>
          </table:table-cell>
          <table:table-cell ns41:value-type="string" table:style-name="TL RowHeader" office:value-type="string">
            <text:p>Vlagtwedde</text:p>
          </table:table-cell>
          <table:table-cell/>
          <table:table-cell ns41:value-type="float" table:style-name="TL Data" office:value="16655" office:value-type="float">
            <text:p>16655</text:p>
          </table:table-cell>
          <table:table-cell ns41:value-type="float" table:style-name="TL Data" office:value="245" office:value-type="float">
            <text:p>245</text:p>
          </table:table-cell>
          <table:table-cell ns41:value-type="float" table:style-name="TL Data" office:value="16305" office:value-type="float">
            <text:p>16305</text:p>
          </table:table-cell>
          <table:table-cell ns41:value-type="float" table:style-name="TL Data" office:value="100" office:value-type="float">
            <text:p>100</text:p>
          </table:table-cell>
          <table:table-cell ns41:value-type="float" table:style-name="TL Data" office:value="4495" office:value-type="float">
            <text:p>4495</text:p>
          </table:table-cell>
          <table:table-cell ns41:value-type="float" table:style-name="TL Data" office:value="4270" office:value-type="float">
            <text:p>4270</text:p>
          </table:table-cell>
          <table:table-cell ns41:value-type="float" table:style-name="TL Data" office:value="100" office:value-type="float">
            <text:p>100</text:p>
          </table:table-cell>
          <table:table-cell ns41:value-type="float" table:style-name="TL Data" office:value="125" office:value-type="float">
            <text:p>125</text:p>
          </table:table-cell>
          <table:table-cell ns41:value-type="float" table:style-name="TL Data" office:value="15950" office:value-type="float">
            <text:p>15950</text:p>
          </table:table-cell>
          <table:table-cell ns41:value-type="float" table:style-name="TL Data" office:value="355" office:value-type="float">
            <text:p>355</text:p>
          </table:table-cell>
          <table:table-cell ns41:value-type="float" table:style-name="TL Data" office:value="455" office:value-type="float">
            <text:p>45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9" office:value-type="float">
            <text:p>49</text:p>
          </table:table-cell>
          <table:table-cell ns41:value-type="string" table:style-name="TL RowHeader" office:value-type="string">
            <text:p>Warffum</text:p>
          </table:table-cell>
          <table:table-cell/>
          <table:table-cell ns41:value-type="float" table:style-name="TL Data" office:value="2165" office:value-type="float">
            <text:p>2165</text:p>
          </table:table-cell>
          <table:table-cell ns41:value-type="float" table:style-name="TL Data" office:value="60" office:value-type="float">
            <text:p>60</text:p>
          </table:table-cell>
          <table:table-cell ns41:value-type="float" table:style-name="TL Data" office:value="2105" office:value-type="float">
            <text:p>2105</text:p>
          </table:table-cell>
          <table:table-cell ns41:value-type="float" table:style-name="TL Data" office:value="5" office:value-type="float">
            <text:p>5</text:p>
          </table:table-cell>
          <table:table-cell ns41:value-type="float" table:style-name="TL Data" office:value="585" office:value-type="float">
            <text:p>585</text:p>
          </table:table-cell>
          <table:table-cell ns41:value-type="float" table:style-name="TL Data" office:value="570" office:value-type="float">
            <text:p>57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990" office:value-type="float">
            <text:p>1990</text:p>
          </table:table-cell>
          <table:table-cell ns41:value-type="float" table:style-name="TL Data" office:value="340" office:value-type="float">
            <text:p>34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2" office:value-type="float">
            <text:p>52</text:p>
          </table:table-cell>
          <table:table-cell ns41:value-type="string" table:style-name="TL RowHeader" office:value-type="string">
            <text:p>Winschoten</text:p>
          </table:table-cell>
          <table:table-cell/>
          <table:table-cell ns41:value-type="float" table:style-name="TL Data" office:value="17785" office:value-type="float">
            <text:p>17785</text:p>
          </table:table-cell>
          <table:table-cell ns41:value-type="float" table:style-name="TL Data" office:value="445" office:value-type="float">
            <text:p>445</text:p>
          </table:table-cell>
          <table:table-cell ns41:value-type="float" table:style-name="TL Data" office:value="17215" office:value-type="float">
            <text:p>17215</text:p>
          </table:table-cell>
          <table:table-cell ns41:value-type="float" table:style-name="TL Data" office:value="125" office:value-type="float">
            <text:p>125</text:p>
          </table:table-cell>
          <table:table-cell ns41:value-type="float" table:style-name="TL Data" office:value="4940" office:value-type="float">
            <text:p>4940</text:p>
          </table:table-cell>
          <table:table-cell ns41:value-type="float" table:style-name="TL Data" office:value="4725" office:value-type="float">
            <text:p>4725</text:p>
          </table:table-cell>
          <table:table-cell ns41:value-type="float" table:style-name="TL Data" office:value="50" office:value-type="float">
            <text:p>50</text:p>
          </table:table-cell>
          <table:table-cell ns41:value-type="float" table:style-name="TL Data" office:value="165" office:value-type="float">
            <text:p>165</text:p>
          </table:table-cell>
          <table:table-cell ns41:value-type="float" table:style-name="TL Data" office:value="16475" office:value-type="float">
            <text:p>16475</text:p>
          </table:table-cell>
          <table:table-cell ns41:value-type="float" table:style-name="TL Data" office:value="334" office:value-type="float">
            <text:p>334</text:p>
          </table:table-cell>
          <table:table-cell ns41:value-type="float" table:style-name="TL Data" office:value="865" office:value-type="float">
            <text:p>865</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53" office:value-type="float">
            <text:p>53</text:p>
          </table:table-cell>
          <table:table-cell ns41:value-type="string" table:style-name="TL RowHeader" office:value-type="string">
            <text:p>Winsum</text:p>
          </table:table-cell>
          <table:table-cell/>
          <table:table-cell ns41:value-type="float" table:style-name="TL Data" office:value="3825" office:value-type="float">
            <text:p>3825</text:p>
          </table:table-cell>
          <table:table-cell ns41:value-type="float" table:style-name="TL Data" office:value="110" office:value-type="float">
            <text:p>110</text:p>
          </table:table-cell>
          <table:table-cell ns41:value-type="float" table:style-name="TL Data" office:value="3710" office:value-type="float">
            <text:p>3710</text:p>
          </table:table-cell>
          <table:table-cell ns41:value-type="float" table:style-name="TL Data" office:value="5" office:value-type="float">
            <text:p>5</text:p>
          </table:table-cell>
          <table:table-cell ns41:value-type="float" table:style-name="TL Data" office:value="1040" office:value-type="float">
            <text:p>1040</text:p>
          </table:table-cell>
          <table:table-cell ns41:value-type="float" table:style-name="TL Data" office:value="1005" office:value-type="float">
            <text:p>100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595" office:value-type="float">
            <text:p>3595</text:p>
          </table:table-cell>
          <table:table-cell ns41:value-type="float" table:style-name="TL Data" office:value="345" office:value-type="float">
            <text:p>345</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4" office:value-type="float">
            <text:p>54</text:p>
          </table:table-cell>
          <table:table-cell ns41:value-type="string" table:style-name="TL RowHeader" office:value-type="string">
            <text:p>t Zandt</text:p>
          </table:table-cell>
          <table:table-cell/>
          <table:table-cell ns41:value-type="float" table:style-name="TL Data" office:value="2505" office:value-type="float">
            <text:p>2505</text:p>
          </table:table-cell>
          <table:table-cell table:style-name="TL Data"/>
          <table:table-cell ns41:value-type="float" table:style-name="TL Data" office:value="2500" office:value-type="float">
            <text:p>2500</text:p>
          </table:table-cell>
          <table:table-cell ns41:value-type="float" table:style-name="TL Data" office:value="5" office:value-type="float">
            <text:p>5</text:p>
          </table:table-cell>
          <table:table-cell ns41:value-type="float" table:style-name="TL Data" office:value="705" office:value-type="float">
            <text:p>705</text:p>
          </table:table-cell>
          <table:table-cell ns41:value-type="float" table:style-name="TL Data" office:value="665" office:value-type="float">
            <text:p>665</text:p>
          </table:table-cell>
          <table:table-cell table:style-name="TL Data"/>
          <table:table-cell ns41:value-type="float" table:style-name="TL Data" office:value="40" office:value-type="float">
            <text:p>40</text:p>
          </table:table-cell>
          <table:table-cell ns41:value-type="float" table:style-name="TL Data" office:value="2420" office:value-type="float">
            <text:p>2420</text:p>
          </table:table-cell>
          <table:table-cell ns41:value-type="float" table:style-name="TL Data" office:value="343" office:value-type="float">
            <text:p>343</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56" office:value-type="float">
            <text:p>56</text:p>
          </table:table-cell>
          <table:table-cell ns41:value-type="string" table:style-name="TL RowHeader" office:value-type="string">
            <text:p>Zuidhorn</text:p>
          </table:table-cell>
          <table:table-cell/>
          <table:table-cell ns41:value-type="float" table:style-name="TL Data" office:value="4870" office:value-type="float">
            <text:p>4870</text:p>
          </table:table-cell>
          <table:table-cell ns41:value-type="float" table:style-name="TL Data" office:value="360" office:value-type="float">
            <text:p>360</text:p>
          </table:table-cell>
          <table:table-cell ns41:value-type="float" table:style-name="TL Data" office:value="4495" office:value-type="float">
            <text:p>4495</text:p>
          </table:table-cell>
          <table:table-cell ns41:value-type="float" table:style-name="TL Data" office:value="15" office:value-type="float">
            <text:p>15</text:p>
          </table:table-cell>
          <table:table-cell ns41:value-type="float" table:style-name="TL Data" office:value="1150" office:value-type="float">
            <text:p>1150</text:p>
          </table:table-cell>
          <table:table-cell ns41:value-type="float" table:style-name="TL Data" office:value="1100" office:value-type="float">
            <text:p>1100</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4355" office:value-type="float">
            <text:p>4355</text:p>
          </table:table-cell>
          <table:table-cell ns41:value-type="float" table:style-name="TL Data" office:value="379" office:value-type="float">
            <text:p>379</text:p>
          </table:table-cell>
          <table:table-cell ns41:value-type="float" table:style-name="TL Data" office:value="155" office:value-type="float">
            <text:p>15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9" office:value-type="float">
            <text:p>59</text:p>
          </table:table-cell>
          <table:table-cell ns41:value-type="string" table:style-name="TL RowHeader" office:value-type="string">
            <text:p>Achtkarspelen</text:p>
          </table:table-cell>
          <table:table-cell/>
          <table:table-cell ns41:value-type="float" table:style-name="TL Data" office:value="22120" office:value-type="float">
            <text:p>22120</text:p>
          </table:table-cell>
          <table:table-cell ns41:value-type="float" table:style-name="TL Data" office:value="110" office:value-type="float">
            <text:p>110</text:p>
          </table:table-cell>
          <table:table-cell ns41:value-type="float" table:style-name="TL Data" office:value="21700" office:value-type="float">
            <text:p>21700</text:p>
          </table:table-cell>
          <table:table-cell ns41:value-type="float" table:style-name="TL Data" office:value="310" office:value-type="float">
            <text:p>310</text:p>
          </table:table-cell>
          <table:table-cell ns41:value-type="float" table:style-name="TL Data" office:value="5490" office:value-type="float">
            <text:p>5490</text:p>
          </table:table-cell>
          <table:table-cell ns41:value-type="float" table:style-name="TL Data" office:value="5260" office:value-type="float">
            <text:p>5260</text:p>
          </table:table-cell>
          <table:table-cell ns41:value-type="float" table:style-name="TL Data" office:value="75" office:value-type="float">
            <text:p>75</text:p>
          </table:table-cell>
          <table:table-cell ns41:value-type="float" table:style-name="TL Data" office:value="150" office:value-type="float">
            <text:p>150</text:p>
          </table:table-cell>
          <table:table-cell ns41:value-type="float" table:style-name="TL Data" office:value="21430" office:value-type="float">
            <text:p>21430</text:p>
          </table:table-cell>
          <table:table-cell ns41:value-type="float" table:style-name="TL Data" office:value="390" office:value-type="float">
            <text:p>390</text:p>
          </table:table-cell>
          <table:table-cell ns41:value-type="float" table:style-name="TL Data" office:value="585" office:value-type="float">
            <text:p>58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0" office:value-type="float">
            <text:p>60</text:p>
          </table:table-cell>
          <table:table-cell ns41:value-type="string" table:style-name="TL RowHeader" office:value-type="string">
            <text:p>Ameland</text:p>
          </table:table-cell>
          <table:table-cell/>
          <table:table-cell ns41:value-type="float" table:style-name="TL Data" office:value="2935" office:value-type="float">
            <text:p>2935</text:p>
          </table:table-cell>
          <table:table-cell ns41:value-type="float" table:style-name="TL Data" office:value="75" office:value-type="float">
            <text:p>75</text:p>
          </table:table-cell>
          <table:table-cell ns41:value-type="float" table:style-name="TL Data" office:value="2720" office:value-type="float">
            <text:p>2720</text:p>
          </table:table-cell>
          <table:table-cell ns41:value-type="float" table:style-name="TL Data" office:value="140" office:value-type="float">
            <text:p>140</text:p>
          </table:table-cell>
          <table:table-cell ns41:value-type="float" table:style-name="TL Data" office:value="690" office:value-type="float">
            <text:p>690</text:p>
          </table:table-cell>
          <table:table-cell ns41:value-type="float" table:style-name="TL Data" office:value="655" office:value-type="float">
            <text:p>65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760" office:value-type="float">
            <text:p>2760</text:p>
          </table:table-cell>
          <table:table-cell ns41:value-type="float" table:style-name="TL Data" office:value="400" office:value-type="float">
            <text:p>40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1" office:value-type="float">
            <text:p>61</text:p>
          </table:table-cell>
          <table:table-cell ns41:value-type="string" table:style-name="TL RowHeader" office:value-type="string">
            <text:p>Baarderadeel</text:p>
          </table:table-cell>
          <table:table-cell/>
          <table:table-cell ns41:value-type="float" table:style-name="TL Data" office:value="4890" office:value-type="float">
            <text:p>4890</text:p>
          </table:table-cell>
          <table:table-cell ns41:value-type="float" table:style-name="TL Data" office:value="65" office:value-type="float">
            <text:p>65</text:p>
          </table:table-cell>
          <table:table-cell ns41:value-type="float" table:style-name="TL Data" office:value="4815" office:value-type="float">
            <text:p>4815</text:p>
          </table:table-cell>
          <table:table-cell ns41:value-type="float" table:style-name="TL Data" office:value="10" office:value-type="float">
            <text:p>10</text:p>
          </table:table-cell>
          <table:table-cell ns41:value-type="float" table:style-name="TL Data" office:value="1240" office:value-type="float">
            <text:p>1240</text:p>
          </table:table-cell>
          <table:table-cell ns41:value-type="float" table:style-name="TL Data" office:value="1195" office:value-type="float">
            <text:p>119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4625" office:value-type="float">
            <text:p>4625</text:p>
          </table:table-cell>
          <table:table-cell ns41:value-type="float" table:style-name="TL Data" office:value="373" office:value-type="float">
            <text:p>373</text:p>
          </table:table-cell>
          <table:table-cell ns41:value-type="float" table:style-name="TL Data" office:value="200" office:value-type="float">
            <text:p>200</text:p>
          </table:table-cell>
          <table:table-cell table:style-name="TL Data"/>
          <table:table-cell table:number-columns-repeated="1009"/>
        </table:table-row>
        <table:table-row table:style-name="ro6">
          <table:table-cell ns41:value-type="float" table:style-name="TL RowHeader" office:value="62" office:value-type="float">
            <text:p>62</text:p>
          </table:table-cell>
          <table:table-cell ns41:value-type="string" table:style-name="TL RowHeader" office:value-type="string">
            <text:p>Barradeel</text:p>
          </table:table-cell>
          <table:table-cell/>
          <table:table-cell ns41:value-type="float" table:style-name="TL Data" office:value="6765" office:value-type="float">
            <text:p>6765</text:p>
          </table:table-cell>
          <table:table-cell ns41:value-type="float" table:style-name="TL Data" office:value="125" office:value-type="float">
            <text:p>125</text:p>
          </table:table-cell>
          <table:table-cell ns41:value-type="float" table:style-name="TL Data" office:value="6610" office:value-type="float">
            <text:p>6610</text:p>
          </table:table-cell>
          <table:table-cell ns41:value-type="float" table:style-name="TL Data" office:value="30" office:value-type="float">
            <text:p>30</text:p>
          </table:table-cell>
          <table:table-cell ns41:value-type="float" table:style-name="TL Data" office:value="1670" office:value-type="float">
            <text:p>1670</text:p>
          </table:table-cell>
          <table:table-cell ns41:value-type="float" table:style-name="TL Data" office:value="1610" office:value-type="float">
            <text:p>1610</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6350" office:value-type="float">
            <text:p>6350</text:p>
          </table:table-cell>
          <table:table-cell ns41:value-type="float" table:style-name="TL Data" office:value="380" office:value-type="float">
            <text:p>380</text:p>
          </table:table-cell>
          <table:table-cell ns41:value-type="float" table:style-name="TL Data" office:value="295" office:value-type="float">
            <text:p>2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3" office:value-type="float">
            <text:p>63</text:p>
          </table:table-cell>
          <table:table-cell ns41:value-type="string" table:style-name="TL RowHeader" office:value-type="string">
            <text:p>het Bildt</text:p>
          </table:table-cell>
          <table:table-cell/>
          <table:table-cell ns41:value-type="float" table:style-name="TL Data" office:value="8135" office:value-type="float">
            <text:p>8135</text:p>
          </table:table-cell>
          <table:table-cell ns41:value-type="float" table:style-name="TL Data" office:value="210" office:value-type="float">
            <text:p>210</text:p>
          </table:table-cell>
          <table:table-cell ns41:value-type="float" table:style-name="TL Data" office:value="7915" office:value-type="float">
            <text:p>7915</text:p>
          </table:table-cell>
          <table:table-cell ns41:value-type="float" table:style-name="TL Data" office:value="10" office:value-type="float">
            <text:p>10</text:p>
          </table:table-cell>
          <table:table-cell ns41:value-type="float" table:style-name="TL Data" office:value="2095" office:value-type="float">
            <text:p>2095</text:p>
          </table:table-cell>
          <table:table-cell ns41:value-type="float" table:style-name="TL Data" office:value="2025" office:value-type="float">
            <text:p>2025</text:p>
          </table:table-cell>
          <table:table-cell ns41:value-type="float" table:style-name="TL Data" office:value="10" office:value-type="float">
            <text:p>10</text:p>
          </table:table-cell>
          <table:table-cell ns41:value-type="float" table:style-name="TL Data" office:value="65" office:value-type="float">
            <text:p>65</text:p>
          </table:table-cell>
          <table:table-cell ns41:value-type="float" table:style-name="TL Data" office:value="7465" office:value-type="float">
            <text:p>7465</text:p>
          </table:table-cell>
          <table:table-cell ns41:value-type="float" table:style-name="TL Data" office:value="356" office:value-type="float">
            <text:p>356</text:p>
          </table:table-cell>
          <table:table-cell ns41:value-type="float" table:style-name="TL Data" office:value="460" office:value-type="float">
            <text:p>46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64" office:value-type="float">
            <text:p>64</text:p>
          </table:table-cell>
          <table:table-cell ns41:value-type="string" table:style-name="TL RowHeader" office:value-type="string">
            <text:p>Bolsward</text:p>
          </table:table-cell>
          <table:table-cell/>
          <table:table-cell ns41:value-type="float" table:style-name="TL Data" office:value="9320" office:value-type="float">
            <text:p>9320</text:p>
          </table:table-cell>
          <table:table-cell ns41:value-type="float" table:style-name="TL Data" office:value="650" office:value-type="float">
            <text:p>650</text:p>
          </table:table-cell>
          <table:table-cell ns41:value-type="float" table:style-name="TL Data" office:value="8610" office:value-type="float">
            <text:p>8610</text:p>
          </table:table-cell>
          <table:table-cell ns41:value-type="float" table:style-name="TL Data" office:value="60" office:value-type="float">
            <text:p>60</text:p>
          </table:table-cell>
          <table:table-cell ns41:value-type="float" table:style-name="TL Data" office:value="2150" office:value-type="float">
            <text:p>2150</text:p>
          </table:table-cell>
          <table:table-cell ns41:value-type="float" table:style-name="TL Data" office:value="2055" office:value-type="float">
            <text:p>2055</text:p>
          </table:table-cell>
          <table:table-cell ns41:value-type="float" table:style-name="TL Data" office:value="10" office:value-type="float">
            <text:p>10</text:p>
          </table:table-cell>
          <table:table-cell ns41:value-type="float" table:style-name="TL Data" office:value="85" office:value-type="float">
            <text:p>85</text:p>
          </table:table-cell>
          <table:table-cell ns41:value-type="float" table:style-name="TL Data" office:value="8275" office:value-type="float">
            <text:p>8275</text:p>
          </table:table-cell>
          <table:table-cell ns41:value-type="float" table:style-name="TL Data" office:value="385" office:value-type="float">
            <text:p>385</text:p>
          </table:table-cell>
          <table:table-cell ns41:value-type="float" table:style-name="TL Data" office:value="395" office:value-type="float">
            <text:p>39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65" office:value-type="float">
            <text:p>65</text:p>
          </table:table-cell>
          <table:table-cell ns41:value-type="string" table:style-name="TL RowHeader" office:value-type="string">
            <text:p>Dantumadeel</text:p>
          </table:table-cell>
          <table:table-cell/>
          <table:table-cell ns41:value-type="float" table:style-name="TL Data" office:value="16275" office:value-type="float">
            <text:p>16275</text:p>
          </table:table-cell>
          <table:table-cell ns41:value-type="float" table:style-name="TL Data" office:value="390" office:value-type="float">
            <text:p>390</text:p>
          </table:table-cell>
          <table:table-cell ns41:value-type="float" table:style-name="TL Data" office:value="15765" office:value-type="float">
            <text:p>15765</text:p>
          </table:table-cell>
          <table:table-cell ns41:value-type="float" table:style-name="TL Data" office:value="125" office:value-type="float">
            <text:p>125</text:p>
          </table:table-cell>
          <table:table-cell ns41:value-type="float" table:style-name="TL Data" office:value="4010" office:value-type="float">
            <text:p>4010</text:p>
          </table:table-cell>
          <table:table-cell ns41:value-type="float" table:style-name="TL Data" office:value="3860" office:value-type="float">
            <text:p>3860</text:p>
          </table:table-cell>
          <table:table-cell ns41:value-type="float" table:style-name="TL Data" office:value="35" office:value-type="float">
            <text:p>35</text:p>
          </table:table-cell>
          <table:table-cell ns41:value-type="float" table:style-name="TL Data" office:value="115" office:value-type="float">
            <text:p>115</text:p>
          </table:table-cell>
          <table:table-cell ns41:value-type="float" table:style-name="TL Data" office:value="15340" office:value-type="float">
            <text:p>15340</text:p>
          </table:table-cell>
          <table:table-cell ns41:value-type="float" table:style-name="TL Data" office:value="383" office:value-type="float">
            <text:p>383</text:p>
          </table:table-cell>
          <table:table-cell ns41:value-type="float" table:style-name="TL Data" office:value="545" office:value-type="float">
            <text:p>545</text:p>
          </table:table-cell>
          <table:table-cell table:style-name="TL Data"/>
          <table:table-cell table:number-columns-repeated="1009"/>
        </table:table-row>
        <table:table-row table:style-name="ro6">
          <table:table-cell ns41:value-type="float" table:style-name="TL RowHeader" office:value="66" office:value-type="float">
            <text:p>66</text:p>
          </table:table-cell>
          <table:table-cell ns41:value-type="string" table:style-name="TL RowHeader" office:value-type="string">
            <text:p>Dokkum</text:p>
          </table:table-cell>
          <table:table-cell/>
          <table:table-cell ns41:value-type="float" table:style-name="TL Data" office:value="10065" office:value-type="float">
            <text:p>10065</text:p>
          </table:table-cell>
          <table:table-cell ns41:value-type="float" table:style-name="TL Data" office:value="235" office:value-type="float">
            <text:p>235</text:p>
          </table:table-cell>
          <table:table-cell ns41:value-type="float" table:style-name="TL Data" office:value="9700" office:value-type="float">
            <text:p>9700</text:p>
          </table:table-cell>
          <table:table-cell ns41:value-type="float" table:style-name="TL Data" office:value="125" office:value-type="float">
            <text:p>125</text:p>
          </table:table-cell>
          <table:table-cell ns41:value-type="float" table:style-name="TL Data" office:value="2460" office:value-type="float">
            <text:p>2460</text:p>
          </table:table-cell>
          <table:table-cell ns41:value-type="float" table:style-name="TL Data" office:value="2360" office:value-type="float">
            <text:p>2360</text:p>
          </table:table-cell>
          <table:table-cell ns41:value-type="float" table:style-name="TL Data" office:value="15" office:value-type="float">
            <text:p>15</text:p>
          </table:table-cell>
          <table:table-cell ns41:value-type="float" table:style-name="TL Data" office:value="85" office:value-type="float">
            <text:p>85</text:p>
          </table:table-cell>
          <table:table-cell ns41:value-type="float" table:style-name="TL Data" office:value="9435" office:value-type="float">
            <text:p>9435</text:p>
          </table:table-cell>
          <table:table-cell ns41:value-type="float" table:style-name="TL Data" office:value="383" office:value-type="float">
            <text:p>383</text:p>
          </table:table-cell>
          <table:table-cell ns41:value-type="float" table:style-name="TL Data" office:value="395" office:value-type="float">
            <text:p>39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67" office:value-type="float">
            <text:p>67</text:p>
          </table:table-cell>
          <table:table-cell ns41:value-type="string" table:style-name="TL RowHeader" office:value-type="string">
            <text:p>Doniawerstal</text:p>
          </table:table-cell>
          <table:table-cell/>
          <table:table-cell ns41:value-type="float" table:style-name="TL Data" office:value="5950" office:value-type="float">
            <text:p>5950</text:p>
          </table:table-cell>
          <table:table-cell ns41:value-type="float" table:style-name="TL Data" office:value="145" office:value-type="float">
            <text:p>145</text:p>
          </table:table-cell>
          <table:table-cell ns41:value-type="float" table:style-name="TL Data" office:value="5735" office:value-type="float">
            <text:p>5735</text:p>
          </table:table-cell>
          <table:table-cell ns41:value-type="float" table:style-name="TL Data" office:value="65" office:value-type="float">
            <text:p>65</text:p>
          </table:table-cell>
          <table:table-cell ns41:value-type="float" table:style-name="TL Data" office:value="1395" office:value-type="float">
            <text:p>1395</text:p>
          </table:table-cell>
          <table:table-cell ns41:value-type="float" table:style-name="TL Data" office:value="1330" office:value-type="float">
            <text:p>133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5600" office:value-type="float">
            <text:p>5600</text:p>
          </table:table-cell>
          <table:table-cell ns41:value-type="float" table:style-name="TL Data" office:value="402" office:value-type="float">
            <text:p>402</text:p>
          </table:table-cell>
          <table:table-cell ns41:value-type="float" table:style-name="TL Data" office:value="205" office:value-type="float">
            <text:p>20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68" office:value-type="float">
            <text:p>68</text:p>
          </table:table-cell>
          <table:table-cell ns41:value-type="string" table:style-name="TL RowHeader" office:value-type="string">
            <text:p>Ferwerderadeel</text:p>
          </table:table-cell>
          <table:table-cell/>
          <table:table-cell ns41:value-type="float" table:style-name="TL Data" office:value="7975" office:value-type="float">
            <text:p>7975</text:p>
          </table:table-cell>
          <table:table-cell ns41:value-type="float" table:style-name="TL Data" office:value="65" office:value-type="float">
            <text:p>65</text:p>
          </table:table-cell>
          <table:table-cell ns41:value-type="float" table:style-name="TL Data" office:value="7905" office:value-type="float">
            <text:p>7905</text:p>
          </table:table-cell>
          <table:table-cell ns41:value-type="float" table:style-name="TL Data" office:value="5" office:value-type="float">
            <text:p>5</text:p>
          </table:table-cell>
          <table:table-cell ns41:value-type="float" table:style-name="TL Data" office:value="1935" office:value-type="float">
            <text:p>1935</text:p>
          </table:table-cell>
          <table:table-cell ns41:value-type="float" table:style-name="TL Data" office:value="1845" office:value-type="float">
            <text:p>1845</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7600" office:value-type="float">
            <text:p>7600</text:p>
          </table:table-cell>
          <table:table-cell ns41:value-type="float" table:style-name="TL Data" office:value="393" office:value-type="float">
            <text:p>393</text:p>
          </table:table-cell>
          <table:table-cell ns41:value-type="float" table:style-name="TL Data" office:value="310" office:value-type="float">
            <text:p>31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9" office:value-type="float">
            <text:p>69</text:p>
          </table:table-cell>
          <table:table-cell ns41:value-type="string" table:style-name="TL RowHeader" office:value-type="string">
            <text:p>Franeker</text:p>
          </table:table-cell>
          <table:table-cell/>
          <table:table-cell ns41:value-type="float" table:style-name="TL Data" office:value="9745" office:value-type="float">
            <text:p>9745</text:p>
          </table:table-cell>
          <table:table-cell ns41:value-type="float" table:style-name="TL Data" office:value="840" office:value-type="float">
            <text:p>840</text:p>
          </table:table-cell>
          <table:table-cell ns41:value-type="float" table:style-name="TL Data" office:value="8870" office:value-type="float">
            <text:p>8870</text:p>
          </table:table-cell>
          <table:table-cell ns41:value-type="float" table:style-name="TL Data" office:value="35" office:value-type="float">
            <text:p>35</text:p>
          </table:table-cell>
          <table:table-cell ns41:value-type="float" table:style-name="TL Data" office:value="2430" office:value-type="float">
            <text:p>2430</text:p>
          </table:table-cell>
          <table:table-cell ns41:value-type="float" table:style-name="TL Data" office:value="2315" office:value-type="float">
            <text:p>2315</text:p>
          </table:table-cell>
          <table:table-cell ns41:value-type="float" table:style-name="TL Data" office:value="15" office:value-type="float">
            <text:p>15</text:p>
          </table:table-cell>
          <table:table-cell ns41:value-type="float" table:style-name="TL Data" office:value="105" office:value-type="float">
            <text:p>105</text:p>
          </table:table-cell>
          <table:table-cell ns41:value-type="float" table:style-name="TL Data" office:value="8565" office:value-type="float">
            <text:p>8565</text:p>
          </table:table-cell>
          <table:table-cell ns41:value-type="float" table:style-name="TL Data" office:value="353" office:value-type="float">
            <text:p>353</text:p>
          </table:table-cell>
          <table:table-cell ns41:value-type="float" table:style-name="TL Data" office:value="340" office:value-type="float">
            <text:p>3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0" office:value-type="float">
            <text:p>70</text:p>
          </table:table-cell>
          <table:table-cell ns41:value-type="string" table:style-name="TL RowHeader" office:value-type="string">
            <text:p>Franekeradeel</text:p>
          </table:table-cell>
          <table:table-cell/>
          <table:table-cell ns41:value-type="float" table:style-name="TL Data" office:value="4770" office:value-type="float">
            <text:p>4770</text:p>
          </table:table-cell>
          <table:table-cell ns41:value-type="float" table:style-name="TL Data" office:value="90" office:value-type="float">
            <text:p>90</text:p>
          </table:table-cell>
          <table:table-cell ns41:value-type="float" table:style-name="TL Data" office:value="4670" office:value-type="float">
            <text:p>4670</text:p>
          </table:table-cell>
          <table:table-cell ns41:value-type="float" table:style-name="TL Data" office:value="10" office:value-type="float">
            <text:p>10</text:p>
          </table:table-cell>
          <table:table-cell ns41:value-type="float" table:style-name="TL Data" office:value="1215" office:value-type="float">
            <text:p>1215</text:p>
          </table:table-cell>
          <table:table-cell ns41:value-type="float" table:style-name="TL Data" office:value="1165" office:value-type="float">
            <text:p>1165</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515" office:value-type="float">
            <text:p>4515</text:p>
          </table:table-cell>
          <table:table-cell ns41:value-type="float" table:style-name="TL Data" office:value="371" office:value-type="float">
            <text:p>371</text:p>
          </table:table-cell>
          <table:table-cell ns41:value-type="float" table:style-name="TL Data" office:value="165" office:value-type="float">
            <text:p>165</text:p>
          </table:table-cell>
          <table:table-cell table:style-name="TL Data"/>
          <table:table-cell table:number-columns-repeated="1009"/>
        </table:table-row>
        <table:table-row table:style-name="ro6">
          <table:table-cell ns41:value-type="float" table:style-name="TL RowHeader" office:value="71" office:value-type="float">
            <text:p>71</text:p>
          </table:table-cell>
          <table:table-cell ns41:value-type="string" table:style-name="TL RowHeader" office:value-type="string">
            <text:p>Gaasterland</text:p>
          </table:table-cell>
          <table:table-cell/>
          <table:table-cell ns41:value-type="float" table:style-name="TL Data" office:value="6710" office:value-type="float">
            <text:p>6710</text:p>
          </table:table-cell>
          <table:table-cell ns41:value-type="float" table:style-name="TL Data" office:value="175" office:value-type="float">
            <text:p>175</text:p>
          </table:table-cell>
          <table:table-cell ns41:value-type="float" table:style-name="TL Data" office:value="6515" office:value-type="float">
            <text:p>6515</text:p>
          </table:table-cell>
          <table:table-cell ns41:value-type="float" table:style-name="TL Data" office:value="20" office:value-type="float">
            <text:p>20</text:p>
          </table:table-cell>
          <table:table-cell ns41:value-type="float" table:style-name="TL Data" office:value="1590" office:value-type="float">
            <text:p>1590</text:p>
          </table:table-cell>
          <table:table-cell ns41:value-type="float" table:style-name="TL Data" office:value="1520" office:value-type="float">
            <text:p>152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6255" office:value-type="float">
            <text:p>6255</text:p>
          </table:table-cell>
          <table:table-cell ns41:value-type="float" table:style-name="TL Data" office:value="393" office:value-type="float">
            <text:p>393</text:p>
          </table:table-cell>
          <table:table-cell ns41:value-type="float" table:style-name="TL Data" office:value="285" office:value-type="float">
            <text:p>28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2" office:value-type="float">
            <text:p>72</text:p>
          </table:table-cell>
          <table:table-cell ns41:value-type="string" table:style-name="TL RowHeader" office:value-type="string">
            <text:p>Harlingen</text:p>
          </table:table-cell>
          <table:table-cell/>
          <table:table-cell ns41:value-type="float" table:style-name="TL Data" office:value="12690" office:value-type="float">
            <text:p>12690</text:p>
          </table:table-cell>
          <table:table-cell ns41:value-type="float" table:style-name="TL Data" office:value="555" office:value-type="float">
            <text:p>555</text:p>
          </table:table-cell>
          <table:table-cell ns41:value-type="float" table:style-name="TL Data" office:value="11850" office:value-type="float">
            <text:p>11850</text:p>
          </table:table-cell>
          <table:table-cell ns41:value-type="float" table:style-name="TL Data" office:value="280" office:value-type="float">
            <text:p>280</text:p>
          </table:table-cell>
          <table:table-cell ns41:value-type="float" table:style-name="TL Data" office:value="3210" office:value-type="float">
            <text:p>3210</text:p>
          </table:table-cell>
          <table:table-cell ns41:value-type="float" table:style-name="TL Data" office:value="3100" office:value-type="float">
            <text:p>3100</text:p>
          </table:table-cell>
          <table:table-cell ns41:value-type="float" table:style-name="TL Data" office:value="15" office:value-type="float">
            <text:p>15</text:p>
          </table:table-cell>
          <table:table-cell ns41:value-type="float" table:style-name="TL Data" office:value="95" office:value-type="float">
            <text:p>95</text:p>
          </table:table-cell>
          <table:table-cell ns41:value-type="float" table:style-name="TL Data" office:value="11555" office:value-type="float">
            <text:p>11555</text:p>
          </table:table-cell>
          <table:table-cell ns41:value-type="float" table:style-name="TL Data" office:value="360" office:value-type="float">
            <text:p>360</text:p>
          </table:table-cell>
          <table:table-cell ns41:value-type="float" table:style-name="TL Data" office:value="580" office:value-type="float">
            <text:p>58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73" office:value-type="float">
            <text:p>73</text:p>
          </table:table-cell>
          <table:table-cell ns41:value-type="string" table:style-name="TL RowHeader" office:value-type="string">
            <text:p>Haskerland</text:p>
          </table:table-cell>
          <table:table-cell/>
          <table:table-cell ns41:value-type="float" table:style-name="TL Data" office:value="12720" office:value-type="float">
            <text:p>12720</text:p>
          </table:table-cell>
          <table:table-cell ns41:value-type="float" table:style-name="TL Data" office:value="270" office:value-type="float">
            <text:p>270</text:p>
          </table:table-cell>
          <table:table-cell ns41:value-type="float" table:style-name="TL Data" office:value="12320" office:value-type="float">
            <text:p>12320</text:p>
          </table:table-cell>
          <table:table-cell ns41:value-type="float" table:style-name="TL Data" office:value="130" office:value-type="float">
            <text:p>130</text:p>
          </table:table-cell>
          <table:table-cell ns41:value-type="float" table:style-name="TL Data" office:value="3210" office:value-type="float">
            <text:p>3210</text:p>
          </table:table-cell>
          <table:table-cell ns41:value-type="float" table:style-name="TL Data" office:value="3075" office:value-type="float">
            <text:p>3075</text:p>
          </table:table-cell>
          <table:table-cell ns41:value-type="float" table:style-name="TL Data" office:value="20" office:value-type="float">
            <text:p>20</text:p>
          </table:table-cell>
          <table:table-cell ns41:value-type="float" table:style-name="TL Data" office:value="115" office:value-type="float">
            <text:p>115</text:p>
          </table:table-cell>
          <table:table-cell ns41:value-type="float" table:style-name="TL Data" office:value="12030" office:value-type="float">
            <text:p>12030</text:p>
          </table:table-cell>
          <table:table-cell ns41:value-type="float" table:style-name="TL Data" office:value="375" office:value-type="float">
            <text:p>375</text:p>
          </table:table-cell>
          <table:table-cell ns41:value-type="float" table:style-name="TL Data" office:value="420" office:value-type="float">
            <text:p>42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74" office:value-type="float">
            <text:p>74</text:p>
          </table:table-cell>
          <table:table-cell ns41:value-type="string" table:style-name="TL RowHeader" office:value-type="string">
            <text:p>Heerenveen</text:p>
          </table:table-cell>
          <table:table-cell/>
          <table:table-cell ns41:value-type="float" table:style-name="TL Data" office:value="31745" office:value-type="float">
            <text:p>31745</text:p>
          </table:table-cell>
          <table:table-cell ns41:value-type="float" table:style-name="TL Data" office:value="455" office:value-type="float">
            <text:p>455</text:p>
          </table:table-cell>
          <table:table-cell ns41:value-type="float" table:style-name="TL Data" office:value="30990" office:value-type="float">
            <text:p>30990</text:p>
          </table:table-cell>
          <table:table-cell ns41:value-type="float" table:style-name="TL Data" office:value="300" office:value-type="float">
            <text:p>300</text:p>
          </table:table-cell>
          <table:table-cell ns41:value-type="float" table:style-name="TL Data" office:value="8420" office:value-type="float">
            <text:p>8420</text:p>
          </table:table-cell>
          <table:table-cell ns41:value-type="float" table:style-name="TL Data" office:value="8065" office:value-type="float">
            <text:p>8065</text:p>
          </table:table-cell>
          <table:table-cell ns41:value-type="float" table:style-name="TL Data" office:value="75" office:value-type="float">
            <text:p>75</text:p>
          </table:table-cell>
          <table:table-cell ns41:value-type="float" table:style-name="TL Data" office:value="280" office:value-type="float">
            <text:p>280</text:p>
          </table:table-cell>
          <table:table-cell ns41:value-type="float" table:style-name="TL Data" office:value="29825" office:value-type="float">
            <text:p>29825</text:p>
          </table:table-cell>
          <table:table-cell ns41:value-type="float" table:style-name="TL Data" office:value="354" office:value-type="float">
            <text:p>354</text:p>
          </table:table-cell>
          <table:table-cell ns41:value-type="float" table:style-name="TL Data" office:value="1465" office:value-type="float">
            <text:p>1465</text:p>
          </table:table-cell>
          <table:table-cell ns41:value-type="float" table:style-name="TL Data" office:value="135" office:value-type="float">
            <text:p>135</text:p>
          </table:table-cell>
          <table:table-cell table:number-columns-repeated="1009"/>
        </table:table-row>
        <table:table-row table:style-name="ro6">
          <table:table-cell ns41:value-type="float" table:style-name="TL RowHeader" office:value="75" office:value-type="float">
            <text:p>75</text:p>
          </table:table-cell>
          <table:table-cell ns41:value-type="string" table:style-name="TL RowHeader" office:value-type="string">
            <text:p>Hemelumer Oldeferd</text:p>
          </table:table-cell>
          <table:table-cell/>
          <table:table-cell ns41:value-type="float" table:style-name="TL Data" office:value="4550" office:value-type="float">
            <text:p>4550</text:p>
          </table:table-cell>
          <table:table-cell ns41:value-type="float" table:style-name="TL Data" office:value="65" office:value-type="float">
            <text:p>65</text:p>
          </table:table-cell>
          <table:table-cell ns41:value-type="float" table:style-name="TL Data" office:value="4430" office:value-type="float">
            <text:p>4430</text:p>
          </table:table-cell>
          <table:table-cell ns41:value-type="float" table:style-name="TL Data" office:value="55" office:value-type="float">
            <text:p>55</text:p>
          </table:table-cell>
          <table:table-cell ns41:value-type="float" table:style-name="TL Data" office:value="1120" office:value-type="float">
            <text:p>1120</text:p>
          </table:table-cell>
          <table:table-cell ns41:value-type="float" table:style-name="TL Data" office:value="1070" office:value-type="float">
            <text:p>1070</text:p>
          </table:table-cell>
          <table:table-cell ns41:value-type="float" table:style-name="TL Data" office:value="5" office:value-type="float">
            <text:p>5</text:p>
          </table:table-cell>
          <table:table-cell ns41:value-type="float" table:style-name="TL Data" office:value="45" office:value-type="float">
            <text:p>45</text:p>
          </table:table-cell>
          <table:table-cell ns41:value-type="float" table:style-name="TL Data" office:value="4285" office:value-type="float">
            <text:p>4285</text:p>
          </table:table-cell>
          <table:table-cell ns41:value-type="float" table:style-name="TL Data" office:value="383" office:value-type="float">
            <text:p>383</text:p>
          </table:table-cell>
          <table:table-cell ns41:value-type="float" table:style-name="TL Data" office:value="200" office:value-type="float">
            <text:p>200</text:p>
          </table:table-cell>
          <table:table-cell table:style-name="TL Data"/>
          <table:table-cell table:number-columns-repeated="1009"/>
        </table:table-row>
        <table:table-row table:style-name="ro6">
          <table:table-cell ns41:value-type="float" table:style-name="TL RowHeader" office:value="76" office:value-type="float">
            <text:p>76</text:p>
          </table:table-cell>
          <table:table-cell ns41:value-type="string" table:style-name="TL RowHeader" office:value-type="string">
            <text:p>Hennaarderadeel</text:p>
          </table:table-cell>
          <table:table-cell/>
          <table:table-cell ns41:value-type="float" table:style-name="TL Data" office:value="4530" office:value-type="float">
            <text:p>4530</text:p>
          </table:table-cell>
          <table:table-cell ns41:value-type="float" table:style-name="TL Data" office:value="70" office:value-type="float">
            <text:p>70</text:p>
          </table:table-cell>
          <table:table-cell ns41:value-type="float" table:style-name="TL Data" office:value="4445" office:value-type="float">
            <text:p>4445</text:p>
          </table:table-cell>
          <table:table-cell ns41:value-type="float" table:style-name="TL Data" office:value="15" office:value-type="float">
            <text:p>15</text:p>
          </table:table-cell>
          <table:table-cell ns41:value-type="float" table:style-name="TL Data" office:value="1105" office:value-type="float">
            <text:p>1105</text:p>
          </table:table-cell>
          <table:table-cell ns41:value-type="float" table:style-name="TL Data" office:value="1070" office:value-type="float">
            <text:p>107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4280" office:value-type="float">
            <text:p>4280</text:p>
          </table:table-cell>
          <table:table-cell ns41:value-type="float" table:style-name="TL Data" office:value="387" office:value-type="float">
            <text:p>387</text:p>
          </table:table-cell>
          <table:table-cell ns41:value-type="float" table:style-name="TL Data" office:value="180" office:value-type="float">
            <text:p>180</text:p>
          </table:table-cell>
          <table:table-cell table:style-name="TL Data"/>
          <table:table-cell table:number-columns-repeated="1009"/>
        </table:table-row>
        <table:table-row table:style-name="ro6">
          <table:table-cell ns41:value-type="float" table:style-name="TL RowHeader" office:value="77" office:value-type="float">
            <text:p>77</text:p>
          </table:table-cell>
          <table:table-cell ns41:value-type="string" table:style-name="TL RowHeader" office:value-type="string">
            <text:p>Hindeloopen</text:p>
          </table:table-cell>
          <table:table-cell/>
          <table:table-cell ns41:value-type="float" table:style-name="TL Data" office:value="885" office:value-type="float">
            <text:p>885</text:p>
          </table:table-cell>
          <table:table-cell table:style-name="TL Data"/>
          <table:table-cell ns41:value-type="float" table:style-name="TL Data" office:value="880" office:value-type="float">
            <text:p>880</text:p>
          </table:table-cell>
          <table:table-cell ns41:value-type="float" table:style-name="TL Data" office:value="5" office:value-type="float">
            <text:p>5</text:p>
          </table:table-cell>
          <table:table-cell ns41:value-type="float" table:style-name="TL Data" office:value="220" office:value-type="float">
            <text:p>220</text:p>
          </table:table-cell>
          <table:table-cell ns41:value-type="float" table:style-name="TL Data" office:value="205" office:value-type="float">
            <text:p>20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840" office:value-type="float">
            <text:p>840</text:p>
          </table:table-cell>
          <table:table-cell ns41:value-type="float" table:style-name="TL Data" office:value="383" office:value-type="float">
            <text:p>383</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78" office:value-type="float">
            <text:p>78</text:p>
          </table:table-cell>
          <table:table-cell ns41:value-type="string" table:style-name="TL RowHeader" office:value-type="string">
            <text:p>Idaarderadeel</text:p>
          </table:table-cell>
          <table:table-cell/>
          <table:table-cell ns41:value-type="float" table:style-name="TL Data" office:value="7570" office:value-type="float">
            <text:p>7570</text:p>
          </table:table-cell>
          <table:table-cell ns41:value-type="float" table:style-name="TL Data" office:value="50" office:value-type="float">
            <text:p>50</text:p>
          </table:table-cell>
          <table:table-cell ns41:value-type="float" table:style-name="TL Data" office:value="7405" office:value-type="float">
            <text:p>7405</text:p>
          </table:table-cell>
          <table:table-cell ns41:value-type="float" table:style-name="TL Data" office:value="115" office:value-type="float">
            <text:p>115</text:p>
          </table:table-cell>
          <table:table-cell ns41:value-type="float" table:style-name="TL Data" office:value="2020" office:value-type="float">
            <text:p>2020</text:p>
          </table:table-cell>
          <table:table-cell ns41:value-type="float" table:style-name="TL Data" office:value="1950" office:value-type="float">
            <text:p>1950</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7135" office:value-type="float">
            <text:p>7135</text:p>
          </table:table-cell>
          <table:table-cell ns41:value-type="float" table:style-name="TL Data" office:value="354" office:value-type="float">
            <text:p>354</text:p>
          </table:table-cell>
          <table:table-cell ns41:value-type="float" table:style-name="TL Data" office:value="390" office:value-type="float">
            <text:p>3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9" office:value-type="float">
            <text:p>79</text:p>
          </table:table-cell>
          <table:table-cell ns41:value-type="string" table:style-name="TL RowHeader" office:value-type="string">
            <text:p>Kollumerland en Nieuwkruisland</text:p>
          </table:table-cell>
          <table:table-cell/>
          <table:table-cell ns41:value-type="float" table:style-name="TL Data" office:value="10600" office:value-type="float">
            <text:p>10600</text:p>
          </table:table-cell>
          <table:table-cell ns41:value-type="float" table:style-name="TL Data" office:value="95" office:value-type="float">
            <text:p>95</text:p>
          </table:table-cell>
          <table:table-cell ns41:value-type="float" table:style-name="TL Data" office:value="10465" office:value-type="float">
            <text:p>10465</text:p>
          </table:table-cell>
          <table:table-cell ns41:value-type="float" table:style-name="TL Data" office:value="40" office:value-type="float">
            <text:p>40</text:p>
          </table:table-cell>
          <table:table-cell ns41:value-type="float" table:style-name="TL Data" office:value="2635" office:value-type="float">
            <text:p>2635</text:p>
          </table:table-cell>
          <table:table-cell ns41:value-type="float" table:style-name="TL Data" office:value="2545" office:value-type="float">
            <text:p>2545</text:p>
          </table:table-cell>
          <table:table-cell ns41:value-type="float" table:style-name="TL Data" office:value="15" office:value-type="float">
            <text:p>15</text:p>
          </table:table-cell>
          <table:table-cell ns41:value-type="float" table:style-name="TL Data" office:value="75" office:value-type="float">
            <text:p>75</text:p>
          </table:table-cell>
          <table:table-cell ns41:value-type="float" table:style-name="TL Data" office:value="10115" office:value-type="float">
            <text:p>10115</text:p>
          </table:table-cell>
          <table:table-cell ns41:value-type="float" table:style-name="TL Data" office:value="384" office:value-type="float">
            <text:p>384</text:p>
          </table:table-cell>
          <table:table-cell ns41:value-type="float" table:style-name="TL Data" office:value="390" office:value-type="float">
            <text:p>39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0" office:value-type="float">
            <text:p>80</text:p>
          </table:table-cell>
          <table:table-cell ns41:value-type="string" table:style-name="TL RowHeader" office:value-type="string">
            <text:p>Leeuwarden</text:p>
          </table:table-cell>
          <table:table-cell/>
          <table:table-cell ns41:value-type="float" table:style-name="TL Data" office:value="88510" office:value-type="float">
            <text:p>88510</text:p>
          </table:table-cell>
          <table:table-cell ns41:value-type="float" table:style-name="TL Data" office:value="1950" office:value-type="float">
            <text:p>1950</text:p>
          </table:table-cell>
          <table:table-cell ns41:value-type="float" table:style-name="TL Data" office:value="85780" office:value-type="float">
            <text:p>85780</text:p>
          </table:table-cell>
          <table:table-cell ns41:value-type="float" table:style-name="TL Data" office:value="780" office:value-type="float">
            <text:p>780</text:p>
          </table:table-cell>
          <table:table-cell ns41:value-type="float" table:style-name="TL Data" office:value="23475" office:value-type="float">
            <text:p>23475</text:p>
          </table:table-cell>
          <table:table-cell ns41:value-type="float" table:style-name="TL Data" office:value="22360" office:value-type="float">
            <text:p>22360</text:p>
          </table:table-cell>
          <table:table-cell ns41:value-type="float" table:style-name="TL Data" office:value="85" office:value-type="float">
            <text:p>85</text:p>
          </table:table-cell>
          <table:table-cell ns41:value-type="float" table:style-name="TL Data" office:value="1030" office:value-type="float">
            <text:p>1030</text:p>
          </table:table-cell>
          <table:table-cell ns41:value-type="float" table:style-name="TL Data" office:value="81285" office:value-type="float">
            <text:p>81285</text:p>
          </table:table-cell>
          <table:table-cell ns41:value-type="float" table:style-name="TL Data" office:value="346" office:value-type="float">
            <text:p>346</text:p>
          </table:table-cell>
          <table:table-cell ns41:value-type="float" table:style-name="TL Data" office:value="5275" office:value-type="float">
            <text:p>5275</text:p>
          </table:table-cell>
          <table:table-cell ns41:value-type="float" table:style-name="TL Data" office:value="755" office:value-type="float">
            <text:p>755</text:p>
          </table:table-cell>
          <table:table-cell table:number-columns-repeated="1009"/>
        </table:table-row>
        <table:table-row table:style-name="ro6">
          <table:table-cell ns41:value-type="float" table:style-name="TL RowHeader" office:value="81" office:value-type="float">
            <text:p>81</text:p>
          </table:table-cell>
          <table:table-cell ns41:value-type="string" table:style-name="TL RowHeader" office:value-type="string">
            <text:p>Leeuwarderadeel</text:p>
          </table:table-cell>
          <table:table-cell/>
          <table:table-cell ns41:value-type="float" table:style-name="TL Data" office:value="5875" office:value-type="float">
            <text:p>5875</text:p>
          </table:table-cell>
          <table:table-cell ns41:value-type="float" table:style-name="TL Data" office:value="65" office:value-type="float">
            <text:p>65</text:p>
          </table:table-cell>
          <table:table-cell ns41:value-type="float" table:style-name="TL Data" office:value="5780" office:value-type="float">
            <text:p>5780</text:p>
          </table:table-cell>
          <table:table-cell ns41:value-type="float" table:style-name="TL Data" office:value="30" office:value-type="float">
            <text:p>30</text:p>
          </table:table-cell>
          <table:table-cell ns41:value-type="float" table:style-name="TL Data" office:value="1505" office:value-type="float">
            <text:p>1505</text:p>
          </table:table-cell>
          <table:table-cell ns41:value-type="float" table:style-name="TL Data" office:value="1455" office:value-type="float">
            <text:p>145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575" office:value-type="float">
            <text:p>5575</text:p>
          </table:table-cell>
          <table:table-cell ns41:value-type="float" table:style-name="TL Data" office:value="371" office:value-type="float">
            <text:p>371</text:p>
          </table:table-cell>
          <table:table-cell ns41:value-type="float" table:style-name="TL Data" office:value="235" office:value-type="float">
            <text:p>2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2" office:value-type="float">
            <text:p>82</text:p>
          </table:table-cell>
          <table:table-cell ns41:value-type="string" table:style-name="TL RowHeader" office:value-type="string">
            <text:p>Lemsterland</text:p>
          </table:table-cell>
          <table:table-cell/>
          <table:table-cell ns41:value-type="float" table:style-name="TL Data" office:value="9065" office:value-type="float">
            <text:p>9065</text:p>
          </table:table-cell>
          <table:table-cell ns41:value-type="float" table:style-name="TL Data" office:value="140" office:value-type="float">
            <text:p>140</text:p>
          </table:table-cell>
          <table:table-cell ns41:value-type="float" table:style-name="TL Data" office:value="8585" office:value-type="float">
            <text:p>8585</text:p>
          </table:table-cell>
          <table:table-cell ns41:value-type="float" table:style-name="TL Data" office:value="340" office:value-type="float">
            <text:p>340</text:p>
          </table:table-cell>
          <table:table-cell ns41:value-type="float" table:style-name="TL Data" office:value="2260" office:value-type="float">
            <text:p>2260</text:p>
          </table:table-cell>
          <table:table-cell ns41:value-type="float" table:style-name="TL Data" office:value="2175" office:value-type="float">
            <text:p>2175</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8625" office:value-type="float">
            <text:p>8625</text:p>
          </table:table-cell>
          <table:table-cell ns41:value-type="float" table:style-name="TL Data" office:value="382" office:value-type="float">
            <text:p>382</text:p>
          </table:table-cell>
          <table:table-cell ns41:value-type="float" table:style-name="TL Data" office:value="300" office:value-type="float">
            <text:p>30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83" office:value-type="float">
            <text:p>83</text:p>
          </table:table-cell>
          <table:table-cell ns41:value-type="string" table:style-name="TL RowHeader" office:value-type="string">
            <text:p>Menaldumadeel</text:p>
          </table:table-cell>
          <table:table-cell/>
          <table:table-cell ns41:value-type="float" table:style-name="TL Data" office:value="10450" office:value-type="float">
            <text:p>10450</text:p>
          </table:table-cell>
          <table:table-cell ns41:value-type="float" table:style-name="TL Data" office:value="95" office:value-type="float">
            <text:p>95</text:p>
          </table:table-cell>
          <table:table-cell ns41:value-type="float" table:style-name="TL Data" office:value="10290" office:value-type="float">
            <text:p>10290</text:p>
          </table:table-cell>
          <table:table-cell ns41:value-type="float" table:style-name="TL Data" office:value="65" office:value-type="float">
            <text:p>65</text:p>
          </table:table-cell>
          <table:table-cell ns41:value-type="float" table:style-name="TL Data" office:value="2705" office:value-type="float">
            <text:p>2705</text:p>
          </table:table-cell>
          <table:table-cell ns41:value-type="float" table:style-name="TL Data" office:value="2595" office:value-type="float">
            <text:p>2595</text:p>
          </table:table-cell>
          <table:table-cell ns41:value-type="float" table:style-name="TL Data" office:value="20" office:value-type="float">
            <text:p>20</text:p>
          </table:table-cell>
          <table:table-cell ns41:value-type="float" table:style-name="TL Data" office:value="85" office:value-type="float">
            <text:p>85</text:p>
          </table:table-cell>
          <table:table-cell ns41:value-type="float" table:style-name="TL Data" office:value="9875" office:value-type="float">
            <text:p>9875</text:p>
          </table:table-cell>
          <table:table-cell ns41:value-type="float" table:style-name="TL Data" office:value="365" office:value-type="float">
            <text:p>365</text:p>
          </table:table-cell>
          <table:table-cell ns41:value-type="float" table:style-name="TL Data" office:value="480" office:value-type="float">
            <text:p>4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4" office:value-type="float">
            <text:p>84</text:p>
          </table:table-cell>
          <table:table-cell ns41:value-type="string" table:style-name="TL RowHeader" office:value-type="string">
            <text:p>Oostdongeradeel</text:p>
          </table:table-cell>
          <table:table-cell/>
          <table:table-cell ns41:value-type="float" table:style-name="TL Data" office:value="6810" office:value-type="float">
            <text:p>6810</text:p>
          </table:table-cell>
          <table:table-cell ns41:value-type="float" table:style-name="TL Data" office:value="80" office:value-type="float">
            <text:p>80</text:p>
          </table:table-cell>
          <table:table-cell ns41:value-type="float" table:style-name="TL Data" office:value="6680" office:value-type="float">
            <text:p>6680</text:p>
          </table:table-cell>
          <table:table-cell ns41:value-type="float" table:style-name="TL Data" office:value="50" office:value-type="float">
            <text:p>50</text:p>
          </table:table-cell>
          <table:table-cell ns41:value-type="float" table:style-name="TL Data" office:value="1645" office:value-type="float">
            <text:p>1645</text:p>
          </table:table-cell>
          <table:table-cell ns41:value-type="float" table:style-name="TL Data" office:value="1580" office:value-type="float">
            <text:p>1580</text:p>
          </table:table-cell>
          <table:table-cell ns41:value-type="float" table:style-name="TL Data" office:value="5" office:value-type="float">
            <text:p>5</text:p>
          </table:table-cell>
          <table:table-cell ns41:value-type="float" table:style-name="TL Data" office:value="60" office:value-type="float">
            <text:p>60</text:p>
          </table:table-cell>
          <table:table-cell ns41:value-type="float" table:style-name="TL Data" office:value="6485" office:value-type="float">
            <text:p>6485</text:p>
          </table:table-cell>
          <table:table-cell ns41:value-type="float" table:style-name="TL Data" office:value="394" office:value-type="float">
            <text:p>394</text:p>
          </table:table-cell>
          <table:table-cell ns41:value-type="float" table:style-name="TL Data" office:value="245" office:value-type="float">
            <text:p>245</text:p>
          </table:table-cell>
          <table:table-cell table:style-name="TL Data"/>
          <table:table-cell table:number-columns-repeated="1009"/>
        </table:table-row>
        <table:table-row table:style-name="ro6">
          <table:table-cell ns41:value-type="float" table:style-name="TL RowHeader" office:value="85" office:value-type="float">
            <text:p>85</text:p>
          </table:table-cell>
          <table:table-cell ns41:value-type="string" table:style-name="TL RowHeader" office:value-type="string">
            <text:p>Ooststellingwerf</text:p>
          </table:table-cell>
          <table:table-cell/>
          <table:table-cell ns41:value-type="float" table:style-name="TL Data" office:value="19710" office:value-type="float">
            <text:p>19710</text:p>
          </table:table-cell>
          <table:table-cell ns41:value-type="float" table:style-name="TL Data" office:value="295" office:value-type="float">
            <text:p>295</text:p>
          </table:table-cell>
          <table:table-cell ns41:value-type="float" table:style-name="TL Data" office:value="19230" office:value-type="float">
            <text:p>19230</text:p>
          </table:table-cell>
          <table:table-cell ns41:value-type="float" table:style-name="TL Data" office:value="185" office:value-type="float">
            <text:p>185</text:p>
          </table:table-cell>
          <table:table-cell ns41:value-type="float" table:style-name="TL Data" office:value="5120" office:value-type="float">
            <text:p>5120</text:p>
          </table:table-cell>
          <table:table-cell ns41:value-type="float" table:style-name="TL Data" office:value="4890" office:value-type="float">
            <text:p>4890</text:p>
          </table:table-cell>
          <table:table-cell ns41:value-type="float" table:style-name="TL Data" office:value="65" office:value-type="float">
            <text:p>65</text:p>
          </table:table-cell>
          <table:table-cell ns41:value-type="float" table:style-name="TL Data" office:value="165" office:value-type="float">
            <text:p>165</text:p>
          </table:table-cell>
          <table:table-cell ns41:value-type="float" table:style-name="TL Data" office:value="18795" office:value-type="float">
            <text:p>18795</text:p>
          </table:table-cell>
          <table:table-cell ns41:value-type="float" table:style-name="TL Data" office:value="367" office:value-type="float">
            <text:p>367</text:p>
          </table:table-cell>
          <table:table-cell ns41:value-type="float" table:style-name="TL Data" office:value="620" office:value-type="float">
            <text:p>62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86" office:value-type="float">
            <text:p>86</text:p>
          </table:table-cell>
          <table:table-cell ns41:value-type="string" table:style-name="TL RowHeader" office:value-type="string">
            <text:p>Opsterland</text:p>
          </table:table-cell>
          <table:table-cell/>
          <table:table-cell ns41:value-type="float" table:style-name="TL Data" office:value="22175" office:value-type="float">
            <text:p>22175</text:p>
          </table:table-cell>
          <table:table-cell ns41:value-type="float" table:style-name="TL Data" office:value="280" office:value-type="float">
            <text:p>280</text:p>
          </table:table-cell>
          <table:table-cell ns41:value-type="float" table:style-name="TL Data" office:value="21775" office:value-type="float">
            <text:p>21775</text:p>
          </table:table-cell>
          <table:table-cell ns41:value-type="float" table:style-name="TL Data" office:value="120" office:value-type="float">
            <text:p>120</text:p>
          </table:table-cell>
          <table:table-cell ns41:value-type="float" table:style-name="TL Data" office:value="5910" office:value-type="float">
            <text:p>5910</text:p>
          </table:table-cell>
          <table:table-cell ns41:value-type="float" table:style-name="TL Data" office:value="5665" office:value-type="float">
            <text:p>5665</text:p>
          </table:table-cell>
          <table:table-cell ns41:value-type="float" table:style-name="TL Data" office:value="50" office:value-type="float">
            <text:p>50</text:p>
          </table:table-cell>
          <table:table-cell ns41:value-type="float" table:style-name="TL Data" office:value="200" office:value-type="float">
            <text:p>200</text:p>
          </table:table-cell>
          <table:table-cell ns41:value-type="float" table:style-name="TL Data" office:value="20990" office:value-type="float">
            <text:p>20990</text:p>
          </table:table-cell>
          <table:table-cell ns41:value-type="float" table:style-name="TL Data" office:value="355" office:value-type="float">
            <text:p>355</text:p>
          </table:table-cell>
          <table:table-cell ns41:value-type="float" table:style-name="TL Data" office:value="905" office:value-type="float">
            <text:p>90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87" office:value-type="float">
            <text:p>87</text:p>
          </table:table-cell>
          <table:table-cell ns41:value-type="string" table:style-name="TL RowHeader" office:value-type="string">
            <text:p>Rauwerderhem</text:p>
          </table:table-cell>
          <table:table-cell/>
          <table:table-cell ns41:value-type="float" table:style-name="TL Data" office:value="2470" office:value-type="float">
            <text:p>2470</text:p>
          </table:table-cell>
          <table:table-cell table:style-name="TL Data"/>
          <table:table-cell ns41:value-type="float" table:style-name="TL Data" office:value="2460" office:value-type="float">
            <text:p>2460</text:p>
          </table:table-cell>
          <table:table-cell ns41:value-type="float" table:style-name="TL Data" office:value="10" office:value-type="float">
            <text:p>10</text:p>
          </table:table-cell>
          <table:table-cell ns41:value-type="float" table:style-name="TL Data" office:value="635" office:value-type="float">
            <text:p>635</text:p>
          </table:table-cell>
          <table:table-cell ns41:value-type="float" table:style-name="TL Data" office:value="610" office:value-type="float">
            <text:p>61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355" office:value-type="float">
            <text:p>2355</text:p>
          </table:table-cell>
          <table:table-cell ns41:value-type="float" table:style-name="TL Data" office:value="369" office:value-type="float">
            <text:p>369</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8" office:value-type="float">
            <text:p>88</text:p>
          </table:table-cell>
          <table:table-cell ns41:value-type="string" table:style-name="TL RowHeader" office:value-type="string">
            <text:p>Schiermonnikoog</text:p>
          </table:table-cell>
          <table:table-cell/>
          <table:table-cell ns41:value-type="float" table:style-name="TL Data" office:value="790" office:value-type="float">
            <text:p>790</text:p>
          </table:table-cell>
          <table:table-cell ns41:value-type="float" table:style-name="TL Data" office:value="15" office:value-type="float">
            <text:p>15</text:p>
          </table:table-cell>
          <table:table-cell ns41:value-type="float" table:style-name="TL Data" office:value="720" office:value-type="float">
            <text:p>720</text:p>
          </table:table-cell>
          <table:table-cell ns41:value-type="float" table:style-name="TL Data" office:value="55" office:value-type="float">
            <text:p>55</text:p>
          </table:table-cell>
          <table:table-cell ns41:value-type="float" table:style-name="TL Data" office:value="220" office:value-type="float">
            <text:p>220</text:p>
          </table:table-cell>
          <table:table-cell ns41:value-type="float" table:style-name="TL Data" office:value="205" office:value-type="float">
            <text:p>205</text:p>
          </table:table-cell>
          <table:table-cell table:style-name="TL Data"/>
          <table:table-cell ns41:value-type="float" table:style-name="TL Data" office:value="10" office:value-type="float">
            <text:p>10</text:p>
          </table:table-cell>
          <table:table-cell ns41:value-type="float" table:style-name="TL Data" office:value="720" office:value-type="float">
            <text:p>720</text:p>
          </table:table-cell>
          <table:table-cell ns41:value-type="float" table:style-name="TL Data" office:value="328" office:value-type="float">
            <text:p>328</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89" office:value-type="float">
            <text:p>89</text:p>
          </table:table-cell>
          <table:table-cell ns41:value-type="string" table:style-name="TL RowHeader" office:value-type="string">
            <text:p>Sloten (F.)</text:p>
          </table:table-cell>
          <table:table-cell/>
          <table:table-cell ns41:value-type="float" table:style-name="TL Data" office:value="730" office:value-type="float">
            <text:p>730</text:p>
          </table:table-cell>
          <table:table-cell table:style-name="TL Data"/>
          <table:table-cell ns41:value-type="float" table:style-name="TL Data" office:value="725" office:value-type="float">
            <text:p>725</text:p>
          </table:table-cell>
          <table:table-cell ns41:value-type="float" table:style-name="TL Data" office:value="10" office:value-type="float">
            <text:p>10</text:p>
          </table:table-cell>
          <table:table-cell ns41:value-type="float" office:value="175" table:style-name="TL Data" table:number-columns-repeated="2" office:value-type="float">
            <text:p>175</text:p>
          </table:table-cell>
          <table:table-cell table:style-name="TL Data" table:number-columns-repeated="2"/>
          <table:table-cell ns41:value-type="float" table:style-name="TL Data" office:value="695" office:value-type="float">
            <text:p>695</text:p>
          </table:table-cell>
          <table:table-cell ns41:value-type="float" table:style-name="TL Data" office:value="393" office:value-type="float">
            <text:p>393</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90" office:value-type="float">
            <text:p>90</text:p>
          </table:table-cell>
          <table:table-cell ns41:value-type="string" table:style-name="TL RowHeader" office:value-type="string">
            <text:p>Smallingerland</text:p>
          </table:table-cell>
          <table:table-cell/>
          <table:table-cell ns41:value-type="float" table:style-name="TL Data" office:value="40070" office:value-type="float">
            <text:p>40070</text:p>
          </table:table-cell>
          <table:table-cell ns41:value-type="float" table:style-name="TL Data" office:value="1045" office:value-type="float">
            <text:p>1045</text:p>
          </table:table-cell>
          <table:table-cell ns41:value-type="float" table:style-name="TL Data" office:value="38845" office:value-type="float">
            <text:p>38845</text:p>
          </table:table-cell>
          <table:table-cell ns41:value-type="float" table:style-name="TL Data" office:value="180" office:value-type="float">
            <text:p>180</text:p>
          </table:table-cell>
          <table:table-cell ns41:value-type="float" table:style-name="TL Data" office:value="9825" office:value-type="float">
            <text:p>9825</text:p>
          </table:table-cell>
          <table:table-cell ns41:value-type="float" table:style-name="TL Data" office:value="9450" office:value-type="float">
            <text:p>9450</text:p>
          </table:table-cell>
          <table:table-cell ns41:value-type="float" table:style-name="TL Data" office:value="75" office:value-type="float">
            <text:p>75</text:p>
          </table:table-cell>
          <table:table-cell ns41:value-type="float" table:style-name="TL Data" office:value="300" office:value-type="float">
            <text:p>300</text:p>
          </table:table-cell>
          <table:table-cell ns41:value-type="float" table:style-name="TL Data" office:value="37675" office:value-type="float">
            <text:p>37675</text:p>
          </table:table-cell>
          <table:table-cell ns41:value-type="float" table:style-name="TL Data" office:value="383" office:value-type="float">
            <text:p>383</text:p>
          </table:table-cell>
          <table:table-cell ns41:value-type="float" table:style-name="TL Data" office:value="1355" office:value-type="float">
            <text:p>135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91" office:value-type="float">
            <text:p>91</text:p>
          </table:table-cell>
          <table:table-cell ns41:value-type="string" table:style-name="TL RowHeader" office:value-type="string">
            <text:p>Sneek</text:p>
          </table:table-cell>
          <table:table-cell/>
          <table:table-cell ns41:value-type="float" table:style-name="TL Data" office:value="27125" office:value-type="float">
            <text:p>27125</text:p>
          </table:table-cell>
          <table:table-cell ns41:value-type="float" table:style-name="TL Data" office:value="815" office:value-type="float">
            <text:p>815</text:p>
          </table:table-cell>
          <table:table-cell ns41:value-type="float" table:style-name="TL Data" office:value="25810" office:value-type="float">
            <text:p>25810</text:p>
          </table:table-cell>
          <table:table-cell ns41:value-type="float" table:style-name="TL Data" office:value="505" office:value-type="float">
            <text:p>505</text:p>
          </table:table-cell>
          <table:table-cell ns41:value-type="float" table:style-name="TL Data" office:value="6845" office:value-type="float">
            <text:p>6845</text:p>
          </table:table-cell>
          <table:table-cell ns41:value-type="float" table:style-name="TL Data" office:value="6585" office:value-type="float">
            <text:p>6585</text:p>
          </table:table-cell>
          <table:table-cell ns41:value-type="float" table:style-name="TL Data" office:value="40" office:value-type="float">
            <text:p>40</text:p>
          </table:table-cell>
          <table:table-cell ns41:value-type="float" table:style-name="TL Data" office:value="215" office:value-type="float">
            <text:p>215</text:p>
          </table:table-cell>
          <table:table-cell ns41:value-type="float" table:style-name="TL Data" office:value="25110" office:value-type="float">
            <text:p>25110</text:p>
          </table:table-cell>
          <table:table-cell ns41:value-type="float" table:style-name="TL Data" office:value="367" office:value-type="float">
            <text:p>367</text:p>
          </table:table-cell>
          <table:table-cell ns41:value-type="float" table:style-name="TL Data" office:value="1205" office:value-type="float">
            <text:p>1205</text:p>
          </table:table-cell>
          <table:table-cell ns41:value-type="float" table:style-name="TL Data" office:value="135" office:value-type="float">
            <text:p>135</text:p>
          </table:table-cell>
          <table:table-cell table:number-columns-repeated="1009"/>
        </table:table-row>
        <table:table-row table:style-name="ro6">
          <table:table-cell ns41:value-type="float" table:style-name="TL RowHeader" office:value="92" office:value-type="float">
            <text:p>92</text:p>
          </table:table-cell>
          <table:table-cell ns41:value-type="string" table:style-name="TL RowHeader" office:value-type="string">
            <text:p>Stavoren</text:p>
          </table:table-cell>
          <table:table-cell/>
          <table:table-cell ns41:value-type="float" table:style-name="TL Data" office:value="890" office:value-type="float">
            <text:p>890</text:p>
          </table:table-cell>
          <table:table-cell table:style-name="TL Data"/>
          <table:table-cell ns41:value-type="float" table:style-name="TL Data" office:value="825" office:value-type="float">
            <text:p>825</text:p>
          </table:table-cell>
          <table:table-cell ns41:value-type="float" table:style-name="TL Data" office:value="65" office:value-type="float">
            <text:p>65</text:p>
          </table:table-cell>
          <table:table-cell ns41:value-type="float" table:style-name="TL Data" office:value="255" office:value-type="float">
            <text:p>255</text:p>
          </table:table-cell>
          <table:table-cell ns41:value-type="float" table:style-name="TL Data" office:value="245" office:value-type="float">
            <text:p>245</text:p>
          </table:table-cell>
          <table:table-cell table:style-name="TL Data"/>
          <table:table-cell ns41:value-type="float" table:style-name="TL Data" office:value="5" office:value-type="float">
            <text:p>5</text:p>
          </table:table-cell>
          <table:table-cell ns41:value-type="float" table:style-name="TL Data" office:value="850" office:value-type="float">
            <text:p>850</text:p>
          </table:table-cell>
          <table:table-cell ns41:value-type="float" table:style-name="TL Data" office:value="336" office:value-type="float">
            <text:p>336</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93" office:value-type="float">
            <text:p>93</text:p>
          </table:table-cell>
          <table:table-cell ns41:value-type="string" table:style-name="TL RowHeader" office:value-type="string">
            <text:p>Terschelling</text:p>
          </table:table-cell>
          <table:table-cell/>
          <table:table-cell ns41:value-type="float" table:style-name="TL Data" office:value="4210" office:value-type="float">
            <text:p>4210</text:p>
          </table:table-cell>
          <table:table-cell ns41:value-type="float" table:style-name="TL Data" office:value="185" office:value-type="float">
            <text:p>185</text:p>
          </table:table-cell>
          <table:table-cell ns41:value-type="float" table:style-name="TL Data" office:value="3820" office:value-type="float">
            <text:p>3820</text:p>
          </table:table-cell>
          <table:table-cell ns41:value-type="float" table:style-name="TL Data" office:value="205" office:value-type="float">
            <text:p>205</text:p>
          </table:table-cell>
          <table:table-cell ns41:value-type="float" table:style-name="TL Data" office:value="1130" office:value-type="float">
            <text:p>1130</text:p>
          </table:table-cell>
          <table:table-cell ns41:value-type="float" table:style-name="TL Data" office:value="1080" office:value-type="float">
            <text:p>108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3760" office:value-type="float">
            <text:p>3760</text:p>
          </table:table-cell>
          <table:table-cell ns41:value-type="float" table:style-name="TL Data" office:value="333" office:value-type="float">
            <text:p>333</text:p>
          </table:table-cell>
          <table:table-cell ns41:value-type="float" table:style-name="TL Data" office:value="265" office:value-type="float">
            <text:p>26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94" office:value-type="float">
            <text:p>94</text:p>
          </table:table-cell>
          <table:table-cell ns41:value-type="string" table:style-name="TL RowHeader" office:value-type="string">
            <text:p>Tietjerksteradeel</text:p>
          </table:table-cell>
          <table:table-cell/>
          <table:table-cell ns41:value-type="float" table:style-name="TL Data" office:value="23920" office:value-type="float">
            <text:p>23920</text:p>
          </table:table-cell>
          <table:table-cell ns41:value-type="float" table:style-name="TL Data" office:value="780" office:value-type="float">
            <text:p>780</text:p>
          </table:table-cell>
          <table:table-cell ns41:value-type="float" table:style-name="TL Data" office:value="22975" office:value-type="float">
            <text:p>22975</text:p>
          </table:table-cell>
          <table:table-cell ns41:value-type="float" table:style-name="TL Data" office:value="165" office:value-type="float">
            <text:p>165</text:p>
          </table:table-cell>
          <table:table-cell ns41:value-type="float" table:style-name="TL Data" office:value="5930" office:value-type="float">
            <text:p>5930</text:p>
          </table:table-cell>
          <table:table-cell ns41:value-type="float" table:style-name="TL Data" office:value="5745" office:value-type="float">
            <text:p>5745</text:p>
          </table:table-cell>
          <table:table-cell ns41:value-type="float" table:style-name="TL Data" office:value="50" office:value-type="float">
            <text:p>50</text:p>
          </table:table-cell>
          <table:table-cell ns41:value-type="float" table:style-name="TL Data" office:value="135" office:value-type="float">
            <text:p>135</text:p>
          </table:table-cell>
          <table:table-cell ns41:value-type="float" table:style-name="TL Data" office:value="22355" office:value-type="float">
            <text:p>22355</text:p>
          </table:table-cell>
          <table:table-cell ns41:value-type="float" table:style-name="TL Data" office:value="377" office:value-type="float">
            <text:p>377</text:p>
          </table:table-cell>
          <table:table-cell ns41:value-type="float" table:style-name="TL Data" office:value="785" office:value-type="float">
            <text:p>78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95" office:value-type="float">
            <text:p>95</text:p>
          </table:table-cell>
          <table:table-cell ns41:value-type="string" table:style-name="TL RowHeader" office:value-type="string">
            <text:p>Utingeradeel</text:p>
          </table:table-cell>
          <table:table-cell/>
          <table:table-cell ns41:value-type="float" table:style-name="TL Data" office:value="4885" office:value-type="float">
            <text:p>4885</text:p>
          </table:table-cell>
          <table:table-cell table:style-name="TL Data"/>
          <table:table-cell ns41:value-type="float" table:style-name="TL Data" office:value="4785" office:value-type="float">
            <text:p>4785</text:p>
          </table:table-cell>
          <table:table-cell ns41:value-type="float" table:style-name="TL Data" office:value="105" office:value-type="float">
            <text:p>105</text:p>
          </table:table-cell>
          <table:table-cell ns41:value-type="float" table:style-name="TL Data" office:value="1335" office:value-type="float">
            <text:p>1335</text:p>
          </table:table-cell>
          <table:table-cell ns41:value-type="float" table:style-name="TL Data" office:value="1285" office:value-type="float">
            <text:p>128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4635" office:value-type="float">
            <text:p>4635</text:p>
          </table:table-cell>
          <table:table-cell ns41:value-type="float" table:style-name="TL Data" office:value="347" office:value-type="float">
            <text:p>347</text:p>
          </table:table-cell>
          <table:table-cell ns41:value-type="float" table:style-name="TL Data" office:value="250" office:value-type="float">
            <text:p>250</text:p>
          </table:table-cell>
          <table:table-cell table:style-name="TL Data"/>
          <table:table-cell table:number-columns-repeated="1009"/>
        </table:table-row>
        <table:table-row table:style-name="ro6">
          <table:table-cell ns41:value-type="float" table:style-name="TL RowHeader" office:value="96" office:value-type="float">
            <text:p>96</text:p>
          </table:table-cell>
          <table:table-cell ns41:value-type="string" table:style-name="TL RowHeader" office:value-type="string">
            <text:p>Vlieland</text:p>
          </table:table-cell>
          <table:table-cell/>
          <table:table-cell ns41:value-type="float" table:style-name="TL Data" office:value="950" office:value-type="float">
            <text:p>950</text:p>
          </table:table-cell>
          <table:table-cell ns41:value-type="float" table:style-name="TL Data" office:value="10" office:value-type="float">
            <text:p>10</text:p>
          </table:table-cell>
          <table:table-cell ns41:value-type="float" table:style-name="TL Data" office:value="935" office:value-type="float">
            <text:p>935</text:p>
          </table:table-cell>
          <table:table-cell ns41:value-type="float" table:style-name="TL Data" office:value="5" office:value-type="float">
            <text:p>5</text:p>
          </table:table-cell>
          <table:table-cell ns41:value-type="float" table:style-name="TL Data" office:value="255" office:value-type="float">
            <text:p>255</text:p>
          </table:table-cell>
          <table:table-cell ns41:value-type="float" table:style-name="TL Data" office:value="240" office:value-type="float">
            <text:p>24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870" office:value-type="float">
            <text:p>870</text:p>
          </table:table-cell>
          <table:table-cell ns41:value-type="float" table:style-name="TL Data" office:value="343" office:value-type="float">
            <text:p>343</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7" office:value-type="float">
            <text:p>97</text:p>
          </table:table-cell>
          <table:table-cell ns41:value-type="string" table:style-name="TL RowHeader" office:value-type="string">
            <text:p>Westdongeradeel</text:p>
          </table:table-cell>
          <table:table-cell/>
          <table:table-cell ns41:value-type="float" table:style-name="TL Data" office:value="6665" office:value-type="float">
            <text:p>6665</text:p>
          </table:table-cell>
          <table:table-cell ns41:value-type="float" table:style-name="TL Data" office:value="135" office:value-type="float">
            <text:p>135</text:p>
          </table:table-cell>
          <table:table-cell ns41:value-type="float" table:style-name="TL Data" office:value="6515" office:value-type="float">
            <text:p>6515</text:p>
          </table:table-cell>
          <table:table-cell ns41:value-type="float" table:style-name="TL Data" office:value="15" office:value-type="float">
            <text:p>15</text:p>
          </table:table-cell>
          <table:table-cell ns41:value-type="float" table:style-name="TL Data" office:value="1640" office:value-type="float">
            <text:p>1640</text:p>
          </table:table-cell>
          <table:table-cell ns41:value-type="float" table:style-name="TL Data" office:value="1580" office:value-type="float">
            <text:p>1580</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6275" office:value-type="float">
            <text:p>6275</text:p>
          </table:table-cell>
          <table:table-cell ns41:value-type="float" table:style-name="TL Data" office:value="383" office:value-type="float">
            <text:p>383</text:p>
          </table:table-cell>
          <table:table-cell ns41:value-type="float" table:style-name="TL Data" office:value="255" office:value-type="float">
            <text:p>2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8" office:value-type="float">
            <text:p>98</text:p>
          </table:table-cell>
          <table:table-cell ns41:value-type="string" table:style-name="TL RowHeader" office:value-type="string">
            <text:p>Weststellingwerf</text:p>
          </table:table-cell>
          <table:table-cell/>
          <table:table-cell ns41:value-type="float" table:style-name="TL Data" office:value="21775" office:value-type="float">
            <text:p>21775</text:p>
          </table:table-cell>
          <table:table-cell ns41:value-type="float" table:style-name="TL Data" office:value="435" office:value-type="float">
            <text:p>435</text:p>
          </table:table-cell>
          <table:table-cell ns41:value-type="float" table:style-name="TL Data" office:value="21180" office:value-type="float">
            <text:p>21180</text:p>
          </table:table-cell>
          <table:table-cell ns41:value-type="float" table:style-name="TL Data" office:value="160" office:value-type="float">
            <text:p>160</text:p>
          </table:table-cell>
          <table:table-cell ns41:value-type="float" table:style-name="TL Data" office:value="5800" office:value-type="float">
            <text:p>5800</text:p>
          </table:table-cell>
          <table:table-cell ns41:value-type="float" table:style-name="TL Data" office:value="5525" office:value-type="float">
            <text:p>5525</text:p>
          </table:table-cell>
          <table:table-cell ns41:value-type="float" table:style-name="TL Data" office:value="20" office:value-type="float">
            <text:p>20</text:p>
          </table:table-cell>
          <table:table-cell ns41:value-type="float" table:style-name="TL Data" office:value="255" office:value-type="float">
            <text:p>255</text:p>
          </table:table-cell>
          <table:table-cell ns41:value-type="float" table:style-name="TL Data" office:value="20445" office:value-type="float">
            <text:p>20445</text:p>
          </table:table-cell>
          <table:table-cell ns41:value-type="float" table:style-name="TL Data" office:value="353" office:value-type="float">
            <text:p>353</text:p>
          </table:table-cell>
          <table:table-cell ns41:value-type="float" table:style-name="TL Data" office:value="895" office:value-type="float">
            <text:p>89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99" office:value-type="float">
            <text:p>99</text:p>
          </table:table-cell>
          <table:table-cell ns41:value-type="string" table:style-name="TL RowHeader" office:value-type="string">
            <text:p>Wonseradeel</text:p>
          </table:table-cell>
          <table:table-cell/>
          <table:table-cell ns41:value-type="float" table:style-name="TL Data" office:value="11570" office:value-type="float">
            <text:p>11570</text:p>
          </table:table-cell>
          <table:table-cell ns41:value-type="float" table:style-name="TL Data" office:value="150" office:value-type="float">
            <text:p>150</text:p>
          </table:table-cell>
          <table:table-cell ns41:value-type="float" table:style-name="TL Data" office:value="11305" office:value-type="float">
            <text:p>11305</text:p>
          </table:table-cell>
          <table:table-cell ns41:value-type="float" table:style-name="TL Data" office:value="115" office:value-type="float">
            <text:p>115</text:p>
          </table:table-cell>
          <table:table-cell ns41:value-type="float" table:style-name="TL Data" office:value="2855" office:value-type="float">
            <text:p>2855</text:p>
          </table:table-cell>
          <table:table-cell ns41:value-type="float" table:style-name="TL Data" office:value="2745" office:value-type="float">
            <text:p>2745</text:p>
          </table:table-cell>
          <table:table-cell ns41:value-type="float" table:style-name="TL Data" office:value="15" office:value-type="float">
            <text:p>15</text:p>
          </table:table-cell>
          <table:table-cell ns41:value-type="float" table:style-name="TL Data" office:value="95" office:value-type="float">
            <text:p>95</text:p>
          </table:table-cell>
          <table:table-cell ns41:value-type="float" table:style-name="TL Data" office:value="10965" office:value-type="float">
            <text:p>10965</text:p>
          </table:table-cell>
          <table:table-cell ns41:value-type="float" table:style-name="TL Data" office:value="384" office:value-type="float">
            <text:p>384</text:p>
          </table:table-cell>
          <table:table-cell ns41:value-type="float" table:style-name="TL Data" office:value="455" office:value-type="float">
            <text:p>45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00" office:value-type="float">
            <text:p>100</text:p>
          </table:table-cell>
          <table:table-cell ns41:value-type="string" table:style-name="TL RowHeader" office:value-type="string">
            <text:p>Workum</text:p>
          </table:table-cell>
          <table:table-cell/>
          <table:table-cell ns41:value-type="float" table:style-name="TL Data" office:value="3935" office:value-type="float">
            <text:p>3935</text:p>
          </table:table-cell>
          <table:table-cell ns41:value-type="float" table:style-name="TL Data" office:value="145" office:value-type="float">
            <text:p>145</text:p>
          </table:table-cell>
          <table:table-cell ns41:value-type="float" table:style-name="TL Data" office:value="3735" office:value-type="float">
            <text:p>3735</text:p>
          </table:table-cell>
          <table:table-cell ns41:value-type="float" table:style-name="TL Data" office:value="55" office:value-type="float">
            <text:p>55</text:p>
          </table:table-cell>
          <table:table-cell ns41:value-type="float" table:style-name="TL Data" office:value="940" office:value-type="float">
            <text:p>940</text:p>
          </table:table-cell>
          <table:table-cell ns41:value-type="float" table:style-name="TL Data" office:value="895" office:value-type="float">
            <text:p>89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3630" office:value-type="float">
            <text:p>3630</text:p>
          </table:table-cell>
          <table:table-cell ns41:value-type="float" table:style-name="TL Data" office:value="386" office:value-type="float">
            <text:p>386</text:p>
          </table:table-cell>
          <table:table-cell ns41:value-type="float" table:style-name="TL Data" office:value="160" office:value-type="float">
            <text:p>160</text:p>
          </table:table-cell>
          <table:table-cell table:style-name="TL Data"/>
          <table:table-cell table:number-columns-repeated="1009"/>
        </table:table-row>
        <table:table-row table:style-name="ro6">
          <table:table-cell ns41:value-type="float" table:style-name="TL RowHeader" office:value="101" office:value-type="float">
            <text:p>101</text:p>
          </table:table-cell>
          <table:table-cell ns41:value-type="string" table:style-name="TL RowHeader" office:value-type="string">
            <text:p>Wymbritseradeel</text:p>
          </table:table-cell>
          <table:table-cell/>
          <table:table-cell ns41:value-type="float" table:style-name="TL Data" office:value="10420" office:value-type="float">
            <text:p>10420</text:p>
          </table:table-cell>
          <table:table-cell ns41:value-type="float" table:style-name="TL Data" office:value="55" office:value-type="float">
            <text:p>55</text:p>
          </table:table-cell>
          <table:table-cell ns41:value-type="float" table:style-name="TL Data" office:value="10270" office:value-type="float">
            <text:p>10270</text:p>
          </table:table-cell>
          <table:table-cell ns41:value-type="float" table:style-name="TL Data" office:value="95" office:value-type="float">
            <text:p>95</text:p>
          </table:table-cell>
          <table:table-cell ns41:value-type="float" table:style-name="TL Data" office:value="2475" office:value-type="float">
            <text:p>2475</text:p>
          </table:table-cell>
          <table:table-cell ns41:value-type="float" table:style-name="TL Data" office:value="2395" office:value-type="float">
            <text:p>2395</text:p>
          </table:table-cell>
          <table:table-cell ns41:value-type="float" table:style-name="TL Data" office:value="5" office:value-type="float">
            <text:p>5</text:p>
          </table:table-cell>
          <table:table-cell ns41:value-type="float" table:style-name="TL Data" office:value="75" office:value-type="float">
            <text:p>75</text:p>
          </table:table-cell>
          <table:table-cell ns41:value-type="float" table:style-name="TL Data" office:value="9975" office:value-type="float">
            <text:p>9975</text:p>
          </table:table-cell>
          <table:table-cell ns41:value-type="float" table:style-name="TL Data" office:value="403" office:value-type="float">
            <text:p>403</text:p>
          </table:table-cell>
          <table:table-cell ns41:value-type="float" table:style-name="TL Data" office:value="390" office:value-type="float">
            <text:p>3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02" office:value-type="float">
            <text:p>102</text:p>
          </table:table-cell>
          <table:table-cell ns41:value-type="string" table:style-name="TL RowHeader" office:value-type="string">
            <text:p>IJlst</text:p>
          </table:table-cell>
          <table:table-cell/>
          <table:table-cell ns41:value-type="float" table:style-name="TL Data" office:value="1965" office:value-type="float">
            <text:p>1965</text:p>
          </table:table-cell>
          <table:table-cell table:style-name="TL Data"/>
          <table:table-cell ns41:value-type="float" table:style-name="TL Data" office:value="1955" office:value-type="float">
            <text:p>1955</text:p>
          </table:table-cell>
          <table:table-cell ns41:value-type="float" table:style-name="TL Data" office:value="15" office:value-type="float">
            <text:p>15</text:p>
          </table:table-cell>
          <table:table-cell ns41:value-type="float" table:style-name="TL Data" office:value="495" office:value-type="float">
            <text:p>495</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910" office:value-type="float">
            <text:p>1910</text:p>
          </table:table-cell>
          <table:table-cell ns41:value-type="float" table:style-name="TL Data" office:value="388" office:value-type="float">
            <text:p>388</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105" office:value-type="float">
            <text:p>105</text:p>
          </table:table-cell>
          <table:table-cell ns41:value-type="string" table:style-name="TL RowHeader" office:value-type="string">
            <text:p>Anloo</text:p>
          </table:table-cell>
          <table:table-cell/>
          <table:table-cell ns41:value-type="float" table:style-name="TL Data" office:value="5790" office:value-type="float">
            <text:p>5790</text:p>
          </table:table-cell>
          <table:table-cell table:style-name="TL Data"/>
          <table:table-cell ns41:value-type="float" table:style-name="TL Data" office:value="5770" office:value-type="float">
            <text:p>5770</text:p>
          </table:table-cell>
          <table:table-cell ns41:value-type="float" table:style-name="TL Data" office:value="20" office:value-type="float">
            <text:p>20</text:p>
          </table:table-cell>
          <table:table-cell ns41:value-type="float" table:style-name="TL Data" office:value="1595" office:value-type="float">
            <text:p>1595</text:p>
          </table:table-cell>
          <table:table-cell ns41:value-type="float" table:style-name="TL Data" office:value="1495" office:value-type="float">
            <text:p>1495</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5635" office:value-type="float">
            <text:p>5635</text:p>
          </table:table-cell>
          <table:table-cell ns41:value-type="float" table:style-name="TL Data" office:value="353" office:value-type="float">
            <text:p>353</text:p>
          </table:table-cell>
          <table:table-cell ns41:value-type="float" table:style-name="TL Data" office:value="155" office:value-type="float">
            <text:p>15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06" office:value-type="float">
            <text:p>106</text:p>
          </table:table-cell>
          <table:table-cell ns41:value-type="string" table:style-name="TL RowHeader" office:value-type="string">
            <text:p>Assen</text:p>
          </table:table-cell>
          <table:table-cell/>
          <table:table-cell ns41:value-type="float" table:style-name="TL Data" office:value="40655" office:value-type="float">
            <text:p>40655</text:p>
          </table:table-cell>
          <table:table-cell ns41:value-type="float" table:style-name="TL Data" office:value="2440" office:value-type="float">
            <text:p>2440</text:p>
          </table:table-cell>
          <table:table-cell ns41:value-type="float" table:style-name="TL Data" office:value="37970" office:value-type="float">
            <text:p>37970</text:p>
          </table:table-cell>
          <table:table-cell ns41:value-type="float" table:style-name="TL Data" office:value="245" office:value-type="float">
            <text:p>245</text:p>
          </table:table-cell>
          <table:table-cell ns41:value-type="float" table:style-name="TL Data" office:value="10050" office:value-type="float">
            <text:p>10050</text:p>
          </table:table-cell>
          <table:table-cell ns41:value-type="float" table:style-name="TL Data" office:value="9665" office:value-type="float">
            <text:p>9665</text:p>
          </table:table-cell>
          <table:table-cell ns41:value-type="float" table:style-name="TL Data" office:value="55" office:value-type="float">
            <text:p>55</text:p>
          </table:table-cell>
          <table:table-cell ns41:value-type="float" table:style-name="TL Data" office:value="330" office:value-type="float">
            <text:p>330</text:p>
          </table:table-cell>
          <table:table-cell ns41:value-type="float" table:style-name="TL Data" office:value="36400" office:value-type="float">
            <text:p>36400</text:p>
          </table:table-cell>
          <table:table-cell ns41:value-type="float" table:style-name="TL Data" office:value="362" office:value-type="float">
            <text:p>362</text:p>
          </table:table-cell>
          <table:table-cell ns41:value-type="float" table:style-name="TL Data" office:value="1815" office:value-type="float">
            <text:p>1815</text:p>
          </table:table-cell>
          <table:table-cell ns41:value-type="float" table:style-name="TL Data" office:value="330" office:value-type="float">
            <text:p>330</text:p>
          </table:table-cell>
          <table:table-cell table:number-columns-repeated="1009"/>
        </table:table-row>
        <table:table-row table:style-name="ro6">
          <table:table-cell ns41:value-type="float" table:style-name="TL RowHeader" office:value="107" office:value-type="float">
            <text:p>107</text:p>
          </table:table-cell>
          <table:table-cell ns41:value-type="string" table:style-name="TL RowHeader" office:value-type="string">
            <text:p>Beilen</text:p>
          </table:table-cell>
          <table:table-cell/>
          <table:table-cell ns41:value-type="float" table:style-name="TL Data" office:value="12335" office:value-type="float">
            <text:p>12335</text:p>
          </table:table-cell>
          <table:table-cell ns41:value-type="float" table:style-name="TL Data" office:value="585" office:value-type="float">
            <text:p>585</text:p>
          </table:table-cell>
          <table:table-cell ns41:value-type="float" table:style-name="TL Data" office:value="11695" office:value-type="float">
            <text:p>11695</text:p>
          </table:table-cell>
          <table:table-cell ns41:value-type="float" table:style-name="TL Data" office:value="60" office:value-type="float">
            <text:p>60</text:p>
          </table:table-cell>
          <table:table-cell ns41:value-type="float" table:style-name="TL Data" office:value="2945" office:value-type="float">
            <text:p>2945</text:p>
          </table:table-cell>
          <table:table-cell ns41:value-type="float" table:style-name="TL Data" office:value="2755" office:value-type="float">
            <text:p>2755</text:p>
          </table:table-cell>
          <table:table-cell ns41:value-type="float" table:style-name="TL Data" office:value="115" office:value-type="float">
            <text:p>115</text:p>
          </table:table-cell>
          <table:table-cell ns41:value-type="float" table:style-name="TL Data" office:value="75" office:value-type="float">
            <text:p>75</text:p>
          </table:table-cell>
          <table:table-cell ns41:value-type="float" table:style-name="TL Data" office:value="11490" office:value-type="float">
            <text:p>11490</text:p>
          </table:table-cell>
          <table:table-cell ns41:value-type="float" table:style-name="TL Data" office:value="390" office:value-type="float">
            <text:p>390</text:p>
          </table:table-cell>
          <table:table-cell ns41:value-type="float" table:style-name="TL Data" office:value="260" office:value-type="float">
            <text:p>26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08" office:value-type="float">
            <text:p>108</text:p>
          </table:table-cell>
          <table:table-cell ns41:value-type="string" table:style-name="TL RowHeader" office:value-type="string">
            <text:p>Borger</text:p>
          </table:table-cell>
          <table:table-cell/>
          <table:table-cell ns41:value-type="float" table:style-name="TL Data" office:value="11070" office:value-type="float">
            <text:p>11070</text:p>
          </table:table-cell>
          <table:table-cell ns41:value-type="float" table:style-name="TL Data" office:value="85" office:value-type="float">
            <text:p>85</text:p>
          </table:table-cell>
          <table:table-cell ns41:value-type="float" table:style-name="TL Data" office:value="10920" office:value-type="float">
            <text:p>10920</text:p>
          </table:table-cell>
          <table:table-cell ns41:value-type="float" table:style-name="TL Data" office:value="60" office:value-type="float">
            <text:p>60</text:p>
          </table:table-cell>
          <table:table-cell ns41:value-type="float" table:style-name="TL Data" office:value="2990" office:value-type="float">
            <text:p>2990</text:p>
          </table:table-cell>
          <table:table-cell ns41:value-type="float" table:style-name="TL Data" office:value="2830" office:value-type="float">
            <text:p>2830</text:p>
          </table:table-cell>
          <table:table-cell ns41:value-type="float" table:style-name="TL Data" office:value="80" office:value-type="float">
            <text:p>80</text:p>
          </table:table-cell>
          <table:table-cell ns41:value-type="float" table:style-name="TL Data" office:value="85" office:value-type="float">
            <text:p>85</text:p>
          </table:table-cell>
          <table:table-cell ns41:value-type="float" table:style-name="TL Data" office:value="10680" office:value-type="float">
            <text:p>10680</text:p>
          </table:table-cell>
          <table:table-cell ns41:value-type="float" table:style-name="TL Data" office:value="357" office:value-type="float">
            <text:p>357</text:p>
          </table:table-cell>
          <table:table-cell ns41:value-type="float" table:style-name="TL Data" office:value="305" office:value-type="float">
            <text:p>30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09" office:value-type="float">
            <text:p>109</text:p>
          </table:table-cell>
          <table:table-cell ns41:value-type="string" table:style-name="TL RowHeader" office:value-type="string">
            <text:p>Coevorden</text:p>
          </table:table-cell>
          <table:table-cell/>
          <table:table-cell ns41:value-type="float" table:style-name="TL Data" office:value="12660" office:value-type="float">
            <text:p>12660</text:p>
          </table:table-cell>
          <table:table-cell ns41:value-type="float" table:style-name="TL Data" office:value="440" office:value-type="float">
            <text:p>440</text:p>
          </table:table-cell>
          <table:table-cell ns41:value-type="float" table:style-name="TL Data" office:value="12055" office:value-type="float">
            <text:p>12055</text:p>
          </table:table-cell>
          <table:table-cell ns41:value-type="float" table:style-name="TL Data" office:value="170" office:value-type="float">
            <text:p>170</text:p>
          </table:table-cell>
          <table:table-cell ns41:value-type="float" table:style-name="TL Data" office:value="3070" office:value-type="float">
            <text:p>3070</text:p>
          </table:table-cell>
          <table:table-cell ns41:value-type="float" table:style-name="TL Data" office:value="2950" office:value-type="float">
            <text:p>2950</text:p>
          </table:table-cell>
          <table:table-cell ns41:value-type="float" table:style-name="TL Data" office:value="50" office:value-type="float">
            <text:p>50</text:p>
          </table:table-cell>
          <table:table-cell ns41:value-type="float" table:style-name="TL Data" office:value="70" office:value-type="float">
            <text:p>70</text:p>
          </table:table-cell>
          <table:table-cell ns41:value-type="float" table:style-name="TL Data" office:value="11935" office:value-type="float">
            <text:p>11935</text:p>
          </table:table-cell>
          <table:table-cell ns41:value-type="float" table:style-name="TL Data" office:value="389" office:value-type="float">
            <text:p>389</text:p>
          </table:table-cell>
          <table:table-cell ns41:value-type="float" table:style-name="TL Data" office:value="285" office:value-type="float">
            <text:p>28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110" office:value-type="float">
            <text:p>110</text:p>
          </table:table-cell>
          <table:table-cell ns41:value-type="string" table:style-name="TL RowHeader" office:value-type="string">
            <text:p>Dalen</text:p>
          </table:table-cell>
          <table:table-cell/>
          <table:table-cell ns41:value-type="float" table:style-name="TL Data" office:value="4590" office:value-type="float">
            <text:p>4590</text:p>
          </table:table-cell>
          <table:table-cell table:style-name="TL Data"/>
          <table:table-cell ns41:value-type="float" table:style-name="TL Data" office:value="4565" office:value-type="float">
            <text:p>4565</text:p>
          </table:table-cell>
          <table:table-cell ns41:value-type="float" table:style-name="TL Data" office:value="30" office:value-type="float">
            <text:p>30</text:p>
          </table:table-cell>
          <table:table-cell ns41:value-type="float" table:style-name="TL Data" office:value="1120" office:value-type="float">
            <text:p>1120</text:p>
          </table:table-cell>
          <table:table-cell ns41:value-type="float" table:style-name="TL Data" office:value="1010" office:value-type="float">
            <text:p>1010</text:p>
          </table:table-cell>
          <table:table-cell ns41:value-type="float" table:style-name="TL Data" office:value="85" office:value-type="float">
            <text:p>85</text:p>
          </table:table-cell>
          <table:table-cell ns41:value-type="float" table:style-name="TL Data" office:value="25" office:value-type="float">
            <text:p>25</text:p>
          </table:table-cell>
          <table:table-cell ns41:value-type="float" table:style-name="TL Data" office:value="4515" office:value-type="float">
            <text:p>4515</text:p>
          </table:table-cell>
          <table:table-cell ns41:value-type="float" table:style-name="TL Data" office:value="402" office:value-type="float">
            <text:p>402</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111" office:value-type="float">
            <text:p>111</text:p>
          </table:table-cell>
          <table:table-cell ns41:value-type="string" table:style-name="TL RowHeader" office:value-type="string">
            <text:p>Diever</text:p>
          </table:table-cell>
          <table:table-cell/>
          <table:table-cell ns41:value-type="float" table:style-name="TL Data" office:value="3120" office:value-type="float">
            <text:p>3120</text:p>
          </table:table-cell>
          <table:table-cell ns41:value-type="float" table:style-name="TL Data" office:value="10" office:value-type="float">
            <text:p>10</text:p>
          </table:table-cell>
          <table:table-cell ns41:value-type="float" table:style-name="TL Data" office:value="3055" office:value-type="float">
            <text:p>3055</text:p>
          </table:table-cell>
          <table:table-cell ns41:value-type="float" table:style-name="TL Data" office:value="55" office:value-type="float">
            <text:p>55</text:p>
          </table:table-cell>
          <table:table-cell ns41:value-type="float" table:style-name="TL Data" office:value="820" office:value-type="float">
            <text:p>820</text:p>
          </table:table-cell>
          <table:table-cell ns41:value-type="float" table:style-name="TL Data" office:value="775" office:value-type="float">
            <text:p>77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010" office:value-type="float">
            <text:p>3010</text:p>
          </table:table-cell>
          <table:table-cell ns41:value-type="float" table:style-name="TL Data" office:value="367" office:value-type="float">
            <text:p>367</text:p>
          </table:table-cell>
          <table:table-cell ns41:value-type="float" table:style-name="TL Data" office:value="105" office:value-type="float">
            <text:p>10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12" office:value-type="float">
            <text:p>112</text:p>
          </table:table-cell>
          <table:table-cell ns41:value-type="string" table:style-name="TL RowHeader" office:value-type="string">
            <text:p>Dwingeloo</text:p>
          </table:table-cell>
          <table:table-cell/>
          <table:table-cell ns41:value-type="float" table:style-name="TL Data" office:value="3275" office:value-type="float">
            <text:p>3275</text:p>
          </table:table-cell>
          <table:table-cell table:style-name="TL Data"/>
          <table:table-cell ns41:value-type="float" table:style-name="TL Data" office:value="3265" office:value-type="float">
            <text:p>3265</text:p>
          </table:table-cell>
          <table:table-cell ns41:value-type="float" table:style-name="TL Data" office:value="10" office:value-type="float">
            <text:p>10</text:p>
          </table:table-cell>
          <table:table-cell ns41:value-type="float" table:style-name="TL Data" office:value="880" office:value-type="float">
            <text:p>880</text:p>
          </table:table-cell>
          <table:table-cell ns41:value-type="float" table:style-name="TL Data" office:value="820" office:value-type="float">
            <text:p>820</text:p>
          </table:table-cell>
          <table:table-cell ns41:value-type="float" office:value="30" table:style-name="TL Data" table:number-columns-repeated="2" office:value-type="float">
            <text:p>30</text:p>
          </table:table-cell>
          <table:table-cell ns41:value-type="float" table:style-name="TL Data" office:value="3175" office:value-type="float">
            <text:p>3175</text:p>
          </table:table-cell>
          <table:table-cell ns41:value-type="float" table:style-name="TL Data" office:value="361" office:value-type="float">
            <text:p>361</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13" office:value-type="float">
            <text:p>113</text:p>
          </table:table-cell>
          <table:table-cell ns41:value-type="string" table:style-name="TL RowHeader" office:value-type="string">
            <text:p>Eelde</text:p>
          </table:table-cell>
          <table:table-cell/>
          <table:table-cell ns41:value-type="float" table:style-name="TL Data" office:value="8285" office:value-type="float">
            <text:p>8285</text:p>
          </table:table-cell>
          <table:table-cell ns41:value-type="float" table:style-name="TL Data" office:value="150" office:value-type="float">
            <text:p>150</text:p>
          </table:table-cell>
          <table:table-cell ns41:value-type="float" table:style-name="TL Data" office:value="8095" office:value-type="float">
            <text:p>8095</text:p>
          </table:table-cell>
          <table:table-cell ns41:value-type="float" table:style-name="TL Data" office:value="40" office:value-type="float">
            <text:p>40</text:p>
          </table:table-cell>
          <table:table-cell ns41:value-type="float" table:style-name="TL Data" office:value="2185" office:value-type="float">
            <text:p>2185</text:p>
          </table:table-cell>
          <table:table-cell ns41:value-type="float" table:style-name="TL Data" office:value="2095" office:value-type="float">
            <text:p>2095</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7920" office:value-type="float">
            <text:p>7920</text:p>
          </table:table-cell>
          <table:table-cell ns41:value-type="float" table:style-name="TL Data" office:value="362" office:value-type="float">
            <text:p>362</text:p>
          </table:table-cell>
          <table:table-cell ns41:value-type="float" table:style-name="TL Data" office:value="220" office:value-type="float">
            <text:p>22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14" office:value-type="float">
            <text:p>114</text:p>
          </table:table-cell>
          <table:table-cell ns41:value-type="string" table:style-name="TL RowHeader" office:value-type="string">
            <text:p>Emmen</text:p>
          </table:table-cell>
          <table:table-cell/>
          <table:table-cell ns41:value-type="float" table:style-name="TL Data" office:value="80600" office:value-type="float">
            <text:p>80600</text:p>
          </table:table-cell>
          <table:table-cell ns41:value-type="float" table:style-name="TL Data" office:value="700" office:value-type="float">
            <text:p>700</text:p>
          </table:table-cell>
          <table:table-cell ns41:value-type="float" table:style-name="TL Data" office:value="79105" office:value-type="float">
            <text:p>79105</text:p>
          </table:table-cell>
          <table:table-cell ns41:value-type="float" table:style-name="TL Data" office:value="795" office:value-type="float">
            <text:p>795</text:p>
          </table:table-cell>
          <table:table-cell ns41:value-type="float" table:style-name="TL Data" office:value="20405" office:value-type="float">
            <text:p>20405</text:p>
          </table:table-cell>
          <table:table-cell ns41:value-type="float" table:style-name="TL Data" office:value="19670" office:value-type="float">
            <text:p>19670</text:p>
          </table:table-cell>
          <table:table-cell ns41:value-type="float" table:style-name="TL Data" office:value="350" office:value-type="float">
            <text:p>350</text:p>
          </table:table-cell>
          <table:table-cell ns41:value-type="float" table:style-name="TL Data" office:value="390" office:value-type="float">
            <text:p>390</text:p>
          </table:table-cell>
          <table:table-cell ns41:value-type="float" table:style-name="TL Data" office:value="78065" office:value-type="float">
            <text:p>78065</text:p>
          </table:table-cell>
          <table:table-cell ns41:value-type="float" table:style-name="TL Data" office:value="383" office:value-type="float">
            <text:p>383</text:p>
          </table:table-cell>
          <table:table-cell ns41:value-type="float" table:style-name="TL Data" office:value="1835" office:value-type="float">
            <text:p>1835</text:p>
          </table:table-cell>
          <table:table-cell ns41:value-type="float" table:style-name="TL Data" office:value="265" office:value-type="float">
            <text:p>265</text:p>
          </table:table-cell>
          <table:table-cell table:number-columns-repeated="1009"/>
        </table:table-row>
        <table:table-row table:style-name="ro6">
          <table:table-cell ns41:value-type="float" table:style-name="TL RowHeader" office:value="115" office:value-type="float">
            <text:p>115</text:p>
          </table:table-cell>
          <table:table-cell ns41:value-type="string" table:style-name="TL RowHeader" office:value-type="string">
            <text:p>Gasselte</text:p>
          </table:table-cell>
          <table:table-cell/>
          <table:table-cell ns41:value-type="float" table:style-name="TL Data" office:value="3830" office:value-type="float">
            <text:p>3830</text:p>
          </table:table-cell>
          <table:table-cell table:style-name="TL Data"/>
          <table:table-cell ns41:value-type="float" table:style-name="TL Data" office:value="3810" office:value-type="float">
            <text:p>3810</text:p>
          </table:table-cell>
          <table:table-cell ns41:value-type="float" table:style-name="TL Data" office:value="20" office:value-type="float">
            <text:p>20</text:p>
          </table:table-cell>
          <table:table-cell ns41:value-type="float" table:style-name="TL Data" office:value="1070" office:value-type="float">
            <text:p>1070</text:p>
          </table:table-cell>
          <table:table-cell ns41:value-type="float" table:style-name="TL Data" office:value="1015" office:value-type="float">
            <text:p>101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715" office:value-type="float">
            <text:p>3715</text:p>
          </table:table-cell>
          <table:table-cell ns41:value-type="float" table:style-name="TL Data" office:value="348" office:value-type="float">
            <text:p>348</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16" office:value-type="float">
            <text:p>116</text:p>
          </table:table-cell>
          <table:table-cell ns41:value-type="string" table:style-name="TL RowHeader" office:value-type="string">
            <text:p>Gieten</text:p>
          </table:table-cell>
          <table:table-cell/>
          <table:table-cell ns41:value-type="float" table:style-name="TL Data" office:value="4880" office:value-type="float">
            <text:p>4880</text:p>
          </table:table-cell>
          <table:table-cell table:style-name="TL Data"/>
          <table:table-cell ns41:value-type="float" table:style-name="TL Data" office:value="4875" office:value-type="float">
            <text:p>4875</text:p>
          </table:table-cell>
          <table:table-cell ns41:value-type="float" table:style-name="TL Data" office:value="10" office:value-type="float">
            <text:p>10</text:p>
          </table:table-cell>
          <table:table-cell ns41:value-type="float" table:style-name="TL Data" office:value="1380" office:value-type="float">
            <text:p>1380</text:p>
          </table:table-cell>
          <table:table-cell ns41:value-type="float" table:style-name="TL Data" office:value="1320" office:value-type="float">
            <text:p>132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4735" office:value-type="float">
            <text:p>4735</text:p>
          </table:table-cell>
          <table:table-cell ns41:value-type="float" table:style-name="TL Data" office:value="344" office:value-type="float">
            <text:p>344</text:p>
          </table:table-cell>
          <table:table-cell ns41:value-type="float" table:style-name="TL Data" office:value="145" office:value-type="float">
            <text:p>1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17" office:value-type="float">
            <text:p>117</text:p>
          </table:table-cell>
          <table:table-cell ns41:value-type="string" table:style-name="TL RowHeader" office:value-type="string">
            <text:p>Havelte</text:p>
          </table:table-cell>
          <table:table-cell/>
          <table:table-cell ns41:value-type="float" table:style-name="TL Data" office:value="5115" office:value-type="float">
            <text:p>5115</text:p>
          </table:table-cell>
          <table:table-cell ns41:value-type="float" table:style-name="TL Data" office:value="85" office:value-type="float">
            <text:p>85</text:p>
          </table:table-cell>
          <table:table-cell ns41:value-type="float" table:style-name="TL Data" office:value="4975" office:value-type="float">
            <text:p>4975</text:p>
          </table:table-cell>
          <table:table-cell ns41:value-type="float" table:style-name="TL Data" office:value="55" office:value-type="float">
            <text:p>55</text:p>
          </table:table-cell>
          <table:table-cell ns41:value-type="float" table:style-name="TL Data" office:value="1335" office:value-type="float">
            <text:p>1335</text:p>
          </table:table-cell>
          <table:table-cell ns41:value-type="float" table:style-name="TL Data" office:value="1255" office:value-type="float">
            <text:p>125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4880" office:value-type="float">
            <text:p>4880</text:p>
          </table:table-cell>
          <table:table-cell ns41:value-type="float" table:style-name="TL Data" office:value="366" office:value-type="float">
            <text:p>366</text:p>
          </table:table-cell>
          <table:table-cell ns41:value-type="float" table:style-name="TL Data" office:value="150" office:value-type="float">
            <text:p>15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18" office:value-type="float">
            <text:p>118</text:p>
          </table:table-cell>
          <table:table-cell ns41:value-type="string" table:style-name="TL RowHeader" office:value-type="string">
            <text:p>Hoogeveen</text:p>
          </table:table-cell>
          <table:table-cell/>
          <table:table-cell ns41:value-type="float" table:style-name="TL Data" office:value="38455" office:value-type="float">
            <text:p>38455</text:p>
          </table:table-cell>
          <table:table-cell ns41:value-type="float" table:style-name="TL Data" office:value="435" office:value-type="float">
            <text:p>435</text:p>
          </table:table-cell>
          <table:table-cell ns41:value-type="float" table:style-name="TL Data" office:value="37020" office:value-type="float">
            <text:p>37020</text:p>
          </table:table-cell>
          <table:table-cell ns41:value-type="float" table:style-name="TL Data" office:value="1000" office:value-type="float">
            <text:p>1000</text:p>
          </table:table-cell>
          <table:table-cell ns41:value-type="float" table:style-name="TL Data" office:value="9425" office:value-type="float">
            <text:p>9425</text:p>
          </table:table-cell>
          <table:table-cell ns41:value-type="float" table:style-name="TL Data" office:value="9125" office:value-type="float">
            <text:p>9125</text:p>
          </table:table-cell>
          <table:table-cell ns41:value-type="float" table:style-name="TL Data" office:value="90" office:value-type="float">
            <text:p>90</text:p>
          </table:table-cell>
          <table:table-cell ns41:value-type="float" table:style-name="TL Data" office:value="210" office:value-type="float">
            <text:p>210</text:p>
          </table:table-cell>
          <table:table-cell ns41:value-type="float" table:style-name="TL Data" office:value="36910" office:value-type="float">
            <text:p>36910</text:p>
          </table:table-cell>
          <table:table-cell ns41:value-type="float" table:style-name="TL Data" office:value="392" office:value-type="float">
            <text:p>392</text:p>
          </table:table-cell>
          <table:table-cell ns41:value-type="float" table:style-name="TL Data" office:value="1110" office:value-type="float">
            <text:p>1110</text:p>
          </table:table-cell>
          <table:table-cell ns41:value-type="float" table:style-name="TL Data" office:value="130" office:value-type="float">
            <text:p>130</text:p>
          </table:table-cell>
          <table:table-cell table:number-columns-repeated="1009"/>
        </table:table-row>
        <table:table-row table:style-name="ro6">
          <table:table-cell ns41:value-type="float" table:style-name="TL RowHeader" office:value="119" office:value-type="float">
            <text:p>119</text:p>
          </table:table-cell>
          <table:table-cell ns41:value-type="string" table:style-name="TL RowHeader" office:value-type="string">
            <text:p>Meppel</text:p>
          </table:table-cell>
          <table:table-cell/>
          <table:table-cell ns41:value-type="float" table:style-name="TL Data" office:value="19730" office:value-type="float">
            <text:p>19730</text:p>
          </table:table-cell>
          <table:table-cell ns41:value-type="float" table:style-name="TL Data" office:value="570" office:value-type="float">
            <text:p>570</text:p>
          </table:table-cell>
          <table:table-cell ns41:value-type="float" table:style-name="TL Data" office:value="18895" office:value-type="float">
            <text:p>18895</text:p>
          </table:table-cell>
          <table:table-cell ns41:value-type="float" table:style-name="TL Data" office:value="260" office:value-type="float">
            <text:p>260</text:p>
          </table:table-cell>
          <table:table-cell ns41:value-type="float" table:style-name="TL Data" office:value="5300" office:value-type="float">
            <text:p>5300</text:p>
          </table:table-cell>
          <table:table-cell ns41:value-type="float" table:style-name="TL Data" office:value="5145" office:value-type="float">
            <text:p>5145</text:p>
          </table:table-cell>
          <table:table-cell ns41:value-type="float" table:style-name="TL Data" office:value="40" office:value-type="float">
            <text:p>40</text:p>
          </table:table-cell>
          <table:table-cell ns41:value-type="float" table:style-name="TL Data" office:value="115" office:value-type="float">
            <text:p>115</text:p>
          </table:table-cell>
          <table:table-cell ns41:value-type="float" table:style-name="TL Data" office:value="18235" office:value-type="float">
            <text:p>18235</text:p>
          </table:table-cell>
          <table:table-cell ns41:value-type="float" table:style-name="TL Data" office:value="344" office:value-type="float">
            <text:p>344</text:p>
          </table:table-cell>
          <table:table-cell ns41:value-type="float" table:style-name="TL Data" office:value="925" office:value-type="float">
            <text:p>92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120" office:value-type="float">
            <text:p>120</text:p>
          </table:table-cell>
          <table:table-cell ns41:value-type="string" table:style-name="TL RowHeader" office:value-type="string">
            <text:p>Norg</text:p>
          </table:table-cell>
          <table:table-cell/>
          <table:table-cell ns41:value-type="float" table:style-name="TL Data" office:value="5365" office:value-type="float">
            <text:p>5365</text:p>
          </table:table-cell>
          <table:table-cell ns41:value-type="float" table:style-name="TL Data" office:value="45" office:value-type="float">
            <text:p>45</text:p>
          </table:table-cell>
          <table:table-cell ns41:value-type="float" table:style-name="TL Data" office:value="5250" office:value-type="float">
            <text:p>5250</text:p>
          </table:table-cell>
          <table:table-cell ns41:value-type="float" table:style-name="TL Data" office:value="70" office:value-type="float">
            <text:p>70</text:p>
          </table:table-cell>
          <table:table-cell ns41:value-type="float" table:style-name="TL Data" office:value="1465" office:value-type="float">
            <text:p>1465</text:p>
          </table:table-cell>
          <table:table-cell ns41:value-type="float" table:style-name="TL Data" office:value="1415" office:value-type="float">
            <text:p>141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125" office:value-type="float">
            <text:p>5125</text:p>
          </table:table-cell>
          <table:table-cell ns41:value-type="float" table:style-name="TL Data" office:value="350" office:value-type="float">
            <text:p>350</text:p>
          </table:table-cell>
          <table:table-cell ns41:value-type="float" table:style-name="TL Data" office:value="195" office:value-type="float">
            <text:p>19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21" office:value-type="float">
            <text:p>121</text:p>
          </table:table-cell>
          <table:table-cell ns41:value-type="string" table:style-name="TL RowHeader" office:value-type="string">
            <text:p>Nijeveen</text:p>
          </table:table-cell>
          <table:table-cell/>
          <table:table-cell ns41:value-type="float" table:style-name="TL Data" office:value="2100" office:value-type="float">
            <text:p>2100</text:p>
          </table:table-cell>
          <table:table-cell table:style-name="TL Data"/>
          <table:table-cell ns41:value-type="float" table:style-name="TL Data" office:value="2100" office:value-type="float">
            <text:p>2100</text:p>
          </table:table-cell>
          <table:table-cell table:style-name="TL Data"/>
          <table:table-cell ns41:value-type="float" table:style-name="TL Data" office:value="530" office:value-type="float">
            <text:p>530</text:p>
          </table:table-cell>
          <table:table-cell ns41:value-type="float" table:style-name="TL Data" office:value="495" office:value-type="float">
            <text:p>49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2055" office:value-type="float">
            <text:p>2055</text:p>
          </table:table-cell>
          <table:table-cell ns41:value-type="float" table:style-name="TL Data" office:value="388" office:value-type="float">
            <text:p>388</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122" office:value-type="float">
            <text:p>122</text:p>
          </table:table-cell>
          <table:table-cell ns41:value-type="string" table:style-name="TL RowHeader" office:value-type="string">
            <text:p>Odoorn</text:p>
          </table:table-cell>
          <table:table-cell/>
          <table:table-cell ns41:value-type="float" table:style-name="TL Data" office:value="11745" office:value-type="float">
            <text:p>11745</text:p>
          </table:table-cell>
          <table:table-cell ns41:value-type="float" table:style-name="TL Data" office:value="30" office:value-type="float">
            <text:p>30</text:p>
          </table:table-cell>
          <table:table-cell ns41:value-type="float" table:style-name="TL Data" office:value="11650" office:value-type="float">
            <text:p>11650</text:p>
          </table:table-cell>
          <table:table-cell ns41:value-type="float" table:style-name="TL Data" office:value="65" office:value-type="float">
            <text:p>65</text:p>
          </table:table-cell>
          <table:table-cell ns41:value-type="float" table:style-name="TL Data" office:value="3240" office:value-type="float">
            <text:p>3240</text:p>
          </table:table-cell>
          <table:table-cell ns41:value-type="float" table:style-name="TL Data" office:value="3100" office:value-type="float">
            <text:p>3100</text:p>
          </table:table-cell>
          <table:table-cell ns41:value-type="float" table:style-name="TL Data" office:value="55" office:value-type="float">
            <text:p>55</text:p>
          </table:table-cell>
          <table:table-cell ns41:value-type="float" table:style-name="TL Data" office:value="85" office:value-type="float">
            <text:p>85</text:p>
          </table:table-cell>
          <table:table-cell ns41:value-type="float" table:style-name="TL Data" office:value="11350" office:value-type="float">
            <text:p>11350</text:p>
          </table:table-cell>
          <table:table-cell ns41:value-type="float" table:style-name="TL Data" office:value="350" office:value-type="float">
            <text:p>350</text:p>
          </table:table-cell>
          <table:table-cell ns41:value-type="float" table:style-name="TL Data" office:value="365" office:value-type="float">
            <text:p>36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23" office:value-type="float">
            <text:p>123</text:p>
          </table:table-cell>
          <table:table-cell ns41:value-type="string" table:style-name="TL RowHeader" office:value-type="string">
            <text:p>Oosterhesselen</text:p>
          </table:table-cell>
          <table:table-cell/>
          <table:table-cell ns41:value-type="float" table:style-name="TL Data" office:value="4230" office:value-type="float">
            <text:p>4230</text:p>
          </table:table-cell>
          <table:table-cell table:style-name="TL Data"/>
          <table:table-cell ns41:value-type="float" table:style-name="TL Data" office:value="4190" office:value-type="float">
            <text:p>4190</text:p>
          </table:table-cell>
          <table:table-cell ns41:value-type="float" table:style-name="TL Data" office:value="40" office:value-type="float">
            <text:p>40</text:p>
          </table:table-cell>
          <table:table-cell ns41:value-type="float" table:style-name="TL Data" office:value="1060" office:value-type="float">
            <text:p>1060</text:p>
          </table:table-cell>
          <table:table-cell ns41:value-type="float" table:style-name="TL Data" office:value="990" office:value-type="float">
            <text:p>990</text:p>
          </table:table-cell>
          <table:table-cell ns41:value-type="float" table:style-name="TL Data" office:value="45" office:value-type="float">
            <text:p>45</text:p>
          </table:table-cell>
          <table:table-cell ns41:value-type="float" table:style-name="TL Data" office:value="25" office:value-type="float">
            <text:p>25</text:p>
          </table:table-cell>
          <table:table-cell ns41:value-type="float" table:style-name="TL Data" office:value="4160" office:value-type="float">
            <text:p>4160</text:p>
          </table:table-cell>
          <table:table-cell ns41:value-type="float" table:style-name="TL Data" office:value="393" office:value-type="float">
            <text:p>393</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24" office:value-type="float">
            <text:p>124</text:p>
          </table:table-cell>
          <table:table-cell ns41:value-type="string" table:style-name="TL RowHeader" office:value-type="string">
            <text:p>Peize</text:p>
          </table:table-cell>
          <table:table-cell/>
          <table:table-cell ns41:value-type="float" table:style-name="TL Data" office:value="3510" office:value-type="float">
            <text:p>3510</text:p>
          </table:table-cell>
          <table:table-cell ns41:value-type="float" table:style-name="TL Data" office:value="5" office:value-type="float">
            <text:p>5</text:p>
          </table:table-cell>
          <table:table-cell ns41:value-type="float" table:style-name="TL Data" office:value="3485" office:value-type="float">
            <text:p>3485</text:p>
          </table:table-cell>
          <table:table-cell ns41:value-type="float" table:style-name="TL Data" office:value="15" office:value-type="float">
            <text:p>15</text:p>
          </table:table-cell>
          <table:table-cell ns41:value-type="float" table:style-name="TL Data" office:value="980" office:value-type="float">
            <text:p>980</text:p>
          </table:table-cell>
          <table:table-cell ns41:value-type="float" table:style-name="TL Data" office:value="920" office:value-type="float">
            <text:p>920</text:p>
          </table:table-cell>
          <table:table-cell ns41:value-type="float" office:value="30" table:style-name="TL Data" table:number-columns-repeated="2" office:value-type="float">
            <text:p>30</text:p>
          </table:table-cell>
          <table:table-cell ns41:value-type="float" table:style-name="TL Data" office:value="3425" office:value-type="float">
            <text:p>3425</text:p>
          </table:table-cell>
          <table:table-cell ns41:value-type="float" table:style-name="TL Data" office:value="350" office:value-type="float">
            <text:p>35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25" office:value-type="float">
            <text:p>125</text:p>
          </table:table-cell>
          <table:table-cell ns41:value-type="string" table:style-name="TL RowHeader" office:value-type="string">
            <text:p>Roden</text:p>
          </table:table-cell>
          <table:table-cell/>
          <table:table-cell ns41:value-type="float" table:style-name="TL Data" office:value="12955" office:value-type="float">
            <text:p>12955</text:p>
          </table:table-cell>
          <table:table-cell ns41:value-type="float" table:style-name="TL Data" office:value="135" office:value-type="float">
            <text:p>135</text:p>
          </table:table-cell>
          <table:table-cell ns41:value-type="float" table:style-name="TL Data" office:value="12765" office:value-type="float">
            <text:p>12765</text:p>
          </table:table-cell>
          <table:table-cell ns41:value-type="float" table:style-name="TL Data" office:value="50" office:value-type="float">
            <text:p>50</text:p>
          </table:table-cell>
          <table:table-cell ns41:value-type="float" table:style-name="TL Data" office:value="3400" office:value-type="float">
            <text:p>3400</text:p>
          </table:table-cell>
          <table:table-cell ns41:value-type="float" table:style-name="TL Data" office:value="3265" office:value-type="float">
            <text:p>3265</text:p>
          </table:table-cell>
          <table:table-cell ns41:value-type="float" table:style-name="TL Data" office:value="45" office:value-type="float">
            <text:p>45</text:p>
          </table:table-cell>
          <table:table-cell ns41:value-type="float" table:style-name="TL Data" office:value="90" office:value-type="float">
            <text:p>90</text:p>
          </table:table-cell>
          <table:table-cell ns41:value-type="float" table:style-name="TL Data" office:value="12470" office:value-type="float">
            <text:p>12470</text:p>
          </table:table-cell>
          <table:table-cell ns41:value-type="float" table:style-name="TL Data" office:value="367" office:value-type="float">
            <text:p>367</text:p>
          </table:table-cell>
          <table:table-cell ns41:value-type="float" table:style-name="TL Data" office:value="345" office:value-type="float">
            <text:p>34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26" office:value-type="float">
            <text:p>126</text:p>
          </table:table-cell>
          <table:table-cell ns41:value-type="string" table:style-name="TL RowHeader" office:value-type="string">
            <text:p>Rolde</text:p>
          </table:table-cell>
          <table:table-cell/>
          <table:table-cell ns41:value-type="float" table:style-name="TL Data" office:value="5210" office:value-type="float">
            <text:p>5210</text:p>
          </table:table-cell>
          <table:table-cell ns41:value-type="float" table:style-name="TL Data" office:value="205" office:value-type="float">
            <text:p>205</text:p>
          </table:table-cell>
          <table:table-cell ns41:value-type="float" table:style-name="TL Data" office:value="4945" office:value-type="float">
            <text:p>4945</text:p>
          </table:table-cell>
          <table:table-cell ns41:value-type="float" table:style-name="TL Data" office:value="60" office:value-type="float">
            <text:p>60</text:p>
          </table:table-cell>
          <table:table-cell ns41:value-type="float" table:style-name="TL Data" office:value="1355" office:value-type="float">
            <text:p>1355</text:p>
          </table:table-cell>
          <table:table-cell ns41:value-type="float" table:style-name="TL Data" office:value="1260" office:value-type="float">
            <text:p>1260</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4875" office:value-type="float">
            <text:p>4875</text:p>
          </table:table-cell>
          <table:table-cell ns41:value-type="float" table:style-name="TL Data" office:value="360" office:value-type="float">
            <text:p>360</text:p>
          </table:table-cell>
          <table:table-cell ns41:value-type="float" table:style-name="TL Data" office:value="130" office:value-type="float">
            <text:p>13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27" office:value-type="float">
            <text:p>127</text:p>
          </table:table-cell>
          <table:table-cell ns41:value-type="string" table:style-name="TL RowHeader" office:value-type="string">
            <text:p>Ruinen</text:p>
          </table:table-cell>
          <table:table-cell/>
          <table:table-cell ns41:value-type="float" table:style-name="TL Data" office:value="6005" office:value-type="float">
            <text:p>6005</text:p>
          </table:table-cell>
          <table:table-cell ns41:value-type="float" table:style-name="TL Data" office:value="75" office:value-type="float">
            <text:p>75</text:p>
          </table:table-cell>
          <table:table-cell ns41:value-type="float" table:style-name="TL Data" office:value="5905" office:value-type="float">
            <text:p>5905</text:p>
          </table:table-cell>
          <table:table-cell ns41:value-type="float" table:style-name="TL Data" office:value="25" office:value-type="float">
            <text:p>25</text:p>
          </table:table-cell>
          <table:table-cell ns41:value-type="float" table:style-name="TL Data" office:value="1530" office:value-type="float">
            <text:p>1530</text:p>
          </table:table-cell>
          <table:table-cell ns41:value-type="float" table:style-name="TL Data" office:value="1425" office:value-type="float">
            <text:p>1425</text:p>
          </table:table-cell>
          <table:table-cell ns41:value-type="float" table:style-name="TL Data" office:value="60" office:value-type="float">
            <text:p>60</text:p>
          </table:table-cell>
          <table:table-cell ns41:value-type="float" table:style-name="TL Data" office:value="40" office:value-type="float">
            <text:p>40</text:p>
          </table:table-cell>
          <table:table-cell ns41:value-type="float" table:style-name="TL Data" office:value="5780" office:value-type="float">
            <text:p>5780</text:p>
          </table:table-cell>
          <table:table-cell ns41:value-type="float" table:style-name="TL Data" office:value="378" office:value-type="float">
            <text:p>378</text:p>
          </table:table-cell>
          <table:table-cell ns41:value-type="float" table:style-name="TL Data" office:value="150" office:value-type="float">
            <text:p>1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28" office:value-type="float">
            <text:p>128</text:p>
          </table:table-cell>
          <table:table-cell ns41:value-type="string" table:style-name="TL RowHeader" office:value-type="string">
            <text:p>Ruinerwold</text:p>
          </table:table-cell>
          <table:table-cell/>
          <table:table-cell ns41:value-type="float" table:style-name="TL Data" office:value="3120" office:value-type="float">
            <text:p>3120</text:p>
          </table:table-cell>
          <table:table-cell ns41:value-type="float" table:style-name="TL Data" office:value="10" office:value-type="float">
            <text:p>10</text:p>
          </table:table-cell>
          <table:table-cell ns41:value-type="float" table:style-name="TL Data" office:value="3115" office:value-type="float">
            <text:p>3115</text:p>
          </table:table-cell>
          <table:table-cell table:style-name="TL Data"/>
          <table:table-cell ns41:value-type="float" table:style-name="TL Data" office:value="790" office:value-type="float">
            <text:p>790</text:p>
          </table:table-cell>
          <table:table-cell ns41:value-type="float" table:style-name="TL Data" office:value="745" office:value-type="float">
            <text:p>745</text:p>
          </table:table-cell>
          <table:table-cell ns41:value-type="float" office:value="25" table:style-name="TL Data" table:number-columns-repeated="2" office:value-type="float">
            <text:p>25</text:p>
          </table:table-cell>
          <table:table-cell ns41:value-type="float" table:style-name="TL Data" office:value="3010" office:value-type="float">
            <text:p>3010</text:p>
          </table:table-cell>
          <table:table-cell ns41:value-type="float" table:style-name="TL Data" office:value="382" office:value-type="float">
            <text:p>382</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29" office:value-type="float">
            <text:p>129</text:p>
          </table:table-cell>
          <table:table-cell ns41:value-type="string" table:style-name="TL RowHeader" office:value-type="string">
            <text:p>Schoonebeek</text:p>
          </table:table-cell>
          <table:table-cell/>
          <table:table-cell ns41:value-type="float" table:style-name="TL Data" office:value="7480" office:value-type="float">
            <text:p>7480</text:p>
          </table:table-cell>
          <table:table-cell ns41:value-type="float" table:style-name="TL Data" office:value="130" office:value-type="float">
            <text:p>130</text:p>
          </table:table-cell>
          <table:table-cell ns41:value-type="float" table:style-name="TL Data" office:value="7290" office:value-type="float">
            <text:p>7290</text:p>
          </table:table-cell>
          <table:table-cell ns41:value-type="float" table:style-name="TL Data" office:value="60" office:value-type="float">
            <text:p>60</text:p>
          </table:table-cell>
          <table:table-cell ns41:value-type="float" table:style-name="TL Data" office:value="1680" office:value-type="float">
            <text:p>1680</text:p>
          </table:table-cell>
          <table:table-cell ns41:value-type="float" table:style-name="TL Data" office:value="1600" office:value-type="float">
            <text:p>1600</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7260" office:value-type="float">
            <text:p>7260</text:p>
          </table:table-cell>
          <table:table-cell ns41:value-type="float" table:style-name="TL Data" office:value="432" office:value-type="float">
            <text:p>432</text:p>
          </table:table-cell>
          <table:table-cell ns41:value-type="float" table:style-name="TL Data" office:value="95" office:value-type="float">
            <text:p>9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30" office:value-type="float">
            <text:p>130</text:p>
          </table:table-cell>
          <table:table-cell ns41:value-type="string" table:style-name="TL RowHeader" office:value-type="string">
            <text:p>Sleen</text:p>
          </table:table-cell>
          <table:table-cell/>
          <table:table-cell ns41:value-type="float" table:style-name="TL Data" office:value="7760" office:value-type="float">
            <text:p>7760</text:p>
          </table:table-cell>
          <table:table-cell ns41:value-type="float" table:style-name="TL Data" office:value="50" office:value-type="float">
            <text:p>50</text:p>
          </table:table-cell>
          <table:table-cell ns41:value-type="float" table:style-name="TL Data" office:value="7685" office:value-type="float">
            <text:p>7685</text:p>
          </table:table-cell>
          <table:table-cell ns41:value-type="float" table:style-name="TL Data" office:value="25" office:value-type="float">
            <text:p>25</text:p>
          </table:table-cell>
          <table:table-cell ns41:value-type="float" table:style-name="TL Data" office:value="1965" office:value-type="float">
            <text:p>1965</text:p>
          </table:table-cell>
          <table:table-cell ns41:value-type="float" table:style-name="TL Data" office:value="1825" office:value-type="float">
            <text:p>1825</text:p>
          </table:table-cell>
          <table:table-cell ns41:value-type="float" table:style-name="TL Data" office:value="100" office:value-type="float">
            <text:p>100</text:p>
          </table:table-cell>
          <table:table-cell ns41:value-type="float" table:style-name="TL Data" office:value="40" office:value-type="float">
            <text:p>40</text:p>
          </table:table-cell>
          <table:table-cell ns41:value-type="float" table:style-name="TL Data" office:value="7570" office:value-type="float">
            <text:p>7570</text:p>
          </table:table-cell>
          <table:table-cell ns41:value-type="float" table:style-name="TL Data" office:value="385" office:value-type="float">
            <text:p>385</text:p>
          </table:table-cell>
          <table:table-cell ns41:value-type="float" table:style-name="TL Data" office:value="145" office:value-type="float">
            <text:p>1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31" office:value-type="float">
            <text:p>131</text:p>
          </table:table-cell>
          <table:table-cell ns41:value-type="string" table:style-name="TL RowHeader" office:value-type="string">
            <text:p>Smilde</text:p>
          </table:table-cell>
          <table:table-cell/>
          <table:table-cell ns41:value-type="float" table:style-name="TL Data" office:value="7620" office:value-type="float">
            <text:p>7620</text:p>
          </table:table-cell>
          <table:table-cell ns41:value-type="float" table:style-name="TL Data" office:value="35" office:value-type="float">
            <text:p>35</text:p>
          </table:table-cell>
          <table:table-cell ns41:value-type="float" table:style-name="TL Data" office:value="7525" office:value-type="float">
            <text:p>7525</text:p>
          </table:table-cell>
          <table:table-cell ns41:value-type="float" table:style-name="TL Data" office:value="55" office:value-type="float">
            <text:p>55</text:p>
          </table:table-cell>
          <table:table-cell ns41:value-type="float" table:style-name="TL Data" office:value="1950" office:value-type="float">
            <text:p>1950</text:p>
          </table:table-cell>
          <table:table-cell ns41:value-type="float" table:style-name="TL Data" office:value="1880" office:value-type="float">
            <text:p>1880</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7385" office:value-type="float">
            <text:p>7385</text:p>
          </table:table-cell>
          <table:table-cell ns41:value-type="float" table:style-name="TL Data" office:value="379" office:value-type="float">
            <text:p>379</text:p>
          </table:table-cell>
          <table:table-cell ns41:value-type="float" table:style-name="TL Data" office:value="195" office:value-type="float">
            <text:p>1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32" office:value-type="float">
            <text:p>132</text:p>
          </table:table-cell>
          <table:table-cell ns41:value-type="string" table:style-name="TL RowHeader" office:value-type="string">
            <text:p>Vledder</text:p>
          </table:table-cell>
          <table:table-cell/>
          <table:table-cell ns41:value-type="float" table:style-name="TL Data" office:value="2930" office:value-type="float">
            <text:p>2930</text:p>
          </table:table-cell>
          <table:table-cell ns41:value-type="float" table:style-name="TL Data" office:value="110" office:value-type="float">
            <text:p>110</text:p>
          </table:table-cell>
          <table:table-cell ns41:value-type="float" table:style-name="TL Data" office:value="2790" office:value-type="float">
            <text:p>2790</text:p>
          </table:table-cell>
          <table:table-cell ns41:value-type="float" table:style-name="TL Data" office:value="30" office:value-type="float">
            <text:p>30</text:p>
          </table:table-cell>
          <table:table-cell ns41:value-type="float" table:style-name="TL Data" office:value="755" office:value-type="float">
            <text:p>755</text:p>
          </table:table-cell>
          <table:table-cell ns41:value-type="float" table:style-name="TL Data" office:value="690" office:value-type="float">
            <text:p>69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2770" office:value-type="float">
            <text:p>2770</text:p>
          </table:table-cell>
          <table:table-cell ns41:value-type="float" table:style-name="TL Data" office:value="367" office:value-type="float">
            <text:p>367</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33" office:value-type="float">
            <text:p>133</text:p>
          </table:table-cell>
          <table:table-cell ns41:value-type="string" table:style-name="TL RowHeader" office:value-type="string">
            <text:p>Vries</text:p>
          </table:table-cell>
          <table:table-cell/>
          <table:table-cell ns41:value-type="float" table:style-name="TL Data" office:value="7815" office:value-type="float">
            <text:p>7815</text:p>
          </table:table-cell>
          <table:table-cell ns41:value-type="float" table:style-name="TL Data" office:value="195" office:value-type="float">
            <text:p>195</text:p>
          </table:table-cell>
          <table:table-cell ns41:value-type="float" table:style-name="TL Data" office:value="7580" office:value-type="float">
            <text:p>7580</text:p>
          </table:table-cell>
          <table:table-cell ns41:value-type="float" table:style-name="TL Data" office:value="40" office:value-type="float">
            <text:p>40</text:p>
          </table:table-cell>
          <table:table-cell ns41:value-type="float" table:style-name="TL Data" office:value="2070" office:value-type="float">
            <text:p>2070</text:p>
          </table:table-cell>
          <table:table-cell ns41:value-type="float" table:style-name="TL Data" office:value="1960" office:value-type="float">
            <text:p>1960</text:p>
          </table:table-cell>
          <table:table-cell ns41:value-type="float" office:value="55" table:style-name="TL Data" table:number-columns-repeated="2" office:value-type="float">
            <text:p>55</text:p>
          </table:table-cell>
          <table:table-cell ns41:value-type="float" table:style-name="TL Data" office:value="7440" office:value-type="float">
            <text:p>7440</text:p>
          </table:table-cell>
          <table:table-cell ns41:value-type="float" table:style-name="TL Data" office:value="359" office:value-type="float">
            <text:p>359</text:p>
          </table:table-cell>
          <table:table-cell ns41:value-type="float" table:style-name="TL Data" office:value="180" office:value-type="float">
            <text:p>18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34" office:value-type="float">
            <text:p>134</text:p>
          </table:table-cell>
          <table:table-cell ns41:value-type="string" table:style-name="TL RowHeader" office:value-type="string">
            <text:p>Westerbork</text:p>
          </table:table-cell>
          <table:table-cell/>
          <table:table-cell ns41:value-type="float" table:style-name="TL Data" office:value="6575" office:value-type="float">
            <text:p>6575</text:p>
          </table:table-cell>
          <table:table-cell ns41:value-type="float" table:style-name="TL Data" office:value="15" office:value-type="float">
            <text:p>15</text:p>
          </table:table-cell>
          <table:table-cell ns41:value-type="float" table:style-name="TL Data" office:value="6540" office:value-type="float">
            <text:p>6540</text:p>
          </table:table-cell>
          <table:table-cell ns41:value-type="float" table:style-name="TL Data" office:value="20" office:value-type="float">
            <text:p>20</text:p>
          </table:table-cell>
          <table:table-cell ns41:value-type="float" table:style-name="TL Data" office:value="1660" office:value-type="float">
            <text:p>1660</text:p>
          </table:table-cell>
          <table:table-cell ns41:value-type="float" table:style-name="TL Data" office:value="1570" office:value-type="float">
            <text:p>1570</text:p>
          </table:table-cell>
          <table:table-cell ns41:value-type="float" table:style-name="TL Data" office:value="55" office:value-type="float">
            <text:p>55</text:p>
          </table:table-cell>
          <table:table-cell ns41:value-type="float" table:style-name="TL Data" office:value="35" office:value-type="float">
            <text:p>35</text:p>
          </table:table-cell>
          <table:table-cell ns41:value-type="float" table:style-name="TL Data" office:value="6430" office:value-type="float">
            <text:p>6430</text:p>
          </table:table-cell>
          <table:table-cell ns41:value-type="float" table:style-name="TL Data" office:value="387" office:value-type="float">
            <text:p>387</text:p>
          </table:table-cell>
          <table:table-cell ns41:value-type="float" table:style-name="TL Data" office:value="130" office:value-type="float">
            <text:p>13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35" office:value-type="float">
            <text:p>135</text:p>
          </table:table-cell>
          <table:table-cell ns41:value-type="string" table:style-name="TL RowHeader" office:value-type="string">
            <text:p>De Wijk</text:p>
          </table:table-cell>
          <table:table-cell/>
          <table:table-cell ns41:value-type="float" table:style-name="TL Data" office:value="4175" office:value-type="float">
            <text:p>4175</text:p>
          </table:table-cell>
          <table:table-cell ns41:value-type="float" table:style-name="TL Data" office:value="80" office:value-type="float">
            <text:p>80</text:p>
          </table:table-cell>
          <table:table-cell ns41:value-type="float" table:style-name="TL Data" office:value="4080" office:value-type="float">
            <text:p>4080</text:p>
          </table:table-cell>
          <table:table-cell ns41:value-type="float" table:style-name="TL Data" office:value="15" office:value-type="float">
            <text:p>15</text:p>
          </table:table-cell>
          <table:table-cell ns41:value-type="float" table:style-name="TL Data" office:value="1090" office:value-type="float">
            <text:p>1090</text:p>
          </table:table-cell>
          <table:table-cell ns41:value-type="float" table:style-name="TL Data" office:value="1035" office:value-type="float">
            <text:p>103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3975" office:value-type="float">
            <text:p>3975</text:p>
          </table:table-cell>
          <table:table-cell ns41:value-type="float" table:style-name="TL Data" office:value="364" office:value-type="float">
            <text:p>364</text:p>
          </table:table-cell>
          <table:table-cell ns41:value-type="float" table:style-name="TL Data" office:value="120" office:value-type="float">
            <text:p>120</text:p>
          </table:table-cell>
          <table:table-cell table:style-name="TL Data"/>
          <table:table-cell table:number-columns-repeated="1009"/>
        </table:table-row>
        <table:table-row table:style-name="ro6">
          <table:table-cell ns41:value-type="float" table:style-name="TL RowHeader" office:value="136" office:value-type="float">
            <text:p>136</text:p>
          </table:table-cell>
          <table:table-cell ns41:value-type="string" table:style-name="TL RowHeader" office:value-type="string">
            <text:p>Zuidlaren</text:p>
          </table:table-cell>
          <table:table-cell/>
          <table:table-cell ns41:value-type="float" table:style-name="TL Data" office:value="9255" office:value-type="float">
            <text:p>9255</text:p>
          </table:table-cell>
          <table:table-cell ns41:value-type="float" table:style-name="TL Data" office:value="1100" office:value-type="float">
            <text:p>1100</text:p>
          </table:table-cell>
          <table:table-cell ns41:value-type="float" table:style-name="TL Data" office:value="8035" office:value-type="float">
            <text:p>8035</text:p>
          </table:table-cell>
          <table:table-cell ns41:value-type="float" table:style-name="TL Data" office:value="120" office:value-type="float">
            <text:p>120</text:p>
          </table:table-cell>
          <table:table-cell ns41:value-type="float" table:style-name="TL Data" office:value="2220" office:value-type="float">
            <text:p>2220</text:p>
          </table:table-cell>
          <table:table-cell ns41:value-type="float" table:style-name="TL Data" office:value="2105" office:value-type="float">
            <text:p>2105</text:p>
          </table:table-cell>
          <table:table-cell ns41:value-type="float" table:style-name="TL Data" office:value="30" office:value-type="float">
            <text:p>30</text:p>
          </table:table-cell>
          <table:table-cell ns41:value-type="float" table:style-name="TL Data" office:value="85" office:value-type="float">
            <text:p>85</text:p>
          </table:table-cell>
          <table:table-cell ns41:value-type="float" table:style-name="TL Data" office:value="7755" office:value-type="float">
            <text:p>7755</text:p>
          </table:table-cell>
          <table:table-cell ns41:value-type="float" table:style-name="TL Data" office:value="350" office:value-type="float">
            <text:p>350</text:p>
          </table:table-cell>
          <table:table-cell ns41:value-type="float" table:style-name="TL Data" office:value="400" office:value-type="float">
            <text:p>400</text:p>
          </table:table-cell>
          <table:table-cell ns41:value-type="float" table:style-name="TL Data" office:value="105" office:value-type="float">
            <text:p>105</text:p>
          </table:table-cell>
          <table:table-cell table:number-columns-repeated="1009"/>
        </table:table-row>
        <table:table-row table:style-name="ro6">
          <table:table-cell ns41:value-type="float" table:style-name="TL RowHeader" office:value="137" office:value-type="float">
            <text:p>137</text:p>
          </table:table-cell>
          <table:table-cell ns41:value-type="string" table:style-name="TL RowHeader" office:value-type="string">
            <text:p>Zuidwolde</text:p>
          </table:table-cell>
          <table:table-cell/>
          <table:table-cell ns41:value-type="float" table:style-name="TL Data" office:value="7795" office:value-type="float">
            <text:p>7795</text:p>
          </table:table-cell>
          <table:table-cell ns41:value-type="float" table:style-name="TL Data" office:value="60" office:value-type="float">
            <text:p>60</text:p>
          </table:table-cell>
          <table:table-cell ns41:value-type="float" table:style-name="TL Data" office:value="7520" office:value-type="float">
            <text:p>7520</text:p>
          </table:table-cell>
          <table:table-cell ns41:value-type="float" table:style-name="TL Data" office:value="215" office:value-type="float">
            <text:p>215</text:p>
          </table:table-cell>
          <table:table-cell ns41:value-type="float" table:style-name="TL Data" office:value="1925" office:value-type="float">
            <text:p>1925</text:p>
          </table:table-cell>
          <table:table-cell ns41:value-type="float" table:style-name="TL Data" office:value="1830" office:value-type="float">
            <text:p>1830</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7480" office:value-type="float">
            <text:p>7480</text:p>
          </table:table-cell>
          <table:table-cell ns41:value-type="float" table:style-name="TL Data" office:value="389" office:value-type="float">
            <text:p>389</text:p>
          </table:table-cell>
          <table:table-cell ns41:value-type="float" table:style-name="TL Data" office:value="255" office:value-type="float">
            <text:p>25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38" office:value-type="float">
            <text:p>138</text:p>
          </table:table-cell>
          <table:table-cell ns41:value-type="string" table:style-name="TL RowHeader" office:value-type="string">
            <text:p>Zweeloo</text:p>
          </table:table-cell>
          <table:table-cell/>
          <table:table-cell ns41:value-type="float" table:style-name="TL Data" office:value="2460" office:value-type="float">
            <text:p>2460</text:p>
          </table:table-cell>
          <table:table-cell ns41:value-type="float" table:style-name="TL Data" office:value="25" office:value-type="float">
            <text:p>25</text:p>
          </table:table-cell>
          <table:table-cell ns41:value-type="float" table:style-name="TL Data" office:value="2410" office:value-type="float">
            <text:p>2410</text:p>
          </table:table-cell>
          <table:table-cell ns41:value-type="float" table:style-name="TL Data" office:value="30" office:value-type="float">
            <text:p>30</text:p>
          </table:table-cell>
          <table:table-cell ns41:value-type="float" table:style-name="TL Data" office:value="675" office:value-type="float">
            <text:p>675</text:p>
          </table:table-cell>
          <table:table-cell ns41:value-type="float" table:style-name="TL Data" office:value="650" office:value-type="float">
            <text:p>650</text:p>
          </table:table-cell>
          <table:table-cell ns41:value-type="float" office:value="15" table:style-name="TL Data" table:number-columns-repeated="2" office:value-type="float">
            <text:p>15</text:p>
          </table:table-cell>
          <table:table-cell ns41:value-type="float" table:style-name="TL Data" office:value="2370" office:value-type="float">
            <text:p>2370</text:p>
          </table:table-cell>
          <table:table-cell ns41:value-type="float" table:style-name="TL Data" office:value="350" office:value-type="float">
            <text:p>350</text:p>
          </table:table-cell>
          <table:table-cell ns41:value-type="float" table:style-name="TL Data" office:value="65" office:value-type="float">
            <text:p>6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41" office:value-type="float">
            <text:p>141</text:p>
          </table:table-cell>
          <table:table-cell ns41:value-type="string" table:style-name="TL RowHeader" office:value-type="string">
            <text:p>Almelo</text:p>
          </table:table-cell>
          <table:table-cell/>
          <table:table-cell ns41:value-type="float" table:style-name="TL Data" office:value="59315" office:value-type="float">
            <text:p>59315</text:p>
          </table:table-cell>
          <table:table-cell ns41:value-type="float" table:style-name="TL Data" office:value="1065" office:value-type="float">
            <text:p>1065</text:p>
          </table:table-cell>
          <table:table-cell ns41:value-type="float" table:style-name="TL Data" office:value="57225" office:value-type="float">
            <text:p>57225</text:p>
          </table:table-cell>
          <table:table-cell ns41:value-type="float" table:style-name="TL Data" office:value="1025" office:value-type="float">
            <text:p>1025</text:p>
          </table:table-cell>
          <table:table-cell ns41:value-type="float" table:style-name="TL Data" office:value="15310" office:value-type="float">
            <text:p>15310</text:p>
          </table:table-cell>
          <table:table-cell ns41:value-type="float" table:style-name="TL Data" office:value="14665" office:value-type="float">
            <text:p>14665</text:p>
          </table:table-cell>
          <table:table-cell ns41:value-type="float" table:style-name="TL Data" office:value="205" office:value-type="float">
            <text:p>205</text:p>
          </table:table-cell>
          <table:table-cell ns41:value-type="float" table:style-name="TL Data" office:value="440" office:value-type="float">
            <text:p>440</text:p>
          </table:table-cell>
          <table:table-cell ns41:value-type="float" table:style-name="TL Data" office:value="55290" office:value-type="float">
            <text:p>55290</text:p>
          </table:table-cell>
          <table:table-cell ns41:value-type="float" table:style-name="TL Data" office:value="361" office:value-type="float">
            <text:p>361</text:p>
          </table:table-cell>
          <table:table-cell ns41:value-type="float" table:style-name="TL Data" office:value="2960" office:value-type="float">
            <text:p>2960</text:p>
          </table:table-cell>
          <table:table-cell ns41:value-type="float" table:style-name="TL Data" office:value="320" office:value-type="float">
            <text:p>320</text:p>
          </table:table-cell>
          <table:table-cell table:number-columns-repeated="1009"/>
        </table:table-row>
        <table:table-row table:style-name="ro6">
          <table:table-cell ns41:value-type="float" table:style-name="TL RowHeader" office:value="142" office:value-type="float">
            <text:p>142</text:p>
          </table:table-cell>
          <table:table-cell ns41:value-type="string" table:style-name="TL RowHeader" office:value-type="string">
            <text:p>Ambt Delden</text:p>
          </table:table-cell>
          <table:table-cell/>
          <table:table-cell ns41:value-type="float" table:style-name="TL Data" office:value="5440" office:value-type="float">
            <text:p>5440</text:p>
          </table:table-cell>
          <table:table-cell ns41:value-type="float" table:style-name="TL Data" office:value="235" office:value-type="float">
            <text:p>235</text:p>
          </table:table-cell>
          <table:table-cell ns41:value-type="float" table:style-name="TL Data" office:value="5185" office:value-type="float">
            <text:p>5185</text:p>
          </table:table-cell>
          <table:table-cell ns41:value-type="float" table:style-name="TL Data" office:value="20" office:value-type="float">
            <text:p>20</text:p>
          </table:table-cell>
          <table:table-cell ns41:value-type="float" table:style-name="TL Data" office:value="1000" office:value-type="float">
            <text:p>1000</text:p>
          </table:table-cell>
          <table:table-cell ns41:value-type="float" table:style-name="TL Data" office:value="850" office:value-type="float">
            <text:p>850</text:p>
          </table:table-cell>
          <table:table-cell ns41:value-type="float" table:style-name="TL Data" office:value="110" office:value-type="float">
            <text:p>110</text:p>
          </table:table-cell>
          <table:table-cell ns41:value-type="float" table:style-name="TL Data" office:value="40" office:value-type="float">
            <text:p>40</text:p>
          </table:table-cell>
          <table:table-cell ns41:value-type="float" table:style-name="TL Data" office:value="5180" office:value-type="float">
            <text:p>5180</text:p>
          </table:table-cell>
          <table:table-cell ns41:value-type="float" table:style-name="TL Data" office:value="519" office:value-type="float">
            <text:p>519</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143" office:value-type="float">
            <text:p>143</text:p>
          </table:table-cell>
          <table:table-cell ns41:value-type="string" table:style-name="TL RowHeader" office:value-type="string">
            <text:p>Avereest</text:p>
          </table:table-cell>
          <table:table-cell/>
          <table:table-cell ns41:value-type="float" table:style-name="TL Data" office:value="12275" office:value-type="float">
            <text:p>12275</text:p>
          </table:table-cell>
          <table:table-cell ns41:value-type="float" table:style-name="TL Data" office:value="280" office:value-type="float">
            <text:p>280</text:p>
          </table:table-cell>
          <table:table-cell ns41:value-type="float" table:style-name="TL Data" office:value="11865" office:value-type="float">
            <text:p>11865</text:p>
          </table:table-cell>
          <table:table-cell ns41:value-type="float" table:style-name="TL Data" office:value="130" office:value-type="float">
            <text:p>130</text:p>
          </table:table-cell>
          <table:table-cell ns41:value-type="float" table:style-name="TL Data" office:value="3060" office:value-type="float">
            <text:p>3060</text:p>
          </table:table-cell>
          <table:table-cell ns41:value-type="float" table:style-name="TL Data" office:value="2920" office:value-type="float">
            <text:p>2920</text:p>
          </table:table-cell>
          <table:table-cell ns41:value-type="float" table:style-name="TL Data" office:value="60" office:value-type="float">
            <text:p>60</text:p>
          </table:table-cell>
          <table:table-cell ns41:value-type="float" table:style-name="TL Data" office:value="80" office:value-type="float">
            <text:p>80</text:p>
          </table:table-cell>
          <table:table-cell ns41:value-type="float" table:style-name="TL Data" office:value="11725" office:value-type="float">
            <text:p>11725</text:p>
          </table:table-cell>
          <table:table-cell ns41:value-type="float" table:style-name="TL Data" office:value="383" office:value-type="float">
            <text:p>383</text:p>
          </table:table-cell>
          <table:table-cell ns41:value-type="float" table:style-name="TL Data" office:value="270" office:value-type="float">
            <text:p>27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44" office:value-type="float">
            <text:p>144</text:p>
          </table:table-cell>
          <table:table-cell ns41:value-type="string" table:style-name="TL RowHeader" office:value-type="string">
            <text:p>Bathmen</text:p>
          </table:table-cell>
          <table:table-cell/>
          <table:table-cell ns41:value-type="float" table:style-name="TL Data" office:value="3380" office:value-type="float">
            <text:p>3380</text:p>
          </table:table-cell>
          <table:table-cell ns41:value-type="float" table:style-name="TL Data" office:value="65" office:value-type="float">
            <text:p>65</text:p>
          </table:table-cell>
          <table:table-cell ns41:value-type="float" table:style-name="TL Data" office:value="3295" office:value-type="float">
            <text:p>3295</text:p>
          </table:table-cell>
          <table:table-cell ns41:value-type="float" table:style-name="TL Data" office:value="20" office:value-type="float">
            <text:p>20</text:p>
          </table:table-cell>
          <table:table-cell ns41:value-type="float" table:style-name="TL Data" office:value="895" office:value-type="float">
            <text:p>895</text:p>
          </table:table-cell>
          <table:table-cell ns41:value-type="float" table:style-name="TL Data" office:value="825" office:value-type="float">
            <text:p>825</text:p>
          </table:table-cell>
          <table:table-cell ns41:value-type="float" table:style-name="TL Data" office:value="55" office:value-type="float">
            <text:p>55</text:p>
          </table:table-cell>
          <table:table-cell ns41:value-type="float" table:style-name="TL Data" office:value="15" office:value-type="float">
            <text:p>15</text:p>
          </table:table-cell>
          <table:table-cell ns41:value-type="float" table:style-name="TL Data" office:value="3250" office:value-type="float">
            <text:p>3250</text:p>
          </table:table-cell>
          <table:table-cell ns41:value-type="float" table:style-name="TL Data" office:value="363" office:value-type="float">
            <text:p>363</text:p>
          </table:table-cell>
          <table:table-cell ns41:value-type="float" table:style-name="TL Data" office:value="65" office:value-type="float">
            <text:p>6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45" office:value-type="float">
            <text:p>145</text:p>
          </table:table-cell>
          <table:table-cell ns41:value-type="string" table:style-name="TL RowHeader" office:value-type="string">
            <text:p>Blankenham</text:p>
          </table:table-cell>
          <table:table-cell/>
          <table:table-cell ns41:value-type="float" table:style-name="TL Data" office:value="425" office:value-type="float">
            <text:p>425</text:p>
          </table:table-cell>
          <table:table-cell table:style-name="TL Data"/>
          <table:table-cell ns41:value-type="float" table:style-name="TL Data" office:value="425" office:value-type="float">
            <text:p>425</text:p>
          </table:table-cell>
          <table:table-cell table:style-name="TL Data"/>
          <table:table-cell ns41:value-type="float" table:style-name="TL Data" office:value="100" office:value-type="float">
            <text:p>100</text:p>
          </table:table-cell>
          <table:table-cell ns41:value-type="float" table:style-name="TL Data" office:value="95" office:value-type="float">
            <text:p>95</text:p>
          </table:table-cell>
          <table:table-cell table:style-name="TL Data" table:number-columns-repeated="2"/>
          <table:table-cell ns41:value-type="float" table:style-name="TL Data" office:value="410" office:value-type="float">
            <text:p>410</text:p>
          </table:table-cell>
          <table:table-cell ns41:value-type="float" table:style-name="TL Data" office:value="413" office:value-type="float">
            <text:p>413</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146" office:value-type="float">
            <text:p>146</text:p>
          </table:table-cell>
          <table:table-cell ns41:value-type="string" table:style-name="TL RowHeader" office:value-type="string">
            <text:p>Blokzijl</text:p>
          </table:table-cell>
          <table:table-cell/>
          <table:table-cell ns41:value-type="float" table:style-name="TL Data" office:value="1345" office:value-type="float">
            <text:p>1345</text:p>
          </table:table-cell>
          <table:table-cell table:style-name="TL Data"/>
          <table:table-cell ns41:value-type="float" table:style-name="TL Data" office:value="1315" office:value-type="float">
            <text:p>1315</text:p>
          </table:table-cell>
          <table:table-cell ns41:value-type="float" table:style-name="TL Data" office:value="25" office:value-type="float">
            <text:p>25</text:p>
          </table:table-cell>
          <table:table-cell ns41:value-type="float" table:style-name="TL Data" office:value="345" office:value-type="float">
            <text:p>345</text:p>
          </table:table-cell>
          <table:table-cell ns41:value-type="float" table:style-name="TL Data" office:value="330" office:value-type="float">
            <text:p>330</text:p>
          </table:table-cell>
          <table:table-cell table:style-name="TL Data"/>
          <table:table-cell ns41:value-type="float" table:style-name="TL Data" office:value="10" office:value-type="float">
            <text:p>10</text:p>
          </table:table-cell>
          <table:table-cell ns41:value-type="float" table:style-name="TL Data" office:value="1290" office:value-type="float">
            <text:p>1290</text:p>
          </table:table-cell>
          <table:table-cell ns41:value-type="float" table:style-name="TL Data" office:value="376" office:value-type="float">
            <text:p>376</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147" office:value-type="float">
            <text:p>147</text:p>
          </table:table-cell>
          <table:table-cell ns41:value-type="string" table:style-name="TL RowHeader" office:value-type="string">
            <text:p>Borne</text:p>
          </table:table-cell>
          <table:table-cell/>
          <table:table-cell ns41:value-type="float" table:style-name="TL Data" office:value="16075" office:value-type="float">
            <text:p>16075</text:p>
          </table:table-cell>
          <table:table-cell ns41:value-type="float" table:style-name="TL Data" office:value="245" office:value-type="float">
            <text:p>245</text:p>
          </table:table-cell>
          <table:table-cell ns41:value-type="float" table:style-name="TL Data" office:value="15610" office:value-type="float">
            <text:p>15610</text:p>
          </table:table-cell>
          <table:table-cell ns41:value-type="float" table:style-name="TL Data" office:value="220" office:value-type="float">
            <text:p>220</text:p>
          </table:table-cell>
          <table:table-cell ns41:value-type="float" table:style-name="TL Data" office:value="3800" office:value-type="float">
            <text:p>3800</text:p>
          </table:table-cell>
          <table:table-cell ns41:value-type="float" table:style-name="TL Data" office:value="3570" office:value-type="float">
            <text:p>3570</text:p>
          </table:table-cell>
          <table:table-cell ns41:value-type="float" table:style-name="TL Data" office:value="130" office:value-type="float">
            <text:p>130</text:p>
          </table:table-cell>
          <table:table-cell ns41:value-type="float" table:style-name="TL Data" office:value="100" office:value-type="float">
            <text:p>100</text:p>
          </table:table-cell>
          <table:table-cell ns41:value-type="float" table:style-name="TL Data" office:value="15435" office:value-type="float">
            <text:p>15435</text:p>
          </table:table-cell>
          <table:table-cell ns41:value-type="float" table:style-name="TL Data" office:value="406" office:value-type="float">
            <text:p>406</text:p>
          </table:table-cell>
          <table:table-cell ns41:value-type="float" table:style-name="TL Data" office:value="390" office:value-type="float">
            <text:p>39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48" office:value-type="float">
            <text:p>148</text:p>
          </table:table-cell>
          <table:table-cell ns41:value-type="string" table:style-name="TL RowHeader" office:value-type="string">
            <text:p>Dalfsen</text:p>
          </table:table-cell>
          <table:table-cell/>
          <table:table-cell ns41:value-type="float" table:style-name="TL Data" office:value="12275" office:value-type="float">
            <text:p>12275</text:p>
          </table:table-cell>
          <table:table-cell ns41:value-type="float" table:style-name="TL Data" office:value="70" office:value-type="float">
            <text:p>70</text:p>
          </table:table-cell>
          <table:table-cell ns41:value-type="float" table:style-name="TL Data" office:value="12125" office:value-type="float">
            <text:p>12125</text:p>
          </table:table-cell>
          <table:table-cell ns41:value-type="float" table:style-name="TL Data" office:value="75" office:value-type="float">
            <text:p>75</text:p>
          </table:table-cell>
          <table:table-cell ns41:value-type="float" table:style-name="TL Data" office:value="2685" office:value-type="float">
            <text:p>2685</text:p>
          </table:table-cell>
          <table:table-cell ns41:value-type="float" table:style-name="TL Data" office:value="2475" office:value-type="float">
            <text:p>2475</text:p>
          </table:table-cell>
          <table:table-cell ns41:value-type="float" table:style-name="TL Data" office:value="140" office:value-type="float">
            <text:p>140</text:p>
          </table:table-cell>
          <table:table-cell ns41:value-type="float" table:style-name="TL Data" office:value="70" office:value-type="float">
            <text:p>70</text:p>
          </table:table-cell>
          <table:table-cell ns41:value-type="float" table:style-name="TL Data" office:value="11995" office:value-type="float">
            <text:p>11995</text:p>
          </table:table-cell>
          <table:table-cell ns41:value-type="float" table:style-name="TL Data" office:value="447" office:value-type="float">
            <text:p>447</text:p>
          </table:table-cell>
          <table:table-cell ns41:value-type="float" table:style-name="TL Data" office:value="205" office:value-type="float">
            <text:p>20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149" office:value-type="float">
            <text:p>149</text:p>
          </table:table-cell>
          <table:table-cell ns41:value-type="string" table:style-name="TL RowHeader" office:value-type="string">
            <text:p>Denekamp</text:p>
          </table:table-cell>
          <table:table-cell/>
          <table:table-cell ns41:value-type="float" table:style-name="TL Data" office:value="11030" office:value-type="float">
            <text:p>11030</text:p>
          </table:table-cell>
          <table:table-cell ns41:value-type="float" table:style-name="TL Data" office:value="585" office:value-type="float">
            <text:p>585</text:p>
          </table:table-cell>
          <table:table-cell ns41:value-type="float" table:style-name="TL Data" office:value="10385" office:value-type="float">
            <text:p>10385</text:p>
          </table:table-cell>
          <table:table-cell ns41:value-type="float" table:style-name="TL Data" office:value="55" office:value-type="float">
            <text:p>55</text:p>
          </table:table-cell>
          <table:table-cell ns41:value-type="float" table:style-name="TL Data" office:value="2235" office:value-type="float">
            <text:p>2235</text:p>
          </table:table-cell>
          <table:table-cell ns41:value-type="float" table:style-name="TL Data" office:value="2030" office:value-type="float">
            <text:p>2030</text:p>
          </table:table-cell>
          <table:table-cell ns41:value-type="float" table:style-name="TL Data" office:value="135" office:value-type="float">
            <text:p>135</text:p>
          </table:table-cell>
          <table:table-cell ns41:value-type="float" table:style-name="TL Data" office:value="70" office:value-type="float">
            <text:p>70</text:p>
          </table:table-cell>
          <table:table-cell ns41:value-type="float" table:style-name="TL Data" office:value="10330" office:value-type="float">
            <text:p>10330</text:p>
          </table:table-cell>
          <table:table-cell ns41:value-type="float" table:style-name="TL Data" office:value="462" office:value-type="float">
            <text:p>462</text:p>
          </table:table-cell>
          <table:table-cell ns41:value-type="float" table:style-name="TL Data" office:value="110" office:value-type="float">
            <text:p>110</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150" office:value-type="float">
            <text:p>150</text:p>
          </table:table-cell>
          <table:table-cell ns41:value-type="string" table:style-name="TL RowHeader" office:value-type="string">
            <text:p>Deventer</text:p>
          </table:table-cell>
          <table:table-cell/>
          <table:table-cell ns41:value-type="float" table:style-name="TL Data" office:value="65045" office:value-type="float">
            <text:p>65045</text:p>
          </table:table-cell>
          <table:table-cell ns41:value-type="float" table:style-name="TL Data" office:value="1580" office:value-type="float">
            <text:p>1580</text:p>
          </table:table-cell>
          <table:table-cell ns41:value-type="float" table:style-name="TL Data" office:value="62180" office:value-type="float">
            <text:p>62180</text:p>
          </table:table-cell>
          <table:table-cell ns41:value-type="float" table:style-name="TL Data" office:value="1285" office:value-type="float">
            <text:p>1285</text:p>
          </table:table-cell>
          <table:table-cell ns41:value-type="float" table:style-name="TL Data" office:value="17175" office:value-type="float">
            <text:p>17175</text:p>
          </table:table-cell>
          <table:table-cell ns41:value-type="float" table:style-name="TL Data" office:value="16540" office:value-type="float">
            <text:p>16540</text:p>
          </table:table-cell>
          <table:table-cell ns41:value-type="float" table:style-name="TL Data" office:value="135" office:value-type="float">
            <text:p>135</text:p>
          </table:table-cell>
          <table:table-cell ns41:value-type="float" table:style-name="TL Data" office:value="505" office:value-type="float">
            <text:p>505</text:p>
          </table:table-cell>
          <table:table-cell ns41:value-type="float" table:style-name="TL Data" office:value="59410" office:value-type="float">
            <text:p>59410</text:p>
          </table:table-cell>
          <table:table-cell ns41:value-type="float" table:style-name="TL Data" office:value="346" office:value-type="float">
            <text:p>346</text:p>
          </table:table-cell>
          <table:table-cell ns41:value-type="float" table:style-name="TL Data" office:value="4050" office:value-type="float">
            <text:p>4050</text:p>
          </table:table-cell>
          <table:table-cell ns41:value-type="float" table:style-name="TL Data" office:value="690" office:value-type="float">
            <text:p>690</text:p>
          </table:table-cell>
          <table:table-cell table:number-columns-repeated="1009"/>
        </table:table-row>
        <table:table-row table:style-name="ro6">
          <table:table-cell ns41:value-type="float" table:style-name="TL RowHeader" office:value="151" office:value-type="float">
            <text:p>151</text:p>
          </table:table-cell>
          <table:table-cell ns41:value-type="string" table:style-name="TL RowHeader" office:value-type="string">
            <text:p>Diepenheim</text:p>
          </table:table-cell>
          <table:table-cell/>
          <table:table-cell ns41:value-type="float" table:style-name="TL Data" office:value="2315" office:value-type="float">
            <text:p>2315</text:p>
          </table:table-cell>
          <table:table-cell table:style-name="TL Data"/>
          <table:table-cell ns41:value-type="float" table:style-name="TL Data" office:value="2290" office:value-type="float">
            <text:p>2290</text:p>
          </table:table-cell>
          <table:table-cell ns41:value-type="float" table:style-name="TL Data" office:value="25" office:value-type="float">
            <text:p>25</text:p>
          </table:table-cell>
          <table:table-cell ns41:value-type="float" table:style-name="TL Data" office:value="575" office:value-type="float">
            <text:p>575</text:p>
          </table:table-cell>
          <table:table-cell ns41:value-type="float" table:style-name="TL Data" office:value="490" office:value-type="float">
            <text:p>490</text:p>
          </table:table-cell>
          <table:table-cell ns41:value-type="float" table:style-name="TL Data" office:value="70" office:value-type="float">
            <text:p>70</text:p>
          </table:table-cell>
          <table:table-cell ns41:value-type="float" table:style-name="TL Data" office:value="10" office:value-type="float">
            <text:p>10</text:p>
          </table:table-cell>
          <table:table-cell ns41:value-type="float" table:style-name="TL Data" office:value="2275" office:value-type="float">
            <text:p>2275</text:p>
          </table:table-cell>
          <table:table-cell ns41:value-type="float" table:style-name="TL Data" office:value="396" office:value-type="float">
            <text:p>396</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152" office:value-type="float">
            <text:p>152</text:p>
          </table:table-cell>
          <table:table-cell ns41:value-type="string" table:style-name="TL RowHeader" office:value-type="string">
            <text:p>Diepenveen</text:p>
          </table:table-cell>
          <table:table-cell/>
          <table:table-cell ns41:value-type="float" table:style-name="TL Data" office:value="10440" office:value-type="float">
            <text:p>10440</text:p>
          </table:table-cell>
          <table:table-cell ns41:value-type="float" table:style-name="TL Data" office:value="330" office:value-type="float">
            <text:p>330</text:p>
          </table:table-cell>
          <table:table-cell ns41:value-type="float" table:style-name="TL Data" office:value="10080" office:value-type="float">
            <text:p>10080</text:p>
          </table:table-cell>
          <table:table-cell ns41:value-type="float" table:style-name="TL Data" office:value="30" office:value-type="float">
            <text:p>30</text:p>
          </table:table-cell>
          <table:table-cell ns41:value-type="float" table:style-name="TL Data" office:value="2340" office:value-type="float">
            <text:p>2340</text:p>
          </table:table-cell>
          <table:table-cell ns41:value-type="float" table:style-name="TL Data" office:value="2175" office:value-type="float">
            <text:p>2175</text:p>
          </table:table-cell>
          <table:table-cell ns41:value-type="float" table:style-name="TL Data" office:value="105" office:value-type="float">
            <text:p>105</text:p>
          </table:table-cell>
          <table:table-cell ns41:value-type="float" table:style-name="TL Data" office:value="60" office:value-type="float">
            <text:p>60</text:p>
          </table:table-cell>
          <table:table-cell ns41:value-type="float" table:style-name="TL Data" office:value="9935" office:value-type="float">
            <text:p>9935</text:p>
          </table:table-cell>
          <table:table-cell ns41:value-type="float" table:style-name="TL Data" office:value="425" office:value-type="float">
            <text:p>425</text:p>
          </table:table-cell>
          <table:table-cell ns41:value-type="float" table:style-name="TL Data" office:value="175" office:value-type="float">
            <text:p>17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53" office:value-type="float">
            <text:p>153</text:p>
          </table:table-cell>
          <table:table-cell ns41:value-type="string" table:style-name="TL RowHeader" office:value-type="string">
            <text:p>Enschede</text:p>
          </table:table-cell>
          <table:table-cell/>
          <table:table-cell ns41:value-type="float" table:style-name="TL Data" office:value="141070" office:value-type="float">
            <text:p>141070</text:p>
          </table:table-cell>
          <table:table-cell ns41:value-type="float" table:style-name="TL Data" office:value="1650" office:value-type="float">
            <text:p>1650</text:p>
          </table:table-cell>
          <table:table-cell ns41:value-type="float" table:style-name="TL Data" office:value="136510" office:value-type="float">
            <text:p>136510</text:p>
          </table:table-cell>
          <table:table-cell ns41:value-type="float" table:style-name="TL Data" office:value="2910" office:value-type="float">
            <text:p>2910</text:p>
          </table:table-cell>
          <table:table-cell ns41:value-type="float" table:style-name="TL Data" office:value="37375" office:value-type="float">
            <text:p>37375</text:p>
          </table:table-cell>
          <table:table-cell ns41:value-type="float" table:style-name="TL Data" office:value="35490" office:value-type="float">
            <text:p>35490</text:p>
          </table:table-cell>
          <table:table-cell ns41:value-type="float" table:style-name="TL Data" office:value="640" office:value-type="float">
            <text:p>640</text:p>
          </table:table-cell>
          <table:table-cell ns41:value-type="float" table:style-name="TL Data" office:value="1245" office:value-type="float">
            <text:p>1245</text:p>
          </table:table-cell>
          <table:table-cell ns41:value-type="float" table:style-name="TL Data" office:value="131635" office:value-type="float">
            <text:p>131635</text:p>
          </table:table-cell>
          <table:table-cell ns41:value-type="float" table:style-name="TL Data" office:value="352" office:value-type="float">
            <text:p>352</text:p>
          </table:table-cell>
          <table:table-cell ns41:value-type="float" table:style-name="TL Data" office:value="7785" office:value-type="float">
            <text:p>7785</text:p>
          </table:table-cell>
          <table:table-cell ns41:value-type="float" table:style-name="TL Data" office:value="1420" office:value-type="float">
            <text:p>1420</text:p>
          </table:table-cell>
          <table:table-cell table:number-columns-repeated="1009"/>
        </table:table-row>
        <table:table-row table:style-name="ro6">
          <table:table-cell ns41:value-type="float" table:style-name="TL RowHeader" office:value="154" office:value-type="float">
            <text:p>154</text:p>
          </table:table-cell>
          <table:table-cell ns41:value-type="string" table:style-name="TL RowHeader" office:value-type="string">
            <text:p>Genemuiden</text:p>
          </table:table-cell>
          <table:table-cell/>
          <table:table-cell ns41:value-type="float" table:style-name="TL Data" office:value="5595" office:value-type="float">
            <text:p>5595</text:p>
          </table:table-cell>
          <table:table-cell ns41:value-type="float" table:style-name="TL Data" office:value="5" office:value-type="float">
            <text:p>5</text:p>
          </table:table-cell>
          <table:table-cell ns41:value-type="float" table:style-name="TL Data" office:value="5520" office:value-type="float">
            <text:p>5520</text:p>
          </table:table-cell>
          <table:table-cell ns41:value-type="float" table:style-name="TL Data" office:value="70" office:value-type="float">
            <text:p>70</text:p>
          </table:table-cell>
          <table:table-cell ns41:value-type="float" table:style-name="TL Data" office:value="1310" office:value-type="float">
            <text:p>1310</text:p>
          </table:table-cell>
          <table:table-cell ns41:value-type="float" table:style-name="TL Data" office:value="1250" office:value-type="float">
            <text:p>1250</text:p>
          </table:table-cell>
          <table:table-cell ns41:value-type="float" office:value="30" table:style-name="TL Data" table:number-columns-repeated="2" office:value-type="float">
            <text:p>30</text:p>
          </table:table-cell>
          <table:table-cell ns41:value-type="float" table:style-name="TL Data" office:value="5450" office:value-type="float">
            <text:p>5450</text:p>
          </table:table-cell>
          <table:table-cell ns41:value-type="float" table:style-name="TL Data" office:value="416" office:value-type="float">
            <text:p>416</text:p>
          </table:table-cell>
          <table:table-cell ns41:value-type="float" table:style-name="TL Data" office:value="140" office:value-type="float">
            <text:p>1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55" office:value-type="float">
            <text:p>155</text:p>
          </table:table-cell>
          <table:table-cell ns41:value-type="string" table:style-name="TL RowHeader" office:value-type="string">
            <text:p>Giethoorn</text:p>
          </table:table-cell>
          <table:table-cell/>
          <table:table-cell ns41:value-type="float" table:style-name="TL Data" office:value="2430" office:value-type="float">
            <text:p>2430</text:p>
          </table:table-cell>
          <table:table-cell table:style-name="TL Data"/>
          <table:table-cell ns41:value-type="float" table:style-name="TL Data" office:value="2395" office:value-type="float">
            <text:p>2395</text:p>
          </table:table-cell>
          <table:table-cell ns41:value-type="float" table:style-name="TL Data" office:value="35" office:value-type="float">
            <text:p>35</text:p>
          </table:table-cell>
          <table:table-cell ns41:value-type="float" table:style-name="TL Data" office:value="665" office:value-type="float">
            <text:p>665</text:p>
          </table:table-cell>
          <table:table-cell ns41:value-type="float" table:style-name="TL Data" office:value="630" office:value-type="float">
            <text:p>63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330" office:value-type="float">
            <text:p>2330</text:p>
          </table:table-cell>
          <table:table-cell ns41:value-type="float" table:style-name="TL Data" office:value="350" office:value-type="float">
            <text:p>350</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56" office:value-type="float">
            <text:p>156</text:p>
          </table:table-cell>
          <table:table-cell ns41:value-type="string" table:style-name="TL RowHeader" office:value-type="string">
            <text:p>Goor</text:p>
          </table:table-cell>
          <table:table-cell/>
          <table:table-cell ns41:value-type="float" table:style-name="TL Data" office:value="9780" office:value-type="float">
            <text:p>9780</text:p>
          </table:table-cell>
          <table:table-cell ns41:value-type="float" table:style-name="TL Data" office:value="80" office:value-type="float">
            <text:p>80</text:p>
          </table:table-cell>
          <table:table-cell ns41:value-type="float" table:style-name="TL Data" office:value="9570" office:value-type="float">
            <text:p>9570</text:p>
          </table:table-cell>
          <table:table-cell ns41:value-type="float" table:style-name="TL Data" office:value="130" office:value-type="float">
            <text:p>130</text:p>
          </table:table-cell>
          <table:table-cell ns41:value-type="float" table:style-name="TL Data" office:value="2485" office:value-type="float">
            <text:p>2485</text:p>
          </table:table-cell>
          <table:table-cell ns41:value-type="float" table:style-name="TL Data" office:value="2375" office:value-type="float">
            <text:p>2375</text:p>
          </table:table-cell>
          <table:table-cell ns41:value-type="float" office:value="55" table:style-name="TL Data" table:number-columns-repeated="2" office:value-type="float">
            <text:p>55</text:p>
          </table:table-cell>
          <table:table-cell ns41:value-type="float" table:style-name="TL Data" office:value="9355" office:value-type="float">
            <text:p>9355</text:p>
          </table:table-cell>
          <table:table-cell ns41:value-type="float" table:style-name="TL Data" office:value="376" office:value-type="float">
            <text:p>376</text:p>
          </table:table-cell>
          <table:table-cell ns41:value-type="float" table:style-name="TL Data" office:value="345" office:value-type="float">
            <text:p>34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57" office:value-type="float">
            <text:p>157</text:p>
          </table:table-cell>
          <table:table-cell ns41:value-type="string" table:style-name="TL RowHeader" office:value-type="string">
            <text:p>Gramsbergen</text:p>
          </table:table-cell>
          <table:table-cell/>
          <table:table-cell ns41:value-type="float" table:style-name="TL Data" office:value="5445" office:value-type="float">
            <text:p>5445</text:p>
          </table:table-cell>
          <table:table-cell table:style-name="TL Data"/>
          <table:table-cell ns41:value-type="float" table:style-name="TL Data" office:value="5385" office:value-type="float">
            <text:p>5385</text:p>
          </table:table-cell>
          <table:table-cell ns41:value-type="float" table:style-name="TL Data" office:value="60" office:value-type="float">
            <text:p>60</text:p>
          </table:table-cell>
          <table:table-cell ns41:value-type="float" table:style-name="TL Data" office:value="1250" office:value-type="float">
            <text:p>1250</text:p>
          </table:table-cell>
          <table:table-cell ns41:value-type="float" table:style-name="TL Data" office:value="1130" office:value-type="float">
            <text:p>1130</text:p>
          </table:table-cell>
          <table:table-cell ns41:value-type="float" table:style-name="TL Data" office:value="80" office:value-type="float">
            <text:p>80</text:p>
          </table:table-cell>
          <table:table-cell ns41:value-type="float" table:style-name="TL Data" office:value="40" office:value-type="float">
            <text:p>40</text:p>
          </table:table-cell>
          <table:table-cell ns41:value-type="float" table:style-name="TL Data" office:value="5350" office:value-type="float">
            <text:p>5350</text:p>
          </table:table-cell>
          <table:table-cell ns41:value-type="float" table:style-name="TL Data" office:value="428" office:value-type="float">
            <text:p>428</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58" office:value-type="float">
            <text:p>158</text:p>
          </table:table-cell>
          <table:table-cell ns41:value-type="string" table:style-name="TL RowHeader" office:value-type="string">
            <text:p>Haaksbergen</text:p>
          </table:table-cell>
          <table:table-cell/>
          <table:table-cell ns41:value-type="float" table:style-name="TL Data" office:value="19065" office:value-type="float">
            <text:p>19065</text:p>
          </table:table-cell>
          <table:table-cell ns41:value-type="float" table:style-name="TL Data" office:value="215" office:value-type="float">
            <text:p>215</text:p>
          </table:table-cell>
          <table:table-cell ns41:value-type="float" table:style-name="TL Data" office:value="18825" office:value-type="float">
            <text:p>18825</text:p>
          </table:table-cell>
          <table:table-cell ns41:value-type="float" table:style-name="TL Data" office:value="25" office:value-type="float">
            <text:p>25</text:p>
          </table:table-cell>
          <table:table-cell ns41:value-type="float" table:style-name="TL Data" office:value="4345" office:value-type="float">
            <text:p>4345</text:p>
          </table:table-cell>
          <table:table-cell ns41:value-type="float" table:style-name="TL Data" office:value="4045" office:value-type="float">
            <text:p>4045</text:p>
          </table:table-cell>
          <table:table-cell ns41:value-type="float" table:style-name="TL Data" office:value="195" office:value-type="float">
            <text:p>195</text:p>
          </table:table-cell>
          <table:table-cell ns41:value-type="float" table:style-name="TL Data" office:value="105" office:value-type="float">
            <text:p>105</text:p>
          </table:table-cell>
          <table:table-cell ns41:value-type="float" table:style-name="TL Data" office:value="18625" office:value-type="float">
            <text:p>18625</text:p>
          </table:table-cell>
          <table:table-cell ns41:value-type="float" table:style-name="TL Data" office:value="429" office:value-type="float">
            <text:p>429</text:p>
          </table:table-cell>
          <table:table-cell ns41:value-type="float" table:style-name="TL Data" office:value="225" office:value-type="float">
            <text:p>22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59" office:value-type="float">
            <text:p>159</text:p>
          </table:table-cell>
          <table:table-cell ns41:value-type="string" table:style-name="TL RowHeader" office:value-type="string">
            <text:p>Den Ham</text:p>
          </table:table-cell>
          <table:table-cell/>
          <table:table-cell ns41:value-type="float" table:style-name="TL Data" office:value="12065" office:value-type="float">
            <text:p>12065</text:p>
          </table:table-cell>
          <table:table-cell table:style-name="TL Data"/>
          <table:table-cell ns41:value-type="float" table:style-name="TL Data" office:value="11815" office:value-type="float">
            <text:p>11815</text:p>
          </table:table-cell>
          <table:table-cell ns41:value-type="float" table:style-name="TL Data" office:value="250" office:value-type="float">
            <text:p>250</text:p>
          </table:table-cell>
          <table:table-cell ns41:value-type="float" table:style-name="TL Data" office:value="2775" office:value-type="float">
            <text:p>2775</text:p>
          </table:table-cell>
          <table:table-cell ns41:value-type="float" table:style-name="TL Data" office:value="2555" office:value-type="float">
            <text:p>2555</text:p>
          </table:table-cell>
          <table:table-cell ns41:value-type="float" table:style-name="TL Data" office:value="175" office:value-type="float">
            <text:p>175</text:p>
          </table:table-cell>
          <table:table-cell ns41:value-type="float" table:style-name="TL Data" office:value="50" office:value-type="float">
            <text:p>50</text:p>
          </table:table-cell>
          <table:table-cell ns41:value-type="float" table:style-name="TL Data" office:value="11890" office:value-type="float">
            <text:p>11890</text:p>
          </table:table-cell>
          <table:table-cell ns41:value-type="float" table:style-name="TL Data" office:value="428" office:value-type="float">
            <text:p>428</text:p>
          </table:table-cell>
          <table:table-cell ns41:value-type="float" table:style-name="TL Data" office:value="175" office:value-type="float">
            <text:p>17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60" office:value-type="float">
            <text:p>160</text:p>
          </table:table-cell>
          <table:table-cell ns41:value-type="string" table:style-name="TL RowHeader" office:value-type="string">
            <text:p>Hardenberg</text:p>
          </table:table-cell>
          <table:table-cell/>
          <table:table-cell ns41:value-type="float" table:style-name="TL Data" office:value="26190" office:value-type="float">
            <text:p>26190</text:p>
          </table:table-cell>
          <table:table-cell ns41:value-type="float" table:style-name="TL Data" office:value="235" office:value-type="float">
            <text:p>235</text:p>
          </table:table-cell>
          <table:table-cell ns41:value-type="float" table:style-name="TL Data" office:value="25415" office:value-type="float">
            <text:p>25415</text:p>
          </table:table-cell>
          <table:table-cell ns41:value-type="float" table:style-name="TL Data" office:value="540" office:value-type="float">
            <text:p>540</text:p>
          </table:table-cell>
          <table:table-cell ns41:value-type="float" table:style-name="TL Data" office:value="5810" office:value-type="float">
            <text:p>5810</text:p>
          </table:table-cell>
          <table:table-cell ns41:value-type="float" table:style-name="TL Data" office:value="5405" office:value-type="float">
            <text:p>5405</text:p>
          </table:table-cell>
          <table:table-cell ns41:value-type="float" table:style-name="TL Data" office:value="290" office:value-type="float">
            <text:p>290</text:p>
          </table:table-cell>
          <table:table-cell ns41:value-type="float" table:style-name="TL Data" office:value="120" office:value-type="float">
            <text:p>120</text:p>
          </table:table-cell>
          <table:table-cell ns41:value-type="float" table:style-name="TL Data" office:value="25500" office:value-type="float">
            <text:p>25500</text:p>
          </table:table-cell>
          <table:table-cell ns41:value-type="float" table:style-name="TL Data" office:value="439" office:value-type="float">
            <text:p>439</text:p>
          </table:table-cell>
          <table:table-cell ns41:value-type="float" table:style-name="TL Data" office:value="455" office:value-type="float">
            <text:p>455</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161" office:value-type="float">
            <text:p>161</text:p>
          </table:table-cell>
          <table:table-cell ns41:value-type="string" table:style-name="TL RowHeader" office:value-type="string">
            <text:p>Hasselt</text:p>
          </table:table-cell>
          <table:table-cell/>
          <table:table-cell ns41:value-type="float" table:style-name="TL Data" office:value="5110" office:value-type="float">
            <text:p>5110</text:p>
          </table:table-cell>
          <table:table-cell ns41:value-type="float" table:style-name="TL Data" office:value="50" office:value-type="float">
            <text:p>50</text:p>
          </table:table-cell>
          <table:table-cell ns41:value-type="float" table:style-name="TL Data" office:value="4740" office:value-type="float">
            <text:p>4740</text:p>
          </table:table-cell>
          <table:table-cell ns41:value-type="float" table:style-name="TL Data" office:value="315" office:value-type="float">
            <text:p>315</text:p>
          </table:table-cell>
          <table:table-cell ns41:value-type="float" table:style-name="TL Data" office:value="1220" office:value-type="float">
            <text:p>1220</text:p>
          </table:table-cell>
          <table:table-cell ns41:value-type="float" table:style-name="TL Data" office:value="1175" office:value-type="float">
            <text:p>1175</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4940" office:value-type="float">
            <text:p>4940</text:p>
          </table:table-cell>
          <table:table-cell ns41:value-type="float" table:style-name="TL Data" office:value="405" office:value-type="float">
            <text:p>405</text:p>
          </table:table-cell>
          <table:table-cell ns41:value-type="float" table:style-name="TL Data" office:value="115" office:value-type="float">
            <text:p>11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62" office:value-type="float">
            <text:p>162</text:p>
          </table:table-cell>
          <table:table-cell ns41:value-type="string" table:style-name="TL RowHeader" office:value-type="string">
            <text:p>Heino</text:p>
          </table:table-cell>
          <table:table-cell/>
          <table:table-cell ns41:value-type="float" table:style-name="TL Data" office:value="5300" office:value-type="float">
            <text:p>5300</text:p>
          </table:table-cell>
          <table:table-cell ns41:value-type="float" table:style-name="TL Data" office:value="185" office:value-type="float">
            <text:p>185</text:p>
          </table:table-cell>
          <table:table-cell ns41:value-type="float" table:style-name="TL Data" office:value="5050" office:value-type="float">
            <text:p>5050</text:p>
          </table:table-cell>
          <table:table-cell ns41:value-type="float" table:style-name="TL Data" office:value="65" office:value-type="float">
            <text:p>65</text:p>
          </table:table-cell>
          <table:table-cell ns41:value-type="float" table:style-name="TL Data" office:value="1140" office:value-type="float">
            <text:p>1140</text:p>
          </table:table-cell>
          <table:table-cell ns41:value-type="float" table:style-name="TL Data" office:value="1075" office:value-type="float">
            <text:p>107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5000" office:value-type="float">
            <text:p>5000</text:p>
          </table:table-cell>
          <table:table-cell ns41:value-type="float" table:style-name="TL Data" office:value="438" office:value-type="float">
            <text:p>438</text:p>
          </table:table-cell>
          <table:table-cell ns41:value-type="float" table:style-name="TL Data" office:value="115" office:value-type="float">
            <text:p>11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63" office:value-type="float">
            <text:p>163</text:p>
          </table:table-cell>
          <table:table-cell ns41:value-type="string" table:style-name="TL RowHeader" office:value-type="string">
            <text:p>Hellendoorn</text:p>
          </table:table-cell>
          <table:table-cell/>
          <table:table-cell ns41:value-type="float" table:style-name="TL Data" office:value="29945" office:value-type="float">
            <text:p>29945</text:p>
          </table:table-cell>
          <table:table-cell ns41:value-type="float" table:style-name="TL Data" office:value="320" office:value-type="float">
            <text:p>320</text:p>
          </table:table-cell>
          <table:table-cell ns41:value-type="float" table:style-name="TL Data" office:value="29425" office:value-type="float">
            <text:p>29425</text:p>
          </table:table-cell>
          <table:table-cell ns41:value-type="float" table:style-name="TL Data" office:value="200" office:value-type="float">
            <text:p>200</text:p>
          </table:table-cell>
          <table:table-cell ns41:value-type="float" table:style-name="TL Data" office:value="7130" office:value-type="float">
            <text:p>7130</text:p>
          </table:table-cell>
          <table:table-cell ns41:value-type="float" table:style-name="TL Data" office:value="6805" office:value-type="float">
            <text:p>6805</text:p>
          </table:table-cell>
          <table:table-cell ns41:value-type="float" table:style-name="TL Data" office:value="175" office:value-type="float">
            <text:p>175</text:p>
          </table:table-cell>
          <table:table-cell ns41:value-type="float" table:style-name="TL Data" office:value="150" office:value-type="float">
            <text:p>150</text:p>
          </table:table-cell>
          <table:table-cell ns41:value-type="float" table:style-name="TL Data" office:value="29110" office:value-type="float">
            <text:p>29110</text:p>
          </table:table-cell>
          <table:table-cell ns41:value-type="float" table:style-name="TL Data" office:value="408" office:value-type="float">
            <text:p>408</text:p>
          </table:table-cell>
          <table:table-cell ns41:value-type="float" table:style-name="TL Data" office:value="515" office:value-type="float">
            <text:p>515</text:p>
          </table:table-cell>
          <table:table-cell ns41:value-type="float" table:style-name="TL Data" office:value="95" office:value-type="float">
            <text:p>95</text:p>
          </table:table-cell>
          <table:table-cell table:number-columns-repeated="1009"/>
        </table:table-row>
        <table:table-row table:style-name="ro6">
          <table:table-cell ns41:value-type="float" table:style-name="TL RowHeader" office:value="164" office:value-type="float">
            <text:p>164</text:p>
          </table:table-cell>
          <table:table-cell ns41:value-type="string" table:style-name="TL RowHeader" office:value-type="string">
            <text:p>Hengelo (O.)</text:p>
          </table:table-cell>
          <table:table-cell/>
          <table:table-cell ns41:value-type="float" table:style-name="TL Data" office:value="69360" office:value-type="float">
            <text:p>69360</text:p>
          </table:table-cell>
          <table:table-cell ns41:value-type="float" table:style-name="TL Data" office:value="940" office:value-type="float">
            <text:p>940</text:p>
          </table:table-cell>
          <table:table-cell ns41:value-type="float" table:style-name="TL Data" office:value="67770" office:value-type="float">
            <text:p>67770</text:p>
          </table:table-cell>
          <table:table-cell ns41:value-type="float" table:style-name="TL Data" office:value="650" office:value-type="float">
            <text:p>650</text:p>
          </table:table-cell>
          <table:table-cell ns41:value-type="float" table:style-name="TL Data" office:value="18355" office:value-type="float">
            <text:p>18355</text:p>
          </table:table-cell>
          <table:table-cell ns41:value-type="float" table:style-name="TL Data" office:value="17730" office:value-type="float">
            <text:p>17730</text:p>
          </table:table-cell>
          <table:table-cell ns41:value-type="float" table:style-name="TL Data" office:value="170" office:value-type="float">
            <text:p>170</text:p>
          </table:table-cell>
          <table:table-cell ns41:value-type="float" table:style-name="TL Data" office:value="455" office:value-type="float">
            <text:p>455</text:p>
          </table:table-cell>
          <table:table-cell ns41:value-type="float" table:style-name="TL Data" office:value="65395" office:value-type="float">
            <text:p>65395</text:p>
          </table:table-cell>
          <table:table-cell ns41:value-type="float" table:style-name="TL Data" office:value="356" office:value-type="float">
            <text:p>356</text:p>
          </table:table-cell>
          <table:table-cell ns41:value-type="float" table:style-name="TL Data" office:value="3025" office:value-type="float">
            <text:p>3025</text:p>
          </table:table-cell>
          <table:table-cell ns41:value-type="float" table:style-name="TL Data" office:value="530" office:value-type="float">
            <text:p>530</text:p>
          </table:table-cell>
          <table:table-cell table:number-columns-repeated="1009"/>
        </table:table-row>
        <table:table-row table:style-name="ro6">
          <table:table-cell ns41:value-type="float" table:style-name="TL RowHeader" office:value="165" office:value-type="float">
            <text:p>165</text:p>
          </table:table-cell>
          <table:table-cell ns41:value-type="string" table:style-name="TL RowHeader" office:value-type="string">
            <text:p>Holten</text:p>
          </table:table-cell>
          <table:table-cell/>
          <table:table-cell ns41:value-type="float" table:style-name="TL Data" office:value="7345" office:value-type="float">
            <text:p>7345</text:p>
          </table:table-cell>
          <table:table-cell table:style-name="TL Data"/>
          <table:table-cell ns41:value-type="float" table:style-name="TL Data" office:value="7280" office:value-type="float">
            <text:p>7280</text:p>
          </table:table-cell>
          <table:table-cell ns41:value-type="float" table:style-name="TL Data" office:value="65" office:value-type="float">
            <text:p>65</text:p>
          </table:table-cell>
          <table:table-cell ns41:value-type="float" table:style-name="TL Data" office:value="1760" office:value-type="float">
            <text:p>1760</text:p>
          </table:table-cell>
          <table:table-cell ns41:value-type="float" table:style-name="TL Data" office:value="1545" office:value-type="float">
            <text:p>1545</text:p>
          </table:table-cell>
          <table:table-cell ns41:value-type="float" table:style-name="TL Data" office:value="170" office:value-type="float">
            <text:p>170</text:p>
          </table:table-cell>
          <table:table-cell ns41:value-type="float" table:style-name="TL Data" office:value="40" office:value-type="float">
            <text:p>40</text:p>
          </table:table-cell>
          <table:table-cell ns41:value-type="float" table:style-name="TL Data" office:value="7245" office:value-type="float">
            <text:p>7245</text:p>
          </table:table-cell>
          <table:table-cell ns41:value-type="float" table:style-name="TL Data" office:value="412" office:value-type="float">
            <text:p>412</text:p>
          </table:table-cell>
          <table:table-cell ns41:value-type="float" table:style-name="TL Data" office:value="100" office:value-type="float">
            <text:p>10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66" office:value-type="float">
            <text:p>166</text:p>
          </table:table-cell>
          <table:table-cell ns41:value-type="string" table:style-name="TL RowHeader" office:value-type="string">
            <text:p>Kampen</text:p>
          </table:table-cell>
          <table:table-cell/>
          <table:table-cell ns41:value-type="float" table:style-name="TL Data" office:value="29035" office:value-type="float">
            <text:p>29035</text:p>
          </table:table-cell>
          <table:table-cell ns41:value-type="float" table:style-name="TL Data" office:value="325" office:value-type="float">
            <text:p>325</text:p>
          </table:table-cell>
          <table:table-cell ns41:value-type="float" table:style-name="TL Data" office:value="28200" office:value-type="float">
            <text:p>28200</text:p>
          </table:table-cell>
          <table:table-cell ns41:value-type="float" table:style-name="TL Data" office:value="510" office:value-type="float">
            <text:p>510</text:p>
          </table:table-cell>
          <table:table-cell ns41:value-type="float" table:style-name="TL Data" office:value="7310" office:value-type="float">
            <text:p>7310</text:p>
          </table:table-cell>
          <table:table-cell ns41:value-type="float" table:style-name="TL Data" office:value="7015" office:value-type="float">
            <text:p>7015</text:p>
          </table:table-cell>
          <table:table-cell ns41:value-type="float" table:style-name="TL Data" office:value="75" office:value-type="float">
            <text:p>75</text:p>
          </table:table-cell>
          <table:table-cell ns41:value-type="float" table:style-name="TL Data" office:value="220" office:value-type="float">
            <text:p>220</text:p>
          </table:table-cell>
          <table:table-cell ns41:value-type="float" table:style-name="TL Data" office:value="27345" office:value-type="float">
            <text:p>27345</text:p>
          </table:table-cell>
          <table:table-cell ns41:value-type="float" table:style-name="TL Data" office:value="374" office:value-type="float">
            <text:p>374</text:p>
          </table:table-cell>
          <table:table-cell ns41:value-type="float" table:style-name="TL Data" office:value="1365" office:value-type="float">
            <text:p>1365</text:p>
          </table:table-cell>
          <table:table-cell ns41:value-type="float" table:style-name="TL Data" office:value="270" office:value-type="float">
            <text:p>270</text:p>
          </table:table-cell>
          <table:table-cell table:number-columns-repeated="1009"/>
        </table:table-row>
        <table:table-row table:style-name="ro6">
          <table:table-cell ns41:value-type="float" table:style-name="TL RowHeader" office:value="167" office:value-type="float">
            <text:p>167</text:p>
          </table:table-cell>
          <table:table-cell ns41:value-type="string" table:style-name="TL RowHeader" office:value-type="string">
            <text:p>Kuinre</text:p>
          </table:table-cell>
          <table:table-cell/>
          <table:table-cell ns41:value-type="float" table:style-name="TL Data" office:value="925" office:value-type="float">
            <text:p>925</text:p>
          </table:table-cell>
          <table:table-cell table:style-name="TL Data"/>
          <table:table-cell ns41:value-type="float" table:style-name="TL Data" office:value="925" office:value-type="float">
            <text:p>925</text:p>
          </table:table-cell>
          <table:table-cell table:style-name="TL Data"/>
          <table:table-cell ns41:value-type="float" table:style-name="TL Data" office:value="230" office:value-type="float">
            <text:p>230</text:p>
          </table:table-cell>
          <table:table-cell ns41:value-type="float" table:style-name="TL Data" office:value="220" office:value-type="float">
            <text:p>220</text:p>
          </table:table-cell>
          <table:table-cell table:style-name="TL Data"/>
          <table:table-cell ns41:value-type="float" table:style-name="TL Data" office:value="10" office:value-type="float">
            <text:p>10</text:p>
          </table:table-cell>
          <table:table-cell ns41:value-type="float" table:style-name="TL Data" office:value="900" office:value-type="float">
            <text:p>900</text:p>
          </table:table-cell>
          <table:table-cell ns41:value-type="float" table:style-name="TL Data" office:value="393" office:value-type="float">
            <text:p>393</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168" office:value-type="float">
            <text:p>168</text:p>
          </table:table-cell>
          <table:table-cell ns41:value-type="string" table:style-name="TL RowHeader" office:value-type="string">
            <text:p>Losser</text:p>
          </table:table-cell>
          <table:table-cell/>
          <table:table-cell ns41:value-type="float" table:style-name="TL Data" office:value="18955" office:value-type="float">
            <text:p>18955</text:p>
          </table:table-cell>
          <table:table-cell ns41:value-type="float" table:style-name="TL Data" office:value="525" office:value-type="float">
            <text:p>525</text:p>
          </table:table-cell>
          <table:table-cell ns41:value-type="float" table:style-name="TL Data" office:value="18235" office:value-type="float">
            <text:p>18235</text:p>
          </table:table-cell>
          <table:table-cell ns41:value-type="float" table:style-name="TL Data" office:value="195" office:value-type="float">
            <text:p>195</text:p>
          </table:table-cell>
          <table:table-cell ns41:value-type="float" table:style-name="TL Data" office:value="4375" office:value-type="float">
            <text:p>4375</text:p>
          </table:table-cell>
          <table:table-cell ns41:value-type="float" table:style-name="TL Data" office:value="4035" office:value-type="float">
            <text:p>4035</text:p>
          </table:table-cell>
          <table:table-cell ns41:value-type="float" table:style-name="TL Data" office:value="220" office:value-type="float">
            <text:p>220</text:p>
          </table:table-cell>
          <table:table-cell ns41:value-type="float" table:style-name="TL Data" office:value="115" office:value-type="float">
            <text:p>115</text:p>
          </table:table-cell>
          <table:table-cell ns41:value-type="float" table:style-name="TL Data" office:value="18100" office:value-type="float">
            <text:p>18100</text:p>
          </table:table-cell>
          <table:table-cell ns41:value-type="float" table:style-name="TL Data" office:value="414" office:value-type="float">
            <text:p>414</text:p>
          </table:table-cell>
          <table:table-cell ns41:value-type="float" table:style-name="TL Data" office:value="330" office:value-type="float">
            <text:p>33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69" office:value-type="float">
            <text:p>169</text:p>
          </table:table-cell>
          <table:table-cell ns41:value-type="string" table:style-name="TL RowHeader" office:value-type="string">
            <text:p>Markelo</text:p>
          </table:table-cell>
          <table:table-cell/>
          <table:table-cell ns41:value-type="float" table:style-name="TL Data" office:value="6375" office:value-type="float">
            <text:p>6375</text:p>
          </table:table-cell>
          <table:table-cell ns41:value-type="float" table:style-name="TL Data" office:value="25" office:value-type="float">
            <text:p>25</text:p>
          </table:table-cell>
          <table:table-cell ns41:value-type="float" table:style-name="TL Data" office:value="6330" office:value-type="float">
            <text:p>6330</text:p>
          </table:table-cell>
          <table:table-cell ns41:value-type="float" table:style-name="TL Data" office:value="20" office:value-type="float">
            <text:p>20</text:p>
          </table:table-cell>
          <table:table-cell ns41:value-type="float" table:style-name="TL Data" office:value="1435" office:value-type="float">
            <text:p>1435</text:p>
          </table:table-cell>
          <table:table-cell ns41:value-type="float" table:style-name="TL Data" office:value="1105" office:value-type="float">
            <text:p>1105</text:p>
          </table:table-cell>
          <table:table-cell ns41:value-type="float" table:style-name="TL Data" office:value="300" office:value-type="float">
            <text:p>300</text:p>
          </table:table-cell>
          <table:table-cell ns41:value-type="float" table:style-name="TL Data" office:value="35" office:value-type="float">
            <text:p>35</text:p>
          </table:table-cell>
          <table:table-cell ns41:value-type="float" table:style-name="TL Data" office:value="6280" office:value-type="float">
            <text:p>6280</text:p>
          </table:table-cell>
          <table:table-cell ns41:value-type="float" table:style-name="TL Data" office:value="437" office:value-type="float">
            <text:p>437</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70" office:value-type="float">
            <text:p>170</text:p>
          </table:table-cell>
          <table:table-cell ns41:value-type="string" table:style-name="TL RowHeader" office:value-type="string">
            <text:p>Nieuwleusen</text:p>
          </table:table-cell>
          <table:table-cell/>
          <table:table-cell ns41:value-type="float" table:style-name="TL Data" office:value="5955" office:value-type="float">
            <text:p>5955</text:p>
          </table:table-cell>
          <table:table-cell ns41:value-type="float" table:style-name="TL Data" office:value="95" office:value-type="float">
            <text:p>95</text:p>
          </table:table-cell>
          <table:table-cell ns41:value-type="float" table:style-name="TL Data" office:value="5775" office:value-type="float">
            <text:p>5775</text:p>
          </table:table-cell>
          <table:table-cell ns41:value-type="float" table:style-name="TL Data" office:value="85" office:value-type="float">
            <text:p>85</text:p>
          </table:table-cell>
          <table:table-cell ns41:value-type="float" table:style-name="TL Data" office:value="1425" office:value-type="float">
            <text:p>1425</text:p>
          </table:table-cell>
          <table:table-cell ns41:value-type="float" table:style-name="TL Data" office:value="1345" office:value-type="float">
            <text:p>1345</text:p>
          </table:table-cell>
          <table:table-cell ns41:value-type="float" table:style-name="TL Data" office:value="45" office:value-type="float">
            <text:p>45</text:p>
          </table:table-cell>
          <table:table-cell ns41:value-type="float" table:style-name="TL Data" office:value="30" office:value-type="float">
            <text:p>30</text:p>
          </table:table-cell>
          <table:table-cell ns41:value-type="float" table:style-name="TL Data" office:value="5730" office:value-type="float">
            <text:p>5730</text:p>
          </table:table-cell>
          <table:table-cell ns41:value-type="float" table:style-name="TL Data" office:value="403" office:value-type="float">
            <text:p>403</text:p>
          </table:table-cell>
          <table:table-cell ns41:value-type="float" table:style-name="TL Data" office:value="130" office:value-type="float">
            <text:p>13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71" office:value-type="float">
            <text:p>171</text:p>
          </table:table-cell>
          <table:table-cell ns41:value-type="string" table:style-name="TL RowHeader" office:value-type="string">
            <text:p>Noordoostpolder</text:p>
          </table:table-cell>
          <table:table-cell/>
          <table:table-cell ns41:value-type="float" table:style-name="TL Data" office:value="32015" office:value-type="float">
            <text:p>32015</text:p>
          </table:table-cell>
          <table:table-cell ns41:value-type="float" table:style-name="TL Data" office:value="225" office:value-type="float">
            <text:p>225</text:p>
          </table:table-cell>
          <table:table-cell ns41:value-type="float" table:style-name="TL Data" office:value="31700" office:value-type="float">
            <text:p>31700</text:p>
          </table:table-cell>
          <table:table-cell ns41:value-type="float" table:style-name="TL Data" office:value="90" office:value-type="float">
            <text:p>90</text:p>
          </table:table-cell>
          <table:table-cell ns41:value-type="float" table:style-name="TL Data" office:value="7420" office:value-type="float">
            <text:p>7420</text:p>
          </table:table-cell>
          <table:table-cell ns41:value-type="float" table:style-name="TL Data" office:value="7330" office:value-type="float">
            <text:p>7330</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31435" office:value-type="float">
            <text:p>31435</text:p>
          </table:table-cell>
          <table:table-cell ns41:value-type="float" table:style-name="TL Data" office:value="424" office:value-type="float">
            <text:p>424</text:p>
          </table:table-cell>
          <table:table-cell ns41:value-type="float" table:style-name="TL Data" office:value="355" office:value-type="float">
            <text:p>355</text:p>
          </table:table-cell>
          <table:table-cell ns41:value-type="float" table:style-name="TL Data" office:value="105" office:value-type="float">
            <text:p>105</text:p>
          </table:table-cell>
          <table:table-cell table:number-columns-repeated="1009"/>
        </table:table-row>
        <table:table-row table:style-name="ro6">
          <table:table-cell ns41:value-type="float" table:style-name="TL RowHeader" office:value="172" office:value-type="float">
            <text:p>172</text:p>
          </table:table-cell>
          <table:table-cell ns41:value-type="string" table:style-name="TL RowHeader" office:value-type="string">
            <text:p>Oldemarkt</text:p>
          </table:table-cell>
          <table:table-cell/>
          <table:table-cell ns41:value-type="float" table:style-name="TL Data" office:value="2740" office:value-type="float">
            <text:p>2740</text:p>
          </table:table-cell>
          <table:table-cell table:style-name="TL Data"/>
          <table:table-cell ns41:value-type="float" table:style-name="TL Data" office:value="2690" office:value-type="float">
            <text:p>2690</text:p>
          </table:table-cell>
          <table:table-cell ns41:value-type="float" table:style-name="TL Data" office:value="50" office:value-type="float">
            <text:p>50</text:p>
          </table:table-cell>
          <table:table-cell ns41:value-type="float" table:style-name="TL Data" office:value="705" office:value-type="float">
            <text:p>705</text:p>
          </table:table-cell>
          <table:table-cell ns41:value-type="float" table:style-name="TL Data" office:value="665" office:value-type="float">
            <text:p>66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635" office:value-type="float">
            <text:p>2635</text:p>
          </table:table-cell>
          <table:table-cell ns41:value-type="float" table:style-name="TL Data" office:value="375" office:value-type="float">
            <text:p>375</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73" office:value-type="float">
            <text:p>173</text:p>
          </table:table-cell>
          <table:table-cell ns41:value-type="string" table:style-name="TL RowHeader" office:value-type="string">
            <text:p>Oldenzaal</text:p>
          </table:table-cell>
          <table:table-cell/>
          <table:table-cell ns41:value-type="float" table:style-name="TL Data" office:value="23410" office:value-type="float">
            <text:p>23410</text:p>
          </table:table-cell>
          <table:table-cell ns41:value-type="float" table:style-name="TL Data" office:value="295" office:value-type="float">
            <text:p>295</text:p>
          </table:table-cell>
          <table:table-cell ns41:value-type="float" table:style-name="TL Data" office:value="22875" office:value-type="float">
            <text:p>22875</text:p>
          </table:table-cell>
          <table:table-cell ns41:value-type="float" table:style-name="TL Data" office:value="240" office:value-type="float">
            <text:p>240</text:p>
          </table:table-cell>
          <table:table-cell ns41:value-type="float" table:style-name="TL Data" office:value="5700" office:value-type="float">
            <text:p>5700</text:p>
          </table:table-cell>
          <table:table-cell ns41:value-type="float" table:style-name="TL Data" office:value="5405" office:value-type="float">
            <text:p>5405</text:p>
          </table:table-cell>
          <table:table-cell ns41:value-type="float" table:style-name="TL Data" office:value="135" office:value-type="float">
            <text:p>135</text:p>
          </table:table-cell>
          <table:table-cell ns41:value-type="float" table:style-name="TL Data" office:value="160" office:value-type="float">
            <text:p>160</text:p>
          </table:table-cell>
          <table:table-cell ns41:value-type="float" table:style-name="TL Data" office:value="22495" office:value-type="float">
            <text:p>22495</text:p>
          </table:table-cell>
          <table:table-cell ns41:value-type="float" table:style-name="TL Data" office:value="394" office:value-type="float">
            <text:p>394</text:p>
          </table:table-cell>
          <table:table-cell ns41:value-type="float" table:style-name="TL Data" office:value="620" office:value-type="float">
            <text:p>620</text:p>
          </table:table-cell>
          <table:table-cell ns41:value-type="float" table:style-name="TL Data" office:value="85" office:value-type="float">
            <text:p>85</text:p>
          </table:table-cell>
          <table:table-cell table:number-columns-repeated="1009"/>
        </table:table-row>
        <table:table-row table:style-name="ro6">
          <table:table-cell ns41:value-type="float" table:style-name="TL RowHeader" office:value="174" office:value-type="float">
            <text:p>174</text:p>
          </table:table-cell>
          <table:table-cell ns41:value-type="string" table:style-name="TL RowHeader" office:value-type="string">
            <text:p>Olst</text:p>
          </table:table-cell>
          <table:table-cell/>
          <table:table-cell ns41:value-type="float" table:style-name="TL Data" office:value="8440" office:value-type="float">
            <text:p>8440</text:p>
          </table:table-cell>
          <table:table-cell ns41:value-type="float" table:style-name="TL Data" office:value="165" office:value-type="float">
            <text:p>165</text:p>
          </table:table-cell>
          <table:table-cell ns41:value-type="float" table:style-name="TL Data" office:value="8180" office:value-type="float">
            <text:p>8180</text:p>
          </table:table-cell>
          <table:table-cell ns41:value-type="float" table:style-name="TL Data" office:value="100" office:value-type="float">
            <text:p>100</text:p>
          </table:table-cell>
          <table:table-cell ns41:value-type="float" table:style-name="TL Data" office:value="2005" office:value-type="float">
            <text:p>2005</text:p>
          </table:table-cell>
          <table:table-cell ns41:value-type="float" table:style-name="TL Data" office:value="1835" office:value-type="float">
            <text:p>1835</text:p>
          </table:table-cell>
          <table:table-cell ns41:value-type="float" table:style-name="TL Data" office:value="115" office:value-type="float">
            <text:p>115</text:p>
          </table:table-cell>
          <table:table-cell ns41:value-type="float" table:style-name="TL Data" office:value="55" office:value-type="float">
            <text:p>55</text:p>
          </table:table-cell>
          <table:table-cell ns41:value-type="float" table:style-name="TL Data" office:value="8060" office:value-type="float">
            <text:p>8060</text:p>
          </table:table-cell>
          <table:table-cell ns41:value-type="float" table:style-name="TL Data" office:value="402" office:value-type="float">
            <text:p>402</text:p>
          </table:table-cell>
          <table:table-cell ns41:value-type="float" table:style-name="TL Data" office:value="215" office:value-type="float">
            <text:p>21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175" office:value-type="float">
            <text:p>175</text:p>
          </table:table-cell>
          <table:table-cell ns41:value-type="string" table:style-name="TL RowHeader" office:value-type="string">
            <text:p>Ommen</text:p>
          </table:table-cell>
          <table:table-cell/>
          <table:table-cell ns41:value-type="float" table:style-name="TL Data" office:value="15255" office:value-type="float">
            <text:p>15255</text:p>
          </table:table-cell>
          <table:table-cell ns41:value-type="float" table:style-name="TL Data" office:value="255" office:value-type="float">
            <text:p>255</text:p>
          </table:table-cell>
          <table:table-cell ns41:value-type="float" table:style-name="TL Data" office:value="14815" office:value-type="float">
            <text:p>14815</text:p>
          </table:table-cell>
          <table:table-cell ns41:value-type="float" table:style-name="TL Data" office:value="185" office:value-type="float">
            <text:p>185</text:p>
          </table:table-cell>
          <table:table-cell ns41:value-type="float" table:style-name="TL Data" office:value="3490" office:value-type="float">
            <text:p>3490</text:p>
          </table:table-cell>
          <table:table-cell ns41:value-type="float" table:style-name="TL Data" office:value="3240" office:value-type="float">
            <text:p>3240</text:p>
          </table:table-cell>
          <table:table-cell ns41:value-type="float" table:style-name="TL Data" office:value="145" office:value-type="float">
            <text:p>145</text:p>
          </table:table-cell>
          <table:table-cell ns41:value-type="float" table:style-name="TL Data" office:value="100" office:value-type="float">
            <text:p>100</text:p>
          </table:table-cell>
          <table:table-cell ns41:value-type="float" table:style-name="TL Data" office:value="14650" office:value-type="float">
            <text:p>14650</text:p>
          </table:table-cell>
          <table:table-cell ns41:value-type="float" table:style-name="TL Data" office:value="420" office:value-type="float">
            <text:p>420</text:p>
          </table:table-cell>
          <table:table-cell ns41:value-type="float" table:style-name="TL Data" office:value="350" office:value-type="float">
            <text:p>350</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176" office:value-type="float">
            <text:p>176</text:p>
          </table:table-cell>
          <table:table-cell ns41:value-type="string" table:style-name="TL RowHeader" office:value-type="string">
            <text:p>Ootmarsum</text:p>
          </table:table-cell>
          <table:table-cell/>
          <table:table-cell ns41:value-type="float" table:style-name="TL Data" office:value="3480" office:value-type="float">
            <text:p>3480</text:p>
          </table:table-cell>
          <table:table-cell ns41:value-type="float" table:style-name="TL Data" office:value="245" office:value-type="float">
            <text:p>245</text:p>
          </table:table-cell>
          <table:table-cell ns41:value-type="float" table:style-name="TL Data" office:value="3195" office:value-type="float">
            <text:p>3195</text:p>
          </table:table-cell>
          <table:table-cell ns41:value-type="float" table:style-name="TL Data" office:value="40" office:value-type="float">
            <text:p>40</text:p>
          </table:table-cell>
          <table:table-cell ns41:value-type="float" table:style-name="TL Data" office:value="785" office:value-type="float">
            <text:p>785</text:p>
          </table:table-cell>
          <table:table-cell ns41:value-type="float" table:style-name="TL Data" office:value="735" office:value-type="float">
            <text:p>73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190" office:value-type="float">
            <text:p>3190</text:p>
          </table:table-cell>
          <table:table-cell ns41:value-type="float" table:style-name="TL Data" office:value="406" office:value-type="float">
            <text:p>406</text:p>
          </table:table-cell>
          <table:table-cell ns41:value-type="float" table:style-name="TL Data" office:value="50" office:value-type="float">
            <text:p>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77" office:value-type="float">
            <text:p>177</text:p>
          </table:table-cell>
          <table:table-cell ns41:value-type="string" table:style-name="TL RowHeader" office:value-type="string">
            <text:p>Raalte</text:p>
          </table:table-cell>
          <table:table-cell/>
          <table:table-cell ns41:value-type="float" table:style-name="TL Data" office:value="20310" office:value-type="float">
            <text:p>20310</text:p>
          </table:table-cell>
          <table:table-cell ns41:value-type="float" table:style-name="TL Data" office:value="615" office:value-type="float">
            <text:p>615</text:p>
          </table:table-cell>
          <table:table-cell ns41:value-type="float" table:style-name="TL Data" office:value="19665" office:value-type="float">
            <text:p>19665</text:p>
          </table:table-cell>
          <table:table-cell ns41:value-type="float" table:style-name="TL Data" office:value="35" office:value-type="float">
            <text:p>35</text:p>
          </table:table-cell>
          <table:table-cell ns41:value-type="float" table:style-name="TL Data" office:value="4045" office:value-type="float">
            <text:p>4045</text:p>
          </table:table-cell>
          <table:table-cell ns41:value-type="float" table:style-name="TL Data" office:value="3770" office:value-type="float">
            <text:p>3770</text:p>
          </table:table-cell>
          <table:table-cell ns41:value-type="float" table:style-name="TL Data" office:value="160" office:value-type="float">
            <text:p>160</text:p>
          </table:table-cell>
          <table:table-cell ns41:value-type="float" table:style-name="TL Data" office:value="120" office:value-type="float">
            <text:p>120</text:p>
          </table:table-cell>
          <table:table-cell ns41:value-type="float" table:style-name="TL Data" office:value="19420" office:value-type="float">
            <text:p>19420</text:p>
          </table:table-cell>
          <table:table-cell ns41:value-type="float" table:style-name="TL Data" office:value="480" office:value-type="float">
            <text:p>480</text:p>
          </table:table-cell>
          <table:table-cell ns41:value-type="float" table:style-name="TL Data" office:value="275" office:value-type="float">
            <text:p>275</text:p>
          </table:table-cell>
          <table:table-cell ns41:value-type="float" table:style-name="TL Data" office:value="65" office:value-type="float">
            <text:p>65</text:p>
          </table:table-cell>
          <table:table-cell table:number-columns-repeated="1009"/>
        </table:table-row>
        <table:table-row table:style-name="ro6">
          <table:table-cell ns41:value-type="float" table:style-name="TL RowHeader" office:value="178" office:value-type="float">
            <text:p>178</text:p>
          </table:table-cell>
          <table:table-cell ns41:value-type="string" table:style-name="TL RowHeader" office:value-type="string">
            <text:p>Rijssen</text:p>
          </table:table-cell>
          <table:table-cell/>
          <table:table-cell ns41:value-type="float" table:style-name="TL Data" office:value="17550" office:value-type="float">
            <text:p>17550</text:p>
          </table:table-cell>
          <table:table-cell ns41:value-type="float" table:style-name="TL Data" office:value="125" office:value-type="float">
            <text:p>125</text:p>
          </table:table-cell>
          <table:table-cell ns41:value-type="float" table:style-name="TL Data" office:value="17320" office:value-type="float">
            <text:p>17320</text:p>
          </table:table-cell>
          <table:table-cell ns41:value-type="float" table:style-name="TL Data" office:value="105" office:value-type="float">
            <text:p>105</text:p>
          </table:table-cell>
          <table:table-cell ns41:value-type="float" table:style-name="TL Data" office:value="4050" office:value-type="float">
            <text:p>4050</text:p>
          </table:table-cell>
          <table:table-cell ns41:value-type="float" table:style-name="TL Data" office:value="3765" office:value-type="float">
            <text:p>3765</text:p>
          </table:table-cell>
          <table:table-cell ns41:value-type="float" table:style-name="TL Data" office:value="180" office:value-type="float">
            <text:p>180</text:p>
          </table:table-cell>
          <table:table-cell ns41:value-type="float" table:style-name="TL Data" office:value="105" office:value-type="float">
            <text:p>105</text:p>
          </table:table-cell>
          <table:table-cell ns41:value-type="float" table:style-name="TL Data" office:value="17015" office:value-type="float">
            <text:p>17015</text:p>
          </table:table-cell>
          <table:table-cell ns41:value-type="float" table:style-name="TL Data" office:value="420" office:value-type="float">
            <text:p>420</text:p>
          </table:table-cell>
          <table:table-cell ns41:value-type="float" table:style-name="TL Data" office:value="410" office:value-type="float">
            <text:p>410</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179" office:value-type="float">
            <text:p>179</text:p>
          </table:table-cell>
          <table:table-cell ns41:value-type="string" table:style-name="TL RowHeader" office:value-type="string">
            <text:p>Stad Delden</text:p>
          </table:table-cell>
          <table:table-cell/>
          <table:table-cell ns41:value-type="float" table:style-name="TL Data" office:value="6095" office:value-type="float">
            <text:p>6095</text:p>
          </table:table-cell>
          <table:table-cell ns41:value-type="float" table:style-name="TL Data" office:value="195" office:value-type="float">
            <text:p>195</text:p>
          </table:table-cell>
          <table:table-cell ns41:value-type="float" table:style-name="TL Data" office:value="5875" office:value-type="float">
            <text:p>5875</text:p>
          </table:table-cell>
          <table:table-cell ns41:value-type="float" table:style-name="TL Data" office:value="30" office:value-type="float">
            <text:p>30</text:p>
          </table:table-cell>
          <table:table-cell ns41:value-type="float" table:style-name="TL Data" office:value="1465" office:value-type="float">
            <text:p>1465</text:p>
          </table:table-cell>
          <table:table-cell ns41:value-type="float" table:style-name="TL Data" office:value="1405" office:value-type="float">
            <text:p>1405</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5770" office:value-type="float">
            <text:p>5770</text:p>
          </table:table-cell>
          <table:table-cell ns41:value-type="float" table:style-name="TL Data" office:value="394" office:value-type="float">
            <text:p>394</text:p>
          </table:table-cell>
          <table:table-cell ns41:value-type="float" table:style-name="TL Data" office:value="135" office:value-type="float">
            <text:p>13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180" office:value-type="float">
            <text:p>180</text:p>
          </table:table-cell>
          <table:table-cell ns41:value-type="string" table:style-name="TL RowHeader" office:value-type="string">
            <text:p>Staphorst</text:p>
          </table:table-cell>
          <table:table-cell/>
          <table:table-cell ns41:value-type="float" table:style-name="TL Data" office:value="10675" office:value-type="float">
            <text:p>10675</text:p>
          </table:table-cell>
          <table:table-cell table:style-name="TL Data"/>
          <table:table-cell ns41:value-type="float" table:style-name="TL Data" office:value="10520" office:value-type="float">
            <text:p>10520</text:p>
          </table:table-cell>
          <table:table-cell ns41:value-type="float" table:style-name="TL Data" office:value="150" office:value-type="float">
            <text:p>150</text:p>
          </table:table-cell>
          <table:table-cell ns41:value-type="float" table:style-name="TL Data" office:value="2450" office:value-type="float">
            <text:p>2450</text:p>
          </table:table-cell>
          <table:table-cell ns41:value-type="float" table:style-name="TL Data" office:value="2280" office:value-type="float">
            <text:p>2280</text:p>
          </table:table-cell>
          <table:table-cell ns41:value-type="float" table:style-name="TL Data" office:value="125" office:value-type="float">
            <text:p>125</text:p>
          </table:table-cell>
          <table:table-cell ns41:value-type="float" table:style-name="TL Data" office:value="45" office:value-type="float">
            <text:p>45</text:p>
          </table:table-cell>
          <table:table-cell ns41:value-type="float" table:style-name="TL Data" office:value="10480" office:value-type="float">
            <text:p>10480</text:p>
          </table:table-cell>
          <table:table-cell ns41:value-type="float" table:style-name="TL Data" office:value="428" office:value-type="float">
            <text:p>428</text:p>
          </table:table-cell>
          <table:table-cell ns41:value-type="float" table:style-name="TL Data" office:value="195" office:value-type="float">
            <text:p>19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181" office:value-type="float">
            <text:p>181</text:p>
          </table:table-cell>
          <table:table-cell ns41:value-type="string" table:style-name="TL RowHeader" office:value-type="string">
            <text:p>Steenwijk</text:p>
          </table:table-cell>
          <table:table-cell/>
          <table:table-cell ns41:value-type="float" table:style-name="TL Data" office:value="12215" office:value-type="float">
            <text:p>12215</text:p>
          </table:table-cell>
          <table:table-cell ns41:value-type="float" table:style-name="TL Data" office:value="295" office:value-type="float">
            <text:p>295</text:p>
          </table:table-cell>
          <table:table-cell ns41:value-type="float" table:style-name="TL Data" office:value="11885" office:value-type="float">
            <text:p>11885</text:p>
          </table:table-cell>
          <table:table-cell ns41:value-type="float" table:style-name="TL Data" office:value="35" office:value-type="float">
            <text:p>35</text:p>
          </table:table-cell>
          <table:table-cell ns41:value-type="float" table:style-name="TL Data" office:value="3155" office:value-type="float">
            <text:p>3155</text:p>
          </table:table-cell>
          <table:table-cell ns41:value-type="float" table:style-name="TL Data" office:value="3045" office:value-type="float">
            <text:p>3045</text:p>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11495" office:value-type="float">
            <text:p>11495</text:p>
          </table:table-cell>
          <table:table-cell ns41:value-type="float" table:style-name="TL Data" office:value="364" office:value-type="float">
            <text:p>364</text:p>
          </table:table-cell>
          <table:table-cell ns41:value-type="float" table:style-name="TL Data" office:value="425" office:value-type="float">
            <text:p>42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182" office:value-type="float">
            <text:p>182</text:p>
          </table:table-cell>
          <table:table-cell ns41:value-type="string" table:style-name="TL RowHeader" office:value-type="string">
            <text:p>Steenwijkerwold</text:p>
          </table:table-cell>
          <table:table-cell/>
          <table:table-cell ns41:value-type="float" table:style-name="TL Data" office:value="8075" office:value-type="float">
            <text:p>8075</text:p>
          </table:table-cell>
          <table:table-cell ns41:value-type="float" table:style-name="TL Data" office:value="430" office:value-type="float">
            <text:p>430</text:p>
          </table:table-cell>
          <table:table-cell ns41:value-type="float" table:style-name="TL Data" office:value="7590" office:value-type="float">
            <text:p>7590</text:p>
          </table:table-cell>
          <table:table-cell ns41:value-type="float" table:style-name="TL Data" office:value="55" office:value-type="float">
            <text:p>55</text:p>
          </table:table-cell>
          <table:table-cell ns41:value-type="float" table:style-name="TL Data" office:value="1885" office:value-type="float">
            <text:p>1885</text:p>
          </table:table-cell>
          <table:table-cell ns41:value-type="float" table:style-name="TL Data" office:value="1760" office:value-type="float">
            <text:p>1760</text:p>
          </table:table-cell>
          <table:table-cell ns41:value-type="float" table:style-name="TL Data" office:value="35" office:value-type="float">
            <text:p>35</text:p>
          </table:table-cell>
          <table:table-cell ns41:value-type="float" table:style-name="TL Data" office:value="90" office:value-type="float">
            <text:p>90</text:p>
          </table:table-cell>
          <table:table-cell ns41:value-type="float" table:style-name="TL Data" office:value="7435" office:value-type="float">
            <text:p>7435</text:p>
          </table:table-cell>
          <table:table-cell ns41:value-type="float" table:style-name="TL Data" office:value="394" office:value-type="float">
            <text:p>394</text:p>
          </table:table-cell>
          <table:table-cell ns41:value-type="float" table:style-name="TL Data" office:value="210" office:value-type="float">
            <text:p>21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83" office:value-type="float">
            <text:p>183</text:p>
          </table:table-cell>
          <table:table-cell ns41:value-type="string" table:style-name="TL RowHeader" office:value-type="string">
            <text:p>Tubbergen</text:p>
          </table:table-cell>
          <table:table-cell/>
          <table:table-cell ns41:value-type="float" table:style-name="TL Data" office:value="16250" office:value-type="float">
            <text:p>16250</text:p>
          </table:table-cell>
          <table:table-cell ns41:value-type="float" table:style-name="TL Data" office:value="105" office:value-type="float">
            <text:p>105</text:p>
          </table:table-cell>
          <table:table-cell ns41:value-type="float" table:style-name="TL Data" office:value="16065" office:value-type="float">
            <text:p>16065</text:p>
          </table:table-cell>
          <table:table-cell ns41:value-type="float" table:style-name="TL Data" office:value="85" office:value-type="float">
            <text:p>85</text:p>
          </table:table-cell>
          <table:table-cell ns41:value-type="float" table:style-name="TL Data" office:value="3210" office:value-type="float">
            <text:p>3210</text:p>
          </table:table-cell>
          <table:table-cell ns41:value-type="float" table:style-name="TL Data" office:value="2880" office:value-type="float">
            <text:p>2880</text:p>
          </table:table-cell>
          <table:table-cell ns41:value-type="float" table:style-name="TL Data" office:value="250" office:value-type="float">
            <text:p>250</text:p>
          </table:table-cell>
          <table:table-cell ns41:value-type="float" table:style-name="TL Data" office:value="85" office:value-type="float">
            <text:p>85</text:p>
          </table:table-cell>
          <table:table-cell ns41:value-type="float" table:style-name="TL Data" office:value="16055" office:value-type="float">
            <text:p>16055</text:p>
          </table:table-cell>
          <table:table-cell ns41:value-type="float" table:style-name="TL Data" office:value="500" office:value-type="float">
            <text:p>500</text:p>
          </table:table-cell>
          <table:table-cell ns41:value-type="float" table:style-name="TL Data" office:value="95" office:value-type="float">
            <text:p>9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84" office:value-type="float">
            <text:p>184</text:p>
          </table:table-cell>
          <table:table-cell ns41:value-type="string" table:style-name="TL RowHeader" office:value-type="string">
            <text:p>Urk</text:p>
          </table:table-cell>
          <table:table-cell/>
          <table:table-cell ns41:value-type="float" table:style-name="TL Data" office:value="8200" office:value-type="float">
            <text:p>8200</text:p>
          </table:table-cell>
          <table:table-cell ns41:value-type="float" table:style-name="TL Data" office:value="65" office:value-type="float">
            <text:p>65</text:p>
          </table:table-cell>
          <table:table-cell ns41:value-type="float" table:style-name="TL Data" office:value="8100" office:value-type="float">
            <text:p>8100</text:p>
          </table:table-cell>
          <table:table-cell ns41:value-type="float" table:style-name="TL Data" office:value="35" office:value-type="float">
            <text:p>35</text:p>
          </table:table-cell>
          <table:table-cell ns41:value-type="float" table:style-name="TL Data" office:value="1665" office:value-type="float">
            <text:p>1665</text:p>
          </table:table-cell>
          <table:table-cell ns41:value-type="float" table:style-name="TL Data" office:value="1600" office:value-type="float">
            <text:p>1600</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8000" office:value-type="float">
            <text:p>8000</text:p>
          </table:table-cell>
          <table:table-cell ns41:value-type="float" table:style-name="TL Data" office:value="480" office:value-type="float">
            <text:p>480</text:p>
          </table:table-cell>
          <table:table-cell ns41:value-type="float" table:style-name="TL Data" office:value="140" office:value-type="float">
            <text:p>140</text:p>
          </table:table-cell>
          <table:table-cell table:style-name="TL Data"/>
          <table:table-cell table:number-columns-repeated="1009"/>
        </table:table-row>
        <table:table-row table:style-name="ro6">
          <table:table-cell ns41:value-type="float" table:style-name="TL RowHeader" office:value="185" office:value-type="float">
            <text:p>185</text:p>
          </table:table-cell>
          <table:table-cell ns41:value-type="string" table:style-name="TL RowHeader" office:value-type="string">
            <text:p>Vollenhove</text:p>
          </table:table-cell>
          <table:table-cell/>
          <table:table-cell ns41:value-type="float" table:style-name="TL Data" office:value="5400" office:value-type="float">
            <text:p>5400</text:p>
          </table:table-cell>
          <table:table-cell ns41:value-type="float" table:style-name="TL Data" office:value="10" office:value-type="float">
            <text:p>10</text:p>
          </table:table-cell>
          <table:table-cell ns41:value-type="float" table:style-name="TL Data" office:value="5260" office:value-type="float">
            <text:p>5260</text:p>
          </table:table-cell>
          <table:table-cell ns41:value-type="float" table:style-name="TL Data" office:value="130" office:value-type="float">
            <text:p>130</text:p>
          </table:table-cell>
          <table:table-cell ns41:value-type="float" table:style-name="TL Data" office:value="1305" office:value-type="float">
            <text:p>1305</text:p>
          </table:table-cell>
          <table:table-cell ns41:value-type="float" table:style-name="TL Data" office:value="1250" office:value-type="float">
            <text:p>1250</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5220" office:value-type="float">
            <text:p>5220</text:p>
          </table:table-cell>
          <table:table-cell ns41:value-type="float" table:style-name="TL Data" office:value="400" office:value-type="float">
            <text:p>400</text:p>
          </table:table-cell>
          <table:table-cell ns41:value-type="float" table:style-name="TL Data" office:value="170" office:value-type="float">
            <text:p>17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186" office:value-type="float">
            <text:p>186</text:p>
          </table:table-cell>
          <table:table-cell ns41:value-type="string" table:style-name="TL RowHeader" office:value-type="string">
            <text:p>Vriezenveen</text:p>
          </table:table-cell>
          <table:table-cell/>
          <table:table-cell ns41:value-type="float" table:style-name="TL Data" office:value="14890" office:value-type="float">
            <text:p>14890</text:p>
          </table:table-cell>
          <table:table-cell ns41:value-type="float" table:style-name="TL Data" office:value="130" office:value-type="float">
            <text:p>130</text:p>
          </table:table-cell>
          <table:table-cell ns41:value-type="float" table:style-name="TL Data" office:value="14285" office:value-type="float">
            <text:p>14285</text:p>
          </table:table-cell>
          <table:table-cell ns41:value-type="float" table:style-name="TL Data" office:value="475" office:value-type="float">
            <text:p>475</text:p>
          </table:table-cell>
          <table:table-cell ns41:value-type="float" table:style-name="TL Data" office:value="3555" office:value-type="float">
            <text:p>3555</text:p>
          </table:table-cell>
          <table:table-cell ns41:value-type="float" table:style-name="TL Data" office:value="3345" office:value-type="float">
            <text:p>3345</text:p>
          </table:table-cell>
          <table:table-cell ns41:value-type="float" table:style-name="TL Data" office:value="130" office:value-type="float">
            <text:p>130</text:p>
          </table:table-cell>
          <table:table-cell ns41:value-type="float" table:style-name="TL Data" office:value="80" office:value-type="float">
            <text:p>80</text:p>
          </table:table-cell>
          <table:table-cell ns41:value-type="float" table:style-name="TL Data" office:value="14530" office:value-type="float">
            <text:p>14530</text:p>
          </table:table-cell>
          <table:table-cell ns41:value-type="float" table:style-name="TL Data" office:value="409" office:value-type="float">
            <text:p>409</text:p>
          </table:table-cell>
          <table:table-cell ns41:value-type="float" table:style-name="TL Data" office:value="230" office:value-type="float">
            <text:p>23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87" office:value-type="float">
            <text:p>187</text:p>
          </table:table-cell>
          <table:table-cell ns41:value-type="string" table:style-name="TL RowHeader" office:value-type="string">
            <text:p>Wanneperveen</text:p>
          </table:table-cell>
          <table:table-cell/>
          <table:table-cell ns41:value-type="float" table:style-name="TL Data" office:value="1800" office:value-type="float">
            <text:p>1800</text:p>
          </table:table-cell>
          <table:table-cell table:style-name="TL Data"/>
          <table:table-cell ns41:value-type="float" table:style-name="TL Data" office:value="1790" office:value-type="float">
            <text:p>1790</text:p>
          </table:table-cell>
          <table:table-cell ns41:value-type="float" table:style-name="TL Data" office:value="10" office:value-type="float">
            <text:p>10</text:p>
          </table:table-cell>
          <table:table-cell ns41:value-type="float" table:style-name="TL Data" office:value="465" office:value-type="float">
            <text:p>465</text:p>
          </table:table-cell>
          <table:table-cell ns41:value-type="float" table:style-name="TL Data" office:value="440" office:value-type="float">
            <text:p>44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735" office:value-type="float">
            <text:p>1735</text:p>
          </table:table-cell>
          <table:table-cell ns41:value-type="float" table:style-name="TL Data" office:value="375" office:value-type="float">
            <text:p>375</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88" office:value-type="float">
            <text:p>188</text:p>
          </table:table-cell>
          <table:table-cell ns41:value-type="string" table:style-name="TL RowHeader" office:value-type="string">
            <text:p>Weerselo</text:p>
          </table:table-cell>
          <table:table-cell/>
          <table:table-cell ns41:value-type="float" table:style-name="TL Data" office:value="8965" office:value-type="float">
            <text:p>8965</text:p>
          </table:table-cell>
          <table:table-cell ns41:value-type="float" table:style-name="TL Data" office:value="55" office:value-type="float">
            <text:p>55</text:p>
          </table:table-cell>
          <table:table-cell ns41:value-type="float" table:style-name="TL Data" office:value="8905" office:value-type="float">
            <text:p>8905</text:p>
          </table:table-cell>
          <table:table-cell ns41:value-type="float" table:style-name="TL Data" office:value="5" office:value-type="float">
            <text:p>5</text:p>
          </table:table-cell>
          <table:table-cell ns41:value-type="float" table:style-name="TL Data" office:value="1750" office:value-type="float">
            <text:p>1750</text:p>
          </table:table-cell>
          <table:table-cell ns41:value-type="float" table:style-name="TL Data" office:value="1570" office:value-type="float">
            <text:p>1570</text:p>
          </table:table-cell>
          <table:table-cell ns41:value-type="float" table:style-name="TL Data" office:value="120" office:value-type="float">
            <text:p>120</text:p>
          </table:table-cell>
          <table:table-cell ns41:value-type="float" table:style-name="TL Data" office:value="60" office:value-type="float">
            <text:p>60</text:p>
          </table:table-cell>
          <table:table-cell ns41:value-type="float" table:style-name="TL Data" office:value="8855" office:value-type="float">
            <text:p>8855</text:p>
          </table:table-cell>
          <table:table-cell ns41:value-type="float" table:style-name="TL Data" office:value="506" office:value-type="float">
            <text:p>506</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89" office:value-type="float">
            <text:p>189</text:p>
          </table:table-cell>
          <table:table-cell ns41:value-type="string" table:style-name="TL RowHeader" office:value-type="string">
            <text:p>Wierden</text:p>
          </table:table-cell>
          <table:table-cell/>
          <table:table-cell ns41:value-type="float" table:style-name="TL Data" office:value="17995" office:value-type="float">
            <text:p>17995</text:p>
          </table:table-cell>
          <table:table-cell ns41:value-type="float" table:style-name="TL Data" office:value="100" office:value-type="float">
            <text:p>100</text:p>
          </table:table-cell>
          <table:table-cell ns41:value-type="float" table:style-name="TL Data" office:value="17470" office:value-type="float">
            <text:p>17470</text:p>
          </table:table-cell>
          <table:table-cell ns41:value-type="float" table:style-name="TL Data" office:value="425" office:value-type="float">
            <text:p>425</text:p>
          </table:table-cell>
          <table:table-cell ns41:value-type="float" table:style-name="TL Data" office:value="4085" office:value-type="float">
            <text:p>4085</text:p>
          </table:table-cell>
          <table:table-cell ns41:value-type="float" table:style-name="TL Data" office:value="3745" office:value-type="float">
            <text:p>3745</text:p>
          </table:table-cell>
          <table:table-cell ns41:value-type="float" table:style-name="TL Data" office:value="235" office:value-type="float">
            <text:p>235</text:p>
          </table:table-cell>
          <table:table-cell ns41:value-type="float" table:style-name="TL Data" office:value="105" office:value-type="float">
            <text:p>105</text:p>
          </table:table-cell>
          <table:table-cell ns41:value-type="float" table:style-name="TL Data" office:value="17600" office:value-type="float">
            <text:p>17600</text:p>
          </table:table-cell>
          <table:table-cell ns41:value-type="float" table:style-name="TL Data" office:value="431" office:value-type="float">
            <text:p>431</text:p>
          </table:table-cell>
          <table:table-cell ns41:value-type="float" table:style-name="TL Data" office:value="295" office:value-type="float">
            <text:p>29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190" office:value-type="float">
            <text:p>190</text:p>
          </table:table-cell>
          <table:table-cell ns41:value-type="string" table:style-name="TL RowHeader" office:value-type="string">
            <text:p>Wijhe</text:p>
          </table:table-cell>
          <table:table-cell/>
          <table:table-cell ns41:value-type="float" table:style-name="TL Data" office:value="6335" office:value-type="float">
            <text:p>6335</text:p>
          </table:table-cell>
          <table:table-cell table:style-name="TL Data"/>
          <table:table-cell ns41:value-type="float" table:style-name="TL Data" office:value="6310" office:value-type="float">
            <text:p>6310</text:p>
          </table:table-cell>
          <table:table-cell ns41:value-type="float" table:style-name="TL Data" office:value="25" office:value-type="float">
            <text:p>25</text:p>
          </table:table-cell>
          <table:table-cell ns41:value-type="float" table:style-name="TL Data" office:value="1490" office:value-type="float">
            <text:p>1490</text:p>
          </table:table-cell>
          <table:table-cell ns41:value-type="float" table:style-name="TL Data" office:value="1400" office:value-type="float">
            <text:p>1400</text:p>
          </table:table-cell>
          <table:table-cell ns41:value-type="float" office:value="45" table:style-name="TL Data" table:number-columns-repeated="2" office:value-type="float">
            <text:p>45</text:p>
          </table:table-cell>
          <table:table-cell ns41:value-type="float" table:style-name="TL Data" office:value="6190" office:value-type="float">
            <text:p>6190</text:p>
          </table:table-cell>
          <table:table-cell ns41:value-type="float" table:style-name="TL Data" office:value="416" office:value-type="float">
            <text:p>416</text:p>
          </table:table-cell>
          <table:table-cell ns41:value-type="float" table:style-name="TL Data" office:value="145" office:value-type="float">
            <text:p>1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191" office:value-type="float">
            <text:p>191</text:p>
          </table:table-cell>
          <table:table-cell ns41:value-type="string" table:style-name="TL RowHeader" office:value-type="string">
            <text:p>IJsselmuiden</text:p>
          </table:table-cell>
          <table:table-cell/>
          <table:table-cell ns41:value-type="float" table:style-name="TL Data" office:value="10325" office:value-type="float">
            <text:p>10325</text:p>
          </table:table-cell>
          <table:table-cell ns41:value-type="float" table:style-name="TL Data" office:value="115" office:value-type="float">
            <text:p>115</text:p>
          </table:table-cell>
          <table:table-cell ns41:value-type="float" table:style-name="TL Data" office:value="9860" office:value-type="float">
            <text:p>9860</text:p>
          </table:table-cell>
          <table:table-cell ns41:value-type="float" table:style-name="TL Data" office:value="350" office:value-type="float">
            <text:p>350</text:p>
          </table:table-cell>
          <table:table-cell ns41:value-type="float" table:style-name="TL Data" office:value="2370" office:value-type="float">
            <text:p>2370</text:p>
          </table:table-cell>
          <table:table-cell ns41:value-type="float" table:style-name="TL Data" office:value="2265" office:value-type="float">
            <text:p>2265</text:p>
          </table:table-cell>
          <table:table-cell ns41:value-type="float" office:value="55" table:style-name="TL Data" table:number-columns-repeated="2" office:value-type="float">
            <text:p>55</text:p>
          </table:table-cell>
          <table:table-cell ns41:value-type="float" table:style-name="TL Data" office:value="10005" office:value-type="float">
            <text:p>10005</text:p>
          </table:table-cell>
          <table:table-cell ns41:value-type="float" table:style-name="TL Data" office:value="422" office:value-type="float">
            <text:p>422</text:p>
          </table:table-cell>
          <table:table-cell ns41:value-type="float" table:style-name="TL Data" office:value="205" office:value-type="float">
            <text:p>20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192" office:value-type="float">
            <text:p>192</text:p>
          </table:table-cell>
          <table:table-cell ns41:value-type="string" table:style-name="TL RowHeader" office:value-type="string">
            <text:p>Zwartsluis</text:p>
          </table:table-cell>
          <table:table-cell/>
          <table:table-cell ns41:value-type="float" table:style-name="TL Data" office:value="4220" office:value-type="float">
            <text:p>4220</text:p>
          </table:table-cell>
          <table:table-cell ns41:value-type="float" table:style-name="TL Data" office:value="70" office:value-type="float">
            <text:p>70</text:p>
          </table:table-cell>
          <table:table-cell ns41:value-type="float" table:style-name="TL Data" office:value="3895" office:value-type="float">
            <text:p>3895</text:p>
          </table:table-cell>
          <table:table-cell ns41:value-type="float" table:style-name="TL Data" office:value="255" office:value-type="float">
            <text:p>255</text:p>
          </table:table-cell>
          <table:table-cell ns41:value-type="float" table:style-name="TL Data" office:value="1050" office:value-type="float">
            <text:p>1050</text:p>
          </table:table-cell>
          <table:table-cell ns41:value-type="float" table:style-name="TL Data" office:value="1010" office:value-type="float">
            <text:p>101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4030" office:value-type="float">
            <text:p>4030</text:p>
          </table:table-cell>
          <table:table-cell ns41:value-type="float" table:style-name="TL Data" office:value="383" office:value-type="float">
            <text:p>383</text:p>
          </table:table-cell>
          <table:table-cell ns41:value-type="float" table:style-name="TL Data" office:value="120" office:value-type="float">
            <text:p>120</text:p>
          </table:table-cell>
          <table:table-cell table:style-name="TL Data"/>
          <table:table-cell table:number-columns-repeated="1009"/>
        </table:table-row>
        <table:table-row table:style-name="ro6">
          <table:table-cell ns41:value-type="float" table:style-name="TL RowHeader" office:value="193" office:value-type="float">
            <text:p>193</text:p>
          </table:table-cell>
          <table:table-cell ns41:value-type="string" table:style-name="TL RowHeader" office:value-type="string">
            <text:p>Zwolle</text:p>
          </table:table-cell>
          <table:table-cell/>
          <table:table-cell ns41:value-type="float" table:style-name="TL Data" office:value="76725" office:value-type="float">
            <text:p>76725</text:p>
          </table:table-cell>
          <table:table-cell ns41:value-type="float" table:style-name="TL Data" office:value="2060" office:value-type="float">
            <text:p>2060</text:p>
          </table:table-cell>
          <table:table-cell ns41:value-type="float" table:style-name="TL Data" office:value="73130" office:value-type="float">
            <text:p>73130</text:p>
          </table:table-cell>
          <table:table-cell ns41:value-type="float" table:style-name="TL Data" office:value="1535" office:value-type="float">
            <text:p>1535</text:p>
          </table:table-cell>
          <table:table-cell ns41:value-type="float" table:style-name="TL Data" office:value="19720" office:value-type="float">
            <text:p>19720</text:p>
          </table:table-cell>
          <table:table-cell ns41:value-type="float" table:style-name="TL Data" office:value="18940" office:value-type="float">
            <text:p>18940</text:p>
          </table:table-cell>
          <table:table-cell ns41:value-type="float" table:style-name="TL Data" office:value="145" office:value-type="float">
            <text:p>145</text:p>
          </table:table-cell>
          <table:table-cell ns41:value-type="float" table:style-name="TL Data" office:value="635" office:value-type="float">
            <text:p>635</text:p>
          </table:table-cell>
          <table:table-cell ns41:value-type="float" table:style-name="TL Data" office:value="70730" office:value-type="float">
            <text:p>70730</text:p>
          </table:table-cell>
          <table:table-cell ns41:value-type="float" table:style-name="TL Data" office:value="359" office:value-type="float">
            <text:p>359</text:p>
          </table:table-cell>
          <table:table-cell ns41:value-type="float" table:style-name="TL Data" office:value="3935" office:value-type="float">
            <text:p>3935</text:p>
          </table:table-cell>
          <table:table-cell ns41:value-type="float" table:style-name="TL Data" office:value="775" office:value-type="float">
            <text:p>775</text:p>
          </table:table-cell>
          <table:table-cell table:number-columns-repeated="1009"/>
        </table:table-row>
        <table:table-row table:style-name="ro6">
          <table:table-cell ns41:value-type="float" table:style-name="TL RowHeader" office:value="197" office:value-type="float">
            <text:p>197</text:p>
          </table:table-cell>
          <table:table-cell ns41:value-type="string" table:style-name="TL RowHeader" office:value-type="string">
            <text:p>Aalten</text:p>
          </table:table-cell>
          <table:table-cell/>
          <table:table-cell ns41:value-type="float" table:style-name="TL Data" office:value="16560" office:value-type="float">
            <text:p>16560</text:p>
          </table:table-cell>
          <table:table-cell ns41:value-type="float" table:style-name="TL Data" office:value="310" office:value-type="float">
            <text:p>310</text:p>
          </table:table-cell>
          <table:table-cell ns41:value-type="float" table:style-name="TL Data" office:value="16170" office:value-type="float">
            <text:p>16170</text:p>
          </table:table-cell>
          <table:table-cell ns41:value-type="float" table:style-name="TL Data" office:value="80" office:value-type="float">
            <text:p>80</text:p>
          </table:table-cell>
          <table:table-cell ns41:value-type="float" table:style-name="TL Data" office:value="3995" office:value-type="float">
            <text:p>3995</text:p>
          </table:table-cell>
          <table:table-cell ns41:value-type="float" table:style-name="TL Data" office:value="3840" office:value-type="float">
            <text:p>3840</text:p>
          </table:table-cell>
          <table:table-cell ns41:value-type="float" table:style-name="TL Data" office:value="75" office:value-type="float">
            <text:p>75</text:p>
          </table:table-cell>
          <table:table-cell ns41:value-type="float" table:style-name="TL Data" office:value="85" office:value-type="float">
            <text:p>85</text:p>
          </table:table-cell>
          <table:table-cell ns41:value-type="float" table:style-name="TL Data" office:value="15810" office:value-type="float">
            <text:p>15810</text:p>
          </table:table-cell>
          <table:table-cell ns41:value-type="float" table:style-name="TL Data" office:value="396" office:value-type="float">
            <text:p>396</text:p>
          </table:table-cell>
          <table:table-cell ns41:value-type="float" table:style-name="TL Data" office:value="440" office:value-type="float">
            <text:p>440</text:p>
          </table:table-cell>
          <table:table-cell ns41:value-type="float" table:style-name="TL Data" office:value="145" office:value-type="float">
            <text:p>145</text:p>
          </table:table-cell>
          <table:table-cell table:number-columns-repeated="1009"/>
        </table:table-row>
        <table:table-row table:style-name="ro6">
          <table:table-cell ns41:value-type="float" table:style-name="TL RowHeader" office:value="198" office:value-type="float">
            <text:p>198</text:p>
          </table:table-cell>
          <table:table-cell ns41:value-type="string" table:style-name="TL RowHeader" office:value-type="string">
            <text:p>Ammerzoden</text:p>
          </table:table-cell>
          <table:table-cell/>
          <table:table-cell ns41:value-type="float" table:style-name="TL Data" office:value="3545" office:value-type="float">
            <text:p>3545</text:p>
          </table:table-cell>
          <table:table-cell ns41:value-type="float" table:style-name="TL Data" office:value="180" office:value-type="float">
            <text:p>180</text:p>
          </table:table-cell>
          <table:table-cell ns41:value-type="float" table:style-name="TL Data" office:value="3350" office:value-type="float">
            <text:p>3350</text:p>
          </table:table-cell>
          <table:table-cell ns41:value-type="float" table:style-name="TL Data" office:value="10" office:value-type="float">
            <text:p>10</text:p>
          </table:table-cell>
          <table:table-cell ns41:value-type="float" table:style-name="TL Data" office:value="820" office:value-type="float">
            <text:p>820</text:p>
          </table:table-cell>
          <table:table-cell ns41:value-type="float" table:style-name="TL Data" office:value="790" office:value-type="float">
            <text:p>79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305" office:value-type="float">
            <text:p>3305</text:p>
          </table:table-cell>
          <table:table-cell ns41:value-type="float" table:style-name="TL Data" office:value="404" office:value-type="float">
            <text:p>404</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199" office:value-type="float">
            <text:p>199</text:p>
          </table:table-cell>
          <table:table-cell ns41:value-type="string" table:style-name="TL RowHeader" office:value-type="string">
            <text:p>Angerlo</text:p>
          </table:table-cell>
          <table:table-cell/>
          <table:table-cell ns41:value-type="float" table:style-name="TL Data" office:value="3775" office:value-type="float">
            <text:p>3775</text:p>
          </table:table-cell>
          <table:table-cell ns41:value-type="float" table:style-name="TL Data" office:value="105" office:value-type="float">
            <text:p>105</text:p>
          </table:table-cell>
          <table:table-cell ns41:value-type="float" table:style-name="TL Data" office:value="3650" office:value-type="float">
            <text:p>3650</text:p>
          </table:table-cell>
          <table:table-cell ns41:value-type="float" table:style-name="TL Data" office:value="20" office:value-type="float">
            <text:p>20</text:p>
          </table:table-cell>
          <table:table-cell ns41:value-type="float" table:style-name="TL Data" office:value="845" office:value-type="float">
            <text:p>845</text:p>
          </table:table-cell>
          <table:table-cell ns41:value-type="float" table:style-name="TL Data" office:value="780" office:value-type="float">
            <text:p>78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645" office:value-type="float">
            <text:p>3645</text:p>
          </table:table-cell>
          <table:table-cell ns41:value-type="float" table:style-name="TL Data" office:value="433" office:value-type="float">
            <text:p>433</text:p>
          </table:table-cell>
          <table:table-cell ns41:value-type="float" table:style-name="TL Data" office:value="25" office:value-type="float">
            <text:p>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00" office:value-type="float">
            <text:p>200</text:p>
          </table:table-cell>
          <table:table-cell ns41:value-type="string" table:style-name="TL RowHeader" office:value-type="string">
            <text:p>Apeldoorn</text:p>
          </table:table-cell>
          <table:table-cell/>
          <table:table-cell ns41:value-type="float" table:style-name="TL Data" office:value="125065" office:value-type="float">
            <text:p>125065</text:p>
          </table:table-cell>
          <table:table-cell ns41:value-type="float" table:style-name="TL Data" office:value="5500" office:value-type="float">
            <text:p>5500</text:p>
          </table:table-cell>
          <table:table-cell ns41:value-type="float" table:style-name="TL Data" office:value="117865" office:value-type="float">
            <text:p>117865</text:p>
          </table:table-cell>
          <table:table-cell ns41:value-type="float" table:style-name="TL Data" office:value="1695" office:value-type="float">
            <text:p>1695</text:p>
          </table:table-cell>
          <table:table-cell ns41:value-type="float" table:style-name="TL Data" office:value="31640" office:value-type="float">
            <text:p>31640</text:p>
          </table:table-cell>
          <table:table-cell ns41:value-type="float" table:style-name="TL Data" office:value="30390" office:value-type="float">
            <text:p>30390</text:p>
          </table:table-cell>
          <table:table-cell ns41:value-type="float" table:style-name="TL Data" office:value="370" office:value-type="float">
            <text:p>370</text:p>
          </table:table-cell>
          <table:table-cell ns41:value-type="float" table:style-name="TL Data" office:value="880" office:value-type="float">
            <text:p>880</text:p>
          </table:table-cell>
          <table:table-cell ns41:value-type="float" table:style-name="TL Data" office:value="114325" office:value-type="float">
            <text:p>114325</text:p>
          </table:table-cell>
          <table:table-cell ns41:value-type="float" table:style-name="TL Data" office:value="361" office:value-type="float">
            <text:p>361</text:p>
          </table:table-cell>
          <table:table-cell ns41:value-type="float" table:style-name="TL Data" office:value="5235" office:value-type="float">
            <text:p>5235</text:p>
          </table:table-cell>
          <table:table-cell ns41:value-type="float" table:style-name="TL Data" office:value="1510" office:value-type="float">
            <text:p>1510</text:p>
          </table:table-cell>
          <table:table-cell table:number-columns-repeated="1009"/>
        </table:table-row>
        <table:table-row table:style-name="ro6">
          <table:table-cell ns41:value-type="float" table:style-name="TL RowHeader" office:value="201" office:value-type="float">
            <text:p>201</text:p>
          </table:table-cell>
          <table:table-cell ns41:value-type="string" table:style-name="TL RowHeader" office:value-type="string">
            <text:p>Appeltern</text:p>
          </table:table-cell>
          <table:table-cell/>
          <table:table-cell ns41:value-type="float" table:style-name="TL Data" office:value="3890" office:value-type="float">
            <text:p>3890</text:p>
          </table:table-cell>
          <table:table-cell table:style-name="TL Data"/>
          <table:table-cell ns41:value-type="float" table:style-name="TL Data" office:value="3780" office:value-type="float">
            <text:p>3780</text:p>
          </table:table-cell>
          <table:table-cell ns41:value-type="float" table:style-name="TL Data" office:value="105" office:value-type="float">
            <text:p>105</text:p>
          </table:table-cell>
          <table:table-cell ns41:value-type="float" table:style-name="TL Data" office:value="905" office:value-type="float">
            <text:p>905</text:p>
          </table:table-cell>
          <table:table-cell ns41:value-type="float" table:style-name="TL Data" office:value="840" office:value-type="float">
            <text:p>840</text:p>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3805" office:value-type="float">
            <text:p>3805</text:p>
          </table:table-cell>
          <table:table-cell ns41:value-type="float" table:style-name="TL Data" office:value="421" office:value-type="float">
            <text:p>421</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02" office:value-type="float">
            <text:p>202</text:p>
          </table:table-cell>
          <table:table-cell ns41:value-type="string" table:style-name="TL RowHeader" office:value-type="string">
            <text:p>Arnhem</text:p>
          </table:table-cell>
          <table:table-cell/>
          <table:table-cell ns41:value-type="float" table:style-name="TL Data" office:value="130395" office:value-type="float">
            <text:p>130395</text:p>
          </table:table-cell>
          <table:table-cell ns41:value-type="float" table:style-name="TL Data" office:value="4635" office:value-type="float">
            <text:p>4635</text:p>
          </table:table-cell>
          <table:table-cell ns41:value-type="float" table:style-name="TL Data" office:value="124735" office:value-type="float">
            <text:p>124735</text:p>
          </table:table-cell>
          <table:table-cell ns41:value-type="float" table:style-name="TL Data" office:value="1030" office:value-type="float">
            <text:p>1030</text:p>
          </table:table-cell>
          <table:table-cell ns41:value-type="float" table:style-name="TL Data" office:value="33705" office:value-type="float">
            <text:p>33705</text:p>
          </table:table-cell>
          <table:table-cell ns41:value-type="float" table:style-name="TL Data" office:value="32165" office:value-type="float">
            <text:p>32165</text:p>
          </table:table-cell>
          <table:table-cell ns41:value-type="float" table:style-name="TL Data" office:value="330" office:value-type="float">
            <text:p>330</text:p>
          </table:table-cell>
          <table:table-cell ns41:value-type="float" table:style-name="TL Data" office:value="1210" office:value-type="float">
            <text:p>1210</text:p>
          </table:table-cell>
          <table:table-cell ns41:value-type="float" table:style-name="TL Data" office:value="116080" office:value-type="float">
            <text:p>116080</text:p>
          </table:table-cell>
          <table:table-cell ns41:value-type="float" table:style-name="TL Data" office:value="344" office:value-type="float">
            <text:p>344</text:p>
          </table:table-cell>
          <table:table-cell ns41:value-type="float" table:style-name="TL Data" office:value="9685" office:value-type="float">
            <text:p>9685</text:p>
          </table:table-cell>
          <table:table-cell ns41:value-type="float" table:style-name="TL Data" office:value="3170" office:value-type="float">
            <text:p>3170</text:p>
          </table:table-cell>
          <table:table-cell table:number-columns-repeated="1009"/>
        </table:table-row>
        <table:table-row table:style-name="ro6">
          <table:table-cell ns41:value-type="float" table:style-name="TL RowHeader" office:value="203" office:value-type="float">
            <text:p>203</text:p>
          </table:table-cell>
          <table:table-cell ns41:value-type="string" table:style-name="TL RowHeader" office:value-type="string">
            <text:p>Barneveld</text:p>
          </table:table-cell>
          <table:table-cell/>
          <table:table-cell ns41:value-type="float" table:style-name="TL Data" office:value="31160" office:value-type="float">
            <text:p>31160</text:p>
          </table:table-cell>
          <table:table-cell ns41:value-type="float" table:style-name="TL Data" office:value="410" office:value-type="float">
            <text:p>410</text:p>
          </table:table-cell>
          <table:table-cell ns41:value-type="float" table:style-name="TL Data" office:value="29960" office:value-type="float">
            <text:p>29960</text:p>
          </table:table-cell>
          <table:table-cell ns41:value-type="float" table:style-name="TL Data" office:value="795" office:value-type="float">
            <text:p>795</text:p>
          </table:table-cell>
          <table:table-cell ns41:value-type="float" table:style-name="TL Data" office:value="7375" office:value-type="float">
            <text:p>7375</text:p>
          </table:table-cell>
          <table:table-cell ns41:value-type="float" table:style-name="TL Data" office:value="7100" office:value-type="float">
            <text:p>7100</text:p>
          </table:table-cell>
          <table:table-cell ns41:value-type="float" table:style-name="TL Data" office:value="105" office:value-type="float">
            <text:p>105</text:p>
          </table:table-cell>
          <table:table-cell ns41:value-type="float" table:style-name="TL Data" office:value="170" office:value-type="float">
            <text:p>170</text:p>
          </table:table-cell>
          <table:table-cell ns41:value-type="float" table:style-name="TL Data" office:value="29890" office:value-type="float">
            <text:p>29890</text:p>
          </table:table-cell>
          <table:table-cell ns41:value-type="float" table:style-name="TL Data" office:value="405" office:value-type="float">
            <text:p>405</text:p>
          </table:table-cell>
          <table:table-cell ns41:value-type="float" table:style-name="TL Data" office:value="865" office:value-type="float">
            <text:p>865</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204" office:value-type="float">
            <text:p>204</text:p>
          </table:table-cell>
          <table:table-cell ns41:value-type="string" table:style-name="TL RowHeader" office:value-type="string">
            <text:p>Batenburg</text:p>
          </table:table-cell>
          <table:table-cell/>
          <table:table-cell ns41:value-type="float" table:style-name="TL Data" office:value="595" office:value-type="float">
            <text:p>595</text:p>
          </table:table-cell>
          <table:table-cell table:style-name="TL Data"/>
          <table:table-cell ns41:value-type="float" table:style-name="TL Data" office:value="595" office:value-type="float">
            <text:p>595</text:p>
          </table:table-cell>
          <table:table-cell table:style-name="TL Data"/>
          <table:table-cell ns41:value-type="float" table:style-name="TL Data" office:value="140" office:value-type="float">
            <text:p>140</text:p>
          </table:table-cell>
          <table:table-cell ns41:value-type="float" table:style-name="TL Data" office:value="135" office:value-type="float">
            <text:p>135</text:p>
          </table:table-cell>
          <table:table-cell table:style-name="TL Data"/>
          <table:table-cell ns41:value-type="float" table:style-name="TL Data" office:value="5" office:value-type="float">
            <text:p>5</text:p>
          </table:table-cell>
          <table:table-cell ns41:value-type="float" table:style-name="TL Data" office:value="580" office:value-type="float">
            <text:p>580</text:p>
          </table:table-cell>
          <table:table-cell ns41:value-type="float" table:style-name="TL Data" office:value="420" office:value-type="float">
            <text:p>420</text:p>
          </table:table-cell>
          <table:table-cell ns41:value-type="float" table:style-name="TL Data" office:value="15" office:value-type="float">
            <text:p>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05" office:value-type="float">
            <text:p>205</text:p>
          </table:table-cell>
          <table:table-cell ns41:value-type="string" table:style-name="TL RowHeader" office:value-type="string">
            <text:p>Beesd</text:p>
          </table:table-cell>
          <table:table-cell/>
          <table:table-cell ns41:value-type="float" table:style-name="TL Data" office:value="3635" office:value-type="float">
            <text:p>3635</text:p>
          </table:table-cell>
          <table:table-cell table:style-name="TL Data"/>
          <table:table-cell ns41:value-type="float" table:style-name="TL Data" office:value="3610" office:value-type="float">
            <text:p>3610</text:p>
          </table:table-cell>
          <table:table-cell ns41:value-type="float" table:style-name="TL Data" office:value="25" office:value-type="float">
            <text:p>25</text:p>
          </table:table-cell>
          <table:table-cell ns41:value-type="float" table:style-name="TL Data" office:value="865" office:value-type="float">
            <text:p>865</text:p>
          </table:table-cell>
          <table:table-cell ns41:value-type="float" table:style-name="TL Data" office:value="815" office:value-type="float">
            <text:p>815</text:p>
          </table:table-cell>
          <table:table-cell ns41:value-type="float" office:value="25" table:style-name="TL Data" table:number-columns-repeated="2" office:value-type="float">
            <text:p>25</text:p>
          </table:table-cell>
          <table:table-cell ns41:value-type="float" table:style-name="TL Data" office:value="3545" office:value-type="float">
            <text:p>3545</text:p>
          </table:table-cell>
          <table:table-cell ns41:value-type="float" table:style-name="TL Data" office:value="409" office:value-type="float">
            <text:p>409</text:p>
          </table:table-cell>
          <table:table-cell ns41:value-type="float" table:style-name="TL Data" office:value="90" office:value-type="float">
            <text:p>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06" office:value-type="float">
            <text:p>206</text:p>
          </table:table-cell>
          <table:table-cell ns41:value-type="string" table:style-name="TL RowHeader" office:value-type="string">
            <text:p>Bemmel</text:p>
          </table:table-cell>
          <table:table-cell/>
          <table:table-cell ns41:value-type="float" table:style-name="TL Data" office:value="13230" office:value-type="float">
            <text:p>13230</text:p>
          </table:table-cell>
          <table:table-cell ns41:value-type="float" table:style-name="TL Data" office:value="110" office:value-type="float">
            <text:p>110</text:p>
          </table:table-cell>
          <table:table-cell ns41:value-type="float" table:style-name="TL Data" office:value="13075" office:value-type="float">
            <text:p>13075</text:p>
          </table:table-cell>
          <table:table-cell ns41:value-type="float" table:style-name="TL Data" office:value="45" office:value-type="float">
            <text:p>45</text:p>
          </table:table-cell>
          <table:table-cell ns41:value-type="float" table:style-name="TL Data" office:value="2975" office:value-type="float">
            <text:p>2975</text:p>
          </table:table-cell>
          <table:table-cell ns41:value-type="float" table:style-name="TL Data" office:value="2820" office:value-type="float">
            <text:p>2820</text:p>
          </table:table-cell>
          <table:table-cell ns41:value-type="float" table:style-name="TL Data" office:value="95" office:value-type="float">
            <text:p>95</text:p>
          </table:table-cell>
          <table:table-cell ns41:value-type="float" table:style-name="TL Data" office:value="65" office:value-type="float">
            <text:p>65</text:p>
          </table:table-cell>
          <table:table-cell ns41:value-type="float" table:style-name="TL Data" office:value="12985" office:value-type="float">
            <text:p>12985</text:p>
          </table:table-cell>
          <table:table-cell ns41:value-type="float" table:style-name="TL Data" office:value="436" office:value-type="float">
            <text:p>436</text:p>
          </table:table-cell>
          <table:table-cell ns41:value-type="float" table:style-name="TL Data" office:value="135" office:value-type="float">
            <text:p>13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07" office:value-type="float">
            <text:p>207</text:p>
          </table:table-cell>
          <table:table-cell ns41:value-type="string" table:style-name="TL RowHeader" office:value-type="string">
            <text:p>Bergh</text:p>
          </table:table-cell>
          <table:table-cell/>
          <table:table-cell ns41:value-type="float" table:style-name="TL Data" office:value="18350" office:value-type="float">
            <text:p>18350</text:p>
          </table:table-cell>
          <table:table-cell ns41:value-type="float" table:style-name="TL Data" office:value="210" office:value-type="float">
            <text:p>210</text:p>
          </table:table-cell>
          <table:table-cell ns41:value-type="float" table:style-name="TL Data" office:value="17900" office:value-type="float">
            <text:p>17900</text:p>
          </table:table-cell>
          <table:table-cell ns41:value-type="float" table:style-name="TL Data" office:value="235" office:value-type="float">
            <text:p>235</text:p>
          </table:table-cell>
          <table:table-cell ns41:value-type="float" table:style-name="TL Data" office:value="4030" office:value-type="float">
            <text:p>4030</text:p>
          </table:table-cell>
          <table:table-cell ns41:value-type="float" table:style-name="TL Data" office:value="3675" office:value-type="float">
            <text:p>3675</text:p>
          </table:table-cell>
          <table:table-cell ns41:value-type="float" table:style-name="TL Data" office:value="280" office:value-type="float">
            <text:p>280</text:p>
          </table:table-cell>
          <table:table-cell ns41:value-type="float" table:style-name="TL Data" office:value="70" office:value-type="float">
            <text:p>70</text:p>
          </table:table-cell>
          <table:table-cell ns41:value-type="float" table:style-name="TL Data" office:value="17855" office:value-type="float">
            <text:p>17855</text:p>
          </table:table-cell>
          <table:table-cell ns41:value-type="float" table:style-name="TL Data" office:value="443" office:value-type="float">
            <text:p>443</text:p>
          </table:table-cell>
          <table:table-cell ns41:value-type="float" table:style-name="TL Data" office:value="285" office:value-type="float">
            <text:p>285</text:p>
          </table:table-cell>
          <table:table-cell ns41:value-type="float" table:style-name="TL Data" office:value="85" office:value-type="float">
            <text:p>85</text:p>
          </table:table-cell>
          <table:table-cell table:number-columns-repeated="1009"/>
        </table:table-row>
        <table:table-row table:style-name="ro6">
          <table:table-cell ns41:value-type="float" table:style-name="TL RowHeader" office:value="208" office:value-type="float">
            <text:p>208</text:p>
          </table:table-cell>
          <table:table-cell ns41:value-type="string" table:style-name="TL RowHeader" office:value-type="string">
            <text:p>Bergharen</text:p>
          </table:table-cell>
          <table:table-cell/>
          <table:table-cell ns41:value-type="float" table:style-name="TL Data" office:value="2205" office:value-type="float">
            <text:p>2205</text:p>
          </table:table-cell>
          <table:table-cell table:style-name="TL Data"/>
          <table:table-cell ns41:value-type="float" table:style-name="TL Data" office:value="2185" office:value-type="float">
            <text:p>2185</text:p>
          </table:table-cell>
          <table:table-cell ns41:value-type="float" table:style-name="TL Data" office:value="20" office:value-type="float">
            <text:p>20</text:p>
          </table:table-cell>
          <table:table-cell ns41:value-type="float" table:style-name="TL Data" office:value="510" office:value-type="float">
            <text:p>510</text:p>
          </table:table-cell>
          <table:table-cell ns41:value-type="float" table:style-name="TL Data" office:value="470" office:value-type="float">
            <text:p>470</text:p>
          </table:table-cell>
          <table:table-cell ns41:value-type="float" office:value="20" table:style-name="TL Data" table:number-columns-repeated="2" office:value-type="float">
            <text:p>20</text:p>
          </table:table-cell>
          <table:table-cell ns41:value-type="float" table:style-name="TL Data" office:value="2175" office:value-type="float">
            <text:p>2175</text:p>
          </table:table-cell>
          <table:table-cell ns41:value-type="float" table:style-name="TL Data" office:value="426" office:value-type="float">
            <text:p>426</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09" office:value-type="float">
            <text:p>209</text:p>
          </table:table-cell>
          <table:table-cell ns41:value-type="string" table:style-name="TL RowHeader" office:value-type="string">
            <text:p>Beuningen</text:p>
          </table:table-cell>
          <table:table-cell/>
          <table:table-cell ns41:value-type="float" table:style-name="TL Data" office:value="6600" office:value-type="float">
            <text:p>6600</text:p>
          </table:table-cell>
          <table:table-cell ns41:value-type="float" table:style-name="TL Data" office:value="120" office:value-type="float">
            <text:p>120</text:p>
          </table:table-cell>
          <table:table-cell ns41:value-type="float" table:style-name="TL Data" office:value="6400" office:value-type="float">
            <text:p>6400</text:p>
          </table:table-cell>
          <table:table-cell ns41:value-type="float" table:style-name="TL Data" office:value="80" office:value-type="float">
            <text:p>80</text:p>
          </table:table-cell>
          <table:table-cell ns41:value-type="float" table:style-name="TL Data" office:value="1600" office:value-type="float">
            <text:p>1600</text:p>
          </table:table-cell>
          <table:table-cell ns41:value-type="float" table:style-name="TL Data" office:value="1540" office:value-type="float">
            <text:p>1540</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6380" office:value-type="float">
            <text:p>6380</text:p>
          </table:table-cell>
          <table:table-cell ns41:value-type="float" table:style-name="TL Data" office:value="399" office:value-type="float">
            <text:p>399</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10" office:value-type="float">
            <text:p>210</text:p>
          </table:table-cell>
          <table:table-cell ns41:value-type="string" table:style-name="TL RowHeader" office:value-type="string">
            <text:p>Beusichem</text:p>
          </table:table-cell>
          <table:table-cell/>
          <table:table-cell ns41:value-type="float" table:style-name="TL Data" office:value="2390" office:value-type="float">
            <text:p>2390</text:p>
          </table:table-cell>
          <table:table-cell table:style-name="TL Data"/>
          <table:table-cell ns41:value-type="float" table:style-name="TL Data" office:value="2385" office:value-type="float">
            <text:p>2385</text:p>
          </table:table-cell>
          <table:table-cell ns41:value-type="float" table:style-name="TL Data" office:value="5" office:value-type="float">
            <text:p>5</text:p>
          </table:table-cell>
          <table:table-cell ns41:value-type="float" table:style-name="TL Data" office:value="635" office:value-type="float">
            <text:p>635</text:p>
          </table:table-cell>
          <table:table-cell ns41:value-type="float" table:style-name="TL Data" office:value="605" office:value-type="float">
            <text:p>605</text:p>
          </table:table-cell>
          <table:table-cell ns41:value-type="float" office:value="15" table:style-name="TL Data" table:number-columns-repeated="2" office:value-type="float">
            <text:p>15</text:p>
          </table:table-cell>
          <table:table-cell ns41:value-type="float" table:style-name="TL Data" office:value="2320" office:value-type="float">
            <text:p>2320</text:p>
          </table:table-cell>
          <table:table-cell ns41:value-type="float" table:style-name="TL Data" office:value="364" office:value-type="float">
            <text:p>364</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11" office:value-type="float">
            <text:p>211</text:p>
          </table:table-cell>
          <table:table-cell ns41:value-type="string" table:style-name="TL RowHeader" office:value-type="string">
            <text:p>Borculo</text:p>
          </table:table-cell>
          <table:table-cell/>
          <table:table-cell ns41:value-type="float" table:style-name="TL Data" office:value="8650" office:value-type="float">
            <text:p>8650</text:p>
          </table:table-cell>
          <table:table-cell ns41:value-type="float" table:style-name="TL Data" office:value="275" office:value-type="float">
            <text:p>275</text:p>
          </table:table-cell>
          <table:table-cell ns41:value-type="float" table:style-name="TL Data" office:value="8320" office:value-type="float">
            <text:p>8320</text:p>
          </table:table-cell>
          <table:table-cell ns41:value-type="float" table:style-name="TL Data" office:value="55" office:value-type="float">
            <text:p>55</text:p>
          </table:table-cell>
          <table:table-cell ns41:value-type="float" table:style-name="TL Data" office:value="2040" office:value-type="float">
            <text:p>2040</text:p>
          </table:table-cell>
          <table:table-cell ns41:value-type="float" table:style-name="TL Data" office:value="1815" office:value-type="float">
            <text:p>1815</text:p>
          </table:table-cell>
          <table:table-cell ns41:value-type="float" table:style-name="TL Data" office:value="185" office:value-type="float">
            <text:p>185</text:p>
          </table:table-cell>
          <table:table-cell ns41:value-type="float" table:style-name="TL Data" office:value="45" office:value-type="float">
            <text:p>45</text:p>
          </table:table-cell>
          <table:table-cell ns41:value-type="float" table:style-name="TL Data" office:value="8180" office:value-type="float">
            <text:p>8180</text:p>
          </table:table-cell>
          <table:table-cell ns41:value-type="float" table:style-name="TL Data" office:value="401" office:value-type="float">
            <text:p>401</text:p>
          </table:table-cell>
          <table:table-cell ns41:value-type="float" table:style-name="TL Data" office:value="190" office:value-type="float">
            <text:p>190</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212" office:value-type="float">
            <text:p>212</text:p>
          </table:table-cell>
          <table:table-cell ns41:value-type="string" table:style-name="TL RowHeader" office:value-type="string">
            <text:p>Brakel</text:p>
          </table:table-cell>
          <table:table-cell/>
          <table:table-cell ns41:value-type="float" table:style-name="TL Data" office:value="5225" office:value-type="float">
            <text:p>5225</text:p>
          </table:table-cell>
          <table:table-cell table:style-name="TL Data"/>
          <table:table-cell ns41:value-type="float" table:style-name="TL Data" office:value="5150" office:value-type="float">
            <text:p>5150</text:p>
          </table:table-cell>
          <table:table-cell ns41:value-type="float" table:style-name="TL Data" office:value="75" office:value-type="float">
            <text:p>75</text:p>
          </table:table-cell>
          <table:table-cell ns41:value-type="float" table:style-name="TL Data" office:value="1315" office:value-type="float">
            <text:p>1315</text:p>
          </table:table-cell>
          <table:table-cell ns41:value-type="float" table:style-name="TL Data" office:value="1230" office:value-type="float">
            <text:p>1230</text:p>
          </table:table-cell>
          <table:table-cell ns41:value-type="float" table:style-name="TL Data" office:value="40" office:value-type="float">
            <text:p>40</text:p>
          </table:table-cell>
          <table:table-cell ns41:value-type="float" table:style-name="TL Data" office:value="50" office:value-type="float">
            <text:p>50</text:p>
          </table:table-cell>
          <table:table-cell ns41:value-type="float" table:style-name="TL Data" office:value="5075" office:value-type="float">
            <text:p>5075</text:p>
          </table:table-cell>
          <table:table-cell ns41:value-type="float" table:style-name="TL Data" office:value="386" office:value-type="float">
            <text:p>386</text:p>
          </table:table-cell>
          <table:table-cell ns41:value-type="float" table:style-name="TL Data" office:value="145" office:value-type="float">
            <text:p>145</text:p>
          </table:table-cell>
          <table:table-cell table:style-name="TL Data"/>
          <table:table-cell table:number-columns-repeated="1009"/>
        </table:table-row>
        <table:table-row table:style-name="ro6">
          <table:table-cell ns41:value-type="float" table:style-name="TL RowHeader" office:value="213" office:value-type="float">
            <text:p>213</text:p>
          </table:table-cell>
          <table:table-cell ns41:value-type="string" table:style-name="TL RowHeader" office:value-type="string">
            <text:p>Brummen</text:p>
          </table:table-cell>
          <table:table-cell/>
          <table:table-cell ns41:value-type="float" table:style-name="TL Data" office:value="18445" office:value-type="float">
            <text:p>18445</text:p>
          </table:table-cell>
          <table:table-cell ns41:value-type="float" table:style-name="TL Data" office:value="480" office:value-type="float">
            <text:p>480</text:p>
          </table:table-cell>
          <table:table-cell ns41:value-type="float" table:style-name="TL Data" office:value="17725" office:value-type="float">
            <text:p>17725</text:p>
          </table:table-cell>
          <table:table-cell ns41:value-type="float" table:style-name="TL Data" office:value="240" office:value-type="float">
            <text:p>240</text:p>
          </table:table-cell>
          <table:table-cell ns41:value-type="float" table:style-name="TL Data" office:value="4695" office:value-type="float">
            <text:p>4695</text:p>
          </table:table-cell>
          <table:table-cell ns41:value-type="float" table:style-name="TL Data" office:value="4455" office:value-type="float">
            <text:p>4455</text:p>
          </table:table-cell>
          <table:table-cell ns41:value-type="float" table:style-name="TL Data" office:value="130" office:value-type="float">
            <text:p>130</text:p>
          </table:table-cell>
          <table:table-cell ns41:value-type="float" table:style-name="TL Data" office:value="105" office:value-type="float">
            <text:p>105</text:p>
          </table:table-cell>
          <table:table-cell ns41:value-type="float" table:style-name="TL Data" office:value="17375" office:value-type="float">
            <text:p>17375</text:p>
          </table:table-cell>
          <table:table-cell ns41:value-type="float" table:style-name="TL Data" office:value="370" office:value-type="float">
            <text:p>370</text:p>
          </table:table-cell>
          <table:table-cell ns41:value-type="float" table:style-name="TL Data" office:value="590" office:value-type="float">
            <text:p>590</text:p>
          </table:table-cell>
          <table:table-cell ns41:value-type="float" table:style-name="TL Data" office:value="125" office:value-type="float">
            <text:p>125</text:p>
          </table:table-cell>
          <table:table-cell table:number-columns-repeated="1009"/>
        </table:table-row>
        <table:table-row table:style-name="ro6">
          <table:table-cell ns41:value-type="float" table:style-name="TL RowHeader" office:value="214" office:value-type="float">
            <text:p>214</text:p>
          </table:table-cell>
          <table:table-cell ns41:value-type="string" table:style-name="TL RowHeader" office:value-type="string">
            <text:p>Buren</text:p>
          </table:table-cell>
          <table:table-cell/>
          <table:table-cell ns41:value-type="float" table:style-name="TL Data" office:value="2555" office:value-type="float">
            <text:p>2555</text:p>
          </table:table-cell>
          <table:table-cell ns41:value-type="float" table:style-name="TL Data" office:value="55" office:value-type="float">
            <text:p>55</text:p>
          </table:table-cell>
          <table:table-cell ns41:value-type="float" table:style-name="TL Data" office:value="2495" office:value-type="float">
            <text:p>2495</text:p>
          </table:table-cell>
          <table:table-cell ns41:value-type="float" table:style-name="TL Data" office:value="10" office:value-type="float">
            <text:p>10</text:p>
          </table:table-cell>
          <table:table-cell ns41:value-type="float" table:style-name="TL Data" office:value="655" office:value-type="float">
            <text:p>655</text:p>
          </table:table-cell>
          <table:table-cell ns41:value-type="float" table:style-name="TL Data" office:value="625" office:value-type="float">
            <text:p>62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440" office:value-type="float">
            <text:p>2440</text:p>
          </table:table-cell>
          <table:table-cell ns41:value-type="float" table:style-name="TL Data" office:value="372" office:value-type="float">
            <text:p>372</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215" office:value-type="float">
            <text:p>215</text:p>
          </table:table-cell>
          <table:table-cell ns41:value-type="string" table:style-name="TL RowHeader" office:value-type="string">
            <text:p>Buurmalsen</text:p>
          </table:table-cell>
          <table:table-cell/>
          <table:table-cell ns41:value-type="float" table:style-name="TL Data" office:value="2575" office:value-type="float">
            <text:p>2575</text:p>
          </table:table-cell>
          <table:table-cell table:style-name="TL Data"/>
          <table:table-cell ns41:value-type="float" table:style-name="TL Data" office:value="2550" office:value-type="float">
            <text:p>2550</text:p>
          </table:table-cell>
          <table:table-cell ns41:value-type="float" table:style-name="TL Data" office:value="25" office:value-type="float">
            <text:p>25</text:p>
          </table:table-cell>
          <table:table-cell ns41:value-type="float" table:style-name="TL Data" office:value="705" office:value-type="float">
            <text:p>705</text:p>
          </table:table-cell>
          <table:table-cell ns41:value-type="float" table:style-name="TL Data" office:value="685" office:value-type="float">
            <text:p>6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490" office:value-type="float">
            <text:p>2490</text:p>
          </table:table-cell>
          <table:table-cell ns41:value-type="float" table:style-name="TL Data" office:value="353" office:value-type="float">
            <text:p>353</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16" office:value-type="float">
            <text:p>216</text:p>
          </table:table-cell>
          <table:table-cell ns41:value-type="string" table:style-name="TL RowHeader" office:value-type="string">
            <text:p>Culemborg</text:p>
          </table:table-cell>
          <table:table-cell/>
          <table:table-cell ns41:value-type="float" table:style-name="TL Data" office:value="15785" office:value-type="float">
            <text:p>15785</text:p>
          </table:table-cell>
          <table:table-cell ns41:value-type="float" table:style-name="TL Data" office:value="315" office:value-type="float">
            <text:p>315</text:p>
          </table:table-cell>
          <table:table-cell ns41:value-type="float" table:style-name="TL Data" office:value="15180" office:value-type="float">
            <text:p>15180</text:p>
          </table:table-cell>
          <table:table-cell ns41:value-type="float" table:style-name="TL Data" office:value="285" office:value-type="float">
            <text:p>285</text:p>
          </table:table-cell>
          <table:table-cell ns41:value-type="float" table:style-name="TL Data" office:value="4000" office:value-type="float">
            <text:p>4000</text:p>
          </table:table-cell>
          <table:table-cell ns41:value-type="float" table:style-name="TL Data" office:value="3810" office:value-type="float">
            <text:p>3810</text:p>
          </table:table-cell>
          <table:table-cell ns41:value-type="float" table:style-name="TL Data" office:value="70" office:value-type="float">
            <text:p>70</text:p>
          </table:table-cell>
          <table:table-cell ns41:value-type="float" table:style-name="TL Data" office:value="120" office:value-type="float">
            <text:p>120</text:p>
          </table:table-cell>
          <table:table-cell ns41:value-type="float" table:style-name="TL Data" office:value="14625" office:value-type="float">
            <text:p>14625</text:p>
          </table:table-cell>
          <table:table-cell ns41:value-type="float" table:style-name="TL Data" office:value="366" office:value-type="float">
            <text:p>366</text:p>
          </table:table-cell>
          <table:table-cell ns41:value-type="float" table:style-name="TL Data" office:value="840" office:value-type="float">
            <text:p>840</text:p>
          </table:table-cell>
          <table:table-cell ns41:value-type="float" table:style-name="TL Data" office:value="175" office:value-type="float">
            <text:p>175</text:p>
          </table:table-cell>
          <table:table-cell table:number-columns-repeated="1009"/>
        </table:table-row>
        <table:table-row table:style-name="ro6">
          <table:table-cell ns41:value-type="float" table:style-name="TL RowHeader" office:value="217" office:value-type="float">
            <text:p>217</text:p>
          </table:table-cell>
          <table:table-cell ns41:value-type="string" table:style-name="TL RowHeader" office:value-type="string">
            <text:p>Deil</text:p>
          </table:table-cell>
          <table:table-cell/>
          <table:table-cell ns41:value-type="float" table:style-name="TL Data" office:value="2900" office:value-type="float">
            <text:p>2900</text:p>
          </table:table-cell>
          <table:table-cell table:style-name="TL Data"/>
          <table:table-cell ns41:value-type="float" table:style-name="TL Data" office:value="2865" office:value-type="float">
            <text:p>2865</text:p>
          </table:table-cell>
          <table:table-cell ns41:value-type="float" table:style-name="TL Data" office:value="35" office:value-type="float">
            <text:p>35</text:p>
          </table:table-cell>
          <table:table-cell ns41:value-type="float" table:style-name="TL Data" office:value="730" office:value-type="float">
            <text:p>730</text:p>
          </table:table-cell>
          <table:table-cell ns41:value-type="float" table:style-name="TL Data" office:value="680" office:value-type="float">
            <text:p>680</text:p>
          </table:table-cell>
          <table:table-cell ns41:value-type="float" office:value="25" table:style-name="TL Data" table:number-columns-repeated="2" office:value-type="float">
            <text:p>25</text:p>
          </table:table-cell>
          <table:table-cell ns41:value-type="float" table:style-name="TL Data" office:value="2825" office:value-type="float">
            <text:p>2825</text:p>
          </table:table-cell>
          <table:table-cell ns41:value-type="float" table:style-name="TL Data" office:value="386" office:value-type="float">
            <text:p>386</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218" office:value-type="float">
            <text:p>218</text:p>
          </table:table-cell>
          <table:table-cell ns41:value-type="string" table:style-name="TL RowHeader" office:value-type="string">
            <text:p>Didam</text:p>
          </table:table-cell>
          <table:table-cell/>
          <table:table-cell ns41:value-type="float" table:style-name="TL Data" office:value="12960" office:value-type="float">
            <text:p>12960</text:p>
          </table:table-cell>
          <table:table-cell ns41:value-type="float" table:style-name="TL Data" office:value="120" office:value-type="float">
            <text:p>120</text:p>
          </table:table-cell>
          <table:table-cell ns41:value-type="float" table:style-name="TL Data" office:value="12790" office:value-type="float">
            <text:p>12790</text:p>
          </table:table-cell>
          <table:table-cell ns41:value-type="float" table:style-name="TL Data" office:value="50" office:value-type="float">
            <text:p>50</text:p>
          </table:table-cell>
          <table:table-cell ns41:value-type="float" table:style-name="TL Data" office:value="2955" office:value-type="float">
            <text:p>2955</text:p>
          </table:table-cell>
          <table:table-cell ns41:value-type="float" table:style-name="TL Data" office:value="2755" office:value-type="float">
            <text:p>2755</text:p>
          </table:table-cell>
          <table:table-cell ns41:value-type="float" table:style-name="TL Data" office:value="145" office:value-type="float">
            <text:p>145</text:p>
          </table:table-cell>
          <table:table-cell ns41:value-type="float" table:style-name="TL Data" office:value="50" office:value-type="float">
            <text:p>50</text:p>
          </table:table-cell>
          <table:table-cell ns41:value-type="float" table:style-name="TL Data" office:value="12720" office:value-type="float">
            <text:p>12720</text:p>
          </table:table-cell>
          <table:table-cell ns41:value-type="float" table:style-name="TL Data" office:value="431" office:value-type="float">
            <text:p>431</text:p>
          </table:table-cell>
          <table:table-cell ns41:value-type="float" table:style-name="TL Data" office:value="120" office:value-type="float">
            <text:p>12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219" office:value-type="float">
            <text:p>219</text:p>
          </table:table-cell>
          <table:table-cell ns41:value-type="string" table:style-name="TL RowHeader" office:value-type="string">
            <text:p>Dinxperlo</text:p>
          </table:table-cell>
          <table:table-cell/>
          <table:table-cell ns41:value-type="float" table:style-name="TL Data" office:value="6420" office:value-type="float">
            <text:p>6420</text:p>
          </table:table-cell>
          <table:table-cell ns41:value-type="float" table:style-name="TL Data" office:value="75" office:value-type="float">
            <text:p>75</text:p>
          </table:table-cell>
          <table:table-cell ns41:value-type="float" table:style-name="TL Data" office:value="6280" office:value-type="float">
            <text:p>6280</text:p>
          </table:table-cell>
          <table:table-cell ns41:value-type="float" table:style-name="TL Data" office:value="65" office:value-type="float">
            <text:p>65</text:p>
          </table:table-cell>
          <table:table-cell ns41:value-type="float" table:style-name="TL Data" office:value="1555" office:value-type="float">
            <text:p>1555</text:p>
          </table:table-cell>
          <table:table-cell ns41:value-type="float" table:style-name="TL Data" office:value="1460" office:value-type="float">
            <text:p>1460</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6190" office:value-type="float">
            <text:p>6190</text:p>
          </table:table-cell>
          <table:table-cell ns41:value-type="float" table:style-name="TL Data" office:value="398" office:value-type="float">
            <text:p>398</text:p>
          </table:table-cell>
          <table:table-cell ns41:value-type="float" table:style-name="TL Data" office:value="155" office:value-type="float">
            <text:p>15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20" office:value-type="float">
            <text:p>220</text:p>
          </table:table-cell>
          <table:table-cell ns41:value-type="string" table:style-name="TL RowHeader" office:value-type="string">
            <text:p>Dodewaard</text:p>
          </table:table-cell>
          <table:table-cell/>
          <table:table-cell ns41:value-type="float" table:style-name="TL Data" office:value="3340" office:value-type="float">
            <text:p>3340</text:p>
          </table:table-cell>
          <table:table-cell table:style-name="TL Data"/>
          <table:table-cell ns41:value-type="float" table:style-name="TL Data" office:value="3300" office:value-type="float">
            <text:p>3300</text:p>
          </table:table-cell>
          <table:table-cell ns41:value-type="float" table:style-name="TL Data" office:value="40" office:value-type="float">
            <text:p>40</text:p>
          </table:table-cell>
          <table:table-cell ns41:value-type="float" table:style-name="TL Data" office:value="850" office:value-type="float">
            <text:p>850</text:p>
          </table:table-cell>
          <table:table-cell ns41:value-type="float" table:style-name="TL Data" office:value="800" office:value-type="float">
            <text:p>80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3280" office:value-type="float">
            <text:p>3280</text:p>
          </table:table-cell>
          <table:table-cell ns41:value-type="float" table:style-name="TL Data" office:value="385" office:value-type="float">
            <text:p>385</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21" office:value-type="float">
            <text:p>221</text:p>
          </table:table-cell>
          <table:table-cell ns41:value-type="string" table:style-name="TL RowHeader" office:value-type="string">
            <text:p>Doesburg</text:p>
          </table:table-cell>
          <table:table-cell/>
          <table:table-cell ns41:value-type="float" table:style-name="TL Data" office:value="9465" office:value-type="float">
            <text:p>9465</text:p>
          </table:table-cell>
          <table:table-cell ns41:value-type="float" table:style-name="TL Data" office:value="165" office:value-type="float">
            <text:p>165</text:p>
          </table:table-cell>
          <table:table-cell ns41:value-type="float" table:style-name="TL Data" office:value="9230" office:value-type="float">
            <text:p>9230</text:p>
          </table:table-cell>
          <table:table-cell ns41:value-type="float" table:style-name="TL Data" office:value="70" office:value-type="float">
            <text:p>70</text:p>
          </table:table-cell>
          <table:table-cell ns41:value-type="float" table:style-name="TL Data" office:value="2300" office:value-type="float">
            <text:p>2300</text:p>
          </table:table-cell>
          <table:table-cell ns41:value-type="float" table:style-name="TL Data" office:value="2190" office:value-type="float">
            <text:p>2190</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8980" office:value-type="float">
            <text:p>8980</text:p>
          </table:table-cell>
          <table:table-cell ns41:value-type="float" table:style-name="TL Data" office:value="390" office:value-type="float">
            <text:p>390</text:p>
          </table:table-cell>
          <table:table-cell ns41:value-type="float" table:style-name="TL Data" office:value="320" office:value-type="float">
            <text:p>320</text:p>
          </table:table-cell>
          <table:table-cell ns41:value-type="float" table:style-name="TL Data" office:value="105" office:value-type="float">
            <text:p>105</text:p>
          </table:table-cell>
          <table:table-cell table:number-columns-repeated="1009"/>
        </table:table-row>
        <table:table-row table:style-name="ro6">
          <table:table-cell ns41:value-type="float" table:style-name="TL RowHeader" office:value="222" office:value-type="float">
            <text:p>222</text:p>
          </table:table-cell>
          <table:table-cell ns41:value-type="string" table:style-name="TL RowHeader" office:value-type="string">
            <text:p>Doetinchem</text:p>
          </table:table-cell>
          <table:table-cell/>
          <table:table-cell ns41:value-type="float" table:style-name="TL Data" office:value="31575" office:value-type="float">
            <text:p>31575</text:p>
          </table:table-cell>
          <table:table-cell ns41:value-type="float" table:style-name="TL Data" office:value="575" office:value-type="float">
            <text:p>575</text:p>
          </table:table-cell>
          <table:table-cell ns41:value-type="float" table:style-name="TL Data" office:value="30760" office:value-type="float">
            <text:p>30760</text:p>
          </table:table-cell>
          <table:table-cell ns41:value-type="float" table:style-name="TL Data" office:value="240" office:value-type="float">
            <text:p>240</text:p>
          </table:table-cell>
          <table:table-cell ns41:value-type="float" table:style-name="TL Data" office:value="7790" office:value-type="float">
            <text:p>7790</text:p>
          </table:table-cell>
          <table:table-cell ns41:value-type="float" table:style-name="TL Data" office:value="7345" office:value-type="float">
            <text:p>7345</text:p>
          </table:table-cell>
          <table:table-cell ns41:value-type="float" table:style-name="TL Data" office:value="245" office:value-type="float">
            <text:p>245</text:p>
          </table:table-cell>
          <table:table-cell ns41:value-type="float" table:style-name="TL Data" office:value="200" office:value-type="float">
            <text:p>200</text:p>
          </table:table-cell>
          <table:table-cell ns41:value-type="float" table:style-name="TL Data" office:value="29980" office:value-type="float">
            <text:p>29980</text:p>
          </table:table-cell>
          <table:table-cell ns41:value-type="float" table:style-name="TL Data" office:value="385" office:value-type="float">
            <text:p>385</text:p>
          </table:table-cell>
          <table:table-cell ns41:value-type="float" table:style-name="TL Data" office:value="1020" office:value-type="float">
            <text:p>1020</text:p>
          </table:table-cell>
          <table:table-cell ns41:value-type="float" table:style-name="TL Data" office:value="255" office:value-type="float">
            <text:p>255</text:p>
          </table:table-cell>
          <table:table-cell table:number-columns-repeated="1009"/>
        </table:table-row>
        <table:table-row table:style-name="ro6">
          <table:table-cell ns41:value-type="float" table:style-name="TL RowHeader" office:value="223" office:value-type="float">
            <text:p>223</text:p>
          </table:table-cell>
          <table:table-cell ns41:value-type="string" table:style-name="TL RowHeader" office:value-type="string">
            <text:p>Doornspijk</text:p>
          </table:table-cell>
          <table:table-cell/>
          <table:table-cell ns41:value-type="float" table:style-name="TL Data" office:value="10825" office:value-type="float">
            <text:p>10825</text:p>
          </table:table-cell>
          <table:table-cell ns41:value-type="float" table:style-name="TL Data" office:value="15" office:value-type="float">
            <text:p>15</text:p>
          </table:table-cell>
          <table:table-cell ns41:value-type="float" table:style-name="TL Data" office:value="10640" office:value-type="float">
            <text:p>10640</text:p>
          </table:table-cell>
          <table:table-cell ns41:value-type="float" table:style-name="TL Data" office:value="170" office:value-type="float">
            <text:p>170</text:p>
          </table:table-cell>
          <table:table-cell ns41:value-type="float" table:style-name="TL Data" office:value="2620" office:value-type="float">
            <text:p>2620</text:p>
          </table:table-cell>
          <table:table-cell ns41:value-type="float" table:style-name="TL Data" office:value="2495" office:value-type="float">
            <text:p>2495</text:p>
          </table:table-cell>
          <table:table-cell ns41:value-type="float" table:style-name="TL Data" office:value="70" office:value-type="float">
            <text:p>70</text:p>
          </table:table-cell>
          <table:table-cell ns41:value-type="float" table:style-name="TL Data" office:value="55" office:value-type="float">
            <text:p>55</text:p>
          </table:table-cell>
          <table:table-cell ns41:value-type="float" table:style-name="TL Data" office:value="10625" office:value-type="float">
            <text:p>10625</text:p>
          </table:table-cell>
          <table:table-cell ns41:value-type="float" table:style-name="TL Data" office:value="405" office:value-type="float">
            <text:p>405</text:p>
          </table:table-cell>
          <table:table-cell ns41:value-type="float" table:style-name="TL Data" office:value="185" office:value-type="float">
            <text:p>18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224" office:value-type="float">
            <text:p>224</text:p>
          </table:table-cell>
          <table:table-cell ns41:value-type="string" table:style-name="TL RowHeader" office:value-type="string">
            <text:p>Dreumel</text:p>
          </table:table-cell>
          <table:table-cell/>
          <table:table-cell ns41:value-type="float" table:style-name="TL Data" office:value="3175" office:value-type="float">
            <text:p>3175</text:p>
          </table:table-cell>
          <table:table-cell ns41:value-type="float" table:style-name="TL Data" office:value="55" office:value-type="float">
            <text:p>55</text:p>
          </table:table-cell>
          <table:table-cell ns41:value-type="float" table:style-name="TL Data" office:value="3115" office:value-type="float">
            <text:p>3115</text:p>
          </table:table-cell>
          <table:table-cell ns41:value-type="float" table:style-name="TL Data" office:value="5" office:value-type="float">
            <text:p>5</text:p>
          </table:table-cell>
          <table:table-cell ns41:value-type="float" table:style-name="TL Data" office:value="765" office:value-type="float">
            <text:p>765</text:p>
          </table:table-cell>
          <table:table-cell ns41:value-type="float" table:style-name="TL Data" office:value="715" office:value-type="float">
            <text:p>715</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3055" office:value-type="float">
            <text:p>3055</text:p>
          </table:table-cell>
          <table:table-cell ns41:value-type="float" table:style-name="TL Data" office:value="400" office:value-type="float">
            <text:p>400</text:p>
          </table:table-cell>
          <table:table-cell ns41:value-type="float" table:style-name="TL Data" office:value="70" office:value-type="float">
            <text:p>7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25" office:value-type="float">
            <text:p>225</text:p>
          </table:table-cell>
          <table:table-cell ns41:value-type="string" table:style-name="TL RowHeader" office:value-type="string">
            <text:p>Druten</text:p>
          </table:table-cell>
          <table:table-cell/>
          <table:table-cell ns41:value-type="float" table:style-name="TL Data" office:value="9890" office:value-type="float">
            <text:p>9890</text:p>
          </table:table-cell>
          <table:table-cell ns41:value-type="float" table:style-name="TL Data" office:value="805" office:value-type="float">
            <text:p>805</text:p>
          </table:table-cell>
          <table:table-cell ns41:value-type="float" table:style-name="TL Data" office:value="8985" office:value-type="float">
            <text:p>8985</text:p>
          </table:table-cell>
          <table:table-cell ns41:value-type="float" table:style-name="TL Data" office:value="100" office:value-type="float">
            <text:p>100</text:p>
          </table:table-cell>
          <table:table-cell ns41:value-type="float" table:style-name="TL Data" office:value="2185" office:value-type="float">
            <text:p>2185</text:p>
          </table:table-cell>
          <table:table-cell ns41:value-type="float" table:style-name="TL Data" office:value="2115" office:value-type="float">
            <text:p>211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8850" office:value-type="float">
            <text:p>8850</text:p>
          </table:table-cell>
          <table:table-cell ns41:value-type="float" table:style-name="TL Data" office:value="405" office:value-type="float">
            <text:p>405</text:p>
          </table:table-cell>
          <table:table-cell ns41:value-type="float" table:style-name="TL Data" office:value="230" office:value-type="float">
            <text:p>230</text:p>
          </table:table-cell>
          <table:table-cell ns41:value-type="float" table:style-name="TL Data" office:value="115" office:value-type="float">
            <text:p>115</text:p>
          </table:table-cell>
          <table:table-cell table:number-columns-repeated="1009"/>
        </table:table-row>
        <table:table-row table:style-name="ro6">
          <table:table-cell ns41:value-type="float" table:style-name="TL RowHeader" office:value="226" office:value-type="float">
            <text:p>226</text:p>
          </table:table-cell>
          <table:table-cell ns41:value-type="string" table:style-name="TL RowHeader" office:value-type="string">
            <text:p>Duiven</text:p>
          </table:table-cell>
          <table:table-cell/>
          <table:table-cell ns41:value-type="float" table:style-name="TL Data" office:value="7285" office:value-type="float">
            <text:p>7285</text:p>
          </table:table-cell>
          <table:table-cell ns41:value-type="float" table:style-name="TL Data" office:value="95" office:value-type="float">
            <text:p>95</text:p>
          </table:table-cell>
          <table:table-cell ns41:value-type="float" table:style-name="TL Data" office:value="7175" office:value-type="float">
            <text:p>7175</text:p>
          </table:table-cell>
          <table:table-cell ns41:value-type="float" table:style-name="TL Data" office:value="20" office:value-type="float">
            <text:p>20</text:p>
          </table:table-cell>
          <table:table-cell ns41:value-type="float" table:style-name="TL Data" office:value="1655" office:value-type="float">
            <text:p>1655</text:p>
          </table:table-cell>
          <table:table-cell ns41:value-type="float" table:style-name="TL Data" office:value="1550" office:value-type="float">
            <text:p>1550</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7120" office:value-type="float">
            <text:p>7120</text:p>
          </table:table-cell>
          <table:table-cell ns41:value-type="float" table:style-name="TL Data" office:value="430" office:value-type="float">
            <text:p>43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27" office:value-type="float">
            <text:p>227</text:p>
          </table:table-cell>
          <table:table-cell ns41:value-type="string" table:style-name="TL RowHeader" office:value-type="string">
            <text:p>Echteld</text:p>
          </table:table-cell>
          <table:table-cell/>
          <table:table-cell ns41:value-type="float" table:style-name="TL Data" office:value="5100" office:value-type="float">
            <text:p>5100</text:p>
          </table:table-cell>
          <table:table-cell ns41:value-type="float" table:style-name="TL Data" office:value="65" office:value-type="float">
            <text:p>65</text:p>
          </table:table-cell>
          <table:table-cell ns41:value-type="float" table:style-name="TL Data" office:value="4900" office:value-type="float">
            <text:p>4900</text:p>
          </table:table-cell>
          <table:table-cell ns41:value-type="float" table:style-name="TL Data" office:value="135" office:value-type="float">
            <text:p>135</text:p>
          </table:table-cell>
          <table:table-cell ns41:value-type="float" table:style-name="TL Data" office:value="1345" office:value-type="float">
            <text:p>1345</text:p>
          </table:table-cell>
          <table:table-cell ns41:value-type="float" table:style-name="TL Data" office:value="1250" office:value-type="float">
            <text:p>1250</text:p>
          </table:table-cell>
          <table:table-cell ns41:value-type="float" table:style-name="TL Data" office:value="65" office:value-type="float">
            <text:p>65</text:p>
          </table:table-cell>
          <table:table-cell ns41:value-type="float" table:style-name="TL Data" office:value="30" office:value-type="float">
            <text:p>30</text:p>
          </table:table-cell>
          <table:table-cell ns41:value-type="float" table:style-name="TL Data" office:value="4900" office:value-type="float">
            <text:p>4900</text:p>
          </table:table-cell>
          <table:table-cell ns41:value-type="float" table:style-name="TL Data" office:value="364" office:value-type="float">
            <text:p>364</text:p>
          </table:table-cell>
          <table:table-cell ns41:value-type="float" table:style-name="TL Data" office:value="135" office:value-type="float">
            <text:p>1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28" office:value-type="float">
            <text:p>228</text:p>
          </table:table-cell>
          <table:table-cell ns41:value-type="string" table:style-name="TL RowHeader" office:value-type="string">
            <text:p>Ede</text:p>
          </table:table-cell>
          <table:table-cell/>
          <table:table-cell ns41:value-type="float" table:style-name="TL Data" office:value="74435" office:value-type="float">
            <text:p>74435</text:p>
          </table:table-cell>
          <table:table-cell ns41:value-type="float" table:style-name="TL Data" office:value="2120" office:value-type="float">
            <text:p>2120</text:p>
          </table:table-cell>
          <table:table-cell ns41:value-type="float" table:style-name="TL Data" office:value="71490" office:value-type="float">
            <text:p>71490</text:p>
          </table:table-cell>
          <table:table-cell ns41:value-type="float" table:style-name="TL Data" office:value="825" office:value-type="float">
            <text:p>825</text:p>
          </table:table-cell>
          <table:table-cell ns41:value-type="float" table:style-name="TL Data" office:value="18280" office:value-type="float">
            <text:p>18280</text:p>
          </table:table-cell>
          <table:table-cell ns41:value-type="float" table:style-name="TL Data" office:value="17680" office:value-type="float">
            <text:p>17680</text:p>
          </table:table-cell>
          <table:table-cell ns41:value-type="float" table:style-name="TL Data" office:value="170" office:value-type="float">
            <text:p>170</text:p>
          </table:table-cell>
          <table:table-cell ns41:value-type="float" table:style-name="TL Data" office:value="430" office:value-type="float">
            <text:p>430</text:p>
          </table:table-cell>
          <table:table-cell ns41:value-type="float" table:style-name="TL Data" office:value="69430" office:value-type="float">
            <text:p>69430</text:p>
          </table:table-cell>
          <table:table-cell ns41:value-type="float" table:style-name="TL Data" office:value="380" office:value-type="float">
            <text:p>380</text:p>
          </table:table-cell>
          <table:table-cell ns41:value-type="float" table:style-name="TL Data" office:value="2885" office:value-type="float">
            <text:p>2885</text:p>
          </table:table-cell>
          <table:table-cell ns41:value-type="float" table:style-name="TL Data" office:value="675" office:value-type="float">
            <text:p>675</text:p>
          </table:table-cell>
          <table:table-cell table:number-columns-repeated="1009"/>
        </table:table-row>
        <table:table-row table:style-name="ro6">
          <table:table-cell ns41:value-type="float" table:style-name="TL RowHeader" office:value="229" office:value-type="float">
            <text:p>229</text:p>
          </table:table-cell>
          <table:table-cell ns41:value-type="string" table:style-name="TL RowHeader" office:value-type="string">
            <text:p>Eibergen</text:p>
          </table:table-cell>
          <table:table-cell/>
          <table:table-cell ns41:value-type="float" table:style-name="TL Data" office:value="15505" office:value-type="float">
            <text:p>15505</text:p>
          </table:table-cell>
          <table:table-cell ns41:value-type="float" table:style-name="TL Data" office:value="510" office:value-type="float">
            <text:p>510</text:p>
          </table:table-cell>
          <table:table-cell ns41:value-type="float" table:style-name="TL Data" office:value="14915" office:value-type="float">
            <text:p>14915</text:p>
          </table:table-cell>
          <table:table-cell ns41:value-type="float" table:style-name="TL Data" office:value="75" office:value-type="float">
            <text:p>75</text:p>
          </table:table-cell>
          <table:table-cell ns41:value-type="float" table:style-name="TL Data" office:value="3305" office:value-type="float">
            <text:p>3305</text:p>
          </table:table-cell>
          <table:table-cell ns41:value-type="float" table:style-name="TL Data" office:value="3030" office:value-type="float">
            <text:p>3030</text:p>
          </table:table-cell>
          <table:table-cell ns41:value-type="float" table:style-name="TL Data" office:value="215" office:value-type="float">
            <text:p>215</text:p>
          </table:table-cell>
          <table:table-cell ns41:value-type="float" table:style-name="TL Data" office:value="60" office:value-type="float">
            <text:p>60</text:p>
          </table:table-cell>
          <table:table-cell ns41:value-type="float" table:style-name="TL Data" office:value="14835" office:value-type="float">
            <text:p>14835</text:p>
          </table:table-cell>
          <table:table-cell ns41:value-type="float" table:style-name="TL Data" office:value="449" office:value-type="float">
            <text:p>449</text:p>
          </table:table-cell>
          <table:table-cell ns41:value-type="float" table:style-name="TL Data" office:value="155" office:value-type="float">
            <text:p>15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230" office:value-type="float">
            <text:p>230</text:p>
          </table:table-cell>
          <table:table-cell ns41:value-type="string" table:style-name="TL RowHeader" office:value-type="string">
            <text:p>Elburg</text:p>
          </table:table-cell>
          <table:table-cell/>
          <table:table-cell ns41:value-type="float" table:style-name="TL Data" office:value="5255" office:value-type="float">
            <text:p>5255</text:p>
          </table:table-cell>
          <table:table-cell ns41:value-type="float" table:style-name="TL Data" office:value="45" office:value-type="float">
            <text:p>45</text:p>
          </table:table-cell>
          <table:table-cell ns41:value-type="float" table:style-name="TL Data" office:value="5135" office:value-type="float">
            <text:p>5135</text:p>
          </table:table-cell>
          <table:table-cell ns41:value-type="float" table:style-name="TL Data" office:value="80" office:value-type="float">
            <text:p>80</text:p>
          </table:table-cell>
          <table:table-cell ns41:value-type="float" table:style-name="TL Data" office:value="1375" office:value-type="float">
            <text:p>1375</text:p>
          </table:table-cell>
          <table:table-cell ns41:value-type="float" table:style-name="TL Data" office:value="1325" office:value-type="float">
            <text:p>132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5090" office:value-type="float">
            <text:p>5090</text:p>
          </table:table-cell>
          <table:table-cell ns41:value-type="float" table:style-name="TL Data" office:value="369" office:value-type="float">
            <text:p>369</text:p>
          </table:table-cell>
          <table:table-cell ns41:value-type="float" table:style-name="TL Data" office:value="125" office:value-type="float">
            <text:p>1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31" office:value-type="float">
            <text:p>231</text:p>
          </table:table-cell>
          <table:table-cell ns41:value-type="string" table:style-name="TL RowHeader" office:value-type="string">
            <text:p>Elst</text:p>
          </table:table-cell>
          <table:table-cell/>
          <table:table-cell ns41:value-type="float" table:style-name="TL Data" office:value="15645" office:value-type="float">
            <text:p>15645</text:p>
          </table:table-cell>
          <table:table-cell ns41:value-type="float" table:style-name="TL Data" office:value="115" office:value-type="float">
            <text:p>115</text:p>
          </table:table-cell>
          <table:table-cell ns41:value-type="float" table:style-name="TL Data" office:value="15160" office:value-type="float">
            <text:p>15160</text:p>
          </table:table-cell>
          <table:table-cell ns41:value-type="float" table:style-name="TL Data" office:value="365" office:value-type="float">
            <text:p>365</text:p>
          </table:table-cell>
          <table:table-cell ns41:value-type="float" table:style-name="TL Data" office:value="3765" office:value-type="float">
            <text:p>3765</text:p>
          </table:table-cell>
          <table:table-cell ns41:value-type="float" table:style-name="TL Data" office:value="3610" office:value-type="float">
            <text:p>3610</text:p>
          </table:table-cell>
          <table:table-cell ns41:value-type="float" table:style-name="TL Data" office:value="65" office:value-type="float">
            <text:p>65</text:p>
          </table:table-cell>
          <table:table-cell ns41:value-type="float" table:style-name="TL Data" office:value="90" office:value-type="float">
            <text:p>90</text:p>
          </table:table-cell>
          <table:table-cell ns41:value-type="float" table:style-name="TL Data" office:value="15245" office:value-type="float">
            <text:p>15245</text:p>
          </table:table-cell>
          <table:table-cell ns41:value-type="float" table:style-name="TL Data" office:value="405" office:value-type="float">
            <text:p>405</text:p>
          </table:table-cell>
          <table:table-cell ns41:value-type="float" table:style-name="TL Data" office:value="285" office:value-type="float">
            <text:p>285</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232" office:value-type="float">
            <text:p>232</text:p>
          </table:table-cell>
          <table:table-cell ns41:value-type="string" table:style-name="TL RowHeader" office:value-type="string">
            <text:p>Epe</text:p>
          </table:table-cell>
          <table:table-cell/>
          <table:table-cell ns41:value-type="float" table:style-name="TL Data" office:value="28545" office:value-type="float">
            <text:p>28545</text:p>
          </table:table-cell>
          <table:table-cell ns41:value-type="float" table:style-name="TL Data" office:value="345" office:value-type="float">
            <text:p>345</text:p>
          </table:table-cell>
          <table:table-cell ns41:value-type="float" table:style-name="TL Data" office:value="27210" office:value-type="float">
            <text:p>27210</text:p>
          </table:table-cell>
          <table:table-cell ns41:value-type="float" table:style-name="TL Data" office:value="990" office:value-type="float">
            <text:p>990</text:p>
          </table:table-cell>
          <table:table-cell ns41:value-type="float" table:style-name="TL Data" office:value="7270" office:value-type="float">
            <text:p>7270</text:p>
          </table:table-cell>
          <table:table-cell ns41:value-type="float" table:style-name="TL Data" office:value="6845" office:value-type="float">
            <text:p>6845</text:p>
          </table:table-cell>
          <table:table-cell ns41:value-type="float" table:style-name="TL Data" office:value="215" office:value-type="float">
            <text:p>215</text:p>
          </table:table-cell>
          <table:table-cell ns41:value-type="float" table:style-name="TL Data" office:value="210" office:value-type="float">
            <text:p>210</text:p>
          </table:table-cell>
          <table:table-cell ns41:value-type="float" table:style-name="TL Data" office:value="27305" office:value-type="float">
            <text:p>27305</text:p>
          </table:table-cell>
          <table:table-cell ns41:value-type="float" table:style-name="TL Data" office:value="375" office:value-type="float">
            <text:p>375</text:p>
          </table:table-cell>
          <table:table-cell ns41:value-type="float" table:style-name="TL Data" office:value="895" office:value-type="float">
            <text:p>895</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233" office:value-type="float">
            <text:p>233</text:p>
          </table:table-cell>
          <table:table-cell ns41:value-type="string" table:style-name="TL RowHeader" office:value-type="string">
            <text:p>Ermelo</text:p>
          </table:table-cell>
          <table:table-cell/>
          <table:table-cell ns41:value-type="float" table:style-name="TL Data" office:value="37970" office:value-type="float">
            <text:p>37970</text:p>
          </table:table-cell>
          <table:table-cell ns41:value-type="float" table:style-name="TL Data" office:value="3395" office:value-type="float">
            <text:p>3395</text:p>
          </table:table-cell>
          <table:table-cell ns41:value-type="float" table:style-name="TL Data" office:value="34140" office:value-type="float">
            <text:p>34140</text:p>
          </table:table-cell>
          <table:table-cell ns41:value-type="float" table:style-name="TL Data" office:value="435" office:value-type="float">
            <text:p>435</text:p>
          </table:table-cell>
          <table:table-cell ns41:value-type="float" table:style-name="TL Data" office:value="8610" office:value-type="float">
            <text:p>8610</text:p>
          </table:table-cell>
          <table:table-cell ns41:value-type="float" table:style-name="TL Data" office:value="8320" office:value-type="float">
            <text:p>8320</text:p>
          </table:table-cell>
          <table:table-cell ns41:value-type="float" table:style-name="TL Data" office:value="45" office:value-type="float">
            <text:p>45</text:p>
          </table:table-cell>
          <table:table-cell ns41:value-type="float" table:style-name="TL Data" office:value="245" office:value-type="float">
            <text:p>245</text:p>
          </table:table-cell>
          <table:table-cell ns41:value-type="float" table:style-name="TL Data" office:value="33185" office:value-type="float">
            <text:p>33185</text:p>
          </table:table-cell>
          <table:table-cell ns41:value-type="float" table:style-name="TL Data" office:value="385" office:value-type="float">
            <text:p>385</text:p>
          </table:table-cell>
          <table:table-cell ns41:value-type="float" table:style-name="TL Data" office:value="1390" office:value-type="float">
            <text:p>1390</text:p>
          </table:table-cell>
          <table:table-cell ns41:value-type="float" table:style-name="TL Data" office:value="335" office:value-type="float">
            <text:p>335</text:p>
          </table:table-cell>
          <table:table-cell table:number-columns-repeated="1009"/>
        </table:table-row>
        <table:table-row table:style-name="ro6">
          <table:table-cell ns41:value-type="float" table:style-name="TL RowHeader" office:value="234" office:value-type="float">
            <text:p>234</text:p>
          </table:table-cell>
          <table:table-cell ns41:value-type="string" table:style-name="TL RowHeader" office:value-type="string">
            <text:p>Est en Opijnen</text:p>
          </table:table-cell>
          <table:table-cell/>
          <table:table-cell ns41:value-type="float" table:style-name="TL Data" office:value="1120" office:value-type="float">
            <text:p>1120</text:p>
          </table:table-cell>
          <table:table-cell table:style-name="TL Data"/>
          <table:table-cell ns41:value-type="float" table:style-name="TL Data" office:value="1120" office:value-type="float">
            <text:p>1120</text:p>
          </table:table-cell>
          <table:table-cell table:style-name="TL Data"/>
          <table:table-cell ns41:value-type="float" table:style-name="TL Data" office:value="295" office:value-type="float">
            <text:p>295</text:p>
          </table:table-cell>
          <table:table-cell ns41:value-type="float" table:style-name="TL Data" office:value="280" office:value-type="float">
            <text:p>28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75" office:value-type="float">
            <text:p>1075</text:p>
          </table:table-cell>
          <table:table-cell ns41:value-type="float" table:style-name="TL Data" office:value="366" office:value-type="float">
            <text:p>366</text:p>
          </table:table-cell>
          <table:table-cell ns41:value-type="float" table:style-name="TL Data" office:value="40" office:value-type="float">
            <text:p>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35" office:value-type="float">
            <text:p>235</text:p>
          </table:table-cell>
          <table:table-cell ns41:value-type="string" table:style-name="TL RowHeader" office:value-type="string">
            <text:p>Ewijk</text:p>
          </table:table-cell>
          <table:table-cell/>
          <table:table-cell ns41:value-type="float" table:style-name="TL Data" office:value="4225" office:value-type="float">
            <text:p>4225</text:p>
          </table:table-cell>
          <table:table-cell ns41:value-type="float" table:style-name="TL Data" office:value="170" office:value-type="float">
            <text:p>170</text:p>
          </table:table-cell>
          <table:table-cell ns41:value-type="float" table:style-name="TL Data" office:value="4010" office:value-type="float">
            <text:p>4010</text:p>
          </table:table-cell>
          <table:table-cell ns41:value-type="float" table:style-name="TL Data" office:value="40" office:value-type="float">
            <text:p>40</text:p>
          </table:table-cell>
          <table:table-cell ns41:value-type="float" table:style-name="TL Data" office:value="920" office:value-type="float">
            <text:p>920</text:p>
          </table:table-cell>
          <table:table-cell ns41:value-type="float" table:style-name="TL Data" office:value="860" office:value-type="float">
            <text:p>86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3995" office:value-type="float">
            <text:p>3995</text:p>
          </table:table-cell>
          <table:table-cell ns41:value-type="float" table:style-name="TL Data" office:value="434" office:value-type="float">
            <text:p>434</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36" office:value-type="float">
            <text:p>236</text:p>
          </table:table-cell>
          <table:table-cell ns41:value-type="string" table:style-name="TL RowHeader" office:value-type="string">
            <text:p>Geldermalsen</text:p>
          </table:table-cell>
          <table:table-cell/>
          <table:table-cell ns41:value-type="float" table:style-name="TL Data" office:value="8115" office:value-type="float">
            <text:p>8115</text:p>
          </table:table-cell>
          <table:table-cell ns41:value-type="float" table:style-name="TL Data" office:value="80" office:value-type="float">
            <text:p>80</text:p>
          </table:table-cell>
          <table:table-cell ns41:value-type="float" table:style-name="TL Data" office:value="7975" office:value-type="float">
            <text:p>7975</text:p>
          </table:table-cell>
          <table:table-cell ns41:value-type="float" table:style-name="TL Data" office:value="55" office:value-type="float">
            <text:p>55</text:p>
          </table:table-cell>
          <table:table-cell ns41:value-type="float" table:style-name="TL Data" office:value="2125" office:value-type="float">
            <text:p>2125</text:p>
          </table:table-cell>
          <table:table-cell ns41:value-type="float" table:style-name="TL Data" office:value="2015" office:value-type="float">
            <text:p>2015</text:p>
          </table:table-cell>
          <table:table-cell ns41:value-type="float" table:style-name="TL Data" office:value="60" office:value-type="float">
            <text:p>60</text:p>
          </table:table-cell>
          <table:table-cell ns41:value-type="float" table:style-name="TL Data" office:value="50" office:value-type="float">
            <text:p>50</text:p>
          </table:table-cell>
          <table:table-cell ns41:value-type="float" table:style-name="TL Data" office:value="7795" office:value-type="float">
            <text:p>7795</text:p>
          </table:table-cell>
          <table:table-cell ns41:value-type="float" table:style-name="TL Data" office:value="367" office:value-type="float">
            <text:p>367</text:p>
          </table:table-cell>
          <table:table-cell ns41:value-type="float" table:style-name="TL Data" office:value="235" office:value-type="float">
            <text:p>235</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237" office:value-type="float">
            <text:p>237</text:p>
          </table:table-cell>
          <table:table-cell ns41:value-type="string" table:style-name="TL RowHeader" office:value-type="string">
            <text:p>Gendringen</text:p>
          </table:table-cell>
          <table:table-cell/>
          <table:table-cell ns41:value-type="float" table:style-name="TL Data" office:value="18180" office:value-type="float">
            <text:p>18180</text:p>
          </table:table-cell>
          <table:table-cell ns41:value-type="float" table:style-name="TL Data" office:value="215" office:value-type="float">
            <text:p>215</text:p>
          </table:table-cell>
          <table:table-cell ns41:value-type="float" table:style-name="TL Data" office:value="17920" office:value-type="float">
            <text:p>17920</text:p>
          </table:table-cell>
          <table:table-cell ns41:value-type="float" table:style-name="TL Data" office:value="50" office:value-type="float">
            <text:p>50</text:p>
          </table:table-cell>
          <table:table-cell ns41:value-type="float" table:style-name="TL Data" office:value="4000" office:value-type="float">
            <text:p>4000</text:p>
          </table:table-cell>
          <table:table-cell ns41:value-type="float" table:style-name="TL Data" office:value="3695" office:value-type="float">
            <text:p>3695</text:p>
          </table:table-cell>
          <table:table-cell ns41:value-type="float" table:style-name="TL Data" office:value="190" office:value-type="float">
            <text:p>190</text:p>
          </table:table-cell>
          <table:table-cell ns41:value-type="float" table:style-name="TL Data" office:value="120" office:value-type="float">
            <text:p>120</text:p>
          </table:table-cell>
          <table:table-cell ns41:value-type="float" table:style-name="TL Data" office:value="17755" office:value-type="float">
            <text:p>17755</text:p>
          </table:table-cell>
          <table:table-cell ns41:value-type="float" table:style-name="TL Data" office:value="444" office:value-type="float">
            <text:p>444</text:p>
          </table:table-cell>
          <table:table-cell ns41:value-type="float" table:style-name="TL Data" office:value="215" office:value-type="float">
            <text:p>215</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238" office:value-type="float">
            <text:p>238</text:p>
          </table:table-cell>
          <table:table-cell ns41:value-type="string" table:style-name="TL RowHeader" office:value-type="string">
            <text:p>Gendt</text:p>
          </table:table-cell>
          <table:table-cell/>
          <table:table-cell ns41:value-type="float" table:style-name="TL Data" office:value="6130" office:value-type="float">
            <text:p>6130</text:p>
          </table:table-cell>
          <table:table-cell ns41:value-type="float" table:style-name="TL Data" office:value="65" office:value-type="float">
            <text:p>65</text:p>
          </table:table-cell>
          <table:table-cell ns41:value-type="float" table:style-name="TL Data" office:value="6025" office:value-type="float">
            <text:p>6025</text:p>
          </table:table-cell>
          <table:table-cell ns41:value-type="float" table:style-name="TL Data" office:value="40" office:value-type="float">
            <text:p>40</text:p>
          </table:table-cell>
          <table:table-cell ns41:value-type="float" table:style-name="TL Data" office:value="1380" office:value-type="float">
            <text:p>1380</text:p>
          </table:table-cell>
          <table:table-cell ns41:value-type="float" table:style-name="TL Data" office:value="1290" office:value-type="float">
            <text:p>1290</text:p>
          </table:table-cell>
          <table:table-cell ns41:value-type="float" table:style-name="TL Data" office:value="60" office:value-type="float">
            <text:p>60</text:p>
          </table:table-cell>
          <table:table-cell ns41:value-type="float" table:style-name="TL Data" office:value="30" office:value-type="float">
            <text:p>30</text:p>
          </table:table-cell>
          <table:table-cell ns41:value-type="float" table:style-name="TL Data" office:value="6005" office:value-type="float">
            <text:p>6005</text:p>
          </table:table-cell>
          <table:table-cell ns41:value-type="float" table:style-name="TL Data" office:value="435" office:value-type="float">
            <text:p>435</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39" office:value-type="float">
            <text:p>239</text:p>
          </table:table-cell>
          <table:table-cell ns41:value-type="string" table:style-name="TL RowHeader" office:value-type="string">
            <text:p>Gorssel</text:p>
          </table:table-cell>
          <table:table-cell/>
          <table:table-cell ns41:value-type="float" table:style-name="TL Data" office:value="14145" office:value-type="float">
            <text:p>14145</text:p>
          </table:table-cell>
          <table:table-cell ns41:value-type="float" table:style-name="TL Data" office:value="630" office:value-type="float">
            <text:p>630</text:p>
          </table:table-cell>
          <table:table-cell ns41:value-type="float" table:style-name="TL Data" office:value="13370" office:value-type="float">
            <text:p>13370</text:p>
          </table:table-cell>
          <table:table-cell ns41:value-type="float" table:style-name="TL Data" office:value="145" office:value-type="float">
            <text:p>145</text:p>
          </table:table-cell>
          <table:table-cell ns41:value-type="float" table:style-name="TL Data" office:value="3535" office:value-type="float">
            <text:p>3535</text:p>
          </table:table-cell>
          <table:table-cell ns41:value-type="float" table:style-name="TL Data" office:value="3230" office:value-type="float">
            <text:p>3230</text:p>
          </table:table-cell>
          <table:table-cell ns41:value-type="float" table:style-name="TL Data" office:value="180" office:value-type="float">
            <text:p>180</text:p>
          </table:table-cell>
          <table:table-cell ns41:value-type="float" table:style-name="TL Data" office:value="125" office:value-type="float">
            <text:p>125</text:p>
          </table:table-cell>
          <table:table-cell ns41:value-type="float" table:style-name="TL Data" office:value="13050" office:value-type="float">
            <text:p>13050</text:p>
          </table:table-cell>
          <table:table-cell ns41:value-type="float" table:style-name="TL Data" office:value="369" office:value-type="float">
            <text:p>369</text:p>
          </table:table-cell>
          <table:table-cell ns41:value-type="float" table:style-name="TL Data" office:value="465" office:value-type="float">
            <text:p>465</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240" office:value-type="float">
            <text:p>240</text:p>
          </table:table-cell>
          <table:table-cell ns41:value-type="string" table:style-name="TL RowHeader" office:value-type="string">
            <text:p>Groenlo</text:p>
          </table:table-cell>
          <table:table-cell/>
          <table:table-cell ns41:value-type="float" table:style-name="TL Data" office:value="7910" office:value-type="float">
            <text:p>7910</text:p>
          </table:table-cell>
          <table:table-cell ns41:value-type="float" table:style-name="TL Data" office:value="390" office:value-type="float">
            <text:p>390</text:p>
          </table:table-cell>
          <table:table-cell ns41:value-type="float" table:style-name="TL Data" office:value="7475" office:value-type="float">
            <text:p>7475</text:p>
          </table:table-cell>
          <table:table-cell ns41:value-type="float" table:style-name="TL Data" office:value="40" office:value-type="float">
            <text:p>40</text:p>
          </table:table-cell>
          <table:table-cell ns41:value-type="float" table:style-name="TL Data" office:value="1700" office:value-type="float">
            <text:p>1700</text:p>
          </table:table-cell>
          <table:table-cell ns41:value-type="float" table:style-name="TL Data" office:value="1585" office:value-type="float">
            <text:p>1585</text:p>
          </table:table-cell>
          <table:table-cell ns41:value-type="float" table:style-name="TL Data" office:value="70" office:value-type="float">
            <text:p>70</text:p>
          </table:table-cell>
          <table:table-cell ns41:value-type="float" table:style-name="TL Data" office:value="45" office:value-type="float">
            <text:p>45</text:p>
          </table:table-cell>
          <table:table-cell ns41:value-type="float" table:style-name="TL Data" office:value="7405" office:value-type="float">
            <text:p>7405</text:p>
          </table:table-cell>
          <table:table-cell ns41:value-type="float" table:style-name="TL Data" office:value="435" office:value-type="float">
            <text:p>435</text:p>
          </table:table-cell>
          <table:table-cell ns41:value-type="float" table:style-name="TL Data" office:value="115" office:value-type="float">
            <text:p>11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241" office:value-type="float">
            <text:p>241</text:p>
          </table:table-cell>
          <table:table-cell ns41:value-type="string" table:style-name="TL RowHeader" office:value-type="string">
            <text:p>Groesbeek</text:p>
          </table:table-cell>
          <table:table-cell/>
          <table:table-cell ns41:value-type="float" table:style-name="TL Data" office:value="17455" office:value-type="float">
            <text:p>17455</text:p>
          </table:table-cell>
          <table:table-cell ns41:value-type="float" table:style-name="TL Data" office:value="1230" office:value-type="float">
            <text:p>1230</text:p>
          </table:table-cell>
          <table:table-cell ns41:value-type="float" table:style-name="TL Data" office:value="15980" office:value-type="float">
            <text:p>15980</text:p>
          </table:table-cell>
          <table:table-cell ns41:value-type="float" table:style-name="TL Data" office:value="240" office:value-type="float">
            <text:p>240</text:p>
          </table:table-cell>
          <table:table-cell ns41:value-type="float" table:style-name="TL Data" office:value="3765" office:value-type="float">
            <text:p>3765</text:p>
          </table:table-cell>
          <table:table-cell ns41:value-type="float" table:style-name="TL Data" office:value="3460" office:value-type="float">
            <text:p>3460</text:p>
          </table:table-cell>
          <table:table-cell ns41:value-type="float" table:style-name="TL Data" office:value="195" office:value-type="float">
            <text:p>195</text:p>
          </table:table-cell>
          <table:table-cell ns41:value-type="float" table:style-name="TL Data" office:value="105" office:value-type="float">
            <text:p>105</text:p>
          </table:table-cell>
          <table:table-cell ns41:value-type="float" table:style-name="TL Data" office:value="15860" office:value-type="float">
            <text:p>15860</text:p>
          </table:table-cell>
          <table:table-cell ns41:value-type="float" table:style-name="TL Data" office:value="421" office:value-type="float">
            <text:p>421</text:p>
          </table:table-cell>
          <table:table-cell ns41:value-type="float" table:style-name="TL Data" office:value="360" office:value-type="float">
            <text:p>360</text:p>
          </table:table-cell>
          <table:table-cell ns41:value-type="float" table:style-name="TL Data" office:value="110" office:value-type="float">
            <text:p>110</text:p>
          </table:table-cell>
          <table:table-cell table:number-columns-repeated="1009"/>
        </table:table-row>
        <table:table-row table:style-name="ro6">
          <table:table-cell ns41:value-type="float" table:style-name="TL RowHeader" office:value="242" office:value-type="float">
            <text:p>242</text:p>
          </table:table-cell>
          <table:table-cell ns41:value-type="string" table:style-name="TL RowHeader" office:value-type="string">
            <text:p>Haaften</text:p>
          </table:table-cell>
          <table:table-cell/>
          <table:table-cell ns41:value-type="float" table:style-name="TL Data" office:value="3360" office:value-type="float">
            <text:p>3360</text:p>
          </table:table-cell>
          <table:table-cell ns41:value-type="float" table:style-name="TL Data" office:value="70" office:value-type="float">
            <text:p>70</text:p>
          </table:table-cell>
          <table:table-cell ns41:value-type="float" table:style-name="TL Data" office:value="3255" office:value-type="float">
            <text:p>3255</text:p>
          </table:table-cell>
          <table:table-cell ns41:value-type="float" table:style-name="TL Data" office:value="35" office:value-type="float">
            <text:p>35</text:p>
          </table:table-cell>
          <table:table-cell ns41:value-type="float" table:style-name="TL Data" office:value="880" office:value-type="float">
            <text:p>880</text:p>
          </table:table-cell>
          <table:table-cell ns41:value-type="float" table:style-name="TL Data" office:value="830" office:value-type="float">
            <text:p>83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3225" office:value-type="float">
            <text:p>3225</text:p>
          </table:table-cell>
          <table:table-cell ns41:value-type="float" table:style-name="TL Data" office:value="366" office:value-type="float">
            <text:p>366</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243" office:value-type="float">
            <text:p>243</text:p>
          </table:table-cell>
          <table:table-cell ns41:value-type="string" table:style-name="TL RowHeader" office:value-type="string">
            <text:p>Harderwijk</text:p>
          </table:table-cell>
          <table:table-cell/>
          <table:table-cell ns41:value-type="float" table:style-name="TL Data" office:value="25595" office:value-type="float">
            <text:p>25595</text:p>
          </table:table-cell>
          <table:table-cell ns41:value-type="float" table:style-name="TL Data" office:value="475" office:value-type="float">
            <text:p>475</text:p>
          </table:table-cell>
          <table:table-cell ns41:value-type="float" table:style-name="TL Data" office:value="24880" office:value-type="float">
            <text:p>24880</text:p>
          </table:table-cell>
          <table:table-cell ns41:value-type="float" table:style-name="TL Data" office:value="240" office:value-type="float">
            <text:p>240</text:p>
          </table:table-cell>
          <table:table-cell ns41:value-type="float" table:style-name="TL Data" office:value="6200" office:value-type="float">
            <text:p>6200</text:p>
          </table:table-cell>
          <table:table-cell ns41:value-type="float" table:style-name="TL Data" office:value="5875" office:value-type="float">
            <text:p>5875</text:p>
          </table:table-cell>
          <table:table-cell ns41:value-type="float" table:style-name="TL Data" office:value="175" office:value-type="float">
            <text:p>175</text:p>
          </table:table-cell>
          <table:table-cell ns41:value-type="float" table:style-name="TL Data" office:value="155" office:value-type="float">
            <text:p>155</text:p>
          </table:table-cell>
          <table:table-cell ns41:value-type="float" table:style-name="TL Data" office:value="24350" office:value-type="float">
            <text:p>24350</text:p>
          </table:table-cell>
          <table:table-cell ns41:value-type="float" table:style-name="TL Data" office:value="393" office:value-type="float">
            <text:p>393</text:p>
          </table:table-cell>
          <table:table-cell ns41:value-type="float" table:style-name="TL Data" office:value="770" office:value-type="float">
            <text:p>770</text:p>
          </table:table-cell>
          <table:table-cell ns41:value-type="float" table:style-name="TL Data" office:value="220" office:value-type="float">
            <text:p>220</text:p>
          </table:table-cell>
          <table:table-cell table:number-columns-repeated="1009"/>
        </table:table-row>
        <table:table-row table:style-name="ro6">
          <table:table-cell ns41:value-type="float" table:style-name="TL RowHeader" office:value="244" office:value-type="float">
            <text:p>244</text:p>
          </table:table-cell>
          <table:table-cell ns41:value-type="string" table:style-name="TL RowHeader" office:value-type="string">
            <text:p>Hattem</text:p>
          </table:table-cell>
          <table:table-cell/>
          <table:table-cell ns41:value-type="float" table:style-name="TL Data" office:value="10480" office:value-type="float">
            <text:p>10480</text:p>
          </table:table-cell>
          <table:table-cell ns41:value-type="float" table:style-name="TL Data" office:value="145" office:value-type="float">
            <text:p>145</text:p>
          </table:table-cell>
          <table:table-cell ns41:value-type="float" table:style-name="TL Data" office:value="10200" office:value-type="float">
            <text:p>10200</text:p>
          </table:table-cell>
          <table:table-cell ns41:value-type="float" table:style-name="TL Data" office:value="135" office:value-type="float">
            <text:p>135</text:p>
          </table:table-cell>
          <table:table-cell ns41:value-type="float" table:style-name="TL Data" office:value="2670" office:value-type="float">
            <text:p>2670</text:p>
          </table:table-cell>
          <table:table-cell ns41:value-type="float" table:style-name="TL Data" office:value="2565" office:value-type="float">
            <text:p>2565</text:p>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10020" office:value-type="float">
            <text:p>10020</text:p>
          </table:table-cell>
          <table:table-cell ns41:value-type="float" table:style-name="TL Data" office:value="375" office:value-type="float">
            <text:p>375</text:p>
          </table:table-cell>
          <table:table-cell ns41:value-type="float" table:style-name="TL Data" office:value="320" office:value-type="float">
            <text:p>32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245" office:value-type="float">
            <text:p>245</text:p>
          </table:table-cell>
          <table:table-cell ns41:value-type="string" table:style-name="TL RowHeader" office:value-type="string">
            <text:p>Hedel</text:p>
          </table:table-cell>
          <table:table-cell/>
          <table:table-cell ns41:value-type="float" table:style-name="TL Data" office:value="2975" office:value-type="float">
            <text:p>2975</text:p>
          </table:table-cell>
          <table:table-cell table:style-name="TL Data"/>
          <table:table-cell ns41:value-type="float" table:style-name="TL Data" office:value="2880" office:value-type="float">
            <text:p>2880</text:p>
          </table:table-cell>
          <table:table-cell ns41:value-type="float" table:style-name="TL Data" office:value="95" office:value-type="float">
            <text:p>95</text:p>
          </table:table-cell>
          <table:table-cell ns41:value-type="float" table:style-name="TL Data" office:value="740" office:value-type="float">
            <text:p>740</text:p>
          </table:table-cell>
          <table:table-cell ns41:value-type="float" table:style-name="TL Data" office:value="705" office:value-type="float">
            <text:p>70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895" office:value-type="float">
            <text:p>2895</text:p>
          </table:table-cell>
          <table:table-cell ns41:value-type="float" table:style-name="TL Data" office:value="391" office:value-type="float">
            <text:p>391</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46" office:value-type="float">
            <text:p>246</text:p>
          </table:table-cell>
          <table:table-cell ns41:value-type="string" table:style-name="TL RowHeader" office:value-type="string">
            <text:p>Heerde</text:p>
          </table:table-cell>
          <table:table-cell/>
          <table:table-cell ns41:value-type="float" table:style-name="TL Data" office:value="15510" office:value-type="float">
            <text:p>15510</text:p>
          </table:table-cell>
          <table:table-cell ns41:value-type="float" table:style-name="TL Data" office:value="195" office:value-type="float">
            <text:p>195</text:p>
          </table:table-cell>
          <table:table-cell ns41:value-type="float" table:style-name="TL Data" office:value="15100" office:value-type="float">
            <text:p>15100</text:p>
          </table:table-cell>
          <table:table-cell ns41:value-type="float" table:style-name="TL Data" office:value="210" office:value-type="float">
            <text:p>210</text:p>
          </table:table-cell>
          <table:table-cell ns41:value-type="float" table:style-name="TL Data" office:value="4080" office:value-type="float">
            <text:p>4080</text:p>
          </table:table-cell>
          <table:table-cell ns41:value-type="float" table:style-name="TL Data" office:value="3950" office:value-type="float">
            <text:p>3950</text:p>
          </table:table-cell>
          <table:table-cell ns41:value-type="float" table:style-name="TL Data" office:value="30" office:value-type="float">
            <text:p>30</text:p>
          </table:table-cell>
          <table:table-cell ns41:value-type="float" table:style-name="TL Data" office:value="100" office:value-type="float">
            <text:p>100</text:p>
          </table:table-cell>
          <table:table-cell ns41:value-type="float" table:style-name="TL Data" office:value="14835" office:value-type="float">
            <text:p>14835</text:p>
          </table:table-cell>
          <table:table-cell ns41:value-type="float" table:style-name="TL Data" office:value="364" office:value-type="float">
            <text:p>364</text:p>
          </table:table-cell>
          <table:table-cell ns41:value-type="float" table:style-name="TL Data" office:value="480" office:value-type="float">
            <text:p>480</text:p>
          </table:table-cell>
          <table:table-cell ns41:value-type="float" table:style-name="TL Data" office:value="90" office:value-type="float">
            <text:p>90</text:p>
          </table:table-cell>
          <table:table-cell table:number-columns-repeated="1009"/>
        </table:table-row>
        <table:table-row table:style-name="ro6">
          <table:table-cell ns41:value-type="float" table:style-name="TL RowHeader" office:value="247" office:value-type="float">
            <text:p>247</text:p>
          </table:table-cell>
          <table:table-cell ns41:value-type="string" table:style-name="TL RowHeader" office:value-type="string">
            <text:p>Heerewaarden</text:p>
          </table:table-cell>
          <table:table-cell/>
          <table:table-cell ns41:value-type="float" table:style-name="TL Data" office:value="1095" office:value-type="float">
            <text:p>1095</text:p>
          </table:table-cell>
          <table:table-cell ns41:value-type="float" table:style-name="TL Data" office:value="5" office:value-type="float">
            <text:p>5</text:p>
          </table:table-cell>
          <table:table-cell ns41:value-type="float" table:style-name="TL Data" office:value="1075" office:value-type="float">
            <text:p>1075</text:p>
          </table:table-cell>
          <table:table-cell ns41:value-type="float" table:style-name="TL Data" office:value="15" office:value-type="float">
            <text:p>15</text:p>
          </table:table-cell>
          <table:table-cell ns41:value-type="float" table:style-name="TL Data" office:value="305" office:value-type="float">
            <text:p>305</text:p>
          </table:table-cell>
          <table:table-cell ns41:value-type="float" table:style-name="TL Data" office:value="290" office:value-type="float">
            <text:p>29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45" office:value-type="float">
            <text:p>1045</text:p>
          </table:table-cell>
          <table:table-cell ns41:value-type="float" table:style-name="TL Data" office:value="340" office:value-type="float">
            <text:p>340</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248" office:value-type="float">
            <text:p>248</text:p>
          </table:table-cell>
          <table:table-cell ns41:value-type="string" table:style-name="TL RowHeader" office:value-type="string">
            <text:p>Hengelo (Gld.)</text:p>
          </table:table-cell>
          <table:table-cell/>
          <table:table-cell ns41:value-type="float" table:style-name="TL Data" office:value="7525" office:value-type="float">
            <text:p>7525</text:p>
          </table:table-cell>
          <table:table-cell ns41:value-type="float" table:style-name="TL Data" office:value="170" office:value-type="float">
            <text:p>170</text:p>
          </table:table-cell>
          <table:table-cell ns41:value-type="float" table:style-name="TL Data" office:value="7280" office:value-type="float">
            <text:p>7280</text:p>
          </table:table-cell>
          <table:table-cell ns41:value-type="float" table:style-name="TL Data" office:value="75" office:value-type="float">
            <text:p>75</text:p>
          </table:table-cell>
          <table:table-cell ns41:value-type="float" table:style-name="TL Data" office:value="1695" office:value-type="float">
            <text:p>1695</text:p>
          </table:table-cell>
          <table:table-cell ns41:value-type="float" table:style-name="TL Data" office:value="1525" office:value-type="float">
            <text:p>1525</text:p>
          </table:table-cell>
          <table:table-cell ns41:value-type="float" table:style-name="TL Data" office:value="125" office:value-type="float">
            <text:p>125</text:p>
          </table:table-cell>
          <table:table-cell ns41:value-type="float" table:style-name="TL Data" office:value="45" office:value-type="float">
            <text:p>45</text:p>
          </table:table-cell>
          <table:table-cell ns41:value-type="float" table:style-name="TL Data" office:value="7210" office:value-type="float">
            <text:p>7210</text:p>
          </table:table-cell>
          <table:table-cell ns41:value-type="float" table:style-name="TL Data" office:value="426" office:value-type="float">
            <text:p>426</text:p>
          </table:table-cell>
          <table:table-cell ns41:value-type="float" table:style-name="TL Data" office:value="145" office:value-type="float">
            <text:p>1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49" office:value-type="float">
            <text:p>249</text:p>
          </table:table-cell>
          <table:table-cell ns41:value-type="string" table:style-name="TL RowHeader" office:value-type="string">
            <text:p>Herwen en Aerdt</text:p>
          </table:table-cell>
          <table:table-cell/>
          <table:table-cell ns41:value-type="float" table:style-name="TL Data" office:value="7530" office:value-type="float">
            <text:p>7530</text:p>
          </table:table-cell>
          <table:table-cell ns41:value-type="float" table:style-name="TL Data" office:value="80" office:value-type="float">
            <text:p>80</text:p>
          </table:table-cell>
          <table:table-cell ns41:value-type="float" table:style-name="TL Data" office:value="7295" office:value-type="float">
            <text:p>7295</text:p>
          </table:table-cell>
          <table:table-cell ns41:value-type="float" table:style-name="TL Data" office:value="150" office:value-type="float">
            <text:p>150</text:p>
          </table:table-cell>
          <table:table-cell ns41:value-type="float" table:style-name="TL Data" office:value="1785" office:value-type="float">
            <text:p>1785</text:p>
          </table:table-cell>
          <table:table-cell ns41:value-type="float" table:style-name="TL Data" office:value="1685" office:value-type="float">
            <text:p>168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7325" office:value-type="float">
            <text:p>7325</text:p>
          </table:table-cell>
          <table:table-cell ns41:value-type="float" table:style-name="TL Data" office:value="411" office:value-type="float">
            <text:p>411</text:p>
          </table:table-cell>
          <table:table-cell ns41:value-type="float" table:style-name="TL Data" office:value="125" office:value-type="float">
            <text:p>12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250" office:value-type="float">
            <text:p>250</text:p>
          </table:table-cell>
          <table:table-cell ns41:value-type="string" table:style-name="TL RowHeader" office:value-type="string">
            <text:p>Herwijnen</text:p>
          </table:table-cell>
          <table:table-cell/>
          <table:table-cell ns41:value-type="float" table:style-name="TL Data" office:value="2000" office:value-type="float">
            <text:p>2000</text:p>
          </table:table-cell>
          <table:table-cell ns41:value-type="float" table:style-name="TL Data" office:value="60" office:value-type="float">
            <text:p>60</text:p>
          </table:table-cell>
          <table:table-cell ns41:value-type="float" table:style-name="TL Data" office:value="1910" office:value-type="float">
            <text:p>1910</text:p>
          </table:table-cell>
          <table:table-cell ns41:value-type="float" table:style-name="TL Data" office:value="30" office:value-type="float">
            <text:p>30</text:p>
          </table:table-cell>
          <table:table-cell ns41:value-type="float" table:style-name="TL Data" office:value="495" office:value-type="float">
            <text:p>495</text:p>
          </table:table-cell>
          <table:table-cell ns41:value-type="float" table:style-name="TL Data" office:value="465" office:value-type="float">
            <text:p>46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885" office:value-type="float">
            <text:p>1885</text:p>
          </table:table-cell>
          <table:table-cell ns41:value-type="float" table:style-name="TL Data" office:value="381" office:value-type="float">
            <text:p>381</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251" office:value-type="float">
            <text:p>251</text:p>
          </table:table-cell>
          <table:table-cell ns41:value-type="string" table:style-name="TL RowHeader" office:value-type="string">
            <text:p>Heteren</text:p>
          </table:table-cell>
          <table:table-cell/>
          <table:table-cell ns41:value-type="float" table:style-name="TL Data" office:value="6770" office:value-type="float">
            <text:p>6770</text:p>
          </table:table-cell>
          <table:table-cell ns41:value-type="float" table:style-name="TL Data" office:value="90" office:value-type="float">
            <text:p>90</text:p>
          </table:table-cell>
          <table:table-cell ns41:value-type="float" table:style-name="TL Data" office:value="6660" office:value-type="float">
            <text:p>6660</text:p>
          </table:table-cell>
          <table:table-cell ns41:value-type="float" table:style-name="TL Data" office:value="20" office:value-type="float">
            <text:p>20</text:p>
          </table:table-cell>
          <table:table-cell ns41:value-type="float" table:style-name="TL Data" office:value="1535" office:value-type="float">
            <text:p>1535</text:p>
          </table:table-cell>
          <table:table-cell ns41:value-type="float" table:style-name="TL Data" office:value="1425" office:value-type="float">
            <text:p>1425</text:p>
          </table:table-cell>
          <table:table-cell ns41:value-type="float" table:style-name="TL Data" office:value="70" office:value-type="float">
            <text:p>70</text:p>
          </table:table-cell>
          <table:table-cell ns41:value-type="float" table:style-name="TL Data" office:value="40" office:value-type="float">
            <text:p>40</text:p>
          </table:table-cell>
          <table:table-cell ns41:value-type="float" table:style-name="TL Data" office:value="6610" office:value-type="float">
            <text:p>6610</text:p>
          </table:table-cell>
          <table:table-cell ns41:value-type="float" table:style-name="TL Data" office:value="430" office:value-type="float">
            <text:p>430</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52" office:value-type="float">
            <text:p>252</text:p>
          </table:table-cell>
          <table:table-cell ns41:value-type="string" table:style-name="TL RowHeader" office:value-type="string">
            <text:p>Heumen</text:p>
          </table:table-cell>
          <table:table-cell/>
          <table:table-cell ns41:value-type="float" table:style-name="TL Data" office:value="5685" office:value-type="float">
            <text:p>5685</text:p>
          </table:table-cell>
          <table:table-cell ns41:value-type="float" table:style-name="TL Data" office:value="165" office:value-type="float">
            <text:p>165</text:p>
          </table:table-cell>
          <table:table-cell ns41:value-type="float" table:style-name="TL Data" office:value="5500" office:value-type="float">
            <text:p>5500</text:p>
          </table:table-cell>
          <table:table-cell ns41:value-type="float" table:style-name="TL Data" office:value="25" office:value-type="float">
            <text:p>25</text:p>
          </table:table-cell>
          <table:table-cell ns41:value-type="float" table:style-name="TL Data" office:value="1280" office:value-type="float">
            <text:p>1280</text:p>
          </table:table-cell>
          <table:table-cell ns41:value-type="float" table:style-name="TL Data" office:value="1200" office:value-type="float">
            <text:p>1200</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455" office:value-type="float">
            <text:p>5455</text:p>
          </table:table-cell>
          <table:table-cell ns41:value-type="float" table:style-name="TL Data" office:value="426" office:value-type="float">
            <text:p>426</text:p>
          </table:table-cell>
          <table:table-cell ns41:value-type="float" table:style-name="TL Data" office:value="70" office:value-type="float">
            <text:p>7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53" office:value-type="float">
            <text:p>253</text:p>
          </table:table-cell>
          <table:table-cell ns41:value-type="string" table:style-name="TL RowHeader" office:value-type="string">
            <text:p>Hoevelaken</text:p>
          </table:table-cell>
          <table:table-cell/>
          <table:table-cell ns41:value-type="float" table:style-name="TL Data" office:value="5670" office:value-type="float">
            <text:p>5670</text:p>
          </table:table-cell>
          <table:table-cell table:style-name="TL Data"/>
          <table:table-cell ns41:value-type="float" table:style-name="TL Data" office:value="5625" office:value-type="float">
            <text:p>5625</text:p>
          </table:table-cell>
          <table:table-cell ns41:value-type="float" table:style-name="TL Data" office:value="45" office:value-type="float">
            <text:p>45</text:p>
          </table:table-cell>
          <table:table-cell ns41:value-type="float" table:style-name="TL Data" office:value="1405" office:value-type="float">
            <text:p>1405</text:p>
          </table:table-cell>
          <table:table-cell ns41:value-type="float" table:style-name="TL Data" office:value="1350" office:value-type="float">
            <text:p>1350</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5590" office:value-type="float">
            <text:p>5590</text:p>
          </table:table-cell>
          <table:table-cell ns41:value-type="float" table:style-name="TL Data" office:value="398" office:value-type="float">
            <text:p>398</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54" office:value-type="float">
            <text:p>254</text:p>
          </table:table-cell>
          <table:table-cell ns41:value-type="string" table:style-name="TL RowHeader" office:value-type="string">
            <text:p>Horssen</text:p>
          </table:table-cell>
          <table:table-cell/>
          <table:table-cell ns41:value-type="float" table:style-name="TL Data" office:value="1290" office:value-type="float">
            <text:p>1290</text:p>
          </table:table-cell>
          <table:table-cell table:style-name="TL Data"/>
          <table:table-cell ns41:value-type="float" table:style-name="TL Data" office:value="1270" office:value-type="float">
            <text:p>1270</text:p>
          </table:table-cell>
          <table:table-cell ns41:value-type="float" table:style-name="TL Data" office:value="20" office:value-type="float">
            <text:p>20</text:p>
          </table:table-cell>
          <table:table-cell ns41:value-type="float" table:style-name="TL Data" office:value="300" office:value-type="float">
            <text:p>300</text:p>
          </table:table-cell>
          <table:table-cell ns41:value-type="float" table:style-name="TL Data" office:value="280" office:value-type="float">
            <text:p>28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280" office:value-type="float">
            <text:p>1280</text:p>
          </table:table-cell>
          <table:table-cell ns41:value-type="float" table:style-name="TL Data" office:value="426" office:value-type="float">
            <text:p>426</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255" office:value-type="float">
            <text:p>255</text:p>
          </table:table-cell>
          <table:table-cell ns41:value-type="string" table:style-name="TL RowHeader" office:value-type="string">
            <text:p>Huissen</text:p>
          </table:table-cell>
          <table:table-cell/>
          <table:table-cell ns41:value-type="float" table:style-name="TL Data" office:value="9165" office:value-type="float">
            <text:p>9165</text:p>
          </table:table-cell>
          <table:table-cell ns41:value-type="float" table:style-name="TL Data" office:value="95" office:value-type="float">
            <text:p>95</text:p>
          </table:table-cell>
          <table:table-cell ns41:value-type="float" table:style-name="TL Data" office:value="9010" office:value-type="float">
            <text:p>9010</text:p>
          </table:table-cell>
          <table:table-cell ns41:value-type="float" table:style-name="TL Data" office:value="60" office:value-type="float">
            <text:p>60</text:p>
          </table:table-cell>
          <table:table-cell ns41:value-type="float" table:style-name="TL Data" office:value="2040" office:value-type="float">
            <text:p>2040</text:p>
          </table:table-cell>
          <table:table-cell ns41:value-type="float" table:style-name="TL Data" office:value="1895" office:value-type="float">
            <text:p>1895</text:p>
          </table:table-cell>
          <table:table-cell ns41:value-type="float" table:style-name="TL Data" office:value="95" office:value-type="float">
            <text:p>95</text:p>
          </table:table-cell>
          <table:table-cell ns41:value-type="float" table:style-name="TL Data" office:value="50" office:value-type="float">
            <text:p>50</text:p>
          </table:table-cell>
          <table:table-cell ns41:value-type="float" table:style-name="TL Data" office:value="8975" office:value-type="float">
            <text:p>8975</text:p>
          </table:table-cell>
          <table:table-cell ns41:value-type="float" table:style-name="TL Data" office:value="440" office:value-type="float">
            <text:p>44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56" office:value-type="float">
            <text:p>256</text:p>
          </table:table-cell>
          <table:table-cell ns41:value-type="string" table:style-name="TL RowHeader" office:value-type="string">
            <text:p>Hummelo en Keppel</text:p>
          </table:table-cell>
          <table:table-cell/>
          <table:table-cell ns41:value-type="float" table:style-name="TL Data" office:value="4135" office:value-type="float">
            <text:p>4135</text:p>
          </table:table-cell>
          <table:table-cell ns41:value-type="float" table:style-name="TL Data" office:value="70" office:value-type="float">
            <text:p>70</text:p>
          </table:table-cell>
          <table:table-cell ns41:value-type="float" table:style-name="TL Data" office:value="4020" office:value-type="float">
            <text:p>4020</text:p>
          </table:table-cell>
          <table:table-cell ns41:value-type="float" table:style-name="TL Data" office:value="45" office:value-type="float">
            <text:p>45</text:p>
          </table:table-cell>
          <table:table-cell ns41:value-type="float" table:style-name="TL Data" office:value="1000" office:value-type="float">
            <text:p>1000</text:p>
          </table:table-cell>
          <table:table-cell ns41:value-type="float" table:style-name="TL Data" office:value="925" office:value-type="float">
            <text:p>925</text:p>
          </table:table-cell>
          <table:table-cell ns41:value-type="float" table:style-name="TL Data" office:value="50" office:value-type="float">
            <text:p>50</text:p>
          </table:table-cell>
          <table:table-cell ns41:value-type="float" table:style-name="TL Data" office:value="20" office:value-type="float">
            <text:p>20</text:p>
          </table:table-cell>
          <table:table-cell ns41:value-type="float" table:style-name="TL Data" office:value="3840" office:value-type="float">
            <text:p>3840</text:p>
          </table:table-cell>
          <table:table-cell ns41:value-type="float" table:style-name="TL Data" office:value="384" office:value-type="float">
            <text:p>384</text:p>
          </table:table-cell>
          <table:table-cell ns41:value-type="float" table:style-name="TL Data" office:value="225" office:value-type="float">
            <text:p>225</text:p>
          </table:table-cell>
          <table:table-cell ns41:value-type="float" table:style-name="TL Data" office:value="145" office:value-type="float">
            <text:p>145</text:p>
          </table:table-cell>
          <table:table-cell table:number-columns-repeated="1009"/>
        </table:table-row>
        <table:table-row table:style-name="ro6">
          <table:table-cell ns41:value-type="float" table:style-name="TL RowHeader" office:value="257" office:value-type="float">
            <text:p>257</text:p>
          </table:table-cell>
          <table:table-cell ns41:value-type="string" table:style-name="TL RowHeader" office:value-type="string">
            <text:p>Kerkwijk</text:p>
          </table:table-cell>
          <table:table-cell/>
          <table:table-cell ns41:value-type="float" table:style-name="TL Data" office:value="5090" office:value-type="float">
            <text:p>5090</text:p>
          </table:table-cell>
          <table:table-cell ns41:value-type="float" table:style-name="TL Data" office:value="65" office:value-type="float">
            <text:p>65</text:p>
          </table:table-cell>
          <table:table-cell ns41:value-type="float" table:style-name="TL Data" office:value="4975" office:value-type="float">
            <text:p>4975</text:p>
          </table:table-cell>
          <table:table-cell ns41:value-type="float" table:style-name="TL Data" office:value="50" office:value-type="float">
            <text:p>50</text:p>
          </table:table-cell>
          <table:table-cell ns41:value-type="float" table:style-name="TL Data" office:value="1215" office:value-type="float">
            <text:p>1215</text:p>
          </table:table-cell>
          <table:table-cell ns41:value-type="float" table:style-name="TL Data" office:value="1140" office:value-type="float">
            <text:p>1140</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4900" office:value-type="float">
            <text:p>4900</text:p>
          </table:table-cell>
          <table:table-cell ns41:value-type="float" table:style-name="TL Data" office:value="403" office:value-type="float">
            <text:p>403</text:p>
          </table:table-cell>
          <table:table-cell ns41:value-type="float" table:style-name="TL Data" office:value="125" office:value-type="float">
            <text:p>1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58" office:value-type="float">
            <text:p>258</text:p>
          </table:table-cell>
          <table:table-cell ns41:value-type="string" table:style-name="TL RowHeader" office:value-type="string">
            <text:p>Kesteren</text:p>
          </table:table-cell>
          <table:table-cell/>
          <table:table-cell ns41:value-type="float" table:style-name="TL Data" office:value="7425" office:value-type="float">
            <text:p>7425</text:p>
          </table:table-cell>
          <table:table-cell ns41:value-type="float" table:style-name="TL Data" office:value="85" office:value-type="float">
            <text:p>85</text:p>
          </table:table-cell>
          <table:table-cell ns41:value-type="float" table:style-name="TL Data" office:value="7200" office:value-type="float">
            <text:p>7200</text:p>
          </table:table-cell>
          <table:table-cell ns41:value-type="float" table:style-name="TL Data" office:value="145" office:value-type="float">
            <text:p>145</text:p>
          </table:table-cell>
          <table:table-cell ns41:value-type="float" table:style-name="TL Data" office:value="1755" office:value-type="float">
            <text:p>1755</text:p>
          </table:table-cell>
          <table:table-cell ns41:value-type="float" table:style-name="TL Data" office:value="1610" office:value-type="float">
            <text:p>1610</text:p>
          </table:table-cell>
          <table:table-cell ns41:value-type="float" table:style-name="TL Data" office:value="105" office:value-type="float">
            <text:p>105</text:p>
          </table:table-cell>
          <table:table-cell ns41:value-type="float" table:style-name="TL Data" office:value="45" office:value-type="float">
            <text:p>45</text:p>
          </table:table-cell>
          <table:table-cell ns41:value-type="float" table:style-name="TL Data" office:value="7115" office:value-type="float">
            <text:p>7115</text:p>
          </table:table-cell>
          <table:table-cell ns41:value-type="float" table:style-name="TL Data" office:value="405" office:value-type="float">
            <text:p>405</text:p>
          </table:table-cell>
          <table:table-cell ns41:value-type="float" table:style-name="TL Data" office:value="230" office:value-type="float">
            <text:p>23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59" office:value-type="float">
            <text:p>259</text:p>
          </table:table-cell>
          <table:table-cell ns41:value-type="string" table:style-name="TL RowHeader" office:value-type="string">
            <text:p>Laren (Gld.)</text:p>
          </table:table-cell>
          <table:table-cell/>
          <table:table-cell ns41:value-type="float" table:style-name="TL Data" office:value="6555" office:value-type="float">
            <text:p>6555</text:p>
          </table:table-cell>
          <table:table-cell ns41:value-type="float" table:style-name="TL Data" office:value="35" office:value-type="float">
            <text:p>35</text:p>
          </table:table-cell>
          <table:table-cell ns41:value-type="float" table:style-name="TL Data" office:value="6440" office:value-type="float">
            <text:p>6440</text:p>
          </table:table-cell>
          <table:table-cell ns41:value-type="float" table:style-name="TL Data" office:value="80" office:value-type="float">
            <text:p>80</text:p>
          </table:table-cell>
          <table:table-cell ns41:value-type="float" table:style-name="TL Data" office:value="1460" office:value-type="float">
            <text:p>1460</text:p>
          </table:table-cell>
          <table:table-cell ns41:value-type="float" table:style-name="TL Data" office:value="1045" office:value-type="float">
            <text:p>1045</text:p>
          </table:table-cell>
          <table:table-cell ns41:value-type="float" table:style-name="TL Data" office:value="365" office:value-type="float">
            <text:p>365</text:p>
          </table:table-cell>
          <table:table-cell ns41:value-type="float" table:style-name="TL Data" office:value="45" office:value-type="float">
            <text:p>45</text:p>
          </table:table-cell>
          <table:table-cell ns41:value-type="float" table:style-name="TL Data" office:value="6430" office:value-type="float">
            <text:p>6430</text:p>
          </table:table-cell>
          <table:table-cell ns41:value-type="float" table:style-name="TL Data" office:value="441" office:value-type="float">
            <text:p>441</text:p>
          </table:table-cell>
          <table:table-cell ns41:value-type="float" table:style-name="TL Data" office:value="90" office:value-type="float">
            <text:p>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60" office:value-type="float">
            <text:p>260</text:p>
          </table:table-cell>
          <table:table-cell ns41:value-type="string" table:style-name="TL RowHeader" office:value-type="string">
            <text:p>Lichtenvoorde</text:p>
          </table:table-cell>
          <table:table-cell/>
          <table:table-cell ns41:value-type="float" table:style-name="TL Data" office:value="15215" office:value-type="float">
            <text:p>15215</text:p>
          </table:table-cell>
          <table:table-cell ns41:value-type="float" table:style-name="TL Data" office:value="425" office:value-type="float">
            <text:p>425</text:p>
          </table:table-cell>
          <table:table-cell ns41:value-type="float" table:style-name="TL Data" office:value="14750" office:value-type="float">
            <text:p>14750</text:p>
          </table:table-cell>
          <table:table-cell ns41:value-type="float" table:style-name="TL Data" office:value="40" office:value-type="float">
            <text:p>40</text:p>
          </table:table-cell>
          <table:table-cell ns41:value-type="float" table:style-name="TL Data" office:value="2960" office:value-type="float">
            <text:p>2960</text:p>
          </table:table-cell>
          <table:table-cell ns41:value-type="float" table:style-name="TL Data" office:value="2785" office:value-type="float">
            <text:p>2785</text:p>
          </table:table-cell>
          <table:table-cell ns41:value-type="float" table:style-name="TL Data" office:value="125" office:value-type="float">
            <text:p>125</text:p>
          </table:table-cell>
          <table:table-cell ns41:value-type="float" table:style-name="TL Data" office:value="50" office:value-type="float">
            <text:p>50</text:p>
          </table:table-cell>
          <table:table-cell ns41:value-type="float" table:style-name="TL Data" office:value="14610" office:value-type="float">
            <text:p>14610</text:p>
          </table:table-cell>
          <table:table-cell ns41:value-type="float" table:style-name="TL Data" office:value="494" office:value-type="float">
            <text:p>494</text:p>
          </table:table-cell>
          <table:table-cell ns41:value-type="float" table:style-name="TL Data" office:value="175" office:value-type="float">
            <text:p>175</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261" office:value-type="float">
            <text:p>261</text:p>
          </table:table-cell>
          <table:table-cell ns41:value-type="string" table:style-name="TL RowHeader" office:value-type="string">
            <text:p>Lienden</text:p>
          </table:table-cell>
          <table:table-cell/>
          <table:table-cell ns41:value-type="float" table:style-name="TL Data" office:value="5605" office:value-type="float">
            <text:p>5605</text:p>
          </table:table-cell>
          <table:table-cell table:style-name="TL Data"/>
          <table:table-cell ns41:value-type="float" table:style-name="TL Data" office:value="5490" office:value-type="float">
            <text:p>5490</text:p>
          </table:table-cell>
          <table:table-cell ns41:value-type="float" table:style-name="TL Data" office:value="120" office:value-type="float">
            <text:p>120</text:p>
          </table:table-cell>
          <table:table-cell ns41:value-type="float" table:style-name="TL Data" office:value="1455" office:value-type="float">
            <text:p>1455</text:p>
          </table:table-cell>
          <table:table-cell ns41:value-type="float" table:style-name="TL Data" office:value="1345" office:value-type="float">
            <text:p>1345</text:p>
          </table:table-cell>
          <table:table-cell ns41:value-type="float" table:style-name="TL Data" office:value="65" office:value-type="float">
            <text:p>65</text:p>
          </table:table-cell>
          <table:table-cell ns41:value-type="float" table:style-name="TL Data" office:value="45" office:value-type="float">
            <text:p>45</text:p>
          </table:table-cell>
          <table:table-cell ns41:value-type="float" table:style-name="TL Data" office:value="5455" office:value-type="float">
            <text:p>5455</text:p>
          </table:table-cell>
          <table:table-cell ns41:value-type="float" table:style-name="TL Data" office:value="375" office:value-type="float">
            <text:p>375</text:p>
          </table:table-cell>
          <table:table-cell ns41:value-type="float" table:style-name="TL Data" office:value="150" office:value-type="float">
            <text:p>1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62" office:value-type="float">
            <text:p>262</text:p>
          </table:table-cell>
          <table:table-cell ns41:value-type="string" table:style-name="TL RowHeader" office:value-type="string">
            <text:p>Lochem</text:p>
          </table:table-cell>
          <table:table-cell/>
          <table:table-cell ns41:value-type="float" table:style-name="TL Data" office:value="9595" office:value-type="float">
            <text:p>9595</text:p>
          </table:table-cell>
          <table:table-cell ns41:value-type="float" table:style-name="TL Data" office:value="545" office:value-type="float">
            <text:p>545</text:p>
          </table:table-cell>
          <table:table-cell ns41:value-type="float" table:style-name="TL Data" office:value="8855" office:value-type="float">
            <text:p>8855</text:p>
          </table:table-cell>
          <table:table-cell ns41:value-type="float" table:style-name="TL Data" office:value="200" office:value-type="float">
            <text:p>200</text:p>
          </table:table-cell>
          <table:table-cell ns41:value-type="float" table:style-name="TL Data" office:value="2425" office:value-type="float">
            <text:p>2425</text:p>
          </table:table-cell>
          <table:table-cell ns41:value-type="float" table:style-name="TL Data" office:value="2275" office:value-type="float">
            <text:p>2275</text:p>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8600" office:value-type="float">
            <text:p>8600</text:p>
          </table:table-cell>
          <table:table-cell ns41:value-type="float" table:style-name="TL Data" office:value="355" office:value-type="float">
            <text:p>355</text:p>
          </table:table-cell>
          <table:table-cell ns41:value-type="float" table:style-name="TL Data" office:value="455" office:value-type="float">
            <text:p>45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263" office:value-type="float">
            <text:p>263</text:p>
          </table:table-cell>
          <table:table-cell ns41:value-type="string" table:style-name="TL RowHeader" office:value-type="string">
            <text:p>Maasdriel</text:p>
          </table:table-cell>
          <table:table-cell/>
          <table:table-cell ns41:value-type="float" table:style-name="TL Data" office:value="7185" office:value-type="float">
            <text:p>7185</text:p>
          </table:table-cell>
          <table:table-cell ns41:value-type="float" table:style-name="TL Data" office:value="85" office:value-type="float">
            <text:p>85</text:p>
          </table:table-cell>
          <table:table-cell ns41:value-type="float" table:style-name="TL Data" office:value="7030" office:value-type="float">
            <text:p>7030</text:p>
          </table:table-cell>
          <table:table-cell ns41:value-type="float" table:style-name="TL Data" office:value="70" office:value-type="float">
            <text:p>70</text:p>
          </table:table-cell>
          <table:table-cell ns41:value-type="float" table:style-name="TL Data" office:value="1580" office:value-type="float">
            <text:p>1580</text:p>
          </table:table-cell>
          <table:table-cell ns41:value-type="float" table:style-name="TL Data" office:value="1470" office:value-type="float">
            <text:p>1470</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7035" office:value-type="float">
            <text:p>7035</text:p>
          </table:table-cell>
          <table:table-cell ns41:value-type="float" table:style-name="TL Data" office:value="446" office:value-type="float">
            <text:p>446</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64" office:value-type="float">
            <text:p>264</text:p>
          </table:table-cell>
          <table:table-cell ns41:value-type="string" table:style-name="TL RowHeader" office:value-type="string">
            <text:p>Maurik</text:p>
          </table:table-cell>
          <table:table-cell/>
          <table:table-cell ns41:value-type="float" table:style-name="TL Data" office:value="5280" office:value-type="float">
            <text:p>5280</text:p>
          </table:table-cell>
          <table:table-cell ns41:value-type="float" table:style-name="TL Data" office:value="85" office:value-type="float">
            <text:p>85</text:p>
          </table:table-cell>
          <table:table-cell ns41:value-type="float" table:style-name="TL Data" office:value="5140" office:value-type="float">
            <text:p>5140</text:p>
          </table:table-cell>
          <table:table-cell ns41:value-type="float" table:style-name="TL Data" office:value="55" office:value-type="float">
            <text:p>55</text:p>
          </table:table-cell>
          <table:table-cell ns41:value-type="float" table:style-name="TL Data" office:value="1370" office:value-type="float">
            <text:p>1370</text:p>
          </table:table-cell>
          <table:table-cell ns41:value-type="float" table:style-name="TL Data" office:value="1265" office:value-type="float">
            <text:p>1265</text:p>
          </table:table-cell>
          <table:table-cell ns41:value-type="float" table:style-name="TL Data" office:value="60" office:value-type="float">
            <text:p>60</text:p>
          </table:table-cell>
          <table:table-cell ns41:value-type="float" table:style-name="TL Data" office:value="45" office:value-type="float">
            <text:p>45</text:p>
          </table:table-cell>
          <table:table-cell ns41:value-type="float" table:style-name="TL Data" office:value="5055" office:value-type="float">
            <text:p>5055</text:p>
          </table:table-cell>
          <table:table-cell ns41:value-type="float" table:style-name="TL Data" office:value="368" office:value-type="float">
            <text:p>368</text:p>
          </table:table-cell>
          <table:table-cell ns41:value-type="float" table:style-name="TL Data" office:value="140" office:value-type="float">
            <text:p>1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65" office:value-type="float">
            <text:p>265</text:p>
          </table:table-cell>
          <table:table-cell ns41:value-type="string" table:style-name="TL RowHeader" office:value-type="string">
            <text:p>Millingen aan de Rijn</text:p>
          </table:table-cell>
          <table:table-cell/>
          <table:table-cell ns41:value-type="float" table:style-name="TL Data" office:value="4780" office:value-type="float">
            <text:p>4780</text:p>
          </table:table-cell>
          <table:table-cell ns41:value-type="float" table:style-name="TL Data" office:value="130" office:value-type="float">
            <text:p>130</text:p>
          </table:table-cell>
          <table:table-cell ns41:value-type="float" table:style-name="TL Data" office:value="4490" office:value-type="float">
            <text:p>4490</text:p>
          </table:table-cell>
          <table:table-cell ns41:value-type="float" table:style-name="TL Data" office:value="160" office:value-type="float">
            <text:p>160</text:p>
          </table:table-cell>
          <table:table-cell ns41:value-type="float" table:style-name="TL Data" office:value="1105" office:value-type="float">
            <text:p>1105</text:p>
          </table:table-cell>
          <table:table-cell ns41:value-type="float" table:style-name="TL Data" office:value="1045" office:value-type="float">
            <text:p>1045</text:p>
          </table:table-cell>
          <table:table-cell ns41:value-type="float" office:value="30" table:style-name="TL Data" table:number-columns-repeated="2" office:value-type="float">
            <text:p>30</text:p>
          </table:table-cell>
          <table:table-cell ns41:value-type="float" table:style-name="TL Data" office:value="4590" office:value-type="float">
            <text:p>4590</text:p>
          </table:table-cell>
          <table:table-cell ns41:value-type="float" table:style-name="TL Data" office:value="415" office:value-type="float">
            <text:p>415</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266" office:value-type="float">
            <text:p>266</text:p>
          </table:table-cell>
          <table:table-cell ns41:value-type="string" table:style-name="TL RowHeader" office:value-type="string">
            <text:p>Neede</text:p>
          </table:table-cell>
          <table:table-cell/>
          <table:table-cell ns41:value-type="float" table:style-name="TL Data" office:value="9935" office:value-type="float">
            <text:p>9935</text:p>
          </table:table-cell>
          <table:table-cell ns41:value-type="float" table:style-name="TL Data" office:value="65" office:value-type="float">
            <text:p>65</text:p>
          </table:table-cell>
          <table:table-cell ns41:value-type="float" table:style-name="TL Data" office:value="9860" office:value-type="float">
            <text:p>9860</text:p>
          </table:table-cell>
          <table:table-cell ns41:value-type="float" table:style-name="TL Data" office:value="10" office:value-type="float">
            <text:p>10</text:p>
          </table:table-cell>
          <table:table-cell ns41:value-type="float" table:style-name="TL Data" office:value="2395" office:value-type="float">
            <text:p>2395</text:p>
          </table:table-cell>
          <table:table-cell ns41:value-type="float" table:style-name="TL Data" office:value="2135" office:value-type="float">
            <text:p>2135</text:p>
          </table:table-cell>
          <table:table-cell ns41:value-type="float" table:style-name="TL Data" office:value="220" office:value-type="float">
            <text:p>220</text:p>
          </table:table-cell>
          <table:table-cell ns41:value-type="float" table:style-name="TL Data" office:value="40" office:value-type="float">
            <text:p>40</text:p>
          </table:table-cell>
          <table:table-cell ns41:value-type="float" table:style-name="TL Data" office:value="9720" office:value-type="float">
            <text:p>9720</text:p>
          </table:table-cell>
          <table:table-cell ns41:value-type="float" table:style-name="TL Data" office:value="406" office:value-type="float">
            <text:p>406</text:p>
          </table:table-cell>
          <table:table-cell ns41:value-type="float" table:style-name="TL Data" office:value="150" office:value-type="float">
            <text:p>1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67" office:value-type="float">
            <text:p>267</text:p>
          </table:table-cell>
          <table:table-cell ns41:value-type="string" table:style-name="TL RowHeader" office:value-type="string">
            <text:p>Nijkerk</text:p>
          </table:table-cell>
          <table:table-cell/>
          <table:table-cell ns41:value-type="float" table:style-name="TL Data" office:value="18400" office:value-type="float">
            <text:p>18400</text:p>
          </table:table-cell>
          <table:table-cell ns41:value-type="float" table:style-name="TL Data" office:value="210" office:value-type="float">
            <text:p>210</text:p>
          </table:table-cell>
          <table:table-cell ns41:value-type="float" table:style-name="TL Data" office:value="17905" office:value-type="float">
            <text:p>17905</text:p>
          </table:table-cell>
          <table:table-cell ns41:value-type="float" table:style-name="TL Data" office:value="285" office:value-type="float">
            <text:p>285</text:p>
          </table:table-cell>
          <table:table-cell ns41:value-type="float" table:style-name="TL Data" office:value="4520" office:value-type="float">
            <text:p>4520</text:p>
          </table:table-cell>
          <table:table-cell ns41:value-type="float" table:style-name="TL Data" office:value="4330" office:value-type="float">
            <text:p>4330</text:p>
          </table:table-cell>
          <table:table-cell ns41:value-type="float" table:style-name="TL Data" office:value="85" office:value-type="float">
            <text:p>85</text:p>
          </table:table-cell>
          <table:table-cell ns41:value-type="float" table:style-name="TL Data" office:value="105" office:value-type="float">
            <text:p>105</text:p>
          </table:table-cell>
          <table:table-cell ns41:value-type="float" table:style-name="TL Data" office:value="17710" office:value-type="float">
            <text:p>17710</text:p>
          </table:table-cell>
          <table:table-cell ns41:value-type="float" table:style-name="TL Data" office:value="392" office:value-type="float">
            <text:p>392</text:p>
          </table:table-cell>
          <table:table-cell ns41:value-type="float" table:style-name="TL Data" office:value="480" office:value-type="float">
            <text:p>480</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268" office:value-type="float">
            <text:p>268</text:p>
          </table:table-cell>
          <table:table-cell ns41:value-type="string" table:style-name="TL RowHeader" office:value-type="string">
            <text:p>Nijmegen</text:p>
          </table:table-cell>
          <table:table-cell/>
          <table:table-cell ns41:value-type="float" table:style-name="TL Data" office:value="146685" office:value-type="float">
            <text:p>146685</text:p>
          </table:table-cell>
          <table:table-cell ns41:value-type="float" table:style-name="TL Data" office:value="4955" office:value-type="float">
            <text:p>4955</text:p>
          </table:table-cell>
          <table:table-cell ns41:value-type="float" table:style-name="TL Data" office:value="138295" office:value-type="float">
            <text:p>138295</text:p>
          </table:table-cell>
          <table:table-cell ns41:value-type="float" table:style-name="TL Data" office:value="3435" office:value-type="float">
            <text:p>3435</text:p>
          </table:table-cell>
          <table:table-cell ns41:value-type="float" table:style-name="TL Data" office:value="35310" office:value-type="float">
            <text:p>35310</text:p>
          </table:table-cell>
          <table:table-cell ns41:value-type="float" table:style-name="TL Data" office:value="33915" office:value-type="float">
            <text:p>33915</text:p>
          </table:table-cell>
          <table:table-cell ns41:value-type="float" table:style-name="TL Data" office:value="405" office:value-type="float">
            <text:p>405</text:p>
          </table:table-cell>
          <table:table-cell ns41:value-type="float" table:style-name="TL Data" office:value="990" office:value-type="float">
            <text:p>990</text:p>
          </table:table-cell>
          <table:table-cell ns41:value-type="float" table:style-name="TL Data" office:value="128985" office:value-type="float">
            <text:p>128985</text:p>
          </table:table-cell>
          <table:table-cell ns41:value-type="float" table:style-name="TL Data" office:value="365" office:value-type="float">
            <text:p>365</text:p>
          </table:table-cell>
          <table:table-cell ns41:value-type="float" table:style-name="TL Data" office:value="12740" office:value-type="float">
            <text:p>12740</text:p>
          </table:table-cell>
          <table:table-cell ns41:value-type="float" table:style-name="TL Data" office:value="5675" office:value-type="float">
            <text:p>5675</text:p>
          </table:table-cell>
          <table:table-cell table:number-columns-repeated="1009"/>
        </table:table-row>
        <table:table-row table:style-name="ro6">
          <table:table-cell ns41:value-type="float" table:style-name="TL RowHeader" office:value="269" office:value-type="float">
            <text:p>269</text:p>
          </table:table-cell>
          <table:table-cell ns41:value-type="string" table:style-name="TL RowHeader" office:value-type="string">
            <text:p>Oldebroek</text:p>
          </table:table-cell>
          <table:table-cell/>
          <table:table-cell ns41:value-type="float" table:style-name="TL Data" office:value="16930" office:value-type="float">
            <text:p>16930</text:p>
          </table:table-cell>
          <table:table-cell ns41:value-type="float" table:style-name="TL Data" office:value="415" office:value-type="float">
            <text:p>415</text:p>
          </table:table-cell>
          <table:table-cell ns41:value-type="float" table:style-name="TL Data" office:value="16050" office:value-type="float">
            <text:p>16050</text:p>
          </table:table-cell>
          <table:table-cell ns41:value-type="float" table:style-name="TL Data" office:value="465" office:value-type="float">
            <text:p>465</text:p>
          </table:table-cell>
          <table:table-cell ns41:value-type="float" table:style-name="TL Data" office:value="3980" office:value-type="float">
            <text:p>3980</text:p>
          </table:table-cell>
          <table:table-cell ns41:value-type="float" table:style-name="TL Data" office:value="3865" office:value-type="float">
            <text:p>3865</text:p>
          </table:table-cell>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16165" office:value-type="float">
            <text:p>16165</text:p>
          </table:table-cell>
          <table:table-cell ns41:value-type="float" table:style-name="TL Data" office:value="406" office:value-type="float">
            <text:p>406</text:p>
          </table:table-cell>
          <table:table-cell ns41:value-type="float" table:style-name="TL Data" office:value="350" office:value-type="float">
            <text:p>350</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270" office:value-type="float">
            <text:p>270</text:p>
          </table:table-cell>
          <table:table-cell ns41:value-type="string" table:style-name="TL RowHeader" office:value-type="string">
            <text:p>Ophemert</text:p>
          </table:table-cell>
          <table:table-cell/>
          <table:table-cell ns41:value-type="float" table:style-name="TL Data" office:value="1435" office:value-type="float">
            <text:p>1435</text:p>
          </table:table-cell>
          <table:table-cell table:style-name="TL Data"/>
          <table:table-cell ns41:value-type="float" table:style-name="TL Data" office:value="1435" office:value-type="float">
            <text:p>1435</text:p>
          </table:table-cell>
          <table:table-cell table:style-name="TL Data"/>
          <table:table-cell ns41:value-type="float" table:style-name="TL Data" office:value="380" office:value-type="float">
            <text:p>380</text:p>
          </table:table-cell>
          <table:table-cell ns41:value-type="float" table:style-name="TL Data" office:value="355" office:value-type="float">
            <text:p>355</text:p>
          </table:table-cell>
          <table:table-cell ns41:value-type="float" office:value="10" table:style-name="TL Data" table:number-columns-repeated="2" office:value-type="float">
            <text:p>10</text:p>
          </table:table-cell>
          <table:table-cell ns41:value-type="float" table:style-name="TL Data" office:value="1390" office:value-type="float">
            <text:p>1390</text:p>
          </table:table-cell>
          <table:table-cell ns41:value-type="float" table:style-name="TL Data" office:value="366" office:value-type="float">
            <text:p>366</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271" office:value-type="float">
            <text:p>271</text:p>
          </table:table-cell>
          <table:table-cell ns41:value-type="string" table:style-name="TL RowHeader" office:value-type="string">
            <text:p>Overasselt</text:p>
          </table:table-cell>
          <table:table-cell/>
          <table:table-cell ns41:value-type="float" table:style-name="TL Data" office:value="3095" office:value-type="float">
            <text:p>3095</text:p>
          </table:table-cell>
          <table:table-cell ns41:value-type="float" table:style-name="TL Data" office:value="30" office:value-type="float">
            <text:p>30</text:p>
          </table:table-cell>
          <table:table-cell ns41:value-type="float" table:style-name="TL Data" office:value="3055" office:value-type="float">
            <text:p>3055</text:p>
          </table:table-cell>
          <table:table-cell ns41:value-type="float" table:style-name="TL Data" office:value="10" office:value-type="float">
            <text:p>10</text:p>
          </table:table-cell>
          <table:table-cell ns41:value-type="float" table:style-name="TL Data" office:value="665" office:value-type="float">
            <text:p>665</text:p>
          </table:table-cell>
          <table:table-cell ns41:value-type="float" table:style-name="TL Data" office:value="615" office:value-type="float">
            <text:p>61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3015" office:value-type="float">
            <text:p>3015</text:p>
          </table:table-cell>
          <table:table-cell ns41:value-type="float" table:style-name="TL Data" office:value="452" office:value-type="float">
            <text:p>452</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72" office:value-type="float">
            <text:p>272</text:p>
          </table:table-cell>
          <table:table-cell ns41:value-type="string" table:style-name="TL RowHeader" office:value-type="string">
            <text:p>Pannerden</text:p>
          </table:table-cell>
          <table:table-cell/>
          <table:table-cell ns41:value-type="float" table:style-name="TL Data" office:value="2150" office:value-type="float">
            <text:p>2150</text:p>
          </table:table-cell>
          <table:table-cell ns41:value-type="float" table:style-name="TL Data" office:value="25" office:value-type="float">
            <text:p>25</text:p>
          </table:table-cell>
          <table:table-cell ns41:value-type="float" table:style-name="TL Data" office:value="2105" office:value-type="float">
            <text:p>2105</text:p>
          </table:table-cell>
          <table:table-cell ns41:value-type="float" table:style-name="TL Data" office:value="20" office:value-type="float">
            <text:p>20</text:p>
          </table:table-cell>
          <table:table-cell ns41:value-type="float" table:style-name="TL Data" office:value="450" office:value-type="float">
            <text:p>450</text:p>
          </table:table-cell>
          <table:table-cell ns41:value-type="float" table:style-name="TL Data" office:value="420" office:value-type="float">
            <text:p>42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100" office:value-type="float">
            <text:p>2100</text:p>
          </table:table-cell>
          <table:table-cell ns41:value-type="float" table:style-name="TL Data" office:value="468" office:value-type="float">
            <text:p>468</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273" office:value-type="float">
            <text:p>273</text:p>
          </table:table-cell>
          <table:table-cell ns41:value-type="string" table:style-name="TL RowHeader" office:value-type="string">
            <text:p>Putten</text:p>
          </table:table-cell>
          <table:table-cell/>
          <table:table-cell ns41:value-type="float" table:style-name="TL Data" office:value="15890" office:value-type="float">
            <text:p>15890</text:p>
          </table:table-cell>
          <table:table-cell ns41:value-type="float" table:style-name="TL Data" office:value="145" office:value-type="float">
            <text:p>145</text:p>
          </table:table-cell>
          <table:table-cell ns41:value-type="float" table:style-name="TL Data" office:value="15045" office:value-type="float">
            <text:p>15045</text:p>
          </table:table-cell>
          <table:table-cell ns41:value-type="float" table:style-name="TL Data" office:value="700" office:value-type="float">
            <text:p>700</text:p>
          </table:table-cell>
          <table:table-cell ns41:value-type="float" table:style-name="TL Data" office:value="3795" office:value-type="float">
            <text:p>3795</text:p>
          </table:table-cell>
          <table:table-cell ns41:value-type="float" table:style-name="TL Data" office:value="3530" office:value-type="float">
            <text:p>3530</text:p>
          </table:table-cell>
          <table:table-cell ns41:value-type="float" table:style-name="TL Data" office:value="140" office:value-type="float">
            <text:p>140</text:p>
          </table:table-cell>
          <table:table-cell ns41:value-type="float" table:style-name="TL Data" office:value="125" office:value-type="float">
            <text:p>125</text:p>
          </table:table-cell>
          <table:table-cell ns41:value-type="float" table:style-name="TL Data" office:value="15235" office:value-type="float">
            <text:p>15235</text:p>
          </table:table-cell>
          <table:table-cell ns41:value-type="float" table:style-name="TL Data" office:value="402" office:value-type="float">
            <text:p>402</text:p>
          </table:table-cell>
          <table:table-cell ns41:value-type="float" table:style-name="TL Data" office:value="515" office:value-type="float">
            <text:p>515</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274" office:value-type="float">
            <text:p>274</text:p>
          </table:table-cell>
          <table:table-cell ns41:value-type="string" table:style-name="TL RowHeader" office:value-type="string">
            <text:p>Renkum</text:p>
          </table:table-cell>
          <table:table-cell/>
          <table:table-cell ns41:value-type="float" table:style-name="TL Data" office:value="33545" office:value-type="float">
            <text:p>33545</text:p>
          </table:table-cell>
          <table:table-cell ns41:value-type="float" table:style-name="TL Data" office:value="2610" office:value-type="float">
            <text:p>2610</text:p>
          </table:table-cell>
          <table:table-cell ns41:value-type="float" table:style-name="TL Data" office:value="30675" office:value-type="float">
            <text:p>30675</text:p>
          </table:table-cell>
          <table:table-cell ns41:value-type="float" table:style-name="TL Data" office:value="260" office:value-type="float">
            <text:p>260</text:p>
          </table:table-cell>
          <table:table-cell ns41:value-type="float" table:style-name="TL Data" office:value="8220" office:value-type="float">
            <text:p>8220</text:p>
          </table:table-cell>
          <table:table-cell ns41:value-type="float" table:style-name="TL Data" office:value="7830" office:value-type="float">
            <text:p>7830</text:p>
          </table:table-cell>
          <table:table-cell ns41:value-type="float" table:style-name="TL Data" office:value="95" office:value-type="float">
            <text:p>95</text:p>
          </table:table-cell>
          <table:table-cell ns41:value-type="float" table:style-name="TL Data" office:value="290" office:value-type="float">
            <text:p>290</text:p>
          </table:table-cell>
          <table:table-cell ns41:value-type="float" table:style-name="TL Data" office:value="29240" office:value-type="float">
            <text:p>29240</text:p>
          </table:table-cell>
          <table:table-cell ns41:value-type="float" table:style-name="TL Data" office:value="356" office:value-type="float">
            <text:p>356</text:p>
          </table:table-cell>
          <table:table-cell ns41:value-type="float" table:style-name="TL Data" office:value="1695" office:value-type="float">
            <text:p>1695</text:p>
          </table:table-cell>
          <table:table-cell ns41:value-type="float" table:style-name="TL Data" office:value="400" office:value-type="float">
            <text:p>400</text:p>
          </table:table-cell>
          <table:table-cell table:number-columns-repeated="1009"/>
        </table:table-row>
        <table:table-row table:style-name="ro6">
          <table:table-cell ns41:value-type="float" table:style-name="TL RowHeader" office:value="275" office:value-type="float">
            <text:p>275</text:p>
          </table:table-cell>
          <table:table-cell ns41:value-type="string" table:style-name="TL RowHeader" office:value-type="string">
            <text:p>Rheden</text:p>
          </table:table-cell>
          <table:table-cell/>
          <table:table-cell ns41:value-type="float" table:style-name="TL Data" office:value="50000" office:value-type="float">
            <text:p>50000</text:p>
          </table:table-cell>
          <table:table-cell ns41:value-type="float" table:style-name="TL Data" office:value="2370" office:value-type="float">
            <text:p>2370</text:p>
          </table:table-cell>
          <table:table-cell ns41:value-type="float" table:style-name="TL Data" office:value="46815" office:value-type="float">
            <text:p>46815</text:p>
          </table:table-cell>
          <table:table-cell ns41:value-type="float" table:style-name="TL Data" office:value="810" office:value-type="float">
            <text:p>810</text:p>
          </table:table-cell>
          <table:table-cell ns41:value-type="float" table:style-name="TL Data" office:value="12735" office:value-type="float">
            <text:p>12735</text:p>
          </table:table-cell>
          <table:table-cell ns41:value-type="float" table:style-name="TL Data" office:value="12285" office:value-type="float">
            <text:p>12285</text:p>
          </table:table-cell>
          <table:table-cell ns41:value-type="float" table:style-name="TL Data" office:value="150" office:value-type="float">
            <text:p>150</text:p>
          </table:table-cell>
          <table:table-cell ns41:value-type="float" table:style-name="TL Data" office:value="305" office:value-type="float">
            <text:p>305</text:p>
          </table:table-cell>
          <table:table-cell ns41:value-type="float" table:style-name="TL Data" office:value="45315" office:value-type="float">
            <text:p>45315</text:p>
          </table:table-cell>
          <table:table-cell ns41:value-type="float" table:style-name="TL Data" office:value="356" office:value-type="float">
            <text:p>356</text:p>
          </table:table-cell>
          <table:table-cell ns41:value-type="float" table:style-name="TL Data" office:value="2315" office:value-type="float">
            <text:p>2315</text:p>
          </table:table-cell>
          <table:table-cell ns41:value-type="float" table:style-name="TL Data" office:value="535" office:value-type="float">
            <text:p>535</text:p>
          </table:table-cell>
          <table:table-cell table:number-columns-repeated="1009"/>
        </table:table-row>
        <table:table-row table:style-name="ro6">
          <table:table-cell ns41:value-type="float" table:style-name="TL RowHeader" office:value="276" office:value-type="float">
            <text:p>276</text:p>
          </table:table-cell>
          <table:table-cell ns41:value-type="string" table:style-name="TL RowHeader" office:value-type="string">
            <text:p>Rossum</text:p>
          </table:table-cell>
          <table:table-cell/>
          <table:table-cell ns41:value-type="float" table:style-name="TL Data" office:value="2585" office:value-type="float">
            <text:p>2585</text:p>
          </table:table-cell>
          <table:table-cell ns41:value-type="float" table:style-name="TL Data" office:value="70" office:value-type="float">
            <text:p>70</text:p>
          </table:table-cell>
          <table:table-cell ns41:value-type="float" table:style-name="TL Data" office:value="2500" office:value-type="float">
            <text:p>2500</text:p>
          </table:table-cell>
          <table:table-cell ns41:value-type="float" table:style-name="TL Data" office:value="15" office:value-type="float">
            <text:p>15</text:p>
          </table:table-cell>
          <table:table-cell ns41:value-type="float" table:style-name="TL Data" office:value="640" office:value-type="float">
            <text:p>640</text:p>
          </table:table-cell>
          <table:table-cell ns41:value-type="float" table:style-name="TL Data" office:value="600" office:value-type="float">
            <text:p>600</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445" office:value-type="float">
            <text:p>2445</text:p>
          </table:table-cell>
          <table:table-cell ns41:value-type="float" table:style-name="TL Data" office:value="382" office:value-type="float">
            <text:p>382</text:p>
          </table:table-cell>
          <table:table-cell ns41:value-type="float" table:style-name="TL Data" office:value="70" office:value-type="float">
            <text:p>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77" office:value-type="float">
            <text:p>277</text:p>
          </table:table-cell>
          <table:table-cell ns41:value-type="string" table:style-name="TL RowHeader" office:value-type="string">
            <text:p>Rozendaal</text:p>
          </table:table-cell>
          <table:table-cell/>
          <table:table-cell ns41:value-type="float" table:style-name="TL Data" office:value="1415" office:value-type="float">
            <text:p>1415</text:p>
          </table:table-cell>
          <table:table-cell table:style-name="TL Data"/>
          <table:table-cell ns41:value-type="float" table:style-name="TL Data" office:value="1415" office:value-type="float">
            <text:p>1415</text:p>
          </table:table-cell>
          <table:table-cell table:style-name="TL Data"/>
          <table:table-cell ns41:value-type="float" table:style-name="TL Data" office:value="375" office:value-type="float">
            <text:p>375</text:p>
          </table:table-cell>
          <table:table-cell ns41:value-type="float" table:style-name="TL Data" office:value="360" office:value-type="float">
            <text:p>36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360" office:value-type="float">
            <text:p>1360</text:p>
          </table:table-cell>
          <table:table-cell ns41:value-type="float" table:style-name="TL Data" office:value="364" office:value-type="float">
            <text:p>364</text:p>
          </table:table-cell>
          <table:table-cell ns41:value-type="float" table:style-name="TL Data" office:value="55" office:value-type="float">
            <text:p>5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78" office:value-type="float">
            <text:p>278</text:p>
          </table:table-cell>
          <table:table-cell ns41:value-type="string" table:style-name="TL RowHeader" office:value-type="string">
            <text:p>Ruurlo</text:p>
          </table:table-cell>
          <table:table-cell/>
          <table:table-cell ns41:value-type="float" table:style-name="TL Data" office:value="6905" office:value-type="float">
            <text:p>6905</text:p>
          </table:table-cell>
          <table:table-cell table:style-name="TL Data"/>
          <table:table-cell ns41:value-type="float" table:style-name="TL Data" office:value="6880" office:value-type="float">
            <text:p>6880</text:p>
          </table:table-cell>
          <table:table-cell ns41:value-type="float" table:style-name="TL Data" office:value="20" office:value-type="float">
            <text:p>20</text:p>
          </table:table-cell>
          <table:table-cell ns41:value-type="float" table:style-name="TL Data" office:value="1530" office:value-type="float">
            <text:p>1530</text:p>
          </table:table-cell>
          <table:table-cell ns41:value-type="float" table:style-name="TL Data" office:value="1295" office:value-type="float">
            <text:p>1295</text:p>
          </table:table-cell>
          <table:table-cell ns41:value-type="float" table:style-name="TL Data" office:value="210" office:value-type="float">
            <text:p>210</text:p>
          </table:table-cell>
          <table:table-cell ns41:value-type="float" table:style-name="TL Data" office:value="25" office:value-type="float">
            <text:p>25</text:p>
          </table:table-cell>
          <table:table-cell ns41:value-type="float" table:style-name="TL Data" office:value="6825" office:value-type="float">
            <text:p>6825</text:p>
          </table:table-cell>
          <table:table-cell ns41:value-type="float" table:style-name="TL Data" office:value="446" office:value-type="float">
            <text:p>446</text:p>
          </table:table-cell>
          <table:table-cell ns41:value-type="float" table:style-name="TL Data" office:value="80" office:value-type="float">
            <text:p>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79" office:value-type="float">
            <text:p>279</text:p>
          </table:table-cell>
          <table:table-cell ns41:value-type="string" table:style-name="TL RowHeader" office:value-type="string">
            <text:p>Scherpenzeel</text:p>
          </table:table-cell>
          <table:table-cell/>
          <table:table-cell ns41:value-type="float" table:style-name="TL Data" office:value="5960" office:value-type="float">
            <text:p>5960</text:p>
          </table:table-cell>
          <table:table-cell ns41:value-type="float" table:style-name="TL Data" office:value="95" office:value-type="float">
            <text:p>95</text:p>
          </table:table-cell>
          <table:table-cell ns41:value-type="float" table:style-name="TL Data" office:value="5805" office:value-type="float">
            <text:p>5805</text:p>
          </table:table-cell>
          <table:table-cell ns41:value-type="float" table:style-name="TL Data" office:value="60" office:value-type="float">
            <text:p>60</text:p>
          </table:table-cell>
          <table:table-cell ns41:value-type="float" table:style-name="TL Data" office:value="1570" office:value-type="float">
            <text:p>1570</text:p>
          </table:table-cell>
          <table:table-cell ns41:value-type="float" table:style-name="TL Data" office:value="1525" office:value-type="float">
            <text:p>152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5720" office:value-type="float">
            <text:p>5720</text:p>
          </table:table-cell>
          <table:table-cell ns41:value-type="float" table:style-name="TL Data" office:value="364" office:value-type="float">
            <text:p>364</text:p>
          </table:table-cell>
          <table:table-cell ns41:value-type="float" table:style-name="TL Data" office:value="145" office:value-type="float">
            <text:p>14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280" office:value-type="float">
            <text:p>280</text:p>
          </table:table-cell>
          <table:table-cell ns41:value-type="string" table:style-name="TL RowHeader" office:value-type="string">
            <text:p>Steenderen</text:p>
          </table:table-cell>
          <table:table-cell/>
          <table:table-cell ns41:value-type="float" table:style-name="TL Data" office:value="4455" office:value-type="float">
            <text:p>4455</text:p>
          </table:table-cell>
          <table:table-cell ns41:value-type="float" table:style-name="TL Data" office:value="25" office:value-type="float">
            <text:p>25</text:p>
          </table:table-cell>
          <table:table-cell ns41:value-type="float" table:style-name="TL Data" office:value="4420" office:value-type="float">
            <text:p>4420</text:p>
          </table:table-cell>
          <table:table-cell ns41:value-type="float" table:style-name="TL Data" office:value="10" office:value-type="float">
            <text:p>10</text:p>
          </table:table-cell>
          <table:table-cell ns41:value-type="float" table:style-name="TL Data" office:value="930" office:value-type="float">
            <text:p>930</text:p>
          </table:table-cell>
          <table:table-cell ns41:value-type="float" table:style-name="TL Data" office:value="810" office:value-type="float">
            <text:p>810</text:p>
          </table:table-cell>
          <table:table-cell ns41:value-type="float" table:style-name="TL Data" office:value="90" office:value-type="float">
            <text:p>90</text:p>
          </table:table-cell>
          <table:table-cell ns41:value-type="float" table:style-name="TL Data" office:value="30" office:value-type="float">
            <text:p>30</text:p>
          </table:table-cell>
          <table:table-cell ns41:value-type="float" table:style-name="TL Data" office:value="4380" office:value-type="float">
            <text:p>4380</text:p>
          </table:table-cell>
          <table:table-cell ns41:value-type="float" table:style-name="TL Data" office:value="471" office:value-type="float">
            <text:p>471</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81" office:value-type="float">
            <text:p>281</text:p>
          </table:table-cell>
          <table:table-cell ns41:value-type="string" table:style-name="TL RowHeader" office:value-type="string">
            <text:p>Tiel</text:p>
          </table:table-cell>
          <table:table-cell/>
          <table:table-cell ns41:value-type="float" table:style-name="TL Data" office:value="21890" office:value-type="float">
            <text:p>21890</text:p>
          </table:table-cell>
          <table:table-cell ns41:value-type="float" table:style-name="TL Data" office:value="435" office:value-type="float">
            <text:p>435</text:p>
          </table:table-cell>
          <table:table-cell ns41:value-type="float" table:style-name="TL Data" office:value="20915" office:value-type="float">
            <text:p>20915</text:p>
          </table:table-cell>
          <table:table-cell ns41:value-type="float" table:style-name="TL Data" office:value="540" office:value-type="float">
            <text:p>540</text:p>
          </table:table-cell>
          <table:table-cell ns41:value-type="float" table:style-name="TL Data" office:value="5655" office:value-type="float">
            <text:p>5655</text:p>
          </table:table-cell>
          <table:table-cell ns41:value-type="float" table:style-name="TL Data" office:value="5350" office:value-type="float">
            <text:p>5350</text:p>
          </table:table-cell>
          <table:table-cell ns41:value-type="float" table:style-name="TL Data" office:value="125" office:value-type="float">
            <text:p>125</text:p>
          </table:table-cell>
          <table:table-cell ns41:value-type="float" table:style-name="TL Data" office:value="180" office:value-type="float">
            <text:p>180</text:p>
          </table:table-cell>
          <table:table-cell ns41:value-type="float" table:style-name="TL Data" office:value="20450" office:value-type="float">
            <text:p>20450</text:p>
          </table:table-cell>
          <table:table-cell ns41:value-type="float" table:style-name="TL Data" office:value="362" office:value-type="float">
            <text:p>362</text:p>
          </table:table-cell>
          <table:table-cell ns41:value-type="float" table:style-name="TL Data" office:value="1005" office:value-type="float">
            <text:p>1005</text:p>
          </table:table-cell>
          <table:table-cell ns41:value-type="float" table:style-name="TL Data" office:value="150" office:value-type="float">
            <text:p>150</text:p>
          </table:table-cell>
          <table:table-cell table:number-columns-repeated="1009"/>
        </table:table-row>
        <table:table-row table:style-name="ro6">
          <table:table-cell ns41:value-type="float" table:style-name="TL RowHeader" office:value="282" office:value-type="float">
            <text:p>282</text:p>
          </table:table-cell>
          <table:table-cell ns41:value-type="string" table:style-name="TL RowHeader" office:value-type="string">
            <text:p>Ubbergen</text:p>
          </table:table-cell>
          <table:table-cell/>
          <table:table-cell ns41:value-type="float" table:style-name="TL Data" office:value="9975" office:value-type="float">
            <text:p>9975</text:p>
          </table:table-cell>
          <table:table-cell ns41:value-type="float" table:style-name="TL Data" office:value="1115" office:value-type="float">
            <text:p>1115</text:p>
          </table:table-cell>
          <table:table-cell ns41:value-type="float" table:style-name="TL Data" office:value="8810" office:value-type="float">
            <text:p>8810</text:p>
          </table:table-cell>
          <table:table-cell ns41:value-type="float" table:style-name="TL Data" office:value="50" office:value-type="float">
            <text:p>50</text:p>
          </table:table-cell>
          <table:table-cell ns41:value-type="float" table:style-name="TL Data" office:value="2140" office:value-type="float">
            <text:p>2140</text:p>
          </table:table-cell>
          <table:table-cell ns41:value-type="float" table:style-name="TL Data" office:value="2025" office:value-type="float">
            <text:p>2025</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8685" office:value-type="float">
            <text:p>8685</text:p>
          </table:table-cell>
          <table:table-cell ns41:value-type="float" table:style-name="TL Data" office:value="406" office:value-type="float">
            <text:p>406</text:p>
          </table:table-cell>
          <table:table-cell ns41:value-type="float" table:style-name="TL Data" office:value="180" office:value-type="float">
            <text:p>180</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283" office:value-type="float">
            <text:p>283</text:p>
          </table:table-cell>
          <table:table-cell ns41:value-type="string" table:style-name="TL RowHeader" office:value-type="string">
            <text:p>Valburg</text:p>
          </table:table-cell>
          <table:table-cell/>
          <table:table-cell ns41:value-type="float" table:style-name="TL Data" office:value="9670" office:value-type="float">
            <text:p>9670</text:p>
          </table:table-cell>
          <table:table-cell ns41:value-type="float" table:style-name="TL Data" office:value="295" office:value-type="float">
            <text:p>295</text:p>
          </table:table-cell>
          <table:table-cell ns41:value-type="float" table:style-name="TL Data" office:value="9300" office:value-type="float">
            <text:p>9300</text:p>
          </table:table-cell>
          <table:table-cell ns41:value-type="float" table:style-name="TL Data" office:value="75" office:value-type="float">
            <text:p>75</text:p>
          </table:table-cell>
          <table:table-cell ns41:value-type="float" table:style-name="TL Data" office:value="2265" office:value-type="float">
            <text:p>2265</text:p>
          </table:table-cell>
          <table:table-cell ns41:value-type="float" table:style-name="TL Data" office:value="2135" office:value-type="float">
            <text:p>2135</text:p>
          </table:table-cell>
          <table:table-cell ns41:value-type="float" table:style-name="TL Data" office:value="60" office:value-type="float">
            <text:p>60</text:p>
          </table:table-cell>
          <table:table-cell ns41:value-type="float" table:style-name="TL Data" office:value="70" office:value-type="float">
            <text:p>70</text:p>
          </table:table-cell>
          <table:table-cell ns41:value-type="float" table:style-name="TL Data" office:value="9150" office:value-type="float">
            <text:p>9150</text:p>
          </table:table-cell>
          <table:table-cell ns41:value-type="float" table:style-name="TL Data" office:value="404" office:value-type="float">
            <text:p>404</text:p>
          </table:table-cell>
          <table:table-cell ns41:value-type="float" table:style-name="TL Data" office:value="225" office:value-type="float">
            <text:p>22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284" office:value-type="float">
            <text:p>284</text:p>
          </table:table-cell>
          <table:table-cell ns41:value-type="string" table:style-name="TL RowHeader" office:value-type="string">
            <text:p>Varik</text:p>
          </table:table-cell>
          <table:table-cell/>
          <table:table-cell ns41:value-type="float" table:style-name="TL Data" office:value="1175" office:value-type="float">
            <text:p>1175</text:p>
          </table:table-cell>
          <table:table-cell table:style-name="TL Data"/>
          <table:table-cell ns41:value-type="float" table:style-name="TL Data" office:value="1175" office:value-type="float">
            <text:p>1175</text:p>
          </table:table-cell>
          <table:table-cell table:style-name="TL Data"/>
          <table:table-cell ns41:value-type="float" table:style-name="TL Data" office:value="315" office:value-type="float">
            <text:p>315</text:p>
          </table:table-cell>
          <table:table-cell ns41:value-type="float" table:style-name="TL Data" office:value="295" office:value-type="float">
            <text:p>29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135" office:value-type="float">
            <text:p>1135</text:p>
          </table:table-cell>
          <table:table-cell ns41:value-type="float" table:style-name="TL Data" office:value="363" office:value-type="float">
            <text:p>363</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285" office:value-type="float">
            <text:p>285</text:p>
          </table:table-cell>
          <table:table-cell ns41:value-type="string" table:style-name="TL RowHeader" office:value-type="string">
            <text:p>Voorst</text:p>
          </table:table-cell>
          <table:table-cell/>
          <table:table-cell ns41:value-type="float" table:style-name="TL Data" office:value="21675" office:value-type="float">
            <text:p>21675</text:p>
          </table:table-cell>
          <table:table-cell ns41:value-type="float" table:style-name="TL Data" office:value="610" office:value-type="float">
            <text:p>610</text:p>
          </table:table-cell>
          <table:table-cell ns41:value-type="float" table:style-name="TL Data" office:value="20700" office:value-type="float">
            <text:p>20700</text:p>
          </table:table-cell>
          <table:table-cell ns41:value-type="float" table:style-name="TL Data" office:value="365" office:value-type="float">
            <text:p>365</text:p>
          </table:table-cell>
          <table:table-cell ns41:value-type="float" table:style-name="TL Data" office:value="5060" office:value-type="float">
            <text:p>5060</text:p>
          </table:table-cell>
          <table:table-cell ns41:value-type="float" table:style-name="TL Data" office:value="4780" office:value-type="float">
            <text:p>4780</text:p>
          </table:table-cell>
          <table:table-cell ns41:value-type="float" table:style-name="TL Data" office:value="125" office:value-type="float">
            <text:p>125</text:p>
          </table:table-cell>
          <table:table-cell ns41:value-type="float" table:style-name="TL Data" office:value="150" office:value-type="float">
            <text:p>150</text:p>
          </table:table-cell>
          <table:table-cell ns41:value-type="float" table:style-name="TL Data" office:value="20435" office:value-type="float">
            <text:p>20435</text:p>
          </table:table-cell>
          <table:table-cell ns41:value-type="float" table:style-name="TL Data" office:value="404" office:value-type="float">
            <text:p>404</text:p>
          </table:table-cell>
          <table:table-cell ns41:value-type="float" table:style-name="TL Data" office:value="630" office:value-type="float">
            <text:p>630</text:p>
          </table:table-cell>
          <table:table-cell ns41:value-type="float" table:style-name="TL Data" office:value="140" office:value-type="float">
            <text:p>140</text:p>
          </table:table-cell>
          <table:table-cell table:number-columns-repeated="1009"/>
        </table:table-row>
        <table:table-row table:style-name="ro6">
          <table:table-cell ns41:value-type="float" table:style-name="TL RowHeader" office:value="286" office:value-type="float">
            <text:p>286</text:p>
          </table:table-cell>
          <table:table-cell ns41:value-type="string" table:style-name="TL RowHeader" office:value-type="string">
            <text:p>Vorden</text:p>
          </table:table-cell>
          <table:table-cell/>
          <table:table-cell ns41:value-type="float" table:style-name="TL Data" office:value="6995" office:value-type="float">
            <text:p>6995</text:p>
          </table:table-cell>
          <table:table-cell ns41:value-type="float" table:style-name="TL Data" office:value="230" office:value-type="float">
            <text:p>230</text:p>
          </table:table-cell>
          <table:table-cell ns41:value-type="float" table:style-name="TL Data" office:value="6720" office:value-type="float">
            <text:p>6720</text:p>
          </table:table-cell>
          <table:table-cell ns41:value-type="float" table:style-name="TL Data" office:value="40" office:value-type="float">
            <text:p>40</text:p>
          </table:table-cell>
          <table:table-cell ns41:value-type="float" table:style-name="TL Data" office:value="1650" office:value-type="float">
            <text:p>1650</text:p>
          </table:table-cell>
          <table:table-cell ns41:value-type="float" table:style-name="TL Data" office:value="1495" office:value-type="float">
            <text:p>1495</text:p>
          </table:table-cell>
          <table:table-cell ns41:value-type="float" table:style-name="TL Data" office:value="120" office:value-type="float">
            <text:p>120</text:p>
          </table:table-cell>
          <table:table-cell ns41:value-type="float" table:style-name="TL Data" office:value="35" office:value-type="float">
            <text:p>35</text:p>
          </table:table-cell>
          <table:table-cell ns41:value-type="float" table:style-name="TL Data" office:value="6655" office:value-type="float">
            <text:p>6655</text:p>
          </table:table-cell>
          <table:table-cell ns41:value-type="float" table:style-name="TL Data" office:value="403" office:value-type="float">
            <text:p>403</text:p>
          </table:table-cell>
          <table:table-cell ns41:value-type="float" table:style-name="TL Data" office:value="110" office:value-type="float">
            <text:p>11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87" office:value-type="float">
            <text:p>287</text:p>
          </table:table-cell>
          <table:table-cell ns41:value-type="string" table:style-name="TL RowHeader" office:value-type="string">
            <text:p>Vuren</text:p>
          </table:table-cell>
          <table:table-cell/>
          <table:table-cell ns41:value-type="float" table:style-name="TL Data" office:value="2555" office:value-type="float">
            <text:p>2555</text:p>
          </table:table-cell>
          <table:table-cell table:style-name="TL Data"/>
          <table:table-cell ns41:value-type="float" table:style-name="TL Data" office:value="2530" office:value-type="float">
            <text:p>2530</text:p>
          </table:table-cell>
          <table:table-cell ns41:value-type="float" table:style-name="TL Data" office:value="25" office:value-type="float">
            <text:p>25</text:p>
          </table:table-cell>
          <table:table-cell ns41:value-type="float" table:style-name="TL Data" office:value="680" office:value-type="float">
            <text:p>680</text:p>
          </table:table-cell>
          <table:table-cell ns41:value-type="float" table:style-name="TL Data" office:value="645" office:value-type="float">
            <text:p>64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2470" office:value-type="float">
            <text:p>2470</text:p>
          </table:table-cell>
          <table:table-cell ns41:value-type="float" table:style-name="TL Data" office:value="363" office:value-type="float">
            <text:p>363</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288" office:value-type="float">
            <text:p>288</text:p>
          </table:table-cell>
          <table:table-cell ns41:value-type="string" table:style-name="TL RowHeader" office:value-type="string">
            <text:p>Waardenburg</text:p>
          </table:table-cell>
          <table:table-cell/>
          <table:table-cell ns41:value-type="float" table:style-name="TL Data" office:value="2110" office:value-type="float">
            <text:p>2110</text:p>
          </table:table-cell>
          <table:table-cell table:style-name="TL Data"/>
          <table:table-cell ns41:value-type="float" table:style-name="TL Data" office:value="2110" office:value-type="float">
            <text:p>2110</text:p>
          </table:table-cell>
          <table:table-cell table:style-name="TL Data"/>
          <table:table-cell ns41:value-type="float" table:style-name="TL Data" office:value="530" office:value-type="float">
            <text:p>530</text:p>
          </table:table-cell>
          <table:table-cell ns41:value-type="float" table:style-name="TL Data" office:value="495" office:value-type="float">
            <text:p>49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065" office:value-type="float">
            <text:p>2065</text:p>
          </table:table-cell>
          <table:table-cell ns41:value-type="float" table:style-name="TL Data" office:value="389" office:value-type="float">
            <text:p>389</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289" office:value-type="float">
            <text:p>289</text:p>
          </table:table-cell>
          <table:table-cell ns41:value-type="string" table:style-name="TL RowHeader" office:value-type="string">
            <text:p>Wageningen</text:p>
          </table:table-cell>
          <table:table-cell/>
          <table:table-cell ns41:value-type="float" table:style-name="TL Data" office:value="26975" office:value-type="float">
            <text:p>26975</text:p>
          </table:table-cell>
          <table:table-cell ns41:value-type="float" table:style-name="TL Data" office:value="460" office:value-type="float">
            <text:p>460</text:p>
          </table:table-cell>
          <table:table-cell ns41:value-type="float" table:style-name="TL Data" office:value="25375" office:value-type="float">
            <text:p>25375</text:p>
          </table:table-cell>
          <table:table-cell ns41:value-type="float" table:style-name="TL Data" office:value="1140" office:value-type="float">
            <text:p>1140</text:p>
          </table:table-cell>
          <table:table-cell ns41:value-type="float" table:style-name="TL Data" office:value="6570" office:value-type="float">
            <text:p>6570</text:p>
          </table:table-cell>
          <table:table-cell ns41:value-type="float" table:style-name="TL Data" office:value="6350" office:value-type="float">
            <text:p>6350</text:p>
          </table:table-cell>
          <table:table-cell ns41:value-type="float" table:style-name="TL Data" office:value="50" office:value-type="float">
            <text:p>50</text:p>
          </table:table-cell>
          <table:table-cell ns41:value-type="float" table:style-name="TL Data" office:value="170" office:value-type="float">
            <text:p>170</text:p>
          </table:table-cell>
          <table:table-cell ns41:value-type="float" table:style-name="TL Data" office:value="23275" office:value-type="float">
            <text:p>23275</text:p>
          </table:table-cell>
          <table:table-cell ns41:value-type="float" table:style-name="TL Data" office:value="354" office:value-type="float">
            <text:p>354</text:p>
          </table:table-cell>
          <table:table-cell ns41:value-type="float" table:style-name="TL Data" office:value="3235" office:value-type="float">
            <text:p>3235</text:p>
          </table:table-cell>
          <table:table-cell ns41:value-type="float" table:style-name="TL Data" office:value="1330" office:value-type="float">
            <text:p>1330</text:p>
          </table:table-cell>
          <table:table-cell table:number-columns-repeated="1009"/>
        </table:table-row>
        <table:table-row table:style-name="ro6">
          <table:table-cell ns41:value-type="float" table:style-name="TL RowHeader" office:value="290" office:value-type="float">
            <text:p>290</text:p>
          </table:table-cell>
          <table:table-cell ns41:value-type="string" table:style-name="TL RowHeader" office:value-type="string">
            <text:p>Wamel</text:p>
          </table:table-cell>
          <table:table-cell/>
          <table:table-cell ns41:value-type="float" table:style-name="TL Data" office:value="8290" office:value-type="float">
            <text:p>8290</text:p>
          </table:table-cell>
          <table:table-cell ns41:value-type="float" table:style-name="TL Data" office:value="175" office:value-type="float">
            <text:p>175</text:p>
          </table:table-cell>
          <table:table-cell ns41:value-type="float" table:style-name="TL Data" office:value="7970" office:value-type="float">
            <text:p>7970</text:p>
          </table:table-cell>
          <table:table-cell ns41:value-type="float" table:style-name="TL Data" office:value="140" office:value-type="float">
            <text:p>140</text:p>
          </table:table-cell>
          <table:table-cell ns41:value-type="float" table:style-name="TL Data" office:value="2000" office:value-type="float">
            <text:p>2000</text:p>
          </table:table-cell>
          <table:table-cell ns41:value-type="float" table:style-name="TL Data" office:value="1900" office:value-type="float">
            <text:p>190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7990" office:value-type="float">
            <text:p>7990</text:p>
          </table:table-cell>
          <table:table-cell ns41:value-type="float" table:style-name="TL Data" office:value="400" office:value-type="float">
            <text:p>400</text:p>
          </table:table-cell>
          <table:table-cell ns41:value-type="float" table:style-name="TL Data" office:value="120" office:value-type="float">
            <text:p>12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91" office:value-type="float">
            <text:p>291</text:p>
          </table:table-cell>
          <table:table-cell ns41:value-type="string" table:style-name="TL RowHeader" office:value-type="string">
            <text:p>Warnsveld</text:p>
          </table:table-cell>
          <table:table-cell/>
          <table:table-cell ns41:value-type="float" table:style-name="TL Data" office:value="6670" office:value-type="float">
            <text:p>6670</text:p>
          </table:table-cell>
          <table:table-cell ns41:value-type="float" table:style-name="TL Data" office:value="595" office:value-type="float">
            <text:p>595</text:p>
          </table:table-cell>
          <table:table-cell ns41:value-type="float" table:style-name="TL Data" office:value="6050" office:value-type="float">
            <text:p>6050</text:p>
          </table:table-cell>
          <table:table-cell ns41:value-type="float" table:style-name="TL Data" office:value="25" office:value-type="float">
            <text:p>25</text:p>
          </table:table-cell>
          <table:table-cell ns41:value-type="float" table:style-name="TL Data" office:value="1545" office:value-type="float">
            <text:p>1545</text:p>
          </table:table-cell>
          <table:table-cell ns41:value-type="float" table:style-name="TL Data" office:value="1410" office:value-type="float">
            <text:p>1410</text:p>
          </table:table-cell>
          <table:table-cell ns41:value-type="float" table:style-name="TL Data" office:value="85" office:value-type="float">
            <text:p>85</text:p>
          </table:table-cell>
          <table:table-cell ns41:value-type="float" table:style-name="TL Data" office:value="50" office:value-type="float">
            <text:p>50</text:p>
          </table:table-cell>
          <table:table-cell ns41:value-type="float" table:style-name="TL Data" office:value="5895" office:value-type="float">
            <text:p>5895</text:p>
          </table:table-cell>
          <table:table-cell ns41:value-type="float" table:style-name="TL Data" office:value="381" office:value-type="float">
            <text:p>381</text:p>
          </table:table-cell>
          <table:table-cell ns41:value-type="float" table:style-name="TL Data" office:value="175" office:value-type="float">
            <text:p>17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92" office:value-type="float">
            <text:p>292</text:p>
          </table:table-cell>
          <table:table-cell ns41:value-type="string" table:style-name="TL RowHeader" office:value-type="string">
            <text:p>Wehl</text:p>
          </table:table-cell>
          <table:table-cell/>
          <table:table-cell ns41:value-type="float" table:style-name="TL Data" office:value="5635" office:value-type="float">
            <text:p>5635</text:p>
          </table:table-cell>
          <table:table-cell ns41:value-type="float" table:style-name="TL Data" office:value="300" office:value-type="float">
            <text:p>300</text:p>
          </table:table-cell>
          <table:table-cell ns41:value-type="float" table:style-name="TL Data" office:value="5325" office:value-type="float">
            <text:p>5325</text:p>
          </table:table-cell>
          <table:table-cell ns41:value-type="float" table:style-name="TL Data" office:value="5" office:value-type="float">
            <text:p>5</text:p>
          </table:table-cell>
          <table:table-cell ns41:value-type="float" table:style-name="TL Data" office:value="1160" office:value-type="float">
            <text:p>1160</text:p>
          </table:table-cell>
          <table:table-cell ns41:value-type="float" table:style-name="TL Data" office:value="1060" office:value-type="float">
            <text:p>1060</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5220" office:value-type="float">
            <text:p>5220</text:p>
          </table:table-cell>
          <table:table-cell ns41:value-type="float" table:style-name="TL Data" office:value="449" office:value-type="float">
            <text:p>449</text:p>
          </table:table-cell>
          <table:table-cell ns41:value-type="float" table:style-name="TL Data" office:value="115" office:value-type="float">
            <text:p>115</text:p>
          </table:table-cell>
          <table:table-cell ns41:value-type="float" table:style-name="TL Data" office:value="65" office:value-type="float">
            <text:p>65</text:p>
          </table:table-cell>
          <table:table-cell table:number-columns-repeated="1009"/>
        </table:table-row>
        <table:table-row table:style-name="ro6">
          <table:table-cell ns41:value-type="float" table:style-name="TL RowHeader" office:value="293" office:value-type="float">
            <text:p>293</text:p>
          </table:table-cell>
          <table:table-cell ns41:value-type="string" table:style-name="TL RowHeader" office:value-type="string">
            <text:p>Westervoort</text:p>
          </table:table-cell>
          <table:table-cell/>
          <table:table-cell ns41:value-type="float" table:style-name="TL Data" office:value="4260" office:value-type="float">
            <text:p>4260</text:p>
          </table:table-cell>
          <table:table-cell table:style-name="TL Data"/>
          <table:table-cell ns41:value-type="float" table:style-name="TL Data" office:value="4225" office:value-type="float">
            <text:p>4225</text:p>
          </table:table-cell>
          <table:table-cell ns41:value-type="float" table:style-name="TL Data" office:value="30" office:value-type="float">
            <text:p>30</text:p>
          </table:table-cell>
          <table:table-cell ns41:value-type="float" table:style-name="TL Data" office:value="1030" office:value-type="float">
            <text:p>1030</text:p>
          </table:table-cell>
          <table:table-cell ns41:value-type="float" table:style-name="TL Data" office:value="965" office:value-type="float">
            <text:p>96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4175" office:value-type="float">
            <text:p>4175</text:p>
          </table:table-cell>
          <table:table-cell ns41:value-type="float" table:style-name="TL Data" office:value="405" office:value-type="float">
            <text:p>405</text:p>
          </table:table-cell>
          <table:table-cell ns41:value-type="float" table:style-name="TL Data" office:value="85" office:value-type="float">
            <text:p>8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294" office:value-type="float">
            <text:p>294</text:p>
          </table:table-cell>
          <table:table-cell ns41:value-type="string" table:style-name="TL RowHeader" office:value-type="string">
            <text:p>Winterswijk</text:p>
          </table:table-cell>
          <table:table-cell/>
          <table:table-cell ns41:value-type="float" table:style-name="TL Data" office:value="26225" office:value-type="float">
            <text:p>26225</text:p>
          </table:table-cell>
          <table:table-cell ns41:value-type="float" table:style-name="TL Data" office:value="285" office:value-type="float">
            <text:p>285</text:p>
          </table:table-cell>
          <table:table-cell ns41:value-type="float" table:style-name="TL Data" office:value="25640" office:value-type="float">
            <text:p>25640</text:p>
          </table:table-cell>
          <table:table-cell ns41:value-type="float" table:style-name="TL Data" office:value="300" office:value-type="float">
            <text:p>300</text:p>
          </table:table-cell>
          <table:table-cell ns41:value-type="float" table:style-name="TL Data" office:value="6565" office:value-type="float">
            <text:p>6565</text:p>
          </table:table-cell>
          <table:table-cell ns41:value-type="float" table:style-name="TL Data" office:value="6035" office:value-type="float">
            <text:p>6035</text:p>
          </table:table-cell>
          <table:table-cell ns41:value-type="float" table:style-name="TL Data" office:value="375" office:value-type="float">
            <text:p>375</text:p>
          </table:table-cell>
          <table:table-cell ns41:value-type="float" table:style-name="TL Data" office:value="155" office:value-type="float">
            <text:p>155</text:p>
          </table:table-cell>
          <table:table-cell ns41:value-type="float" table:style-name="TL Data" office:value="25250" office:value-type="float">
            <text:p>25250</text:p>
          </table:table-cell>
          <table:table-cell ns41:value-type="float" table:style-name="TL Data" office:value="385" office:value-type="float">
            <text:p>385</text:p>
          </table:table-cell>
          <table:table-cell ns41:value-type="float" table:style-name="TL Data" office:value="690" office:value-type="float">
            <text:p>690</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295" office:value-type="float">
            <text:p>295</text:p>
          </table:table-cell>
          <table:table-cell ns41:value-type="string" table:style-name="TL RowHeader" office:value-type="string">
            <text:p>Wisch</text:p>
          </table:table-cell>
          <table:table-cell/>
          <table:table-cell ns41:value-type="float" table:style-name="TL Data" office:value="17995" office:value-type="float">
            <text:p>17995</text:p>
          </table:table-cell>
          <table:table-cell ns41:value-type="float" table:style-name="TL Data" office:value="395" office:value-type="float">
            <text:p>395</text:p>
          </table:table-cell>
          <table:table-cell ns41:value-type="float" table:style-name="TL Data" office:value="17470" office:value-type="float">
            <text:p>17470</text:p>
          </table:table-cell>
          <table:table-cell ns41:value-type="float" table:style-name="TL Data" office:value="135" office:value-type="float">
            <text:p>135</text:p>
          </table:table-cell>
          <table:table-cell ns41:value-type="float" table:style-name="TL Data" office:value="4200" office:value-type="float">
            <text:p>4200</text:p>
          </table:table-cell>
          <table:table-cell ns41:value-type="float" table:style-name="TL Data" office:value="3780" office:value-type="float">
            <text:p>3780</text:p>
          </table:table-cell>
          <table:table-cell ns41:value-type="float" table:style-name="TL Data" office:value="320" office:value-type="float">
            <text:p>320</text:p>
          </table:table-cell>
          <table:table-cell ns41:value-type="float" table:style-name="TL Data" office:value="100" office:value-type="float">
            <text:p>100</text:p>
          </table:table-cell>
          <table:table-cell ns41:value-type="float" table:style-name="TL Data" office:value="17235" office:value-type="float">
            <text:p>17235</text:p>
          </table:table-cell>
          <table:table-cell ns41:value-type="float" table:style-name="TL Data" office:value="410" office:value-type="float">
            <text:p>410</text:p>
          </table:table-cell>
          <table:table-cell ns41:value-type="float" table:style-name="TL Data" office:value="365" office:value-type="float">
            <text:p>365</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296" office:value-type="float">
            <text:p>296</text:p>
          </table:table-cell>
          <table:table-cell ns41:value-type="string" table:style-name="TL RowHeader" office:value-type="string">
            <text:p>Wijchen</text:p>
          </table:table-cell>
          <table:table-cell/>
          <table:table-cell ns41:value-type="float" table:style-name="TL Data" office:value="16355" office:value-type="float">
            <text:p>16355</text:p>
          </table:table-cell>
          <table:table-cell ns41:value-type="float" table:style-name="TL Data" office:value="340" office:value-type="float">
            <text:p>340</text:p>
          </table:table-cell>
          <table:table-cell ns41:value-type="float" table:style-name="TL Data" office:value="15900" office:value-type="float">
            <text:p>15900</text:p>
          </table:table-cell>
          <table:table-cell ns41:value-type="float" table:style-name="TL Data" office:value="115" office:value-type="float">
            <text:p>115</text:p>
          </table:table-cell>
          <table:table-cell ns41:value-type="float" table:style-name="TL Data" office:value="3760" office:value-type="float">
            <text:p>3760</text:p>
          </table:table-cell>
          <table:table-cell ns41:value-type="float" table:style-name="TL Data" office:value="3570" office:value-type="float">
            <text:p>3570</text:p>
          </table:table-cell>
          <table:table-cell ns41:value-type="float" table:style-name="TL Data" office:value="120" office:value-type="float">
            <text:p>120</text:p>
          </table:table-cell>
          <table:table-cell ns41:value-type="float" table:style-name="TL Data" office:value="75" office:value-type="float">
            <text:p>75</text:p>
          </table:table-cell>
          <table:table-cell ns41:value-type="float" table:style-name="TL Data" office:value="15845" office:value-type="float">
            <text:p>15845</text:p>
          </table:table-cell>
          <table:table-cell ns41:value-type="float" table:style-name="TL Data" office:value="421" office:value-type="float">
            <text:p>421</text:p>
          </table:table-cell>
          <table:table-cell ns41:value-type="float" table:style-name="TL Data" office:value="165" office:value-type="float">
            <text:p>16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97" office:value-type="float">
            <text:p>297</text:p>
          </table:table-cell>
          <table:table-cell ns41:value-type="string" table:style-name="TL RowHeader" office:value-type="string">
            <text:p>Zaltbommel</text:p>
          </table:table-cell>
          <table:table-cell/>
          <table:table-cell ns41:value-type="float" table:style-name="TL Data" office:value="7170" office:value-type="float">
            <text:p>7170</text:p>
          </table:table-cell>
          <table:table-cell ns41:value-type="float" table:style-name="TL Data" office:value="120" office:value-type="float">
            <text:p>120</text:p>
          </table:table-cell>
          <table:table-cell ns41:value-type="float" table:style-name="TL Data" office:value="6900" office:value-type="float">
            <text:p>6900</text:p>
          </table:table-cell>
          <table:table-cell ns41:value-type="float" table:style-name="TL Data" office:value="150" office:value-type="float">
            <text:p>150</text:p>
          </table:table-cell>
          <table:table-cell ns41:value-type="float" table:style-name="TL Data" office:value="1895" office:value-type="float">
            <text:p>1895</text:p>
          </table:table-cell>
          <table:table-cell ns41:value-type="float" table:style-name="TL Data" office:value="1815" office:value-type="float">
            <text:p>1815</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6775" office:value-type="float">
            <text:p>6775</text:p>
          </table:table-cell>
          <table:table-cell ns41:value-type="float" table:style-name="TL Data" office:value="357" office:value-type="float">
            <text:p>357</text:p>
          </table:table-cell>
          <table:table-cell ns41:value-type="float" table:style-name="TL Data" office:value="275" office:value-type="float">
            <text:p>275</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298" office:value-type="float">
            <text:p>298</text:p>
          </table:table-cell>
          <table:table-cell ns41:value-type="string" table:style-name="TL RowHeader" office:value-type="string">
            <text:p>Zelhem</text:p>
          </table:table-cell>
          <table:table-cell/>
          <table:table-cell ns41:value-type="float" table:style-name="TL Data" office:value="10410" office:value-type="float">
            <text:p>10410</text:p>
          </table:table-cell>
          <table:table-cell ns41:value-type="float" table:style-name="TL Data" office:value="60" office:value-type="float">
            <text:p>60</text:p>
          </table:table-cell>
          <table:table-cell ns41:value-type="float" table:style-name="TL Data" office:value="10305" office:value-type="float">
            <text:p>10305</text:p>
          </table:table-cell>
          <table:table-cell ns41:value-type="float" table:style-name="TL Data" office:value="45" office:value-type="float">
            <text:p>45</text:p>
          </table:table-cell>
          <table:table-cell ns41:value-type="float" table:style-name="TL Data" office:value="2495" office:value-type="float">
            <text:p>2495</text:p>
          </table:table-cell>
          <table:table-cell ns41:value-type="float" table:style-name="TL Data" office:value="2255" office:value-type="float">
            <text:p>2255</text:p>
          </table:table-cell>
          <table:table-cell ns41:value-type="float" table:style-name="TL Data" office:value="185" office:value-type="float">
            <text:p>185</text:p>
          </table:table-cell>
          <table:table-cell ns41:value-type="float" table:style-name="TL Data" office:value="55" office:value-type="float">
            <text:p>55</text:p>
          </table:table-cell>
          <table:table-cell ns41:value-type="float" table:style-name="TL Data" office:value="10225" office:value-type="float">
            <text:p>10225</text:p>
          </table:table-cell>
          <table:table-cell ns41:value-type="float" table:style-name="TL Data" office:value="410" office:value-type="float">
            <text:p>410</text:p>
          </table:table-cell>
          <table:table-cell ns41:value-type="float" table:style-name="TL Data" office:value="125" office:value-type="float">
            <text:p>12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299" office:value-type="float">
            <text:p>299</text:p>
          </table:table-cell>
          <table:table-cell ns41:value-type="string" table:style-name="TL RowHeader" office:value-type="string">
            <text:p>Zevenaar</text:p>
          </table:table-cell>
          <table:table-cell/>
          <table:table-cell ns41:value-type="float" table:style-name="TL Data" office:value="20525" office:value-type="float">
            <text:p>20525</text:p>
          </table:table-cell>
          <table:table-cell ns41:value-type="float" table:style-name="TL Data" office:value="495" office:value-type="float">
            <text:p>495</text:p>
          </table:table-cell>
          <table:table-cell ns41:value-type="float" table:style-name="TL Data" office:value="19990" office:value-type="float">
            <text:p>19990</text:p>
          </table:table-cell>
          <table:table-cell ns41:value-type="float" table:style-name="TL Data" office:value="40" office:value-type="float">
            <text:p>40</text:p>
          </table:table-cell>
          <table:table-cell ns41:value-type="float" table:style-name="TL Data" office:value="5000" office:value-type="float">
            <text:p>5000</text:p>
          </table:table-cell>
          <table:table-cell ns41:value-type="float" table:style-name="TL Data" office:value="4755" office:value-type="float">
            <text:p>4755</text:p>
          </table:table-cell>
          <table:table-cell ns41:value-type="float" table:style-name="TL Data" office:value="75" office:value-type="float">
            <text:p>75</text:p>
          </table:table-cell>
          <table:table-cell ns41:value-type="float" table:style-name="TL Data" office:value="170" office:value-type="float">
            <text:p>170</text:p>
          </table:table-cell>
          <table:table-cell ns41:value-type="float" table:style-name="TL Data" office:value="19735" office:value-type="float">
            <text:p>19735</text:p>
          </table:table-cell>
          <table:table-cell ns41:value-type="float" table:style-name="TL Data" office:value="395" office:value-type="float">
            <text:p>395</text:p>
          </table:table-cell>
          <table:table-cell ns41:value-type="float" table:style-name="TL Data" office:value="295" office:value-type="float">
            <text:p>295</text:p>
          </table:table-cell>
          <table:table-cell ns41:value-type="float" table:style-name="TL Data" office:value="95" office:value-type="float">
            <text:p>95</text:p>
          </table:table-cell>
          <table:table-cell table:number-columns-repeated="1009"/>
        </table:table-row>
        <table:table-row table:style-name="ro6">
          <table:table-cell ns41:value-type="float" table:style-name="TL RowHeader" office:value="300" office:value-type="float">
            <text:p>300</text:p>
          </table:table-cell>
          <table:table-cell ns41:value-type="string" table:style-name="TL RowHeader" office:value-type="string">
            <text:p>Zoelen</text:p>
          </table:table-cell>
          <table:table-cell/>
          <table:table-cell ns41:value-type="float" table:style-name="TL Data" office:value="4200" office:value-type="float">
            <text:p>4200</text:p>
          </table:table-cell>
          <table:table-cell table:style-name="TL Data"/>
          <table:table-cell ns41:value-type="float" table:style-name="TL Data" office:value="4095" office:value-type="float">
            <text:p>4095</text:p>
          </table:table-cell>
          <table:table-cell ns41:value-type="float" table:style-name="TL Data" office:value="100" office:value-type="float">
            <text:p>100</text:p>
          </table:table-cell>
          <table:table-cell ns41:value-type="float" table:style-name="TL Data" office:value="1140" office:value-type="float">
            <text:p>1140</text:p>
          </table:table-cell>
          <table:table-cell ns41:value-type="float" table:style-name="TL Data" office:value="1070" office:value-type="float">
            <text:p>1070</text:p>
          </table:table-cell>
          <table:table-cell ns41:value-type="float" office:value="35" table:style-name="TL Data" table:number-columns-repeated="2" office:value-type="float">
            <text:p>35</text:p>
          </table:table-cell>
          <table:table-cell ns41:value-type="float" table:style-name="TL Data" office:value="4015" office:value-type="float">
            <text:p>4015</text:p>
          </table:table-cell>
          <table:table-cell ns41:value-type="float" table:style-name="TL Data" office:value="353" office:value-type="float">
            <text:p>353</text:p>
          </table:table-cell>
          <table:table-cell ns41:value-type="float" table:style-name="TL Data" office:value="180" office:value-type="float">
            <text:p>1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01" office:value-type="float">
            <text:p>301</text:p>
          </table:table-cell>
          <table:table-cell ns41:value-type="string" table:style-name="TL RowHeader" office:value-type="string">
            <text:p>Zutphen</text:p>
          </table:table-cell>
          <table:table-cell/>
          <table:table-cell ns41:value-type="float" table:style-name="TL Data" office:value="27595" office:value-type="float">
            <text:p>27595</text:p>
          </table:table-cell>
          <table:table-cell ns41:value-type="float" table:style-name="TL Data" office:value="695" office:value-type="float">
            <text:p>695</text:p>
          </table:table-cell>
          <table:table-cell ns41:value-type="float" table:style-name="TL Data" office:value="26780" office:value-type="float">
            <text:p>26780</text:p>
          </table:table-cell>
          <table:table-cell ns41:value-type="float" table:style-name="TL Data" office:value="120" office:value-type="float">
            <text:p>120</text:p>
          </table:table-cell>
          <table:table-cell ns41:value-type="float" table:style-name="TL Data" office:value="7245" office:value-type="float">
            <text:p>7245</text:p>
          </table:table-cell>
          <table:table-cell ns41:value-type="float" table:style-name="TL Data" office:value="6905" office:value-type="float">
            <text:p>6905</text:p>
          </table:table-cell>
          <table:table-cell ns41:value-type="float" table:style-name="TL Data" office:value="145" office:value-type="float">
            <text:p>145</text:p>
          </table:table-cell>
          <table:table-cell ns41:value-type="float" table:style-name="TL Data" office:value="200" office:value-type="float">
            <text:p>200</text:p>
          </table:table-cell>
          <table:table-cell ns41:value-type="float" table:style-name="TL Data" office:value="25435" office:value-type="float">
            <text:p>25435</text:p>
          </table:table-cell>
          <table:table-cell ns41:value-type="float" table:style-name="TL Data" office:value="351" office:value-type="float">
            <text:p>351</text:p>
          </table:table-cell>
          <table:table-cell ns41:value-type="float" table:style-name="TL Data" office:value="1465" office:value-type="float">
            <text:p>1465</text:p>
          </table:table-cell>
          <table:table-cell ns41:value-type="float" table:style-name="TL Data" office:value="365" office:value-type="float">
            <text:p>365</text:p>
          </table:table-cell>
          <table:table-cell table:number-columns-repeated="1009"/>
        </table:table-row>
        <table:table-row table:style-name="ro6">
          <table:table-cell ns41:value-type="float" table:style-name="TL RowHeader" office:value="305" office:value-type="float">
            <text:p>305</text:p>
          </table:table-cell>
          <table:table-cell ns41:value-type="string" table:style-name="TL RowHeader" office:value-type="string">
            <text:p>Abcoude</text:p>
          </table:table-cell>
          <table:table-cell/>
          <table:table-cell ns41:value-type="float" table:style-name="TL Data" office:value="6715" office:value-type="float">
            <text:p>6715</text:p>
          </table:table-cell>
          <table:table-cell table:style-name="TL Data"/>
          <table:table-cell ns41:value-type="float" table:style-name="TL Data" office:value="6595" office:value-type="float">
            <text:p>6595</text:p>
          </table:table-cell>
          <table:table-cell ns41:value-type="float" table:style-name="TL Data" office:value="120" office:value-type="float">
            <text:p>120</text:p>
          </table:table-cell>
          <table:table-cell ns41:value-type="float" table:style-name="TL Data" office:value="1640" office:value-type="float">
            <text:p>1640</text:p>
          </table:table-cell>
          <table:table-cell ns41:value-type="float" table:style-name="TL Data" office:value="1565" office:value-type="float">
            <text:p>1565</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6535" office:value-type="float">
            <text:p>6535</text:p>
          </table:table-cell>
          <table:table-cell ns41:value-type="float" table:style-name="TL Data" office:value="398" office:value-type="float">
            <text:p>398</text:p>
          </table:table-cell>
          <table:table-cell ns41:value-type="float" table:style-name="TL Data" office:value="180" office:value-type="float">
            <text:p>18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306" office:value-type="float">
            <text:p>306</text:p>
          </table:table-cell>
          <table:table-cell ns41:value-type="string" table:style-name="TL RowHeader" office:value-type="string">
            <text:p>Amerongen</text:p>
          </table:table-cell>
          <table:table-cell/>
          <table:table-cell ns41:value-type="float" table:style-name="TL Data" office:value="5815" office:value-type="float">
            <text:p>5815</text:p>
          </table:table-cell>
          <table:table-cell ns41:value-type="float" table:style-name="TL Data" office:value="185" office:value-type="float">
            <text:p>185</text:p>
          </table:table-cell>
          <table:table-cell ns41:value-type="float" table:style-name="TL Data" office:value="5545" office:value-type="float">
            <text:p>5545</text:p>
          </table:table-cell>
          <table:table-cell ns41:value-type="float" table:style-name="TL Data" office:value="85" office:value-type="float">
            <text:p>85</text:p>
          </table:table-cell>
          <table:table-cell ns41:value-type="float" table:style-name="TL Data" office:value="1435" office:value-type="float">
            <text:p>1435</text:p>
          </table:table-cell>
          <table:table-cell ns41:value-type="float" table:style-name="TL Data" office:value="1365" office:value-type="float">
            <text:p>1365</text:p>
          </table:table-cell>
          <table:table-cell ns41:value-type="float" office:value="35" table:style-name="TL Data" table:number-columns-repeated="2" office:value-type="float">
            <text:p>35</text:p>
          </table:table-cell>
          <table:table-cell ns41:value-type="float" table:style-name="TL Data" office:value="5435" office:value-type="float">
            <text:p>5435</text:p>
          </table:table-cell>
          <table:table-cell ns41:value-type="float" table:style-name="TL Data" office:value="379" office:value-type="float">
            <text:p>379</text:p>
          </table:table-cell>
          <table:table-cell ns41:value-type="float" table:style-name="TL Data" office:value="195" office:value-type="float">
            <text:p>195</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307" office:value-type="float">
            <text:p>307</text:p>
          </table:table-cell>
          <table:table-cell ns41:value-type="string" table:style-name="TL RowHeader" office:value-type="string">
            <text:p>Amersfoort</text:p>
          </table:table-cell>
          <table:table-cell/>
          <table:table-cell ns41:value-type="float" table:style-name="TL Data" office:value="78885" office:value-type="float">
            <text:p>78885</text:p>
          </table:table-cell>
          <table:table-cell ns41:value-type="float" table:style-name="TL Data" office:value="4360" office:value-type="float">
            <text:p>4360</text:p>
          </table:table-cell>
          <table:table-cell ns41:value-type="float" table:style-name="TL Data" office:value="73860" office:value-type="float">
            <text:p>73860</text:p>
          </table:table-cell>
          <table:table-cell ns41:value-type="float" table:style-name="TL Data" office:value="665" office:value-type="float">
            <text:p>665</text:p>
          </table:table-cell>
          <table:table-cell ns41:value-type="float" table:style-name="TL Data" office:value="19565" office:value-type="float">
            <text:p>19565</text:p>
          </table:table-cell>
          <table:table-cell ns41:value-type="float" table:style-name="TL Data" office:value="18695" office:value-type="float">
            <text:p>18695</text:p>
          </table:table-cell>
          <table:table-cell ns41:value-type="float" table:style-name="TL Data" office:value="205" office:value-type="float">
            <text:p>205</text:p>
          </table:table-cell>
          <table:table-cell ns41:value-type="float" table:style-name="TL Data" office:value="665" office:value-type="float">
            <text:p>665</text:p>
          </table:table-cell>
          <table:table-cell ns41:value-type="float" table:style-name="TL Data" office:value="70050" office:value-type="float">
            <text:p>70050</text:p>
          </table:table-cell>
          <table:table-cell ns41:value-type="float" table:style-name="TL Data" office:value="358" office:value-type="float">
            <text:p>358</text:p>
          </table:table-cell>
          <table:table-cell ns41:value-type="float" table:style-name="TL Data" office:value="4480" office:value-type="float">
            <text:p>4480</text:p>
          </table:table-cell>
          <table:table-cell ns41:value-type="float" table:style-name="TL Data" office:value="1315" office:value-type="float">
            <text:p>1315</text:p>
          </table:table-cell>
          <table:table-cell table:number-columns-repeated="1009"/>
        </table:table-row>
        <table:table-row table:style-name="ro6">
          <table:table-cell ns41:value-type="float" table:style-name="TL RowHeader" office:value="308" office:value-type="float">
            <text:p>308</text:p>
          </table:table-cell>
          <table:table-cell ns41:value-type="string" table:style-name="TL RowHeader" office:value-type="string">
            <text:p>Baarn</text:p>
          </table:table-cell>
          <table:table-cell/>
          <table:table-cell ns41:value-type="float" table:style-name="TL Data" office:value="24240" office:value-type="float">
            <text:p>24240</text:p>
          </table:table-cell>
          <table:table-cell ns41:value-type="float" table:style-name="TL Data" office:value="2185" office:value-type="float">
            <text:p>2185</text:p>
          </table:table-cell>
          <table:table-cell ns41:value-type="float" table:style-name="TL Data" office:value="21760" office:value-type="float">
            <text:p>21760</text:p>
          </table:table-cell>
          <table:table-cell ns41:value-type="float" table:style-name="TL Data" office:value="295" office:value-type="float">
            <text:p>295</text:p>
          </table:table-cell>
          <table:table-cell ns41:value-type="float" table:style-name="TL Data" office:value="5760" office:value-type="float">
            <text:p>5760</text:p>
          </table:table-cell>
          <table:table-cell ns41:value-type="float" table:style-name="TL Data" office:value="5480" office:value-type="float">
            <text:p>5480</text:p>
          </table:table-cell>
          <table:table-cell ns41:value-type="float" table:style-name="TL Data" office:value="65" office:value-type="float">
            <text:p>65</text:p>
          </table:table-cell>
          <table:table-cell ns41:value-type="float" table:style-name="TL Data" office:value="215" office:value-type="float">
            <text:p>215</text:p>
          </table:table-cell>
          <table:table-cell ns41:value-type="float" table:style-name="TL Data" office:value="20485" office:value-type="float">
            <text:p>20485</text:p>
          </table:table-cell>
          <table:table-cell ns41:value-type="float" table:style-name="TL Data" office:value="356" office:value-type="float">
            <text:p>356</text:p>
          </table:table-cell>
          <table:table-cell ns41:value-type="float" table:style-name="TL Data" office:value="1570" office:value-type="float">
            <text:p>1570</text:p>
          </table:table-cell>
          <table:table-cell ns41:value-type="float" table:style-name="TL Data" office:value="570" office:value-type="float">
            <text:p>570</text:p>
          </table:table-cell>
          <table:table-cell table:number-columns-repeated="1009"/>
        </table:table-row>
        <table:table-row table:style-name="ro6">
          <table:table-cell ns41:value-type="float" table:style-name="TL RowHeader" office:value="309" office:value-type="float">
            <text:p>309</text:p>
          </table:table-cell>
          <table:table-cell ns41:value-type="string" table:style-name="TL RowHeader" office:value-type="string">
            <text:p>Benschop</text:p>
          </table:table-cell>
          <table:table-cell/>
          <table:table-cell ns41:value-type="float" table:style-name="TL Data" office:value="2725" office:value-type="float">
            <text:p>2725</text:p>
          </table:table-cell>
          <table:table-cell table:style-name="TL Data"/>
          <table:table-cell ns41:value-type="float" table:style-name="TL Data" office:value="2715" office:value-type="float">
            <text:p>2715</text:p>
          </table:table-cell>
          <table:table-cell ns41:value-type="float" table:style-name="TL Data" office:value="10" office:value-type="float">
            <text:p>10</text:p>
          </table:table-cell>
          <table:table-cell ns41:value-type="float" table:style-name="TL Data" office:value="615" office:value-type="float">
            <text:p>615</text:p>
          </table:table-cell>
          <table:table-cell ns41:value-type="float" table:style-name="TL Data" office:value="585" office:value-type="float">
            <text:p>58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665" office:value-type="float">
            <text:p>2665</text:p>
          </table:table-cell>
          <table:table-cell ns41:value-type="float" table:style-name="TL Data" office:value="432" office:value-type="float">
            <text:p>432</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10" office:value-type="float">
            <text:p>310</text:p>
          </table:table-cell>
          <table:table-cell ns41:value-type="string" table:style-name="TL RowHeader" office:value-type="string">
            <text:p>De Bilt</text:p>
          </table:table-cell>
          <table:table-cell/>
          <table:table-cell ns41:value-type="float" table:style-name="TL Data" office:value="29730" office:value-type="float">
            <text:p>29730</text:p>
          </table:table-cell>
          <table:table-cell ns41:value-type="float" table:style-name="TL Data" office:value="1085" office:value-type="float">
            <text:p>1085</text:p>
          </table:table-cell>
          <table:table-cell ns41:value-type="float" table:style-name="TL Data" office:value="28510" office:value-type="float">
            <text:p>28510</text:p>
          </table:table-cell>
          <table:table-cell ns41:value-type="float" table:style-name="TL Data" office:value="140" office:value-type="float">
            <text:p>140</text:p>
          </table:table-cell>
          <table:table-cell ns41:value-type="float" table:style-name="TL Data" office:value="7565" office:value-type="float">
            <text:p>7565</text:p>
          </table:table-cell>
          <table:table-cell ns41:value-type="float" table:style-name="TL Data" office:value="7240" office:value-type="float">
            <text:p>7240</text:p>
          </table:table-cell>
          <table:table-cell ns41:value-type="float" table:style-name="TL Data" office:value="55" office:value-type="float">
            <text:p>55</text:p>
          </table:table-cell>
          <table:table-cell ns41:value-type="float" table:style-name="TL Data" office:value="270" office:value-type="float">
            <text:p>270</text:p>
          </table:table-cell>
          <table:table-cell ns41:value-type="float" table:style-name="TL Data" office:value="26700" office:value-type="float">
            <text:p>26700</text:p>
          </table:table-cell>
          <table:table-cell ns41:value-type="float" table:style-name="TL Data" office:value="353" office:value-type="float">
            <text:p>353</text:p>
          </table:table-cell>
          <table:table-cell ns41:value-type="float" table:style-name="TL Data" office:value="1950" office:value-type="float">
            <text:p>1950</text:p>
          </table:table-cell>
          <table:table-cell ns41:value-type="float" table:style-name="TL Data" office:value="500" office:value-type="float">
            <text:p>500</text:p>
          </table:table-cell>
          <table:table-cell table:number-columns-repeated="1009"/>
        </table:table-row>
        <table:table-row table:style-name="ro6">
          <table:table-cell ns41:value-type="float" table:style-name="TL RowHeader" office:value="311" office:value-type="float">
            <text:p>311</text:p>
          </table:table-cell>
          <table:table-cell ns41:value-type="string" table:style-name="TL RowHeader" office:value-type="string">
            <text:p>Breukelen</text:p>
          </table:table-cell>
          <table:table-cell/>
          <table:table-cell ns41:value-type="float" table:style-name="TL Data" office:value="10825" office:value-type="float">
            <text:p>10825</text:p>
          </table:table-cell>
          <table:table-cell ns41:value-type="float" table:style-name="TL Data" office:value="195" office:value-type="float">
            <text:p>195</text:p>
          </table:table-cell>
          <table:table-cell ns41:value-type="float" table:style-name="TL Data" office:value="10540" office:value-type="float">
            <text:p>10540</text:p>
          </table:table-cell>
          <table:table-cell ns41:value-type="float" table:style-name="TL Data" office:value="85" office:value-type="float">
            <text:p>85</text:p>
          </table:table-cell>
          <table:table-cell ns41:value-type="float" table:style-name="TL Data" office:value="2705" office:value-type="float">
            <text:p>2705</text:p>
          </table:table-cell>
          <table:table-cell ns41:value-type="float" table:style-name="TL Data" office:value="2605" office:value-type="float">
            <text:p>2605</text:p>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10290" office:value-type="float">
            <text:p>10290</text:p>
          </table:table-cell>
          <table:table-cell ns41:value-type="float" table:style-name="TL Data" office:value="380" office:value-type="float">
            <text:p>380</text:p>
          </table:table-cell>
          <table:table-cell ns41:value-type="float" table:style-name="TL Data" office:value="340" office:value-type="float">
            <text:p>34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312" office:value-type="float">
            <text:p>312</text:p>
          </table:table-cell>
          <table:table-cell ns41:value-type="string" table:style-name="TL RowHeader" office:value-type="string">
            <text:p>Bunnik</text:p>
          </table:table-cell>
          <table:table-cell/>
          <table:table-cell ns41:value-type="float" table:style-name="TL Data" office:value="11245" office:value-type="float">
            <text:p>11245</text:p>
          </table:table-cell>
          <table:table-cell ns41:value-type="float" table:style-name="TL Data" office:value="160" office:value-type="float">
            <text:p>160</text:p>
          </table:table-cell>
          <table:table-cell ns41:value-type="float" table:style-name="TL Data" office:value="11065" office:value-type="float">
            <text:p>11065</text:p>
          </table:table-cell>
          <table:table-cell ns41:value-type="float" table:style-name="TL Data" office:value="20" office:value-type="float">
            <text:p>20</text:p>
          </table:table-cell>
          <table:table-cell ns41:value-type="float" table:style-name="TL Data" office:value="2525" office:value-type="float">
            <text:p>2525</text:p>
          </table:table-cell>
          <table:table-cell ns41:value-type="float" table:style-name="TL Data" office:value="2470" office:value-type="float">
            <text:p>2470</text:p>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10815" office:value-type="float">
            <text:p>10815</text:p>
          </table:table-cell>
          <table:table-cell ns41:value-type="float" table:style-name="TL Data" office:value="428" office:value-type="float">
            <text:p>428</text:p>
          </table:table-cell>
          <table:table-cell ns41:value-type="float" table:style-name="TL Data" office:value="265" office:value-type="float">
            <text:p>265</text:p>
          </table:table-cell>
          <table:table-cell ns41:value-type="float" table:style-name="TL Data" office:value="85" office:value-type="float">
            <text:p>85</text:p>
          </table:table-cell>
          <table:table-cell table:number-columns-repeated="1009"/>
        </table:table-row>
        <table:table-row table:style-name="ro6">
          <table:table-cell ns41:value-type="float" table:style-name="TL RowHeader" office:value="313" office:value-type="float">
            <text:p>313</text:p>
          </table:table-cell>
          <table:table-cell ns41:value-type="string" table:style-name="TL RowHeader" office:value-type="string">
            <text:p>Bunschoten</text:p>
          </table:table-cell>
          <table:table-cell/>
          <table:table-cell ns41:value-type="float" table:style-name="TL Data" office:value="11725" office:value-type="float">
            <text:p>11725</text:p>
          </table:table-cell>
          <table:table-cell table:style-name="TL Data"/>
          <table:table-cell ns41:value-type="float" table:style-name="TL Data" office:value="11650" office:value-type="float">
            <text:p>11650</text:p>
          </table:table-cell>
          <table:table-cell ns41:value-type="float" table:style-name="TL Data" office:value="75" office:value-type="float">
            <text:p>75</text:p>
          </table:table-cell>
          <table:table-cell ns41:value-type="float" table:style-name="TL Data" office:value="2715" office:value-type="float">
            <text:p>2715</text:p>
          </table:table-cell>
          <table:table-cell ns41:value-type="float" table:style-name="TL Data" office:value="2605" office:value-type="float">
            <text:p>2605</text:p>
          </table:table-cell>
          <table:table-cell ns41:value-type="float" table:style-name="TL Data" office:value="75" office:value-type="float">
            <text:p>75</text:p>
          </table:table-cell>
          <table:table-cell ns41:value-type="float" table:style-name="TL Data" office:value="40" office:value-type="float">
            <text:p>40</text:p>
          </table:table-cell>
          <table:table-cell ns41:value-type="float" table:style-name="TL Data" office:value="11510" office:value-type="float">
            <text:p>11510</text:p>
          </table:table-cell>
          <table:table-cell ns41:value-type="float" table:style-name="TL Data" office:value="424" office:value-type="float">
            <text:p>424</text:p>
          </table:table-cell>
          <table:table-cell ns41:value-type="float" table:style-name="TL Data" office:value="210" office:value-type="float">
            <text:p>21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314" office:value-type="float">
            <text:p>314</text:p>
          </table:table-cell>
          <table:table-cell ns41:value-type="string" table:style-name="TL RowHeader" office:value-type="string">
            <text:p>Cothen</text:p>
          </table:table-cell>
          <table:table-cell/>
          <table:table-cell ns41:value-type="float" table:style-name="TL Data" office:value="1920" office:value-type="float">
            <text:p>1920</text:p>
          </table:table-cell>
          <table:table-cell table:style-name="TL Data"/>
          <table:table-cell ns41:value-type="float" table:style-name="TL Data" office:value="1920" office:value-type="float">
            <text:p>1920</text:p>
          </table:table-cell>
          <table:table-cell table:style-name="TL Data"/>
          <table:table-cell ns41:value-type="float" table:style-name="TL Data" office:value="430" office:value-type="float">
            <text:p>430</text:p>
          </table:table-cell>
          <table:table-cell ns41:value-type="float" table:style-name="TL Data" office:value="410" office:value-type="float">
            <text:p>410</text:p>
          </table:table-cell>
          <table:table-cell ns41:value-type="float" office:value="10" table:style-name="TL Data" table:number-columns-repeated="2" office:value-type="float">
            <text:p>10</text:p>
          </table:table-cell>
          <table:table-cell ns41:value-type="float" table:style-name="TL Data" office:value="1885" office:value-type="float">
            <text:p>1885</text:p>
          </table:table-cell>
          <table:table-cell ns41:value-type="float" table:style-name="TL Data" office:value="437" office:value-type="float">
            <text:p>437</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15" office:value-type="float">
            <text:p>315</text:p>
          </table:table-cell>
          <table:table-cell ns41:value-type="string" table:style-name="TL RowHeader" office:value-type="string">
            <text:p>Doorn</text:p>
          </table:table-cell>
          <table:table-cell/>
          <table:table-cell ns41:value-type="float" table:style-name="TL Data" office:value="9695" office:value-type="float">
            <text:p>9695</text:p>
          </table:table-cell>
          <table:table-cell ns41:value-type="float" table:style-name="TL Data" office:value="910" office:value-type="float">
            <text:p>910</text:p>
          </table:table-cell>
          <table:table-cell ns41:value-type="float" table:style-name="TL Data" office:value="8625" office:value-type="float">
            <text:p>8625</text:p>
          </table:table-cell>
          <table:table-cell ns41:value-type="float" table:style-name="TL Data" office:value="155" office:value-type="float">
            <text:p>155</text:p>
          </table:table-cell>
          <table:table-cell ns41:value-type="float" table:style-name="TL Data" office:value="2325" office:value-type="float">
            <text:p>2325</text:p>
          </table:table-cell>
          <table:table-cell ns41:value-type="float" table:style-name="TL Data" office:value="2200" office:value-type="float">
            <text:p>2200</text:p>
          </table:table-cell>
          <table:table-cell ns41:value-type="float" table:style-name="TL Data" office:value="40" office:value-type="float">
            <text:p>40</text:p>
          </table:table-cell>
          <table:table-cell ns41:value-type="float" table:style-name="TL Data" office:value="85" office:value-type="float">
            <text:p>85</text:p>
          </table:table-cell>
          <table:table-cell ns41:value-type="float" table:style-name="TL Data" office:value="8290" office:value-type="float">
            <text:p>8290</text:p>
          </table:table-cell>
          <table:table-cell ns41:value-type="float" table:style-name="TL Data" office:value="357" office:value-type="float">
            <text:p>357</text:p>
          </table:table-cell>
          <table:table-cell ns41:value-type="float" table:style-name="TL Data" office:value="490" office:value-type="float">
            <text:p>490</text:p>
          </table:table-cell>
          <table:table-cell ns41:value-type="float" table:style-name="TL Data" office:value="150" office:value-type="float">
            <text:p>150</text:p>
          </table:table-cell>
          <table:table-cell table:number-columns-repeated="1009"/>
        </table:table-row>
        <table:table-row table:style-name="ro6">
          <table:table-cell ns41:value-type="float" table:style-name="TL RowHeader" office:value="316" office:value-type="float">
            <text:p>316</text:p>
          </table:table-cell>
          <table:table-cell ns41:value-type="string" table:style-name="TL RowHeader" office:value-type="string">
            <text:p>Driebergen-Rijsenburg</text:p>
          </table:table-cell>
          <table:table-cell/>
          <table:table-cell ns41:value-type="float" table:style-name="TL Data" office:value="15870" office:value-type="float">
            <text:p>15870</text:p>
          </table:table-cell>
          <table:table-cell ns41:value-type="float" table:style-name="TL Data" office:value="745" office:value-type="float">
            <text:p>745</text:p>
          </table:table-cell>
          <table:table-cell ns41:value-type="float" table:style-name="TL Data" office:value="14955" office:value-type="float">
            <text:p>14955</text:p>
          </table:table-cell>
          <table:table-cell ns41:value-type="float" table:style-name="TL Data" office:value="170" office:value-type="float">
            <text:p>170</text:p>
          </table:table-cell>
          <table:table-cell ns41:value-type="float" table:style-name="TL Data" office:value="3905" office:value-type="float">
            <text:p>3905</text:p>
          </table:table-cell>
          <table:table-cell ns41:value-type="float" table:style-name="TL Data" office:value="3675" office:value-type="float">
            <text:p>3675</text:p>
          </table:table-cell>
          <table:table-cell ns41:value-type="float" table:style-name="TL Data" office:value="45" office:value-type="float">
            <text:p>45</text:p>
          </table:table-cell>
          <table:table-cell ns41:value-type="float" table:style-name="TL Data" office:value="185" office:value-type="float">
            <text:p>185</text:p>
          </table:table-cell>
          <table:table-cell ns41:value-type="float" table:style-name="TL Data" office:value="14125" office:value-type="float">
            <text:p>14125</text:p>
          </table:table-cell>
          <table:table-cell ns41:value-type="float" table:style-name="TL Data" office:value="362" office:value-type="float">
            <text:p>362</text:p>
          </table:table-cell>
          <table:table-cell ns41:value-type="float" table:style-name="TL Data" office:value="1000" office:value-type="float">
            <text:p>1000</text:p>
          </table:table-cell>
          <table:table-cell ns41:value-type="float" table:style-name="TL Data" office:value="255" office:value-type="float">
            <text:p>255</text:p>
          </table:table-cell>
          <table:table-cell table:number-columns-repeated="1009"/>
        </table:table-row>
        <table:table-row table:style-name="ro6">
          <table:table-cell ns41:value-type="float" table:style-name="TL RowHeader" office:value="317" office:value-type="float">
            <text:p>317</text:p>
          </table:table-cell>
          <table:table-cell ns41:value-type="string" table:style-name="TL RowHeader" office:value-type="string">
            <text:p>Eemnes</text:p>
          </table:table-cell>
          <table:table-cell/>
          <table:table-cell ns41:value-type="float" table:style-name="TL Data" office:value="3535" office:value-type="float">
            <text:p>3535</text:p>
          </table:table-cell>
          <table:table-cell table:style-name="TL Data"/>
          <table:table-cell ns41:value-type="float" table:style-name="TL Data" office:value="3510" office:value-type="float">
            <text:p>3510</text:p>
          </table:table-cell>
          <table:table-cell ns41:value-type="float" table:style-name="TL Data" office:value="20" office:value-type="float">
            <text:p>20</text:p>
          </table:table-cell>
          <table:table-cell ns41:value-type="float" table:style-name="TL Data" office:value="850" office:value-type="float">
            <text:p>850</text:p>
          </table:table-cell>
          <table:table-cell ns41:value-type="float" table:style-name="TL Data" office:value="800" office:value-type="float">
            <text:p>80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460" office:value-type="float">
            <text:p>3460</text:p>
          </table:table-cell>
          <table:table-cell ns41:value-type="float" table:style-name="TL Data" office:value="408" office:value-type="float">
            <text:p>408</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18" office:value-type="float">
            <text:p>318</text:p>
          </table:table-cell>
          <table:table-cell ns41:value-type="string" table:style-name="TL RowHeader" office:value-type="string">
            <text:p>Harmelen</text:p>
          </table:table-cell>
          <table:table-cell/>
          <table:table-cell ns41:value-type="float" table:style-name="TL Data" office:value="5395" office:value-type="float">
            <text:p>5395</text:p>
          </table:table-cell>
          <table:table-cell ns41:value-type="float" table:style-name="TL Data" office:value="265" office:value-type="float">
            <text:p>265</text:p>
          </table:table-cell>
          <table:table-cell ns41:value-type="float" table:style-name="TL Data" office:value="5100" office:value-type="float">
            <text:p>5100</text:p>
          </table:table-cell>
          <table:table-cell ns41:value-type="float" table:style-name="TL Data" office:value="30" office:value-type="float">
            <text:p>30</text:p>
          </table:table-cell>
          <table:table-cell ns41:value-type="float" table:style-name="TL Data" office:value="1210" office:value-type="float">
            <text:p>1210</text:p>
          </table:table-cell>
          <table:table-cell ns41:value-type="float" table:style-name="TL Data" office:value="1165" office:value-type="float">
            <text:p>116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5040" office:value-type="float">
            <text:p>5040</text:p>
          </table:table-cell>
          <table:table-cell ns41:value-type="float" table:style-name="TL Data" office:value="416" office:value-type="float">
            <text:p>416</text:p>
          </table:table-cell>
          <table:table-cell ns41:value-type="float" table:style-name="TL Data" office:value="85" office:value-type="float">
            <text:p>8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20" office:value-type="float">
            <text:p>320</text:p>
          </table:table-cell>
          <table:table-cell ns41:value-type="string" table:style-name="TL RowHeader" office:value-type="string">
            <text:p>Hoogland</text:p>
          </table:table-cell>
          <table:table-cell/>
          <table:table-cell ns41:value-type="float" table:style-name="TL Data" office:value="6275" office:value-type="float">
            <text:p>6275</text:p>
          </table:table-cell>
          <table:table-cell ns41:value-type="float" table:style-name="TL Data" office:value="110" office:value-type="float">
            <text:p>110</text:p>
          </table:table-cell>
          <table:table-cell ns41:value-type="float" table:style-name="TL Data" office:value="6105" office:value-type="float">
            <text:p>6105</text:p>
          </table:table-cell>
          <table:table-cell ns41:value-type="float" table:style-name="TL Data" office:value="65" office:value-type="float">
            <text:p>65</text:p>
          </table:table-cell>
          <table:table-cell ns41:value-type="float" table:style-name="TL Data" office:value="1385" office:value-type="float">
            <text:p>1385</text:p>
          </table:table-cell>
          <table:table-cell ns41:value-type="float" table:style-name="TL Data" office:value="1320" office:value-type="float">
            <text:p>1320</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6090" office:value-type="float">
            <text:p>6090</text:p>
          </table:table-cell>
          <table:table-cell ns41:value-type="float" table:style-name="TL Data" office:value="440" office:value-type="float">
            <text:p>440</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21" office:value-type="float">
            <text:p>321</text:p>
          </table:table-cell>
          <table:table-cell ns41:value-type="string" table:style-name="TL RowHeader" office:value-type="string">
            <text:p>Houten</text:p>
          </table:table-cell>
          <table:table-cell/>
          <table:table-cell ns41:value-type="float" table:style-name="TL Data" office:value="7325" office:value-type="float">
            <text:p>7325</text:p>
          </table:table-cell>
          <table:table-cell ns41:value-type="float" table:style-name="TL Data" office:value="30" office:value-type="float">
            <text:p>30</text:p>
          </table:table-cell>
          <table:table-cell ns41:value-type="float" table:style-name="TL Data" office:value="7245" office:value-type="float">
            <text:p>7245</text:p>
          </table:table-cell>
          <table:table-cell ns41:value-type="float" table:style-name="TL Data" office:value="50" office:value-type="float">
            <text:p>50</text:p>
          </table:table-cell>
          <table:table-cell ns41:value-type="float" table:style-name="TL Data" office:value="1635" office:value-type="float">
            <text:p>1635</text:p>
          </table:table-cell>
          <table:table-cell ns41:value-type="float" table:style-name="TL Data" office:value="1565" office:value-type="float">
            <text:p>1565</text:p>
          </table:table-cell>
          <table:table-cell ns41:value-type="float" table:style-name="TL Data" office:value="20" office:value-type="float">
            <text:p>20</text:p>
          </table:table-cell>
          <table:table-cell ns41:value-type="float" table:style-name="TL Data" office:value="55" office:value-type="float">
            <text:p>55</text:p>
          </table:table-cell>
          <table:table-cell ns41:value-type="float" table:style-name="TL Data" office:value="7170" office:value-type="float">
            <text:p>7170</text:p>
          </table:table-cell>
          <table:table-cell ns41:value-type="float" table:style-name="TL Data" office:value="438" office:value-type="float">
            <text:p>438</text:p>
          </table:table-cell>
          <table:table-cell ns41:value-type="float" table:style-name="TL Data" office:value="125" office:value-type="float">
            <text:p>12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22" office:value-type="float">
            <text:p>322</text:p>
          </table:table-cell>
          <table:table-cell ns41:value-type="string" table:style-name="TL RowHeader" office:value-type="string">
            <text:p>Jutphaas</text:p>
          </table:table-cell>
          <table:table-cell/>
          <table:table-cell ns41:value-type="float" table:style-name="TL Data" office:value="7175" office:value-type="float">
            <text:p>7175</text:p>
          </table:table-cell>
          <table:table-cell table:style-name="TL Data"/>
          <table:table-cell ns41:value-type="float" table:style-name="TL Data" office:value="6990" office:value-type="float">
            <text:p>6990</text:p>
          </table:table-cell>
          <table:table-cell ns41:value-type="float" table:style-name="TL Data" office:value="180" office:value-type="float">
            <text:p>180</text:p>
          </table:table-cell>
          <table:table-cell ns41:value-type="float" table:style-name="TL Data" office:value="1800" office:value-type="float">
            <text:p>1800</text:p>
          </table:table-cell>
          <table:table-cell ns41:value-type="float" table:style-name="TL Data" office:value="1720" office:value-type="float">
            <text:p>172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7000" office:value-type="float">
            <text:p>7000</text:p>
          </table:table-cell>
          <table:table-cell ns41:value-type="float" table:style-name="TL Data" office:value="389" office:value-type="float">
            <text:p>389</text:p>
          </table:table-cell>
          <table:table-cell ns41:value-type="float" table:style-name="TL Data" office:value="175" office:value-type="float">
            <text:p>17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23" office:value-type="float">
            <text:p>323</text:p>
          </table:table-cell>
          <table:table-cell ns41:value-type="string" table:style-name="TL RowHeader" office:value-type="string">
            <text:p>Kamerik</text:p>
          </table:table-cell>
          <table:table-cell/>
          <table:table-cell ns41:value-type="float" table:style-name="TL Data" office:value="3260" office:value-type="float">
            <text:p>3260</text:p>
          </table:table-cell>
          <table:table-cell ns41:value-type="float" table:style-name="TL Data" office:value="45" office:value-type="float">
            <text:p>45</text:p>
          </table:table-cell>
          <table:table-cell ns41:value-type="float" table:style-name="TL Data" office:value="3195" office:value-type="float">
            <text:p>3195</text:p>
          </table:table-cell>
          <table:table-cell ns41:value-type="float" table:style-name="TL Data" office:value="15" office:value-type="float">
            <text:p>15</text:p>
          </table:table-cell>
          <table:table-cell ns41:value-type="float" table:style-name="TL Data" office:value="720" office:value-type="float">
            <text:p>720</text:p>
          </table:table-cell>
          <table:table-cell ns41:value-type="float" table:style-name="TL Data" office:value="690" office:value-type="float">
            <text:p>69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3150" office:value-type="float">
            <text:p>3150</text:p>
          </table:table-cell>
          <table:table-cell ns41:value-type="float" table:style-name="TL Data" office:value="436" office:value-type="float">
            <text:p>436</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324" office:value-type="float">
            <text:p>324</text:p>
          </table:table-cell>
          <table:table-cell ns41:value-type="string" table:style-name="TL RowHeader" office:value-type="string">
            <text:p>Kockengen</text:p>
          </table:table-cell>
          <table:table-cell/>
          <table:table-cell ns41:value-type="float" table:style-name="TL Data" office:value="2355" office:value-type="float">
            <text:p>2355</text:p>
          </table:table-cell>
          <table:table-cell ns41:value-type="float" table:style-name="TL Data" office:value="30" office:value-type="float">
            <text:p>30</text:p>
          </table:table-cell>
          <table:table-cell ns41:value-type="float" table:style-name="TL Data" office:value="2310" office:value-type="float">
            <text:p>2310</text:p>
          </table:table-cell>
          <table:table-cell ns41:value-type="float" table:style-name="TL Data" office:value="15" office:value-type="float">
            <text:p>15</text:p>
          </table:table-cell>
          <table:table-cell ns41:value-type="float" table:style-name="TL Data" office:value="520" office:value-type="float">
            <text:p>520</text:p>
          </table:table-cell>
          <table:table-cell ns41:value-type="float" table:style-name="TL Data" office:value="490" office:value-type="float">
            <text:p>49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280" office:value-type="float">
            <text:p>2280</text:p>
          </table:table-cell>
          <table:table-cell ns41:value-type="float" table:style-name="TL Data" office:value="439" office:value-type="float">
            <text:p>439</text:p>
          </table:table-cell>
          <table:table-cell ns41:value-type="float" table:style-name="TL Data" office:value="50" office:value-type="float">
            <text:p>50</text:p>
          </table:table-cell>
          <table:table-cell table:style-name="TL Data"/>
          <table:table-cell table:number-columns-repeated="1009"/>
        </table:table-row>
        <table:table-row table:style-name="ro6">
          <table:table-cell ns41:value-type="float" table:style-name="TL RowHeader" office:value="325" office:value-type="float">
            <text:p>325</text:p>
          </table:table-cell>
          <table:table-cell ns41:value-type="string" table:style-name="TL RowHeader" office:value-type="string">
            <text:p>Langbroek</text:p>
          </table:table-cell>
          <table:table-cell/>
          <table:table-cell ns41:value-type="float" table:style-name="TL Data" office:value="1860" office:value-type="float">
            <text:p>1860</text:p>
          </table:table-cell>
          <table:table-cell table:style-name="TL Data"/>
          <table:table-cell ns41:value-type="float" table:style-name="TL Data" office:value="1860" office:value-type="float">
            <text:p>1860</text:p>
          </table:table-cell>
          <table:table-cell table:style-name="TL Data"/>
          <table:table-cell ns41:value-type="float" table:style-name="TL Data" office:value="435" office:value-type="float">
            <text:p>435</text:p>
          </table:table-cell>
          <table:table-cell ns41:value-type="float" table:style-name="TL Data" office:value="405" office:value-type="float">
            <text:p>40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830" office:value-type="float">
            <text:p>1830</text:p>
          </table:table-cell>
          <table:table-cell ns41:value-type="float" table:style-name="TL Data" office:value="420" office:value-type="float">
            <text:p>420</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26" office:value-type="float">
            <text:p>326</text:p>
          </table:table-cell>
          <table:table-cell ns41:value-type="string" table:style-name="TL RowHeader" office:value-type="string">
            <text:p>Leersum</text:p>
          </table:table-cell>
          <table:table-cell/>
          <table:table-cell ns41:value-type="float" table:style-name="TL Data" office:value="5220" office:value-type="float">
            <text:p>5220</text:p>
          </table:table-cell>
          <table:table-cell ns41:value-type="float" table:style-name="TL Data" office:value="215" office:value-type="float">
            <text:p>215</text:p>
          </table:table-cell>
          <table:table-cell ns41:value-type="float" table:style-name="TL Data" office:value="4930" office:value-type="float">
            <text:p>4930</text:p>
          </table:table-cell>
          <table:table-cell ns41:value-type="float" table:style-name="TL Data" office:value="75" office:value-type="float">
            <text:p>75</text:p>
          </table:table-cell>
          <table:table-cell ns41:value-type="float" table:style-name="TL Data" office:value="1320" office:value-type="float">
            <text:p>1320</text:p>
          </table:table-cell>
          <table:table-cell ns41:value-type="float" table:style-name="TL Data" office:value="1240" office:value-type="float">
            <text:p>124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4720" office:value-type="float">
            <text:p>4720</text:p>
          </table:table-cell>
          <table:table-cell ns41:value-type="float" table:style-name="TL Data" office:value="358" office:value-type="float">
            <text:p>358</text:p>
          </table:table-cell>
          <table:table-cell ns41:value-type="float" table:style-name="TL Data" office:value="285" office:value-type="float">
            <text:p>28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327" office:value-type="float">
            <text:p>327</text:p>
          </table:table-cell>
          <table:table-cell ns41:value-type="string" table:style-name="TL RowHeader" office:value-type="string">
            <text:p>Leusden</text:p>
          </table:table-cell>
          <table:table-cell/>
          <table:table-cell ns41:value-type="float" table:style-name="TL Data" office:value="10275" office:value-type="float">
            <text:p>10275</text:p>
          </table:table-cell>
          <table:table-cell ns41:value-type="float" table:style-name="TL Data" office:value="480" office:value-type="float">
            <text:p>480</text:p>
          </table:table-cell>
          <table:table-cell ns41:value-type="float" table:style-name="TL Data" office:value="9700" office:value-type="float">
            <text:p>9700</text:p>
          </table:table-cell>
          <table:table-cell ns41:value-type="float" table:style-name="TL Data" office:value="95" office:value-type="float">
            <text:p>95</text:p>
          </table:table-cell>
          <table:table-cell ns41:value-type="float" table:style-name="TL Data" office:value="2335" office:value-type="float">
            <text:p>2335</text:p>
          </table:table-cell>
          <table:table-cell ns41:value-type="float" table:style-name="TL Data" office:value="2255" office:value-type="float">
            <text:p>2255</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9645" office:value-type="float">
            <text:p>9645</text:p>
          </table:table-cell>
          <table:table-cell ns41:value-type="float" table:style-name="TL Data" office:value="413" office:value-type="float">
            <text:p>413</text:p>
          </table:table-cell>
          <table:table-cell ns41:value-type="float" table:style-name="TL Data" office:value="150" office:value-type="float">
            <text:p>15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28" office:value-type="float">
            <text:p>328</text:p>
          </table:table-cell>
          <table:table-cell ns41:value-type="string" table:style-name="TL RowHeader" office:value-type="string">
            <text:p>Linschoten</text:p>
          </table:table-cell>
          <table:table-cell/>
          <table:table-cell ns41:value-type="float" table:style-name="TL Data" office:value="4545" office:value-type="float">
            <text:p>4545</text:p>
          </table:table-cell>
          <table:table-cell ns41:value-type="float" table:style-name="TL Data" office:value="15" office:value-type="float">
            <text:p>15</text:p>
          </table:table-cell>
          <table:table-cell ns41:value-type="float" table:style-name="TL Data" office:value="4495" office:value-type="float">
            <text:p>4495</text:p>
          </table:table-cell>
          <table:table-cell ns41:value-type="float" table:style-name="TL Data" office:value="30" office:value-type="float">
            <text:p>30</text:p>
          </table:table-cell>
          <table:table-cell ns41:value-type="float" table:style-name="TL Data" office:value="1100" office:value-type="float">
            <text:p>1100</text:p>
          </table:table-cell>
          <table:table-cell ns41:value-type="float" table:style-name="TL Data" office:value="1075" office:value-type="float">
            <text:p>107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4430" office:value-type="float">
            <text:p>4430</text:p>
          </table:table-cell>
          <table:table-cell ns41:value-type="float" table:style-name="TL Data" office:value="402" office:value-type="float">
            <text:p>402</text:p>
          </table:table-cell>
          <table:table-cell ns41:value-type="float" table:style-name="TL Data" office:value="100" office:value-type="float">
            <text:p>100</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329" office:value-type="float">
            <text:p>329</text:p>
          </table:table-cell>
          <table:table-cell ns41:value-type="string" table:style-name="TL RowHeader" office:value-type="string">
            <text:p>Loenen</text:p>
          </table:table-cell>
          <table:table-cell/>
          <table:table-cell ns41:value-type="float" table:style-name="TL Data" office:value="6420" office:value-type="float">
            <text:p>6420</text:p>
          </table:table-cell>
          <table:table-cell ns41:value-type="float" table:style-name="TL Data" office:value="150" office:value-type="float">
            <text:p>150</text:p>
          </table:table-cell>
          <table:table-cell ns41:value-type="float" table:style-name="TL Data" office:value="5930" office:value-type="float">
            <text:p>5930</text:p>
          </table:table-cell>
          <table:table-cell ns41:value-type="float" table:style-name="TL Data" office:value="340" office:value-type="float">
            <text:p>340</text:p>
          </table:table-cell>
          <table:table-cell ns41:value-type="float" table:style-name="TL Data" office:value="1680" office:value-type="float">
            <text:p>1680</text:p>
          </table:table-cell>
          <table:table-cell ns41:value-type="float" table:style-name="TL Data" office:value="1610" office:value-type="float">
            <text:p>1610</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6080" office:value-type="float">
            <text:p>6080</text:p>
          </table:table-cell>
          <table:table-cell ns41:value-type="float" table:style-name="TL Data" office:value="361" office:value-type="float">
            <text:p>361</text:p>
          </table:table-cell>
          <table:table-cell ns41:value-type="float" table:style-name="TL Data" office:value="190" office:value-type="float">
            <text:p>19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330" office:value-type="float">
            <text:p>330</text:p>
          </table:table-cell>
          <table:table-cell ns41:value-type="string" table:style-name="TL RowHeader" office:value-type="string">
            <text:p>Loosdrecht</text:p>
          </table:table-cell>
          <table:table-cell/>
          <table:table-cell ns41:value-type="float" table:style-name="TL Data" office:value="7840" office:value-type="float">
            <text:p>7840</text:p>
          </table:table-cell>
          <table:table-cell ns41:value-type="float" table:style-name="TL Data" office:value="130" office:value-type="float">
            <text:p>130</text:p>
          </table:table-cell>
          <table:table-cell ns41:value-type="float" table:style-name="TL Data" office:value="7490" office:value-type="float">
            <text:p>7490</text:p>
          </table:table-cell>
          <table:table-cell ns41:value-type="float" table:style-name="TL Data" office:value="220" office:value-type="float">
            <text:p>220</text:p>
          </table:table-cell>
          <table:table-cell ns41:value-type="float" table:style-name="TL Data" office:value="2085" office:value-type="float">
            <text:p>2085</text:p>
          </table:table-cell>
          <table:table-cell ns41:value-type="float" table:style-name="TL Data" office:value="1980" office:value-type="float">
            <text:p>1980</text:p>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7465" office:value-type="float">
            <text:p>7465</text:p>
          </table:table-cell>
          <table:table-cell ns41:value-type="float" table:style-name="TL Data" office:value="358" office:value-type="float">
            <text:p>358</text:p>
          </table:table-cell>
          <table:table-cell ns41:value-type="float" table:style-name="TL Data" office:value="245" office:value-type="float">
            <text:p>24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331" office:value-type="float">
            <text:p>331</text:p>
          </table:table-cell>
          <table:table-cell ns41:value-type="string" table:style-name="TL RowHeader" office:value-type="string">
            <text:p>Lopik</text:p>
          </table:table-cell>
          <table:table-cell/>
          <table:table-cell ns41:value-type="float" table:style-name="TL Data" office:value="6245" office:value-type="float">
            <text:p>6245</text:p>
          </table:table-cell>
          <table:table-cell table:style-name="TL Data"/>
          <table:table-cell ns41:value-type="float" table:style-name="TL Data" office:value="6195" office:value-type="float">
            <text:p>6195</text:p>
          </table:table-cell>
          <table:table-cell ns41:value-type="float" table:style-name="TL Data" office:value="50" office:value-type="float">
            <text:p>50</text:p>
          </table:table-cell>
          <table:table-cell ns41:value-type="float" table:style-name="TL Data" office:value="1390" office:value-type="float">
            <text:p>1390</text:p>
          </table:table-cell>
          <table:table-cell ns41:value-type="float" table:style-name="TL Data" office:value="1315" office:value-type="float">
            <text:p>131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6125" office:value-type="float">
            <text:p>6125</text:p>
          </table:table-cell>
          <table:table-cell ns41:value-type="float" table:style-name="TL Data" office:value="441" office:value-type="float">
            <text:p>441</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32" office:value-type="float">
            <text:p>332</text:p>
          </table:table-cell>
          <table:table-cell ns41:value-type="string" table:style-name="TL RowHeader" office:value-type="string">
            <text:p>Maarn</text:p>
          </table:table-cell>
          <table:table-cell/>
          <table:table-cell ns41:value-type="float" table:style-name="TL Data" office:value="4495" office:value-type="float">
            <text:p>4495</text:p>
          </table:table-cell>
          <table:table-cell ns41:value-type="float" table:style-name="TL Data" office:value="210" office:value-type="float">
            <text:p>210</text:p>
          </table:table-cell>
          <table:table-cell ns41:value-type="float" table:style-name="TL Data" office:value="4215" office:value-type="float">
            <text:p>4215</text:p>
          </table:table-cell>
          <table:table-cell ns41:value-type="float" table:style-name="TL Data" office:value="65" office:value-type="float">
            <text:p>65</text:p>
          </table:table-cell>
          <table:table-cell ns41:value-type="float" table:style-name="TL Data" office:value="1135" office:value-type="float">
            <text:p>1135</text:p>
          </table:table-cell>
          <table:table-cell ns41:value-type="float" table:style-name="TL Data" office:value="1065" office:value-type="float">
            <text:p>1065</text:p>
          </table:table-cell>
          <table:table-cell ns41:value-type="float" table:style-name="TL Data" office:value="25" office:value-type="float">
            <text:p>25</text:p>
          </table:table-cell>
          <table:table-cell ns41:value-type="float" table:style-name="TL Data" office:value="50" office:value-type="float">
            <text:p>50</text:p>
          </table:table-cell>
          <table:table-cell ns41:value-type="float" table:style-name="TL Data" office:value="4140" office:value-type="float">
            <text:p>4140</text:p>
          </table:table-cell>
          <table:table-cell ns41:value-type="float" table:style-name="TL Data" office:value="364" office:value-type="float">
            <text:p>364</text:p>
          </table:table-cell>
          <table:table-cell ns41:value-type="float" table:style-name="TL Data" office:value="145" office:value-type="float">
            <text:p>1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333" office:value-type="float">
            <text:p>333</text:p>
          </table:table-cell>
          <table:table-cell ns41:value-type="string" table:style-name="TL RowHeader" office:value-type="string">
            <text:p>Maarssen</text:p>
          </table:table-cell>
          <table:table-cell/>
          <table:table-cell ns41:value-type="float" table:style-name="TL Data" office:value="14770" office:value-type="float">
            <text:p>14770</text:p>
          </table:table-cell>
          <table:table-cell ns41:value-type="float" table:style-name="TL Data" office:value="295" office:value-type="float">
            <text:p>295</text:p>
          </table:table-cell>
          <table:table-cell ns41:value-type="float" table:style-name="TL Data" office:value="14270" office:value-type="float">
            <text:p>14270</text:p>
          </table:table-cell>
          <table:table-cell ns41:value-type="float" table:style-name="TL Data" office:value="210" office:value-type="float">
            <text:p>210</text:p>
          </table:table-cell>
          <table:table-cell ns41:value-type="float" table:style-name="TL Data" office:value="3650" office:value-type="float">
            <text:p>3650</text:p>
          </table:table-cell>
          <table:table-cell ns41:value-type="float" table:style-name="TL Data" office:value="3510" office:value-type="float">
            <text:p>3510</text:p>
          </table:table-cell>
          <table:table-cell ns41:value-type="float" table:style-name="TL Data" office:value="60" office:value-type="float">
            <text:p>60</text:p>
          </table:table-cell>
          <table:table-cell ns41:value-type="float" table:style-name="TL Data" office:value="80" office:value-type="float">
            <text:p>80</text:p>
          </table:table-cell>
          <table:table-cell ns41:value-type="float" table:style-name="TL Data" office:value="13925" office:value-type="float">
            <text:p>13925</text:p>
          </table:table-cell>
          <table:table-cell ns41:value-type="float" table:style-name="TL Data" office:value="381" office:value-type="float">
            <text:p>381</text:p>
          </table:table-cell>
          <table:table-cell ns41:value-type="float" table:style-name="TL Data" office:value="550" office:value-type="float">
            <text:p>550</text:p>
          </table:table-cell>
          <table:table-cell ns41:value-type="float" table:style-name="TL Data" office:value="170" office:value-type="float">
            <text:p>170</text:p>
          </table:table-cell>
          <table:table-cell table:number-columns-repeated="1009"/>
        </table:table-row>
        <table:table-row table:style-name="ro6">
          <table:table-cell ns41:value-type="float" table:style-name="TL RowHeader" office:value="334" office:value-type="float">
            <text:p>334</text:p>
          </table:table-cell>
          <table:table-cell ns41:value-type="string" table:style-name="TL RowHeader" office:value-type="string">
            <text:p>Maartensdijk</text:p>
          </table:table-cell>
          <table:table-cell/>
          <table:table-cell ns41:value-type="float" table:style-name="TL Data" office:value="8570" office:value-type="float">
            <text:p>8570</text:p>
          </table:table-cell>
          <table:table-cell ns41:value-type="float" table:style-name="TL Data" office:value="200" office:value-type="float">
            <text:p>200</text:p>
          </table:table-cell>
          <table:table-cell ns41:value-type="float" table:style-name="TL Data" office:value="8245" office:value-type="float">
            <text:p>8245</text:p>
          </table:table-cell>
          <table:table-cell ns41:value-type="float" table:style-name="TL Data" office:value="120" office:value-type="float">
            <text:p>120</text:p>
          </table:table-cell>
          <table:table-cell ns41:value-type="float" table:style-name="TL Data" office:value="2155" office:value-type="float">
            <text:p>2155</text:p>
          </table:table-cell>
          <table:table-cell ns41:value-type="float" table:style-name="TL Data" office:value="2065" office:value-type="float">
            <text:p>2065</text:p>
          </table:table-cell>
          <table:table-cell ns41:value-type="float" table:style-name="TL Data" office:value="35" office:value-type="float">
            <text:p>35</text:p>
          </table:table-cell>
          <table:table-cell ns41:value-type="float" table:style-name="TL Data" office:value="55" office:value-type="float">
            <text:p>55</text:p>
          </table:table-cell>
          <table:table-cell ns41:value-type="float" table:style-name="TL Data" office:value="8105" office:value-type="float">
            <text:p>8105</text:p>
          </table:table-cell>
          <table:table-cell ns41:value-type="float" table:style-name="TL Data" office:value="376" office:value-type="float">
            <text:p>376</text:p>
          </table:table-cell>
          <table:table-cell ns41:value-type="float" table:style-name="TL Data" office:value="265" office:value-type="float">
            <text:p>265</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335" office:value-type="float">
            <text:p>335</text:p>
          </table:table-cell>
          <table:table-cell ns41:value-type="string" table:style-name="TL RowHeader" office:value-type="string">
            <text:p>Montfoort</text:p>
          </table:table-cell>
          <table:table-cell/>
          <table:table-cell ns41:value-type="float" table:style-name="TL Data" office:value="2345" office:value-type="float">
            <text:p>2345</text:p>
          </table:table-cell>
          <table:table-cell ns41:value-type="float" table:style-name="TL Data" office:value="105" office:value-type="float">
            <text:p>105</text:p>
          </table:table-cell>
          <table:table-cell ns41:value-type="float" table:style-name="TL Data" office:value="2210" office:value-type="float">
            <text:p>2210</text:p>
          </table:table-cell>
          <table:table-cell ns41:value-type="float" table:style-name="TL Data" office:value="30" office:value-type="float">
            <text:p>30</text:p>
          </table:table-cell>
          <table:table-cell ns41:value-type="float" table:style-name="TL Data" office:value="520" office:value-type="float">
            <text:p>520</text:p>
          </table:table-cell>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175" office:value-type="float">
            <text:p>2175</text:p>
          </table:table-cell>
          <table:table-cell ns41:value-type="float" table:style-name="TL Data" office:value="418" office:value-type="float">
            <text:p>418</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36" office:value-type="float">
            <text:p>336</text:p>
          </table:table-cell>
          <table:table-cell ns41:value-type="string" table:style-name="TL RowHeader" office:value-type="string">
            <text:p>Mijdrecht</text:p>
          </table:table-cell>
          <table:table-cell/>
          <table:table-cell ns41:value-type="float" table:style-name="TL Data" office:value="10080" office:value-type="float">
            <text:p>10080</text:p>
          </table:table-cell>
          <table:table-cell ns41:value-type="float" table:style-name="TL Data" office:value="125" office:value-type="float">
            <text:p>125</text:p>
          </table:table-cell>
          <table:table-cell ns41:value-type="float" table:style-name="TL Data" office:value="9625" office:value-type="float">
            <text:p>9625</text:p>
          </table:table-cell>
          <table:table-cell ns41:value-type="float" table:style-name="TL Data" office:value="330" office:value-type="float">
            <text:p>330</text:p>
          </table:table-cell>
          <table:table-cell ns41:value-type="float" table:style-name="TL Data" office:value="2415" office:value-type="float">
            <text:p>2415</text:p>
          </table:table-cell>
          <table:table-cell ns41:value-type="float" table:style-name="TL Data" office:value="2335" office:value-type="float">
            <text:p>2335</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9765" office:value-type="float">
            <text:p>9765</text:p>
          </table:table-cell>
          <table:table-cell ns41:value-type="float" table:style-name="TL Data" office:value="404" office:value-type="float">
            <text:p>404</text:p>
          </table:table-cell>
          <table:table-cell ns41:value-type="float" table:style-name="TL Data" office:value="190" office:value-type="float">
            <text:p>19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337" office:value-type="float">
            <text:p>337</text:p>
          </table:table-cell>
          <table:table-cell ns41:value-type="string" table:style-name="TL RowHeader" office:value-type="string">
            <text:p>Nigtevecht</text:p>
          </table:table-cell>
          <table:table-cell/>
          <table:table-cell ns41:value-type="float" table:style-name="TL Data" office:value="1155" office:value-type="float">
            <text:p>1155</text:p>
          </table:table-cell>
          <table:table-cell ns41:value-type="float" table:style-name="TL Data" office:value="30" office:value-type="float">
            <text:p>30</text:p>
          </table:table-cell>
          <table:table-cell ns41:value-type="float" table:style-name="TL Data" office:value="1000" office:value-type="float">
            <text:p>1000</text:p>
          </table:table-cell>
          <table:table-cell ns41:value-type="float" table:style-name="TL Data" office:value="125" office:value-type="float">
            <text:p>125</text:p>
          </table:table-cell>
          <table:table-cell ns41:value-type="float" table:style-name="TL Data" office:value="290" office:value-type="float">
            <text:p>290</text:p>
          </table:table-cell>
          <table:table-cell ns41:value-type="float" table:style-name="TL Data" office:value="270" office:value-type="float">
            <text:p>27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95" office:value-type="float">
            <text:p>1095</text:p>
          </table:table-cell>
          <table:table-cell ns41:value-type="float" table:style-name="TL Data" office:value="380" office:value-type="float">
            <text:p>380</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38" office:value-type="float">
            <text:p>338</text:p>
          </table:table-cell>
          <table:table-cell ns41:value-type="string" table:style-name="TL RowHeader" office:value-type="string">
            <text:p>Polsbroek</text:p>
          </table:table-cell>
          <table:table-cell/>
          <table:table-cell ns41:value-type="float" table:style-name="TL Data" office:value="1110" office:value-type="float">
            <text:p>1110</text:p>
          </table:table-cell>
          <table:table-cell table:style-name="TL Data"/>
          <table:table-cell ns41:value-type="float" table:style-name="TL Data" office:value="1100" office:value-type="float">
            <text:p>1100</text:p>
          </table:table-cell>
          <table:table-cell ns41:value-type="float" table:style-name="TL Data" office:value="10" office:value-type="float">
            <text:p>10</text:p>
          </table:table-cell>
          <table:table-cell ns41:value-type="float" table:style-name="TL Data" office:value="265" office:value-type="float">
            <text:p>265</text:p>
          </table:table-cell>
          <table:table-cell ns41:value-type="float" table:style-name="TL Data" office:value="250" office:value-type="float">
            <text:p>250</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095" office:value-type="float">
            <text:p>1095</text:p>
          </table:table-cell>
          <table:table-cell ns41:value-type="float" table:style-name="TL Data" office:value="414" office:value-type="float">
            <text:p>414</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339" office:value-type="float">
            <text:p>339</text:p>
          </table:table-cell>
          <table:table-cell ns41:value-type="string" table:style-name="TL RowHeader" office:value-type="string">
            <text:p>Renswoude</text:p>
          </table:table-cell>
          <table:table-cell/>
          <table:table-cell ns41:value-type="float" table:style-name="TL Data" office:value="2750" office:value-type="float">
            <text:p>2750</text:p>
          </table:table-cell>
          <table:table-cell table:style-name="TL Data"/>
          <table:table-cell ns41:value-type="float" table:style-name="TL Data" office:value="2680" office:value-type="float">
            <text:p>2680</text:p>
          </table:table-cell>
          <table:table-cell ns41:value-type="float" table:style-name="TL Data" office:value="70" office:value-type="float">
            <text:p>70</text:p>
          </table:table-cell>
          <table:table-cell ns41:value-type="float" table:style-name="TL Data" office:value="645" office:value-type="float">
            <text:p>645</text:p>
          </table:table-cell>
          <table:table-cell ns41:value-type="float" table:style-name="TL Data" office:value="605" office:value-type="float">
            <text:p>60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2720" office:value-type="float">
            <text:p>2720</text:p>
          </table:table-cell>
          <table:table-cell ns41:value-type="float" table:style-name="TL Data" office:value="422" office:value-type="float">
            <text:p>422</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340" office:value-type="float">
            <text:p>340</text:p>
          </table:table-cell>
          <table:table-cell ns41:value-type="string" table:style-name="TL RowHeader" office:value-type="string">
            <text:p>Rhenen</text:p>
          </table:table-cell>
          <table:table-cell/>
          <table:table-cell ns41:value-type="float" table:style-name="TL Data" office:value="15500" office:value-type="float">
            <text:p>15500</text:p>
          </table:table-cell>
          <table:table-cell ns41:value-type="float" table:style-name="TL Data" office:value="330" office:value-type="float">
            <text:p>330</text:p>
          </table:table-cell>
          <table:table-cell ns41:value-type="float" table:style-name="TL Data" office:value="14930" office:value-type="float">
            <text:p>14930</text:p>
          </table:table-cell>
          <table:table-cell ns41:value-type="float" table:style-name="TL Data" office:value="240" office:value-type="float">
            <text:p>240</text:p>
          </table:table-cell>
          <table:table-cell ns41:value-type="float" table:style-name="TL Data" office:value="4020" office:value-type="float">
            <text:p>4020</text:p>
          </table:table-cell>
          <table:table-cell ns41:value-type="float" table:style-name="TL Data" office:value="3840" office:value-type="float">
            <text:p>3840</text:p>
          </table:table-cell>
          <table:table-cell ns41:value-type="float" table:style-name="TL Data" office:value="75" office:value-type="float">
            <text:p>75</text:p>
          </table:table-cell>
          <table:table-cell ns41:value-type="float" table:style-name="TL Data" office:value="105" office:value-type="float">
            <text:p>105</text:p>
          </table:table-cell>
          <table:table-cell ns41:value-type="float" table:style-name="TL Data" office:value="14700" office:value-type="float">
            <text:p>14700</text:p>
          </table:table-cell>
          <table:table-cell ns41:value-type="float" table:style-name="TL Data" office:value="366" office:value-type="float">
            <text:p>366</text:p>
          </table:table-cell>
          <table:table-cell ns41:value-type="float" table:style-name="TL Data" office:value="470" office:value-type="float">
            <text:p>470</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341" office:value-type="float">
            <text:p>341</text:p>
          </table:table-cell>
          <table:table-cell ns41:value-type="string" table:style-name="TL RowHeader" office:value-type="string">
            <text:p>Snelrewaard</text:p>
          </table:table-cell>
          <table:table-cell/>
          <table:table-cell ns41:value-type="float" table:style-name="TL Data" office:value="790" office:value-type="float">
            <text:p>790</text:p>
          </table:table-cell>
          <table:table-cell table:style-name="TL Data"/>
          <table:table-cell ns41:value-type="float" table:style-name="TL Data" office:value="780" office:value-type="float">
            <text:p>780</text:p>
          </table:table-cell>
          <table:table-cell ns41:value-type="float" table:style-name="TL Data" office:value="15" office:value-type="float">
            <text:p>15</text:p>
          </table:table-cell>
          <table:table-cell ns41:value-type="float" table:style-name="TL Data" office:value="160" office:value-type="float">
            <text:p>160</text:p>
          </table:table-cell>
          <table:table-cell ns41:value-type="float" table:style-name="TL Data" office:value="150" office:value-type="float">
            <text:p>150</text:p>
          </table:table-cell>
          <table:table-cell ns41:value-type="float" office:value="5" table:style-name="TL Data" table:number-columns-repeated="2" office:value-type="float">
            <text:p>5</text:p>
          </table:table-cell>
          <table:table-cell ns41:value-type="float" table:style-name="TL Data" office:value="780" office:value-type="float">
            <text:p>780</text:p>
          </table:table-cell>
          <table:table-cell ns41:value-type="float" table:style-name="TL Data" office:value="488" office:value-type="float">
            <text:p>488</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342" office:value-type="float">
            <text:p>342</text:p>
          </table:table-cell>
          <table:table-cell ns41:value-type="string" table:style-name="TL RowHeader" office:value-type="string">
            <text:p>Soest</text:p>
          </table:table-cell>
          <table:table-cell/>
          <table:table-cell ns41:value-type="float" table:style-name="TL Data" office:value="37110" office:value-type="float">
            <text:p>37110</text:p>
          </table:table-cell>
          <table:table-cell ns41:value-type="float" table:style-name="TL Data" office:value="1035" office:value-type="float">
            <text:p>1035</text:p>
          </table:table-cell>
          <table:table-cell ns41:value-type="float" table:style-name="TL Data" office:value="35530" office:value-type="float">
            <text:p>35530</text:p>
          </table:table-cell>
          <table:table-cell ns41:value-type="float" table:style-name="TL Data" office:value="550" office:value-type="float">
            <text:p>550</text:p>
          </table:table-cell>
          <table:table-cell ns41:value-type="float" table:style-name="TL Data" office:value="9445" office:value-type="float">
            <text:p>9445</text:p>
          </table:table-cell>
          <table:table-cell ns41:value-type="float" table:style-name="TL Data" office:value="9085" office:value-type="float">
            <text:p>9085</text:p>
          </table:table-cell>
          <table:table-cell ns41:value-type="float" table:style-name="TL Data" office:value="70" office:value-type="float">
            <text:p>70</text:p>
          </table:table-cell>
          <table:table-cell ns41:value-type="float" table:style-name="TL Data" office:value="285" office:value-type="float">
            <text:p>285</text:p>
          </table:table-cell>
          <table:table-cell ns41:value-type="float" table:style-name="TL Data" office:value="34125" office:value-type="float">
            <text:p>34125</text:p>
          </table:table-cell>
          <table:table-cell ns41:value-type="float" table:style-name="TL Data" office:value="361" office:value-type="float">
            <text:p>361</text:p>
          </table:table-cell>
          <table:table-cell ns41:value-type="float" table:style-name="TL Data" office:value="1950" office:value-type="float">
            <text:p>1950</text:p>
          </table:table-cell>
          <table:table-cell ns41:value-type="float" table:style-name="TL Data" office:value="395" office:value-type="float">
            <text:p>395</text:p>
          </table:table-cell>
          <table:table-cell table:number-columns-repeated="1009"/>
        </table:table-row>
        <table:table-row table:style-name="ro6">
          <table:table-cell ns41:value-type="float" table:style-name="TL RowHeader" office:value="344" office:value-type="float">
            <text:p>344</text:p>
          </table:table-cell>
          <table:table-cell ns41:value-type="string" table:style-name="TL RowHeader" office:value-type="string">
            <text:p>Utrecht</text:p>
          </table:table-cell>
          <table:table-cell/>
          <table:table-cell ns41:value-type="float" table:style-name="TL Data" office:value="273080" office:value-type="float">
            <text:p>273080</text:p>
          </table:table-cell>
          <table:table-cell ns41:value-type="float" table:style-name="TL Data" office:value="5105" office:value-type="float">
            <text:p>5105</text:p>
          </table:table-cell>
          <table:table-cell ns41:value-type="float" table:style-name="TL Data" office:value="261195" office:value-type="float">
            <text:p>261195</text:p>
          </table:table-cell>
          <table:table-cell ns41:value-type="float" table:style-name="TL Data" office:value="6780" office:value-type="float">
            <text:p>6780</text:p>
          </table:table-cell>
          <table:table-cell ns41:value-type="float" table:style-name="TL Data" office:value="67690" office:value-type="float">
            <text:p>67690</text:p>
          </table:table-cell>
          <table:table-cell ns41:value-type="float" table:style-name="TL Data" office:value="64735" office:value-type="float">
            <text:p>64735</text:p>
          </table:table-cell>
          <table:table-cell ns41:value-type="float" table:style-name="TL Data" office:value="760" office:value-type="float">
            <text:p>760</text:p>
          </table:table-cell>
          <table:table-cell ns41:value-type="float" table:style-name="TL Data" office:value="2195" office:value-type="float">
            <text:p>2195</text:p>
          </table:table-cell>
          <table:table-cell ns41:value-type="float" table:style-name="TL Data" office:value="235500" office:value-type="float">
            <text:p>235500</text:p>
          </table:table-cell>
          <table:table-cell ns41:value-type="float" table:style-name="TL Data" office:value="348" office:value-type="float">
            <text:p>348</text:p>
          </table:table-cell>
          <table:table-cell ns41:value-type="float" table:style-name="TL Data" office:value="32480" office:value-type="float">
            <text:p>32480</text:p>
          </table:table-cell>
          <table:table-cell ns41:value-type="float" table:style-name="TL Data" office:value="13865" office:value-type="float">
            <text:p>13865</text:p>
          </table:table-cell>
          <table:table-cell table:number-columns-repeated="1009"/>
        </table:table-row>
        <table:table-row table:style-name="ro6">
          <table:table-cell ns41:value-type="float" table:style-name="TL RowHeader" office:value="345" office:value-type="float">
            <text:p>345</text:p>
          </table:table-cell>
          <table:table-cell ns41:value-type="string" table:style-name="TL RowHeader" office:value-type="string">
            <text:p>Veenendaal</text:p>
          </table:table-cell>
          <table:table-cell/>
          <table:table-cell ns41:value-type="float" table:style-name="TL Data" office:value="30310" office:value-type="float">
            <text:p>30310</text:p>
          </table:table-cell>
          <table:table-cell ns41:value-type="float" table:style-name="TL Data" office:value="195" office:value-type="float">
            <text:p>195</text:p>
          </table:table-cell>
          <table:table-cell ns41:value-type="float" table:style-name="TL Data" office:value="29885" office:value-type="float">
            <text:p>29885</text:p>
          </table:table-cell>
          <table:table-cell ns41:value-type="float" table:style-name="TL Data" office:value="225" office:value-type="float">
            <text:p>225</text:p>
          </table:table-cell>
          <table:table-cell ns41:value-type="float" table:style-name="TL Data" office:value="8040" office:value-type="float">
            <text:p>8040</text:p>
          </table:table-cell>
          <table:table-cell ns41:value-type="float" table:style-name="TL Data" office:value="7800" office:value-type="float">
            <text:p>7800</text:p>
          </table:table-cell>
          <table:table-cell ns41:value-type="float" table:style-name="TL Data" office:value="90" office:value-type="float">
            <text:p>90</text:p>
          </table:table-cell>
          <table:table-cell ns41:value-type="float" table:style-name="TL Data" office:value="150" office:value-type="float">
            <text:p>150</text:p>
          </table:table-cell>
          <table:table-cell ns41:value-type="float" table:style-name="TL Data" office:value="29065" office:value-type="float">
            <text:p>29065</text:p>
          </table:table-cell>
          <table:table-cell ns41:value-type="float" table:style-name="TL Data" office:value="362" office:value-type="float">
            <text:p>362</text:p>
          </table:table-cell>
          <table:table-cell ns41:value-type="float" table:style-name="TL Data" office:value="1050" office:value-type="float">
            <text:p>1050</text:p>
          </table:table-cell>
          <table:table-cell ns41:value-type="float" table:style-name="TL Data" office:value="155" office:value-type="float">
            <text:p>155</text:p>
          </table:table-cell>
          <table:table-cell table:number-columns-repeated="1009"/>
        </table:table-row>
        <table:table-row table:style-name="ro6">
          <table:table-cell ns41:value-type="float" table:style-name="TL RowHeader" office:value="346" office:value-type="float">
            <text:p>346</text:p>
          </table:table-cell>
          <table:table-cell ns41:value-type="string" table:style-name="TL RowHeader" office:value-type="string">
            <text:p>Vinkeveen en Waverveen</text:p>
          </table:table-cell>
          <table:table-cell/>
          <table:table-cell ns41:value-type="float" table:style-name="TL Data" office:value="7320" office:value-type="float">
            <text:p>7320</text:p>
          </table:table-cell>
          <table:table-cell ns41:value-type="float" table:style-name="TL Data" office:value="150" office:value-type="float">
            <text:p>150</text:p>
          </table:table-cell>
          <table:table-cell ns41:value-type="float" table:style-name="TL Data" office:value="6900" office:value-type="float">
            <text:p>6900</text:p>
          </table:table-cell>
          <table:table-cell ns41:value-type="float" table:style-name="TL Data" office:value="265" office:value-type="float">
            <text:p>265</text:p>
          </table:table-cell>
          <table:table-cell ns41:value-type="float" table:style-name="TL Data" office:value="1690" office:value-type="float">
            <text:p>1690</text:p>
          </table:table-cell>
          <table:table-cell ns41:value-type="float" table:style-name="TL Data" office:value="1595" office:value-type="float">
            <text:p>1595</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6995" office:value-type="float">
            <text:p>6995</text:p>
          </table:table-cell>
          <table:table-cell ns41:value-type="float" table:style-name="TL Data" office:value="414" office:value-type="float">
            <text:p>414</text:p>
          </table:table-cell>
          <table:table-cell ns41:value-type="float" table:style-name="TL Data" office:value="170" office:value-type="float">
            <text:p>17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347" office:value-type="float">
            <text:p>347</text:p>
          </table:table-cell>
          <table:table-cell ns41:value-type="string" table:style-name="TL RowHeader" office:value-type="string">
            <text:p>Vleuten-De Meern</text:p>
          </table:table-cell>
          <table:table-cell/>
          <table:table-cell ns41:value-type="float" table:style-name="TL Data" office:value="15975" office:value-type="float">
            <text:p>15975</text:p>
          </table:table-cell>
          <table:table-cell ns41:value-type="float" table:style-name="TL Data" office:value="75" office:value-type="float">
            <text:p>75</text:p>
          </table:table-cell>
          <table:table-cell ns41:value-type="float" table:style-name="TL Data" office:value="15875" office:value-type="float">
            <text:p>15875</text:p>
          </table:table-cell>
          <table:table-cell ns41:value-type="float" table:style-name="TL Data" office:value="25" office:value-type="float">
            <text:p>25</text:p>
          </table:table-cell>
          <table:table-cell ns41:value-type="float" table:style-name="TL Data" office:value="3750" office:value-type="float">
            <text:p>3750</text:p>
          </table:table-cell>
          <table:table-cell ns41:value-type="float" table:style-name="TL Data" office:value="3630" office:value-type="float">
            <text:p>3630</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15580" office:value-type="float">
            <text:p>15580</text:p>
          </table:table-cell>
          <table:table-cell ns41:value-type="float" table:style-name="TL Data" office:value="415" office:value-type="float">
            <text:p>415</text:p>
          </table:table-cell>
          <table:table-cell ns41:value-type="float" table:style-name="TL Data" office:value="325" office:value-type="float">
            <text:p>32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348" office:value-type="float">
            <text:p>348</text:p>
          </table:table-cell>
          <table:table-cell ns41:value-type="string" table:style-name="TL RowHeader" office:value-type="string">
            <text:p>Vreeswijk</text:p>
          </table:table-cell>
          <table:table-cell/>
          <table:table-cell ns41:value-type="float" table:style-name="TL Data" office:value="5505" office:value-type="float">
            <text:p>5505</text:p>
          </table:table-cell>
          <table:table-cell ns41:value-type="float" table:style-name="TL Data" office:value="320" office:value-type="float">
            <text:p>320</text:p>
          </table:table-cell>
          <table:table-cell ns41:value-type="float" table:style-name="TL Data" office:value="4875" office:value-type="float">
            <text:p>4875</text:p>
          </table:table-cell>
          <table:table-cell ns41:value-type="float" table:style-name="TL Data" office:value="315" office:value-type="float">
            <text:p>315</text:p>
          </table:table-cell>
          <table:table-cell ns41:value-type="float" table:style-name="TL Data" office:value="1355" office:value-type="float">
            <text:p>1355</text:p>
          </table:table-cell>
          <table:table-cell ns41:value-type="float" table:style-name="TL Data" office:value="1305" office:value-type="float">
            <text:p>130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5015" office:value-type="float">
            <text:p>5015</text:p>
          </table:table-cell>
          <table:table-cell ns41:value-type="float" table:style-name="TL Data" office:value="370" office:value-type="float">
            <text:p>370</text:p>
          </table:table-cell>
          <table:table-cell ns41:value-type="float" table:style-name="TL Data" office:value="170" office:value-type="float">
            <text:p>17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349" office:value-type="float">
            <text:p>349</text:p>
          </table:table-cell>
          <table:table-cell ns41:value-type="string" table:style-name="TL RowHeader" office:value-type="string">
            <text:p>Willeskop</text:p>
          </table:table-cell>
          <table:table-cell/>
          <table:table-cell ns41:value-type="float" table:style-name="TL Data" office:value="1060" office:value-type="float">
            <text:p>1060</text:p>
          </table:table-cell>
          <table:table-cell table:style-name="TL Data"/>
          <table:table-cell ns41:value-type="float" table:style-name="TL Data" office:value="1050" office:value-type="float">
            <text:p>1050</text:p>
          </table:table-cell>
          <table:table-cell ns41:value-type="float" table:style-name="TL Data" office:value="10" office:value-type="float">
            <text:p>10</text:p>
          </table:table-cell>
          <table:table-cell ns41:value-type="float" table:style-name="TL Data" office:value="220" office:value-type="float">
            <text:p>220</text:p>
          </table:table-cell>
          <table:table-cell ns41:value-type="float" table:style-name="TL Data" office:value="210" office:value-type="float">
            <text:p>210</text:p>
          </table:table-cell>
          <table:table-cell ns41:value-type="float" office:value="5" table:style-name="TL Data" table:number-columns-repeated="2" office:value-type="float">
            <text:p>5</text:p>
          </table:table-cell>
          <table:table-cell ns41:value-type="float" table:style-name="TL Data" office:value="1045" office:value-type="float">
            <text:p>1045</text:p>
          </table:table-cell>
          <table:table-cell ns41:value-type="float" table:style-name="TL Data" office:value="470" office:value-type="float">
            <text:p>470</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350" office:value-type="float">
            <text:p>350</text:p>
          </table:table-cell>
          <table:table-cell ns41:value-type="string" table:style-name="TL RowHeader" office:value-type="string">
            <text:p>Wilnis</text:p>
          </table:table-cell>
          <table:table-cell/>
          <table:table-cell ns41:value-type="float" table:style-name="TL Data" office:value="4355" office:value-type="float">
            <text:p>4355</text:p>
          </table:table-cell>
          <table:table-cell table:style-name="TL Data"/>
          <table:table-cell ns41:value-type="float" table:style-name="TL Data" office:value="4030" office:value-type="float">
            <text:p>4030</text:p>
          </table:table-cell>
          <table:table-cell ns41:value-type="float" table:style-name="TL Data" office:value="325" office:value-type="float">
            <text:p>325</text:p>
          </table:table-cell>
          <table:table-cell ns41:value-type="float" table:style-name="TL Data" office:value="1030" office:value-type="float">
            <text:p>1030</text:p>
          </table:table-cell>
          <table:table-cell ns41:value-type="float" table:style-name="TL Data" office:value="990" office:value-type="float">
            <text:p>99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4285" office:value-type="float">
            <text:p>4285</text:p>
          </table:table-cell>
          <table:table-cell ns41:value-type="float" table:style-name="TL Data" office:value="417" office:value-type="float">
            <text:p>417</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51" office:value-type="float">
            <text:p>351</text:p>
          </table:table-cell>
          <table:table-cell ns41:value-type="string" table:style-name="TL RowHeader" office:value-type="string">
            <text:p>Woudenberg</text:p>
          </table:table-cell>
          <table:table-cell/>
          <table:table-cell ns41:value-type="float" table:style-name="TL Data" office:value="8120" office:value-type="float">
            <text:p>8120</text:p>
          </table:table-cell>
          <table:table-cell ns41:value-type="float" table:style-name="TL Data" office:value="230" office:value-type="float">
            <text:p>230</text:p>
          </table:table-cell>
          <table:table-cell ns41:value-type="float" table:style-name="TL Data" office:value="7855" office:value-type="float">
            <text:p>7855</text:p>
          </table:table-cell>
          <table:table-cell ns41:value-type="float" table:style-name="TL Data" office:value="35" office:value-type="float">
            <text:p>35</text:p>
          </table:table-cell>
          <table:table-cell ns41:value-type="float" table:style-name="TL Data" office:value="2005" office:value-type="float">
            <text:p>2005</text:p>
          </table:table-cell>
          <table:table-cell ns41:value-type="float" table:style-name="TL Data" office:value="1940" office:value-type="float">
            <text:p>1940</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7715" office:value-type="float">
            <text:p>7715</text:p>
          </table:table-cell>
          <table:table-cell ns41:value-type="float" table:style-name="TL Data" office:value="385" office:value-type="float">
            <text:p>385</text:p>
          </table:table-cell>
          <table:table-cell ns41:value-type="float" table:style-name="TL Data" office:value="175" office:value-type="float">
            <text:p>17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352" office:value-type="float">
            <text:p>352</text:p>
          </table:table-cell>
          <table:table-cell ns41:value-type="string" table:style-name="TL RowHeader" office:value-type="string">
            <text:p>Wijk bij Duurstede</text:p>
          </table:table-cell>
          <table:table-cell/>
          <table:table-cell ns41:value-type="float" table:style-name="TL Data" office:value="5675" office:value-type="float">
            <text:p>5675</text:p>
          </table:table-cell>
          <table:table-cell ns41:value-type="float" table:style-name="TL Data" office:value="80" office:value-type="float">
            <text:p>80</text:p>
          </table:table-cell>
          <table:table-cell ns41:value-type="float" table:style-name="TL Data" office:value="5450" office:value-type="float">
            <text:p>5450</text:p>
          </table:table-cell>
          <table:table-cell ns41:value-type="float" table:style-name="TL Data" office:value="145" office:value-type="float">
            <text:p>145</text:p>
          </table:table-cell>
          <table:table-cell ns41:value-type="float" table:style-name="TL Data" office:value="1365" office:value-type="float">
            <text:p>1365</text:p>
          </table:table-cell>
          <table:table-cell ns41:value-type="float" table:style-name="TL Data" office:value="1300" office:value-type="float">
            <text:p>130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5485" office:value-type="float">
            <text:p>5485</text:p>
          </table:table-cell>
          <table:table-cell ns41:value-type="float" table:style-name="TL Data" office:value="401" office:value-type="float">
            <text:p>401</text:p>
          </table:table-cell>
          <table:table-cell ns41:value-type="float" table:style-name="TL Data" office:value="110" office:value-type="float">
            <text:p>11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53" office:value-type="float">
            <text:p>353</text:p>
          </table:table-cell>
          <table:table-cell ns41:value-type="string" table:style-name="TL RowHeader" office:value-type="string">
            <text:p>IJsselstein</text:p>
          </table:table-cell>
          <table:table-cell/>
          <table:table-cell ns41:value-type="float" table:style-name="TL Data" office:value="9915" office:value-type="float">
            <text:p>9915</text:p>
          </table:table-cell>
          <table:table-cell ns41:value-type="float" table:style-name="TL Data" office:value="225" office:value-type="float">
            <text:p>225</text:p>
          </table:table-cell>
          <table:table-cell ns41:value-type="float" table:style-name="TL Data" office:value="9620" office:value-type="float">
            <text:p>9620</text:p>
          </table:table-cell>
          <table:table-cell ns41:value-type="float" table:style-name="TL Data" office:value="75" office:value-type="float">
            <text:p>75</text:p>
          </table:table-cell>
          <table:table-cell ns41:value-type="float" table:style-name="TL Data" office:value="2370" office:value-type="float">
            <text:p>2370</text:p>
          </table:table-cell>
          <table:table-cell ns41:value-type="float" table:style-name="TL Data" office:value="2285" office:value-type="float">
            <text:p>2285</text:p>
          </table:table-cell>
          <table:table-cell ns41:value-type="float" table:style-name="TL Data" office:value="40" office:value-type="float">
            <text:p>40</text:p>
          </table:table-cell>
          <table:table-cell ns41:value-type="float" table:style-name="TL Data" office:value="50" office:value-type="float">
            <text:p>50</text:p>
          </table:table-cell>
          <table:table-cell ns41:value-type="float" table:style-name="TL Data" office:value="9480" office:value-type="float">
            <text:p>9480</text:p>
          </table:table-cell>
          <table:table-cell ns41:value-type="float" table:style-name="TL Data" office:value="400" office:value-type="float">
            <text:p>400</text:p>
          </table:table-cell>
          <table:table-cell ns41:value-type="float" table:style-name="TL Data" office:value="210" office:value-type="float">
            <text:p>21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354" office:value-type="float">
            <text:p>354</text:p>
          </table:table-cell>
          <table:table-cell ns41:value-type="string" table:style-name="TL RowHeader" office:value-type="string">
            <text:p>Zegveld</text:p>
          </table:table-cell>
          <table:table-cell/>
          <table:table-cell ns41:value-type="float" table:style-name="TL Data" office:value="1640" office:value-type="float">
            <text:p>1640</text:p>
          </table:table-cell>
          <table:table-cell table:style-name="TL Data"/>
          <table:table-cell ns41:value-type="float" table:style-name="TL Data" office:value="1625" office:value-type="float">
            <text:p>1625</text:p>
          </table:table-cell>
          <table:table-cell ns41:value-type="float" table:style-name="TL Data" office:value="20" office:value-type="float">
            <text:p>20</text:p>
          </table:table-cell>
          <table:table-cell ns41:value-type="float" table:style-name="TL Data" office:value="365" office:value-type="float">
            <text:p>365</text:p>
          </table:table-cell>
          <table:table-cell ns41:value-type="float" table:style-name="TL Data" office:value="350" office:value-type="float">
            <text:p>35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595" office:value-type="float">
            <text:p>1595</text:p>
          </table:table-cell>
          <table:table-cell ns41:value-type="float" table:style-name="TL Data" office:value="434" office:value-type="float">
            <text:p>434</text:p>
          </table:table-cell>
          <table:table-cell ns41:value-type="float" table:style-name="TL Data" office:value="50" office:value-type="float">
            <text:p>50</text:p>
          </table:table-cell>
          <table:table-cell table:style-name="TL Data"/>
          <table:table-cell table:number-columns-repeated="1009"/>
        </table:table-row>
        <table:table-row table:style-name="ro6">
          <table:table-cell ns41:value-type="float" table:style-name="TL RowHeader" office:value="355" office:value-type="float">
            <text:p>355</text:p>
          </table:table-cell>
          <table:table-cell ns41:value-type="string" table:style-name="TL RowHeader" office:value-type="string">
            <text:p>Zeist</text:p>
          </table:table-cell>
          <table:table-cell/>
          <table:table-cell ns41:value-type="float" table:style-name="TL Data" office:value="55905" office:value-type="float">
            <text:p>55905</text:p>
          </table:table-cell>
          <table:table-cell ns41:value-type="float" table:style-name="TL Data" office:value="4370" office:value-type="float">
            <text:p>4370</text:p>
          </table:table-cell>
          <table:table-cell ns41:value-type="float" table:style-name="TL Data" office:value="50940" office:value-type="float">
            <text:p>50940</text:p>
          </table:table-cell>
          <table:table-cell ns41:value-type="float" table:style-name="TL Data" office:value="595" office:value-type="float">
            <text:p>595</text:p>
          </table:table-cell>
          <table:table-cell ns41:value-type="float" table:style-name="TL Data" office:value="13435" office:value-type="float">
            <text:p>13435</text:p>
          </table:table-cell>
          <table:table-cell ns41:value-type="float" table:style-name="TL Data" office:value="12805" office:value-type="float">
            <text:p>12805</text:p>
          </table:table-cell>
          <table:table-cell ns41:value-type="float" table:style-name="TL Data" office:value="110" office:value-type="float">
            <text:p>110</text:p>
          </table:table-cell>
          <table:table-cell ns41:value-type="float" table:style-name="TL Data" office:value="520" office:value-type="float">
            <text:p>520</text:p>
          </table:table-cell>
          <table:table-cell ns41:value-type="float" table:style-name="TL Data" office:value="47060" office:value-type="float">
            <text:p>47060</text:p>
          </table:table-cell>
          <table:table-cell ns41:value-type="float" table:style-name="TL Data" office:value="350" office:value-type="float">
            <text:p>350</text:p>
          </table:table-cell>
          <table:table-cell ns41:value-type="float" table:style-name="TL Data" office:value="4475" office:value-type="float">
            <text:p>4475</text:p>
          </table:table-cell>
          <table:table-cell ns41:value-type="float" table:style-name="TL Data" office:value="1335" office:value-type="float">
            <text:p>1335</text:p>
          </table:table-cell>
          <table:table-cell table:number-columns-repeated="1009"/>
        </table:table-row>
        <table:table-row table:style-name="ro6">
          <table:table-cell ns41:value-type="float" table:style-name="TL RowHeader" office:value="358" office:value-type="float">
            <text:p>358</text:p>
          </table:table-cell>
          <table:table-cell ns41:value-type="string" table:style-name="TL RowHeader" office:value-type="string">
            <text:p>Aalsmeer</text:p>
          </table:table-cell>
          <table:table-cell/>
          <table:table-cell ns41:value-type="float" table:style-name="TL Data" office:value="18990" office:value-type="float">
            <text:p>18990</text:p>
          </table:table-cell>
          <table:table-cell ns41:value-type="float" table:style-name="TL Data" office:value="150" office:value-type="float">
            <text:p>150</text:p>
          </table:table-cell>
          <table:table-cell ns41:value-type="float" table:style-name="TL Data" office:value="17880" office:value-type="float">
            <text:p>17880</text:p>
          </table:table-cell>
          <table:table-cell ns41:value-type="float" table:style-name="TL Data" office:value="960" office:value-type="float">
            <text:p>960</text:p>
          </table:table-cell>
          <table:table-cell ns41:value-type="float" table:style-name="TL Data" office:value="5020" office:value-type="float">
            <text:p>5020</text:p>
          </table:table-cell>
          <table:table-cell ns41:value-type="float" table:style-name="TL Data" office:value="4830" office:value-type="float">
            <text:p>4830</text:p>
          </table:table-cell>
          <table:table-cell ns41:value-type="float" table:style-name="TL Data" office:value="55" office:value-type="float">
            <text:p>55</text:p>
          </table:table-cell>
          <table:table-cell ns41:value-type="float" table:style-name="TL Data" office:value="130" office:value-type="float">
            <text:p>130</text:p>
          </table:table-cell>
          <table:table-cell ns41:value-type="float" table:style-name="TL Data" office:value="18300" office:value-type="float">
            <text:p>18300</text:p>
          </table:table-cell>
          <table:table-cell ns41:value-type="float" table:style-name="TL Data" office:value="365" office:value-type="float">
            <text:p>365</text:p>
          </table:table-cell>
          <table:table-cell ns41:value-type="float" table:style-name="TL Data" office:value="535" office:value-type="float">
            <text:p>535</text:p>
          </table:table-cell>
          <table:table-cell ns41:value-type="float" table:style-name="TL Data" office:value="110" office:value-type="float">
            <text:p>110</text:p>
          </table:table-cell>
          <table:table-cell table:number-columns-repeated="1009"/>
        </table:table-row>
        <table:table-row table:style-name="ro6">
          <table:table-cell ns41:value-type="float" table:style-name="TL RowHeader" office:value="359" office:value-type="float">
            <text:p>359</text:p>
          </table:table-cell>
          <table:table-cell ns41:value-type="string" table:style-name="TL RowHeader" office:value-type="string">
            <text:p>Abbekerk</text:p>
          </table:table-cell>
          <table:table-cell/>
          <table:table-cell ns41:value-type="float" table:style-name="TL Data" office:value="1475" office:value-type="float">
            <text:p>1475</text:p>
          </table:table-cell>
          <table:table-cell ns41:value-type="float" table:style-name="TL Data" office:value="35" office:value-type="float">
            <text:p>35</text:p>
          </table:table-cell>
          <table:table-cell ns41:value-type="float" table:style-name="TL Data" office:value="1440" office:value-type="float">
            <text:p>1440</text:p>
          </table:table-cell>
          <table:table-cell ns41:value-type="float" table:style-name="TL Data" office:value="5" office:value-type="float">
            <text:p>5</text:p>
          </table:table-cell>
          <table:table-cell ns41:value-type="float" table:style-name="TL Data" office:value="385" office:value-type="float">
            <text:p>385</text:p>
          </table:table-cell>
          <table:table-cell ns41:value-type="float" table:style-name="TL Data" office:value="370" office:value-type="float">
            <text:p>370</text:p>
          </table:table-cell>
          <table:table-cell table:style-name="TL Data"/>
          <table:table-cell ns41:value-type="float" table:style-name="TL Data" office:value="15" office:value-type="float">
            <text:p>15</text:p>
          </table:table-cell>
          <table:table-cell ns41:value-type="float" table:style-name="TL Data" office:value="1410" office:value-type="float">
            <text:p>1410</text:p>
          </table:table-cell>
          <table:table-cell ns41:value-type="float" table:style-name="TL Data" office:value="366" office:value-type="float">
            <text:p>366</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360" office:value-type="float">
            <text:p>360</text:p>
          </table:table-cell>
          <table:table-cell ns41:value-type="string" table:style-name="TL RowHeader" office:value-type="string">
            <text:p>Akersloot</text:p>
          </table:table-cell>
          <table:table-cell/>
          <table:table-cell ns41:value-type="float" table:style-name="TL Data" office:value="4835" office:value-type="float">
            <text:p>4835</text:p>
          </table:table-cell>
          <table:table-cell ns41:value-type="float" table:style-name="TL Data" office:value="35" office:value-type="float">
            <text:p>35</text:p>
          </table:table-cell>
          <table:table-cell ns41:value-type="float" table:style-name="TL Data" office:value="4745" office:value-type="float">
            <text:p>4745</text:p>
          </table:table-cell>
          <table:table-cell ns41:value-type="float" table:style-name="TL Data" office:value="60" office:value-type="float">
            <text:p>60</text:p>
          </table:table-cell>
          <table:table-cell ns41:value-type="float" table:style-name="TL Data" office:value="1120" office:value-type="float">
            <text:p>1120</text:p>
          </table:table-cell>
          <table:table-cell ns41:value-type="float" table:style-name="TL Data" office:value="1090" office:value-type="float">
            <text:p>109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4735" office:value-type="float">
            <text:p>4735</text:p>
          </table:table-cell>
          <table:table-cell ns41:value-type="float" table:style-name="TL Data" office:value="423" office:value-type="float">
            <text:p>423</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361" office:value-type="float">
            <text:p>361</text:p>
          </table:table-cell>
          <table:table-cell ns41:value-type="string" table:style-name="TL RowHeader" office:value-type="string">
            <text:p>Alkmaar</text:p>
          </table:table-cell>
          <table:table-cell/>
          <table:table-cell ns41:value-type="float" table:style-name="TL Data" office:value="50965" office:value-type="float">
            <text:p>50965</text:p>
          </table:table-cell>
          <table:table-cell ns41:value-type="float" table:style-name="TL Data" office:value="1200" office:value-type="float">
            <text:p>1200</text:p>
          </table:table-cell>
          <table:table-cell ns41:value-type="float" table:style-name="TL Data" office:value="49330" office:value-type="float">
            <text:p>49330</text:p>
          </table:table-cell>
          <table:table-cell ns41:value-type="float" table:style-name="TL Data" office:value="440" office:value-type="float">
            <text:p>440</text:p>
          </table:table-cell>
          <table:table-cell ns41:value-type="float" table:style-name="TL Data" office:value="13105" office:value-type="float">
            <text:p>13105</text:p>
          </table:table-cell>
          <table:table-cell ns41:value-type="float" table:style-name="TL Data" office:value="12620" office:value-type="float">
            <text:p>12620</text:p>
          </table:table-cell>
          <table:table-cell ns41:value-type="float" table:style-name="TL Data" office:value="70" office:value-type="float">
            <text:p>70</text:p>
          </table:table-cell>
          <table:table-cell ns41:value-type="float" table:style-name="TL Data" office:value="415" office:value-type="float">
            <text:p>415</text:p>
          </table:table-cell>
          <table:table-cell ns41:value-type="float" table:style-name="TL Data" office:value="46565" office:value-type="float">
            <text:p>46565</text:p>
          </table:table-cell>
          <table:table-cell ns41:value-type="float" table:style-name="TL Data" office:value="355" office:value-type="float">
            <text:p>355</text:p>
          </table:table-cell>
          <table:table-cell ns41:value-type="float" table:style-name="TL Data" office:value="3200" office:value-type="float">
            <text:p>3200</text:p>
          </table:table-cell>
          <table:table-cell ns41:value-type="float" table:style-name="TL Data" office:value="695" office:value-type="float">
            <text:p>695</text:p>
          </table:table-cell>
          <table:table-cell table:number-columns-repeated="1009"/>
        </table:table-row>
        <table:table-row table:style-name="ro6">
          <table:table-cell ns41:value-type="float" table:style-name="TL RowHeader" office:value="362" office:value-type="float">
            <text:p>362</text:p>
          </table:table-cell>
          <table:table-cell ns41:value-type="string" table:style-name="TL RowHeader" office:value-type="string">
            <text:p>Amstelveen</text:p>
          </table:table-cell>
          <table:table-cell/>
          <table:table-cell ns41:value-type="float" table:style-name="TL Data" office:value="69805" office:value-type="float">
            <text:p>69805</text:p>
          </table:table-cell>
          <table:table-cell ns41:value-type="float" table:style-name="TL Data" office:value="910" office:value-type="float">
            <text:p>910</text:p>
          </table:table-cell>
          <table:table-cell ns41:value-type="float" table:style-name="TL Data" office:value="66820" office:value-type="float">
            <text:p>66820</text:p>
          </table:table-cell>
          <table:table-cell ns41:value-type="float" table:style-name="TL Data" office:value="2070" office:value-type="float">
            <text:p>2070</text:p>
          </table:table-cell>
          <table:table-cell ns41:value-type="float" table:style-name="TL Data" office:value="17940" office:value-type="float">
            <text:p>17940</text:p>
          </table:table-cell>
          <table:table-cell ns41:value-type="float" table:style-name="TL Data" office:value="17420" office:value-type="float">
            <text:p>17420</text:p>
          </table:table-cell>
          <table:table-cell ns41:value-type="float" table:style-name="TL Data" office:value="70" office:value-type="float">
            <text:p>70</text:p>
          </table:table-cell>
          <table:table-cell ns41:value-type="float" table:style-name="TL Data" office:value="450" office:value-type="float">
            <text:p>450</text:p>
          </table:table-cell>
          <table:table-cell ns41:value-type="float" table:style-name="TL Data" office:value="63875" office:value-type="float">
            <text:p>63875</text:p>
          </table:table-cell>
          <table:table-cell ns41:value-type="float" table:style-name="TL Data" office:value="356" office:value-type="float">
            <text:p>356</text:p>
          </table:table-cell>
          <table:table-cell ns41:value-type="float" table:style-name="TL Data" office:value="5020" office:value-type="float">
            <text:p>5020</text:p>
          </table:table-cell>
          <table:table-cell ns41:value-type="float" table:style-name="TL Data" office:value="720" office:value-type="float">
            <text:p>720</text:p>
          </table:table-cell>
          <table:table-cell table:number-columns-repeated="1009"/>
        </table:table-row>
        <table:table-row table:style-name="ro6">
          <table:table-cell ns41:value-type="float" table:style-name="TL RowHeader" office:value="363" office:value-type="float">
            <text:p>363</text:p>
          </table:table-cell>
          <table:table-cell ns41:value-type="string" table:style-name="TL RowHeader" office:value-type="string">
            <text:p>Amsterdam</text:p>
          </table:table-cell>
          <table:table-cell/>
          <table:table-cell ns41:value-type="float" table:style-name="TL Data" office:value="807095" office:value-type="float">
            <text:p>807095</text:p>
          </table:table-cell>
          <table:table-cell ns41:value-type="float" table:style-name="TL Data" office:value="13275" office:value-type="float">
            <text:p>13275</text:p>
          </table:table-cell>
          <table:table-cell ns41:value-type="float" table:style-name="TL Data" office:value="779380" office:value-type="float">
            <text:p>779380</text:p>
          </table:table-cell>
          <table:table-cell ns41:value-type="float" table:style-name="TL Data" office:value="14440" office:value-type="float">
            <text:p>14440</text:p>
          </table:table-cell>
          <table:table-cell ns41:value-type="float" table:style-name="TL Data" office:value="220590" office:value-type="float">
            <text:p>220590</text:p>
          </table:table-cell>
          <table:table-cell ns41:value-type="float" table:style-name="TL Data" office:value="208430" office:value-type="float">
            <text:p>208430</text:p>
          </table:table-cell>
          <table:table-cell ns41:value-type="float" table:style-name="TL Data" office:value="1495" office:value-type="float">
            <text:p>1495</text:p>
          </table:table-cell>
          <table:table-cell ns41:value-type="float" table:style-name="TL Data" office:value="10665" office:value-type="float">
            <text:p>10665</text:p>
          </table:table-cell>
          <table:table-cell ns41:value-type="float" table:style-name="TL Data" office:value="690865" office:value-type="float">
            <text:p>690865</text:p>
          </table:table-cell>
          <table:table-cell ns41:value-type="float" table:style-name="TL Data" office:value="313" office:value-type="float">
            <text:p>313</text:p>
          </table:table-cell>
          <table:table-cell ns41:value-type="float" table:style-name="TL Data" office:value="102955" office:value-type="float">
            <text:p>102955</text:p>
          </table:table-cell>
          <table:table-cell ns41:value-type="float" table:style-name="TL Data" office:value="30580" office:value-type="float">
            <text:p>30580</text:p>
          </table:table-cell>
          <table:table-cell table:number-columns-repeated="1009"/>
        </table:table-row>
        <table:table-row table:style-name="ro6">
          <table:table-cell ns41:value-type="float" table:style-name="TL RowHeader" office:value="364" office:value-type="float">
            <text:p>364</text:p>
          </table:table-cell>
          <table:table-cell ns41:value-type="string" table:style-name="TL RowHeader" office:value-type="string">
            <text:p>Andijk</text:p>
          </table:table-cell>
          <table:table-cell/>
          <table:table-cell ns41:value-type="float" table:style-name="TL Data" office:value="4635" office:value-type="float">
            <text:p>4635</text:p>
          </table:table-cell>
          <table:table-cell ns41:value-type="float" table:style-name="TL Data" office:value="85" office:value-type="float">
            <text:p>85</text:p>
          </table:table-cell>
          <table:table-cell ns41:value-type="float" table:style-name="TL Data" office:value="4525" office:value-type="float">
            <text:p>4525</text:p>
          </table:table-cell>
          <table:table-cell ns41:value-type="float" table:style-name="TL Data" office:value="25" office:value-type="float">
            <text:p>25</text:p>
          </table:table-cell>
          <table:table-cell ns41:value-type="float" table:style-name="TL Data" office:value="1110" office:value-type="float">
            <text:p>1110</text:p>
          </table:table-cell>
          <table:table-cell ns41:value-type="float" table:style-name="TL Data" office:value="1065" office:value-type="float">
            <text:p>106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4450" office:value-type="float">
            <text:p>4450</text:p>
          </table:table-cell>
          <table:table-cell ns41:value-type="float" table:style-name="TL Data" office:value="400" office:value-type="float">
            <text:p>400</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65" office:value-type="float">
            <text:p>365</text:p>
          </table:table-cell>
          <table:table-cell ns41:value-type="string" table:style-name="TL RowHeader" office:value-type="string">
            <text:p>Graft-De Rijp</text:p>
          </table:table-cell>
          <table:table-cell/>
          <table:table-cell ns41:value-type="float" table:style-name="TL Data" office:value="4110" office:value-type="float">
            <text:p>4110</text:p>
          </table:table-cell>
          <table:table-cell ns41:value-type="float" table:style-name="TL Data" office:value="55" office:value-type="float">
            <text:p>55</text:p>
          </table:table-cell>
          <table:table-cell ns41:value-type="float" table:style-name="TL Data" office:value="4020" office:value-type="float">
            <text:p>4020</text:p>
          </table:table-cell>
          <table:table-cell ns41:value-type="float" table:style-name="TL Data" office:value="30" office:value-type="float">
            <text:p>30</text:p>
          </table:table-cell>
          <table:table-cell ns41:value-type="float" table:style-name="TL Data" office:value="1055" office:value-type="float">
            <text:p>1055</text:p>
          </table:table-cell>
          <table:table-cell ns41:value-type="float" table:style-name="TL Data" office:value="1005" office:value-type="float">
            <text:p>100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3945" office:value-type="float">
            <text:p>3945</text:p>
          </table:table-cell>
          <table:table-cell ns41:value-type="float" table:style-name="TL Data" office:value="374" office:value-type="float">
            <text:p>374</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66" office:value-type="float">
            <text:p>366</text:p>
          </table:table-cell>
          <table:table-cell ns41:value-type="string" table:style-name="TL RowHeader" office:value-type="string">
            <text:p>Anna Paulowna</text:p>
          </table:table-cell>
          <table:table-cell/>
          <table:table-cell ns41:value-type="float" table:style-name="TL Data" office:value="7600" office:value-type="float">
            <text:p>7600</text:p>
          </table:table-cell>
          <table:table-cell ns41:value-type="float" table:style-name="TL Data" office:value="85" office:value-type="float">
            <text:p>85</text:p>
          </table:table-cell>
          <table:table-cell ns41:value-type="float" table:style-name="TL Data" office:value="7480" office:value-type="float">
            <text:p>7480</text:p>
          </table:table-cell>
          <table:table-cell ns41:value-type="float" table:style-name="TL Data" office:value="40" office:value-type="float">
            <text:p>40</text:p>
          </table:table-cell>
          <table:table-cell ns41:value-type="float" table:style-name="TL Data" office:value="1895" office:value-type="float">
            <text:p>1895</text:p>
          </table:table-cell>
          <table:table-cell ns41:value-type="float" table:style-name="TL Data" office:value="1840" office:value-type="float">
            <text:p>1840</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7340" office:value-type="float">
            <text:p>7340</text:p>
          </table:table-cell>
          <table:table-cell ns41:value-type="float" table:style-name="TL Data" office:value="388" office:value-type="float">
            <text:p>388</text:p>
          </table:table-cell>
          <table:table-cell ns41:value-type="float" table:style-name="TL Data" office:value="175" office:value-type="float">
            <text:p>175</text:p>
          </table:table-cell>
          <table:table-cell table:style-name="TL Data"/>
          <table:table-cell table:number-columns-repeated="1009"/>
        </table:table-row>
        <table:table-row table:style-name="ro6">
          <table:table-cell ns41:value-type="float" table:style-name="TL RowHeader" office:value="367" office:value-type="float">
            <text:p>367</text:p>
          </table:table-cell>
          <table:table-cell ns41:value-type="string" table:style-name="TL RowHeader" office:value-type="string">
            <text:p>Assendelft</text:p>
          </table:table-cell>
          <table:table-cell/>
          <table:table-cell ns41:value-type="float" table:style-name="TL Data" office:value="8165" office:value-type="float">
            <text:p>8165</text:p>
          </table:table-cell>
          <table:table-cell ns41:value-type="float" table:style-name="TL Data" office:value="20" office:value-type="float">
            <text:p>20</text:p>
          </table:table-cell>
          <table:table-cell ns41:value-type="float" table:style-name="TL Data" office:value="8105" office:value-type="float">
            <text:p>8105</text:p>
          </table:table-cell>
          <table:table-cell ns41:value-type="float" table:style-name="TL Data" office:value="40" office:value-type="float">
            <text:p>40</text:p>
          </table:table-cell>
          <table:table-cell ns41:value-type="float" table:style-name="TL Data" office:value="2120" office:value-type="float">
            <text:p>2120</text:p>
          </table:table-cell>
          <table:table-cell ns41:value-type="float" table:style-name="TL Data" office:value="2055" office:value-type="float">
            <text:p>2055</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7870" office:value-type="float">
            <text:p>7870</text:p>
          </table:table-cell>
          <table:table-cell ns41:value-type="float" table:style-name="TL Data" office:value="371" office:value-type="float">
            <text:p>371</text:p>
          </table:table-cell>
          <table:table-cell ns41:value-type="float" table:style-name="TL Data" office:value="275" office:value-type="float">
            <text:p>27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368" office:value-type="float">
            <text:p>368</text:p>
          </table:table-cell>
          <table:table-cell ns41:value-type="string" table:style-name="TL RowHeader" office:value-type="string">
            <text:p>Avenhorn</text:p>
          </table:table-cell>
          <table:table-cell/>
          <table:table-cell ns41:value-type="float" table:style-name="TL Data" office:value="2295" office:value-type="float">
            <text:p>2295</text:p>
          </table:table-cell>
          <table:table-cell ns41:value-type="float" table:style-name="TL Data" office:value="35" office:value-type="float">
            <text:p>35</text:p>
          </table:table-cell>
          <table:table-cell ns41:value-type="float" table:style-name="TL Data" office:value="2250" office:value-type="float">
            <text:p>2250</text:p>
          </table:table-cell>
          <table:table-cell ns41:value-type="float" table:style-name="TL Data" office:value="10" office:value-type="float">
            <text:p>10</text:p>
          </table:table-cell>
          <table:table-cell ns41:value-type="float" table:style-name="TL Data" office:value="580" office:value-type="float">
            <text:p>580</text:p>
          </table:table-cell>
          <table:table-cell ns41:value-type="float" table:style-name="TL Data" office:value="570" office:value-type="float">
            <text:p>570</text:p>
          </table:table-cell>
          <table:table-cell table:style-name="TL Data"/>
          <table:table-cell ns41:value-type="float" table:style-name="TL Data" office:value="10" office:value-type="float">
            <text:p>10</text:p>
          </table:table-cell>
          <table:table-cell ns41:value-type="float" table:style-name="TL Data" office:value="2220" office:value-type="float">
            <text:p>2220</text:p>
          </table:table-cell>
          <table:table-cell ns41:value-type="float" table:style-name="TL Data" office:value="382" office:value-type="float">
            <text:p>382</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369" office:value-type="float">
            <text:p>369</text:p>
          </table:table-cell>
          <table:table-cell ns41:value-type="string" table:style-name="TL RowHeader" office:value-type="string">
            <text:p>Barsingerhorn</text:p>
          </table:table-cell>
          <table:table-cell/>
          <table:table-cell ns41:value-type="float" table:style-name="TL Data" office:value="3390" office:value-type="float">
            <text:p>3390</text:p>
          </table:table-cell>
          <table:table-cell ns41:value-type="float" table:style-name="TL Data" office:value="95" office:value-type="float">
            <text:p>95</text:p>
          </table:table-cell>
          <table:table-cell ns41:value-type="float" table:style-name="TL Data" office:value="3280" office:value-type="float">
            <text:p>3280</text:p>
          </table:table-cell>
          <table:table-cell ns41:value-type="float" table:style-name="TL Data" office:value="10" office:value-type="float">
            <text:p>10</text:p>
          </table:table-cell>
          <table:table-cell ns41:value-type="float" table:style-name="TL Data" office:value="900" office:value-type="float">
            <text:p>900</text:p>
          </table:table-cell>
          <table:table-cell ns41:value-type="float" table:style-name="TL Data" office:value="875" office:value-type="float">
            <text:p>875</text:p>
          </table:table-cell>
          <table:table-cell table:style-name="TL Data"/>
          <table:table-cell ns41:value-type="float" table:style-name="TL Data" office:value="20" office:value-type="float">
            <text:p>20</text:p>
          </table:table-cell>
          <table:table-cell ns41:value-type="float" table:style-name="TL Data" office:value="3185" office:value-type="float">
            <text:p>3185</text:p>
          </table:table-cell>
          <table:table-cell ns41:value-type="float" table:style-name="TL Data" office:value="355" office:value-type="float">
            <text:p>355</text:p>
          </table:table-cell>
          <table:table-cell ns41:value-type="float" table:style-name="TL Data" office:value="110" office:value-type="float">
            <text:p>110</text:p>
          </table:table-cell>
          <table:table-cell table:style-name="TL Data"/>
          <table:table-cell table:number-columns-repeated="1009"/>
        </table:table-row>
        <table:table-row table:style-name="ro6">
          <table:table-cell ns41:value-type="float" table:style-name="TL RowHeader" office:value="370" office:value-type="float">
            <text:p>370</text:p>
          </table:table-cell>
          <table:table-cell ns41:value-type="string" table:style-name="TL RowHeader" office:value-type="string">
            <text:p>Beemster</text:p>
          </table:table-cell>
          <table:table-cell/>
          <table:table-cell ns41:value-type="float" table:style-name="TL Data" office:value="7355" office:value-type="float">
            <text:p>7355</text:p>
          </table:table-cell>
          <table:table-cell ns41:value-type="float" table:style-name="TL Data" office:value="45" office:value-type="float">
            <text:p>45</text:p>
          </table:table-cell>
          <table:table-cell ns41:value-type="float" table:style-name="TL Data" office:value="7210" office:value-type="float">
            <text:p>7210</text:p>
          </table:table-cell>
          <table:table-cell ns41:value-type="float" table:style-name="TL Data" office:value="105" office:value-type="float">
            <text:p>105</text:p>
          </table:table-cell>
          <table:table-cell ns41:value-type="float" table:style-name="TL Data" office:value="1910" office:value-type="float">
            <text:p>1910</text:p>
          </table:table-cell>
          <table:table-cell ns41:value-type="float" table:style-name="TL Data" office:value="1820" office:value-type="float">
            <text:p>1820</text:p>
          </table:table-cell>
          <table:table-cell ns41:value-type="float" table:style-name="TL Data" office:value="20" office:value-type="float">
            <text:p>20</text:p>
          </table:table-cell>
          <table:table-cell ns41:value-type="float" table:style-name="TL Data" office:value="70" office:value-type="float">
            <text:p>70</text:p>
          </table:table-cell>
          <table:table-cell ns41:value-type="float" table:style-name="TL Data" office:value="7095" office:value-type="float">
            <text:p>7095</text:p>
          </table:table-cell>
          <table:table-cell ns41:value-type="float" table:style-name="TL Data" office:value="372" office:value-type="float">
            <text:p>372</text:p>
          </table:table-cell>
          <table:table-cell ns41:value-type="float" table:style-name="TL Data" office:value="220" office:value-type="float">
            <text:p>2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72" office:value-type="float">
            <text:p>372</text:p>
          </table:table-cell>
          <table:table-cell ns41:value-type="string" table:style-name="TL RowHeader" office:value-type="string">
            <text:p>Bennebroek</text:p>
          </table:table-cell>
          <table:table-cell/>
          <table:table-cell ns41:value-type="float" table:style-name="TL Data" office:value="5430" office:value-type="float">
            <text:p>5430</text:p>
          </table:table-cell>
          <table:table-cell ns41:value-type="float" table:style-name="TL Data" office:value="715" office:value-type="float">
            <text:p>715</text:p>
          </table:table-cell>
          <table:table-cell ns41:value-type="float" table:style-name="TL Data" office:value="4700" office:value-type="float">
            <text:p>4700</text:p>
          </table:table-cell>
          <table:table-cell ns41:value-type="float" table:style-name="TL Data" office:value="15" office:value-type="float">
            <text:p>15</text:p>
          </table:table-cell>
          <table:table-cell ns41:value-type="float" table:style-name="TL Data" office:value="1205" office:value-type="float">
            <text:p>1205</text:p>
          </table:table-cell>
          <table:table-cell ns41:value-type="float" table:style-name="TL Data" office:value="1150" office:value-type="float">
            <text:p>1150</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4550" office:value-type="float">
            <text:p>4550</text:p>
          </table:table-cell>
          <table:table-cell ns41:value-type="float" table:style-name="TL Data" office:value="378" office:value-type="float">
            <text:p>378</text:p>
          </table:table-cell>
          <table:table-cell ns41:value-type="float" table:style-name="TL Data" office:value="170" office:value-type="float">
            <text:p>17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73" office:value-type="float">
            <text:p>373</text:p>
          </table:table-cell>
          <table:table-cell ns41:value-type="string" table:style-name="TL RowHeader" office:value-type="string">
            <text:p>Bergen (NH.)</text:p>
          </table:table-cell>
          <table:table-cell/>
          <table:table-cell ns41:value-type="float" table:style-name="TL Data" office:value="13435" office:value-type="float">
            <text:p>13435</text:p>
          </table:table-cell>
          <table:table-cell ns41:value-type="float" table:style-name="TL Data" office:value="630" office:value-type="float">
            <text:p>630</text:p>
          </table:table-cell>
          <table:table-cell ns41:value-type="float" table:style-name="TL Data" office:value="12305" office:value-type="float">
            <text:p>12305</text:p>
          </table:table-cell>
          <table:table-cell ns41:value-type="float" table:style-name="TL Data" office:value="500" office:value-type="float">
            <text:p>500</text:p>
          </table:table-cell>
          <table:table-cell ns41:value-type="float" table:style-name="TL Data" office:value="3395" office:value-type="float">
            <text:p>3395</text:p>
          </table:table-cell>
          <table:table-cell ns41:value-type="float" table:style-name="TL Data" office:value="3230" office:value-type="float">
            <text:p>3230</text:p>
          </table:table-cell>
          <table:table-cell ns41:value-type="float" table:style-name="TL Data" office:value="15" office:value-type="float">
            <text:p>15</text:p>
          </table:table-cell>
          <table:table-cell ns41:value-type="float" table:style-name="TL Data" office:value="150" office:value-type="float">
            <text:p>150</text:p>
          </table:table-cell>
          <table:table-cell ns41:value-type="float" table:style-name="TL Data" office:value="11925" office:value-type="float">
            <text:p>11925</text:p>
          </table:table-cell>
          <table:table-cell ns41:value-type="float" table:style-name="TL Data" office:value="351" office:value-type="float">
            <text:p>351</text:p>
          </table:table-cell>
          <table:table-cell ns41:value-type="float" table:style-name="TL Data" office:value="885" office:value-type="float">
            <text:p>885</text:p>
          </table:table-cell>
          <table:table-cell ns41:value-type="float" table:style-name="TL Data" office:value="150" office:value-type="float">
            <text:p>150</text:p>
          </table:table-cell>
          <table:table-cell table:number-columns-repeated="1009"/>
        </table:table-row>
        <table:table-row table:style-name="ro6">
          <table:table-cell ns41:value-type="float" table:style-name="TL RowHeader" office:value="374" office:value-type="float">
            <text:p>374</text:p>
          </table:table-cell>
          <table:table-cell ns41:value-type="string" table:style-name="TL RowHeader" office:value-type="string">
            <text:p>Berkhout</text:p>
          </table:table-cell>
          <table:table-cell/>
          <table:table-cell ns41:value-type="float" table:style-name="TL Data" office:value="4035" office:value-type="float">
            <text:p>4035</text:p>
          </table:table-cell>
          <table:table-cell ns41:value-type="float" table:style-name="TL Data" office:value="125" office:value-type="float">
            <text:p>125</text:p>
          </table:table-cell>
          <table:table-cell ns41:value-type="float" table:style-name="TL Data" office:value="3870" office:value-type="float">
            <text:p>3870</text:p>
          </table:table-cell>
          <table:table-cell ns41:value-type="float" table:style-name="TL Data" office:value="35" office:value-type="float">
            <text:p>35</text:p>
          </table:table-cell>
          <table:table-cell ns41:value-type="float" table:style-name="TL Data" office:value="920" office:value-type="float">
            <text:p>920</text:p>
          </table:table-cell>
          <table:table-cell ns41:value-type="float" table:style-name="TL Data" office:value="875" office:value-type="float">
            <text:p>87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815" office:value-type="float">
            <text:p>3815</text:p>
          </table:table-cell>
          <table:table-cell ns41:value-type="float" table:style-name="TL Data" office:value="416" office:value-type="float">
            <text:p>416</text:p>
          </table:table-cell>
          <table:table-cell ns41:value-type="float" table:style-name="TL Data" office:value="90" office:value-type="float">
            <text:p>90</text:p>
          </table:table-cell>
          <table:table-cell table:style-name="TL Data"/>
          <table:table-cell table:number-columns-repeated="1009"/>
        </table:table-row>
        <table:table-row table:style-name="ro6">
          <table:table-cell ns41:value-type="float" table:style-name="TL RowHeader" office:value="375" office:value-type="float">
            <text:p>375</text:p>
          </table:table-cell>
          <table:table-cell ns41:value-type="string" table:style-name="TL RowHeader" office:value-type="string">
            <text:p>Beverwijk</text:p>
          </table:table-cell>
          <table:table-cell/>
          <table:table-cell ns41:value-type="float" table:style-name="TL Data" office:value="40680" office:value-type="float">
            <text:p>40680</text:p>
          </table:table-cell>
          <table:table-cell ns41:value-type="float" table:style-name="TL Data" office:value="785" office:value-type="float">
            <text:p>785</text:p>
          </table:table-cell>
          <table:table-cell ns41:value-type="float" table:style-name="TL Data" office:value="38630" office:value-type="float">
            <text:p>38630</text:p>
          </table:table-cell>
          <table:table-cell ns41:value-type="float" table:style-name="TL Data" office:value="1265" office:value-type="float">
            <text:p>1265</text:p>
          </table:table-cell>
          <table:table-cell ns41:value-type="float" table:style-name="TL Data" office:value="10355" office:value-type="float">
            <text:p>10355</text:p>
          </table:table-cell>
          <table:table-cell ns41:value-type="float" table:style-name="TL Data" office:value="9970" office:value-type="float">
            <text:p>9970</text:p>
          </table:table-cell>
          <table:table-cell ns41:value-type="float" table:style-name="TL Data" office:value="95" office:value-type="float">
            <text:p>95</text:p>
          </table:table-cell>
          <table:table-cell ns41:value-type="float" table:style-name="TL Data" office:value="290" office:value-type="float">
            <text:p>290</text:p>
          </table:table-cell>
          <table:table-cell ns41:value-type="float" table:style-name="TL Data" office:value="37750" office:value-type="float">
            <text:p>37750</text:p>
          </table:table-cell>
          <table:table-cell ns41:value-type="float" table:style-name="TL Data" office:value="364" office:value-type="float">
            <text:p>364</text:p>
          </table:table-cell>
          <table:table-cell ns41:value-type="float" table:style-name="TL Data" office:value="2145" office:value-type="float">
            <text:p>2145</text:p>
          </table:table-cell>
          <table:table-cell ns41:value-type="float" table:style-name="TL Data" office:value="170" office:value-type="float">
            <text:p>170</text:p>
          </table:table-cell>
          <table:table-cell table:number-columns-repeated="1009"/>
        </table:table-row>
        <table:table-row table:style-name="ro6">
          <table:table-cell ns41:value-type="float" table:style-name="TL RowHeader" office:value="376" office:value-type="float">
            <text:p>376</text:p>
          </table:table-cell>
          <table:table-cell ns41:value-type="string" table:style-name="TL RowHeader" office:value-type="string">
            <text:p>Blaricum</text:p>
          </table:table-cell>
          <table:table-cell/>
          <table:table-cell ns41:value-type="float" table:style-name="TL Data" office:value="6315" office:value-type="float">
            <text:p>6315</text:p>
          </table:table-cell>
          <table:table-cell ns41:value-type="float" table:style-name="TL Data" office:value="425" office:value-type="float">
            <text:p>425</text:p>
          </table:table-cell>
          <table:table-cell ns41:value-type="float" table:style-name="TL Data" office:value="5845" office:value-type="float">
            <text:p>5845</text:p>
          </table:table-cell>
          <table:table-cell ns41:value-type="float" table:style-name="TL Data" office:value="45" office:value-type="float">
            <text:p>45</text:p>
          </table:table-cell>
          <table:table-cell ns41:value-type="float" table:style-name="TL Data" office:value="1530" office:value-type="float">
            <text:p>1530</text:p>
          </table:table-cell>
          <table:table-cell ns41:value-type="float" table:style-name="TL Data" office:value="1435" office:value-type="float">
            <text:p>1435</text:p>
          </table:table-cell>
          <table:table-cell ns41:value-type="float" table:style-name="TL Data" office:value="20" office:value-type="float">
            <text:p>20</text:p>
          </table:table-cell>
          <table:table-cell ns41:value-type="float" table:style-name="TL Data" office:value="70" office:value-type="float">
            <text:p>70</text:p>
          </table:table-cell>
          <table:table-cell ns41:value-type="float" table:style-name="TL Data" office:value="5610" office:value-type="float">
            <text:p>5610</text:p>
          </table:table-cell>
          <table:table-cell ns41:value-type="float" table:style-name="TL Data" office:value="367" office:value-type="float">
            <text:p>367</text:p>
          </table:table-cell>
          <table:table-cell ns41:value-type="float" table:style-name="TL Data" office:value="280" office:value-type="float">
            <text:p>28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377" office:value-type="float">
            <text:p>377</text:p>
          </table:table-cell>
          <table:table-cell ns41:value-type="string" table:style-name="TL RowHeader" office:value-type="string">
            <text:p>Bloemendaal</text:p>
          </table:table-cell>
          <table:table-cell/>
          <table:table-cell ns41:value-type="float" table:style-name="TL Data" office:value="19025" office:value-type="float">
            <text:p>19025</text:p>
          </table:table-cell>
          <table:table-cell ns41:value-type="float" table:style-name="TL Data" office:value="2480" office:value-type="float">
            <text:p>2480</text:p>
          </table:table-cell>
          <table:table-cell ns41:value-type="float" table:style-name="TL Data" office:value="16395" office:value-type="float">
            <text:p>16395</text:p>
          </table:table-cell>
          <table:table-cell ns41:value-type="float" table:style-name="TL Data" office:value="150" office:value-type="float">
            <text:p>150</text:p>
          </table:table-cell>
          <table:table-cell ns41:value-type="float" table:style-name="TL Data" office:value="4335" office:value-type="float">
            <text:p>4335</text:p>
          </table:table-cell>
          <table:table-cell ns41:value-type="float" table:style-name="TL Data" office:value="4065" office:value-type="float">
            <text:p>4065</text:p>
          </table:table-cell>
          <table:table-cell ns41:value-type="float" table:style-name="TL Data" office:value="45" office:value-type="float">
            <text:p>45</text:p>
          </table:table-cell>
          <table:table-cell ns41:value-type="float" table:style-name="TL Data" office:value="225" office:value-type="float">
            <text:p>225</text:p>
          </table:table-cell>
          <table:table-cell ns41:value-type="float" table:style-name="TL Data" office:value="15260" office:value-type="float">
            <text:p>15260</text:p>
          </table:table-cell>
          <table:table-cell ns41:value-type="float" table:style-name="TL Data" office:value="352" office:value-type="float">
            <text:p>352</text:p>
          </table:table-cell>
          <table:table-cell ns41:value-type="float" table:style-name="TL Data" office:value="1285" office:value-type="float">
            <text:p>1285</text:p>
          </table:table-cell>
          <table:table-cell ns41:value-type="float" table:style-name="TL Data" office:value="335" office:value-type="float">
            <text:p>335</text:p>
          </table:table-cell>
          <table:table-cell table:number-columns-repeated="1009"/>
        </table:table-row>
        <table:table-row table:style-name="ro6">
          <table:table-cell ns41:value-type="float" table:style-name="TL RowHeader" office:value="378" office:value-type="float">
            <text:p>378</text:p>
          </table:table-cell>
          <table:table-cell ns41:value-type="string" table:style-name="TL RowHeader" office:value-type="string">
            <text:p>Blokker</text:p>
          </table:table-cell>
          <table:table-cell/>
          <table:table-cell ns41:value-type="float" table:style-name="TL Data" office:value="3590" office:value-type="float">
            <text:p>3590</text:p>
          </table:table-cell>
          <table:table-cell ns41:value-type="float" table:style-name="TL Data" office:value="70" office:value-type="float">
            <text:p>70</text:p>
          </table:table-cell>
          <table:table-cell ns41:value-type="float" table:style-name="TL Data" office:value="3505" office:value-type="float">
            <text:p>3505</text:p>
          </table:table-cell>
          <table:table-cell ns41:value-type="float" table:style-name="TL Data" office:value="15" office:value-type="float">
            <text:p>15</text:p>
          </table:table-cell>
          <table:table-cell ns41:value-type="float" table:style-name="TL Data" office:value="825" office:value-type="float">
            <text:p>825</text:p>
          </table:table-cell>
          <table:table-cell ns41:value-type="float" table:style-name="TL Data" office:value="800" office:value-type="float">
            <text:p>80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3415" office:value-type="float">
            <text:p>3415</text:p>
          </table:table-cell>
          <table:table-cell ns41:value-type="float" table:style-name="TL Data" office:value="414" office:value-type="float">
            <text:p>414</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79" office:value-type="float">
            <text:p>379</text:p>
          </table:table-cell>
          <table:table-cell ns41:value-type="string" table:style-name="TL RowHeader" office:value-type="string">
            <text:p>Bovenkarspel</text:p>
          </table:table-cell>
          <table:table-cell/>
          <table:table-cell ns41:value-type="float" table:style-name="TL Data" office:value="4715" office:value-type="float">
            <text:p>4715</text:p>
          </table:table-cell>
          <table:table-cell ns41:value-type="float" table:style-name="TL Data" office:value="75" office:value-type="float">
            <text:p>75</text:p>
          </table:table-cell>
          <table:table-cell ns41:value-type="float" table:style-name="TL Data" office:value="4625" office:value-type="float">
            <text:p>4625</text:p>
          </table:table-cell>
          <table:table-cell ns41:value-type="float" table:style-name="TL Data" office:value="15" office:value-type="float">
            <text:p>15</text:p>
          </table:table-cell>
          <table:table-cell ns41:value-type="float" table:style-name="TL Data" office:value="1115" office:value-type="float">
            <text:p>1115</text:p>
          </table:table-cell>
          <table:table-cell ns41:value-type="float" table:style-name="TL Data" office:value="1095" office:value-type="float">
            <text:p>109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4580" office:value-type="float">
            <text:p>4580</text:p>
          </table:table-cell>
          <table:table-cell ns41:value-type="float" table:style-name="TL Data" office:value="411" office:value-type="float">
            <text:p>411</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80" office:value-type="float">
            <text:p>380</text:p>
          </table:table-cell>
          <table:table-cell ns41:value-type="string" table:style-name="TL RowHeader" office:value-type="string">
            <text:p>Broek in Waterland</text:p>
          </table:table-cell>
          <table:table-cell/>
          <table:table-cell ns41:value-type="float" table:style-name="TL Data" office:value="2335" office:value-type="float">
            <text:p>2335</text:p>
          </table:table-cell>
          <table:table-cell table:style-name="TL Data"/>
          <table:table-cell ns41:value-type="float" table:style-name="TL Data" office:value="2130" office:value-type="float">
            <text:p>2130</text:p>
          </table:table-cell>
          <table:table-cell ns41:value-type="float" table:style-name="TL Data" office:value="205" office:value-type="float">
            <text:p>205</text:p>
          </table:table-cell>
          <table:table-cell ns41:value-type="float" table:style-name="TL Data" office:value="615" office:value-type="float">
            <text:p>615</text:p>
          </table:table-cell>
          <table:table-cell ns41:value-type="float" table:style-name="TL Data" office:value="600" office:value-type="float">
            <text:p>60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240" office:value-type="float">
            <text:p>2240</text:p>
          </table:table-cell>
          <table:table-cell ns41:value-type="float" table:style-name="TL Data" office:value="364" office:value-type="float">
            <text:p>364</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81" office:value-type="float">
            <text:p>381</text:p>
          </table:table-cell>
          <table:table-cell ns41:value-type="string" table:style-name="TL RowHeader" office:value-type="string">
            <text:p>Bussum</text:p>
          </table:table-cell>
          <table:table-cell/>
          <table:table-cell ns41:value-type="float" table:style-name="TL Data" office:value="41060" office:value-type="float">
            <text:p>41060</text:p>
          </table:table-cell>
          <table:table-cell ns41:value-type="float" table:style-name="TL Data" office:value="1480" office:value-type="float">
            <text:p>1480</text:p>
          </table:table-cell>
          <table:table-cell ns41:value-type="float" table:style-name="TL Data" office:value="39135" office:value-type="float">
            <text:p>39135</text:p>
          </table:table-cell>
          <table:table-cell ns41:value-type="float" table:style-name="TL Data" office:value="445" office:value-type="float">
            <text:p>445</text:p>
          </table:table-cell>
          <table:table-cell ns41:value-type="float" table:style-name="TL Data" office:value="10435" office:value-type="float">
            <text:p>10435</text:p>
          </table:table-cell>
          <table:table-cell ns41:value-type="float" table:style-name="TL Data" office:value="9955" office:value-type="float">
            <text:p>9955</text:p>
          </table:table-cell>
          <table:table-cell ns41:value-type="float" table:style-name="TL Data" office:value="85" office:value-type="float">
            <text:p>85</text:p>
          </table:table-cell>
          <table:table-cell ns41:value-type="float" table:style-name="TL Data" office:value="400" office:value-type="float">
            <text:p>400</text:p>
          </table:table-cell>
          <table:table-cell ns41:value-type="float" table:style-name="TL Data" office:value="36610" office:value-type="float">
            <text:p>36610</text:p>
          </table:table-cell>
          <table:table-cell ns41:value-type="float" table:style-name="TL Data" office:value="351" office:value-type="float">
            <text:p>351</text:p>
          </table:table-cell>
          <table:table-cell ns41:value-type="float" table:style-name="TL Data" office:value="2970" office:value-type="float">
            <text:p>2970</text:p>
          </table:table-cell>
          <table:table-cell ns41:value-type="float" table:style-name="TL Data" office:value="755" office:value-type="float">
            <text:p>755</text:p>
          </table:table-cell>
          <table:table-cell table:number-columns-repeated="1009"/>
        </table:table-row>
        <table:table-row table:style-name="ro6">
          <table:table-cell ns41:value-type="float" table:style-name="TL RowHeader" office:value="382" office:value-type="float">
            <text:p>382</text:p>
          </table:table-cell>
          <table:table-cell ns41:value-type="string" table:style-name="TL RowHeader" office:value-type="string">
            <text:p>Callantsoog</text:p>
          </table:table-cell>
          <table:table-cell/>
          <table:table-cell ns41:value-type="float" table:style-name="TL Data" office:value="1730" office:value-type="float">
            <text:p>1730</text:p>
          </table:table-cell>
          <table:table-cell ns41:value-type="float" table:style-name="TL Data" office:value="40" office:value-type="float">
            <text:p>40</text:p>
          </table:table-cell>
          <table:table-cell ns41:value-type="float" table:style-name="TL Data" office:value="1670" office:value-type="float">
            <text:p>1670</text:p>
          </table:table-cell>
          <table:table-cell ns41:value-type="float" table:style-name="TL Data" office:value="25" office:value-type="float">
            <text:p>25</text:p>
          </table:table-cell>
          <table:table-cell ns41:value-type="float" table:style-name="TL Data" office:value="450" office:value-type="float">
            <text:p>450</text:p>
          </table:table-cell>
          <table:table-cell ns41:value-type="float" table:style-name="TL Data" office:value="430" office:value-type="float">
            <text:p>43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640" office:value-type="float">
            <text:p>1640</text:p>
          </table:table-cell>
          <table:table-cell ns41:value-type="float" table:style-name="TL Data" office:value="364" office:value-type="float">
            <text:p>364</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383" office:value-type="float">
            <text:p>383</text:p>
          </table:table-cell>
          <table:table-cell ns41:value-type="string" table:style-name="TL RowHeader" office:value-type="string">
            <text:p>Castricum</text:p>
          </table:table-cell>
          <table:table-cell/>
          <table:table-cell ns41:value-type="float" table:style-name="TL Data" office:value="20190" office:value-type="float">
            <text:p>20190</text:p>
          </table:table-cell>
          <table:table-cell ns41:value-type="float" table:style-name="TL Data" office:value="1155" office:value-type="float">
            <text:p>1155</text:p>
          </table:table-cell>
          <table:table-cell ns41:value-type="float" table:style-name="TL Data" office:value="18965" office:value-type="float">
            <text:p>18965</text:p>
          </table:table-cell>
          <table:table-cell ns41:value-type="float" table:style-name="TL Data" office:value="70" office:value-type="float">
            <text:p>70</text:p>
          </table:table-cell>
          <table:table-cell ns41:value-type="float" table:style-name="TL Data" office:value="4695" office:value-type="float">
            <text:p>4695</text:p>
          </table:table-cell>
          <table:table-cell ns41:value-type="float" table:style-name="TL Data" office:value="4515" office:value-type="float">
            <text:p>4515</text:p>
          </table:table-cell>
          <table:table-cell ns41:value-type="float" table:style-name="TL Data" office:value="45" office:value-type="float">
            <text:p>45</text:p>
          </table:table-cell>
          <table:table-cell ns41:value-type="float" table:style-name="TL Data" office:value="135" office:value-type="float">
            <text:p>135</text:p>
          </table:table-cell>
          <table:table-cell ns41:value-type="float" table:style-name="TL Data" office:value="18470" office:value-type="float">
            <text:p>18470</text:p>
          </table:table-cell>
          <table:table-cell ns41:value-type="float" table:style-name="TL Data" office:value="393" office:value-type="float">
            <text:p>393</text:p>
          </table:table-cell>
          <table:table-cell ns41:value-type="float" table:style-name="TL Data" office:value="565" office:value-type="float">
            <text:p>56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384" office:value-type="float">
            <text:p>384</text:p>
          </table:table-cell>
          <table:table-cell ns41:value-type="string" table:style-name="TL RowHeader" office:value-type="string">
            <text:p>Diemen</text:p>
          </table:table-cell>
          <table:table-cell/>
          <table:table-cell ns41:value-type="float" table:style-name="TL Data" office:value="10400" office:value-type="float">
            <text:p>10400</text:p>
          </table:table-cell>
          <table:table-cell ns41:value-type="float" table:style-name="TL Data" office:value="115" office:value-type="float">
            <text:p>115</text:p>
          </table:table-cell>
          <table:table-cell ns41:value-type="float" table:style-name="TL Data" office:value="10140" office:value-type="float">
            <text:p>10140</text:p>
          </table:table-cell>
          <table:table-cell ns41:value-type="float" table:style-name="TL Data" office:value="145" office:value-type="float">
            <text:p>145</text:p>
          </table:table-cell>
          <table:table-cell ns41:value-type="float" table:style-name="TL Data" office:value="2850" office:value-type="float">
            <text:p>2850</text:p>
          </table:table-cell>
          <table:table-cell ns41:value-type="float" table:style-name="TL Data" office:value="2720" office:value-type="float">
            <text:p>2720</text:p>
          </table:table-cell>
          <table:table-cell ns41:value-type="float" table:style-name="TL Data" office:value="20" office:value-type="float">
            <text:p>20</text:p>
          </table:table-cell>
          <table:table-cell ns41:value-type="float" table:style-name="TL Data" office:value="110" office:value-type="float">
            <text:p>110</text:p>
          </table:table-cell>
          <table:table-cell ns41:value-type="float" table:style-name="TL Data" office:value="9770" office:value-type="float">
            <text:p>9770</text:p>
          </table:table-cell>
          <table:table-cell ns41:value-type="float" table:style-name="TL Data" office:value="343" office:value-type="float">
            <text:p>343</text:p>
          </table:table-cell>
          <table:table-cell ns41:value-type="float" table:style-name="TL Data" office:value="515" office:value-type="float">
            <text:p>515</text:p>
          </table:table-cell>
          <table:table-cell ns41:value-type="float" table:style-name="TL Data" office:value="95" office:value-type="float">
            <text:p>95</text:p>
          </table:table-cell>
          <table:table-cell table:number-columns-repeated="1009"/>
        </table:table-row>
        <table:table-row table:style-name="ro6">
          <table:table-cell ns41:value-type="float" table:style-name="TL RowHeader" office:value="385" office:value-type="float">
            <text:p>385</text:p>
          </table:table-cell>
          <table:table-cell ns41:value-type="string" table:style-name="TL RowHeader" office:value-type="string">
            <text:p>Edam-Volendam</text:p>
          </table:table-cell>
          <table:table-cell/>
          <table:table-cell ns41:value-type="float" table:style-name="TL Data" office:value="18485" office:value-type="float">
            <text:p>18485</text:p>
          </table:table-cell>
          <table:table-cell ns41:value-type="float" table:style-name="TL Data" office:value="205" office:value-type="float">
            <text:p>205</text:p>
          </table:table-cell>
          <table:table-cell ns41:value-type="float" table:style-name="TL Data" office:value="18180" office:value-type="float">
            <text:p>18180</text:p>
          </table:table-cell>
          <table:table-cell ns41:value-type="float" table:style-name="TL Data" office:value="105" office:value-type="float">
            <text:p>105</text:p>
          </table:table-cell>
          <table:table-cell ns41:value-type="float" table:style-name="TL Data" office:value="4255" office:value-type="float">
            <text:p>4255</text:p>
          </table:table-cell>
          <table:table-cell ns41:value-type="float" table:style-name="TL Data" office:value="4110" office:value-type="float">
            <text:p>4110</text:p>
          </table:table-cell>
          <table:table-cell ns41:value-type="float" table:style-name="TL Data" office:value="35" office:value-type="float">
            <text:p>35</text:p>
          </table:table-cell>
          <table:table-cell ns41:value-type="float" table:style-name="TL Data" office:value="110" office:value-type="float">
            <text:p>110</text:p>
          </table:table-cell>
          <table:table-cell ns41:value-type="float" table:style-name="TL Data" office:value="17815" office:value-type="float">
            <text:p>17815</text:p>
          </table:table-cell>
          <table:table-cell ns41:value-type="float" table:style-name="TL Data" office:value="418" office:value-type="float">
            <text:p>418</text:p>
          </table:table-cell>
          <table:table-cell ns41:value-type="float" table:style-name="TL Data" office:value="465" office:value-type="float">
            <text:p>465</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386" office:value-type="float">
            <text:p>386</text:p>
          </table:table-cell>
          <table:table-cell ns41:value-type="string" table:style-name="TL RowHeader" office:value-type="string">
            <text:p>Egmond aan Zee</text:p>
          </table:table-cell>
          <table:table-cell/>
          <table:table-cell ns41:value-type="float" table:style-name="TL Data" office:value="5685" office:value-type="float">
            <text:p>5685</text:p>
          </table:table-cell>
          <table:table-cell ns41:value-type="float" table:style-name="TL Data" office:value="380" office:value-type="float">
            <text:p>380</text:p>
          </table:table-cell>
          <table:table-cell ns41:value-type="float" table:style-name="TL Data" office:value="5175" office:value-type="float">
            <text:p>5175</text:p>
          </table:table-cell>
          <table:table-cell ns41:value-type="float" table:style-name="TL Data" office:value="125" office:value-type="float">
            <text:p>125</text:p>
          </table:table-cell>
          <table:table-cell ns41:value-type="float" table:style-name="TL Data" office:value="1430" office:value-type="float">
            <text:p>1430</text:p>
          </table:table-cell>
          <table:table-cell ns41:value-type="float" table:style-name="TL Data" office:value="1380" office:value-type="float">
            <text:p>138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5030" office:value-type="float">
            <text:p>5030</text:p>
          </table:table-cell>
          <table:table-cell ns41:value-type="float" table:style-name="TL Data" office:value="352" office:value-type="float">
            <text:p>352</text:p>
          </table:table-cell>
          <table:table-cell ns41:value-type="float" table:style-name="TL Data" office:value="270" office:value-type="float">
            <text:p>270</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387" office:value-type="float">
            <text:p>387</text:p>
          </table:table-cell>
          <table:table-cell ns41:value-type="string" table:style-name="TL RowHeader" office:value-type="string">
            <text:p>Egmond-Binnen</text:p>
          </table:table-cell>
          <table:table-cell/>
          <table:table-cell ns41:value-type="float" table:style-name="TL Data" office:value="4630" office:value-type="float">
            <text:p>4630</text:p>
          </table:table-cell>
          <table:table-cell ns41:value-type="float" table:style-name="TL Data" office:value="105" office:value-type="float">
            <text:p>105</text:p>
          </table:table-cell>
          <table:table-cell ns41:value-type="float" table:style-name="TL Data" office:value="4385" office:value-type="float">
            <text:p>4385</text:p>
          </table:table-cell>
          <table:table-cell ns41:value-type="float" table:style-name="TL Data" office:value="140" office:value-type="float">
            <text:p>140</text:p>
          </table:table-cell>
          <table:table-cell ns41:value-type="float" table:style-name="TL Data" office:value="1035" office:value-type="float">
            <text:p>1035</text:p>
          </table:table-cell>
          <table:table-cell ns41:value-type="float" table:style-name="TL Data" office:value="980" office:value-type="float">
            <text:p>980</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4400" office:value-type="float">
            <text:p>4400</text:p>
          </table:table-cell>
          <table:table-cell ns41:value-type="float" table:style-name="TL Data" office:value="425" office:value-type="float">
            <text:p>425</text:p>
          </table:table-cell>
          <table:table-cell ns41:value-type="float" table:style-name="TL Data" office:value="125" office:value-type="float">
            <text:p>1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88" office:value-type="float">
            <text:p>388</text:p>
          </table:table-cell>
          <table:table-cell ns41:value-type="string" table:style-name="TL RowHeader" office:value-type="string">
            <text:p>Enkhuizen</text:p>
          </table:table-cell>
          <table:table-cell/>
          <table:table-cell ns41:value-type="float" table:style-name="TL Data" office:value="11600" office:value-type="float">
            <text:p>11600</text:p>
          </table:table-cell>
          <table:table-cell ns41:value-type="float" table:style-name="TL Data" office:value="365" office:value-type="float">
            <text:p>365</text:p>
          </table:table-cell>
          <table:table-cell ns41:value-type="float" table:style-name="TL Data" office:value="11140" office:value-type="float">
            <text:p>11140</text:p>
          </table:table-cell>
          <table:table-cell ns41:value-type="float" table:style-name="TL Data" office:value="95" office:value-type="float">
            <text:p>95</text:p>
          </table:table-cell>
          <table:table-cell ns41:value-type="float" table:style-name="TL Data" office:value="3055" office:value-type="float">
            <text:p>3055</text:p>
          </table:table-cell>
          <table:table-cell ns41:value-type="float" table:style-name="TL Data" office:value="2935" office:value-type="float">
            <text:p>2935</text:p>
          </table:table-cell>
          <table:table-cell ns41:value-type="float" table:style-name="TL Data" office:value="15" office:value-type="float">
            <text:p>15</text:p>
          </table:table-cell>
          <table:table-cell ns41:value-type="float" table:style-name="TL Data" office:value="110" office:value-type="float">
            <text:p>110</text:p>
          </table:table-cell>
          <table:table-cell ns41:value-type="float" table:style-name="TL Data" office:value="10715" office:value-type="float">
            <text:p>10715</text:p>
          </table:table-cell>
          <table:table-cell ns41:value-type="float" table:style-name="TL Data" office:value="350" office:value-type="float">
            <text:p>350</text:p>
          </table:table-cell>
          <table:table-cell ns41:value-type="float" table:style-name="TL Data" office:value="520" office:value-type="float">
            <text:p>520</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390" office:value-type="float">
            <text:p>390</text:p>
          </table:table-cell>
          <table:table-cell ns41:value-type="string" table:style-name="TL RowHeader" office:value-type="string">
            <text:p>s-Graveland</text:p>
          </table:table-cell>
          <table:table-cell/>
          <table:table-cell ns41:value-type="float" table:style-name="TL Data" office:value="7975" office:value-type="float">
            <text:p>7975</text:p>
          </table:table-cell>
          <table:table-cell ns41:value-type="float" table:style-name="TL Data" office:value="100" office:value-type="float">
            <text:p>100</text:p>
          </table:table-cell>
          <table:table-cell ns41:value-type="float" table:style-name="TL Data" office:value="7750" office:value-type="float">
            <text:p>7750</text:p>
          </table:table-cell>
          <table:table-cell ns41:value-type="float" table:style-name="TL Data" office:value="130" office:value-type="float">
            <text:p>130</text:p>
          </table:table-cell>
          <table:table-cell ns41:value-type="float" table:style-name="TL Data" office:value="1990" office:value-type="float">
            <text:p>1990</text:p>
          </table:table-cell>
          <table:table-cell ns41:value-type="float" table:style-name="TL Data" office:value="1925" office:value-type="float">
            <text:p>1925</text:p>
          </table:table-cell>
          <table:table-cell ns41:value-type="float" table:style-name="TL Data" office:value="10" office:value-type="float">
            <text:p>10</text:p>
          </table:table-cell>
          <table:table-cell ns41:value-type="float" table:style-name="TL Data" office:value="60" office:value-type="float">
            <text:p>60</text:p>
          </table:table-cell>
          <table:table-cell ns41:value-type="float" table:style-name="TL Data" office:value="7615" office:value-type="float">
            <text:p>7615</text:p>
          </table:table-cell>
          <table:table-cell ns41:value-type="float" table:style-name="TL Data" office:value="382" office:value-type="float">
            <text:p>382</text:p>
          </table:table-cell>
          <table:table-cell ns41:value-type="float" table:style-name="TL Data" office:value="260" office:value-type="float">
            <text:p>26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391" office:value-type="float">
            <text:p>391</text:p>
          </table:table-cell>
          <table:table-cell ns41:value-type="string" table:style-name="TL RowHeader" office:value-type="string">
            <text:p>Grootebroek</text:p>
          </table:table-cell>
          <table:table-cell/>
          <table:table-cell ns41:value-type="float" table:style-name="TL Data" office:value="5780" office:value-type="float">
            <text:p>5780</text:p>
          </table:table-cell>
          <table:table-cell ns41:value-type="float" table:style-name="TL Data" office:value="195" office:value-type="float">
            <text:p>195</text:p>
          </table:table-cell>
          <table:table-cell ns41:value-type="float" table:style-name="TL Data" office:value="5580" office:value-type="float">
            <text:p>5580</text:p>
          </table:table-cell>
          <table:table-cell ns41:value-type="float" table:style-name="TL Data" office:value="5" office:value-type="float">
            <text:p>5</text:p>
          </table:table-cell>
          <table:table-cell ns41:value-type="float" table:style-name="TL Data" office:value="1240" office:value-type="float">
            <text:p>1240</text:p>
          </table:table-cell>
          <table:table-cell ns41:value-type="float" table:style-name="TL Data" office:value="1195" office:value-type="float">
            <text:p>1195</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5470" office:value-type="float">
            <text:p>5470</text:p>
          </table:table-cell>
          <table:table-cell ns41:value-type="float" table:style-name="TL Data" office:value="441" office:value-type="float">
            <text:p>441</text:p>
          </table:table-cell>
          <table:table-cell ns41:value-type="float" table:style-name="TL Data" office:value="115" office:value-type="float">
            <text:p>11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392" office:value-type="float">
            <text:p>392</text:p>
          </table:table-cell>
          <table:table-cell ns41:value-type="string" table:style-name="TL RowHeader" office:value-type="string">
            <text:p>Haarlem</text:p>
          </table:table-cell>
          <table:table-cell/>
          <table:table-cell ns41:value-type="float" table:style-name="TL Data" office:value="170600" office:value-type="float">
            <text:p>170600</text:p>
          </table:table-cell>
          <table:table-cell ns41:value-type="float" table:style-name="TL Data" office:value="2775" office:value-type="float">
            <text:p>2775</text:p>
          </table:table-cell>
          <table:table-cell ns41:value-type="float" table:style-name="TL Data" office:value="166280" office:value-type="float">
            <text:p>166280</text:p>
          </table:table-cell>
          <table:table-cell ns41:value-type="float" table:style-name="TL Data" office:value="1545" office:value-type="float">
            <text:p>1545</text:p>
          </table:table-cell>
          <table:table-cell ns41:value-type="float" table:style-name="TL Data" office:value="45515" office:value-type="float">
            <text:p>45515</text:p>
          </table:table-cell>
          <table:table-cell ns41:value-type="float" table:style-name="TL Data" office:value="43575" office:value-type="float">
            <text:p>43575</text:p>
          </table:table-cell>
          <table:table-cell ns41:value-type="float" table:style-name="TL Data" office:value="270" office:value-type="float">
            <text:p>270</text:p>
          </table:table-cell>
          <table:table-cell ns41:value-type="float" table:style-name="TL Data" office:value="1670" office:value-type="float">
            <text:p>1670</text:p>
          </table:table-cell>
          <table:table-cell ns41:value-type="float" table:style-name="TL Data" office:value="154200" office:value-type="float">
            <text:p>154200</text:p>
          </table:table-cell>
          <table:table-cell ns41:value-type="float" table:style-name="TL Data" office:value="339" office:value-type="float">
            <text:p>339</text:p>
          </table:table-cell>
          <table:table-cell ns41:value-type="float" table:style-name="TL Data" office:value="13625" office:value-type="float">
            <text:p>13625</text:p>
          </table:table-cell>
          <table:table-cell ns41:value-type="float" table:style-name="TL Data" office:value="3820" office:value-type="float">
            <text:p>3820</text:p>
          </table:table-cell>
          <table:table-cell table:number-columns-repeated="1009"/>
        </table:table-row>
        <table:table-row table:style-name="ro6">
          <table:table-cell ns41:value-type="float" table:style-name="TL RowHeader" office:value="393" office:value-type="float">
            <text:p>393</text:p>
          </table:table-cell>
          <table:table-cell ns41:value-type="string" table:style-name="TL RowHeader" office:value-type="string">
            <text:p>Haarlemmerliede en Spaarnwoude</text:p>
          </table:table-cell>
          <table:table-cell/>
          <table:table-cell ns41:value-type="float" table:style-name="TL Data" office:value="4090" office:value-type="float">
            <text:p>4090</text:p>
          </table:table-cell>
          <table:table-cell ns41:value-type="float" table:style-name="TL Data" office:value="90" office:value-type="float">
            <text:p>90</text:p>
          </table:table-cell>
          <table:table-cell ns41:value-type="float" table:style-name="TL Data" office:value="3685" office:value-type="float">
            <text:p>3685</text:p>
          </table:table-cell>
          <table:table-cell ns41:value-type="float" table:style-name="TL Data" office:value="315" office:value-type="float">
            <text:p>315</text:p>
          </table:table-cell>
          <table:table-cell ns41:value-type="float" table:style-name="TL Data" office:value="1020" office:value-type="float">
            <text:p>1020</text:p>
          </table:table-cell>
          <table:table-cell ns41:value-type="float" table:style-name="TL Data" office:value="960" office:value-type="float">
            <text:p>96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3895" office:value-type="float">
            <text:p>3895</text:p>
          </table:table-cell>
          <table:table-cell ns41:value-type="float" table:style-name="TL Data" office:value="381" office:value-type="float">
            <text:p>381</text:p>
          </table:table-cell>
          <table:table-cell ns41:value-type="float" table:style-name="TL Data" office:value="105" office:value-type="float">
            <text:p>10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394" office:value-type="float">
            <text:p>394</text:p>
          </table:table-cell>
          <table:table-cell ns41:value-type="string" table:style-name="TL RowHeader" office:value-type="string">
            <text:p>Haarlemmermeer</text:p>
          </table:table-cell>
          <table:table-cell/>
          <table:table-cell ns41:value-type="float" table:style-name="TL Data" office:value="59560" office:value-type="float">
            <text:p>59560</text:p>
          </table:table-cell>
          <table:table-cell ns41:value-type="float" table:style-name="TL Data" office:value="1400" office:value-type="float">
            <text:p>1400</text:p>
          </table:table-cell>
          <table:table-cell ns41:value-type="float" table:style-name="TL Data" office:value="56750" office:value-type="float">
            <text:p>56750</text:p>
          </table:table-cell>
          <table:table-cell ns41:value-type="float" table:style-name="TL Data" office:value="1410" office:value-type="float">
            <text:p>1410</text:p>
          </table:table-cell>
          <table:table-cell ns41:value-type="float" table:style-name="TL Data" office:value="15075" office:value-type="float">
            <text:p>15075</text:p>
          </table:table-cell>
          <table:table-cell ns41:value-type="float" table:style-name="TL Data" office:value="14625" office:value-type="float">
            <text:p>14625</text:p>
          </table:table-cell>
          <table:table-cell ns41:value-type="float" table:style-name="TL Data" office:value="125" office:value-type="float">
            <text:p>125</text:p>
          </table:table-cell>
          <table:table-cell ns41:value-type="float" table:style-name="TL Data" office:value="325" office:value-type="float">
            <text:p>325</text:p>
          </table:table-cell>
          <table:table-cell ns41:value-type="float" table:style-name="TL Data" office:value="56690" office:value-type="float">
            <text:p>56690</text:p>
          </table:table-cell>
          <table:table-cell ns41:value-type="float" table:style-name="TL Data" office:value="376" office:value-type="float">
            <text:p>376</text:p>
          </table:table-cell>
          <table:table-cell ns41:value-type="float" table:style-name="TL Data" office:value="1470" office:value-type="float">
            <text:p>1470</text:p>
          </table:table-cell>
          <table:table-cell ns41:value-type="float" table:style-name="TL Data" office:value="215" office:value-type="float">
            <text:p>215</text:p>
          </table:table-cell>
          <table:table-cell table:number-columns-repeated="1009"/>
        </table:table-row>
        <table:table-row table:style-name="ro6">
          <table:table-cell ns41:value-type="float" table:style-name="TL RowHeader" office:value="395" office:value-type="float">
            <text:p>395</text:p>
          </table:table-cell>
          <table:table-cell ns41:value-type="string" table:style-name="TL RowHeader" office:value-type="string">
            <text:p>Harenkarspel</text:p>
          </table:table-cell>
          <table:table-cell/>
          <table:table-cell ns41:value-type="float" table:style-name="TL Data" office:value="4845" office:value-type="float">
            <text:p>4845</text:p>
          </table:table-cell>
          <table:table-cell ns41:value-type="float" table:style-name="TL Data" office:value="110" office:value-type="float">
            <text:p>110</text:p>
          </table:table-cell>
          <table:table-cell ns41:value-type="float" table:style-name="TL Data" office:value="4725" office:value-type="float">
            <text:p>4725</text:p>
          </table:table-cell>
          <table:table-cell ns41:value-type="float" table:style-name="TL Data" office:value="5" office:value-type="float">
            <text:p>5</text:p>
          </table:table-cell>
          <table:table-cell ns41:value-type="float" table:style-name="TL Data" office:value="1100" office:value-type="float">
            <text:p>1100</text:p>
          </table:table-cell>
          <table:table-cell ns41:value-type="float" table:style-name="TL Data" office:value="1060" office:value-type="float">
            <text:p>106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4630" office:value-type="float">
            <text:p>4630</text:p>
          </table:table-cell>
          <table:table-cell ns41:value-type="float" table:style-name="TL Data" office:value="420" office:value-type="float">
            <text:p>42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396" office:value-type="float">
            <text:p>396</text:p>
          </table:table-cell>
          <table:table-cell ns41:value-type="string" table:style-name="TL RowHeader" office:value-type="string">
            <text:p>Heemskerk</text:p>
          </table:table-cell>
          <table:table-cell/>
          <table:table-cell ns41:value-type="float" table:style-name="TL Data" office:value="29330" office:value-type="float">
            <text:p>29330</text:p>
          </table:table-cell>
          <table:table-cell ns41:value-type="float" table:style-name="TL Data" office:value="260" office:value-type="float">
            <text:p>260</text:p>
          </table:table-cell>
          <table:table-cell ns41:value-type="float" table:style-name="TL Data" office:value="29040" office:value-type="float">
            <text:p>29040</text:p>
          </table:table-cell>
          <table:table-cell ns41:value-type="float" table:style-name="TL Data" office:value="25" office:value-type="float">
            <text:p>25</text:p>
          </table:table-cell>
          <table:table-cell ns41:value-type="float" table:style-name="TL Data" office:value="6920" office:value-type="float">
            <text:p>6920</text:p>
          </table:table-cell>
          <table:table-cell ns41:value-type="float" table:style-name="TL Data" office:value="6775" office:value-type="float">
            <text:p>6775</text:p>
          </table:table-cell>
          <table:table-cell ns41:value-type="float" table:style-name="TL Data" office:value="45" office:value-type="float">
            <text:p>45</text:p>
          </table:table-cell>
          <table:table-cell ns41:value-type="float" table:style-name="TL Data" office:value="100" office:value-type="float">
            <text:p>100</text:p>
          </table:table-cell>
          <table:table-cell ns41:value-type="float" table:style-name="TL Data" office:value="28590" office:value-type="float">
            <text:p>28590</text:p>
          </table:table-cell>
          <table:table-cell ns41:value-type="float" table:style-name="TL Data" office:value="413" office:value-type="float">
            <text:p>413</text:p>
          </table:table-cell>
          <table:table-cell ns41:value-type="float" table:style-name="TL Data" office:value="480" office:value-type="float">
            <text:p>480</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397" office:value-type="float">
            <text:p>397</text:p>
          </table:table-cell>
          <table:table-cell ns41:value-type="string" table:style-name="TL RowHeader" office:value-type="string">
            <text:p>Heemstede</text:p>
          </table:table-cell>
          <table:table-cell/>
          <table:table-cell ns41:value-type="float" table:style-name="TL Data" office:value="26160" office:value-type="float">
            <text:p>26160</text:p>
          </table:table-cell>
          <table:table-cell ns41:value-type="float" table:style-name="TL Data" office:value="1805" office:value-type="float">
            <text:p>1805</text:p>
          </table:table-cell>
          <table:table-cell ns41:value-type="float" table:style-name="TL Data" office:value="24200" office:value-type="float">
            <text:p>24200</text:p>
          </table:table-cell>
          <table:table-cell ns41:value-type="float" table:style-name="TL Data" office:value="155" office:value-type="float">
            <text:p>155</text:p>
          </table:table-cell>
          <table:table-cell ns41:value-type="float" table:style-name="TL Data" office:value="6515" office:value-type="float">
            <text:p>6515</text:p>
          </table:table-cell>
          <table:table-cell ns41:value-type="float" table:style-name="TL Data" office:value="6200" office:value-type="float">
            <text:p>6200</text:p>
          </table:table-cell>
          <table:table-cell ns41:value-type="float" table:style-name="TL Data" office:value="30" office:value-type="float">
            <text:p>30</text:p>
          </table:table-cell>
          <table:table-cell ns41:value-type="float" table:style-name="TL Data" office:value="285" office:value-type="float">
            <text:p>285</text:p>
          </table:table-cell>
          <table:table-cell ns41:value-type="float" table:style-name="TL Data" office:value="22675" office:value-type="float">
            <text:p>22675</text:p>
          </table:table-cell>
          <table:table-cell ns41:value-type="float" table:style-name="TL Data" office:value="348" office:value-type="float">
            <text:p>348</text:p>
          </table:table-cell>
          <table:table-cell ns41:value-type="float" table:style-name="TL Data" office:value="1675" office:value-type="float">
            <text:p>1675</text:p>
          </table:table-cell>
          <table:table-cell ns41:value-type="float" table:style-name="TL Data" office:value="565" office:value-type="float">
            <text:p>565</text:p>
          </table:table-cell>
          <table:table-cell table:number-columns-repeated="1009"/>
        </table:table-row>
        <table:table-row table:style-name="ro6">
          <table:table-cell ns41:value-type="float" table:style-name="TL RowHeader" office:value="398" office:value-type="float">
            <text:p>398</text:p>
          </table:table-cell>
          <table:table-cell ns41:value-type="string" table:style-name="TL RowHeader" office:value-type="string">
            <text:p>Heerhugowaard</text:p>
          </table:table-cell>
          <table:table-cell/>
          <table:table-cell ns41:value-type="float" table:style-name="TL Data" office:value="17320" office:value-type="float">
            <text:p>17320</text:p>
          </table:table-cell>
          <table:table-cell ns41:value-type="float" table:style-name="TL Data" office:value="110" office:value-type="float">
            <text:p>110</text:p>
          </table:table-cell>
          <table:table-cell ns41:value-type="float" table:style-name="TL Data" office:value="17180" office:value-type="float">
            <text:p>17180</text:p>
          </table:table-cell>
          <table:table-cell ns41:value-type="float" table:style-name="TL Data" office:value="25" office:value-type="float">
            <text:p>25</text:p>
          </table:table-cell>
          <table:table-cell ns41:value-type="float" table:style-name="TL Data" office:value="4205" office:value-type="float">
            <text:p>4205</text:p>
          </table:table-cell>
          <table:table-cell ns41:value-type="float" table:style-name="TL Data" office:value="4110" office:value-type="float">
            <text:p>4110</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17050" office:value-type="float">
            <text:p>17050</text:p>
          </table:table-cell>
          <table:table-cell ns41:value-type="float" table:style-name="TL Data" office:value="406" office:value-type="float">
            <text:p>406</text:p>
          </table:table-cell>
          <table:table-cell ns41:value-type="float" table:style-name="TL Data" office:value="160" office:value-type="float">
            <text:p>16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399" office:value-type="float">
            <text:p>399</text:p>
          </table:table-cell>
          <table:table-cell ns41:value-type="string" table:style-name="TL RowHeader" office:value-type="string">
            <text:p>Heiloo</text:p>
          </table:table-cell>
          <table:table-cell/>
          <table:table-cell ns41:value-type="float" table:style-name="TL Data" office:value="18125" office:value-type="float">
            <text:p>18125</text:p>
          </table:table-cell>
          <table:table-cell ns41:value-type="float" table:style-name="TL Data" office:value="865" office:value-type="float">
            <text:p>865</text:p>
          </table:table-cell>
          <table:table-cell ns41:value-type="float" table:style-name="TL Data" office:value="17175" office:value-type="float">
            <text:p>17175</text:p>
          </table:table-cell>
          <table:table-cell ns41:value-type="float" table:style-name="TL Data" office:value="85" office:value-type="float">
            <text:p>85</text:p>
          </table:table-cell>
          <table:table-cell ns41:value-type="float" table:style-name="TL Data" office:value="4505" office:value-type="float">
            <text:p>4505</text:p>
          </table:table-cell>
          <table:table-cell ns41:value-type="float" table:style-name="TL Data" office:value="4345" office:value-type="float">
            <text:p>4345</text:p>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16675" office:value-type="float">
            <text:p>16675</text:p>
          </table:table-cell>
          <table:table-cell ns41:value-type="float" table:style-name="TL Data" office:value="370" office:value-type="float">
            <text:p>370</text:p>
          </table:table-cell>
          <table:table-cell ns41:value-type="float" table:style-name="TL Data" office:value="585" office:value-type="float">
            <text:p>585</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400" office:value-type="float">
            <text:p>400</text:p>
          </table:table-cell>
          <table:table-cell ns41:value-type="string" table:style-name="TL RowHeader" office:value-type="string">
            <text:p>Den Helder</text:p>
          </table:table-cell>
          <table:table-cell/>
          <table:table-cell ns41:value-type="float" table:style-name="TL Data" office:value="61245" office:value-type="float">
            <text:p>61245</text:p>
          </table:table-cell>
          <table:table-cell ns41:value-type="float" table:style-name="TL Data" office:value="5985" office:value-type="float">
            <text:p>5985</text:p>
          </table:table-cell>
          <table:table-cell ns41:value-type="float" table:style-name="TL Data" office:value="55120" office:value-type="float">
            <text:p>55120</text:p>
          </table:table-cell>
          <table:table-cell ns41:value-type="float" table:style-name="TL Data" office:value="135" office:value-type="float">
            <text:p>135</text:p>
          </table:table-cell>
          <table:table-cell ns41:value-type="float" table:style-name="TL Data" office:value="14960" office:value-type="float">
            <text:p>14960</text:p>
          </table:table-cell>
          <table:table-cell ns41:value-type="float" table:style-name="TL Data" office:value="14510" office:value-type="float">
            <text:p>14510</text:p>
          </table:table-cell>
          <table:table-cell ns41:value-type="float" table:style-name="TL Data" office:value="85" office:value-type="float">
            <text:p>85</text:p>
          </table:table-cell>
          <table:table-cell ns41:value-type="float" table:style-name="TL Data" office:value="365" office:value-type="float">
            <text:p>365</text:p>
          </table:table-cell>
          <table:table-cell ns41:value-type="float" table:style-name="TL Data" office:value="53350" office:value-type="float">
            <text:p>53350</text:p>
          </table:table-cell>
          <table:table-cell ns41:value-type="float" table:style-name="TL Data" office:value="357" office:value-type="float">
            <text:p>357</text:p>
          </table:table-cell>
          <table:table-cell ns41:value-type="float" table:style-name="TL Data" office:value="1905" office:value-type="float">
            <text:p>190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401" office:value-type="float">
            <text:p>401</text:p>
          </table:table-cell>
          <table:table-cell ns41:value-type="string" table:style-name="TL RowHeader" office:value-type="string">
            <text:p>Hensbroek</text:p>
          </table:table-cell>
          <table:table-cell/>
          <table:table-cell ns41:value-type="float" table:style-name="TL Data" office:value="1335" office:value-type="float">
            <text:p>1335</text:p>
          </table:table-cell>
          <table:table-cell table:style-name="TL Data"/>
          <table:table-cell ns41:value-type="float" table:style-name="TL Data" office:value="1335" office:value-type="float">
            <text:p>1335</text:p>
          </table:table-cell>
          <table:table-cell table:style-name="TL Data"/>
          <table:table-cell ns41:value-type="float" table:style-name="TL Data" office:value="320" office:value-type="float">
            <text:p>320</text:p>
          </table:table-cell>
          <table:table-cell ns41:value-type="float" table:style-name="TL Data" office:value="310" office:value-type="float">
            <text:p>310</text:p>
          </table:table-cell>
          <table:table-cell table:style-name="TL Data"/>
          <table:table-cell ns41:value-type="float" table:style-name="TL Data" office:value="10" office:value-type="float">
            <text:p>10</text:p>
          </table:table-cell>
          <table:table-cell ns41:value-type="float" table:style-name="TL Data" office:value="1310" office:value-type="float">
            <text:p>1310</text:p>
          </table:table-cell>
          <table:table-cell ns41:value-type="float" table:style-name="TL Data" office:value="409" office:value-type="float">
            <text:p>409</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402" office:value-type="float">
            <text:p>402</text:p>
          </table:table-cell>
          <table:table-cell ns41:value-type="string" table:style-name="TL RowHeader" office:value-type="string">
            <text:p>Hilversum</text:p>
          </table:table-cell>
          <table:table-cell/>
          <table:table-cell ns41:value-type="float" table:style-name="TL Data" office:value="97225" office:value-type="float">
            <text:p>97225</text:p>
          </table:table-cell>
          <table:table-cell ns41:value-type="float" table:style-name="TL Data" office:value="3570" office:value-type="float">
            <text:p>3570</text:p>
          </table:table-cell>
          <table:table-cell ns41:value-type="float" table:style-name="TL Data" office:value="92805" office:value-type="float">
            <text:p>92805</text:p>
          </table:table-cell>
          <table:table-cell ns41:value-type="float" table:style-name="TL Data" office:value="850" office:value-type="float">
            <text:p>850</text:p>
          </table:table-cell>
          <table:table-cell ns41:value-type="float" table:style-name="TL Data" office:value="25520" office:value-type="float">
            <text:p>25520</text:p>
          </table:table-cell>
          <table:table-cell ns41:value-type="float" table:style-name="TL Data" office:value="24250" office:value-type="float">
            <text:p>24250</text:p>
          </table:table-cell>
          <table:table-cell ns41:value-type="float" table:style-name="TL Data" office:value="240" office:value-type="float">
            <text:p>240</text:p>
          </table:table-cell>
          <table:table-cell ns41:value-type="float" table:style-name="TL Data" office:value="1030" office:value-type="float">
            <text:p>1030</text:p>
          </table:table-cell>
          <table:table-cell ns41:value-type="float" table:style-name="TL Data" office:value="86770" office:value-type="float">
            <text:p>86770</text:p>
          </table:table-cell>
          <table:table-cell ns41:value-type="float" table:style-name="TL Data" office:value="340" office:value-type="float">
            <text:p>340</text:p>
          </table:table-cell>
          <table:table-cell ns41:value-type="float" table:style-name="TL Data" office:value="6880" office:value-type="float">
            <text:p>6880</text:p>
          </table:table-cell>
          <table:table-cell ns41:value-type="float" table:style-name="TL Data" office:value="2165" office:value-type="float">
            <text:p>2165</text:p>
          </table:table-cell>
          <table:table-cell table:number-columns-repeated="1009"/>
        </table:table-row>
        <table:table-row table:style-name="ro6">
          <table:table-cell ns41:value-type="float" table:style-name="TL RowHeader" office:value="403" office:value-type="float">
            <text:p>403</text:p>
          </table:table-cell>
          <table:table-cell ns41:value-type="string" table:style-name="TL RowHeader" office:value-type="string">
            <text:p>Hoogkarspel</text:p>
          </table:table-cell>
          <table:table-cell/>
          <table:table-cell ns41:value-type="float" table:style-name="TL Data" office:value="3930" office:value-type="float">
            <text:p>3930</text:p>
          </table:table-cell>
          <table:table-cell ns41:value-type="float" table:style-name="TL Data" office:value="105" office:value-type="float">
            <text:p>105</text:p>
          </table:table-cell>
          <table:table-cell ns41:value-type="float" table:style-name="TL Data" office:value="3825" office:value-type="float">
            <text:p>3825</text:p>
          </table:table-cell>
          <table:table-cell ns41:value-type="float" table:style-name="TL Data" office:value="5" office:value-type="float">
            <text:p>5</text:p>
          </table:table-cell>
          <table:table-cell ns41:value-type="float" table:style-name="TL Data" office:value="905" office:value-type="float">
            <text:p>905</text:p>
          </table:table-cell>
          <table:table-cell ns41:value-type="float" table:style-name="TL Data" office:value="875" office:value-type="float">
            <text:p>87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3770" office:value-type="float">
            <text:p>3770</text:p>
          </table:table-cell>
          <table:table-cell ns41:value-type="float" table:style-name="TL Data" office:value="416" office:value-type="float">
            <text:p>416</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404" office:value-type="float">
            <text:p>404</text:p>
          </table:table-cell>
          <table:table-cell ns41:value-type="string" table:style-name="TL RowHeader" office:value-type="string">
            <text:p>Hoogwoud</text:p>
          </table:table-cell>
          <table:table-cell/>
          <table:table-cell ns41:value-type="float" table:style-name="TL Data" office:value="3060" office:value-type="float">
            <text:p>3060</text:p>
          </table:table-cell>
          <table:table-cell table:style-name="TL Data"/>
          <table:table-cell ns41:value-type="float" table:style-name="TL Data" office:value="3040" office:value-type="float">
            <text:p>3040</text:p>
          </table:table-cell>
          <table:table-cell ns41:value-type="float" table:style-name="TL Data" office:value="20" office:value-type="float">
            <text:p>20</text:p>
          </table:table-cell>
          <table:table-cell ns41:value-type="float" table:style-name="TL Data" office:value="695" office:value-type="float">
            <text:p>695</text:p>
          </table:table-cell>
          <table:table-cell ns41:value-type="float" table:style-name="TL Data" office:value="660" office:value-type="float">
            <text:p>66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965" office:value-type="float">
            <text:p>2965</text:p>
          </table:table-cell>
          <table:table-cell ns41:value-type="float" table:style-name="TL Data" office:value="426" office:value-type="float">
            <text:p>426</text:p>
          </table:table-cell>
          <table:table-cell ns41:value-type="float" table:style-name="TL Data" office:value="95" office:value-type="float">
            <text:p>9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05" office:value-type="float">
            <text:p>405</text:p>
          </table:table-cell>
          <table:table-cell ns41:value-type="string" table:style-name="TL RowHeader" office:value-type="string">
            <text:p>Hoorn</text:p>
          </table:table-cell>
          <table:table-cell/>
          <table:table-cell ns41:value-type="float" table:style-name="TL Data" office:value="19060" office:value-type="float">
            <text:p>19060</text:p>
          </table:table-cell>
          <table:table-cell ns41:value-type="float" table:style-name="TL Data" office:value="830" office:value-type="float">
            <text:p>830</text:p>
          </table:table-cell>
          <table:table-cell ns41:value-type="float" table:style-name="TL Data" office:value="18075" office:value-type="float">
            <text:p>18075</text:p>
          </table:table-cell>
          <table:table-cell ns41:value-type="float" table:style-name="TL Data" office:value="155" office:value-type="float">
            <text:p>155</text:p>
          </table:table-cell>
          <table:table-cell ns41:value-type="float" table:style-name="TL Data" office:value="4715" office:value-type="float">
            <text:p>4715</text:p>
          </table:table-cell>
          <table:table-cell ns41:value-type="float" table:style-name="TL Data" office:value="4505" office:value-type="float">
            <text:p>4505</text:p>
          </table:table-cell>
          <table:table-cell ns41:value-type="float" table:style-name="TL Data" office:value="45" office:value-type="float">
            <text:p>45</text:p>
          </table:table-cell>
          <table:table-cell ns41:value-type="float" table:style-name="TL Data" office:value="165" office:value-type="float">
            <text:p>165</text:p>
          </table:table-cell>
          <table:table-cell ns41:value-type="float" table:style-name="TL Data" office:value="17330" office:value-type="float">
            <text:p>17330</text:p>
          </table:table-cell>
          <table:table-cell ns41:value-type="float" table:style-name="TL Data" office:value="368" office:value-type="float">
            <text:p>368</text:p>
          </table:table-cell>
          <table:table-cell ns41:value-type="float" table:style-name="TL Data" office:value="900" office:value-type="float">
            <text:p>900</text:p>
          </table:table-cell>
          <table:table-cell ns41:value-type="float" table:style-name="TL Data" office:value="125" office:value-type="float">
            <text:p>125</text:p>
          </table:table-cell>
          <table:table-cell table:number-columns-repeated="1009"/>
        </table:table-row>
        <table:table-row table:style-name="ro6">
          <table:table-cell ns41:value-type="float" table:style-name="TL RowHeader" office:value="406" office:value-type="float">
            <text:p>406</text:p>
          </table:table-cell>
          <table:table-cell ns41:value-type="string" table:style-name="TL RowHeader" office:value-type="string">
            <text:p>Huizen</text:p>
          </table:table-cell>
          <table:table-cell/>
          <table:table-cell ns41:value-type="float" table:style-name="TL Data" office:value="21875" office:value-type="float">
            <text:p>21875</text:p>
          </table:table-cell>
          <table:table-cell ns41:value-type="float" table:style-name="TL Data" office:value="655" office:value-type="float">
            <text:p>655</text:p>
          </table:table-cell>
          <table:table-cell ns41:value-type="float" table:style-name="TL Data" office:value="21045" office:value-type="float">
            <text:p>21045</text:p>
          </table:table-cell>
          <table:table-cell ns41:value-type="float" table:style-name="TL Data" office:value="175" office:value-type="float">
            <text:p>175</text:p>
          </table:table-cell>
          <table:table-cell ns41:value-type="float" table:style-name="TL Data" office:value="5580" office:value-type="float">
            <text:p>5580</text:p>
          </table:table-cell>
          <table:table-cell ns41:value-type="float" table:style-name="TL Data" office:value="5370" office:value-type="float">
            <text:p>5370</text:p>
          </table:table-cell>
          <table:table-cell ns41:value-type="float" table:style-name="TL Data" office:value="50" office:value-type="float">
            <text:p>50</text:p>
          </table:table-cell>
          <table:table-cell ns41:value-type="float" table:style-name="TL Data" office:value="160" office:value-type="float">
            <text:p>160</text:p>
          </table:table-cell>
          <table:table-cell ns41:value-type="float" table:style-name="TL Data" office:value="20555" office:value-type="float">
            <text:p>20555</text:p>
          </table:table-cell>
          <table:table-cell ns41:value-type="float" table:style-name="TL Data" office:value="368" office:value-type="float">
            <text:p>368</text:p>
          </table:table-cell>
          <table:table-cell ns41:value-type="float" table:style-name="TL Data" office:value="660" office:value-type="float">
            <text:p>660</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407" office:value-type="float">
            <text:p>407</text:p>
          </table:table-cell>
          <table:table-cell ns41:value-type="string" table:style-name="TL RowHeader" office:value-type="string">
            <text:p>Ilpendam</text:p>
          </table:table-cell>
          <table:table-cell/>
          <table:table-cell ns41:value-type="float" table:style-name="TL Data" office:value="3035" office:value-type="float">
            <text:p>3035</text:p>
          </table:table-cell>
          <table:table-cell table:style-name="TL Data"/>
          <table:table-cell ns41:value-type="float" table:style-name="TL Data" office:value="2955" office:value-type="float">
            <text:p>2955</text:p>
          </table:table-cell>
          <table:table-cell ns41:value-type="float" table:style-name="TL Data" office:value="80" office:value-type="float">
            <text:p>80</text:p>
          </table:table-cell>
          <table:table-cell ns41:value-type="float" table:style-name="TL Data" office:value="785" office:value-type="float">
            <text:p>785</text:p>
          </table:table-cell>
          <table:table-cell ns41:value-type="float" table:style-name="TL Data" office:value="755" office:value-type="float">
            <text:p>7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935" office:value-type="float">
            <text:p>2935</text:p>
          </table:table-cell>
          <table:table-cell ns41:value-type="float" table:style-name="TL Data" office:value="375" office:value-type="float">
            <text:p>375</text:p>
          </table:table-cell>
          <table:table-cell ns41:value-type="float" table:style-name="TL Data" office:value="100" office:value-type="float">
            <text:p>10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08" office:value-type="float">
            <text:p>408</text:p>
          </table:table-cell>
          <table:table-cell ns41:value-type="string" table:style-name="TL RowHeader" office:value-type="string">
            <text:p>Jisp</text:p>
          </table:table-cell>
          <table:table-cell/>
          <table:table-cell ns41:value-type="float" table:style-name="TL Data" office:value="1010" office:value-type="float">
            <text:p>1010</text:p>
          </table:table-cell>
          <table:table-cell table:style-name="TL Data"/>
          <table:table-cell ns41:value-type="float" table:style-name="TL Data" office:value="995" office:value-type="float">
            <text:p>995</text:p>
          </table:table-cell>
          <table:table-cell ns41:value-type="float" table:style-name="TL Data" office:value="10" office:value-type="float">
            <text:p>10</text:p>
          </table:table-cell>
          <table:table-cell ns41:value-type="float" table:style-name="TL Data" office:value="280" office:value-type="float">
            <text:p>280</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80" office:value-type="float">
            <text:p>980</text:p>
          </table:table-cell>
          <table:table-cell ns41:value-type="float" table:style-name="TL Data" office:value="353" office:value-type="float">
            <text:p>353</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409" office:value-type="float">
            <text:p>409</text:p>
          </table:table-cell>
          <table:table-cell ns41:value-type="string" table:style-name="TL RowHeader" office:value-type="string">
            <text:p>Katwoude</text:p>
          </table:table-cell>
          <table:table-cell/>
          <table:table-cell ns41:value-type="float" table:style-name="TL Data" office:value="285" office:value-type="float">
            <text:p>285</text:p>
          </table:table-cell>
          <table:table-cell table:style-name="TL Data"/>
          <table:table-cell ns41:value-type="float" table:style-name="TL Data" office:value="275" office:value-type="float">
            <text:p>275</text:p>
          </table:table-cell>
          <table:table-cell ns41:value-type="float" table:style-name="TL Data" office:value="10" office:value-type="float">
            <text:p>10</text:p>
          </table:table-cell>
          <table:table-cell ns41:value-type="float" table:style-name="TL Data" office:value="75" office:value-type="float">
            <text:p>75</text:p>
          </table:table-cell>
          <table:table-cell ns41:value-type="float" table:style-name="TL Data" office:value="70" office:value-type="float">
            <text:p>70</text:p>
          </table:table-cell>
          <table:table-cell table:style-name="TL Data"/>
          <table:table-cell ns41:value-type="float" table:style-name="TL Data" office:value="5" office:value-type="float">
            <text:p>5</text:p>
          </table:table-cell>
          <table:table-cell ns41:value-type="float" table:style-name="TL Data" office:value="285" office:value-type="float">
            <text:p>285</text:p>
          </table:table-cell>
          <table:table-cell ns41:value-type="float" table:style-name="TL Data" office:value="384" office:value-type="float">
            <text:p>384</text:p>
          </table:table-cell>
          <table:table-cell table:style-name="TL Data"/>
          <table:table-cell table:style-name="TL Data"/>
          <table:table-cell table:number-columns-repeated="1009"/>
        </table:table-row>
        <table:table-row table:style-name="ro6">
          <table:table-cell ns41:value-type="float" table:style-name="TL RowHeader" office:value="410" office:value-type="float">
            <text:p>410</text:p>
          </table:table-cell>
          <table:table-cell ns41:value-type="string" table:style-name="TL RowHeader" office:value-type="string">
            <text:p>Koedijk</text:p>
          </table:table-cell>
          <table:table-cell/>
          <table:table-cell ns41:value-type="float" table:style-name="TL Data" office:value="2630" office:value-type="float">
            <text:p>2630</text:p>
          </table:table-cell>
          <table:table-cell ns41:value-type="float" table:style-name="TL Data" office:value="95" office:value-type="float">
            <text:p>95</text:p>
          </table:table-cell>
          <table:table-cell ns41:value-type="float" table:style-name="TL Data" office:value="2480" office:value-type="float">
            <text:p>2480</text:p>
          </table:table-cell>
          <table:table-cell ns41:value-type="float" table:style-name="TL Data" office:value="55" office:value-type="float">
            <text:p>55</text:p>
          </table:table-cell>
          <table:table-cell ns41:value-type="float" table:style-name="TL Data" office:value="655" office:value-type="float">
            <text:p>655</text:p>
          </table:table-cell>
          <table:table-cell ns41:value-type="float" table:style-name="TL Data" office:value="630" office:value-type="float">
            <text:p>63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475" office:value-type="float">
            <text:p>2475</text:p>
          </table:table-cell>
          <table:table-cell ns41:value-type="float" table:style-name="TL Data" office:value="378" office:value-type="float">
            <text:p>378</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11" office:value-type="float">
            <text:p>411</text:p>
          </table:table-cell>
          <table:table-cell ns41:value-type="string" table:style-name="TL RowHeader" office:value-type="string">
            <text:p>Koog aan de Zaan</text:p>
          </table:table-cell>
          <table:table-cell/>
          <table:table-cell ns41:value-type="float" table:style-name="TL Data" office:value="5875" office:value-type="float">
            <text:p>5875</text:p>
          </table:table-cell>
          <table:table-cell ns41:value-type="float" table:style-name="TL Data" office:value="190" office:value-type="float">
            <text:p>190</text:p>
          </table:table-cell>
          <table:table-cell ns41:value-type="float" table:style-name="TL Data" office:value="5660" office:value-type="float">
            <text:p>5660</text:p>
          </table:table-cell>
          <table:table-cell ns41:value-type="float" table:style-name="TL Data" office:value="25" office:value-type="float">
            <text:p>25</text:p>
          </table:table-cell>
          <table:table-cell ns41:value-type="float" table:style-name="TL Data" office:value="1645" office:value-type="float">
            <text:p>1645</text:p>
          </table:table-cell>
          <table:table-cell ns41:value-type="float" table:style-name="TL Data" office:value="1565" office:value-type="float">
            <text:p>1565</text:p>
          </table:table-cell>
          <table:table-cell ns41:value-type="float" table:style-name="TL Data" office:value="15" office:value-type="float">
            <text:p>15</text:p>
          </table:table-cell>
          <table:table-cell ns41:value-type="float" table:style-name="TL Data" office:value="65" office:value-type="float">
            <text:p>65</text:p>
          </table:table-cell>
          <table:table-cell ns41:value-type="float" table:style-name="TL Data" office:value="5400" office:value-type="float">
            <text:p>5400</text:p>
          </table:table-cell>
          <table:table-cell ns41:value-type="float" table:style-name="TL Data" office:value="328" office:value-type="float">
            <text:p>328</text:p>
          </table:table-cell>
          <table:table-cell ns41:value-type="float" table:style-name="TL Data" office:value="290" office:value-type="float">
            <text:p>29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12" office:value-type="float">
            <text:p>412</text:p>
          </table:table-cell>
          <table:table-cell ns41:value-type="string" table:style-name="TL RowHeader" office:value-type="string">
            <text:p>Niedorp</text:p>
          </table:table-cell>
          <table:table-cell/>
          <table:table-cell ns41:value-type="float" table:style-name="TL Data" office:value="6545" office:value-type="float">
            <text:p>6545</text:p>
          </table:table-cell>
          <table:table-cell ns41:value-type="float" table:style-name="TL Data" office:value="180" office:value-type="float">
            <text:p>180</text:p>
          </table:table-cell>
          <table:table-cell ns41:value-type="float" table:style-name="TL Data" office:value="6330" office:value-type="float">
            <text:p>6330</text:p>
          </table:table-cell>
          <table:table-cell ns41:value-type="float" table:style-name="TL Data" office:value="30" office:value-type="float">
            <text:p>30</text:p>
          </table:table-cell>
          <table:table-cell ns41:value-type="float" table:style-name="TL Data" office:value="1635" office:value-type="float">
            <text:p>1635</text:p>
          </table:table-cell>
          <table:table-cell ns41:value-type="float" table:style-name="TL Data" office:value="1570" office:value-type="float">
            <text:p>157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6195" office:value-type="float">
            <text:p>6195</text:p>
          </table:table-cell>
          <table:table-cell ns41:value-type="float" table:style-name="TL Data" office:value="379" office:value-type="float">
            <text:p>379</text:p>
          </table:table-cell>
          <table:table-cell ns41:value-type="float" table:style-name="TL Data" office:value="170" office:value-type="float">
            <text:p>17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13" office:value-type="float">
            <text:p>413</text:p>
          </table:table-cell>
          <table:table-cell ns41:value-type="string" table:style-name="TL RowHeader" office:value-type="string">
            <text:p>Krommenie</text:p>
          </table:table-cell>
          <table:table-cell/>
          <table:table-cell ns41:value-type="float" table:style-name="TL Data" office:value="14500" office:value-type="float">
            <text:p>14500</text:p>
          </table:table-cell>
          <table:table-cell ns41:value-type="float" table:style-name="TL Data" office:value="105" office:value-type="float">
            <text:p>105</text:p>
          </table:table-cell>
          <table:table-cell ns41:value-type="float" table:style-name="TL Data" office:value="14330" office:value-type="float">
            <text:p>14330</text:p>
          </table:table-cell>
          <table:table-cell ns41:value-type="float" table:style-name="TL Data" office:value="65" office:value-type="float">
            <text:p>65</text:p>
          </table:table-cell>
          <table:table-cell ns41:value-type="float" table:style-name="TL Data" office:value="3815" office:value-type="float">
            <text:p>3815</text:p>
          </table:table-cell>
          <table:table-cell ns41:value-type="float" table:style-name="TL Data" office:value="3680" office:value-type="float">
            <text:p>3680</text:p>
          </table:table-cell>
          <table:table-cell ns41:value-type="float" table:style-name="TL Data" office:value="40" office:value-type="float">
            <text:p>40</text:p>
          </table:table-cell>
          <table:table-cell ns41:value-type="float" table:style-name="TL Data" office:value="95" office:value-type="float">
            <text:p>95</text:p>
          </table:table-cell>
          <table:table-cell ns41:value-type="float" table:style-name="TL Data" office:value="13955" office:value-type="float">
            <text:p>13955</text:p>
          </table:table-cell>
          <table:table-cell ns41:value-type="float" table:style-name="TL Data" office:value="366" office:value-type="float">
            <text:p>366</text:p>
          </table:table-cell>
          <table:table-cell ns41:value-type="float" table:style-name="TL Data" office:value="440" office:value-type="float">
            <text:p>44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415" office:value-type="float">
            <text:p>415</text:p>
          </table:table-cell>
          <table:table-cell ns41:value-type="string" table:style-name="TL RowHeader" office:value-type="string">
            <text:p>Landsmeer</text:p>
          </table:table-cell>
          <table:table-cell/>
          <table:table-cell ns41:value-type="float" table:style-name="TL Data" office:value="7045" office:value-type="float">
            <text:p>7045</text:p>
          </table:table-cell>
          <table:table-cell ns41:value-type="float" table:style-name="TL Data" office:value="40" office:value-type="float">
            <text:p>40</text:p>
          </table:table-cell>
          <table:table-cell ns41:value-type="float" table:style-name="TL Data" office:value="6990" office:value-type="float">
            <text:p>6990</text:p>
          </table:table-cell>
          <table:table-cell ns41:value-type="float" table:style-name="TL Data" office:value="20" office:value-type="float">
            <text:p>20</text:p>
          </table:table-cell>
          <table:table-cell ns41:value-type="float" table:style-name="TL Data" office:value="1860" office:value-type="float">
            <text:p>1860</text:p>
          </table:table-cell>
          <table:table-cell ns41:value-type="float" table:style-name="TL Data" office:value="1780" office:value-type="float">
            <text:p>1780</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6825" office:value-type="float">
            <text:p>6825</text:p>
          </table:table-cell>
          <table:table-cell ns41:value-type="float" table:style-name="TL Data" office:value="367" office:value-type="float">
            <text:p>367</text:p>
          </table:table-cell>
          <table:table-cell ns41:value-type="float" table:style-name="TL Data" office:value="180" office:value-type="float">
            <text:p>18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16" office:value-type="float">
            <text:p>416</text:p>
          </table:table-cell>
          <table:table-cell ns41:value-type="string" table:style-name="TL RowHeader" office:value-type="string">
            <text:p>Langedijk</text:p>
          </table:table-cell>
          <table:table-cell/>
          <table:table-cell ns41:value-type="float" table:style-name="TL Data" office:value="10275" office:value-type="float">
            <text:p>10275</text:p>
          </table:table-cell>
          <table:table-cell ns41:value-type="float" table:style-name="TL Data" office:value="170" office:value-type="float">
            <text:p>170</text:p>
          </table:table-cell>
          <table:table-cell ns41:value-type="float" table:style-name="TL Data" office:value="9990" office:value-type="float">
            <text:p>9990</text:p>
          </table:table-cell>
          <table:table-cell ns41:value-type="float" table:style-name="TL Data" office:value="110" office:value-type="float">
            <text:p>110</text:p>
          </table:table-cell>
          <table:table-cell ns41:value-type="float" table:style-name="TL Data" office:value="2460" office:value-type="float">
            <text:p>2460</text:p>
          </table:table-cell>
          <table:table-cell ns41:value-type="float" table:style-name="TL Data" office:value="2370" office:value-type="float">
            <text:p>237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9760" office:value-type="float">
            <text:p>9760</text:p>
          </table:table-cell>
          <table:table-cell ns41:value-type="float" table:style-name="TL Data" office:value="397" office:value-type="float">
            <text:p>397</text:p>
          </table:table-cell>
          <table:table-cell ns41:value-type="float" table:style-name="TL Data" office:value="340" office:value-type="float">
            <text:p>3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17" office:value-type="float">
            <text:p>417</text:p>
          </table:table-cell>
          <table:table-cell ns41:value-type="string" table:style-name="TL RowHeader" office:value-type="string">
            <text:p>Laren (NH.)</text:p>
          </table:table-cell>
          <table:table-cell/>
          <table:table-cell ns41:value-type="float" table:style-name="TL Data" office:value="14130" office:value-type="float">
            <text:p>14130</text:p>
          </table:table-cell>
          <table:table-cell ns41:value-type="float" table:style-name="TL Data" office:value="535" office:value-type="float">
            <text:p>535</text:p>
          </table:table-cell>
          <table:table-cell ns41:value-type="float" table:style-name="TL Data" office:value="13555" office:value-type="float">
            <text:p>13555</text:p>
          </table:table-cell>
          <table:table-cell ns41:value-type="float" table:style-name="TL Data" office:value="40" office:value-type="float">
            <text:p>40</text:p>
          </table:table-cell>
          <table:table-cell ns41:value-type="float" table:style-name="TL Data" office:value="3430" office:value-type="float">
            <text:p>3430</text:p>
          </table:table-cell>
          <table:table-cell ns41:value-type="float" table:style-name="TL Data" office:value="3255" office:value-type="float">
            <text:p>3255</text:p>
          </table:table-cell>
          <table:table-cell ns41:value-type="float" table:style-name="TL Data" office:value="30" office:value-type="float">
            <text:p>30</text:p>
          </table:table-cell>
          <table:table-cell ns41:value-type="float" table:style-name="TL Data" office:value="145" office:value-type="float">
            <text:p>145</text:p>
          </table:table-cell>
          <table:table-cell ns41:value-type="float" table:style-name="TL Data" office:value="12905" office:value-type="float">
            <text:p>12905</text:p>
          </table:table-cell>
          <table:table-cell ns41:value-type="float" table:style-name="TL Data" office:value="376" office:value-type="float">
            <text:p>376</text:p>
          </table:table-cell>
          <table:table-cell ns41:value-type="float" table:style-name="TL Data" office:value="690" office:value-type="float">
            <text:p>690</text:p>
          </table:table-cell>
          <table:table-cell ns41:value-type="float" table:style-name="TL Data" office:value="180" office:value-type="float">
            <text:p>180</text:p>
          </table:table-cell>
          <table:table-cell table:number-columns-repeated="1009"/>
        </table:table-row>
        <table:table-row table:style-name="ro6">
          <table:table-cell ns41:value-type="float" table:style-name="TL RowHeader" office:value="418" office:value-type="float">
            <text:p>418</text:p>
          </table:table-cell>
          <table:table-cell ns41:value-type="string" table:style-name="TL RowHeader" office:value-type="string">
            <text:p>Limmen</text:p>
          </table:table-cell>
          <table:table-cell/>
          <table:table-cell ns41:value-type="float" table:style-name="TL Data" office:value="4055" office:value-type="float">
            <text:p>4055</text:p>
          </table:table-cell>
          <table:table-cell ns41:value-type="float" table:style-name="TL Data" office:value="70" office:value-type="float">
            <text:p>70</text:p>
          </table:table-cell>
          <table:table-cell ns41:value-type="float" table:style-name="TL Data" office:value="3975" office:value-type="float">
            <text:p>3975</text:p>
          </table:table-cell>
          <table:table-cell ns41:value-type="float" table:style-name="TL Data" office:value="10" office:value-type="float">
            <text:p>10</text:p>
          </table:table-cell>
          <table:table-cell ns41:value-type="float" table:style-name="TL Data" office:value="950" office:value-type="float">
            <text:p>950</text:p>
          </table:table-cell>
          <table:table-cell ns41:value-type="float" table:style-name="TL Data" office:value="905" office:value-type="float">
            <text:p>90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905" office:value-type="float">
            <text:p>3905</text:p>
          </table:table-cell>
          <table:table-cell ns41:value-type="float" table:style-name="TL Data" office:value="411" office:value-type="float">
            <text:p>411</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19" office:value-type="float">
            <text:p>419</text:p>
          </table:table-cell>
          <table:table-cell ns41:value-type="string" table:style-name="TL RowHeader" office:value-type="string">
            <text:p>Marken</text:p>
          </table:table-cell>
          <table:table-cell/>
          <table:table-cell ns41:value-type="float" table:style-name="TL Data" office:value="1895" office:value-type="float">
            <text:p>1895</text:p>
          </table:table-cell>
          <table:table-cell ns41:value-type="float" table:style-name="TL Data" office:value="40" office:value-type="float">
            <text:p>40</text:p>
          </table:table-cell>
          <table:table-cell ns41:value-type="float" table:style-name="TL Data" office:value="1845" office:value-type="float">
            <text:p>1845</text:p>
          </table:table-cell>
          <table:table-cell ns41:value-type="float" table:style-name="TL Data" office:value="10" office:value-type="float">
            <text:p>10</text:p>
          </table:table-cell>
          <table:table-cell ns41:value-type="float" table:style-name="TL Data" office:value="455" office:value-type="float">
            <text:p>455</text:p>
          </table:table-cell>
          <table:table-cell ns41:value-type="float" table:style-name="TL Data" office:value="440" office:value-type="float">
            <text:p>44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775" office:value-type="float">
            <text:p>1775</text:p>
          </table:table-cell>
          <table:table-cell ns41:value-type="float" table:style-name="TL Data" office:value="389" office:value-type="float">
            <text:p>389</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420" office:value-type="float">
            <text:p>420</text:p>
          </table:table-cell>
          <table:table-cell ns41:value-type="string" table:style-name="TL RowHeader" office:value-type="string">
            <text:p>Medemblik</text:p>
          </table:table-cell>
          <table:table-cell/>
          <table:table-cell ns41:value-type="float" table:style-name="TL Data" office:value="5380" office:value-type="float">
            <text:p>5380</text:p>
          </table:table-cell>
          <table:table-cell ns41:value-type="float" table:style-name="TL Data" office:value="165" office:value-type="float">
            <text:p>165</text:p>
          </table:table-cell>
          <table:table-cell ns41:value-type="float" table:style-name="TL Data" office:value="5165" office:value-type="float">
            <text:p>5165</text:p>
          </table:table-cell>
          <table:table-cell ns41:value-type="float" table:style-name="TL Data" office:value="55" office:value-type="float">
            <text:p>55</text:p>
          </table:table-cell>
          <table:table-cell ns41:value-type="float" table:style-name="TL Data" office:value="1335" office:value-type="float">
            <text:p>1335</text:p>
          </table:table-cell>
          <table:table-cell ns41:value-type="float" table:style-name="TL Data" office:value="1285" office:value-type="float">
            <text:p>128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5085" office:value-type="float">
            <text:p>5085</text:p>
          </table:table-cell>
          <table:table-cell ns41:value-type="float" table:style-name="TL Data" office:value="381" office:value-type="float">
            <text:p>381</text:p>
          </table:table-cell>
          <table:table-cell ns41:value-type="float" table:style-name="TL Data" office:value="135" office:value-type="float">
            <text:p>13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22" office:value-type="float">
            <text:p>422</text:p>
          </table:table-cell>
          <table:table-cell ns41:value-type="string" table:style-name="TL RowHeader" office:value-type="string">
            <text:p>Midwoud</text:p>
          </table:table-cell>
          <table:table-cell/>
          <table:table-cell ns41:value-type="float" table:style-name="TL Data" office:value="1360" office:value-type="float">
            <text:p>1360</text:p>
          </table:table-cell>
          <table:table-cell ns41:value-type="float" table:style-name="TL Data" office:value="80" office:value-type="float">
            <text:p>80</text:p>
          </table:table-cell>
          <table:table-cell ns41:value-type="float" table:style-name="TL Data" office:value="1275" office:value-type="float">
            <text:p>1275</text:p>
          </table:table-cell>
          <table:table-cell ns41:value-type="float" table:style-name="TL Data" office:value="5" office:value-type="float">
            <text:p>5</text:p>
          </table:table-cell>
          <table:table-cell ns41:value-type="float" table:style-name="TL Data" office:value="365" office:value-type="float">
            <text:p>365</text:p>
          </table:table-cell>
          <table:table-cell ns41:value-type="float" table:style-name="TL Data" office:value="355" office:value-type="float">
            <text:p>355</text:p>
          </table:table-cell>
          <table:table-cell table:style-name="TL Data"/>
          <table:table-cell ns41:value-type="float" table:style-name="TL Data" office:value="10" office:value-type="float">
            <text:p>10</text:p>
          </table:table-cell>
          <table:table-cell ns41:value-type="float" table:style-name="TL Data" office:value="1235" office:value-type="float">
            <text:p>1235</text:p>
          </table:table-cell>
          <table:table-cell ns41:value-type="float" table:style-name="TL Data" office:value="338" office:value-type="float">
            <text:p>338</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423" office:value-type="float">
            <text:p>423</text:p>
          </table:table-cell>
          <table:table-cell ns41:value-type="string" table:style-name="TL RowHeader" office:value-type="string">
            <text:p>Monnickendam</text:p>
          </table:table-cell>
          <table:table-cell/>
          <table:table-cell ns41:value-type="float" table:style-name="TL Data" office:value="6650" office:value-type="float">
            <text:p>6650</text:p>
          </table:table-cell>
          <table:table-cell ns41:value-type="float" table:style-name="TL Data" office:value="30" office:value-type="float">
            <text:p>30</text:p>
          </table:table-cell>
          <table:table-cell ns41:value-type="float" table:style-name="TL Data" office:value="6515" office:value-type="float">
            <text:p>6515</text:p>
          </table:table-cell>
          <table:table-cell ns41:value-type="float" table:style-name="TL Data" office:value="105" office:value-type="float">
            <text:p>105</text:p>
          </table:table-cell>
          <table:table-cell ns41:value-type="float" table:style-name="TL Data" office:value="1745" office:value-type="float">
            <text:p>1745</text:p>
          </table:table-cell>
          <table:table-cell ns41:value-type="float" table:style-name="TL Data" office:value="1680" office:value-type="float">
            <text:p>168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6470" office:value-type="float">
            <text:p>6470</text:p>
          </table:table-cell>
          <table:table-cell ns41:value-type="float" table:style-name="TL Data" office:value="370" office:value-type="float">
            <text:p>370</text:p>
          </table:table-cell>
          <table:table-cell ns41:value-type="float" table:style-name="TL Data" office:value="150" office:value-type="float">
            <text:p>1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24" office:value-type="float">
            <text:p>424</text:p>
          </table:table-cell>
          <table:table-cell ns41:value-type="string" table:style-name="TL RowHeader" office:value-type="string">
            <text:p>Muiden</text:p>
          </table:table-cell>
          <table:table-cell/>
          <table:table-cell ns41:value-type="float" table:style-name="TL Data" office:value="5770" office:value-type="float">
            <text:p>5770</text:p>
          </table:table-cell>
          <table:table-cell ns41:value-type="float" table:style-name="TL Data" office:value="30" office:value-type="float">
            <text:p>30</text:p>
          </table:table-cell>
          <table:table-cell ns41:value-type="float" table:style-name="TL Data" office:value="5510" office:value-type="float">
            <text:p>5510</text:p>
          </table:table-cell>
          <table:table-cell ns41:value-type="float" table:style-name="TL Data" office:value="230" office:value-type="float">
            <text:p>230</text:p>
          </table:table-cell>
          <table:table-cell ns41:value-type="float" table:style-name="TL Data" office:value="1480" office:value-type="float">
            <text:p>1480</text:p>
          </table:table-cell>
          <table:table-cell ns41:value-type="float" table:style-name="TL Data" office:value="1420" office:value-type="float">
            <text:p>1420</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5555" office:value-type="float">
            <text:p>5555</text:p>
          </table:table-cell>
          <table:table-cell ns41:value-type="float" table:style-name="TL Data" office:value="376" office:value-type="float">
            <text:p>376</text:p>
          </table:table-cell>
          <table:table-cell ns41:value-type="float" table:style-name="TL Data" office:value="185" office:value-type="float">
            <text:p>185</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425" office:value-type="float">
            <text:p>425</text:p>
          </table:table-cell>
          <table:table-cell ns41:value-type="string" table:style-name="TL RowHeader" office:value-type="string">
            <text:p>Naarden</text:p>
          </table:table-cell>
          <table:table-cell/>
          <table:table-cell ns41:value-type="float" table:style-name="TL Data" office:value="17190" office:value-type="float">
            <text:p>17190</text:p>
          </table:table-cell>
          <table:table-cell ns41:value-type="float" table:style-name="TL Data" office:value="375" office:value-type="float">
            <text:p>375</text:p>
          </table:table-cell>
          <table:table-cell ns41:value-type="float" table:style-name="TL Data" office:value="16665" office:value-type="float">
            <text:p>16665</text:p>
          </table:table-cell>
          <table:table-cell ns41:value-type="float" table:style-name="TL Data" office:value="150" office:value-type="float">
            <text:p>150</text:p>
          </table:table-cell>
          <table:table-cell ns41:value-type="float" table:style-name="TL Data" office:value="4470" office:value-type="float">
            <text:p>4470</text:p>
          </table:table-cell>
          <table:table-cell ns41:value-type="float" table:style-name="TL Data" office:value="4225" office:value-type="float">
            <text:p>4225</text:p>
          </table:table-cell>
          <table:table-cell ns41:value-type="float" table:style-name="TL Data" office:value="70" office:value-type="float">
            <text:p>70</text:p>
          </table:table-cell>
          <table:table-cell ns41:value-type="float" table:style-name="TL Data" office:value="175" office:value-type="float">
            <text:p>175</text:p>
          </table:table-cell>
          <table:table-cell ns41:value-type="float" table:style-name="TL Data" office:value="15950" office:value-type="float">
            <text:p>15950</text:p>
          </table:table-cell>
          <table:table-cell ns41:value-type="float" table:style-name="TL Data" office:value="357" office:value-type="float">
            <text:p>357</text:p>
          </table:table-cell>
          <table:table-cell ns41:value-type="float" table:style-name="TL Data" office:value="865" office:value-type="float">
            <text:p>865</text:p>
          </table:table-cell>
          <table:table-cell ns41:value-type="float" table:style-name="TL Data" office:value="190" office:value-type="float">
            <text:p>190</text:p>
          </table:table-cell>
          <table:table-cell table:number-columns-repeated="1009"/>
        </table:table-row>
        <table:table-row table:style-name="ro6">
          <table:table-cell ns41:value-type="float" table:style-name="TL RowHeader" office:value="426" office:value-type="float">
            <text:p>426</text:p>
          </table:table-cell>
          <table:table-cell ns41:value-type="string" table:style-name="TL RowHeader" office:value-type="string">
            <text:p>Nederhorst den Berg</text:p>
          </table:table-cell>
          <table:table-cell/>
          <table:table-cell ns41:value-type="float" table:style-name="TL Data" office:value="4160" office:value-type="float">
            <text:p>4160</text:p>
          </table:table-cell>
          <table:table-cell ns41:value-type="float" table:style-name="TL Data" office:value="10" office:value-type="float">
            <text:p>10</text:p>
          </table:table-cell>
          <table:table-cell ns41:value-type="float" table:style-name="TL Data" office:value="3910" office:value-type="float">
            <text:p>3910</text:p>
          </table:table-cell>
          <table:table-cell ns41:value-type="float" table:style-name="TL Data" office:value="245" office:value-type="float">
            <text:p>245</text:p>
          </table:table-cell>
          <table:table-cell ns41:value-type="float" table:style-name="TL Data" office:value="1065" office:value-type="float">
            <text:p>1065</text:p>
          </table:table-cell>
          <table:table-cell ns41:value-type="float" table:style-name="TL Data" office:value="1020" office:value-type="float">
            <text:p>102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4050" office:value-type="float">
            <text:p>4050</text:p>
          </table:table-cell>
          <table:table-cell ns41:value-type="float" table:style-name="TL Data" office:value="380" office:value-type="float">
            <text:p>380</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27" office:value-type="float">
            <text:p>427</text:p>
          </table:table-cell>
          <table:table-cell ns41:value-type="string" table:style-name="TL RowHeader" office:value-type="string">
            <text:p>Nibbixwoud</text:p>
          </table:table-cell>
          <table:table-cell/>
          <table:table-cell ns41:value-type="float" table:style-name="TL Data" office:value="2195" office:value-type="float">
            <text:p>2195</text:p>
          </table:table-cell>
          <table:table-cell ns41:value-type="float" table:style-name="TL Data" office:value="70" office:value-type="float">
            <text:p>70</text:p>
          </table:table-cell>
          <table:table-cell ns41:value-type="float" table:style-name="TL Data" office:value="2120" office:value-type="float">
            <text:p>2120</text:p>
          </table:table-cell>
          <table:table-cell table:style-name="TL Data"/>
          <table:table-cell ns41:value-type="float" table:style-name="TL Data" office:value="475" office:value-type="float">
            <text:p>475</text:p>
          </table:table-cell>
          <table:table-cell ns41:value-type="float" table:style-name="TL Data" office:value="450" office:value-type="float">
            <text:p>45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075" office:value-type="float">
            <text:p>2075</text:p>
          </table:table-cell>
          <table:table-cell ns41:value-type="float" table:style-name="TL Data" office:value="437" office:value-type="float">
            <text:p>437</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429" office:value-type="float">
            <text:p>429</text:p>
          </table:table-cell>
          <table:table-cell ns41:value-type="string" table:style-name="TL RowHeader" office:value-type="string">
            <text:p>Obdam</text:p>
          </table:table-cell>
          <table:table-cell/>
          <table:table-cell ns41:value-type="float" table:style-name="TL Data" office:value="3280" office:value-type="float">
            <text:p>3280</text:p>
          </table:table-cell>
          <table:table-cell ns41:value-type="float" table:style-name="TL Data" office:value="80" office:value-type="float">
            <text:p>80</text:p>
          </table:table-cell>
          <table:table-cell ns41:value-type="float" table:style-name="TL Data" office:value="3185" office:value-type="float">
            <text:p>3185</text:p>
          </table:table-cell>
          <table:table-cell ns41:value-type="float" table:style-name="TL Data" office:value="10" office:value-type="float">
            <text:p>10</text:p>
          </table:table-cell>
          <table:table-cell ns41:value-type="float" table:style-name="TL Data" office:value="670" office:value-type="float">
            <text:p>670</text:p>
          </table:table-cell>
          <table:table-cell ns41:value-type="float" table:style-name="TL Data" office:value="645" office:value-type="float">
            <text:p>64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3155" office:value-type="float">
            <text:p>3155</text:p>
          </table:table-cell>
          <table:table-cell ns41:value-type="float" table:style-name="TL Data" office:value="471" office:value-type="float">
            <text:p>471</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431" office:value-type="float">
            <text:p>431</text:p>
          </table:table-cell>
          <table:table-cell ns41:value-type="string" table:style-name="TL RowHeader" office:value-type="string">
            <text:p>Oostzaan</text:p>
          </table:table-cell>
          <table:table-cell/>
          <table:table-cell ns41:value-type="float" table:style-name="TL Data" office:value="5195" office:value-type="float">
            <text:p>5195</text:p>
          </table:table-cell>
          <table:table-cell ns41:value-type="float" table:style-name="TL Data" office:value="45" office:value-type="float">
            <text:p>45</text:p>
          </table:table-cell>
          <table:table-cell ns41:value-type="float" table:style-name="TL Data" office:value="5050" office:value-type="float">
            <text:p>5050</text:p>
          </table:table-cell>
          <table:table-cell ns41:value-type="float" table:style-name="TL Data" office:value="105" office:value-type="float">
            <text:p>105</text:p>
          </table:table-cell>
          <table:table-cell ns41:value-type="float" table:style-name="TL Data" office:value="1440" office:value-type="float">
            <text:p>1440</text:p>
          </table:table-cell>
          <table:table-cell ns41:value-type="float" table:style-name="TL Data" office:value="1375" office:value-type="float">
            <text:p>1375</text:p>
          </table:table-cell>
          <table:table-cell ns41:value-type="float" table:style-name="TL Data" office:value="20" office:value-type="float">
            <text:p>20</text:p>
          </table:table-cell>
          <table:table-cell ns41:value-type="float" table:style-name="TL Data" office:value="45" office:value-type="float">
            <text:p>45</text:p>
          </table:table-cell>
          <table:table-cell ns41:value-type="float" table:style-name="TL Data" office:value="4975" office:value-type="float">
            <text:p>4975</text:p>
          </table:table-cell>
          <table:table-cell ns41:value-type="float" table:style-name="TL Data" office:value="346" office:value-type="float">
            <text:p>346</text:p>
          </table:table-cell>
          <table:table-cell ns41:value-type="float" table:style-name="TL Data" office:value="180" office:value-type="float">
            <text:p>1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32" office:value-type="float">
            <text:p>432</text:p>
          </table:table-cell>
          <table:table-cell ns41:value-type="string" table:style-name="TL RowHeader" office:value-type="string">
            <text:p>Opmeer</text:p>
          </table:table-cell>
          <table:table-cell/>
          <table:table-cell ns41:value-type="float" table:style-name="TL Data" office:value="4080" office:value-type="float">
            <text:p>4080</text:p>
          </table:table-cell>
          <table:table-cell ns41:value-type="float" table:style-name="TL Data" office:value="170" office:value-type="float">
            <text:p>170</text:p>
          </table:table-cell>
          <table:table-cell ns41:value-type="float" table:style-name="TL Data" office:value="3900" office:value-type="float">
            <text:p>3900</text:p>
          </table:table-cell>
          <table:table-cell ns41:value-type="float" table:style-name="TL Data" office:value="5" office:value-type="float">
            <text:p>5</text:p>
          </table:table-cell>
          <table:table-cell ns41:value-type="float" table:style-name="TL Data" office:value="850" office:value-type="float">
            <text:p>850</text:p>
          </table:table-cell>
          <table:table-cell ns41:value-type="float" table:style-name="TL Data" office:value="815" office:value-type="float">
            <text:p>815</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3865" office:value-type="float">
            <text:p>3865</text:p>
          </table:table-cell>
          <table:table-cell ns41:value-type="float" table:style-name="TL Data" office:value="456" office:value-type="float">
            <text:p>456</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433" office:value-type="float">
            <text:p>433</text:p>
          </table:table-cell>
          <table:table-cell ns41:value-type="string" table:style-name="TL RowHeader" office:value-type="string">
            <text:p>Opperdoes</text:p>
          </table:table-cell>
          <table:table-cell/>
          <table:table-cell ns41:value-type="float" table:style-name="TL Data" office:value="1380" office:value-type="float">
            <text:p>1380</text:p>
          </table:table-cell>
          <table:table-cell ns41:value-type="float" table:style-name="TL Data" office:value="50" office:value-type="float">
            <text:p>50</text:p>
          </table:table-cell>
          <table:table-cell ns41:value-type="float" table:style-name="TL Data" office:value="1325" office:value-type="float">
            <text:p>1325</text:p>
          </table:table-cell>
          <table:table-cell ns41:value-type="float" table:style-name="TL Data" office:value="5" office:value-type="float">
            <text:p>5</text:p>
          </table:table-cell>
          <table:table-cell ns41:value-type="float" table:style-name="TL Data" office:value="335" office:value-type="float">
            <text:p>335</text:p>
          </table:table-cell>
          <table:table-cell ns41:value-type="float" table:style-name="TL Data" office:value="325" office:value-type="float">
            <text:p>325</text:p>
          </table:table-cell>
          <table:table-cell table:style-name="TL Data"/>
          <table:table-cell ns41:value-type="float" table:style-name="TL Data" office:value="10" office:value-type="float">
            <text:p>10</text:p>
          </table:table-cell>
          <table:table-cell ns41:value-type="float" table:style-name="TL Data" office:value="1290" office:value-type="float">
            <text:p>1290</text:p>
          </table:table-cell>
          <table:table-cell ns41:value-type="float" table:style-name="TL Data" office:value="385" office:value-type="float">
            <text:p>385</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435" office:value-type="float">
            <text:p>435</text:p>
          </table:table-cell>
          <table:table-cell ns41:value-type="string" table:style-name="TL RowHeader" office:value-type="string">
            <text:p>Oudendijk</text:p>
          </table:table-cell>
          <table:table-cell/>
          <table:table-cell ns41:value-type="float" table:style-name="TL Data" office:value="515" office:value-type="float">
            <text:p>515</text:p>
          </table:table-cell>
          <table:table-cell table:style-name="TL Data"/>
          <table:table-cell ns41:value-type="float" table:style-name="TL Data" office:value="510" office:value-type="float">
            <text:p>510</text:p>
          </table:table-cell>
          <table:table-cell ns41:value-type="float" table:style-name="TL Data" office:value="5" office:value-type="float">
            <text:p>5</text:p>
          </table:table-cell>
          <table:table-cell ns41:value-type="float" table:style-name="TL Data" office:value="135" office:value-type="float">
            <text:p>135</text:p>
          </table:table-cell>
          <table:table-cell ns41:value-type="float" table:style-name="TL Data" office:value="130" office:value-type="float">
            <text:p>130</text:p>
          </table:table-cell>
          <table:table-cell table:style-name="TL Data"/>
          <table:table-cell ns41:value-type="float" table:style-name="TL Data" office:value="5" office:value-type="float">
            <text:p>5</text:p>
          </table:table-cell>
          <table:table-cell ns41:value-type="float" table:style-name="TL Data" office:value="505" office:value-type="float">
            <text:p>505</text:p>
          </table:table-cell>
          <table:table-cell ns41:value-type="float" table:style-name="TL Data" office:value="376" office:value-type="float">
            <text:p>376</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437" office:value-type="float">
            <text:p>437</text:p>
          </table:table-cell>
          <table:table-cell ns41:value-type="string" table:style-name="TL RowHeader" office:value-type="string">
            <text:p>Ouder-Amstel</text:p>
          </table:table-cell>
          <table:table-cell/>
          <table:table-cell ns41:value-type="float" table:style-name="TL Data" office:value="8410" office:value-type="float">
            <text:p>8410</text:p>
          </table:table-cell>
          <table:table-cell ns41:value-type="float" table:style-name="TL Data" office:value="165" office:value-type="float">
            <text:p>165</text:p>
          </table:table-cell>
          <table:table-cell ns41:value-type="float" table:style-name="TL Data" office:value="8075" office:value-type="float">
            <text:p>8075</text:p>
          </table:table-cell>
          <table:table-cell ns41:value-type="float" table:style-name="TL Data" office:value="170" office:value-type="float">
            <text:p>170</text:p>
          </table:table-cell>
          <table:table-cell ns41:value-type="float" table:style-name="TL Data" office:value="2095" office:value-type="float">
            <text:p>2095</text:p>
          </table:table-cell>
          <table:table-cell ns41:value-type="float" table:style-name="TL Data" office:value="1975" office:value-type="float">
            <text:p>1975</text:p>
          </table:table-cell>
          <table:table-cell ns41:value-type="float" table:style-name="TL Data" office:value="40" office:value-type="float">
            <text:p>40</text:p>
          </table:table-cell>
          <table:table-cell ns41:value-type="float" table:style-name="TL Data" office:value="75" office:value-type="float">
            <text:p>75</text:p>
          </table:table-cell>
          <table:table-cell ns41:value-type="float" table:style-name="TL Data" office:value="8025" office:value-type="float">
            <text:p>8025</text:p>
          </table:table-cell>
          <table:table-cell ns41:value-type="float" table:style-name="TL Data" office:value="383" office:value-type="float">
            <text:p>383</text:p>
          </table:table-cell>
          <table:table-cell ns41:value-type="float" table:style-name="TL Data" office:value="225" office:value-type="float">
            <text:p>22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438" office:value-type="float">
            <text:p>438</text:p>
          </table:table-cell>
          <table:table-cell ns41:value-type="string" table:style-name="TL RowHeader" office:value-type="string">
            <text:p>Oudorp</text:p>
          </table:table-cell>
          <table:table-cell/>
          <table:table-cell ns41:value-type="float" table:style-name="TL Data" office:value="5560" office:value-type="float">
            <text:p>5560</text:p>
          </table:table-cell>
          <table:table-cell ns41:value-type="float" table:style-name="TL Data" office:value="80" office:value-type="float">
            <text:p>80</text:p>
          </table:table-cell>
          <table:table-cell ns41:value-type="float" table:style-name="TL Data" office:value="5365" office:value-type="float">
            <text:p>5365</text:p>
          </table:table-cell>
          <table:table-cell ns41:value-type="float" table:style-name="TL Data" office:value="115" office:value-type="float">
            <text:p>115</text:p>
          </table:table-cell>
          <table:table-cell ns41:value-type="float" table:style-name="TL Data" office:value="1335" office:value-type="float">
            <text:p>1335</text:p>
          </table:table-cell>
          <table:table-cell ns41:value-type="float" table:style-name="TL Data" office:value="1300" office:value-type="float">
            <text:p>130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5395" office:value-type="float">
            <text:p>5395</text:p>
          </table:table-cell>
          <table:table-cell ns41:value-type="float" table:style-name="TL Data" office:value="404" office:value-type="float">
            <text:p>404</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39" office:value-type="float">
            <text:p>439</text:p>
          </table:table-cell>
          <table:table-cell ns41:value-type="string" table:style-name="TL RowHeader" office:value-type="string">
            <text:p>Purmerend</text:p>
          </table:table-cell>
          <table:table-cell/>
          <table:table-cell ns41:value-type="float" table:style-name="TL Data" office:value="26050" office:value-type="float">
            <text:p>26050</text:p>
          </table:table-cell>
          <table:table-cell ns41:value-type="float" table:style-name="TL Data" office:value="510" office:value-type="float">
            <text:p>510</text:p>
          </table:table-cell>
          <table:table-cell ns41:value-type="float" table:style-name="TL Data" office:value="25195" office:value-type="float">
            <text:p>25195</text:p>
          </table:table-cell>
          <table:table-cell ns41:value-type="float" table:style-name="TL Data" office:value="345" office:value-type="float">
            <text:p>345</text:p>
          </table:table-cell>
          <table:table-cell ns41:value-type="float" table:style-name="TL Data" office:value="7035" office:value-type="float">
            <text:p>7035</text:p>
          </table:table-cell>
          <table:table-cell ns41:value-type="float" table:style-name="TL Data" office:value="6860" office:value-type="float">
            <text:p>6860</text:p>
          </table:table-cell>
          <table:table-cell ns41:value-type="float" table:style-name="TL Data" office:value="45" office:value-type="float">
            <text:p>45</text:p>
          </table:table-cell>
          <table:table-cell ns41:value-type="float" table:style-name="TL Data" office:value="130" office:value-type="float">
            <text:p>130</text:p>
          </table:table-cell>
          <table:table-cell ns41:value-type="float" table:style-name="TL Data" office:value="25030" office:value-type="float">
            <text:p>25030</text:p>
          </table:table-cell>
          <table:table-cell ns41:value-type="float" table:style-name="TL Data" office:value="356" office:value-type="float">
            <text:p>356</text:p>
          </table:table-cell>
          <table:table-cell ns41:value-type="float" table:style-name="TL Data" office:value="505" office:value-type="float">
            <text:p>50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41" office:value-type="float">
            <text:p>441</text:p>
          </table:table-cell>
          <table:table-cell ns41:value-type="string" table:style-name="TL RowHeader" office:value-type="string">
            <text:p>Schagen</text:p>
          </table:table-cell>
          <table:table-cell/>
          <table:table-cell ns41:value-type="float" table:style-name="TL Data" office:value="7310" office:value-type="float">
            <text:p>7310</text:p>
          </table:table-cell>
          <table:table-cell ns41:value-type="float" table:style-name="TL Data" office:value="280" office:value-type="float">
            <text:p>280</text:p>
          </table:table-cell>
          <table:table-cell ns41:value-type="float" table:style-name="TL Data" office:value="6970" office:value-type="float">
            <text:p>6970</text:p>
          </table:table-cell>
          <table:table-cell ns41:value-type="float" table:style-name="TL Data" office:value="60" office:value-type="float">
            <text:p>60</text:p>
          </table:table-cell>
          <table:table-cell ns41:value-type="float" table:style-name="TL Data" office:value="1850" office:value-type="float">
            <text:p>1850</text:p>
          </table:table-cell>
          <table:table-cell ns41:value-type="float" table:style-name="TL Data" office:value="1785" office:value-type="float">
            <text:p>1785</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6860" office:value-type="float">
            <text:p>6860</text:p>
          </table:table-cell>
          <table:table-cell ns41:value-type="float" table:style-name="TL Data" office:value="371" office:value-type="float">
            <text:p>371</text:p>
          </table:table-cell>
          <table:table-cell ns41:value-type="float" table:style-name="TL Data" office:value="175" office:value-type="float">
            <text:p>17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44" office:value-type="float">
            <text:p>444</text:p>
          </table:table-cell>
          <table:table-cell ns41:value-type="string" table:style-name="TL RowHeader" office:value-type="string">
            <text:p>Schoorl</text:p>
          </table:table-cell>
          <table:table-cell/>
          <table:table-cell ns41:value-type="float" table:style-name="TL Data" office:value="5285" office:value-type="float">
            <text:p>5285</text:p>
          </table:table-cell>
          <table:table-cell ns41:value-type="float" table:style-name="TL Data" office:value="210" office:value-type="float">
            <text:p>210</text:p>
          </table:table-cell>
          <table:table-cell ns41:value-type="float" table:style-name="TL Data" office:value="4950" office:value-type="float">
            <text:p>4950</text:p>
          </table:table-cell>
          <table:table-cell ns41:value-type="float" table:style-name="TL Data" office:value="120" office:value-type="float">
            <text:p>120</text:p>
          </table:table-cell>
          <table:table-cell ns41:value-type="float" table:style-name="TL Data" office:value="1340" office:value-type="float">
            <text:p>1340</text:p>
          </table:table-cell>
          <table:table-cell ns41:value-type="float" table:style-name="TL Data" office:value="1285" office:value-type="float">
            <text:p>1285</text:p>
          </table:table-cell>
          <table:table-cell ns41:value-type="float" table:style-name="TL Data" office:value="10" office:value-type="float">
            <text:p>10</text:p>
          </table:table-cell>
          <table:table-cell ns41:value-type="float" table:style-name="TL Data" office:value="45" office:value-type="float">
            <text:p>45</text:p>
          </table:table-cell>
          <table:table-cell ns41:value-type="float" table:style-name="TL Data" office:value="4850" office:value-type="float">
            <text:p>4850</text:p>
          </table:table-cell>
          <table:table-cell ns41:value-type="float" table:style-name="TL Data" office:value="362" office:value-type="float">
            <text:p>362</text:p>
          </table:table-cell>
          <table:table-cell ns41:value-type="float" table:style-name="TL Data" office:value="220" office:value-type="float">
            <text:p>22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445" office:value-type="float">
            <text:p>445</text:p>
          </table:table-cell>
          <table:table-cell ns41:value-type="string" table:style-name="TL RowHeader" office:value-type="string">
            <text:p>Sint Maarten</text:p>
          </table:table-cell>
          <table:table-cell/>
          <table:table-cell ns41:value-type="float" table:style-name="TL Data" office:value="1535" office:value-type="float">
            <text:p>1535</text:p>
          </table:table-cell>
          <table:table-cell ns41:value-type="float" table:style-name="TL Data" office:value="35" office:value-type="float">
            <text:p>35</text:p>
          </table:table-cell>
          <table:table-cell ns41:value-type="float" table:style-name="TL Data" office:value="1485" office:value-type="float">
            <text:p>1485</text:p>
          </table:table-cell>
          <table:table-cell ns41:value-type="float" table:style-name="TL Data" office:value="15" office:value-type="float">
            <text:p>15</text:p>
          </table:table-cell>
          <table:table-cell ns41:value-type="float" table:style-name="TL Data" office:value="370" office:value-type="float">
            <text:p>370</text:p>
          </table:table-cell>
          <table:table-cell ns41:value-type="float" table:style-name="TL Data" office:value="355" office:value-type="float">
            <text:p>355</text:p>
          </table:table-cell>
          <table:table-cell table:style-name="TL Data"/>
          <table:table-cell ns41:value-type="float" table:style-name="TL Data" office:value="15" office:value-type="float">
            <text:p>15</text:p>
          </table:table-cell>
          <table:table-cell ns41:value-type="float" table:style-name="TL Data" office:value="1475" office:value-type="float">
            <text:p>1475</text:p>
          </table:table-cell>
          <table:table-cell ns41:value-type="float" table:style-name="TL Data" office:value="397" office:value-type="float">
            <text:p>397</text:p>
          </table:table-cell>
          <table:table-cell ns41:value-type="float" table:style-name="TL Data" office:value="25" office:value-type="float">
            <text:p>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46" office:value-type="float">
            <text:p>446</text:p>
          </table:table-cell>
          <table:table-cell ns41:value-type="string" table:style-name="TL RowHeader" office:value-type="string">
            <text:p>Sint Pancras</text:p>
          </table:table-cell>
          <table:table-cell/>
          <table:table-cell ns41:value-type="float" table:style-name="TL Data" office:value="2360" office:value-type="float">
            <text:p>2360</text:p>
          </table:table-cell>
          <table:table-cell ns41:value-type="float" table:style-name="TL Data" office:value="55" office:value-type="float">
            <text:p>55</text:p>
          </table:table-cell>
          <table:table-cell ns41:value-type="float" table:style-name="TL Data" office:value="2295" office:value-type="float">
            <text:p>2295</text:p>
          </table:table-cell>
          <table:table-cell ns41:value-type="float" table:style-name="TL Data" office:value="5" office:value-type="float">
            <text:p>5</text:p>
          </table:table-cell>
          <table:table-cell ns41:value-type="float" table:style-name="TL Data" office:value="615" office:value-type="float">
            <text:p>615</text:p>
          </table:table-cell>
          <table:table-cell ns41:value-type="float" table:style-name="TL Data" office:value="595" office:value-type="float">
            <text:p>595</text:p>
          </table:table-cell>
          <table:table-cell table:style-name="TL Data"/>
          <table:table-cell ns41:value-type="float" table:style-name="TL Data" office:value="15" office:value-type="float">
            <text:p>15</text:p>
          </table:table-cell>
          <table:table-cell ns41:value-type="float" table:style-name="TL Data" office:value="2235" office:value-type="float">
            <text:p>2235</text:p>
          </table:table-cell>
          <table:table-cell ns41:value-type="float" table:style-name="TL Data" office:value="364" office:value-type="float">
            <text:p>364</text:p>
          </table:table-cell>
          <table:table-cell ns41:value-type="float" table:style-name="TL Data" office:value="70" office:value-type="float">
            <text:p>70</text:p>
          </table:table-cell>
          <table:table-cell table:style-name="TL Data"/>
          <table:table-cell table:number-columns-repeated="1009"/>
        </table:table-row>
        <table:table-row table:style-name="ro6">
          <table:table-cell ns41:value-type="float" table:style-name="TL RowHeader" office:value="447" office:value-type="float">
            <text:p>447</text:p>
          </table:table-cell>
          <table:table-cell ns41:value-type="string" table:style-name="TL RowHeader" office:value-type="string">
            <text:p>Sijbekarspel</text:p>
          </table:table-cell>
          <table:table-cell/>
          <table:table-cell ns41:value-type="float" table:style-name="TL Data" office:value="1565" office:value-type="float">
            <text:p>1565</text:p>
          </table:table-cell>
          <table:table-cell table:style-name="TL Data"/>
          <table:table-cell ns41:value-type="float" table:style-name="TL Data" office:value="1565" office:value-type="float">
            <text:p>1565</text:p>
          </table:table-cell>
          <table:table-cell table:style-name="TL Data"/>
          <table:table-cell ns41:value-type="float" table:style-name="TL Data" office:value="380" office:value-type="float">
            <text:p>380</text:p>
          </table:table-cell>
          <table:table-cell ns41:value-type="float" table:style-name="TL Data" office:value="365" office:value-type="float">
            <text:p>365</text:p>
          </table:table-cell>
          <table:table-cell table:style-name="TL Data"/>
          <table:table-cell ns41:value-type="float" table:style-name="TL Data" office:value="15" office:value-type="float">
            <text:p>15</text:p>
          </table:table-cell>
          <table:table-cell ns41:value-type="float" table:style-name="TL Data" office:value="1535" office:value-type="float">
            <text:p>1535</text:p>
          </table:table-cell>
          <table:table-cell ns41:value-type="float" table:style-name="TL Data" office:value="405" office:value-type="float">
            <text:p>405</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48" office:value-type="float">
            <text:p>448</text:p>
          </table:table-cell>
          <table:table-cell ns41:value-type="string" table:style-name="TL RowHeader" office:value-type="string">
            <text:p>Texel</text:p>
          </table:table-cell>
          <table:table-cell/>
          <table:table-cell ns41:value-type="float" table:style-name="TL Data" office:value="11415" office:value-type="float">
            <text:p>11415</text:p>
          </table:table-cell>
          <table:table-cell ns41:value-type="float" table:style-name="TL Data" office:value="225" office:value-type="float">
            <text:p>225</text:p>
          </table:table-cell>
          <table:table-cell ns41:value-type="float" table:style-name="TL Data" office:value="10850" office:value-type="float">
            <text:p>10850</text:p>
          </table:table-cell>
          <table:table-cell ns41:value-type="float" table:style-name="TL Data" office:value="340" office:value-type="float">
            <text:p>340</text:p>
          </table:table-cell>
          <table:table-cell ns41:value-type="float" table:style-name="TL Data" office:value="2870" office:value-type="float">
            <text:p>2870</text:p>
          </table:table-cell>
          <table:table-cell ns41:value-type="float" table:style-name="TL Data" office:value="2730" office:value-type="float">
            <text:p>2730</text:p>
          </table:table-cell>
          <table:table-cell ns41:value-type="float" table:style-name="TL Data" office:value="40" office:value-type="float">
            <text:p>40</text:p>
          </table:table-cell>
          <table:table-cell ns41:value-type="float" table:style-name="TL Data" office:value="105" office:value-type="float">
            <text:p>105</text:p>
          </table:table-cell>
          <table:table-cell ns41:value-type="float" table:style-name="TL Data" office:value="10735" office:value-type="float">
            <text:p>10735</text:p>
          </table:table-cell>
          <table:table-cell ns41:value-type="float" table:style-name="TL Data" office:value="374" office:value-type="float">
            <text:p>374</text:p>
          </table:table-cell>
          <table:table-cell ns41:value-type="float" table:style-name="TL Data" office:value="455" office:value-type="float">
            <text:p>45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449" office:value-type="float">
            <text:p>449</text:p>
          </table:table-cell>
          <table:table-cell ns41:value-type="string" table:style-name="TL RowHeader" office:value-type="string">
            <text:p>Twisk</text:p>
          </table:table-cell>
          <table:table-cell/>
          <table:table-cell ns41:value-type="float" table:style-name="TL Data" office:value="780" office:value-type="float">
            <text:p>780</text:p>
          </table:table-cell>
          <table:table-cell ns41:value-type="float" table:style-name="TL Data" office:value="40" office:value-type="float">
            <text:p>40</text:p>
          </table:table-cell>
          <table:table-cell ns41:value-type="float" table:style-name="TL Data" office:value="740" office:value-type="float">
            <text:p>740</text:p>
          </table:table-cell>
          <table:table-cell table:style-name="TL Data"/>
          <table:table-cell ns41:value-type="float" table:style-name="TL Data" office:value="205" office:value-type="float">
            <text:p>205</text:p>
          </table:table-cell>
          <table:table-cell ns41:value-type="float" table:style-name="TL Data" office:value="200" office:value-type="float">
            <text:p>200</text:p>
          </table:table-cell>
          <table:table-cell table:style-name="TL Data"/>
          <table:table-cell ns41:value-type="float" table:style-name="TL Data" office:value="5" office:value-type="float">
            <text:p>5</text:p>
          </table:table-cell>
          <table:table-cell ns41:value-type="float" table:style-name="TL Data" office:value="715" office:value-type="float">
            <text:p>715</text:p>
          </table:table-cell>
          <table:table-cell ns41:value-type="float" table:style-name="TL Data" office:value="350" office:value-type="float">
            <text:p>350</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50" office:value-type="float">
            <text:p>450</text:p>
          </table:table-cell>
          <table:table-cell ns41:value-type="string" table:style-name="TL RowHeader" office:value-type="string">
            <text:p>Uitgeest</text:p>
          </table:table-cell>
          <table:table-cell/>
          <table:table-cell ns41:value-type="float" table:style-name="TL Data" office:value="7430" office:value-type="float">
            <text:p>7430</text:p>
          </table:table-cell>
          <table:table-cell ns41:value-type="float" table:style-name="TL Data" office:value="85" office:value-type="float">
            <text:p>85</text:p>
          </table:table-cell>
          <table:table-cell ns41:value-type="float" table:style-name="TL Data" office:value="7250" office:value-type="float">
            <text:p>7250</text:p>
          </table:table-cell>
          <table:table-cell ns41:value-type="float" table:style-name="TL Data" office:value="95" office:value-type="float">
            <text:p>95</text:p>
          </table:table-cell>
          <table:table-cell ns41:value-type="float" table:style-name="TL Data" office:value="1815" office:value-type="float">
            <text:p>1815</text:p>
          </table:table-cell>
          <table:table-cell ns41:value-type="float" table:style-name="TL Data" office:value="1745" office:value-type="float">
            <text:p>1745</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7195" office:value-type="float">
            <text:p>7195</text:p>
          </table:table-cell>
          <table:table-cell ns41:value-type="float" table:style-name="TL Data" office:value="396" office:value-type="float">
            <text:p>396</text:p>
          </table:table-cell>
          <table:table-cell ns41:value-type="float" table:style-name="TL Data" office:value="150" office:value-type="float">
            <text:p>1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51" office:value-type="float">
            <text:p>451</text:p>
          </table:table-cell>
          <table:table-cell ns41:value-type="string" table:style-name="TL RowHeader" office:value-type="string">
            <text:p>Uithoorn</text:p>
          </table:table-cell>
          <table:table-cell/>
          <table:table-cell ns41:value-type="float" table:style-name="TL Data" office:value="19135" office:value-type="float">
            <text:p>19135</text:p>
          </table:table-cell>
          <table:table-cell ns41:value-type="float" table:style-name="TL Data" office:value="5" office:value-type="float">
            <text:p>5</text:p>
          </table:table-cell>
          <table:table-cell ns41:value-type="float" table:style-name="TL Data" office:value="18915" office:value-type="float">
            <text:p>18915</text:p>
          </table:table-cell>
          <table:table-cell ns41:value-type="float" table:style-name="TL Data" office:value="215" office:value-type="float">
            <text:p>215</text:p>
          </table:table-cell>
          <table:table-cell ns41:value-type="float" table:style-name="TL Data" office:value="4600" office:value-type="float">
            <text:p>4600</text:p>
          </table:table-cell>
          <table:table-cell ns41:value-type="float" table:style-name="TL Data" office:value="4490" office:value-type="float">
            <text:p>4490</text:p>
          </table:table-cell>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18810" office:value-type="float">
            <text:p>18810</text:p>
          </table:table-cell>
          <table:table-cell ns41:value-type="float" table:style-name="TL Data" office:value="409" office:value-type="float">
            <text:p>409</text:p>
          </table:table-cell>
          <table:table-cell ns41:value-type="float" table:style-name="TL Data" office:value="320" office:value-type="float">
            <text:p>320</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452" office:value-type="float">
            <text:p>452</text:p>
          </table:table-cell>
          <table:table-cell ns41:value-type="string" table:style-name="TL RowHeader" office:value-type="string">
            <text:p>Ursem</text:p>
          </table:table-cell>
          <table:table-cell/>
          <table:table-cell ns41:value-type="float" table:style-name="TL Data" office:value="2320" office:value-type="float">
            <text:p>2320</text:p>
          </table:table-cell>
          <table:table-cell ns41:value-type="float" table:style-name="TL Data" office:value="40" office:value-type="float">
            <text:p>40</text:p>
          </table:table-cell>
          <table:table-cell ns41:value-type="float" table:style-name="TL Data" office:value="2270" office:value-type="float">
            <text:p>2270</text:p>
          </table:table-cell>
          <table:table-cell ns41:value-type="float" table:style-name="TL Data" office:value="10" office:value-type="float">
            <text:p>10</text:p>
          </table:table-cell>
          <table:table-cell ns41:value-type="float" table:style-name="TL Data" office:value="500" office:value-type="float">
            <text:p>500</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250" office:value-type="float">
            <text:p>2250</text:p>
          </table:table-cell>
          <table:table-cell ns41:value-type="float" table:style-name="TL Data" office:value="452" office:value-type="float">
            <text:p>452</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53" office:value-type="float">
            <text:p>453</text:p>
          </table:table-cell>
          <table:table-cell ns41:value-type="string" table:style-name="TL RowHeader" office:value-type="string">
            <text:p>Velsen</text:p>
          </table:table-cell>
          <table:table-cell/>
          <table:table-cell ns41:value-type="float" table:style-name="TL Data" office:value="67000" office:value-type="float">
            <text:p>67000</text:p>
          </table:table-cell>
          <table:table-cell ns41:value-type="float" table:style-name="TL Data" office:value="925" office:value-type="float">
            <text:p>925</text:p>
          </table:table-cell>
          <table:table-cell ns41:value-type="float" table:style-name="TL Data" office:value="65195" office:value-type="float">
            <text:p>65195</text:p>
          </table:table-cell>
          <table:table-cell ns41:value-type="float" table:style-name="TL Data" office:value="885" office:value-type="float">
            <text:p>885</text:p>
          </table:table-cell>
          <table:table-cell ns41:value-type="float" table:style-name="TL Data" office:value="17650" office:value-type="float">
            <text:p>17650</text:p>
          </table:table-cell>
          <table:table-cell ns41:value-type="float" table:style-name="TL Data" office:value="16960" office:value-type="float">
            <text:p>16960</text:p>
          </table:table-cell>
          <table:table-cell ns41:value-type="float" table:style-name="TL Data" office:value="220" office:value-type="float">
            <text:p>220</text:p>
          </table:table-cell>
          <table:table-cell ns41:value-type="float" table:style-name="TL Data" office:value="470" office:value-type="float">
            <text:p>470</text:p>
          </table:table-cell>
          <table:table-cell ns41:value-type="float" table:style-name="TL Data" office:value="62915" office:value-type="float">
            <text:p>62915</text:p>
          </table:table-cell>
          <table:table-cell ns41:value-type="float" table:style-name="TL Data" office:value="356" office:value-type="float">
            <text:p>356</text:p>
          </table:table-cell>
          <table:table-cell ns41:value-type="float" table:style-name="TL Data" office:value="3160" office:value-type="float">
            <text:p>3160</text:p>
          </table:table-cell>
          <table:table-cell ns41:value-type="float" table:style-name="TL Data" office:value="245" office:value-type="float">
            <text:p>245</text:p>
          </table:table-cell>
          <table:table-cell table:number-columns-repeated="1009"/>
        </table:table-row>
        <table:table-row table:style-name="ro6">
          <table:table-cell ns41:value-type="float" table:style-name="TL RowHeader" office:value="454" office:value-type="float">
            <text:p>454</text:p>
          </table:table-cell>
          <table:table-cell ns41:value-type="string" table:style-name="TL RowHeader" office:value-type="string">
            <text:p>Venhuizen</text:p>
          </table:table-cell>
          <table:table-cell/>
          <table:table-cell ns41:value-type="float" table:style-name="TL Data" office:value="6010" office:value-type="float">
            <text:p>6010</text:p>
          </table:table-cell>
          <table:table-cell ns41:value-type="float" table:style-name="TL Data" office:value="80" office:value-type="float">
            <text:p>80</text:p>
          </table:table-cell>
          <table:table-cell ns41:value-type="float" table:style-name="TL Data" office:value="5925" office:value-type="float">
            <text:p>5925</text:p>
          </table:table-cell>
          <table:table-cell ns41:value-type="float" table:style-name="TL Data" office:value="5" office:value-type="float">
            <text:p>5</text:p>
          </table:table-cell>
          <table:table-cell ns41:value-type="float" table:style-name="TL Data" office:value="1470" office:value-type="float">
            <text:p>1470</text:p>
          </table:table-cell>
          <table:table-cell ns41:value-type="float" table:style-name="TL Data" office:value="1425" office:value-type="float">
            <text:p>1425</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5770" office:value-type="float">
            <text:p>5770</text:p>
          </table:table-cell>
          <table:table-cell ns41:value-type="float" table:style-name="TL Data" office:value="393" office:value-type="float">
            <text:p>393</text:p>
          </table:table-cell>
          <table:table-cell ns41:value-type="float" table:style-name="TL Data" office:value="160" office:value-type="float">
            <text:p>16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56" office:value-type="float">
            <text:p>456</text:p>
          </table:table-cell>
          <table:table-cell ns41:value-type="string" table:style-name="TL RowHeader" office:value-type="string">
            <text:p>Warmenhuizen</text:p>
          </table:table-cell>
          <table:table-cell/>
          <table:table-cell ns41:value-type="float" table:style-name="TL Data" office:value="2880" office:value-type="float">
            <text:p>2880</text:p>
          </table:table-cell>
          <table:table-cell ns41:value-type="float" table:style-name="TL Data" office:value="40" office:value-type="float">
            <text:p>40</text:p>
          </table:table-cell>
          <table:table-cell ns41:value-type="float" table:style-name="TL Data" office:value="2790" office:value-type="float">
            <text:p>2790</text:p>
          </table:table-cell>
          <table:table-cell ns41:value-type="float" table:style-name="TL Data" office:value="50" office:value-type="float">
            <text:p>50</text:p>
          </table:table-cell>
          <table:table-cell ns41:value-type="float" table:style-name="TL Data" office:value="630" office:value-type="float">
            <text:p>630</text:p>
          </table:table-cell>
          <table:table-cell ns41:value-type="float" table:style-name="TL Data" office:value="590" office:value-type="float">
            <text:p>59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740" office:value-type="float">
            <text:p>2740</text:p>
          </table:table-cell>
          <table:table-cell ns41:value-type="float" table:style-name="TL Data" office:value="435" office:value-type="float">
            <text:p>435</text:p>
          </table:table-cell>
          <table:table-cell ns41:value-type="float" table:style-name="TL Data" office:value="100" office:value-type="float">
            <text:p>10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57" office:value-type="float">
            <text:p>457</text:p>
          </table:table-cell>
          <table:table-cell ns41:value-type="string" table:style-name="TL RowHeader" office:value-type="string">
            <text:p>Weesp</text:p>
          </table:table-cell>
          <table:table-cell/>
          <table:table-cell ns41:value-type="float" table:style-name="TL Data" office:value="17535" office:value-type="float">
            <text:p>17535</text:p>
          </table:table-cell>
          <table:table-cell ns41:value-type="float" table:style-name="TL Data" office:value="125" office:value-type="float">
            <text:p>125</text:p>
          </table:table-cell>
          <table:table-cell ns41:value-type="float" table:style-name="TL Data" office:value="16790" office:value-type="float">
            <text:p>16790</text:p>
          </table:table-cell>
          <table:table-cell ns41:value-type="float" table:style-name="TL Data" office:value="620" office:value-type="float">
            <text:p>620</text:p>
          </table:table-cell>
          <table:table-cell ns41:value-type="float" table:style-name="TL Data" office:value="4745" office:value-type="float">
            <text:p>4745</text:p>
          </table:table-cell>
          <table:table-cell ns41:value-type="float" table:style-name="TL Data" office:value="4545" office:value-type="float">
            <text:p>4545</text:p>
          </table:table-cell>
          <table:table-cell ns41:value-type="float" table:style-name="TL Data" office:value="60" office:value-type="float">
            <text:p>60</text:p>
          </table:table-cell>
          <table:table-cell ns41:value-type="float" table:style-name="TL Data" office:value="140" office:value-type="float">
            <text:p>140</text:p>
          </table:table-cell>
          <table:table-cell ns41:value-type="float" table:style-name="TL Data" office:value="16580" office:value-type="float">
            <text:p>16580</text:p>
          </table:table-cell>
          <table:table-cell ns41:value-type="float" table:style-name="TL Data" office:value="350" office:value-type="float">
            <text:p>350</text:p>
          </table:table-cell>
          <table:table-cell ns41:value-type="float" table:style-name="TL Data" office:value="825" office:value-type="float">
            <text:p>825</text:p>
          </table:table-cell>
          <table:table-cell ns41:value-type="float" table:style-name="TL Data" office:value="155" office:value-type="float">
            <text:p>155</text:p>
          </table:table-cell>
          <table:table-cell table:number-columns-repeated="1009"/>
        </table:table-row>
        <table:table-row table:style-name="ro6">
          <table:table-cell ns41:value-type="float" table:style-name="TL RowHeader" office:value="458" office:value-type="float">
            <text:p>458</text:p>
          </table:table-cell>
          <table:table-cell ns41:value-type="string" table:style-name="TL RowHeader" office:value-type="string">
            <text:p>Schermer</text:p>
          </table:table-cell>
          <table:table-cell/>
          <table:table-cell ns41:value-type="float" table:style-name="TL Data" office:value="3775" office:value-type="float">
            <text:p>3775</text:p>
          </table:table-cell>
          <table:table-cell table:style-name="TL Data"/>
          <table:table-cell ns41:value-type="float" table:style-name="TL Data" office:value="3760" office:value-type="float">
            <text:p>3760</text:p>
          </table:table-cell>
          <table:table-cell ns41:value-type="float" table:style-name="TL Data" office:value="15" office:value-type="float">
            <text:p>15</text:p>
          </table:table-cell>
          <table:table-cell ns41:value-type="float" table:style-name="TL Data" office:value="980" office:value-type="float">
            <text:p>980</text:p>
          </table:table-cell>
          <table:table-cell ns41:value-type="float" table:style-name="TL Data" office:value="960" office:value-type="float">
            <text:p>96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3660" office:value-type="float">
            <text:p>3660</text:p>
          </table:table-cell>
          <table:table-cell ns41:value-type="float" table:style-name="TL Data" office:value="374" office:value-type="float">
            <text:p>374</text:p>
          </table:table-cell>
          <table:table-cell ns41:value-type="float" table:style-name="TL Data" office:value="115" office:value-type="float">
            <text:p>11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59" office:value-type="float">
            <text:p>459</text:p>
          </table:table-cell>
          <table:table-cell ns41:value-type="string" table:style-name="TL RowHeader" office:value-type="string">
            <text:p>Wervershoof</text:p>
          </table:table-cell>
          <table:table-cell/>
          <table:table-cell ns41:value-type="float" table:style-name="TL Data" office:value="5270" office:value-type="float">
            <text:p>5270</text:p>
          </table:table-cell>
          <table:table-cell ns41:value-type="float" table:style-name="TL Data" office:value="120" office:value-type="float">
            <text:p>120</text:p>
          </table:table-cell>
          <table:table-cell ns41:value-type="float" table:style-name="TL Data" office:value="5130" office:value-type="float">
            <text:p>5130</text:p>
          </table:table-cell>
          <table:table-cell ns41:value-type="float" table:style-name="TL Data" office:value="20" office:value-type="float">
            <text:p>20</text:p>
          </table:table-cell>
          <table:table-cell ns41:value-type="float" table:style-name="TL Data" office:value="1085" office:value-type="float">
            <text:p>1085</text:p>
          </table:table-cell>
          <table:table-cell ns41:value-type="float" table:style-name="TL Data" office:value="1025" office:value-type="float">
            <text:p>1025</text:p>
          </table:table-cell>
          <table:table-cell ns41:value-type="float" table:style-name="TL Data" office:value="5" office:value-type="float">
            <text:p>5</text:p>
          </table:table-cell>
          <table:table-cell ns41:value-type="float" table:style-name="TL Data" office:value="50" office:value-type="float">
            <text:p>50</text:p>
          </table:table-cell>
          <table:table-cell ns41:value-type="float" table:style-name="TL Data" office:value="5075" office:value-type="float">
            <text:p>5075</text:p>
          </table:table-cell>
          <table:table-cell ns41:value-type="float" table:style-name="TL Data" office:value="468" office:value-type="float">
            <text:p>468</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460" office:value-type="float">
            <text:p>460</text:p>
          </table:table-cell>
          <table:table-cell ns41:value-type="string" table:style-name="TL RowHeader" office:value-type="string">
            <text:p>Westwoud</text:p>
          </table:table-cell>
          <table:table-cell/>
          <table:table-cell ns41:value-type="float" table:style-name="TL Data" office:value="1675" office:value-type="float">
            <text:p>1675</text:p>
          </table:table-cell>
          <table:table-cell table:style-name="TL Data"/>
          <table:table-cell ns41:value-type="float" table:style-name="TL Data" office:value="1675" office:value-type="float">
            <text:p>1675</text:p>
          </table:table-cell>
          <table:table-cell table:style-name="TL Data"/>
          <table:table-cell ns41:value-type="float" table:style-name="TL Data" office:value="385" office:value-type="float">
            <text:p>385</text:p>
          </table:table-cell>
          <table:table-cell ns41:value-type="float" table:style-name="TL Data" office:value="365" office:value-type="float">
            <text:p>365</text:p>
          </table:table-cell>
          <table:table-cell table:style-name="TL Data"/>
          <table:table-cell ns41:value-type="float" table:style-name="TL Data" office:value="20" office:value-type="float">
            <text:p>20</text:p>
          </table:table-cell>
          <table:table-cell ns41:value-type="float" table:style-name="TL Data" office:value="1635" office:value-type="float">
            <text:p>1635</text:p>
          </table:table-cell>
          <table:table-cell ns41:value-type="float" table:style-name="TL Data" office:value="424" office:value-type="float">
            <text:p>424</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461" office:value-type="float">
            <text:p>461</text:p>
          </table:table-cell>
          <table:table-cell ns41:value-type="string" table:style-name="TL RowHeader" office:value-type="string">
            <text:p>Westzaan</text:p>
          </table:table-cell>
          <table:table-cell/>
          <table:table-cell ns41:value-type="float" table:style-name="TL Data" office:value="4460" office:value-type="float">
            <text:p>4460</text:p>
          </table:table-cell>
          <table:table-cell ns41:value-type="float" table:style-name="TL Data" office:value="40" office:value-type="float">
            <text:p>40</text:p>
          </table:table-cell>
          <table:table-cell ns41:value-type="float" table:style-name="TL Data" office:value="4290" office:value-type="float">
            <text:p>4290</text:p>
          </table:table-cell>
          <table:table-cell ns41:value-type="float" table:style-name="TL Data" office:value="130" office:value-type="float">
            <text:p>130</text:p>
          </table:table-cell>
          <table:table-cell ns41:value-type="float" table:style-name="TL Data" office:value="1190" office:value-type="float">
            <text:p>1190</text:p>
          </table:table-cell>
          <table:table-cell ns41:value-type="float" table:style-name="TL Data" office:value="1145" office:value-type="float">
            <text:p>114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4295" office:value-type="float">
            <text:p>4295</text:p>
          </table:table-cell>
          <table:table-cell ns41:value-type="float" table:style-name="TL Data" office:value="361" office:value-type="float">
            <text:p>361</text:p>
          </table:table-cell>
          <table:table-cell ns41:value-type="float" table:style-name="TL Data" office:value="125" office:value-type="float">
            <text:p>125</text:p>
          </table:table-cell>
          <table:table-cell table:style-name="TL Data"/>
          <table:table-cell table:number-columns-repeated="1009"/>
        </table:table-row>
        <table:table-row table:style-name="ro6">
          <table:table-cell ns41:value-type="float" table:style-name="TL RowHeader" office:value="462" office:value-type="float">
            <text:p>462</text:p>
          </table:table-cell>
          <table:table-cell ns41:value-type="string" table:style-name="TL RowHeader" office:value-type="string">
            <text:p>Wieringen</text:p>
          </table:table-cell>
          <table:table-cell/>
          <table:table-cell ns41:value-type="float" table:style-name="TL Data" office:value="7185" office:value-type="float">
            <text:p>7185</text:p>
          </table:table-cell>
          <table:table-cell ns41:value-type="float" table:style-name="TL Data" office:value="175" office:value-type="float">
            <text:p>175</text:p>
          </table:table-cell>
          <table:table-cell ns41:value-type="float" table:style-name="TL Data" office:value="6930" office:value-type="float">
            <text:p>6930</text:p>
          </table:table-cell>
          <table:table-cell ns41:value-type="float" table:style-name="TL Data" office:value="80" office:value-type="float">
            <text:p>80</text:p>
          </table:table-cell>
          <table:table-cell ns41:value-type="float" table:style-name="TL Data" office:value="1980" office:value-type="float">
            <text:p>1980</text:p>
          </table:table-cell>
          <table:table-cell ns41:value-type="float" table:style-name="TL Data" office:value="1895" office:value-type="float">
            <text:p>1895</text:p>
          </table:table-cell>
          <table:table-cell ns41:value-type="float" table:style-name="TL Data" office:value="15" office:value-type="float">
            <text:p>15</text:p>
          </table:table-cell>
          <table:table-cell ns41:value-type="float" table:style-name="TL Data" office:value="65" office:value-type="float">
            <text:p>65</text:p>
          </table:table-cell>
          <table:table-cell ns41:value-type="float" table:style-name="TL Data" office:value="6705" office:value-type="float">
            <text:p>6705</text:p>
          </table:table-cell>
          <table:table-cell ns41:value-type="float" table:style-name="TL Data" office:value="339" office:value-type="float">
            <text:p>339</text:p>
          </table:table-cell>
          <table:table-cell ns41:value-type="float" table:style-name="TL Data" office:value="305" office:value-type="float">
            <text:p>3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63" office:value-type="float">
            <text:p>463</text:p>
          </table:table-cell>
          <table:table-cell ns41:value-type="string" table:style-name="TL RowHeader" office:value-type="string">
            <text:p>Wieringermeer</text:p>
          </table:table-cell>
          <table:table-cell/>
          <table:table-cell ns41:value-type="float" table:style-name="TL Data" office:value="9595" office:value-type="float">
            <text:p>9595</text:p>
          </table:table-cell>
          <table:table-cell ns41:value-type="float" table:style-name="TL Data" office:value="60" office:value-type="float">
            <text:p>60</text:p>
          </table:table-cell>
          <table:table-cell ns41:value-type="float" table:style-name="TL Data" office:value="9480" office:value-type="float">
            <text:p>9480</text:p>
          </table:table-cell>
          <table:table-cell ns41:value-type="float" table:style-name="TL Data" office:value="55" office:value-type="float">
            <text:p>55</text:p>
          </table:table-cell>
          <table:table-cell ns41:value-type="float" table:style-name="TL Data" office:value="2425" office:value-type="float">
            <text:p>2425</text:p>
          </table:table-cell>
          <table:table-cell ns41:value-type="float" table:style-name="TL Data" office:value="2390" office:value-type="float">
            <text:p>239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9375" office:value-type="float">
            <text:p>9375</text:p>
          </table:table-cell>
          <table:table-cell ns41:value-type="float" table:style-name="TL Data" office:value="387" office:value-type="float">
            <text:p>387</text:p>
          </table:table-cell>
          <table:table-cell ns41:value-type="float" table:style-name="TL Data" office:value="155" office:value-type="float">
            <text:p>155</text:p>
          </table:table-cell>
          <table:table-cell table:style-name="TL Data"/>
          <table:table-cell table:number-columns-repeated="1009"/>
        </table:table-row>
        <table:table-row table:style-name="ro6">
          <table:table-cell ns41:value-type="float" table:style-name="TL RowHeader" office:value="466" office:value-type="float">
            <text:p>466</text:p>
          </table:table-cell>
          <table:table-cell ns41:value-type="string" table:style-name="TL RowHeader" office:value-type="string">
            <text:p>Wognum</text:p>
          </table:table-cell>
          <table:table-cell/>
          <table:table-cell ns41:value-type="float" table:style-name="TL Data" office:value="3245" office:value-type="float">
            <text:p>3245</text:p>
          </table:table-cell>
          <table:table-cell ns41:value-type="float" table:style-name="TL Data" office:value="40" office:value-type="float">
            <text:p>40</text:p>
          </table:table-cell>
          <table:table-cell ns41:value-type="float" table:style-name="TL Data" office:value="3205" office:value-type="float">
            <text:p>3205</text:p>
          </table:table-cell>
          <table:table-cell ns41:value-type="float" table:style-name="TL Data" office:value="5" office:value-type="float">
            <text:p>5</text:p>
          </table:table-cell>
          <table:table-cell ns41:value-type="float" table:style-name="TL Data" office:value="710" office:value-type="float">
            <text:p>710</text:p>
          </table:table-cell>
          <table:table-cell ns41:value-type="float" table:style-name="TL Data" office:value="680" office:value-type="float">
            <text:p>680</text:p>
          </table:table-cell>
          <table:table-cell table:style-name="TL Data"/>
          <table:table-cell ns41:value-type="float" table:style-name="TL Data" office:value="25" office:value-type="float">
            <text:p>25</text:p>
          </table:table-cell>
          <table:table-cell ns41:value-type="float" table:style-name="TL Data" office:value="3155" office:value-type="float">
            <text:p>3155</text:p>
          </table:table-cell>
          <table:table-cell ns41:value-type="float" table:style-name="TL Data" office:value="446" office:value-type="float">
            <text:p>446</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467" office:value-type="float">
            <text:p>467</text:p>
          </table:table-cell>
          <table:table-cell ns41:value-type="string" table:style-name="TL RowHeader" office:value-type="string">
            <text:p>Wormer</text:p>
          </table:table-cell>
          <table:table-cell/>
          <table:table-cell ns41:value-type="float" table:style-name="TL Data" office:value="10165" office:value-type="float">
            <text:p>10165</text:p>
          </table:table-cell>
          <table:table-cell ns41:value-type="float" table:style-name="TL Data" office:value="70" office:value-type="float">
            <text:p>70</text:p>
          </table:table-cell>
          <table:table-cell ns41:value-type="float" table:style-name="TL Data" office:value="10025" office:value-type="float">
            <text:p>10025</text:p>
          </table:table-cell>
          <table:table-cell ns41:value-type="float" table:style-name="TL Data" office:value="75" office:value-type="float">
            <text:p>75</text:p>
          </table:table-cell>
          <table:table-cell ns41:value-type="float" table:style-name="TL Data" office:value="2635" office:value-type="float">
            <text:p>2635</text:p>
          </table:table-cell>
          <table:table-cell ns41:value-type="float" table:style-name="TL Data" office:value="2560" office:value-type="float">
            <text:p>2560</text:p>
          </table:table-cell>
          <table:table-cell ns41:value-type="float" table:style-name="TL Data" office:value="20" office:value-type="float">
            <text:p>20</text:p>
          </table:table-cell>
          <table:table-cell ns41:value-type="float" table:style-name="TL Data" office:value="55" office:value-type="float">
            <text:p>55</text:p>
          </table:table-cell>
          <table:table-cell ns41:value-type="float" table:style-name="TL Data" office:value="9865" office:value-type="float">
            <text:p>9865</text:p>
          </table:table-cell>
          <table:table-cell ns41:value-type="float" table:style-name="TL Data" office:value="374" office:value-type="float">
            <text:p>374</text:p>
          </table:table-cell>
          <table:table-cell ns41:value-type="float" table:style-name="TL Data" office:value="230" office:value-type="float">
            <text:p>23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468" office:value-type="float">
            <text:p>468</text:p>
          </table:table-cell>
          <table:table-cell ns41:value-type="string" table:style-name="TL RowHeader" office:value-type="string">
            <text:p>Wormerveer</text:p>
          </table:table-cell>
          <table:table-cell/>
          <table:table-cell ns41:value-type="float" table:style-name="TL Data" office:value="14700" office:value-type="float">
            <text:p>14700</text:p>
          </table:table-cell>
          <table:table-cell ns41:value-type="float" table:style-name="TL Data" office:value="260" office:value-type="float">
            <text:p>260</text:p>
          </table:table-cell>
          <table:table-cell ns41:value-type="float" table:style-name="TL Data" office:value="14265" office:value-type="float">
            <text:p>14265</text:p>
          </table:table-cell>
          <table:table-cell ns41:value-type="float" table:style-name="TL Data" office:value="175" office:value-type="float">
            <text:p>175</text:p>
          </table:table-cell>
          <table:table-cell ns41:value-type="float" table:style-name="TL Data" office:value="3890" office:value-type="float">
            <text:p>3890</text:p>
          </table:table-cell>
          <table:table-cell ns41:value-type="float" table:style-name="TL Data" office:value="3710" office:value-type="float">
            <text:p>3710</text:p>
          </table:table-cell>
          <table:table-cell ns41:value-type="float" table:style-name="TL Data" office:value="50" office:value-type="float">
            <text:p>50</text:p>
          </table:table-cell>
          <table:table-cell ns41:value-type="float" table:style-name="TL Data" office:value="130" office:value-type="float">
            <text:p>130</text:p>
          </table:table-cell>
          <table:table-cell ns41:value-type="float" table:style-name="TL Data" office:value="13845" office:value-type="float">
            <text:p>13845</text:p>
          </table:table-cell>
          <table:table-cell ns41:value-type="float" table:style-name="TL Data" office:value="356" office:value-type="float">
            <text:p>356</text:p>
          </table:table-cell>
          <table:table-cell ns41:value-type="float" table:style-name="TL Data" office:value="590" office:value-type="float">
            <text:p>59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70" office:value-type="float">
            <text:p>470</text:p>
          </table:table-cell>
          <table:table-cell ns41:value-type="string" table:style-name="TL RowHeader" office:value-type="string">
            <text:p>Wijdewormer</text:p>
          </table:table-cell>
          <table:table-cell/>
          <table:table-cell ns41:value-type="float" table:style-name="TL Data" office:value="1320" office:value-type="float">
            <text:p>1320</text:p>
          </table:table-cell>
          <table:table-cell table:style-name="TL Data"/>
          <table:table-cell ns41:value-type="float" table:style-name="TL Data" office:value="1125" office:value-type="float">
            <text:p>1125</text:p>
          </table:table-cell>
          <table:table-cell ns41:value-type="float" table:style-name="TL Data" office:value="195" office:value-type="float">
            <text:p>195</text:p>
          </table:table-cell>
          <table:table-cell ns41:value-type="float" table:style-name="TL Data" office:value="330" office:value-type="float">
            <text:p>330</text:p>
          </table:table-cell>
          <table:table-cell ns41:value-type="float" table:style-name="TL Data" office:value="320" office:value-type="float">
            <text:p>320</text:p>
          </table:table-cell>
          <table:table-cell table:style-name="TL Data"/>
          <table:table-cell ns41:value-type="float" table:style-name="TL Data" office:value="10" office:value-type="float">
            <text:p>10</text:p>
          </table:table-cell>
          <table:table-cell ns41:value-type="float" table:style-name="TL Data" office:value="1290" office:value-type="float">
            <text:p>1290</text:p>
          </table:table-cell>
          <table:table-cell ns41:value-type="float" table:style-name="TL Data" office:value="391" office:value-type="float">
            <text:p>391</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71" office:value-type="float">
            <text:p>471</text:p>
          </table:table-cell>
          <table:table-cell ns41:value-type="string" table:style-name="TL RowHeader" office:value-type="string">
            <text:p>Zaandam</text:p>
          </table:table-cell>
          <table:table-cell/>
          <table:table-cell ns41:value-type="float" table:style-name="TL Data" office:value="66445" office:value-type="float">
            <text:p>66445</text:p>
          </table:table-cell>
          <table:table-cell ns41:value-type="float" table:style-name="TL Data" office:value="1175" office:value-type="float">
            <text:p>1175</text:p>
          </table:table-cell>
          <table:table-cell ns41:value-type="float" table:style-name="TL Data" office:value="64185" office:value-type="float">
            <text:p>64185</text:p>
          </table:table-cell>
          <table:table-cell ns41:value-type="float" table:style-name="TL Data" office:value="1085" office:value-type="float">
            <text:p>1085</text:p>
          </table:table-cell>
          <table:table-cell ns41:value-type="float" table:style-name="TL Data" office:value="18015" office:value-type="float">
            <text:p>18015</text:p>
          </table:table-cell>
          <table:table-cell ns41:value-type="float" table:style-name="TL Data" office:value="17360" office:value-type="float">
            <text:p>17360</text:p>
          </table:table-cell>
          <table:table-cell ns41:value-type="float" table:style-name="TL Data" office:value="125" office:value-type="float">
            <text:p>125</text:p>
          </table:table-cell>
          <table:table-cell ns41:value-type="float" table:style-name="TL Data" office:value="530" office:value-type="float">
            <text:p>530</text:p>
          </table:table-cell>
          <table:table-cell ns41:value-type="float" table:style-name="TL Data" office:value="61800" office:value-type="float">
            <text:p>61800</text:p>
          </table:table-cell>
          <table:table-cell ns41:value-type="float" table:style-name="TL Data" office:value="343" office:value-type="float">
            <text:p>343</text:p>
          </table:table-cell>
          <table:table-cell ns41:value-type="float" table:style-name="TL Data" office:value="3475" office:value-type="float">
            <text:p>3475</text:p>
          </table:table-cell>
          <table:table-cell ns41:value-type="float" table:style-name="TL Data" office:value="630" office:value-type="float">
            <text:p>630</text:p>
          </table:table-cell>
          <table:table-cell table:number-columns-repeated="1009"/>
        </table:table-row>
        <table:table-row table:style-name="ro6">
          <table:table-cell ns41:value-type="float" table:style-name="TL RowHeader" office:value="472" office:value-type="float">
            <text:p>472</text:p>
          </table:table-cell>
          <table:table-cell ns41:value-type="string" table:style-name="TL RowHeader" office:value-type="string">
            <text:p>Zaandijk</text:p>
          </table:table-cell>
          <table:table-cell/>
          <table:table-cell ns41:value-type="float" table:style-name="TL Data" office:value="6115" office:value-type="float">
            <text:p>6115</text:p>
          </table:table-cell>
          <table:table-cell table:style-name="TL Data"/>
          <table:table-cell ns41:value-type="float" table:style-name="TL Data" office:value="6115" office:value-type="float">
            <text:p>6115</text:p>
          </table:table-cell>
          <table:table-cell table:style-name="TL Data"/>
          <table:table-cell ns41:value-type="float" table:style-name="TL Data" office:value="1800" office:value-type="float">
            <text:p>1800</text:p>
          </table:table-cell>
          <table:table-cell ns41:value-type="float" table:style-name="TL Data" office:value="1735" office:value-type="float">
            <text:p>1735</text:p>
          </table:table-cell>
          <table:table-cell ns41:value-type="float" table:style-name="TL Data" office:value="10" office:value-type="float">
            <text:p>10</text:p>
          </table:table-cell>
          <table:table-cell ns41:value-type="float" table:style-name="TL Data" office:value="50" office:value-type="float">
            <text:p>50</text:p>
          </table:table-cell>
          <table:table-cell ns41:value-type="float" table:style-name="TL Data" office:value="5865" office:value-type="float">
            <text:p>5865</text:p>
          </table:table-cell>
          <table:table-cell ns41:value-type="float" table:style-name="TL Data" office:value="326" office:value-type="float">
            <text:p>326</text:p>
          </table:table-cell>
          <table:table-cell ns41:value-type="float" table:style-name="TL Data" office:value="250" office:value-type="float">
            <text:p>2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73" office:value-type="float">
            <text:p>473</text:p>
          </table:table-cell>
          <table:table-cell ns41:value-type="string" table:style-name="TL RowHeader" office:value-type="string">
            <text:p>Zandvoort</text:p>
          </table:table-cell>
          <table:table-cell/>
          <table:table-cell ns41:value-type="float" table:style-name="TL Data" office:value="15425" office:value-type="float">
            <text:p>15425</text:p>
          </table:table-cell>
          <table:table-cell ns41:value-type="float" table:style-name="TL Data" office:value="670" office:value-type="float">
            <text:p>670</text:p>
          </table:table-cell>
          <table:table-cell ns41:value-type="float" table:style-name="TL Data" office:value="14525" office:value-type="float">
            <text:p>14525</text:p>
          </table:table-cell>
          <table:table-cell ns41:value-type="float" table:style-name="TL Data" office:value="230" office:value-type="float">
            <text:p>230</text:p>
          </table:table-cell>
          <table:table-cell ns41:value-type="float" table:style-name="TL Data" office:value="4210" office:value-type="float">
            <text:p>4210</text:p>
          </table:table-cell>
          <table:table-cell ns41:value-type="float" table:style-name="TL Data" office:value="3990" office:value-type="float">
            <text:p>3990</text:p>
          </table:table-cell>
          <table:table-cell ns41:value-type="float" table:style-name="TL Data" office:value="35" office:value-type="float">
            <text:p>35</text:p>
          </table:table-cell>
          <table:table-cell ns41:value-type="float" table:style-name="TL Data" office:value="185" office:value-type="float">
            <text:p>185</text:p>
          </table:table-cell>
          <table:table-cell ns41:value-type="float" table:style-name="TL Data" office:value="13660" office:value-type="float">
            <text:p>13660</text:p>
          </table:table-cell>
          <table:table-cell ns41:value-type="float" table:style-name="TL Data" office:value="324" office:value-type="float">
            <text:p>324</text:p>
          </table:table-cell>
          <table:table-cell ns41:value-type="float" table:style-name="TL Data" office:value="1100" office:value-type="float">
            <text:p>1100</text:p>
          </table:table-cell>
          <table:table-cell ns41:value-type="float" table:style-name="TL Data" office:value="170" office:value-type="float">
            <text:p>170</text:p>
          </table:table-cell>
          <table:table-cell table:number-columns-repeated="1009"/>
        </table:table-row>
        <table:table-row table:style-name="ro6">
          <table:table-cell ns41:value-type="float" table:style-name="TL RowHeader" office:value="475" office:value-type="float">
            <text:p>475</text:p>
          </table:table-cell>
          <table:table-cell ns41:value-type="string" table:style-name="TL RowHeader" office:value-type="string">
            <text:p>Zwaag</text:p>
          </table:table-cell>
          <table:table-cell/>
          <table:table-cell ns41:value-type="float" table:style-name="TL Data" office:value="2680" office:value-type="float">
            <text:p>2680</text:p>
          </table:table-cell>
          <table:table-cell ns41:value-type="float" table:style-name="TL Data" office:value="35" office:value-type="float">
            <text:p>35</text:p>
          </table:table-cell>
          <table:table-cell ns41:value-type="float" table:style-name="TL Data" office:value="2640" office:value-type="float">
            <text:p>2640</text:p>
          </table:table-cell>
          <table:table-cell table:style-name="TL Data"/>
          <table:table-cell ns41:value-type="float" table:style-name="TL Data" office:value="610" office:value-type="float">
            <text:p>610</text:p>
          </table:table-cell>
          <table:table-cell ns41:value-type="float" table:style-name="TL Data" office:value="590" office:value-type="float">
            <text:p>59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600" office:value-type="float">
            <text:p>2600</text:p>
          </table:table-cell>
          <table:table-cell ns41:value-type="float" table:style-name="TL Data" office:value="426" office:value-type="float">
            <text:p>426</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476" office:value-type="float">
            <text:p>476</text:p>
          </table:table-cell>
          <table:table-cell ns41:value-type="string" table:style-name="TL RowHeader" office:value-type="string">
            <text:p>Zijpe</text:p>
          </table:table-cell>
          <table:table-cell/>
          <table:table-cell ns41:value-type="float" table:style-name="TL Data" office:value="7535" office:value-type="float">
            <text:p>7535</text:p>
          </table:table-cell>
          <table:table-cell ns41:value-type="float" table:style-name="TL Data" office:value="120" office:value-type="float">
            <text:p>120</text:p>
          </table:table-cell>
          <table:table-cell ns41:value-type="float" table:style-name="TL Data" office:value="7325" office:value-type="float">
            <text:p>7325</text:p>
          </table:table-cell>
          <table:table-cell ns41:value-type="float" table:style-name="TL Data" office:value="90" office:value-type="float">
            <text:p>90</text:p>
          </table:table-cell>
          <table:table-cell ns41:value-type="float" table:style-name="TL Data" office:value="1855" office:value-type="float">
            <text:p>1855</text:p>
          </table:table-cell>
          <table:table-cell ns41:value-type="float" table:style-name="TL Data" office:value="1790" office:value-type="float">
            <text:p>179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7195" office:value-type="float">
            <text:p>7195</text:p>
          </table:table-cell>
          <table:table-cell ns41:value-type="float" table:style-name="TL Data" office:value="388" office:value-type="float">
            <text:p>388</text:p>
          </table:table-cell>
          <table:table-cell ns41:value-type="float" table:style-name="TL Data" office:value="220" office:value-type="float">
            <text:p>2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78" office:value-type="float">
            <text:p>478</text:p>
          </table:table-cell>
          <table:table-cell ns41:value-type="string" table:style-name="TL RowHeader" office:value-type="string">
            <text:p>Zeevang</text:p>
          </table:table-cell>
          <table:table-cell/>
          <table:table-cell ns41:value-type="float" table:style-name="TL Data" office:value="4410" office:value-type="float">
            <text:p>4410</text:p>
          </table:table-cell>
          <table:table-cell ns41:value-type="float" table:style-name="TL Data" office:value="70" office:value-type="float">
            <text:p>70</text:p>
          </table:table-cell>
          <table:table-cell ns41:value-type="float" table:style-name="TL Data" office:value="4300" office:value-type="float">
            <text:p>4300</text:p>
          </table:table-cell>
          <table:table-cell ns41:value-type="float" table:style-name="TL Data" office:value="40" office:value-type="float">
            <text:p>40</text:p>
          </table:table-cell>
          <table:table-cell ns41:value-type="float" table:style-name="TL Data" office:value="1180" office:value-type="float">
            <text:p>1180</text:p>
          </table:table-cell>
          <table:table-cell ns41:value-type="float" table:style-name="TL Data" office:value="1140" office:value-type="float">
            <text:p>114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4200" office:value-type="float">
            <text:p>4200</text:p>
          </table:table-cell>
          <table:table-cell ns41:value-type="float" table:style-name="TL Data" office:value="356" office:value-type="float">
            <text:p>356</text:p>
          </table:table-cell>
          <table:table-cell ns41:value-type="float" table:style-name="TL Data" office:value="145" office:value-type="float">
            <text:p>14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480" office:value-type="float">
            <text:p>480</text:p>
          </table:table-cell>
          <table:table-cell ns41:value-type="string" table:style-name="TL RowHeader" office:value-type="string">
            <text:p>Ter Aar</text:p>
          </table:table-cell>
          <table:table-cell/>
          <table:table-cell ns41:value-type="float" table:style-name="TL Data" office:value="6650" office:value-type="float">
            <text:p>6650</text:p>
          </table:table-cell>
          <table:table-cell ns41:value-type="float" table:style-name="TL Data" office:value="95" office:value-type="float">
            <text:p>95</text:p>
          </table:table-cell>
          <table:table-cell ns41:value-type="float" table:style-name="TL Data" office:value="6475" office:value-type="float">
            <text:p>6475</text:p>
          </table:table-cell>
          <table:table-cell ns41:value-type="float" table:style-name="TL Data" office:value="80" office:value-type="float">
            <text:p>80</text:p>
          </table:table-cell>
          <table:table-cell ns41:value-type="float" table:style-name="TL Data" office:value="1480" office:value-type="float">
            <text:p>1480</text:p>
          </table:table-cell>
          <table:table-cell ns41:value-type="float" table:style-name="TL Data" office:value="1415" office:value-type="float">
            <text:p>1415</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6450" office:value-type="float">
            <text:p>6450</text:p>
          </table:table-cell>
          <table:table-cell ns41:value-type="float" table:style-name="TL Data" office:value="436" office:value-type="float">
            <text:p>436</text:p>
          </table:table-cell>
          <table:table-cell ns41:value-type="float" table:style-name="TL Data" office:value="110" office:value-type="float">
            <text:p>110</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481" office:value-type="float">
            <text:p>481</text:p>
          </table:table-cell>
          <table:table-cell ns41:value-type="string" table:style-name="TL RowHeader" office:value-type="string">
            <text:p>Abbenbroek</text:p>
          </table:table-cell>
          <table:table-cell/>
          <table:table-cell ns41:value-type="float" table:style-name="TL Data" office:value="1110" office:value-type="float">
            <text:p>1110</text:p>
          </table:table-cell>
          <table:table-cell table:style-name="TL Data"/>
          <table:table-cell ns41:value-type="float" table:style-name="TL Data" office:value="1105" office:value-type="float">
            <text:p>1105</text:p>
          </table:table-cell>
          <table:table-cell table:style-name="TL Data"/>
          <table:table-cell ns41:value-type="float" table:style-name="TL Data" office:value="310" office:value-type="float">
            <text:p>310</text:p>
          </table:table-cell>
          <table:table-cell ns41:value-type="float" table:style-name="TL Data" office:value="305" office:value-type="float">
            <text:p>305</text:p>
          </table:table-cell>
          <table:table-cell table:style-name="TL Data"/>
          <table:table-cell ns41:value-type="float" table:style-name="TL Data" office:value="5" office:value-type="float">
            <text:p>5</text:p>
          </table:table-cell>
          <table:table-cell ns41:value-type="float" table:style-name="TL Data" office:value="1080" office:value-type="float">
            <text:p>1080</text:p>
          </table:table-cell>
          <table:table-cell ns41:value-type="float" table:style-name="TL Data" office:value="346" office:value-type="float">
            <text:p>346</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82" office:value-type="float">
            <text:p>482</text:p>
          </table:table-cell>
          <table:table-cell ns41:value-type="string" table:style-name="TL RowHeader" office:value-type="string">
            <text:p>Alblasserdam</text:p>
          </table:table-cell>
          <table:table-cell/>
          <table:table-cell ns41:value-type="float" table:style-name="TL Data" office:value="18190" office:value-type="float">
            <text:p>18190</text:p>
          </table:table-cell>
          <table:table-cell ns41:value-type="float" table:style-name="TL Data" office:value="110" office:value-type="float">
            <text:p>110</text:p>
          </table:table-cell>
          <table:table-cell ns41:value-type="float" table:style-name="TL Data" office:value="17860" office:value-type="float">
            <text:p>17860</text:p>
          </table:table-cell>
          <table:table-cell ns41:value-type="float" table:style-name="TL Data" office:value="220" office:value-type="float">
            <text:p>220</text:p>
          </table:table-cell>
          <table:table-cell ns41:value-type="float" table:style-name="TL Data" office:value="4755" office:value-type="float">
            <text:p>4755</text:p>
          </table:table-cell>
          <table:table-cell ns41:value-type="float" table:style-name="TL Data" office:value="4625" office:value-type="float">
            <text:p>4625</text:p>
          </table:table-cell>
          <table:table-cell ns41:value-type="float" table:style-name="TL Data" office:value="55" office:value-type="float">
            <text:p>55</text:p>
          </table:table-cell>
          <table:table-cell ns41:value-type="float" table:style-name="TL Data" office:value="75" office:value-type="float">
            <text:p>75</text:p>
          </table:table-cell>
          <table:table-cell ns41:value-type="float" table:style-name="TL Data" office:value="17605" office:value-type="float">
            <text:p>17605</text:p>
          </table:table-cell>
          <table:table-cell ns41:value-type="float" table:style-name="TL Data" office:value="370" office:value-type="float">
            <text:p>370</text:p>
          </table:table-cell>
          <table:table-cell ns41:value-type="float" table:style-name="TL Data" office:value="475" office:value-type="float">
            <text:p>47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83" office:value-type="float">
            <text:p>483</text:p>
          </table:table-cell>
          <table:table-cell ns41:value-type="string" table:style-name="TL RowHeader" office:value-type="string">
            <text:p>Alkemade</text:p>
          </table:table-cell>
          <table:table-cell/>
          <table:table-cell ns41:value-type="float" table:style-name="TL Data" office:value="11070" office:value-type="float">
            <text:p>11070</text:p>
          </table:table-cell>
          <table:table-cell ns41:value-type="float" table:style-name="TL Data" office:value="60" office:value-type="float">
            <text:p>60</text:p>
          </table:table-cell>
          <table:table-cell ns41:value-type="float" table:style-name="TL Data" office:value="10770" office:value-type="float">
            <text:p>10770</text:p>
          </table:table-cell>
          <table:table-cell ns41:value-type="float" table:style-name="TL Data" office:value="240" office:value-type="float">
            <text:p>240</text:p>
          </table:table-cell>
          <table:table-cell ns41:value-type="float" table:style-name="TL Data" office:value="2380" office:value-type="float">
            <text:p>2380</text:p>
          </table:table-cell>
          <table:table-cell ns41:value-type="float" table:style-name="TL Data" office:value="2280" office:value-type="float">
            <text:p>2280</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10810" office:value-type="float">
            <text:p>10810</text:p>
          </table:table-cell>
          <table:table-cell ns41:value-type="float" table:style-name="TL Data" office:value="454" office:value-type="float">
            <text:p>454</text:p>
          </table:table-cell>
          <table:table-cell ns41:value-type="float" table:style-name="TL Data" office:value="200" office:value-type="float">
            <text:p>20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84" office:value-type="float">
            <text:p>484</text:p>
          </table:table-cell>
          <table:table-cell ns41:value-type="string" table:style-name="TL RowHeader" office:value-type="string">
            <text:p>Alphen aan den Rijn</text:p>
          </table:table-cell>
          <table:table-cell/>
          <table:table-cell ns41:value-type="float" table:style-name="TL Data" office:value="34810" office:value-type="float">
            <text:p>34810</text:p>
          </table:table-cell>
          <table:table-cell ns41:value-type="float" table:style-name="TL Data" office:value="740" office:value-type="float">
            <text:p>740</text:p>
          </table:table-cell>
          <table:table-cell ns41:value-type="float" table:style-name="TL Data" office:value="33715" office:value-type="float">
            <text:p>33715</text:p>
          </table:table-cell>
          <table:table-cell ns41:value-type="float" table:style-name="TL Data" office:value="355" office:value-type="float">
            <text:p>355</text:p>
          </table:table-cell>
          <table:table-cell ns41:value-type="float" table:style-name="TL Data" office:value="8670" office:value-type="float">
            <text:p>8670</text:p>
          </table:table-cell>
          <table:table-cell ns41:value-type="float" table:style-name="TL Data" office:value="8345" office:value-type="float">
            <text:p>8345</text:p>
          </table:table-cell>
          <table:table-cell ns41:value-type="float" table:style-name="TL Data" office:value="105" office:value-type="float">
            <text:p>105</text:p>
          </table:table-cell>
          <table:table-cell ns41:value-type="float" table:style-name="TL Data" office:value="225" office:value-type="float">
            <text:p>225</text:p>
          </table:table-cell>
          <table:table-cell ns41:value-type="float" table:style-name="TL Data" office:value="32935" office:value-type="float">
            <text:p>32935</text:p>
          </table:table-cell>
          <table:table-cell ns41:value-type="float" table:style-name="TL Data" office:value="380" office:value-type="float">
            <text:p>380</text:p>
          </table:table-cell>
          <table:table-cell ns41:value-type="float" table:style-name="TL Data" office:value="1135" office:value-type="float">
            <text:p>1135</text:p>
          </table:table-cell>
          <table:table-cell ns41:value-type="float" table:style-name="TL Data" office:value="295" office:value-type="float">
            <text:p>295</text:p>
          </table:table-cell>
          <table:table-cell table:number-columns-repeated="1009"/>
        </table:table-row>
        <table:table-row table:style-name="ro6">
          <table:table-cell ns41:value-type="float" table:style-name="TL RowHeader" office:value="485" office:value-type="float">
            <text:p>485</text:p>
          </table:table-cell>
          <table:table-cell ns41:value-type="string" table:style-name="TL RowHeader" office:value-type="string">
            <text:p>Ameide</text:p>
          </table:table-cell>
          <table:table-cell/>
          <table:table-cell ns41:value-type="float" table:style-name="TL Data" office:value="2240" office:value-type="float">
            <text:p>2240</text:p>
          </table:table-cell>
          <table:table-cell table:style-name="TL Data"/>
          <table:table-cell ns41:value-type="float" table:style-name="TL Data" office:value="2240" office:value-type="float">
            <text:p>2240</text:p>
          </table:table-cell>
          <table:table-cell table:style-name="TL Data"/>
          <table:table-cell ns41:value-type="float" table:style-name="TL Data" office:value="570" office:value-type="float">
            <text:p>570</text:p>
          </table:table-cell>
          <table:table-cell ns41:value-type="float" table:style-name="TL Data" office:value="555" office:value-type="float">
            <text:p>555</text:p>
          </table:table-cell>
          <table:table-cell ns41:value-type="float" office:value="10" table:style-name="TL Data" table:number-columns-repeated="2" office:value-type="float">
            <text:p>10</text:p>
          </table:table-cell>
          <table:table-cell ns41:value-type="float" table:style-name="TL Data" office:value="2155" office:value-type="float">
            <text:p>2155</text:p>
          </table:table-cell>
          <table:table-cell ns41:value-type="float" table:style-name="TL Data" office:value="376" office:value-type="float">
            <text:p>376</text:p>
          </table:table-cell>
          <table:table-cell ns41:value-type="float" table:style-name="TL Data" office:value="90" office:value-type="float">
            <text:p>90</text:p>
          </table:table-cell>
          <table:table-cell table:style-name="TL Data"/>
          <table:table-cell table:number-columns-repeated="1009"/>
        </table:table-row>
        <table:table-row table:style-name="ro6">
          <table:table-cell ns41:value-type="float" table:style-name="TL RowHeader" office:value="486" office:value-type="float">
            <text:p>486</text:p>
          </table:table-cell>
          <table:table-cell ns41:value-type="string" table:style-name="TL RowHeader" office:value-type="string">
            <text:p>Ammerstol</text:p>
          </table:table-cell>
          <table:table-cell/>
          <table:table-cell ns41:value-type="float" table:style-name="TL Data" office:value="1280" office:value-type="float">
            <text:p>1280</text:p>
          </table:table-cell>
          <table:table-cell table:style-name="TL Data"/>
          <table:table-cell ns41:value-type="float" table:style-name="TL Data" office:value="1260" office:value-type="float">
            <text:p>1260</text:p>
          </table:table-cell>
          <table:table-cell ns41:value-type="float" table:style-name="TL Data" office:value="20" office:value-type="float">
            <text:p>20</text:p>
          </table:table-cell>
          <table:table-cell ns41:value-type="float" table:style-name="TL Data" office:value="390" office:value-type="float">
            <text:p>390</text:p>
          </table:table-cell>
          <table:table-cell ns41:value-type="float" table:style-name="TL Data" office:value="380" office:value-type="float">
            <text:p>380</text:p>
          </table:table-cell>
          <table:table-cell table:style-name="TL Data"/>
          <table:table-cell ns41:value-type="float" table:style-name="TL Data" office:value="5" office:value-type="float">
            <text:p>5</text:p>
          </table:table-cell>
          <table:table-cell ns41:value-type="float" table:style-name="TL Data" office:value="1230" office:value-type="float">
            <text:p>1230</text:p>
          </table:table-cell>
          <table:table-cell ns41:value-type="float" table:style-name="TL Data" office:value="318" office:value-type="float">
            <text:p>318</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487" office:value-type="float">
            <text:p>487</text:p>
          </table:table-cell>
          <table:table-cell ns41:value-type="string" table:style-name="TL RowHeader" office:value-type="string">
            <text:p>Arkel</text:p>
          </table:table-cell>
          <table:table-cell/>
          <table:table-cell ns41:value-type="float" table:style-name="TL Data" office:value="2900" office:value-type="float">
            <text:p>2900</text:p>
          </table:table-cell>
          <table:table-cell table:style-name="TL Data"/>
          <table:table-cell ns41:value-type="float" table:style-name="TL Data" office:value="2880" office:value-type="float">
            <text:p>2880</text:p>
          </table:table-cell>
          <table:table-cell ns41:value-type="float" table:style-name="TL Data" office:value="25" office:value-type="float">
            <text:p>25</text:p>
          </table:table-cell>
          <table:table-cell ns41:value-type="float" table:style-name="TL Data" office:value="805" office:value-type="float">
            <text:p>805</text:p>
          </table:table-cell>
          <table:table-cell ns41:value-type="float" table:style-name="TL Data" office:value="785" office:value-type="float">
            <text:p>7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800" office:value-type="float">
            <text:p>2800</text:p>
          </table:table-cell>
          <table:table-cell ns41:value-type="float" table:style-name="TL Data" office:value="348" office:value-type="float">
            <text:p>348</text:p>
          </table:table-cell>
          <table:table-cell ns41:value-type="float" table:style-name="TL Data" office:value="100" office:value-type="float">
            <text:p>10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88" office:value-type="float">
            <text:p>488</text:p>
          </table:table-cell>
          <table:table-cell ns41:value-type="string" table:style-name="TL RowHeader" office:value-type="string">
            <text:p>Asperen</text:p>
          </table:table-cell>
          <table:table-cell/>
          <table:table-cell ns41:value-type="float" table:style-name="TL Data" office:value="2270" office:value-type="float">
            <text:p>2270</text:p>
          </table:table-cell>
          <table:table-cell ns41:value-type="float" table:style-name="TL Data" office:value="5" office:value-type="float">
            <text:p>5</text:p>
          </table:table-cell>
          <table:table-cell ns41:value-type="float" table:style-name="TL Data" office:value="2250" office:value-type="float">
            <text:p>2250</text:p>
          </table:table-cell>
          <table:table-cell ns41:value-type="float" table:style-name="TL Data" office:value="15" office:value-type="float">
            <text:p>15</text:p>
          </table:table-cell>
          <table:table-cell ns41:value-type="float" table:style-name="TL Data" office:value="605" office:value-type="float">
            <text:p>605</text:p>
          </table:table-cell>
          <table:table-cell ns41:value-type="float" table:style-name="TL Data" office:value="585" office:value-type="float">
            <text:p>5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170" office:value-type="float">
            <text:p>2170</text:p>
          </table:table-cell>
          <table:table-cell ns41:value-type="float" table:style-name="TL Data" office:value="358" office:value-type="float">
            <text:p>358</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489" office:value-type="float">
            <text:p>489</text:p>
          </table:table-cell>
          <table:table-cell ns41:value-type="string" table:style-name="TL RowHeader" office:value-type="string">
            <text:p>Barendrecht</text:p>
          </table:table-cell>
          <table:table-cell/>
          <table:table-cell ns41:value-type="float" table:style-name="TL Data" office:value="13205" office:value-type="float">
            <text:p>13205</text:p>
          </table:table-cell>
          <table:table-cell ns41:value-type="float" table:style-name="TL Data" office:value="115" office:value-type="float">
            <text:p>115</text:p>
          </table:table-cell>
          <table:table-cell ns41:value-type="float" table:style-name="TL Data" office:value="12980" office:value-type="float">
            <text:p>12980</text:p>
          </table:table-cell>
          <table:table-cell ns41:value-type="float" table:style-name="TL Data" office:value="110" office:value-type="float">
            <text:p>110</text:p>
          </table:table-cell>
          <table:table-cell ns41:value-type="float" table:style-name="TL Data" office:value="3475" office:value-type="float">
            <text:p>3475</text:p>
          </table:table-cell>
          <table:table-cell ns41:value-type="float" table:style-name="TL Data" office:value="3380" office:value-type="float">
            <text:p>3380</text:p>
          </table:table-cell>
          <table:table-cell ns41:value-type="float" table:style-name="TL Data" office:value="10" office:value-type="float">
            <text:p>10</text:p>
          </table:table-cell>
          <table:table-cell ns41:value-type="float" table:style-name="TL Data" office:value="80" office:value-type="float">
            <text:p>80</text:p>
          </table:table-cell>
          <table:table-cell ns41:value-type="float" table:style-name="TL Data" office:value="12810" office:value-type="float">
            <text:p>12810</text:p>
          </table:table-cell>
          <table:table-cell ns41:value-type="float" table:style-name="TL Data" office:value="369" office:value-type="float">
            <text:p>369</text:p>
          </table:table-cell>
          <table:table-cell ns41:value-type="float" table:style-name="TL Data" office:value="285" office:value-type="float">
            <text:p>28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490" office:value-type="float">
            <text:p>490</text:p>
          </table:table-cell>
          <table:table-cell ns41:value-type="string" table:style-name="TL RowHeader" office:value-type="string">
            <text:p>Benthuizen</text:p>
          </table:table-cell>
          <table:table-cell/>
          <table:table-cell ns41:value-type="float" table:style-name="TL Data" office:value="2350" office:value-type="float">
            <text:p>2350</text:p>
          </table:table-cell>
          <table:table-cell table:style-name="TL Data"/>
          <table:table-cell ns41:value-type="float" table:style-name="TL Data" office:value="2320" office:value-type="float">
            <text:p>2320</text:p>
          </table:table-cell>
          <table:table-cell ns41:value-type="float" table:style-name="TL Data" office:value="30" office:value-type="float">
            <text:p>30</text:p>
          </table:table-cell>
          <table:table-cell ns41:value-type="float" table:style-name="TL Data" office:value="585" office:value-type="float">
            <text:p>585</text:p>
          </table:table-cell>
          <table:table-cell ns41:value-type="float" table:style-name="TL Data" office:value="565" office:value-type="float">
            <text:p>56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315" office:value-type="float">
            <text:p>2315</text:p>
          </table:table-cell>
          <table:table-cell ns41:value-type="float" table:style-name="TL Data" office:value="395" office:value-type="float">
            <text:p>395</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491" office:value-type="float">
            <text:p>491</text:p>
          </table:table-cell>
          <table:table-cell ns41:value-type="string" table:style-name="TL RowHeader" office:value-type="string">
            <text:p>Bergambacht</text:p>
          </table:table-cell>
          <table:table-cell/>
          <table:table-cell ns41:value-type="float" table:style-name="TL Data" office:value="4780" office:value-type="float">
            <text:p>4780</text:p>
          </table:table-cell>
          <table:table-cell table:style-name="TL Data"/>
          <table:table-cell ns41:value-type="float" table:style-name="TL Data" office:value="4720" office:value-type="float">
            <text:p>4720</text:p>
          </table:table-cell>
          <table:table-cell ns41:value-type="float" table:style-name="TL Data" office:value="60" office:value-type="float">
            <text:p>60</text:p>
          </table:table-cell>
          <table:table-cell ns41:value-type="float" table:style-name="TL Data" office:value="1280" office:value-type="float">
            <text:p>1280</text:p>
          </table:table-cell>
          <table:table-cell ns41:value-type="float" table:style-name="TL Data" office:value="1230" office:value-type="float">
            <text:p>123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4580" office:value-type="float">
            <text:p>4580</text:p>
          </table:table-cell>
          <table:table-cell ns41:value-type="float" table:style-name="TL Data" office:value="358" office:value-type="float">
            <text:p>358</text:p>
          </table:table-cell>
          <table:table-cell ns41:value-type="float" table:style-name="TL Data" office:value="200" office:value-type="float">
            <text:p>2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492" office:value-type="float">
            <text:p>492</text:p>
          </table:table-cell>
          <table:table-cell ns41:value-type="string" table:style-name="TL RowHeader" office:value-type="string">
            <text:p>Bergschenhoek</text:p>
          </table:table-cell>
          <table:table-cell/>
          <table:table-cell ns41:value-type="float" table:style-name="TL Data" office:value="5825" office:value-type="float">
            <text:p>5825</text:p>
          </table:table-cell>
          <table:table-cell table:style-name="TL Data"/>
          <table:table-cell ns41:value-type="float" table:style-name="TL Data" office:value="5795" office:value-type="float">
            <text:p>5795</text:p>
          </table:table-cell>
          <table:table-cell ns41:value-type="float" table:style-name="TL Data" office:value="30" office:value-type="float">
            <text:p>30</text:p>
          </table:table-cell>
          <table:table-cell ns41:value-type="float" table:style-name="TL Data" office:value="1480" office:value-type="float">
            <text:p>1480</text:p>
          </table:table-cell>
          <table:table-cell ns41:value-type="float" table:style-name="TL Data" office:value="1450" office:value-type="float">
            <text:p>145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710" office:value-type="float">
            <text:p>5710</text:p>
          </table:table-cell>
          <table:table-cell ns41:value-type="float" table:style-name="TL Data" office:value="386" office:value-type="float">
            <text:p>386</text:p>
          </table:table-cell>
          <table:table-cell ns41:value-type="float" table:style-name="TL Data" office:value="110" office:value-type="float">
            <text:p>11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93" office:value-type="float">
            <text:p>493</text:p>
          </table:table-cell>
          <table:table-cell ns41:value-type="string" table:style-name="TL RowHeader" office:value-type="string">
            <text:p>Berkel en Rodenrijs</text:p>
          </table:table-cell>
          <table:table-cell/>
          <table:table-cell ns41:value-type="float" table:style-name="TL Data" office:value="11025" office:value-type="float">
            <text:p>11025</text:p>
          </table:table-cell>
          <table:table-cell ns41:value-type="float" table:style-name="TL Data" office:value="235" office:value-type="float">
            <text:p>235</text:p>
          </table:table-cell>
          <table:table-cell ns41:value-type="float" table:style-name="TL Data" office:value="10610" office:value-type="float">
            <text:p>10610</text:p>
          </table:table-cell>
          <table:table-cell ns41:value-type="float" table:style-name="TL Data" office:value="180" office:value-type="float">
            <text:p>180</text:p>
          </table:table-cell>
          <table:table-cell ns41:value-type="float" table:style-name="TL Data" office:value="2515" office:value-type="float">
            <text:p>2515</text:p>
          </table:table-cell>
          <table:table-cell ns41:value-type="float" table:style-name="TL Data" office:value="2430" office:value-type="float">
            <text:p>2430</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10650" office:value-type="float">
            <text:p>10650</text:p>
          </table:table-cell>
          <table:table-cell ns41:value-type="float" table:style-name="TL Data" office:value="423" office:value-type="float">
            <text:p>423</text:p>
          </table:table-cell>
          <table:table-cell ns41:value-type="float" table:style-name="TL Data" office:value="145" office:value-type="float">
            <text:p>1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494" office:value-type="float">
            <text:p>494</text:p>
          </table:table-cell>
          <table:table-cell ns41:value-type="string" table:style-name="TL RowHeader" office:value-type="string">
            <text:p>Berkenwoude</text:p>
          </table:table-cell>
          <table:table-cell/>
          <table:table-cell ns41:value-type="float" table:style-name="TL Data" office:value="1225" office:value-type="float">
            <text:p>1225</text:p>
          </table:table-cell>
          <table:table-cell table:style-name="TL Data"/>
          <table:table-cell ns41:value-type="float" table:style-name="TL Data" office:value="1225" office:value-type="float">
            <text:p>1225</text:p>
          </table:table-cell>
          <table:table-cell table:style-name="TL Data"/>
          <table:table-cell ns41:value-type="float" table:style-name="TL Data" office:value="315" office:value-type="float">
            <text:p>315</text:p>
          </table:table-cell>
          <table:table-cell ns41:value-type="float" table:style-name="TL Data" office:value="305" office:value-type="float">
            <text:p>305</text:p>
          </table:table-cell>
          <table:table-cell ns41:value-type="float" office:value="5" table:style-name="TL Data" table:number-columns-repeated="2" office:value-type="float">
            <text:p>5</text:p>
          </table:table-cell>
          <table:table-cell ns41:value-type="float" table:style-name="TL Data" office:value="1195" office:value-type="float">
            <text:p>1195</text:p>
          </table:table-cell>
          <table:table-cell ns41:value-type="float" table:style-name="TL Data" office:value="378" office:value-type="float">
            <text:p>378</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495" office:value-type="float">
            <text:p>495</text:p>
          </table:table-cell>
          <table:table-cell ns41:value-type="string" table:style-name="TL RowHeader" office:value-type="string">
            <text:p>Bleiswijk</text:p>
          </table:table-cell>
          <table:table-cell/>
          <table:table-cell ns41:value-type="float" table:style-name="TL Data" office:value="5210" office:value-type="float">
            <text:p>5210</text:p>
          </table:table-cell>
          <table:table-cell table:style-name="TL Data"/>
          <table:table-cell ns41:value-type="float" table:style-name="TL Data" office:value="5165" office:value-type="float">
            <text:p>5165</text:p>
          </table:table-cell>
          <table:table-cell ns41:value-type="float" table:style-name="TL Data" office:value="45" office:value-type="float">
            <text:p>45</text:p>
          </table:table-cell>
          <table:table-cell ns41:value-type="float" table:style-name="TL Data" office:value="1290" office:value-type="float">
            <text:p>1290</text:p>
          </table:table-cell>
          <table:table-cell ns41:value-type="float" table:style-name="TL Data" office:value="1245" office:value-type="float">
            <text:p>124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5100" office:value-type="float">
            <text:p>5100</text:p>
          </table:table-cell>
          <table:table-cell ns41:value-type="float" table:style-name="TL Data" office:value="396" office:value-type="float">
            <text:p>396</text:p>
          </table:table-cell>
          <table:table-cell ns41:value-type="float" table:style-name="TL Data" office:value="105" office:value-type="float">
            <text:p>10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496" office:value-type="float">
            <text:p>496</text:p>
          </table:table-cell>
          <table:table-cell ns41:value-type="string" table:style-name="TL RowHeader" office:value-type="string">
            <text:p>Bleskensgraaf en Hofwege</text:p>
          </table:table-cell>
          <table:table-cell/>
          <table:table-cell ns41:value-type="float" table:style-name="TL Data" office:value="1845" office:value-type="float">
            <text:p>1845</text:p>
          </table:table-cell>
          <table:table-cell ns41:value-type="float" table:style-name="TL Data" office:value="85" office:value-type="float">
            <text:p>85</text:p>
          </table:table-cell>
          <table:table-cell ns41:value-type="float" table:style-name="TL Data" office:value="1760" office:value-type="float">
            <text:p>1760</text:p>
          </table:table-cell>
          <table:table-cell table:style-name="TL Data"/>
          <table:table-cell ns41:value-type="float" table:style-name="TL Data" office:value="460" office:value-type="float">
            <text:p>460</text:p>
          </table:table-cell>
          <table:table-cell ns41:value-type="float" table:style-name="TL Data" office:value="440" office:value-type="float">
            <text:p>440</text:p>
          </table:table-cell>
          <table:table-cell ns41:value-type="float" office:value="10" table:style-name="TL Data" table:number-columns-repeated="2" office:value-type="float">
            <text:p>10</text:p>
          </table:table-cell>
          <table:table-cell ns41:value-type="float" table:style-name="TL Data" office:value="1685" office:value-type="float">
            <text:p>1685</text:p>
          </table:table-cell>
          <table:table-cell ns41:value-type="float" table:style-name="TL Data" office:value="367" office:value-type="float">
            <text:p>367</text:p>
          </table:table-cell>
          <table:table-cell ns41:value-type="float" table:style-name="TL Data" office:value="70" office:value-type="float">
            <text:p>7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497" office:value-type="float">
            <text:p>497</text:p>
          </table:table-cell>
          <table:table-cell ns41:value-type="string" table:style-name="TL RowHeader" office:value-type="string">
            <text:p>Bodegraven</text:p>
          </table:table-cell>
          <table:table-cell/>
          <table:table-cell ns41:value-type="float" table:style-name="TL Data" office:value="14460" office:value-type="float">
            <text:p>14460</text:p>
          </table:table-cell>
          <table:table-cell ns41:value-type="float" table:style-name="TL Data" office:value="70" office:value-type="float">
            <text:p>70</text:p>
          </table:table-cell>
          <table:table-cell ns41:value-type="float" table:style-name="TL Data" office:value="14210" office:value-type="float">
            <text:p>14210</text:p>
          </table:table-cell>
          <table:table-cell ns41:value-type="float" table:style-name="TL Data" office:value="180" office:value-type="float">
            <text:p>180</text:p>
          </table:table-cell>
          <table:table-cell ns41:value-type="float" table:style-name="TL Data" office:value="3535" office:value-type="float">
            <text:p>3535</text:p>
          </table:table-cell>
          <table:table-cell ns41:value-type="float" table:style-name="TL Data" office:value="3380" office:value-type="float">
            <text:p>3380</text:p>
          </table:table-cell>
          <table:table-cell ns41:value-type="float" table:style-name="TL Data" office:value="50" office:value-type="float">
            <text:p>50</text:p>
          </table:table-cell>
          <table:table-cell ns41:value-type="float" table:style-name="TL Data" office:value="100" office:value-type="float">
            <text:p>100</text:p>
          </table:table-cell>
          <table:table-cell ns41:value-type="float" table:style-name="TL Data" office:value="13985" office:value-type="float">
            <text:p>13985</text:p>
          </table:table-cell>
          <table:table-cell ns41:value-type="float" table:style-name="TL Data" office:value="396" office:value-type="float">
            <text:p>396</text:p>
          </table:table-cell>
          <table:table-cell ns41:value-type="float" table:style-name="TL Data" office:value="410" office:value-type="float">
            <text:p>410</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499" office:value-type="float">
            <text:p>499</text:p>
          </table:table-cell>
          <table:table-cell ns41:value-type="string" table:style-name="TL RowHeader" office:value-type="string">
            <text:p>Boskoop</text:p>
          </table:table-cell>
          <table:table-cell/>
          <table:table-cell ns41:value-type="float" table:style-name="TL Data" office:value="11715" office:value-type="float">
            <text:p>11715</text:p>
          </table:table-cell>
          <table:table-cell ns41:value-type="float" table:style-name="TL Data" office:value="70" office:value-type="float">
            <text:p>70</text:p>
          </table:table-cell>
          <table:table-cell ns41:value-type="float" table:style-name="TL Data" office:value="11445" office:value-type="float">
            <text:p>11445</text:p>
          </table:table-cell>
          <table:table-cell ns41:value-type="float" table:style-name="TL Data" office:value="200" office:value-type="float">
            <text:p>200</text:p>
          </table:table-cell>
          <table:table-cell ns41:value-type="float" table:style-name="TL Data" office:value="2930" office:value-type="float">
            <text:p>2930</text:p>
          </table:table-cell>
          <table:table-cell ns41:value-type="float" table:style-name="TL Data" office:value="2810" office:value-type="float">
            <text:p>2810</text:p>
          </table:table-cell>
          <table:table-cell ns41:value-type="float" table:style-name="TL Data" office:value="40" office:value-type="float">
            <text:p>40</text:p>
          </table:table-cell>
          <table:table-cell ns41:value-type="float" table:style-name="TL Data" office:value="85" office:value-type="float">
            <text:p>85</text:p>
          </table:table-cell>
          <table:table-cell ns41:value-type="float" table:style-name="TL Data" office:value="11125" office:value-type="float">
            <text:p>11125</text:p>
          </table:table-cell>
          <table:table-cell ns41:value-type="float" table:style-name="TL Data" office:value="379" office:value-type="float">
            <text:p>379</text:p>
          </table:table-cell>
          <table:table-cell ns41:value-type="float" table:style-name="TL Data" office:value="520" office:value-type="float">
            <text:p>520</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500" office:value-type="float">
            <text:p>500</text:p>
          </table:table-cell>
          <table:table-cell ns41:value-type="string" table:style-name="TL RowHeader" office:value-type="string">
            <text:p>Brandwijk</text:p>
          </table:table-cell>
          <table:table-cell/>
          <table:table-cell ns41:value-type="float" table:style-name="TL Data" office:value="1035" office:value-type="float">
            <text:p>1035</text:p>
          </table:table-cell>
          <table:table-cell table:style-name="TL Data"/>
          <table:table-cell ns41:value-type="float" table:style-name="TL Data" office:value="1035" office:value-type="float">
            <text:p>1035</text:p>
          </table:table-cell>
          <table:table-cell table:style-name="TL Data"/>
          <table:table-cell ns41:value-type="float" table:style-name="TL Data" office:value="255" office:value-type="float">
            <text:p>255</text:p>
          </table:table-cell>
          <table:table-cell ns41:value-type="float" table:style-name="TL Data" office:value="240" office:value-type="float">
            <text:p>240</text:p>
          </table:table-cell>
          <table:table-cell ns41:value-type="float" office:value="5" table:style-name="TL Data" table:number-columns-repeated="2" office:value-type="float">
            <text:p>5</text:p>
          </table:table-cell>
          <table:table-cell ns41:value-type="float" table:style-name="TL Data" office:value="1005" office:value-type="float">
            <text:p>1005</text:p>
          </table:table-cell>
          <table:table-cell ns41:value-type="float" table:style-name="TL Data" office:value="397" office:value-type="float">
            <text:p>397</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501" office:value-type="float">
            <text:p>501</text:p>
          </table:table-cell>
          <table:table-cell ns41:value-type="string" table:style-name="TL RowHeader" office:value-type="string">
            <text:p>Brielle</text:p>
          </table:table-cell>
          <table:table-cell/>
          <table:table-cell ns41:value-type="float" table:style-name="TL Data" office:value="8710" office:value-type="float">
            <text:p>8710</text:p>
          </table:table-cell>
          <table:table-cell ns41:value-type="float" table:style-name="TL Data" office:value="200" office:value-type="float">
            <text:p>200</text:p>
          </table:table-cell>
          <table:table-cell ns41:value-type="float" table:style-name="TL Data" office:value="8430" office:value-type="float">
            <text:p>8430</text:p>
          </table:table-cell>
          <table:table-cell ns41:value-type="float" table:style-name="TL Data" office:value="80" office:value-type="float">
            <text:p>80</text:p>
          </table:table-cell>
          <table:table-cell ns41:value-type="float" table:style-name="TL Data" office:value="2250" office:value-type="float">
            <text:p>2250</text:p>
          </table:table-cell>
          <table:table-cell ns41:value-type="float" table:style-name="TL Data" office:value="2170" office:value-type="float">
            <text:p>2170</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8175" office:value-type="float">
            <text:p>8175</text:p>
          </table:table-cell>
          <table:table-cell ns41:value-type="float" table:style-name="TL Data" office:value="363" office:value-type="float">
            <text:p>363</text:p>
          </table:table-cell>
          <table:table-cell ns41:value-type="float" table:style-name="TL Data" office:value="335" office:value-type="float">
            <text:p>33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502" office:value-type="float">
            <text:p>502</text:p>
          </table:table-cell>
          <table:table-cell ns41:value-type="string" table:style-name="TL RowHeader" office:value-type="string">
            <text:p>Capelle aan den IJssel</text:p>
          </table:table-cell>
          <table:table-cell/>
          <table:table-cell ns41:value-type="float" table:style-name="TL Data" office:value="27015" office:value-type="float">
            <text:p>27015</text:p>
          </table:table-cell>
          <table:table-cell ns41:value-type="float" table:style-name="TL Data" office:value="375" office:value-type="float">
            <text:p>375</text:p>
          </table:table-cell>
          <table:table-cell ns41:value-type="float" table:style-name="TL Data" office:value="25810" office:value-type="float">
            <text:p>25810</text:p>
          </table:table-cell>
          <table:table-cell ns41:value-type="float" table:style-name="TL Data" office:value="830" office:value-type="float">
            <text:p>830</text:p>
          </table:table-cell>
          <table:table-cell ns41:value-type="float" table:style-name="TL Data" office:value="7220" office:value-type="float">
            <text:p>7220</text:p>
          </table:table-cell>
          <table:table-cell ns41:value-type="float" table:style-name="TL Data" office:value="6940" office:value-type="float">
            <text:p>6940</text:p>
          </table:table-cell>
          <table:table-cell ns41:value-type="float" table:style-name="TL Data" office:value="50" office:value-type="float">
            <text:p>50</text:p>
          </table:table-cell>
          <table:table-cell ns41:value-type="float" table:style-name="TL Data" office:value="235" office:value-type="float">
            <text:p>235</text:p>
          </table:table-cell>
          <table:table-cell ns41:value-type="float" table:style-name="TL Data" office:value="25835" office:value-type="float">
            <text:p>25835</text:p>
          </table:table-cell>
          <table:table-cell ns41:value-type="float" table:style-name="TL Data" office:value="358" office:value-type="float">
            <text:p>358</text:p>
          </table:table-cell>
          <table:table-cell ns41:value-type="float" table:style-name="TL Data" office:value="805" office:value-type="float">
            <text:p>805</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503" office:value-type="float">
            <text:p>503</text:p>
          </table:table-cell>
          <table:table-cell ns41:value-type="string" table:style-name="TL RowHeader" office:value-type="string">
            <text:p>Delft</text:p>
          </table:table-cell>
          <table:table-cell/>
          <table:table-cell ns41:value-type="float" table:style-name="TL Data" office:value="84865" office:value-type="float">
            <text:p>84865</text:p>
          </table:table-cell>
          <table:table-cell ns41:value-type="float" table:style-name="TL Data" office:value="2210" office:value-type="float">
            <text:p>2210</text:p>
          </table:table-cell>
          <table:table-cell ns41:value-type="float" table:style-name="TL Data" office:value="80295" office:value-type="float">
            <text:p>80295</text:p>
          </table:table-cell>
          <table:table-cell ns41:value-type="float" table:style-name="TL Data" office:value="2360" office:value-type="float">
            <text:p>2360</text:p>
          </table:table-cell>
          <table:table-cell ns41:value-type="float" table:style-name="TL Data" office:value="21320" office:value-type="float">
            <text:p>21320</text:p>
          </table:table-cell>
          <table:table-cell ns41:value-type="float" table:style-name="TL Data" office:value="20625" office:value-type="float">
            <text:p>20625</text:p>
          </table:table-cell>
          <table:table-cell ns41:value-type="float" table:style-name="TL Data" office:value="115" office:value-type="float">
            <text:p>115</text:p>
          </table:table-cell>
          <table:table-cell ns41:value-type="float" table:style-name="TL Data" office:value="580" office:value-type="float">
            <text:p>580</text:p>
          </table:table-cell>
          <table:table-cell ns41:value-type="float" table:style-name="TL Data" office:value="73725" office:value-type="float">
            <text:p>73725</text:p>
          </table:table-cell>
          <table:table-cell ns41:value-type="float" table:style-name="TL Data" office:value="346" office:value-type="float">
            <text:p>346</text:p>
          </table:table-cell>
          <table:table-cell ns41:value-type="float" table:style-name="TL Data" office:value="8930" office:value-type="float">
            <text:p>8930</text:p>
          </table:table-cell>
          <table:table-cell ns41:value-type="float" table:style-name="TL Data" office:value="3035" office:value-type="float">
            <text:p>3035</text:p>
          </table:table-cell>
          <table:table-cell table:number-columns-repeated="1009"/>
        </table:table-row>
        <table:table-row table:style-name="ro6">
          <table:table-cell ns41:value-type="float" table:style-name="TL RowHeader" office:value="504" office:value-type="float">
            <text:p>504</text:p>
          </table:table-cell>
          <table:table-cell ns41:value-type="string" table:style-name="TL RowHeader" office:value-type="string">
            <text:p>Dirksland</text:p>
          </table:table-cell>
          <table:table-cell/>
          <table:table-cell ns41:value-type="float" table:style-name="TL Data" office:value="6085" office:value-type="float">
            <text:p>6085</text:p>
          </table:table-cell>
          <table:table-cell ns41:value-type="float" table:style-name="TL Data" office:value="55" office:value-type="float">
            <text:p>55</text:p>
          </table:table-cell>
          <table:table-cell ns41:value-type="float" table:style-name="TL Data" office:value="6015" office:value-type="float">
            <text:p>6015</text:p>
          </table:table-cell>
          <table:table-cell ns41:value-type="float" table:style-name="TL Data" office:value="15" office:value-type="float">
            <text:p>15</text:p>
          </table:table-cell>
          <table:table-cell ns41:value-type="float" table:style-name="TL Data" office:value="1665" office:value-type="float">
            <text:p>1665</text:p>
          </table:table-cell>
          <table:table-cell ns41:value-type="float" table:style-name="TL Data" office:value="1605" office:value-type="float">
            <text:p>1605</text:p>
          </table:table-cell>
          <table:table-cell ns41:value-type="float" table:style-name="TL Data" office:value="5" office:value-type="float">
            <text:p>5</text:p>
          </table:table-cell>
          <table:table-cell ns41:value-type="float" table:style-name="TL Data" office:value="55" office:value-type="float">
            <text:p>55</text:p>
          </table:table-cell>
          <table:table-cell ns41:value-type="float" table:style-name="TL Data" office:value="5720" office:value-type="float">
            <text:p>5720</text:p>
          </table:table-cell>
          <table:table-cell ns41:value-type="float" table:style-name="TL Data" office:value="343" office:value-type="float">
            <text:p>343</text:p>
          </table:table-cell>
          <table:table-cell ns41:value-type="float" table:style-name="TL Data" office:value="310" office:value-type="float">
            <text:p>31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05" office:value-type="float">
            <text:p>505</text:p>
          </table:table-cell>
          <table:table-cell ns41:value-type="string" table:style-name="TL RowHeader" office:value-type="string">
            <text:p>Dordrecht</text:p>
          </table:table-cell>
          <table:table-cell/>
          <table:table-cell ns41:value-type="float" table:style-name="TL Data" office:value="100255" office:value-type="float">
            <text:p>100255</text:p>
          </table:table-cell>
          <table:table-cell ns41:value-type="float" table:style-name="TL Data" office:value="2290" office:value-type="float">
            <text:p>2290</text:p>
          </table:table-cell>
          <table:table-cell ns41:value-type="float" table:style-name="TL Data" office:value="96415" office:value-type="float">
            <text:p>96415</text:p>
          </table:table-cell>
          <table:table-cell ns41:value-type="float" table:style-name="TL Data" office:value="1545" office:value-type="float">
            <text:p>1545</text:p>
          </table:table-cell>
          <table:table-cell ns41:value-type="float" table:style-name="TL Data" office:value="27280" office:value-type="float">
            <text:p>27280</text:p>
          </table:table-cell>
          <table:table-cell ns41:value-type="float" table:style-name="TL Data" office:value="26250" office:value-type="float">
            <text:p>26250</text:p>
          </table:table-cell>
          <table:table-cell ns41:value-type="float" table:style-name="TL Data" office:value="185" office:value-type="float">
            <text:p>185</text:p>
          </table:table-cell>
          <table:table-cell ns41:value-type="float" table:style-name="TL Data" office:value="840" office:value-type="float">
            <text:p>840</text:p>
          </table:table-cell>
          <table:table-cell ns41:value-type="float" table:style-name="TL Data" office:value="92495" office:value-type="float">
            <text:p>92495</text:p>
          </table:table-cell>
          <table:table-cell ns41:value-type="float" table:style-name="TL Data" office:value="339" office:value-type="float">
            <text:p>339</text:p>
          </table:table-cell>
          <table:table-cell ns41:value-type="float" table:style-name="TL Data" office:value="5465" office:value-type="float">
            <text:p>5465</text:p>
          </table:table-cell>
          <table:table-cell ns41:value-type="float" table:style-name="TL Data" office:value="885" office:value-type="float">
            <text:p>885</text:p>
          </table:table-cell>
          <table:table-cell table:number-columns-repeated="1009"/>
        </table:table-row>
        <table:table-row table:style-name="ro6">
          <table:table-cell ns41:value-type="float" table:style-name="TL RowHeader" office:value="506" office:value-type="float">
            <text:p>506</text:p>
          </table:table-cell>
          <table:table-cell ns41:value-type="string" table:style-name="TL RowHeader" office:value-type="string">
            <text:p>Driebruggen</text:p>
          </table:table-cell>
          <table:table-cell/>
          <table:table-cell ns41:value-type="float" table:style-name="TL Data" office:value="3690" office:value-type="float">
            <text:p>3690</text:p>
          </table:table-cell>
          <table:table-cell table:style-name="TL Data"/>
          <table:table-cell ns41:value-type="float" table:style-name="TL Data" office:value="3665" office:value-type="float">
            <text:p>3665</text:p>
          </table:table-cell>
          <table:table-cell ns41:value-type="float" table:style-name="TL Data" office:value="25" office:value-type="float">
            <text:p>25</text:p>
          </table:table-cell>
          <table:table-cell ns41:value-type="float" table:style-name="TL Data" office:value="845" office:value-type="float">
            <text:p>845</text:p>
          </table:table-cell>
          <table:table-cell ns41:value-type="float" table:style-name="TL Data" office:value="825" office:value-type="float">
            <text:p>82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3600" office:value-type="float">
            <text:p>3600</text:p>
          </table:table-cell>
          <table:table-cell ns41:value-type="float" table:style-name="TL Data" office:value="427" office:value-type="float">
            <text:p>427</text:p>
          </table:table-cell>
          <table:table-cell ns41:value-type="float" table:style-name="TL Data" office:value="90" office:value-type="float">
            <text:p>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08" office:value-type="float">
            <text:p>508</text:p>
          </table:table-cell>
          <table:table-cell ns41:value-type="string" table:style-name="TL RowHeader" office:value-type="string">
            <text:p>Everdingen</text:p>
          </table:table-cell>
          <table:table-cell/>
          <table:table-cell ns41:value-type="float" table:style-name="TL Data" office:value="1635" office:value-type="float">
            <text:p>1635</text:p>
          </table:table-cell>
          <table:table-cell table:style-name="TL Data"/>
          <table:table-cell ns41:value-type="float" table:style-name="TL Data" office:value="1630" office:value-type="float">
            <text:p>1630</text:p>
          </table:table-cell>
          <table:table-cell ns41:value-type="float" table:style-name="TL Data" office:value="5" office:value-type="float">
            <text:p>5</text:p>
          </table:table-cell>
          <table:table-cell ns41:value-type="float" table:style-name="TL Data" office:value="395" office:value-type="float">
            <text:p>395</text:p>
          </table:table-cell>
          <table:table-cell ns41:value-type="float" table:style-name="TL Data" office:value="375" office:value-type="float">
            <text:p>37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605" office:value-type="float">
            <text:p>1605</text:p>
          </table:table-cell>
          <table:table-cell ns41:value-type="float" table:style-name="TL Data" office:value="404" office:value-type="float">
            <text:p>404</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509" office:value-type="float">
            <text:p>509</text:p>
          </table:table-cell>
          <table:table-cell ns41:value-type="string" table:style-name="TL RowHeader" office:value-type="string">
            <text:p>Geervliet</text:p>
          </table:table-cell>
          <table:table-cell/>
          <table:table-cell ns41:value-type="float" table:style-name="TL Data" office:value="2380" office:value-type="float">
            <text:p>2380</text:p>
          </table:table-cell>
          <table:table-cell table:style-name="TL Data"/>
          <table:table-cell ns41:value-type="float" table:style-name="TL Data" office:value="2370" office:value-type="float">
            <text:p>2370</text:p>
          </table:table-cell>
          <table:table-cell ns41:value-type="float" table:style-name="TL Data" office:value="10" office:value-type="float">
            <text:p>10</text:p>
          </table:table-cell>
          <table:table-cell ns41:value-type="float" table:style-name="TL Data" office:value="665" office:value-type="float">
            <text:p>665</text:p>
          </table:table-cell>
          <table:table-cell ns41:value-type="float" table:style-name="TL Data" office:value="650" office:value-type="float">
            <text:p>6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335" office:value-type="float">
            <text:p>2335</text:p>
          </table:table-cell>
          <table:table-cell ns41:value-type="float" table:style-name="TL Data" office:value="351" office:value-type="float">
            <text:p>351</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510" office:value-type="float">
            <text:p>510</text:p>
          </table:table-cell>
          <table:table-cell ns41:value-type="string" table:style-name="TL RowHeader" office:value-type="string">
            <text:p>Giessenburg</text:p>
          </table:table-cell>
          <table:table-cell/>
          <table:table-cell ns41:value-type="float" table:style-name="TL Data" office:value="3845" office:value-type="float">
            <text:p>3845</text:p>
          </table:table-cell>
          <table:table-cell table:style-name="TL Data"/>
          <table:table-cell ns41:value-type="float" table:style-name="TL Data" office:value="3820" office:value-type="float">
            <text:p>3820</text:p>
          </table:table-cell>
          <table:table-cell ns41:value-type="float" table:style-name="TL Data" office:value="25" office:value-type="float">
            <text:p>25</text:p>
          </table:table-cell>
          <table:table-cell ns41:value-type="float" table:style-name="TL Data" office:value="950" office:value-type="float">
            <text:p>950</text:p>
          </table:table-cell>
          <table:table-cell ns41:value-type="float" table:style-name="TL Data" office:value="910" office:value-type="float">
            <text:p>91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3730" office:value-type="float">
            <text:p>3730</text:p>
          </table:table-cell>
          <table:table-cell ns41:value-type="float" table:style-name="TL Data" office:value="393" office:value-type="float">
            <text:p>393</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11" office:value-type="float">
            <text:p>511</text:p>
          </table:table-cell>
          <table:table-cell ns41:value-type="string" table:style-name="TL RowHeader" office:value-type="string">
            <text:p>Goedereede</text:p>
          </table:table-cell>
          <table:table-cell/>
          <table:table-cell ns41:value-type="float" table:style-name="TL Data" office:value="8265" office:value-type="float">
            <text:p>8265</text:p>
          </table:table-cell>
          <table:table-cell table:style-name="TL Data"/>
          <table:table-cell ns41:value-type="float" table:style-name="TL Data" office:value="8145" office:value-type="float">
            <text:p>8145</text:p>
          </table:table-cell>
          <table:table-cell ns41:value-type="float" table:style-name="TL Data" office:value="115" office:value-type="float">
            <text:p>115</text:p>
          </table:table-cell>
          <table:table-cell ns41:value-type="float" table:style-name="TL Data" office:value="2215" office:value-type="float">
            <text:p>2215</text:p>
          </table:table-cell>
          <table:table-cell ns41:value-type="float" table:style-name="TL Data" office:value="2090" office:value-type="float">
            <text:p>2090</text:p>
          </table:table-cell>
          <table:table-cell ns41:value-type="float" table:style-name="TL Data" office:value="45" office:value-type="float">
            <text:p>45</text:p>
          </table:table-cell>
          <table:table-cell ns41:value-type="float" table:style-name="TL Data" office:value="75" office:value-type="float">
            <text:p>75</text:p>
          </table:table-cell>
          <table:table-cell ns41:value-type="float" table:style-name="TL Data" office:value="7965" office:value-type="float">
            <text:p>7965</text:p>
          </table:table-cell>
          <table:table-cell ns41:value-type="float" table:style-name="TL Data" office:value="360" office:value-type="float">
            <text:p>360</text:p>
          </table:table-cell>
          <table:table-cell ns41:value-type="float" table:style-name="TL Data" office:value="300" office:value-type="float">
            <text:p>3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12" office:value-type="float">
            <text:p>512</text:p>
          </table:table-cell>
          <table:table-cell ns41:value-type="string" table:style-name="TL RowHeader" office:value-type="string">
            <text:p>Gorinchem</text:p>
          </table:table-cell>
          <table:table-cell/>
          <table:table-cell ns41:value-type="float" table:style-name="TL Data" office:value="26920" office:value-type="float">
            <text:p>26920</text:p>
          </table:table-cell>
          <table:table-cell ns41:value-type="float" table:style-name="TL Data" office:value="430" office:value-type="float">
            <text:p>430</text:p>
          </table:table-cell>
          <table:table-cell ns41:value-type="float" table:style-name="TL Data" office:value="26010" office:value-type="float">
            <text:p>26010</text:p>
          </table:table-cell>
          <table:table-cell ns41:value-type="float" table:style-name="TL Data" office:value="480" office:value-type="float">
            <text:p>480</text:p>
          </table:table-cell>
          <table:table-cell ns41:value-type="float" table:style-name="TL Data" office:value="7270" office:value-type="float">
            <text:p>7270</text:p>
          </table:table-cell>
          <table:table-cell ns41:value-type="float" table:style-name="TL Data" office:value="7020" office:value-type="float">
            <text:p>7020</text:p>
          </table:table-cell>
          <table:table-cell ns41:value-type="float" table:style-name="TL Data" office:value="55" office:value-type="float">
            <text:p>55</text:p>
          </table:table-cell>
          <table:table-cell ns41:value-type="float" table:style-name="TL Data" office:value="200" office:value-type="float">
            <text:p>200</text:p>
          </table:table-cell>
          <table:table-cell ns41:value-type="float" table:style-name="TL Data" office:value="25290" office:value-type="float">
            <text:p>25290</text:p>
          </table:table-cell>
          <table:table-cell ns41:value-type="float" table:style-name="TL Data" office:value="348" office:value-type="float">
            <text:p>348</text:p>
          </table:table-cell>
          <table:table-cell ns41:value-type="float" table:style-name="TL Data" office:value="1200" office:value-type="float">
            <text:p>1200</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513" office:value-type="float">
            <text:p>513</text:p>
          </table:table-cell>
          <table:table-cell ns41:value-type="string" table:style-name="TL RowHeader" office:value-type="string">
            <text:p>Gouda</text:p>
          </table:table-cell>
          <table:table-cell/>
          <table:table-cell ns41:value-type="float" table:style-name="TL Data" office:value="46880" office:value-type="float">
            <text:p>46880</text:p>
          </table:table-cell>
          <table:table-cell ns41:value-type="float" table:style-name="TL Data" office:value="1270" office:value-type="float">
            <text:p>1270</text:p>
          </table:table-cell>
          <table:table-cell ns41:value-type="float" table:style-name="TL Data" office:value="44290" office:value-type="float">
            <text:p>44290</text:p>
          </table:table-cell>
          <table:table-cell ns41:value-type="float" table:style-name="TL Data" office:value="1320" office:value-type="float">
            <text:p>1320</text:p>
          </table:table-cell>
          <table:table-cell ns41:value-type="float" table:style-name="TL Data" office:value="12255" office:value-type="float">
            <text:p>12255</text:p>
          </table:table-cell>
          <table:table-cell ns41:value-type="float" table:style-name="TL Data" office:value="11750" office:value-type="float">
            <text:p>11750</text:p>
          </table:table-cell>
          <table:table-cell ns41:value-type="float" table:style-name="TL Data" office:value="105" office:value-type="float">
            <text:p>105</text:p>
          </table:table-cell>
          <table:table-cell ns41:value-type="float" table:style-name="TL Data" office:value="400" office:value-type="float">
            <text:p>400</text:p>
          </table:table-cell>
          <table:table-cell ns41:value-type="float" table:style-name="TL Data" office:value="42340" office:value-type="float">
            <text:p>42340</text:p>
          </table:table-cell>
          <table:table-cell ns41:value-type="float" table:style-name="TL Data" office:value="346" office:value-type="float">
            <text:p>346</text:p>
          </table:table-cell>
          <table:table-cell ns41:value-type="float" table:style-name="TL Data" office:value="3270" office:value-type="float">
            <text:p>3270</text:p>
          </table:table-cell>
          <table:table-cell ns41:value-type="float" table:style-name="TL Data" office:value="445" office:value-type="float">
            <text:p>445</text:p>
          </table:table-cell>
          <table:table-cell table:number-columns-repeated="1009"/>
        </table:table-row>
        <table:table-row table:style-name="ro6">
          <table:table-cell ns41:value-type="float" table:style-name="TL RowHeader" office:value="514" office:value-type="float">
            <text:p>514</text:p>
          </table:table-cell>
          <table:table-cell ns41:value-type="string" table:style-name="TL RowHeader" office:value-type="string">
            <text:p>Gouderak</text:p>
          </table:table-cell>
          <table:table-cell/>
          <table:table-cell ns41:value-type="float" table:style-name="TL Data" office:value="2235" office:value-type="float">
            <text:p>2235</text:p>
          </table:table-cell>
          <table:table-cell table:style-name="TL Data"/>
          <table:table-cell ns41:value-type="float" table:style-name="TL Data" office:value="2155" office:value-type="float">
            <text:p>2155</text:p>
          </table:table-cell>
          <table:table-cell ns41:value-type="float" table:style-name="TL Data" office:value="80" office:value-type="float">
            <text:p>80</text:p>
          </table:table-cell>
          <table:table-cell ns41:value-type="float" table:style-name="TL Data" office:value="580" office:value-type="float">
            <text:p>580</text:p>
          </table:table-cell>
          <table:table-cell ns41:value-type="float" table:style-name="TL Data" office:value="555" office:value-type="float">
            <text:p>5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160" office:value-type="float">
            <text:p>2160</text:p>
          </table:table-cell>
          <table:table-cell ns41:value-type="float" table:style-name="TL Data" office:value="371" office:value-type="float">
            <text:p>371</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15" office:value-type="float">
            <text:p>515</text:p>
          </table:table-cell>
          <table:table-cell ns41:value-type="string" table:style-name="TL RowHeader" office:value-type="string">
            <text:p>Goudriaan</text:p>
          </table:table-cell>
          <table:table-cell/>
          <table:table-cell ns41:value-type="float" table:style-name="TL Data" office:value="675" office:value-type="float">
            <text:p>675</text:p>
          </table:table-cell>
          <table:table-cell table:style-name="TL Data"/>
          <table:table-cell ns41:value-type="float" table:style-name="TL Data" office:value="675" office:value-type="float">
            <text:p>675</text:p>
          </table:table-cell>
          <table:table-cell table:style-name="TL Data"/>
          <table:table-cell ns41:value-type="float" table:style-name="TL Data" office:value="160" office:value-type="float">
            <text:p>160</text:p>
          </table:table-cell>
          <table:table-cell ns41:value-type="float" table:style-name="TL Data" office:value="145" office:value-type="float">
            <text:p>145</text:p>
          </table:table-cell>
          <table:table-cell table:style-name="TL Data"/>
          <table:table-cell ns41:value-type="float" table:style-name="TL Data" office:value="10" office:value-type="float">
            <text:p>10</text:p>
          </table:table-cell>
          <table:table-cell ns41:value-type="float" table:style-name="TL Data" office:value="650" office:value-type="float">
            <text:p>650</text:p>
          </table:table-cell>
          <table:table-cell ns41:value-type="float" table:style-name="TL Data" office:value="410" office:value-type="float">
            <text:p>410</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516" office:value-type="float">
            <text:p>516</text:p>
          </table:table-cell>
          <table:table-cell ns41:value-type="string" table:style-name="TL RowHeader" office:value-type="string">
            <text:p>Goudswaard</text:p>
          </table:table-cell>
          <table:table-cell/>
          <table:table-cell ns41:value-type="float" table:style-name="TL Data" office:value="1500" office:value-type="float">
            <text:p>1500</text:p>
          </table:table-cell>
          <table:table-cell table:style-name="TL Data"/>
          <table:table-cell ns41:value-type="float" table:style-name="TL Data" office:value="1500" office:value-type="float">
            <text:p>1500</text:p>
          </table:table-cell>
          <table:table-cell ns41:value-type="float" table:style-name="TL Data" office:value="5" office:value-type="float">
            <text:p>5</text:p>
          </table:table-cell>
          <table:table-cell ns41:value-type="float" table:style-name="TL Data" office:value="375" office:value-type="float">
            <text:p>375</text:p>
          </table:table-cell>
          <table:table-cell ns41:value-type="float" table:style-name="TL Data" office:value="355" office:value-type="float">
            <text:p>35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445" office:value-type="float">
            <text:p>1445</text:p>
          </table:table-cell>
          <table:table-cell ns41:value-type="float" table:style-name="TL Data" office:value="387" office:value-type="float">
            <text:p>387</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17" office:value-type="float">
            <text:p>517</text:p>
          </table:table-cell>
          <table:table-cell ns41:value-type="string" table:style-name="TL RowHeader" office:value-type="string">
            <text:p>s-Gravendeel</text:p>
          </table:table-cell>
          <table:table-cell/>
          <table:table-cell ns41:value-type="float" table:style-name="TL Data" office:value="6020" office:value-type="float">
            <text:p>6020</text:p>
          </table:table-cell>
          <table:table-cell ns41:value-type="float" table:style-name="TL Data" office:value="60" office:value-type="float">
            <text:p>60</text:p>
          </table:table-cell>
          <table:table-cell ns41:value-type="float" table:style-name="TL Data" office:value="5920" office:value-type="float">
            <text:p>5920</text:p>
          </table:table-cell>
          <table:table-cell ns41:value-type="float" table:style-name="TL Data" office:value="40" office:value-type="float">
            <text:p>40</text:p>
          </table:table-cell>
          <table:table-cell ns41:value-type="float" table:style-name="TL Data" office:value="1635" office:value-type="float">
            <text:p>1635</text:p>
          </table:table-cell>
          <table:table-cell ns41:value-type="float" table:style-name="TL Data" office:value="1585" office:value-type="float">
            <text:p>158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5755" office:value-type="float">
            <text:p>5755</text:p>
          </table:table-cell>
          <table:table-cell ns41:value-type="float" table:style-name="TL Data" office:value="352" office:value-type="float">
            <text:p>352</text:p>
          </table:table-cell>
          <table:table-cell ns41:value-type="float" table:style-name="TL Data" office:value="200" office:value-type="float">
            <text:p>2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18" office:value-type="float">
            <text:p>518</text:p>
          </table:table-cell>
          <table:table-cell ns41:value-type="string" table:style-name="TL RowHeader" office:value-type="string">
            <text:p>s-Gravenhage</text:p>
          </table:table-cell>
          <table:table-cell/>
          <table:table-cell ns41:value-type="float" table:style-name="TL Data" office:value="527205" office:value-type="float">
            <text:p>527205</text:p>
          </table:table-cell>
          <table:table-cell ns41:value-type="float" table:style-name="TL Data" office:value="10390" office:value-type="float">
            <text:p>10390</text:p>
          </table:table-cell>
          <table:table-cell ns41:value-type="float" table:style-name="TL Data" office:value="511605" office:value-type="float">
            <text:p>511605</text:p>
          </table:table-cell>
          <table:table-cell ns41:value-type="float" table:style-name="TL Data" office:value="5210" office:value-type="float">
            <text:p>5210</text:p>
          </table:table-cell>
          <table:table-cell ns41:value-type="float" table:style-name="TL Data" office:value="142230" office:value-type="float">
            <text:p>142230</text:p>
          </table:table-cell>
          <table:table-cell ns41:value-type="float" table:style-name="TL Data" office:value="133810" office:value-type="float">
            <text:p>133810</text:p>
          </table:table-cell>
          <table:table-cell ns41:value-type="float" table:style-name="TL Data" office:value="1255" office:value-type="float">
            <text:p>1255</text:p>
          </table:table-cell>
          <table:table-cell ns41:value-type="float" table:style-name="TL Data" office:value="7165" office:value-type="float">
            <text:p>7165</text:p>
          </table:table-cell>
          <table:table-cell ns41:value-type="float" table:style-name="TL Data" office:value="461275" office:value-type="float">
            <text:p>461275</text:p>
          </table:table-cell>
          <table:table-cell ns41:value-type="float" table:style-name="TL Data" office:value="324" office:value-type="float">
            <text:p>324</text:p>
          </table:table-cell>
          <table:table-cell ns41:value-type="float" table:style-name="TL Data" office:value="55540" office:value-type="float">
            <text:p>55540</text:p>
          </table:table-cell>
          <table:table-cell ns41:value-type="float" table:style-name="TL Data" office:value="16590" office:value-type="float">
            <text:p>16590</text:p>
          </table:table-cell>
          <table:table-cell table:number-columns-repeated="1009"/>
        </table:table-row>
        <table:table-row table:style-name="ro6">
          <table:table-cell ns41:value-type="float" table:style-name="TL RowHeader" office:value="519" office:value-type="float">
            <text:p>519</text:p>
          </table:table-cell>
          <table:table-cell ns41:value-type="string" table:style-name="TL RowHeader" office:value-type="string">
            <text:p>s-Gravenzande</text:p>
          </table:table-cell>
          <table:table-cell/>
          <table:table-cell ns41:value-type="float" table:style-name="TL Data" office:value="13580" office:value-type="float">
            <text:p>13580</text:p>
          </table:table-cell>
          <table:table-cell ns41:value-type="float" table:style-name="TL Data" office:value="210" office:value-type="float">
            <text:p>210</text:p>
          </table:table-cell>
          <table:table-cell ns41:value-type="float" table:style-name="TL Data" office:value="13260" office:value-type="float">
            <text:p>13260</text:p>
          </table:table-cell>
          <table:table-cell ns41:value-type="float" table:style-name="TL Data" office:value="115" office:value-type="float">
            <text:p>115</text:p>
          </table:table-cell>
          <table:table-cell ns41:value-type="float" table:style-name="TL Data" office:value="3460" office:value-type="float">
            <text:p>3460</text:p>
          </table:table-cell>
          <table:table-cell ns41:value-type="float" table:style-name="TL Data" office:value="3355" office:value-type="float">
            <text:p>3355</text:p>
          </table:table-cell>
          <table:table-cell ns41:value-type="float" table:style-name="TL Data" office:value="35" office:value-type="float">
            <text:p>35</text:p>
          </table:table-cell>
          <table:table-cell ns41:value-type="float" table:style-name="TL Data" office:value="70" office:value-type="float">
            <text:p>70</text:p>
          </table:table-cell>
          <table:table-cell ns41:value-type="float" table:style-name="TL Data" office:value="13035" office:value-type="float">
            <text:p>13035</text:p>
          </table:table-cell>
          <table:table-cell ns41:value-type="float" table:style-name="TL Data" office:value="377" office:value-type="float">
            <text:p>377</text:p>
          </table:table-cell>
          <table:table-cell ns41:value-type="float" table:style-name="TL Data" office:value="340" office:value-type="float">
            <text:p>34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520" office:value-type="float">
            <text:p>520</text:p>
          </table:table-cell>
          <table:table-cell ns41:value-type="string" table:style-name="TL RowHeader" office:value-type="string">
            <text:p>Groot-Ammers</text:p>
          </table:table-cell>
          <table:table-cell/>
          <table:table-cell ns41:value-type="float" table:style-name="TL Data" office:value="2300" office:value-type="float">
            <text:p>2300</text:p>
          </table:table-cell>
          <table:table-cell table:style-name="TL Data"/>
          <table:table-cell ns41:value-type="float" table:style-name="TL Data" office:value="2285" office:value-type="float">
            <text:p>2285</text:p>
          </table:table-cell>
          <table:table-cell ns41:value-type="float" table:style-name="TL Data" office:value="10" office:value-type="float">
            <text:p>10</text:p>
          </table:table-cell>
          <table:table-cell ns41:value-type="float" table:style-name="TL Data" office:value="585" office:value-type="float">
            <text:p>585</text:p>
          </table:table-cell>
          <table:table-cell ns41:value-type="float" table:style-name="TL Data" office:value="555" office:value-type="float">
            <text:p>555</text:p>
          </table:table-cell>
          <table:table-cell ns41:value-type="float" office:value="15" table:style-name="TL Data" table:number-columns-repeated="2" office:value-type="float">
            <text:p>15</text:p>
          </table:table-cell>
          <table:table-cell ns41:value-type="float" table:style-name="TL Data" office:value="2235" office:value-type="float">
            <text:p>2235</text:p>
          </table:table-cell>
          <table:table-cell ns41:value-type="float" table:style-name="TL Data" office:value="381" office:value-type="float">
            <text:p>381</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21" office:value-type="float">
            <text:p>521</text:p>
          </table:table-cell>
          <table:table-cell ns41:value-type="string" table:style-name="TL RowHeader" office:value-type="string">
            <text:p>Haastrecht</text:p>
          </table:table-cell>
          <table:table-cell/>
          <table:table-cell ns41:value-type="float" table:style-name="TL Data" office:value="4035" office:value-type="float">
            <text:p>4035</text:p>
          </table:table-cell>
          <table:table-cell ns41:value-type="float" table:style-name="TL Data" office:value="25" office:value-type="float">
            <text:p>25</text:p>
          </table:table-cell>
          <table:table-cell ns41:value-type="float" table:style-name="TL Data" office:value="3995" office:value-type="float">
            <text:p>3995</text:p>
          </table:table-cell>
          <table:table-cell ns41:value-type="float" table:style-name="TL Data" office:value="20" office:value-type="float">
            <text:p>20</text:p>
          </table:table-cell>
          <table:table-cell ns41:value-type="float" table:style-name="TL Data" office:value="980" office:value-type="float">
            <text:p>980</text:p>
          </table:table-cell>
          <table:table-cell ns41:value-type="float" table:style-name="TL Data" office:value="945" office:value-type="float">
            <text:p>94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3915" office:value-type="float">
            <text:p>3915</text:p>
          </table:table-cell>
          <table:table-cell ns41:value-type="float" table:style-name="TL Data" office:value="399" office:value-type="float">
            <text:p>399</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22" office:value-type="float">
            <text:p>522</text:p>
          </table:table-cell>
          <table:table-cell ns41:value-type="string" table:style-name="TL RowHeader" office:value-type="string">
            <text:p>Hagestein</text:p>
          </table:table-cell>
          <table:table-cell/>
          <table:table-cell ns41:value-type="float" table:style-name="TL Data" office:value="1175" office:value-type="float">
            <text:p>1175</text:p>
          </table:table-cell>
          <table:table-cell table:style-name="TL Data"/>
          <table:table-cell ns41:value-type="float" table:style-name="TL Data" office:value="1175" office:value-type="float">
            <text:p>1175</text:p>
          </table:table-cell>
          <table:table-cell table:style-name="TL Data"/>
          <table:table-cell ns41:value-type="float" table:style-name="TL Data" office:value="285" office:value-type="float">
            <text:p>285</text:p>
          </table:table-cell>
          <table:table-cell ns41:value-type="float" table:style-name="TL Data" office:value="265" office:value-type="float">
            <text:p>26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140" office:value-type="float">
            <text:p>1140</text:p>
          </table:table-cell>
          <table:table-cell ns41:value-type="float" table:style-name="TL Data" office:value="400" office:value-type="float">
            <text:p>400</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523" office:value-type="float">
            <text:p>523</text:p>
          </table:table-cell>
          <table:table-cell ns41:value-type="string" table:style-name="TL RowHeader" office:value-type="string">
            <text:p>Hardinxveld-Giessendam</text:p>
          </table:table-cell>
          <table:table-cell/>
          <table:table-cell ns41:value-type="float" table:style-name="TL Data" office:value="14145" office:value-type="float">
            <text:p>14145</text:p>
          </table:table-cell>
          <table:table-cell ns41:value-type="float" table:style-name="TL Data" office:value="35" office:value-type="float">
            <text:p>35</text:p>
          </table:table-cell>
          <table:table-cell ns41:value-type="float" table:style-name="TL Data" office:value="13590" office:value-type="float">
            <text:p>13590</text:p>
          </table:table-cell>
          <table:table-cell ns41:value-type="float" table:style-name="TL Data" office:value="515" office:value-type="float">
            <text:p>515</text:p>
          </table:table-cell>
          <table:table-cell ns41:value-type="float" table:style-name="TL Data" office:value="3805" office:value-type="float">
            <text:p>3805</text:p>
          </table:table-cell>
          <table:table-cell ns41:value-type="float" table:style-name="TL Data" office:value="3695" office:value-type="float">
            <text:p>3695</text:p>
          </table:table-cell>
          <table:table-cell ns41:value-type="float" table:style-name="TL Data" office:value="20" office:value-type="float">
            <text:p>20</text:p>
          </table:table-cell>
          <table:table-cell ns41:value-type="float" table:style-name="TL Data" office:value="90" office:value-type="float">
            <text:p>90</text:p>
          </table:table-cell>
          <table:table-cell ns41:value-type="float" table:style-name="TL Data" office:value="13680" office:value-type="float">
            <text:p>13680</text:p>
          </table:table-cell>
          <table:table-cell ns41:value-type="float" table:style-name="TL Data" office:value="359" office:value-type="float">
            <text:p>359</text:p>
          </table:table-cell>
          <table:table-cell ns41:value-type="float" table:style-name="TL Data" office:value="425" office:value-type="float">
            <text:p>42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524" office:value-type="float">
            <text:p>524</text:p>
          </table:table-cell>
          <table:table-cell ns41:value-type="string" table:style-name="TL RowHeader" office:value-type="string">
            <text:p>Hazerswoude</text:p>
          </table:table-cell>
          <table:table-cell/>
          <table:table-cell ns41:value-type="float" table:style-name="TL Data" office:value="9420" office:value-type="float">
            <text:p>9420</text:p>
          </table:table-cell>
          <table:table-cell table:style-name="TL Data"/>
          <table:table-cell ns41:value-type="float" table:style-name="TL Data" office:value="9285" office:value-type="float">
            <text:p>9285</text:p>
          </table:table-cell>
          <table:table-cell ns41:value-type="float" table:style-name="TL Data" office:value="135" office:value-type="float">
            <text:p>135</text:p>
          </table:table-cell>
          <table:table-cell ns41:value-type="float" table:style-name="TL Data" office:value="2260" office:value-type="float">
            <text:p>2260</text:p>
          </table:table-cell>
          <table:table-cell ns41:value-type="float" table:style-name="TL Data" office:value="2175" office:value-type="float">
            <text:p>2175</text:p>
          </table:table-cell>
          <table:table-cell ns41:value-type="float" table:style-name="TL Data" office:value="30" office:value-type="float">
            <text:p>30</text:p>
          </table:table-cell>
          <table:table-cell ns41:value-type="float" table:style-name="TL Data" office:value="60" office:value-type="float">
            <text:p>60</text:p>
          </table:table-cell>
          <table:table-cell ns41:value-type="float" table:style-name="TL Data" office:value="9280" office:value-type="float">
            <text:p>9280</text:p>
          </table:table-cell>
          <table:table-cell ns41:value-type="float" table:style-name="TL Data" office:value="410" office:value-type="float">
            <text:p>410</text:p>
          </table:table-cell>
          <table:table-cell ns41:value-type="float" table:style-name="TL Data" office:value="140" office:value-type="float">
            <text:p>1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25" office:value-type="float">
            <text:p>525</text:p>
          </table:table-cell>
          <table:table-cell ns41:value-type="string" table:style-name="TL RowHeader" office:value-type="string">
            <text:p>Heenvliet</text:p>
          </table:table-cell>
          <table:table-cell/>
          <table:table-cell ns41:value-type="float" table:style-name="TL Data" office:value="2340" office:value-type="float">
            <text:p>2340</text:p>
          </table:table-cell>
          <table:table-cell table:style-name="TL Data"/>
          <table:table-cell ns41:value-type="float" table:style-name="TL Data" office:value="2330" office:value-type="float">
            <text:p>2330</text:p>
          </table:table-cell>
          <table:table-cell ns41:value-type="float" table:style-name="TL Data" office:value="10" office:value-type="float">
            <text:p>10</text:p>
          </table:table-cell>
          <table:table-cell ns41:value-type="float" table:style-name="TL Data" office:value="655" office:value-type="float">
            <text:p>655</text:p>
          </table:table-cell>
          <table:table-cell ns41:value-type="float" table:style-name="TL Data" office:value="640" office:value-type="float">
            <text:p>64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2290" office:value-type="float">
            <text:p>2290</text:p>
          </table:table-cell>
          <table:table-cell ns41:value-type="float" table:style-name="TL Data" office:value="350" office:value-type="float">
            <text:p>350</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526" office:value-type="float">
            <text:p>526</text:p>
          </table:table-cell>
          <table:table-cell ns41:value-type="string" table:style-name="TL RowHeader" office:value-type="string">
            <text:p>Heerjansdam</text:p>
          </table:table-cell>
          <table:table-cell/>
          <table:table-cell ns41:value-type="float" table:style-name="TL Data" office:value="3125" office:value-type="float">
            <text:p>3125</text:p>
          </table:table-cell>
          <table:table-cell table:style-name="TL Data"/>
          <table:table-cell ns41:value-type="float" table:style-name="TL Data" office:value="3120" office:value-type="float">
            <text:p>3120</text:p>
          </table:table-cell>
          <table:table-cell ns41:value-type="float" table:style-name="TL Data" office:value="5" office:value-type="float">
            <text:p>5</text:p>
          </table:table-cell>
          <table:table-cell ns41:value-type="float" table:style-name="TL Data" office:value="835" office:value-type="float">
            <text:p>835</text:p>
          </table:table-cell>
          <table:table-cell ns41:value-type="float" table:style-name="TL Data" office:value="815" office:value-type="float">
            <text:p>81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3055" office:value-type="float">
            <text:p>3055</text:p>
          </table:table-cell>
          <table:table-cell ns41:value-type="float" table:style-name="TL Data" office:value="366" office:value-type="float">
            <text:p>366</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527" office:value-type="float">
            <text:p>527</text:p>
          </table:table-cell>
          <table:table-cell ns41:value-type="string" table:style-name="TL RowHeader" office:value-type="string">
            <text:p>Hei- en Boeicop</text:p>
          </table:table-cell>
          <table:table-cell/>
          <table:table-cell ns41:value-type="float" table:style-name="TL Data" office:value="870" office:value-type="float">
            <text:p>870</text:p>
          </table:table-cell>
          <table:table-cell table:style-name="TL Data"/>
          <table:table-cell ns41:value-type="float" table:style-name="TL Data" office:value="865" office:value-type="float">
            <text:p>865</text:p>
          </table:table-cell>
          <table:table-cell ns41:value-type="float" table:style-name="TL Data" office:value="5" office:value-type="float">
            <text:p>5</text:p>
          </table:table-cell>
          <table:table-cell ns41:value-type="float" table:style-name="TL Data" office:value="200" office:value-type="float">
            <text:p>200</text:p>
          </table:table-cell>
          <table:table-cell ns41:value-type="float" table:style-name="TL Data" office:value="185" office:value-type="float">
            <text:p>18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835" office:value-type="float">
            <text:p>835</text:p>
          </table:table-cell>
          <table:table-cell ns41:value-type="float" table:style-name="TL Data" office:value="419" office:value-type="float">
            <text:p>419</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528" office:value-type="float">
            <text:p>528</text:p>
          </table:table-cell>
          <table:table-cell ns41:value-type="string" table:style-name="TL RowHeader" office:value-type="string">
            <text:p>Heinenoord</text:p>
          </table:table-cell>
          <table:table-cell/>
          <table:table-cell ns41:value-type="float" table:style-name="TL Data" office:value="2745" office:value-type="float">
            <text:p>2745</text:p>
          </table:table-cell>
          <table:table-cell table:style-name="TL Data"/>
          <table:table-cell ns41:value-type="float" table:style-name="TL Data" office:value="2735" office:value-type="float">
            <text:p>2735</text:p>
          </table:table-cell>
          <table:table-cell ns41:value-type="float" table:style-name="TL Data" office:value="10" office:value-type="float">
            <text:p>10</text:p>
          </table:table-cell>
          <table:table-cell ns41:value-type="float" table:style-name="TL Data" office:value="780" office:value-type="float">
            <text:p>780</text:p>
          </table:table-cell>
          <table:table-cell ns41:value-type="float" table:style-name="TL Data" office:value="755" office:value-type="float">
            <text:p>7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660" office:value-type="float">
            <text:p>2660</text:p>
          </table:table-cell>
          <table:table-cell ns41:value-type="float" table:style-name="TL Data" office:value="342" office:value-type="float">
            <text:p>342</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530" office:value-type="float">
            <text:p>530</text:p>
          </table:table-cell>
          <table:table-cell ns41:value-type="string" table:style-name="TL RowHeader" office:value-type="string">
            <text:p>Hellevoetsluis</text:p>
          </table:table-cell>
          <table:table-cell/>
          <table:table-cell ns41:value-type="float" table:style-name="TL Data" office:value="10055" office:value-type="float">
            <text:p>10055</text:p>
          </table:table-cell>
          <table:table-cell ns41:value-type="float" table:style-name="TL Data" office:value="50" office:value-type="float">
            <text:p>50</text:p>
          </table:table-cell>
          <table:table-cell ns41:value-type="float" table:style-name="TL Data" office:value="9875" office:value-type="float">
            <text:p>9875</text:p>
          </table:table-cell>
          <table:table-cell ns41:value-type="float" table:style-name="TL Data" office:value="130" office:value-type="float">
            <text:p>130</text:p>
          </table:table-cell>
          <table:table-cell ns41:value-type="float" table:style-name="TL Data" office:value="2755" office:value-type="float">
            <text:p>2755</text:p>
          </table:table-cell>
          <table:table-cell ns41:value-type="float" table:style-name="TL Data" office:value="2675" office:value-type="float">
            <text:p>2675</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9735" office:value-type="float">
            <text:p>9735</text:p>
          </table:table-cell>
          <table:table-cell ns41:value-type="float" table:style-name="TL Data" office:value="353" office:value-type="float">
            <text:p>353</text:p>
          </table:table-cell>
          <table:table-cell ns41:value-type="float" table:style-name="TL Data" office:value="275" office:value-type="float">
            <text:p>2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31" office:value-type="float">
            <text:p>531</text:p>
          </table:table-cell>
          <table:table-cell ns41:value-type="string" table:style-name="TL RowHeader" office:value-type="string">
            <text:p>Hendrik-Ido-Ambacht</text:p>
          </table:table-cell>
          <table:table-cell/>
          <table:table-cell ns41:value-type="float" table:style-name="TL Data" office:value="14245" office:value-type="float">
            <text:p>14245</text:p>
          </table:table-cell>
          <table:table-cell table:style-name="TL Data"/>
          <table:table-cell ns41:value-type="float" table:style-name="TL Data" office:value="14105" office:value-type="float">
            <text:p>14105</text:p>
          </table:table-cell>
          <table:table-cell ns41:value-type="float" table:style-name="TL Data" office:value="140" office:value-type="float">
            <text:p>140</text:p>
          </table:table-cell>
          <table:table-cell ns41:value-type="float" table:style-name="TL Data" office:value="3740" office:value-type="float">
            <text:p>3740</text:p>
          </table:table-cell>
          <table:table-cell ns41:value-type="float" table:style-name="TL Data" office:value="3650" office:value-type="float">
            <text:p>3650</text:p>
          </table:table-cell>
          <table:table-cell ns41:value-type="float" table:style-name="TL Data" office:value="30" office:value-type="float">
            <text:p>30</text:p>
          </table:table-cell>
          <table:table-cell ns41:value-type="float" table:style-name="TL Data" office:value="65" office:value-type="float">
            <text:p>65</text:p>
          </table:table-cell>
          <table:table-cell ns41:value-type="float" table:style-name="TL Data" office:value="13970" office:value-type="float">
            <text:p>13970</text:p>
          </table:table-cell>
          <table:table-cell ns41:value-type="float" table:style-name="TL Data" office:value="373" office:value-type="float">
            <text:p>373</text:p>
          </table:table-cell>
          <table:table-cell ns41:value-type="float" table:style-name="TL Data" office:value="275" office:value-type="float">
            <text:p>27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33" office:value-type="float">
            <text:p>533</text:p>
          </table:table-cell>
          <table:table-cell ns41:value-type="string" table:style-name="TL RowHeader" office:value-type="string">
            <text:p>Heukelum</text:p>
          </table:table-cell>
          <table:table-cell/>
          <table:table-cell ns41:value-type="float" table:style-name="TL Data" office:value="2280" office:value-type="float">
            <text:p>2280</text:p>
          </table:table-cell>
          <table:table-cell table:style-name="TL Data"/>
          <table:table-cell ns41:value-type="float" table:style-name="TL Data" office:value="2255" office:value-type="float">
            <text:p>2255</text:p>
          </table:table-cell>
          <table:table-cell ns41:value-type="float" table:style-name="TL Data" office:value="20" office:value-type="float">
            <text:p>20</text:p>
          </table:table-cell>
          <table:table-cell ns41:value-type="float" table:style-name="TL Data" office:value="605" office:value-type="float">
            <text:p>605</text:p>
          </table:table-cell>
          <table:table-cell ns41:value-type="float" table:style-name="TL Data" office:value="575" office:value-type="float">
            <text:p>575</text:p>
          </table:table-cell>
          <table:table-cell ns41:value-type="float" office:value="15" table:style-name="TL Data" table:number-columns-repeated="2" office:value-type="float">
            <text:p>15</text:p>
          </table:table-cell>
          <table:table-cell ns41:value-type="float" table:style-name="TL Data" office:value="2215" office:value-type="float">
            <text:p>2215</text:p>
          </table:table-cell>
          <table:table-cell ns41:value-type="float" table:style-name="TL Data" office:value="366" office:value-type="float">
            <text:p>366</text:p>
          </table:table-cell>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34" office:value-type="float">
            <text:p>534</text:p>
          </table:table-cell>
          <table:table-cell ns41:value-type="string" table:style-name="TL RowHeader" office:value-type="string">
            <text:p>Hillegom</text:p>
          </table:table-cell>
          <table:table-cell/>
          <table:table-cell ns41:value-type="float" table:style-name="TL Data" office:value="17265" office:value-type="float">
            <text:p>17265</text:p>
          </table:table-cell>
          <table:table-cell ns41:value-type="float" table:style-name="TL Data" office:value="365" office:value-type="float">
            <text:p>365</text:p>
          </table:table-cell>
          <table:table-cell ns41:value-type="float" table:style-name="TL Data" office:value="16705" office:value-type="float">
            <text:p>16705</text:p>
          </table:table-cell>
          <table:table-cell ns41:value-type="float" table:style-name="TL Data" office:value="190" office:value-type="float">
            <text:p>190</text:p>
          </table:table-cell>
          <table:table-cell ns41:value-type="float" table:style-name="TL Data" office:value="4280" office:value-type="float">
            <text:p>4280</text:p>
          </table:table-cell>
          <table:table-cell ns41:value-type="float" table:style-name="TL Data" office:value="4070" office:value-type="float">
            <text:p>4070</text:p>
          </table:table-cell>
          <table:table-cell ns41:value-type="float" table:style-name="TL Data" office:value="85" office:value-type="float">
            <text:p>85</text:p>
          </table:table-cell>
          <table:table-cell ns41:value-type="float" table:style-name="TL Data" office:value="125" office:value-type="float">
            <text:p>125</text:p>
          </table:table-cell>
          <table:table-cell ns41:value-type="float" table:style-name="TL Data" office:value="16495" office:value-type="float">
            <text:p>16495</text:p>
          </table:table-cell>
          <table:table-cell ns41:value-type="float" table:style-name="TL Data" office:value="386" office:value-type="float">
            <text:p>386</text:p>
          </table:table-cell>
          <table:table-cell ns41:value-type="float" table:style-name="TL Data" office:value="405" office:value-type="float">
            <text:p>405</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535" office:value-type="float">
            <text:p>535</text:p>
          </table:table-cell>
          <table:table-cell ns41:value-type="string" table:style-name="TL RowHeader" office:value-type="string">
            <text:p>Hoogblokland</text:p>
          </table:table-cell>
          <table:table-cell/>
          <table:table-cell ns41:value-type="float" table:style-name="TL Data" office:value="1105" office:value-type="float">
            <text:p>1105</text:p>
          </table:table-cell>
          <table:table-cell table:style-name="TL Data"/>
          <table:table-cell ns41:value-type="float" table:style-name="TL Data" office:value="1105" office:value-type="float">
            <text:p>1105</text:p>
          </table:table-cell>
          <table:table-cell table:style-name="TL Data"/>
          <table:table-cell ns41:value-type="float" table:style-name="TL Data" office:value="300" office:value-type="float">
            <text:p>300</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75" office:value-type="float">
            <text:p>1075</text:p>
          </table:table-cell>
          <table:table-cell ns41:value-type="float" table:style-name="TL Data" office:value="357" office:value-type="float">
            <text:p>357</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536" office:value-type="float">
            <text:p>536</text:p>
          </table:table-cell>
          <table:table-cell ns41:value-type="string" table:style-name="TL RowHeader" office:value-type="string">
            <text:p>Hoornaar</text:p>
          </table:table-cell>
          <table:table-cell/>
          <table:table-cell ns41:value-type="float" table:style-name="TL Data" office:value="1130" office:value-type="float">
            <text:p>1130</text:p>
          </table:table-cell>
          <table:table-cell table:style-name="TL Data"/>
          <table:table-cell ns41:value-type="float" table:style-name="TL Data" office:value="1130" office:value-type="float">
            <text:p>1130</text:p>
          </table:table-cell>
          <table:table-cell table:style-name="TL Data"/>
          <table:table-cell ns41:value-type="float" table:style-name="TL Data" office:value="290" office:value-type="float">
            <text:p>290</text:p>
          </table:table-cell>
          <table:table-cell ns41:value-type="float" table:style-name="TL Data" office:value="280" office:value-type="float">
            <text:p>280</text:p>
          </table:table-cell>
          <table:table-cell table:style-name="TL Data"/>
          <table:table-cell ns41:value-type="float" table:style-name="TL Data" office:value="5" office:value-type="float">
            <text:p>5</text:p>
          </table:table-cell>
          <table:table-cell ns41:value-type="float" table:style-name="TL Data" office:value="1085" office:value-type="float">
            <text:p>1085</text:p>
          </table:table-cell>
          <table:table-cell ns41:value-type="float" table:style-name="TL Data" office:value="373" office:value-type="float">
            <text:p>373</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537" office:value-type="float">
            <text:p>537</text:p>
          </table:table-cell>
          <table:table-cell ns41:value-type="string" table:style-name="TL RowHeader" office:value-type="string">
            <text:p>Katwijk</text:p>
          </table:table-cell>
          <table:table-cell/>
          <table:table-cell ns41:value-type="float" table:style-name="TL Data" office:value="36820" office:value-type="float">
            <text:p>36820</text:p>
          </table:table-cell>
          <table:table-cell ns41:value-type="float" table:style-name="TL Data" office:value="1295" office:value-type="float">
            <text:p>1295</text:p>
          </table:table-cell>
          <table:table-cell ns41:value-type="float" table:style-name="TL Data" office:value="35255" office:value-type="float">
            <text:p>35255</text:p>
          </table:table-cell>
          <table:table-cell ns41:value-type="float" table:style-name="TL Data" office:value="270" office:value-type="float">
            <text:p>270</text:p>
          </table:table-cell>
          <table:table-cell ns41:value-type="float" table:style-name="TL Data" office:value="8845" office:value-type="float">
            <text:p>8845</text:p>
          </table:table-cell>
          <table:table-cell ns41:value-type="float" table:style-name="TL Data" office:value="8555" office:value-type="float">
            <text:p>8555</text:p>
          </table:table-cell>
          <table:table-cell ns41:value-type="float" table:style-name="TL Data" office:value="60" office:value-type="float">
            <text:p>60</text:p>
          </table:table-cell>
          <table:table-cell ns41:value-type="float" table:style-name="TL Data" office:value="230" office:value-type="float">
            <text:p>230</text:p>
          </table:table-cell>
          <table:table-cell ns41:value-type="float" table:style-name="TL Data" office:value="34370" office:value-type="float">
            <text:p>34370</text:p>
          </table:table-cell>
          <table:table-cell ns41:value-type="float" table:style-name="TL Data" office:value="389" office:value-type="float">
            <text:p>389</text:p>
          </table:table-cell>
          <table:table-cell ns41:value-type="float" table:style-name="TL Data" office:value="1160" office:value-type="float">
            <text:p>1160</text:p>
          </table:table-cell>
          <table:table-cell ns41:value-type="float" table:style-name="TL Data" office:value="220" office:value-type="float">
            <text:p>220</text:p>
          </table:table-cell>
          <table:table-cell table:number-columns-repeated="1009"/>
        </table:table-row>
        <table:table-row table:style-name="ro6">
          <table:table-cell ns41:value-type="float" table:style-name="TL RowHeader" office:value="538" office:value-type="float">
            <text:p>538</text:p>
          </table:table-cell>
          <table:table-cell ns41:value-type="string" table:style-name="TL RowHeader" office:value-type="string">
            <text:p>Kedichem</text:p>
          </table:table-cell>
          <table:table-cell/>
          <table:table-cell ns41:value-type="float" table:style-name="TL Data" office:value="1090" office:value-type="float">
            <text:p>1090</text:p>
          </table:table-cell>
          <table:table-cell table:style-name="TL Data"/>
          <table:table-cell ns41:value-type="float" table:style-name="TL Data" office:value="1075" office:value-type="float">
            <text:p>1075</text:p>
          </table:table-cell>
          <table:table-cell ns41:value-type="float" table:style-name="TL Data" office:value="15" office:value-type="float">
            <text:p>15</text:p>
          </table:table-cell>
          <table:table-cell ns41:value-type="float" table:style-name="TL Data" office:value="310" office:value-type="float">
            <text:p>310</text:p>
          </table:table-cell>
          <table:table-cell ns41:value-type="float" table:style-name="TL Data" office:value="300" office:value-type="float">
            <text:p>30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60" office:value-type="float">
            <text:p>1060</text:p>
          </table:table-cell>
          <table:table-cell ns41:value-type="float" table:style-name="TL Data" office:value="340" office:value-type="float">
            <text:p>340</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539" office:value-type="float">
            <text:p>539</text:p>
          </table:table-cell>
          <table:table-cell ns41:value-type="string" table:style-name="TL RowHeader" office:value-type="string">
            <text:p>Klaaswaal</text:p>
          </table:table-cell>
          <table:table-cell/>
          <table:table-cell ns41:value-type="float" table:style-name="TL Data" office:value="2690" office:value-type="float">
            <text:p>2690</text:p>
          </table:table-cell>
          <table:table-cell table:style-name="TL Data"/>
          <table:table-cell ns41:value-type="float" table:style-name="TL Data" office:value="2640" office:value-type="float">
            <text:p>2640</text:p>
          </table:table-cell>
          <table:table-cell ns41:value-type="float" table:style-name="TL Data" office:value="50" office:value-type="float">
            <text:p>50</text:p>
          </table:table-cell>
          <table:table-cell ns41:value-type="float" table:style-name="TL Data" office:value="720" office:value-type="float">
            <text:p>720</text:p>
          </table:table-cell>
          <table:table-cell ns41:value-type="float" table:style-name="TL Data" office:value="700" office:value-type="float">
            <text:p>700</text:p>
          </table:table-cell>
          <table:table-cell ns41:value-type="float" office:value="10" table:style-name="TL Data" table:number-columns-repeated="2" office:value-type="float">
            <text:p>10</text:p>
          </table:table-cell>
          <table:table-cell ns41:value-type="float" table:style-name="TL Data" office:value="2605" office:value-type="float">
            <text:p>2605</text:p>
          </table:table-cell>
          <table:table-cell ns41:value-type="float" table:style-name="TL Data" office:value="362" office:value-type="float">
            <text:p>362</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540" office:value-type="float">
            <text:p>540</text:p>
          </table:table-cell>
          <table:table-cell ns41:value-type="string" table:style-name="TL RowHeader" office:value-type="string">
            <text:p>Koudekerk aan den Rijn</text:p>
          </table:table-cell>
          <table:table-cell/>
          <table:table-cell ns41:value-type="float" table:style-name="TL Data" office:value="3470" office:value-type="float">
            <text:p>3470</text:p>
          </table:table-cell>
          <table:table-cell ns41:value-type="float" table:style-name="TL Data" office:value="65" office:value-type="float">
            <text:p>65</text:p>
          </table:table-cell>
          <table:table-cell ns41:value-type="float" table:style-name="TL Data" office:value="3355" office:value-type="float">
            <text:p>3355</text:p>
          </table:table-cell>
          <table:table-cell ns41:value-type="float" table:style-name="TL Data" office:value="50" office:value-type="float">
            <text:p>50</text:p>
          </table:table-cell>
          <table:table-cell ns41:value-type="float" table:style-name="TL Data" office:value="885" office:value-type="float">
            <text:p>885</text:p>
          </table:table-cell>
          <table:table-cell ns41:value-type="float" table:style-name="TL Data" office:value="855" office:value-type="float">
            <text:p>855</text:p>
          </table:table-cell>
          <table:table-cell ns41:value-type="float" office:value="15" table:style-name="TL Data" table:number-columns-repeated="2" office:value-type="float">
            <text:p>15</text:p>
          </table:table-cell>
          <table:table-cell ns41:value-type="float" table:style-name="TL Data" office:value="3345" office:value-type="float">
            <text:p>3345</text:p>
          </table:table-cell>
          <table:table-cell ns41:value-type="float" table:style-name="TL Data" office:value="379" office:value-type="float">
            <text:p>379</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41" office:value-type="float">
            <text:p>541</text:p>
          </table:table-cell>
          <table:table-cell ns41:value-type="string" table:style-name="TL RowHeader" office:value-type="string">
            <text:p>Krimpen aan de Lek</text:p>
          </table:table-cell>
          <table:table-cell/>
          <table:table-cell ns41:value-type="float" table:style-name="TL Data" office:value="5330" office:value-type="float">
            <text:p>5330</text:p>
          </table:table-cell>
          <table:table-cell table:style-name="TL Data"/>
          <table:table-cell ns41:value-type="float" table:style-name="TL Data" office:value="5225" office:value-type="float">
            <text:p>5225</text:p>
          </table:table-cell>
          <table:table-cell ns41:value-type="float" table:style-name="TL Data" office:value="105" office:value-type="float">
            <text:p>105</text:p>
          </table:table-cell>
          <table:table-cell ns41:value-type="float" table:style-name="TL Data" office:value="1505" office:value-type="float">
            <text:p>1505</text:p>
          </table:table-cell>
          <table:table-cell ns41:value-type="float" table:style-name="TL Data" office:value="1480" office:value-type="float">
            <text:p>1480</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5150" office:value-type="float">
            <text:p>5150</text:p>
          </table:table-cell>
          <table:table-cell ns41:value-type="float" table:style-name="TL Data" office:value="342" office:value-type="float">
            <text:p>342</text:p>
          </table:table-cell>
          <table:table-cell ns41:value-type="float" table:style-name="TL Data" office:value="180" office:value-type="float">
            <text:p>1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42" office:value-type="float">
            <text:p>542</text:p>
          </table:table-cell>
          <table:table-cell ns41:value-type="string" table:style-name="TL RowHeader" office:value-type="string">
            <text:p>Krimpen aan den IJssel</text:p>
          </table:table-cell>
          <table:table-cell/>
          <table:table-cell ns41:value-type="float" table:style-name="TL Data" office:value="19465" office:value-type="float">
            <text:p>19465</text:p>
          </table:table-cell>
          <table:table-cell ns41:value-type="float" table:style-name="TL Data" office:value="175" office:value-type="float">
            <text:p>175</text:p>
          </table:table-cell>
          <table:table-cell ns41:value-type="float" table:style-name="TL Data" office:value="18880" office:value-type="float">
            <text:p>18880</text:p>
          </table:table-cell>
          <table:table-cell ns41:value-type="float" table:style-name="TL Data" office:value="410" office:value-type="float">
            <text:p>410</text:p>
          </table:table-cell>
          <table:table-cell ns41:value-type="float" table:style-name="TL Data" office:value="5190" office:value-type="float">
            <text:p>5190</text:p>
          </table:table-cell>
          <table:table-cell ns41:value-type="float" table:style-name="TL Data" office:value="5075" office:value-type="float">
            <text:p>5075</text:p>
          </table:table-cell>
          <table:table-cell ns41:value-type="float" table:style-name="TL Data" office:value="35" office:value-type="float">
            <text:p>35</text:p>
          </table:table-cell>
          <table:table-cell ns41:value-type="float" table:style-name="TL Data" office:value="85" office:value-type="float">
            <text:p>85</text:p>
          </table:table-cell>
          <table:table-cell ns41:value-type="float" table:style-name="TL Data" office:value="18950" office:value-type="float">
            <text:p>18950</text:p>
          </table:table-cell>
          <table:table-cell ns41:value-type="float" table:style-name="TL Data" office:value="365" office:value-type="float">
            <text:p>365</text:p>
          </table:table-cell>
          <table:table-cell ns41:value-type="float" table:style-name="TL Data" office:value="335" office:value-type="float">
            <text:p>33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543" office:value-type="float">
            <text:p>543</text:p>
          </table:table-cell>
          <table:table-cell ns41:value-type="string" table:style-name="TL RowHeader" office:value-type="string">
            <text:p>Langerak</text:p>
          </table:table-cell>
          <table:table-cell/>
          <table:table-cell ns41:value-type="float" table:style-name="TL Data" office:value="1140" office:value-type="float">
            <text:p>1140</text:p>
          </table:table-cell>
          <table:table-cell table:style-name="TL Data"/>
          <table:table-cell ns41:value-type="float" table:style-name="TL Data" office:value="1140" office:value-type="float">
            <text:p>1140</text:p>
          </table:table-cell>
          <table:table-cell table:style-name="TL Data"/>
          <table:table-cell ns41:value-type="float" table:style-name="TL Data" office:value="270" office:value-type="float">
            <text:p>27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105" office:value-type="float">
            <text:p>1105</text:p>
          </table:table-cell>
          <table:table-cell ns41:value-type="float" table:style-name="TL Data" office:value="408" office:value-type="float">
            <text:p>408</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544" office:value-type="float">
            <text:p>544</text:p>
          </table:table-cell>
          <table:table-cell ns41:value-type="string" table:style-name="TL RowHeader" office:value-type="string">
            <text:p>Leerbroek</text:p>
          </table:table-cell>
          <table:table-cell/>
          <table:table-cell ns41:value-type="float" table:style-name="TL Data" office:value="1085" office:value-type="float">
            <text:p>1085</text:p>
          </table:table-cell>
          <table:table-cell table:style-name="TL Data"/>
          <table:table-cell ns41:value-type="float" table:style-name="TL Data" office:value="1075" office:value-type="float">
            <text:p>1075</text:p>
          </table:table-cell>
          <table:table-cell ns41:value-type="float" table:style-name="TL Data" office:value="10" office:value-type="float">
            <text:p>10</text:p>
          </table:table-cell>
          <table:table-cell ns41:value-type="float" table:style-name="TL Data" office:value="270" office:value-type="float">
            <text:p>270</text:p>
          </table:table-cell>
          <table:table-cell ns41:value-type="float" table:style-name="TL Data" office:value="255" office:value-type="float">
            <text:p>25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60" office:value-type="float">
            <text:p>1060</text:p>
          </table:table-cell>
          <table:table-cell ns41:value-type="float" table:style-name="TL Data" office:value="390" office:value-type="float">
            <text:p>390</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545" office:value-type="float">
            <text:p>545</text:p>
          </table:table-cell>
          <table:table-cell ns41:value-type="string" table:style-name="TL RowHeader" office:value-type="string">
            <text:p>Leerdam</text:p>
          </table:table-cell>
          <table:table-cell/>
          <table:table-cell ns41:value-type="float" table:style-name="TL Data" office:value="13390" office:value-type="float">
            <text:p>13390</text:p>
          </table:table-cell>
          <table:table-cell ns41:value-type="float" table:style-name="TL Data" office:value="70" office:value-type="float">
            <text:p>70</text:p>
          </table:table-cell>
          <table:table-cell ns41:value-type="float" table:style-name="TL Data" office:value="13305" office:value-type="float">
            <text:p>13305</text:p>
          </table:table-cell>
          <table:table-cell ns41:value-type="float" table:style-name="TL Data" office:value="20" office:value-type="float">
            <text:p>20</text:p>
          </table:table-cell>
          <table:table-cell ns41:value-type="float" table:style-name="TL Data" office:value="3415" office:value-type="float">
            <text:p>3415</text:p>
          </table:table-cell>
          <table:table-cell ns41:value-type="float" table:style-name="TL Data" office:value="3280" office:value-type="float">
            <text:p>3280</text:p>
          </table:table-cell>
          <table:table-cell ns41:value-type="float" table:style-name="TL Data" office:value="55" office:value-type="float">
            <text:p>55</text:p>
          </table:table-cell>
          <table:table-cell ns41:value-type="float" table:style-name="TL Data" office:value="80" office:value-type="float">
            <text:p>80</text:p>
          </table:table-cell>
          <table:table-cell ns41:value-type="float" table:style-name="TL Data" office:value="12770" office:value-type="float">
            <text:p>12770</text:p>
          </table:table-cell>
          <table:table-cell ns41:value-type="float" table:style-name="TL Data" office:value="374" office:value-type="float">
            <text:p>374</text:p>
          </table:table-cell>
          <table:table-cell ns41:value-type="float" table:style-name="TL Data" office:value="550" office:value-type="float">
            <text:p>550</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546" office:value-type="float">
            <text:p>546</text:p>
          </table:table-cell>
          <table:table-cell ns41:value-type="string" table:style-name="TL RowHeader" office:value-type="string">
            <text:p>Leiden</text:p>
          </table:table-cell>
          <table:table-cell/>
          <table:table-cell ns41:value-type="float" table:style-name="TL Data" office:value="98560" office:value-type="float">
            <text:p>98560</text:p>
          </table:table-cell>
          <table:table-cell ns41:value-type="float" table:style-name="TL Data" office:value="1970" office:value-type="float">
            <text:p>1970</text:p>
          </table:table-cell>
          <table:table-cell ns41:value-type="float" table:style-name="TL Data" office:value="93540" office:value-type="float">
            <text:p>93540</text:p>
          </table:table-cell>
          <table:table-cell ns41:value-type="float" table:style-name="TL Data" office:value="3050" office:value-type="float">
            <text:p>3050</text:p>
          </table:table-cell>
          <table:table-cell ns41:value-type="float" table:style-name="TL Data" office:value="24535" office:value-type="float">
            <text:p>24535</text:p>
          </table:table-cell>
          <table:table-cell ns41:value-type="float" table:style-name="TL Data" office:value="23420" office:value-type="float">
            <text:p>23420</text:p>
          </table:table-cell>
          <table:table-cell ns41:value-type="float" table:style-name="TL Data" office:value="295" office:value-type="float">
            <text:p>295</text:p>
          </table:table-cell>
          <table:table-cell ns41:value-type="float" table:style-name="TL Data" office:value="815" office:value-type="float">
            <text:p>815</text:p>
          </table:table-cell>
          <table:table-cell ns41:value-type="float" table:style-name="TL Data" office:value="84295" office:value-type="float">
            <text:p>84295</text:p>
          </table:table-cell>
          <table:table-cell ns41:value-type="float" table:style-name="TL Data" office:value="344" office:value-type="float">
            <text:p>344</text:p>
          </table:table-cell>
          <table:table-cell ns41:value-type="float" table:style-name="TL Data" office:value="12295" office:value-type="float">
            <text:p>12295</text:p>
          </table:table-cell>
          <table:table-cell ns41:value-type="float" table:style-name="TL Data" office:value="5460" office:value-type="float">
            <text:p>5460</text:p>
          </table:table-cell>
          <table:table-cell table:number-columns-repeated="1009"/>
        </table:table-row>
        <table:table-row table:style-name="ro6">
          <table:table-cell ns41:value-type="float" table:style-name="TL RowHeader" office:value="547" office:value-type="float">
            <text:p>547</text:p>
          </table:table-cell>
          <table:table-cell ns41:value-type="string" table:style-name="TL RowHeader" office:value-type="string">
            <text:p>Leiderdorp</text:p>
          </table:table-cell>
          <table:table-cell/>
          <table:table-cell ns41:value-type="float" table:style-name="TL Data" office:value="15445" office:value-type="float">
            <text:p>15445</text:p>
          </table:table-cell>
          <table:table-cell ns41:value-type="float" table:style-name="TL Data" office:value="65" office:value-type="float">
            <text:p>65</text:p>
          </table:table-cell>
          <table:table-cell ns41:value-type="float" table:style-name="TL Data" office:value="15210" office:value-type="float">
            <text:p>15210</text:p>
          </table:table-cell>
          <table:table-cell ns41:value-type="float" table:style-name="TL Data" office:value="170" office:value-type="float">
            <text:p>170</text:p>
          </table:table-cell>
          <table:table-cell ns41:value-type="float" table:style-name="TL Data" office:value="3895" office:value-type="float">
            <text:p>3895</text:p>
          </table:table-cell>
          <table:table-cell ns41:value-type="float" table:style-name="TL Data" office:value="3780" office:value-type="float">
            <text:p>3780</text:p>
          </table:table-cell>
          <table:table-cell ns41:value-type="float" table:style-name="TL Data" office:value="45" office:value-type="float">
            <text:p>45</text:p>
          </table:table-cell>
          <table:table-cell ns41:value-type="float" table:style-name="TL Data" office:value="70" office:value-type="float">
            <text:p>70</text:p>
          </table:table-cell>
          <table:table-cell ns41:value-type="float" table:style-name="TL Data" office:value="14800" office:value-type="float">
            <text:p>14800</text:p>
          </table:table-cell>
          <table:table-cell ns41:value-type="float" table:style-name="TL Data" office:value="380" office:value-type="float">
            <text:p>380</text:p>
          </table:table-cell>
          <table:table-cell ns41:value-type="float" table:style-name="TL Data" office:value="575" office:value-type="float">
            <text:p>575</text:p>
          </table:table-cell>
          <table:table-cell ns41:value-type="float" table:style-name="TL Data" office:value="95" office:value-type="float">
            <text:p>95</text:p>
          </table:table-cell>
          <table:table-cell table:number-columns-repeated="1009"/>
        </table:table-row>
        <table:table-row table:style-name="ro6">
          <table:table-cell ns41:value-type="float" table:style-name="TL RowHeader" office:value="548" office:value-type="float">
            <text:p>548</text:p>
          </table:table-cell>
          <table:table-cell ns41:value-type="string" table:style-name="TL RowHeader" office:value-type="string">
            <text:p>Leidschendam</text:p>
          </table:table-cell>
          <table:table-cell/>
          <table:table-cell ns41:value-type="float" table:style-name="TL Data" office:value="29800" office:value-type="float">
            <text:p>29800</text:p>
          </table:table-cell>
          <table:table-cell ns41:value-type="float" table:style-name="TL Data" office:value="675" office:value-type="float">
            <text:p>675</text:p>
          </table:table-cell>
          <table:table-cell ns41:value-type="float" table:style-name="TL Data" office:value="28890" office:value-type="float">
            <text:p>28890</text:p>
          </table:table-cell>
          <table:table-cell ns41:value-type="float" table:style-name="TL Data" office:value="235" office:value-type="float">
            <text:p>235</text:p>
          </table:table-cell>
          <table:table-cell ns41:value-type="float" table:style-name="TL Data" office:value="7590" office:value-type="float">
            <text:p>7590</text:p>
          </table:table-cell>
          <table:table-cell ns41:value-type="float" table:style-name="TL Data" office:value="7305" office:value-type="float">
            <text:p>7305</text:p>
          </table:table-cell>
          <table:table-cell ns41:value-type="float" table:style-name="TL Data" office:value="40" office:value-type="float">
            <text:p>40</text:p>
          </table:table-cell>
          <table:table-cell ns41:value-type="float" table:style-name="TL Data" office:value="245" office:value-type="float">
            <text:p>245</text:p>
          </table:table-cell>
          <table:table-cell ns41:value-type="float" table:style-name="TL Data" office:value="28275" office:value-type="float">
            <text:p>28275</text:p>
          </table:table-cell>
          <table:table-cell ns41:value-type="float" table:style-name="TL Data" office:value="373" office:value-type="float">
            <text:p>373</text:p>
          </table:table-cell>
          <table:table-cell ns41:value-type="float" table:style-name="TL Data" office:value="850" office:value-type="float">
            <text:p>850</text:p>
          </table:table-cell>
          <table:table-cell ns41:value-type="float" table:style-name="TL Data" office:value="110" office:value-type="float">
            <text:p>110</text:p>
          </table:table-cell>
          <table:table-cell table:number-columns-repeated="1009"/>
        </table:table-row>
        <table:table-row table:style-name="ro6">
          <table:table-cell ns41:value-type="float" table:style-name="TL RowHeader" office:value="549" office:value-type="float">
            <text:p>549</text:p>
          </table:table-cell>
          <table:table-cell ns41:value-type="string" table:style-name="TL RowHeader" office:value-type="string">
            <text:p>Leimuiden</text:p>
          </table:table-cell>
          <table:table-cell/>
          <table:table-cell ns41:value-type="float" table:style-name="TL Data" office:value="3605" office:value-type="float">
            <text:p>3605</text:p>
          </table:table-cell>
          <table:table-cell table:style-name="TL Data"/>
          <table:table-cell ns41:value-type="float" table:style-name="TL Data" office:value="3405" office:value-type="float">
            <text:p>3405</text:p>
          </table:table-cell>
          <table:table-cell ns41:value-type="float" table:style-name="TL Data" office:value="205" office:value-type="float">
            <text:p>205</text:p>
          </table:table-cell>
          <table:table-cell ns41:value-type="float" table:style-name="TL Data" office:value="855" office:value-type="float">
            <text:p>855</text:p>
          </table:table-cell>
          <table:table-cell ns41:value-type="float" table:style-name="TL Data" office:value="830" office:value-type="float">
            <text:p>83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3565" office:value-type="float">
            <text:p>3565</text:p>
          </table:table-cell>
          <table:table-cell ns41:value-type="float" table:style-name="TL Data" office:value="416" office:value-type="float">
            <text:p>416</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550" office:value-type="float">
            <text:p>550</text:p>
          </table:table-cell>
          <table:table-cell ns41:value-type="string" table:style-name="TL RowHeader" office:value-type="string">
            <text:p>Lekkerkerk</text:p>
          </table:table-cell>
          <table:table-cell/>
          <table:table-cell ns41:value-type="float" table:style-name="TL Data" office:value="6410" office:value-type="float">
            <text:p>6410</text:p>
          </table:table-cell>
          <table:table-cell table:style-name="TL Data"/>
          <table:table-cell ns41:value-type="float" table:style-name="TL Data" office:value="6350" office:value-type="float">
            <text:p>6350</text:p>
          </table:table-cell>
          <table:table-cell ns41:value-type="float" table:style-name="TL Data" office:value="55" office:value-type="float">
            <text:p>55</text:p>
          </table:table-cell>
          <table:table-cell ns41:value-type="float" table:style-name="TL Data" office:value="1780" office:value-type="float">
            <text:p>1780</text:p>
          </table:table-cell>
          <table:table-cell ns41:value-type="float" table:style-name="TL Data" office:value="1725" office:value-type="float">
            <text:p>172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6180" office:value-type="float">
            <text:p>6180</text:p>
          </table:table-cell>
          <table:table-cell ns41:value-type="float" table:style-name="TL Data" office:value="347" office:value-type="float">
            <text:p>347</text:p>
          </table:table-cell>
          <table:table-cell ns41:value-type="float" table:style-name="TL Data" office:value="230" office:value-type="float">
            <text:p>23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51" office:value-type="float">
            <text:p>551</text:p>
          </table:table-cell>
          <table:table-cell ns41:value-type="string" table:style-name="TL RowHeader" office:value-type="string">
            <text:p>Lexmond</text:p>
          </table:table-cell>
          <table:table-cell/>
          <table:table-cell ns41:value-type="float" table:style-name="TL Data" office:value="2150" office:value-type="float">
            <text:p>2150</text:p>
          </table:table-cell>
          <table:table-cell table:style-name="TL Data"/>
          <table:table-cell ns41:value-type="float" table:style-name="TL Data" office:value="2110" office:value-type="float">
            <text:p>2110</text:p>
          </table:table-cell>
          <table:table-cell ns41:value-type="float" table:style-name="TL Data" office:value="40" office:value-type="float">
            <text:p>40</text:p>
          </table:table-cell>
          <table:table-cell ns41:value-type="float" table:style-name="TL Data" office:value="545" office:value-type="float">
            <text:p>545</text:p>
          </table:table-cell>
          <table:table-cell ns41:value-type="float" table:style-name="TL Data" office:value="510" office:value-type="float">
            <text:p>51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075" office:value-type="float">
            <text:p>2075</text:p>
          </table:table-cell>
          <table:table-cell ns41:value-type="float" table:style-name="TL Data" office:value="379" office:value-type="float">
            <text:p>379</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552" office:value-type="float">
            <text:p>552</text:p>
          </table:table-cell>
          <table:table-cell ns41:value-type="string" table:style-name="TL RowHeader" office:value-type="string">
            <text:p>De Lier</text:p>
          </table:table-cell>
          <table:table-cell/>
          <table:table-cell ns41:value-type="float" table:style-name="TL Data" office:value="7360" office:value-type="float">
            <text:p>7360</text:p>
          </table:table-cell>
          <table:table-cell table:style-name="TL Data"/>
          <table:table-cell ns41:value-type="float" table:style-name="TL Data" office:value="7320" office:value-type="float">
            <text:p>7320</text:p>
          </table:table-cell>
          <table:table-cell ns41:value-type="float" table:style-name="TL Data" office:value="40" office:value-type="float">
            <text:p>40</text:p>
          </table:table-cell>
          <table:table-cell ns41:value-type="float" table:style-name="TL Data" office:value="1775" office:value-type="float">
            <text:p>1775</text:p>
          </table:table-cell>
          <table:table-cell ns41:value-type="float" table:style-name="TL Data" office:value="1730" office:value-type="float">
            <text:p>173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7225" office:value-type="float">
            <text:p>7225</text:p>
          </table:table-cell>
          <table:table-cell ns41:value-type="float" table:style-name="TL Data" office:value="407" office:value-type="float">
            <text:p>407</text:p>
          </table:table-cell>
          <table:table-cell ns41:value-type="float" table:style-name="TL Data" office:value="135" office:value-type="float">
            <text:p>13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553" office:value-type="float">
            <text:p>553</text:p>
          </table:table-cell>
          <table:table-cell ns41:value-type="string" table:style-name="TL RowHeader" office:value-type="string">
            <text:p>Lisse</text:p>
          </table:table-cell>
          <table:table-cell/>
          <table:table-cell ns41:value-type="float" table:style-name="TL Data" office:value="17955" office:value-type="float">
            <text:p>17955</text:p>
          </table:table-cell>
          <table:table-cell ns41:value-type="float" table:style-name="TL Data" office:value="295" office:value-type="float">
            <text:p>295</text:p>
          </table:table-cell>
          <table:table-cell ns41:value-type="float" table:style-name="TL Data" office:value="17520" office:value-type="float">
            <text:p>17520</text:p>
          </table:table-cell>
          <table:table-cell ns41:value-type="float" table:style-name="TL Data" office:value="140" office:value-type="float">
            <text:p>140</text:p>
          </table:table-cell>
          <table:table-cell ns41:value-type="float" table:style-name="TL Data" office:value="4365" office:value-type="float">
            <text:p>4365</text:p>
          </table:table-cell>
          <table:table-cell ns41:value-type="float" table:style-name="TL Data" office:value="4225" office:value-type="float">
            <text:p>4225</text:p>
          </table:table-cell>
          <table:table-cell ns41:value-type="float" table:style-name="TL Data" office:value="45" office:value-type="float">
            <text:p>45</text:p>
          </table:table-cell>
          <table:table-cell ns41:value-type="float" table:style-name="TL Data" office:value="100" office:value-type="float">
            <text:p>100</text:p>
          </table:table-cell>
          <table:table-cell ns41:value-type="float" table:style-name="TL Data" office:value="17275" office:value-type="float">
            <text:p>17275</text:p>
          </table:table-cell>
          <table:table-cell ns41:value-type="float" table:style-name="TL Data" office:value="396" office:value-type="float">
            <text:p>396</text:p>
          </table:table-cell>
          <table:table-cell ns41:value-type="float" table:style-name="TL Data" office:value="385" office:value-type="float">
            <text:p>38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554" office:value-type="float">
            <text:p>554</text:p>
          </table:table-cell>
          <table:table-cell ns41:value-type="string" table:style-name="TL RowHeader" office:value-type="string">
            <text:p>Maasdam</text:p>
          </table:table-cell>
          <table:table-cell/>
          <table:table-cell ns41:value-type="float" table:style-name="TL Data" office:value="2880" office:value-type="float">
            <text:p>2880</text:p>
          </table:table-cell>
          <table:table-cell table:style-name="TL Data"/>
          <table:table-cell ns41:value-type="float" table:style-name="TL Data" office:value="2860" office:value-type="float">
            <text:p>2860</text:p>
          </table:table-cell>
          <table:table-cell ns41:value-type="float" table:style-name="TL Data" office:value="20" office:value-type="float">
            <text:p>20</text:p>
          </table:table-cell>
          <table:table-cell ns41:value-type="float" table:style-name="TL Data" office:value="810" office:value-type="float">
            <text:p>810</text:p>
          </table:table-cell>
          <table:table-cell ns41:value-type="float" table:style-name="TL Data" office:value="780" office:value-type="float">
            <text:p>78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805" office:value-type="float">
            <text:p>2805</text:p>
          </table:table-cell>
          <table:table-cell ns41:value-type="float" table:style-name="TL Data" office:value="347" office:value-type="float">
            <text:p>347</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555" office:value-type="float">
            <text:p>555</text:p>
          </table:table-cell>
          <table:table-cell ns41:value-type="string" table:style-name="TL RowHeader" office:value-type="string">
            <text:p>Maasland</text:p>
          </table:table-cell>
          <table:table-cell/>
          <table:table-cell ns41:value-type="float" table:style-name="TL Data" office:value="5225" office:value-type="float">
            <text:p>5225</text:p>
          </table:table-cell>
          <table:table-cell table:style-name="TL Data"/>
          <table:table-cell ns41:value-type="float" table:style-name="TL Data" office:value="5155" office:value-type="float">
            <text:p>5155</text:p>
          </table:table-cell>
          <table:table-cell ns41:value-type="float" table:style-name="TL Data" office:value="70" office:value-type="float">
            <text:p>70</text:p>
          </table:table-cell>
          <table:table-cell ns41:value-type="float" table:style-name="TL Data" office:value="1220" office:value-type="float">
            <text:p>1220</text:p>
          </table:table-cell>
          <table:table-cell ns41:value-type="float" table:style-name="TL Data" office:value="1175" office:value-type="float">
            <text:p>1175</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5130" office:value-type="float">
            <text:p>5130</text:p>
          </table:table-cell>
          <table:table-cell ns41:value-type="float" table:style-name="TL Data" office:value="420" office:value-type="float">
            <text:p>420</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56" office:value-type="float">
            <text:p>556</text:p>
          </table:table-cell>
          <table:table-cell ns41:value-type="string" table:style-name="TL RowHeader" office:value-type="string">
            <text:p>Maassluis</text:p>
          </table:table-cell>
          <table:table-cell/>
          <table:table-cell ns41:value-type="float" table:style-name="TL Data" office:value="27460" office:value-type="float">
            <text:p>27460</text:p>
          </table:table-cell>
          <table:table-cell ns41:value-type="float" table:style-name="TL Data" office:value="220" office:value-type="float">
            <text:p>220</text:p>
          </table:table-cell>
          <table:table-cell ns41:value-type="float" table:style-name="TL Data" office:value="27200" office:value-type="float">
            <text:p>27200</text:p>
          </table:table-cell>
          <table:table-cell ns41:value-type="float" table:style-name="TL Data" office:value="40" office:value-type="float">
            <text:p>40</text:p>
          </table:table-cell>
          <table:table-cell ns41:value-type="float" table:style-name="TL Data" office:value="7520" office:value-type="float">
            <text:p>7520</text:p>
          </table:table-cell>
          <table:table-cell ns41:value-type="float" table:style-name="TL Data" office:value="7345" office:value-type="float">
            <text:p>7345</text:p>
          </table:table-cell>
          <table:table-cell ns41:value-type="float" table:style-name="TL Data" office:value="40" office:value-type="float">
            <text:p>40</text:p>
          </table:table-cell>
          <table:table-cell ns41:value-type="float" table:style-name="TL Data" office:value="135" office:value-type="float">
            <text:p>135</text:p>
          </table:table-cell>
          <table:table-cell ns41:value-type="float" table:style-name="TL Data" office:value="26495" office:value-type="float">
            <text:p>26495</text:p>
          </table:table-cell>
          <table:table-cell ns41:value-type="float" table:style-name="TL Data" office:value="352" office:value-type="float">
            <text:p>352</text:p>
          </table:table-cell>
          <table:table-cell ns41:value-type="float" table:style-name="TL Data" office:value="745" office:value-type="float">
            <text:p>745</text:p>
          </table:table-cell>
          <table:table-cell ns41:value-type="float" table:style-name="TL Data" office:value="115" office:value-type="float">
            <text:p>115</text:p>
          </table:table-cell>
          <table:table-cell table:number-columns-repeated="1009"/>
        </table:table-row>
        <table:table-row table:style-name="ro6">
          <table:table-cell ns41:value-type="float" table:style-name="TL RowHeader" office:value="557" office:value-type="float">
            <text:p>557</text:p>
          </table:table-cell>
          <table:table-cell ns41:value-type="string" table:style-name="TL RowHeader" office:value-type="string">
            <text:p>Meerkerk</text:p>
          </table:table-cell>
          <table:table-cell/>
          <table:table-cell ns41:value-type="float" table:style-name="TL Data" office:value="2580" office:value-type="float">
            <text:p>2580</text:p>
          </table:table-cell>
          <table:table-cell table:style-name="TL Data"/>
          <table:table-cell ns41:value-type="float" table:style-name="TL Data" office:value="2560" office:value-type="float">
            <text:p>2560</text:p>
          </table:table-cell>
          <table:table-cell ns41:value-type="float" table:style-name="TL Data" office:value="20" office:value-type="float">
            <text:p>20</text:p>
          </table:table-cell>
          <table:table-cell ns41:value-type="float" table:style-name="TL Data" office:value="650" office:value-type="float">
            <text:p>650</text:p>
          </table:table-cell>
          <table:table-cell ns41:value-type="float" table:style-name="TL Data" office:value="620" office:value-type="float">
            <text:p>62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480" office:value-type="float">
            <text:p>2480</text:p>
          </table:table-cell>
          <table:table-cell ns41:value-type="float" table:style-name="TL Data" office:value="381" office:value-type="float">
            <text:p>381</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59" office:value-type="float">
            <text:p>559</text:p>
          </table:table-cell>
          <table:table-cell ns41:value-type="string" table:style-name="TL RowHeader" office:value-type="string">
            <text:p>Middelharnis</text:p>
          </table:table-cell>
          <table:table-cell/>
          <table:table-cell ns41:value-type="float" table:style-name="TL Data" office:value="12610" office:value-type="float">
            <text:p>12610</text:p>
          </table:table-cell>
          <table:table-cell ns41:value-type="float" table:style-name="TL Data" office:value="175" office:value-type="float">
            <text:p>175</text:p>
          </table:table-cell>
          <table:table-cell ns41:value-type="float" table:style-name="TL Data" office:value="12260" office:value-type="float">
            <text:p>12260</text:p>
          </table:table-cell>
          <table:table-cell ns41:value-type="float" table:style-name="TL Data" office:value="170" office:value-type="float">
            <text:p>170</text:p>
          </table:table-cell>
          <table:table-cell ns41:value-type="float" table:style-name="TL Data" office:value="3430" office:value-type="float">
            <text:p>3430</text:p>
          </table:table-cell>
          <table:table-cell ns41:value-type="float" table:style-name="TL Data" office:value="3310" office:value-type="float">
            <text:p>3310</text:p>
          </table:table-cell>
          <table:table-cell ns41:value-type="float" table:style-name="TL Data" office:value="25" office:value-type="float">
            <text:p>25</text:p>
          </table:table-cell>
          <table:table-cell ns41:value-type="float" table:style-name="TL Data" office:value="100" office:value-type="float">
            <text:p>100</text:p>
          </table:table-cell>
          <table:table-cell ns41:value-type="float" table:style-name="TL Data" office:value="11830" office:value-type="float">
            <text:p>11830</text:p>
          </table:table-cell>
          <table:table-cell ns41:value-type="float" table:style-name="TL Data" office:value="345" office:value-type="float">
            <text:p>345</text:p>
          </table:table-cell>
          <table:table-cell ns41:value-type="float" table:style-name="TL Data" office:value="600" office:value-type="float">
            <text:p>60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60" office:value-type="float">
            <text:p>560</text:p>
          </table:table-cell>
          <table:table-cell ns41:value-type="string" table:style-name="TL RowHeader" office:value-type="string">
            <text:p>Moerkapelle</text:p>
          </table:table-cell>
          <table:table-cell/>
          <table:table-cell ns41:value-type="float" table:style-name="TL Data" office:value="2290" office:value-type="float">
            <text:p>2290</text:p>
          </table:table-cell>
          <table:table-cell table:style-name="TL Data"/>
          <table:table-cell ns41:value-type="float" table:style-name="TL Data" office:value="2280" office:value-type="float">
            <text:p>2280</text:p>
          </table:table-cell>
          <table:table-cell ns41:value-type="float" table:style-name="TL Data" office:value="10" office:value-type="float">
            <text:p>10</text:p>
          </table:table-cell>
          <table:table-cell ns41:value-type="float" table:style-name="TL Data" office:value="585" office:value-type="float">
            <text:p>585</text:p>
          </table:table-cell>
          <table:table-cell ns41:value-type="float" table:style-name="TL Data" office:value="575" office:value-type="float">
            <text:p>575</text:p>
          </table:table-cell>
          <table:table-cell ns41:value-type="float" office:value="5" table:style-name="TL Data" table:number-columns-repeated="2" office:value-type="float">
            <text:p>5</text:p>
          </table:table-cell>
          <table:table-cell ns41:value-type="float" table:style-name="TL Data" office:value="2245" office:value-type="float">
            <text:p>2245</text:p>
          </table:table-cell>
          <table:table-cell ns41:value-type="float" table:style-name="TL Data" office:value="383" office:value-type="float">
            <text:p>383</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61" office:value-type="float">
            <text:p>561</text:p>
          </table:table-cell>
          <table:table-cell ns41:value-type="string" table:style-name="TL RowHeader" office:value-type="string">
            <text:p>Molenaarsgraaf</text:p>
          </table:table-cell>
          <table:table-cell/>
          <table:table-cell ns41:value-type="float" table:style-name="TL Data" office:value="745" office:value-type="float">
            <text:p>745</text:p>
          </table:table-cell>
          <table:table-cell table:style-name="TL Data"/>
          <table:table-cell ns41:value-type="float" table:style-name="TL Data" office:value="740" office:value-type="float">
            <text:p>740</text:p>
          </table:table-cell>
          <table:table-cell table:style-name="TL Data"/>
          <table:table-cell ns41:value-type="float" table:style-name="TL Data" office:value="195" office:value-type="float">
            <text:p>195</text:p>
          </table:table-cell>
          <table:table-cell ns41:value-type="float" table:style-name="TL Data" office:value="190" office:value-type="float">
            <text:p>190</text:p>
          </table:table-cell>
          <table:table-cell table:style-name="TL Data"/>
          <table:table-cell ns41:value-type="float" table:style-name="TL Data" office:value="5" office:value-type="float">
            <text:p>5</text:p>
          </table:table-cell>
          <table:table-cell ns41:value-type="float" table:style-name="TL Data" office:value="725" office:value-type="float">
            <text:p>725</text:p>
          </table:table-cell>
          <table:table-cell ns41:value-type="float" table:style-name="TL Data" office:value="369" office:value-type="float">
            <text:p>369</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562" office:value-type="float">
            <text:p>562</text:p>
          </table:table-cell>
          <table:table-cell ns41:value-type="string" table:style-name="TL RowHeader" office:value-type="string">
            <text:p>Monster</text:p>
          </table:table-cell>
          <table:table-cell/>
          <table:table-cell ns41:value-type="float" table:style-name="TL Data" office:value="18310" office:value-type="float">
            <text:p>18310</text:p>
          </table:table-cell>
          <table:table-cell ns41:value-type="float" table:style-name="TL Data" office:value="635" office:value-type="float">
            <text:p>635</text:p>
          </table:table-cell>
          <table:table-cell ns41:value-type="float" table:style-name="TL Data" office:value="17465" office:value-type="float">
            <text:p>17465</text:p>
          </table:table-cell>
          <table:table-cell ns41:value-type="float" table:style-name="TL Data" office:value="210" office:value-type="float">
            <text:p>210</text:p>
          </table:table-cell>
          <table:table-cell ns41:value-type="float" table:style-name="TL Data" office:value="4320" office:value-type="float">
            <text:p>4320</text:p>
          </table:table-cell>
          <table:table-cell ns41:value-type="float" table:style-name="TL Data" office:value="4175" office:value-type="float">
            <text:p>4175</text:p>
          </table:table-cell>
          <table:table-cell ns41:value-type="float" table:style-name="TL Data" office:value="20" office:value-type="float">
            <text:p>20</text:p>
          </table:table-cell>
          <table:table-cell ns41:value-type="float" table:style-name="TL Data" office:value="120" office:value-type="float">
            <text:p>120</text:p>
          </table:table-cell>
          <table:table-cell ns41:value-type="float" table:style-name="TL Data" office:value="17320" office:value-type="float">
            <text:p>17320</text:p>
          </table:table-cell>
          <table:table-cell ns41:value-type="float" table:style-name="TL Data" office:value="401" office:value-type="float">
            <text:p>401</text:p>
          </table:table-cell>
          <table:table-cell ns41:value-type="float" table:style-name="TL Data" office:value="355" office:value-type="float">
            <text:p>35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563" office:value-type="float">
            <text:p>563</text:p>
          </table:table-cell>
          <table:table-cell ns41:value-type="string" table:style-name="TL RowHeader" office:value-type="string">
            <text:p>Moordrecht</text:p>
          </table:table-cell>
          <table:table-cell/>
          <table:table-cell ns41:value-type="float" table:style-name="TL Data" office:value="6240" office:value-type="float">
            <text:p>6240</text:p>
          </table:table-cell>
          <table:table-cell ns41:value-type="float" table:style-name="TL Data" office:value="90" office:value-type="float">
            <text:p>90</text:p>
          </table:table-cell>
          <table:table-cell ns41:value-type="float" table:style-name="TL Data" office:value="5990" office:value-type="float">
            <text:p>5990</text:p>
          </table:table-cell>
          <table:table-cell ns41:value-type="float" table:style-name="TL Data" office:value="165" office:value-type="float">
            <text:p>165</text:p>
          </table:table-cell>
          <table:table-cell ns41:value-type="float" table:style-name="TL Data" office:value="1550" office:value-type="float">
            <text:p>1550</text:p>
          </table:table-cell>
          <table:table-cell ns41:value-type="float" table:style-name="TL Data" office:value="1495" office:value-type="float">
            <text:p>1495</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5990" office:value-type="float">
            <text:p>5990</text:p>
          </table:table-cell>
          <table:table-cell ns41:value-type="float" table:style-name="TL Data" office:value="387" office:value-type="float">
            <text:p>387</text:p>
          </table:table-cell>
          <table:table-cell ns41:value-type="float" table:style-name="TL Data" office:value="165" office:value-type="float">
            <text:p>16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564" office:value-type="float">
            <text:p>564</text:p>
          </table:table-cell>
          <table:table-cell ns41:value-type="string" table:style-name="TL RowHeader" office:value-type="string">
            <text:p>Mijnsheerenland</text:p>
          </table:table-cell>
          <table:table-cell/>
          <table:table-cell ns41:value-type="float" table:style-name="TL Data" office:value="2515" office:value-type="float">
            <text:p>2515</text:p>
          </table:table-cell>
          <table:table-cell table:style-name="TL Data"/>
          <table:table-cell ns41:value-type="float" table:style-name="TL Data" office:value="2510" office:value-type="float">
            <text:p>2510</text:p>
          </table:table-cell>
          <table:table-cell ns41:value-type="float" table:style-name="TL Data" office:value="5" office:value-type="float">
            <text:p>5</text:p>
          </table:table-cell>
          <table:table-cell ns41:value-type="float" table:style-name="TL Data" office:value="685" office:value-type="float">
            <text:p>685</text:p>
          </table:table-cell>
          <table:table-cell ns41:value-type="float" table:style-name="TL Data" office:value="655" office:value-type="float">
            <text:p>65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440" office:value-type="float">
            <text:p>2440</text:p>
          </table:table-cell>
          <table:table-cell ns41:value-type="float" table:style-name="TL Data" office:value="357" office:value-type="float">
            <text:p>357</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565" office:value-type="float">
            <text:p>565</text:p>
          </table:table-cell>
          <table:table-cell ns41:value-type="string" table:style-name="TL RowHeader" office:value-type="string">
            <text:p>Naaldwijk</text:p>
          </table:table-cell>
          <table:table-cell/>
          <table:table-cell ns41:value-type="float" table:style-name="TL Data" office:value="22400" office:value-type="float">
            <text:p>22400</text:p>
          </table:table-cell>
          <table:table-cell ns41:value-type="float" table:style-name="TL Data" office:value="185" office:value-type="float">
            <text:p>185</text:p>
          </table:table-cell>
          <table:table-cell ns41:value-type="float" table:style-name="TL Data" office:value="22030" office:value-type="float">
            <text:p>22030</text:p>
          </table:table-cell>
          <table:table-cell ns41:value-type="float" table:style-name="TL Data" office:value="185" office:value-type="float">
            <text:p>185</text:p>
          </table:table-cell>
          <table:table-cell ns41:value-type="float" table:style-name="TL Data" office:value="5355" office:value-type="float">
            <text:p>5355</text:p>
          </table:table-cell>
          <table:table-cell ns41:value-type="float" table:style-name="TL Data" office:value="5170" office:value-type="float">
            <text:p>5170</text:p>
          </table:table-cell>
          <table:table-cell ns41:value-type="float" table:style-name="TL Data" office:value="70" office:value-type="float">
            <text:p>70</text:p>
          </table:table-cell>
          <table:table-cell ns41:value-type="float" table:style-name="TL Data" office:value="120" office:value-type="float">
            <text:p>120</text:p>
          </table:table-cell>
          <table:table-cell ns41:value-type="float" table:style-name="TL Data" office:value="21785" office:value-type="float">
            <text:p>21785</text:p>
          </table:table-cell>
          <table:table-cell ns41:value-type="float" table:style-name="TL Data" office:value="407" office:value-type="float">
            <text:p>407</text:p>
          </table:table-cell>
          <table:table-cell ns41:value-type="float" table:style-name="TL Data" office:value="430" office:value-type="float">
            <text:p>430</text:p>
          </table:table-cell>
          <table:table-cell ns41:value-type="float" table:style-name="TL Data" office:value="65" office:value-type="float">
            <text:p>65</text:p>
          </table:table-cell>
          <table:table-cell table:number-columns-repeated="1009"/>
        </table:table-row>
        <table:table-row table:style-name="ro6">
          <table:table-cell ns41:value-type="float" table:style-name="TL RowHeader" office:value="566" office:value-type="float">
            <text:p>566</text:p>
          </table:table-cell>
          <table:table-cell ns41:value-type="string" table:style-name="TL RowHeader" office:value-type="string">
            <text:p>Nieuw-Beijerland</text:p>
          </table:table-cell>
          <table:table-cell/>
          <table:table-cell ns41:value-type="float" table:style-name="TL Data" office:value="2545" office:value-type="float">
            <text:p>2545</text:p>
          </table:table-cell>
          <table:table-cell table:style-name="TL Data"/>
          <table:table-cell ns41:value-type="float" table:style-name="TL Data" office:value="2545" office:value-type="float">
            <text:p>2545</text:p>
          </table:table-cell>
          <table:table-cell table:style-name="TL Data"/>
          <table:table-cell ns41:value-type="float" table:style-name="TL Data" office:value="700" office:value-type="float">
            <text:p>700</text:p>
          </table:table-cell>
          <table:table-cell ns41:value-type="float" table:style-name="TL Data" office:value="670" office:value-type="float">
            <text:p>67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470" office:value-type="float">
            <text:p>2470</text:p>
          </table:table-cell>
          <table:table-cell ns41:value-type="float" table:style-name="TL Data" office:value="353" office:value-type="float">
            <text:p>353</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67" office:value-type="float">
            <text:p>567</text:p>
          </table:table-cell>
          <table:table-cell ns41:value-type="string" table:style-name="TL RowHeader" office:value-type="string">
            <text:p>Nieuwerkerk aan den IJssel</text:p>
          </table:table-cell>
          <table:table-cell/>
          <table:table-cell ns41:value-type="float" table:style-name="TL Data" office:value="10175" office:value-type="float">
            <text:p>10175</text:p>
          </table:table-cell>
          <table:table-cell ns41:value-type="float" table:style-name="TL Data" office:value="85" office:value-type="float">
            <text:p>85</text:p>
          </table:table-cell>
          <table:table-cell ns41:value-type="float" table:style-name="TL Data" office:value="9715" office:value-type="float">
            <text:p>9715</text:p>
          </table:table-cell>
          <table:table-cell ns41:value-type="float" table:style-name="TL Data" office:value="380" office:value-type="float">
            <text:p>380</text:p>
          </table:table-cell>
          <table:table-cell ns41:value-type="float" table:style-name="TL Data" office:value="2685" office:value-type="float">
            <text:p>2685</text:p>
          </table:table-cell>
          <table:table-cell ns41:value-type="float" table:style-name="TL Data" office:value="2600" office:value-type="float">
            <text:p>2600</text:p>
          </table:table-cell>
          <table:table-cell ns41:value-type="float" table:style-name="TL Data" office:value="30" office:value-type="float">
            <text:p>30</text:p>
          </table:table-cell>
          <table:table-cell ns41:value-type="float" table:style-name="TL Data" office:value="55" office:value-type="float">
            <text:p>55</text:p>
          </table:table-cell>
          <table:table-cell ns41:value-type="float" table:style-name="TL Data" office:value="9905" office:value-type="float">
            <text:p>9905</text:p>
          </table:table-cell>
          <table:table-cell ns41:value-type="float" table:style-name="TL Data" office:value="369" office:value-type="float">
            <text:p>369</text:p>
          </table:table-cell>
          <table:table-cell ns41:value-type="float" table:style-name="TL Data" office:value="190" office:value-type="float">
            <text:p>19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69" office:value-type="float">
            <text:p>569</text:p>
          </table:table-cell>
          <table:table-cell ns41:value-type="string" table:style-name="TL RowHeader" office:value-type="string">
            <text:p>Nieuwkoop</text:p>
          </table:table-cell>
          <table:table-cell/>
          <table:table-cell ns41:value-type="float" table:style-name="TL Data" office:value="8055" office:value-type="float">
            <text:p>8055</text:p>
          </table:table-cell>
          <table:table-cell ns41:value-type="float" table:style-name="TL Data" office:value="140" office:value-type="float">
            <text:p>140</text:p>
          </table:table-cell>
          <table:table-cell ns41:value-type="float" table:style-name="TL Data" office:value="7780" office:value-type="float">
            <text:p>7780</text:p>
          </table:table-cell>
          <table:table-cell ns41:value-type="float" table:style-name="TL Data" office:value="135" office:value-type="float">
            <text:p>135</text:p>
          </table:table-cell>
          <table:table-cell ns41:value-type="float" table:style-name="TL Data" office:value="1920" office:value-type="float">
            <text:p>1920</text:p>
          </table:table-cell>
          <table:table-cell ns41:value-type="float" table:style-name="TL Data" office:value="1855" office:value-type="float">
            <text:p>1855</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7750" office:value-type="float">
            <text:p>7750</text:p>
          </table:table-cell>
          <table:table-cell ns41:value-type="float" table:style-name="TL Data" office:value="403" office:value-type="float">
            <text:p>403</text:p>
          </table:table-cell>
          <table:table-cell ns41:value-type="float" table:style-name="TL Data" office:value="165" office:value-type="float">
            <text:p>1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70" office:value-type="float">
            <text:p>570</text:p>
          </table:table-cell>
          <table:table-cell ns41:value-type="string" table:style-name="TL RowHeader" office:value-type="string">
            <text:p>Nieuwland</text:p>
          </table:table-cell>
          <table:table-cell/>
          <table:table-cell ns41:value-type="float" table:style-name="TL Data" office:value="725" office:value-type="float">
            <text:p>725</text:p>
          </table:table-cell>
          <table:table-cell table:style-name="TL Data"/>
          <table:table-cell ns41:value-type="float" table:style-name="TL Data" office:value="715" office:value-type="float">
            <text:p>715</text:p>
          </table:table-cell>
          <table:table-cell ns41:value-type="float" table:style-name="TL Data" office:value="10" office:value-type="float">
            <text:p>10</text:p>
          </table:table-cell>
          <table:table-cell ns41:value-type="float" table:style-name="TL Data" office:value="175" office:value-type="float">
            <text:p>175</text:p>
          </table:table-cell>
          <table:table-cell ns41:value-type="float" table:style-name="TL Data" office:value="170" office:value-type="float">
            <text:p>170</text:p>
          </table:table-cell>
          <table:table-cell table:style-name="TL Data"/>
          <table:table-cell ns41:value-type="float" table:style-name="TL Data" office:value="5" office:value-type="float">
            <text:p>5</text:p>
          </table:table-cell>
          <table:table-cell ns41:value-type="float" table:style-name="TL Data" office:value="700" office:value-type="float">
            <text:p>700</text:p>
          </table:table-cell>
          <table:table-cell ns41:value-type="float" table:style-name="TL Data" office:value="395" office:value-type="float">
            <text:p>395</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571" office:value-type="float">
            <text:p>571</text:p>
          </table:table-cell>
          <table:table-cell ns41:value-type="string" table:style-name="TL RowHeader" office:value-type="string">
            <text:p>Nieuw-Lekkerland</text:p>
          </table:table-cell>
          <table:table-cell/>
          <table:table-cell ns41:value-type="float" table:style-name="TL Data" office:value="6525" office:value-type="float">
            <text:p>6525</text:p>
          </table:table-cell>
          <table:table-cell table:style-name="TL Data"/>
          <table:table-cell ns41:value-type="float" table:style-name="TL Data" office:value="6445" office:value-type="float">
            <text:p>6445</text:p>
          </table:table-cell>
          <table:table-cell ns41:value-type="float" table:style-name="TL Data" office:value="80" office:value-type="float">
            <text:p>80</text:p>
          </table:table-cell>
          <table:table-cell ns41:value-type="float" table:style-name="TL Data" office:value="1585" office:value-type="float">
            <text:p>1585</text:p>
          </table:table-cell>
          <table:table-cell ns41:value-type="float" table:style-name="TL Data" office:value="1545" office:value-type="float">
            <text:p>1545</text:p>
          </table:table-cell>
          <table:table-cell ns41:value-type="float" office:value="20" table:style-name="TL Data" table:number-columns-repeated="2" office:value-type="float">
            <text:p>20</text:p>
          </table:table-cell>
          <table:table-cell ns41:value-type="float" table:style-name="TL Data" office:value="6275" office:value-type="float">
            <text:p>6275</text:p>
          </table:table-cell>
          <table:table-cell ns41:value-type="float" table:style-name="TL Data" office:value="396" office:value-type="float">
            <text:p>396</text:p>
          </table:table-cell>
          <table:table-cell ns41:value-type="float" table:style-name="TL Data" office:value="250" office:value-type="float">
            <text:p>250</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572" office:value-type="float">
            <text:p>572</text:p>
          </table:table-cell>
          <table:table-cell ns41:value-type="string" table:style-name="TL RowHeader" office:value-type="string">
            <text:p>Nieuwpoort</text:p>
          </table:table-cell>
          <table:table-cell/>
          <table:table-cell ns41:value-type="float" table:style-name="TL Data" office:value="1180" office:value-type="float">
            <text:p>1180</text:p>
          </table:table-cell>
          <table:table-cell table:style-name="TL Data"/>
          <table:table-cell ns41:value-type="float" table:style-name="TL Data" office:value="1165" office:value-type="float">
            <text:p>1165</text:p>
          </table:table-cell>
          <table:table-cell ns41:value-type="float" table:style-name="TL Data" office:value="15" office:value-type="float">
            <text:p>15</text:p>
          </table:table-cell>
          <table:table-cell ns41:value-type="float" table:style-name="TL Data" office:value="305" office:value-type="float">
            <text:p>305</text:p>
          </table:table-cell>
          <table:table-cell ns41:value-type="float" table:style-name="TL Data" office:value="295" office:value-type="float">
            <text:p>295</text:p>
          </table:table-cell>
          <table:table-cell table:style-name="TL Data"/>
          <table:table-cell ns41:value-type="float" table:style-name="TL Data" office:value="10" office:value-type="float">
            <text:p>10</text:p>
          </table:table-cell>
          <table:table-cell ns41:value-type="float" table:style-name="TL Data" office:value="1140" office:value-type="float">
            <text:p>1140</text:p>
          </table:table-cell>
          <table:table-cell ns41:value-type="float" table:style-name="TL Data" office:value="373" office:value-type="float">
            <text:p>373</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573" office:value-type="float">
            <text:p>573</text:p>
          </table:table-cell>
          <table:table-cell ns41:value-type="string" table:style-name="TL RowHeader" office:value-type="string">
            <text:p>Nieuwveen</text:p>
          </table:table-cell>
          <table:table-cell/>
          <table:table-cell ns41:value-type="float" table:style-name="TL Data" office:value="3035" office:value-type="float">
            <text:p>3035</text:p>
          </table:table-cell>
          <table:table-cell ns41:value-type="float" table:style-name="TL Data" office:value="745" office:value-type="float">
            <text:p>745</text:p>
          </table:table-cell>
          <table:table-cell ns41:value-type="float" table:style-name="TL Data" office:value="2260" office:value-type="float">
            <text:p>2260</text:p>
          </table:table-cell>
          <table:table-cell ns41:value-type="float" table:style-name="TL Data" office:value="25" office:value-type="float">
            <text:p>25</text:p>
          </table:table-cell>
          <table:table-cell ns41:value-type="float" table:style-name="TL Data" office:value="530" office:value-type="float">
            <text:p>530</text:p>
          </table:table-cell>
          <table:table-cell ns41:value-type="float" table:style-name="TL Data" office:value="505" office:value-type="float">
            <text:p>50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2245" office:value-type="float">
            <text:p>2245</text:p>
          </table:table-cell>
          <table:table-cell ns41:value-type="float" table:style-name="TL Data" office:value="424" office:value-type="float">
            <text:p>424</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74" office:value-type="float">
            <text:p>574</text:p>
          </table:table-cell>
          <table:table-cell ns41:value-type="string" table:style-name="TL RowHeader" office:value-type="string">
            <text:p>Noordeloos</text:p>
          </table:table-cell>
          <table:table-cell/>
          <table:table-cell ns41:value-type="float" table:style-name="TL Data" office:value="1365" office:value-type="float">
            <text:p>1365</text:p>
          </table:table-cell>
          <table:table-cell table:style-name="TL Data"/>
          <table:table-cell ns41:value-type="float" table:style-name="TL Data" office:value="1365" office:value-type="float">
            <text:p>1365</text:p>
          </table:table-cell>
          <table:table-cell table:style-name="TL Data"/>
          <table:table-cell ns41:value-type="float" table:style-name="TL Data" office:value="345" office:value-type="float">
            <text:p>345</text:p>
          </table:table-cell>
          <table:table-cell ns41:value-type="float" table:style-name="TL Data" office:value="330" office:value-type="float">
            <text:p>33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330" office:value-type="float">
            <text:p>1330</text:p>
          </table:table-cell>
          <table:table-cell ns41:value-type="float" table:style-name="TL Data" office:value="386" office:value-type="float">
            <text:p>386</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575" office:value-type="float">
            <text:p>575</text:p>
          </table:table-cell>
          <table:table-cell ns41:value-type="string" table:style-name="TL RowHeader" office:value-type="string">
            <text:p>Noordwijk</text:p>
          </table:table-cell>
          <table:table-cell/>
          <table:table-cell ns41:value-type="float" table:style-name="TL Data" office:value="20960" office:value-type="float">
            <text:p>20960</text:p>
          </table:table-cell>
          <table:table-cell ns41:value-type="float" table:style-name="TL Data" office:value="2440" office:value-type="float">
            <text:p>2440</text:p>
          </table:table-cell>
          <table:table-cell ns41:value-type="float" table:style-name="TL Data" office:value="18000" office:value-type="float">
            <text:p>18000</text:p>
          </table:table-cell>
          <table:table-cell ns41:value-type="float" table:style-name="TL Data" office:value="520" office:value-type="float">
            <text:p>520</text:p>
          </table:table-cell>
          <table:table-cell ns41:value-type="float" table:style-name="TL Data" office:value="4690" office:value-type="float">
            <text:p>4690</text:p>
          </table:table-cell>
          <table:table-cell ns41:value-type="float" table:style-name="TL Data" office:value="4525" office:value-type="float">
            <text:p>4525</text:p>
          </table:table-cell>
          <table:table-cell ns41:value-type="float" table:style-name="TL Data" office:value="35" office:value-type="float">
            <text:p>35</text:p>
          </table:table-cell>
          <table:table-cell ns41:value-type="float" table:style-name="TL Data" office:value="130" office:value-type="float">
            <text:p>130</text:p>
          </table:table-cell>
          <table:table-cell ns41:value-type="float" table:style-name="TL Data" office:value="17680" office:value-type="float">
            <text:p>17680</text:p>
          </table:table-cell>
          <table:table-cell ns41:value-type="float" table:style-name="TL Data" office:value="377" office:value-type="float">
            <text:p>377</text:p>
          </table:table-cell>
          <table:table-cell ns41:value-type="float" table:style-name="TL Data" office:value="840" office:value-type="float">
            <text:p>840</text:p>
          </table:table-cell>
          <table:table-cell ns41:value-type="float" table:style-name="TL Data" office:value="150" office:value-type="float">
            <text:p>150</text:p>
          </table:table-cell>
          <table:table-cell table:number-columns-repeated="1009"/>
        </table:table-row>
        <table:table-row table:style-name="ro6">
          <table:table-cell ns41:value-type="float" table:style-name="TL RowHeader" office:value="576" office:value-type="float">
            <text:p>576</text:p>
          </table:table-cell>
          <table:table-cell ns41:value-type="string" table:style-name="TL RowHeader" office:value-type="string">
            <text:p>Noordwijkerhout</text:p>
          </table:table-cell>
          <table:table-cell/>
          <table:table-cell ns41:value-type="float" table:style-name="TL Data" office:value="13525" office:value-type="float">
            <text:p>13525</text:p>
          </table:table-cell>
          <table:table-cell ns41:value-type="float" table:style-name="TL Data" office:value="1040" office:value-type="float">
            <text:p>1040</text:p>
          </table:table-cell>
          <table:table-cell ns41:value-type="float" table:style-name="TL Data" office:value="12270" office:value-type="float">
            <text:p>12270</text:p>
          </table:table-cell>
          <table:table-cell ns41:value-type="float" table:style-name="TL Data" office:value="210" office:value-type="float">
            <text:p>210</text:p>
          </table:table-cell>
          <table:table-cell ns41:value-type="float" table:style-name="TL Data" office:value="2870" office:value-type="float">
            <text:p>2870</text:p>
          </table:table-cell>
          <table:table-cell ns41:value-type="float" table:style-name="TL Data" office:value="2745" office:value-type="float">
            <text:p>2745</text:p>
          </table:table-cell>
          <table:table-cell ns41:value-type="float" table:style-name="TL Data" office:value="55" office:value-type="float">
            <text:p>55</text:p>
          </table:table-cell>
          <table:table-cell ns41:value-type="float" table:style-name="TL Data" office:value="70" office:value-type="float">
            <text:p>70</text:p>
          </table:table-cell>
          <table:table-cell ns41:value-type="float" table:style-name="TL Data" office:value="12140" office:value-type="float">
            <text:p>12140</text:p>
          </table:table-cell>
          <table:table-cell ns41:value-type="float" table:style-name="TL Data" office:value="423" office:value-type="float">
            <text:p>423</text:p>
          </table:table-cell>
          <table:table-cell ns41:value-type="float" table:style-name="TL Data" office:value="345" office:value-type="float">
            <text:p>345</text:p>
          </table:table-cell>
          <table:table-cell ns41:value-type="float" table:style-name="TL Data" office:value="90" office:value-type="float">
            <text:p>90</text:p>
          </table:table-cell>
          <table:table-cell table:number-columns-repeated="1009"/>
        </table:table-row>
        <table:table-row table:style-name="ro6">
          <table:table-cell ns41:value-type="float" table:style-name="TL RowHeader" office:value="577" office:value-type="float">
            <text:p>577</text:p>
          </table:table-cell>
          <table:table-cell ns41:value-type="string" table:style-name="TL RowHeader" office:value-type="string">
            <text:p>Nootdorp</text:p>
          </table:table-cell>
          <table:table-cell/>
          <table:table-cell ns41:value-type="float" table:style-name="TL Data" office:value="5065" office:value-type="float">
            <text:p>5065</text:p>
          </table:table-cell>
          <table:table-cell ns41:value-type="float" table:style-name="TL Data" office:value="45" office:value-type="float">
            <text:p>45</text:p>
          </table:table-cell>
          <table:table-cell ns41:value-type="float" table:style-name="TL Data" office:value="4995" office:value-type="float">
            <text:p>4995</text:p>
          </table:table-cell>
          <table:table-cell ns41:value-type="float" table:style-name="TL Data" office:value="25" office:value-type="float">
            <text:p>25</text:p>
          </table:table-cell>
          <table:table-cell ns41:value-type="float" table:style-name="TL Data" office:value="1160" office:value-type="float">
            <text:p>1160</text:p>
          </table:table-cell>
          <table:table-cell ns41:value-type="float" table:style-name="TL Data" office:value="1110" office:value-type="float">
            <text:p>111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4940" office:value-type="float">
            <text:p>4940</text:p>
          </table:table-cell>
          <table:table-cell ns41:value-type="float" table:style-name="TL Data" office:value="426" office:value-type="float">
            <text:p>426</text:p>
          </table:table-cell>
          <table:table-cell ns41:value-type="float" table:style-name="TL Data" office:value="80" office:value-type="float">
            <text:p>8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578" office:value-type="float">
            <text:p>578</text:p>
          </table:table-cell>
          <table:table-cell ns41:value-type="string" table:style-name="TL RowHeader" office:value-type="string">
            <text:p>Numansdorp</text:p>
          </table:table-cell>
          <table:table-cell/>
          <table:table-cell ns41:value-type="float" table:style-name="TL Data" office:value="5265" office:value-type="float">
            <text:p>5265</text:p>
          </table:table-cell>
          <table:table-cell ns41:value-type="float" table:style-name="TL Data" office:value="80" office:value-type="float">
            <text:p>80</text:p>
          </table:table-cell>
          <table:table-cell ns41:value-type="float" table:style-name="TL Data" office:value="5170" office:value-type="float">
            <text:p>5170</text:p>
          </table:table-cell>
          <table:table-cell ns41:value-type="float" table:style-name="TL Data" office:value="20" office:value-type="float">
            <text:p>20</text:p>
          </table:table-cell>
          <table:table-cell ns41:value-type="float" table:style-name="TL Data" office:value="1420" office:value-type="float">
            <text:p>1420</text:p>
          </table:table-cell>
          <table:table-cell ns41:value-type="float" table:style-name="TL Data" office:value="1365" office:value-type="float">
            <text:p>1365</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5015" office:value-type="float">
            <text:p>5015</text:p>
          </table:table-cell>
          <table:table-cell ns41:value-type="float" table:style-name="TL Data" office:value="353" office:value-type="float">
            <text:p>353</text:p>
          </table:table-cell>
          <table:table-cell ns41:value-type="float" table:style-name="TL Data" office:value="175" office:value-type="float">
            <text:p>175</text:p>
          </table:table-cell>
          <table:table-cell table:style-name="TL Data"/>
          <table:table-cell table:number-columns-repeated="1009"/>
        </table:table-row>
        <table:table-row table:style-name="ro6">
          <table:table-cell ns41:value-type="float" table:style-name="TL RowHeader" office:value="579" office:value-type="float">
            <text:p>579</text:p>
          </table:table-cell>
          <table:table-cell ns41:value-type="string" table:style-name="TL RowHeader" office:value-type="string">
            <text:p>Oegstgeest</text:p>
          </table:table-cell>
          <table:table-cell/>
          <table:table-cell ns41:value-type="float" table:style-name="TL Data" office:value="16450" office:value-type="float">
            <text:p>16450</text:p>
          </table:table-cell>
          <table:table-cell ns41:value-type="float" table:style-name="TL Data" office:value="980" office:value-type="float">
            <text:p>980</text:p>
          </table:table-cell>
          <table:table-cell ns41:value-type="float" table:style-name="TL Data" office:value="15335" office:value-type="float">
            <text:p>15335</text:p>
          </table:table-cell>
          <table:table-cell ns41:value-type="float" table:style-name="TL Data" office:value="135" office:value-type="float">
            <text:p>135</text:p>
          </table:table-cell>
          <table:table-cell ns41:value-type="float" table:style-name="TL Data" office:value="3915" office:value-type="float">
            <text:p>3915</text:p>
          </table:table-cell>
          <table:table-cell ns41:value-type="float" table:style-name="TL Data" office:value="3750" office:value-type="float">
            <text:p>3750</text:p>
          </table:table-cell>
          <table:table-cell ns41:value-type="float" table:style-name="TL Data" office:value="25" office:value-type="float">
            <text:p>25</text:p>
          </table:table-cell>
          <table:table-cell ns41:value-type="float" table:style-name="TL Data" office:value="135" office:value-type="float">
            <text:p>135</text:p>
          </table:table-cell>
          <table:table-cell ns41:value-type="float" table:style-name="TL Data" office:value="14270" office:value-type="float">
            <text:p>14270</text:p>
          </table:table-cell>
          <table:table-cell ns41:value-type="float" table:style-name="TL Data" office:value="365" office:value-type="float">
            <text:p>365</text:p>
          </table:table-cell>
          <table:table-cell ns41:value-type="float" table:style-name="TL Data" office:value="1200" office:value-type="float">
            <text:p>1200</text:p>
          </table:table-cell>
          <table:table-cell ns41:value-type="float" table:style-name="TL Data" office:value="400" office:value-type="float">
            <text:p>400</text:p>
          </table:table-cell>
          <table:table-cell table:number-columns-repeated="1009"/>
        </table:table-row>
        <table:table-row table:style-name="ro6">
          <table:table-cell ns41:value-type="float" table:style-name="TL RowHeader" office:value="580" office:value-type="float">
            <text:p>580</text:p>
          </table:table-cell>
          <table:table-cell ns41:value-type="string" table:style-name="TL RowHeader" office:value-type="string">
            <text:p>Oostflakkee</text:p>
          </table:table-cell>
          <table:table-cell/>
          <table:table-cell ns41:value-type="float" table:style-name="TL Data" office:value="7935" office:value-type="float">
            <text:p>7935</text:p>
          </table:table-cell>
          <table:table-cell ns41:value-type="float" table:style-name="TL Data" office:value="10" office:value-type="float">
            <text:p>10</text:p>
          </table:table-cell>
          <table:table-cell ns41:value-type="float" table:style-name="TL Data" office:value="7775" office:value-type="float">
            <text:p>7775</text:p>
          </table:table-cell>
          <table:table-cell ns41:value-type="float" table:style-name="TL Data" office:value="150" office:value-type="float">
            <text:p>150</text:p>
          </table:table-cell>
          <table:table-cell ns41:value-type="float" table:style-name="TL Data" office:value="2100" office:value-type="float">
            <text:p>2100</text:p>
          </table:table-cell>
          <table:table-cell ns41:value-type="float" table:style-name="TL Data" office:value="2010" office:value-type="float">
            <text:p>2010</text:p>
          </table:table-cell>
          <table:table-cell ns41:value-type="float" table:style-name="TL Data" office:value="20" office:value-type="float">
            <text:p>20</text:p>
          </table:table-cell>
          <table:table-cell ns41:value-type="float" table:style-name="TL Data" office:value="65" office:value-type="float">
            <text:p>65</text:p>
          </table:table-cell>
          <table:table-cell ns41:value-type="float" table:style-name="TL Data" office:value="7585" office:value-type="float">
            <text:p>7585</text:p>
          </table:table-cell>
          <table:table-cell ns41:value-type="float" table:style-name="TL Data" office:value="361" office:value-type="float">
            <text:p>361</text:p>
          </table:table-cell>
          <table:table-cell ns41:value-type="float" table:style-name="TL Data" office:value="340" office:value-type="float">
            <text:p>340</text:p>
          </table:table-cell>
          <table:table-cell table:style-name="TL Data"/>
          <table:table-cell table:number-columns-repeated="1009"/>
        </table:table-row>
        <table:table-row table:style-name="ro6">
          <table:table-cell ns41:value-type="float" table:style-name="TL RowHeader" office:value="581" office:value-type="float">
            <text:p>581</text:p>
          </table:table-cell>
          <table:table-cell ns41:value-type="string" table:style-name="TL RowHeader" office:value-type="string">
            <text:p>Oostvoorne</text:p>
          </table:table-cell>
          <table:table-cell/>
          <table:table-cell ns41:value-type="float" table:style-name="TL Data" office:value="6295" office:value-type="float">
            <text:p>6295</text:p>
          </table:table-cell>
          <table:table-cell ns41:value-type="float" table:style-name="TL Data" office:value="165" office:value-type="float">
            <text:p>165</text:p>
          </table:table-cell>
          <table:table-cell ns41:value-type="float" table:style-name="TL Data" office:value="6060" office:value-type="float">
            <text:p>6060</text:p>
          </table:table-cell>
          <table:table-cell ns41:value-type="float" table:style-name="TL Data" office:value="70" office:value-type="float">
            <text:p>70</text:p>
          </table:table-cell>
          <table:table-cell ns41:value-type="float" table:style-name="TL Data" office:value="1765" office:value-type="float">
            <text:p>1765</text:p>
          </table:table-cell>
          <table:table-cell ns41:value-type="float" table:style-name="TL Data" office:value="1685" office:value-type="float">
            <text:p>1685</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5895" office:value-type="float">
            <text:p>5895</text:p>
          </table:table-cell>
          <table:table-cell ns41:value-type="float" table:style-name="TL Data" office:value="334" office:value-type="float">
            <text:p>334</text:p>
          </table:table-cell>
          <table:table-cell ns41:value-type="float" table:style-name="TL Data" office:value="235" office:value-type="float">
            <text:p>2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82" office:value-type="float">
            <text:p>582</text:p>
          </table:table-cell>
          <table:table-cell ns41:value-type="string" table:style-name="TL RowHeader" office:value-type="string">
            <text:p>Ottoland</text:p>
          </table:table-cell>
          <table:table-cell/>
          <table:table-cell ns41:value-type="float" table:style-name="TL Data" office:value="765" office:value-type="float">
            <text:p>765</text:p>
          </table:table-cell>
          <table:table-cell table:style-name="TL Data"/>
          <table:table-cell ns41:value-type="float" table:style-name="TL Data" office:value="765" office:value-type="float">
            <text:p>765</text:p>
          </table:table-cell>
          <table:table-cell table:style-name="TL Data"/>
          <table:table-cell ns41:value-type="float" table:style-name="TL Data" office:value="175" office:value-type="float">
            <text:p>175</text:p>
          </table:table-cell>
          <table:table-cell ns41:value-type="float" table:style-name="TL Data" office:value="165" office:value-type="float">
            <text:p>165</text:p>
          </table:table-cell>
          <table:table-cell ns41:value-type="float" office:value="5" table:style-name="TL Data" table:number-columns-repeated="2" office:value-type="float">
            <text:p>5</text:p>
          </table:table-cell>
          <table:table-cell ns41:value-type="float" table:style-name="TL Data" office:value="740" office:value-type="float">
            <text:p>740</text:p>
          </table:table-cell>
          <table:table-cell ns41:value-type="float" table:style-name="TL Data" office:value="422" office:value-type="float">
            <text:p>422</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583" office:value-type="float">
            <text:p>583</text:p>
          </table:table-cell>
          <table:table-cell ns41:value-type="string" table:style-name="TL RowHeader" office:value-type="string">
            <text:p>Oud-Alblas</text:p>
          </table:table-cell>
          <table:table-cell/>
          <table:table-cell ns41:value-type="float" table:style-name="TL Data" office:value="1625" office:value-type="float">
            <text:p>1625</text:p>
          </table:table-cell>
          <table:table-cell table:style-name="TL Data"/>
          <table:table-cell ns41:value-type="float" table:style-name="TL Data" office:value="1620" office:value-type="float">
            <text:p>1620</text:p>
          </table:table-cell>
          <table:table-cell ns41:value-type="float" table:style-name="TL Data" office:value="10" office:value-type="float">
            <text:p>10</text:p>
          </table:table-cell>
          <table:table-cell ns41:value-type="float" table:style-name="TL Data" office:value="415" office:value-type="float">
            <text:p>415</text:p>
          </table:table-cell>
          <table:table-cell ns41:value-type="float" table:style-name="TL Data" office:value="385" office:value-type="float">
            <text:p>385</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590" office:value-type="float">
            <text:p>1590</text:p>
          </table:table-cell>
          <table:table-cell ns41:value-type="float" table:style-name="TL Data" office:value="384" office:value-type="float">
            <text:p>384</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584" office:value-type="float">
            <text:p>584</text:p>
          </table:table-cell>
          <table:table-cell ns41:value-type="string" table:style-name="TL RowHeader" office:value-type="string">
            <text:p>Oud-Beijerland</text:p>
          </table:table-cell>
          <table:table-cell/>
          <table:table-cell ns41:value-type="float" table:style-name="TL Data" office:value="10725" office:value-type="float">
            <text:p>10725</text:p>
          </table:table-cell>
          <table:table-cell ns41:value-type="float" table:style-name="TL Data" office:value="80" office:value-type="float">
            <text:p>80</text:p>
          </table:table-cell>
          <table:table-cell ns41:value-type="float" table:style-name="TL Data" office:value="10635" office:value-type="float">
            <text:p>10635</text:p>
          </table:table-cell>
          <table:table-cell ns41:value-type="float" table:style-name="TL Data" office:value="10" office:value-type="float">
            <text:p>10</text:p>
          </table:table-cell>
          <table:table-cell ns41:value-type="float" table:style-name="TL Data" office:value="2810" office:value-type="float">
            <text:p>2810</text:p>
          </table:table-cell>
          <table:table-cell ns41:value-type="float" table:style-name="TL Data" office:value="2690" office:value-type="float">
            <text:p>2690</text:p>
          </table:table-cell>
          <table:table-cell ns41:value-type="float" table:style-name="TL Data" office:value="30" office:value-type="float">
            <text:p>30</text:p>
          </table:table-cell>
          <table:table-cell ns41:value-type="float" table:style-name="TL Data" office:value="90" office:value-type="float">
            <text:p>90</text:p>
          </table:table-cell>
          <table:table-cell ns41:value-type="float" table:style-name="TL Data" office:value="10305" office:value-type="float">
            <text:p>10305</text:p>
          </table:table-cell>
          <table:table-cell ns41:value-type="float" table:style-name="TL Data" office:value="367" office:value-type="float">
            <text:p>367</text:p>
          </table:table-cell>
          <table:table-cell ns41:value-type="float" table:style-name="TL Data" office:value="340" office:value-type="float">
            <text:p>34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586" office:value-type="float">
            <text:p>586</text:p>
          </table:table-cell>
          <table:table-cell ns41:value-type="string" table:style-name="TL RowHeader" office:value-type="string">
            <text:p>Oudenhoorn</text:p>
          </table:table-cell>
          <table:table-cell/>
          <table:table-cell ns41:value-type="float" table:style-name="TL Data" office:value="1175" office:value-type="float">
            <text:p>1175</text:p>
          </table:table-cell>
          <table:table-cell table:style-name="TL Data"/>
          <table:table-cell ns41:value-type="float" table:style-name="TL Data" office:value="1170" office:value-type="float">
            <text:p>1170</text:p>
          </table:table-cell>
          <table:table-cell ns41:value-type="float" table:style-name="TL Data" office:value="5" office:value-type="float">
            <text:p>5</text:p>
          </table:table-cell>
          <table:table-cell ns41:value-type="float" table:style-name="TL Data" office:value="320" office:value-type="float">
            <text:p>320</text:p>
          </table:table-cell>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135" office:value-type="float">
            <text:p>1135</text:p>
          </table:table-cell>
          <table:table-cell ns41:value-type="float" table:style-name="TL Data" office:value="353" office:value-type="float">
            <text:p>353</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587" office:value-type="float">
            <text:p>587</text:p>
          </table:table-cell>
          <table:table-cell ns41:value-type="string" table:style-name="TL RowHeader" office:value-type="string">
            <text:p>Ouderkerk aan den IJssel</text:p>
          </table:table-cell>
          <table:table-cell/>
          <table:table-cell ns41:value-type="float" table:style-name="TL Data" office:value="4195" office:value-type="float">
            <text:p>4195</text:p>
          </table:table-cell>
          <table:table-cell table:style-name="TL Data"/>
          <table:table-cell ns41:value-type="float" table:style-name="TL Data" office:value="3860" office:value-type="float">
            <text:p>3860</text:p>
          </table:table-cell>
          <table:table-cell ns41:value-type="float" table:style-name="TL Data" office:value="335" office:value-type="float">
            <text:p>335</text:p>
          </table:table-cell>
          <table:table-cell ns41:value-type="float" table:style-name="TL Data" office:value="1060" office:value-type="float">
            <text:p>1060</text:p>
          </table:table-cell>
          <table:table-cell ns41:value-type="float" table:style-name="TL Data" office:value="1000" office:value-type="float">
            <text:p>1000</text:p>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4055" office:value-type="float">
            <text:p>4055</text:p>
          </table:table-cell>
          <table:table-cell ns41:value-type="float" table:style-name="TL Data" office:value="383" office:value-type="float">
            <text:p>383</text:p>
          </table:table-cell>
          <table:table-cell ns41:value-type="float" table:style-name="TL Data" office:value="140" office:value-type="float">
            <text:p>140</text:p>
          </table:table-cell>
          <table:table-cell table:style-name="TL Data"/>
          <table:table-cell table:number-columns-repeated="1009"/>
        </table:table-row>
        <table:table-row table:style-name="ro6">
          <table:table-cell ns41:value-type="float" table:style-name="TL RowHeader" office:value="589" office:value-type="float">
            <text:p>589</text:p>
          </table:table-cell>
          <table:table-cell ns41:value-type="string" table:style-name="TL RowHeader" office:value-type="string">
            <text:p>Oudewater</text:p>
          </table:table-cell>
          <table:table-cell/>
          <table:table-cell ns41:value-type="float" table:style-name="TL Data" office:value="5490" office:value-type="float">
            <text:p>5490</text:p>
          </table:table-cell>
          <table:table-cell ns41:value-type="float" table:style-name="TL Data" office:value="140" office:value-type="float">
            <text:p>140</text:p>
          </table:table-cell>
          <table:table-cell ns41:value-type="float" table:style-name="TL Data" office:value="5310" office:value-type="float">
            <text:p>5310</text:p>
          </table:table-cell>
          <table:table-cell ns41:value-type="float" table:style-name="TL Data" office:value="40" office:value-type="float">
            <text:p>40</text:p>
          </table:table-cell>
          <table:table-cell ns41:value-type="float" table:style-name="TL Data" office:value="1260" office:value-type="float">
            <text:p>1260</text:p>
          </table:table-cell>
          <table:table-cell ns41:value-type="float" table:style-name="TL Data" office:value="1205" office:value-type="float">
            <text:p>1205</text:p>
          </table:table-cell>
          <table:table-cell ns41:value-type="float" table:style-name="TL Data" office:value="15" office:value-type="float">
            <text:p>15</text:p>
          </table:table-cell>
          <table:table-cell ns41:value-type="float" table:style-name="TL Data" office:value="45" office:value-type="float">
            <text:p>45</text:p>
          </table:table-cell>
          <table:table-cell ns41:value-type="float" table:style-name="TL Data" office:value="5210" office:value-type="float">
            <text:p>5210</text:p>
          </table:table-cell>
          <table:table-cell ns41:value-type="float" table:style-name="TL Data" office:value="413" office:value-type="float">
            <text:p>413</text:p>
          </table:table-cell>
          <table:table-cell ns41:value-type="float" table:style-name="TL Data" office:value="140" office:value-type="float">
            <text:p>1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90" office:value-type="float">
            <text:p>590</text:p>
          </table:table-cell>
          <table:table-cell ns41:value-type="string" table:style-name="TL RowHeader" office:value-type="string">
            <text:p>Papendrecht</text:p>
          </table:table-cell>
          <table:table-cell/>
          <table:table-cell ns41:value-type="float" table:style-name="TL Data" office:value="18370" office:value-type="float">
            <text:p>18370</text:p>
          </table:table-cell>
          <table:table-cell ns41:value-type="float" table:style-name="TL Data" office:value="45" office:value-type="float">
            <text:p>45</text:p>
          </table:table-cell>
          <table:table-cell ns41:value-type="float" table:style-name="TL Data" office:value="18125" office:value-type="float">
            <text:p>18125</text:p>
          </table:table-cell>
          <table:table-cell ns41:value-type="float" table:style-name="TL Data" office:value="205" office:value-type="float">
            <text:p>205</text:p>
          </table:table-cell>
          <table:table-cell ns41:value-type="float" table:style-name="TL Data" office:value="4895" office:value-type="float">
            <text:p>4895</text:p>
          </table:table-cell>
          <table:table-cell ns41:value-type="float" table:style-name="TL Data" office:value="4780" office:value-type="float">
            <text:p>4780</text:p>
          </table:table-cell>
          <table:table-cell ns41:value-type="float" table:style-name="TL Data" office:value="25" office:value-type="float">
            <text:p>25</text:p>
          </table:table-cell>
          <table:table-cell ns41:value-type="float" table:style-name="TL Data" office:value="90" office:value-type="float">
            <text:p>90</text:p>
          </table:table-cell>
          <table:table-cell ns41:value-type="float" table:style-name="TL Data" office:value="17950" office:value-type="float">
            <text:p>17950</text:p>
          </table:table-cell>
          <table:table-cell ns41:value-type="float" table:style-name="TL Data" office:value="367" office:value-type="float">
            <text:p>367</text:p>
          </table:table-cell>
          <table:table-cell ns41:value-type="float" table:style-name="TL Data" office:value="380" office:value-type="float">
            <text:p>3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91" office:value-type="float">
            <text:p>591</text:p>
          </table:table-cell>
          <table:table-cell ns41:value-type="string" table:style-name="TL RowHeader" office:value-type="string">
            <text:p>Piershil</text:p>
          </table:table-cell>
          <table:table-cell/>
          <table:table-cell ns41:value-type="float" table:style-name="TL Data" office:value="1115" office:value-type="float">
            <text:p>1115</text:p>
          </table:table-cell>
          <table:table-cell table:style-name="TL Data"/>
          <table:table-cell ns41:value-type="float" table:style-name="TL Data" office:value="1115" office:value-type="float">
            <text:p>1115</text:p>
          </table:table-cell>
          <table:table-cell table:style-name="TL Data"/>
          <table:table-cell ns41:value-type="float" table:style-name="TL Data" office:value="305" office:value-type="float">
            <text:p>305</text:p>
          </table:table-cell>
          <table:table-cell ns41:value-type="float" table:style-name="TL Data" office:value="290" office:value-type="float">
            <text:p>29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085" office:value-type="float">
            <text:p>1085</text:p>
          </table:table-cell>
          <table:table-cell ns41:value-type="float" table:style-name="TL Data" office:value="356" office:value-type="float">
            <text:p>356</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592" office:value-type="float">
            <text:p>592</text:p>
          </table:table-cell>
          <table:table-cell ns41:value-type="string" table:style-name="TL RowHeader" office:value-type="string">
            <text:p>Poortugaal</text:p>
          </table:table-cell>
          <table:table-cell/>
          <table:table-cell ns41:value-type="float" table:style-name="TL Data" office:value="16920" office:value-type="float">
            <text:p>16920</text:p>
          </table:table-cell>
          <table:table-cell ns41:value-type="float" table:style-name="TL Data" office:value="1140" office:value-type="float">
            <text:p>1140</text:p>
          </table:table-cell>
          <table:table-cell ns41:value-type="float" table:style-name="TL Data" office:value="15655" office:value-type="float">
            <text:p>15655</text:p>
          </table:table-cell>
          <table:table-cell ns41:value-type="float" table:style-name="TL Data" office:value="125" office:value-type="float">
            <text:p>125</text:p>
          </table:table-cell>
          <table:table-cell ns41:value-type="float" table:style-name="TL Data" office:value="4230" office:value-type="float">
            <text:p>4230</text:p>
          </table:table-cell>
          <table:table-cell ns41:value-type="float" table:style-name="TL Data" office:value="4140" office:value-type="float">
            <text:p>4140</text:p>
          </table:table-cell>
          <table:table-cell ns41:value-type="float" table:style-name="TL Data" office:value="20" office:value-type="float">
            <text:p>20</text:p>
          </table:table-cell>
          <table:table-cell ns41:value-type="float" table:style-name="TL Data" office:value="70" office:value-type="float">
            <text:p>70</text:p>
          </table:table-cell>
          <table:table-cell ns41:value-type="float" table:style-name="TL Data" office:value="15435" office:value-type="float">
            <text:p>15435</text:p>
          </table:table-cell>
          <table:table-cell ns41:value-type="float" table:style-name="TL Data" office:value="365" office:value-type="float">
            <text:p>365</text:p>
          </table:table-cell>
          <table:table-cell ns41:value-type="float" table:style-name="TL Data" office:value="350" office:value-type="float">
            <text:p>3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93" office:value-type="float">
            <text:p>593</text:p>
          </table:table-cell>
          <table:table-cell ns41:value-type="string" table:style-name="TL RowHeader" office:value-type="string">
            <text:p>Puttershoek</text:p>
          </table:table-cell>
          <table:table-cell/>
          <table:table-cell ns41:value-type="float" table:style-name="TL Data" office:value="3910" office:value-type="float">
            <text:p>3910</text:p>
          </table:table-cell>
          <table:table-cell table:style-name="TL Data"/>
          <table:table-cell ns41:value-type="float" table:style-name="TL Data" office:value="3800" office:value-type="float">
            <text:p>3800</text:p>
          </table:table-cell>
          <table:table-cell ns41:value-type="float" table:style-name="TL Data" office:value="105" office:value-type="float">
            <text:p>105</text:p>
          </table:table-cell>
          <table:table-cell ns41:value-type="float" table:style-name="TL Data" office:value="1115" office:value-type="float">
            <text:p>1115</text:p>
          </table:table-cell>
          <table:table-cell ns41:value-type="float" table:style-name="TL Data" office:value="1065" office:value-type="float">
            <text:p>106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3795" office:value-type="float">
            <text:p>3795</text:p>
          </table:table-cell>
          <table:table-cell ns41:value-type="float" table:style-name="TL Data" office:value="341" office:value-type="float">
            <text:p>341</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94" office:value-type="float">
            <text:p>594</text:p>
          </table:table-cell>
          <table:table-cell ns41:value-type="string" table:style-name="TL RowHeader" office:value-type="string">
            <text:p>Pijnacker</text:p>
          </table:table-cell>
          <table:table-cell/>
          <table:table-cell ns41:value-type="float" table:style-name="TL Data" office:value="15220" office:value-type="float">
            <text:p>15220</text:p>
          </table:table-cell>
          <table:table-cell table:style-name="TL Data"/>
          <table:table-cell ns41:value-type="float" table:style-name="TL Data" office:value="14935" office:value-type="float">
            <text:p>14935</text:p>
          </table:table-cell>
          <table:table-cell ns41:value-type="float" table:style-name="TL Data" office:value="285" office:value-type="float">
            <text:p>285</text:p>
          </table:table-cell>
          <table:table-cell ns41:value-type="float" table:style-name="TL Data" office:value="3730" office:value-type="float">
            <text:p>3730</text:p>
          </table:table-cell>
          <table:table-cell ns41:value-type="float" table:style-name="TL Data" office:value="3620" office:value-type="float">
            <text:p>3620</text:p>
          </table:table-cell>
          <table:table-cell ns41:value-type="float" table:style-name="TL Data" office:value="30" office:value-type="float">
            <text:p>30</text:p>
          </table:table-cell>
          <table:table-cell ns41:value-type="float" table:style-name="TL Data" office:value="75" office:value-type="float">
            <text:p>75</text:p>
          </table:table-cell>
          <table:table-cell ns41:value-type="float" table:style-name="TL Data" office:value="14915" office:value-type="float">
            <text:p>14915</text:p>
          </table:table-cell>
          <table:table-cell ns41:value-type="float" table:style-name="TL Data" office:value="400" office:value-type="float">
            <text:p>400</text:p>
          </table:table-cell>
          <table:table-cell ns41:value-type="float" table:style-name="TL Data" office:value="305" office:value-type="float">
            <text:p>305</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595" office:value-type="float">
            <text:p>595</text:p>
          </table:table-cell>
          <table:table-cell ns41:value-type="string" table:style-name="TL RowHeader" office:value-type="string">
            <text:p>Reeuwijk</text:p>
          </table:table-cell>
          <table:table-cell/>
          <table:table-cell ns41:value-type="float" table:style-name="TL Data" office:value="7580" office:value-type="float">
            <text:p>7580</text:p>
          </table:table-cell>
          <table:table-cell table:style-name="TL Data"/>
          <table:table-cell ns41:value-type="float" table:style-name="TL Data" office:value="7520" office:value-type="float">
            <text:p>7520</text:p>
          </table:table-cell>
          <table:table-cell ns41:value-type="float" table:style-name="TL Data" office:value="60" office:value-type="float">
            <text:p>60</text:p>
          </table:table-cell>
          <table:table-cell ns41:value-type="float" table:style-name="TL Data" office:value="1920" office:value-type="float">
            <text:p>1920</text:p>
          </table:table-cell>
          <table:table-cell ns41:value-type="float" table:style-name="TL Data" office:value="1870" office:value-type="float">
            <text:p>1870</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7400" office:value-type="float">
            <text:p>7400</text:p>
          </table:table-cell>
          <table:table-cell ns41:value-type="float" table:style-name="TL Data" office:value="385" office:value-type="float">
            <text:p>385</text:p>
          </table:table-cell>
          <table:table-cell ns41:value-type="float" table:style-name="TL Data" office:value="185" office:value-type="float">
            <text:p>18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596" office:value-type="float">
            <text:p>596</text:p>
          </table:table-cell>
          <table:table-cell ns41:value-type="string" table:style-name="TL RowHeader" office:value-type="string">
            <text:p>Rhoon</text:p>
          </table:table-cell>
          <table:table-cell/>
          <table:table-cell ns41:value-type="float" table:style-name="TL Data" office:value="5530" office:value-type="float">
            <text:p>5530</text:p>
          </table:table-cell>
          <table:table-cell ns41:value-type="float" table:style-name="TL Data" office:value="50" office:value-type="float">
            <text:p>50</text:p>
          </table:table-cell>
          <table:table-cell ns41:value-type="float" table:style-name="TL Data" office:value="5440" office:value-type="float">
            <text:p>5440</text:p>
          </table:table-cell>
          <table:table-cell ns41:value-type="float" table:style-name="TL Data" office:value="45" office:value-type="float">
            <text:p>45</text:p>
          </table:table-cell>
          <table:table-cell ns41:value-type="float" table:style-name="TL Data" office:value="1405" office:value-type="float">
            <text:p>1405</text:p>
          </table:table-cell>
          <table:table-cell ns41:value-type="float" table:style-name="TL Data" office:value="1340" office:value-type="float">
            <text:p>1340</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5360" office:value-type="float">
            <text:p>5360</text:p>
          </table:table-cell>
          <table:table-cell ns41:value-type="float" table:style-name="TL Data" office:value="382" office:value-type="float">
            <text:p>382</text:p>
          </table:table-cell>
          <table:table-cell ns41:value-type="float" table:style-name="TL Data" office:value="120" office:value-type="float">
            <text:p>1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597" office:value-type="float">
            <text:p>597</text:p>
          </table:table-cell>
          <table:table-cell ns41:value-type="string" table:style-name="TL RowHeader" office:value-type="string">
            <text:p>Ridderkerk</text:p>
          </table:table-cell>
          <table:table-cell/>
          <table:table-cell ns41:value-type="float" table:style-name="TL Data" office:value="43515" office:value-type="float">
            <text:p>43515</text:p>
          </table:table-cell>
          <table:table-cell ns41:value-type="float" table:style-name="TL Data" office:value="210" office:value-type="float">
            <text:p>210</text:p>
          </table:table-cell>
          <table:table-cell ns41:value-type="float" table:style-name="TL Data" office:value="42800" office:value-type="float">
            <text:p>42800</text:p>
          </table:table-cell>
          <table:table-cell ns41:value-type="float" table:style-name="TL Data" office:value="505" office:value-type="float">
            <text:p>505</text:p>
          </table:table-cell>
          <table:table-cell ns41:value-type="float" table:style-name="TL Data" office:value="11830" office:value-type="float">
            <text:p>11830</text:p>
          </table:table-cell>
          <table:table-cell ns41:value-type="float" table:style-name="TL Data" office:value="11550" office:value-type="float">
            <text:p>11550</text:p>
          </table:table-cell>
          <table:table-cell ns41:value-type="float" table:style-name="TL Data" office:value="65" office:value-type="float">
            <text:p>65</text:p>
          </table:table-cell>
          <table:table-cell ns41:value-type="float" table:style-name="TL Data" office:value="210" office:value-type="float">
            <text:p>210</text:p>
          </table:table-cell>
          <table:table-cell ns41:value-type="float" table:style-name="TL Data" office:value="42270" office:value-type="float">
            <text:p>42270</text:p>
          </table:table-cell>
          <table:table-cell ns41:value-type="float" table:style-name="TL Data" office:value="357" office:value-type="float">
            <text:p>357</text:p>
          </table:table-cell>
          <table:table-cell ns41:value-type="float" table:style-name="TL Data" office:value="1040" office:value-type="float">
            <text:p>1040</text:p>
          </table:table-cell>
          <table:table-cell ns41:value-type="float" table:style-name="TL Data" office:value="90" office:value-type="float">
            <text:p>90</text:p>
          </table:table-cell>
          <table:table-cell table:number-columns-repeated="1009"/>
        </table:table-row>
        <table:table-row table:style-name="ro6">
          <table:table-cell ns41:value-type="float" table:style-name="TL RowHeader" office:value="598" office:value-type="float">
            <text:p>598</text:p>
          </table:table-cell>
          <table:table-cell ns41:value-type="string" table:style-name="TL RowHeader" office:value-type="string">
            <text:p>Rockanje</text:p>
          </table:table-cell>
          <table:table-cell/>
          <table:table-cell ns41:value-type="float" table:style-name="TL Data" office:value="4710" office:value-type="float">
            <text:p>4710</text:p>
          </table:table-cell>
          <table:table-cell ns41:value-type="float" table:style-name="TL Data" office:value="150" office:value-type="float">
            <text:p>150</text:p>
          </table:table-cell>
          <table:table-cell ns41:value-type="float" table:style-name="TL Data" office:value="4485" office:value-type="float">
            <text:p>4485</text:p>
          </table:table-cell>
          <table:table-cell ns41:value-type="float" table:style-name="TL Data" office:value="80" office:value-type="float">
            <text:p>80</text:p>
          </table:table-cell>
          <table:table-cell ns41:value-type="float" table:style-name="TL Data" office:value="1305" office:value-type="float">
            <text:p>1305</text:p>
          </table:table-cell>
          <table:table-cell ns41:value-type="float" table:style-name="TL Data" office:value="1270" office:value-type="float">
            <text:p>127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4355" office:value-type="float">
            <text:p>4355</text:p>
          </table:table-cell>
          <table:table-cell ns41:value-type="float" table:style-name="TL Data" office:value="334" office:value-type="float">
            <text:p>334</text:p>
          </table:table-cell>
          <table:table-cell ns41:value-type="float" table:style-name="TL Data" office:value="210" office:value-type="float">
            <text:p>21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599" office:value-type="float">
            <text:p>599</text:p>
          </table:table-cell>
          <table:table-cell ns41:value-type="string" table:style-name="TL RowHeader" office:value-type="string">
            <text:p>Rotterdam</text:p>
          </table:table-cell>
          <table:table-cell/>
          <table:table-cell ns41:value-type="float" table:style-name="TL Data" office:value="682900" office:value-type="float">
            <text:p>682900</text:p>
          </table:table-cell>
          <table:table-cell ns41:value-type="float" table:style-name="TL Data" office:value="12490" office:value-type="float">
            <text:p>12490</text:p>
          </table:table-cell>
          <table:table-cell ns41:value-type="float" table:style-name="TL Data" office:value="651960" office:value-type="float">
            <text:p>651960</text:p>
          </table:table-cell>
          <table:table-cell ns41:value-type="float" table:style-name="TL Data" office:value="18450" office:value-type="float">
            <text:p>18450</text:p>
          </table:table-cell>
          <table:table-cell ns41:value-type="float" table:style-name="TL Data" office:value="190790" office:value-type="float">
            <text:p>190790</text:p>
          </table:table-cell>
          <table:table-cell ns41:value-type="float" table:style-name="TL Data" office:value="182100" office:value-type="float">
            <text:p>182100</text:p>
          </table:table-cell>
          <table:table-cell ns41:value-type="float" table:style-name="TL Data" office:value="950" office:value-type="float">
            <text:p>950</text:p>
          </table:table-cell>
          <table:table-cell ns41:value-type="float" table:style-name="TL Data" office:value="7740" office:value-type="float">
            <text:p>7740</text:p>
          </table:table-cell>
          <table:table-cell ns41:value-type="float" table:style-name="TL Data" office:value="608225" office:value-type="float">
            <text:p>608225</text:p>
          </table:table-cell>
          <table:table-cell ns41:value-type="float" table:style-name="TL Data" office:value="319" office:value-type="float">
            <text:p>319</text:p>
          </table:table-cell>
          <table:table-cell ns41:value-type="float" table:style-name="TL Data" office:value="62185" office:value-type="float">
            <text:p>62185</text:p>
          </table:table-cell>
          <table:table-cell ns41:value-type="float" table:style-name="TL Data" office:value="13305" office:value-type="float">
            <text:p>13305</text:p>
          </table:table-cell>
          <table:table-cell table:number-columns-repeated="1009"/>
        </table:table-row>
        <table:table-row table:style-name="ro6">
          <table:table-cell ns41:value-type="float" table:style-name="TL RowHeader" office:value="600" office:value-type="float">
            <text:p>600</text:p>
          </table:table-cell>
          <table:table-cell ns41:value-type="string" table:style-name="TL RowHeader" office:value-type="string">
            <text:p>Rozenburg</text:p>
          </table:table-cell>
          <table:table-cell/>
          <table:table-cell ns41:value-type="float" table:style-name="TL Data" office:value="11280" office:value-type="float">
            <text:p>11280</text:p>
          </table:table-cell>
          <table:table-cell table:style-name="TL Data"/>
          <table:table-cell ns41:value-type="float" table:style-name="TL Data" office:value="11220" office:value-type="float">
            <text:p>11220</text:p>
          </table:table-cell>
          <table:table-cell ns41:value-type="float" table:style-name="TL Data" office:value="60" office:value-type="float">
            <text:p>60</text:p>
          </table:table-cell>
          <table:table-cell ns41:value-type="float" table:style-name="TL Data" office:value="2995" office:value-type="float">
            <text:p>2995</text:p>
          </table:table-cell>
          <table:table-cell ns41:value-type="float" table:style-name="TL Data" office:value="2910" office:value-type="float">
            <text:p>2910</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11095" office:value-type="float">
            <text:p>11095</text:p>
          </table:table-cell>
          <table:table-cell ns41:value-type="float" table:style-name="TL Data" office:value="371" office:value-type="float">
            <text:p>371</text:p>
          </table:table-cell>
          <table:table-cell ns41:value-type="float" table:style-name="TL Data" office:value="185" office:value-type="float">
            <text:p>18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601" office:value-type="float">
            <text:p>601</text:p>
          </table:table-cell>
          <table:table-cell ns41:value-type="string" table:style-name="TL RowHeader" office:value-type="string">
            <text:p>Rijnsaterwoude</text:p>
          </table:table-cell>
          <table:table-cell/>
          <table:table-cell ns41:value-type="float" table:style-name="TL Data" office:value="1175" office:value-type="float">
            <text:p>1175</text:p>
          </table:table-cell>
          <table:table-cell table:style-name="TL Data"/>
          <table:table-cell ns41:value-type="float" table:style-name="TL Data" office:value="1155" office:value-type="float">
            <text:p>1155</text:p>
          </table:table-cell>
          <table:table-cell ns41:value-type="float" table:style-name="TL Data" office:value="15" office:value-type="float">
            <text:p>15</text:p>
          </table:table-cell>
          <table:table-cell ns41:value-type="float" table:style-name="TL Data" office:value="290" office:value-type="float">
            <text:p>290</text:p>
          </table:table-cell>
          <table:table-cell ns41:value-type="float" table:style-name="TL Data" office:value="275" office:value-type="float">
            <text:p>27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145" office:value-type="float">
            <text:p>1145</text:p>
          </table:table-cell>
          <table:table-cell ns41:value-type="float" table:style-name="TL Data" office:value="396" office:value-type="float">
            <text:p>396</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02" office:value-type="float">
            <text:p>602</text:p>
          </table:table-cell>
          <table:table-cell ns41:value-type="string" table:style-name="TL RowHeader" office:value-type="string">
            <text:p>Rijnsburg</text:p>
          </table:table-cell>
          <table:table-cell/>
          <table:table-cell ns41:value-type="float" table:style-name="TL Data" office:value="8835" office:value-type="float">
            <text:p>8835</text:p>
          </table:table-cell>
          <table:table-cell ns41:value-type="float" table:style-name="TL Data" office:value="70" office:value-type="float">
            <text:p>70</text:p>
          </table:table-cell>
          <table:table-cell ns41:value-type="float" table:style-name="TL Data" office:value="8655" office:value-type="float">
            <text:p>8655</text:p>
          </table:table-cell>
          <table:table-cell ns41:value-type="float" table:style-name="TL Data" office:value="110" office:value-type="float">
            <text:p>110</text:p>
          </table:table-cell>
          <table:table-cell ns41:value-type="float" table:style-name="TL Data" office:value="2145" office:value-type="float">
            <text:p>2145</text:p>
          </table:table-cell>
          <table:table-cell ns41:value-type="float" table:style-name="TL Data" office:value="2065" office:value-type="float">
            <text:p>2065</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8560" office:value-type="float">
            <text:p>8560</text:p>
          </table:table-cell>
          <table:table-cell ns41:value-type="float" table:style-name="TL Data" office:value="400" office:value-type="float">
            <text:p>400</text:p>
          </table:table-cell>
          <table:table-cell ns41:value-type="float" table:style-name="TL Data" office:value="205" office:value-type="float">
            <text:p>20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603" office:value-type="float">
            <text:p>603</text:p>
          </table:table-cell>
          <table:table-cell ns41:value-type="string" table:style-name="TL RowHeader" office:value-type="string">
            <text:p>Rijswijk (ZH.)</text:p>
          </table:table-cell>
          <table:table-cell/>
          <table:table-cell ns41:value-type="float" table:style-name="TL Data" office:value="50415" office:value-type="float">
            <text:p>50415</text:p>
          </table:table-cell>
          <table:table-cell ns41:value-type="float" table:style-name="TL Data" office:value="690" office:value-type="float">
            <text:p>690</text:p>
          </table:table-cell>
          <table:table-cell ns41:value-type="float" table:style-name="TL Data" office:value="49660" office:value-type="float">
            <text:p>49660</text:p>
          </table:table-cell>
          <table:table-cell ns41:value-type="float" table:style-name="TL Data" office:value="65" office:value-type="float">
            <text:p>65</text:p>
          </table:table-cell>
          <table:table-cell ns41:value-type="float" table:style-name="TL Data" office:value="13570" office:value-type="float">
            <text:p>13570</text:p>
          </table:table-cell>
          <table:table-cell ns41:value-type="float" table:style-name="TL Data" office:value="13020" office:value-type="float">
            <text:p>13020</text:p>
          </table:table-cell>
          <table:table-cell ns41:value-type="float" table:style-name="TL Data" office:value="70" office:value-type="float">
            <text:p>70</text:p>
          </table:table-cell>
          <table:table-cell ns41:value-type="float" table:style-name="TL Data" office:value="480" office:value-type="float">
            <text:p>480</text:p>
          </table:table-cell>
          <table:table-cell ns41:value-type="float" table:style-name="TL Data" office:value="46600" office:value-type="float">
            <text:p>46600</text:p>
          </table:table-cell>
          <table:table-cell ns41:value-type="float" table:style-name="TL Data" office:value="343" office:value-type="float">
            <text:p>343</text:p>
          </table:table-cell>
          <table:table-cell ns41:value-type="float" table:style-name="TL Data" office:value="3125" office:value-type="float">
            <text:p>3125</text:p>
          </table:table-cell>
          <table:table-cell ns41:value-type="float" table:style-name="TL Data" office:value="690" office:value-type="float">
            <text:p>690</text:p>
          </table:table-cell>
          <table:table-cell table:number-columns-repeated="1009"/>
        </table:table-row>
        <table:table-row table:style-name="ro6">
          <table:table-cell ns41:value-type="float" table:style-name="TL RowHeader" office:value="604" office:value-type="float">
            <text:p>604</text:p>
          </table:table-cell>
          <table:table-cell ns41:value-type="string" table:style-name="TL RowHeader" office:value-type="string">
            <text:p>Sassenheim</text:p>
          </table:table-cell>
          <table:table-cell/>
          <table:table-cell ns41:value-type="float" table:style-name="TL Data" office:value="12510" office:value-type="float">
            <text:p>12510</text:p>
          </table:table-cell>
          <table:table-cell ns41:value-type="float" table:style-name="TL Data" office:value="215" office:value-type="float">
            <text:p>215</text:p>
          </table:table-cell>
          <table:table-cell ns41:value-type="float" table:style-name="TL Data" office:value="12200" office:value-type="float">
            <text:p>12200</text:p>
          </table:table-cell>
          <table:table-cell ns41:value-type="float" table:style-name="TL Data" office:value="95" office:value-type="float">
            <text:p>95</text:p>
          </table:table-cell>
          <table:table-cell ns41:value-type="float" table:style-name="TL Data" office:value="3060" office:value-type="float">
            <text:p>3060</text:p>
          </table:table-cell>
          <table:table-cell ns41:value-type="float" table:style-name="TL Data" office:value="2955" office:value-type="float">
            <text:p>2955</text:p>
          </table:table-cell>
          <table:table-cell ns41:value-type="float" table:style-name="TL Data" office:value="30" office:value-type="float">
            <text:p>30</text:p>
          </table:table-cell>
          <table:table-cell ns41:value-type="float" table:style-name="TL Data" office:value="75" office:value-type="float">
            <text:p>75</text:p>
          </table:table-cell>
          <table:table-cell ns41:value-type="float" table:style-name="TL Data" office:value="12030" office:value-type="float">
            <text:p>12030</text:p>
          </table:table-cell>
          <table:table-cell ns41:value-type="float" table:style-name="TL Data" office:value="393" office:value-type="float">
            <text:p>393</text:p>
          </table:table-cell>
          <table:table-cell ns41:value-type="float" table:style-name="TL Data" office:value="270" office:value-type="float">
            <text:p>2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05" office:value-type="float">
            <text:p>605</text:p>
          </table:table-cell>
          <table:table-cell ns41:value-type="string" table:style-name="TL RowHeader" office:value-type="string">
            <text:p>Schelluinen</text:p>
          </table:table-cell>
          <table:table-cell/>
          <table:table-cell ns41:value-type="float" table:style-name="TL Data" office:value="1030" office:value-type="float">
            <text:p>1030</text:p>
          </table:table-cell>
          <table:table-cell table:style-name="TL Data"/>
          <table:table-cell ns41:value-type="float" table:style-name="TL Data" office:value="1025" office:value-type="float">
            <text:p>1025</text:p>
          </table:table-cell>
          <table:table-cell table:style-name="TL Data"/>
          <table:table-cell ns41:value-type="float" table:style-name="TL Data" office:value="280" office:value-type="float">
            <text:p>280</text:p>
          </table:table-cell>
          <table:table-cell ns41:value-type="float" table:style-name="TL Data" office:value="275" office:value-type="float">
            <text:p>275</text:p>
          </table:table-cell>
          <table:table-cell table:style-name="TL Data"/>
          <table:table-cell ns41:value-type="float" table:style-name="TL Data" office:value="5" office:value-type="float">
            <text:p>5</text:p>
          </table:table-cell>
          <table:table-cell ns41:value-type="float" table:style-name="TL Data" office:value="1005" office:value-type="float">
            <text:p>1005</text:p>
          </table:table-cell>
          <table:table-cell ns41:value-type="float" table:style-name="TL Data" office:value="357" office:value-type="float">
            <text:p>357</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606" office:value-type="float">
            <text:p>606</text:p>
          </table:table-cell>
          <table:table-cell ns41:value-type="string" table:style-name="TL RowHeader" office:value-type="string">
            <text:p>Schiedam</text:p>
          </table:table-cell>
          <table:table-cell/>
          <table:table-cell ns41:value-type="float" table:style-name="TL Data" office:value="82705" office:value-type="float">
            <text:p>82705</text:p>
          </table:table-cell>
          <table:table-cell ns41:value-type="float" table:style-name="TL Data" office:value="1565" office:value-type="float">
            <text:p>1565</text:p>
          </table:table-cell>
          <table:table-cell ns41:value-type="float" table:style-name="TL Data" office:value="80625" office:value-type="float">
            <text:p>80625</text:p>
          </table:table-cell>
          <table:table-cell ns41:value-type="float" table:style-name="TL Data" office:value="515" office:value-type="float">
            <text:p>515</text:p>
          </table:table-cell>
          <table:table-cell ns41:value-type="float" table:style-name="TL Data" office:value="22915" office:value-type="float">
            <text:p>22915</text:p>
          </table:table-cell>
          <table:table-cell ns41:value-type="float" table:style-name="TL Data" office:value="22060" office:value-type="float">
            <text:p>22060</text:p>
          </table:table-cell>
          <table:table-cell ns41:value-type="float" table:style-name="TL Data" office:value="105" office:value-type="float">
            <text:p>105</text:p>
          </table:table-cell>
          <table:table-cell ns41:value-type="float" table:style-name="TL Data" office:value="750" office:value-type="float">
            <text:p>750</text:p>
          </table:table-cell>
          <table:table-cell ns41:value-type="float" table:style-name="TL Data" office:value="76845" office:value-type="float">
            <text:p>76845</text:p>
          </table:table-cell>
          <table:table-cell ns41:value-type="float" table:style-name="TL Data" office:value="335" office:value-type="float">
            <text:p>335</text:p>
          </table:table-cell>
          <table:table-cell ns41:value-type="float" table:style-name="TL Data" office:value="4295" office:value-type="float">
            <text:p>4295</text:p>
          </table:table-cell>
          <table:table-cell ns41:value-type="float" table:style-name="TL Data" office:value="485" office:value-type="float">
            <text:p>485</text:p>
          </table:table-cell>
          <table:table-cell table:number-columns-repeated="1009"/>
        </table:table-row>
        <table:table-row table:style-name="ro6">
          <table:table-cell ns41:value-type="float" table:style-name="TL RowHeader" office:value="607" office:value-type="float">
            <text:p>607</text:p>
          </table:table-cell>
          <table:table-cell ns41:value-type="string" table:style-name="TL RowHeader" office:value-type="string">
            <text:p>Schipluiden</text:p>
          </table:table-cell>
          <table:table-cell/>
          <table:table-cell ns41:value-type="float" table:style-name="TL Data" office:value="7545" office:value-type="float">
            <text:p>7545</text:p>
          </table:table-cell>
          <table:table-cell ns41:value-type="float" table:style-name="TL Data" office:value="10" office:value-type="float">
            <text:p>10</text:p>
          </table:table-cell>
          <table:table-cell ns41:value-type="float" table:style-name="TL Data" office:value="7375" office:value-type="float">
            <text:p>7375</text:p>
          </table:table-cell>
          <table:table-cell ns41:value-type="float" table:style-name="TL Data" office:value="160" office:value-type="float">
            <text:p>160</text:p>
          </table:table-cell>
          <table:table-cell ns41:value-type="float" table:style-name="TL Data" office:value="1630" office:value-type="float">
            <text:p>1630</text:p>
          </table:table-cell>
          <table:table-cell ns41:value-type="float" table:style-name="TL Data" office:value="1555" office:value-type="float">
            <text:p>1555</text:p>
          </table:table-cell>
          <table:table-cell ns41:value-type="float" table:style-name="TL Data" office:value="20" office:value-type="float">
            <text:p>20</text:p>
          </table:table-cell>
          <table:table-cell ns41:value-type="float" table:style-name="TL Data" office:value="50" office:value-type="float">
            <text:p>50</text:p>
          </table:table-cell>
          <table:table-cell ns41:value-type="float" table:style-name="TL Data" office:value="7405" office:value-type="float">
            <text:p>7405</text:p>
          </table:table-cell>
          <table:table-cell ns41:value-type="float" table:style-name="TL Data" office:value="454" office:value-type="float">
            <text:p>454</text:p>
          </table:table-cell>
          <table:table-cell ns41:value-type="float" table:style-name="TL Data" office:value="130" office:value-type="float">
            <text:p>13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608" office:value-type="float">
            <text:p>608</text:p>
          </table:table-cell>
          <table:table-cell ns41:value-type="string" table:style-name="TL RowHeader" office:value-type="string">
            <text:p>Schoonhoven</text:p>
          </table:table-cell>
          <table:table-cell/>
          <table:table-cell ns41:value-type="float" table:style-name="TL Data" office:value="8595" office:value-type="float">
            <text:p>8595</text:p>
          </table:table-cell>
          <table:table-cell ns41:value-type="float" table:style-name="TL Data" office:value="110" office:value-type="float">
            <text:p>110</text:p>
          </table:table-cell>
          <table:table-cell ns41:value-type="float" table:style-name="TL Data" office:value="8355" office:value-type="float">
            <text:p>8355</text:p>
          </table:table-cell>
          <table:table-cell ns41:value-type="float" table:style-name="TL Data" office:value="125" office:value-type="float">
            <text:p>125</text:p>
          </table:table-cell>
          <table:table-cell ns41:value-type="float" table:style-name="TL Data" office:value="2130" office:value-type="float">
            <text:p>2130</text:p>
          </table:table-cell>
          <table:table-cell ns41:value-type="float" table:style-name="TL Data" office:value="2050" office:value-type="float">
            <text:p>2050</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7905" office:value-type="float">
            <text:p>7905</text:p>
          </table:table-cell>
          <table:table-cell ns41:value-type="float" table:style-name="TL Data" office:value="371" office:value-type="float">
            <text:p>371</text:p>
          </table:table-cell>
          <table:table-cell ns41:value-type="float" table:style-name="TL Data" office:value="575" office:value-type="float">
            <text:p>575</text:p>
          </table:table-cell>
          <table:table-cell ns41:value-type="float" table:style-name="TL Data" office:value="250" office:value-type="float">
            <text:p>250</text:p>
          </table:table-cell>
          <table:table-cell table:number-columns-repeated="1009"/>
        </table:table-row>
        <table:table-row table:style-name="ro6">
          <table:table-cell ns41:value-type="float" table:style-name="TL RowHeader" office:value="609" office:value-type="float">
            <text:p>609</text:p>
          </table:table-cell>
          <table:table-cell ns41:value-type="string" table:style-name="TL RowHeader" office:value-type="string">
            <text:p>Schoonrewoerd</text:p>
          </table:table-cell>
          <table:table-cell/>
          <table:table-cell ns41:value-type="float" table:style-name="TL Data" office:value="1255" office:value-type="float">
            <text:p>1255</text:p>
          </table:table-cell>
          <table:table-cell table:style-name="TL Data"/>
          <table:table-cell ns41:value-type="float" table:style-name="TL Data" office:value="1250" office:value-type="float">
            <text:p>1250</text:p>
          </table:table-cell>
          <table:table-cell ns41:value-type="float" table:style-name="TL Data" office:value="5" office:value-type="float">
            <text:p>5</text:p>
          </table:table-cell>
          <table:table-cell ns41:value-type="float" table:style-name="TL Data" office:value="305" office:value-type="float">
            <text:p>305</text:p>
          </table:table-cell>
          <table:table-cell ns41:value-type="float" table:style-name="TL Data" office:value="285" office:value-type="float">
            <text:p>28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200" office:value-type="float">
            <text:p>1200</text:p>
          </table:table-cell>
          <table:table-cell ns41:value-type="float" table:style-name="TL Data" office:value="393" office:value-type="float">
            <text:p>393</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10" office:value-type="float">
            <text:p>610</text:p>
          </table:table-cell>
          <table:table-cell ns41:value-type="string" table:style-name="TL RowHeader" office:value-type="string">
            <text:p>Sliedrecht</text:p>
          </table:table-cell>
          <table:table-cell/>
          <table:table-cell ns41:value-type="float" table:style-name="TL Data" office:value="20235" office:value-type="float">
            <text:p>20235</text:p>
          </table:table-cell>
          <table:table-cell ns41:value-type="float" table:style-name="TL Data" office:value="280" office:value-type="float">
            <text:p>280</text:p>
          </table:table-cell>
          <table:table-cell ns41:value-type="float" table:style-name="TL Data" office:value="19785" office:value-type="float">
            <text:p>19785</text:p>
          </table:table-cell>
          <table:table-cell ns41:value-type="float" table:style-name="TL Data" office:value="170" office:value-type="float">
            <text:p>170</text:p>
          </table:table-cell>
          <table:table-cell ns41:value-type="float" table:style-name="TL Data" office:value="5575" office:value-type="float">
            <text:p>5575</text:p>
          </table:table-cell>
          <table:table-cell ns41:value-type="float" table:style-name="TL Data" office:value="5445" office:value-type="float">
            <text:p>5445</text:p>
          </table:table-cell>
          <table:table-cell ns41:value-type="float" table:style-name="TL Data" office:value="40" office:value-type="float">
            <text:p>40</text:p>
          </table:table-cell>
          <table:table-cell ns41:value-type="float" table:style-name="TL Data" office:value="90" office:value-type="float">
            <text:p>90</text:p>
          </table:table-cell>
          <table:table-cell ns41:value-type="float" table:style-name="TL Data" office:value="19200" office:value-type="float">
            <text:p>19200</text:p>
          </table:table-cell>
          <table:table-cell ns41:value-type="float" table:style-name="TL Data" office:value="345" office:value-type="float">
            <text:p>345</text:p>
          </table:table-cell>
          <table:table-cell ns41:value-type="float" table:style-name="TL Data" office:value="755" office:value-type="float">
            <text:p>75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612" office:value-type="float">
            <text:p>612</text:p>
          </table:table-cell>
          <table:table-cell ns41:value-type="string" table:style-name="TL RowHeader" office:value-type="string">
            <text:p>Spijkenisse</text:p>
          </table:table-cell>
          <table:table-cell/>
          <table:table-cell ns41:value-type="float" table:style-name="TL Data" office:value="25850" office:value-type="float">
            <text:p>25850</text:p>
          </table:table-cell>
          <table:table-cell ns41:value-type="float" table:style-name="TL Data" office:value="185" office:value-type="float">
            <text:p>185</text:p>
          </table:table-cell>
          <table:table-cell ns41:value-type="float" table:style-name="TL Data" office:value="25630" office:value-type="float">
            <text:p>25630</text:p>
          </table:table-cell>
          <table:table-cell ns41:value-type="float" table:style-name="TL Data" office:value="35" office:value-type="float">
            <text:p>35</text:p>
          </table:table-cell>
          <table:table-cell ns41:value-type="float" table:style-name="TL Data" office:value="6920" office:value-type="float">
            <text:p>6920</text:p>
          </table:table-cell>
          <table:table-cell ns41:value-type="float" table:style-name="TL Data" office:value="6825" office:value-type="float">
            <text:p>6825</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25280" office:value-type="float">
            <text:p>25280</text:p>
          </table:table-cell>
          <table:table-cell ns41:value-type="float" table:style-name="TL Data" office:value="365" office:value-type="float">
            <text:p>365</text:p>
          </table:table-cell>
          <table:table-cell ns41:value-type="float" table:style-name="TL Data" office:value="385" office:value-type="float">
            <text:p>38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615" office:value-type="float">
            <text:p>615</text:p>
          </table:table-cell>
          <table:table-cell ns41:value-type="string" table:style-name="TL RowHeader" office:value-type="string">
            <text:p>Stolwijk</text:p>
          </table:table-cell>
          <table:table-cell/>
          <table:table-cell ns41:value-type="float" table:style-name="TL Data" office:value="4185" office:value-type="float">
            <text:p>4185</text:p>
          </table:table-cell>
          <table:table-cell ns41:value-type="float" table:style-name="TL Data" office:value="45" office:value-type="float">
            <text:p>45</text:p>
          </table:table-cell>
          <table:table-cell ns41:value-type="float" table:style-name="TL Data" office:value="4125" office:value-type="float">
            <text:p>4125</text:p>
          </table:table-cell>
          <table:table-cell ns41:value-type="float" table:style-name="TL Data" office:value="15" office:value-type="float">
            <text:p>15</text:p>
          </table:table-cell>
          <table:table-cell ns41:value-type="float" table:style-name="TL Data" office:value="1055" office:value-type="float">
            <text:p>1055</text:p>
          </table:table-cell>
          <table:table-cell ns41:value-type="float" table:style-name="TL Data" office:value="995" office:value-type="float">
            <text:p>99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4030" office:value-type="float">
            <text:p>4030</text:p>
          </table:table-cell>
          <table:table-cell ns41:value-type="float" table:style-name="TL Data" office:value="382" office:value-type="float">
            <text:p>382</text:p>
          </table:table-cell>
          <table:table-cell ns41:value-type="float" table:style-name="TL Data" office:value="110" office:value-type="float">
            <text:p>110</text:p>
          </table:table-cell>
          <table:table-cell table:style-name="TL Data"/>
          <table:table-cell table:number-columns-repeated="1009"/>
        </table:table-row>
        <table:table-row table:style-name="ro6">
          <table:table-cell ns41:value-type="float" table:style-name="TL RowHeader" office:value="616" office:value-type="float">
            <text:p>616</text:p>
          </table:table-cell>
          <table:table-cell ns41:value-type="string" table:style-name="TL RowHeader" office:value-type="string">
            <text:p>Streefkerk</text:p>
          </table:table-cell>
          <table:table-cell/>
          <table:table-cell ns41:value-type="float" table:style-name="TL Data" office:value="2015" office:value-type="float">
            <text:p>2015</text:p>
          </table:table-cell>
          <table:table-cell table:style-name="TL Data"/>
          <table:table-cell ns41:value-type="float" table:style-name="TL Data" office:value="1995" office:value-type="float">
            <text:p>1995</text:p>
          </table:table-cell>
          <table:table-cell ns41:value-type="float" table:style-name="TL Data" office:value="20" office:value-type="float">
            <text:p>20</text:p>
          </table:table-cell>
          <table:table-cell ns41:value-type="float" table:style-name="TL Data" office:value="500" office:value-type="float">
            <text:p>500</text:p>
          </table:table-cell>
          <table:table-cell ns41:value-type="float" table:style-name="TL Data" office:value="485" office:value-type="float">
            <text:p>48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940" office:value-type="float">
            <text:p>1940</text:p>
          </table:table-cell>
          <table:table-cell ns41:value-type="float" table:style-name="TL Data" office:value="388" office:value-type="float">
            <text:p>388</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617" office:value-type="float">
            <text:p>617</text:p>
          </table:table-cell>
          <table:table-cell ns41:value-type="string" table:style-name="TL RowHeader" office:value-type="string">
            <text:p>Strijen</text:p>
          </table:table-cell>
          <table:table-cell/>
          <table:table-cell ns41:value-type="float" table:style-name="TL Data" office:value="6215" office:value-type="float">
            <text:p>6215</text:p>
          </table:table-cell>
          <table:table-cell ns41:value-type="float" table:style-name="TL Data" office:value="70" office:value-type="float">
            <text:p>70</text:p>
          </table:table-cell>
          <table:table-cell ns41:value-type="float" table:style-name="TL Data" office:value="6085" office:value-type="float">
            <text:p>6085</text:p>
          </table:table-cell>
          <table:table-cell ns41:value-type="float" table:style-name="TL Data" office:value="55" office:value-type="float">
            <text:p>55</text:p>
          </table:table-cell>
          <table:table-cell ns41:value-type="float" table:style-name="TL Data" office:value="1710" office:value-type="float">
            <text:p>1710</text:p>
          </table:table-cell>
          <table:table-cell ns41:value-type="float" table:style-name="TL Data" office:value="1635" office:value-type="float">
            <text:p>1635</text:p>
          </table:table-cell>
          <table:table-cell ns41:value-type="float" table:style-name="TL Data" office:value="20" office:value-type="float">
            <text:p>20</text:p>
          </table:table-cell>
          <table:table-cell ns41:value-type="float" table:style-name="TL Data" office:value="60" office:value-type="float">
            <text:p>60</text:p>
          </table:table-cell>
          <table:table-cell ns41:value-type="float" table:style-name="TL Data" office:value="5975" office:value-type="float">
            <text:p>5975</text:p>
          </table:table-cell>
          <table:table-cell ns41:value-type="float" table:style-name="TL Data" office:value="349" office:value-type="float">
            <text:p>349</text:p>
          </table:table-cell>
          <table:table-cell ns41:value-type="float" table:style-name="TL Data" office:value="165" office:value-type="float">
            <text:p>165</text:p>
          </table:table-cell>
          <table:table-cell table:style-name="TL Data"/>
          <table:table-cell table:number-columns-repeated="1009"/>
        </table:table-row>
        <table:table-row table:style-name="ro6">
          <table:table-cell ns41:value-type="float" table:style-name="TL RowHeader" office:value="618" office:value-type="float">
            <text:p>618</text:p>
          </table:table-cell>
          <table:table-cell ns41:value-type="string" table:style-name="TL RowHeader" office:value-type="string">
            <text:p>Tienhoven (ZH.)</text:p>
          </table:table-cell>
          <table:table-cell/>
          <table:table-cell ns41:value-type="float" table:style-name="TL Data" office:value="500" office:value-type="float">
            <text:p>500</text:p>
          </table:table-cell>
          <table:table-cell table:style-name="TL Data"/>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120" office:value-type="float">
            <text:p>120</text:p>
          </table:table-cell>
          <table:table-cell ns41:value-type="float" table:style-name="TL Data" office:value="115" office:value-type="float">
            <text:p>115</text:p>
          </table:table-cell>
          <table:table-cell ns41:value-type="float" table:style-name="TL Data" office:value="5" office:value-type="float">
            <text:p>5</text:p>
          </table:table-cell>
          <table:table-cell table:style-name="TL Data"/>
          <table:table-cell ns41:value-type="float" table:style-name="TL Data" office:value="485" office:value-type="float">
            <text:p>485</text:p>
          </table:table-cell>
          <table:table-cell ns41:value-type="float" table:style-name="TL Data" office:value="408" office:value-type="float">
            <text:p>408</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619" office:value-type="float">
            <text:p>619</text:p>
          </table:table-cell>
          <table:table-cell ns41:value-type="string" table:style-name="TL RowHeader" office:value-type="string">
            <text:p>Valkenburg (ZH.)</text:p>
          </table:table-cell>
          <table:table-cell/>
          <table:table-cell ns41:value-type="float" table:style-name="TL Data" office:value="2850" office:value-type="float">
            <text:p>2850</text:p>
          </table:table-cell>
          <table:table-cell table:style-name="TL Data"/>
          <table:table-cell ns41:value-type="float" table:style-name="TL Data" office:value="2620" office:value-type="float">
            <text:p>2620</text:p>
          </table:table-cell>
          <table:table-cell ns41:value-type="float" table:style-name="TL Data" office:value="230" office:value-type="float">
            <text:p>230</text:p>
          </table:table-cell>
          <table:table-cell ns41:value-type="float" table:style-name="TL Data" office:value="700" office:value-type="float">
            <text:p>700</text:p>
          </table:table-cell>
          <table:table-cell ns41:value-type="float" table:style-name="TL Data" office:value="690" office:value-type="float">
            <text:p>690</text:p>
          </table:table-cell>
          <table:table-cell ns41:value-type="float" office:value="5" table:style-name="TL Data" table:number-columns-repeated="2" office:value-type="float">
            <text:p>5</text:p>
          </table:table-cell>
          <table:table-cell ns41:value-type="float" table:style-name="TL Data" office:value="2790" office:value-type="float">
            <text:p>2790</text:p>
          </table:table-cell>
          <table:table-cell ns41:value-type="float" table:style-name="TL Data" office:value="398" office:value-type="float">
            <text:p>398</text:p>
          </table:table-cell>
          <table:table-cell ns41:value-type="float" table:style-name="TL Data" office:value="55" office:value-type="float">
            <text:p>5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20" office:value-type="float">
            <text:p>620</text:p>
          </table:table-cell>
          <table:table-cell ns41:value-type="string" table:style-name="TL RowHeader" office:value-type="string">
            <text:p>Vianen</text:p>
          </table:table-cell>
          <table:table-cell/>
          <table:table-cell ns41:value-type="float" table:style-name="TL Data" office:value="9420" office:value-type="float">
            <text:p>9420</text:p>
          </table:table-cell>
          <table:table-cell table:style-name="TL Data"/>
          <table:table-cell ns41:value-type="float" table:style-name="TL Data" office:value="9295" office:value-type="float">
            <text:p>9295</text:p>
          </table:table-cell>
          <table:table-cell ns41:value-type="float" table:style-name="TL Data" office:value="125" office:value-type="float">
            <text:p>125</text:p>
          </table:table-cell>
          <table:table-cell ns41:value-type="float" table:style-name="TL Data" office:value="2500" office:value-type="float">
            <text:p>2500</text:p>
          </table:table-cell>
          <table:table-cell ns41:value-type="float" table:style-name="TL Data" office:value="2435" office:value-type="float">
            <text:p>2435</text:p>
          </table:table-cell>
          <table:table-cell ns41:value-type="float" table:style-name="TL Data" office:value="25" office:value-type="float">
            <text:p>25</text:p>
          </table:table-cell>
          <table:table-cell ns41:value-type="float" table:style-name="TL Data" office:value="40" office:value-type="float">
            <text:p>40</text:p>
          </table:table-cell>
          <table:table-cell ns41:value-type="float" table:style-name="TL Data" office:value="9195" office:value-type="float">
            <text:p>9195</text:p>
          </table:table-cell>
          <table:table-cell ns41:value-type="float" table:style-name="TL Data" office:value="368" office:value-type="float">
            <text:p>368</text:p>
          </table:table-cell>
          <table:table-cell ns41:value-type="float" table:style-name="TL Data" office:value="225" office:value-type="float">
            <text:p>22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621" office:value-type="float">
            <text:p>621</text:p>
          </table:table-cell>
          <table:table-cell ns41:value-type="string" table:style-name="TL RowHeader" office:value-type="string">
            <text:p>Vierpolders</text:p>
          </table:table-cell>
          <table:table-cell/>
          <table:table-cell ns41:value-type="float" table:style-name="TL Data" office:value="1835" office:value-type="float">
            <text:p>1835</text:p>
          </table:table-cell>
          <table:table-cell table:style-name="TL Data"/>
          <table:table-cell ns41:value-type="float" table:style-name="TL Data" office:value="1825" office:value-type="float">
            <text:p>1825</text:p>
          </table:table-cell>
          <table:table-cell ns41:value-type="float" table:style-name="TL Data" office:value="5" office:value-type="float">
            <text:p>5</text:p>
          </table:table-cell>
          <table:table-cell ns41:value-type="float" table:style-name="TL Data" office:value="510" office:value-type="float">
            <text:p>510</text:p>
          </table:table-cell>
          <table:table-cell ns41:value-type="float" table:style-name="TL Data" office:value="495" office:value-type="float">
            <text:p>495</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805" office:value-type="float">
            <text:p>1805</text:p>
          </table:table-cell>
          <table:table-cell ns41:value-type="float" table:style-name="TL Data" office:value="355" office:value-type="float">
            <text:p>355</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622" office:value-type="float">
            <text:p>622</text:p>
          </table:table-cell>
          <table:table-cell ns41:value-type="string" table:style-name="TL RowHeader" office:value-type="string">
            <text:p>Vlaardingen</text:p>
          </table:table-cell>
          <table:table-cell/>
          <table:table-cell ns41:value-type="float" table:style-name="TL Data" office:value="80800" office:value-type="float">
            <text:p>80800</text:p>
          </table:table-cell>
          <table:table-cell ns41:value-type="float" table:style-name="TL Data" office:value="950" office:value-type="float">
            <text:p>950</text:p>
          </table:table-cell>
          <table:table-cell ns41:value-type="float" table:style-name="TL Data" office:value="79490" office:value-type="float">
            <text:p>79490</text:p>
          </table:table-cell>
          <table:table-cell ns41:value-type="float" table:style-name="TL Data" office:value="360" office:value-type="float">
            <text:p>360</text:p>
          </table:table-cell>
          <table:table-cell ns41:value-type="float" table:style-name="TL Data" office:value="22205" office:value-type="float">
            <text:p>22205</text:p>
          </table:table-cell>
          <table:table-cell ns41:value-type="float" table:style-name="TL Data" office:value="21565" office:value-type="float">
            <text:p>21565</text:p>
          </table:table-cell>
          <table:table-cell ns41:value-type="float" table:style-name="TL Data" office:value="85" office:value-type="float">
            <text:p>85</text:p>
          </table:table-cell>
          <table:table-cell ns41:value-type="float" table:style-name="TL Data" office:value="555" office:value-type="float">
            <text:p>555</text:p>
          </table:table-cell>
          <table:table-cell ns41:value-type="float" table:style-name="TL Data" office:value="76335" office:value-type="float">
            <text:p>76335</text:p>
          </table:table-cell>
          <table:table-cell ns41:value-type="float" table:style-name="TL Data" office:value="344" office:value-type="float">
            <text:p>344</text:p>
          </table:table-cell>
          <table:table-cell ns41:value-type="float" table:style-name="TL Data" office:value="3515" office:value-type="float">
            <text:p>3515</text:p>
          </table:table-cell>
          <table:table-cell ns41:value-type="float" table:style-name="TL Data" office:value="285" office:value-type="float">
            <text:p>285</text:p>
          </table:table-cell>
          <table:table-cell table:number-columns-repeated="1009"/>
        </table:table-row>
        <table:table-row table:style-name="ro6">
          <table:table-cell ns41:value-type="float" table:style-name="TL RowHeader" office:value="623" office:value-type="float">
            <text:p>623</text:p>
          </table:table-cell>
          <table:table-cell ns41:value-type="string" table:style-name="TL RowHeader" office:value-type="string">
            <text:p>Vlist</text:p>
          </table:table-cell>
          <table:table-cell/>
          <table:table-cell ns41:value-type="float" table:style-name="TL Data" office:value="575" office:value-type="float">
            <text:p>575</text:p>
          </table:table-cell>
          <table:table-cell table:style-name="TL Data"/>
          <table:table-cell ns41:value-type="float" table:style-name="TL Data" office:value="575" office:value-type="float">
            <text:p>575</text:p>
          </table:table-cell>
          <table:table-cell table:style-name="TL Data"/>
          <table:table-cell ns41:value-type="float" table:style-name="TL Data" office:value="135" office:value-type="float">
            <text:p>135</text:p>
          </table:table-cell>
          <table:table-cell ns41:value-type="float" table:style-name="TL Data" office:value="125" office:value-type="float">
            <text:p>125</text:p>
          </table:table-cell>
          <table:table-cell table:style-name="TL Data"/>
          <table:table-cell ns41:value-type="float" table:style-name="TL Data" office:value="5" office:value-type="float">
            <text:p>5</text:p>
          </table:table-cell>
          <table:table-cell ns41:value-type="float" table:style-name="TL Data" office:value="555" office:value-type="float">
            <text:p>555</text:p>
          </table:table-cell>
          <table:table-cell ns41:value-type="float" table:style-name="TL Data" office:value="415" office:value-type="float">
            <text:p>415</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624" office:value-type="float">
            <text:p>624</text:p>
          </table:table-cell>
          <table:table-cell ns41:value-type="string" table:style-name="TL RowHeader" office:value-type="string">
            <text:p>Voorburg</text:p>
          </table:table-cell>
          <table:table-cell/>
          <table:table-cell ns41:value-type="float" table:style-name="TL Data" office:value="43635" office:value-type="float">
            <text:p>43635</text:p>
          </table:table-cell>
          <table:table-cell ns41:value-type="float" table:style-name="TL Data" office:value="1050" office:value-type="float">
            <text:p>1050</text:p>
          </table:table-cell>
          <table:table-cell ns41:value-type="float" table:style-name="TL Data" office:value="42500" office:value-type="float">
            <text:p>42500</text:p>
          </table:table-cell>
          <table:table-cell ns41:value-type="float" table:style-name="TL Data" office:value="85" office:value-type="float">
            <text:p>85</text:p>
          </table:table-cell>
          <table:table-cell ns41:value-type="float" table:style-name="TL Data" office:value="11660" office:value-type="float">
            <text:p>11660</text:p>
          </table:table-cell>
          <table:table-cell ns41:value-type="float" table:style-name="TL Data" office:value="11050" office:value-type="float">
            <text:p>11050</text:p>
          </table:table-cell>
          <table:table-cell ns41:value-type="float" table:style-name="TL Data" office:value="75" office:value-type="float">
            <text:p>75</text:p>
          </table:table-cell>
          <table:table-cell ns41:value-type="float" table:style-name="TL Data" office:value="535" office:value-type="float">
            <text:p>535</text:p>
          </table:table-cell>
          <table:table-cell ns41:value-type="float" table:style-name="TL Data" office:value="39430" office:value-type="float">
            <text:p>39430</text:p>
          </table:table-cell>
          <table:table-cell ns41:value-type="float" table:style-name="TL Data" office:value="338" office:value-type="float">
            <text:p>338</text:p>
          </table:table-cell>
          <table:table-cell ns41:value-type="float" table:style-name="TL Data" office:value="3155" office:value-type="float">
            <text:p>3155</text:p>
          </table:table-cell>
          <table:table-cell ns41:value-type="float" table:style-name="TL Data" office:value="750" office:value-type="float">
            <text:p>750</text:p>
          </table:table-cell>
          <table:table-cell table:number-columns-repeated="1009"/>
        </table:table-row>
        <table:table-row table:style-name="ro6">
          <table:table-cell ns41:value-type="float" table:style-name="TL RowHeader" office:value="625" office:value-type="float">
            <text:p>625</text:p>
          </table:table-cell>
          <table:table-cell ns41:value-type="string" table:style-name="TL RowHeader" office:value-type="string">
            <text:p>Voorhout</text:p>
          </table:table-cell>
          <table:table-cell/>
          <table:table-cell ns41:value-type="float" table:style-name="TL Data" office:value="6525" office:value-type="float">
            <text:p>6525</text:p>
          </table:table-cell>
          <table:table-cell ns41:value-type="float" table:style-name="TL Data" office:value="245" office:value-type="float">
            <text:p>245</text:p>
          </table:table-cell>
          <table:table-cell ns41:value-type="float" table:style-name="TL Data" office:value="6205" office:value-type="float">
            <text:p>6205</text:p>
          </table:table-cell>
          <table:table-cell ns41:value-type="float" table:style-name="TL Data" office:value="80" office:value-type="float">
            <text:p>80</text:p>
          </table:table-cell>
          <table:table-cell ns41:value-type="float" table:style-name="TL Data" office:value="1475" office:value-type="float">
            <text:p>1475</text:p>
          </table:table-cell>
          <table:table-cell ns41:value-type="float" table:style-name="TL Data" office:value="1425" office:value-type="float">
            <text:p>1425</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6155" office:value-type="float">
            <text:p>6155</text:p>
          </table:table-cell>
          <table:table-cell ns41:value-type="float" table:style-name="TL Data" office:value="418" office:value-type="float">
            <text:p>418</text:p>
          </table:table-cell>
          <table:table-cell ns41:value-type="float" table:style-name="TL Data" office:value="125" office:value-type="float">
            <text:p>12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626" office:value-type="float">
            <text:p>626</text:p>
          </table:table-cell>
          <table:table-cell ns41:value-type="string" table:style-name="TL RowHeader" office:value-type="string">
            <text:p>Voorschoten</text:p>
          </table:table-cell>
          <table:table-cell/>
          <table:table-cell ns41:value-type="float" table:style-name="TL Data" office:value="21590" office:value-type="float">
            <text:p>21590</text:p>
          </table:table-cell>
          <table:table-cell ns41:value-type="float" table:style-name="TL Data" office:value="330" office:value-type="float">
            <text:p>330</text:p>
          </table:table-cell>
          <table:table-cell ns41:value-type="float" table:style-name="TL Data" office:value="21130" office:value-type="float">
            <text:p>21130</text:p>
          </table:table-cell>
          <table:table-cell ns41:value-type="float" table:style-name="TL Data" office:value="135" office:value-type="float">
            <text:p>135</text:p>
          </table:table-cell>
          <table:table-cell ns41:value-type="float" table:style-name="TL Data" office:value="5600" office:value-type="float">
            <text:p>5600</text:p>
          </table:table-cell>
          <table:table-cell ns41:value-type="float" table:style-name="TL Data" office:value="5420" office:value-type="float">
            <text:p>5420</text:p>
          </table:table-cell>
          <table:table-cell ns41:value-type="float" table:style-name="TL Data" office:value="55" office:value-type="float">
            <text:p>55</text:p>
          </table:table-cell>
          <table:table-cell ns41:value-type="float" table:style-name="TL Data" office:value="125" office:value-type="float">
            <text:p>125</text:p>
          </table:table-cell>
          <table:table-cell ns41:value-type="float" table:style-name="TL Data" office:value="20695" office:value-type="float">
            <text:p>20695</text:p>
          </table:table-cell>
          <table:table-cell ns41:value-type="float" table:style-name="TL Data" office:value="370" office:value-type="float">
            <text:p>370</text:p>
          </table:table-cell>
          <table:table-cell ns41:value-type="float" table:style-name="TL Data" office:value="570" office:value-type="float">
            <text:p>570</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627" office:value-type="float">
            <text:p>627</text:p>
          </table:table-cell>
          <table:table-cell ns41:value-type="string" table:style-name="TL RowHeader" office:value-type="string">
            <text:p>Waddinxveen</text:p>
          </table:table-cell>
          <table:table-cell/>
          <table:table-cell ns41:value-type="float" table:style-name="TL Data" office:value="19205" office:value-type="float">
            <text:p>19205</text:p>
          </table:table-cell>
          <table:table-cell ns41:value-type="float" table:style-name="TL Data" office:value="110" office:value-type="float">
            <text:p>110</text:p>
          </table:table-cell>
          <table:table-cell ns41:value-type="float" table:style-name="TL Data" office:value="18890" office:value-type="float">
            <text:p>18890</text:p>
          </table:table-cell>
          <table:table-cell ns41:value-type="float" table:style-name="TL Data" office:value="205" office:value-type="float">
            <text:p>205</text:p>
          </table:table-cell>
          <table:table-cell ns41:value-type="float" table:style-name="TL Data" office:value="4935" office:value-type="float">
            <text:p>4935</text:p>
          </table:table-cell>
          <table:table-cell ns41:value-type="float" table:style-name="TL Data" office:value="4840" office:value-type="float">
            <text:p>4840</text:p>
          </table:table-cell>
          <table:table-cell ns41:value-type="float" table:style-name="TL Data" office:value="20" office:value-type="float">
            <text:p>20</text:p>
          </table:table-cell>
          <table:table-cell ns41:value-type="float" table:style-name="TL Data" office:value="75" office:value-type="float">
            <text:p>75</text:p>
          </table:table-cell>
          <table:table-cell ns41:value-type="float" table:style-name="TL Data" office:value="18515" office:value-type="float">
            <text:p>18515</text:p>
          </table:table-cell>
          <table:table-cell ns41:value-type="float" table:style-name="TL Data" office:value="375" office:value-type="float">
            <text:p>375</text:p>
          </table:table-cell>
          <table:table-cell ns41:value-type="float" table:style-name="TL Data" office:value="580" office:value-type="float">
            <text:p>58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628" office:value-type="float">
            <text:p>628</text:p>
          </table:table-cell>
          <table:table-cell ns41:value-type="string" table:style-name="TL RowHeader" office:value-type="string">
            <text:p>Warmond</text:p>
          </table:table-cell>
          <table:table-cell/>
          <table:table-cell ns41:value-type="float" table:style-name="TL Data" office:value="4435" office:value-type="float">
            <text:p>4435</text:p>
          </table:table-cell>
          <table:table-cell ns41:value-type="float" table:style-name="TL Data" office:value="155" office:value-type="float">
            <text:p>155</text:p>
          </table:table-cell>
          <table:table-cell ns41:value-type="float" table:style-name="TL Data" office:value="4080" office:value-type="float">
            <text:p>4080</text:p>
          </table:table-cell>
          <table:table-cell ns41:value-type="float" table:style-name="TL Data" office:value="200" office:value-type="float">
            <text:p>200</text:p>
          </table:table-cell>
          <table:table-cell ns41:value-type="float" table:style-name="TL Data" office:value="1045" office:value-type="float">
            <text:p>1045</text:p>
          </table:table-cell>
          <table:table-cell ns41:value-type="float" table:style-name="TL Data" office:value="1010" office:value-type="float">
            <text:p>101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4155" office:value-type="float">
            <text:p>4155</text:p>
          </table:table-cell>
          <table:table-cell ns41:value-type="float" table:style-name="TL Data" office:value="397" office:value-type="float">
            <text:p>397</text:p>
          </table:table-cell>
          <table:table-cell ns41:value-type="float" table:style-name="TL Data" office:value="125" office:value-type="float">
            <text:p>12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629" office:value-type="float">
            <text:p>629</text:p>
          </table:table-cell>
          <table:table-cell ns41:value-type="string" table:style-name="TL RowHeader" office:value-type="string">
            <text:p>Wassenaar</text:p>
          </table:table-cell>
          <table:table-cell/>
          <table:table-cell ns41:value-type="float" table:style-name="TL Data" office:value="27405" office:value-type="float">
            <text:p>27405</text:p>
          </table:table-cell>
          <table:table-cell ns41:value-type="float" table:style-name="TL Data" office:value="745" office:value-type="float">
            <text:p>745</text:p>
          </table:table-cell>
          <table:table-cell ns41:value-type="float" table:style-name="TL Data" office:value="26515" office:value-type="float">
            <text:p>26515</text:p>
          </table:table-cell>
          <table:table-cell ns41:value-type="float" table:style-name="TL Data" office:value="145" office:value-type="float">
            <text:p>145</text:p>
          </table:table-cell>
          <table:table-cell ns41:value-type="float" table:style-name="TL Data" office:value="7000" office:value-type="float">
            <text:p>7000</text:p>
          </table:table-cell>
          <table:table-cell ns41:value-type="float" table:style-name="TL Data" office:value="6695" office:value-type="float">
            <text:p>6695</text:p>
          </table:table-cell>
          <table:table-cell ns41:value-type="float" table:style-name="TL Data" office:value="55" office:value-type="float">
            <text:p>55</text:p>
          </table:table-cell>
          <table:table-cell ns41:value-type="float" table:style-name="TL Data" office:value="250" office:value-type="float">
            <text:p>250</text:p>
          </table:table-cell>
          <table:table-cell ns41:value-type="float" table:style-name="TL Data" office:value="25195" office:value-type="float">
            <text:p>25195</text:p>
          </table:table-cell>
          <table:table-cell ns41:value-type="float" table:style-name="TL Data" office:value="360" office:value-type="float">
            <text:p>360</text:p>
          </table:table-cell>
          <table:table-cell ns41:value-type="float" table:style-name="TL Data" office:value="1465" office:value-type="float">
            <text:p>1465</text:p>
          </table:table-cell>
          <table:table-cell ns41:value-type="float" table:style-name="TL Data" office:value="345" office:value-type="float">
            <text:p>345</text:p>
          </table:table-cell>
          <table:table-cell table:number-columns-repeated="1009"/>
        </table:table-row>
        <table:table-row table:style-name="ro6">
          <table:table-cell ns41:value-type="float" table:style-name="TL RowHeader" office:value="630" office:value-type="float">
            <text:p>630</text:p>
          </table:table-cell>
          <table:table-cell ns41:value-type="string" table:style-name="TL RowHeader" office:value-type="string">
            <text:p>Wateringen</text:p>
          </table:table-cell>
          <table:table-cell/>
          <table:table-cell ns41:value-type="float" table:style-name="TL Data" office:value="12215" office:value-type="float">
            <text:p>12215</text:p>
          </table:table-cell>
          <table:table-cell ns41:value-type="float" table:style-name="TL Data" office:value="115" office:value-type="float">
            <text:p>115</text:p>
          </table:table-cell>
          <table:table-cell ns41:value-type="float" table:style-name="TL Data" office:value="11985" office:value-type="float">
            <text:p>11985</text:p>
          </table:table-cell>
          <table:table-cell ns41:value-type="float" table:style-name="TL Data" office:value="120" office:value-type="float">
            <text:p>120</text:p>
          </table:table-cell>
          <table:table-cell ns41:value-type="float" table:style-name="TL Data" office:value="2710" office:value-type="float">
            <text:p>2710</text:p>
          </table:table-cell>
          <table:table-cell ns41:value-type="float" table:style-name="TL Data" office:value="2610" office:value-type="float">
            <text:p>2610</text:p>
          </table:table-cell>
          <table:table-cell ns41:value-type="float" table:style-name="TL Data" office:value="25" office:value-type="float">
            <text:p>25</text:p>
          </table:table-cell>
          <table:table-cell ns41:value-type="float" table:style-name="TL Data" office:value="70" office:value-type="float">
            <text:p>70</text:p>
          </table:table-cell>
          <table:table-cell ns41:value-type="float" table:style-name="TL Data" office:value="11970" office:value-type="float">
            <text:p>11970</text:p>
          </table:table-cell>
          <table:table-cell ns41:value-type="float" table:style-name="TL Data" office:value="442" office:value-type="float">
            <text:p>442</text:p>
          </table:table-cell>
          <table:table-cell ns41:value-type="float" table:style-name="TL Data" office:value="130" office:value-type="float">
            <text:p>13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631" office:value-type="float">
            <text:p>631</text:p>
          </table:table-cell>
          <table:table-cell ns41:value-type="string" table:style-name="TL RowHeader" office:value-type="string">
            <text:p>Westmaas</text:p>
          </table:table-cell>
          <table:table-cell/>
          <table:table-cell ns41:value-type="float" table:style-name="TL Data" office:value="1670" office:value-type="float">
            <text:p>1670</text:p>
          </table:table-cell>
          <table:table-cell table:style-name="TL Data"/>
          <table:table-cell ns41:value-type="float" table:style-name="TL Data" office:value="1665" office:value-type="float">
            <text:p>1665</text:p>
          </table:table-cell>
          <table:table-cell ns41:value-type="float" table:style-name="TL Data" office:value="5" office:value-type="float">
            <text:p>5</text:p>
          </table:table-cell>
          <table:table-cell ns41:value-type="float" table:style-name="TL Data" office:value="475" office:value-type="float">
            <text:p>475</text:p>
          </table:table-cell>
          <table:table-cell ns41:value-type="float" table:style-name="TL Data" office:value="465" office:value-type="float">
            <text:p>465</text:p>
          </table:table-cell>
          <table:table-cell table:style-name="TL Data"/>
          <table:table-cell ns41:value-type="float" table:style-name="TL Data" office:value="10" office:value-type="float">
            <text:p>10</text:p>
          </table:table-cell>
          <table:table-cell ns41:value-type="float" table:style-name="TL Data" office:value="1615" office:value-type="float">
            <text:p>1615</text:p>
          </table:table-cell>
          <table:table-cell ns41:value-type="float" table:style-name="TL Data" office:value="341" office:value-type="float">
            <text:p>341</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632" office:value-type="float">
            <text:p>632</text:p>
          </table:table-cell>
          <table:table-cell ns41:value-type="string" table:style-name="TL RowHeader" office:value-type="string">
            <text:p>Woerden</text:p>
          </table:table-cell>
          <table:table-cell/>
          <table:table-cell ns41:value-type="float" table:style-name="TL Data" office:value="19465" office:value-type="float">
            <text:p>19465</text:p>
          </table:table-cell>
          <table:table-cell ns41:value-type="float" table:style-name="TL Data" office:value="520" office:value-type="float">
            <text:p>520</text:p>
          </table:table-cell>
          <table:table-cell ns41:value-type="float" table:style-name="TL Data" office:value="18745" office:value-type="float">
            <text:p>18745</text:p>
          </table:table-cell>
          <table:table-cell ns41:value-type="float" table:style-name="TL Data" office:value="200" office:value-type="float">
            <text:p>200</text:p>
          </table:table-cell>
          <table:table-cell ns41:value-type="float" table:style-name="TL Data" office:value="4730" office:value-type="float">
            <text:p>4730</text:p>
          </table:table-cell>
          <table:table-cell ns41:value-type="float" table:style-name="TL Data" office:value="4560" office:value-type="float">
            <text:p>4560</text:p>
          </table:table-cell>
          <table:table-cell ns41:value-type="float" table:style-name="TL Data" office:value="50" office:value-type="float">
            <text:p>50</text:p>
          </table:table-cell>
          <table:table-cell ns41:value-type="float" table:style-name="TL Data" office:value="120" office:value-type="float">
            <text:p>120</text:p>
          </table:table-cell>
          <table:table-cell ns41:value-type="float" table:style-name="TL Data" office:value="18310" office:value-type="float">
            <text:p>18310</text:p>
          </table:table-cell>
          <table:table-cell ns41:value-type="float" table:style-name="TL Data" office:value="387" office:value-type="float">
            <text:p>387</text:p>
          </table:table-cell>
          <table:table-cell ns41:value-type="float" table:style-name="TL Data" office:value="635" office:value-type="float">
            <text:p>635</text:p>
          </table:table-cell>
          <table:table-cell ns41:value-type="float" table:style-name="TL Data" office:value="100" office:value-type="float">
            <text:p>100</text:p>
          </table:table-cell>
          <table:table-cell table:number-columns-repeated="1009"/>
        </table:table-row>
        <table:table-row table:style-name="ro6">
          <table:table-cell ns41:value-type="float" table:style-name="TL RowHeader" office:value="633" office:value-type="float">
            <text:p>633</text:p>
          </table:table-cell>
          <table:table-cell ns41:value-type="string" table:style-name="TL RowHeader" office:value-type="string">
            <text:p>Woubrugge</text:p>
          </table:table-cell>
          <table:table-cell/>
          <table:table-cell ns41:value-type="float" table:style-name="TL Data" office:value="3670" office:value-type="float">
            <text:p>3670</text:p>
          </table:table-cell>
          <table:table-cell ns41:value-type="float" table:style-name="TL Data" office:value="35" office:value-type="float">
            <text:p>35</text:p>
          </table:table-cell>
          <table:table-cell ns41:value-type="float" table:style-name="TL Data" office:value="3405" office:value-type="float">
            <text:p>3405</text:p>
          </table:table-cell>
          <table:table-cell ns41:value-type="float" table:style-name="TL Data" office:value="230" office:value-type="float">
            <text:p>230</text:p>
          </table:table-cell>
          <table:table-cell ns41:value-type="float" table:style-name="TL Data" office:value="895" office:value-type="float">
            <text:p>895</text:p>
          </table:table-cell>
          <table:table-cell ns41:value-type="float" table:style-name="TL Data" office:value="870" office:value-type="float">
            <text:p>87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3545" office:value-type="float">
            <text:p>3545</text:p>
          </table:table-cell>
          <table:table-cell ns41:value-type="float" table:style-name="TL Data" office:value="396" office:value-type="float">
            <text:p>396</text:p>
          </table:table-cell>
          <table:table-cell ns41:value-type="float" table:style-name="TL Data" office:value="90" office:value-type="float">
            <text:p>9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34" office:value-type="float">
            <text:p>634</text:p>
          </table:table-cell>
          <table:table-cell ns41:value-type="string" table:style-name="TL RowHeader" office:value-type="string">
            <text:p>Wijngaarden</text:p>
          </table:table-cell>
          <table:table-cell/>
          <table:table-cell ns41:value-type="float" table:style-name="TL Data" office:value="510" office:value-type="float">
            <text:p>510</text:p>
          </table:table-cell>
          <table:table-cell table:style-name="TL Data"/>
          <table:table-cell ns41:value-type="float" table:style-name="TL Data" office:value="505" office:value-type="float">
            <text:p>505</text:p>
          </table:table-cell>
          <table:table-cell ns41:value-type="float" table:style-name="TL Data" office:value="5" office:value-type="float">
            <text:p>5</text:p>
          </table:table-cell>
          <table:table-cell ns41:value-type="float" table:style-name="TL Data" office:value="130" office:value-type="float">
            <text:p>130</text:p>
          </table:table-cell>
          <table:table-cell ns41:value-type="float" table:style-name="TL Data" office:value="125" office:value-type="float">
            <text:p>125</text:p>
          </table:table-cell>
          <table:table-cell table:style-name="TL Data" table:number-columns-repeated="2"/>
          <table:table-cell ns41:value-type="float" table:style-name="TL Data" office:value="500" office:value-type="float">
            <text:p>500</text:p>
          </table:table-cell>
          <table:table-cell ns41:value-type="float" table:style-name="TL Data" office:value="382" office:value-type="float">
            <text:p>382</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635" office:value-type="float">
            <text:p>635</text:p>
          </table:table-cell>
          <table:table-cell ns41:value-type="string" table:style-name="TL RowHeader" office:value-type="string">
            <text:p>Zevenhoven</text:p>
          </table:table-cell>
          <table:table-cell/>
          <table:table-cell ns41:value-type="float" table:style-name="TL Data" office:value="1965" office:value-type="float">
            <text:p>1965</text:p>
          </table:table-cell>
          <table:table-cell table:style-name="TL Data"/>
          <table:table-cell ns41:value-type="float" table:style-name="TL Data" office:value="1940" office:value-type="float">
            <text:p>1940</text:p>
          </table:table-cell>
          <table:table-cell ns41:value-type="float" table:style-name="TL Data" office:value="30" office:value-type="float">
            <text:p>30</text:p>
          </table:table-cell>
          <table:table-cell ns41:value-type="float" table:style-name="TL Data" office:value="445" office:value-type="float">
            <text:p>445</text:p>
          </table:table-cell>
          <table:table-cell ns41:value-type="float" table:style-name="TL Data" office:value="425" office:value-type="float">
            <text:p>42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940" office:value-type="float">
            <text:p>1940</text:p>
          </table:table-cell>
          <table:table-cell ns41:value-type="float" table:style-name="TL Data" office:value="437" office:value-type="float">
            <text:p>437</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636" office:value-type="float">
            <text:p>636</text:p>
          </table:table-cell>
          <table:table-cell ns41:value-type="string" table:style-name="TL RowHeader" office:value-type="string">
            <text:p>Zevenhuizen</text:p>
          </table:table-cell>
          <table:table-cell/>
          <table:table-cell ns41:value-type="float" table:style-name="TL Data" office:value="4450" office:value-type="float">
            <text:p>4450</text:p>
          </table:table-cell>
          <table:table-cell table:style-name="TL Data"/>
          <table:table-cell ns41:value-type="float" table:style-name="TL Data" office:value="4345" office:value-type="float">
            <text:p>4345</text:p>
          </table:table-cell>
          <table:table-cell ns41:value-type="float" table:style-name="TL Data" office:value="100" office:value-type="float">
            <text:p>100</text:p>
          </table:table-cell>
          <table:table-cell ns41:value-type="float" table:style-name="TL Data" office:value="1150" office:value-type="float">
            <text:p>1150</text:p>
          </table:table-cell>
          <table:table-cell ns41:value-type="float" table:style-name="TL Data" office:value="1105" office:value-type="float">
            <text:p>110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4325" office:value-type="float">
            <text:p>4325</text:p>
          </table:table-cell>
          <table:table-cell ns41:value-type="float" table:style-name="TL Data" office:value="376" office:value-type="float">
            <text:p>376</text:p>
          </table:table-cell>
          <table:table-cell ns41:value-type="float" table:style-name="TL Data" office:value="125" office:value-type="float">
            <text:p>1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37" office:value-type="float">
            <text:p>637</text:p>
          </table:table-cell>
          <table:table-cell ns41:value-type="string" table:style-name="TL RowHeader" office:value-type="string">
            <text:p>Zoetermeer</text:p>
          </table:table-cell>
          <table:table-cell/>
          <table:table-cell ns41:value-type="float" table:style-name="TL Data" office:value="20995" office:value-type="float">
            <text:p>20995</text:p>
          </table:table-cell>
          <table:table-cell ns41:value-type="float" table:style-name="TL Data" office:value="95" office:value-type="float">
            <text:p>95</text:p>
          </table:table-cell>
          <table:table-cell ns41:value-type="float" table:style-name="TL Data" office:value="20765" office:value-type="float">
            <text:p>20765</text:p>
          </table:table-cell>
          <table:table-cell ns41:value-type="float" table:style-name="TL Data" office:value="135" office:value-type="float">
            <text:p>135</text:p>
          </table:table-cell>
          <table:table-cell ns41:value-type="float" table:style-name="TL Data" office:value="5185" office:value-type="float">
            <text:p>5185</text:p>
          </table:table-cell>
          <table:table-cell ns41:value-type="float" table:style-name="TL Data" office:value="5055" office:value-type="float">
            <text:p>5055</text:p>
          </table:table-cell>
          <table:table-cell ns41:value-type="float" table:style-name="TL Data" office:value="40" office:value-type="float">
            <text:p>40</text:p>
          </table:table-cell>
          <table:table-cell ns41:value-type="float" table:style-name="TL Data" office:value="90" office:value-type="float">
            <text:p>90</text:p>
          </table:table-cell>
          <table:table-cell ns41:value-type="float" table:style-name="TL Data" office:value="20450" office:value-type="float">
            <text:p>20450</text:p>
          </table:table-cell>
          <table:table-cell ns41:value-type="float" table:style-name="TL Data" office:value="394" office:value-type="float">
            <text:p>394</text:p>
          </table:table-cell>
          <table:table-cell ns41:value-type="float" table:style-name="TL Data" office:value="445" office:value-type="float">
            <text:p>4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638" office:value-type="float">
            <text:p>638</text:p>
          </table:table-cell>
          <table:table-cell ns41:value-type="string" table:style-name="TL RowHeader" office:value-type="string">
            <text:p>Zoeterwoude</text:p>
          </table:table-cell>
          <table:table-cell/>
          <table:table-cell ns41:value-type="float" table:style-name="TL Data" office:value="6405" office:value-type="float">
            <text:p>6405</text:p>
          </table:table-cell>
          <table:table-cell ns41:value-type="float" table:style-name="TL Data" office:value="155" office:value-type="float">
            <text:p>155</text:p>
          </table:table-cell>
          <table:table-cell ns41:value-type="float" table:style-name="TL Data" office:value="6120" office:value-type="float">
            <text:p>6120</text:p>
          </table:table-cell>
          <table:table-cell ns41:value-type="float" table:style-name="TL Data" office:value="130" office:value-type="float">
            <text:p>130</text:p>
          </table:table-cell>
          <table:table-cell ns41:value-type="float" table:style-name="TL Data" office:value="1420" office:value-type="float">
            <text:p>1420</text:p>
          </table:table-cell>
          <table:table-cell ns41:value-type="float" table:style-name="TL Data" office:value="1350" office:value-type="float">
            <text:p>135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6135" office:value-type="float">
            <text:p>6135</text:p>
          </table:table-cell>
          <table:table-cell ns41:value-type="float" table:style-name="TL Data" office:value="432" office:value-type="float">
            <text:p>432</text:p>
          </table:table-cell>
          <table:table-cell ns41:value-type="float" table:style-name="TL Data" office:value="115" office:value-type="float">
            <text:p>11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39" office:value-type="float">
            <text:p>639</text:p>
          </table:table-cell>
          <table:table-cell ns41:value-type="string" table:style-name="TL RowHeader" office:value-type="string">
            <text:p>Zuid-Beijerland</text:p>
          </table:table-cell>
          <table:table-cell/>
          <table:table-cell ns41:value-type="float" table:style-name="TL Data" office:value="2685" office:value-type="float">
            <text:p>2685</text:p>
          </table:table-cell>
          <table:table-cell table:style-name="TL Data"/>
          <table:table-cell ns41:value-type="float" table:style-name="TL Data" office:value="2680" office:value-type="float">
            <text:p>2680</text:p>
          </table:table-cell>
          <table:table-cell ns41:value-type="float" table:style-name="TL Data" office:value="5" office:value-type="float">
            <text:p>5</text:p>
          </table:table-cell>
          <table:table-cell ns41:value-type="float" table:style-name="TL Data" office:value="725" office:value-type="float">
            <text:p>725</text:p>
          </table:table-cell>
          <table:table-cell ns41:value-type="float" table:style-name="TL Data" office:value="695" office:value-type="float">
            <text:p>69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595" office:value-type="float">
            <text:p>2595</text:p>
          </table:table-cell>
          <table:table-cell ns41:value-type="float" table:style-name="TL Data" office:value="359" office:value-type="float">
            <text:p>359</text:p>
          </table:table-cell>
          <table:table-cell ns41:value-type="float" table:style-name="TL Data" office:value="85" office:value-type="float">
            <text:p>8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40" office:value-type="float">
            <text:p>640</text:p>
          </table:table-cell>
          <table:table-cell ns41:value-type="string" table:style-name="TL RowHeader" office:value-type="string">
            <text:p>Zuidland</text:p>
          </table:table-cell>
          <table:table-cell/>
          <table:table-cell ns41:value-type="float" table:style-name="TL Data" office:value="3385" office:value-type="float">
            <text:p>3385</text:p>
          </table:table-cell>
          <table:table-cell table:style-name="TL Data"/>
          <table:table-cell ns41:value-type="float" table:style-name="TL Data" office:value="3375" office:value-type="float">
            <text:p>3375</text:p>
          </table:table-cell>
          <table:table-cell ns41:value-type="float" table:style-name="TL Data" office:value="15" office:value-type="float">
            <text:p>15</text:p>
          </table:table-cell>
          <table:table-cell ns41:value-type="float" table:style-name="TL Data" office:value="875" office:value-type="float">
            <text:p>875</text:p>
          </table:table-cell>
          <table:table-cell ns41:value-type="float" table:style-name="TL Data" office:value="850" office:value-type="float">
            <text:p>85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3310" office:value-type="float">
            <text:p>3310</text:p>
          </table:table-cell>
          <table:table-cell ns41:value-type="float" table:style-name="TL Data" office:value="378" office:value-type="float">
            <text:p>378</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641" office:value-type="float">
            <text:p>641</text:p>
          </table:table-cell>
          <table:table-cell ns41:value-type="string" table:style-name="TL RowHeader" office:value-type="string">
            <text:p>Zwartewaal</text:p>
          </table:table-cell>
          <table:table-cell/>
          <table:table-cell ns41:value-type="float" table:style-name="TL Data" office:value="1080" office:value-type="float">
            <text:p>1080</text:p>
          </table:table-cell>
          <table:table-cell table:style-name="TL Data"/>
          <table:table-cell ns41:value-type="float" table:style-name="TL Data" office:value="1075" office:value-type="float">
            <text:p>1075</text:p>
          </table:table-cell>
          <table:table-cell ns41:value-type="float" table:style-name="TL Data" office:value="5" office:value-type="float">
            <text:p>5</text:p>
          </table:table-cell>
          <table:table-cell ns41:value-type="float" table:style-name="TL Data" office:value="300" office:value-type="float">
            <text:p>300</text:p>
          </table:table-cell>
          <table:table-cell ns41:value-type="float" table:style-name="TL Data" office:value="285" office:value-type="float">
            <text:p>285</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045" office:value-type="float">
            <text:p>1045</text:p>
          </table:table-cell>
          <table:table-cell ns41:value-type="float" table:style-name="TL Data" office:value="350" office:value-type="float">
            <text:p>350</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642" office:value-type="float">
            <text:p>642</text:p>
          </table:table-cell>
          <table:table-cell ns41:value-type="string" table:style-name="TL RowHeader" office:value-type="string">
            <text:p>Zwijndrecht</text:p>
          </table:table-cell>
          <table:table-cell/>
          <table:table-cell ns41:value-type="float" table:style-name="TL Data" office:value="32485" office:value-type="float">
            <text:p>32485</text:p>
          </table:table-cell>
          <table:table-cell ns41:value-type="float" table:style-name="TL Data" office:value="285" office:value-type="float">
            <text:p>285</text:p>
          </table:table-cell>
          <table:table-cell ns41:value-type="float" table:style-name="TL Data" office:value="31915" office:value-type="float">
            <text:p>31915</text:p>
          </table:table-cell>
          <table:table-cell ns41:value-type="float" table:style-name="TL Data" office:value="285" office:value-type="float">
            <text:p>285</text:p>
          </table:table-cell>
          <table:table-cell ns41:value-type="float" table:style-name="TL Data" office:value="8730" office:value-type="float">
            <text:p>8730</text:p>
          </table:table-cell>
          <table:table-cell ns41:value-type="float" table:style-name="TL Data" office:value="8465" office:value-type="float">
            <text:p>8465</text:p>
          </table:table-cell>
          <table:table-cell ns41:value-type="float" table:style-name="TL Data" office:value="70" office:value-type="float">
            <text:p>70</text:p>
          </table:table-cell>
          <table:table-cell ns41:value-type="float" table:style-name="TL Data" office:value="190" office:value-type="float">
            <text:p>190</text:p>
          </table:table-cell>
          <table:table-cell ns41:value-type="float" table:style-name="TL Data" office:value="31420" office:value-type="float">
            <text:p>31420</text:p>
          </table:table-cell>
          <table:table-cell ns41:value-type="float" table:style-name="TL Data" office:value="360" office:value-type="float">
            <text:p>360</text:p>
          </table:table-cell>
          <table:table-cell ns41:value-type="float" table:style-name="TL Data" office:value="780" office:value-type="float">
            <text:p>780</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648" office:value-type="float">
            <text:p>648</text:p>
          </table:table-cell>
          <table:table-cell ns41:value-type="string" table:style-name="TL RowHeader" office:value-type="string">
            <text:p>Aardenburg</text:p>
          </table:table-cell>
          <table:table-cell/>
          <table:table-cell ns41:value-type="float" table:style-name="TL Data" office:value="3825" office:value-type="float">
            <text:p>3825</text:p>
          </table:table-cell>
          <table:table-cell ns41:value-type="float" table:style-name="TL Data" office:value="85" office:value-type="float">
            <text:p>85</text:p>
          </table:table-cell>
          <table:table-cell ns41:value-type="float" table:style-name="TL Data" office:value="3730" office:value-type="float">
            <text:p>3730</text:p>
          </table:table-cell>
          <table:table-cell ns41:value-type="float" table:style-name="TL Data" office:value="5" office:value-type="float">
            <text:p>5</text:p>
          </table:table-cell>
          <table:table-cell ns41:value-type="float" table:style-name="TL Data" office:value="1030" office:value-type="float">
            <text:p>1030</text:p>
          </table:table-cell>
          <table:table-cell ns41:value-type="float" table:style-name="TL Data" office:value="980" office:value-type="float">
            <text:p>98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565" office:value-type="float">
            <text:p>3565</text:p>
          </table:table-cell>
          <table:table-cell ns41:value-type="float" table:style-name="TL Data" office:value="347" office:value-type="float">
            <text:p>347</text:p>
          </table:table-cell>
          <table:table-cell ns41:value-type="float" table:style-name="TL Data" office:value="175" office:value-type="float">
            <text:p>175</text:p>
          </table:table-cell>
          <table:table-cell table:style-name="TL Data"/>
          <table:table-cell table:number-columns-repeated="1009"/>
        </table:table-row>
        <table:table-row table:style-name="ro6">
          <table:table-cell ns41:value-type="float" table:style-name="TL RowHeader" office:value="649" office:value-type="float">
            <text:p>649</text:p>
          </table:table-cell>
          <table:table-cell ns41:value-type="string" table:style-name="TL RowHeader" office:value-type="string">
            <text:p>Arnemuiden</text:p>
          </table:table-cell>
          <table:table-cell/>
          <table:table-cell ns41:value-type="float" table:style-name="TL Data" office:value="3045" office:value-type="float">
            <text:p>3045</text:p>
          </table:table-cell>
          <table:table-cell table:style-name="TL Data"/>
          <table:table-cell ns41:value-type="float" table:style-name="TL Data" office:value="3040" office:value-type="float">
            <text:p>3040</text:p>
          </table:table-cell>
          <table:table-cell ns41:value-type="float" table:style-name="TL Data" office:value="5" office:value-type="float">
            <text:p>5</text:p>
          </table:table-cell>
          <table:table-cell ns41:value-type="float" table:style-name="TL Data" office:value="790" office:value-type="float">
            <text:p>790</text:p>
          </table:table-cell>
          <table:table-cell ns41:value-type="float" table:style-name="TL Data" office:value="770" office:value-type="float">
            <text:p>770</text:p>
          </table:table-cell>
          <table:table-cell table:style-name="TL Data"/>
          <table:table-cell ns41:value-type="float" table:style-name="TL Data" office:value="20" office:value-type="float">
            <text:p>20</text:p>
          </table:table-cell>
          <table:table-cell ns41:value-type="float" table:style-name="TL Data" office:value="2925" office:value-type="float">
            <text:p>2925</text:p>
          </table:table-cell>
          <table:table-cell ns41:value-type="float" table:style-name="TL Data" office:value="371" office:value-type="float">
            <text:p>371</text:p>
          </table:table-cell>
          <table:table-cell ns41:value-type="float" table:style-name="TL Data" office:value="120" office:value-type="float">
            <text:p>1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50" office:value-type="float">
            <text:p>650</text:p>
          </table:table-cell>
          <table:table-cell ns41:value-type="string" table:style-name="TL RowHeader" office:value-type="string">
            <text:p>Axel</text:p>
          </table:table-cell>
          <table:table-cell/>
          <table:table-cell ns41:value-type="float" table:style-name="TL Data" office:value="12220" office:value-type="float">
            <text:p>12220</text:p>
          </table:table-cell>
          <table:table-cell ns41:value-type="float" table:style-name="TL Data" office:value="180" office:value-type="float">
            <text:p>180</text:p>
          </table:table-cell>
          <table:table-cell ns41:value-type="float" table:style-name="TL Data" office:value="12020" office:value-type="float">
            <text:p>12020</text:p>
          </table:table-cell>
          <table:table-cell ns41:value-type="float" table:style-name="TL Data" office:value="20" office:value-type="float">
            <text:p>20</text:p>
          </table:table-cell>
          <table:table-cell ns41:value-type="float" table:style-name="TL Data" office:value="3390" office:value-type="float">
            <text:p>3390</text:p>
          </table:table-cell>
          <table:table-cell ns41:value-type="float" table:style-name="TL Data" office:value="3230" office:value-type="float">
            <text:p>3230</text:p>
          </table:table-cell>
          <table:table-cell ns41:value-type="float" table:style-name="TL Data" office:value="45" office:value-type="float">
            <text:p>45</text:p>
          </table:table-cell>
          <table:table-cell ns41:value-type="float" table:style-name="TL Data" office:value="115" office:value-type="float">
            <text:p>115</text:p>
          </table:table-cell>
          <table:table-cell ns41:value-type="float" table:style-name="TL Data" office:value="11620" office:value-type="float">
            <text:p>11620</text:p>
          </table:table-cell>
          <table:table-cell ns41:value-type="float" table:style-name="TL Data" office:value="343" office:value-type="float">
            <text:p>343</text:p>
          </table:table-cell>
          <table:table-cell ns41:value-type="float" table:style-name="TL Data" office:value="420" office:value-type="float">
            <text:p>420</text:p>
          </table:table-cell>
          <table:table-cell table:style-name="TL Data"/>
          <table:table-cell table:number-columns-repeated="1009"/>
        </table:table-row>
        <table:table-row table:style-name="ro6">
          <table:table-cell ns41:value-type="float" table:style-name="TL RowHeader" office:value="654" office:value-type="float">
            <text:p>654</text:p>
          </table:table-cell>
          <table:table-cell ns41:value-type="string" table:style-name="TL RowHeader" office:value-type="string">
            <text:p>Borsele</text:p>
          </table:table-cell>
          <table:table-cell/>
          <table:table-cell ns41:value-type="float" table:style-name="TL Data" office:value="15720" office:value-type="float">
            <text:p>15720</text:p>
          </table:table-cell>
          <table:table-cell ns41:value-type="float" table:style-name="TL Data" office:value="70" office:value-type="float">
            <text:p>70</text:p>
          </table:table-cell>
          <table:table-cell ns41:value-type="float" table:style-name="TL Data" office:value="15605" office:value-type="float">
            <text:p>15605</text:p>
          </table:table-cell>
          <table:table-cell ns41:value-type="float" table:style-name="TL Data" office:value="45" office:value-type="float">
            <text:p>45</text:p>
          </table:table-cell>
          <table:table-cell ns41:value-type="float" table:style-name="TL Data" office:value="4115" office:value-type="float">
            <text:p>4115</text:p>
          </table:table-cell>
          <table:table-cell ns41:value-type="float" table:style-name="TL Data" office:value="3905" office:value-type="float">
            <text:p>3905</text:p>
          </table:table-cell>
          <table:table-cell ns41:value-type="float" table:style-name="TL Data" office:value="25" office:value-type="float">
            <text:p>25</text:p>
          </table:table-cell>
          <table:table-cell ns41:value-type="float" table:style-name="TL Data" office:value="185" office:value-type="float">
            <text:p>185</text:p>
          </table:table-cell>
          <table:table-cell ns41:value-type="float" table:style-name="TL Data" office:value="15000" office:value-type="float">
            <text:p>15000</text:p>
          </table:table-cell>
          <table:table-cell ns41:value-type="float" table:style-name="TL Data" office:value="365" office:value-type="float">
            <text:p>365</text:p>
          </table:table-cell>
          <table:table-cell ns41:value-type="float" table:style-name="TL Data" office:value="650" office:value-type="float">
            <text:p>65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656" office:value-type="float">
            <text:p>656</text:p>
          </table:table-cell>
          <table:table-cell ns41:value-type="string" table:style-name="TL RowHeader" office:value-type="string">
            <text:p>Brouwershaven</text:p>
          </table:table-cell>
          <table:table-cell/>
          <table:table-cell ns41:value-type="float" table:style-name="TL Data" office:value="3195" office:value-type="float">
            <text:p>3195</text:p>
          </table:table-cell>
          <table:table-cell table:style-name="TL Data"/>
          <table:table-cell ns41:value-type="float" table:style-name="TL Data" office:value="3170" office:value-type="float">
            <text:p>3170</text:p>
          </table:table-cell>
          <table:table-cell ns41:value-type="float" table:style-name="TL Data" office:value="25" office:value-type="float">
            <text:p>25</text:p>
          </table:table-cell>
          <table:table-cell ns41:value-type="float" table:style-name="TL Data" office:value="920" office:value-type="float">
            <text:p>920</text:p>
          </table:table-cell>
          <table:table-cell ns41:value-type="float" table:style-name="TL Data" office:value="870" office:value-type="float">
            <text:p>87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2965" office:value-type="float">
            <text:p>2965</text:p>
          </table:table-cell>
          <table:table-cell ns41:value-type="float" table:style-name="TL Data" office:value="323" office:value-type="float">
            <text:p>323</text:p>
          </table:table-cell>
          <table:table-cell ns41:value-type="float" table:style-name="TL Data" office:value="230" office:value-type="float">
            <text:p>230</text:p>
          </table:table-cell>
          <table:table-cell table:style-name="TL Data"/>
          <table:table-cell table:number-columns-repeated="1009"/>
        </table:table-row>
        <table:table-row table:style-name="ro6">
          <table:table-cell ns41:value-type="float" table:style-name="TL RowHeader" office:value="657" office:value-type="float">
            <text:p>657</text:p>
          </table:table-cell>
          <table:table-cell ns41:value-type="string" table:style-name="TL RowHeader" office:value-type="string">
            <text:p>Bruinisse</text:p>
          </table:table-cell>
          <table:table-cell/>
          <table:table-cell ns41:value-type="float" table:style-name="TL Data" office:value="2465" office:value-type="float">
            <text:p>2465</text:p>
          </table:table-cell>
          <table:table-cell ns41:value-type="float" table:style-name="TL Data" office:value="85" office:value-type="float">
            <text:p>85</text:p>
          </table:table-cell>
          <table:table-cell ns41:value-type="float" table:style-name="TL Data" office:value="2355" office:value-type="float">
            <text:p>2355</text:p>
          </table:table-cell>
          <table:table-cell ns41:value-type="float" table:style-name="TL Data" office:value="25" office:value-type="float">
            <text:p>25</text:p>
          </table:table-cell>
          <table:table-cell ns41:value-type="float" table:style-name="TL Data" office:value="665" office:value-type="float">
            <text:p>665</text:p>
          </table:table-cell>
          <table:table-cell ns41:value-type="float" table:style-name="TL Data" office:value="635" office:value-type="float">
            <text:p>635</text:p>
          </table:table-cell>
          <table:table-cell table:style-name="TL Data"/>
          <table:table-cell ns41:value-type="float" table:style-name="TL Data" office:value="30" office:value-type="float">
            <text:p>30</text:p>
          </table:table-cell>
          <table:table-cell ns41:value-type="float" table:style-name="TL Data" office:value="2245" office:value-type="float">
            <text:p>2245</text:p>
          </table:table-cell>
          <table:table-cell ns41:value-type="float" table:style-name="TL Data" office:value="338" office:value-type="float">
            <text:p>338</text:p>
          </table:table-cell>
          <table:table-cell ns41:value-type="float" table:style-name="TL Data" office:value="135" office:value-type="float">
            <text:p>135</text:p>
          </table:table-cell>
          <table:table-cell table:style-name="TL Data"/>
          <table:table-cell table:number-columns-repeated="1009"/>
        </table:table-row>
        <table:table-row table:style-name="ro6">
          <table:table-cell ns41:value-type="float" table:style-name="TL RowHeader" office:value="660" office:value-type="float">
            <text:p>660</text:p>
          </table:table-cell>
          <table:table-cell ns41:value-type="string" table:style-name="TL RowHeader" office:value-type="string">
            <text:p>Domburg</text:p>
          </table:table-cell>
          <table:table-cell/>
          <table:table-cell ns41:value-type="float" table:style-name="TL Data" office:value="3250" office:value-type="float">
            <text:p>3250</text:p>
          </table:table-cell>
          <table:table-cell ns41:value-type="float" table:style-name="TL Data" office:value="235" office:value-type="float">
            <text:p>235</text:p>
          </table:table-cell>
          <table:table-cell ns41:value-type="float" table:style-name="TL Data" office:value="2910" office:value-type="float">
            <text:p>2910</text:p>
          </table:table-cell>
          <table:table-cell ns41:value-type="float" table:style-name="TL Data" office:value="105" office:value-type="float">
            <text:p>105</text:p>
          </table:table-cell>
          <table:table-cell ns41:value-type="float" table:style-name="TL Data" office:value="815" office:value-type="float">
            <text:p>815</text:p>
          </table:table-cell>
          <table:table-cell ns41:value-type="float" table:style-name="TL Data" office:value="780" office:value-type="float">
            <text:p>78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855" office:value-type="float">
            <text:p>2855</text:p>
          </table:table-cell>
          <table:table-cell ns41:value-type="float" table:style-name="TL Data" office:value="349" office:value-type="float">
            <text:p>349</text:p>
          </table:table-cell>
          <table:table-cell ns41:value-type="float" table:style-name="TL Data" office:value="160" office:value-type="float">
            <text:p>16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662" office:value-type="float">
            <text:p>662</text:p>
          </table:table-cell>
          <table:table-cell ns41:value-type="string" table:style-name="TL RowHeader" office:value-type="string">
            <text:p>Duiveland</text:p>
          </table:table-cell>
          <table:table-cell/>
          <table:table-cell ns41:value-type="float" table:style-name="TL Data" office:value="4100" office:value-type="float">
            <text:p>4100</text:p>
          </table:table-cell>
          <table:table-cell table:style-name="TL Data"/>
          <table:table-cell ns41:value-type="float" table:style-name="TL Data" office:value="4045" office:value-type="float">
            <text:p>4045</text:p>
          </table:table-cell>
          <table:table-cell ns41:value-type="float" table:style-name="TL Data" office:value="55" office:value-type="float">
            <text:p>55</text:p>
          </table:table-cell>
          <table:table-cell ns41:value-type="float" table:style-name="TL Data" office:value="1110" office:value-type="float">
            <text:p>1110</text:p>
          </table:table-cell>
          <table:table-cell ns41:value-type="float" table:style-name="TL Data" office:value="1080" office:value-type="float">
            <text:p>1080</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950" office:value-type="float">
            <text:p>3950</text:p>
          </table:table-cell>
          <table:table-cell ns41:value-type="float" table:style-name="TL Data" office:value="355" office:value-type="float">
            <text:p>355</text:p>
          </table:table-cell>
          <table:table-cell ns41:value-type="float" table:style-name="TL Data" office:value="150" office:value-type="float">
            <text:p>150</text:p>
          </table:table-cell>
          <table:table-cell table:style-name="TL Data"/>
          <table:table-cell table:number-columns-repeated="1009"/>
        </table:table-row>
        <table:table-row table:style-name="ro6">
          <table:table-cell ns41:value-type="float" table:style-name="TL RowHeader" office:value="664" office:value-type="float">
            <text:p>664</text:p>
          </table:table-cell>
          <table:table-cell ns41:value-type="string" table:style-name="TL RowHeader" office:value-type="string">
            <text:p>Goes</text:p>
          </table:table-cell>
          <table:table-cell/>
          <table:table-cell ns41:value-type="float" table:style-name="TL Data" office:value="26510" office:value-type="float">
            <text:p>26510</text:p>
          </table:table-cell>
          <table:table-cell ns41:value-type="float" table:style-name="TL Data" office:value="1155" office:value-type="float">
            <text:p>1155</text:p>
          </table:table-cell>
          <table:table-cell ns41:value-type="float" table:style-name="TL Data" office:value="25290" office:value-type="float">
            <text:p>25290</text:p>
          </table:table-cell>
          <table:table-cell ns41:value-type="float" table:style-name="TL Data" office:value="70" office:value-type="float">
            <text:p>70</text:p>
          </table:table-cell>
          <table:table-cell ns41:value-type="float" table:style-name="TL Data" office:value="7005" office:value-type="float">
            <text:p>7005</text:p>
          </table:table-cell>
          <table:table-cell ns41:value-type="float" table:style-name="TL Data" office:value="6710" office:value-type="float">
            <text:p>6710</text:p>
          </table:table-cell>
          <table:table-cell ns41:value-type="float" table:style-name="TL Data" office:value="40" office:value-type="float">
            <text:p>40</text:p>
          </table:table-cell>
          <table:table-cell ns41:value-type="float" table:style-name="TL Data" office:value="255" office:value-type="float">
            <text:p>255</text:p>
          </table:table-cell>
          <table:table-cell ns41:value-type="float" table:style-name="TL Data" office:value="24135" office:value-type="float">
            <text:p>24135</text:p>
          </table:table-cell>
          <table:table-cell ns41:value-type="float" table:style-name="TL Data" office:value="345" office:value-type="float">
            <text:p>345</text:p>
          </table:table-cell>
          <table:table-cell ns41:value-type="float" table:style-name="TL Data" office:value="1220" office:value-type="float">
            <text:p>1220</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675" office:value-type="float">
            <text:p>675</text:p>
          </table:table-cell>
          <table:table-cell ns41:value-type="string" table:style-name="TL RowHeader" office:value-type="string">
            <text:p>Hontenisse</text:p>
          </table:table-cell>
          <table:table-cell/>
          <table:table-cell ns41:value-type="float" table:style-name="TL Data" office:value="8100" office:value-type="float">
            <text:p>8100</text:p>
          </table:table-cell>
          <table:table-cell ns41:value-type="float" table:style-name="TL Data" office:value="170" office:value-type="float">
            <text:p>170</text:p>
          </table:table-cell>
          <table:table-cell ns41:value-type="float" table:style-name="TL Data" office:value="7895" office:value-type="float">
            <text:p>7895</text:p>
          </table:table-cell>
          <table:table-cell ns41:value-type="float" table:style-name="TL Data" office:value="35" office:value-type="float">
            <text:p>35</text:p>
          </table:table-cell>
          <table:table-cell ns41:value-type="float" table:style-name="TL Data" office:value="2040" office:value-type="float">
            <text:p>2040</text:p>
          </table:table-cell>
          <table:table-cell ns41:value-type="float" table:style-name="TL Data" office:value="1910" office:value-type="float">
            <text:p>1910</text:p>
          </table:table-cell>
          <table:table-cell ns41:value-type="float" table:style-name="TL Data" office:value="15" office:value-type="float">
            <text:p>15</text:p>
          </table:table-cell>
          <table:table-cell ns41:value-type="float" table:style-name="TL Data" office:value="115" office:value-type="float">
            <text:p>115</text:p>
          </table:table-cell>
          <table:table-cell ns41:value-type="float" table:style-name="TL Data" office:value="7675" office:value-type="float">
            <text:p>7675</text:p>
          </table:table-cell>
          <table:table-cell ns41:value-type="float" table:style-name="TL Data" office:value="377" office:value-type="float">
            <text:p>377</text:p>
          </table:table-cell>
          <table:table-cell ns41:value-type="float" table:style-name="TL Data" office:value="255" office:value-type="float">
            <text:p>255</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677" office:value-type="float">
            <text:p>677</text:p>
          </table:table-cell>
          <table:table-cell ns41:value-type="string" table:style-name="TL RowHeader" office:value-type="string">
            <text:p>Hulst</text:p>
          </table:table-cell>
          <table:table-cell/>
          <table:table-cell ns41:value-type="float" table:style-name="TL Data" office:value="16115" office:value-type="float">
            <text:p>16115</text:p>
          </table:table-cell>
          <table:table-cell ns41:value-type="float" table:style-name="TL Data" office:value="500" office:value-type="float">
            <text:p>500</text:p>
          </table:table-cell>
          <table:table-cell ns41:value-type="float" table:style-name="TL Data" office:value="15570" office:value-type="float">
            <text:p>15570</text:p>
          </table:table-cell>
          <table:table-cell ns41:value-type="float" table:style-name="TL Data" office:value="45" office:value-type="float">
            <text:p>45</text:p>
          </table:table-cell>
          <table:table-cell ns41:value-type="float" table:style-name="TL Data" office:value="4325" office:value-type="float">
            <text:p>4325</text:p>
          </table:table-cell>
          <table:table-cell ns41:value-type="float" table:style-name="TL Data" office:value="4085" office:value-type="float">
            <text:p>4085</text:p>
          </table:table-cell>
          <table:table-cell ns41:value-type="float" table:style-name="TL Data" office:value="65" office:value-type="float">
            <text:p>65</text:p>
          </table:table-cell>
          <table:table-cell ns41:value-type="float" table:style-name="TL Data" office:value="175" office:value-type="float">
            <text:p>175</text:p>
          </table:table-cell>
          <table:table-cell ns41:value-type="float" table:style-name="TL Data" office:value="15075" office:value-type="float">
            <text:p>15075</text:p>
          </table:table-cell>
          <table:table-cell ns41:value-type="float" table:style-name="TL Data" office:value="349" office:value-type="float">
            <text:p>349</text:p>
          </table:table-cell>
          <table:table-cell ns41:value-type="float" table:style-name="TL Data" office:value="535" office:value-type="float">
            <text:p>5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78" office:value-type="float">
            <text:p>678</text:p>
          </table:table-cell>
          <table:table-cell ns41:value-type="string" table:style-name="TL RowHeader" office:value-type="string">
            <text:p>Kapelle</text:p>
          </table:table-cell>
          <table:table-cell/>
          <table:table-cell ns41:value-type="float" table:style-name="TL Data" office:value="7510" office:value-type="float">
            <text:p>7510</text:p>
          </table:table-cell>
          <table:table-cell ns41:value-type="float" table:style-name="TL Data" office:value="200" office:value-type="float">
            <text:p>200</text:p>
          </table:table-cell>
          <table:table-cell ns41:value-type="float" table:style-name="TL Data" office:value="7190" office:value-type="float">
            <text:p>7190</text:p>
          </table:table-cell>
          <table:table-cell ns41:value-type="float" table:style-name="TL Data" office:value="120" office:value-type="float">
            <text:p>120</text:p>
          </table:table-cell>
          <table:table-cell ns41:value-type="float" table:style-name="TL Data" office:value="2025" office:value-type="float">
            <text:p>2025</text:p>
          </table:table-cell>
          <table:table-cell ns41:value-type="float" table:style-name="TL Data" office:value="1940" office:value-type="float">
            <text:p>1940</text:p>
          </table:table-cell>
          <table:table-cell ns41:value-type="float" table:style-name="TL Data" office:value="10" office:value-type="float">
            <text:p>10</text:p>
          </table:table-cell>
          <table:table-cell ns41:value-type="float" table:style-name="TL Data" office:value="70" office:value-type="float">
            <text:p>70</text:p>
          </table:table-cell>
          <table:table-cell ns41:value-type="float" table:style-name="TL Data" office:value="6945" office:value-type="float">
            <text:p>6945</text:p>
          </table:table-cell>
          <table:table-cell ns41:value-type="float" table:style-name="TL Data" office:value="343" office:value-type="float">
            <text:p>343</text:p>
          </table:table-cell>
          <table:table-cell ns41:value-type="float" table:style-name="TL Data" office:value="360" office:value-type="float">
            <text:p>3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682" office:value-type="float">
            <text:p>682</text:p>
          </table:table-cell>
          <table:table-cell ns41:value-type="string" table:style-name="TL RowHeader" office:value-type="string">
            <text:p>Kortgene</text:p>
          </table:table-cell>
          <table:table-cell/>
          <table:table-cell ns41:value-type="float" table:style-name="TL Data" office:value="3235" office:value-type="float">
            <text:p>3235</text:p>
          </table:table-cell>
          <table:table-cell ns41:value-type="float" table:style-name="TL Data" office:value="90" office:value-type="float">
            <text:p>90</text:p>
          </table:table-cell>
          <table:table-cell ns41:value-type="float" table:style-name="TL Data" office:value="3090" office:value-type="float">
            <text:p>3090</text:p>
          </table:table-cell>
          <table:table-cell ns41:value-type="float" table:style-name="TL Data" office:value="55" office:value-type="float">
            <text:p>55</text:p>
          </table:table-cell>
          <table:table-cell ns41:value-type="float" table:style-name="TL Data" office:value="910" office:value-type="float">
            <text:p>910</text:p>
          </table:table-cell>
          <table:table-cell ns41:value-type="float" table:style-name="TL Data" office:value="870" office:value-type="float">
            <text:p>870</text:p>
          </table:table-cell>
          <table:table-cell ns41:value-type="float" table:style-name="TL Data" office:value="5" office:value-type="float">
            <text:p>5</text:p>
          </table:table-cell>
          <table:table-cell ns41:value-type="float" table:style-name="TL Data" office:value="30" office:value-type="float">
            <text:p>30</text:p>
          </table:table-cell>
          <table:table-cell ns41:value-type="float" table:style-name="TL Data" office:value="2970" office:value-type="float">
            <text:p>2970</text:p>
          </table:table-cell>
          <table:table-cell ns41:value-type="float" table:style-name="TL Data" office:value="327" office:value-type="float">
            <text:p>327</text:p>
          </table:table-cell>
          <table:table-cell ns41:value-type="float" table:style-name="TL Data" office:value="180" office:value-type="float">
            <text:p>180</text:p>
          </table:table-cell>
          <table:table-cell table:style-name="TL Data"/>
          <table:table-cell table:number-columns-repeated="1009"/>
        </table:table-row>
        <table:table-row table:style-name="ro6">
          <table:table-cell ns41:value-type="float" table:style-name="TL RowHeader" office:value="686" office:value-type="float">
            <text:p>686</text:p>
          </table:table-cell>
          <table:table-cell ns41:value-type="string" table:style-name="TL RowHeader" office:value-type="string">
            <text:p>Mariekerke</text:p>
          </table:table-cell>
          <table:table-cell/>
          <table:table-cell ns41:value-type="float" table:style-name="TL Data" office:value="2670" office:value-type="float">
            <text:p>2670</text:p>
          </table:table-cell>
          <table:table-cell table:style-name="TL Data"/>
          <table:table-cell ns41:value-type="float" table:style-name="TL Data" office:value="2670" office:value-type="float">
            <text:p>2670</text:p>
          </table:table-cell>
          <table:table-cell table:style-name="TL Data"/>
          <table:table-cell ns41:value-type="float" table:style-name="TL Data" office:value="635" office:value-type="float">
            <text:p>635</text:p>
          </table:table-cell>
          <table:table-cell ns41:value-type="float" table:style-name="TL Data" office:value="610" office:value-type="float">
            <text:p>610</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570" office:value-type="float">
            <text:p>2570</text:p>
          </table:table-cell>
          <table:table-cell ns41:value-type="float" table:style-name="TL Data" office:value="405" office:value-type="float">
            <text:p>405</text:p>
          </table:table-cell>
          <table:table-cell ns41:value-type="float" table:style-name="TL Data" office:value="100" office:value-type="float">
            <text:p>100</text:p>
          </table:table-cell>
          <table:table-cell table:style-name="TL Data"/>
          <table:table-cell table:number-columns-repeated="1009"/>
        </table:table-row>
        <table:table-row table:style-name="ro6">
          <table:table-cell ns41:value-type="float" table:style-name="TL RowHeader" office:value="687" office:value-type="float">
            <text:p>687</text:p>
          </table:table-cell>
          <table:table-cell ns41:value-type="string" table:style-name="TL RowHeader" office:value-type="string">
            <text:p>Middelburg (Z.)</text:p>
          </table:table-cell>
          <table:table-cell/>
          <table:table-cell ns41:value-type="float" table:style-name="TL Data" office:value="30880" office:value-type="float">
            <text:p>30880</text:p>
          </table:table-cell>
          <table:table-cell ns41:value-type="float" table:style-name="TL Data" office:value="1125" office:value-type="float">
            <text:p>1125</text:p>
          </table:table-cell>
          <table:table-cell ns41:value-type="float" table:style-name="TL Data" office:value="29410" office:value-type="float">
            <text:p>29410</text:p>
          </table:table-cell>
          <table:table-cell ns41:value-type="float" table:style-name="TL Data" office:value="345" office:value-type="float">
            <text:p>345</text:p>
          </table:table-cell>
          <table:table-cell ns41:value-type="float" table:style-name="TL Data" office:value="8080" office:value-type="float">
            <text:p>8080</text:p>
          </table:table-cell>
          <table:table-cell ns41:value-type="float" table:style-name="TL Data" office:value="7695" office:value-type="float">
            <text:p>7695</text:p>
          </table:table-cell>
          <table:table-cell ns41:value-type="float" table:style-name="TL Data" office:value="45" office:value-type="float">
            <text:p>45</text:p>
          </table:table-cell>
          <table:table-cell ns41:value-type="float" table:style-name="TL Data" office:value="335" office:value-type="float">
            <text:p>335</text:p>
          </table:table-cell>
          <table:table-cell ns41:value-type="float" table:style-name="TL Data" office:value="28190" office:value-type="float">
            <text:p>28190</text:p>
          </table:table-cell>
          <table:table-cell ns41:value-type="float" table:style-name="TL Data" office:value="349" office:value-type="float">
            <text:p>349</text:p>
          </table:table-cell>
          <table:table-cell ns41:value-type="float" table:style-name="TL Data" office:value="1565" office:value-type="float">
            <text:p>1565</text:p>
          </table:table-cell>
          <table:table-cell ns41:value-type="float" table:style-name="TL Data" office:value="215" office:value-type="float">
            <text:p>215</text:p>
          </table:table-cell>
          <table:table-cell table:number-columns-repeated="1009"/>
        </table:table-row>
        <table:table-row table:style-name="ro6">
          <table:table-cell ns41:value-type="float" table:style-name="TL RowHeader" office:value="688" office:value-type="float">
            <text:p>688</text:p>
          </table:table-cell>
          <table:table-cell ns41:value-type="string" table:style-name="TL RowHeader" office:value-type="string">
            <text:p>Middenschouwen</text:p>
          </table:table-cell>
          <table:table-cell/>
          <table:table-cell ns41:value-type="float" table:style-name="TL Data" office:value="2115" office:value-type="float">
            <text:p>2115</text:p>
          </table:table-cell>
          <table:table-cell table:style-name="TL Data"/>
          <table:table-cell ns41:value-type="float" table:style-name="TL Data" office:value="2090" office:value-type="float">
            <text:p>2090</text:p>
          </table:table-cell>
          <table:table-cell ns41:value-type="float" table:style-name="TL Data" office:value="25" office:value-type="float">
            <text:p>25</text:p>
          </table:table-cell>
          <table:table-cell ns41:value-type="float" table:style-name="TL Data" office:value="555" office:value-type="float">
            <text:p>555</text:p>
          </table:table-cell>
          <table:table-cell ns41:value-type="float" table:style-name="TL Data" office:value="525" office:value-type="float">
            <text:p>52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035" office:value-type="float">
            <text:p>2035</text:p>
          </table:table-cell>
          <table:table-cell ns41:value-type="float" table:style-name="TL Data" office:value="366" office:value-type="float">
            <text:p>366</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692" office:value-type="float">
            <text:p>692</text:p>
          </table:table-cell>
          <table:table-cell ns41:value-type="string" table:style-name="TL RowHeader" office:value-type="string">
            <text:p>Oostburg</text:p>
          </table:table-cell>
          <table:table-cell/>
          <table:table-cell ns41:value-type="float" table:style-name="TL Data" office:value="18265" office:value-type="float">
            <text:p>18265</text:p>
          </table:table-cell>
          <table:table-cell ns41:value-type="float" table:style-name="TL Data" office:value="465" office:value-type="float">
            <text:p>465</text:p>
          </table:table-cell>
          <table:table-cell ns41:value-type="float" table:style-name="TL Data" office:value="17595" office:value-type="float">
            <text:p>17595</text:p>
          </table:table-cell>
          <table:table-cell ns41:value-type="float" table:style-name="TL Data" office:value="205" office:value-type="float">
            <text:p>205</text:p>
          </table:table-cell>
          <table:table-cell ns41:value-type="float" table:style-name="TL Data" office:value="5120" office:value-type="float">
            <text:p>5120</text:p>
          </table:table-cell>
          <table:table-cell ns41:value-type="float" table:style-name="TL Data" office:value="4880" office:value-type="float">
            <text:p>4880</text:p>
          </table:table-cell>
          <table:table-cell ns41:value-type="float" table:style-name="TL Data" office:value="35" office:value-type="float">
            <text:p>35</text:p>
          </table:table-cell>
          <table:table-cell ns41:value-type="float" table:style-name="TL Data" office:value="205" office:value-type="float">
            <text:p>205</text:p>
          </table:table-cell>
          <table:table-cell ns41:value-type="float" table:style-name="TL Data" office:value="16980" office:value-type="float">
            <text:p>16980</text:p>
          </table:table-cell>
          <table:table-cell ns41:value-type="float" table:style-name="TL Data" office:value="332" office:value-type="float">
            <text:p>332</text:p>
          </table:table-cell>
          <table:table-cell ns41:value-type="float" table:style-name="TL Data" office:value="820" office:value-type="float">
            <text:p>82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696" office:value-type="float">
            <text:p>696</text:p>
          </table:table-cell>
          <table:table-cell ns41:value-type="string" table:style-name="TL RowHeader" office:value-type="string">
            <text:p>Oud-Vossemeer</text:p>
          </table:table-cell>
          <table:table-cell/>
          <table:table-cell ns41:value-type="float" table:style-name="TL Data" office:value="2120" office:value-type="float">
            <text:p>2120</text:p>
          </table:table-cell>
          <table:table-cell table:style-name="TL Data"/>
          <table:table-cell ns41:value-type="float" table:style-name="TL Data" office:value="2100" office:value-type="float">
            <text:p>2100</text:p>
          </table:table-cell>
          <table:table-cell ns41:value-type="float" table:style-name="TL Data" office:value="25" office:value-type="float">
            <text:p>25</text:p>
          </table:table-cell>
          <table:table-cell ns41:value-type="float" table:style-name="TL Data" office:value="580" office:value-type="float">
            <text:p>580</text:p>
          </table:table-cell>
          <table:table-cell ns41:value-type="float" table:style-name="TL Data" office:value="555" office:value-type="float">
            <text:p>55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060" office:value-type="float">
            <text:p>2060</text:p>
          </table:table-cell>
          <table:table-cell ns41:value-type="float" table:style-name="TL Data" office:value="357" office:value-type="float">
            <text:p>357</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700" office:value-type="float">
            <text:p>700</text:p>
          </table:table-cell>
          <table:table-cell ns41:value-type="string" table:style-name="TL RowHeader" office:value-type="string">
            <text:p>Poortvliet</text:p>
          </table:table-cell>
          <table:table-cell/>
          <table:table-cell ns41:value-type="float" table:style-name="TL Data" office:value="1635" office:value-type="float">
            <text:p>1635</text:p>
          </table:table-cell>
          <table:table-cell table:style-name="TL Data"/>
          <table:table-cell ns41:value-type="float" table:style-name="TL Data" office:value="1620" office:value-type="float">
            <text:p>1620</text:p>
          </table:table-cell>
          <table:table-cell ns41:value-type="float" table:style-name="TL Data" office:value="15" office:value-type="float">
            <text:p>15</text:p>
          </table:table-cell>
          <table:table-cell ns41:value-type="float" table:style-name="TL Data" office:value="445" office:value-type="float">
            <text:p>445</text:p>
          </table:table-cell>
          <table:table-cell ns41:value-type="float" table:style-name="TL Data" office:value="430" office:value-type="float">
            <text:p>43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565" office:value-type="float">
            <text:p>1565</text:p>
          </table:table-cell>
          <table:table-cell ns41:value-type="float" table:style-name="TL Data" office:value="351" office:value-type="float">
            <text:p>351</text:p>
          </table:table-cell>
          <table:table-cell ns41:value-type="float" table:style-name="TL Data" office:value="70" office:value-type="float">
            <text:p>70</text:p>
          </table:table-cell>
          <table:table-cell table:style-name="TL Data"/>
          <table:table-cell table:number-columns-repeated="1009"/>
        </table:table-row>
        <table:table-row table:style-name="ro6">
          <table:table-cell ns41:value-type="float" table:style-name="TL RowHeader" office:value="703" office:value-type="float">
            <text:p>703</text:p>
          </table:table-cell>
          <table:table-cell ns41:value-type="string" table:style-name="TL RowHeader" office:value-type="string">
            <text:p>Reimerswaal</text:p>
          </table:table-cell>
          <table:table-cell/>
          <table:table-cell ns41:value-type="float" table:style-name="TL Data" office:value="17645" office:value-type="float">
            <text:p>17645</text:p>
          </table:table-cell>
          <table:table-cell ns41:value-type="float" table:style-name="TL Data" office:value="355" office:value-type="float">
            <text:p>355</text:p>
          </table:table-cell>
          <table:table-cell ns41:value-type="float" table:style-name="TL Data" office:value="17175" office:value-type="float">
            <text:p>17175</text:p>
          </table:table-cell>
          <table:table-cell ns41:value-type="float" table:style-name="TL Data" office:value="115" office:value-type="float">
            <text:p>115</text:p>
          </table:table-cell>
          <table:table-cell ns41:value-type="float" table:style-name="TL Data" office:value="4720" office:value-type="float">
            <text:p>4720</text:p>
          </table:table-cell>
          <table:table-cell ns41:value-type="float" table:style-name="TL Data" office:value="4535" office:value-type="float">
            <text:p>4535</text:p>
          </table:table-cell>
          <table:table-cell ns41:value-type="float" table:style-name="TL Data" office:value="20" office:value-type="float">
            <text:p>20</text:p>
          </table:table-cell>
          <table:table-cell ns41:value-type="float" table:style-name="TL Data" office:value="165" office:value-type="float">
            <text:p>165</text:p>
          </table:table-cell>
          <table:table-cell ns41:value-type="float" table:style-name="TL Data" office:value="16580" office:value-type="float">
            <text:p>16580</text:p>
          </table:table-cell>
          <table:table-cell ns41:value-type="float" table:style-name="TL Data" office:value="351" office:value-type="float">
            <text:p>351</text:p>
          </table:table-cell>
          <table:table-cell ns41:value-type="float" table:style-name="TL Data" office:value="705" office:value-type="float">
            <text:p>70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04" office:value-type="float">
            <text:p>704</text:p>
          </table:table-cell>
          <table:table-cell ns41:value-type="string" table:style-name="TL RowHeader" office:value-type="string">
            <text:p>Sas van Gent</text:p>
          </table:table-cell>
          <table:table-cell/>
          <table:table-cell ns41:value-type="float" table:style-name="TL Data" office:value="9045" office:value-type="float">
            <text:p>9045</text:p>
          </table:table-cell>
          <table:table-cell ns41:value-type="float" table:style-name="TL Data" office:value="120" office:value-type="float">
            <text:p>120</text:p>
          </table:table-cell>
          <table:table-cell ns41:value-type="float" table:style-name="TL Data" office:value="8840" office:value-type="float">
            <text:p>8840</text:p>
          </table:table-cell>
          <table:table-cell ns41:value-type="float" table:style-name="TL Data" office:value="85" office:value-type="float">
            <text:p>85</text:p>
          </table:table-cell>
          <table:table-cell ns41:value-type="float" table:style-name="TL Data" office:value="2560" office:value-type="float">
            <text:p>2560</text:p>
          </table:table-cell>
          <table:table-cell ns41:value-type="float" table:style-name="TL Data" office:value="2475" office:value-type="float">
            <text:p>2475</text:p>
          </table:table-cell>
          <table:table-cell ns41:value-type="float" table:style-name="TL Data" office:value="25" office:value-type="float">
            <text:p>25</text:p>
          </table:table-cell>
          <table:table-cell ns41:value-type="float" table:style-name="TL Data" office:value="60" office:value-type="float">
            <text:p>60</text:p>
          </table:table-cell>
          <table:table-cell ns41:value-type="float" table:style-name="TL Data" office:value="8600" office:value-type="float">
            <text:p>8600</text:p>
          </table:table-cell>
          <table:table-cell ns41:value-type="float" table:style-name="TL Data" office:value="336" office:value-type="float">
            <text:p>336</text:p>
          </table:table-cell>
          <table:table-cell ns41:value-type="float" table:style-name="TL Data" office:value="325" office:value-type="float">
            <text:p>32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05" office:value-type="float">
            <text:p>705</text:p>
          </table:table-cell>
          <table:table-cell ns41:value-type="string" table:style-name="TL RowHeader" office:value-type="string">
            <text:p>Scherpenisse</text:p>
          </table:table-cell>
          <table:table-cell/>
          <table:table-cell ns41:value-type="float" table:style-name="TL Data" office:value="1285" office:value-type="float">
            <text:p>1285</text:p>
          </table:table-cell>
          <table:table-cell table:style-name="TL Data"/>
          <table:table-cell ns41:value-type="float" table:style-name="TL Data" office:value="1280" office:value-type="float">
            <text:p>1280</text:p>
          </table:table-cell>
          <table:table-cell ns41:value-type="float" table:style-name="TL Data" office:value="5" office:value-type="float">
            <text:p>5</text:p>
          </table:table-cell>
          <table:table-cell ns41:value-type="float" table:style-name="TL Data" office:value="355" office:value-type="float">
            <text:p>355</text:p>
          </table:table-cell>
          <table:table-cell ns41:value-type="float" table:style-name="TL Data" office:value="335" office:value-type="float">
            <text:p>335</text:p>
          </table:table-cell>
          <table:table-cell table:style-name="TL Data"/>
          <table:table-cell ns41:value-type="float" table:style-name="TL Data" office:value="20" office:value-type="float">
            <text:p>20</text:p>
          </table:table-cell>
          <table:table-cell ns41:value-type="float" table:style-name="TL Data" office:value="1210" office:value-type="float">
            <text:p>1210</text:p>
          </table:table-cell>
          <table:table-cell ns41:value-type="float" table:style-name="TL Data" office:value="340" office:value-type="float">
            <text:p>340</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708" office:value-type="float">
            <text:p>708</text:p>
          </table:table-cell>
          <table:table-cell ns41:value-type="string" table:style-name="TL RowHeader" office:value-type="string">
            <text:p>Sint-Annaland</text:p>
          </table:table-cell>
          <table:table-cell/>
          <table:table-cell ns41:value-type="float" table:style-name="TL Data" office:value="2825" office:value-type="float">
            <text:p>2825</text:p>
          </table:table-cell>
          <table:table-cell ns41:value-type="float" table:style-name="TL Data" office:value="80" office:value-type="float">
            <text:p>80</text:p>
          </table:table-cell>
          <table:table-cell ns41:value-type="float" table:style-name="TL Data" office:value="2615" office:value-type="float">
            <text:p>2615</text:p>
          </table:table-cell>
          <table:table-cell ns41:value-type="float" table:style-name="TL Data" office:value="130" office:value-type="float">
            <text:p>130</text:p>
          </table:table-cell>
          <table:table-cell ns41:value-type="float" table:style-name="TL Data" office:value="765" office:value-type="float">
            <text:p>765</text:p>
          </table:table-cell>
          <table:table-cell ns41:value-type="float" table:style-name="TL Data" office:value="735" office:value-type="float">
            <text:p>73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615" office:value-type="float">
            <text:p>2615</text:p>
          </table:table-cell>
          <table:table-cell ns41:value-type="float" table:style-name="TL Data" office:value="343" office:value-type="float">
            <text:p>343</text:p>
          </table:table-cell>
          <table:table-cell ns41:value-type="float" table:style-name="TL Data" office:value="130" office:value-type="float">
            <text:p>1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11" office:value-type="float">
            <text:p>711</text:p>
          </table:table-cell>
          <table:table-cell ns41:value-type="string" table:style-name="TL RowHeader" office:value-type="string">
            <text:p>Sint-Maartensdijk</text:p>
          </table:table-cell>
          <table:table-cell/>
          <table:table-cell ns41:value-type="float" table:style-name="TL Data" office:value="2950" office:value-type="float">
            <text:p>2950</text:p>
          </table:table-cell>
          <table:table-cell table:style-name="TL Data"/>
          <table:table-cell ns41:value-type="float" table:style-name="TL Data" office:value="2930" office:value-type="float">
            <text:p>2930</text:p>
          </table:table-cell>
          <table:table-cell ns41:value-type="float" table:style-name="TL Data" office:value="20" office:value-type="float">
            <text:p>20</text:p>
          </table:table-cell>
          <table:table-cell ns41:value-type="float" table:style-name="TL Data" office:value="830" office:value-type="float">
            <text:p>830</text:p>
          </table:table-cell>
          <table:table-cell ns41:value-type="float" table:style-name="TL Data" office:value="785" office:value-type="float">
            <text:p>785</text:p>
          </table:table-cell>
          <table:table-cell ns41:value-type="float" table:style-name="TL Data" office:value="10" office:value-type="float">
            <text:p>10</text:p>
          </table:table-cell>
          <table:table-cell ns41:value-type="float" table:style-name="TL Data" office:value="35" office:value-type="float">
            <text:p>35</text:p>
          </table:table-cell>
          <table:table-cell ns41:value-type="float" table:style-name="TL Data" office:value="2820" office:value-type="float">
            <text:p>2820</text:p>
          </table:table-cell>
          <table:table-cell ns41:value-type="float" table:style-name="TL Data" office:value="339" office:value-type="float">
            <text:p>339</text:p>
          </table:table-cell>
          <table:table-cell ns41:value-type="float" table:style-name="TL Data" office:value="125" office:value-type="float">
            <text:p>125</text:p>
          </table:table-cell>
          <table:table-cell table:style-name="TL Data"/>
          <table:table-cell table:number-columns-repeated="1009"/>
        </table:table-row>
        <table:table-row table:style-name="ro6">
          <table:table-cell ns41:value-type="float" table:style-name="TL RowHeader" office:value="712" office:value-type="float">
            <text:p>712</text:p>
          </table:table-cell>
          <table:table-cell ns41:value-type="string" table:style-name="TL RowHeader" office:value-type="string">
            <text:p>Sint Philipsland</text:p>
          </table:table-cell>
          <table:table-cell/>
          <table:table-cell ns41:value-type="float" table:style-name="TL Data" office:value="2075" office:value-type="float">
            <text:p>2075</text:p>
          </table:table-cell>
          <table:table-cell table:style-name="TL Data"/>
          <table:table-cell ns41:value-type="float" table:style-name="TL Data" office:value="1975" office:value-type="float">
            <text:p>1975</text:p>
          </table:table-cell>
          <table:table-cell ns41:value-type="float" table:style-name="TL Data" office:value="100" office:value-type="float">
            <text:p>100</text:p>
          </table:table-cell>
          <table:table-cell ns41:value-type="float" table:style-name="TL Data" office:value="580" office:value-type="float">
            <text:p>580</text:p>
          </table:table-cell>
          <table:table-cell ns41:value-type="float" table:style-name="TL Data" office:value="555" office:value-type="float">
            <text:p>55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990" office:value-type="float">
            <text:p>1990</text:p>
          </table:table-cell>
          <table:table-cell ns41:value-type="float" table:style-name="TL Data" office:value="344" office:value-type="float">
            <text:p>344</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713" office:value-type="float">
            <text:p>713</text:p>
          </table:table-cell>
          <table:table-cell ns41:value-type="string" table:style-name="TL RowHeader" office:value-type="string">
            <text:p>Sluis</text:p>
          </table:table-cell>
          <table:table-cell/>
          <table:table-cell ns41:value-type="float" table:style-name="TL Data" office:value="3240" office:value-type="float">
            <text:p>3240</text:p>
          </table:table-cell>
          <table:table-cell ns41:value-type="float" table:style-name="TL Data" office:value="95" office:value-type="float">
            <text:p>95</text:p>
          </table:table-cell>
          <table:table-cell ns41:value-type="float" table:style-name="TL Data" office:value="3120" office:value-type="float">
            <text:p>3120</text:p>
          </table:table-cell>
          <table:table-cell ns41:value-type="float" table:style-name="TL Data" office:value="30" office:value-type="float">
            <text:p>30</text:p>
          </table:table-cell>
          <table:table-cell ns41:value-type="float" table:style-name="TL Data" office:value="910" office:value-type="float">
            <text:p>910</text:p>
          </table:table-cell>
          <table:table-cell ns41:value-type="float" table:style-name="TL Data" office:value="870" office:value-type="float">
            <text:p>87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2990" office:value-type="float">
            <text:p>2990</text:p>
          </table:table-cell>
          <table:table-cell ns41:value-type="float" table:style-name="TL Data" office:value="328" office:value-type="float">
            <text:p>328</text:p>
          </table:table-cell>
          <table:table-cell ns41:value-type="float" table:style-name="TL Data" office:value="155" office:value-type="float">
            <text:p>155</text:p>
          </table:table-cell>
          <table:table-cell table:style-name="TL Data"/>
          <table:table-cell table:number-columns-repeated="1009"/>
        </table:table-row>
        <table:table-row table:style-name="ro6">
          <table:table-cell ns41:value-type="float" table:style-name="TL RowHeader" office:value="714" office:value-type="float">
            <text:p>714</text:p>
          </table:table-cell>
          <table:table-cell ns41:value-type="string" table:style-name="TL RowHeader" office:value-type="string">
            <text:p>Stavenisse</text:p>
          </table:table-cell>
          <table:table-cell/>
          <table:table-cell ns41:value-type="float" table:style-name="TL Data" office:value="1475" office:value-type="float">
            <text:p>1475</text:p>
          </table:table-cell>
          <table:table-cell table:style-name="TL Data"/>
          <table:table-cell ns41:value-type="float" table:style-name="TL Data" office:value="1435" office:value-type="float">
            <text:p>1435</text:p>
          </table:table-cell>
          <table:table-cell ns41:value-type="float" table:style-name="TL Data" office:value="40" office:value-type="float">
            <text:p>40</text:p>
          </table:table-cell>
          <table:table-cell ns41:value-type="float" table:style-name="TL Data" office:value="420" office:value-type="float">
            <text:p>420</text:p>
          </table:table-cell>
          <table:table-cell ns41:value-type="float" table:style-name="TL Data" office:value="405" office:value-type="float">
            <text:p>405</text:p>
          </table:table-cell>
          <table:table-cell table:style-name="TL Data"/>
          <table:table-cell ns41:value-type="float" table:style-name="TL Data" office:value="15" office:value-type="float">
            <text:p>15</text:p>
          </table:table-cell>
          <table:table-cell ns41:value-type="float" table:style-name="TL Data" office:value="1415" office:value-type="float">
            <text:p>1415</text:p>
          </table:table-cell>
          <table:table-cell ns41:value-type="float" table:style-name="TL Data" office:value="337" office:value-type="float">
            <text:p>337</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715" office:value-type="float">
            <text:p>715</text:p>
          </table:table-cell>
          <table:table-cell ns41:value-type="string" table:style-name="TL RowHeader" office:value-type="string">
            <text:p>Terneuzen</text:p>
          </table:table-cell>
          <table:table-cell/>
          <table:table-cell ns41:value-type="float" table:style-name="TL Data" office:value="31535" office:value-type="float">
            <text:p>31535</text:p>
          </table:table-cell>
          <table:table-cell ns41:value-type="float" table:style-name="TL Data" office:value="835" office:value-type="float">
            <text:p>835</text:p>
          </table:table-cell>
          <table:table-cell ns41:value-type="float" table:style-name="TL Data" office:value="30015" office:value-type="float">
            <text:p>30015</text:p>
          </table:table-cell>
          <table:table-cell ns41:value-type="float" table:style-name="TL Data" office:value="685" office:value-type="float">
            <text:p>685</text:p>
          </table:table-cell>
          <table:table-cell ns41:value-type="float" table:style-name="TL Data" office:value="8605" office:value-type="float">
            <text:p>8605</text:p>
          </table:table-cell>
          <table:table-cell ns41:value-type="float" table:style-name="TL Data" office:value="8310" office:value-type="float">
            <text:p>8310</text:p>
          </table:table-cell>
          <table:table-cell ns41:value-type="float" table:style-name="TL Data" office:value="45" office:value-type="float">
            <text:p>45</text:p>
          </table:table-cell>
          <table:table-cell ns41:value-type="float" table:style-name="TL Data" office:value="245" office:value-type="float">
            <text:p>245</text:p>
          </table:table-cell>
          <table:table-cell ns41:value-type="float" table:style-name="TL Data" office:value="29580" office:value-type="float">
            <text:p>29580</text:p>
          </table:table-cell>
          <table:table-cell ns41:value-type="float" table:style-name="TL Data" office:value="344" office:value-type="float">
            <text:p>344</text:p>
          </table:table-cell>
          <table:table-cell ns41:value-type="float" table:style-name="TL Data" office:value="1120" office:value-type="float">
            <text:p>112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716" office:value-type="float">
            <text:p>716</text:p>
          </table:table-cell>
          <table:table-cell ns41:value-type="string" table:style-name="TL RowHeader" office:value-type="string">
            <text:p>Tholen</text:p>
          </table:table-cell>
          <table:table-cell/>
          <table:table-cell ns41:value-type="float" table:style-name="TL Data" office:value="3910" office:value-type="float">
            <text:p>3910</text:p>
          </table:table-cell>
          <table:table-cell ns41:value-type="float" table:style-name="TL Data" office:value="40" office:value-type="float">
            <text:p>40</text:p>
          </table:table-cell>
          <table:table-cell ns41:value-type="float" table:style-name="TL Data" office:value="3830" office:value-type="float">
            <text:p>3830</text:p>
          </table:table-cell>
          <table:table-cell ns41:value-type="float" table:style-name="TL Data" office:value="40" office:value-type="float">
            <text:p>40</text:p>
          </table:table-cell>
          <table:table-cell ns41:value-type="float" table:style-name="TL Data" office:value="1055" office:value-type="float">
            <text:p>1055</text:p>
          </table:table-cell>
          <table:table-cell ns41:value-type="float" table:style-name="TL Data" office:value="1010" office:value-type="float">
            <text:p>1010</text:p>
          </table:table-cell>
          <table:table-cell ns41:value-type="float" table:style-name="TL Data" office:value="10" office:value-type="float">
            <text:p>10</text:p>
          </table:table-cell>
          <table:table-cell ns41:value-type="float" table:style-name="TL Data" office:value="40" office:value-type="float">
            <text:p>40</text:p>
          </table:table-cell>
          <table:table-cell ns41:value-type="float" table:style-name="TL Data" office:value="3700" office:value-type="float">
            <text:p>3700</text:p>
          </table:table-cell>
          <table:table-cell ns41:value-type="float" table:style-name="TL Data" office:value="350" office:value-type="float">
            <text:p>350</text:p>
          </table:table-cell>
          <table:table-cell ns41:value-type="float" table:style-name="TL Data" office:value="165" office:value-type="float">
            <text:p>1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17" office:value-type="float">
            <text:p>717</text:p>
          </table:table-cell>
          <table:table-cell ns41:value-type="string" table:style-name="TL RowHeader" office:value-type="string">
            <text:p>Veere</text:p>
          </table:table-cell>
          <table:table-cell/>
          <table:table-cell ns41:value-type="float" table:style-name="TL Data" office:value="3820" office:value-type="float">
            <text:p>3820</text:p>
          </table:table-cell>
          <table:table-cell ns41:value-type="float" table:style-name="TL Data" office:value="70" office:value-type="float">
            <text:p>70</text:p>
          </table:table-cell>
          <table:table-cell ns41:value-type="float" table:style-name="TL Data" office:value="3720" office:value-type="float">
            <text:p>3720</text:p>
          </table:table-cell>
          <table:table-cell ns41:value-type="float" table:style-name="TL Data" office:value="30" office:value-type="float">
            <text:p>30</text:p>
          </table:table-cell>
          <table:table-cell ns41:value-type="float" table:style-name="TL Data" office:value="985" office:value-type="float">
            <text:p>985</text:p>
          </table:table-cell>
          <table:table-cell ns41:value-type="float" table:style-name="TL Data" office:value="945" office:value-type="float">
            <text:p>945</text:p>
          </table:table-cell>
          <table:table-cell ns41:value-type="float" table:style-name="TL Data" office:value="5" office:value-type="float">
            <text:p>5</text:p>
          </table:table-cell>
          <table:table-cell ns41:value-type="float" table:style-name="TL Data" office:value="35" office:value-type="float">
            <text:p>35</text:p>
          </table:table-cell>
          <table:table-cell ns41:value-type="float" table:style-name="TL Data" office:value="3565" office:value-type="float">
            <text:p>3565</text:p>
          </table:table-cell>
          <table:table-cell ns41:value-type="float" table:style-name="TL Data" office:value="363" office:value-type="float">
            <text:p>363</text:p>
          </table:table-cell>
          <table:table-cell ns41:value-type="float" table:style-name="TL Data" office:value="185" office:value-type="float">
            <text:p>18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18" office:value-type="float">
            <text:p>718</text:p>
          </table:table-cell>
          <table:table-cell ns41:value-type="string" table:style-name="TL RowHeader" office:value-type="string">
            <text:p>Vlissingen</text:p>
          </table:table-cell>
          <table:table-cell/>
          <table:table-cell ns41:value-type="float" table:style-name="TL Data" office:value="41005" office:value-type="float">
            <text:p>41005</text:p>
          </table:table-cell>
          <table:table-cell ns41:value-type="float" table:style-name="TL Data" office:value="810" office:value-type="float">
            <text:p>810</text:p>
          </table:table-cell>
          <table:table-cell ns41:value-type="float" table:style-name="TL Data" office:value="39905" office:value-type="float">
            <text:p>39905</text:p>
          </table:table-cell>
          <table:table-cell ns41:value-type="float" table:style-name="TL Data" office:value="285" office:value-type="float">
            <text:p>285</text:p>
          </table:table-cell>
          <table:table-cell ns41:value-type="float" table:style-name="TL Data" office:value="11515" office:value-type="float">
            <text:p>11515</text:p>
          </table:table-cell>
          <table:table-cell ns41:value-type="float" table:style-name="TL Data" office:value="11080" office:value-type="float">
            <text:p>11080</text:p>
          </table:table-cell>
          <table:table-cell ns41:value-type="float" table:style-name="TL Data" office:value="35" office:value-type="float">
            <text:p>35</text:p>
          </table:table-cell>
          <table:table-cell ns41:value-type="float" table:style-name="TL Data" office:value="400" office:value-type="float">
            <text:p>400</text:p>
          </table:table-cell>
          <table:table-cell ns41:value-type="float" table:style-name="TL Data" office:value="37960" office:value-type="float">
            <text:p>37960</text:p>
          </table:table-cell>
          <table:table-cell ns41:value-type="float" table:style-name="TL Data" office:value="330" office:value-type="float">
            <text:p>330</text:p>
          </table:table-cell>
          <table:table-cell ns41:value-type="float" table:style-name="TL Data" office:value="2235" office:value-type="float">
            <text:p>2235</text:p>
          </table:table-cell>
          <table:table-cell ns41:value-type="float" table:style-name="TL Data" office:value="195" office:value-type="float">
            <text:p>195</text:p>
          </table:table-cell>
          <table:table-cell table:number-columns-repeated="1009"/>
        </table:table-row>
        <table:table-row table:style-name="ro6">
          <table:table-cell ns41:value-type="float" table:style-name="TL RowHeader" office:value="720" office:value-type="float">
            <text:p>720</text:p>
          </table:table-cell>
          <table:table-cell ns41:value-type="string" table:style-name="TL RowHeader" office:value-type="string">
            <text:p>Valkenisse</text:p>
          </table:table-cell>
          <table:table-cell/>
          <table:table-cell ns41:value-type="float" table:style-name="TL Data" office:value="4605" office:value-type="float">
            <text:p>4605</text:p>
          </table:table-cell>
          <table:table-cell ns41:value-type="float" table:style-name="TL Data" office:value="240" office:value-type="float">
            <text:p>240</text:p>
          </table:table-cell>
          <table:table-cell ns41:value-type="float" table:style-name="TL Data" office:value="4280" office:value-type="float">
            <text:p>4280</text:p>
          </table:table-cell>
          <table:table-cell ns41:value-type="float" table:style-name="TL Data" office:value="80" office:value-type="float">
            <text:p>80</text:p>
          </table:table-cell>
          <table:table-cell ns41:value-type="float" table:style-name="TL Data" office:value="1180" office:value-type="float">
            <text:p>1180</text:p>
          </table:table-cell>
          <table:table-cell ns41:value-type="float" table:style-name="TL Data" office:value="1140" office:value-type="float">
            <text:p>1140</text:p>
          </table:table-cell>
          <table:table-cell ns41:value-type="float" table:style-name="TL Data" office:value="10" office:value-type="float">
            <text:p>10</text:p>
          </table:table-cell>
          <table:table-cell ns41:value-type="float" table:style-name="TL Data" office:value="30" office:value-type="float">
            <text:p>30</text:p>
          </table:table-cell>
          <table:table-cell ns41:value-type="float" table:style-name="TL Data" office:value="4180" office:value-type="float">
            <text:p>4180</text:p>
          </table:table-cell>
          <table:table-cell ns41:value-type="float" table:style-name="TL Data" office:value="355" office:value-type="float">
            <text:p>355</text:p>
          </table:table-cell>
          <table:table-cell ns41:value-type="float" table:style-name="TL Data" office:value="180" office:value-type="float">
            <text:p>1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25" office:value-type="float">
            <text:p>725</text:p>
          </table:table-cell>
          <table:table-cell ns41:value-type="string" table:style-name="TL RowHeader" office:value-type="string">
            <text:p>Westerschouwen</text:p>
          </table:table-cell>
          <table:table-cell/>
          <table:table-cell ns41:value-type="float" table:style-name="TL Data" office:value="4300" office:value-type="float">
            <text:p>4300</text:p>
          </table:table-cell>
          <table:table-cell ns41:value-type="float" table:style-name="TL Data" office:value="70" office:value-type="float">
            <text:p>70</text:p>
          </table:table-cell>
          <table:table-cell ns41:value-type="float" table:style-name="TL Data" office:value="4160" office:value-type="float">
            <text:p>4160</text:p>
          </table:table-cell>
          <table:table-cell ns41:value-type="float" table:style-name="TL Data" office:value="70" office:value-type="float">
            <text:p>70</text:p>
          </table:table-cell>
          <table:table-cell ns41:value-type="float" table:style-name="TL Data" office:value="1220" office:value-type="float">
            <text:p>1220</text:p>
          </table:table-cell>
          <table:table-cell ns41:value-type="float" table:style-name="TL Data" office:value="1170" office:value-type="float">
            <text:p>1170</text:p>
          </table:table-cell>
          <table:table-cell ns41:value-type="float" table:style-name="TL Data" office:value="5" office:value-type="float">
            <text:p>5</text:p>
          </table:table-cell>
          <table:table-cell ns41:value-type="float" table:style-name="TL Data" office:value="40" office:value-type="float">
            <text:p>40</text:p>
          </table:table-cell>
          <table:table-cell ns41:value-type="float" table:style-name="TL Data" office:value="3980" office:value-type="float">
            <text:p>3980</text:p>
          </table:table-cell>
          <table:table-cell ns41:value-type="float" table:style-name="TL Data" office:value="326" office:value-type="float">
            <text:p>326</text:p>
          </table:table-cell>
          <table:table-cell ns41:value-type="float" table:style-name="TL Data" office:value="250" office:value-type="float">
            <text:p>2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26" office:value-type="float">
            <text:p>726</text:p>
          </table:table-cell>
          <table:table-cell ns41:value-type="string" table:style-name="TL RowHeader" office:value-type="string">
            <text:p>Westkapelle</text:p>
          </table:table-cell>
          <table:table-cell/>
          <table:table-cell ns41:value-type="float" table:style-name="TL Data" office:value="2505" office:value-type="float">
            <text:p>2505</text:p>
          </table:table-cell>
          <table:table-cell table:style-name="TL Data"/>
          <table:table-cell ns41:value-type="float" table:style-name="TL Data" office:value="2490" office:value-type="float">
            <text:p>2490</text:p>
          </table:table-cell>
          <table:table-cell ns41:value-type="float" table:style-name="TL Data" office:value="15" office:value-type="float">
            <text:p>15</text:p>
          </table:table-cell>
          <table:table-cell ns41:value-type="float" table:style-name="TL Data" office:value="670" office:value-type="float">
            <text:p>670</text:p>
          </table:table-cell>
          <table:table-cell ns41:value-type="float" table:style-name="TL Data" office:value="635" office:value-type="float">
            <text:p>635</text:p>
          </table:table-cell>
          <table:table-cell ns41:value-type="float" table:style-name="TL Data" office:value="5" office:value-type="float">
            <text:p>5</text:p>
          </table:table-cell>
          <table:table-cell ns41:value-type="float" table:style-name="TL Data" office:value="25" office:value-type="float">
            <text:p>25</text:p>
          </table:table-cell>
          <table:table-cell ns41:value-type="float" table:style-name="TL Data" office:value="2395" office:value-type="float">
            <text:p>2395</text:p>
          </table:table-cell>
          <table:table-cell ns41:value-type="float" table:style-name="TL Data" office:value="357" office:value-type="float">
            <text:p>357</text:p>
          </table:table-cell>
          <table:table-cell ns41:value-type="float" table:style-name="TL Data" office:value="110" office:value-type="float">
            <text:p>11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27" office:value-type="float">
            <text:p>727</text:p>
          </table:table-cell>
          <table:table-cell ns41:value-type="string" table:style-name="TL RowHeader" office:value-type="string">
            <text:p>Wissenkerke</text:p>
          </table:table-cell>
          <table:table-cell/>
          <table:table-cell ns41:value-type="float" table:style-name="TL Data" office:value="2995" office:value-type="float">
            <text:p>2995</text:p>
          </table:table-cell>
          <table:table-cell ns41:value-type="float" table:style-name="TL Data" office:value="40" office:value-type="float">
            <text:p>40</text:p>
          </table:table-cell>
          <table:table-cell ns41:value-type="float" table:style-name="TL Data" office:value="2910" office:value-type="float">
            <text:p>2910</text:p>
          </table:table-cell>
          <table:table-cell ns41:value-type="float" table:style-name="TL Data" office:value="45" office:value-type="float">
            <text:p>45</text:p>
          </table:table-cell>
          <table:table-cell ns41:value-type="float" table:style-name="TL Data" office:value="830" office:value-type="float">
            <text:p>830</text:p>
          </table:table-cell>
          <table:table-cell ns41:value-type="float" table:style-name="TL Data" office:value="795" office:value-type="float">
            <text:p>79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2805" office:value-type="float">
            <text:p>2805</text:p>
          </table:table-cell>
          <table:table-cell ns41:value-type="float" table:style-name="TL Data" office:value="339" office:value-type="float">
            <text:p>339</text:p>
          </table:table-cell>
          <table:table-cell ns41:value-type="float" table:style-name="TL Data" office:value="150" office:value-type="float">
            <text:p>150</text:p>
          </table:table-cell>
          <table:table-cell table:style-name="TL Data"/>
          <table:table-cell table:number-columns-repeated="1009"/>
        </table:table-row>
        <table:table-row table:style-name="ro6">
          <table:table-cell ns41:value-type="float" table:style-name="TL RowHeader" office:value="732" office:value-type="float">
            <text:p>732</text:p>
          </table:table-cell>
          <table:table-cell ns41:value-type="string" table:style-name="TL RowHeader" office:value-type="string">
            <text:p>Zierikzee</text:p>
          </table:table-cell>
          <table:table-cell/>
          <table:table-cell ns41:value-type="float" table:style-name="TL Data" office:value="7880" office:value-type="float">
            <text:p>7880</text:p>
          </table:table-cell>
          <table:table-cell ns41:value-type="float" table:style-name="TL Data" office:value="180" office:value-type="float">
            <text:p>180</text:p>
          </table:table-cell>
          <table:table-cell ns41:value-type="float" table:style-name="TL Data" office:value="7645" office:value-type="float">
            <text:p>7645</text:p>
          </table:table-cell>
          <table:table-cell ns41:value-type="float" table:style-name="TL Data" office:value="55" office:value-type="float">
            <text:p>55</text:p>
          </table:table-cell>
          <table:table-cell ns41:value-type="float" table:style-name="TL Data" office:value="2060" office:value-type="float">
            <text:p>2060</text:p>
          </table:table-cell>
          <table:table-cell ns41:value-type="float" table:style-name="TL Data" office:value="1990" office:value-type="float">
            <text:p>1990</text:p>
          </table:table-cell>
          <table:table-cell ns41:value-type="float" table:style-name="TL Data" office:value="15" office:value-type="float">
            <text:p>15</text:p>
          </table:table-cell>
          <table:table-cell ns41:value-type="float" table:style-name="TL Data" office:value="55" office:value-type="float">
            <text:p>55</text:p>
          </table:table-cell>
          <table:table-cell ns41:value-type="float" table:style-name="TL Data" office:value="7325" office:value-type="float">
            <text:p>7325</text:p>
          </table:table-cell>
          <table:table-cell ns41:value-type="float" table:style-name="TL Data" office:value="355" office:value-type="float">
            <text:p>355</text:p>
          </table:table-cell>
          <table:table-cell ns41:value-type="float" table:style-name="TL Data" office:value="375" office:value-type="float">
            <text:p>37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739" office:value-type="float">
            <text:p>739</text:p>
          </table:table-cell>
          <table:table-cell ns41:value-type="string" table:style-name="TL RowHeader" office:value-type="string">
            <text:p>Aarle-Rixtel</text:p>
          </table:table-cell>
          <table:table-cell/>
          <table:table-cell ns41:value-type="float" table:style-name="TL Data" office:value="4340" office:value-type="float">
            <text:p>4340</text:p>
          </table:table-cell>
          <table:table-cell ns41:value-type="float" table:style-name="TL Data" office:value="340" office:value-type="float">
            <text:p>340</text:p>
          </table:table-cell>
          <table:table-cell ns41:value-type="float" table:style-name="TL Data" office:value="3930" office:value-type="float">
            <text:p>3930</text:p>
          </table:table-cell>
          <table:table-cell ns41:value-type="float" table:style-name="TL Data" office:value="70" office:value-type="float">
            <text:p>70</text:p>
          </table:table-cell>
          <table:table-cell ns41:value-type="float" table:style-name="TL Data" office:value="925" office:value-type="float">
            <text:p>925</text:p>
          </table:table-cell>
          <table:table-cell ns41:value-type="float" table:style-name="TL Data" office:value="875" office:value-type="float">
            <text:p>875</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3920" office:value-type="float">
            <text:p>3920</text:p>
          </table:table-cell>
          <table:table-cell ns41:value-type="float" table:style-name="TL Data" office:value="423" office:value-type="float">
            <text:p>423</text:p>
          </table:table-cell>
          <table:table-cell ns41:value-type="float" table:style-name="TL Data" office:value="80" office:value-type="float">
            <text:p>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40" office:value-type="float">
            <text:p>740</text:p>
          </table:table-cell>
          <table:table-cell ns41:value-type="string" table:style-name="TL RowHeader" office:value-type="string">
            <text:p>Almkerk</text:p>
          </table:table-cell>
          <table:table-cell/>
          <table:table-cell ns41:value-type="float" table:style-name="TL Data" office:value="5250" office:value-type="float">
            <text:p>5250</text:p>
          </table:table-cell>
          <table:table-cell ns41:value-type="float" table:style-name="TL Data" office:value="40" office:value-type="float">
            <text:p>40</text:p>
          </table:table-cell>
          <table:table-cell ns41:value-type="float" table:style-name="TL Data" office:value="5155" office:value-type="float">
            <text:p>5155</text:p>
          </table:table-cell>
          <table:table-cell ns41:value-type="float" table:style-name="TL Data" office:value="50" office:value-type="float">
            <text:p>50</text:p>
          </table:table-cell>
          <table:table-cell ns41:value-type="float" table:style-name="TL Data" office:value="1230" office:value-type="float">
            <text:p>1230</text:p>
          </table:table-cell>
          <table:table-cell ns41:value-type="float" table:style-name="TL Data" office:value="1165" office:value-type="float">
            <text:p>1165</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5055" office:value-type="float">
            <text:p>5055</text:p>
          </table:table-cell>
          <table:table-cell ns41:value-type="float" table:style-name="TL Data" office:value="412" office:value-type="float">
            <text:p>412</text:p>
          </table:table-cell>
          <table:table-cell ns41:value-type="float" table:style-name="TL Data" office:value="150" office:value-type="float">
            <text:p>1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41" office:value-type="float">
            <text:p>741</text:p>
          </table:table-cell>
          <table:table-cell ns41:value-type="string" table:style-name="TL RowHeader" office:value-type="string">
            <text:p>Alphen en Riel</text:p>
          </table:table-cell>
          <table:table-cell/>
          <table:table-cell ns41:value-type="float" table:style-name="TL Data" office:value="4545" office:value-type="float">
            <text:p>4545</text:p>
          </table:table-cell>
          <table:table-cell ns41:value-type="float" table:style-name="TL Data" office:value="5" office:value-type="float">
            <text:p>5</text:p>
          </table:table-cell>
          <table:table-cell ns41:value-type="float" table:style-name="TL Data" office:value="4535" office:value-type="float">
            <text:p>4535</text:p>
          </table:table-cell>
          <table:table-cell ns41:value-type="float" table:style-name="TL Data" office:value="5" office:value-type="float">
            <text:p>5</text:p>
          </table:table-cell>
          <table:table-cell ns41:value-type="float" table:style-name="TL Data" office:value="995" office:value-type="float">
            <text:p>995</text:p>
          </table:table-cell>
          <table:table-cell ns41:value-type="float" table:style-name="TL Data" office:value="925" office:value-type="float">
            <text:p>92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4500" office:value-type="float">
            <text:p>4500</text:p>
          </table:table-cell>
          <table:table-cell ns41:value-type="float" table:style-name="TL Data" office:value="453" office:value-type="float">
            <text:p>453</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742" office:value-type="float">
            <text:p>742</text:p>
          </table:table-cell>
          <table:table-cell ns41:value-type="string" table:style-name="TL RowHeader" office:value-type="string">
            <text:p>Andel</text:p>
          </table:table-cell>
          <table:table-cell/>
          <table:table-cell ns41:value-type="float" table:style-name="TL Data" office:value="1855" office:value-type="float">
            <text:p>1855</text:p>
          </table:table-cell>
          <table:table-cell table:style-name="TL Data"/>
          <table:table-cell ns41:value-type="float" table:style-name="TL Data" office:value="1840" office:value-type="float">
            <text:p>1840</text:p>
          </table:table-cell>
          <table:table-cell ns41:value-type="float" table:style-name="TL Data" office:value="20" office:value-type="float">
            <text:p>20</text:p>
          </table:table-cell>
          <table:table-cell ns41:value-type="float" table:style-name="TL Data" office:value="460" office:value-type="float">
            <text:p>460</text:p>
          </table:table-cell>
          <table:table-cell ns41:value-type="float" table:style-name="TL Data" office:value="440" office:value-type="float">
            <text:p>44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815" office:value-type="float">
            <text:p>1815</text:p>
          </table:table-cell>
          <table:table-cell ns41:value-type="float" table:style-name="TL Data" office:value="396" office:value-type="float">
            <text:p>396</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43" office:value-type="float">
            <text:p>743</text:p>
          </table:table-cell>
          <table:table-cell ns41:value-type="string" table:style-name="TL RowHeader" office:value-type="string">
            <text:p>Asten</text:p>
          </table:table-cell>
          <table:table-cell/>
          <table:table-cell ns41:value-type="float" table:style-name="TL Data" office:value="11400" office:value-type="float">
            <text:p>11400</text:p>
          </table:table-cell>
          <table:table-cell ns41:value-type="float" table:style-name="TL Data" office:value="310" office:value-type="float">
            <text:p>310</text:p>
          </table:table-cell>
          <table:table-cell ns41:value-type="float" table:style-name="TL Data" office:value="10820" office:value-type="float">
            <text:p>10820</text:p>
          </table:table-cell>
          <table:table-cell ns41:value-type="float" table:style-name="TL Data" office:value="270" office:value-type="float">
            <text:p>270</text:p>
          </table:table-cell>
          <table:table-cell ns41:value-type="float" table:style-name="TL Data" office:value="2405" office:value-type="float">
            <text:p>2405</text:p>
          </table:table-cell>
          <table:table-cell ns41:value-type="float" table:style-name="TL Data" office:value="2295" office:value-type="float">
            <text:p>2295</text:p>
          </table:table-cell>
          <table:table-cell ns41:value-type="float" table:style-name="TL Data" office:value="50" office:value-type="float">
            <text:p>50</text:p>
          </table:table-cell>
          <table:table-cell ns41:value-type="float" table:style-name="TL Data" office:value="60" office:value-type="float">
            <text:p>60</text:p>
          </table:table-cell>
          <table:table-cell ns41:value-type="float" table:style-name="TL Data" office:value="10985" office:value-type="float">
            <text:p>10985</text:p>
          </table:table-cell>
          <table:table-cell ns41:value-type="float" table:style-name="TL Data" office:value="457" office:value-type="float">
            <text:p>457</text:p>
          </table:table-cell>
          <table:table-cell ns41:value-type="float" table:style-name="TL Data" office:value="110" office:value-type="float">
            <text:p>11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44" office:value-type="float">
            <text:p>744</text:p>
          </table:table-cell>
          <table:table-cell ns41:value-type="string" table:style-name="TL RowHeader" office:value-type="string">
            <text:p>Baarle-Nassau</text:p>
          </table:table-cell>
          <table:table-cell/>
          <table:table-cell ns41:value-type="float" table:style-name="TL Data" office:value="5050" office:value-type="float">
            <text:p>5050</text:p>
          </table:table-cell>
          <table:table-cell ns41:value-type="float" table:style-name="TL Data" office:value="280" office:value-type="float">
            <text:p>280</text:p>
          </table:table-cell>
          <table:table-cell ns41:value-type="float" table:style-name="TL Data" office:value="4745" office:value-type="float">
            <text:p>4745</text:p>
          </table:table-cell>
          <table:table-cell ns41:value-type="float" table:style-name="TL Data" office:value="25" office:value-type="float">
            <text:p>25</text:p>
          </table:table-cell>
          <table:table-cell ns41:value-type="float" table:style-name="TL Data" office:value="1115" office:value-type="float">
            <text:p>1115</text:p>
          </table:table-cell>
          <table:table-cell ns41:value-type="float" table:style-name="TL Data" office:value="1030" office:value-type="float">
            <text:p>103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4695" office:value-type="float">
            <text:p>4695</text:p>
          </table:table-cell>
          <table:table-cell ns41:value-type="float" table:style-name="TL Data" office:value="421" office:value-type="float">
            <text:p>421</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45" office:value-type="float">
            <text:p>745</text:p>
          </table:table-cell>
          <table:table-cell ns41:value-type="string" table:style-name="TL RowHeader" office:value-type="string">
            <text:p>Bakel en Milheeze</text:p>
          </table:table-cell>
          <table:table-cell/>
          <table:table-cell ns41:value-type="float" table:style-name="TL Data" office:value="5920" office:value-type="float">
            <text:p>5920</text:p>
          </table:table-cell>
          <table:table-cell ns41:value-type="float" table:style-name="TL Data" office:value="310" office:value-type="float">
            <text:p>310</text:p>
          </table:table-cell>
          <table:table-cell ns41:value-type="float" table:style-name="TL Data" office:value="5525" office:value-type="float">
            <text:p>5525</text:p>
          </table:table-cell>
          <table:table-cell ns41:value-type="float" table:style-name="TL Data" office:value="85" office:value-type="float">
            <text:p>85</text:p>
          </table:table-cell>
          <table:table-cell ns41:value-type="float" table:style-name="TL Data" office:value="1190" office:value-type="float">
            <text:p>1190</text:p>
          </table:table-cell>
          <table:table-cell ns41:value-type="float" table:style-name="TL Data" office:value="1150" office:value-type="float">
            <text:p>115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5555" office:value-type="float">
            <text:p>5555</text:p>
          </table:table-cell>
          <table:table-cell ns41:value-type="float" table:style-name="TL Data" office:value="467" office:value-type="float">
            <text:p>467</text:p>
          </table:table-cell>
          <table:table-cell ns41:value-type="float" table:style-name="TL Data" office:value="55" office:value-type="float">
            <text:p>5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46" office:value-type="float">
            <text:p>746</text:p>
          </table:table-cell>
          <table:table-cell ns41:value-type="string" table:style-name="TL RowHeader" office:value-type="string">
            <text:p>Beek en Donk</text:p>
          </table:table-cell>
          <table:table-cell/>
          <table:table-cell ns41:value-type="float" table:style-name="TL Data" office:value="6790" office:value-type="float">
            <text:p>6790</text:p>
          </table:table-cell>
          <table:table-cell ns41:value-type="float" table:style-name="TL Data" office:value="180" office:value-type="float">
            <text:p>180</text:p>
          </table:table-cell>
          <table:table-cell ns41:value-type="float" table:style-name="TL Data" office:value="6600" office:value-type="float">
            <text:p>6600</text:p>
          </table:table-cell>
          <table:table-cell ns41:value-type="float" table:style-name="TL Data" office:value="10" office:value-type="float">
            <text:p>10</text:p>
          </table:table-cell>
          <table:table-cell ns41:value-type="float" table:style-name="TL Data" office:value="1540" office:value-type="float">
            <text:p>1540</text:p>
          </table:table-cell>
          <table:table-cell ns41:value-type="float" table:style-name="TL Data" office:value="1480" office:value-type="float">
            <text:p>148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6485" office:value-type="float">
            <text:p>6485</text:p>
          </table:table-cell>
          <table:table-cell ns41:value-type="float" table:style-name="TL Data" office:value="422" office:value-type="float">
            <text:p>422</text:p>
          </table:table-cell>
          <table:table-cell ns41:value-type="float" table:style-name="TL Data" office:value="125" office:value-type="float">
            <text:p>125</text:p>
          </table:table-cell>
          <table:table-cell ns41:value-type="float" table:style-name="TL Data" office:value="55" office:value-type="float">
            <text:p>55</text:p>
          </table:table-cell>
          <table:table-cell table:number-columns-repeated="1009"/>
        </table:table-row>
        <table:table-row table:style-name="ro6">
          <table:table-cell ns41:value-type="float" table:style-name="TL RowHeader" office:value="747" office:value-type="float">
            <text:p>747</text:p>
          </table:table-cell>
          <table:table-cell ns41:value-type="string" table:style-name="TL RowHeader" office:value-type="string">
            <text:p>Beers</text:p>
          </table:table-cell>
          <table:table-cell/>
          <table:table-cell ns41:value-type="float" table:style-name="TL Data" office:value="2560" office:value-type="float">
            <text:p>2560</text:p>
          </table:table-cell>
          <table:table-cell table:style-name="TL Data"/>
          <table:table-cell ns41:value-type="float" table:style-name="TL Data" office:value="2555" office:value-type="float">
            <text:p>2555</text:p>
          </table:table-cell>
          <table:table-cell ns41:value-type="float" table:style-name="TL Data" office:value="10" office:value-type="float">
            <text:p>10</text:p>
          </table:table-cell>
          <table:table-cell ns41:value-type="float" table:style-name="TL Data" office:value="560" office:value-type="float">
            <text:p>560</text:p>
          </table:table-cell>
          <table:table-cell ns41:value-type="float" table:style-name="TL Data" office:value="525" office:value-type="float">
            <text:p>52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540" office:value-type="float">
            <text:p>2540</text:p>
          </table:table-cell>
          <table:table-cell ns41:value-type="float" table:style-name="TL Data" office:value="453" office:value-type="float">
            <text:p>453</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748" office:value-type="float">
            <text:p>748</text:p>
          </table:table-cell>
          <table:table-cell ns41:value-type="string" table:style-name="TL RowHeader" office:value-type="string">
            <text:p>Bergen op Zoom</text:p>
          </table:table-cell>
          <table:table-cell/>
          <table:table-cell ns41:value-type="float" table:style-name="TL Data" office:value="39545" office:value-type="float">
            <text:p>39545</text:p>
          </table:table-cell>
          <table:table-cell ns41:value-type="float" table:style-name="TL Data" office:value="795" office:value-type="float">
            <text:p>795</text:p>
          </table:table-cell>
          <table:table-cell ns41:value-type="float" table:style-name="TL Data" office:value="38195" office:value-type="float">
            <text:p>38195</text:p>
          </table:table-cell>
          <table:table-cell ns41:value-type="float" table:style-name="TL Data" office:value="555" office:value-type="float">
            <text:p>555</text:p>
          </table:table-cell>
          <table:table-cell ns41:value-type="float" table:style-name="TL Data" office:value="9995" office:value-type="float">
            <text:p>9995</text:p>
          </table:table-cell>
          <table:table-cell ns41:value-type="float" table:style-name="TL Data" office:value="9590" office:value-type="float">
            <text:p>9590</text:p>
          </table:table-cell>
          <table:table-cell ns41:value-type="float" table:style-name="TL Data" office:value="160" office:value-type="float">
            <text:p>160</text:p>
          </table:table-cell>
          <table:table-cell ns41:value-type="float" table:style-name="TL Data" office:value="250" office:value-type="float">
            <text:p>250</text:p>
          </table:table-cell>
          <table:table-cell ns41:value-type="float" table:style-name="TL Data" office:value="36750" office:value-type="float">
            <text:p>36750</text:p>
          </table:table-cell>
          <table:table-cell ns41:value-type="float" table:style-name="TL Data" office:value="368" office:value-type="float">
            <text:p>368</text:p>
          </table:table-cell>
          <table:table-cell ns41:value-type="float" table:style-name="TL Data" office:value="2000" office:value-type="float">
            <text:p>2000</text:p>
          </table:table-cell>
          <table:table-cell ns41:value-type="float" table:style-name="TL Data" office:value="550" office:value-type="float">
            <text:p>550</text:p>
          </table:table-cell>
          <table:table-cell table:number-columns-repeated="1009"/>
        </table:table-row>
        <table:table-row table:style-name="ro6">
          <table:table-cell ns41:value-type="float" table:style-name="TL RowHeader" office:value="749" office:value-type="float">
            <text:p>749</text:p>
          </table:table-cell>
          <table:table-cell ns41:value-type="string" table:style-name="TL RowHeader" office:value-type="string">
            <text:p>Bergeyk</text:p>
          </table:table-cell>
          <table:table-cell/>
          <table:table-cell ns41:value-type="float" table:style-name="TL Data" office:value="7990" office:value-type="float">
            <text:p>7990</text:p>
          </table:table-cell>
          <table:table-cell ns41:value-type="float" table:style-name="TL Data" office:value="110" office:value-type="float">
            <text:p>110</text:p>
          </table:table-cell>
          <table:table-cell ns41:value-type="float" table:style-name="TL Data" office:value="7855" office:value-type="float">
            <text:p>7855</text:p>
          </table:table-cell>
          <table:table-cell ns41:value-type="float" table:style-name="TL Data" office:value="30" office:value-type="float">
            <text:p>30</text:p>
          </table:table-cell>
          <table:table-cell ns41:value-type="float" table:style-name="TL Data" office:value="1845" office:value-type="float">
            <text:p>1845</text:p>
          </table:table-cell>
          <table:table-cell ns41:value-type="float" table:style-name="TL Data" office:value="1765" office:value-type="float">
            <text:p>1765</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7805" office:value-type="float">
            <text:p>7805</text:p>
          </table:table-cell>
          <table:table-cell ns41:value-type="float" table:style-name="TL Data" office:value="423" office:value-type="float">
            <text:p>423</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50" office:value-type="float">
            <text:p>750</text:p>
          </table:table-cell>
          <table:table-cell ns41:value-type="string" table:style-name="TL RowHeader" office:value-type="string">
            <text:p>Berghem</text:p>
          </table:table-cell>
          <table:table-cell/>
          <table:table-cell ns41:value-type="float" table:style-name="TL Data" office:value="4380" office:value-type="float">
            <text:p>4380</text:p>
          </table:table-cell>
          <table:table-cell ns41:value-type="float" table:style-name="TL Data" office:value="80" office:value-type="float">
            <text:p>80</text:p>
          </table:table-cell>
          <table:table-cell ns41:value-type="float" table:style-name="TL Data" office:value="4235" office:value-type="float">
            <text:p>4235</text:p>
          </table:table-cell>
          <table:table-cell ns41:value-type="float" table:style-name="TL Data" office:value="65" office:value-type="float">
            <text:p>65</text:p>
          </table:table-cell>
          <table:table-cell ns41:value-type="float" table:style-name="TL Data" office:value="1025" office:value-type="float">
            <text:p>1025</text:p>
          </table:table-cell>
          <table:table-cell ns41:value-type="float" table:style-name="TL Data" office:value="975" office:value-type="float">
            <text:p>97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245" office:value-type="float">
            <text:p>4245</text:p>
          </table:table-cell>
          <table:table-cell ns41:value-type="float" table:style-name="TL Data" office:value="415" office:value-type="float">
            <text:p>415</text:p>
          </table:table-cell>
          <table:table-cell ns41:value-type="float" table:style-name="TL Data" office:value="55" office:value-type="float">
            <text:p>55</text:p>
          </table:table-cell>
          <table:table-cell table:style-name="TL Data"/>
          <table:table-cell table:number-columns-repeated="1009"/>
        </table:table-row>
        <table:table-row table:style-name="ro6">
          <table:table-cell ns41:value-type="float" table:style-name="TL RowHeader" office:value="751" office:value-type="float">
            <text:p>751</text:p>
          </table:table-cell>
          <table:table-cell ns41:value-type="string" table:style-name="TL RowHeader" office:value-type="string">
            <text:p>Berkel-Enschot</text:p>
          </table:table-cell>
          <table:table-cell/>
          <table:table-cell ns41:value-type="float" table:style-name="TL Data" office:value="6770" office:value-type="float">
            <text:p>6770</text:p>
          </table:table-cell>
          <table:table-cell ns41:value-type="float" table:style-name="TL Data" office:value="165" office:value-type="float">
            <text:p>165</text:p>
          </table:table-cell>
          <table:table-cell ns41:value-type="float" table:style-name="TL Data" office:value="6580" office:value-type="float">
            <text:p>6580</text:p>
          </table:table-cell>
          <table:table-cell ns41:value-type="float" table:style-name="TL Data" office:value="25" office:value-type="float">
            <text:p>25</text:p>
          </table:table-cell>
          <table:table-cell ns41:value-type="float" table:style-name="TL Data" office:value="1595" office:value-type="float">
            <text:p>1595</text:p>
          </table:table-cell>
          <table:table-cell ns41:value-type="float" table:style-name="TL Data" office:value="1545" office:value-type="float">
            <text:p>154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6540" office:value-type="float">
            <text:p>6540</text:p>
          </table:table-cell>
          <table:table-cell ns41:value-type="float" table:style-name="TL Data" office:value="410" office:value-type="float">
            <text:p>410</text:p>
          </table:table-cell>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52" office:value-type="float">
            <text:p>752</text:p>
          </table:table-cell>
          <table:table-cell ns41:value-type="string" table:style-name="TL RowHeader" office:value-type="string">
            <text:p>Berlicum</text:p>
          </table:table-cell>
          <table:table-cell/>
          <table:table-cell ns41:value-type="float" table:style-name="TL Data" office:value="6915" office:value-type="float">
            <text:p>6915</text:p>
          </table:table-cell>
          <table:table-cell ns41:value-type="float" table:style-name="TL Data" office:value="100" office:value-type="float">
            <text:p>100</text:p>
          </table:table-cell>
          <table:table-cell ns41:value-type="float" table:style-name="TL Data" office:value="6765" office:value-type="float">
            <text:p>6765</text:p>
          </table:table-cell>
          <table:table-cell ns41:value-type="float" table:style-name="TL Data" office:value="50" office:value-type="float">
            <text:p>50</text:p>
          </table:table-cell>
          <table:table-cell ns41:value-type="float" table:style-name="TL Data" office:value="1575" office:value-type="float">
            <text:p>1575</text:p>
          </table:table-cell>
          <table:table-cell ns41:value-type="float" table:style-name="TL Data" office:value="1510" office:value-type="float">
            <text:p>1510</text:p>
          </table:table-cell>
          <table:table-cell ns41:value-type="float" table:style-name="TL Data" office:value="20" office:value-type="float">
            <text:p>20</text:p>
          </table:table-cell>
          <table:table-cell ns41:value-type="float" table:style-name="TL Data" office:value="40" office:value-type="float">
            <text:p>40</text:p>
          </table:table-cell>
          <table:table-cell ns41:value-type="float" table:style-name="TL Data" office:value="6715" office:value-type="float">
            <text:p>6715</text:p>
          </table:table-cell>
          <table:table-cell ns41:value-type="float" table:style-name="TL Data" office:value="427" office:value-type="float">
            <text:p>427</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53" office:value-type="float">
            <text:p>753</text:p>
          </table:table-cell>
          <table:table-cell ns41:value-type="string" table:style-name="TL RowHeader" office:value-type="string">
            <text:p>Best</text:p>
          </table:table-cell>
          <table:table-cell/>
          <table:table-cell ns41:value-type="float" table:style-name="TL Data" office:value="16905" office:value-type="float">
            <text:p>16905</text:p>
          </table:table-cell>
          <table:table-cell ns41:value-type="float" table:style-name="TL Data" office:value="175" office:value-type="float">
            <text:p>175</text:p>
          </table:table-cell>
          <table:table-cell ns41:value-type="float" table:style-name="TL Data" office:value="16405" office:value-type="float">
            <text:p>16405</text:p>
          </table:table-cell>
          <table:table-cell ns41:value-type="float" table:style-name="TL Data" office:value="320" office:value-type="float">
            <text:p>320</text:p>
          </table:table-cell>
          <table:table-cell ns41:value-type="float" table:style-name="TL Data" office:value="4085" office:value-type="float">
            <text:p>4085</text:p>
          </table:table-cell>
          <table:table-cell ns41:value-type="float" table:style-name="TL Data" office:value="3940" office:value-type="float">
            <text:p>3940</text:p>
          </table:table-cell>
          <table:table-cell ns41:value-type="float" table:style-name="TL Data" office:value="80" office:value-type="float">
            <text:p>80</text:p>
          </table:table-cell>
          <table:table-cell ns41:value-type="float" table:style-name="TL Data" office:value="65" office:value-type="float">
            <text:p>65</text:p>
          </table:table-cell>
          <table:table-cell ns41:value-type="float" table:style-name="TL Data" office:value="16300" office:value-type="float">
            <text:p>16300</text:p>
          </table:table-cell>
          <table:table-cell ns41:value-type="float" table:style-name="TL Data" office:value="399" office:value-type="float">
            <text:p>399</text:p>
          </table:table-cell>
          <table:table-cell ns41:value-type="float" table:style-name="TL Data" office:value="430" office:value-type="float">
            <text:p>43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754" office:value-type="float">
            <text:p>754</text:p>
          </table:table-cell>
          <table:table-cell ns41:value-type="string" table:style-name="TL RowHeader" office:value-type="string">
            <text:p>Bladel en Netersel</text:p>
          </table:table-cell>
          <table:table-cell/>
          <table:table-cell ns41:value-type="float" table:style-name="TL Data" office:value="7435" office:value-type="float">
            <text:p>7435</text:p>
          </table:table-cell>
          <table:table-cell ns41:value-type="float" table:style-name="TL Data" office:value="205" office:value-type="float">
            <text:p>205</text:p>
          </table:table-cell>
          <table:table-cell ns41:value-type="float" table:style-name="TL Data" office:value="7205" office:value-type="float">
            <text:p>7205</text:p>
          </table:table-cell>
          <table:table-cell ns41:value-type="float" table:style-name="TL Data" office:value="25" office:value-type="float">
            <text:p>25</text:p>
          </table:table-cell>
          <table:table-cell ns41:value-type="float" table:style-name="TL Data" office:value="1645" office:value-type="float">
            <text:p>1645</text:p>
          </table:table-cell>
          <table:table-cell ns41:value-type="float" table:style-name="TL Data" office:value="1580" office:value-type="float">
            <text:p>1580</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7175" office:value-type="float">
            <text:p>7175</text:p>
          </table:table-cell>
          <table:table-cell ns41:value-type="float" table:style-name="TL Data" office:value="436" office:value-type="float">
            <text:p>436</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55" office:value-type="float">
            <text:p>755</text:p>
          </table:table-cell>
          <table:table-cell ns41:value-type="string" table:style-name="TL RowHeader" office:value-type="string">
            <text:p>Boekel</text:p>
          </table:table-cell>
          <table:table-cell/>
          <table:table-cell ns41:value-type="float" table:style-name="TL Data" office:value="6970" office:value-type="float">
            <text:p>6970</text:p>
          </table:table-cell>
          <table:table-cell ns41:value-type="float" table:style-name="TL Data" office:value="450" office:value-type="float">
            <text:p>450</text:p>
          </table:table-cell>
          <table:table-cell ns41:value-type="float" table:style-name="TL Data" office:value="6390" office:value-type="float">
            <text:p>6390</text:p>
          </table:table-cell>
          <table:table-cell ns41:value-type="float" table:style-name="TL Data" office:value="130" office:value-type="float">
            <text:p>130</text:p>
          </table:table-cell>
          <table:table-cell ns41:value-type="float" table:style-name="TL Data" office:value="1440" office:value-type="float">
            <text:p>1440</text:p>
          </table:table-cell>
          <table:table-cell ns41:value-type="float" table:style-name="TL Data" office:value="1375" office:value-type="float">
            <text:p>1375</text:p>
          </table:table-cell>
          <table:table-cell ns41:value-type="float" office:value="30" table:style-name="TL Data" table:number-columns-repeated="2" office:value-type="float">
            <text:p>30</text:p>
          </table:table-cell>
          <table:table-cell ns41:value-type="float" table:style-name="TL Data" office:value="6420" office:value-type="float">
            <text:p>6420</text:p>
          </table:table-cell>
          <table:table-cell ns41:value-type="float" table:style-name="TL Data" office:value="447" office:value-type="float">
            <text:p>447</text:p>
          </table:table-cell>
          <table:table-cell ns41:value-type="float" table:style-name="TL Data" office:value="100" office:value-type="float">
            <text:p>10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756" office:value-type="float">
            <text:p>756</text:p>
          </table:table-cell>
          <table:table-cell ns41:value-type="string" table:style-name="TL RowHeader" office:value-type="string">
            <text:p>Boxmeer</text:p>
          </table:table-cell>
          <table:table-cell/>
          <table:table-cell ns41:value-type="float" table:style-name="TL Data" office:value="11105" office:value-type="float">
            <text:p>11105</text:p>
          </table:table-cell>
          <table:table-cell ns41:value-type="float" table:style-name="TL Data" office:value="590" office:value-type="float">
            <text:p>590</text:p>
          </table:table-cell>
          <table:table-cell ns41:value-type="float" table:style-name="TL Data" office:value="10220" office:value-type="float">
            <text:p>10220</text:p>
          </table:table-cell>
          <table:table-cell ns41:value-type="float" table:style-name="TL Data" office:value="290" office:value-type="float">
            <text:p>290</text:p>
          </table:table-cell>
          <table:table-cell ns41:value-type="float" table:style-name="TL Data" office:value="2340" office:value-type="float">
            <text:p>2340</text:p>
          </table:table-cell>
          <table:table-cell ns41:value-type="float" table:style-name="TL Data" office:value="2215" office:value-type="float">
            <text:p>2215</text:p>
          </table:table-cell>
          <table:table-cell ns41:value-type="float" table:style-name="TL Data" office:value="55" office:value-type="float">
            <text:p>55</text:p>
          </table:table-cell>
          <table:table-cell ns41:value-type="float" table:style-name="TL Data" office:value="70" office:value-type="float">
            <text:p>70</text:p>
          </table:table-cell>
          <table:table-cell ns41:value-type="float" table:style-name="TL Data" office:value="10120" office:value-type="float">
            <text:p>10120</text:p>
          </table:table-cell>
          <table:table-cell ns41:value-type="float" table:style-name="TL Data" office:value="433" office:value-type="float">
            <text:p>433</text:p>
          </table:table-cell>
          <table:table-cell ns41:value-type="float" table:style-name="TL Data" office:value="395" office:value-type="float">
            <text:p>39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757" office:value-type="float">
            <text:p>757</text:p>
          </table:table-cell>
          <table:table-cell ns41:value-type="string" table:style-name="TL RowHeader" office:value-type="string">
            <text:p>Boxtel</text:p>
          </table:table-cell>
          <table:table-cell/>
          <table:table-cell ns41:value-type="float" table:style-name="TL Data" office:value="19435" office:value-type="float">
            <text:p>19435</text:p>
          </table:table-cell>
          <table:table-cell ns41:value-type="float" table:style-name="TL Data" office:value="840" office:value-type="float">
            <text:p>840</text:p>
          </table:table-cell>
          <table:table-cell ns41:value-type="float" table:style-name="TL Data" office:value="18490" office:value-type="float">
            <text:p>18490</text:p>
          </table:table-cell>
          <table:table-cell ns41:value-type="float" table:style-name="TL Data" office:value="105" office:value-type="float">
            <text:p>105</text:p>
          </table:table-cell>
          <table:table-cell ns41:value-type="float" table:style-name="TL Data" office:value="4510" office:value-type="float">
            <text:p>4510</text:p>
          </table:table-cell>
          <table:table-cell ns41:value-type="float" table:style-name="TL Data" office:value="4265" office:value-type="float">
            <text:p>4265</text:p>
          </table:table-cell>
          <table:table-cell ns41:value-type="float" table:style-name="TL Data" office:value="110" office:value-type="float">
            <text:p>110</text:p>
          </table:table-cell>
          <table:table-cell ns41:value-type="float" table:style-name="TL Data" office:value="135" office:value-type="float">
            <text:p>135</text:p>
          </table:table-cell>
          <table:table-cell ns41:value-type="float" table:style-name="TL Data" office:value="18260" office:value-type="float">
            <text:p>18260</text:p>
          </table:table-cell>
          <table:table-cell ns41:value-type="float" table:style-name="TL Data" office:value="405" office:value-type="float">
            <text:p>405</text:p>
          </table:table-cell>
          <table:table-cell ns41:value-type="float" table:style-name="TL Data" office:value="340" office:value-type="float">
            <text:p>34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758" office:value-type="float">
            <text:p>758</text:p>
          </table:table-cell>
          <table:table-cell ns41:value-type="string" table:style-name="TL RowHeader" office:value-type="string">
            <text:p>Breda</text:p>
          </table:table-cell>
          <table:table-cell/>
          <table:table-cell ns41:value-type="float" table:style-name="TL Data" office:value="121000" office:value-type="float">
            <text:p>121000</text:p>
          </table:table-cell>
          <table:table-cell ns41:value-type="float" table:style-name="TL Data" office:value="3850" office:value-type="float">
            <text:p>3850</text:p>
          </table:table-cell>
          <table:table-cell ns41:value-type="float" table:style-name="TL Data" office:value="116125" office:value-type="float">
            <text:p>116125</text:p>
          </table:table-cell>
          <table:table-cell ns41:value-type="float" table:style-name="TL Data" office:value="1030" office:value-type="float">
            <text:p>1030</text:p>
          </table:table-cell>
          <table:table-cell ns41:value-type="float" table:style-name="TL Data" office:value="30650" office:value-type="float">
            <text:p>30650</text:p>
          </table:table-cell>
          <table:table-cell ns41:value-type="float" table:style-name="TL Data" office:value="29310" office:value-type="float">
            <text:p>29310</text:p>
          </table:table-cell>
          <table:table-cell ns41:value-type="float" table:style-name="TL Data" office:value="315" office:value-type="float">
            <text:p>315</text:p>
          </table:table-cell>
          <table:table-cell ns41:value-type="float" table:style-name="TL Data" office:value="1025" office:value-type="float">
            <text:p>1025</text:p>
          </table:table-cell>
          <table:table-cell ns41:value-type="float" table:style-name="TL Data" office:value="111515" office:value-type="float">
            <text:p>111515</text:p>
          </table:table-cell>
          <table:table-cell ns41:value-type="float" table:style-name="TL Data" office:value="364" office:value-type="float">
            <text:p>364</text:p>
          </table:table-cell>
          <table:table-cell ns41:value-type="float" table:style-name="TL Data" office:value="5635" office:value-type="float">
            <text:p>5635</text:p>
          </table:table-cell>
          <table:table-cell ns41:value-type="float" table:style-name="TL Data" office:value="1565" office:value-type="float">
            <text:p>1565</text:p>
          </table:table-cell>
          <table:table-cell table:number-columns-repeated="1009"/>
        </table:table-row>
        <table:table-row table:style-name="ro6">
          <table:table-cell ns41:value-type="float" table:style-name="TL RowHeader" office:value="759" office:value-type="float">
            <text:p>759</text:p>
          </table:table-cell>
          <table:table-cell ns41:value-type="string" table:style-name="TL RowHeader" office:value-type="string">
            <text:p>Budel</text:p>
          </table:table-cell>
          <table:table-cell/>
          <table:table-cell ns41:value-type="float" table:style-name="TL Data" office:value="9615" office:value-type="float">
            <text:p>9615</text:p>
          </table:table-cell>
          <table:table-cell ns41:value-type="float" table:style-name="TL Data" office:value="120" office:value-type="float">
            <text:p>120</text:p>
          </table:table-cell>
          <table:table-cell ns41:value-type="float" table:style-name="TL Data" office:value="9390" office:value-type="float">
            <text:p>9390</text:p>
          </table:table-cell>
          <table:table-cell ns41:value-type="float" table:style-name="TL Data" office:value="105" office:value-type="float">
            <text:p>105</text:p>
          </table:table-cell>
          <table:table-cell ns41:value-type="float" table:style-name="TL Data" office:value="2285" office:value-type="float">
            <text:p>2285</text:p>
          </table:table-cell>
          <table:table-cell ns41:value-type="float" table:style-name="TL Data" office:value="2190" office:value-type="float">
            <text:p>2190</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9310" office:value-type="float">
            <text:p>9310</text:p>
          </table:table-cell>
          <table:table-cell ns41:value-type="float" table:style-name="TL Data" office:value="407" office:value-type="float">
            <text:p>407</text:p>
          </table:table-cell>
          <table:table-cell ns41:value-type="float" table:style-name="TL Data" office:value="185" office:value-type="float">
            <text:p>18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760" office:value-type="float">
            <text:p>760</text:p>
          </table:table-cell>
          <table:table-cell ns41:value-type="string" table:style-name="TL RowHeader" office:value-type="string">
            <text:p>Chaam</text:p>
          </table:table-cell>
          <table:table-cell/>
          <table:table-cell ns41:value-type="float" table:style-name="TL Data" office:value="2930" office:value-type="float">
            <text:p>2930</text:p>
          </table:table-cell>
          <table:table-cell table:style-name="TL Data"/>
          <table:table-cell ns41:value-type="float" table:style-name="TL Data" office:value="2870" office:value-type="float">
            <text:p>2870</text:p>
          </table:table-cell>
          <table:table-cell ns41:value-type="float" table:style-name="TL Data" office:value="60" office:value-type="float">
            <text:p>60</text:p>
          </table:table-cell>
          <table:table-cell ns41:value-type="float" table:style-name="TL Data" office:value="720" office:value-type="float">
            <text:p>720</text:p>
          </table:table-cell>
          <table:table-cell ns41:value-type="float" table:style-name="TL Data" office:value="695" office:value-type="float">
            <text:p>69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2895" office:value-type="float">
            <text:p>2895</text:p>
          </table:table-cell>
          <table:table-cell ns41:value-type="float" table:style-name="TL Data" office:value="402" office:value-type="float">
            <text:p>402</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61" office:value-type="float">
            <text:p>761</text:p>
          </table:table-cell>
          <table:table-cell ns41:value-type="string" table:style-name="TL RowHeader" office:value-type="string">
            <text:p>Cuijk en Sint Agatha</text:p>
          </table:table-cell>
          <table:table-cell/>
          <table:table-cell ns41:value-type="float" table:style-name="TL Data" office:value="12370" office:value-type="float">
            <text:p>12370</text:p>
          </table:table-cell>
          <table:table-cell ns41:value-type="float" table:style-name="TL Data" office:value="235" office:value-type="float">
            <text:p>235</text:p>
          </table:table-cell>
          <table:table-cell ns41:value-type="float" table:style-name="TL Data" office:value="11630" office:value-type="float">
            <text:p>11630</text:p>
          </table:table-cell>
          <table:table-cell ns41:value-type="float" table:style-name="TL Data" office:value="505" office:value-type="float">
            <text:p>505</text:p>
          </table:table-cell>
          <table:table-cell ns41:value-type="float" table:style-name="TL Data" office:value="2825" office:value-type="float">
            <text:p>2825</text:p>
          </table:table-cell>
          <table:table-cell ns41:value-type="float" table:style-name="TL Data" office:value="2730" office:value-type="float">
            <text:p>2730</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11500" office:value-type="float">
            <text:p>11500</text:p>
          </table:table-cell>
          <table:table-cell ns41:value-type="float" table:style-name="TL Data" office:value="407" office:value-type="float">
            <text:p>407</text:p>
          </table:table-cell>
          <table:table-cell ns41:value-type="float" table:style-name="TL Data" office:value="635" office:value-type="float">
            <text:p>63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762" office:value-type="float">
            <text:p>762</text:p>
          </table:table-cell>
          <table:table-cell ns41:value-type="string" table:style-name="TL RowHeader" office:value-type="string">
            <text:p>Deurne</text:p>
          </table:table-cell>
          <table:table-cell/>
          <table:table-cell ns41:value-type="float" table:style-name="TL Data" office:value="24465" office:value-type="float">
            <text:p>24465</text:p>
          </table:table-cell>
          <table:table-cell ns41:value-type="float" table:style-name="TL Data" office:value="630" office:value-type="float">
            <text:p>630</text:p>
          </table:table-cell>
          <table:table-cell ns41:value-type="float" table:style-name="TL Data" office:value="22815" office:value-type="float">
            <text:p>22815</text:p>
          </table:table-cell>
          <table:table-cell ns41:value-type="float" table:style-name="TL Data" office:value="1020" office:value-type="float">
            <text:p>1020</text:p>
          </table:table-cell>
          <table:table-cell ns41:value-type="float" table:style-name="TL Data" office:value="5300" office:value-type="float">
            <text:p>5300</text:p>
          </table:table-cell>
          <table:table-cell ns41:value-type="float" table:style-name="TL Data" office:value="5100" office:value-type="float">
            <text:p>5100</text:p>
          </table:table-cell>
          <table:table-cell ns41:value-type="float" table:style-name="TL Data" office:value="70" office:value-type="float">
            <text:p>70</text:p>
          </table:table-cell>
          <table:table-cell ns41:value-type="float" table:style-name="TL Data" office:value="130" office:value-type="float">
            <text:p>130</text:p>
          </table:table-cell>
          <table:table-cell ns41:value-type="float" table:style-name="TL Data" office:value="23540" office:value-type="float">
            <text:p>23540</text:p>
          </table:table-cell>
          <table:table-cell ns41:value-type="float" table:style-name="TL Data" office:value="444" office:value-type="float">
            <text:p>444</text:p>
          </table:table-cell>
          <table:table-cell ns41:value-type="float" table:style-name="TL Data" office:value="295" office:value-type="float">
            <text:p>29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763" office:value-type="float">
            <text:p>763</text:p>
          </table:table-cell>
          <table:table-cell ns41:value-type="string" table:style-name="TL RowHeader" office:value-type="string">
            <text:p>Diessen</text:p>
          </table:table-cell>
          <table:table-cell/>
          <table:table-cell ns41:value-type="float" table:style-name="TL Data" office:value="3010" office:value-type="float">
            <text:p>3010</text:p>
          </table:table-cell>
          <table:table-cell ns41:value-type="float" table:style-name="TL Data" office:value="80" office:value-type="float">
            <text:p>80</text:p>
          </table:table-cell>
          <table:table-cell ns41:value-type="float" table:style-name="TL Data" office:value="2900" office:value-type="float">
            <text:p>2900</text:p>
          </table:table-cell>
          <table:table-cell ns41:value-type="float" table:style-name="TL Data" office:value="30" office:value-type="float">
            <text:p>30</text:p>
          </table:table-cell>
          <table:table-cell ns41:value-type="float" table:style-name="TL Data" office:value="630" office:value-type="float">
            <text:p>630</text:p>
          </table:table-cell>
          <table:table-cell ns41:value-type="float" table:style-name="TL Data" office:value="605" office:value-type="float">
            <text:p>60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2895" office:value-type="float">
            <text:p>2895</text:p>
          </table:table-cell>
          <table:table-cell ns41:value-type="float" table:style-name="TL Data" office:value="460" office:value-type="float">
            <text:p>460</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764" office:value-type="float">
            <text:p>764</text:p>
          </table:table-cell>
          <table:table-cell ns41:value-type="string" table:style-name="TL RowHeader" office:value-type="string">
            <text:p>Dinteloord en Prinsenland</text:p>
          </table:table-cell>
          <table:table-cell/>
          <table:table-cell ns41:value-type="float" table:style-name="TL Data" office:value="4495" office:value-type="float">
            <text:p>4495</text:p>
          </table:table-cell>
          <table:table-cell ns41:value-type="float" table:style-name="TL Data" office:value="65" office:value-type="float">
            <text:p>65</text:p>
          </table:table-cell>
          <table:table-cell ns41:value-type="float" table:style-name="TL Data" office:value="4345" office:value-type="float">
            <text:p>4345</text:p>
          </table:table-cell>
          <table:table-cell ns41:value-type="float" table:style-name="TL Data" office:value="85" office:value-type="float">
            <text:p>85</text:p>
          </table:table-cell>
          <table:table-cell ns41:value-type="float" table:style-name="TL Data" office:value="1145" office:value-type="float">
            <text:p>1145</text:p>
          </table:table-cell>
          <table:table-cell ns41:value-type="float" table:style-name="TL Data" office:value="1090" office:value-type="float">
            <text:p>109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4335" office:value-type="float">
            <text:p>4335</text:p>
          </table:table-cell>
          <table:table-cell ns41:value-type="float" table:style-name="TL Data" office:value="379" office:value-type="float">
            <text:p>379</text:p>
          </table:table-cell>
          <table:table-cell ns41:value-type="float" table:style-name="TL Data" office:value="95" office:value-type="float">
            <text:p>95</text:p>
          </table:table-cell>
          <table:table-cell table:style-name="TL Data"/>
          <table:table-cell table:number-columns-repeated="1009"/>
        </table:table-row>
        <table:table-row table:style-name="ro6">
          <table:table-cell ns41:value-type="float" table:style-name="TL RowHeader" office:value="766" office:value-type="float">
            <text:p>766</text:p>
          </table:table-cell>
          <table:table-cell ns41:value-type="string" table:style-name="TL RowHeader" office:value-type="string">
            <text:p>Dongen</text:p>
          </table:table-cell>
          <table:table-cell/>
          <table:table-cell ns41:value-type="float" table:style-name="TL Data" office:value="16375" office:value-type="float">
            <text:p>16375</text:p>
          </table:table-cell>
          <table:table-cell ns41:value-type="float" table:style-name="TL Data" office:value="690" office:value-type="float">
            <text:p>690</text:p>
          </table:table-cell>
          <table:table-cell ns41:value-type="float" table:style-name="TL Data" office:value="15555" office:value-type="float">
            <text:p>15555</text:p>
          </table:table-cell>
          <table:table-cell ns41:value-type="float" table:style-name="TL Data" office:value="130" office:value-type="float">
            <text:p>130</text:p>
          </table:table-cell>
          <table:table-cell ns41:value-type="float" table:style-name="TL Data" office:value="3755" office:value-type="float">
            <text:p>3755</text:p>
          </table:table-cell>
          <table:table-cell ns41:value-type="float" table:style-name="TL Data" office:value="3575" office:value-type="float">
            <text:p>3575</text:p>
          </table:table-cell>
          <table:table-cell ns41:value-type="float" table:style-name="TL Data" office:value="85" office:value-type="float">
            <text:p>85</text:p>
          </table:table-cell>
          <table:table-cell ns41:value-type="float" table:style-name="TL Data" office:value="95" office:value-type="float">
            <text:p>95</text:p>
          </table:table-cell>
          <table:table-cell ns41:value-type="float" table:style-name="TL Data" office:value="15360" office:value-type="float">
            <text:p>15360</text:p>
          </table:table-cell>
          <table:table-cell ns41:value-type="float" table:style-name="TL Data" office:value="409" office:value-type="float">
            <text:p>409</text:p>
          </table:table-cell>
          <table:table-cell ns41:value-type="float" table:style-name="TL Data" office:value="325" office:value-type="float">
            <text:p>325</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767" office:value-type="float">
            <text:p>767</text:p>
          </table:table-cell>
          <table:table-cell ns41:value-type="string" table:style-name="TL RowHeader" office:value-type="string">
            <text:p>Drunen</text:p>
          </table:table-cell>
          <table:table-cell/>
          <table:table-cell ns41:value-type="float" table:style-name="TL Data" office:value="12145" office:value-type="float">
            <text:p>12145</text:p>
          </table:table-cell>
          <table:table-cell ns41:value-type="float" table:style-name="TL Data" office:value="70" office:value-type="float">
            <text:p>70</text:p>
          </table:table-cell>
          <table:table-cell ns41:value-type="float" table:style-name="TL Data" office:value="11915" office:value-type="float">
            <text:p>11915</text:p>
          </table:table-cell>
          <table:table-cell ns41:value-type="float" table:style-name="TL Data" office:value="160" office:value-type="float">
            <text:p>160</text:p>
          </table:table-cell>
          <table:table-cell ns41:value-type="float" table:style-name="TL Data" office:value="2795" office:value-type="float">
            <text:p>2795</text:p>
          </table:table-cell>
          <table:table-cell ns41:value-type="float" table:style-name="TL Data" office:value="2685" office:value-type="float">
            <text:p>2685</text:p>
          </table:table-cell>
          <table:table-cell ns41:value-type="float" table:style-name="TL Data" office:value="45" office:value-type="float">
            <text:p>45</text:p>
          </table:table-cell>
          <table:table-cell ns41:value-type="float" table:style-name="TL Data" office:value="65" office:value-type="float">
            <text:p>65</text:p>
          </table:table-cell>
          <table:table-cell ns41:value-type="float" table:style-name="TL Data" office:value="11815" office:value-type="float">
            <text:p>11815</text:p>
          </table:table-cell>
          <table:table-cell ns41:value-type="float" table:style-name="TL Data" office:value="422" office:value-type="float">
            <text:p>422</text:p>
          </table:table-cell>
          <table:table-cell ns41:value-type="float" table:style-name="TL Data" office:value="260" office:value-type="float">
            <text:p>26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768" office:value-type="float">
            <text:p>768</text:p>
          </table:table-cell>
          <table:table-cell ns41:value-type="string" table:style-name="TL RowHeader" office:value-type="string">
            <text:p>Den Dungen</text:p>
          </table:table-cell>
          <table:table-cell/>
          <table:table-cell ns41:value-type="float" table:style-name="TL Data" office:value="3675" office:value-type="float">
            <text:p>3675</text:p>
          </table:table-cell>
          <table:table-cell ns41:value-type="float" table:style-name="TL Data" office:value="60" office:value-type="float">
            <text:p>60</text:p>
          </table:table-cell>
          <table:table-cell ns41:value-type="float" table:style-name="TL Data" office:value="3610" office:value-type="float">
            <text:p>3610</text:p>
          </table:table-cell>
          <table:table-cell ns41:value-type="float" table:style-name="TL Data" office:value="5" office:value-type="float">
            <text:p>5</text:p>
          </table:table-cell>
          <table:table-cell ns41:value-type="float" table:style-name="TL Data" office:value="845" office:value-type="float">
            <text:p>845</text:p>
          </table:table-cell>
          <table:table-cell ns41:value-type="float" table:style-name="TL Data" office:value="800" office:value-type="float">
            <text:p>800</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3585" office:value-type="float">
            <text:p>3585</text:p>
          </table:table-cell>
          <table:table-cell ns41:value-type="float" table:style-name="TL Data" office:value="424" office:value-type="float">
            <text:p>424</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69" office:value-type="float">
            <text:p>769</text:p>
          </table:table-cell>
          <table:table-cell ns41:value-type="string" table:style-name="TL RowHeader" office:value-type="string">
            <text:p>Dussen</text:p>
          </table:table-cell>
          <table:table-cell/>
          <table:table-cell ns41:value-type="float" table:style-name="TL Data" office:value="4710" office:value-type="float">
            <text:p>4710</text:p>
          </table:table-cell>
          <table:table-cell table:style-name="TL Data"/>
          <table:table-cell ns41:value-type="float" table:style-name="TL Data" office:value="4660" office:value-type="float">
            <text:p>4660</text:p>
          </table:table-cell>
          <table:table-cell ns41:value-type="float" table:style-name="TL Data" office:value="50" office:value-type="float">
            <text:p>50</text:p>
          </table:table-cell>
          <table:table-cell ns41:value-type="float" table:style-name="TL Data" office:value="1150" office:value-type="float">
            <text:p>1150</text:p>
          </table:table-cell>
          <table:table-cell ns41:value-type="float" table:style-name="TL Data" office:value="1060" office:value-type="float">
            <text:p>1060</text:p>
          </table:table-cell>
          <table:table-cell ns41:value-type="float" table:style-name="TL Data" office:value="50" office:value-type="float">
            <text:p>50</text:p>
          </table:table-cell>
          <table:table-cell ns41:value-type="float" table:style-name="TL Data" office:value="40" office:value-type="float">
            <text:p>40</text:p>
          </table:table-cell>
          <table:table-cell ns41:value-type="float" table:style-name="TL Data" office:value="4630" office:value-type="float">
            <text:p>4630</text:p>
          </table:table-cell>
          <table:table-cell ns41:value-type="float" table:style-name="TL Data" office:value="403" office:value-type="float">
            <text:p>403</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770" office:value-type="float">
            <text:p>770</text:p>
          </table:table-cell>
          <table:table-cell ns41:value-type="string" table:style-name="TL RowHeader" office:value-type="string">
            <text:p>Eersel</text:p>
          </table:table-cell>
          <table:table-cell/>
          <table:table-cell ns41:value-type="float" table:style-name="TL Data" office:value="8475" office:value-type="float">
            <text:p>8475</text:p>
          </table:table-cell>
          <table:table-cell ns41:value-type="float" table:style-name="TL Data" office:value="405" office:value-type="float">
            <text:p>405</text:p>
          </table:table-cell>
          <table:table-cell ns41:value-type="float" table:style-name="TL Data" office:value="8050" office:value-type="float">
            <text:p>8050</text:p>
          </table:table-cell>
          <table:table-cell ns41:value-type="float" table:style-name="TL Data" office:value="25" office:value-type="float">
            <text:p>25</text:p>
          </table:table-cell>
          <table:table-cell ns41:value-type="float" table:style-name="TL Data" office:value="1785" office:value-type="float">
            <text:p>1785</text:p>
          </table:table-cell>
          <table:table-cell ns41:value-type="float" table:style-name="TL Data" office:value="1715" office:value-type="float">
            <text:p>1715</text:p>
          </table:table-cell>
          <table:table-cell ns41:value-type="float" office:value="35" table:style-name="TL Data" table:number-columns-repeated="2" office:value-type="float">
            <text:p>35</text:p>
          </table:table-cell>
          <table:table-cell ns41:value-type="float" table:style-name="TL Data" office:value="7970" office:value-type="float">
            <text:p>7970</text:p>
          </table:table-cell>
          <table:table-cell ns41:value-type="float" table:style-name="TL Data" office:value="447" office:value-type="float">
            <text:p>447</text:p>
          </table:table-cell>
          <table:table-cell ns41:value-type="float" table:style-name="TL Data" office:value="100" office:value-type="float">
            <text:p>10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771" office:value-type="float">
            <text:p>771</text:p>
          </table:table-cell>
          <table:table-cell ns41:value-type="string" table:style-name="TL RowHeader" office:value-type="string">
            <text:p>Eethen</text:p>
          </table:table-cell>
          <table:table-cell/>
          <table:table-cell ns41:value-type="float" table:style-name="TL Data" office:value="3485" office:value-type="float">
            <text:p>3485</text:p>
          </table:table-cell>
          <table:table-cell ns41:value-type="float" table:style-name="TL Data" office:value="25" office:value-type="float">
            <text:p>25</text:p>
          </table:table-cell>
          <table:table-cell ns41:value-type="float" table:style-name="TL Data" office:value="3430" office:value-type="float">
            <text:p>3430</text:p>
          </table:table-cell>
          <table:table-cell ns41:value-type="float" table:style-name="TL Data" office:value="30" office:value-type="float">
            <text:p>30</text:p>
          </table:table-cell>
          <table:table-cell ns41:value-type="float" table:style-name="TL Data" office:value="845" office:value-type="float">
            <text:p>845</text:p>
          </table:table-cell>
          <table:table-cell ns41:value-type="float" table:style-name="TL Data" office:value="805" office:value-type="float">
            <text:p>80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3390" office:value-type="float">
            <text:p>3390</text:p>
          </table:table-cell>
          <table:table-cell ns41:value-type="float" table:style-name="TL Data" office:value="402" office:value-type="float">
            <text:p>402</text:p>
          </table:table-cell>
          <table:table-cell ns41:value-type="float" table:style-name="TL Data" office:value="70" office:value-type="float">
            <text:p>70</text:p>
          </table:table-cell>
          <table:table-cell table:style-name="TL Data"/>
          <table:table-cell table:number-columns-repeated="1009"/>
        </table:table-row>
        <table:table-row table:style-name="ro6">
          <table:table-cell ns41:value-type="float" table:style-name="TL RowHeader" office:value="772" office:value-type="float">
            <text:p>772</text:p>
          </table:table-cell>
          <table:table-cell ns41:value-type="string" table:style-name="TL RowHeader" office:value-type="string">
            <text:p>Eindhoven</text:p>
          </table:table-cell>
          <table:table-cell/>
          <table:table-cell ns41:value-type="float" table:style-name="TL Data" office:value="187385" office:value-type="float">
            <text:p>187385</text:p>
          </table:table-cell>
          <table:table-cell ns41:value-type="float" table:style-name="TL Data" office:value="4120" office:value-type="float">
            <text:p>4120</text:p>
          </table:table-cell>
          <table:table-cell ns41:value-type="float" table:style-name="TL Data" office:value="182120" office:value-type="float">
            <text:p>182120</text:p>
          </table:table-cell>
          <table:table-cell ns41:value-type="float" table:style-name="TL Data" office:value="1145" office:value-type="float">
            <text:p>1145</text:p>
          </table:table-cell>
          <table:table-cell ns41:value-type="float" table:style-name="TL Data" office:value="47990" office:value-type="float">
            <text:p>47990</text:p>
          </table:table-cell>
          <table:table-cell ns41:value-type="float" table:style-name="TL Data" office:value="46425" office:value-type="float">
            <text:p>46425</text:p>
          </table:table-cell>
          <table:table-cell ns41:value-type="float" table:style-name="TL Data" office:value="500" office:value-type="float">
            <text:p>500</text:p>
          </table:table-cell>
          <table:table-cell ns41:value-type="float" table:style-name="TL Data" office:value="1070" office:value-type="float">
            <text:p>1070</text:p>
          </table:table-cell>
          <table:table-cell ns41:value-type="float" table:style-name="TL Data" office:value="172465" office:value-type="float">
            <text:p>172465</text:p>
          </table:table-cell>
          <table:table-cell ns41:value-type="float" table:style-name="TL Data" office:value="359" office:value-type="float">
            <text:p>359</text:p>
          </table:table-cell>
          <table:table-cell ns41:value-type="float" table:style-name="TL Data" office:value="10800" office:value-type="float">
            <text:p>10800</text:p>
          </table:table-cell>
          <table:table-cell ns41:value-type="float" table:style-name="TL Data" office:value="4795" office:value-type="float">
            <text:p>4795</text:p>
          </table:table-cell>
          <table:table-cell table:number-columns-repeated="1009"/>
        </table:table-row>
        <table:table-row table:style-name="ro6">
          <table:table-cell ns41:value-type="float" table:style-name="TL RowHeader" office:value="773" office:value-type="float">
            <text:p>773</text:p>
          </table:table-cell>
          <table:table-cell ns41:value-type="string" table:style-name="TL RowHeader" office:value-type="string">
            <text:p>Empel en Meerwijk</text:p>
          </table:table-cell>
          <table:table-cell/>
          <table:table-cell ns41:value-type="float" table:style-name="TL Data" office:value="1745" office:value-type="float">
            <text:p>1745</text:p>
          </table:table-cell>
          <table:table-cell table:style-name="TL Data"/>
          <table:table-cell ns41:value-type="float" table:style-name="TL Data" office:value="1730" office:value-type="float">
            <text:p>1730</text:p>
          </table:table-cell>
          <table:table-cell ns41:value-type="float" table:style-name="TL Data" office:value="15" office:value-type="float">
            <text:p>15</text:p>
          </table:table-cell>
          <table:table-cell ns41:value-type="float" table:style-name="TL Data" office:value="400" office:value-type="float">
            <text:p>400</text:p>
          </table:table-cell>
          <table:table-cell ns41:value-type="float" table:style-name="TL Data" office:value="370" office:value-type="float">
            <text:p>370</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1725" office:value-type="float">
            <text:p>1725</text:p>
          </table:table-cell>
          <table:table-cell ns41:value-type="float" table:style-name="TL Data" office:value="434" office:value-type="float">
            <text:p>434</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774" office:value-type="float">
            <text:p>774</text:p>
          </table:table-cell>
          <table:table-cell ns41:value-type="string" table:style-name="TL RowHeader" office:value-type="string">
            <text:p>Engelen</text:p>
          </table:table-cell>
          <table:table-cell/>
          <table:table-cell ns41:value-type="float" table:style-name="TL Data" office:value="1565" office:value-type="float">
            <text:p>1565</text:p>
          </table:table-cell>
          <table:table-cell ns41:value-type="float" table:style-name="TL Data" office:value="50" office:value-type="float">
            <text:p>50</text:p>
          </table:table-cell>
          <table:table-cell ns41:value-type="float" table:style-name="TL Data" office:value="1510" office:value-type="float">
            <text:p>1510</text:p>
          </table:table-cell>
          <table:table-cell table:style-name="TL Data"/>
          <table:table-cell ns41:value-type="float" table:style-name="TL Data" office:value="360" office:value-type="float">
            <text:p>360</text:p>
          </table:table-cell>
          <table:table-cell ns41:value-type="float" table:style-name="TL Data" office:value="350" office:value-type="float">
            <text:p>3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1495" office:value-type="float">
            <text:p>1495</text:p>
          </table:table-cell>
          <table:table-cell ns41:value-type="float" table:style-name="TL Data" office:value="414" office:value-type="float">
            <text:p>414</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775" office:value-type="float">
            <text:p>775</text:p>
          </table:table-cell>
          <table:table-cell ns41:value-type="string" table:style-name="TL RowHeader" office:value-type="string">
            <text:p>Erp</text:p>
          </table:table-cell>
          <table:table-cell/>
          <table:table-cell ns41:value-type="float" table:style-name="TL Data" office:value="4800" office:value-type="float">
            <text:p>4800</text:p>
          </table:table-cell>
          <table:table-cell ns41:value-type="float" table:style-name="TL Data" office:value="15" office:value-type="float">
            <text:p>15</text:p>
          </table:table-cell>
          <table:table-cell ns41:value-type="float" table:style-name="TL Data" office:value="4750" office:value-type="float">
            <text:p>4750</text:p>
          </table:table-cell>
          <table:table-cell ns41:value-type="float" table:style-name="TL Data" office:value="40" office:value-type="float">
            <text:p>40</text:p>
          </table:table-cell>
          <table:table-cell ns41:value-type="float" table:style-name="TL Data" office:value="1025" office:value-type="float">
            <text:p>1025</text:p>
          </table:table-cell>
          <table:table-cell ns41:value-type="float" table:style-name="TL Data" office:value="975" office:value-type="float">
            <text:p>975</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745" office:value-type="float">
            <text:p>4745</text:p>
          </table:table-cell>
          <table:table-cell ns41:value-type="float" table:style-name="TL Data" office:value="462" office:value-type="float">
            <text:p>462</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76" office:value-type="float">
            <text:p>776</text:p>
          </table:table-cell>
          <table:table-cell ns41:value-type="string" table:style-name="TL RowHeader" office:value-type="string">
            <text:p>Esch</text:p>
          </table:table-cell>
          <table:table-cell/>
          <table:table-cell ns41:value-type="float" table:style-name="TL Data" office:value="1485" office:value-type="float">
            <text:p>1485</text:p>
          </table:table-cell>
          <table:table-cell ns41:value-type="float" table:style-name="TL Data" office:value="100" office:value-type="float">
            <text:p>100</text:p>
          </table:table-cell>
          <table:table-cell ns41:value-type="float" table:style-name="TL Data" office:value="1385" office:value-type="float">
            <text:p>1385</text:p>
          </table:table-cell>
          <table:table-cell table:style-name="TL Data"/>
          <table:table-cell ns41:value-type="float" table:style-name="TL Data" office:value="305" office:value-type="float">
            <text:p>305</text:p>
          </table:table-cell>
          <table:table-cell ns41:value-type="float" table:style-name="TL Data" office:value="295" office:value-type="float">
            <text:p>295</text:p>
          </table:table-cell>
          <table:table-cell ns41:value-type="float" table:style-name="TL Data" office:value="10" office:value-type="float">
            <text:p>10</text:p>
          </table:table-cell>
          <table:table-cell ns41:value-type="float" table:style-name="TL Data" office:value="5" office:value-type="float">
            <text:p>5</text:p>
          </table:table-cell>
          <table:table-cell ns41:value-type="float" table:style-name="TL Data" office:value="1380" office:value-type="float">
            <text:p>1380</text:p>
          </table:table-cell>
          <table:table-cell ns41:value-type="float" table:style-name="TL Data" office:value="449" office:value-type="float">
            <text:p>449</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777" office:value-type="float">
            <text:p>777</text:p>
          </table:table-cell>
          <table:table-cell ns41:value-type="string" table:style-name="TL RowHeader" office:value-type="string">
            <text:p>Etten-Leur</text:p>
          </table:table-cell>
          <table:table-cell/>
          <table:table-cell ns41:value-type="float" table:style-name="TL Data" office:value="20400" office:value-type="float">
            <text:p>20400</text:p>
          </table:table-cell>
          <table:table-cell ns41:value-type="float" table:style-name="TL Data" office:value="1240" office:value-type="float">
            <text:p>1240</text:p>
          </table:table-cell>
          <table:table-cell ns41:value-type="float" table:style-name="TL Data" office:value="19125" office:value-type="float">
            <text:p>19125</text:p>
          </table:table-cell>
          <table:table-cell ns41:value-type="float" table:style-name="TL Data" office:value="35" office:value-type="float">
            <text:p>35</text:p>
          </table:table-cell>
          <table:table-cell ns41:value-type="float" table:style-name="TL Data" office:value="4730" office:value-type="float">
            <text:p>4730</text:p>
          </table:table-cell>
          <table:table-cell ns41:value-type="float" table:style-name="TL Data" office:value="4500" office:value-type="float">
            <text:p>4500</text:p>
          </table:table-cell>
          <table:table-cell ns41:value-type="float" table:style-name="TL Data" office:value="125" office:value-type="float">
            <text:p>125</text:p>
          </table:table-cell>
          <table:table-cell ns41:value-type="float" table:style-name="TL Data" office:value="105" office:value-type="float">
            <text:p>105</text:p>
          </table:table-cell>
          <table:table-cell ns41:value-type="float" table:style-name="TL Data" office:value="18820" office:value-type="float">
            <text:p>18820</text:p>
          </table:table-cell>
          <table:table-cell ns41:value-type="float" table:style-name="TL Data" office:value="398" office:value-type="float">
            <text:p>398</text:p>
          </table:table-cell>
          <table:table-cell ns41:value-type="float" table:style-name="TL Data" office:value="340" office:value-type="float">
            <text:p>340</text:p>
          </table:table-cell>
          <table:table-cell ns41:value-type="float" table:style-name="TL Data" office:value="105" office:value-type="float">
            <text:p>105</text:p>
          </table:table-cell>
          <table:table-cell table:number-columns-repeated="1009"/>
        </table:table-row>
        <table:table-row table:style-name="ro6">
          <table:table-cell ns41:value-type="float" table:style-name="TL RowHeader" office:value="778" office:value-type="float">
            <text:p>778</text:p>
          </table:table-cell>
          <table:table-cell ns41:value-type="string" table:style-name="TL RowHeader" office:value-type="string">
            <text:p>Fijnaart en Heijningen</text:p>
          </table:table-cell>
          <table:table-cell/>
          <table:table-cell ns41:value-type="float" table:style-name="TL Data" office:value="5355" office:value-type="float">
            <text:p>5355</text:p>
          </table:table-cell>
          <table:table-cell ns41:value-type="float" table:style-name="TL Data" office:value="65" office:value-type="float">
            <text:p>65</text:p>
          </table:table-cell>
          <table:table-cell ns41:value-type="float" table:style-name="TL Data" office:value="5280" office:value-type="float">
            <text:p>5280</text:p>
          </table:table-cell>
          <table:table-cell ns41:value-type="float" table:style-name="TL Data" office:value="15" office:value-type="float">
            <text:p>15</text:p>
          </table:table-cell>
          <table:table-cell ns41:value-type="float" table:style-name="TL Data" office:value="1375" office:value-type="float">
            <text:p>1375</text:p>
          </table:table-cell>
          <table:table-cell ns41:value-type="float" table:style-name="TL Data" office:value="1320" office:value-type="float">
            <text:p>1320</text:p>
          </table:table-cell>
          <table:table-cell ns41:value-type="float" table:style-name="TL Data" office:value="15" office:value-type="float">
            <text:p>15</text:p>
          </table:table-cell>
          <table:table-cell ns41:value-type="float" table:style-name="TL Data" office:value="40" office:value-type="float">
            <text:p>40</text:p>
          </table:table-cell>
          <table:table-cell ns41:value-type="float" table:style-name="TL Data" office:value="5190" office:value-type="float">
            <text:p>5190</text:p>
          </table:table-cell>
          <table:table-cell ns41:value-type="float" table:style-name="TL Data" office:value="377" office:value-type="float">
            <text:p>377</text:p>
          </table:table-cell>
          <table:table-cell ns41:value-type="float" table:style-name="TL Data" office:value="100" office:value-type="float">
            <text:p>10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79" office:value-type="float">
            <text:p>779</text:p>
          </table:table-cell>
          <table:table-cell ns41:value-type="string" table:style-name="TL RowHeader" office:value-type="string">
            <text:p>Geertruidenberg</text:p>
          </table:table-cell>
          <table:table-cell/>
          <table:table-cell ns41:value-type="float" table:style-name="TL Data" office:value="5620" office:value-type="float">
            <text:p>5620</text:p>
          </table:table-cell>
          <table:table-cell ns41:value-type="float" table:style-name="TL Data" office:value="100" office:value-type="float">
            <text:p>100</text:p>
          </table:table-cell>
          <table:table-cell ns41:value-type="float" table:style-name="TL Data" office:value="5410" office:value-type="float">
            <text:p>5410</text:p>
          </table:table-cell>
          <table:table-cell ns41:value-type="float" table:style-name="TL Data" office:value="110" office:value-type="float">
            <text:p>110</text:p>
          </table:table-cell>
          <table:table-cell ns41:value-type="float" table:style-name="TL Data" office:value="1430" office:value-type="float">
            <text:p>1430</text:p>
          </table:table-cell>
          <table:table-cell ns41:value-type="float" table:style-name="TL Data" office:value="1390" office:value-type="float">
            <text:p>1390</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5425" office:value-type="float">
            <text:p>5425</text:p>
          </table:table-cell>
          <table:table-cell ns41:value-type="float" table:style-name="TL Data" office:value="380" office:value-type="float">
            <text:p>380</text:p>
          </table:table-cell>
          <table:table-cell ns41:value-type="float" table:style-name="TL Data" office:value="90" office:value-type="float">
            <text:p>9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80" office:value-type="float">
            <text:p>780</text:p>
          </table:table-cell>
          <table:table-cell ns41:value-type="string" table:style-name="TL RowHeader" office:value-type="string">
            <text:p>Geffen</text:p>
          </table:table-cell>
          <table:table-cell/>
          <table:table-cell ns41:value-type="float" table:style-name="TL Data" office:value="3745" office:value-type="float">
            <text:p>3745</text:p>
          </table:table-cell>
          <table:table-cell ns41:value-type="float" table:style-name="TL Data" office:value="60" office:value-type="float">
            <text:p>60</text:p>
          </table:table-cell>
          <table:table-cell ns41:value-type="float" table:style-name="TL Data" office:value="3590" office:value-type="float">
            <text:p>3590</text:p>
          </table:table-cell>
          <table:table-cell ns41:value-type="float" table:style-name="TL Data" office:value="100" office:value-type="float">
            <text:p>100</text:p>
          </table:table-cell>
          <table:table-cell ns41:value-type="float" table:style-name="TL Data" office:value="870" office:value-type="float">
            <text:p>870</text:p>
          </table:table-cell>
          <table:table-cell ns41:value-type="float" table:style-name="TL Data" office:value="850" office:value-type="float">
            <text:p>85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625" office:value-type="float">
            <text:p>3625</text:p>
          </table:table-cell>
          <table:table-cell ns41:value-type="float" table:style-name="TL Data" office:value="417" office:value-type="float">
            <text:p>417</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781" office:value-type="float">
            <text:p>781</text:p>
          </table:table-cell>
          <table:table-cell ns41:value-type="string" table:style-name="TL RowHeader" office:value-type="string">
            <text:p>Geldrop</text:p>
          </table:table-cell>
          <table:table-cell/>
          <table:table-cell ns41:value-type="float" table:style-name="TL Data" office:value="27875" office:value-type="float">
            <text:p>27875</text:p>
          </table:table-cell>
          <table:table-cell ns41:value-type="float" table:style-name="TL Data" office:value="270" office:value-type="float">
            <text:p>270</text:p>
          </table:table-cell>
          <table:table-cell ns41:value-type="float" table:style-name="TL Data" office:value="27575" office:value-type="float">
            <text:p>27575</text:p>
          </table:table-cell>
          <table:table-cell ns41:value-type="float" table:style-name="TL Data" office:value="30" office:value-type="float">
            <text:p>30</text:p>
          </table:table-cell>
          <table:table-cell ns41:value-type="float" table:style-name="TL Data" office:value="7100" office:value-type="float">
            <text:p>7100</text:p>
          </table:table-cell>
          <table:table-cell ns41:value-type="float" table:style-name="TL Data" office:value="6890" office:value-type="float">
            <text:p>6890</text:p>
          </table:table-cell>
          <table:table-cell ns41:value-type="float" table:style-name="TL Data" office:value="85" office:value-type="float">
            <text:p>85</text:p>
          </table:table-cell>
          <table:table-cell ns41:value-type="float" table:style-name="TL Data" office:value="130" office:value-type="float">
            <text:p>130</text:p>
          </table:table-cell>
          <table:table-cell ns41:value-type="float" table:style-name="TL Data" office:value="27000" office:value-type="float">
            <text:p>27000</text:p>
          </table:table-cell>
          <table:table-cell ns41:value-type="float" table:style-name="TL Data" office:value="380" office:value-type="float">
            <text:p>380</text:p>
          </table:table-cell>
          <table:table-cell ns41:value-type="float" table:style-name="TL Data" office:value="605" office:value-type="float">
            <text:p>605</text:p>
          </table:table-cell>
          <table:table-cell ns41:value-type="float" table:style-name="TL Data" office:value="140" office:value-type="float">
            <text:p>140</text:p>
          </table:table-cell>
          <table:table-cell table:number-columns-repeated="1009"/>
        </table:table-row>
        <table:table-row table:style-name="ro6">
          <table:table-cell ns41:value-type="float" table:style-name="TL RowHeader" office:value="782" office:value-type="float">
            <text:p>782</text:p>
          </table:table-cell>
          <table:table-cell ns41:value-type="string" table:style-name="TL RowHeader" office:value-type="string">
            <text:p>Gemert</text:p>
          </table:table-cell>
          <table:table-cell/>
          <table:table-cell ns41:value-type="float" table:style-name="TL Data" office:value="14430" office:value-type="float">
            <text:p>14430</text:p>
          </table:table-cell>
          <table:table-cell ns41:value-type="float" table:style-name="TL Data" office:value="245" office:value-type="float">
            <text:p>245</text:p>
          </table:table-cell>
          <table:table-cell ns41:value-type="float" table:style-name="TL Data" office:value="13915" office:value-type="float">
            <text:p>13915</text:p>
          </table:table-cell>
          <table:table-cell ns41:value-type="float" table:style-name="TL Data" office:value="270" office:value-type="float">
            <text:p>270</text:p>
          </table:table-cell>
          <table:table-cell ns41:value-type="float" table:style-name="TL Data" office:value="3235" office:value-type="float">
            <text:p>3235</text:p>
          </table:table-cell>
          <table:table-cell ns41:value-type="float" table:style-name="TL Data" office:value="3075" office:value-type="float">
            <text:p>3075</text:p>
          </table:table-cell>
          <table:table-cell ns41:value-type="float" office:value="80" table:style-name="TL Data" table:number-columns-repeated="2" office:value-type="float">
            <text:p>80</text:p>
          </table:table-cell>
          <table:table-cell ns41:value-type="float" table:style-name="TL Data" office:value="13960" office:value-type="float">
            <text:p>13960</text:p>
          </table:table-cell>
          <table:table-cell ns41:value-type="float" table:style-name="TL Data" office:value="432" office:value-type="float">
            <text:p>432</text:p>
          </table:table-cell>
          <table:table-cell ns41:value-type="float" table:style-name="TL Data" office:value="225" office:value-type="float">
            <text:p>225</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783" office:value-type="float">
            <text:p>783</text:p>
          </table:table-cell>
          <table:table-cell ns41:value-type="string" table:style-name="TL RowHeader" office:value-type="string">
            <text:p>Giessen</text:p>
          </table:table-cell>
          <table:table-cell/>
          <table:table-cell ns41:value-type="float" table:style-name="TL Data" office:value="1145" office:value-type="float">
            <text:p>1145</text:p>
          </table:table-cell>
          <table:table-cell table:style-name="TL Data"/>
          <table:table-cell ns41:value-type="float" table:style-name="TL Data" office:value="1105" office:value-type="float">
            <text:p>1105</text:p>
          </table:table-cell>
          <table:table-cell ns41:value-type="float" table:style-name="TL Data" office:value="40" office:value-type="float">
            <text:p>40</text:p>
          </table:table-cell>
          <table:table-cell ns41:value-type="float" table:style-name="TL Data" office:value="250" office:value-type="float">
            <text:p>250</text:p>
          </table:table-cell>
          <table:table-cell ns41:value-type="float" table:style-name="TL Data" office:value="245" office:value-type="float">
            <text:p>245</text:p>
          </table:table-cell>
          <table:table-cell table:style-name="TL Data"/>
          <table:table-cell ns41:value-type="float" table:style-name="TL Data" office:value="5" office:value-type="float">
            <text:p>5</text:p>
          </table:table-cell>
          <table:table-cell ns41:value-type="float" table:style-name="TL Data" office:value="1095" office:value-type="float">
            <text:p>1095</text:p>
          </table:table-cell>
          <table:table-cell ns41:value-type="float" table:style-name="TL Data" office:value="434" office:value-type="float">
            <text:p>434</text:p>
          </table:table-cell>
          <table:table-cell ns41:value-type="float" table:style-name="TL Data" office:value="50" office:value-type="float">
            <text:p>50</text:p>
          </table:table-cell>
          <table:table-cell table:style-name="TL Data"/>
          <table:table-cell table:number-columns-repeated="1009"/>
        </table:table-row>
        <table:table-row table:style-name="ro6">
          <table:table-cell ns41:value-type="float" table:style-name="TL RowHeader" office:value="784" office:value-type="float">
            <text:p>784</text:p>
          </table:table-cell>
          <table:table-cell ns41:value-type="string" table:style-name="TL RowHeader" office:value-type="string">
            <text:p>Gilze en Rijen</text:p>
          </table:table-cell>
          <table:table-cell/>
          <table:table-cell ns41:value-type="float" table:style-name="TL Data" office:value="17850" office:value-type="float">
            <text:p>17850</text:p>
          </table:table-cell>
          <table:table-cell ns41:value-type="float" table:style-name="TL Data" office:value="285" office:value-type="float">
            <text:p>285</text:p>
          </table:table-cell>
          <table:table-cell ns41:value-type="float" table:style-name="TL Data" office:value="17470" office:value-type="float">
            <text:p>17470</text:p>
          </table:table-cell>
          <table:table-cell ns41:value-type="float" table:style-name="TL Data" office:value="95" office:value-type="float">
            <text:p>95</text:p>
          </table:table-cell>
          <table:table-cell ns41:value-type="float" table:style-name="TL Data" office:value="4095" office:value-type="float">
            <text:p>4095</text:p>
          </table:table-cell>
          <table:table-cell ns41:value-type="float" table:style-name="TL Data" office:value="3925" office:value-type="float">
            <text:p>3925</text:p>
          </table:table-cell>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17300" office:value-type="float">
            <text:p>17300</text:p>
          </table:table-cell>
          <table:table-cell ns41:value-type="float" table:style-name="TL Data" office:value="423" office:value-type="float">
            <text:p>423</text:p>
          </table:table-cell>
          <table:table-cell ns41:value-type="float" table:style-name="TL Data" office:value="270" office:value-type="float">
            <text:p>270</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785" office:value-type="float">
            <text:p>785</text:p>
          </table:table-cell>
          <table:table-cell ns41:value-type="string" table:style-name="TL RowHeader" office:value-type="string">
            <text:p>Goirle</text:p>
          </table:table-cell>
          <table:table-cell/>
          <table:table-cell ns41:value-type="float" table:style-name="TL Data" office:value="11675" office:value-type="float">
            <text:p>11675</text:p>
          </table:table-cell>
          <table:table-cell ns41:value-type="float" table:style-name="TL Data" office:value="450" office:value-type="float">
            <text:p>450</text:p>
          </table:table-cell>
          <table:table-cell ns41:value-type="float" table:style-name="TL Data" office:value="11190" office:value-type="float">
            <text:p>11190</text:p>
          </table:table-cell>
          <table:table-cell ns41:value-type="float" table:style-name="TL Data" office:value="35" office:value-type="float">
            <text:p>35</text:p>
          </table:table-cell>
          <table:table-cell ns41:value-type="float" table:style-name="TL Data" office:value="2715" office:value-type="float">
            <text:p>2715</text:p>
          </table:table-cell>
          <table:table-cell ns41:value-type="float" table:style-name="TL Data" office:value="2600" office:value-type="float">
            <text:p>2600</text:p>
          </table:table-cell>
          <table:table-cell ns41:value-type="float" table:style-name="TL Data" office:value="65" office:value-type="float">
            <text:p>65</text:p>
          </table:table-cell>
          <table:table-cell ns41:value-type="float" table:style-name="TL Data" office:value="55" office:value-type="float">
            <text:p>55</text:p>
          </table:table-cell>
          <table:table-cell ns41:value-type="float" table:style-name="TL Data" office:value="11065" office:value-type="float">
            <text:p>11065</text:p>
          </table:table-cell>
          <table:table-cell ns41:value-type="float" table:style-name="TL Data" office:value="407" office:value-type="float">
            <text:p>407</text:p>
          </table:table-cell>
          <table:table-cell ns41:value-type="float" table:style-name="TL Data" office:value="160" office:value-type="float">
            <text:p>16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786" office:value-type="float">
            <text:p>786</text:p>
          </table:table-cell>
          <table:table-cell ns41:value-type="string" table:style-name="TL RowHeader" office:value-type="string">
            <text:p>Grave</text:p>
          </table:table-cell>
          <table:table-cell/>
          <table:table-cell ns41:value-type="float" table:style-name="TL Data" office:value="7825" office:value-type="float">
            <text:p>7825</text:p>
          </table:table-cell>
          <table:table-cell ns41:value-type="float" table:style-name="TL Data" office:value="960" office:value-type="float">
            <text:p>960</text:p>
          </table:table-cell>
          <table:table-cell ns41:value-type="float" table:style-name="TL Data" office:value="6810" office:value-type="float">
            <text:p>6810</text:p>
          </table:table-cell>
          <table:table-cell ns41:value-type="float" table:style-name="TL Data" office:value="55" office:value-type="float">
            <text:p>55</text:p>
          </table:table-cell>
          <table:table-cell ns41:value-type="float" table:style-name="TL Data" office:value="1690" office:value-type="float">
            <text:p>1690</text:p>
          </table:table-cell>
          <table:table-cell ns41:value-type="float" table:style-name="TL Data" office:value="1635" office:value-type="float">
            <text:p>1635</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6730" office:value-type="float">
            <text:p>6730</text:p>
          </table:table-cell>
          <table:table-cell ns41:value-type="float" table:style-name="TL Data" office:value="398" office:value-type="float">
            <text:p>398</text:p>
          </table:table-cell>
          <table:table-cell ns41:value-type="float" table:style-name="TL Data" office:value="140" office:value-type="float">
            <text:p>14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787" office:value-type="float">
            <text:p>787</text:p>
          </table:table-cell>
          <table:table-cell ns41:value-type="string" table:style-name="TL RowHeader" office:value-type="string">
            <text:p>s Gravenmoer</text:p>
          </table:table-cell>
          <table:table-cell/>
          <table:table-cell ns41:value-type="float" table:style-name="TL Data" office:value="1610" office:value-type="float">
            <text:p>1610</text:p>
          </table:table-cell>
          <table:table-cell table:style-name="TL Data"/>
          <table:table-cell ns41:value-type="float" table:style-name="TL Data" office:value="1575" office:value-type="float">
            <text:p>1575</text:p>
          </table:table-cell>
          <table:table-cell ns41:value-type="float" table:style-name="TL Data" office:value="35" office:value-type="float">
            <text:p>35</text:p>
          </table:table-cell>
          <table:table-cell ns41:value-type="float" table:style-name="TL Data" office:value="415" office:value-type="float">
            <text:p>415</text:p>
          </table:table-cell>
          <table:table-cell ns41:value-type="float" table:style-name="TL Data" office:value="390" office:value-type="float">
            <text:p>39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575" office:value-type="float">
            <text:p>1575</text:p>
          </table:table-cell>
          <table:table-cell ns41:value-type="float" table:style-name="TL Data" office:value="382" office:value-type="float">
            <text:p>382</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88" office:value-type="float">
            <text:p>788</text:p>
          </table:table-cell>
          <table:table-cell ns41:value-type="string" table:style-name="TL RowHeader" office:value-type="string">
            <text:p>Haaren</text:p>
          </table:table-cell>
          <table:table-cell/>
          <table:table-cell ns41:value-type="float" table:style-name="TL Data" office:value="4170" office:value-type="float">
            <text:p>4170</text:p>
          </table:table-cell>
          <table:table-cell ns41:value-type="float" table:style-name="TL Data" office:value="535" office:value-type="float">
            <text:p>535</text:p>
          </table:table-cell>
          <table:table-cell ns41:value-type="float" table:style-name="TL Data" office:value="3610" office:value-type="float">
            <text:p>3610</text:p>
          </table:table-cell>
          <table:table-cell ns41:value-type="float" table:style-name="TL Data" office:value="30" office:value-type="float">
            <text:p>30</text:p>
          </table:table-cell>
          <table:table-cell ns41:value-type="float" table:style-name="TL Data" office:value="800" office:value-type="float">
            <text:p>800</text:p>
          </table:table-cell>
          <table:table-cell ns41:value-type="float" table:style-name="TL Data" office:value="735" office:value-type="float">
            <text:p>73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3590" office:value-type="float">
            <text:p>3590</text:p>
          </table:table-cell>
          <table:table-cell ns41:value-type="float" table:style-name="TL Data" office:value="448" office:value-type="float">
            <text:p>448</text:p>
          </table:table-cell>
          <table:table-cell ns41:value-type="float" table:style-name="TL Data" office:value="50" office:value-type="float">
            <text:p>5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789" office:value-type="float">
            <text:p>789</text:p>
          </table:table-cell>
          <table:table-cell ns41:value-type="string" table:style-name="TL RowHeader" office:value-type="string">
            <text:p>Halsteren</text:p>
          </table:table-cell>
          <table:table-cell/>
          <table:table-cell ns41:value-type="float" table:style-name="TL Data" office:value="10450" office:value-type="float">
            <text:p>10450</text:p>
          </table:table-cell>
          <table:table-cell ns41:value-type="float" table:style-name="TL Data" office:value="930" office:value-type="float">
            <text:p>930</text:p>
          </table:table-cell>
          <table:table-cell ns41:value-type="float" table:style-name="TL Data" office:value="9495" office:value-type="float">
            <text:p>9495</text:p>
          </table:table-cell>
          <table:table-cell ns41:value-type="float" table:style-name="TL Data" office:value="25" office:value-type="float">
            <text:p>25</text:p>
          </table:table-cell>
          <table:table-cell ns41:value-type="float" table:style-name="TL Data" office:value="2455" office:value-type="float">
            <text:p>2455</text:p>
          </table:table-cell>
          <table:table-cell ns41:value-type="float" table:style-name="TL Data" office:value="2360" office:value-type="float">
            <text:p>2360</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9340" office:value-type="float">
            <text:p>9340</text:p>
          </table:table-cell>
          <table:table-cell ns41:value-type="float" table:style-name="TL Data" office:value="380" office:value-type="float">
            <text:p>380</text:p>
          </table:table-cell>
          <table:table-cell ns41:value-type="float" table:style-name="TL Data" office:value="180" office:value-type="float">
            <text:p>18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790" office:value-type="float">
            <text:p>790</text:p>
          </table:table-cell>
          <table:table-cell ns41:value-type="string" table:style-name="TL RowHeader" office:value-type="string">
            <text:p>Haps</text:p>
          </table:table-cell>
          <table:table-cell/>
          <table:table-cell ns41:value-type="float" table:style-name="TL Data" office:value="2555" office:value-type="float">
            <text:p>2555</text:p>
          </table:table-cell>
          <table:table-cell ns41:value-type="float" table:style-name="TL Data" office:value="30" office:value-type="float">
            <text:p>30</text:p>
          </table:table-cell>
          <table:table-cell ns41:value-type="float" table:style-name="TL Data" office:value="2510" office:value-type="float">
            <text:p>2510</text:p>
          </table:table-cell>
          <table:table-cell ns41:value-type="float" table:style-name="TL Data" office:value="20" office:value-type="float">
            <text:p>20</text:p>
          </table:table-cell>
          <table:table-cell ns41:value-type="float" table:style-name="TL Data" office:value="555" office:value-type="float">
            <text:p>555</text:p>
          </table:table-cell>
          <table:table-cell ns41:value-type="float" table:style-name="TL Data" office:value="525" office:value-type="float">
            <text:p>525</text:p>
          </table:table-cell>
          <table:table-cell ns41:value-type="float" office:value="15" table:style-name="TL Data" table:number-columns-repeated="2" office:value-type="float">
            <text:p>15</text:p>
          </table:table-cell>
          <table:table-cell ns41:value-type="float" table:style-name="TL Data" office:value="2500" office:value-type="float">
            <text:p>2500</text:p>
          </table:table-cell>
          <table:table-cell ns41:value-type="float" table:style-name="TL Data" office:value="452" office:value-type="float">
            <text:p>452</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791" office:value-type="float">
            <text:p>791</text:p>
          </table:table-cell>
          <table:table-cell ns41:value-type="string" table:style-name="TL RowHeader" office:value-type="string">
            <text:p>Heesch</text:p>
          </table:table-cell>
          <table:table-cell/>
          <table:table-cell ns41:value-type="float" table:style-name="TL Data" office:value="7435" office:value-type="float">
            <text:p>7435</text:p>
          </table:table-cell>
          <table:table-cell ns41:value-type="float" table:style-name="TL Data" office:value="95" office:value-type="float">
            <text:p>95</text:p>
          </table:table-cell>
          <table:table-cell ns41:value-type="float" table:style-name="TL Data" office:value="7285" office:value-type="float">
            <text:p>7285</text:p>
          </table:table-cell>
          <table:table-cell ns41:value-type="float" table:style-name="TL Data" office:value="55" office:value-type="float">
            <text:p>55</text:p>
          </table:table-cell>
          <table:table-cell ns41:value-type="float" table:style-name="TL Data" office:value="1670" office:value-type="float">
            <text:p>1670</text:p>
          </table:table-cell>
          <table:table-cell ns41:value-type="float" table:style-name="TL Data" office:value="1595" office:value-type="float">
            <text:p>1595</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7275" office:value-type="float">
            <text:p>7275</text:p>
          </table:table-cell>
          <table:table-cell ns41:value-type="float" table:style-name="TL Data" office:value="435" office:value-type="float">
            <text:p>435</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792" office:value-type="float">
            <text:p>792</text:p>
          </table:table-cell>
          <table:table-cell ns41:value-type="string" table:style-name="TL RowHeader" office:value-type="string">
            <text:p>Heeswijk-Dinther</text:p>
          </table:table-cell>
          <table:table-cell/>
          <table:table-cell ns41:value-type="float" table:style-name="TL Data" office:value="6470" office:value-type="float">
            <text:p>6470</text:p>
          </table:table-cell>
          <table:table-cell ns41:value-type="float" table:style-name="TL Data" office:value="330" office:value-type="float">
            <text:p>330</text:p>
          </table:table-cell>
          <table:table-cell ns41:value-type="float" table:style-name="TL Data" office:value="6100" office:value-type="float">
            <text:p>6100</text:p>
          </table:table-cell>
          <table:table-cell ns41:value-type="float" table:style-name="TL Data" office:value="40" office:value-type="float">
            <text:p>40</text:p>
          </table:table-cell>
          <table:table-cell ns41:value-type="float" table:style-name="TL Data" office:value="1370" office:value-type="float">
            <text:p>1370</text:p>
          </table:table-cell>
          <table:table-cell ns41:value-type="float" table:style-name="TL Data" office:value="1315" office:value-type="float">
            <text:p>1315</text:p>
          </table:table-cell>
          <table:table-cell ns41:value-type="float" table:style-name="TL Data" office:value="15" office:value-type="float">
            <text:p>15</text:p>
          </table:table-cell>
          <table:table-cell ns41:value-type="float" table:style-name="TL Data" office:value="35" office:value-type="float">
            <text:p>35</text:p>
          </table:table-cell>
          <table:table-cell ns41:value-type="float" table:style-name="TL Data" office:value="6060" office:value-type="float">
            <text:p>6060</text:p>
          </table:table-cell>
          <table:table-cell ns41:value-type="float" table:style-name="TL Data" office:value="443" office:value-type="float">
            <text:p>443</text:p>
          </table:table-cell>
          <table:table-cell ns41:value-type="float" table:style-name="TL Data" office:value="80" office:value-type="float">
            <text:p>8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793" office:value-type="float">
            <text:p>793</text:p>
          </table:table-cell>
          <table:table-cell ns41:value-type="string" table:style-name="TL RowHeader" office:value-type="string">
            <text:p>Heeze</text:p>
          </table:table-cell>
          <table:table-cell/>
          <table:table-cell ns41:value-type="float" table:style-name="TL Data" office:value="7360" office:value-type="float">
            <text:p>7360</text:p>
          </table:table-cell>
          <table:table-cell ns41:value-type="float" table:style-name="TL Data" office:value="350" office:value-type="float">
            <text:p>350</text:p>
          </table:table-cell>
          <table:table-cell ns41:value-type="float" table:style-name="TL Data" office:value="6975" office:value-type="float">
            <text:p>6975</text:p>
          </table:table-cell>
          <table:table-cell ns41:value-type="float" table:style-name="TL Data" office:value="35" office:value-type="float">
            <text:p>35</text:p>
          </table:table-cell>
          <table:table-cell ns41:value-type="float" table:style-name="TL Data" office:value="1665" office:value-type="float">
            <text:p>1665</text:p>
          </table:table-cell>
          <table:table-cell ns41:value-type="float" table:style-name="TL Data" office:value="1585" office:value-type="float">
            <text:p>1585</text:p>
          </table:table-cell>
          <table:table-cell ns41:value-type="float" table:style-name="TL Data" office:value="45" office:value-type="float">
            <text:p>45</text:p>
          </table:table-cell>
          <table:table-cell ns41:value-type="float" table:style-name="TL Data" office:value="35" office:value-type="float">
            <text:p>35</text:p>
          </table:table-cell>
          <table:table-cell ns41:value-type="float" table:style-name="TL Data" office:value="6920" office:value-type="float">
            <text:p>6920</text:p>
          </table:table-cell>
          <table:table-cell ns41:value-type="float" table:style-name="TL Data" office:value="416" office:value-type="float">
            <text:p>416</text:p>
          </table:table-cell>
          <table:table-cell ns41:value-type="float" table:style-name="TL Data" office:value="85" office:value-type="float">
            <text:p>8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794" office:value-type="float">
            <text:p>794</text:p>
          </table:table-cell>
          <table:table-cell ns41:value-type="string" table:style-name="TL RowHeader" office:value-type="string">
            <text:p>Helmond</text:p>
          </table:table-cell>
          <table:table-cell/>
          <table:table-cell ns41:value-type="float" table:style-name="TL Data" office:value="57560" office:value-type="float">
            <text:p>57560</text:p>
          </table:table-cell>
          <table:table-cell ns41:value-type="float" table:style-name="TL Data" office:value="685" office:value-type="float">
            <text:p>685</text:p>
          </table:table-cell>
          <table:table-cell ns41:value-type="float" table:style-name="TL Data" office:value="56375" office:value-type="float">
            <text:p>56375</text:p>
          </table:table-cell>
          <table:table-cell ns41:value-type="float" table:style-name="TL Data" office:value="500" office:value-type="float">
            <text:p>500</text:p>
          </table:table-cell>
          <table:table-cell ns41:value-type="float" table:style-name="TL Data" office:value="14215" office:value-type="float">
            <text:p>14215</text:p>
          </table:table-cell>
          <table:table-cell ns41:value-type="float" table:style-name="TL Data" office:value="13605" office:value-type="float">
            <text:p>13605</text:p>
          </table:table-cell>
          <table:table-cell ns41:value-type="float" office:value="305" table:style-name="TL Data" table:number-columns-repeated="2" office:value-type="float">
            <text:p>305</text:p>
          </table:table-cell>
          <table:table-cell ns41:value-type="float" table:style-name="TL Data" office:value="54875" office:value-type="float">
            <text:p>54875</text:p>
          </table:table-cell>
          <table:table-cell ns41:value-type="float" table:style-name="TL Data" office:value="386" office:value-type="float">
            <text:p>386</text:p>
          </table:table-cell>
          <table:table-cell ns41:value-type="float" table:style-name="TL Data" office:value="2000" office:value-type="float">
            <text:p>2000</text:p>
          </table:table-cell>
          <table:table-cell ns41:value-type="float" table:style-name="TL Data" office:value="505" office:value-type="float">
            <text:p>505</text:p>
          </table:table-cell>
          <table:table-cell table:number-columns-repeated="1009"/>
        </table:table-row>
        <table:table-row table:style-name="ro6">
          <table:table-cell ns41:value-type="float" table:style-name="TL RowHeader" office:value="795" office:value-type="float">
            <text:p>795</text:p>
          </table:table-cell>
          <table:table-cell ns41:value-type="string" table:style-name="TL RowHeader" office:value-type="string">
            <text:p>Helvoirt</text:p>
          </table:table-cell>
          <table:table-cell/>
          <table:table-cell ns41:value-type="float" table:style-name="TL Data" office:value="3790" office:value-type="float">
            <text:p>3790</text:p>
          </table:table-cell>
          <table:table-cell ns41:value-type="float" table:style-name="TL Data" office:value="75" office:value-type="float">
            <text:p>75</text:p>
          </table:table-cell>
          <table:table-cell ns41:value-type="float" table:style-name="TL Data" office:value="3695" office:value-type="float">
            <text:p>3695</text:p>
          </table:table-cell>
          <table:table-cell ns41:value-type="float" table:style-name="TL Data" office:value="20" office:value-type="float">
            <text:p>20</text:p>
          </table:table-cell>
          <table:table-cell ns41:value-type="float" table:style-name="TL Data" office:value="835" office:value-type="float">
            <text:p>835</text:p>
          </table:table-cell>
          <table:table-cell ns41:value-type="float" table:style-name="TL Data" office:value="790" office:value-type="float">
            <text:p>79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3640" office:value-type="float">
            <text:p>3640</text:p>
          </table:table-cell>
          <table:table-cell ns41:value-type="float" table:style-name="TL Data" office:value="437" office:value-type="float">
            <text:p>437</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96" office:value-type="float">
            <text:p>796</text:p>
          </table:table-cell>
          <table:table-cell ns41:value-type="string" table:style-name="TL RowHeader" office:value-type="string">
            <text:p>s-Hertogenbosch</text:p>
          </table:table-cell>
          <table:table-cell/>
          <table:table-cell ns41:value-type="float" table:style-name="TL Data" office:value="81885" office:value-type="float">
            <text:p>81885</text:p>
          </table:table-cell>
          <table:table-cell ns41:value-type="float" table:style-name="TL Data" office:value="2470" office:value-type="float">
            <text:p>2470</text:p>
          </table:table-cell>
          <table:table-cell ns41:value-type="float" table:style-name="TL Data" office:value="78565" office:value-type="float">
            <text:p>78565</text:p>
          </table:table-cell>
          <table:table-cell ns41:value-type="float" table:style-name="TL Data" office:value="850" office:value-type="float">
            <text:p>850</text:p>
          </table:table-cell>
          <table:table-cell ns41:value-type="float" table:style-name="TL Data" office:value="19760" office:value-type="float">
            <text:p>19760</text:p>
          </table:table-cell>
          <table:table-cell ns41:value-type="float" table:style-name="TL Data" office:value="18935" office:value-type="float">
            <text:p>18935</text:p>
          </table:table-cell>
          <table:table-cell ns41:value-type="float" table:style-name="TL Data" office:value="250" office:value-type="float">
            <text:p>250</text:p>
          </table:table-cell>
          <table:table-cell ns41:value-type="float" table:style-name="TL Data" office:value="575" office:value-type="float">
            <text:p>575</text:p>
          </table:table-cell>
          <table:table-cell ns41:value-type="float" table:style-name="TL Data" office:value="74735" office:value-type="float">
            <text:p>74735</text:p>
          </table:table-cell>
          <table:table-cell ns41:value-type="float" table:style-name="TL Data" office:value="378" office:value-type="float">
            <text:p>378</text:p>
          </table:table-cell>
          <table:table-cell ns41:value-type="float" table:style-name="TL Data" office:value="4680" office:value-type="float">
            <text:p>4680</text:p>
          </table:table-cell>
          <table:table-cell ns41:value-type="float" table:style-name="TL Data" office:value="1840" office:value-type="float">
            <text:p>1840</text:p>
          </table:table-cell>
          <table:table-cell table:number-columns-repeated="1009"/>
        </table:table-row>
        <table:table-row table:style-name="ro6">
          <table:table-cell ns41:value-type="float" table:style-name="TL RowHeader" office:value="797" office:value-type="float">
            <text:p>797</text:p>
          </table:table-cell>
          <table:table-cell ns41:value-type="string" table:style-name="TL RowHeader" office:value-type="string">
            <text:p>Heusden</text:p>
          </table:table-cell>
          <table:table-cell/>
          <table:table-cell ns41:value-type="float" table:style-name="TL Data" office:value="4845" office:value-type="float">
            <text:p>4845</text:p>
          </table:table-cell>
          <table:table-cell ns41:value-type="float" table:style-name="TL Data" office:value="90" office:value-type="float">
            <text:p>90</text:p>
          </table:table-cell>
          <table:table-cell ns41:value-type="float" table:style-name="TL Data" office:value="4740" office:value-type="float">
            <text:p>4740</text:p>
          </table:table-cell>
          <table:table-cell ns41:value-type="float" table:style-name="TL Data" office:value="15" office:value-type="float">
            <text:p>15</text:p>
          </table:table-cell>
          <table:table-cell ns41:value-type="float" table:style-name="TL Data" office:value="1155" office:value-type="float">
            <text:p>1155</text:p>
          </table:table-cell>
          <table:table-cell ns41:value-type="float" table:style-name="TL Data" office:value="1100" office:value-type="float">
            <text:p>1100</text:p>
          </table:table-cell>
          <table:table-cell ns41:value-type="float" table:style-name="TL Data" office:value="20" office:value-type="float">
            <text:p>20</text:p>
          </table:table-cell>
          <table:table-cell ns41:value-type="float" table:style-name="TL Data" office:value="30" office:value-type="float">
            <text:p>30</text:p>
          </table:table-cell>
          <table:table-cell ns41:value-type="float" table:style-name="TL Data" office:value="4625" office:value-type="float">
            <text:p>4625</text:p>
          </table:table-cell>
          <table:table-cell ns41:value-type="float" table:style-name="TL Data" office:value="401" office:value-type="float">
            <text:p>401</text:p>
          </table:table-cell>
          <table:table-cell ns41:value-type="float" table:style-name="TL Data" office:value="130" office:value-type="float">
            <text:p>130</text:p>
          </table:table-cell>
          <table:table-cell ns41:value-type="float" table:style-name="TL Data" office:value="40" office:value-type="float">
            <text:p>40</text:p>
          </table:table-cell>
          <table:table-cell table:number-columns-repeated="1009"/>
        </table:table-row>
        <table:table-row table:style-name="ro6">
          <table:table-cell ns41:value-type="float" table:style-name="TL RowHeader" office:value="798" office:value-type="float">
            <text:p>798</text:p>
          </table:table-cell>
          <table:table-cell ns41:value-type="string" table:style-name="TL RowHeader" office:value-type="string">
            <text:p>Hilvarenbeek</text:p>
          </table:table-cell>
          <table:table-cell/>
          <table:table-cell ns41:value-type="float" table:style-name="TL Data" office:value="7480" office:value-type="float">
            <text:p>7480</text:p>
          </table:table-cell>
          <table:table-cell ns41:value-type="float" table:style-name="TL Data" office:value="85" office:value-type="float">
            <text:p>85</text:p>
          </table:table-cell>
          <table:table-cell ns41:value-type="float" table:style-name="TL Data" office:value="7360" office:value-type="float">
            <text:p>7360</text:p>
          </table:table-cell>
          <table:table-cell ns41:value-type="float" table:style-name="TL Data" office:value="35" office:value-type="float">
            <text:p>35</text:p>
          </table:table-cell>
          <table:table-cell ns41:value-type="float" table:style-name="TL Data" office:value="1710" office:value-type="float">
            <text:p>1710</text:p>
          </table:table-cell>
          <table:table-cell ns41:value-type="float" table:style-name="TL Data" office:value="1615" office:value-type="float">
            <text:p>1615</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7260" office:value-type="float">
            <text:p>7260</text:p>
          </table:table-cell>
          <table:table-cell ns41:value-type="float" table:style-name="TL Data" office:value="424" office:value-type="float">
            <text:p>424</text:p>
          </table:table-cell>
          <table:table-cell ns41:value-type="float" table:style-name="TL Data" office:value="135" office:value-type="float">
            <text:p>13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799" office:value-type="float">
            <text:p>799</text:p>
          </table:table-cell>
          <table:table-cell ns41:value-type="string" table:style-name="TL RowHeader" office:value-type="string">
            <text:p>Hoeven</text:p>
          </table:table-cell>
          <table:table-cell/>
          <table:table-cell ns41:value-type="float" table:style-name="TL Data" office:value="6440" office:value-type="float">
            <text:p>6440</text:p>
          </table:table-cell>
          <table:table-cell ns41:value-type="float" table:style-name="TL Data" office:value="15" office:value-type="float">
            <text:p>15</text:p>
          </table:table-cell>
          <table:table-cell ns41:value-type="float" table:style-name="TL Data" office:value="6295" office:value-type="float">
            <text:p>6295</text:p>
          </table:table-cell>
          <table:table-cell ns41:value-type="float" table:style-name="TL Data" office:value="130" office:value-type="float">
            <text:p>130</text:p>
          </table:table-cell>
          <table:table-cell ns41:value-type="float" table:style-name="TL Data" office:value="1605" office:value-type="float">
            <text:p>1605</text:p>
          </table:table-cell>
          <table:table-cell ns41:value-type="float" table:style-name="TL Data" office:value="1515" office:value-type="float">
            <text:p>1515</text:p>
          </table:table-cell>
          <table:table-cell ns41:value-type="float" table:style-name="TL Data" office:value="50" office:value-type="float">
            <text:p>50</text:p>
          </table:table-cell>
          <table:table-cell ns41:value-type="float" table:style-name="TL Data" office:value="35" office:value-type="float">
            <text:p>35</text:p>
          </table:table-cell>
          <table:table-cell ns41:value-type="float" table:style-name="TL Data" office:value="6240" office:value-type="float">
            <text:p>6240</text:p>
          </table:table-cell>
          <table:table-cell ns41:value-type="float" table:style-name="TL Data" office:value="389" office:value-type="float">
            <text:p>389</text:p>
          </table:table-cell>
          <table:table-cell ns41:value-type="float" table:style-name="TL Data" office:value="185" office:value-type="float">
            <text:p>185</text:p>
          </table:table-cell>
          <table:table-cell table:style-name="TL Data"/>
          <table:table-cell table:number-columns-repeated="1009"/>
        </table:table-row>
        <table:table-row table:style-name="ro6">
          <table:table-cell ns41:value-type="float" table:style-name="TL RowHeader" office:value="800" office:value-type="float">
            <text:p>800</text:p>
          </table:table-cell>
          <table:table-cell ns41:value-type="string" table:style-name="TL RowHeader" office:value-type="string">
            <text:p>Hoogeloon, Hapert en Casteren</text:p>
          </table:table-cell>
          <table:table-cell/>
          <table:table-cell ns41:value-type="float" table:style-name="TL Data" office:value="6045" office:value-type="float">
            <text:p>6045</text:p>
          </table:table-cell>
          <table:table-cell ns41:value-type="float" table:style-name="TL Data" office:value="40" office:value-type="float">
            <text:p>40</text:p>
          </table:table-cell>
          <table:table-cell ns41:value-type="float" table:style-name="TL Data" office:value="6000" office:value-type="float">
            <text:p>6000</text:p>
          </table:table-cell>
          <table:table-cell ns41:value-type="float" table:style-name="TL Data" office:value="10" office:value-type="float">
            <text:p>10</text:p>
          </table:table-cell>
          <table:table-cell ns41:value-type="float" table:style-name="TL Data" office:value="1340" office:value-type="float">
            <text:p>1340</text:p>
          </table:table-cell>
          <table:table-cell ns41:value-type="float" table:style-name="TL Data" office:value="1280" office:value-type="float">
            <text:p>1280</text:p>
          </table:table-cell>
          <table:table-cell ns41:value-type="float" office:value="30" table:style-name="TL Data" table:number-columns-repeated="2" office:value-type="float">
            <text:p>30</text:p>
          </table:table-cell>
          <table:table-cell ns41:value-type="float" table:style-name="TL Data" office:value="5960" office:value-type="float">
            <text:p>5960</text:p>
          </table:table-cell>
          <table:table-cell ns41:value-type="float" table:style-name="TL Data" office:value="444" office:value-type="float">
            <text:p>444</text:p>
          </table:table-cell>
          <table:table-cell ns41:value-type="float" table:style-name="TL Data" office:value="50" office:value-type="float">
            <text:p>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01" office:value-type="float">
            <text:p>801</text:p>
          </table:table-cell>
          <table:table-cell ns41:value-type="string" table:style-name="TL RowHeader" office:value-type="string">
            <text:p>Hooge en Lage Mierde</text:p>
          </table:table-cell>
          <table:table-cell/>
          <table:table-cell ns41:value-type="float" table:style-name="TL Data" office:value="3025" office:value-type="float">
            <text:p>3025</text:p>
          </table:table-cell>
          <table:table-cell ns41:value-type="float" table:style-name="TL Data" office:value="60" office:value-type="float">
            <text:p>60</text:p>
          </table:table-cell>
          <table:table-cell ns41:value-type="float" table:style-name="TL Data" office:value="2960" office:value-type="float">
            <text:p>2960</text:p>
          </table:table-cell>
          <table:table-cell ns41:value-type="float" table:style-name="TL Data" office:value="10" office:value-type="float">
            <text:p>10</text:p>
          </table:table-cell>
          <table:table-cell ns41:value-type="float" table:style-name="TL Data" office:value="585" office:value-type="float">
            <text:p>585</text:p>
          </table:table-cell>
          <table:table-cell ns41:value-type="float" table:style-name="TL Data" office:value="550" office:value-type="float">
            <text:p>550</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930" office:value-type="float">
            <text:p>2930</text:p>
          </table:table-cell>
          <table:table-cell ns41:value-type="float" table:style-name="TL Data" office:value="503" office:value-type="float">
            <text:p>503</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02" office:value-type="float">
            <text:p>802</text:p>
          </table:table-cell>
          <table:table-cell ns41:value-type="string" table:style-name="TL RowHeader" office:value-type="string">
            <text:p>Hooge en Lage Zwaluwe</text:p>
          </table:table-cell>
          <table:table-cell/>
          <table:table-cell ns41:value-type="float" table:style-name="TL Data" office:value="4765" office:value-type="float">
            <text:p>4765</text:p>
          </table:table-cell>
          <table:table-cell ns41:value-type="float" table:style-name="TL Data" office:value="5" office:value-type="float">
            <text:p>5</text:p>
          </table:table-cell>
          <table:table-cell ns41:value-type="float" table:style-name="TL Data" office:value="4735" office:value-type="float">
            <text:p>4735</text:p>
          </table:table-cell>
          <table:table-cell ns41:value-type="float" table:style-name="TL Data" office:value="20" office:value-type="float">
            <text:p>20</text:p>
          </table:table-cell>
          <table:table-cell ns41:value-type="float" table:style-name="TL Data" office:value="1205" office:value-type="float">
            <text:p>1205</text:p>
          </table:table-cell>
          <table:table-cell ns41:value-type="float" table:style-name="TL Data" office:value="1125" office:value-type="float">
            <text:p>1125</text:p>
          </table:table-cell>
          <table:table-cell ns41:value-type="float" office:value="40" table:style-name="TL Data" table:number-columns-repeated="2" office:value-type="float">
            <text:p>40</text:p>
          </table:table-cell>
          <table:table-cell ns41:value-type="float" table:style-name="TL Data" office:value="4640" office:value-type="float">
            <text:p>4640</text:p>
          </table:table-cell>
          <table:table-cell ns41:value-type="float" table:style-name="TL Data" office:value="385" office:value-type="float">
            <text:p>385</text:p>
          </table:table-cell>
          <table:table-cell ns41:value-type="float" table:style-name="TL Data" office:value="115" office:value-type="float">
            <text:p>11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03" office:value-type="float">
            <text:p>803</text:p>
          </table:table-cell>
          <table:table-cell ns41:value-type="string" table:style-name="TL RowHeader" office:value-type="string">
            <text:p>Huijbergen</text:p>
          </table:table-cell>
          <table:table-cell/>
          <table:table-cell ns41:value-type="float" table:style-name="TL Data" office:value="1900" office:value-type="float">
            <text:p>1900</text:p>
          </table:table-cell>
          <table:table-cell ns41:value-type="float" table:style-name="TL Data" office:value="490" office:value-type="float">
            <text:p>490</text:p>
          </table:table-cell>
          <table:table-cell ns41:value-type="float" table:style-name="TL Data" office:value="1410" office:value-type="float">
            <text:p>1410</text:p>
          </table:table-cell>
          <table:table-cell table:style-name="TL Data"/>
          <table:table-cell ns41:value-type="float" table:style-name="TL Data" office:value="345" office:value-type="float">
            <text:p>345</text:p>
          </table:table-cell>
          <table:table-cell ns41:value-type="float" table:style-name="TL Data" office:value="315" office:value-type="float">
            <text:p>315</text:p>
          </table:table-cell>
          <table:table-cell ns41:value-type="float" table:style-name="TL Data" office:value="5" office:value-type="float">
            <text:p>5</text:p>
          </table:table-cell>
          <table:table-cell ns41:value-type="float" table:style-name="TL Data" office:value="20" office:value-type="float">
            <text:p>20</text:p>
          </table:table-cell>
          <table:table-cell ns41:value-type="float" table:style-name="TL Data" office:value="1395" office:value-type="float">
            <text:p>1395</text:p>
          </table:table-cell>
          <table:table-cell ns41:value-type="float" table:style-name="TL Data" office:value="406" office:value-type="float">
            <text:p>406</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804" office:value-type="float">
            <text:p>804</text:p>
          </table:table-cell>
          <table:table-cell ns41:value-type="string" table:style-name="TL RowHeader" office:value-type="string">
            <text:p>Klundert</text:p>
          </table:table-cell>
          <table:table-cell/>
          <table:table-cell ns41:value-type="float" table:style-name="TL Data" office:value="5550" office:value-type="float">
            <text:p>5550</text:p>
          </table:table-cell>
          <table:table-cell ns41:value-type="float" table:style-name="TL Data" office:value="30" office:value-type="float">
            <text:p>30</text:p>
          </table:table-cell>
          <table:table-cell ns41:value-type="float" table:style-name="TL Data" office:value="5500" office:value-type="float">
            <text:p>5500</text:p>
          </table:table-cell>
          <table:table-cell ns41:value-type="float" table:style-name="TL Data" office:value="25" office:value-type="float">
            <text:p>25</text:p>
          </table:table-cell>
          <table:table-cell ns41:value-type="float" table:style-name="TL Data" office:value="1395" office:value-type="float">
            <text:p>1395</text:p>
          </table:table-cell>
          <table:table-cell ns41:value-type="float" table:style-name="TL Data" office:value="1315" office:value-type="float">
            <text:p>1315</text:p>
          </table:table-cell>
          <table:table-cell ns41:value-type="float" table:style-name="TL Data" office:value="25" office:value-type="float">
            <text:p>25</text:p>
          </table:table-cell>
          <table:table-cell ns41:value-type="float" table:style-name="TL Data" office:value="55" office:value-type="float">
            <text:p>55</text:p>
          </table:table-cell>
          <table:table-cell ns41:value-type="float" table:style-name="TL Data" office:value="5400" office:value-type="float">
            <text:p>5400</text:p>
          </table:table-cell>
          <table:table-cell ns41:value-type="float" table:style-name="TL Data" office:value="387" office:value-type="float">
            <text:p>387</text:p>
          </table:table-cell>
          <table:table-cell ns41:value-type="float" table:style-name="TL Data" office:value="120" office:value-type="float">
            <text:p>12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05" office:value-type="float">
            <text:p>805</text:p>
          </table:table-cell>
          <table:table-cell ns41:value-type="string" table:style-name="TL RowHeader" office:value-type="string">
            <text:p>Leende</text:p>
          </table:table-cell>
          <table:table-cell/>
          <table:table-cell ns41:value-type="float" table:style-name="TL Data" office:value="3705" office:value-type="float">
            <text:p>3705</text:p>
          </table:table-cell>
          <table:table-cell ns41:value-type="float" table:style-name="TL Data" office:value="85" office:value-type="float">
            <text:p>85</text:p>
          </table:table-cell>
          <table:table-cell ns41:value-type="float" table:style-name="TL Data" office:value="3570" office:value-type="float">
            <text:p>3570</text:p>
          </table:table-cell>
          <table:table-cell ns41:value-type="float" table:style-name="TL Data" office:value="50" office:value-type="float">
            <text:p>50</text:p>
          </table:table-cell>
          <table:table-cell ns41:value-type="float" table:style-name="TL Data" office:value="840" office:value-type="float">
            <text:p>840</text:p>
          </table:table-cell>
          <table:table-cell ns41:value-type="float" table:style-name="TL Data" office:value="805" office:value-type="float">
            <text:p>80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595" office:value-type="float">
            <text:p>3595</text:p>
          </table:table-cell>
          <table:table-cell ns41:value-type="float" table:style-name="TL Data" office:value="427" office:value-type="float">
            <text:p>427</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06" office:value-type="float">
            <text:p>806</text:p>
          </table:table-cell>
          <table:table-cell ns41:value-type="string" table:style-name="TL RowHeader" office:value-type="string">
            <text:p>Liempde</text:p>
          </table:table-cell>
          <table:table-cell/>
          <table:table-cell ns41:value-type="float" table:style-name="TL Data" office:value="3320" office:value-type="float">
            <text:p>3320</text:p>
          </table:table-cell>
          <table:table-cell ns41:value-type="float" table:style-name="TL Data" office:value="15" office:value-type="float">
            <text:p>15</text:p>
          </table:table-cell>
          <table:table-cell ns41:value-type="float" table:style-name="TL Data" office:value="3285" office:value-type="float">
            <text:p>3285</text:p>
          </table:table-cell>
          <table:table-cell ns41:value-type="float" table:style-name="TL Data" office:value="20" office:value-type="float">
            <text:p>20</text:p>
          </table:table-cell>
          <table:table-cell ns41:value-type="float" table:style-name="TL Data" office:value="770" office:value-type="float">
            <text:p>770</text:p>
          </table:table-cell>
          <table:table-cell ns41:value-type="float" table:style-name="TL Data" office:value="735" office:value-type="float">
            <text:p>735</text:p>
          </table:table-cell>
          <table:table-cell ns41:value-type="float" office:value="15" table:style-name="TL Data" table:number-columns-repeated="2" office:value-type="float">
            <text:p>15</text:p>
          </table:table-cell>
          <table:table-cell ns41:value-type="float" table:style-name="TL Data" office:value="3265" office:value-type="float">
            <text:p>3265</text:p>
          </table:table-cell>
          <table:table-cell ns41:value-type="float" table:style-name="TL Data" office:value="425" office:value-type="float">
            <text:p>425</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807" office:value-type="float">
            <text:p>807</text:p>
          </table:table-cell>
          <table:table-cell ns41:value-type="string" table:style-name="TL RowHeader" office:value-type="string">
            <text:p>Lieshout</text:p>
          </table:table-cell>
          <table:table-cell/>
          <table:table-cell ns41:value-type="float" table:style-name="TL Data" office:value="4730" office:value-type="float">
            <text:p>4730</text:p>
          </table:table-cell>
          <table:table-cell ns41:value-type="float" table:style-name="TL Data" office:value="75" office:value-type="float">
            <text:p>75</text:p>
          </table:table-cell>
          <table:table-cell ns41:value-type="float" table:style-name="TL Data" office:value="4650" office:value-type="float">
            <text:p>4650</text:p>
          </table:table-cell>
          <table:table-cell ns41:value-type="float" table:style-name="TL Data" office:value="5" office:value-type="float">
            <text:p>5</text:p>
          </table:table-cell>
          <table:table-cell ns41:value-type="float" table:style-name="TL Data" office:value="1025" office:value-type="float">
            <text:p>1025</text:p>
          </table:table-cell>
          <table:table-cell ns41:value-type="float" table:style-name="TL Data" office:value="960" office:value-type="float">
            <text:p>960</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4610" office:value-type="float">
            <text:p>4610</text:p>
          </table:table-cell>
          <table:table-cell ns41:value-type="float" table:style-name="TL Data" office:value="450" office:value-type="float">
            <text:p>450</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08" office:value-type="float">
            <text:p>808</text:p>
          </table:table-cell>
          <table:table-cell ns41:value-type="string" table:style-name="TL RowHeader" office:value-type="string">
            <text:p>Lith</text:p>
          </table:table-cell>
          <table:table-cell/>
          <table:table-cell ns41:value-type="float" table:style-name="TL Data" office:value="4730" office:value-type="float">
            <text:p>4730</text:p>
          </table:table-cell>
          <table:table-cell ns41:value-type="float" table:style-name="TL Data" office:value="65" office:value-type="float">
            <text:p>65</text:p>
          </table:table-cell>
          <table:table-cell ns41:value-type="float" table:style-name="TL Data" office:value="4610" office:value-type="float">
            <text:p>4610</text:p>
          </table:table-cell>
          <table:table-cell ns41:value-type="float" table:style-name="TL Data" office:value="55" office:value-type="float">
            <text:p>55</text:p>
          </table:table-cell>
          <table:table-cell ns41:value-type="float" table:style-name="TL Data" office:value="1075" office:value-type="float">
            <text:p>1075</text:p>
          </table:table-cell>
          <table:table-cell ns41:value-type="float" table:style-name="TL Data" office:value="1000" office:value-type="float">
            <text:p>1000</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4545" office:value-type="float">
            <text:p>4545</text:p>
          </table:table-cell>
          <table:table-cell ns41:value-type="float" table:style-name="TL Data" office:value="422" office:value-type="float">
            <text:p>422</text:p>
          </table:table-cell>
          <table:table-cell ns41:value-type="float" table:style-name="TL Data" office:value="120" office:value-type="float">
            <text:p>120</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809" office:value-type="float">
            <text:p>809</text:p>
          </table:table-cell>
          <table:table-cell ns41:value-type="string" table:style-name="TL RowHeader" office:value-type="string">
            <text:p>Loon op Zand</text:p>
          </table:table-cell>
          <table:table-cell/>
          <table:table-cell ns41:value-type="float" table:style-name="TL Data" office:value="16685" office:value-type="float">
            <text:p>16685</text:p>
          </table:table-cell>
          <table:table-cell ns41:value-type="float" table:style-name="TL Data" office:value="370" office:value-type="float">
            <text:p>370</text:p>
          </table:table-cell>
          <table:table-cell ns41:value-type="float" table:style-name="TL Data" office:value="16170" office:value-type="float">
            <text:p>16170</text:p>
          </table:table-cell>
          <table:table-cell ns41:value-type="float" table:style-name="TL Data" office:value="145" office:value-type="float">
            <text:p>145</text:p>
          </table:table-cell>
          <table:table-cell ns41:value-type="float" table:style-name="TL Data" office:value="3770" office:value-type="float">
            <text:p>3770</text:p>
          </table:table-cell>
          <table:table-cell ns41:value-type="float" table:style-name="TL Data" office:value="3565" office:value-type="float">
            <text:p>3565</text:p>
          </table:table-cell>
          <table:table-cell ns41:value-type="float" table:style-name="TL Data" office:value="110" office:value-type="float">
            <text:p>110</text:p>
          </table:table-cell>
          <table:table-cell ns41:value-type="float" table:style-name="TL Data" office:value="95" office:value-type="float">
            <text:p>95</text:p>
          </table:table-cell>
          <table:table-cell ns41:value-type="float" table:style-name="TL Data" office:value="16030" office:value-type="float">
            <text:p>16030</text:p>
          </table:table-cell>
          <table:table-cell ns41:value-type="float" table:style-name="TL Data" office:value="425" office:value-type="float">
            <text:p>425</text:p>
          </table:table-cell>
          <table:table-cell ns41:value-type="float" table:style-name="TL Data" office:value="285" office:value-type="float">
            <text:p>28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810" office:value-type="float">
            <text:p>810</text:p>
          </table:table-cell>
          <table:table-cell ns41:value-type="string" table:style-name="TL RowHeader" office:value-type="string">
            <text:p>Luyksgestel</text:p>
          </table:table-cell>
          <table:table-cell/>
          <table:table-cell ns41:value-type="float" table:style-name="TL Data" office:value="2250" office:value-type="float">
            <text:p>2250</text:p>
          </table:table-cell>
          <table:table-cell ns41:value-type="float" table:style-name="TL Data" office:value="40" office:value-type="float">
            <text:p>40</text:p>
          </table:table-cell>
          <table:table-cell ns41:value-type="float" table:style-name="TL Data" office:value="2210" office:value-type="float">
            <text:p>2210</text:p>
          </table:table-cell>
          <table:table-cell table:style-name="TL Data"/>
          <table:table-cell ns41:value-type="float" table:style-name="TL Data" office:value="505" office:value-type="float">
            <text:p>505</text:p>
          </table:table-cell>
          <table:table-cell ns41:value-type="float" table:style-name="TL Data" office:value="475" office:value-type="float">
            <text:p>475</text:p>
          </table:table-cell>
          <table:table-cell ns41:value-type="float" table:style-name="TL Data" office:value="20" office:value-type="float">
            <text:p>20</text:p>
          </table:table-cell>
          <table:table-cell ns41:value-type="float" table:style-name="TL Data" office:value="10" office:value-type="float">
            <text:p>10</text:p>
          </table:table-cell>
          <table:table-cell ns41:value-type="float" table:style-name="TL Data" office:value="2190" office:value-type="float">
            <text:p>2190</text:p>
          </table:table-cell>
          <table:table-cell ns41:value-type="float" table:style-name="TL Data" office:value="435" office:value-type="float">
            <text:p>435</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811" office:value-type="float">
            <text:p>811</text:p>
          </table:table-cell>
          <table:table-cell ns41:value-type="string" table:style-name="TL RowHeader" office:value-type="string">
            <text:p>Maarheeze</text:p>
          </table:table-cell>
          <table:table-cell/>
          <table:table-cell ns41:value-type="float" table:style-name="TL Data" office:value="6465" office:value-type="float">
            <text:p>6465</text:p>
          </table:table-cell>
          <table:table-cell ns41:value-type="float" table:style-name="TL Data" office:value="360" office:value-type="float">
            <text:p>360</text:p>
          </table:table-cell>
          <table:table-cell ns41:value-type="float" table:style-name="TL Data" office:value="5755" office:value-type="float">
            <text:p>5755</text:p>
          </table:table-cell>
          <table:table-cell ns41:value-type="float" table:style-name="TL Data" office:value="350" office:value-type="float">
            <text:p>350</text:p>
          </table:table-cell>
          <table:table-cell ns41:value-type="float" table:style-name="TL Data" office:value="1290" office:value-type="float">
            <text:p>1290</text:p>
          </table:table-cell>
          <table:table-cell ns41:value-type="float" table:style-name="TL Data" office:value="1230" office:value-type="float">
            <text:p>1230</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5745" office:value-type="float">
            <text:p>5745</text:p>
          </table:table-cell>
          <table:table-cell ns41:value-type="float" table:style-name="TL Data" office:value="445" office:value-type="float">
            <text:p>445</text:p>
          </table:table-cell>
          <table:table-cell ns41:value-type="float" table:style-name="TL Data" office:value="360" office:value-type="float">
            <text:p>36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12" office:value-type="float">
            <text:p>812</text:p>
          </table:table-cell>
          <table:table-cell ns41:value-type="string" table:style-name="TL RowHeader" office:value-type="string">
            <text:p>Made en Drimmelen</text:p>
          </table:table-cell>
          <table:table-cell/>
          <table:table-cell ns41:value-type="float" table:style-name="TL Data" office:value="9730" office:value-type="float">
            <text:p>9730</text:p>
          </table:table-cell>
          <table:table-cell ns41:value-type="float" table:style-name="TL Data" office:value="250" office:value-type="float">
            <text:p>250</text:p>
          </table:table-cell>
          <table:table-cell ns41:value-type="float" table:style-name="TL Data" office:value="9075" office:value-type="float">
            <text:p>9075</text:p>
          </table:table-cell>
          <table:table-cell ns41:value-type="float" table:style-name="TL Data" office:value="400" office:value-type="float">
            <text:p>400</text:p>
          </table:table-cell>
          <table:table-cell ns41:value-type="float" table:style-name="TL Data" office:value="2390" office:value-type="float">
            <text:p>2390</text:p>
          </table:table-cell>
          <table:table-cell ns41:value-type="float" table:style-name="TL Data" office:value="2260" office:value-type="float">
            <text:p>2260</text:p>
          </table:table-cell>
          <table:table-cell ns41:value-type="float" table:style-name="TL Data" office:value="80" office:value-type="float">
            <text:p>80</text:p>
          </table:table-cell>
          <table:table-cell ns41:value-type="float" table:style-name="TL Data" office:value="50" office:value-type="float">
            <text:p>50</text:p>
          </table:table-cell>
          <table:table-cell ns41:value-type="float" table:style-name="TL Data" office:value="9345" office:value-type="float">
            <text:p>9345</text:p>
          </table:table-cell>
          <table:table-cell ns41:value-type="float" table:style-name="TL Data" office:value="391" office:value-type="float">
            <text:p>391</text:p>
          </table:table-cell>
          <table:table-cell ns41:value-type="float" table:style-name="TL Data" office:value="135" office:value-type="float">
            <text:p>13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13" office:value-type="float">
            <text:p>813</text:p>
          </table:table-cell>
          <table:table-cell ns41:value-type="string" table:style-name="TL RowHeader" office:value-type="string">
            <text:p>Megen, Haren en Macharen</text:p>
          </table:table-cell>
          <table:table-cell/>
          <table:table-cell ns41:value-type="float" table:style-name="TL Data" office:value="2755" office:value-type="float">
            <text:p>2755</text:p>
          </table:table-cell>
          <table:table-cell ns41:value-type="float" table:style-name="TL Data" office:value="120" office:value-type="float">
            <text:p>120</text:p>
          </table:table-cell>
          <table:table-cell ns41:value-type="float" table:style-name="TL Data" office:value="2430" office:value-type="float">
            <text:p>2430</text:p>
          </table:table-cell>
          <table:table-cell ns41:value-type="float" table:style-name="TL Data" office:value="200" office:value-type="float">
            <text:p>200</text:p>
          </table:table-cell>
          <table:table-cell ns41:value-type="float" table:style-name="TL Data" office:value="525" office:value-type="float">
            <text:p>525</text:p>
          </table:table-cell>
          <table:table-cell ns41:value-type="float" table:style-name="TL Data" office:value="500" office:value-type="float">
            <text:p>50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405" office:value-type="float">
            <text:p>2405</text:p>
          </table:table-cell>
          <table:table-cell ns41:value-type="float" table:style-name="TL Data" office:value="456" office:value-type="float">
            <text:p>456</text:p>
          </table:table-cell>
          <table:table-cell ns41:value-type="float" table:style-name="TL Data" office:value="230" office:value-type="float">
            <text:p>2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14" office:value-type="float">
            <text:p>814</text:p>
          </table:table-cell>
          <table:table-cell ns41:value-type="string" table:style-name="TL RowHeader" office:value-type="string">
            <text:p>Mierlo</text:p>
          </table:table-cell>
          <table:table-cell/>
          <table:table-cell ns41:value-type="float" table:style-name="TL Data" office:value="6185" office:value-type="float">
            <text:p>6185</text:p>
          </table:table-cell>
          <table:table-cell ns41:value-type="float" table:style-name="TL Data" office:value="115" office:value-type="float">
            <text:p>115</text:p>
          </table:table-cell>
          <table:table-cell ns41:value-type="float" table:style-name="TL Data" office:value="6035" office:value-type="float">
            <text:p>6035</text:p>
          </table:table-cell>
          <table:table-cell ns41:value-type="float" table:style-name="TL Data" office:value="40" office:value-type="float">
            <text:p>40</text:p>
          </table:table-cell>
          <table:table-cell ns41:value-type="float" table:style-name="TL Data" office:value="1445" office:value-type="float">
            <text:p>1445</text:p>
          </table:table-cell>
          <table:table-cell ns41:value-type="float" table:style-name="TL Data" office:value="1390" office:value-type="float">
            <text:p>1390</text:p>
          </table:table-cell>
          <table:table-cell ns41:value-type="float" office:value="30" table:style-name="TL Data" table:number-columns-repeated="2" office:value-type="float">
            <text:p>30</text:p>
          </table:table-cell>
          <table:table-cell ns41:value-type="float" table:style-name="TL Data" office:value="6020" office:value-type="float">
            <text:p>6020</text:p>
          </table:table-cell>
          <table:table-cell ns41:value-type="float" table:style-name="TL Data" office:value="416" office:value-type="float">
            <text:p>416</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15" office:value-type="float">
            <text:p>815</text:p>
          </table:table-cell>
          <table:table-cell ns41:value-type="string" table:style-name="TL RowHeader" office:value-type="string">
            <text:p>Mill en Sint Hubert</text:p>
          </table:table-cell>
          <table:table-cell/>
          <table:table-cell ns41:value-type="float" table:style-name="TL Data" office:value="9310" office:value-type="float">
            <text:p>9310</text:p>
          </table:table-cell>
          <table:table-cell ns41:value-type="float" table:style-name="TL Data" office:value="105" office:value-type="float">
            <text:p>105</text:p>
          </table:table-cell>
          <table:table-cell ns41:value-type="float" table:style-name="TL Data" office:value="9180" office:value-type="float">
            <text:p>9180</text:p>
          </table:table-cell>
          <table:table-cell ns41:value-type="float" table:style-name="TL Data" office:value="25" office:value-type="float">
            <text:p>25</text:p>
          </table:table-cell>
          <table:table-cell ns41:value-type="float" table:style-name="TL Data" office:value="2075" office:value-type="float">
            <text:p>2075</text:p>
          </table:table-cell>
          <table:table-cell ns41:value-type="float" table:style-name="TL Data" office:value="1970" office:value-type="float">
            <text:p>1970</text:p>
          </table:table-cell>
          <table:table-cell ns41:value-type="float" table:style-name="TL Data" office:value="50" office:value-type="float">
            <text:p>50</text:p>
          </table:table-cell>
          <table:table-cell ns41:value-type="float" table:style-name="TL Data" office:value="55" office:value-type="float">
            <text:p>55</text:p>
          </table:table-cell>
          <table:table-cell ns41:value-type="float" table:style-name="TL Data" office:value="9125" office:value-type="float">
            <text:p>9125</text:p>
          </table:table-cell>
          <table:table-cell ns41:value-type="float" table:style-name="TL Data" office:value="440" office:value-type="float">
            <text:p>440</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16" office:value-type="float">
            <text:p>816</text:p>
          </table:table-cell>
          <table:table-cell ns41:value-type="string" table:style-name="TL RowHeader" office:value-type="string">
            <text:p>Moergestel</text:p>
          </table:table-cell>
          <table:table-cell/>
          <table:table-cell ns41:value-type="float" table:style-name="TL Data" office:value="4830" office:value-type="float">
            <text:p>4830</text:p>
          </table:table-cell>
          <table:table-cell ns41:value-type="float" table:style-name="TL Data" office:value="155" office:value-type="float">
            <text:p>155</text:p>
          </table:table-cell>
          <table:table-cell ns41:value-type="float" table:style-name="TL Data" office:value="4660" office:value-type="float">
            <text:p>4660</text:p>
          </table:table-cell>
          <table:table-cell ns41:value-type="float" table:style-name="TL Data" office:value="15" office:value-type="float">
            <text:p>15</text:p>
          </table:table-cell>
          <table:table-cell ns41:value-type="float" table:style-name="TL Data" office:value="1040" office:value-type="float">
            <text:p>1040</text:p>
          </table:table-cell>
          <table:table-cell ns41:value-type="float" table:style-name="TL Data" office:value="975" office:value-type="float">
            <text:p>975</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4630" office:value-type="float">
            <text:p>4630</text:p>
          </table:table-cell>
          <table:table-cell ns41:value-type="float" table:style-name="TL Data" office:value="445" office:value-type="float">
            <text:p>445</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17" office:value-type="float">
            <text:p>817</text:p>
          </table:table-cell>
          <table:table-cell ns41:value-type="string" table:style-name="TL RowHeader" office:value-type="string">
            <text:p>Nieuw-Ginneken</text:p>
          </table:table-cell>
          <table:table-cell/>
          <table:table-cell ns41:value-type="float" table:style-name="TL Data" office:value="8635" office:value-type="float">
            <text:p>8635</text:p>
          </table:table-cell>
          <table:table-cell ns41:value-type="float" table:style-name="TL Data" office:value="160" office:value-type="float">
            <text:p>160</text:p>
          </table:table-cell>
          <table:table-cell ns41:value-type="float" table:style-name="TL Data" office:value="8405" office:value-type="float">
            <text:p>8405</text:p>
          </table:table-cell>
          <table:table-cell ns41:value-type="float" table:style-name="TL Data" office:value="75" office:value-type="float">
            <text:p>75</text:p>
          </table:table-cell>
          <table:table-cell ns41:value-type="float" table:style-name="TL Data" office:value="2050" office:value-type="float">
            <text:p>2050</text:p>
          </table:table-cell>
          <table:table-cell ns41:value-type="float" table:style-name="TL Data" office:value="1960" office:value-type="float">
            <text:p>1960</text:p>
          </table:table-cell>
          <table:table-cell ns41:value-type="float" table:style-name="TL Data" office:value="50" office:value-type="float">
            <text:p>50</text:p>
          </table:table-cell>
          <table:table-cell ns41:value-type="float" table:style-name="TL Data" office:value="45" office:value-type="float">
            <text:p>45</text:p>
          </table:table-cell>
          <table:table-cell ns41:value-type="float" table:style-name="TL Data" office:value="8385" office:value-type="float">
            <text:p>8385</text:p>
          </table:table-cell>
          <table:table-cell ns41:value-type="float" table:style-name="TL Data" office:value="409" office:value-type="float">
            <text:p>409</text:p>
          </table:table-cell>
          <table:table-cell ns41:value-type="float" table:style-name="TL Data" office:value="95" office:value-type="float">
            <text:p>9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18" office:value-type="float">
            <text:p>818</text:p>
          </table:table-cell>
          <table:table-cell ns41:value-type="string" table:style-name="TL RowHeader" office:value-type="string">
            <text:p>Nieuw-Vossemeer</text:p>
          </table:table-cell>
          <table:table-cell/>
          <table:table-cell ns41:value-type="float" table:style-name="TL Data" office:value="1955" office:value-type="float">
            <text:p>1955</text:p>
          </table:table-cell>
          <table:table-cell table:style-name="TL Data"/>
          <table:table-cell ns41:value-type="float" table:style-name="TL Data" office:value="1955" office:value-type="float">
            <text:p>1955</text:p>
          </table:table-cell>
          <table:table-cell table:style-name="TL Data"/>
          <table:table-cell ns41:value-type="float" table:style-name="TL Data" office:value="500" office:value-type="float">
            <text:p>500</text:p>
          </table:table-cell>
          <table:table-cell ns41:value-type="float" table:style-name="TL Data" office:value="480" office:value-type="float">
            <text:p>480</text:p>
          </table:table-cell>
          <table:table-cell ns41:value-type="float" table:style-name="TL Data" office:value="5" office:value-type="float">
            <text:p>5</text:p>
          </table:table-cell>
          <table:table-cell ns41:value-type="float" table:style-name="TL Data" office:value="15" office:value-type="float">
            <text:p>15</text:p>
          </table:table-cell>
          <table:table-cell ns41:value-type="float" table:style-name="TL Data" office:value="1915" office:value-type="float">
            <text:p>1915</text:p>
          </table:table-cell>
          <table:table-cell ns41:value-type="float" table:style-name="TL Data" office:value="383" office:value-type="float">
            <text:p>383</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819" office:value-type="float">
            <text:p>819</text:p>
          </table:table-cell>
          <table:table-cell ns41:value-type="string" table:style-name="TL RowHeader" office:value-type="string">
            <text:p>Nistelrode</text:p>
          </table:table-cell>
          <table:table-cell/>
          <table:table-cell ns41:value-type="float" table:style-name="TL Data" office:value="5585" office:value-type="float">
            <text:p>5585</text:p>
          </table:table-cell>
          <table:table-cell ns41:value-type="float" table:style-name="TL Data" office:value="10" office:value-type="float">
            <text:p>10</text:p>
          </table:table-cell>
          <table:table-cell ns41:value-type="float" table:style-name="TL Data" office:value="5540" office:value-type="float">
            <text:p>5540</text:p>
          </table:table-cell>
          <table:table-cell ns41:value-type="float" table:style-name="TL Data" office:value="35" office:value-type="float">
            <text:p>35</text:p>
          </table:table-cell>
          <table:table-cell ns41:value-type="float" table:style-name="TL Data" office:value="1255" office:value-type="float">
            <text:p>1255</text:p>
          </table:table-cell>
          <table:table-cell ns41:value-type="float" table:style-name="TL Data" office:value="1200" office:value-type="float">
            <text:p>120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5515" office:value-type="float">
            <text:p>5515</text:p>
          </table:table-cell>
          <table:table-cell ns41:value-type="float" table:style-name="TL Data" office:value="439" office:value-type="float">
            <text:p>439</text:p>
          </table:table-cell>
          <table:table-cell ns41:value-type="float" table:style-name="TL Data" office:value="60" office:value-type="float">
            <text:p>60</text:p>
          </table:table-cell>
          <table:table-cell table:style-name="TL Data"/>
          <table:table-cell table:number-columns-repeated="1009"/>
        </table:table-row>
        <table:table-row table:style-name="ro6">
          <table:table-cell ns41:value-type="float" table:style-name="TL RowHeader" office:value="820" office:value-type="float">
            <text:p>820</text:p>
          </table:table-cell>
          <table:table-cell ns41:value-type="string" table:style-name="TL RowHeader" office:value-type="string">
            <text:p>Nuenen, Gerwen en Nederwetten</text:p>
          </table:table-cell>
          <table:table-cell/>
          <table:table-cell ns41:value-type="float" table:style-name="TL Data" office:value="10840" office:value-type="float">
            <text:p>10840</text:p>
          </table:table-cell>
          <table:table-cell ns41:value-type="float" table:style-name="TL Data" office:value="45" office:value-type="float">
            <text:p>45</text:p>
          </table:table-cell>
          <table:table-cell ns41:value-type="float" table:style-name="TL Data" office:value="10670" office:value-type="float">
            <text:p>10670</text:p>
          </table:table-cell>
          <table:table-cell ns41:value-type="float" table:style-name="TL Data" office:value="125" office:value-type="float">
            <text:p>125</text:p>
          </table:table-cell>
          <table:table-cell ns41:value-type="float" table:style-name="TL Data" office:value="2630" office:value-type="float">
            <text:p>2630</text:p>
          </table:table-cell>
          <table:table-cell ns41:value-type="float" table:style-name="TL Data" office:value="2520" office:value-type="float">
            <text:p>2520</text:p>
          </table:table-cell>
          <table:table-cell ns41:value-type="float" table:style-name="TL Data" office:value="40" office:value-type="float">
            <text:p>40</text:p>
          </table:table-cell>
          <table:table-cell ns41:value-type="float" table:style-name="TL Data" office:value="65" office:value-type="float">
            <text:p>65</text:p>
          </table:table-cell>
          <table:table-cell ns41:value-type="float" table:style-name="TL Data" office:value="10680" office:value-type="float">
            <text:p>10680</text:p>
          </table:table-cell>
          <table:table-cell ns41:value-type="float" table:style-name="TL Data" office:value="406" office:value-type="float">
            <text:p>406</text:p>
          </table:table-cell>
          <table:table-cell ns41:value-type="float" table:style-name="TL Data" office:value="115" office:value-type="float">
            <text:p>11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821" office:value-type="float">
            <text:p>821</text:p>
          </table:table-cell>
          <table:table-cell ns41:value-type="string" table:style-name="TL RowHeader" office:value-type="string">
            <text:p>Nuland</text:p>
          </table:table-cell>
          <table:table-cell/>
          <table:table-cell ns41:value-type="float" table:style-name="TL Data" office:value="3395" office:value-type="float">
            <text:p>3395</text:p>
          </table:table-cell>
          <table:table-cell ns41:value-type="float" table:style-name="TL Data" office:value="160" office:value-type="float">
            <text:p>160</text:p>
          </table:table-cell>
          <table:table-cell ns41:value-type="float" table:style-name="TL Data" office:value="3215" office:value-type="float">
            <text:p>3215</text:p>
          </table:table-cell>
          <table:table-cell ns41:value-type="float" table:style-name="TL Data" office:value="20" office:value-type="float">
            <text:p>20</text:p>
          </table:table-cell>
          <table:table-cell ns41:value-type="float" table:style-name="TL Data" office:value="710" office:value-type="float">
            <text:p>710</text:p>
          </table:table-cell>
          <table:table-cell ns41:value-type="float" table:style-name="TL Data" office:value="680" office:value-type="float">
            <text:p>680</text:p>
          </table:table-cell>
          <table:table-cell ns41:value-type="float" office:value="15" table:style-name="TL Data" table:number-columns-repeated="2" office:value-type="float">
            <text:p>15</text:p>
          </table:table-cell>
          <table:table-cell ns41:value-type="float" table:style-name="TL Data" office:value="3205" office:value-type="float">
            <text:p>3205</text:p>
          </table:table-cell>
          <table:table-cell ns41:value-type="float" table:style-name="TL Data" office:value="451" office:value-type="float">
            <text:p>451</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822" office:value-type="float">
            <text:p>822</text:p>
          </table:table-cell>
          <table:table-cell ns41:value-type="string" table:style-name="TL RowHeader" office:value-type="string">
            <text:p>Oeffelt</text:p>
          </table:table-cell>
          <table:table-cell/>
          <table:table-cell ns41:value-type="float" table:style-name="TL Data" office:value="1840" office:value-type="float">
            <text:p>1840</text:p>
          </table:table-cell>
          <table:table-cell table:style-name="TL Data"/>
          <table:table-cell ns41:value-type="float" table:style-name="TL Data" office:value="1835" office:value-type="float">
            <text:p>1835</text:p>
          </table:table-cell>
          <table:table-cell ns41:value-type="float" table:style-name="TL Data" office:value="5" office:value-type="float">
            <text:p>5</text:p>
          </table:table-cell>
          <table:table-cell ns41:value-type="float" table:style-name="TL Data" office:value="410" office:value-type="float">
            <text:p>410</text:p>
          </table:table-cell>
          <table:table-cell ns41:value-type="float" table:style-name="TL Data" office:value="375" office:value-type="float">
            <text:p>37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800" office:value-type="float">
            <text:p>1800</text:p>
          </table:table-cell>
          <table:table-cell ns41:value-type="float" table:style-name="TL Data" office:value="441" office:value-type="float">
            <text:p>441</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23" office:value-type="float">
            <text:p>823</text:p>
          </table:table-cell>
          <table:table-cell ns41:value-type="string" table:style-name="TL RowHeader" office:value-type="string">
            <text:p>Oirschot</text:p>
          </table:table-cell>
          <table:table-cell/>
          <table:table-cell ns41:value-type="float" table:style-name="TL Data" office:value="10125" office:value-type="float">
            <text:p>10125</text:p>
          </table:table-cell>
          <table:table-cell ns41:value-type="float" table:style-name="TL Data" office:value="800" office:value-type="float">
            <text:p>800</text:p>
          </table:table-cell>
          <table:table-cell ns41:value-type="float" table:style-name="TL Data" office:value="9185" office:value-type="float">
            <text:p>9185</text:p>
          </table:table-cell>
          <table:table-cell ns41:value-type="float" table:style-name="TL Data" office:value="135" office:value-type="float">
            <text:p>135</text:p>
          </table:table-cell>
          <table:table-cell ns41:value-type="float" table:style-name="TL Data" office:value="1970" office:value-type="float">
            <text:p>1970</text:p>
          </table:table-cell>
          <table:table-cell ns41:value-type="float" table:style-name="TL Data" office:value="1855" office:value-type="float">
            <text:p>1855</text:p>
          </table:table-cell>
          <table:table-cell ns41:value-type="float" office:value="55" table:style-name="TL Data" table:number-columns-repeated="2" office:value-type="float">
            <text:p>55</text:p>
          </table:table-cell>
          <table:table-cell ns41:value-type="float" table:style-name="TL Data" office:value="9225" office:value-type="float">
            <text:p>9225</text:p>
          </table:table-cell>
          <table:table-cell ns41:value-type="float" table:style-name="TL Data" office:value="468" office:value-type="float">
            <text:p>468</text:p>
          </table:table-cell>
          <table:table-cell ns41:value-type="float" table:style-name="TL Data" office:value="100" office:value-type="float">
            <text:p>10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24" office:value-type="float">
            <text:p>824</text:p>
          </table:table-cell>
          <table:table-cell ns41:value-type="string" table:style-name="TL RowHeader" office:value-type="string">
            <text:p>Oisterwijk</text:p>
          </table:table-cell>
          <table:table-cell/>
          <table:table-cell ns41:value-type="float" table:style-name="TL Data" office:value="14340" office:value-type="float">
            <text:p>14340</text:p>
          </table:table-cell>
          <table:table-cell ns41:value-type="float" table:style-name="TL Data" office:value="470" office:value-type="float">
            <text:p>470</text:p>
          </table:table-cell>
          <table:table-cell ns41:value-type="float" table:style-name="TL Data" office:value="13680" office:value-type="float">
            <text:p>13680</text:p>
          </table:table-cell>
          <table:table-cell ns41:value-type="float" table:style-name="TL Data" office:value="190" office:value-type="float">
            <text:p>190</text:p>
          </table:table-cell>
          <table:table-cell ns41:value-type="float" table:style-name="TL Data" office:value="3305" office:value-type="float">
            <text:p>3305</text:p>
          </table:table-cell>
          <table:table-cell ns41:value-type="float" table:style-name="TL Data" office:value="3155" office:value-type="float">
            <text:p>3155</text:p>
          </table:table-cell>
          <table:table-cell ns41:value-type="float" table:style-name="TL Data" office:value="80" office:value-type="float">
            <text:p>80</text:p>
          </table:table-cell>
          <table:table-cell ns41:value-type="float" table:style-name="TL Data" office:value="70" office:value-type="float">
            <text:p>70</text:p>
          </table:table-cell>
          <table:table-cell ns41:value-type="float" table:style-name="TL Data" office:value="13475" office:value-type="float">
            <text:p>13475</text:p>
          </table:table-cell>
          <table:table-cell ns41:value-type="float" table:style-name="TL Data" office:value="408" office:value-type="float">
            <text:p>408</text:p>
          </table:table-cell>
          <table:table-cell ns41:value-type="float" table:style-name="TL Data" office:value="395" office:value-type="float">
            <text:p>39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825" office:value-type="float">
            <text:p>825</text:p>
          </table:table-cell>
          <table:table-cell ns41:value-type="string" table:style-name="TL RowHeader" office:value-type="string">
            <text:p>Oost-, West- en Middelbeers</text:p>
          </table:table-cell>
          <table:table-cell/>
          <table:table-cell ns41:value-type="float" table:style-name="TL Data" office:value="3710" office:value-type="float">
            <text:p>3710</text:p>
          </table:table-cell>
          <table:table-cell table:style-name="TL Data"/>
          <table:table-cell ns41:value-type="float" table:style-name="TL Data" office:value="3710" office:value-type="float">
            <text:p>3710</text:p>
          </table:table-cell>
          <table:table-cell table:style-name="TL Data"/>
          <table:table-cell ns41:value-type="float" table:style-name="TL Data" office:value="745" office:value-type="float">
            <text:p>745</text:p>
          </table:table-cell>
          <table:table-cell ns41:value-type="float" table:style-name="TL Data" office:value="715" office:value-type="float">
            <text:p>715</text:p>
          </table:table-cell>
          <table:table-cell ns41:value-type="float" table:style-name="TL Data" office:value="25" office:value-type="float">
            <text:p>25</text:p>
          </table:table-cell>
          <table:table-cell ns41:value-type="float" table:style-name="TL Data" office:value="5" office:value-type="float">
            <text:p>5</text:p>
          </table:table-cell>
          <table:table-cell ns41:value-type="float" table:style-name="TL Data" office:value="3670" office:value-type="float">
            <text:p>3670</text:p>
          </table:table-cell>
          <table:table-cell ns41:value-type="float" table:style-name="TL Data" office:value="492" office:value-type="float">
            <text:p>492</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26" office:value-type="float">
            <text:p>826</text:p>
          </table:table-cell>
          <table:table-cell ns41:value-type="string" table:style-name="TL RowHeader" office:value-type="string">
            <text:p>Oosterhout</text:p>
          </table:table-cell>
          <table:table-cell/>
          <table:table-cell ns41:value-type="float" table:style-name="TL Data" office:value="33060" office:value-type="float">
            <text:p>33060</text:p>
          </table:table-cell>
          <table:table-cell ns41:value-type="float" table:style-name="TL Data" office:value="675" office:value-type="float">
            <text:p>675</text:p>
          </table:table-cell>
          <table:table-cell ns41:value-type="float" table:style-name="TL Data" office:value="32000" office:value-type="float">
            <text:p>32000</text:p>
          </table:table-cell>
          <table:table-cell ns41:value-type="float" table:style-name="TL Data" office:value="390" office:value-type="float">
            <text:p>390</text:p>
          </table:table-cell>
          <table:table-cell ns41:value-type="float" table:style-name="TL Data" office:value="8130" office:value-type="float">
            <text:p>8130</text:p>
          </table:table-cell>
          <table:table-cell ns41:value-type="float" table:style-name="TL Data" office:value="7770" office:value-type="float">
            <text:p>7770</text:p>
          </table:table-cell>
          <table:table-cell ns41:value-type="float" office:value="180" table:style-name="TL Data" table:number-columns-repeated="2" office:value-type="float">
            <text:p>180</text:p>
          </table:table-cell>
          <table:table-cell ns41:value-type="float" table:style-name="TL Data" office:value="31500" office:value-type="float">
            <text:p>31500</text:p>
          </table:table-cell>
          <table:table-cell ns41:value-type="float" table:style-name="TL Data" office:value="388" office:value-type="float">
            <text:p>388</text:p>
          </table:table-cell>
          <table:table-cell ns41:value-type="float" table:style-name="TL Data" office:value="885" office:value-type="float">
            <text:p>88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827" office:value-type="float">
            <text:p>827</text:p>
          </table:table-cell>
          <table:table-cell ns41:value-type="string" table:style-name="TL RowHeader" office:value-type="string">
            <text:p>Oploo, Sint Anthonis en Ledeacker</text:p>
          </table:table-cell>
          <table:table-cell/>
          <table:table-cell ns41:value-type="float" table:style-name="TL Data" office:value="6870" office:value-type="float">
            <text:p>6870</text:p>
          </table:table-cell>
          <table:table-cell ns41:value-type="float" table:style-name="TL Data" office:value="415" office:value-type="float">
            <text:p>415</text:p>
          </table:table-cell>
          <table:table-cell ns41:value-type="float" table:style-name="TL Data" office:value="6380" office:value-type="float">
            <text:p>6380</text:p>
          </table:table-cell>
          <table:table-cell ns41:value-type="float" table:style-name="TL Data" office:value="70" office:value-type="float">
            <text:p>70</text:p>
          </table:table-cell>
          <table:table-cell ns41:value-type="float" table:style-name="TL Data" office:value="1405" office:value-type="float">
            <text:p>1405</text:p>
          </table:table-cell>
          <table:table-cell ns41:value-type="float" table:style-name="TL Data" office:value="1315" office:value-type="float">
            <text:p>1315</text:p>
          </table:table-cell>
          <table:table-cell ns41:value-type="float" table:style-name="TL Data" office:value="35" office:value-type="float">
            <text:p>35</text:p>
          </table:table-cell>
          <table:table-cell ns41:value-type="float" table:style-name="TL Data" office:value="60" office:value-type="float">
            <text:p>60</text:p>
          </table:table-cell>
          <table:table-cell ns41:value-type="float" table:style-name="TL Data" office:value="6375" office:value-type="float">
            <text:p>6375</text:p>
          </table:table-cell>
          <table:table-cell ns41:value-type="float" table:style-name="TL Data" office:value="453" office:value-type="float">
            <text:p>453</text:p>
          </table:table-cell>
          <table:table-cell ns41:value-type="float" table:style-name="TL Data" office:value="75" office:value-type="float">
            <text:p>7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28" office:value-type="float">
            <text:p>828</text:p>
          </table:table-cell>
          <table:table-cell ns41:value-type="string" table:style-name="TL RowHeader" office:value-type="string">
            <text:p>Oss</text:p>
          </table:table-cell>
          <table:table-cell/>
          <table:table-cell ns41:value-type="float" table:style-name="TL Data" office:value="41100" office:value-type="float">
            <text:p>41100</text:p>
          </table:table-cell>
          <table:table-cell ns41:value-type="float" table:style-name="TL Data" office:value="600" office:value-type="float">
            <text:p>600</text:p>
          </table:table-cell>
          <table:table-cell ns41:value-type="float" table:style-name="TL Data" office:value="39935" office:value-type="float">
            <text:p>39935</text:p>
          </table:table-cell>
          <table:table-cell ns41:value-type="float" table:style-name="TL Data" office:value="565" office:value-type="float">
            <text:p>565</text:p>
          </table:table-cell>
          <table:table-cell ns41:value-type="float" table:style-name="TL Data" office:value="10225" office:value-type="float">
            <text:p>10225</text:p>
          </table:table-cell>
          <table:table-cell ns41:value-type="float" table:style-name="TL Data" office:value="9860" office:value-type="float">
            <text:p>9860</text:p>
          </table:table-cell>
          <table:table-cell ns41:value-type="float" table:style-name="TL Data" office:value="185" office:value-type="float">
            <text:p>185</text:p>
          </table:table-cell>
          <table:table-cell ns41:value-type="float" table:style-name="TL Data" office:value="180" office:value-type="float">
            <text:p>180</text:p>
          </table:table-cell>
          <table:table-cell ns41:value-type="float" table:style-name="TL Data" office:value="39195" office:value-type="float">
            <text:p>39195</text:p>
          </table:table-cell>
          <table:table-cell ns41:value-type="float" table:style-name="TL Data" office:value="383" office:value-type="float">
            <text:p>383</text:p>
          </table:table-cell>
          <table:table-cell ns41:value-type="float" table:style-name="TL Data" office:value="1305" office:value-type="float">
            <text:p>1305</text:p>
          </table:table-cell>
          <table:table-cell ns41:value-type="float" table:style-name="TL Data" office:value="365" office:value-type="float">
            <text:p>365</text:p>
          </table:table-cell>
          <table:table-cell table:number-columns-repeated="1009"/>
        </table:table-row>
        <table:table-row table:style-name="ro6">
          <table:table-cell ns41:value-type="float" table:style-name="TL RowHeader" office:value="829" office:value-type="float">
            <text:p>829</text:p>
          </table:table-cell>
          <table:table-cell ns41:value-type="string" table:style-name="TL RowHeader" office:value-type="string">
            <text:p>Ossendrecht</text:p>
          </table:table-cell>
          <table:table-cell/>
          <table:table-cell ns41:value-type="float" table:style-name="TL Data" office:value="4940" office:value-type="float">
            <text:p>4940</text:p>
          </table:table-cell>
          <table:table-cell ns41:value-type="float" table:style-name="TL Data" office:value="260" office:value-type="float">
            <text:p>260</text:p>
          </table:table-cell>
          <table:table-cell ns41:value-type="float" table:style-name="TL Data" office:value="4395" office:value-type="float">
            <text:p>4395</text:p>
          </table:table-cell>
          <table:table-cell ns41:value-type="float" table:style-name="TL Data" office:value="280" office:value-type="float">
            <text:p>280</text:p>
          </table:table-cell>
          <table:table-cell ns41:value-type="float" table:style-name="TL Data" office:value="1220" office:value-type="float">
            <text:p>1220</text:p>
          </table:table-cell>
          <table:table-cell ns41:value-type="float" table:style-name="TL Data" office:value="1170" office:value-type="float">
            <text:p>1170</text:p>
          </table:table-cell>
          <table:table-cell ns41:value-type="float" office:value="25" table:style-name="TL Data" table:number-columns-repeated="2" office:value-type="float">
            <text:p>25</text:p>
          </table:table-cell>
          <table:table-cell ns41:value-type="float" table:style-name="TL Data" office:value="4260" office:value-type="float">
            <text:p>4260</text:p>
          </table:table-cell>
          <table:table-cell ns41:value-type="float" table:style-name="TL Data" office:value="349" office:value-type="float">
            <text:p>349</text:p>
          </table:table-cell>
          <table:table-cell ns41:value-type="float" table:style-name="TL Data" office:value="420" office:value-type="float">
            <text:p>42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830" office:value-type="float">
            <text:p>830</text:p>
          </table:table-cell>
          <table:table-cell ns41:value-type="string" table:style-name="TL RowHeader" office:value-type="string">
            <text:p>Oudenbosch</text:p>
          </table:table-cell>
          <table:table-cell/>
          <table:table-cell ns41:value-type="float" table:style-name="TL Data" office:value="9360" office:value-type="float">
            <text:p>9360</text:p>
          </table:table-cell>
          <table:table-cell ns41:value-type="float" table:style-name="TL Data" office:value="1105" office:value-type="float">
            <text:p>1105</text:p>
          </table:table-cell>
          <table:table-cell ns41:value-type="float" table:style-name="TL Data" office:value="8240" office:value-type="float">
            <text:p>8240</text:p>
          </table:table-cell>
          <table:table-cell ns41:value-type="float" table:style-name="TL Data" office:value="20" office:value-type="float">
            <text:p>20</text:p>
          </table:table-cell>
          <table:table-cell ns41:value-type="float" table:style-name="TL Data" office:value="2085" office:value-type="float">
            <text:p>2085</text:p>
          </table:table-cell>
          <table:table-cell ns41:value-type="float" table:style-name="TL Data" office:value="1965" office:value-type="float">
            <text:p>1965</text:p>
          </table:table-cell>
          <table:table-cell ns41:value-type="float" table:style-name="TL Data" office:value="55" office:value-type="float">
            <text:p>55</text:p>
          </table:table-cell>
          <table:table-cell ns41:value-type="float" table:style-name="TL Data" office:value="65" office:value-type="float">
            <text:p>65</text:p>
          </table:table-cell>
          <table:table-cell ns41:value-type="float" table:style-name="TL Data" office:value="8035" office:value-type="float">
            <text:p>8035</text:p>
          </table:table-cell>
          <table:table-cell ns41:value-type="float" table:style-name="TL Data" office:value="386" office:value-type="float">
            <text:p>386</text:p>
          </table:table-cell>
          <table:table-cell ns41:value-type="float" table:style-name="TL Data" office:value="220" office:value-type="float">
            <text:p>220</text:p>
          </table:table-cell>
          <table:table-cell ns41:value-type="float" table:style-name="TL Data" office:value="65" office:value-type="float">
            <text:p>65</text:p>
          </table:table-cell>
          <table:table-cell table:number-columns-repeated="1009"/>
        </table:table-row>
        <table:table-row table:style-name="ro6">
          <table:table-cell ns41:value-type="float" table:style-name="TL RowHeader" office:value="831" office:value-type="float">
            <text:p>831</text:p>
          </table:table-cell>
          <table:table-cell ns41:value-type="string" table:style-name="TL RowHeader" office:value-type="string">
            <text:p>Oud en Nieuw Gastel</text:p>
          </table:table-cell>
          <table:table-cell/>
          <table:table-cell ns41:value-type="float" table:style-name="TL Data" office:value="7880" office:value-type="float">
            <text:p>7880</text:p>
          </table:table-cell>
          <table:table-cell ns41:value-type="float" table:style-name="TL Data" office:value="105" office:value-type="float">
            <text:p>105</text:p>
          </table:table-cell>
          <table:table-cell ns41:value-type="float" table:style-name="TL Data" office:value="7735" office:value-type="float">
            <text:p>7735</text:p>
          </table:table-cell>
          <table:table-cell ns41:value-type="float" table:style-name="TL Data" office:value="40" office:value-type="float">
            <text:p>40</text:p>
          </table:table-cell>
          <table:table-cell ns41:value-type="float" table:style-name="TL Data" office:value="1980" office:value-type="float">
            <text:p>1980</text:p>
          </table:table-cell>
          <table:table-cell ns41:value-type="float" table:style-name="TL Data" office:value="1855" office:value-type="float">
            <text:p>1855</text:p>
          </table:table-cell>
          <table:table-cell ns41:value-type="float" table:style-name="TL Data" office:value="75" office:value-type="float">
            <text:p>75</text:p>
          </table:table-cell>
          <table:table-cell ns41:value-type="float" table:style-name="TL Data" office:value="50" office:value-type="float">
            <text:p>50</text:p>
          </table:table-cell>
          <table:table-cell ns41:value-type="float" table:style-name="TL Data" office:value="7645" office:value-type="float">
            <text:p>7645</text:p>
          </table:table-cell>
          <table:table-cell ns41:value-type="float" table:style-name="TL Data" office:value="386" office:value-type="float">
            <text:p>386</text:p>
          </table:table-cell>
          <table:table-cell ns41:value-type="float" table:style-name="TL Data" office:value="130" office:value-type="float">
            <text:p>130</text:p>
          </table:table-cell>
          <table:table-cell table:style-name="TL Data"/>
          <table:table-cell table:number-columns-repeated="1009"/>
        </table:table-row>
        <table:table-row table:style-name="ro6">
          <table:table-cell ns41:value-type="float" table:style-name="TL RowHeader" office:value="832" office:value-type="float">
            <text:p>832</text:p>
          </table:table-cell>
          <table:table-cell ns41:value-type="string" table:style-name="TL RowHeader" office:value-type="string">
            <text:p>Prinsenbeek</text:p>
          </table:table-cell>
          <table:table-cell/>
          <table:table-cell ns41:value-type="float" table:style-name="TL Data" office:value="8505" office:value-type="float">
            <text:p>8505</text:p>
          </table:table-cell>
          <table:table-cell table:style-name="TL Data"/>
          <table:table-cell ns41:value-type="float" table:style-name="TL Data" office:value="8495" office:value-type="float">
            <text:p>8495</text:p>
          </table:table-cell>
          <table:table-cell ns41:value-type="float" table:style-name="TL Data" office:value="10" office:value-type="float">
            <text:p>10</text:p>
          </table:table-cell>
          <table:table-cell ns41:value-type="float" table:style-name="TL Data" office:value="2145" office:value-type="float">
            <text:p>2145</text:p>
          </table:table-cell>
          <table:table-cell ns41:value-type="float" table:style-name="TL Data" office:value="2070" office:value-type="float">
            <text:p>2070</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8400" office:value-type="float">
            <text:p>8400</text:p>
          </table:table-cell>
          <table:table-cell ns41:value-type="float" table:style-name="TL Data" office:value="392" office:value-type="float">
            <text:p>392</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33" office:value-type="float">
            <text:p>833</text:p>
          </table:table-cell>
          <table:table-cell ns41:value-type="string" table:style-name="TL RowHeader" office:value-type="string">
            <text:p>Putte</text:p>
          </table:table-cell>
          <table:table-cell/>
          <table:table-cell ns41:value-type="float" table:style-name="TL Data" office:value="2780" office:value-type="float">
            <text:p>2780</text:p>
          </table:table-cell>
          <table:table-cell ns41:value-type="float" table:style-name="TL Data" office:value="60" office:value-type="float">
            <text:p>60</text:p>
          </table:table-cell>
          <table:table-cell ns41:value-type="float" table:style-name="TL Data" office:value="2715" office:value-type="float">
            <text:p>2715</text:p>
          </table:table-cell>
          <table:table-cell table:style-name="TL Data"/>
          <table:table-cell ns41:value-type="float" table:style-name="TL Data" office:value="755" office:value-type="float">
            <text:p>755</text:p>
          </table:table-cell>
          <table:table-cell ns41:value-type="float" table:style-name="TL Data" office:value="715" office:value-type="float">
            <text:p>71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2645" office:value-type="float">
            <text:p>2645</text:p>
          </table:table-cell>
          <table:table-cell ns41:value-type="float" table:style-name="TL Data" office:value="351" office:value-type="float">
            <text:p>351</text:p>
          </table:table-cell>
          <table:table-cell ns41:value-type="float" table:style-name="TL Data" office:value="75" office:value-type="float">
            <text:p>75</text:p>
          </table:table-cell>
          <table:table-cell table:style-name="TL Data"/>
          <table:table-cell table:number-columns-repeated="1009"/>
        </table:table-row>
        <table:table-row table:style-name="ro6">
          <table:table-cell ns41:value-type="float" table:style-name="TL RowHeader" office:value="834" office:value-type="float">
            <text:p>834</text:p>
          </table:table-cell>
          <table:table-cell ns41:value-type="string" table:style-name="TL RowHeader" office:value-type="string">
            <text:p>Raamsdonk</text:p>
          </table:table-cell>
          <table:table-cell/>
          <table:table-cell ns41:value-type="float" table:style-name="TL Data" office:value="9410" office:value-type="float">
            <text:p>9410</text:p>
          </table:table-cell>
          <table:table-cell ns41:value-type="float" table:style-name="TL Data" office:value="210" office:value-type="float">
            <text:p>210</text:p>
          </table:table-cell>
          <table:table-cell ns41:value-type="float" table:style-name="TL Data" office:value="8815" office:value-type="float">
            <text:p>8815</text:p>
          </table:table-cell>
          <table:table-cell ns41:value-type="float" table:style-name="TL Data" office:value="380" office:value-type="float">
            <text:p>380</text:p>
          </table:table-cell>
          <table:table-cell ns41:value-type="float" table:style-name="TL Data" office:value="2250" office:value-type="float">
            <text:p>2250</text:p>
          </table:table-cell>
          <table:table-cell ns41:value-type="float" table:style-name="TL Data" office:value="2120" office:value-type="float">
            <text:p>2120</text:p>
          </table:table-cell>
          <table:table-cell ns41:value-type="float" table:style-name="TL Data" office:value="65" office:value-type="float">
            <text:p>65</text:p>
          </table:table-cell>
          <table:table-cell ns41:value-type="float" table:style-name="TL Data" office:value="60" office:value-type="float">
            <text:p>60</text:p>
          </table:table-cell>
          <table:table-cell ns41:value-type="float" table:style-name="TL Data" office:value="9050" office:value-type="float">
            <text:p>9050</text:p>
          </table:table-cell>
          <table:table-cell ns41:value-type="float" table:style-name="TL Data" office:value="402" office:value-type="float">
            <text:p>402</text:p>
          </table:table-cell>
          <table:table-cell ns41:value-type="float" table:style-name="TL Data" office:value="150" office:value-type="float">
            <text:p>15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35" office:value-type="float">
            <text:p>835</text:p>
          </table:table-cell>
          <table:table-cell ns41:value-type="string" table:style-name="TL RowHeader" office:value-type="string">
            <text:p>Ravenstein</text:p>
          </table:table-cell>
          <table:table-cell/>
          <table:table-cell ns41:value-type="float" table:style-name="TL Data" office:value="6925" office:value-type="float">
            <text:p>6925</text:p>
          </table:table-cell>
          <table:table-cell ns41:value-type="float" table:style-name="TL Data" office:value="205" office:value-type="float">
            <text:p>205</text:p>
          </table:table-cell>
          <table:table-cell ns41:value-type="float" table:style-name="TL Data" office:value="6700" office:value-type="float">
            <text:p>6700</text:p>
          </table:table-cell>
          <table:table-cell ns41:value-type="float" table:style-name="TL Data" office:value="20" office:value-type="float">
            <text:p>20</text:p>
          </table:table-cell>
          <table:table-cell ns41:value-type="float" table:style-name="TL Data" office:value="1555" office:value-type="float">
            <text:p>1555</text:p>
          </table:table-cell>
          <table:table-cell ns41:value-type="float" table:style-name="TL Data" office:value="1470" office:value-type="float">
            <text:p>147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6635" office:value-type="float">
            <text:p>6635</text:p>
          </table:table-cell>
          <table:table-cell ns41:value-type="float" table:style-name="TL Data" office:value="427" office:value-type="float">
            <text:p>427</text:p>
          </table:table-cell>
          <table:table-cell ns41:value-type="float" table:style-name="TL Data" office:value="80" office:value-type="float">
            <text:p>8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36" office:value-type="float">
            <text:p>836</text:p>
          </table:table-cell>
          <table:table-cell ns41:value-type="string" table:style-name="TL RowHeader" office:value-type="string">
            <text:p>Reusel</text:p>
          </table:table-cell>
          <table:table-cell/>
          <table:table-cell ns41:value-type="float" table:style-name="TL Data" office:value="6215" office:value-type="float">
            <text:p>6215</text:p>
          </table:table-cell>
          <table:table-cell ns41:value-type="float" table:style-name="TL Data" office:value="120" office:value-type="float">
            <text:p>120</text:p>
          </table:table-cell>
          <table:table-cell ns41:value-type="float" table:style-name="TL Data" office:value="6070" office:value-type="float">
            <text:p>6070</text:p>
          </table:table-cell>
          <table:table-cell ns41:value-type="float" table:style-name="TL Data" office:value="25" office:value-type="float">
            <text:p>25</text:p>
          </table:table-cell>
          <table:table-cell ns41:value-type="float" table:style-name="TL Data" office:value="1285" office:value-type="float">
            <text:p>1285</text:p>
          </table:table-cell>
          <table:table-cell ns41:value-type="float" table:style-name="TL Data" office:value="1235" office:value-type="float">
            <text:p>123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6065" office:value-type="float">
            <text:p>6065</text:p>
          </table:table-cell>
          <table:table-cell ns41:value-type="float" table:style-name="TL Data" office:value="471" office:value-type="float">
            <text:p>471</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37" office:value-type="float">
            <text:p>837</text:p>
          </table:table-cell>
          <table:table-cell ns41:value-type="string" table:style-name="TL RowHeader" office:value-type="string">
            <text:p>Riethoven</text:p>
          </table:table-cell>
          <table:table-cell/>
          <table:table-cell ns41:value-type="float" table:style-name="TL Data" office:value="1910" office:value-type="float">
            <text:p>1910</text:p>
          </table:table-cell>
          <table:table-cell table:style-name="TL Data"/>
          <table:table-cell ns41:value-type="float" table:style-name="TL Data" office:value="1910" office:value-type="float">
            <text:p>1910</text:p>
          </table:table-cell>
          <table:table-cell ns41:value-type="float" table:style-name="TL Data" office:value="5" office:value-type="float">
            <text:p>5</text:p>
          </table:table-cell>
          <table:table-cell ns41:value-type="float" table:style-name="TL Data" office:value="440" office:value-type="float">
            <text:p>440</text:p>
          </table:table-cell>
          <table:table-cell ns41:value-type="float" table:style-name="TL Data" office:value="420" office:value-type="float">
            <text:p>420</text:p>
          </table:table-cell>
          <table:table-cell ns41:value-type="float" office:value="10" table:style-name="TL Data" table:number-columns-repeated="2" office:value-type="float">
            <text:p>10</text:p>
          </table:table-cell>
          <table:table-cell ns41:value-type="float" table:style-name="TL Data" office:value="1900" office:value-type="float">
            <text:p>1900</text:p>
          </table:table-cell>
          <table:table-cell ns41:value-type="float" table:style-name="TL Data" office:value="430" office:value-type="float">
            <text:p>430</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838" office:value-type="float">
            <text:p>838</text:p>
          </table:table-cell>
          <table:table-cell ns41:value-type="string" table:style-name="TL RowHeader" office:value-type="string">
            <text:p>Roosendaal en Nispen</text:p>
          </table:table-cell>
          <table:table-cell/>
          <table:table-cell ns41:value-type="float" table:style-name="TL Data" office:value="46835" office:value-type="float">
            <text:p>46835</text:p>
          </table:table-cell>
          <table:table-cell ns41:value-type="float" table:style-name="TL Data" office:value="900" office:value-type="float">
            <text:p>900</text:p>
          </table:table-cell>
          <table:table-cell ns41:value-type="float" table:style-name="TL Data" office:value="45405" office:value-type="float">
            <text:p>45405</text:p>
          </table:table-cell>
          <table:table-cell ns41:value-type="float" table:style-name="TL Data" office:value="530" office:value-type="float">
            <text:p>530</text:p>
          </table:table-cell>
          <table:table-cell ns41:value-type="float" table:style-name="TL Data" office:value="12045" office:value-type="float">
            <text:p>12045</text:p>
          </table:table-cell>
          <table:table-cell ns41:value-type="float" table:style-name="TL Data" office:value="11505" office:value-type="float">
            <text:p>11505</text:p>
          </table:table-cell>
          <table:table-cell ns41:value-type="float" table:style-name="TL Data" office:value="220" office:value-type="float">
            <text:p>220</text:p>
          </table:table-cell>
          <table:table-cell ns41:value-type="float" table:style-name="TL Data" office:value="325" office:value-type="float">
            <text:p>325</text:p>
          </table:table-cell>
          <table:table-cell ns41:value-type="float" table:style-name="TL Data" office:value="44420" office:value-type="float">
            <text:p>44420</text:p>
          </table:table-cell>
          <table:table-cell ns41:value-type="float" table:style-name="TL Data" office:value="369" office:value-type="float">
            <text:p>369</text:p>
          </table:table-cell>
          <table:table-cell ns41:value-type="float" table:style-name="TL Data" office:value="1515" office:value-type="float">
            <text:p>1515</text:p>
          </table:table-cell>
          <table:table-cell ns41:value-type="float" table:style-name="TL Data" office:value="180" office:value-type="float">
            <text:p>180</text:p>
          </table:table-cell>
          <table:table-cell table:number-columns-repeated="1009"/>
        </table:table-row>
        <table:table-row table:style-name="ro6">
          <table:table-cell ns41:value-type="float" table:style-name="TL RowHeader" office:value="839" office:value-type="float">
            <text:p>839</text:p>
          </table:table-cell>
          <table:table-cell ns41:value-type="string" table:style-name="TL RowHeader" office:value-type="string">
            <text:p>Rosmalen</text:p>
          </table:table-cell>
          <table:table-cell/>
          <table:table-cell ns41:value-type="float" table:style-name="TL Data" office:value="17525" office:value-type="float">
            <text:p>17525</text:p>
          </table:table-cell>
          <table:table-cell ns41:value-type="float" table:style-name="TL Data" office:value="1500" office:value-type="float">
            <text:p>1500</text:p>
          </table:table-cell>
          <table:table-cell ns41:value-type="float" table:style-name="TL Data" office:value="15960" office:value-type="float">
            <text:p>15960</text:p>
          </table:table-cell>
          <table:table-cell ns41:value-type="float" table:style-name="TL Data" office:value="65" office:value-type="float">
            <text:p>65</text:p>
          </table:table-cell>
          <table:table-cell ns41:value-type="float" table:style-name="TL Data" office:value="4020" office:value-type="float">
            <text:p>4020</text:p>
          </table:table-cell>
          <table:table-cell ns41:value-type="float" table:style-name="TL Data" office:value="3860" office:value-type="float">
            <text:p>3860</text:p>
          </table:table-cell>
          <table:table-cell ns41:value-type="float" office:value="80" table:style-name="TL Data" table:number-columns-repeated="2" office:value-type="float">
            <text:p>80</text:p>
          </table:table-cell>
          <table:table-cell ns41:value-type="float" table:style-name="TL Data" office:value="15775" office:value-type="float">
            <text:p>15775</text:p>
          </table:table-cell>
          <table:table-cell ns41:value-type="float" table:style-name="TL Data" office:value="392" office:value-type="float">
            <text:p>392</text:p>
          </table:table-cell>
          <table:table-cell ns41:value-type="float" table:style-name="TL Data" office:value="250" office:value-type="float">
            <text:p>250</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840" office:value-type="float">
            <text:p>840</text:p>
          </table:table-cell>
          <table:table-cell ns41:value-type="string" table:style-name="TL RowHeader" office:value-type="string">
            <text:p>Rucphen</text:p>
          </table:table-cell>
          <table:table-cell/>
          <table:table-cell ns41:value-type="float" table:style-name="TL Data" office:value="17255" office:value-type="float">
            <text:p>17255</text:p>
          </table:table-cell>
          <table:table-cell ns41:value-type="float" table:style-name="TL Data" office:value="20" office:value-type="float">
            <text:p>20</text:p>
          </table:table-cell>
          <table:table-cell ns41:value-type="float" table:style-name="TL Data" office:value="17120" office:value-type="float">
            <text:p>17120</text:p>
          </table:table-cell>
          <table:table-cell ns41:value-type="float" table:style-name="TL Data" office:value="110" office:value-type="float">
            <text:p>110</text:p>
          </table:table-cell>
          <table:table-cell ns41:value-type="float" table:style-name="TL Data" office:value="4415" office:value-type="float">
            <text:p>4415</text:p>
          </table:table-cell>
          <table:table-cell ns41:value-type="float" table:style-name="TL Data" office:value="4085" office:value-type="float">
            <text:p>4085</text:p>
          </table:table-cell>
          <table:table-cell ns41:value-type="float" table:style-name="TL Data" office:value="245" office:value-type="float">
            <text:p>245</text:p>
          </table:table-cell>
          <table:table-cell ns41:value-type="float" table:style-name="TL Data" office:value="85" office:value-type="float">
            <text:p>85</text:p>
          </table:table-cell>
          <table:table-cell ns41:value-type="float" table:style-name="TL Data" office:value="17035" office:value-type="float">
            <text:p>17035</text:p>
          </table:table-cell>
          <table:table-cell ns41:value-type="float" table:style-name="TL Data" office:value="386" office:value-type="float">
            <text:p>386</text:p>
          </table:table-cell>
          <table:table-cell ns41:value-type="float" table:style-name="TL Data" office:value="200" office:value-type="float">
            <text:p>20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41" office:value-type="float">
            <text:p>841</text:p>
          </table:table-cell>
          <table:table-cell ns41:value-type="string" table:style-name="TL RowHeader" office:value-type="string">
            <text:p>Rijsbergen</text:p>
          </table:table-cell>
          <table:table-cell/>
          <table:table-cell ns41:value-type="float" table:style-name="TL Data" office:value="4680" office:value-type="float">
            <text:p>4680</text:p>
          </table:table-cell>
          <table:table-cell ns41:value-type="float" table:style-name="TL Data" office:value="105" office:value-type="float">
            <text:p>105</text:p>
          </table:table-cell>
          <table:table-cell ns41:value-type="float" table:style-name="TL Data" office:value="4565" office:value-type="float">
            <text:p>4565</text:p>
          </table:table-cell>
          <table:table-cell ns41:value-type="float" table:style-name="TL Data" office:value="10" office:value-type="float">
            <text:p>10</text:p>
          </table:table-cell>
          <table:table-cell ns41:value-type="float" table:style-name="TL Data" office:value="1055" office:value-type="float">
            <text:p>1055</text:p>
          </table:table-cell>
          <table:table-cell ns41:value-type="float" table:style-name="TL Data" office:value="990" office:value-type="float">
            <text:p>99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4515" office:value-type="float">
            <text:p>4515</text:p>
          </table:table-cell>
          <table:table-cell ns41:value-type="float" table:style-name="TL Data" office:value="429" office:value-type="float">
            <text:p>429</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42" office:value-type="float">
            <text:p>842</text:p>
          </table:table-cell>
          <table:table-cell ns41:value-type="string" table:style-name="TL RowHeader" office:value-type="string">
            <text:p>Rijswijk (NB.)</text:p>
          </table:table-cell>
          <table:table-cell/>
          <table:table-cell ns41:value-type="float" table:style-name="TL Data" office:value="1300" office:value-type="float">
            <text:p>1300</text:p>
          </table:table-cell>
          <table:table-cell table:style-name="TL Data"/>
          <table:table-cell ns41:value-type="float" table:style-name="TL Data" office:value="1300" office:value-type="float">
            <text:p>1300</text:p>
          </table:table-cell>
          <table:table-cell ns41:value-type="float" table:style-name="TL Data" office:value="5" office:value-type="float">
            <text:p>5</text:p>
          </table:table-cell>
          <table:table-cell ns41:value-type="float" table:style-name="TL Data" office:value="320" office:value-type="float">
            <text:p>320</text:p>
          </table:table-cell>
          <table:table-cell ns41:value-type="float" table:style-name="TL Data" office:value="300" office:value-type="float">
            <text:p>300</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275" office:value-type="float">
            <text:p>1275</text:p>
          </table:table-cell>
          <table:table-cell ns41:value-type="float" table:style-name="TL Data" office:value="398" office:value-type="float">
            <text:p>398</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843" office:value-type="float">
            <text:p>843</text:p>
          </table:table-cell>
          <table:table-cell ns41:value-type="string" table:style-name="TL RowHeader" office:value-type="string">
            <text:p>Schaijk</text:p>
          </table:table-cell>
          <table:table-cell/>
          <table:table-cell ns41:value-type="float" table:style-name="TL Data" office:value="5775" office:value-type="float">
            <text:p>5775</text:p>
          </table:table-cell>
          <table:table-cell ns41:value-type="float" table:style-name="TL Data" office:value="175" office:value-type="float">
            <text:p>175</text:p>
          </table:table-cell>
          <table:table-cell ns41:value-type="float" table:style-name="TL Data" office:value="5545" office:value-type="float">
            <text:p>5545</text:p>
          </table:table-cell>
          <table:table-cell ns41:value-type="float" table:style-name="TL Data" office:value="55" office:value-type="float">
            <text:p>55</text:p>
          </table:table-cell>
          <table:table-cell ns41:value-type="float" table:style-name="TL Data" office:value="1265" office:value-type="float">
            <text:p>1265</text:p>
          </table:table-cell>
          <table:table-cell ns41:value-type="float" table:style-name="TL Data" office:value="1205" office:value-type="float">
            <text:p>1205</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5545" office:value-type="float">
            <text:p>5545</text:p>
          </table:table-cell>
          <table:table-cell ns41:value-type="float" table:style-name="TL Data" office:value="439" office:value-type="float">
            <text:p>439</text:p>
          </table:table-cell>
          <table:table-cell ns41:value-type="float" table:style-name="TL Data" office:value="60" office:value-type="float">
            <text:p>6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44" office:value-type="float">
            <text:p>844</text:p>
          </table:table-cell>
          <table:table-cell ns41:value-type="string" table:style-name="TL RowHeader" office:value-type="string">
            <text:p>Schijndel</text:p>
          </table:table-cell>
          <table:table-cell/>
          <table:table-cell ns41:value-type="float" table:style-name="TL Data" office:value="16700" office:value-type="float">
            <text:p>16700</text:p>
          </table:table-cell>
          <table:table-cell ns41:value-type="float" table:style-name="TL Data" office:value="540" office:value-type="float">
            <text:p>540</text:p>
          </table:table-cell>
          <table:table-cell ns41:value-type="float" table:style-name="TL Data" office:value="15940" office:value-type="float">
            <text:p>15940</text:p>
          </table:table-cell>
          <table:table-cell ns41:value-type="float" table:style-name="TL Data" office:value="225" office:value-type="float">
            <text:p>225</text:p>
          </table:table-cell>
          <table:table-cell ns41:value-type="float" table:style-name="TL Data" office:value="3660" office:value-type="float">
            <text:p>3660</text:p>
          </table:table-cell>
          <table:table-cell ns41:value-type="float" table:style-name="TL Data" office:value="3420" office:value-type="float">
            <text:p>3420</text:p>
          </table:table-cell>
          <table:table-cell ns41:value-type="float" table:style-name="TL Data" office:value="155" office:value-type="float">
            <text:p>155</text:p>
          </table:table-cell>
          <table:table-cell ns41:value-type="float" table:style-name="TL Data" office:value="85" office:value-type="float">
            <text:p>85</text:p>
          </table:table-cell>
          <table:table-cell ns41:value-type="float" table:style-name="TL Data" office:value="15890" office:value-type="float">
            <text:p>15890</text:p>
          </table:table-cell>
          <table:table-cell ns41:value-type="float" table:style-name="TL Data" office:value="434" office:value-type="float">
            <text:p>434</text:p>
          </table:table-cell>
          <table:table-cell ns41:value-type="float" table:style-name="TL Data" office:value="270" office:value-type="float">
            <text:p>270</text:p>
          </table:table-cell>
          <table:table-cell ns41:value-type="float" table:style-name="TL Data" office:value="50" office:value-type="float">
            <text:p>50</text:p>
          </table:table-cell>
          <table:table-cell table:number-columns-repeated="1009"/>
        </table:table-row>
        <table:table-row table:style-name="ro6">
          <table:table-cell ns41:value-type="float" table:style-name="TL RowHeader" office:value="845" office:value-type="float">
            <text:p>845</text:p>
          </table:table-cell>
          <table:table-cell ns41:value-type="string" table:style-name="TL RowHeader" office:value-type="string">
            <text:p>Sint Michielsgestel</text:p>
          </table:table-cell>
          <table:table-cell/>
          <table:table-cell ns41:value-type="float" table:style-name="TL Data" office:value="10945" office:value-type="float">
            <text:p>10945</text:p>
          </table:table-cell>
          <table:table-cell ns41:value-type="float" table:style-name="TL Data" office:value="815" office:value-type="float">
            <text:p>815</text:p>
          </table:table-cell>
          <table:table-cell ns41:value-type="float" table:style-name="TL Data" office:value="10110" office:value-type="float">
            <text:p>10110</text:p>
          </table:table-cell>
          <table:table-cell ns41:value-type="float" table:style-name="TL Data" office:value="20" office:value-type="float">
            <text:p>20</text:p>
          </table:table-cell>
          <table:table-cell ns41:value-type="float" table:style-name="TL Data" office:value="2405" office:value-type="float">
            <text:p>2405</text:p>
          </table:table-cell>
          <table:table-cell ns41:value-type="float" table:style-name="TL Data" office:value="2260" office:value-type="float">
            <text:p>2260</text:p>
          </table:table-cell>
          <table:table-cell ns41:value-type="float" table:style-name="TL Data" office:value="90" office:value-type="float">
            <text:p>90</text:p>
          </table:table-cell>
          <table:table-cell ns41:value-type="float" table:style-name="TL Data" office:value="55" office:value-type="float">
            <text:p>55</text:p>
          </table:table-cell>
          <table:table-cell ns41:value-type="float" table:style-name="TL Data" office:value="10005" office:value-type="float">
            <text:p>10005</text:p>
          </table:table-cell>
          <table:table-cell ns41:value-type="float" table:style-name="TL Data" office:value="416" office:value-type="float">
            <text:p>416</text:p>
          </table:table-cell>
          <table:table-cell ns41:value-type="float" table:style-name="TL Data" office:value="130" office:value-type="float">
            <text:p>130</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846" office:value-type="float">
            <text:p>846</text:p>
          </table:table-cell>
          <table:table-cell ns41:value-type="string" table:style-name="TL RowHeader" office:value-type="string">
            <text:p>Sint-Oedenrode</text:p>
          </table:table-cell>
          <table:table-cell/>
          <table:table-cell ns41:value-type="float" table:style-name="TL Data" office:value="12900" office:value-type="float">
            <text:p>12900</text:p>
          </table:table-cell>
          <table:table-cell ns41:value-type="float" table:style-name="TL Data" office:value="155" office:value-type="float">
            <text:p>155</text:p>
          </table:table-cell>
          <table:table-cell ns41:value-type="float" table:style-name="TL Data" office:value="12650" office:value-type="float">
            <text:p>12650</text:p>
          </table:table-cell>
          <table:table-cell ns41:value-type="float" table:style-name="TL Data" office:value="100" office:value-type="float">
            <text:p>100</text:p>
          </table:table-cell>
          <table:table-cell ns41:value-type="float" table:style-name="TL Data" office:value="2950" office:value-type="float">
            <text:p>2950</text:p>
          </table:table-cell>
          <table:table-cell ns41:value-type="float" table:style-name="TL Data" office:value="2780" office:value-type="float">
            <text:p>2780</text:p>
          </table:table-cell>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12610" office:value-type="float">
            <text:p>12610</text:p>
          </table:table-cell>
          <table:table-cell ns41:value-type="float" table:style-name="TL Data" office:value="428" office:value-type="float">
            <text:p>428</text:p>
          </table:table-cell>
          <table:table-cell ns41:value-type="float" table:style-name="TL Data" office:value="135" office:value-type="float">
            <text:p>13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847" office:value-type="float">
            <text:p>847</text:p>
          </table:table-cell>
          <table:table-cell ns41:value-type="string" table:style-name="TL RowHeader" office:value-type="string">
            <text:p>Someren</text:p>
          </table:table-cell>
          <table:table-cell/>
          <table:table-cell ns41:value-type="float" table:style-name="TL Data" office:value="14345" office:value-type="float">
            <text:p>14345</text:p>
          </table:table-cell>
          <table:table-cell ns41:value-type="float" table:style-name="TL Data" office:value="295" office:value-type="float">
            <text:p>295</text:p>
          </table:table-cell>
          <table:table-cell ns41:value-type="float" table:style-name="TL Data" office:value="13820" office:value-type="float">
            <text:p>13820</text:p>
          </table:table-cell>
          <table:table-cell ns41:value-type="float" table:style-name="TL Data" office:value="230" office:value-type="float">
            <text:p>230</text:p>
          </table:table-cell>
          <table:table-cell ns41:value-type="float" table:style-name="TL Data" office:value="2995" office:value-type="float">
            <text:p>2995</text:p>
          </table:table-cell>
          <table:table-cell ns41:value-type="float" table:style-name="TL Data" office:value="2860" office:value-type="float">
            <text:p>2860</text:p>
          </table:table-cell>
          <table:table-cell ns41:value-type="float" table:style-name="TL Data" office:value="80" office:value-type="float">
            <text:p>80</text:p>
          </table:table-cell>
          <table:table-cell ns41:value-type="float" table:style-name="TL Data" office:value="60" office:value-type="float">
            <text:p>60</text:p>
          </table:table-cell>
          <table:table-cell ns41:value-type="float" table:style-name="TL Data" office:value="13865" office:value-type="float">
            <text:p>13865</text:p>
          </table:table-cell>
          <table:table-cell ns41:value-type="float" table:style-name="TL Data" office:value="463" office:value-type="float">
            <text:p>463</text:p>
          </table:table-cell>
          <table:table-cell ns41:value-type="float" table:style-name="TL Data" office:value="185" office:value-type="float">
            <text:p>18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48" office:value-type="float">
            <text:p>848</text:p>
          </table:table-cell>
          <table:table-cell ns41:value-type="string" table:style-name="TL RowHeader" office:value-type="string">
            <text:p>Son en Breugel</text:p>
          </table:table-cell>
          <table:table-cell/>
          <table:table-cell ns41:value-type="float" table:style-name="TL Data" office:value="12130" office:value-type="float">
            <text:p>12130</text:p>
          </table:table-cell>
          <table:table-cell ns41:value-type="float" table:style-name="TL Data" office:value="345" office:value-type="float">
            <text:p>345</text:p>
          </table:table-cell>
          <table:table-cell ns41:value-type="float" table:style-name="TL Data" office:value="11695" office:value-type="float">
            <text:p>11695</text:p>
          </table:table-cell>
          <table:table-cell ns41:value-type="float" table:style-name="TL Data" office:value="90" office:value-type="float">
            <text:p>90</text:p>
          </table:table-cell>
          <table:table-cell ns41:value-type="float" table:style-name="TL Data" office:value="2930" office:value-type="float">
            <text:p>2930</text:p>
          </table:table-cell>
          <table:table-cell ns41:value-type="float" table:style-name="TL Data" office:value="2860" office:value-type="float">
            <text:p>2860</text:p>
          </table:table-cell>
          <table:table-cell ns41:value-type="float" table:style-name="TL Data" office:value="15" office:value-type="float">
            <text:p>15</text:p>
          </table:table-cell>
          <table:table-cell ns41:value-type="float" table:style-name="TL Data" office:value="50" office:value-type="float">
            <text:p>50</text:p>
          </table:table-cell>
          <table:table-cell ns41:value-type="float" table:style-name="TL Data" office:value="11690" office:value-type="float">
            <text:p>11690</text:p>
          </table:table-cell>
          <table:table-cell ns41:value-type="float" table:style-name="TL Data" office:value="399" office:value-type="float">
            <text:p>399</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49" office:value-type="float">
            <text:p>849</text:p>
          </table:table-cell>
          <table:table-cell ns41:value-type="string" table:style-name="TL RowHeader" office:value-type="string">
            <text:p>Sprang-Capelle</text:p>
          </table:table-cell>
          <table:table-cell/>
          <table:table-cell ns41:value-type="float" table:style-name="TL Data" office:value="6955" office:value-type="float">
            <text:p>6955</text:p>
          </table:table-cell>
          <table:table-cell ns41:value-type="float" table:style-name="TL Data" office:value="70" office:value-type="float">
            <text:p>70</text:p>
          </table:table-cell>
          <table:table-cell ns41:value-type="float" table:style-name="TL Data" office:value="6875" office:value-type="float">
            <text:p>6875</text:p>
          </table:table-cell>
          <table:table-cell ns41:value-type="float" table:style-name="TL Data" office:value="5" office:value-type="float">
            <text:p>5</text:p>
          </table:table-cell>
          <table:table-cell ns41:value-type="float" table:style-name="TL Data" office:value="1750" office:value-type="float">
            <text:p>1750</text:p>
          </table:table-cell>
          <table:table-cell ns41:value-type="float" table:style-name="TL Data" office:value="1675" office:value-type="float">
            <text:p>1675</text:p>
          </table:table-cell>
          <table:table-cell ns41:value-type="float" table:style-name="TL Data" office:value="35" office:value-type="float">
            <text:p>35</text:p>
          </table:table-cell>
          <table:table-cell ns41:value-type="float" table:style-name="TL Data" office:value="45" office:value-type="float">
            <text:p>45</text:p>
          </table:table-cell>
          <table:table-cell ns41:value-type="float" table:style-name="TL Data" office:value="6685" office:value-type="float">
            <text:p>6685</text:p>
          </table:table-cell>
          <table:table-cell ns41:value-type="float" table:style-name="TL Data" office:value="382" office:value-type="float">
            <text:p>382</text:p>
          </table:table-cell>
          <table:table-cell ns41:value-type="float" table:style-name="TL Data" office:value="195" office:value-type="float">
            <text:p>19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50" office:value-type="float">
            <text:p>850</text:p>
          </table:table-cell>
          <table:table-cell ns41:value-type="string" table:style-name="TL RowHeader" office:value-type="string">
            <text:p>Standdaarbuiten</text:p>
          </table:table-cell>
          <table:table-cell/>
          <table:table-cell ns41:value-type="float" table:style-name="TL Data" office:value="2355" office:value-type="float">
            <text:p>2355</text:p>
          </table:table-cell>
          <table:table-cell ns41:value-type="float" table:style-name="TL Data" office:value="5" office:value-type="float">
            <text:p>5</text:p>
          </table:table-cell>
          <table:table-cell ns41:value-type="float" table:style-name="TL Data" office:value="2315" office:value-type="float">
            <text:p>2315</text:p>
          </table:table-cell>
          <table:table-cell ns41:value-type="float" table:style-name="TL Data" office:value="35" office:value-type="float">
            <text:p>35</text:p>
          </table:table-cell>
          <table:table-cell ns41:value-type="float" table:style-name="TL Data" office:value="560" office:value-type="float">
            <text:p>560</text:p>
          </table:table-cell>
          <table:table-cell ns41:value-type="float" table:style-name="TL Data" office:value="545" office:value-type="float">
            <text:p>545</text:p>
          </table:table-cell>
          <table:table-cell table:style-name="TL Data"/>
          <table:table-cell ns41:value-type="float" table:style-name="TL Data" office:value="15" office:value-type="float">
            <text:p>15</text:p>
          </table:table-cell>
          <table:table-cell ns41:value-type="float" table:style-name="TL Data" office:value="2295" office:value-type="float">
            <text:p>2295</text:p>
          </table:table-cell>
          <table:table-cell ns41:value-type="float" table:style-name="TL Data" office:value="409" office:value-type="float">
            <text:p>409</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51" office:value-type="float">
            <text:p>851</text:p>
          </table:table-cell>
          <table:table-cell ns41:value-type="string" table:style-name="TL RowHeader" office:value-type="string">
            <text:p>Steenbergen</text:p>
          </table:table-cell>
          <table:table-cell/>
          <table:table-cell ns41:value-type="float" table:style-name="TL Data" office:value="12550" office:value-type="float">
            <text:p>12550</text:p>
          </table:table-cell>
          <table:table-cell ns41:value-type="float" table:style-name="TL Data" office:value="250" office:value-type="float">
            <text:p>250</text:p>
          </table:table-cell>
          <table:table-cell ns41:value-type="float" table:style-name="TL Data" office:value="12220" office:value-type="float">
            <text:p>12220</text:p>
          </table:table-cell>
          <table:table-cell ns41:value-type="float" table:style-name="TL Data" office:value="80" office:value-type="float">
            <text:p>80</text:p>
          </table:table-cell>
          <table:table-cell ns41:value-type="float" table:style-name="TL Data" office:value="3170" office:value-type="float">
            <text:p>3170</text:p>
          </table:table-cell>
          <table:table-cell ns41:value-type="float" table:style-name="TL Data" office:value="3010" office:value-type="float">
            <text:p>3010</text:p>
          </table:table-cell>
          <table:table-cell ns41:value-type="float" table:style-name="TL Data" office:value="85" office:value-type="float">
            <text:p>85</text:p>
          </table:table-cell>
          <table:table-cell ns41:value-type="float" table:style-name="TL Data" office:value="75" office:value-type="float">
            <text:p>75</text:p>
          </table:table-cell>
          <table:table-cell ns41:value-type="float" table:style-name="TL Data" office:value="12060" office:value-type="float">
            <text:p>12060</text:p>
          </table:table-cell>
          <table:table-cell ns41:value-type="float" table:style-name="TL Data" office:value="381" office:value-type="float">
            <text:p>381</text:p>
          </table:table-cell>
          <table:table-cell ns41:value-type="float" table:style-name="TL Data" office:value="240" office:value-type="float">
            <text:p>2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53" office:value-type="float">
            <text:p>853</text:p>
          </table:table-cell>
          <table:table-cell ns41:value-type="string" table:style-name="TL RowHeader" office:value-type="string">
            <text:p>Terheijden</text:p>
          </table:table-cell>
          <table:table-cell/>
          <table:table-cell ns41:value-type="float" table:style-name="TL Data" office:value="6410" office:value-type="float">
            <text:p>6410</text:p>
          </table:table-cell>
          <table:table-cell ns41:value-type="float" table:style-name="TL Data" office:value="10" office:value-type="float">
            <text:p>10</text:p>
          </table:table-cell>
          <table:table-cell ns41:value-type="float" table:style-name="TL Data" office:value="6390" office:value-type="float">
            <text:p>6390</text:p>
          </table:table-cell>
          <table:table-cell ns41:value-type="float" table:style-name="TL Data" office:value="10" office:value-type="float">
            <text:p>10</text:p>
          </table:table-cell>
          <table:table-cell ns41:value-type="float" table:style-name="TL Data" office:value="1555" office:value-type="float">
            <text:p>1555</text:p>
          </table:table-cell>
          <table:table-cell ns41:value-type="float" table:style-name="TL Data" office:value="1495" office:value-type="float">
            <text:p>1495</text:p>
          </table:table-cell>
          <table:table-cell ns41:value-type="float" table:style-name="TL Data" office:value="25" office:value-type="float">
            <text:p>25</text:p>
          </table:table-cell>
          <table:table-cell ns41:value-type="float" table:style-name="TL Data" office:value="35" office:value-type="float">
            <text:p>35</text:p>
          </table:table-cell>
          <table:table-cell ns41:value-type="float" table:style-name="TL Data" office:value="6300" office:value-type="float">
            <text:p>6300</text:p>
          </table:table-cell>
          <table:table-cell ns41:value-type="float" table:style-name="TL Data" office:value="406" office:value-type="float">
            <text:p>406</text:p>
          </table:table-cell>
          <table:table-cell ns41:value-type="float" table:style-name="TL Data" office:value="100" office:value-type="float">
            <text:p>10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854" office:value-type="float">
            <text:p>854</text:p>
          </table:table-cell>
          <table:table-cell ns41:value-type="string" table:style-name="TL RowHeader" office:value-type="string">
            <text:p>Teteringen</text:p>
          </table:table-cell>
          <table:table-cell/>
          <table:table-cell ns41:value-type="float" table:style-name="TL Data" office:value="4030" office:value-type="float">
            <text:p>4030</text:p>
          </table:table-cell>
          <table:table-cell ns41:value-type="float" table:style-name="TL Data" office:value="215" office:value-type="float">
            <text:p>215</text:p>
          </table:table-cell>
          <table:table-cell ns41:value-type="float" table:style-name="TL Data" office:value="3810" office:value-type="float">
            <text:p>3810</text:p>
          </table:table-cell>
          <table:table-cell ns41:value-type="float" table:style-name="TL Data" office:value="5" office:value-type="float">
            <text:p>5</text:p>
          </table:table-cell>
          <table:table-cell ns41:value-type="float" table:style-name="TL Data" office:value="945" office:value-type="float">
            <text:p>945</text:p>
          </table:table-cell>
          <table:table-cell ns41:value-type="float" table:style-name="TL Data" office:value="920" office:value-type="float">
            <text:p>92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3775" office:value-type="float">
            <text:p>3775</text:p>
          </table:table-cell>
          <table:table-cell ns41:value-type="float" table:style-name="TL Data" office:value="400" office:value-type="float">
            <text:p>400</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55" office:value-type="float">
            <text:p>855</text:p>
          </table:table-cell>
          <table:table-cell ns41:value-type="string" table:style-name="TL RowHeader" office:value-type="string">
            <text:p>Tilburg</text:p>
          </table:table-cell>
          <table:table-cell/>
          <table:table-cell ns41:value-type="float" table:style-name="TL Data" office:value="152175" office:value-type="float">
            <text:p>152175</text:p>
          </table:table-cell>
          <table:table-cell ns41:value-type="float" table:style-name="TL Data" office:value="3955" office:value-type="float">
            <text:p>3955</text:p>
          </table:table-cell>
          <table:table-cell ns41:value-type="float" table:style-name="TL Data" office:value="146520" office:value-type="float">
            <text:p>146520</text:p>
          </table:table-cell>
          <table:table-cell ns41:value-type="float" table:style-name="TL Data" office:value="1700" office:value-type="float">
            <text:p>1700</text:p>
          </table:table-cell>
          <table:table-cell ns41:value-type="float" table:style-name="TL Data" office:value="37930" office:value-type="float">
            <text:p>37930</text:p>
          </table:table-cell>
          <table:table-cell ns41:value-type="float" table:style-name="TL Data" office:value="36560" office:value-type="float">
            <text:p>36560</text:p>
          </table:table-cell>
          <table:table-cell ns41:value-type="float" table:style-name="TL Data" office:value="385" office:value-type="float">
            <text:p>385</text:p>
          </table:table-cell>
          <table:table-cell ns41:value-type="float" table:style-name="TL Data" office:value="980" office:value-type="float">
            <text:p>980</text:p>
          </table:table-cell>
          <table:table-cell ns41:value-type="float" table:style-name="TL Data" office:value="139405" office:value-type="float">
            <text:p>139405</text:p>
          </table:table-cell>
          <table:table-cell ns41:value-type="float" table:style-name="TL Data" office:value="368" office:value-type="float">
            <text:p>368</text:p>
          </table:table-cell>
          <table:table-cell ns41:value-type="float" table:style-name="TL Data" office:value="8815" office:value-type="float">
            <text:p>8815</text:p>
          </table:table-cell>
          <table:table-cell ns41:value-type="float" table:style-name="TL Data" office:value="3200" office:value-type="float">
            <text:p>3200</text:p>
          </table:table-cell>
          <table:table-cell table:number-columns-repeated="1009"/>
        </table:table-row>
        <table:table-row table:style-name="ro6">
          <table:table-cell ns41:value-type="float" table:style-name="TL RowHeader" office:value="856" office:value-type="float">
            <text:p>856</text:p>
          </table:table-cell>
          <table:table-cell ns41:value-type="string" table:style-name="TL RowHeader" office:value-type="string">
            <text:p>Uden</text:p>
          </table:table-cell>
          <table:table-cell/>
          <table:table-cell ns41:value-type="float" table:style-name="TL Data" office:value="23990" office:value-type="float">
            <text:p>23990</text:p>
          </table:table-cell>
          <table:table-cell ns41:value-type="float" table:style-name="TL Data" office:value="535" office:value-type="float">
            <text:p>535</text:p>
          </table:table-cell>
          <table:table-cell ns41:value-type="float" table:style-name="TL Data" office:value="23245" office:value-type="float">
            <text:p>23245</text:p>
          </table:table-cell>
          <table:table-cell ns41:value-type="float" table:style-name="TL Data" office:value="210" office:value-type="float">
            <text:p>210</text:p>
          </table:table-cell>
          <table:table-cell ns41:value-type="float" table:style-name="TL Data" office:value="5440" office:value-type="float">
            <text:p>5440</text:p>
          </table:table-cell>
          <table:table-cell ns41:value-type="float" table:style-name="TL Data" office:value="5285" office:value-type="float">
            <text:p>5285</text:p>
          </table:table-cell>
          <table:table-cell ns41:value-type="float" table:style-name="TL Data" office:value="70" office:value-type="float">
            <text:p>70</text:p>
          </table:table-cell>
          <table:table-cell ns41:value-type="float" table:style-name="TL Data" office:value="85" office:value-type="float">
            <text:p>85</text:p>
          </table:table-cell>
          <table:table-cell ns41:value-type="float" table:style-name="TL Data" office:value="23000" office:value-type="float">
            <text:p>23000</text:p>
          </table:table-cell>
          <table:table-cell ns41:value-type="float" table:style-name="TL Data" office:value="423" office:value-type="float">
            <text:p>423</text:p>
          </table:table-cell>
          <table:table-cell ns41:value-type="float" table:style-name="TL Data" office:value="455" office:value-type="float">
            <text:p>45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857" office:value-type="float">
            <text:p>857</text:p>
          </table:table-cell>
          <table:table-cell ns41:value-type="string" table:style-name="TL RowHeader" office:value-type="string">
            <text:p>Udenhout</text:p>
          </table:table-cell>
          <table:table-cell/>
          <table:table-cell ns41:value-type="float" table:style-name="TL Data" office:value="6975" office:value-type="float">
            <text:p>6975</text:p>
          </table:table-cell>
          <table:table-cell ns41:value-type="float" table:style-name="TL Data" office:value="1170" office:value-type="float">
            <text:p>1170</text:p>
          </table:table-cell>
          <table:table-cell ns41:value-type="float" table:style-name="TL Data" office:value="5785" office:value-type="float">
            <text:p>5785</text:p>
          </table:table-cell>
          <table:table-cell ns41:value-type="float" table:style-name="TL Data" office:value="20" office:value-type="float">
            <text:p>20</text:p>
          </table:table-cell>
          <table:table-cell ns41:value-type="float" table:style-name="TL Data" office:value="1280" office:value-type="float">
            <text:p>1280</text:p>
          </table:table-cell>
          <table:table-cell ns41:value-type="float" table:style-name="TL Data" office:value="1210" office:value-type="float">
            <text:p>1210</text:p>
          </table:table-cell>
          <table:table-cell ns41:value-type="float" table:style-name="TL Data" office:value="30" office:value-type="float">
            <text:p>30</text:p>
          </table:table-cell>
          <table:table-cell ns41:value-type="float" table:style-name="TL Data" office:value="40" office:value-type="float">
            <text:p>40</text:p>
          </table:table-cell>
          <table:table-cell ns41:value-type="float" table:style-name="TL Data" office:value="5720" office:value-type="float">
            <text:p>5720</text:p>
          </table:table-cell>
          <table:table-cell ns41:value-type="float" table:style-name="TL Data" office:value="447" office:value-type="float">
            <text:p>447</text:p>
          </table:table-cell>
          <table:table-cell ns41:value-type="float" table:style-name="TL Data" office:value="85" office:value-type="float">
            <text:p>8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858" office:value-type="float">
            <text:p>858</text:p>
          </table:table-cell>
          <table:table-cell ns41:value-type="string" table:style-name="TL RowHeader" office:value-type="string">
            <text:p>Valkenswaard</text:p>
          </table:table-cell>
          <table:table-cell/>
          <table:table-cell ns41:value-type="float" table:style-name="TL Data" office:value="23740" office:value-type="float">
            <text:p>23740</text:p>
          </table:table-cell>
          <table:table-cell ns41:value-type="float" table:style-name="TL Data" office:value="385" office:value-type="float">
            <text:p>385</text:p>
          </table:table-cell>
          <table:table-cell ns41:value-type="float" table:style-name="TL Data" office:value="23160" office:value-type="float">
            <text:p>23160</text:p>
          </table:table-cell>
          <table:table-cell ns41:value-type="float" table:style-name="TL Data" office:value="195" office:value-type="float">
            <text:p>195</text:p>
          </table:table-cell>
          <table:table-cell ns41:value-type="float" table:style-name="TL Data" office:value="5835" office:value-type="float">
            <text:p>5835</text:p>
          </table:table-cell>
          <table:table-cell ns41:value-type="float" table:style-name="TL Data" office:value="5565" office:value-type="float">
            <text:p>5565</text:p>
          </table:table-cell>
          <table:table-cell ns41:value-type="float" table:style-name="TL Data" office:value="160" office:value-type="float">
            <text:p>160</text:p>
          </table:table-cell>
          <table:table-cell ns41:value-type="float" table:style-name="TL Data" office:value="110" office:value-type="float">
            <text:p>110</text:p>
          </table:table-cell>
          <table:table-cell ns41:value-type="float" table:style-name="TL Data" office:value="22910" office:value-type="float">
            <text:p>22910</text:p>
          </table:table-cell>
          <table:table-cell ns41:value-type="float" table:style-name="TL Data" office:value="393" office:value-type="float">
            <text:p>393</text:p>
          </table:table-cell>
          <table:table-cell ns41:value-type="float" table:style-name="TL Data" office:value="445" office:value-type="float">
            <text:p>445</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859" office:value-type="float">
            <text:p>859</text:p>
          </table:table-cell>
          <table:table-cell ns41:value-type="string" table:style-name="TL RowHeader" office:value-type="string">
            <text:p>Veen</text:p>
          </table:table-cell>
          <table:table-cell/>
          <table:table-cell ns41:value-type="float" table:style-name="TL Data" office:value="1495" office:value-type="float">
            <text:p>1495</text:p>
          </table:table-cell>
          <table:table-cell table:style-name="TL Data"/>
          <table:table-cell ns41:value-type="float" table:style-name="TL Data" office:value="1490" office:value-type="float">
            <text:p>1490</text:p>
          </table:table-cell>
          <table:table-cell ns41:value-type="float" table:style-name="TL Data" office:value="5" office:value-type="float">
            <text:p>5</text:p>
          </table:table-cell>
          <table:table-cell ns41:value-type="float" table:style-name="TL Data" office:value="355" office:value-type="float">
            <text:p>355</text:p>
          </table:table-cell>
          <table:table-cell ns41:value-type="float" table:style-name="TL Data" office:value="335" office:value-type="float">
            <text:p>335</text:p>
          </table:table-cell>
          <table:table-cell ns41:value-type="float" office:value="10" table:style-name="TL Data" table:number-columns-repeated="2" office:value-type="float">
            <text:p>10</text:p>
          </table:table-cell>
          <table:table-cell ns41:value-type="float" table:style-name="TL Data" office:value="1460" office:value-type="float">
            <text:p>1460</text:p>
          </table:table-cell>
          <table:table-cell ns41:value-type="float" table:style-name="TL Data" office:value="412" office:value-type="float">
            <text:p>412</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860" office:value-type="float">
            <text:p>860</text:p>
          </table:table-cell>
          <table:table-cell ns41:value-type="string" table:style-name="TL RowHeader" office:value-type="string">
            <text:p>Veghel</text:p>
          </table:table-cell>
          <table:table-cell/>
          <table:table-cell ns41:value-type="float" table:style-name="TL Data" office:value="19310" office:value-type="float">
            <text:p>19310</text:p>
          </table:table-cell>
          <table:table-cell ns41:value-type="float" table:style-name="TL Data" office:value="735" office:value-type="float">
            <text:p>735</text:p>
          </table:table-cell>
          <table:table-cell ns41:value-type="float" table:style-name="TL Data" office:value="18440" office:value-type="float">
            <text:p>18440</text:p>
          </table:table-cell>
          <table:table-cell ns41:value-type="float" table:style-name="TL Data" office:value="135" office:value-type="float">
            <text:p>135</text:p>
          </table:table-cell>
          <table:table-cell ns41:value-type="float" table:style-name="TL Data" office:value="4395" office:value-type="float">
            <text:p>4395</text:p>
          </table:table-cell>
          <table:table-cell ns41:value-type="float" table:style-name="TL Data" office:value="4225" office:value-type="float">
            <text:p>4225</text:p>
          </table:table-cell>
          <table:table-cell ns41:value-type="float" table:style-name="TL Data" office:value="60" office:value-type="float">
            <text:p>60</text:p>
          </table:table-cell>
          <table:table-cell ns41:value-type="float" table:style-name="TL Data" office:value="110" office:value-type="float">
            <text:p>110</text:p>
          </table:table-cell>
          <table:table-cell ns41:value-type="float" table:style-name="TL Data" office:value="18160" office:value-type="float">
            <text:p>18160</text:p>
          </table:table-cell>
          <table:table-cell ns41:value-type="float" table:style-name="TL Data" office:value="413" office:value-type="float">
            <text:p>413</text:p>
          </table:table-cell>
          <table:table-cell ns41:value-type="float" table:style-name="TL Data" office:value="415" office:value-type="float">
            <text:p>415</text:p>
          </table:table-cell>
          <table:table-cell ns41:value-type="float" table:style-name="TL Data" office:value="150" office:value-type="float">
            <text:p>150</text:p>
          </table:table-cell>
          <table:table-cell table:number-columns-repeated="1009"/>
        </table:table-row>
        <table:table-row table:style-name="ro6">
          <table:table-cell ns41:value-type="float" table:style-name="TL RowHeader" office:value="861" office:value-type="float">
            <text:p>861</text:p>
          </table:table-cell>
          <table:table-cell ns41:value-type="string" table:style-name="TL RowHeader" office:value-type="string">
            <text:p>Veldhoven</text:p>
          </table:table-cell>
          <table:table-cell/>
          <table:table-cell ns41:value-type="float" table:style-name="TL Data" office:value="27560" office:value-type="float">
            <text:p>27560</text:p>
          </table:table-cell>
          <table:table-cell ns41:value-type="float" table:style-name="TL Data" office:value="935" office:value-type="float">
            <text:p>935</text:p>
          </table:table-cell>
          <table:table-cell ns41:value-type="float" table:style-name="TL Data" office:value="26220" office:value-type="float">
            <text:p>26220</text:p>
          </table:table-cell>
          <table:table-cell ns41:value-type="float" table:style-name="TL Data" office:value="410" office:value-type="float">
            <text:p>410</text:p>
          </table:table-cell>
          <table:table-cell ns41:value-type="float" table:style-name="TL Data" office:value="6370" office:value-type="float">
            <text:p>6370</text:p>
          </table:table-cell>
          <table:table-cell ns41:value-type="float" table:style-name="TL Data" office:value="6210" office:value-type="float">
            <text:p>6210</text:p>
          </table:table-cell>
          <table:table-cell ns41:value-type="float" table:style-name="TL Data" office:value="70" office:value-type="float">
            <text:p>70</text:p>
          </table:table-cell>
          <table:table-cell ns41:value-type="float" table:style-name="TL Data" office:value="90" office:value-type="float">
            <text:p>90</text:p>
          </table:table-cell>
          <table:table-cell ns41:value-type="float" table:style-name="TL Data" office:value="26110" office:value-type="float">
            <text:p>26110</text:p>
          </table:table-cell>
          <table:table-cell ns41:value-type="float" table:style-name="TL Data" office:value="410" office:value-type="float">
            <text:p>410</text:p>
          </table:table-cell>
          <table:table-cell ns41:value-type="float" table:style-name="TL Data" office:value="515" office:value-type="float">
            <text:p>515</text:p>
          </table:table-cell>
          <table:table-cell ns41:value-type="float" table:style-name="TL Data" office:value="85" office:value-type="float">
            <text:p>85</text:p>
          </table:table-cell>
          <table:table-cell table:number-columns-repeated="1009"/>
        </table:table-row>
        <table:table-row table:style-name="ro6">
          <table:table-cell ns41:value-type="float" table:style-name="TL RowHeader" office:value="862" office:value-type="float">
            <text:p>862</text:p>
          </table:table-cell>
          <table:table-cell ns41:value-type="string" table:style-name="TL RowHeader" office:value-type="string">
            <text:p>Vessem, Wintelre en Knegsel</text:p>
          </table:table-cell>
          <table:table-cell/>
          <table:table-cell ns41:value-type="float" table:style-name="TL Data" office:value="4255" office:value-type="float">
            <text:p>4255</text:p>
          </table:table-cell>
          <table:table-cell table:style-name="TL Data"/>
          <table:table-cell ns41:value-type="float" table:style-name="TL Data" office:value="4195" office:value-type="float">
            <text:p>4195</text:p>
          </table:table-cell>
          <table:table-cell ns41:value-type="float" table:style-name="TL Data" office:value="60" office:value-type="float">
            <text:p>60</text:p>
          </table:table-cell>
          <table:table-cell ns41:value-type="float" table:style-name="TL Data" office:value="895" office:value-type="float">
            <text:p>895</text:p>
          </table:table-cell>
          <table:table-cell ns41:value-type="float" table:style-name="TL Data" office:value="855" office:value-type="float">
            <text:p>855</text:p>
          </table:table-cell>
          <table:table-cell ns41:value-type="float" table:style-name="TL Data" office:value="15" office:value-type="float">
            <text:p>15</text:p>
          </table:table-cell>
          <table:table-cell ns41:value-type="float" table:style-name="TL Data" office:value="25" office:value-type="float">
            <text:p>25</text:p>
          </table:table-cell>
          <table:table-cell ns41:value-type="float" table:style-name="TL Data" office:value="4215" office:value-type="float">
            <text:p>4215</text:p>
          </table:table-cell>
          <table:table-cell ns41:value-type="float" table:style-name="TL Data" office:value="471" office:value-type="float">
            <text:p>471</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63" office:value-type="float">
            <text:p>863</text:p>
          </table:table-cell>
          <table:table-cell ns41:value-type="string" table:style-name="TL RowHeader" office:value-type="string">
            <text:p>Vierlingsbeek</text:p>
          </table:table-cell>
          <table:table-cell/>
          <table:table-cell ns41:value-type="float" table:style-name="TL Data" office:value="6720" office:value-type="float">
            <text:p>6720</text:p>
          </table:table-cell>
          <table:table-cell ns41:value-type="float" table:style-name="TL Data" office:value="260" office:value-type="float">
            <text:p>260</text:p>
          </table:table-cell>
          <table:table-cell ns41:value-type="float" table:style-name="TL Data" office:value="6405" office:value-type="float">
            <text:p>6405</text:p>
          </table:table-cell>
          <table:table-cell ns41:value-type="float" table:style-name="TL Data" office:value="55" office:value-type="float">
            <text:p>55</text:p>
          </table:table-cell>
          <table:table-cell ns41:value-type="float" table:style-name="TL Data" office:value="1365" office:value-type="float">
            <text:p>1365</text:p>
          </table:table-cell>
          <table:table-cell ns41:value-type="float" table:style-name="TL Data" office:value="1270" office:value-type="float">
            <text:p>1270</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6395" office:value-type="float">
            <text:p>6395</text:p>
          </table:table-cell>
          <table:table-cell ns41:value-type="float" table:style-name="TL Data" office:value="468" office:value-type="float">
            <text:p>468</text:p>
          </table:table-cell>
          <table:table-cell ns41:value-type="float" table:style-name="TL Data" office:value="60" office:value-type="float">
            <text:p>6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64" office:value-type="float">
            <text:p>864</text:p>
          </table:table-cell>
          <table:table-cell ns41:value-type="string" table:style-name="TL RowHeader" office:value-type="string">
            <text:p>Vlijmen</text:p>
          </table:table-cell>
          <table:table-cell/>
          <table:table-cell ns41:value-type="float" table:style-name="TL Data" office:value="12390" office:value-type="float">
            <text:p>12390</text:p>
          </table:table-cell>
          <table:table-cell ns41:value-type="float" table:style-name="TL Data" office:value="245" office:value-type="float">
            <text:p>245</text:p>
          </table:table-cell>
          <table:table-cell ns41:value-type="float" table:style-name="TL Data" office:value="12080" office:value-type="float">
            <text:p>12080</text:p>
          </table:table-cell>
          <table:table-cell ns41:value-type="float" table:style-name="TL Data" office:value="70" office:value-type="float">
            <text:p>70</text:p>
          </table:table-cell>
          <table:table-cell ns41:value-type="float" table:style-name="TL Data" office:value="2830" office:value-type="float">
            <text:p>2830</text:p>
          </table:table-cell>
          <table:table-cell ns41:value-type="float" table:style-name="TL Data" office:value="2655" office:value-type="float">
            <text:p>2655</text:p>
          </table:table-cell>
          <table:table-cell ns41:value-type="float" table:style-name="TL Data" office:value="95" office:value-type="float">
            <text:p>95</text:p>
          </table:table-cell>
          <table:table-cell ns41:value-type="float" table:style-name="TL Data" office:value="75" office:value-type="float">
            <text:p>75</text:p>
          </table:table-cell>
          <table:table-cell ns41:value-type="float" table:style-name="TL Data" office:value="11965" office:value-type="float">
            <text:p>11965</text:p>
          </table:table-cell>
          <table:table-cell ns41:value-type="float" table:style-name="TL Data" office:value="423" office:value-type="float">
            <text:p>423</text:p>
          </table:table-cell>
          <table:table-cell ns41:value-type="float" table:style-name="TL Data" office:value="185" office:value-type="float">
            <text:p>185</text:p>
          </table:table-cell>
          <table:table-cell ns41:value-type="float" table:style-name="TL Data" office:value="75" office:value-type="float">
            <text:p>75</text:p>
          </table:table-cell>
          <table:table-cell table:number-columns-repeated="1009"/>
        </table:table-row>
        <table:table-row table:style-name="ro6">
          <table:table-cell ns41:value-type="float" table:style-name="TL RowHeader" office:value="865" office:value-type="float">
            <text:p>865</text:p>
          </table:table-cell>
          <table:table-cell ns41:value-type="string" table:style-name="TL RowHeader" office:value-type="string">
            <text:p>Vught</text:p>
          </table:table-cell>
          <table:table-cell/>
          <table:table-cell ns41:value-type="float" table:style-name="TL Data" office:value="22855" office:value-type="float">
            <text:p>22855</text:p>
          </table:table-cell>
          <table:table-cell ns41:value-type="float" table:style-name="TL Data" office:value="1925" office:value-type="float">
            <text:p>1925</text:p>
          </table:table-cell>
          <table:table-cell ns41:value-type="float" table:style-name="TL Data" office:value="20865" office:value-type="float">
            <text:p>20865</text:p>
          </table:table-cell>
          <table:table-cell ns41:value-type="float" table:style-name="TL Data" office:value="60" office:value-type="float">
            <text:p>60</text:p>
          </table:table-cell>
          <table:table-cell ns41:value-type="float" table:style-name="TL Data" office:value="5020" office:value-type="float">
            <text:p>5020</text:p>
          </table:table-cell>
          <table:table-cell ns41:value-type="float" table:style-name="TL Data" office:value="4755" office:value-type="float">
            <text:p>4755</text:p>
          </table:table-cell>
          <table:table-cell ns41:value-type="float" table:style-name="TL Data" office:value="90" office:value-type="float">
            <text:p>90</text:p>
          </table:table-cell>
          <table:table-cell ns41:value-type="float" table:style-name="TL Data" office:value="175" office:value-type="float">
            <text:p>175</text:p>
          </table:table-cell>
          <table:table-cell ns41:value-type="float" table:style-name="TL Data" office:value="20310" office:value-type="float">
            <text:p>20310</text:p>
          </table:table-cell>
          <table:table-cell ns41:value-type="float" table:style-name="TL Data" office:value="405" office:value-type="float">
            <text:p>405</text:p>
          </table:table-cell>
          <table:table-cell ns41:value-type="float" table:style-name="TL Data" office:value="615" office:value-type="float">
            <text:p>615</text:p>
          </table:table-cell>
          <table:table-cell ns41:value-type="float" table:style-name="TL Data" office:value="110" office:value-type="float">
            <text:p>110</text:p>
          </table:table-cell>
          <table:table-cell table:number-columns-repeated="1009"/>
        </table:table-row>
        <table:table-row table:style-name="ro6">
          <table:table-cell ns41:value-type="float" table:style-name="TL RowHeader" office:value="866" office:value-type="float">
            <text:p>866</text:p>
          </table:table-cell>
          <table:table-cell ns41:value-type="string" table:style-name="TL RowHeader" office:value-type="string">
            <text:p>Waalre</text:p>
          </table:table-cell>
          <table:table-cell/>
          <table:table-cell ns41:value-type="float" table:style-name="TL Data" office:value="10985" office:value-type="float">
            <text:p>10985</text:p>
          </table:table-cell>
          <table:table-cell ns41:value-type="float" table:style-name="TL Data" office:value="75" office:value-type="float">
            <text:p>75</text:p>
          </table:table-cell>
          <table:table-cell ns41:value-type="float" table:style-name="TL Data" office:value="10835" office:value-type="float">
            <text:p>10835</text:p>
          </table:table-cell>
          <table:table-cell ns41:value-type="float" table:style-name="TL Data" office:value="75" office:value-type="float">
            <text:p>75</text:p>
          </table:table-cell>
          <table:table-cell ns41:value-type="float" table:style-name="TL Data" office:value="2785" office:value-type="float">
            <text:p>2785</text:p>
          </table:table-cell>
          <table:table-cell ns41:value-type="float" table:style-name="TL Data" office:value="2690" office:value-type="float">
            <text:p>2690</text:p>
          </table:table-cell>
          <table:table-cell ns41:value-type="float" table:style-name="TL Data" office:value="25" office:value-type="float">
            <text:p>25</text:p>
          </table:table-cell>
          <table:table-cell ns41:value-type="float" table:style-name="TL Data" office:value="65" office:value-type="float">
            <text:p>65</text:p>
          </table:table-cell>
          <table:table-cell ns41:value-type="float" table:style-name="TL Data" office:value="10670" office:value-type="float">
            <text:p>10670</text:p>
          </table:table-cell>
          <table:table-cell ns41:value-type="float" table:style-name="TL Data" office:value="383" office:value-type="float">
            <text:p>383</text:p>
          </table:table-cell>
          <table:table-cell ns41:value-type="float" table:style-name="TL Data" office:value="240" office:value-type="float">
            <text:p>240</text:p>
          </table:table-cell>
          <table:table-cell ns41:value-type="float" table:style-name="TL Data" office:value="45" office:value-type="float">
            <text:p>45</text:p>
          </table:table-cell>
          <table:table-cell table:number-columns-repeated="1009"/>
        </table:table-row>
        <table:table-row table:style-name="ro6">
          <table:table-cell ns41:value-type="float" table:style-name="TL RowHeader" office:value="867" office:value-type="float">
            <text:p>867</text:p>
          </table:table-cell>
          <table:table-cell ns41:value-type="string" table:style-name="TL RowHeader" office:value-type="string">
            <text:p>Waalwijk</text:p>
          </table:table-cell>
          <table:table-cell/>
          <table:table-cell ns41:value-type="float" table:style-name="TL Data" office:value="23945" office:value-type="float">
            <text:p>23945</text:p>
          </table:table-cell>
          <table:table-cell ns41:value-type="float" table:style-name="TL Data" office:value="310" office:value-type="float">
            <text:p>310</text:p>
          </table:table-cell>
          <table:table-cell ns41:value-type="float" table:style-name="TL Data" office:value="23575" office:value-type="float">
            <text:p>23575</text:p>
          </table:table-cell>
          <table:table-cell ns41:value-type="float" table:style-name="TL Data" office:value="55" office:value-type="float">
            <text:p>55</text:p>
          </table:table-cell>
          <table:table-cell ns41:value-type="float" table:style-name="TL Data" office:value="5925" office:value-type="float">
            <text:p>5925</text:p>
          </table:table-cell>
          <table:table-cell ns41:value-type="float" table:style-name="TL Data" office:value="5700" office:value-type="float">
            <text:p>5700</text:p>
          </table:table-cell>
          <table:table-cell ns41:value-type="float" table:style-name="TL Data" office:value="80" office:value-type="float">
            <text:p>80</text:p>
          </table:table-cell>
          <table:table-cell ns41:value-type="float" table:style-name="TL Data" office:value="140" office:value-type="float">
            <text:p>140</text:p>
          </table:table-cell>
          <table:table-cell ns41:value-type="float" table:style-name="TL Data" office:value="23105" office:value-type="float">
            <text:p>23105</text:p>
          </table:table-cell>
          <table:table-cell ns41:value-type="float" table:style-name="TL Data" office:value="390" office:value-type="float">
            <text:p>390</text:p>
          </table:table-cell>
          <table:table-cell ns41:value-type="float" table:style-name="TL Data" office:value="525" office:value-type="float">
            <text:p>52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868" office:value-type="float">
            <text:p>868</text:p>
          </table:table-cell>
          <table:table-cell ns41:value-type="string" table:style-name="TL RowHeader" office:value-type="string">
            <text:p>Wanroij</text:p>
          </table:table-cell>
          <table:table-cell/>
          <table:table-cell ns41:value-type="float" table:style-name="TL Data" office:value="4095" office:value-type="float">
            <text:p>4095</text:p>
          </table:table-cell>
          <table:table-cell ns41:value-type="float" table:style-name="TL Data" office:value="25" office:value-type="float">
            <text:p>25</text:p>
          </table:table-cell>
          <table:table-cell ns41:value-type="float" table:style-name="TL Data" office:value="4060" office:value-type="float">
            <text:p>4060</text:p>
          </table:table-cell>
          <table:table-cell ns41:value-type="float" table:style-name="TL Data" office:value="10" office:value-type="float">
            <text:p>10</text:p>
          </table:table-cell>
          <table:table-cell ns41:value-type="float" table:style-name="TL Data" office:value="840" office:value-type="float">
            <text:p>840</text:p>
          </table:table-cell>
          <table:table-cell ns41:value-type="float" table:style-name="TL Data" office:value="795" office:value-type="float">
            <text:p>795</text:p>
          </table:table-cell>
          <table:table-cell ns41:value-type="float" office:value="20" table:style-name="TL Data" table:number-columns-repeated="2" office:value-type="float">
            <text:p>20</text:p>
          </table:table-cell>
          <table:table-cell ns41:value-type="float" table:style-name="TL Data" office:value="4045" office:value-type="float">
            <text:p>4045</text:p>
          </table:table-cell>
          <table:table-cell ns41:value-type="float" table:style-name="TL Data" office:value="482" office:value-type="float">
            <text:p>482</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869" office:value-type="float">
            <text:p>869</text:p>
          </table:table-cell>
          <table:table-cell ns41:value-type="string" table:style-name="TL RowHeader" office:value-type="string">
            <text:p>Waspik</text:p>
          </table:table-cell>
          <table:table-cell/>
          <table:table-cell ns41:value-type="float" table:style-name="TL Data" office:value="3915" office:value-type="float">
            <text:p>3915</text:p>
          </table:table-cell>
          <table:table-cell ns41:value-type="float" table:style-name="TL Data" office:value="75" office:value-type="float">
            <text:p>75</text:p>
          </table:table-cell>
          <table:table-cell ns41:value-type="float" table:style-name="TL Data" office:value="3780" office:value-type="float">
            <text:p>3780</text:p>
          </table:table-cell>
          <table:table-cell ns41:value-type="float" table:style-name="TL Data" office:value="60" office:value-type="float">
            <text:p>60</text:p>
          </table:table-cell>
          <table:table-cell ns41:value-type="float" table:style-name="TL Data" office:value="910" office:value-type="float">
            <text:p>910</text:p>
          </table:table-cell>
          <table:table-cell ns41:value-type="float" table:style-name="TL Data" office:value="865" office:value-type="float">
            <text:p>86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775" office:value-type="float">
            <text:p>3775</text:p>
          </table:table-cell>
          <table:table-cell ns41:value-type="float" table:style-name="TL Data" office:value="416" office:value-type="float">
            <text:p>416</text:p>
          </table:table-cell>
          <table:table-cell ns41:value-type="float" table:style-name="TL Data" office:value="65" office:value-type="float">
            <text:p>65</text:p>
          </table:table-cell>
          <table:table-cell table:style-name="TL Data"/>
          <table:table-cell table:number-columns-repeated="1009"/>
        </table:table-row>
        <table:table-row table:style-name="ro6">
          <table:table-cell ns41:value-type="float" table:style-name="TL RowHeader" office:value="870" office:value-type="float">
            <text:p>870</text:p>
          </table:table-cell>
          <table:table-cell ns41:value-type="string" table:style-name="TL RowHeader" office:value-type="string">
            <text:p>Werkendam</text:p>
          </table:table-cell>
          <table:table-cell/>
          <table:table-cell ns41:value-type="float" table:style-name="TL Data" office:value="11665" office:value-type="float">
            <text:p>11665</text:p>
          </table:table-cell>
          <table:table-cell ns41:value-type="float" table:style-name="TL Data" office:value="85" office:value-type="float">
            <text:p>85</text:p>
          </table:table-cell>
          <table:table-cell ns41:value-type="float" table:style-name="TL Data" office:value="10695" office:value-type="float">
            <text:p>10695</text:p>
          </table:table-cell>
          <table:table-cell ns41:value-type="float" table:style-name="TL Data" office:value="885" office:value-type="float">
            <text:p>885</text:p>
          </table:table-cell>
          <table:table-cell ns41:value-type="float" table:style-name="TL Data" office:value="2965" office:value-type="float">
            <text:p>2965</text:p>
          </table:table-cell>
          <table:table-cell ns41:value-type="float" table:style-name="TL Data" office:value="2860" office:value-type="float">
            <text:p>2860</text:p>
          </table:table-cell>
          <table:table-cell ns41:value-type="float" table:style-name="TL Data" office:value="45" office:value-type="float">
            <text:p>45</text:p>
          </table:table-cell>
          <table:table-cell ns41:value-type="float" table:style-name="TL Data" office:value="60" office:value-type="float">
            <text:p>60</text:p>
          </table:table-cell>
          <table:table-cell ns41:value-type="float" table:style-name="TL Data" office:value="11300" office:value-type="float">
            <text:p>11300</text:p>
          </table:table-cell>
          <table:table-cell ns41:value-type="float" table:style-name="TL Data" office:value="381" office:value-type="float">
            <text:p>381</text:p>
          </table:table-cell>
          <table:table-cell ns41:value-type="float" table:style-name="TL Data" office:value="285" office:value-type="float">
            <text:p>28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71" office:value-type="float">
            <text:p>871</text:p>
          </table:table-cell>
          <table:table-cell ns41:value-type="string" table:style-name="TL RowHeader" office:value-type="string">
            <text:p>Westerhoven</text:p>
          </table:table-cell>
          <table:table-cell/>
          <table:table-cell ns41:value-type="float" table:style-name="TL Data" office:value="1480" office:value-type="float">
            <text:p>1480</text:p>
          </table:table-cell>
          <table:table-cell table:style-name="TL Data"/>
          <table:table-cell ns41:value-type="float" table:style-name="TL Data" office:value="1475" office:value-type="float">
            <text:p>1475</text:p>
          </table:table-cell>
          <table:table-cell ns41:value-type="float" table:style-name="TL Data" office:value="5" office:value-type="float">
            <text:p>5</text:p>
          </table:table-cell>
          <table:table-cell ns41:value-type="float" table:style-name="TL Data" office:value="350" office:value-type="float">
            <text:p>350</text:p>
          </table:table-cell>
          <table:table-cell ns41:value-type="float" table:style-name="TL Data" office:value="325" office:value-type="float">
            <text:p>32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470" office:value-type="float">
            <text:p>1470</text:p>
          </table:table-cell>
          <table:table-cell ns41:value-type="float" table:style-name="TL Data" office:value="419" office:value-type="float">
            <text:p>419</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872" office:value-type="float">
            <text:p>872</text:p>
          </table:table-cell>
          <table:table-cell ns41:value-type="string" table:style-name="TL RowHeader" office:value-type="string">
            <text:p>Willemstad</text:p>
          </table:table-cell>
          <table:table-cell/>
          <table:table-cell ns41:value-type="float" table:style-name="TL Data" office:value="2390" office:value-type="float">
            <text:p>2390</text:p>
          </table:table-cell>
          <table:table-cell table:style-name="TL Data"/>
          <table:table-cell ns41:value-type="float" table:style-name="TL Data" office:value="2325" office:value-type="float">
            <text:p>2325</text:p>
          </table:table-cell>
          <table:table-cell ns41:value-type="float" table:style-name="TL Data" office:value="65" office:value-type="float">
            <text:p>65</text:p>
          </table:table-cell>
          <table:table-cell ns41:value-type="float" table:style-name="TL Data" office:value="625" office:value-type="float">
            <text:p>625</text:p>
          </table:table-cell>
          <table:table-cell ns41:value-type="float" table:style-name="TL Data" office:value="600" office:value-type="float">
            <text:p>60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310" office:value-type="float">
            <text:p>2310</text:p>
          </table:table-cell>
          <table:table-cell ns41:value-type="float" table:style-name="TL Data" office:value="368" office:value-type="float">
            <text:p>368</text:p>
          </table:table-cell>
          <table:table-cell ns41:value-type="float" table:style-name="TL Data" office:value="80" office:value-type="float">
            <text:p>80</text:p>
          </table:table-cell>
          <table:table-cell table:style-name="TL Data"/>
          <table:table-cell table:number-columns-repeated="1009"/>
        </table:table-row>
        <table:table-row table:style-name="ro6">
          <table:table-cell ns41:value-type="float" table:style-name="TL RowHeader" office:value="873" office:value-type="float">
            <text:p>873</text:p>
          </table:table-cell>
          <table:table-cell ns41:value-type="string" table:style-name="TL RowHeader" office:value-type="string">
            <text:p>Woensdrecht</text:p>
          </table:table-cell>
          <table:table-cell/>
          <table:table-cell ns41:value-type="float" table:style-name="TL Data" office:value="8115" office:value-type="float">
            <text:p>8115</text:p>
          </table:table-cell>
          <table:table-cell ns41:value-type="float" table:style-name="TL Data" office:value="105" office:value-type="float">
            <text:p>105</text:p>
          </table:table-cell>
          <table:table-cell ns41:value-type="float" table:style-name="TL Data" office:value="7930" office:value-type="float">
            <text:p>7930</text:p>
          </table:table-cell>
          <table:table-cell ns41:value-type="float" table:style-name="TL Data" office:value="80" office:value-type="float">
            <text:p>80</text:p>
          </table:table-cell>
          <table:table-cell ns41:value-type="float" table:style-name="TL Data" office:value="2160" office:value-type="float">
            <text:p>2160</text:p>
          </table:table-cell>
          <table:table-cell ns41:value-type="float" table:style-name="TL Data" office:value="2075" office:value-type="float">
            <text:p>2075</text:p>
          </table:table-cell>
          <table:table-cell ns41:value-type="float" table:style-name="TL Data" office:value="40" office:value-type="float">
            <text:p>40</text:p>
          </table:table-cell>
          <table:table-cell ns41:value-type="float" table:style-name="TL Data" office:value="45" office:value-type="float">
            <text:p>45</text:p>
          </table:table-cell>
          <table:table-cell ns41:value-type="float" table:style-name="TL Data" office:value="7845" office:value-type="float">
            <text:p>7845</text:p>
          </table:table-cell>
          <table:table-cell ns41:value-type="float" table:style-name="TL Data" office:value="364" office:value-type="float">
            <text:p>364</text:p>
          </table:table-cell>
          <table:table-cell ns41:value-type="float" table:style-name="TL Data" office:value="165" office:value-type="float">
            <text:p>1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74" office:value-type="float">
            <text:p>874</text:p>
          </table:table-cell>
          <table:table-cell ns41:value-type="string" table:style-name="TL RowHeader" office:value-type="string">
            <text:p>Woudrichem</text:p>
          </table:table-cell>
          <table:table-cell/>
          <table:table-cell ns41:value-type="float" table:style-name="TL Data" office:value="2650" office:value-type="float">
            <text:p>2650</text:p>
          </table:table-cell>
          <table:table-cell ns41:value-type="float" table:style-name="TL Data" office:value="5" office:value-type="float">
            <text:p>5</text:p>
          </table:table-cell>
          <table:table-cell ns41:value-type="float" table:style-name="TL Data" office:value="2625" office:value-type="float">
            <text:p>2625</text:p>
          </table:table-cell>
          <table:table-cell ns41:value-type="float" table:style-name="TL Data" office:value="20" office:value-type="float">
            <text:p>20</text:p>
          </table:table-cell>
          <table:table-cell ns41:value-type="float" table:style-name="TL Data" office:value="700" office:value-type="float">
            <text:p>700</text:p>
          </table:table-cell>
          <table:table-cell ns41:value-type="float" table:style-name="TL Data" office:value="660" office:value-type="float">
            <text:p>660</text:p>
          </table:table-cell>
          <table:table-cell ns41:value-type="float" table:style-name="TL Data" office:value="15" office:value-type="float">
            <text:p>15</text:p>
          </table:table-cell>
          <table:table-cell ns41:value-type="float" table:style-name="TL Data" office:value="30" office:value-type="float">
            <text:p>30</text:p>
          </table:table-cell>
          <table:table-cell ns41:value-type="float" table:style-name="TL Data" office:value="2560" office:value-type="float">
            <text:p>2560</text:p>
          </table:table-cell>
          <table:table-cell ns41:value-type="float" table:style-name="TL Data" office:value="365" office:value-type="float">
            <text:p>365</text:p>
          </table:table-cell>
          <table:table-cell ns41:value-type="float" table:style-name="TL Data" office:value="85" office:value-type="float">
            <text:p>85</text:p>
          </table:table-cell>
          <table:table-cell table:style-name="TL Data"/>
          <table:table-cell table:number-columns-repeated="1009"/>
        </table:table-row>
        <table:table-row table:style-name="ro6">
          <table:table-cell ns41:value-type="float" table:style-name="TL RowHeader" office:value="875" office:value-type="float">
            <text:p>875</text:p>
          </table:table-cell>
          <table:table-cell ns41:value-type="string" table:style-name="TL RowHeader" office:value-type="string">
            <text:p>Wouw</text:p>
          </table:table-cell>
          <table:table-cell/>
          <table:table-cell ns41:value-type="float" table:style-name="TL Data" office:value="7070" office:value-type="float">
            <text:p>7070</text:p>
          </table:table-cell>
          <table:table-cell ns41:value-type="float" table:style-name="TL Data" office:value="105" office:value-type="float">
            <text:p>105</text:p>
          </table:table-cell>
          <table:table-cell ns41:value-type="float" table:style-name="TL Data" office:value="6960" office:value-type="float">
            <text:p>6960</text:p>
          </table:table-cell>
          <table:table-cell ns41:value-type="float" table:style-name="TL Data" office:value="5" office:value-type="float">
            <text:p>5</text:p>
          </table:table-cell>
          <table:table-cell ns41:value-type="float" table:style-name="TL Data" office:value="1760" office:value-type="float">
            <text:p>1760</text:p>
          </table:table-cell>
          <table:table-cell ns41:value-type="float" table:style-name="TL Data" office:value="1665" office:value-type="float">
            <text:p>1665</text:p>
          </table:table-cell>
          <table:table-cell ns41:value-type="float" table:style-name="TL Data" office:value="45" office:value-type="float">
            <text:p>45</text:p>
          </table:table-cell>
          <table:table-cell ns41:value-type="float" table:style-name="TL Data" office:value="50" office:value-type="float">
            <text:p>50</text:p>
          </table:table-cell>
          <table:table-cell ns41:value-type="float" table:style-name="TL Data" office:value="6845" office:value-type="float">
            <text:p>6845</text:p>
          </table:table-cell>
          <table:table-cell ns41:value-type="float" table:style-name="TL Data" office:value="389" office:value-type="float">
            <text:p>389</text:p>
          </table:table-cell>
          <table:table-cell ns41:value-type="float" table:style-name="TL Data" office:value="120" office:value-type="float">
            <text:p>12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76" office:value-type="float">
            <text:p>876</text:p>
          </table:table-cell>
          <table:table-cell ns41:value-type="string" table:style-name="TL RowHeader" office:value-type="string">
            <text:p>Wijk en Aalburg</text:p>
          </table:table-cell>
          <table:table-cell/>
          <table:table-cell ns41:value-type="float" table:style-name="TL Data" office:value="3655" office:value-type="float">
            <text:p>3655</text:p>
          </table:table-cell>
          <table:table-cell ns41:value-type="float" table:style-name="TL Data" office:value="85" office:value-type="float">
            <text:p>85</text:p>
          </table:table-cell>
          <table:table-cell ns41:value-type="float" table:style-name="TL Data" office:value="3560" office:value-type="float">
            <text:p>3560</text:p>
          </table:table-cell>
          <table:table-cell ns41:value-type="float" table:style-name="TL Data" office:value="10" office:value-type="float">
            <text:p>10</text:p>
          </table:table-cell>
          <table:table-cell ns41:value-type="float" table:style-name="TL Data" office:value="865" office:value-type="float">
            <text:p>865</text:p>
          </table:table-cell>
          <table:table-cell ns41:value-type="float" table:style-name="TL Data" office:value="825" office:value-type="float">
            <text:p>825</text:p>
          </table:table-cell>
          <table:table-cell ns41:value-type="float" table:style-name="TL Data" office:value="10" office:value-type="float">
            <text:p>10</text:p>
          </table:table-cell>
          <table:table-cell ns41:value-type="float" table:style-name="TL Data" office:value="25" office:value-type="float">
            <text:p>25</text:p>
          </table:table-cell>
          <table:table-cell ns41:value-type="float" table:style-name="TL Data" office:value="3455" office:value-type="float">
            <text:p>3455</text:p>
          </table:table-cell>
          <table:table-cell ns41:value-type="float" table:style-name="TL Data" office:value="400" office:value-type="float">
            <text:p>400</text:p>
          </table:table-cell>
          <table:table-cell ns41:value-type="float" table:style-name="TL Data" office:value="110" office:value-type="float">
            <text:p>110</text:p>
          </table:table-cell>
          <table:table-cell table:style-name="TL Data"/>
          <table:table-cell table:number-columns-repeated="1009"/>
        </table:table-row>
        <table:table-row table:style-name="ro6">
          <table:table-cell ns41:value-type="float" table:style-name="TL RowHeader" office:value="877" office:value-type="float">
            <text:p>877</text:p>
          </table:table-cell>
          <table:table-cell ns41:value-type="string" table:style-name="TL RowHeader" office:value-type="string">
            <text:p>Zeeland</text:p>
          </table:table-cell>
          <table:table-cell/>
          <table:table-cell ns41:value-type="float" table:style-name="TL Data" office:value="4950" office:value-type="float">
            <text:p>4950</text:p>
          </table:table-cell>
          <table:table-cell ns41:value-type="float" table:style-name="TL Data" office:value="50" office:value-type="float">
            <text:p>50</text:p>
          </table:table-cell>
          <table:table-cell ns41:value-type="float" table:style-name="TL Data" office:value="4895" office:value-type="float">
            <text:p>4895</text:p>
          </table:table-cell>
          <table:table-cell ns41:value-type="float" table:style-name="TL Data" office:value="5" office:value-type="float">
            <text:p>5</text:p>
          </table:table-cell>
          <table:table-cell ns41:value-type="float" table:style-name="TL Data" office:value="1000" office:value-type="float">
            <text:p>1000</text:p>
          </table:table-cell>
          <table:table-cell ns41:value-type="float" table:style-name="TL Data" office:value="945" office:value-type="float">
            <text:p>945</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4875" office:value-type="float">
            <text:p>4875</text:p>
          </table:table-cell>
          <table:table-cell ns41:value-type="float" table:style-name="TL Data" office:value="487" office:value-type="float">
            <text:p>487</text:p>
          </table:table-cell>
          <table:table-cell ns41:value-type="float" table:style-name="TL Data" office:value="25" office:value-type="float">
            <text:p>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78" office:value-type="float">
            <text:p>878</text:p>
          </table:table-cell>
          <table:table-cell ns41:value-type="string" table:style-name="TL RowHeader" office:value-type="string">
            <text:p>Zevenbergen</text:p>
          </table:table-cell>
          <table:table-cell/>
          <table:table-cell ns41:value-type="float" table:style-name="TL Data" office:value="10330" office:value-type="float">
            <text:p>10330</text:p>
          </table:table-cell>
          <table:table-cell ns41:value-type="float" table:style-name="TL Data" office:value="300" office:value-type="float">
            <text:p>300</text:p>
          </table:table-cell>
          <table:table-cell ns41:value-type="float" table:style-name="TL Data" office:value="9990" office:value-type="float">
            <text:p>9990</text:p>
          </table:table-cell>
          <table:table-cell ns41:value-type="float" table:style-name="TL Data" office:value="40" office:value-type="float">
            <text:p>40</text:p>
          </table:table-cell>
          <table:table-cell ns41:value-type="float" table:style-name="TL Data" office:value="2530" office:value-type="float">
            <text:p>2530</text:p>
          </table:table-cell>
          <table:table-cell ns41:value-type="float" table:style-name="TL Data" office:value="2430" office:value-type="float">
            <text:p>2430</text:p>
          </table:table-cell>
          <table:table-cell ns41:value-type="float" table:style-name="TL Data" office:value="30" office:value-type="float">
            <text:p>30</text:p>
          </table:table-cell>
          <table:table-cell ns41:value-type="float" table:style-name="TL Data" office:value="70" office:value-type="float">
            <text:p>70</text:p>
          </table:table-cell>
          <table:table-cell ns41:value-type="float" table:style-name="TL Data" office:value="9810" office:value-type="float">
            <text:p>9810</text:p>
          </table:table-cell>
          <table:table-cell ns41:value-type="float" table:style-name="TL Data" office:value="388" office:value-type="float">
            <text:p>388</text:p>
          </table:table-cell>
          <table:table-cell ns41:value-type="float" table:style-name="TL Data" office:value="215" office:value-type="float">
            <text:p>21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879" office:value-type="float">
            <text:p>879</text:p>
          </table:table-cell>
          <table:table-cell ns41:value-type="string" table:style-name="TL RowHeader" office:value-type="string">
            <text:p>Zundert</text:p>
          </table:table-cell>
          <table:table-cell/>
          <table:table-cell ns41:value-type="float" table:style-name="TL Data" office:value="12200" office:value-type="float">
            <text:p>12200</text:p>
          </table:table-cell>
          <table:table-cell ns41:value-type="float" table:style-name="TL Data" office:value="315" office:value-type="float">
            <text:p>315</text:p>
          </table:table-cell>
          <table:table-cell ns41:value-type="float" table:style-name="TL Data" office:value="11845" office:value-type="float">
            <text:p>11845</text:p>
          </table:table-cell>
          <table:table-cell ns41:value-type="float" table:style-name="TL Data" office:value="40" office:value-type="float">
            <text:p>40</text:p>
          </table:table-cell>
          <table:table-cell ns41:value-type="float" table:style-name="TL Data" office:value="2890" office:value-type="float">
            <text:p>2890</text:p>
          </table:table-cell>
          <table:table-cell ns41:value-type="float" table:style-name="TL Data" office:value="2730" office:value-type="float">
            <text:p>2730</text:p>
          </table:table-cell>
          <table:table-cell ns41:value-type="float" table:style-name="TL Data" office:value="95" office:value-type="float">
            <text:p>95</text:p>
          </table:table-cell>
          <table:table-cell ns41:value-type="float" table:style-name="TL Data" office:value="65" office:value-type="float">
            <text:p>65</text:p>
          </table:table-cell>
          <table:table-cell ns41:value-type="float" table:style-name="TL Data" office:value="11610" office:value-type="float">
            <text:p>11610</text:p>
          </table:table-cell>
          <table:table-cell ns41:value-type="float" table:style-name="TL Data" office:value="402" office:value-type="float">
            <text:p>402</text:p>
          </table:table-cell>
          <table:table-cell ns41:value-type="float" table:style-name="TL Data" office:value="275" office:value-type="float">
            <text:p>275</text:p>
          </table:table-cell>
          <table:table-cell ns41:value-type="float" table:style-name="TL Data" office:value="85" office:value-type="float">
            <text:p>85</text:p>
          </table:table-cell>
          <table:table-cell table:number-columns-repeated="1009"/>
        </table:table-row>
        <table:table-row table:style-name="ro6">
          <table:table-cell ns41:value-type="float" table:style-name="TL RowHeader" office:value="884" office:value-type="float">
            <text:p>884</text:p>
          </table:table-cell>
          <table:table-cell ns41:value-type="string" table:style-name="TL RowHeader" office:value-type="string">
            <text:p>Amstenrade</text:p>
          </table:table-cell>
          <table:table-cell/>
          <table:table-cell ns41:value-type="float" table:style-name="TL Data" office:value="3265" office:value-type="float">
            <text:p>3265</text:p>
          </table:table-cell>
          <table:table-cell ns41:value-type="float" table:style-name="TL Data" office:value="140" office:value-type="float">
            <text:p>140</text:p>
          </table:table-cell>
          <table:table-cell ns41:value-type="float" table:style-name="TL Data" office:value="3120" office:value-type="float">
            <text:p>3120</text:p>
          </table:table-cell>
          <table:table-cell ns41:value-type="float" table:style-name="TL Data" office:value="5" office:value-type="float">
            <text:p>5</text:p>
          </table:table-cell>
          <table:table-cell ns41:value-type="float" table:style-name="TL Data" office:value="815" office:value-type="float">
            <text:p>815</text:p>
          </table:table-cell>
          <table:table-cell ns41:value-type="float" table:style-name="TL Data" office:value="760" office:value-type="float">
            <text:p>76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3065" office:value-type="float">
            <text:p>3065</text:p>
          </table:table-cell>
          <table:table-cell ns41:value-type="float" table:style-name="TL Data" office:value="376" office:value-type="float">
            <text:p>376</text:p>
          </table:table-cell>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85" office:value-type="float">
            <text:p>885</text:p>
          </table:table-cell>
          <table:table-cell ns41:value-type="string" table:style-name="TL RowHeader" office:value-type="string">
            <text:p>Arcen en Velden</text:p>
          </table:table-cell>
          <table:table-cell/>
          <table:table-cell ns41:value-type="float" table:style-name="TL Data" office:value="6720" office:value-type="float">
            <text:p>6720</text:p>
          </table:table-cell>
          <table:table-cell ns41:value-type="float" table:style-name="TL Data" office:value="45" office:value-type="float">
            <text:p>45</text:p>
          </table:table-cell>
          <table:table-cell ns41:value-type="float" table:style-name="TL Data" office:value="6570" office:value-type="float">
            <text:p>6570</text:p>
          </table:table-cell>
          <table:table-cell ns41:value-type="float" table:style-name="TL Data" office:value="105" office:value-type="float">
            <text:p>105</text:p>
          </table:table-cell>
          <table:table-cell ns41:value-type="float" table:style-name="TL Data" office:value="1545" office:value-type="float">
            <text:p>1545</text:p>
          </table:table-cell>
          <table:table-cell ns41:value-type="float" table:style-name="TL Data" office:value="1450" office:value-type="float">
            <text:p>1450</text:p>
          </table:table-cell>
          <table:table-cell ns41:value-type="float" table:style-name="TL Data" office:value="55" office:value-type="float">
            <text:p>55</text:p>
          </table:table-cell>
          <table:table-cell ns41:value-type="float" table:style-name="TL Data" office:value="40" office:value-type="float">
            <text:p>40</text:p>
          </table:table-cell>
          <table:table-cell ns41:value-type="float" table:style-name="TL Data" office:value="6580" office:value-type="float">
            <text:p>6580</text:p>
          </table:table-cell>
          <table:table-cell ns41:value-type="float" table:style-name="TL Data" office:value="426" office:value-type="float">
            <text:p>426</text:p>
          </table:table-cell>
          <table:table-cell ns41:value-type="float" table:style-name="TL Data" office:value="95" office:value-type="float">
            <text:p>9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86" office:value-type="float">
            <text:p>886</text:p>
          </table:table-cell>
          <table:table-cell ns41:value-type="string" table:style-name="TL RowHeader" office:value-type="string">
            <text:p>Baexem</text:p>
          </table:table-cell>
          <table:table-cell/>
          <table:table-cell ns41:value-type="float" table:style-name="TL Data" office:value="1635" office:value-type="float">
            <text:p>1635</text:p>
          </table:table-cell>
          <table:table-cell ns41:value-type="float" table:style-name="TL Data" office:value="115" office:value-type="float">
            <text:p>115</text:p>
          </table:table-cell>
          <table:table-cell ns41:value-type="float" table:style-name="TL Data" office:value="1505" office:value-type="float">
            <text:p>1505</text:p>
          </table:table-cell>
          <table:table-cell ns41:value-type="float" table:style-name="TL Data" office:value="10" office:value-type="float">
            <text:p>10</text:p>
          </table:table-cell>
          <table:table-cell ns41:value-type="float" table:style-name="TL Data" office:value="340" office:value-type="float">
            <text:p>340</text:p>
          </table:table-cell>
          <table:table-cell ns41:value-type="float" table:style-name="TL Data" office:value="310" office:value-type="float">
            <text:p>310</text:p>
          </table:table-cell>
          <table:table-cell ns41:value-type="float" office:value="15" table:style-name="TL Data" table:number-columns-repeated="2" office:value-type="float">
            <text:p>15</text:p>
          </table:table-cell>
          <table:table-cell ns41:value-type="float" table:style-name="TL Data" office:value="1505" office:value-type="float">
            <text:p>1505</text:p>
          </table:table-cell>
          <table:table-cell ns41:value-type="float" table:style-name="TL Data" office:value="441" office:value-type="float">
            <text:p>441</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887" office:value-type="float">
            <text:p>887</text:p>
          </table:table-cell>
          <table:table-cell ns41:value-type="string" table:style-name="TL RowHeader" office:value-type="string">
            <text:p>Beegden</text:p>
          </table:table-cell>
          <table:table-cell/>
          <table:table-cell ns41:value-type="float" table:style-name="TL Data" office:value="1335" office:value-type="float">
            <text:p>1335</text:p>
          </table:table-cell>
          <table:table-cell table:style-name="TL Data"/>
          <table:table-cell ns41:value-type="float" table:style-name="TL Data" office:value="1325" office:value-type="float">
            <text:p>1325</text:p>
          </table:table-cell>
          <table:table-cell ns41:value-type="float" table:style-name="TL Data" office:value="10" office:value-type="float">
            <text:p>10</text:p>
          </table:table-cell>
          <table:table-cell ns41:value-type="float" table:style-name="TL Data" office:value="340" office:value-type="float">
            <text:p>340</text:p>
          </table:table-cell>
          <table:table-cell ns41:value-type="float" table:style-name="TL Data" office:value="315" office:value-type="float">
            <text:p>31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325" office:value-type="float">
            <text:p>1325</text:p>
          </table:table-cell>
          <table:table-cell ns41:value-type="float" table:style-name="TL Data" office:value="389" office:value-type="float">
            <text:p>389</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888" office:value-type="float">
            <text:p>888</text:p>
          </table:table-cell>
          <table:table-cell ns41:value-type="string" table:style-name="TL RowHeader" office:value-type="string">
            <text:p>Beek (L.)</text:p>
          </table:table-cell>
          <table:table-cell/>
          <table:table-cell ns41:value-type="float" table:style-name="TL Data" office:value="12285" office:value-type="float">
            <text:p>12285</text:p>
          </table:table-cell>
          <table:table-cell ns41:value-type="float" table:style-name="TL Data" office:value="100" office:value-type="float">
            <text:p>100</text:p>
          </table:table-cell>
          <table:table-cell ns41:value-type="float" table:style-name="TL Data" office:value="12165" office:value-type="float">
            <text:p>12165</text:p>
          </table:table-cell>
          <table:table-cell ns41:value-type="float" table:style-name="TL Data" office:value="20" office:value-type="float">
            <text:p>20</text:p>
          </table:table-cell>
          <table:table-cell ns41:value-type="float" table:style-name="TL Data" office:value="3110" office:value-type="float">
            <text:p>3110</text:p>
          </table:table-cell>
          <table:table-cell ns41:value-type="float" table:style-name="TL Data" office:value="2945" office:value-type="float">
            <text:p>2945</text:p>
          </table:table-cell>
          <table:table-cell ns41:value-type="float" table:style-name="TL Data" office:value="75" office:value-type="float">
            <text:p>75</text:p>
          </table:table-cell>
          <table:table-cell ns41:value-type="float" table:style-name="TL Data" office:value="90" office:value-type="float">
            <text:p>90</text:p>
          </table:table-cell>
          <table:table-cell ns41:value-type="float" table:style-name="TL Data" office:value="11965" office:value-type="float">
            <text:p>11965</text:p>
          </table:table-cell>
          <table:table-cell ns41:value-type="float" table:style-name="TL Data" office:value="384" office:value-type="float">
            <text:p>384</text:p>
          </table:table-cell>
          <table:table-cell ns41:value-type="float" table:style-name="TL Data" office:value="220" office:value-type="float">
            <text:p>22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89" office:value-type="float">
            <text:p>889</text:p>
          </table:table-cell>
          <table:table-cell ns41:value-type="string" table:style-name="TL RowHeader" office:value-type="string">
            <text:p>Beesel</text:p>
          </table:table-cell>
          <table:table-cell/>
          <table:table-cell ns41:value-type="float" table:style-name="TL Data" office:value="10530" office:value-type="float">
            <text:p>10530</text:p>
          </table:table-cell>
          <table:table-cell ns41:value-type="float" table:style-name="TL Data" office:value="155" office:value-type="float">
            <text:p>155</text:p>
          </table:table-cell>
          <table:table-cell ns41:value-type="float" table:style-name="TL Data" office:value="10325" office:value-type="float">
            <text:p>10325</text:p>
          </table:table-cell>
          <table:table-cell ns41:value-type="float" table:style-name="TL Data" office:value="50" office:value-type="float">
            <text:p>50</text:p>
          </table:table-cell>
          <table:table-cell ns41:value-type="float" table:style-name="TL Data" office:value="2445" office:value-type="float">
            <text:p>2445</text:p>
          </table:table-cell>
          <table:table-cell ns41:value-type="float" table:style-name="TL Data" office:value="2320" office:value-type="float">
            <text:p>2320</text:p>
          </table:table-cell>
          <table:table-cell ns41:value-type="float" table:style-name="TL Data" office:value="80" office:value-type="float">
            <text:p>80</text:p>
          </table:table-cell>
          <table:table-cell ns41:value-type="float" table:style-name="TL Data" office:value="50" office:value-type="float">
            <text:p>50</text:p>
          </table:table-cell>
          <table:table-cell ns41:value-type="float" table:style-name="TL Data" office:value="10180" office:value-type="float">
            <text:p>10180</text:p>
          </table:table-cell>
          <table:table-cell ns41:value-type="float" table:style-name="TL Data" office:value="416" office:value-type="float">
            <text:p>416</text:p>
          </table:table-cell>
          <table:table-cell ns41:value-type="float" table:style-name="TL Data" office:value="200" office:value-type="float">
            <text:p>200</text:p>
          </table:table-cell>
          <table:table-cell ns41:value-type="float" table:style-name="TL Data" office:value="60" office:value-type="float">
            <text:p>60</text:p>
          </table:table-cell>
          <table:table-cell table:number-columns-repeated="1009"/>
        </table:table-row>
        <table:table-row table:style-name="ro6">
          <table:table-cell ns41:value-type="float" table:style-name="TL RowHeader" office:value="890" office:value-type="float">
            <text:p>890</text:p>
          </table:table-cell>
          <table:table-cell ns41:value-type="string" table:style-name="TL RowHeader" office:value-type="string">
            <text:p>Belfeld</text:p>
          </table:table-cell>
          <table:table-cell/>
          <table:table-cell ns41:value-type="float" table:style-name="TL Data" office:value="4295" office:value-type="float">
            <text:p>4295</text:p>
          </table:table-cell>
          <table:table-cell ns41:value-type="float" table:style-name="TL Data" office:value="25" office:value-type="float">
            <text:p>25</text:p>
          </table:table-cell>
          <table:table-cell ns41:value-type="float" table:style-name="TL Data" office:value="4255" office:value-type="float">
            <text:p>4255</text:p>
          </table:table-cell>
          <table:table-cell ns41:value-type="float" table:style-name="TL Data" office:value="15" office:value-type="float">
            <text:p>15</text:p>
          </table:table-cell>
          <table:table-cell ns41:value-type="float" table:style-name="TL Data" office:value="990" office:value-type="float">
            <text:p>990</text:p>
          </table:table-cell>
          <table:table-cell ns41:value-type="float" table:style-name="TL Data" office:value="945" office:value-type="float">
            <text:p>94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4240" office:value-type="float">
            <text:p>4240</text:p>
          </table:table-cell>
          <table:table-cell ns41:value-type="float" table:style-name="TL Data" office:value="427" office:value-type="float">
            <text:p>427</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891" office:value-type="float">
            <text:p>891</text:p>
          </table:table-cell>
          <table:table-cell ns41:value-type="string" table:style-name="TL RowHeader" office:value-type="string">
            <text:p>Bemelen</text:p>
          </table:table-cell>
          <table:table-cell/>
          <table:table-cell ns41:value-type="float" table:style-name="TL Data" office:value="310" office:value-type="float">
            <text:p>310</text:p>
          </table:table-cell>
          <table:table-cell table:style-name="TL Data"/>
          <table:table-cell ns41:value-type="float" table:style-name="TL Data" office:value="305" office:value-type="float">
            <text:p>305</text:p>
          </table:table-cell>
          <table:table-cell ns41:value-type="float" table:style-name="TL Data" office:value="5" office:value-type="float">
            <text:p>5</text:p>
          </table:table-cell>
          <table:table-cell ns41:value-type="float" table:style-name="TL Data" office:value="70" office:value-type="float">
            <text:p>70</text:p>
          </table:table-cell>
          <table:table-cell ns41:value-type="float" table:style-name="TL Data" office:value="60" office:value-type="float">
            <text:p>60</text:p>
          </table:table-cell>
          <table:table-cell ns41:value-type="float" office:value="5" table:style-name="TL Data" table:number-columns-repeated="2" office:value-type="float">
            <text:p>5</text:p>
          </table:table-cell>
          <table:table-cell ns41:value-type="float" table:style-name="TL Data" office:value="305" office:value-type="float">
            <text:p>305</text:p>
          </table:table-cell>
          <table:table-cell ns41:value-type="float" table:style-name="TL Data" office:value="445" office:value-type="float">
            <text:p>445</text:p>
          </table:table-cell>
          <table:table-cell table:style-name="TL Data"/>
          <table:table-cell table:style-name="TL Data"/>
          <table:table-cell table:number-columns-repeated="1009"/>
        </table:table-row>
        <table:table-row table:style-name="ro6">
          <table:table-cell ns41:value-type="float" table:style-name="TL RowHeader" office:value="892" office:value-type="float">
            <text:p>892</text:p>
          </table:table-cell>
          <table:table-cell ns41:value-type="string" table:style-name="TL RowHeader" office:value-type="string">
            <text:p>Berg en Terblijt</text:p>
          </table:table-cell>
          <table:table-cell/>
          <table:table-cell ns41:value-type="float" table:style-name="TL Data" office:value="3430" office:value-type="float">
            <text:p>3430</text:p>
          </table:table-cell>
          <table:table-cell table:style-name="TL Data"/>
          <table:table-cell ns41:value-type="float" table:style-name="TL Data" office:value="3330" office:value-type="float">
            <text:p>3330</text:p>
          </table:table-cell>
          <table:table-cell ns41:value-type="float" table:style-name="TL Data" office:value="100" office:value-type="float">
            <text:p>100</text:p>
          </table:table-cell>
          <table:table-cell ns41:value-type="float" table:style-name="TL Data" office:value="840" office:value-type="float">
            <text:p>840</text:p>
          </table:table-cell>
          <table:table-cell ns41:value-type="float" table:style-name="TL Data" office:value="775" office:value-type="float">
            <text:p>775</text:p>
          </table:table-cell>
          <table:table-cell ns41:value-type="float" table:style-name="TL Data" office:value="45" office:value-type="float">
            <text:p>45</text:p>
          </table:table-cell>
          <table:table-cell ns41:value-type="float" table:style-name="TL Data" office:value="20" office:value-type="float">
            <text:p>20</text:p>
          </table:table-cell>
          <table:table-cell ns41:value-type="float" table:style-name="TL Data" office:value="3360" office:value-type="float">
            <text:p>3360</text:p>
          </table:table-cell>
          <table:table-cell ns41:value-type="float" table:style-name="TL Data" office:value="400" office:value-type="float">
            <text:p>400</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893" office:value-type="float">
            <text:p>893</text:p>
          </table:table-cell>
          <table:table-cell ns41:value-type="string" table:style-name="TL RowHeader" office:value-type="string">
            <text:p>Bergen (L.)</text:p>
          </table:table-cell>
          <table:table-cell/>
          <table:table-cell ns41:value-type="float" table:style-name="TL Data" office:value="12465" office:value-type="float">
            <text:p>12465</text:p>
          </table:table-cell>
          <table:table-cell ns41:value-type="float" table:style-name="TL Data" office:value="450" office:value-type="float">
            <text:p>450</text:p>
          </table:table-cell>
          <table:table-cell ns41:value-type="float" table:style-name="TL Data" office:value="11885" office:value-type="float">
            <text:p>11885</text:p>
          </table:table-cell>
          <table:table-cell ns41:value-type="float" table:style-name="TL Data" office:value="130" office:value-type="float">
            <text:p>130</text:p>
          </table:table-cell>
          <table:table-cell ns41:value-type="float" table:style-name="TL Data" office:value="2820" office:value-type="float">
            <text:p>2820</text:p>
          </table:table-cell>
          <table:table-cell ns41:value-type="float" table:style-name="TL Data" office:value="2615" office:value-type="float">
            <text:p>2615</text:p>
          </table:table-cell>
          <table:table-cell ns41:value-type="float" table:style-name="TL Data" office:value="130" office:value-type="float">
            <text:p>130</text:p>
          </table:table-cell>
          <table:table-cell ns41:value-type="float" table:style-name="TL Data" office:value="75" office:value-type="float">
            <text:p>75</text:p>
          </table:table-cell>
          <table:table-cell ns41:value-type="float" table:style-name="TL Data" office:value="11875" office:value-type="float">
            <text:p>11875</text:p>
          </table:table-cell>
          <table:table-cell ns41:value-type="float" table:style-name="TL Data" office:value="421" office:value-type="float">
            <text:p>421</text:p>
          </table:table-cell>
          <table:table-cell ns41:value-type="float" table:style-name="TL Data" office:value="140" office:value-type="float">
            <text:p>14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894" office:value-type="float">
            <text:p>894</text:p>
          </table:table-cell>
          <table:table-cell ns41:value-type="string" table:style-name="TL RowHeader" office:value-type="string">
            <text:p>Bingelrade</text:p>
          </table:table-cell>
          <table:table-cell/>
          <table:table-cell ns41:value-type="float" table:style-name="TL Data" office:value="785" office:value-type="float">
            <text:p>785</text:p>
          </table:table-cell>
          <table:table-cell table:style-name="TL Data"/>
          <table:table-cell ns41:value-type="float" table:style-name="TL Data" office:value="785" office:value-type="float">
            <text:p>785</text:p>
          </table:table-cell>
          <table:table-cell table:style-name="TL Data"/>
          <table:table-cell ns41:value-type="float" table:style-name="TL Data" office:value="200" office:value-type="float">
            <text:p>200</text:p>
          </table:table-cell>
          <table:table-cell ns41:value-type="float" table:style-name="TL Data" office:value="185" office:value-type="float">
            <text:p>185</text:p>
          </table:table-cell>
          <table:table-cell ns41:value-type="float" office:value="5" table:style-name="TL Data" table:number-columns-repeated="2" office:value-type="float">
            <text:p>5</text:p>
          </table:table-cell>
          <table:table-cell ns41:value-type="float" table:style-name="TL Data" office:value="770" office:value-type="float">
            <text:p>770</text:p>
          </table:table-cell>
          <table:table-cell ns41:value-type="float" table:style-name="TL Data" office:value="389" office:value-type="float">
            <text:p>389</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895" office:value-type="float">
            <text:p>895</text:p>
          </table:table-cell>
          <table:table-cell ns41:value-type="string" table:style-name="TL RowHeader" office:value-type="string">
            <text:p>Bocholtz</text:p>
          </table:table-cell>
          <table:table-cell/>
          <table:table-cell ns41:value-type="float" table:style-name="TL Data" office:value="4705" office:value-type="float">
            <text:p>4705</text:p>
          </table:table-cell>
          <table:table-cell ns41:value-type="float" table:style-name="TL Data" office:value="50" office:value-type="float">
            <text:p>50</text:p>
          </table:table-cell>
          <table:table-cell ns41:value-type="float" table:style-name="TL Data" office:value="4645" office:value-type="float">
            <text:p>4645</text:p>
          </table:table-cell>
          <table:table-cell ns41:value-type="float" table:style-name="TL Data" office:value="10" office:value-type="float">
            <text:p>10</text:p>
          </table:table-cell>
          <table:table-cell ns41:value-type="float" table:style-name="TL Data" office:value="1230" office:value-type="float">
            <text:p>1230</text:p>
          </table:table-cell>
          <table:table-cell ns41:value-type="float" table:style-name="TL Data" office:value="1180" office:value-type="float">
            <text:p>118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4585" office:value-type="float">
            <text:p>4585</text:p>
          </table:table-cell>
          <table:table-cell ns41:value-type="float" table:style-name="TL Data" office:value="372" office:value-type="float">
            <text:p>372</text:p>
          </table:table-cell>
          <table:table-cell ns41:value-type="float" table:style-name="TL Data" office:value="75" office:value-type="float">
            <text:p>7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897" office:value-type="float">
            <text:p>897</text:p>
          </table:table-cell>
          <table:table-cell ns41:value-type="string" table:style-name="TL RowHeader" office:value-type="string">
            <text:p>Born</text:p>
          </table:table-cell>
          <table:table-cell/>
          <table:table-cell ns41:value-type="float" table:style-name="TL Data" office:value="5855" office:value-type="float">
            <text:p>5855</text:p>
          </table:table-cell>
          <table:table-cell ns41:value-type="float" table:style-name="TL Data" office:value="130" office:value-type="float">
            <text:p>130</text:p>
          </table:table-cell>
          <table:table-cell ns41:value-type="float" table:style-name="TL Data" office:value="5655" office:value-type="float">
            <text:p>5655</text:p>
          </table:table-cell>
          <table:table-cell ns41:value-type="float" table:style-name="TL Data" office:value="70" office:value-type="float">
            <text:p>70</text:p>
          </table:table-cell>
          <table:table-cell ns41:value-type="float" table:style-name="TL Data" office:value="1455" office:value-type="float">
            <text:p>1455</text:p>
          </table:table-cell>
          <table:table-cell ns41:value-type="float" table:style-name="TL Data" office:value="1380" office:value-type="float">
            <text:p>1380</text:p>
          </table:table-cell>
          <table:table-cell ns41:value-type="float" table:style-name="TL Data" office:value="40" office:value-type="float">
            <text:p>40</text:p>
          </table:table-cell>
          <table:table-cell ns41:value-type="float" table:style-name="TL Data" office:value="35" office:value-type="float">
            <text:p>35</text:p>
          </table:table-cell>
          <table:table-cell ns41:value-type="float" table:style-name="TL Data" office:value="5650" office:value-type="float">
            <text:p>5650</text:p>
          </table:table-cell>
          <table:table-cell ns41:value-type="float" table:style-name="TL Data" office:value="388" office:value-type="float">
            <text:p>388</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898" office:value-type="float">
            <text:p>898</text:p>
          </table:table-cell>
          <table:table-cell ns41:value-type="string" table:style-name="TL RowHeader" office:value-type="string">
            <text:p>Broekhuizen</text:p>
          </table:table-cell>
          <table:table-cell/>
          <table:table-cell ns41:value-type="float" table:style-name="TL Data" office:value="1375" office:value-type="float">
            <text:p>1375</text:p>
          </table:table-cell>
          <table:table-cell table:style-name="TL Data"/>
          <table:table-cell ns41:value-type="float" table:style-name="TL Data" office:value="1350" office:value-type="float">
            <text:p>1350</text:p>
          </table:table-cell>
          <table:table-cell ns41:value-type="float" table:style-name="TL Data" office:value="25" office:value-type="float">
            <text:p>25</text:p>
          </table:table-cell>
          <table:table-cell ns41:value-type="float" table:style-name="TL Data" office:value="325" office:value-type="float">
            <text:p>325</text:p>
          </table:table-cell>
          <table:table-cell ns41:value-type="float" table:style-name="TL Data" office:value="300" office:value-type="float">
            <text:p>300</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1355" office:value-type="float">
            <text:p>1355</text:p>
          </table:table-cell>
          <table:table-cell ns41:value-type="float" table:style-name="TL Data" office:value="415" office:value-type="float">
            <text:p>415</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899" office:value-type="float">
            <text:p>899</text:p>
          </table:table-cell>
          <table:table-cell ns41:value-type="string" table:style-name="TL RowHeader" office:value-type="string">
            <text:p>Brunssum</text:p>
          </table:table-cell>
          <table:table-cell/>
          <table:table-cell ns41:value-type="float" table:style-name="TL Data" office:value="25935" office:value-type="float">
            <text:p>25935</text:p>
          </table:table-cell>
          <table:table-cell ns41:value-type="float" table:style-name="TL Data" office:value="460" office:value-type="float">
            <text:p>460</text:p>
          </table:table-cell>
          <table:table-cell ns41:value-type="float" table:style-name="TL Data" office:value="25230" office:value-type="float">
            <text:p>25230</text:p>
          </table:table-cell>
          <table:table-cell ns41:value-type="float" table:style-name="TL Data" office:value="245" office:value-type="float">
            <text:p>245</text:p>
          </table:table-cell>
          <table:table-cell ns41:value-type="float" table:style-name="TL Data" office:value="6760" office:value-type="float">
            <text:p>6760</text:p>
          </table:table-cell>
          <table:table-cell ns41:value-type="float" table:style-name="TL Data" office:value="6530" office:value-type="float">
            <text:p>6530</text:p>
          </table:table-cell>
          <table:table-cell ns41:value-type="float" table:style-name="TL Data" office:value="80" office:value-type="float">
            <text:p>80</text:p>
          </table:table-cell>
          <table:table-cell ns41:value-type="float" table:style-name="TL Data" office:value="145" office:value-type="float">
            <text:p>145</text:p>
          </table:table-cell>
          <table:table-cell ns41:value-type="float" table:style-name="TL Data" office:value="24495" office:value-type="float">
            <text:p>24495</text:p>
          </table:table-cell>
          <table:table-cell ns41:value-type="float" table:style-name="TL Data" office:value="362" office:value-type="float">
            <text:p>362</text:p>
          </table:table-cell>
          <table:table-cell ns41:value-type="float" table:style-name="TL Data" office:value="980" office:value-type="float">
            <text:p>980</text:p>
          </table:table-cell>
          <table:table-cell ns41:value-type="float" table:style-name="TL Data" office:value="65" office:value-type="float">
            <text:p>65</text:p>
          </table:table-cell>
          <table:table-cell table:number-columns-repeated="1009"/>
        </table:table-row>
        <table:table-row table:style-name="ro6">
          <table:table-cell ns41:value-type="float" table:style-name="TL RowHeader" office:value="900" office:value-type="float">
            <text:p>900</text:p>
          </table:table-cell>
          <table:table-cell ns41:value-type="string" table:style-name="TL RowHeader" office:value-type="string">
            <text:p>Bunde</text:p>
          </table:table-cell>
          <table:table-cell/>
          <table:table-cell ns41:value-type="float" table:style-name="TL Data" office:value="4420" office:value-type="float">
            <text:p>4420</text:p>
          </table:table-cell>
          <table:table-cell ns41:value-type="float" table:style-name="TL Data" office:value="180" office:value-type="float">
            <text:p>180</text:p>
          </table:table-cell>
          <table:table-cell ns41:value-type="float" table:style-name="TL Data" office:value="4215" office:value-type="float">
            <text:p>4215</text:p>
          </table:table-cell>
          <table:table-cell ns41:value-type="float" table:style-name="TL Data" office:value="25" office:value-type="float">
            <text:p>25</text:p>
          </table:table-cell>
          <table:table-cell ns41:value-type="float" table:style-name="TL Data" office:value="1080" office:value-type="float">
            <text:p>1080</text:p>
          </table:table-cell>
          <table:table-cell ns41:value-type="float" table:style-name="TL Data" office:value="1025" office:value-type="float">
            <text:p>1025</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4200" office:value-type="float">
            <text:p>4200</text:p>
          </table:table-cell>
          <table:table-cell ns41:value-type="float" table:style-name="TL Data" office:value="389" office:value-type="float">
            <text:p>389</text:p>
          </table:table-cell>
          <table:table-cell ns41:value-type="float" table:style-name="TL Data" office:value="40" office:value-type="float">
            <text:p>40</text:p>
          </table:table-cell>
          <table:table-cell table:style-name="TL Data"/>
          <table:table-cell table:number-columns-repeated="1009"/>
        </table:table-row>
        <table:table-row table:style-name="ro6">
          <table:table-cell ns41:value-type="float" table:style-name="TL RowHeader" office:value="901" office:value-type="float">
            <text:p>901</text:p>
          </table:table-cell>
          <table:table-cell ns41:value-type="string" table:style-name="TL RowHeader" office:value-type="string">
            <text:p>Cadier en Keer</text:p>
          </table:table-cell>
          <table:table-cell/>
          <table:table-cell ns41:value-type="float" table:style-name="TL Data" office:value="3040" office:value-type="float">
            <text:p>3040</text:p>
          </table:table-cell>
          <table:table-cell ns41:value-type="float" table:style-name="TL Data" office:value="430" office:value-type="float">
            <text:p>430</text:p>
          </table:table-cell>
          <table:table-cell ns41:value-type="float" table:style-name="TL Data" office:value="2575" office:value-type="float">
            <text:p>2575</text:p>
          </table:table-cell>
          <table:table-cell ns41:value-type="float" table:style-name="TL Data" office:value="35" office:value-type="float">
            <text:p>35</text:p>
          </table:table-cell>
          <table:table-cell ns41:value-type="float" table:style-name="TL Data" office:value="675" office:value-type="float">
            <text:p>675</text:p>
          </table:table-cell>
          <table:table-cell ns41:value-type="float" table:style-name="TL Data" office:value="645" office:value-type="float">
            <text:p>64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560" office:value-type="float">
            <text:p>2560</text:p>
          </table:table-cell>
          <table:table-cell ns41:value-type="float" table:style-name="TL Data" office:value="380" office:value-type="float">
            <text:p>380</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902" office:value-type="float">
            <text:p>902</text:p>
          </table:table-cell>
          <table:table-cell ns41:value-type="string" table:style-name="TL RowHeader" office:value-type="string">
            <text:p>Echt</text:p>
          </table:table-cell>
          <table:table-cell/>
          <table:table-cell ns41:value-type="float" table:style-name="TL Data" office:value="16095" office:value-type="float">
            <text:p>16095</text:p>
          </table:table-cell>
          <table:table-cell ns41:value-type="float" table:style-name="TL Data" office:value="745" office:value-type="float">
            <text:p>745</text:p>
          </table:table-cell>
          <table:table-cell ns41:value-type="float" table:style-name="TL Data" office:value="15265" office:value-type="float">
            <text:p>15265</text:p>
          </table:table-cell>
          <table:table-cell ns41:value-type="float" table:style-name="TL Data" office:value="90" office:value-type="float">
            <text:p>90</text:p>
          </table:table-cell>
          <table:table-cell ns41:value-type="float" table:style-name="TL Data" office:value="3775" office:value-type="float">
            <text:p>3775</text:p>
          </table:table-cell>
          <table:table-cell ns41:value-type="float" table:style-name="TL Data" office:value="3550" office:value-type="float">
            <text:p>3550</text:p>
          </table:table-cell>
          <table:table-cell ns41:value-type="float" table:style-name="TL Data" office:value="140" office:value-type="float">
            <text:p>140</text:p>
          </table:table-cell>
          <table:table-cell ns41:value-type="float" table:style-name="TL Data" office:value="85" office:value-type="float">
            <text:p>85</text:p>
          </table:table-cell>
          <table:table-cell ns41:value-type="float" table:style-name="TL Data" office:value="15135" office:value-type="float">
            <text:p>15135</text:p>
          </table:table-cell>
          <table:table-cell ns41:value-type="float" table:style-name="TL Data" office:value="401" office:value-type="float">
            <text:p>401</text:p>
          </table:table-cell>
          <table:table-cell ns41:value-type="float" table:style-name="TL Data" office:value="220" office:value-type="float">
            <text:p>220</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903" office:value-type="float">
            <text:p>903</text:p>
          </table:table-cell>
          <table:table-cell ns41:value-type="string" table:style-name="TL RowHeader" office:value-type="string">
            <text:p>Elsloo</text:p>
          </table:table-cell>
          <table:table-cell/>
          <table:table-cell ns41:value-type="float" table:style-name="TL Data" office:value="6980" office:value-type="float">
            <text:p>6980</text:p>
          </table:table-cell>
          <table:table-cell ns41:value-type="float" table:style-name="TL Data" office:value="10" office:value-type="float">
            <text:p>10</text:p>
          </table:table-cell>
          <table:table-cell ns41:value-type="float" table:style-name="TL Data" office:value="6945" office:value-type="float">
            <text:p>6945</text:p>
          </table:table-cell>
          <table:table-cell ns41:value-type="float" table:style-name="TL Data" office:value="25" office:value-type="float">
            <text:p>25</text:p>
          </table:table-cell>
          <table:table-cell ns41:value-type="float" table:style-name="TL Data" office:value="1760" office:value-type="float">
            <text:p>1760</text:p>
          </table:table-cell>
          <table:table-cell ns41:value-type="float" table:style-name="TL Data" office:value="1680" office:value-type="float">
            <text:p>1680</text:p>
          </table:table-cell>
          <table:table-cell ns41:value-type="float" table:style-name="TL Data" office:value="55" office:value-type="float">
            <text:p>55</text:p>
          </table:table-cell>
          <table:table-cell ns41:value-type="float" table:style-name="TL Data" office:value="25" office:value-type="float">
            <text:p>25</text:p>
          </table:table-cell>
          <table:table-cell ns41:value-type="float" table:style-name="TL Data" office:value="6880" office:value-type="float">
            <text:p>6880</text:p>
          </table:table-cell>
          <table:table-cell ns41:value-type="float" table:style-name="TL Data" office:value="391" office:value-type="float">
            <text:p>391</text:p>
          </table:table-cell>
          <table:table-cell ns41:value-type="float" table:style-name="TL Data" office:value="90" office:value-type="float">
            <text:p>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04" office:value-type="float">
            <text:p>904</text:p>
          </table:table-cell>
          <table:table-cell ns41:value-type="string" table:style-name="TL RowHeader" office:value-type="string">
            <text:p>Eijgelshoven</text:p>
          </table:table-cell>
          <table:table-cell/>
          <table:table-cell ns41:value-type="float" table:style-name="TL Data" office:value="5780" office:value-type="float">
            <text:p>5780</text:p>
          </table:table-cell>
          <table:table-cell table:style-name="TL Data"/>
          <table:table-cell ns41:value-type="float" table:style-name="TL Data" office:value="5520" office:value-type="float">
            <text:p>5520</text:p>
          </table:table-cell>
          <table:table-cell ns41:value-type="float" table:style-name="TL Data" office:value="260" office:value-type="float">
            <text:p>260</text:p>
          </table:table-cell>
          <table:table-cell ns41:value-type="float" table:style-name="TL Data" office:value="1500" office:value-type="float">
            <text:p>1500</text:p>
          </table:table-cell>
          <table:table-cell ns41:value-type="float" table:style-name="TL Data" office:value="1430" office:value-type="float">
            <text:p>1430</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5340" office:value-type="float">
            <text:p>5340</text:p>
          </table:table-cell>
          <table:table-cell ns41:value-type="float" table:style-name="TL Data" office:value="355" office:value-type="float">
            <text:p>355</text:p>
          </table:table-cell>
          <table:table-cell ns41:value-type="float" table:style-name="TL Data" office:value="445" office:value-type="float">
            <text:p>44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905" office:value-type="float">
            <text:p>905</text:p>
          </table:table-cell>
          <table:table-cell ns41:value-type="string" table:style-name="TL RowHeader" office:value-type="string">
            <text:p>Eijsden</text:p>
          </table:table-cell>
          <table:table-cell/>
          <table:table-cell ns41:value-type="float" table:style-name="TL Data" office:value="6330" office:value-type="float">
            <text:p>6330</text:p>
          </table:table-cell>
          <table:table-cell ns41:value-type="float" table:style-name="TL Data" office:value="65" office:value-type="float">
            <text:p>65</text:p>
          </table:table-cell>
          <table:table-cell ns41:value-type="float" table:style-name="TL Data" office:value="6265" office:value-type="float">
            <text:p>6265</text:p>
          </table:table-cell>
          <table:table-cell table:style-name="TL Data"/>
          <table:table-cell ns41:value-type="float" table:style-name="TL Data" office:value="1545" office:value-type="float">
            <text:p>1545</text:p>
          </table:table-cell>
          <table:table-cell ns41:value-type="float" table:style-name="TL Data" office:value="1440" office:value-type="float">
            <text:p>1440</text:p>
          </table:table-cell>
          <table:table-cell ns41:value-type="float" table:style-name="TL Data" office:value="65" office:value-type="float">
            <text:p>65</text:p>
          </table:table-cell>
          <table:table-cell ns41:value-type="float" table:style-name="TL Data" office:value="40" office:value-type="float">
            <text:p>40</text:p>
          </table:table-cell>
          <table:table-cell ns41:value-type="float" table:style-name="TL Data" office:value="6140" office:value-type="float">
            <text:p>6140</text:p>
          </table:table-cell>
          <table:table-cell ns41:value-type="float" table:style-name="TL Data" office:value="398" office:value-type="float">
            <text:p>398</text:p>
          </table:table-cell>
          <table:table-cell ns41:value-type="float" table:style-name="TL Data" office:value="125" office:value-type="float">
            <text:p>125</text:p>
          </table:table-cell>
          <table:table-cell ns41:value-type="float" table:style-name="TL Data" office:value="35" office:value-type="float">
            <text:p>35</text:p>
          </table:table-cell>
          <table:table-cell table:number-columns-repeated="1009"/>
        </table:table-row>
        <table:table-row table:style-name="ro6">
          <table:table-cell ns41:value-type="float" table:style-name="TL RowHeader" office:value="906" office:value-type="float">
            <text:p>906</text:p>
          </table:table-cell>
          <table:table-cell ns41:value-type="string" table:style-name="TL RowHeader" office:value-type="string">
            <text:p>Geleen</text:p>
          </table:table-cell>
          <table:table-cell/>
          <table:table-cell ns41:value-type="float" table:style-name="TL Data" office:value="36840" office:value-type="float">
            <text:p>36840</text:p>
          </table:table-cell>
          <table:table-cell ns41:value-type="float" table:style-name="TL Data" office:value="495" office:value-type="float">
            <text:p>495</text:p>
          </table:table-cell>
          <table:table-cell ns41:value-type="float" table:style-name="TL Data" office:value="35975" office:value-type="float">
            <text:p>35975</text:p>
          </table:table-cell>
          <table:table-cell ns41:value-type="float" table:style-name="TL Data" office:value="370" office:value-type="float">
            <text:p>370</text:p>
          </table:table-cell>
          <table:table-cell ns41:value-type="float" table:style-name="TL Data" office:value="9245" office:value-type="float">
            <text:p>9245</text:p>
          </table:table-cell>
          <table:table-cell ns41:value-type="float" table:style-name="TL Data" office:value="8905" office:value-type="float">
            <text:p>8905</text:p>
          </table:table-cell>
          <table:table-cell ns41:value-type="float" table:style-name="TL Data" office:value="155" office:value-type="float">
            <text:p>155</text:p>
          </table:table-cell>
          <table:table-cell ns41:value-type="float" table:style-name="TL Data" office:value="185" office:value-type="float">
            <text:p>185</text:p>
          </table:table-cell>
          <table:table-cell ns41:value-type="float" table:style-name="TL Data" office:value="35100" office:value-type="float">
            <text:p>35100</text:p>
          </table:table-cell>
          <table:table-cell ns41:value-type="float" table:style-name="TL Data" office:value="380" office:value-type="float">
            <text:p>380</text:p>
          </table:table-cell>
          <table:table-cell ns41:value-type="float" table:style-name="TL Data" office:value="1245" office:value-type="float">
            <text:p>1245</text:p>
          </table:table-cell>
          <table:table-cell ns41:value-type="float" table:style-name="TL Data" office:value="185" office:value-type="float">
            <text:p>185</text:p>
          </table:table-cell>
          <table:table-cell table:number-columns-repeated="1009"/>
        </table:table-row>
        <table:table-row table:style-name="ro6">
          <table:table-cell ns41:value-type="float" table:style-name="TL RowHeader" office:value="907" office:value-type="float">
            <text:p>907</text:p>
          </table:table-cell>
          <table:table-cell ns41:value-type="string" table:style-name="TL RowHeader" office:value-type="string">
            <text:p>Gennep</text:p>
          </table:table-cell>
          <table:table-cell/>
          <table:table-cell ns41:value-type="float" table:style-name="TL Data" office:value="7160" office:value-type="float">
            <text:p>7160</text:p>
          </table:table-cell>
          <table:table-cell ns41:value-type="float" table:style-name="TL Data" office:value="465" office:value-type="float">
            <text:p>465</text:p>
          </table:table-cell>
          <table:table-cell ns41:value-type="float" table:style-name="TL Data" office:value="6570" office:value-type="float">
            <text:p>6570</text:p>
          </table:table-cell>
          <table:table-cell ns41:value-type="float" table:style-name="TL Data" office:value="125" office:value-type="float">
            <text:p>125</text:p>
          </table:table-cell>
          <table:table-cell ns41:value-type="float" table:style-name="TL Data" office:value="1610" office:value-type="float">
            <text:p>1610</text:p>
          </table:table-cell>
          <table:table-cell ns41:value-type="float" table:style-name="TL Data" office:value="1530" office:value-type="float">
            <text:p>1530</text:p>
          </table:table-cell>
          <table:table-cell ns41:value-type="float" table:style-name="TL Data" office:value="30" office:value-type="float">
            <text:p>30</text:p>
          </table:table-cell>
          <table:table-cell ns41:value-type="float" table:style-name="TL Data" office:value="50" office:value-type="float">
            <text:p>50</text:p>
          </table:table-cell>
          <table:table-cell ns41:value-type="float" table:style-name="TL Data" office:value="6435" office:value-type="float">
            <text:p>6435</text:p>
          </table:table-cell>
          <table:table-cell ns41:value-type="float" table:style-name="TL Data" office:value="400" office:value-type="float">
            <text:p>400</text:p>
          </table:table-cell>
          <table:table-cell ns41:value-type="float" table:style-name="TL Data" office:value="260" office:value-type="float">
            <text:p>260</text:p>
          </table:table-cell>
          <table:table-cell ns41:value-type="float" table:style-name="TL Data" office:value="80" office:value-type="float">
            <text:p>80</text:p>
          </table:table-cell>
          <table:table-cell table:number-columns-repeated="1009"/>
        </table:table-row>
        <table:table-row table:style-name="ro6">
          <table:table-cell ns41:value-type="float" table:style-name="TL RowHeader" office:value="908" office:value-type="float">
            <text:p>908</text:p>
          </table:table-cell>
          <table:table-cell ns41:value-type="string" table:style-name="TL RowHeader" office:value-type="string">
            <text:p>Geulle</text:p>
          </table:table-cell>
          <table:table-cell/>
          <table:table-cell ns41:value-type="float" table:style-name="TL Data" office:value="2690" office:value-type="float">
            <text:p>2690</text:p>
          </table:table-cell>
          <table:table-cell ns41:value-type="float" table:style-name="TL Data" office:value="95" office:value-type="float">
            <text:p>95</text:p>
          </table:table-cell>
          <table:table-cell ns41:value-type="float" table:style-name="TL Data" office:value="2580" office:value-type="float">
            <text:p>2580</text:p>
          </table:table-cell>
          <table:table-cell ns41:value-type="float" table:style-name="TL Data" office:value="15" office:value-type="float">
            <text:p>15</text:p>
          </table:table-cell>
          <table:table-cell ns41:value-type="float" table:style-name="TL Data" office:value="635" office:value-type="float">
            <text:p>635</text:p>
          </table:table-cell>
          <table:table-cell ns41:value-type="float" table:style-name="TL Data" office:value="585" office:value-type="float">
            <text:p>585</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2560" office:value-type="float">
            <text:p>2560</text:p>
          </table:table-cell>
          <table:table-cell ns41:value-type="float" table:style-name="TL Data" office:value="402" office:value-type="float">
            <text:p>402</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909" office:value-type="float">
            <text:p>909</text:p>
          </table:table-cell>
          <table:table-cell ns41:value-type="string" table:style-name="TL RowHeader" office:value-type="string">
            <text:p>Grathem</text:p>
          </table:table-cell>
          <table:table-cell/>
          <table:table-cell ns41:value-type="float" table:style-name="TL Data" office:value="2265" office:value-type="float">
            <text:p>2265</text:p>
          </table:table-cell>
          <table:table-cell ns41:value-type="float" table:style-name="TL Data" office:value="25" office:value-type="float">
            <text:p>25</text:p>
          </table:table-cell>
          <table:table-cell ns41:value-type="float" table:style-name="TL Data" office:value="2235" office:value-type="float">
            <text:p>2235</text:p>
          </table:table-cell>
          <table:table-cell ns41:value-type="float" table:style-name="TL Data" office:value="5" office:value-type="float">
            <text:p>5</text:p>
          </table:table-cell>
          <table:table-cell ns41:value-type="float" table:style-name="TL Data" office:value="500" office:value-type="float">
            <text:p>500</text:p>
          </table:table-cell>
          <table:table-cell ns41:value-type="float" table:style-name="TL Data" office:value="465" office:value-type="float">
            <text:p>465</text:p>
          </table:table-cell>
          <table:table-cell ns41:value-type="float" table:style-name="TL Data" office:value="15" office:value-type="float">
            <text:p>15</text:p>
          </table:table-cell>
          <table:table-cell ns41:value-type="float" table:style-name="TL Data" office:value="20" office:value-type="float">
            <text:p>20</text:p>
          </table:table-cell>
          <table:table-cell ns41:value-type="float" table:style-name="TL Data" office:value="2220" office:value-type="float">
            <text:p>2220</text:p>
          </table:table-cell>
          <table:table-cell ns41:value-type="float" table:style-name="TL Data" office:value="442" office:value-type="float">
            <text:p>442</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10" office:value-type="float">
            <text:p>910</text:p>
          </table:table-cell>
          <table:table-cell ns41:value-type="string" table:style-name="TL RowHeader" office:value-type="string">
            <text:p>Grevenbicht</text:p>
          </table:table-cell>
          <table:table-cell/>
          <table:table-cell ns41:value-type="float" table:style-name="TL Data" office:value="2495" office:value-type="float">
            <text:p>2495</text:p>
          </table:table-cell>
          <table:table-cell table:style-name="TL Data"/>
          <table:table-cell ns41:value-type="float" table:style-name="TL Data" office:value="2460" office:value-type="float">
            <text:p>2460</text:p>
          </table:table-cell>
          <table:table-cell ns41:value-type="float" table:style-name="TL Data" office:value="30" office:value-type="float">
            <text:p>30</text:p>
          </table:table-cell>
          <table:table-cell ns41:value-type="float" table:style-name="TL Data" office:value="650" office:value-type="float">
            <text:p>650</text:p>
          </table:table-cell>
          <table:table-cell ns41:value-type="float" table:style-name="TL Data" office:value="600" office:value-type="float">
            <text:p>600</text:p>
          </table:table-cell>
          <table:table-cell ns41:value-type="float" table:style-name="TL Data" office:value="30" office:value-type="float">
            <text:p>30</text:p>
          </table:table-cell>
          <table:table-cell ns41:value-type="float" table:style-name="TL Data" office:value="20" office:value-type="float">
            <text:p>20</text:p>
          </table:table-cell>
          <table:table-cell ns41:value-type="float" table:style-name="TL Data" office:value="2445" office:value-type="float">
            <text:p>2445</text:p>
          </table:table-cell>
          <table:table-cell ns41:value-type="float" table:style-name="TL Data" office:value="377" office:value-type="float">
            <text:p>377</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11" office:value-type="float">
            <text:p>911</text:p>
          </table:table-cell>
          <table:table-cell ns41:value-type="string" table:style-name="TL RowHeader" office:value-type="string">
            <text:p>Gronsveld</text:p>
          </table:table-cell>
          <table:table-cell/>
          <table:table-cell ns41:value-type="float" table:style-name="TL Data" office:value="3285" office:value-type="float">
            <text:p>3285</text:p>
          </table:table-cell>
          <table:table-cell ns41:value-type="float" table:style-name="TL Data" office:value="205" office:value-type="float">
            <text:p>205</text:p>
          </table:table-cell>
          <table:table-cell ns41:value-type="float" table:style-name="TL Data" office:value="3060" office:value-type="float">
            <text:p>3060</text:p>
          </table:table-cell>
          <table:table-cell ns41:value-type="float" table:style-name="TL Data" office:value="20" office:value-type="float">
            <text:p>20</text:p>
          </table:table-cell>
          <table:table-cell ns41:value-type="float" table:style-name="TL Data" office:value="730" office:value-type="float">
            <text:p>730</text:p>
          </table:table-cell>
          <table:table-cell ns41:value-type="float" table:style-name="TL Data" office:value="685" office:value-type="float">
            <text:p>685</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040" office:value-type="float">
            <text:p>3040</text:p>
          </table:table-cell>
          <table:table-cell ns41:value-type="float" table:style-name="TL Data" office:value="416" office:value-type="float">
            <text:p>416</text:p>
          </table:table-cell>
          <table:table-cell ns41:value-type="float" table:style-name="TL Data" office:value="40" office:value-type="float">
            <text:p>4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12" office:value-type="float">
            <text:p>912</text:p>
          </table:table-cell>
          <table:table-cell ns41:value-type="string" table:style-name="TL RowHeader" office:value-type="string">
            <text:p>Grubbenvorst</text:p>
          </table:table-cell>
          <table:table-cell/>
          <table:table-cell ns41:value-type="float" table:style-name="TL Data" office:value="5445" office:value-type="float">
            <text:p>5445</text:p>
          </table:table-cell>
          <table:table-cell ns41:value-type="float" table:style-name="TL Data" office:value="140" office:value-type="float">
            <text:p>140</text:p>
          </table:table-cell>
          <table:table-cell ns41:value-type="float" table:style-name="TL Data" office:value="5285" office:value-type="float">
            <text:p>5285</text:p>
          </table:table-cell>
          <table:table-cell ns41:value-type="float" table:style-name="TL Data" office:value="15" office:value-type="float">
            <text:p>15</text:p>
          </table:table-cell>
          <table:table-cell ns41:value-type="float" table:style-name="TL Data" office:value="1220" office:value-type="float">
            <text:p>1220</text:p>
          </table:table-cell>
          <table:table-cell ns41:value-type="float" table:style-name="TL Data" office:value="1150" office:value-type="float">
            <text:p>1150</text:p>
          </table:table-cell>
          <table:table-cell ns41:value-type="float" office:value="35" table:style-name="TL Data" table:number-columns-repeated="2" office:value-type="float">
            <text:p>35</text:p>
          </table:table-cell>
          <table:table-cell ns41:value-type="float" table:style-name="TL Data" office:value="5275" office:value-type="float">
            <text:p>5275</text:p>
          </table:table-cell>
          <table:table-cell ns41:value-type="float" table:style-name="TL Data" office:value="433" office:value-type="float">
            <text:p>433</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13" office:value-type="float">
            <text:p>913</text:p>
          </table:table-cell>
          <table:table-cell ns41:value-type="string" table:style-name="TL RowHeader" office:value-type="string">
            <text:p>Gulpen</text:p>
          </table:table-cell>
          <table:table-cell/>
          <table:table-cell ns41:value-type="float" table:style-name="TL Data" office:value="4290" office:value-type="float">
            <text:p>4290</text:p>
          </table:table-cell>
          <table:table-cell ns41:value-type="float" table:style-name="TL Data" office:value="85" office:value-type="float">
            <text:p>85</text:p>
          </table:table-cell>
          <table:table-cell ns41:value-type="float" table:style-name="TL Data" office:value="4140" office:value-type="float">
            <text:p>4140</text:p>
          </table:table-cell>
          <table:table-cell ns41:value-type="float" table:style-name="TL Data" office:value="65" office:value-type="float">
            <text:p>65</text:p>
          </table:table-cell>
          <table:table-cell ns41:value-type="float" table:style-name="TL Data" office:value="1015" office:value-type="float">
            <text:p>1015</text:p>
          </table:table-cell>
          <table:table-cell ns41:value-type="float" table:style-name="TL Data" office:value="940" office:value-type="float">
            <text:p>940</text:p>
          </table:table-cell>
          <table:table-cell ns41:value-type="float" table:style-name="TL Data" office:value="55" office:value-type="float">
            <text:p>55</text:p>
          </table:table-cell>
          <table:table-cell ns41:value-type="float" table:style-name="TL Data" office:value="20" office:value-type="float">
            <text:p>20</text:p>
          </table:table-cell>
          <table:table-cell ns41:value-type="float" table:style-name="TL Data" office:value="4150" office:value-type="float">
            <text:p>4150</text:p>
          </table:table-cell>
          <table:table-cell ns41:value-type="float" table:style-name="TL Data" office:value="408" office:value-type="float">
            <text:p>408</text:p>
          </table:table-cell>
          <table:table-cell ns41:value-type="float" table:style-name="TL Data" office:value="55" office:value-type="float">
            <text:p>5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14" office:value-type="float">
            <text:p>914</text:p>
          </table:table-cell>
          <table:table-cell ns41:value-type="string" table:style-name="TL RowHeader" office:value-type="string">
            <text:p>Haelen</text:p>
          </table:table-cell>
          <table:table-cell/>
          <table:table-cell ns41:value-type="float" table:style-name="TL Data" office:value="5215" office:value-type="float">
            <text:p>5215</text:p>
          </table:table-cell>
          <table:table-cell ns41:value-type="float" table:style-name="TL Data" office:value="135" office:value-type="float">
            <text:p>135</text:p>
          </table:table-cell>
          <table:table-cell ns41:value-type="float" table:style-name="TL Data" office:value="5020" office:value-type="float">
            <text:p>5020</text:p>
          </table:table-cell>
          <table:table-cell ns41:value-type="float" table:style-name="TL Data" office:value="60" office:value-type="float">
            <text:p>60</text:p>
          </table:table-cell>
          <table:table-cell ns41:value-type="float" table:style-name="TL Data" office:value="1240" office:value-type="float">
            <text:p>1240</text:p>
          </table:table-cell>
          <table:table-cell ns41:value-type="float" table:style-name="TL Data" office:value="1180" office:value-type="float">
            <text:p>1180</text:p>
          </table:table-cell>
          <table:table-cell ns41:value-type="float" table:style-name="TL Data" office:value="30" office:value-type="float">
            <text:p>30</text:p>
          </table:table-cell>
          <table:table-cell ns41:value-type="float" table:style-name="TL Data" office:value="35" office:value-type="float">
            <text:p>35</text:p>
          </table:table-cell>
          <table:table-cell ns41:value-type="float" table:style-name="TL Data" office:value="5030" office:value-type="float">
            <text:p>5030</text:p>
          </table:table-cell>
          <table:table-cell ns41:value-type="float" table:style-name="TL Data" office:value="405" office:value-type="float">
            <text:p>405</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15" office:value-type="float">
            <text:p>915</text:p>
          </table:table-cell>
          <table:table-cell ns41:value-type="string" table:style-name="TL RowHeader" office:value-type="string">
            <text:p>Heel en Panheel</text:p>
          </table:table-cell>
          <table:table-cell/>
          <table:table-cell ns41:value-type="float" table:style-name="TL Data" office:value="3980" office:value-type="float">
            <text:p>3980</text:p>
          </table:table-cell>
          <table:table-cell ns41:value-type="float" table:style-name="TL Data" office:value="1670" office:value-type="float">
            <text:p>1670</text:p>
          </table:table-cell>
          <table:table-cell ns41:value-type="float" table:style-name="TL Data" office:value="2235" office:value-type="float">
            <text:p>2235</text:p>
          </table:table-cell>
          <table:table-cell ns41:value-type="float" table:style-name="TL Data" office:value="75" office:value-type="float">
            <text:p>75</text:p>
          </table:table-cell>
          <table:table-cell ns41:value-type="float" table:style-name="TL Data" office:value="565" office:value-type="float">
            <text:p>565</text:p>
          </table:table-cell>
          <table:table-cell ns41:value-type="float" table:style-name="TL Data" office:value="520" office:value-type="float">
            <text:p>52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2265" office:value-type="float">
            <text:p>2265</text:p>
          </table:table-cell>
          <table:table-cell ns41:value-type="float" table:style-name="TL Data" office:value="402" office:value-type="float">
            <text:p>402</text:p>
          </table:table-cell>
          <table:table-cell ns41:value-type="float" table:style-name="TL Data" office:value="45" office:value-type="float">
            <text:p>4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917" office:value-type="float">
            <text:p>917</text:p>
          </table:table-cell>
          <table:table-cell ns41:value-type="string" table:style-name="TL RowHeader" office:value-type="string">
            <text:p>Heerlen</text:p>
          </table:table-cell>
          <table:table-cell/>
          <table:table-cell ns41:value-type="float" table:style-name="TL Data" office:value="74495" office:value-type="float">
            <text:p>74495</text:p>
          </table:table-cell>
          <table:table-cell ns41:value-type="float" table:style-name="TL Data" office:value="1885" office:value-type="float">
            <text:p>1885</text:p>
          </table:table-cell>
          <table:table-cell ns41:value-type="float" table:style-name="TL Data" office:value="71745" office:value-type="float">
            <text:p>71745</text:p>
          </table:table-cell>
          <table:table-cell ns41:value-type="float" table:style-name="TL Data" office:value="870" office:value-type="float">
            <text:p>870</text:p>
          </table:table-cell>
          <table:table-cell ns41:value-type="float" table:style-name="TL Data" office:value="19360" office:value-type="float">
            <text:p>19360</text:p>
          </table:table-cell>
          <table:table-cell ns41:value-type="float" table:style-name="TL Data" office:value="18605" office:value-type="float">
            <text:p>18605</text:p>
          </table:table-cell>
          <table:table-cell ns41:value-type="float" table:style-name="TL Data" office:value="220" office:value-type="float">
            <text:p>220</text:p>
          </table:table-cell>
          <table:table-cell ns41:value-type="float" table:style-name="TL Data" office:value="535" office:value-type="float">
            <text:p>535</text:p>
          </table:table-cell>
          <table:table-cell ns41:value-type="float" table:style-name="TL Data" office:value="69260" office:value-type="float">
            <text:p>69260</text:p>
          </table:table-cell>
          <table:table-cell ns41:value-type="float" table:style-name="TL Data" office:value="358" office:value-type="float">
            <text:p>358</text:p>
          </table:table-cell>
          <table:table-cell ns41:value-type="float" table:style-name="TL Data" office:value="3355" office:value-type="float">
            <text:p>3355</text:p>
          </table:table-cell>
          <table:table-cell ns41:value-type="float" table:style-name="TL Data" office:value="660" office:value-type="float">
            <text:p>660</text:p>
          </table:table-cell>
          <table:table-cell table:number-columns-repeated="1009"/>
        </table:table-row>
        <table:table-row table:style-name="ro6">
          <table:table-cell ns41:value-type="float" table:style-name="TL RowHeader" office:value="918" office:value-type="float">
            <text:p>918</text:p>
          </table:table-cell>
          <table:table-cell ns41:value-type="string" table:style-name="TL RowHeader" office:value-type="string">
            <text:p>Helden</text:p>
          </table:table-cell>
          <table:table-cell/>
          <table:table-cell ns41:value-type="float" table:style-name="TL Data" office:value="13640" office:value-type="float">
            <text:p>13640</text:p>
          </table:table-cell>
          <table:table-cell ns41:value-type="float" table:style-name="TL Data" office:value="230" office:value-type="float">
            <text:p>230</text:p>
          </table:table-cell>
          <table:table-cell ns41:value-type="float" table:style-name="TL Data" office:value="13240" office:value-type="float">
            <text:p>13240</text:p>
          </table:table-cell>
          <table:table-cell ns41:value-type="float" table:style-name="TL Data" office:value="170" office:value-type="float">
            <text:p>170</text:p>
          </table:table-cell>
          <table:table-cell ns41:value-type="float" table:style-name="TL Data" office:value="2885" office:value-type="float">
            <text:p>2885</text:p>
          </table:table-cell>
          <table:table-cell ns41:value-type="float" table:style-name="TL Data" office:value="2755" office:value-type="float">
            <text:p>2755</text:p>
          </table:table-cell>
          <table:table-cell ns41:value-type="float" table:style-name="TL Data" office:value="55" office:value-type="float">
            <text:p>55</text:p>
          </table:table-cell>
          <table:table-cell ns41:value-type="float" table:style-name="TL Data" office:value="75" office:value-type="float">
            <text:p>75</text:p>
          </table:table-cell>
          <table:table-cell ns41:value-type="float" table:style-name="TL Data" office:value="13125" office:value-type="float">
            <text:p>13125</text:p>
          </table:table-cell>
          <table:table-cell ns41:value-type="float" table:style-name="TL Data" office:value="455" office:value-type="float">
            <text:p>455</text:p>
          </table:table-cell>
          <table:table-cell ns41:value-type="float" table:style-name="TL Data" office:value="290" office:value-type="float">
            <text:p>290</text:p>
          </table:table-cell>
          <table:table-cell ns41:value-type="float" table:style-name="TL Data" office:value="70" office:value-type="float">
            <text:p>70</text:p>
          </table:table-cell>
          <table:table-cell table:number-columns-repeated="1009"/>
        </table:table-row>
        <table:table-row table:style-name="ro6">
          <table:table-cell ns41:value-type="float" table:style-name="TL RowHeader" office:value="919" office:value-type="float">
            <text:p>919</text:p>
          </table:table-cell>
          <table:table-cell ns41:value-type="string" table:style-name="TL RowHeader" office:value-type="string">
            <text:p>Herten</text:p>
          </table:table-cell>
          <table:table-cell/>
          <table:table-cell ns41:value-type="float" table:style-name="TL Data" office:value="3425" office:value-type="float">
            <text:p>3425</text:p>
          </table:table-cell>
          <table:table-cell ns41:value-type="float" table:style-name="TL Data" office:value="30" office:value-type="float">
            <text:p>30</text:p>
          </table:table-cell>
          <table:table-cell ns41:value-type="float" table:style-name="TL Data" office:value="3355" office:value-type="float">
            <text:p>3355</text:p>
          </table:table-cell>
          <table:table-cell ns41:value-type="float" table:style-name="TL Data" office:value="35" office:value-type="float">
            <text:p>35</text:p>
          </table:table-cell>
          <table:table-cell ns41:value-type="float" table:style-name="TL Data" office:value="875" office:value-type="float">
            <text:p>875</text:p>
          </table:table-cell>
          <table:table-cell ns41:value-type="float" table:style-name="TL Data" office:value="845" office:value-type="float">
            <text:p>845</text:p>
          </table:table-cell>
          <table:table-cell ns41:value-type="float" office:value="15" table:style-name="TL Data" table:number-columns-repeated="2" office:value-type="float">
            <text:p>15</text:p>
          </table:table-cell>
          <table:table-cell ns41:value-type="float" table:style-name="TL Data" office:value="3355" office:value-type="float">
            <text:p>3355</text:p>
          </table:table-cell>
          <table:table-cell ns41:value-type="float" table:style-name="TL Data" office:value="384" office:value-type="float">
            <text:p>384</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20" office:value-type="float">
            <text:p>920</text:p>
          </table:table-cell>
          <table:table-cell ns41:value-type="string" table:style-name="TL RowHeader" office:value-type="string">
            <text:p>Heythuysen</text:p>
          </table:table-cell>
          <table:table-cell/>
          <table:table-cell ns41:value-type="float" table:style-name="TL Data" office:value="4455" office:value-type="float">
            <text:p>4455</text:p>
          </table:table-cell>
          <table:table-cell ns41:value-type="float" table:style-name="TL Data" office:value="370" office:value-type="float">
            <text:p>370</text:p>
          </table:table-cell>
          <table:table-cell ns41:value-type="float" table:style-name="TL Data" office:value="4065" office:value-type="float">
            <text:p>4065</text:p>
          </table:table-cell>
          <table:table-cell ns41:value-type="float" table:style-name="TL Data" office:value="15" office:value-type="float">
            <text:p>15</text:p>
          </table:table-cell>
          <table:table-cell ns41:value-type="float" table:style-name="TL Data" office:value="935" office:value-type="float">
            <text:p>935</text:p>
          </table:table-cell>
          <table:table-cell ns41:value-type="float" table:style-name="TL Data" office:value="880" office:value-type="float">
            <text:p>880</text:p>
          </table:table-cell>
          <table:table-cell ns41:value-type="float" table:style-name="TL Data" office:value="20" office:value-type="float">
            <text:p>20</text:p>
          </table:table-cell>
          <table:table-cell ns41:value-type="float" table:style-name="TL Data" office:value="35" office:value-type="float">
            <text:p>35</text:p>
          </table:table-cell>
          <table:table-cell ns41:value-type="float" table:style-name="TL Data" office:value="4035" office:value-type="float">
            <text:p>4035</text:p>
          </table:table-cell>
          <table:table-cell ns41:value-type="float" table:style-name="TL Data" office:value="432" office:value-type="float">
            <text:p>432</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21" office:value-type="float">
            <text:p>921</text:p>
          </table:table-cell>
          <table:table-cell ns41:value-type="string" table:style-name="TL RowHeader" office:value-type="string">
            <text:p>Hoensbroek</text:p>
          </table:table-cell>
          <table:table-cell/>
          <table:table-cell ns41:value-type="float" table:style-name="TL Data" office:value="22670" office:value-type="float">
            <text:p>22670</text:p>
          </table:table-cell>
          <table:table-cell ns41:value-type="float" table:style-name="TL Data" office:value="320" office:value-type="float">
            <text:p>320</text:p>
          </table:table-cell>
          <table:table-cell ns41:value-type="float" table:style-name="TL Data" office:value="21600" office:value-type="float">
            <text:p>21600</text:p>
          </table:table-cell>
          <table:table-cell ns41:value-type="float" table:style-name="TL Data" office:value="745" office:value-type="float">
            <text:p>745</text:p>
          </table:table-cell>
          <table:table-cell ns41:value-type="float" table:style-name="TL Data" office:value="5760" office:value-type="float">
            <text:p>5760</text:p>
          </table:table-cell>
          <table:table-cell ns41:value-type="float" table:style-name="TL Data" office:value="5510" office:value-type="float">
            <text:p>5510</text:p>
          </table:table-cell>
          <table:table-cell ns41:value-type="float" table:style-name="TL Data" office:value="105" office:value-type="float">
            <text:p>105</text:p>
          </table:table-cell>
          <table:table-cell ns41:value-type="float" table:style-name="TL Data" office:value="145" office:value-type="float">
            <text:p>145</text:p>
          </table:table-cell>
          <table:table-cell ns41:value-type="float" table:style-name="TL Data" office:value="21040" office:value-type="float">
            <text:p>21040</text:p>
          </table:table-cell>
          <table:table-cell ns41:value-type="float" table:style-name="TL Data" office:value="365" office:value-type="float">
            <text:p>365</text:p>
          </table:table-cell>
          <table:table-cell ns41:value-type="float" table:style-name="TL Data" office:value="1305" office:value-type="float">
            <text:p>1305</text:p>
          </table:table-cell>
          <table:table-cell ns41:value-type="float" table:style-name="TL Data" office:value="120" office:value-type="float">
            <text:p>120</text:p>
          </table:table-cell>
          <table:table-cell table:number-columns-repeated="1009"/>
        </table:table-row>
        <table:table-row table:style-name="ro6">
          <table:table-cell ns41:value-type="float" table:style-name="TL RowHeader" office:value="922" office:value-type="float">
            <text:p>922</text:p>
          </table:table-cell>
          <table:table-cell ns41:value-type="string" table:style-name="TL RowHeader" office:value-type="string">
            <text:p>Horn</text:p>
          </table:table-cell>
          <table:table-cell/>
          <table:table-cell ns41:value-type="float" table:style-name="TL Data" office:value="3770" office:value-type="float">
            <text:p>3770</text:p>
          </table:table-cell>
          <table:table-cell ns41:value-type="float" table:style-name="TL Data" office:value="700" office:value-type="float">
            <text:p>700</text:p>
          </table:table-cell>
          <table:table-cell ns41:value-type="float" table:style-name="TL Data" office:value="3010" office:value-type="float">
            <text:p>3010</text:p>
          </table:table-cell>
          <table:table-cell ns41:value-type="float" table:style-name="TL Data" office:value="55" office:value-type="float">
            <text:p>55</text:p>
          </table:table-cell>
          <table:table-cell ns41:value-type="float" table:style-name="TL Data" office:value="750" office:value-type="float">
            <text:p>750</text:p>
          </table:table-cell>
          <table:table-cell ns41:value-type="float" table:style-name="TL Data" office:value="720" office:value-type="float">
            <text:p>72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3005" office:value-type="float">
            <text:p>3005</text:p>
          </table:table-cell>
          <table:table-cell ns41:value-type="float" table:style-name="TL Data" office:value="401" office:value-type="float">
            <text:p>401</text:p>
          </table:table-cell>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23" office:value-type="float">
            <text:p>923</text:p>
          </table:table-cell>
          <table:table-cell ns41:value-type="string" table:style-name="TL RowHeader" office:value-type="string">
            <text:p>Horst</text:p>
          </table:table-cell>
          <table:table-cell/>
          <table:table-cell ns41:value-type="float" table:style-name="TL Data" office:value="15705" office:value-type="float">
            <text:p>15705</text:p>
          </table:table-cell>
          <table:table-cell ns41:value-type="float" table:style-name="TL Data" office:value="295" office:value-type="float">
            <text:p>295</text:p>
          </table:table-cell>
          <table:table-cell ns41:value-type="float" table:style-name="TL Data" office:value="15370" office:value-type="float">
            <text:p>15370</text:p>
          </table:table-cell>
          <table:table-cell ns41:value-type="float" table:style-name="TL Data" office:value="40" office:value-type="float">
            <text:p>40</text:p>
          </table:table-cell>
          <table:table-cell ns41:value-type="float" table:style-name="TL Data" office:value="3405" office:value-type="float">
            <text:p>3405</text:p>
          </table:table-cell>
          <table:table-cell ns41:value-type="float" table:style-name="TL Data" office:value="3215" office:value-type="float">
            <text:p>3215</text:p>
          </table:table-cell>
          <table:table-cell ns41:value-type="float" office:value="95" table:style-name="TL Data" table:number-columns-repeated="2" office:value-type="float">
            <text:p>95</text:p>
          </table:table-cell>
          <table:table-cell ns41:value-type="float" table:style-name="TL Data" office:value="15275" office:value-type="float">
            <text:p>15275</text:p>
          </table:table-cell>
          <table:table-cell ns41:value-type="float" table:style-name="TL Data" office:value="448" office:value-type="float">
            <text:p>448</text:p>
          </table:table-cell>
          <table:table-cell ns41:value-type="float" table:style-name="TL Data" office:value="135" office:value-type="float">
            <text:p>135</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924" office:value-type="float">
            <text:p>924</text:p>
          </table:table-cell>
          <table:table-cell ns41:value-type="string" table:style-name="TL RowHeader" office:value-type="string">
            <text:p>Hulsberg</text:p>
          </table:table-cell>
          <table:table-cell/>
          <table:table-cell ns41:value-type="float" table:style-name="TL Data" office:value="3475" office:value-type="float">
            <text:p>3475</text:p>
          </table:table-cell>
          <table:table-cell ns41:value-type="float" table:style-name="TL Data" office:value="50" office:value-type="float">
            <text:p>50</text:p>
          </table:table-cell>
          <table:table-cell ns41:value-type="float" table:style-name="TL Data" office:value="3265" office:value-type="float">
            <text:p>3265</text:p>
          </table:table-cell>
          <table:table-cell ns41:value-type="float" table:style-name="TL Data" office:value="160" office:value-type="float">
            <text:p>160</text:p>
          </table:table-cell>
          <table:table-cell ns41:value-type="float" table:style-name="TL Data" office:value="815" office:value-type="float">
            <text:p>815</text:p>
          </table:table-cell>
          <table:table-cell ns41:value-type="float" table:style-name="TL Data" office:value="760" office:value-type="float">
            <text:p>760</text:p>
          </table:table-cell>
          <table:table-cell ns41:value-type="float" table:style-name="TL Data" office:value="40" office:value-type="float">
            <text:p>40</text:p>
          </table:table-cell>
          <table:table-cell ns41:value-type="float" table:style-name="TL Data" office:value="20" office:value-type="float">
            <text:p>20</text:p>
          </table:table-cell>
          <table:table-cell ns41:value-type="float" table:style-name="TL Data" office:value="3225" office:value-type="float">
            <text:p>3225</text:p>
          </table:table-cell>
          <table:table-cell ns41:value-type="float" table:style-name="TL Data" office:value="396" office:value-type="float">
            <text:p>396</text:p>
          </table:table-cell>
          <table:table-cell ns41:value-type="float" table:style-name="TL Data" office:value="200" office:value-type="float">
            <text:p>20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25" office:value-type="float">
            <text:p>925</text:p>
          </table:table-cell>
          <table:table-cell ns41:value-type="string" table:style-name="TL RowHeader" office:value-type="string">
            <text:p>Hunsel</text:p>
          </table:table-cell>
          <table:table-cell/>
          <table:table-cell ns41:value-type="float" table:style-name="TL Data" office:value="4385" office:value-type="float">
            <text:p>4385</text:p>
          </table:table-cell>
          <table:table-cell table:style-name="TL Data"/>
          <table:table-cell ns41:value-type="float" table:style-name="TL Data" office:value="4365" office:value-type="float">
            <text:p>4365</text:p>
          </table:table-cell>
          <table:table-cell ns41:value-type="float" table:style-name="TL Data" office:value="20" office:value-type="float">
            <text:p>20</text:p>
          </table:table-cell>
          <table:table-cell ns41:value-type="float" table:style-name="TL Data" office:value="940" office:value-type="float">
            <text:p>940</text:p>
          </table:table-cell>
          <table:table-cell ns41:value-type="float" table:style-name="TL Data" office:value="880" office:value-type="float">
            <text:p>880</text:p>
          </table:table-cell>
          <table:table-cell ns41:value-type="float" office:value="30" table:style-name="TL Data" table:number-columns-repeated="2" office:value-type="float">
            <text:p>30</text:p>
          </table:table-cell>
          <table:table-cell ns41:value-type="float" table:style-name="TL Data" office:value="4340" office:value-type="float">
            <text:p>4340</text:p>
          </table:table-cell>
          <table:table-cell ns41:value-type="float" table:style-name="TL Data" office:value="462" office:value-type="float">
            <text:p>462</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927" office:value-type="float">
            <text:p>927</text:p>
          </table:table-cell>
          <table:table-cell ns41:value-type="string" table:style-name="TL RowHeader" office:value-type="string">
            <text:p>Jabeek</text:p>
          </table:table-cell>
          <table:table-cell/>
          <table:table-cell ns41:value-type="float" table:style-name="TL Data" office:value="645" office:value-type="float">
            <text:p>645</text:p>
          </table:table-cell>
          <table:table-cell table:style-name="TL Data"/>
          <table:table-cell ns41:value-type="float" table:style-name="TL Data" office:value="645" office:value-type="float">
            <text:p>645</text:p>
          </table:table-cell>
          <table:table-cell table:style-name="TL Data"/>
          <table:table-cell ns41:value-type="float" table:style-name="TL Data" office:value="155" office:value-type="float">
            <text:p>155</text:p>
          </table:table-cell>
          <table:table-cell ns41:value-type="float" table:style-name="TL Data" office:value="140" office:value-type="float">
            <text:p>140</text:p>
          </table:table-cell>
          <table:table-cell ns41:value-type="float" office:value="5" table:style-name="TL Data" table:number-columns-repeated="2" office:value-type="float">
            <text:p>5</text:p>
          </table:table-cell>
          <table:table-cell ns41:value-type="float" table:style-name="TL Data" office:value="640" office:value-type="float">
            <text:p>640</text:p>
          </table:table-cell>
          <table:table-cell ns41:value-type="float" table:style-name="TL Data" office:value="420" office:value-type="float">
            <text:p>420</text:p>
          </table:table-cell>
          <table:table-cell ns41:value-type="float" table:style-name="TL Data" office:value="5" office:value-type="float">
            <text:p>5</text:p>
          </table:table-cell>
          <table:table-cell table:style-name="TL Data"/>
          <table:table-cell table:number-columns-repeated="1009"/>
        </table:table-row>
        <table:table-row table:style-name="ro6">
          <table:table-cell ns41:value-type="float" table:style-name="TL RowHeader" office:value="928" office:value-type="float">
            <text:p>928</text:p>
          </table:table-cell>
          <table:table-cell ns41:value-type="string" table:style-name="TL RowHeader" office:value-type="string">
            <text:p>Kerkrade</text:p>
          </table:table-cell>
          <table:table-cell/>
          <table:table-cell ns41:value-type="float" table:style-name="TL Data" office:value="47350" office:value-type="float">
            <text:p>47350</text:p>
          </table:table-cell>
          <table:table-cell ns41:value-type="float" table:style-name="TL Data" office:value="1070" office:value-type="float">
            <text:p>1070</text:p>
          </table:table-cell>
          <table:table-cell ns41:value-type="float" table:style-name="TL Data" office:value="46120" office:value-type="float">
            <text:p>46120</text:p>
          </table:table-cell>
          <table:table-cell ns41:value-type="float" table:style-name="TL Data" office:value="160" office:value-type="float">
            <text:p>160</text:p>
          </table:table-cell>
          <table:table-cell ns41:value-type="float" table:style-name="TL Data" office:value="12685" office:value-type="float">
            <text:p>12685</text:p>
          </table:table-cell>
          <table:table-cell ns41:value-type="float" table:style-name="TL Data" office:value="12170" office:value-type="float">
            <text:p>12170</text:p>
          </table:table-cell>
          <table:table-cell ns41:value-type="float" table:style-name="TL Data" office:value="205" office:value-type="float">
            <text:p>205</text:p>
          </table:table-cell>
          <table:table-cell ns41:value-type="float" table:style-name="TL Data" office:value="315" office:value-type="float">
            <text:p>315</text:p>
          </table:table-cell>
          <table:table-cell ns41:value-type="float" table:style-name="TL Data" office:value="44560" office:value-type="float">
            <text:p>44560</text:p>
          </table:table-cell>
          <table:table-cell ns41:value-type="float" table:style-name="TL Data" office:value="351" office:value-type="float">
            <text:p>351</text:p>
          </table:table-cell>
          <table:table-cell ns41:value-type="float" table:style-name="TL Data" office:value="1720" office:value-type="float">
            <text:p>1720</text:p>
          </table:table-cell>
          <table:table-cell ns41:value-type="float" table:style-name="TL Data" office:value="590" office:value-type="float">
            <text:p>590</text:p>
          </table:table-cell>
          <table:table-cell table:number-columns-repeated="1009"/>
        </table:table-row>
        <table:table-row table:style-name="ro6">
          <table:table-cell ns41:value-type="float" table:style-name="TL RowHeader" office:value="929" office:value-type="float">
            <text:p>929</text:p>
          </table:table-cell>
          <table:table-cell ns41:value-type="string" table:style-name="TL RowHeader" office:value-type="string">
            <text:p>Kessel</text:p>
          </table:table-cell>
          <table:table-cell/>
          <table:table-cell ns41:value-type="float" table:style-name="TL Data" office:value="3535" office:value-type="float">
            <text:p>3535</text:p>
          </table:table-cell>
          <table:table-cell table:style-name="TL Data"/>
          <table:table-cell ns41:value-type="float" table:style-name="TL Data" office:value="3530" office:value-type="float">
            <text:p>3530</text:p>
          </table:table-cell>
          <table:table-cell ns41:value-type="float" table:style-name="TL Data" office:value="10" office:value-type="float">
            <text:p>10</text:p>
          </table:table-cell>
          <table:table-cell ns41:value-type="float" table:style-name="TL Data" office:value="785" office:value-type="float">
            <text:p>785</text:p>
          </table:table-cell>
          <table:table-cell ns41:value-type="float" table:style-name="TL Data" office:value="740" office:value-type="float">
            <text:p>740</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3515" office:value-type="float">
            <text:p>3515</text:p>
          </table:table-cell>
          <table:table-cell ns41:value-type="float" table:style-name="TL Data" office:value="447" office:value-type="float">
            <text:p>447</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30" office:value-type="float">
            <text:p>930</text:p>
          </table:table-cell>
          <table:table-cell ns41:value-type="string" table:style-name="TL RowHeader" office:value-type="string">
            <text:p>Klimmen</text:p>
          </table:table-cell>
          <table:table-cell/>
          <table:table-cell ns41:value-type="float" table:style-name="TL Data" office:value="3595" office:value-type="float">
            <text:p>3595</text:p>
          </table:table-cell>
          <table:table-cell ns41:value-type="float" table:style-name="TL Data" office:value="95" office:value-type="float">
            <text:p>95</text:p>
          </table:table-cell>
          <table:table-cell ns41:value-type="float" table:style-name="TL Data" office:value="3500" office:value-type="float">
            <text:p>3500</text:p>
          </table:table-cell>
          <table:table-cell ns41:value-type="float" table:style-name="TL Data" office:value="5" office:value-type="float">
            <text:p>5</text:p>
          </table:table-cell>
          <table:table-cell ns41:value-type="float" table:style-name="TL Data" office:value="880" office:value-type="float">
            <text:p>880</text:p>
          </table:table-cell>
          <table:table-cell ns41:value-type="float" table:style-name="TL Data" office:value="820" office:value-type="float">
            <text:p>820</text:p>
          </table:table-cell>
          <table:table-cell ns41:value-type="float" table:style-name="TL Data" office:value="35" office:value-type="float">
            <text:p>35</text:p>
          </table:table-cell>
          <table:table-cell ns41:value-type="float" table:style-name="TL Data" office:value="20" office:value-type="float">
            <text:p>20</text:p>
          </table:table-cell>
          <table:table-cell ns41:value-type="float" table:style-name="TL Data" office:value="3475" office:value-type="float">
            <text:p>3475</text:p>
          </table:table-cell>
          <table:table-cell ns41:value-type="float" table:style-name="TL Data" office:value="396" office:value-type="float">
            <text:p>396</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931" office:value-type="float">
            <text:p>931</text:p>
          </table:table-cell>
          <table:table-cell ns41:value-type="string" table:style-name="TL RowHeader" office:value-type="string">
            <text:p>Limbricht</text:p>
          </table:table-cell>
          <table:table-cell/>
          <table:table-cell ns41:value-type="float" table:style-name="TL Data" office:value="3970" office:value-type="float">
            <text:p>3970</text:p>
          </table:table-cell>
          <table:table-cell ns41:value-type="float" table:style-name="TL Data" office:value="10" office:value-type="float">
            <text:p>10</text:p>
          </table:table-cell>
          <table:table-cell ns41:value-type="float" table:style-name="TL Data" office:value="3955" office:value-type="float">
            <text:p>3955</text:p>
          </table:table-cell>
          <table:table-cell ns41:value-type="float" table:style-name="TL Data" office:value="5" office:value-type="float">
            <text:p>5</text:p>
          </table:table-cell>
          <table:table-cell ns41:value-type="float" table:style-name="TL Data" office:value="965" office:value-type="float">
            <text:p>965</text:p>
          </table:table-cell>
          <table:table-cell ns41:value-type="float" table:style-name="TL Data" office:value="900" office:value-type="float">
            <text:p>900</text:p>
          </table:table-cell>
          <table:table-cell ns41:value-type="float" table:style-name="TL Data" office:value="35" office:value-type="float">
            <text:p>35</text:p>
          </table:table-cell>
          <table:table-cell ns41:value-type="float" table:style-name="TL Data" office:value="30" office:value-type="float">
            <text:p>30</text:p>
          </table:table-cell>
          <table:table-cell ns41:value-type="float" table:style-name="TL Data" office:value="3920" office:value-type="float">
            <text:p>3920</text:p>
          </table:table-cell>
          <table:table-cell ns41:value-type="float" table:style-name="TL Data" office:value="407" office:value-type="float">
            <text:p>407</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32" office:value-type="float">
            <text:p>932</text:p>
          </table:table-cell>
          <table:table-cell ns41:value-type="string" table:style-name="TL RowHeader" office:value-type="string">
            <text:p>Linne</text:p>
          </table:table-cell>
          <table:table-cell/>
          <table:table-cell ns41:value-type="float" table:style-name="TL Data" office:value="3315" office:value-type="float">
            <text:p>3315</text:p>
          </table:table-cell>
          <table:table-cell table:style-name="TL Data"/>
          <table:table-cell ns41:value-type="float" table:style-name="TL Data" office:value="3305" office:value-type="float">
            <text:p>3305</text:p>
          </table:table-cell>
          <table:table-cell ns41:value-type="float" table:style-name="TL Data" office:value="10" office:value-type="float">
            <text:p>10</text:p>
          </table:table-cell>
          <table:table-cell ns41:value-type="float" table:style-name="TL Data" office:value="850" office:value-type="float">
            <text:p>850</text:p>
          </table:table-cell>
          <table:table-cell ns41:value-type="float" table:style-name="TL Data" office:value="800" office:value-type="float">
            <text:p>80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265" office:value-type="float">
            <text:p>3265</text:p>
          </table:table-cell>
          <table:table-cell ns41:value-type="float" table:style-name="TL Data" office:value="384" office:value-type="float">
            <text:p>384</text:p>
          </table:table-cell>
          <table:table-cell ns41:value-type="float" table:style-name="TL Data" office:value="50" office:value-type="float">
            <text:p>50</text:p>
          </table:table-cell>
          <table:table-cell table:style-name="TL Data"/>
          <table:table-cell table:number-columns-repeated="1009"/>
        </table:table-row>
        <table:table-row table:style-name="ro6">
          <table:table-cell ns41:value-type="float" table:style-name="TL RowHeader" office:value="933" office:value-type="float">
            <text:p>933</text:p>
          </table:table-cell>
          <table:table-cell ns41:value-type="string" table:style-name="TL RowHeader" office:value-type="string">
            <text:p>Maasbracht</text:p>
          </table:table-cell>
          <table:table-cell/>
          <table:table-cell ns41:value-type="float" table:style-name="TL Data" office:value="7315" office:value-type="float">
            <text:p>7315</text:p>
          </table:table-cell>
          <table:table-cell ns41:value-type="float" table:style-name="TL Data" office:value="195" office:value-type="float">
            <text:p>195</text:p>
          </table:table-cell>
          <table:table-cell ns41:value-type="float" table:style-name="TL Data" office:value="5695" office:value-type="float">
            <text:p>5695</text:p>
          </table:table-cell>
          <table:table-cell ns41:value-type="float" table:style-name="TL Data" office:value="1425" office:value-type="float">
            <text:p>1425</text:p>
          </table:table-cell>
          <table:table-cell ns41:value-type="float" table:style-name="TL Data" office:value="1875" office:value-type="float">
            <text:p>1875</text:p>
          </table:table-cell>
          <table:table-cell ns41:value-type="float" table:style-name="TL Data" office:value="1795" office:value-type="float">
            <text:p>1795</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6935" office:value-type="float">
            <text:p>6935</text:p>
          </table:table-cell>
          <table:table-cell ns41:value-type="float" table:style-name="TL Data" office:value="370" office:value-type="float">
            <text:p>370</text:p>
          </table:table-cell>
          <table:table-cell ns41:value-type="float" table:style-name="TL Data" office:value="185" office:value-type="float">
            <text:p>18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34" office:value-type="float">
            <text:p>934</text:p>
          </table:table-cell>
          <table:table-cell ns41:value-type="string" table:style-name="TL RowHeader" office:value-type="string">
            <text:p>Maasbree</text:p>
          </table:table-cell>
          <table:table-cell/>
          <table:table-cell ns41:value-type="float" table:style-name="TL Data" office:value="7880" office:value-type="float">
            <text:p>7880</text:p>
          </table:table-cell>
          <table:table-cell ns41:value-type="float" table:style-name="TL Data" office:value="80" office:value-type="float">
            <text:p>80</text:p>
          </table:table-cell>
          <table:table-cell ns41:value-type="float" table:style-name="TL Data" office:value="7770" office:value-type="float">
            <text:p>7770</text:p>
          </table:table-cell>
          <table:table-cell ns41:value-type="float" table:style-name="TL Data" office:value="30" office:value-type="float">
            <text:p>30</text:p>
          </table:table-cell>
          <table:table-cell ns41:value-type="float" table:style-name="TL Data" office:value="1745" office:value-type="float">
            <text:p>1745</text:p>
          </table:table-cell>
          <table:table-cell ns41:value-type="float" table:style-name="TL Data" office:value="1620" office:value-type="float">
            <text:p>1620</text:p>
          </table:table-cell>
          <table:table-cell ns41:value-type="float" table:style-name="TL Data" office:value="55" office:value-type="float">
            <text:p>55</text:p>
          </table:table-cell>
          <table:table-cell ns41:value-type="float" table:style-name="TL Data" office:value="70" office:value-type="float">
            <text:p>70</text:p>
          </table:table-cell>
          <table:table-cell ns41:value-type="float" table:style-name="TL Data" office:value="7730" office:value-type="float">
            <text:p>7730</text:p>
          </table:table-cell>
          <table:table-cell ns41:value-type="float" table:style-name="TL Data" office:value="443" office:value-type="float">
            <text:p>443</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35" office:value-type="float">
            <text:p>935</text:p>
          </table:table-cell>
          <table:table-cell ns41:value-type="string" table:style-name="TL RowHeader" office:value-type="string">
            <text:p>Maastricht</text:p>
          </table:table-cell>
          <table:table-cell/>
          <table:table-cell ns41:value-type="float" table:style-name="TL Data" office:value="111315" office:value-type="float">
            <text:p>111315</text:p>
          </table:table-cell>
          <table:table-cell ns41:value-type="float" table:style-name="TL Data" office:value="3315" office:value-type="float">
            <text:p>3315</text:p>
          </table:table-cell>
          <table:table-cell ns41:value-type="float" table:style-name="TL Data" office:value="106840" office:value-type="float">
            <text:p>106840</text:p>
          </table:table-cell>
          <table:table-cell ns41:value-type="float" table:style-name="TL Data" office:value="1165" office:value-type="float">
            <text:p>1165</text:p>
          </table:table-cell>
          <table:table-cell ns41:value-type="float" table:style-name="TL Data" office:value="28690" office:value-type="float">
            <text:p>28690</text:p>
          </table:table-cell>
          <table:table-cell ns41:value-type="float" table:style-name="TL Data" office:value="27195" office:value-type="float">
            <text:p>27195</text:p>
          </table:table-cell>
          <table:table-cell ns41:value-type="float" table:style-name="TL Data" office:value="525" office:value-type="float">
            <text:p>525</text:p>
          </table:table-cell>
          <table:table-cell ns41:value-type="float" table:style-name="TL Data" office:value="970" office:value-type="float">
            <text:p>970</text:p>
          </table:table-cell>
          <table:table-cell ns41:value-type="float" table:style-name="TL Data" office:value="102775" office:value-type="float">
            <text:p>102775</text:p>
          </table:table-cell>
          <table:table-cell ns41:value-type="float" table:style-name="TL Data" office:value="358" office:value-type="float">
            <text:p>358</text:p>
          </table:table-cell>
          <table:table-cell ns41:value-type="float" table:style-name="TL Data" office:value="5230" office:value-type="float">
            <text:p>5230</text:p>
          </table:table-cell>
          <table:table-cell ns41:value-type="float" table:style-name="TL Data" office:value="1485" office:value-type="float">
            <text:p>1485</text:p>
          </table:table-cell>
          <table:table-cell table:number-columns-repeated="1009"/>
        </table:table-row>
        <table:table-row table:style-name="ro6">
          <table:table-cell ns41:value-type="float" table:style-name="TL RowHeader" office:value="936" office:value-type="float">
            <text:p>936</text:p>
          </table:table-cell>
          <table:table-cell ns41:value-type="string" table:style-name="TL RowHeader" office:value-type="string">
            <text:p>Margraten</text:p>
          </table:table-cell>
          <table:table-cell/>
          <table:table-cell ns41:value-type="float" table:style-name="TL Data" office:value="2880" office:value-type="float">
            <text:p>2880</text:p>
          </table:table-cell>
          <table:table-cell ns41:value-type="float" table:style-name="TL Data" office:value="5" office:value-type="float">
            <text:p>5</text:p>
          </table:table-cell>
          <table:table-cell ns41:value-type="float" table:style-name="TL Data" office:value="2860" office:value-type="float">
            <text:p>2860</text:p>
          </table:table-cell>
          <table:table-cell ns41:value-type="float" table:style-name="TL Data" office:value="15" office:value-type="float">
            <text:p>15</text:p>
          </table:table-cell>
          <table:table-cell ns41:value-type="float" table:style-name="TL Data" office:value="660" office:value-type="float">
            <text:p>660</text:p>
          </table:table-cell>
          <table:table-cell ns41:value-type="float" table:style-name="TL Data" office:value="625" office:value-type="float">
            <text:p>62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840" office:value-type="float">
            <text:p>2840</text:p>
          </table:table-cell>
          <table:table-cell ns41:value-type="float" table:style-name="TL Data" office:value="430" office:value-type="float">
            <text:p>430</text:p>
          </table:table-cell>
          <table:table-cell ns41:value-type="float" table:style-name="TL Data" office:value="30" office:value-type="float">
            <text:p>3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37" office:value-type="float">
            <text:p>937</text:p>
          </table:table-cell>
          <table:table-cell ns41:value-type="string" table:style-name="TL RowHeader" office:value-type="string">
            <text:p>Meerlo</text:p>
          </table:table-cell>
          <table:table-cell/>
          <table:table-cell ns41:value-type="float" table:style-name="TL Data" office:value="5625" office:value-type="float">
            <text:p>5625</text:p>
          </table:table-cell>
          <table:table-cell ns41:value-type="float" table:style-name="TL Data" office:value="45" office:value-type="float">
            <text:p>45</text:p>
          </table:table-cell>
          <table:table-cell ns41:value-type="float" table:style-name="TL Data" office:value="5565" office:value-type="float">
            <text:p>5565</text:p>
          </table:table-cell>
          <table:table-cell ns41:value-type="float" table:style-name="TL Data" office:value="15" office:value-type="float">
            <text:p>15</text:p>
          </table:table-cell>
          <table:table-cell ns41:value-type="float" table:style-name="TL Data" office:value="1225" office:value-type="float">
            <text:p>1225</text:p>
          </table:table-cell>
          <table:table-cell ns41:value-type="float" table:style-name="TL Data" office:value="1150" office:value-type="float">
            <text:p>1150</text:p>
          </table:table-cell>
          <table:table-cell ns41:value-type="float" table:style-name="TL Data" office:value="30" office:value-type="float">
            <text:p>30</text:p>
          </table:table-cell>
          <table:table-cell ns41:value-type="float" table:style-name="TL Data" office:value="45" office:value-type="float">
            <text:p>45</text:p>
          </table:table-cell>
          <table:table-cell ns41:value-type="float" table:style-name="TL Data" office:value="5505" office:value-type="float">
            <text:p>5505</text:p>
          </table:table-cell>
          <table:table-cell ns41:value-type="float" table:style-name="TL Data" office:value="449" office:value-type="float">
            <text:p>449</text:p>
          </table:table-cell>
          <table:table-cell ns41:value-type="float" table:style-name="TL Data" office:value="75" office:value-type="float">
            <text:p>7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38" office:value-type="float">
            <text:p>938</text:p>
          </table:table-cell>
          <table:table-cell ns41:value-type="string" table:style-name="TL RowHeader" office:value-type="string">
            <text:p>Meerssen</text:p>
          </table:table-cell>
          <table:table-cell/>
          <table:table-cell ns41:value-type="float" table:style-name="TL Data" office:value="8505" office:value-type="float">
            <text:p>8505</text:p>
          </table:table-cell>
          <table:table-cell ns41:value-type="float" table:style-name="TL Data" office:value="260" office:value-type="float">
            <text:p>260</text:p>
          </table:table-cell>
          <table:table-cell ns41:value-type="float" table:style-name="TL Data" office:value="8095" office:value-type="float">
            <text:p>8095</text:p>
          </table:table-cell>
          <table:table-cell ns41:value-type="float" table:style-name="TL Data" office:value="155" office:value-type="float">
            <text:p>155</text:p>
          </table:table-cell>
          <table:table-cell ns41:value-type="float" table:style-name="TL Data" office:value="2050" office:value-type="float">
            <text:p>2050</text:p>
          </table:table-cell>
          <table:table-cell ns41:value-type="float" table:style-name="TL Data" office:value="1905" office:value-type="float">
            <text:p>1905</text:p>
          </table:table-cell>
          <table:table-cell ns41:value-type="float" table:style-name="TL Data" office:value="90" office:value-type="float">
            <text:p>90</text:p>
          </table:table-cell>
          <table:table-cell ns41:value-type="float" table:style-name="TL Data" office:value="55" office:value-type="float">
            <text:p>55</text:p>
          </table:table-cell>
          <table:table-cell ns41:value-type="float" table:style-name="TL Data" office:value="8075" office:value-type="float">
            <text:p>8075</text:p>
          </table:table-cell>
          <table:table-cell ns41:value-type="float" table:style-name="TL Data" office:value="394" office:value-type="float">
            <text:p>394</text:p>
          </table:table-cell>
          <table:table-cell ns41:value-type="float" table:style-name="TL Data" office:value="170" office:value-type="float">
            <text:p>1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39" office:value-type="float">
            <text:p>939</text:p>
          </table:table-cell>
          <table:table-cell ns41:value-type="string" table:style-name="TL RowHeader" office:value-type="string">
            <text:p>Melick en Herkenbosch</text:p>
          </table:table-cell>
          <table:table-cell/>
          <table:table-cell ns41:value-type="float" table:style-name="TL Data" office:value="5515" office:value-type="float">
            <text:p>5515</text:p>
          </table:table-cell>
          <table:table-cell ns41:value-type="float" table:style-name="TL Data" office:value="20" office:value-type="float">
            <text:p>20</text:p>
          </table:table-cell>
          <table:table-cell ns41:value-type="float" table:style-name="TL Data" office:value="5455" office:value-type="float">
            <text:p>5455</text:p>
          </table:table-cell>
          <table:table-cell ns41:value-type="float" table:style-name="TL Data" office:value="40" office:value-type="float">
            <text:p>40</text:p>
          </table:table-cell>
          <table:table-cell ns41:value-type="float" table:style-name="TL Data" office:value="1385" office:value-type="float">
            <text:p>1385</text:p>
          </table:table-cell>
          <table:table-cell ns41:value-type="float" table:style-name="TL Data" office:value="1315" office:value-type="float">
            <text:p>1315</text:p>
          </table:table-cell>
          <table:table-cell ns41:value-type="float" table:style-name="TL Data" office:value="40" office:value-type="float">
            <text:p>40</text:p>
          </table:table-cell>
          <table:table-cell ns41:value-type="float" table:style-name="TL Data" office:value="30" office:value-type="float">
            <text:p>30</text:p>
          </table:table-cell>
          <table:table-cell ns41:value-type="float" table:style-name="TL Data" office:value="5430" office:value-type="float">
            <text:p>5430</text:p>
          </table:table-cell>
          <table:table-cell ns41:value-type="float" table:style-name="TL Data" office:value="392" office:value-type="float">
            <text:p>392</text:p>
          </table:table-cell>
          <table:table-cell ns41:value-type="float" table:style-name="TL Data" office:value="65" office:value-type="float">
            <text:p>6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40" office:value-type="float">
            <text:p>940</text:p>
          </table:table-cell>
          <table:table-cell ns41:value-type="string" table:style-name="TL RowHeader" office:value-type="string">
            <text:p>Merkelbeek</text:p>
          </table:table-cell>
          <table:table-cell/>
          <table:table-cell ns41:value-type="float" table:style-name="TL Data" office:value="1745" office:value-type="float">
            <text:p>1745</text:p>
          </table:table-cell>
          <table:table-cell ns41:value-type="float" table:style-name="TL Data" office:value="115" office:value-type="float">
            <text:p>115</text:p>
          </table:table-cell>
          <table:table-cell ns41:value-type="float" table:style-name="TL Data" office:value="1625" office:value-type="float">
            <text:p>1625</text:p>
          </table:table-cell>
          <table:table-cell table:style-name="TL Data"/>
          <table:table-cell ns41:value-type="float" table:style-name="TL Data" office:value="395" office:value-type="float">
            <text:p>395</text:p>
          </table:table-cell>
          <table:table-cell ns41:value-type="float" table:style-name="TL Data" office:value="370" office:value-type="float">
            <text:p>370</text:p>
          </table:table-cell>
          <table:table-cell ns41:value-type="float" office:value="10" table:style-name="TL Data" table:number-columns-repeated="2" office:value-type="float">
            <text:p>10</text:p>
          </table:table-cell>
          <table:table-cell ns41:value-type="float" table:style-name="TL Data" office:value="1610" office:value-type="float">
            <text:p>1610</text:p>
          </table:table-cell>
          <table:table-cell ns41:value-type="float" table:style-name="TL Data" office:value="409" office:value-type="float">
            <text:p>409</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41" office:value-type="float">
            <text:p>941</text:p>
          </table:table-cell>
          <table:table-cell ns41:value-type="string" table:style-name="TL RowHeader" office:value-type="string">
            <text:p>Meijel</text:p>
          </table:table-cell>
          <table:table-cell/>
          <table:table-cell ns41:value-type="float" table:style-name="TL Data" office:value="4635" office:value-type="float">
            <text:p>4635</text:p>
          </table:table-cell>
          <table:table-cell ns41:value-type="float" table:style-name="TL Data" office:value="110" office:value-type="float">
            <text:p>110</text:p>
          </table:table-cell>
          <table:table-cell ns41:value-type="float" table:style-name="TL Data" office:value="4475" office:value-type="float">
            <text:p>4475</text:p>
          </table:table-cell>
          <table:table-cell ns41:value-type="float" table:style-name="TL Data" office:value="50" office:value-type="float">
            <text:p>50</text:p>
          </table:table-cell>
          <table:table-cell ns41:value-type="float" table:style-name="TL Data" office:value="980" office:value-type="float">
            <text:p>980</text:p>
          </table:table-cell>
          <table:table-cell ns41:value-type="float" table:style-name="TL Data" office:value="930" office:value-type="float">
            <text:p>930</text:p>
          </table:table-cell>
          <table:table-cell ns41:value-type="float" office:value="25" table:style-name="TL Data" table:number-columns-repeated="2" office:value-type="float">
            <text:p>25</text:p>
          </table:table-cell>
          <table:table-cell ns41:value-type="float" table:style-name="TL Data" office:value="4475" office:value-type="float">
            <text:p>4475</text:p>
          </table:table-cell>
          <table:table-cell ns41:value-type="float" table:style-name="TL Data" office:value="457" office:value-type="float">
            <text:p>457</text:p>
          </table:table-cell>
          <table:table-cell ns41:value-type="float" table:style-name="TL Data" office:value="50" office:value-type="float">
            <text:p>5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42" office:value-type="float">
            <text:p>942</text:p>
          </table:table-cell>
          <table:table-cell ns41:value-type="string" table:style-name="TL RowHeader" office:value-type="string">
            <text:p>Mheer</text:p>
          </table:table-cell>
          <table:table-cell/>
          <table:table-cell ns41:value-type="float" table:style-name="TL Data" office:value="1355" office:value-type="float">
            <text:p>1355</text:p>
          </table:table-cell>
          <table:table-cell table:style-name="TL Data"/>
          <table:table-cell ns41:value-type="float" table:style-name="TL Data" office:value="1350" office:value-type="float">
            <text:p>1350</text:p>
          </table:table-cell>
          <table:table-cell ns41:value-type="float" table:style-name="TL Data" office:value="5" office:value-type="float">
            <text:p>5</text:p>
          </table:table-cell>
          <table:table-cell ns41:value-type="float" table:style-name="TL Data" office:value="315" office:value-type="float">
            <text:p>315</text:p>
          </table:table-cell>
          <table:table-cell ns41:value-type="float" table:style-name="TL Data" office:value="280" office:value-type="float">
            <text:p>280</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1335" office:value-type="float">
            <text:p>1335</text:p>
          </table:table-cell>
          <table:table-cell ns41:value-type="float" table:style-name="TL Data" office:value="423" office:value-type="float">
            <text:p>423</text:p>
          </table:table-cell>
          <table:table-cell ns41:value-type="float" table:style-name="TL Data" office:value="25" office:value-type="float">
            <text:p>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43" office:value-type="float">
            <text:p>943</text:p>
          </table:table-cell>
          <table:table-cell ns41:value-type="string" table:style-name="TL RowHeader" office:value-type="string">
            <text:p>Montfort</text:p>
          </table:table-cell>
          <table:table-cell/>
          <table:table-cell ns41:value-type="float" table:style-name="TL Data" office:value="2770" office:value-type="float">
            <text:p>2770</text:p>
          </table:table-cell>
          <table:table-cell table:style-name="TL Data"/>
          <table:table-cell ns41:value-type="float" table:style-name="TL Data" office:value="2770" office:value-type="float">
            <text:p>2770</text:p>
          </table:table-cell>
          <table:table-cell table:style-name="TL Data"/>
          <table:table-cell ns41:value-type="float" table:style-name="TL Data" office:value="685" office:value-type="float">
            <text:p>685</text:p>
          </table:table-cell>
          <table:table-cell ns41:value-type="float" table:style-name="TL Data" office:value="645" office:value-type="float">
            <text:p>645</text:p>
          </table:table-cell>
          <table:table-cell ns41:value-type="float" table:style-name="TL Data" office:value="25" office:value-type="float">
            <text:p>25</text:p>
          </table:table-cell>
          <table:table-cell ns41:value-type="float" table:style-name="TL Data" office:value="15" office:value-type="float">
            <text:p>15</text:p>
          </table:table-cell>
          <table:table-cell ns41:value-type="float" table:style-name="TL Data" office:value="2740" office:value-type="float">
            <text:p>2740</text:p>
          </table:table-cell>
          <table:table-cell ns41:value-type="float" table:style-name="TL Data" office:value="401" office:value-type="float">
            <text:p>401</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944" office:value-type="float">
            <text:p>944</text:p>
          </table:table-cell>
          <table:table-cell ns41:value-type="string" table:style-name="TL RowHeader" office:value-type="string">
            <text:p>Mook en Middelaar</text:p>
          </table:table-cell>
          <table:table-cell/>
          <table:table-cell ns41:value-type="float" table:style-name="TL Data" office:value="5140" office:value-type="float">
            <text:p>5140</text:p>
          </table:table-cell>
          <table:table-cell ns41:value-type="float" table:style-name="TL Data" office:value="255" office:value-type="float">
            <text:p>255</text:p>
          </table:table-cell>
          <table:table-cell ns41:value-type="float" table:style-name="TL Data" office:value="4825" office:value-type="float">
            <text:p>4825</text:p>
          </table:table-cell>
          <table:table-cell ns41:value-type="float" table:style-name="TL Data" office:value="60" office:value-type="float">
            <text:p>60</text:p>
          </table:table-cell>
          <table:table-cell ns41:value-type="float" table:style-name="TL Data" office:value="1210" office:value-type="float">
            <text:p>1210</text:p>
          </table:table-cell>
          <table:table-cell ns41:value-type="float" table:style-name="TL Data" office:value="1155" office:value-type="float">
            <text:p>1155</text:p>
          </table:table-cell>
          <table:table-cell ns41:value-type="float" office:value="25" table:style-name="TL Data" table:number-columns-repeated="2" office:value-type="float">
            <text:p>25</text:p>
          </table:table-cell>
          <table:table-cell ns41:value-type="float" table:style-name="TL Data" office:value="4775" office:value-type="float">
            <text:p>4775</text:p>
          </table:table-cell>
          <table:table-cell ns41:value-type="float" table:style-name="TL Data" office:value="395" office:value-type="float">
            <text:p>395</text:p>
          </table:table-cell>
          <table:table-cell ns41:value-type="float" table:style-name="TL Data" office:value="110" office:value-type="float">
            <text:p>110</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945" office:value-type="float">
            <text:p>945</text:p>
          </table:table-cell>
          <table:table-cell ns41:value-type="string" table:style-name="TL RowHeader" office:value-type="string">
            <text:p>Munstergeleen</text:p>
          </table:table-cell>
          <table:table-cell/>
          <table:table-cell ns41:value-type="float" table:style-name="TL Data" office:value="4335" office:value-type="float">
            <text:p>4335</text:p>
          </table:table-cell>
          <table:table-cell ns41:value-type="float" table:style-name="TL Data" office:value="100" office:value-type="float">
            <text:p>100</text:p>
          </table:table-cell>
          <table:table-cell ns41:value-type="float" table:style-name="TL Data" office:value="4240" office:value-type="float">
            <text:p>4240</text:p>
          </table:table-cell>
          <table:table-cell table:style-name="TL Data"/>
          <table:table-cell ns41:value-type="float" table:style-name="TL Data" office:value="1125" office:value-type="float">
            <text:p>1125</text:p>
          </table:table-cell>
          <table:table-cell ns41:value-type="float" table:style-name="TL Data" office:value="1105" office:value-type="float">
            <text:p>110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4195" office:value-type="float">
            <text:p>4195</text:p>
          </table:table-cell>
          <table:table-cell ns41:value-type="float" table:style-name="TL Data" office:value="373" office:value-type="float">
            <text:p>373</text:p>
          </table:table-cell>
          <table:table-cell ns41:value-type="float" table:style-name="TL Data" office:value="45" office:value-type="float">
            <text:p>4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46" office:value-type="float">
            <text:p>946</text:p>
          </table:table-cell>
          <table:table-cell ns41:value-type="string" table:style-name="TL RowHeader" office:value-type="string">
            <text:p>Nederweert</text:p>
          </table:table-cell>
          <table:table-cell/>
          <table:table-cell ns41:value-type="float" table:style-name="TL Data" office:value="12120" office:value-type="float">
            <text:p>12120</text:p>
          </table:table-cell>
          <table:table-cell ns41:value-type="float" table:style-name="TL Data" office:value="185" office:value-type="float">
            <text:p>185</text:p>
          </table:table-cell>
          <table:table-cell ns41:value-type="float" table:style-name="TL Data" office:value="11860" office:value-type="float">
            <text:p>11860</text:p>
          </table:table-cell>
          <table:table-cell ns41:value-type="float" table:style-name="TL Data" office:value="80" office:value-type="float">
            <text:p>80</text:p>
          </table:table-cell>
          <table:table-cell ns41:value-type="float" table:style-name="TL Data" office:value="2645" office:value-type="float">
            <text:p>2645</text:p>
          </table:table-cell>
          <table:table-cell ns41:value-type="float" table:style-name="TL Data" office:value="2495" office:value-type="float">
            <text:p>2495</text:p>
          </table:table-cell>
          <table:table-cell ns41:value-type="float" table:style-name="TL Data" office:value="85" office:value-type="float">
            <text:p>85</text:p>
          </table:table-cell>
          <table:table-cell ns41:value-type="float" table:style-name="TL Data" office:value="65" office:value-type="float">
            <text:p>65</text:p>
          </table:table-cell>
          <table:table-cell ns41:value-type="float" table:style-name="TL Data" office:value="11840" office:value-type="float">
            <text:p>11840</text:p>
          </table:table-cell>
          <table:table-cell ns41:value-type="float" table:style-name="TL Data" office:value="447" office:value-type="float">
            <text:p>447</text:p>
          </table:table-cell>
          <table:table-cell ns41:value-type="float" table:style-name="TL Data" office:value="95" office:value-type="float">
            <text:p>9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47" office:value-type="float">
            <text:p>947</text:p>
          </table:table-cell>
          <table:table-cell ns41:value-type="string" table:style-name="TL RowHeader" office:value-type="string">
            <text:p>Neer</text:p>
          </table:table-cell>
          <table:table-cell/>
          <table:table-cell ns41:value-type="float" table:style-name="TL Data" office:value="3095" office:value-type="float">
            <text:p>3095</text:p>
          </table:table-cell>
          <table:table-cell ns41:value-type="float" table:style-name="TL Data" office:value="15" office:value-type="float">
            <text:p>15</text:p>
          </table:table-cell>
          <table:table-cell ns41:value-type="float" table:style-name="TL Data" office:value="3075" office:value-type="float">
            <text:p>3075</text:p>
          </table:table-cell>
          <table:table-cell ns41:value-type="float" table:style-name="TL Data" office:value="10" office:value-type="float">
            <text:p>10</text:p>
          </table:table-cell>
          <table:table-cell ns41:value-type="float" table:style-name="TL Data" office:value="665" office:value-type="float">
            <text:p>665</text:p>
          </table:table-cell>
          <table:table-cell ns41:value-type="float" table:style-name="TL Data" office:value="610" office:value-type="float">
            <text:p>610</text:p>
          </table:table-cell>
          <table:table-cell ns41:value-type="float" table:style-name="TL Data" office:value="25" office:value-type="float">
            <text:p>25</text:p>
          </table:table-cell>
          <table:table-cell ns41:value-type="float" table:style-name="TL Data" office:value="30" office:value-type="float">
            <text:p>30</text:p>
          </table:table-cell>
          <table:table-cell ns41:value-type="float" table:style-name="TL Data" office:value="3055" office:value-type="float">
            <text:p>3055</text:p>
          </table:table-cell>
          <table:table-cell ns41:value-type="float" table:style-name="TL Data" office:value="458" office:value-type="float">
            <text:p>458</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948" office:value-type="float">
            <text:p>948</text:p>
          </table:table-cell>
          <table:table-cell ns41:value-type="string" table:style-name="TL RowHeader" office:value-type="string">
            <text:p>Nieuwenhagen</text:p>
          </table:table-cell>
          <table:table-cell/>
          <table:table-cell ns41:value-type="float" table:style-name="TL Data" office:value="9430" office:value-type="float">
            <text:p>9430</text:p>
          </table:table-cell>
          <table:table-cell ns41:value-type="float" table:style-name="TL Data" office:value="35" office:value-type="float">
            <text:p>35</text:p>
          </table:table-cell>
          <table:table-cell ns41:value-type="float" table:style-name="TL Data" office:value="9375" office:value-type="float">
            <text:p>9375</text:p>
          </table:table-cell>
          <table:table-cell ns41:value-type="float" table:style-name="TL Data" office:value="20" office:value-type="float">
            <text:p>20</text:p>
          </table:table-cell>
          <table:table-cell ns41:value-type="float" table:style-name="TL Data" office:value="2435" office:value-type="float">
            <text:p>2435</text:p>
          </table:table-cell>
          <table:table-cell ns41:value-type="float" table:style-name="TL Data" office:value="2335" office:value-type="float">
            <text:p>2335</text:p>
          </table:table-cell>
          <table:table-cell ns41:value-type="float" table:style-name="TL Data" office:value="55" office:value-type="float">
            <text:p>55</text:p>
          </table:table-cell>
          <table:table-cell ns41:value-type="float" table:style-name="TL Data" office:value="45" office:value-type="float">
            <text:p>45</text:p>
          </table:table-cell>
          <table:table-cell ns41:value-type="float" table:style-name="TL Data" office:value="9200" office:value-type="float">
            <text:p>9200</text:p>
          </table:table-cell>
          <table:table-cell ns41:value-type="float" table:style-name="TL Data" office:value="378" office:value-type="float">
            <text:p>378</text:p>
          </table:table-cell>
          <table:table-cell ns41:value-type="float" table:style-name="TL Data" office:value="195" office:value-type="float">
            <text:p>19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949" office:value-type="float">
            <text:p>949</text:p>
          </table:table-cell>
          <table:table-cell ns41:value-type="string" table:style-name="TL RowHeader" office:value-type="string">
            <text:p>Nieuwstadt</text:p>
          </table:table-cell>
          <table:table-cell/>
          <table:table-cell ns41:value-type="float" table:style-name="TL Data" office:value="2195" office:value-type="float">
            <text:p>2195</text:p>
          </table:table-cell>
          <table:table-cell table:style-name="TL Data"/>
          <table:table-cell ns41:value-type="float" table:style-name="TL Data" office:value="2195" office:value-type="float">
            <text:p>2195</text:p>
          </table:table-cell>
          <table:table-cell table:style-name="TL Data"/>
          <table:table-cell ns41:value-type="float" table:style-name="TL Data" office:value="535" office:value-type="float">
            <text:p>535</text:p>
          </table:table-cell>
          <table:table-cell ns41:value-type="float" table:style-name="TL Data" office:value="490" office:value-type="float">
            <text:p>490</text:p>
          </table:table-cell>
          <table:table-cell ns41:value-type="float" table:style-name="TL Data" office:value="30" office:value-type="float">
            <text:p>30</text:p>
          </table:table-cell>
          <table:table-cell ns41:value-type="float" table:style-name="TL Data" office:value="15" office:value-type="float">
            <text:p>15</text:p>
          </table:table-cell>
          <table:table-cell ns41:value-type="float" table:style-name="TL Data" office:value="2175" office:value-type="float">
            <text:p>2175</text:p>
          </table:table-cell>
          <table:table-cell ns41:value-type="float" table:style-name="TL Data" office:value="407" office:value-type="float">
            <text:p>407</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50" office:value-type="float">
            <text:p>950</text:p>
          </table:table-cell>
          <table:table-cell ns41:value-type="string" table:style-name="TL RowHeader" office:value-type="string">
            <text:p>Noorbeek</text:p>
          </table:table-cell>
          <table:table-cell/>
          <table:table-cell ns41:value-type="float" table:style-name="TL Data" office:value="980" office:value-type="float">
            <text:p>980</text:p>
          </table:table-cell>
          <table:table-cell table:style-name="TL Data"/>
          <table:table-cell ns41:value-type="float" table:style-name="TL Data" office:value="950" office:value-type="float">
            <text:p>950</text:p>
          </table:table-cell>
          <table:table-cell ns41:value-type="float" table:style-name="TL Data" office:value="30" office:value-type="float">
            <text:p>30</text:p>
          </table:table-cell>
          <table:table-cell ns41:value-type="float" table:style-name="TL Data" office:value="225" office:value-type="float">
            <text:p>225</text:p>
          </table:table-cell>
          <table:table-cell ns41:value-type="float" table:style-name="TL Data" office:value="210" office:value-type="float">
            <text:p>21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960" office:value-type="float">
            <text:p>960</text:p>
          </table:table-cell>
          <table:table-cell ns41:value-type="float" table:style-name="TL Data" office:value="422" office:value-type="float">
            <text:p>422</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51" office:value-type="float">
            <text:p>951</text:p>
          </table:table-cell>
          <table:table-cell ns41:value-type="string" table:style-name="TL RowHeader" office:value-type="string">
            <text:p>Nuth</text:p>
          </table:table-cell>
          <table:table-cell/>
          <table:table-cell ns41:value-type="float" table:style-name="TL Data" office:value="7480" office:value-type="float">
            <text:p>7480</text:p>
          </table:table-cell>
          <table:table-cell ns41:value-type="float" table:style-name="TL Data" office:value="100" office:value-type="float">
            <text:p>100</text:p>
          </table:table-cell>
          <table:table-cell ns41:value-type="float" table:style-name="TL Data" office:value="7345" office:value-type="float">
            <text:p>7345</text:p>
          </table:table-cell>
          <table:table-cell ns41:value-type="float" table:style-name="TL Data" office:value="35" office:value-type="float">
            <text:p>35</text:p>
          </table:table-cell>
          <table:table-cell ns41:value-type="float" table:style-name="TL Data" office:value="1875" office:value-type="float">
            <text:p>1875</text:p>
          </table:table-cell>
          <table:table-cell ns41:value-type="float" table:style-name="TL Data" office:value="1765" office:value-type="float">
            <text:p>1765</text:p>
          </table:table-cell>
          <table:table-cell ns41:value-type="float" table:style-name="TL Data" office:value="70" office:value-type="float">
            <text:p>70</text:p>
          </table:table-cell>
          <table:table-cell ns41:value-type="float" table:style-name="TL Data" office:value="35" office:value-type="float">
            <text:p>35</text:p>
          </table:table-cell>
          <table:table-cell ns41:value-type="float" table:style-name="TL Data" office:value="7290" office:value-type="float">
            <text:p>7290</text:p>
          </table:table-cell>
          <table:table-cell ns41:value-type="float" table:style-name="TL Data" office:value="389" office:value-type="float">
            <text:p>389</text:p>
          </table:table-cell>
          <table:table-cell ns41:value-type="float" table:style-name="TL Data" office:value="90" office:value-type="float">
            <text:p>9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52" office:value-type="float">
            <text:p>952</text:p>
          </table:table-cell>
          <table:table-cell ns41:value-type="string" table:style-name="TL RowHeader" office:value-type="string">
            <text:p>Obbicht en Papenhoven</text:p>
          </table:table-cell>
          <table:table-cell/>
          <table:table-cell ns41:value-type="float" table:style-name="TL Data" office:value="2195" office:value-type="float">
            <text:p>2195</text:p>
          </table:table-cell>
          <table:table-cell ns41:value-type="float" table:style-name="TL Data" office:value="50" office:value-type="float">
            <text:p>50</text:p>
          </table:table-cell>
          <table:table-cell ns41:value-type="float" table:style-name="TL Data" office:value="2055" office:value-type="float">
            <text:p>2055</text:p>
          </table:table-cell>
          <table:table-cell ns41:value-type="float" table:style-name="TL Data" office:value="95" office:value-type="float">
            <text:p>95</text:p>
          </table:table-cell>
          <table:table-cell ns41:value-type="float" table:style-name="TL Data" office:value="525" office:value-type="float">
            <text:p>525</text:p>
          </table:table-cell>
          <table:table-cell ns41:value-type="float" table:style-name="TL Data" office:value="485" office:value-type="float">
            <text:p>485</text:p>
          </table:table-cell>
          <table:table-cell ns41:value-type="float" table:style-name="TL Data" office:value="30" office:value-type="float">
            <text:p>30</text:p>
          </table:table-cell>
          <table:table-cell ns41:value-type="float" table:style-name="TL Data" office:value="10" office:value-type="float">
            <text:p>10</text:p>
          </table:table-cell>
          <table:table-cell ns41:value-type="float" table:style-name="TL Data" office:value="2105" office:value-type="float">
            <text:p>2105</text:p>
          </table:table-cell>
          <table:table-cell ns41:value-type="float" table:style-name="TL Data" office:value="402" office:value-type="float">
            <text:p>402</text:p>
          </table:table-cell>
          <table:table-cell ns41:value-type="float" table:style-name="TL Data" office:value="40" office:value-type="float">
            <text:p>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53" office:value-type="float">
            <text:p>953</text:p>
          </table:table-cell>
          <table:table-cell ns41:value-type="string" table:style-name="TL RowHeader" office:value-type="string">
            <text:p>Ohe en Laak</text:p>
          </table:table-cell>
          <table:table-cell/>
          <table:table-cell ns41:value-type="float" table:style-name="TL Data" office:value="685" office:value-type="float">
            <text:p>685</text:p>
          </table:table-cell>
          <table:table-cell table:style-name="TL Data"/>
          <table:table-cell ns41:value-type="float" table:style-name="TL Data" office:value="685" office:value-type="float">
            <text:p>685</text:p>
          </table:table-cell>
          <table:table-cell table:style-name="TL Data"/>
          <table:table-cell ns41:value-type="float" table:style-name="TL Data" office:value="165" office:value-type="float">
            <text:p>165</text:p>
          </table:table-cell>
          <table:table-cell ns41:value-type="float" table:style-name="TL Data" office:value="150" office:value-type="float">
            <text:p>150</text:p>
          </table:table-cell>
          <table:table-cell ns41:value-type="float" table:style-name="TL Data" office:value="5" office:value-type="float">
            <text:p>5</text:p>
          </table:table-cell>
          <table:table-cell ns41:value-type="float" table:style-name="TL Data" office:value="10" office:value-type="float">
            <text:p>10</text:p>
          </table:table-cell>
          <table:table-cell ns41:value-type="float" table:style-name="TL Data" office:value="675" office:value-type="float">
            <text:p>675</text:p>
          </table:table-cell>
          <table:table-cell ns41:value-type="float" table:style-name="TL Data" office:value="410" office:value-type="float">
            <text:p>410</text:p>
          </table:table-cell>
          <table:table-cell ns41:value-type="float" table:style-name="TL Data" office:value="10" office:value-type="float">
            <text:p>10</text:p>
          </table:table-cell>
          <table:table-cell table:style-name="TL Data"/>
          <table:table-cell table:number-columns-repeated="1009"/>
        </table:table-row>
        <table:table-row table:style-name="ro6">
          <table:table-cell ns41:value-type="float" table:style-name="TL RowHeader" office:value="954" office:value-type="float">
            <text:p>954</text:p>
          </table:table-cell>
          <table:table-cell ns41:value-type="string" table:style-name="TL RowHeader" office:value-type="string">
            <text:p>Oirsbeek</text:p>
          </table:table-cell>
          <table:table-cell/>
          <table:table-cell ns41:value-type="float" table:style-name="TL Data" office:value="3785" office:value-type="float">
            <text:p>3785</text:p>
          </table:table-cell>
          <table:table-cell table:style-name="TL Data"/>
          <table:table-cell ns41:value-type="float" table:style-name="TL Data" office:value="3785" office:value-type="float">
            <text:p>3785</text:p>
          </table:table-cell>
          <table:table-cell table:style-name="TL Data"/>
          <table:table-cell ns41:value-type="float" table:style-name="TL Data" office:value="965" office:value-type="float">
            <text:p>965</text:p>
          </table:table-cell>
          <table:table-cell ns41:value-type="float" table:style-name="TL Data" office:value="925" office:value-type="float">
            <text:p>92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3735" office:value-type="float">
            <text:p>3735</text:p>
          </table:table-cell>
          <table:table-cell ns41:value-type="float" table:style-name="TL Data" office:value="387" office:value-type="float">
            <text:p>387</text:p>
          </table:table-cell>
          <table:table-cell ns41:value-type="float" table:style-name="TL Data" office:value="50" office:value-type="float">
            <text:p>50</text:p>
          </table:table-cell>
          <table:table-cell table:style-name="TL Data"/>
          <table:table-cell table:number-columns-repeated="1009"/>
        </table:table-row>
        <table:table-row table:style-name="ro6">
          <table:table-cell ns41:value-type="float" table:style-name="TL RowHeader" office:value="955" office:value-type="float">
            <text:p>955</text:p>
          </table:table-cell>
          <table:table-cell ns41:value-type="string" table:style-name="TL RowHeader" office:value-type="string">
            <text:p>Ottersum</text:p>
          </table:table-cell>
          <table:table-cell/>
          <table:table-cell ns41:value-type="float" table:style-name="TL Data" office:value="4725" office:value-type="float">
            <text:p>4725</text:p>
          </table:table-cell>
          <table:table-cell ns41:value-type="float" table:style-name="TL Data" office:value="610" office:value-type="float">
            <text:p>610</text:p>
          </table:table-cell>
          <table:table-cell ns41:value-type="float" table:style-name="TL Data" office:value="4090" office:value-type="float">
            <text:p>4090</text:p>
          </table:table-cell>
          <table:table-cell ns41:value-type="float" table:style-name="TL Data" office:value="25" office:value-type="float">
            <text:p>25</text:p>
          </table:table-cell>
          <table:table-cell ns41:value-type="float" table:style-name="TL Data" office:value="940" office:value-type="float">
            <text:p>940</text:p>
          </table:table-cell>
          <table:table-cell ns41:value-type="float" table:style-name="TL Data" office:value="870" office:value-type="float">
            <text:p>870</text:p>
          </table:table-cell>
          <table:table-cell ns41:value-type="float" office:value="35" table:style-name="TL Data" table:number-columns-repeated="2" office:value-type="float">
            <text:p>35</text:p>
          </table:table-cell>
          <table:table-cell ns41:value-type="float" table:style-name="TL Data" office:value="4040" office:value-type="float">
            <text:p>4040</text:p>
          </table:table-cell>
          <table:table-cell ns41:value-type="float" table:style-name="TL Data" office:value="430" office:value-type="float">
            <text:p>430</text:p>
          </table:table-cell>
          <table:table-cell ns41:value-type="float" table:style-name="TL Data" office:value="75" office:value-type="float">
            <text:p>7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956" office:value-type="float">
            <text:p>956</text:p>
          </table:table-cell>
          <table:table-cell ns41:value-type="string" table:style-name="TL RowHeader" office:value-type="string">
            <text:p>Posterholt</text:p>
          </table:table-cell>
          <table:table-cell/>
          <table:table-cell ns41:value-type="float" table:style-name="TL Data" office:value="3635" office:value-type="float">
            <text:p>3635</text:p>
          </table:table-cell>
          <table:table-cell ns41:value-type="float" table:style-name="TL Data" office:value="85" office:value-type="float">
            <text:p>85</text:p>
          </table:table-cell>
          <table:table-cell ns41:value-type="float" table:style-name="TL Data" office:value="3550" office:value-type="float">
            <text:p>3550</text:p>
          </table:table-cell>
          <table:table-cell table:style-name="TL Data"/>
          <table:table-cell ns41:value-type="float" table:style-name="TL Data" office:value="885" office:value-type="float">
            <text:p>885</text:p>
          </table:table-cell>
          <table:table-cell ns41:value-type="float" table:style-name="TL Data" office:value="840" office:value-type="float">
            <text:p>840</text:p>
          </table:table-cell>
          <table:table-cell ns41:value-type="float" table:style-name="TL Data" office:value="20" office:value-type="float">
            <text:p>20</text:p>
          </table:table-cell>
          <table:table-cell ns41:value-type="float" table:style-name="TL Data" office:value="25" office:value-type="float">
            <text:p>25</text:p>
          </table:table-cell>
          <table:table-cell ns41:value-type="float" table:style-name="TL Data" office:value="3500" office:value-type="float">
            <text:p>3500</text:p>
          </table:table-cell>
          <table:table-cell ns41:value-type="float" table:style-name="TL Data" office:value="396" office:value-type="float">
            <text:p>396</text:p>
          </table:table-cell>
          <table:table-cell ns41:value-type="float" table:style-name="TL Data" office:value="55" office:value-type="float">
            <text:p>5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957" office:value-type="float">
            <text:p>957</text:p>
          </table:table-cell>
          <table:table-cell ns41:value-type="string" table:style-name="TL RowHeader" office:value-type="string">
            <text:p>Roermond</text:p>
          </table:table-cell>
          <table:table-cell/>
          <table:table-cell ns41:value-type="float" table:style-name="TL Data" office:value="36670" office:value-type="float">
            <text:p>36670</text:p>
          </table:table-cell>
          <table:table-cell ns41:value-type="float" table:style-name="TL Data" office:value="1625" office:value-type="float">
            <text:p>1625</text:p>
          </table:table-cell>
          <table:table-cell ns41:value-type="float" table:style-name="TL Data" office:value="34670" office:value-type="float">
            <text:p>34670</text:p>
          </table:table-cell>
          <table:table-cell ns41:value-type="float" table:style-name="TL Data" office:value="375" office:value-type="float">
            <text:p>375</text:p>
          </table:table-cell>
          <table:table-cell ns41:value-type="float" table:style-name="TL Data" office:value="9050" office:value-type="float">
            <text:p>9050</text:p>
          </table:table-cell>
          <table:table-cell ns41:value-type="float" table:style-name="TL Data" office:value="8635" office:value-type="float">
            <text:p>8635</text:p>
          </table:table-cell>
          <table:table-cell ns41:value-type="float" table:style-name="TL Data" office:value="105" office:value-type="float">
            <text:p>105</text:p>
          </table:table-cell>
          <table:table-cell ns41:value-type="float" table:style-name="TL Data" office:value="305" office:value-type="float">
            <text:p>305</text:p>
          </table:table-cell>
          <table:table-cell ns41:value-type="float" table:style-name="TL Data" office:value="33680" office:value-type="float">
            <text:p>33680</text:p>
          </table:table-cell>
          <table:table-cell ns41:value-type="float" table:style-name="TL Data" office:value="372" office:value-type="float">
            <text:p>372</text:p>
          </table:table-cell>
          <table:table-cell ns41:value-type="float" table:style-name="TL Data" office:value="1370" office:value-type="float">
            <text:p>1370</text:p>
          </table:table-cell>
          <table:table-cell ns41:value-type="float" table:style-name="TL Data" office:value="295" office:value-type="float">
            <text:p>295</text:p>
          </table:table-cell>
          <table:table-cell table:number-columns-repeated="1009"/>
        </table:table-row>
        <table:table-row table:style-name="ro6">
          <table:table-cell ns41:value-type="float" table:style-name="TL RowHeader" office:value="958" office:value-type="float">
            <text:p>958</text:p>
          </table:table-cell>
          <table:table-cell ns41:value-type="string" table:style-name="TL RowHeader" office:value-type="string">
            <text:p>Roggel</text:p>
          </table:table-cell>
          <table:table-cell/>
          <table:table-cell ns41:value-type="float" table:style-name="TL Data" office:value="3755" office:value-type="float">
            <text:p>3755</text:p>
          </table:table-cell>
          <table:table-cell ns41:value-type="float" table:style-name="TL Data" office:value="180" office:value-type="float">
            <text:p>180</text:p>
          </table:table-cell>
          <table:table-cell ns41:value-type="float" table:style-name="TL Data" office:value="3555" office:value-type="float">
            <text:p>3555</text:p>
          </table:table-cell>
          <table:table-cell ns41:value-type="float" table:style-name="TL Data" office:value="20" office:value-type="float">
            <text:p>20</text:p>
          </table:table-cell>
          <table:table-cell ns41:value-type="float" table:style-name="TL Data" office:value="760" office:value-type="float">
            <text:p>760</text:p>
          </table:table-cell>
          <table:table-cell ns41:value-type="float" table:style-name="TL Data" office:value="705" office:value-type="float">
            <text:p>705</text:p>
          </table:table-cell>
          <table:table-cell ns41:value-type="float" table:style-name="TL Data" office:value="30" office:value-type="float">
            <text:p>30</text:p>
          </table:table-cell>
          <table:table-cell ns41:value-type="float" table:style-name="TL Data" office:value="25" office:value-type="float">
            <text:p>25</text:p>
          </table:table-cell>
          <table:table-cell ns41:value-type="float" table:style-name="TL Data" office:value="3545" office:value-type="float">
            <text:p>3545</text:p>
          </table:table-cell>
          <table:table-cell ns41:value-type="float" table:style-name="TL Data" office:value="467" office:value-type="float">
            <text:p>467</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59" office:value-type="float">
            <text:p>959</text:p>
          </table:table-cell>
          <table:table-cell ns41:value-type="string" table:style-name="TL RowHeader" office:value-type="string">
            <text:p>Roosteren</text:p>
          </table:table-cell>
          <table:table-cell/>
          <table:table-cell ns41:value-type="float" table:style-name="TL Data" office:value="1320" office:value-type="float">
            <text:p>1320</text:p>
          </table:table-cell>
          <table:table-cell table:style-name="TL Data"/>
          <table:table-cell ns41:value-type="float" table:style-name="TL Data" office:value="1320" office:value-type="float">
            <text:p>1320</text:p>
          </table:table-cell>
          <table:table-cell table:style-name="TL Data"/>
          <table:table-cell ns41:value-type="float" table:style-name="TL Data" office:value="320" office:value-type="float">
            <text:p>320</text:p>
          </table:table-cell>
          <table:table-cell ns41:value-type="float" table:style-name="TL Data" office:value="295" office:value-type="float">
            <text:p>295</text:p>
          </table:table-cell>
          <table:table-cell ns41:value-type="float" table:style-name="TL Data" office:value="15" office:value-type="float">
            <text:p>15</text:p>
          </table:table-cell>
          <table:table-cell ns41:value-type="float" table:style-name="TL Data" office:value="10" office:value-type="float">
            <text:p>10</text:p>
          </table:table-cell>
          <table:table-cell ns41:value-type="float" table:style-name="TL Data" office:value="1300" office:value-type="float">
            <text:p>1300</text:p>
          </table:table-cell>
          <table:table-cell ns41:value-type="float" table:style-name="TL Data" office:value="407" office:value-type="float">
            <text:p>407</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60" office:value-type="float">
            <text:p>960</text:p>
          </table:table-cell>
          <table:table-cell ns41:value-type="string" table:style-name="TL RowHeader" office:value-type="string">
            <text:p>Schaesberg</text:p>
          </table:table-cell>
          <table:table-cell/>
          <table:table-cell ns41:value-type="float" table:style-name="TL Data" office:value="16660" office:value-type="float">
            <text:p>16660</text:p>
          </table:table-cell>
          <table:table-cell ns41:value-type="float" table:style-name="TL Data" office:value="10" office:value-type="float">
            <text:p>10</text:p>
          </table:table-cell>
          <table:table-cell ns41:value-type="float" table:style-name="TL Data" office:value="16625" office:value-type="float">
            <text:p>16625</text:p>
          </table:table-cell>
          <table:table-cell ns41:value-type="float" table:style-name="TL Data" office:value="25" office:value-type="float">
            <text:p>25</text:p>
          </table:table-cell>
          <table:table-cell ns41:value-type="float" table:style-name="TL Data" office:value="4425" office:value-type="float">
            <text:p>4425</text:p>
          </table:table-cell>
          <table:table-cell ns41:value-type="float" table:style-name="TL Data" office:value="4255" office:value-type="float">
            <text:p>4255</text:p>
          </table:table-cell>
          <table:table-cell ns41:value-type="float" table:style-name="TL Data" office:value="75" office:value-type="float">
            <text:p>75</text:p>
          </table:table-cell>
          <table:table-cell ns41:value-type="float" table:style-name="TL Data" office:value="90" office:value-type="float">
            <text:p>90</text:p>
          </table:table-cell>
          <table:table-cell ns41:value-type="float" table:style-name="TL Data" office:value="16330" office:value-type="float">
            <text:p>16330</text:p>
          </table:table-cell>
          <table:table-cell ns41:value-type="float" table:style-name="TL Data" office:value="369" office:value-type="float">
            <text:p>369</text:p>
          </table:table-cell>
          <table:table-cell ns41:value-type="float" table:style-name="TL Data" office:value="320" office:value-type="float">
            <text:p>320</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961" office:value-type="float">
            <text:p>961</text:p>
          </table:table-cell>
          <table:table-cell ns41:value-type="string" table:style-name="TL RowHeader" office:value-type="string">
            <text:p>Schimmert</text:p>
          </table:table-cell>
          <table:table-cell/>
          <table:table-cell ns41:value-type="float" table:style-name="TL Data" office:value="2945" office:value-type="float">
            <text:p>2945</text:p>
          </table:table-cell>
          <table:table-cell ns41:value-type="float" table:style-name="TL Data" office:value="120" office:value-type="float">
            <text:p>120</text:p>
          </table:table-cell>
          <table:table-cell ns41:value-type="float" table:style-name="TL Data" office:value="2800" office:value-type="float">
            <text:p>2800</text:p>
          </table:table-cell>
          <table:table-cell ns41:value-type="float" table:style-name="TL Data" office:value="20" office:value-type="float">
            <text:p>20</text:p>
          </table:table-cell>
          <table:table-cell ns41:value-type="float" table:style-name="TL Data" office:value="660" office:value-type="float">
            <text:p>660</text:p>
          </table:table-cell>
          <table:table-cell ns41:value-type="float" table:style-name="TL Data" office:value="605" office:value-type="float">
            <text:p>605</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2790" office:value-type="float">
            <text:p>2790</text:p>
          </table:table-cell>
          <table:table-cell ns41:value-type="float" table:style-name="TL Data" office:value="422" office:value-type="float">
            <text:p>422</text:p>
          </table:table-cell>
          <table:table-cell ns41:value-type="float" table:style-name="TL Data" office:value="35" office:value-type="float">
            <text:p>3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62" office:value-type="float">
            <text:p>962</text:p>
          </table:table-cell>
          <table:table-cell ns41:value-type="string" table:style-name="TL RowHeader" office:value-type="string">
            <text:p>Schinnen</text:p>
          </table:table-cell>
          <table:table-cell/>
          <table:table-cell ns41:value-type="float" table:style-name="TL Data" office:value="5760" office:value-type="float">
            <text:p>5760</text:p>
          </table:table-cell>
          <table:table-cell ns41:value-type="float" table:style-name="TL Data" office:value="140" office:value-type="float">
            <text:p>140</text:p>
          </table:table-cell>
          <table:table-cell ns41:value-type="float" table:style-name="TL Data" office:value="5560" office:value-type="float">
            <text:p>5560</text:p>
          </table:table-cell>
          <table:table-cell ns41:value-type="float" table:style-name="TL Data" office:value="55" office:value-type="float">
            <text:p>55</text:p>
          </table:table-cell>
          <table:table-cell ns41:value-type="float" table:style-name="TL Data" office:value="1370" office:value-type="float">
            <text:p>1370</text:p>
          </table:table-cell>
          <table:table-cell ns41:value-type="float" table:style-name="TL Data" office:value="1300" office:value-type="float">
            <text:p>1300</text:p>
          </table:table-cell>
          <table:table-cell ns41:value-type="float" table:style-name="TL Data" office:value="35" office:value-type="float">
            <text:p>35</text:p>
          </table:table-cell>
          <table:table-cell ns41:value-type="float" table:style-name="TL Data" office:value="40" office:value-type="float">
            <text:p>40</text:p>
          </table:table-cell>
          <table:table-cell ns41:value-type="float" table:style-name="TL Data" office:value="5550" office:value-type="float">
            <text:p>5550</text:p>
          </table:table-cell>
          <table:table-cell ns41:value-type="float" table:style-name="TL Data" office:value="404" office:value-type="float">
            <text:p>404</text:p>
          </table:table-cell>
          <table:table-cell ns41:value-type="float" table:style-name="TL Data" office:value="70" office:value-type="float">
            <text:p>7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63" office:value-type="float">
            <text:p>963</text:p>
          </table:table-cell>
          <table:table-cell ns41:value-type="string" table:style-name="TL RowHeader" office:value-type="string">
            <text:p>Schinveld</text:p>
          </table:table-cell>
          <table:table-cell/>
          <table:table-cell ns41:value-type="float" table:style-name="TL Data" office:value="4735" office:value-type="float">
            <text:p>4735</text:p>
          </table:table-cell>
          <table:table-cell table:style-name="TL Data"/>
          <table:table-cell ns41:value-type="float" table:style-name="TL Data" office:value="4725" office:value-type="float">
            <text:p>4725</text:p>
          </table:table-cell>
          <table:table-cell ns41:value-type="float" table:style-name="TL Data" office:value="15" office:value-type="float">
            <text:p>15</text:p>
          </table:table-cell>
          <table:table-cell ns41:value-type="float" table:style-name="TL Data" office:value="1220" office:value-type="float">
            <text:p>1220</text:p>
          </table:table-cell>
          <table:table-cell ns41:value-type="float" table:style-name="TL Data" office:value="1155" office:value-type="float">
            <text:p>1155</text:p>
          </table:table-cell>
          <table:table-cell ns41:value-type="float" table:style-name="TL Data" office:value="40" office:value-type="float">
            <text:p>40</text:p>
          </table:table-cell>
          <table:table-cell ns41:value-type="float" table:style-name="TL Data" office:value="25" office:value-type="float">
            <text:p>25</text:p>
          </table:table-cell>
          <table:table-cell ns41:value-type="float" table:style-name="TL Data" office:value="4660" office:value-type="float">
            <text:p>4660</text:p>
          </table:table-cell>
          <table:table-cell ns41:value-type="float" table:style-name="TL Data" office:value="382" office:value-type="float">
            <text:p>382</text:p>
          </table:table-cell>
          <table:table-cell ns41:value-type="float" table:style-name="TL Data" office:value="80" office:value-type="float">
            <text:p>80</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64" office:value-type="float">
            <text:p>964</text:p>
          </table:table-cell>
          <table:table-cell ns41:value-type="string" table:style-name="TL RowHeader" office:value-type="string">
            <text:p>Sevenum</text:p>
          </table:table-cell>
          <table:table-cell/>
          <table:table-cell ns41:value-type="float" table:style-name="TL Data" office:value="5945" office:value-type="float">
            <text:p>5945</text:p>
          </table:table-cell>
          <table:table-cell ns41:value-type="float" table:style-name="TL Data" office:value="90" office:value-type="float">
            <text:p>90</text:p>
          </table:table-cell>
          <table:table-cell ns41:value-type="float" table:style-name="TL Data" office:value="5840" office:value-type="float">
            <text:p>5840</text:p>
          </table:table-cell>
          <table:table-cell ns41:value-type="float" table:style-name="TL Data" office:value="15" office:value-type="float">
            <text:p>15</text:p>
          </table:table-cell>
          <table:table-cell ns41:value-type="float" table:style-name="TL Data" office:value="1275" office:value-type="float">
            <text:p>1275</text:p>
          </table:table-cell>
          <table:table-cell ns41:value-type="float" table:style-name="TL Data" office:value="1200" office:value-type="float">
            <text:p>1200</text:p>
          </table:table-cell>
          <table:table-cell ns41:value-type="float" table:style-name="TL Data" office:value="50" office:value-type="float">
            <text:p>50</text:p>
          </table:table-cell>
          <table:table-cell ns41:value-type="float" table:style-name="TL Data" office:value="30" office:value-type="float">
            <text:p>30</text:p>
          </table:table-cell>
          <table:table-cell ns41:value-type="float" table:style-name="TL Data" office:value="5820" office:value-type="float">
            <text:p>5820</text:p>
          </table:table-cell>
          <table:table-cell ns41:value-type="float" table:style-name="TL Data" office:value="456" office:value-type="float">
            <text:p>456</text:p>
          </table:table-cell>
          <table:table-cell ns41:value-type="float" table:style-name="TL Data" office:value="35" office:value-type="float">
            <text:p>35</text:p>
          </table:table-cell>
          <table:table-cell table:style-name="TL Data"/>
          <table:table-cell table:number-columns-repeated="1009"/>
        </table:table-row>
        <table:table-row table:style-name="ro6">
          <table:table-cell ns41:value-type="float" table:style-name="TL RowHeader" office:value="965" office:value-type="float">
            <text:p>965</text:p>
          </table:table-cell>
          <table:table-cell ns41:value-type="string" table:style-name="TL RowHeader" office:value-type="string">
            <text:p>Simpelveld</text:p>
          </table:table-cell>
          <table:table-cell/>
          <table:table-cell ns41:value-type="float" table:style-name="TL Data" office:value="6530" office:value-type="float">
            <text:p>6530</text:p>
          </table:table-cell>
          <table:table-cell ns41:value-type="float" table:style-name="TL Data" office:value="320" office:value-type="float">
            <text:p>320</text:p>
          </table:table-cell>
          <table:table-cell ns41:value-type="float" table:style-name="TL Data" office:value="6180" office:value-type="float">
            <text:p>6180</text:p>
          </table:table-cell>
          <table:table-cell ns41:value-type="float" table:style-name="TL Data" office:value="30" office:value-type="float">
            <text:p>30</text:p>
          </table:table-cell>
          <table:table-cell ns41:value-type="float" table:style-name="TL Data" office:value="1615" office:value-type="float">
            <text:p>1615</text:p>
          </table:table-cell>
          <table:table-cell ns41:value-type="float" table:style-name="TL Data" office:value="1515" office:value-type="float">
            <text:p>1515</text:p>
          </table:table-cell>
          <table:table-cell ns41:value-type="float" table:style-name="TL Data" office:value="65" office:value-type="float">
            <text:p>65</text:p>
          </table:table-cell>
          <table:table-cell ns41:value-type="float" table:style-name="TL Data" office:value="35" office:value-type="float">
            <text:p>35</text:p>
          </table:table-cell>
          <table:table-cell ns41:value-type="float" table:style-name="TL Data" office:value="6095" office:value-type="float">
            <text:p>6095</text:p>
          </table:table-cell>
          <table:table-cell ns41:value-type="float" table:style-name="TL Data" office:value="378" office:value-type="float">
            <text:p>378</text:p>
          </table:table-cell>
          <table:table-cell ns41:value-type="float" table:style-name="TL Data" office:value="115" office:value-type="float">
            <text:p>11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966" office:value-type="float">
            <text:p>966</text:p>
          </table:table-cell>
          <table:table-cell ns41:value-type="string" table:style-name="TL RowHeader" office:value-type="string">
            <text:p>Sint Geertruid</text:p>
          </table:table-cell>
          <table:table-cell/>
          <table:table-cell ns41:value-type="float" table:style-name="TL Data" office:value="1305" office:value-type="float">
            <text:p>1305</text:p>
          </table:table-cell>
          <table:table-cell table:style-name="TL Data"/>
          <table:table-cell ns41:value-type="float" table:style-name="TL Data" office:value="1300" office:value-type="float">
            <text:p>1300</text:p>
          </table:table-cell>
          <table:table-cell ns41:value-type="float" table:style-name="TL Data" office:value="5" office:value-type="float">
            <text:p>5</text:p>
          </table:table-cell>
          <table:table-cell ns41:value-type="float" table:style-name="TL Data" office:value="280" office:value-type="float">
            <text:p>280</text:p>
          </table:table-cell>
          <table:table-cell ns41:value-type="float" table:style-name="TL Data" office:value="260" office:value-type="float">
            <text:p>260</text:p>
          </table:table-cell>
          <table:table-cell ns41:value-type="float" table:style-name="TL Data" office:value="20" office:value-type="float">
            <text:p>20</text:p>
          </table:table-cell>
          <table:table-cell ns41:value-type="float" table:style-name="TL Data" office:value="5" office:value-type="float">
            <text:p>5</text:p>
          </table:table-cell>
          <table:table-cell ns41:value-type="float" table:style-name="TL Data" office:value="1295" office:value-type="float">
            <text:p>1295</text:p>
          </table:table-cell>
          <table:table-cell ns41:value-type="float" table:style-name="TL Data" office:value="460" office:value-type="float">
            <text:p>460</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967" office:value-type="float">
            <text:p>967</text:p>
          </table:table-cell>
          <table:table-cell ns41:value-type="string" table:style-name="TL RowHeader" office:value-type="string">
            <text:p>Sint Odilienberg</text:p>
          </table:table-cell>
          <table:table-cell/>
          <table:table-cell ns41:value-type="float" table:style-name="TL Data" office:value="2765" office:value-type="float">
            <text:p>2765</text:p>
          </table:table-cell>
          <table:table-cell ns41:value-type="float" table:style-name="TL Data" office:value="145" office:value-type="float">
            <text:p>145</text:p>
          </table:table-cell>
          <table:table-cell ns41:value-type="float" table:style-name="TL Data" office:value="2620" office:value-type="float">
            <text:p>2620</text:p>
          </table:table-cell>
          <table:table-cell ns41:value-type="float" table:style-name="TL Data" office:value="5" office:value-type="float">
            <text:p>5</text:p>
          </table:table-cell>
          <table:table-cell ns41:value-type="float" table:style-name="TL Data" office:value="680" office:value-type="float">
            <text:p>680</text:p>
          </table:table-cell>
          <table:table-cell ns41:value-type="float" table:style-name="TL Data" office:value="650" office:value-type="float">
            <text:p>65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2595" office:value-type="float">
            <text:p>2595</text:p>
          </table:table-cell>
          <table:table-cell ns41:value-type="float" table:style-name="TL Data" office:value="381" office:value-type="float">
            <text:p>381</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968" office:value-type="float">
            <text:p>968</text:p>
          </table:table-cell>
          <table:table-cell ns41:value-type="string" table:style-name="TL RowHeader" office:value-type="string">
            <text:p>Sittard</text:p>
          </table:table-cell>
          <table:table-cell/>
          <table:table-cell ns41:value-type="float" table:style-name="TL Data" office:value="34330" office:value-type="float">
            <text:p>34330</text:p>
          </table:table-cell>
          <table:table-cell ns41:value-type="float" table:style-name="TL Data" office:value="1225" office:value-type="float">
            <text:p>1225</text:p>
          </table:table-cell>
          <table:table-cell ns41:value-type="float" table:style-name="TL Data" office:value="32825" office:value-type="float">
            <text:p>32825</text:p>
          </table:table-cell>
          <table:table-cell ns41:value-type="float" table:style-name="TL Data" office:value="280" office:value-type="float">
            <text:p>280</text:p>
          </table:table-cell>
          <table:table-cell ns41:value-type="float" table:style-name="TL Data" office:value="8645" office:value-type="float">
            <text:p>8645</text:p>
          </table:table-cell>
          <table:table-cell ns41:value-type="float" table:style-name="TL Data" office:value="8260" office:value-type="float">
            <text:p>8260</text:p>
          </table:table-cell>
          <table:table-cell ns41:value-type="float" table:style-name="TL Data" office:value="155" office:value-type="float">
            <text:p>155</text:p>
          </table:table-cell>
          <table:table-cell ns41:value-type="float" table:style-name="TL Data" office:value="230" office:value-type="float">
            <text:p>230</text:p>
          </table:table-cell>
          <table:table-cell ns41:value-type="float" table:style-name="TL Data" office:value="32185" office:value-type="float">
            <text:p>32185</text:p>
          </table:table-cell>
          <table:table-cell ns41:value-type="float" table:style-name="TL Data" office:value="372" office:value-type="float">
            <text:p>372</text:p>
          </table:table-cell>
          <table:table-cell ns41:value-type="float" table:style-name="TL Data" office:value="920" office:value-type="float">
            <text:p>920</text:p>
          </table:table-cell>
          <table:table-cell ns41:value-type="float" table:style-name="TL Data" office:value="135" office:value-type="float">
            <text:p>135</text:p>
          </table:table-cell>
          <table:table-cell table:number-columns-repeated="1009"/>
        </table:table-row>
        <table:table-row table:style-name="ro6">
          <table:table-cell ns41:value-type="float" table:style-name="TL RowHeader" office:value="969" office:value-type="float">
            <text:p>969</text:p>
          </table:table-cell>
          <table:table-cell ns41:value-type="string" table:style-name="TL RowHeader" office:value-type="string">
            <text:p>Slenaken</text:p>
          </table:table-cell>
          <table:table-cell/>
          <table:table-cell ns41:value-type="float" table:style-name="TL Data" office:value="700" office:value-type="float">
            <text:p>700</text:p>
          </table:table-cell>
          <table:table-cell ns41:value-type="float" table:style-name="TL Data" office:value="95" office:value-type="float">
            <text:p>95</text:p>
          </table:table-cell>
          <table:table-cell ns41:value-type="float" table:style-name="TL Data" office:value="595" office:value-type="float">
            <text:p>595</text:p>
          </table:table-cell>
          <table:table-cell ns41:value-type="float" table:style-name="TL Data" office:value="10" office:value-type="float">
            <text:p>10</text:p>
          </table:table-cell>
          <table:table-cell ns41:value-type="float" table:style-name="TL Data" office:value="145" office:value-type="float">
            <text:p>145</text:p>
          </table:table-cell>
          <table:table-cell ns41:value-type="float" table:style-name="TL Data" office:value="130" office:value-type="float">
            <text:p>130</text:p>
          </table:table-cell>
          <table:table-cell ns41:value-type="float" office:value="5" table:style-name="TL Data" table:number-columns-repeated="2" office:value-type="float">
            <text:p>5</text:p>
          </table:table-cell>
          <table:table-cell ns41:value-type="float" table:style-name="TL Data" office:value="590" office:value-type="float">
            <text:p>590</text:p>
          </table:table-cell>
          <table:table-cell ns41:value-type="float" table:style-name="TL Data" office:value="411" office:value-type="float">
            <text:p>411</text:p>
          </table:table-cell>
          <table:table-cell ns41:value-type="float" table:style-name="TL Data" office:value="15" office:value-type="float">
            <text:p>15</text:p>
          </table:table-cell>
          <table:table-cell table:style-name="TL Data"/>
          <table:table-cell table:number-columns-repeated="1009"/>
        </table:table-row>
        <table:table-row table:style-name="ro6">
          <table:table-cell ns41:value-type="float" table:style-name="TL RowHeader" office:value="970" office:value-type="float">
            <text:p>970</text:p>
          </table:table-cell>
          <table:table-cell ns41:value-type="string" table:style-name="TL RowHeader" office:value-type="string">
            <text:p>Spaubeek</text:p>
          </table:table-cell>
          <table:table-cell/>
          <table:table-cell ns41:value-type="float" table:style-name="TL Data" office:value="3155" office:value-type="float">
            <text:p>3155</text:p>
          </table:table-cell>
          <table:table-cell ns41:value-type="float" table:style-name="TL Data" office:value="80" office:value-type="float">
            <text:p>80</text:p>
          </table:table-cell>
          <table:table-cell ns41:value-type="float" table:style-name="TL Data" office:value="3065" office:value-type="float">
            <text:p>3065</text:p>
          </table:table-cell>
          <table:table-cell ns41:value-type="float" table:style-name="TL Data" office:value="10" office:value-type="float">
            <text:p>10</text:p>
          </table:table-cell>
          <table:table-cell ns41:value-type="float" table:style-name="TL Data" office:value="755" office:value-type="float">
            <text:p>755</text:p>
          </table:table-cell>
          <table:table-cell ns41:value-type="float" table:style-name="TL Data" office:value="705" office:value-type="float">
            <text:p>70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3045" office:value-type="float">
            <text:p>3045</text:p>
          </table:table-cell>
          <table:table-cell ns41:value-type="float" table:style-name="TL Data" office:value="405" office:value-type="float">
            <text:p>405</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971" office:value-type="float">
            <text:p>971</text:p>
          </table:table-cell>
          <table:table-cell ns41:value-type="string" table:style-name="TL RowHeader" office:value-type="string">
            <text:p>Stein (L.)</text:p>
          </table:table-cell>
          <table:table-cell/>
          <table:table-cell ns41:value-type="float" table:style-name="TL Data" office:value="11740" office:value-type="float">
            <text:p>11740</text:p>
          </table:table-cell>
          <table:table-cell ns41:value-type="float" table:style-name="TL Data" office:value="35" office:value-type="float">
            <text:p>35</text:p>
          </table:table-cell>
          <table:table-cell ns41:value-type="float" table:style-name="TL Data" office:value="11580" office:value-type="float">
            <text:p>11580</text:p>
          </table:table-cell>
          <table:table-cell ns41:value-type="float" table:style-name="TL Data" office:value="130" office:value-type="float">
            <text:p>130</text:p>
          </table:table-cell>
          <table:table-cell ns41:value-type="float" table:style-name="TL Data" office:value="3060" office:value-type="float">
            <text:p>3060</text:p>
          </table:table-cell>
          <table:table-cell ns41:value-type="float" table:style-name="TL Data" office:value="2980" office:value-type="float">
            <text:p>2980</text:p>
          </table:table-cell>
          <table:table-cell ns41:value-type="float" table:style-name="TL Data" office:value="45" office:value-type="float">
            <text:p>45</text:p>
          </table:table-cell>
          <table:table-cell ns41:value-type="float" table:style-name="TL Data" office:value="40" office:value-type="float">
            <text:p>40</text:p>
          </table:table-cell>
          <table:table-cell ns41:value-type="float" table:style-name="TL Data" office:value="11570" office:value-type="float">
            <text:p>11570</text:p>
          </table:table-cell>
          <table:table-cell ns41:value-type="float" table:style-name="TL Data" office:value="378" office:value-type="float">
            <text:p>378</text:p>
          </table:table-cell>
          <table:table-cell ns41:value-type="float" table:style-name="TL Data" office:value="140" office:value-type="float">
            <text:p>140</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72" office:value-type="float">
            <text:p>972</text:p>
          </table:table-cell>
          <table:table-cell ns41:value-type="string" table:style-name="TL RowHeader" office:value-type="string">
            <text:p>Stevensweert</text:p>
          </table:table-cell>
          <table:table-cell/>
          <table:table-cell ns41:value-type="float" table:style-name="TL Data" office:value="1575" office:value-type="float">
            <text:p>1575</text:p>
          </table:table-cell>
          <table:table-cell table:style-name="TL Data"/>
          <table:table-cell ns41:value-type="float" table:style-name="TL Data" office:value="1565" office:value-type="float">
            <text:p>1565</text:p>
          </table:table-cell>
          <table:table-cell ns41:value-type="float" table:style-name="TL Data" office:value="10" office:value-type="float">
            <text:p>10</text:p>
          </table:table-cell>
          <table:table-cell ns41:value-type="float" table:style-name="TL Data" office:value="370" office:value-type="float">
            <text:p>370</text:p>
          </table:table-cell>
          <table:table-cell ns41:value-type="float" table:style-name="TL Data" office:value="335" office:value-type="float">
            <text:p>335</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550" office:value-type="float">
            <text:p>1550</text:p>
          </table:table-cell>
          <table:table-cell ns41:value-type="float" table:style-name="TL Data" office:value="421" office:value-type="float">
            <text:p>421</text:p>
          </table:table-cell>
          <table:table-cell ns41:value-type="float" table:style-name="TL Data" office:value="25" office:value-type="float">
            <text:p>25</text:p>
          </table:table-cell>
          <table:table-cell table:style-name="TL Data"/>
          <table:table-cell table:number-columns-repeated="1009"/>
        </table:table-row>
        <table:table-row table:style-name="ro6">
          <table:table-cell ns41:value-type="float" table:style-name="TL RowHeader" office:value="973" office:value-type="float">
            <text:p>973</text:p>
          </table:table-cell>
          <table:table-cell ns41:value-type="string" table:style-name="TL RowHeader" office:value-type="string">
            <text:p>Stramproy</text:p>
          </table:table-cell>
          <table:table-cell/>
          <table:table-cell ns41:value-type="float" table:style-name="TL Data" office:value="4210" office:value-type="float">
            <text:p>4210</text:p>
          </table:table-cell>
          <table:table-cell ns41:value-type="float" table:style-name="TL Data" office:value="100" office:value-type="float">
            <text:p>100</text:p>
          </table:table-cell>
          <table:table-cell ns41:value-type="float" table:style-name="TL Data" office:value="4115" office:value-type="float">
            <text:p>4115</text:p>
          </table:table-cell>
          <table:table-cell table:style-name="TL Data"/>
          <table:table-cell ns41:value-type="float" table:style-name="TL Data" office:value="920" office:value-type="float">
            <text:p>920</text:p>
          </table:table-cell>
          <table:table-cell ns41:value-type="float" table:style-name="TL Data" office:value="875" office:value-type="float">
            <text:p>875</text:p>
          </table:table-cell>
          <table:table-cell ns41:value-type="float" table:style-name="TL Data" office:value="25" office:value-type="float">
            <text:p>25</text:p>
          </table:table-cell>
          <table:table-cell ns41:value-type="float" table:style-name="TL Data" office:value="20" office:value-type="float">
            <text:p>20</text:p>
          </table:table-cell>
          <table:table-cell ns41:value-type="float" table:style-name="TL Data" office:value="4050" office:value-type="float">
            <text:p>4050</text:p>
          </table:table-cell>
          <table:table-cell ns41:value-type="float" table:style-name="TL Data" office:value="441" office:value-type="float">
            <text:p>441</text:p>
          </table:table-cell>
          <table:table-cell ns41:value-type="float" table:style-name="TL Data" office:value="65" office:value-type="float">
            <text:p>65</text:p>
          </table:table-cell>
          <table:table-cell ns41:value-type="float" table:style-name="TL Data" office:value="10" office:value-type="float">
            <text:p>10</text:p>
          </table:table-cell>
          <table:table-cell table:number-columns-repeated="1009"/>
        </table:table-row>
        <table:table-row table:style-name="ro6">
          <table:table-cell ns41:value-type="float" table:style-name="TL RowHeader" office:value="974" office:value-type="float">
            <text:p>974</text:p>
          </table:table-cell>
          <table:table-cell ns41:value-type="string" table:style-name="TL RowHeader" office:value-type="string">
            <text:p>Susteren</text:p>
          </table:table-cell>
          <table:table-cell/>
          <table:table-cell ns41:value-type="float" table:style-name="TL Data" office:value="6825" office:value-type="float">
            <text:p>6825</text:p>
          </table:table-cell>
          <table:table-cell ns41:value-type="float" table:style-name="TL Data" office:value="55" office:value-type="float">
            <text:p>55</text:p>
          </table:table-cell>
          <table:table-cell ns41:value-type="float" table:style-name="TL Data" office:value="6760" office:value-type="float">
            <text:p>6760</text:p>
          </table:table-cell>
          <table:table-cell ns41:value-type="float" table:style-name="TL Data" office:value="10" office:value-type="float">
            <text:p>10</text:p>
          </table:table-cell>
          <table:table-cell ns41:value-type="float" table:style-name="TL Data" office:value="1680" office:value-type="float">
            <text:p>1680</text:p>
          </table:table-cell>
          <table:table-cell ns41:value-type="float" table:style-name="TL Data" office:value="1560" office:value-type="float">
            <text:p>1560</text:p>
          </table:table-cell>
          <table:table-cell ns41:value-type="float" table:style-name="TL Data" office:value="80" office:value-type="float">
            <text:p>80</text:p>
          </table:table-cell>
          <table:table-cell ns41:value-type="float" table:style-name="TL Data" office:value="35" office:value-type="float">
            <text:p>35</text:p>
          </table:table-cell>
          <table:table-cell ns41:value-type="float" table:style-name="TL Data" office:value="6660" office:value-type="float">
            <text:p>6660</text:p>
          </table:table-cell>
          <table:table-cell ns41:value-type="float" table:style-name="TL Data" office:value="397" office:value-type="float">
            <text:p>397</text:p>
          </table:table-cell>
          <table:table-cell ns41:value-type="float" table:style-name="TL Data" office:value="105" office:value-type="float">
            <text:p>10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75" office:value-type="float">
            <text:p>975</text:p>
          </table:table-cell>
          <table:table-cell ns41:value-type="string" table:style-name="TL RowHeader" office:value-type="string">
            <text:p>Swalmen</text:p>
          </table:table-cell>
          <table:table-cell/>
          <table:table-cell ns41:value-type="float" table:style-name="TL Data" office:value="8350" office:value-type="float">
            <text:p>8350</text:p>
          </table:table-cell>
          <table:table-cell ns41:value-type="float" table:style-name="TL Data" office:value="150" office:value-type="float">
            <text:p>150</text:p>
          </table:table-cell>
          <table:table-cell ns41:value-type="float" table:style-name="TL Data" office:value="8165" office:value-type="float">
            <text:p>8165</text:p>
          </table:table-cell>
          <table:table-cell ns41:value-type="float" table:style-name="TL Data" office:value="35" office:value-type="float">
            <text:p>35</text:p>
          </table:table-cell>
          <table:table-cell ns41:value-type="float" table:style-name="TL Data" office:value="1985" office:value-type="float">
            <text:p>1985</text:p>
          </table:table-cell>
          <table:table-cell ns41:value-type="float" table:style-name="TL Data" office:value="1865" office:value-type="float">
            <text:p>1865</text:p>
          </table:table-cell>
          <table:table-cell ns41:value-type="float" office:value="60" table:style-name="TL Data" table:number-columns-repeated="2" office:value-type="float">
            <text:p>60</text:p>
          </table:table-cell>
          <table:table-cell ns41:value-type="float" table:style-name="TL Data" office:value="8100" office:value-type="float">
            <text:p>8100</text:p>
          </table:table-cell>
          <table:table-cell ns41:value-type="float" table:style-name="TL Data" office:value="408" office:value-type="float">
            <text:p>408</text:p>
          </table:table-cell>
          <table:table-cell ns41:value-type="float" table:style-name="TL Data" office:value="100" office:value-type="float">
            <text:p>100</text:p>
          </table:table-cell>
          <table:table-cell table:style-name="TL Data"/>
          <table:table-cell table:number-columns-repeated="1009"/>
        </table:table-row>
        <table:table-row table:style-name="ro6">
          <table:table-cell ns41:value-type="float" table:style-name="TL RowHeader" office:value="976" office:value-type="float">
            <text:p>976</text:p>
          </table:table-cell>
          <table:table-cell ns41:value-type="string" table:style-name="TL RowHeader" office:value-type="string">
            <text:p>Tegelen</text:p>
          </table:table-cell>
          <table:table-cell/>
          <table:table-cell ns41:value-type="float" table:style-name="TL Data" office:value="18335" office:value-type="float">
            <text:p>18335</text:p>
          </table:table-cell>
          <table:table-cell ns41:value-type="float" table:style-name="TL Data" office:value="1345" office:value-type="float">
            <text:p>1345</text:p>
          </table:table-cell>
          <table:table-cell ns41:value-type="float" table:style-name="TL Data" office:value="16965" office:value-type="float">
            <text:p>16965</text:p>
          </table:table-cell>
          <table:table-cell ns41:value-type="float" table:style-name="TL Data" office:value="20" office:value-type="float">
            <text:p>20</text:p>
          </table:table-cell>
          <table:table-cell ns41:value-type="float" table:style-name="TL Data" office:value="4235" office:value-type="float">
            <text:p>4235</text:p>
          </table:table-cell>
          <table:table-cell ns41:value-type="float" table:style-name="TL Data" office:value="4050" office:value-type="float">
            <text:p>4050</text:p>
          </table:table-cell>
          <table:table-cell ns41:value-type="float" table:style-name="TL Data" office:value="95" office:value-type="float">
            <text:p>95</text:p>
          </table:table-cell>
          <table:table-cell ns41:value-type="float" table:style-name="TL Data" office:value="90" office:value-type="float">
            <text:p>90</text:p>
          </table:table-cell>
          <table:table-cell ns41:value-type="float" table:style-name="TL Data" office:value="16430" office:value-type="float">
            <text:p>16430</text:p>
          </table:table-cell>
          <table:table-cell ns41:value-type="float" table:style-name="TL Data" office:value="388" office:value-type="float">
            <text:p>388</text:p>
          </table:table-cell>
          <table:table-cell ns41:value-type="float" table:style-name="TL Data" office:value="555" office:value-type="float">
            <text:p>555</text:p>
          </table:table-cell>
          <table:table-cell ns41:value-type="float" table:style-name="TL Data" office:value="270" office:value-type="float">
            <text:p>270</text:p>
          </table:table-cell>
          <table:table-cell table:number-columns-repeated="1009"/>
        </table:table-row>
        <table:table-row table:style-name="ro6">
          <table:table-cell ns41:value-type="float" table:style-name="TL RowHeader" office:value="977" office:value-type="float">
            <text:p>977</text:p>
          </table:table-cell>
          <table:table-cell ns41:value-type="string" table:style-name="TL RowHeader" office:value-type="string">
            <text:p>Thorn</text:p>
          </table:table-cell>
          <table:table-cell/>
          <table:table-cell ns41:value-type="float" table:style-name="TL Data" office:value="2475" office:value-type="float">
            <text:p>2475</text:p>
          </table:table-cell>
          <table:table-cell ns41:value-type="float" table:style-name="TL Data" office:value="65" office:value-type="float">
            <text:p>65</text:p>
          </table:table-cell>
          <table:table-cell ns41:value-type="float" table:style-name="TL Data" office:value="2405" office:value-type="float">
            <text:p>2405</text:p>
          </table:table-cell>
          <table:table-cell ns41:value-type="float" table:style-name="TL Data" office:value="5" office:value-type="float">
            <text:p>5</text:p>
          </table:table-cell>
          <table:table-cell ns41:value-type="float" table:style-name="TL Data" office:value="585" office:value-type="float">
            <text:p>585</text:p>
          </table:table-cell>
          <table:table-cell ns41:value-type="float" table:style-name="TL Data" office:value="555" office:value-type="float">
            <text:p>555</text:p>
          </table:table-cell>
          <table:table-cell ns41:value-type="float" table:style-name="TL Data" office:value="10" office:value-type="float">
            <text:p>10</text:p>
          </table:table-cell>
          <table:table-cell ns41:value-type="float" table:style-name="TL Data" office:value="15" office:value-type="float">
            <text:p>15</text:p>
          </table:table-cell>
          <table:table-cell ns41:value-type="float" table:style-name="TL Data" office:value="2370" office:value-type="float">
            <text:p>2370</text:p>
          </table:table-cell>
          <table:table-cell ns41:value-type="float" table:style-name="TL Data" office:value="406" office:value-type="float">
            <text:p>406</text:p>
          </table:table-cell>
          <table:table-cell ns41:value-type="float" table:style-name="TL Data" office:value="45" office:value-type="float">
            <text:p>45</text:p>
          </table:table-cell>
          <table:table-cell table:style-name="TL Data"/>
          <table:table-cell table:number-columns-repeated="1009"/>
        </table:table-row>
        <table:table-row table:style-name="ro6">
          <table:table-cell ns41:value-type="float" table:style-name="TL RowHeader" office:value="978" office:value-type="float">
            <text:p>978</text:p>
          </table:table-cell>
          <table:table-cell ns41:value-type="string" table:style-name="TL RowHeader" office:value-type="string">
            <text:p>Ubach over Worms</text:p>
          </table:table-cell>
          <table:table-cell/>
          <table:table-cell ns41:value-type="float" table:style-name="TL Data" office:value="10905" office:value-type="float">
            <text:p>10905</text:p>
          </table:table-cell>
          <table:table-cell ns41:value-type="float" table:style-name="TL Data" office:value="190" office:value-type="float">
            <text:p>190</text:p>
          </table:table-cell>
          <table:table-cell ns41:value-type="float" table:style-name="TL Data" office:value="10700" office:value-type="float">
            <text:p>10700</text:p>
          </table:table-cell>
          <table:table-cell ns41:value-type="float" table:style-name="TL Data" office:value="15" office:value-type="float">
            <text:p>15</text:p>
          </table:table-cell>
          <table:table-cell ns41:value-type="float" table:style-name="TL Data" office:value="2800" office:value-type="float">
            <text:p>2800</text:p>
          </table:table-cell>
          <table:table-cell ns41:value-type="float" table:style-name="TL Data" office:value="2655" office:value-type="float">
            <text:p>2655</text:p>
          </table:table-cell>
          <table:table-cell ns41:value-type="float" table:style-name="TL Data" office:value="85" office:value-type="float">
            <text:p>85</text:p>
          </table:table-cell>
          <table:table-cell ns41:value-type="float" table:style-name="TL Data" office:value="60" office:value-type="float">
            <text:p>60</text:p>
          </table:table-cell>
          <table:table-cell ns41:value-type="float" table:style-name="TL Data" office:value="10530" office:value-type="float">
            <text:p>10530</text:p>
          </table:table-cell>
          <table:table-cell ns41:value-type="float" table:style-name="TL Data" office:value="376" office:value-type="float">
            <text:p>376</text:p>
          </table:table-cell>
          <table:table-cell ns41:value-type="float" table:style-name="TL Data" office:value="185" office:value-type="float">
            <text:p>185</text:p>
          </table:table-cell>
          <table:table-cell ns41:value-type="float" table:style-name="TL Data" office:value="30" office:value-type="float">
            <text:p>30</text:p>
          </table:table-cell>
          <table:table-cell table:number-columns-repeated="1009"/>
        </table:table-row>
        <table:table-row table:style-name="ro6">
          <table:table-cell ns41:value-type="float" table:style-name="TL RowHeader" office:value="979" office:value-type="float">
            <text:p>979</text:p>
          </table:table-cell>
          <table:table-cell ns41:value-type="string" table:style-name="TL RowHeader" office:value-type="string">
            <text:p>Ulestraten</text:p>
          </table:table-cell>
          <table:table-cell/>
          <table:table-cell ns41:value-type="float" table:style-name="TL Data" office:value="2820" office:value-type="float">
            <text:p>2820</text:p>
          </table:table-cell>
          <table:table-cell table:style-name="TL Data"/>
          <table:table-cell ns41:value-type="float" table:style-name="TL Data" office:value="2805" office:value-type="float">
            <text:p>2805</text:p>
          </table:table-cell>
          <table:table-cell ns41:value-type="float" table:style-name="TL Data" office:value="15" office:value-type="float">
            <text:p>15</text:p>
          </table:table-cell>
          <table:table-cell ns41:value-type="float" table:style-name="TL Data" office:value="735" office:value-type="float">
            <text:p>735</text:p>
          </table:table-cell>
          <table:table-cell ns41:value-type="float" table:style-name="TL Data" office:value="695" office:value-type="float">
            <text:p>695</text:p>
          </table:table-cell>
          <table:table-cell ns41:value-type="float" table:style-name="TL Data" office:value="25" office:value-type="float">
            <text:p>25</text:p>
          </table:table-cell>
          <table:table-cell ns41:value-type="float" table:style-name="TL Data" office:value="10" office:value-type="float">
            <text:p>10</text:p>
          </table:table-cell>
          <table:table-cell ns41:value-type="float" table:style-name="TL Data" office:value="2790" office:value-type="float">
            <text:p>2790</text:p>
          </table:table-cell>
          <table:table-cell ns41:value-type="float" table:style-name="TL Data" office:value="380" office:value-type="float">
            <text:p>380</text:p>
          </table:table-cell>
          <table:table-cell ns41:value-type="float" table:style-name="TL Data" office:value="30" office:value-type="float">
            <text:p>30</text:p>
          </table:table-cell>
          <table:table-cell table:style-name="TL Data"/>
          <table:table-cell table:number-columns-repeated="1009"/>
        </table:table-row>
        <table:table-row table:style-name="ro6">
          <table:table-cell ns41:value-type="float" table:style-name="TL RowHeader" office:value="980" office:value-type="float">
            <text:p>980</text:p>
          </table:table-cell>
          <table:table-cell ns41:value-type="string" table:style-name="TL RowHeader" office:value-type="string">
            <text:p>Urmond</text:p>
          </table:table-cell>
          <table:table-cell/>
          <table:table-cell ns41:value-type="float" table:style-name="TL Data" office:value="4660" office:value-type="float">
            <text:p>4660</text:p>
          </table:table-cell>
          <table:table-cell ns41:value-type="float" table:style-name="TL Data" office:value="45" office:value-type="float">
            <text:p>45</text:p>
          </table:table-cell>
          <table:table-cell ns41:value-type="float" table:style-name="TL Data" office:value="4310" office:value-type="float">
            <text:p>4310</text:p>
          </table:table-cell>
          <table:table-cell ns41:value-type="float" table:style-name="TL Data" office:value="310" office:value-type="float">
            <text:p>310</text:p>
          </table:table-cell>
          <table:table-cell ns41:value-type="float" table:style-name="TL Data" office:value="1140" office:value-type="float">
            <text:p>1140</text:p>
          </table:table-cell>
          <table:table-cell ns41:value-type="float" table:style-name="TL Data" office:value="1085" office:value-type="float">
            <text:p>1085</text:p>
          </table:table-cell>
          <table:table-cell ns41:value-type="float" table:style-name="TL Data" office:value="35" office:value-type="float">
            <text:p>35</text:p>
          </table:table-cell>
          <table:table-cell ns41:value-type="float" table:style-name="TL Data" office:value="15" office:value-type="float">
            <text:p>15</text:p>
          </table:table-cell>
          <table:table-cell ns41:value-type="float" table:style-name="TL Data" office:value="4310" office:value-type="float">
            <text:p>4310</text:p>
          </table:table-cell>
          <table:table-cell ns41:value-type="float" table:style-name="TL Data" office:value="379" office:value-type="float">
            <text:p>379</text:p>
          </table:table-cell>
          <table:table-cell ns41:value-type="float" table:style-name="TL Data" office:value="305" office:value-type="float">
            <text:p>305</text:p>
          </table:table-cell>
          <table:table-cell table:style-name="TL Data"/>
          <table:table-cell table:number-columns-repeated="1009"/>
        </table:table-row>
        <table:table-row table:style-name="ro6">
          <table:table-cell ns41:value-type="float" table:style-name="TL RowHeader" office:value="981" office:value-type="float">
            <text:p>981</text:p>
          </table:table-cell>
          <table:table-cell ns41:value-type="string" table:style-name="TL RowHeader" office:value-type="string">
            <text:p>Vaals</text:p>
          </table:table-cell>
          <table:table-cell/>
          <table:table-cell ns41:value-type="float" table:style-name="TL Data" office:value="10195" office:value-type="float">
            <text:p>10195</text:p>
          </table:table-cell>
          <table:table-cell ns41:value-type="float" table:style-name="TL Data" office:value="420" office:value-type="float">
            <text:p>420</text:p>
          </table:table-cell>
          <table:table-cell ns41:value-type="float" table:style-name="TL Data" office:value="9685" office:value-type="float">
            <text:p>9685</text:p>
          </table:table-cell>
          <table:table-cell ns41:value-type="float" table:style-name="TL Data" office:value="90" office:value-type="float">
            <text:p>90</text:p>
          </table:table-cell>
          <table:table-cell ns41:value-type="float" table:style-name="TL Data" office:value="2635" office:value-type="float">
            <text:p>2635</text:p>
          </table:table-cell>
          <table:table-cell ns41:value-type="float" table:style-name="TL Data" office:value="2475" office:value-type="float">
            <text:p>2475</text:p>
          </table:table-cell>
          <table:table-cell ns41:value-type="float" table:style-name="TL Data" office:value="75" office:value-type="float">
            <text:p>75</text:p>
          </table:table-cell>
          <table:table-cell ns41:value-type="float" table:style-name="TL Data" office:value="85" office:value-type="float">
            <text:p>85</text:p>
          </table:table-cell>
          <table:table-cell ns41:value-type="float" table:style-name="TL Data" office:value="9220" office:value-type="float">
            <text:p>9220</text:p>
          </table:table-cell>
          <table:table-cell ns41:value-type="float" table:style-name="TL Data" office:value="350" office:value-type="float">
            <text:p>350</text:p>
          </table:table-cell>
          <table:table-cell ns41:value-type="float" table:style-name="TL Data" office:value="550" office:value-type="float">
            <text:p>550</text:p>
          </table:table-cell>
          <table:table-cell ns41:value-type="float" table:style-name="TL Data" office:value="310" office:value-type="float">
            <text:p>310</text:p>
          </table:table-cell>
          <table:table-cell table:number-columns-repeated="1009"/>
        </table:table-row>
        <table:table-row table:style-name="ro6">
          <table:table-cell ns41:value-type="float" table:style-name="TL RowHeader" office:value="982" office:value-type="float">
            <text:p>982</text:p>
          </table:table-cell>
          <table:table-cell ns41:value-type="string" table:style-name="TL RowHeader" office:value-type="string">
            <text:p>Valkenburg-Houthem</text:p>
          </table:table-cell>
          <table:table-cell/>
          <table:table-cell ns41:value-type="float" table:style-name="TL Data" office:value="12175" office:value-type="float">
            <text:p>12175</text:p>
          </table:table-cell>
          <table:table-cell ns41:value-type="float" table:style-name="TL Data" office:value="730" office:value-type="float">
            <text:p>730</text:p>
          </table:table-cell>
          <table:table-cell ns41:value-type="float" table:style-name="TL Data" office:value="10885" office:value-type="float">
            <text:p>10885</text:p>
          </table:table-cell>
          <table:table-cell ns41:value-type="float" table:style-name="TL Data" office:value="560" office:value-type="float">
            <text:p>560</text:p>
          </table:table-cell>
          <table:table-cell ns41:value-type="float" table:style-name="TL Data" office:value="2840" office:value-type="float">
            <text:p>2840</text:p>
          </table:table-cell>
          <table:table-cell ns41:value-type="float" table:style-name="TL Data" office:value="2590" office:value-type="float">
            <text:p>2590</text:p>
          </table:table-cell>
          <table:table-cell ns41:value-type="float" table:style-name="TL Data" office:value="145" office:value-type="float">
            <text:p>145</text:p>
          </table:table-cell>
          <table:table-cell ns41:value-type="float" table:style-name="TL Data" office:value="105" office:value-type="float">
            <text:p>105</text:p>
          </table:table-cell>
          <table:table-cell ns41:value-type="float" table:style-name="TL Data" office:value="11170" office:value-type="float">
            <text:p>11170</text:p>
          </table:table-cell>
          <table:table-cell ns41:value-type="float" table:style-name="TL Data" office:value="393" office:value-type="float">
            <text:p>393</text:p>
          </table:table-cell>
          <table:table-cell ns41:value-type="float" table:style-name="TL Data" office:value="275" office:value-type="float">
            <text:p>275</text:p>
          </table:table-cell>
          <table:table-cell ns41:value-type="float" table:style-name="TL Data" office:value="25" office:value-type="float">
            <text:p>25</text:p>
          </table:table-cell>
          <table:table-cell table:number-columns-repeated="1009"/>
        </table:table-row>
        <table:table-row table:style-name="ro6">
          <table:table-cell ns41:value-type="float" table:style-name="TL RowHeader" office:value="983" office:value-type="float">
            <text:p>983</text:p>
          </table:table-cell>
          <table:table-cell ns41:value-type="string" table:style-name="TL RowHeader" office:value-type="string">
            <text:p>Venlo</text:p>
          </table:table-cell>
          <table:table-cell/>
          <table:table-cell ns41:value-type="float" table:style-name="TL Data" office:value="62905" office:value-type="float">
            <text:p>62905</text:p>
          </table:table-cell>
          <table:table-cell ns41:value-type="float" table:style-name="TL Data" office:value="1680" office:value-type="float">
            <text:p>1680</text:p>
          </table:table-cell>
          <table:table-cell ns41:value-type="float" table:style-name="TL Data" office:value="60325" office:value-type="float">
            <text:p>60325</text:p>
          </table:table-cell>
          <table:table-cell ns41:value-type="float" table:style-name="TL Data" office:value="895" office:value-type="float">
            <text:p>895</text:p>
          </table:table-cell>
          <table:table-cell ns41:value-type="float" table:style-name="TL Data" office:value="15375" office:value-type="float">
            <text:p>15375</text:p>
          </table:table-cell>
          <table:table-cell ns41:value-type="float" table:style-name="TL Data" office:value="14710" office:value-type="float">
            <text:p>14710</text:p>
          </table:table-cell>
          <table:table-cell ns41:value-type="float" table:style-name="TL Data" office:value="195" office:value-type="float">
            <text:p>195</text:p>
          </table:table-cell>
          <table:table-cell ns41:value-type="float" table:style-name="TL Data" office:value="475" office:value-type="float">
            <text:p>475</text:p>
          </table:table-cell>
          <table:table-cell ns41:value-type="float" table:style-name="TL Data" office:value="58570" office:value-type="float">
            <text:p>58570</text:p>
          </table:table-cell>
          <table:table-cell ns41:value-type="float" table:style-name="TL Data" office:value="381" office:value-type="float">
            <text:p>381</text:p>
          </table:table-cell>
          <table:table-cell ns41:value-type="float" table:style-name="TL Data" office:value="2650" office:value-type="float">
            <text:p>2650</text:p>
          </table:table-cell>
          <table:table-cell ns41:value-type="float" table:style-name="TL Data" office:value="635" office:value-type="float">
            <text:p>635</text:p>
          </table:table-cell>
          <table:table-cell table:number-columns-repeated="1009"/>
        </table:table-row>
        <table:table-row table:style-name="ro6">
          <table:table-cell ns41:value-type="float" table:style-name="TL RowHeader" office:value="984" office:value-type="float">
            <text:p>984</text:p>
          </table:table-cell>
          <table:table-cell ns41:value-type="string" table:style-name="TL RowHeader" office:value-type="string">
            <text:p>Venray</text:p>
          </table:table-cell>
          <table:table-cell/>
          <table:table-cell ns41:value-type="float" table:style-name="TL Data" office:value="27045" office:value-type="float">
            <text:p>27045</text:p>
          </table:table-cell>
          <table:table-cell ns41:value-type="float" table:style-name="TL Data" office:value="2805" office:value-type="float">
            <text:p>2805</text:p>
          </table:table-cell>
          <table:table-cell ns41:value-type="float" table:style-name="TL Data" office:value="24095" office:value-type="float">
            <text:p>24095</text:p>
          </table:table-cell>
          <table:table-cell ns41:value-type="float" table:style-name="TL Data" office:value="145" office:value-type="float">
            <text:p>145</text:p>
          </table:table-cell>
          <table:table-cell ns41:value-type="float" table:style-name="TL Data" office:value="5395" office:value-type="float">
            <text:p>5395</text:p>
          </table:table-cell>
          <table:table-cell ns41:value-type="float" table:style-name="TL Data" office:value="5130" office:value-type="float">
            <text:p>5130</text:p>
          </table:table-cell>
          <table:table-cell ns41:value-type="float" table:style-name="TL Data" office:value="125" office:value-type="float">
            <text:p>125</text:p>
          </table:table-cell>
          <table:table-cell ns41:value-type="float" table:style-name="TL Data" office:value="135" office:value-type="float">
            <text:p>135</text:p>
          </table:table-cell>
          <table:table-cell ns41:value-type="float" table:style-name="TL Data" office:value="23505" office:value-type="float">
            <text:p>23505</text:p>
          </table:table-cell>
          <table:table-cell ns41:value-type="float" table:style-name="TL Data" office:value="436" office:value-type="float">
            <text:p>436</text:p>
          </table:table-cell>
          <table:table-cell ns41:value-type="float" table:style-name="TL Data" office:value="735" office:value-type="float">
            <text:p>735</text:p>
          </table:table-cell>
          <table:table-cell ns41:value-type="float" table:style-name="TL Data" office:value="400" office:value-type="float">
            <text:p>400</text:p>
          </table:table-cell>
          <table:table-cell table:number-columns-repeated="1009"/>
        </table:table-row>
        <table:table-row table:style-name="ro6">
          <table:table-cell ns41:value-type="float" table:style-name="TL RowHeader" office:value="985" office:value-type="float">
            <text:p>985</text:p>
          </table:table-cell>
          <table:table-cell ns41:value-type="string" table:style-name="TL RowHeader" office:value-type="string">
            <text:p>Vlodrop</text:p>
          </table:table-cell>
          <table:table-cell/>
          <table:table-cell ns41:value-type="float" table:style-name="TL Data" office:value="2140" office:value-type="float">
            <text:p>2140</text:p>
          </table:table-cell>
          <table:table-cell ns41:value-type="float" table:style-name="TL Data" office:value="215" office:value-type="float">
            <text:p>215</text:p>
          </table:table-cell>
          <table:table-cell ns41:value-type="float" table:style-name="TL Data" office:value="1915" office:value-type="float">
            <text:p>1915</text:p>
          </table:table-cell>
          <table:table-cell ns41:value-type="float" table:style-name="TL Data" office:value="10" office:value-type="float">
            <text:p>10</text:p>
          </table:table-cell>
          <table:table-cell ns41:value-type="float" table:style-name="TL Data" office:value="480" office:value-type="float">
            <text:p>480</text:p>
          </table:table-cell>
          <table:table-cell ns41:value-type="float" table:style-name="TL Data" office:value="450" office:value-type="float">
            <text:p>45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905" office:value-type="float">
            <text:p>1905</text:p>
          </table:table-cell>
          <table:table-cell ns41:value-type="float" table:style-name="TL Data" office:value="396" office:value-type="float">
            <text:p>396</text:p>
          </table:table-cell>
          <table:table-cell ns41:value-type="float" table:style-name="TL Data" office:value="20" office:value-type="float">
            <text:p>20</text:p>
          </table:table-cell>
          <table:table-cell table:style-name="TL Data"/>
          <table:table-cell table:number-columns-repeated="1009"/>
        </table:table-row>
        <table:table-row table:style-name="ro6">
          <table:table-cell ns41:value-type="float" table:style-name="TL RowHeader" office:value="986" office:value-type="float">
            <text:p>986</text:p>
          </table:table-cell>
          <table:table-cell ns41:value-type="string" table:style-name="TL RowHeader" office:value-type="string">
            <text:p>Voerendaal</text:p>
          </table:table-cell>
          <table:table-cell/>
          <table:table-cell ns41:value-type="float" table:style-name="TL Data" office:value="8105" office:value-type="float">
            <text:p>8105</text:p>
          </table:table-cell>
          <table:table-cell table:style-name="TL Data"/>
          <table:table-cell ns41:value-type="float" table:style-name="TL Data" office:value="8105" office:value-type="float">
            <text:p>8105</text:p>
          </table:table-cell>
          <table:table-cell ns41:value-type="float" table:style-name="TL Data" office:value="5" office:value-type="float">
            <text:p>5</text:p>
          </table:table-cell>
          <table:table-cell ns41:value-type="float" table:style-name="TL Data" office:value="1955" office:value-type="float">
            <text:p>1955</text:p>
          </table:table-cell>
          <table:table-cell ns41:value-type="float" table:style-name="TL Data" office:value="1875" office:value-type="float">
            <text:p>1875</text:p>
          </table:table-cell>
          <table:table-cell ns41:value-type="float" office:value="40" table:style-name="TL Data" table:number-columns-repeated="2" office:value-type="float">
            <text:p>40</text:p>
          </table:table-cell>
          <table:table-cell ns41:value-type="float" table:style-name="TL Data" office:value="8000" office:value-type="float">
            <text:p>8000</text:p>
          </table:table-cell>
          <table:table-cell ns41:value-type="float" table:style-name="TL Data" office:value="409" office:value-type="float">
            <text:p>409</text:p>
          </table:table-cell>
          <table:table-cell ns41:value-type="float" table:style-name="TL Data" office:value="105" office:value-type="float">
            <text:p>105</text:p>
          </table:table-cell>
          <table:table-cell ns41:value-type="float" table:style-name="TL Data" office:value="20" office:value-type="float">
            <text:p>20</text:p>
          </table:table-cell>
          <table:table-cell table:number-columns-repeated="1009"/>
        </table:table-row>
        <table:table-row table:style-name="ro6">
          <table:table-cell ns41:value-type="float" table:style-name="TL RowHeader" office:value="988" office:value-type="float">
            <text:p>988</text:p>
          </table:table-cell>
          <table:table-cell ns41:value-type="string" table:style-name="TL RowHeader" office:value-type="string">
            <text:p>Weert</text:p>
          </table:table-cell>
          <table:table-cell/>
          <table:table-cell ns41:value-type="float" table:style-name="TL Data" office:value="35405" office:value-type="float">
            <text:p>35405</text:p>
          </table:table-cell>
          <table:table-cell ns41:value-type="float" table:style-name="TL Data" office:value="1280" office:value-type="float">
            <text:p>1280</text:p>
          </table:table-cell>
          <table:table-cell ns41:value-type="float" table:style-name="TL Data" office:value="33845" office:value-type="float">
            <text:p>33845</text:p>
          </table:table-cell>
          <table:table-cell ns41:value-type="float" table:style-name="TL Data" office:value="280" office:value-type="float">
            <text:p>280</text:p>
          </table:table-cell>
          <table:table-cell ns41:value-type="float" table:style-name="TL Data" office:value="8320" office:value-type="float">
            <text:p>8320</text:p>
          </table:table-cell>
          <table:table-cell ns41:value-type="float" table:style-name="TL Data" office:value="7975" office:value-type="float">
            <text:p>7975</text:p>
          </table:table-cell>
          <table:table-cell ns41:value-type="float" table:style-name="TL Data" office:value="155" office:value-type="float">
            <text:p>155</text:p>
          </table:table-cell>
          <table:table-cell ns41:value-type="float" table:style-name="TL Data" office:value="195" office:value-type="float">
            <text:p>195</text:p>
          </table:table-cell>
          <table:table-cell ns41:value-type="float" table:style-name="TL Data" office:value="33265" office:value-type="float">
            <text:p>33265</text:p>
          </table:table-cell>
          <table:table-cell ns41:value-type="float" table:style-name="TL Data" office:value="400" office:value-type="float">
            <text:p>400</text:p>
          </table:table-cell>
          <table:table-cell ns41:value-type="float" table:style-name="TL Data" office:value="860" office:value-type="float">
            <text:p>860</text:p>
          </table:table-cell>
          <table:table-cell ns41:value-type="float" table:style-name="TL Data" office:value="385" office:value-type="float">
            <text:p>385</text:p>
          </table:table-cell>
          <table:table-cell table:number-columns-repeated="1009"/>
        </table:table-row>
        <table:table-row table:style-name="ro6">
          <table:table-cell ns41:value-type="float" table:style-name="TL RowHeader" office:value="989" office:value-type="float">
            <text:p>989</text:p>
          </table:table-cell>
          <table:table-cell ns41:value-type="string" table:style-name="TL RowHeader" office:value-type="string">
            <text:p>Wessem</text:p>
          </table:table-cell>
          <table:table-cell/>
          <table:table-cell ns41:value-type="float" table:style-name="TL Data" office:value="1965" office:value-type="float">
            <text:p>1965</text:p>
          </table:table-cell>
          <table:table-cell ns41:value-type="float" table:style-name="TL Data" office:value="60" office:value-type="float">
            <text:p>60</text:p>
          </table:table-cell>
          <table:table-cell ns41:value-type="float" table:style-name="TL Data" office:value="1745" office:value-type="float">
            <text:p>1745</text:p>
          </table:table-cell>
          <table:table-cell ns41:value-type="float" table:style-name="TL Data" office:value="160" office:value-type="float">
            <text:p>160</text:p>
          </table:table-cell>
          <table:table-cell ns41:value-type="float" table:style-name="TL Data" office:value="470" office:value-type="float">
            <text:p>470</text:p>
          </table:table-cell>
          <table:table-cell ns41:value-type="float" table:style-name="TL Data" office:value="440" office:value-type="float">
            <text:p>440</text:p>
          </table:table-cell>
          <table:table-cell ns41:value-type="float" table:style-name="TL Data" office:value="20" office:value-type="float">
            <text:p>20</text:p>
          </table:table-cell>
          <table:table-cell ns41:value-type="float" table:style-name="TL Data" office:value="15" office:value-type="float">
            <text:p>15</text:p>
          </table:table-cell>
          <table:table-cell ns41:value-type="float" table:style-name="TL Data" office:value="1880" office:value-type="float">
            <text:p>1880</text:p>
          </table:table-cell>
          <table:table-cell ns41:value-type="float" table:style-name="TL Data" office:value="398" office:value-type="float">
            <text:p>398</text:p>
          </table:table-cell>
          <table:table-cell ns41:value-type="float" table:style-name="TL Data" office:value="25" office:value-type="float">
            <text:p>25</text:p>
          </table:table-cell>
          <table:table-cell ns41:value-type="float" table:style-name="TL Data" office:value="5" office:value-type="float">
            <text:p>5</text:p>
          </table:table-cell>
          <table:table-cell table:number-columns-repeated="1009"/>
        </table:table-row>
        <table:table-row table:style-name="ro6">
          <table:table-cell ns41:value-type="float" table:style-name="TL RowHeader" office:value="990" office:value-type="float">
            <text:p>990</text:p>
          </table:table-cell>
          <table:table-cell ns41:value-type="string" table:style-name="TL RowHeader" office:value-type="string">
            <text:p>Wittem</text:p>
          </table:table-cell>
          <table:table-cell/>
          <table:table-cell ns41:value-type="float" table:style-name="TL Data" office:value="6655" office:value-type="float">
            <text:p>6655</text:p>
          </table:table-cell>
          <table:table-cell ns41:value-type="float" table:style-name="TL Data" office:value="120" office:value-type="float">
            <text:p>120</text:p>
          </table:table-cell>
          <table:table-cell ns41:value-type="float" table:style-name="TL Data" office:value="6360" office:value-type="float">
            <text:p>6360</text:p>
          </table:table-cell>
          <table:table-cell ns41:value-type="float" table:style-name="TL Data" office:value="170" office:value-type="float">
            <text:p>170</text:p>
          </table:table-cell>
          <table:table-cell ns41:value-type="float" table:style-name="TL Data" office:value="1525" office:value-type="float">
            <text:p>1525</text:p>
          </table:table-cell>
          <table:table-cell ns41:value-type="float" table:style-name="TL Data" office:value="1385" office:value-type="float">
            <text:p>1385</text:p>
          </table:table-cell>
          <table:table-cell ns41:value-type="float" table:style-name="TL Data" office:value="90" office:value-type="float">
            <text:p>90</text:p>
          </table:table-cell>
          <table:table-cell ns41:value-type="float" table:style-name="TL Data" office:value="50" office:value-type="float">
            <text:p>50</text:p>
          </table:table-cell>
          <table:table-cell ns41:value-type="float" table:style-name="TL Data" office:value="6455" office:value-type="float">
            <text:p>6455</text:p>
          </table:table-cell>
          <table:table-cell ns41:value-type="float" table:style-name="TL Data" office:value="423" office:value-type="float">
            <text:p>423</text:p>
          </table:table-cell>
          <table:table-cell ns41:value-type="float" table:style-name="TL Data" office:value="80" office:value-type="float">
            <text:p>80</text:p>
          </table:table-cell>
          <table:table-cell ns41:value-type="float" table:style-name="TL Data" office:value="15" office:value-type="float">
            <text:p>15</text:p>
          </table:table-cell>
          <table:table-cell table:number-columns-repeated="1009"/>
        </table:table-row>
        <table:table-row table:style-name="ro6">
          <table:table-cell ns41:value-type="float" table:style-name="TL RowHeader" office:value="991" office:value-type="float">
            <text:p>991</text:p>
          </table:table-cell>
          <table:table-cell ns41:value-type="string" table:style-name="TL RowHeader" office:value-type="string">
            <text:p>Wijlre</text:p>
          </table:table-cell>
          <table:table-cell/>
          <table:table-cell ns41:value-type="float" table:style-name="TL Data" office:value="3300" office:value-type="float">
            <text:p>3300</text:p>
          </table:table-cell>
          <table:table-cell table:style-name="TL Data"/>
          <table:table-cell ns41:value-type="float" table:style-name="TL Data" office:value="3245" office:value-type="float">
            <text:p>3245</text:p>
          </table:table-cell>
          <table:table-cell ns41:value-type="float" table:style-name="TL Data" office:value="55" office:value-type="float">
            <text:p>55</text:p>
          </table:table-cell>
          <table:table-cell ns41:value-type="float" table:style-name="TL Data" office:value="770" office:value-type="float">
            <text:p>770</text:p>
          </table:table-cell>
          <table:table-cell ns41:value-type="float" table:style-name="TL Data" office:value="710" office:value-type="float">
            <text:p>710</text:p>
          </table:table-cell>
          <table:table-cell ns41:value-type="float" table:style-name="TL Data" office:value="35" office:value-type="float">
            <text:p>35</text:p>
          </table:table-cell>
          <table:table-cell ns41:value-type="float" table:style-name="TL Data" office:value="25" office:value-type="float">
            <text:p>25</text:p>
          </table:table-cell>
          <table:table-cell ns41:value-type="float" table:style-name="TL Data" office:value="3255" office:value-type="float">
            <text:p>3255</text:p>
          </table:table-cell>
          <table:table-cell ns41:value-type="float" table:style-name="TL Data" office:value="423" office:value-type="float">
            <text:p>423</text:p>
          </table:table-cell>
          <table:table-cell ns41:value-type="float" table:style-name="TL Data" office:value="45" office:value-type="float">
            <text:p>45</text:p>
          </table:table-cell>
          <table:table-cell ns41:value-type="float" table:style-name="TL Data" office:value="5" office:value-type="float">
            <text:p>5</text:p>
          </table:table-cell>
          <table:table-cell table:number-columns-repeated="1009"/>
        </table:table-row>
        <table:table-row table:style-name="ro2">
          <table:table-cell ns41:value-type="float" table:style-name="TL RowHeader" office:value="992" office:value-type="float">
            <text:p>992</text:p>
          </table:table-cell>
          <table:table-cell ns41:value-type="string" table:style-name="TL RowHeader" office:value-type="string">
            <text:p>Wijnandsrade</text:p>
          </table:table-cell>
          <table:table-cell/>
          <table:table-cell ns41:value-type="float" table:style-name="TL Data" office:value="1420" office:value-type="float">
            <text:p>1420</text:p>
          </table:table-cell>
          <table:table-cell table:style-name="TL Data"/>
          <table:table-cell ns41:value-type="float" table:style-name="TL Data" office:value="1415" office:value-type="float">
            <text:p>1415</text:p>
          </table:table-cell>
          <table:table-cell table:style-name="TL Data"/>
          <table:table-cell ns41:value-type="float" table:style-name="TL Data" office:value="355" office:value-type="float">
            <text:p>355</text:p>
          </table:table-cell>
          <table:table-cell ns41:value-type="float" table:style-name="TL Data" office:value="335" office:value-type="float">
            <text:p>335</text:p>
          </table:table-cell>
          <table:table-cell ns41:value-type="float" table:style-name="TL Data" office:value="15" office:value-type="float">
            <text:p>15</text:p>
          </table:table-cell>
          <table:table-cell ns41:value-type="float" table:style-name="TL Data" office:value="5" office:value-type="float">
            <text:p>5</text:p>
          </table:table-cell>
          <table:table-cell ns41:value-type="float" table:style-name="TL Data" office:value="1405" office:value-type="float">
            <text:p>1405</text:p>
          </table:table-cell>
          <table:table-cell ns41:value-type="float" table:style-name="TL Data" office:value="397" office:value-type="float">
            <text:p>397</text:p>
          </table:table-cell>
          <table:table-cell ns41:value-type="float" table:style-name="TL Data" office:value="15" office:value-type="float">
            <text:p>15</text:p>
          </table:table-cell>
          <table:table-cell ns41:value-type="float" table:style-name="TL Data" office:value="5" office:value-type="float">
            <text:p>5</text:p>
          </table:table-cell>
          <table:table-cell table:number-columns-repeated="1009"/>
        </table:table-row>
        <table:table-row table:style-name="ro2">
          <table:table-cell table:number-columns-repeated="1024"/>
        </table:table-row>
        <table:table-row table:style-name="ro1">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6" table:number-rows-repeated="1047692">
          <table:table-cell table:number-columns-repeated="1024"/>
        </table:table-row>
        <table:table-row table:style-name="ro6">
          <table:table-cell table:number-columns-repeated="1024"/>
        </table:table-row>
      </table:table>
      <table:table table:style-name="ta2" table:name="Tabel 1 - agglomeraties">
        <table:table-column table:style-name="co8" table:default-cell-style-name="ce2"/>
        <table:table-column table:style-name="co9" table:default-cell-style-name="ce2"/>
        <table:table-column table:style-name="co8" table:default-cell-style-name="ce2"/>
        <table:table-column table:style-name="co10" table:default-cell-style-name="ce2" table:number-columns-repeated="4"/>
        <table:table-column table:style-name="co6" table:default-cell-style-name="ce2" table:number-columns-repeated="6"/>
        <table:table-column table:style-name="co11" table:default-cell-style-name="ce2" table:number-columns-repeated="2"/>
        <table:table-column table:style-name="co7"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agglomeraties.A30">Tabel 1 - Bevolking, huishoudens (definitie 1960) en alleenstaanden (definitie 1960)</text:a></text:span></text:p>
          </table:table-cell>
          <table:covered-table-cell table:style-name="TL Title" table:number-columns-repeated="13"/>
          <table:covered-table-cell table:style-name="ce37"/>
          <table:table-cell table:number-columns-repeated="1009"/>
        </table:table-row>
        <table:table-row table:style-name="ro2">
          <table:table-cell table:number-columns-repeated="1024"/>
        </table:table-row>
        <table:table-row table:style-name="ro7">
          <table:table-cell ns41:value-type="string" table:number-rows-spanned="6" table:style-name="TL RowProperty" table:number-columns-spanned="2" office:value-type="string">
            <text:p>Agglomeratie</text:p>
          </table:table-cell>
          <table:covered-table-cell table:style-name="ce11"/>
          <table:table-cell/>
          <table:table-cell ns41:value-type="string" table:number-rows-spanned="1" table:style-name="TL ColHeader" table:number-columns-spanned="4" office:value-type="string">
            <text:p>Bevolking</text:p>
          </table:table-cell>
          <table:covered-table-cell table:style-name="TL ColHeader" table:number-columns-repeated="3"/>
          <table:table-cell ns41:value-type="string" table:number-rows-spanned="1" table:style-name="TL ColHeader" table:number-columns-spanned="6" office:value-type="string">
            <text:p>Huishoudens (definitie 1960)</text:p>
          </table:table-cell>
          <table:covered-table-cell table:style-name="TL ColHeader" table:number-columns-repeated="5"/>
          <table:table-cell ns41:value-type="string" table:number-rows-spanned="1" table:style-name="TL ColHeader" table:number-columns-spanned="2" office:value-type="string">
            <text:p>Alleenstaanden <text:s text:c="4"/>(definitie 1960)</text:p>
          </table:table-cell>
          <table:covered-table-cell table:style-name="ce27"/>
          <table:table-cell table:number-columns-repeated="1009"/>
        </table:table-row>
        <table:table-row table:style-name="ro5">
          <table:covered-table-cell table:style-name="ce4"/>
          <table:covered-table-cell table:style-name="ce12"/>
          <table:table-cell/>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Aantal personen in deze huishoudens</text:p>
          </table:table-cell>
          <table:table-cell ns41:value-type="string" table:number-rows-spanned="5" table:style-name="TL ColHeader" table:number-columns-spanned="1" office:value-type="string">
            <text:p>Aantal personen per 100 huishoudens</text:p>
          </table:table-cell>
          <table:table-cell ns41:value-type="string" table:number-rows-spanned="5" table:style-name="TL ColHeader" table:number-columns-spanned="1" office:value-type="string">
            <text:p>Totaal</text:p>
          </table:table-cell>
          <table:table-cell ns41:value-type="string" table:style-name="TL ColHeader" office: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ns41:value-type="string" table:number-rows-spanned="4" table:style-name="TL ColHeader" table:number-columns-spanned="1" office:value-type="string">
            <text:p>In inrichtingen en tehuizen</text:p>
          </table:table-cell>
          <table:table-cell ns41:value-type="string" table:number-rows-spanned="1" table:style-name="TL ColHeader" table:number-columns-spanned="2" office:value-type="string">
            <text:p>Overige bevolking</text:p>
          </table:table-cell>
          <table:covered-table-cell table:style-name="TL ColHeader" table:number-columns-repeated="2"/>
          <table:table-cell ns41:value-type="string" table:number-rows-spanned="4" table:style-name="TL ColHeader" table:number-columns-spanned="1" office:value-type="string">
            <text:p>Eengezins-huishoudens</text:p>
          </table:table-cell>
          <table:table-cell ns41:value-type="string" table:number-rows-spanned="4" table:style-name="TL ColHeader" table:number-columns-spanned="1" office:value-type="string">
            <text:p>Meergezins-huishoudens</text:p>
          </table:table-cell>
          <table:table-cell ns41:value-type="string" table:number-rows-spanned="4" table:style-name="TL ColHeader" table:number-columns-spanned="1" office:value-type="string">
            <text:p>Niet-gezinshuis-houdens</text:p>
          </table:table-cell>
          <table:covered-table-cell table:style-name="TL ColHeader" table:number-columns-repeated="3"/>
          <table:table-cell ns41:value-type="string" table:number-rows-spanned="4" table:style-name="TL ColHeader"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ns41:value-type="string" table:number-rows-spanned="3" table:style-name="TL ColHeader" table:number-columns-spanned="1" office:value-type="string">
            <text:p>In woningen</text:p>
          </table:table-cell>
          <table:table-cell ns41:value-type="string" table:number-rows-spanned="3" table:style-name="TL ColHeader" table:number-columns-spanned="1" office:value-type="string">
            <text:p>In andere ruimten</text:p>
          </table:table-cell>
          <table:covered-table-cell table:style-name="TL ColHeader" table:number-columns-repeated="7"/>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style-name="TL ColHeader" table:number-columns-repeated="10"/>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TL RowHeader" office:value="1" office:value-type="float">
            <text:p>1</text:p>
          </table:table-cell>
          <table:table-cell ns41:value-type="string" table:style-name="TL RowHeader" office:value-type="string">
            <text:p>Twente OV</text:p>
          </table:table-cell>
          <table:table-cell/>
          <table:table-cell ns41:value-type="float" table:style-name="TL Data" office:value="509415" office:value-type="float">
            <text:p>509415</text:p>
          </table:table-cell>
          <table:table-cell ns41:value-type="float" table:style-name="TL Data" office:value="7135" office:value-type="float">
            <text:p>7135</text:p>
          </table:table-cell>
          <table:table-cell ns41:value-type="float" table:style-name="TL Data" office:value="495155" office:value-type="float">
            <text:p>495155</text:p>
          </table:table-cell>
          <table:table-cell ns41:value-type="float" table:style-name="TL Data" office:value="7130" office:value-type="float">
            <text:p>7130</text:p>
          </table:table-cell>
          <table:table-cell ns41:value-type="float" table:style-name="TL Data" office:value="125800" office:value-type="float">
            <text:p>125800</text:p>
          </table:table-cell>
          <table:table-cell ns41:value-type="float" table:style-name="TL Data" office:value="118600" office:value-type="float">
            <text:p>118600</text:p>
          </table:table-cell>
          <table:table-cell ns41:value-type="float" table:style-name="TL Data" office:value="3675" office:value-type="float">
            <text:p>3675</text:p>
          </table:table-cell>
          <table:table-cell ns41:value-type="float" table:style-name="TL Data" office:value="3530" office:value-type="float">
            <text:p>3530</text:p>
          </table:table-cell>
          <table:table-cell ns41:value-type="float" table:style-name="TL Data" office:value="1044980" office:value-type="float">
            <text:p>1044980</text:p>
          </table:table-cell>
          <table:table-cell ns41:value-type="float" table:style-name="TL Data" office:value="831" office:value-type="float">
            <text:p>831</text:p>
          </table:table-cell>
          <table:table-cell ns41:value-type="float" table:style-name="TL Data" office:value="17875" office:value-type="float">
            <text:p>17875</text:p>
          </table:table-cell>
          <table:table-cell ns41:value-type="float" table:style-name="TL Data" office:value="2765" office:value-type="float">
            <text:p>2765</text:p>
          </table:table-cell>
          <table:table-cell table:number-columns-repeated="1009"/>
        </table:table-row>
        <table:table-row table:style-name="ro6">
          <table:table-cell ns41:value-type="float" table:style-name="TL RowHeader" office:value="2" office:value-type="float">
            <text:p>2</text:p>
          </table:table-cell>
          <table:table-cell ns41:value-type="string" table:style-name="TL RowHeader" office:value-type="string">
            <text:p>Aggl.Arnhem GLD</text:p>
          </table:table-cell>
          <table:table-cell/>
          <table:table-cell ns41:value-type="float" table:style-name="TL Data" office:value="267945" office:value-type="float">
            <text:p>267945</text:p>
          </table:table-cell>
          <table:table-cell ns41:value-type="float" table:style-name="TL Data" office:value="10175" office:value-type="float">
            <text:p>10175</text:p>
          </table:table-cell>
          <table:table-cell ns41:value-type="float" table:style-name="TL Data" office:value="255100" office:value-type="float">
            <text:p>255100</text:p>
          </table:table-cell>
          <table:table-cell ns41:value-type="float" table:style-name="TL Data" office:value="2670" office:value-type="float">
            <text:p>2670</text:p>
          </table:table-cell>
          <table:table-cell ns41:value-type="float" table:style-name="TL Data" office:value="67360" office:value-type="float">
            <text:p>67360</text:p>
          </table:table-cell>
          <table:table-cell ns41:value-type="float" table:style-name="TL Data" office:value="64275" office:value-type="float">
            <text:p>64275</text:p>
          </table:table-cell>
          <table:table-cell ns41:value-type="float" table:style-name="TL Data" office:value="965" office:value-type="float">
            <text:p>965</text:p>
          </table:table-cell>
          <table:table-cell ns41:value-type="float" table:style-name="TL Data" office:value="2125" office:value-type="float">
            <text:p>2125</text:p>
          </table:table-cell>
          <table:table-cell ns41:value-type="float" table:style-name="TL Data" office:value="653760" office:value-type="float">
            <text:p>653760</text:p>
          </table:table-cell>
          <table:table-cell ns41:value-type="float" table:style-name="TL Data" office:value="971" office:value-type="float">
            <text:p>971</text:p>
          </table:table-cell>
          <table:table-cell ns41:value-type="float" table:style-name="TL Data" office:value="14675" office:value-type="float">
            <text:p>14675</text:p>
          </table:table-cell>
          <table:table-cell ns41:value-type="float" table:style-name="TL Data" office:value="4320" office:value-type="float">
            <text:p>4320</text:p>
          </table:table-cell>
          <table:table-cell table:number-columns-repeated="1009"/>
        </table:table-row>
        <table:table-row table:style-name="ro6">
          <table:table-cell ns41:value-type="float" table:style-name="TL RowHeader" office:value="3" office:value-type="float">
            <text:p>3</text:p>
          </table:table-cell>
          <table:table-cell ns41:value-type="string" table:style-name="TL RowHeader" office:value-type="string">
            <text:p>Aggl.Nijmegen GLD</text:p>
          </table:table-cell>
          <table:table-cell/>
          <table:table-cell ns41:value-type="float" table:style-name="TL Data" office:value="214850" office:value-type="float">
            <text:p>214850</text:p>
          </table:table-cell>
          <table:table-cell ns41:value-type="float" table:style-name="TL Data" office:value="8255" office:value-type="float">
            <text:p>8255</text:p>
          </table:table-cell>
          <table:table-cell ns41:value-type="float" table:style-name="TL Data" office:value="202440" office:value-type="float">
            <text:p>202440</text:p>
          </table:table-cell>
          <table:table-cell ns41:value-type="float" table:style-name="TL Data" office:value="4155" office:value-type="float">
            <text:p>4155</text:p>
          </table:table-cell>
          <table:table-cell ns41:value-type="float" table:style-name="TL Data" office:value="50545" office:value-type="float">
            <text:p>50545</text:p>
          </table:table-cell>
          <table:table-cell ns41:value-type="float" table:style-name="TL Data" office:value="48230" office:value-type="float">
            <text:p>48230</text:p>
          </table:table-cell>
          <table:table-cell ns41:value-type="float" table:style-name="TL Data" office:value="930" office:value-type="float">
            <text:p>930</text:p>
          </table:table-cell>
          <table:table-cell ns41:value-type="float" table:style-name="TL Data" office:value="1385" office:value-type="float">
            <text:p>1385</text:p>
          </table:table-cell>
          <table:table-cell ns41:value-type="float" table:style-name="TL Data" office:value="395530" office:value-type="float">
            <text:p>395530</text:p>
          </table:table-cell>
          <table:table-cell ns41:value-type="float" table:style-name="TL Data" office:value="782" office:value-type="float">
            <text:p>782</text:p>
          </table:table-cell>
          <table:table-cell ns41:value-type="float" table:style-name="TL Data" office:value="13780" office:value-type="float">
            <text:p>13780</text:p>
          </table:table-cell>
          <table:table-cell ns41:value-type="float" table:style-name="TL Data" office:value="5915" office:value-type="float">
            <text:p>5915</text:p>
          </table:table-cell>
          <table:table-cell table:number-columns-repeated="1009"/>
        </table:table-row>
        <table:table-row table:style-name="ro6">
          <table:table-cell ns41:value-type="float" table:style-name="TL RowHeader" office:value="4" office:value-type="float">
            <text:p>4</text:p>
          </table:table-cell>
          <table:table-cell ns41:value-type="string" table:style-name="TL RowHeader" office:value-type="string">
            <text:p>Midden-Utrecht U</text:p>
          </table:table-cell>
          <table:table-cell/>
          <table:table-cell ns41:value-type="float" table:style-name="TL Data" office:value="353560" office:value-type="float">
            <text:p>353560</text:p>
          </table:table-cell>
          <table:table-cell ns41:value-type="float" table:style-name="TL Data" office:value="6405" office:value-type="float">
            <text:p>6405</text:p>
          </table:table-cell>
          <table:table-cell ns41:value-type="float" table:style-name="TL Data" office:value="339380" office:value-type="float">
            <text:p>339380</text:p>
          </table:table-cell>
          <table:table-cell ns41:value-type="float" table:style-name="TL Data" office:value="7775" office:value-type="float">
            <text:p>7775</text:p>
          </table:table-cell>
          <table:table-cell ns41:value-type="float" table:style-name="TL Data" office:value="86940" office:value-type="float">
            <text:p>86940</text:p>
          </table:table-cell>
          <table:table-cell ns41:value-type="float" table:style-name="TL Data" office:value="83280" office:value-type="float">
            <text:p>83280</text:p>
          </table:table-cell>
          <table:table-cell ns41:value-type="float" table:style-name="TL Data" office:value="1030" office:value-type="float">
            <text:p>1030</text:p>
          </table:table-cell>
          <table:table-cell ns41:value-type="float" table:style-name="TL Data" office:value="2625" office:value-type="float">
            <text:p>2625</text:p>
          </table:table-cell>
          <table:table-cell ns41:value-type="float" table:style-name="TL Data" office:value="704250" office:value-type="float">
            <text:p>704250</text:p>
          </table:table-cell>
          <table:table-cell ns41:value-type="float" table:style-name="TL Data" office:value="810" office:value-type="float">
            <text:p>810</text:p>
          </table:table-cell>
          <table:table-cell ns41:value-type="float" table:style-name="TL Data" office:value="34570" office:value-type="float">
            <text:p>34570</text:p>
          </table:table-cell>
          <table:table-cell ns41:value-type="float" table:style-name="TL Data" office:value="14330" office:value-type="float">
            <text:p>14330</text:p>
          </table:table-cell>
          <table:table-cell table:number-columns-repeated="1009"/>
        </table:table-row>
        <table:table-row table:style-name="ro6">
          <table:table-cell ns41:value-type="float" table:style-name="TL RowHeader" office:value="5" office:value-type="float">
            <text:p>5</text:p>
          </table:table-cell>
          <table:table-cell ns41:value-type="string" table:style-name="TL RowHeader" office:value-type="string">
            <text:p>Gooiland NH</text:p>
          </table:table-cell>
          <table:table-cell/>
          <table:table-cell ns41:value-type="float" table:style-name="TL Data" office:value="197790" office:value-type="float">
            <text:p>197790</text:p>
          </table:table-cell>
          <table:table-cell ns41:value-type="float" table:style-name="TL Data" office:value="7040" office:value-type="float">
            <text:p>7040</text:p>
          </table:table-cell>
          <table:table-cell ns41:value-type="float" table:style-name="TL Data" office:value="189050" office:value-type="float">
            <text:p>189050</text:p>
          </table:table-cell>
          <table:table-cell ns41:value-type="float" table:style-name="TL Data" office:value="1700" office:value-type="float">
            <text:p>1700</text:p>
          </table:table-cell>
          <table:table-cell ns41:value-type="float" table:style-name="TL Data" office:value="50970" office:value-type="float">
            <text:p>50970</text:p>
          </table:table-cell>
          <table:table-cell ns41:value-type="float" table:style-name="TL Data" office:value="48495" office:value-type="float">
            <text:p>48495</text:p>
          </table:table-cell>
          <table:table-cell ns41:value-type="float" table:style-name="TL Data" office:value="495" office:value-type="float">
            <text:p>495</text:p>
          </table:table-cell>
          <table:table-cell ns41:value-type="float" table:style-name="TL Data" office:value="1980" office:value-type="float">
            <text:p>1980</text:p>
          </table:table-cell>
          <table:table-cell ns41:value-type="float" table:style-name="TL Data" office:value="381075" office:value-type="float">
            <text:p>381075</text:p>
          </table:table-cell>
          <table:table-cell ns41:value-type="float" table:style-name="TL Data" office:value="748" office:value-type="float">
            <text:p>748</text:p>
          </table:table-cell>
          <table:table-cell ns41:value-type="float" table:style-name="TL Data" office:value="12350" office:value-type="float">
            <text:p>12350</text:p>
          </table:table-cell>
          <table:table-cell ns41:value-type="float" table:style-name="TL Data" office:value="3400" office:value-type="float">
            <text:p>3400</text:p>
          </table:table-cell>
          <table:table-cell table:number-columns-repeated="1009"/>
        </table:table-row>
        <table:table-row table:style-name="ro6">
          <table:table-cell ns41:value-type="float" table:style-name="TL RowHeader" office:value="6" office:value-type="float">
            <text:p>6</text:p>
          </table:table-cell>
          <table:table-cell ns41:value-type="string" table:style-name="TL RowHeader" office:value-type="string">
            <text:p>Aggl.Amsterdam NH</text:p>
          </table:table-cell>
          <table:table-cell/>
          <table:table-cell ns41:value-type="float" table:style-name="TL Data" office:value="912045" office:value-type="float">
            <text:p>912045</text:p>
          </table:table-cell>
          <table:table-cell ns41:value-type="float" table:style-name="TL Data" office:value="14640" office:value-type="float">
            <text:p>14640</text:p>
          </table:table-cell>
          <table:table-cell ns41:value-type="float" table:style-name="TL Data" office:value="880135" office:value-type="float">
            <text:p>880135</text:p>
          </table:table-cell>
          <table:table-cell ns41:value-type="float" table:style-name="TL Data" office:value="17265" office:value-type="float">
            <text:p>17265</text:p>
          </table:table-cell>
          <table:table-cell ns41:value-type="float" table:style-name="TL Data" office:value="247790" office:value-type="float">
            <text:p>247790</text:p>
          </table:table-cell>
          <table:table-cell ns41:value-type="float" table:style-name="TL Data" office:value="234650" office:value-type="float">
            <text:p>234650</text:p>
          </table:table-cell>
          <table:table-cell ns41:value-type="float" table:style-name="TL Data" office:value="1695" office:value-type="float">
            <text:p>1695</text:p>
          </table:table-cell>
          <table:table-cell ns41:value-type="float" table:style-name="TL Data" office:value="11445" office:value-type="float">
            <text:p>11445</text:p>
          </table:table-cell>
          <table:table-cell ns41:value-type="float" table:style-name="TL Data" office:value="952610" office:value-type="float">
            <text:p>952610</text:p>
          </table:table-cell>
          <table:table-cell ns41:value-type="float" table:style-name="TL Data" office:value="384" office:value-type="float">
            <text:p>384</text:p>
          </table:table-cell>
          <table:table-cell ns41:value-type="float" table:style-name="TL Data" office:value="109180" office:value-type="float">
            <text:p>109180</text:p>
          </table:table-cell>
          <table:table-cell ns41:value-type="float" table:style-name="TL Data" office:value="31465" office:value-type="float">
            <text:p>31465</text:p>
          </table:table-cell>
          <table:table-cell table:number-columns-repeated="1009"/>
        </table:table-row>
        <table:table-row table:style-name="ro6">
          <table:table-cell ns41:value-type="float" table:style-name="TL RowHeader" office:value="7" office:value-type="float">
            <text:p>7</text:p>
          </table:table-cell>
          <table:table-cell ns41:value-type="string" table:style-name="TL RowHeader" office:value-type="string">
            <text:p>De Meerlanden NH</text:p>
          </table:table-cell>
          <table:table-cell/>
          <table:table-cell ns41:value-type="float" table:style-name="TL Data" office:value="97685" office:value-type="float">
            <text:p>97685</text:p>
          </table:table-cell>
          <table:table-cell ns41:value-type="float" table:style-name="TL Data" office:value="1555" office:value-type="float">
            <text:p>1555</text:p>
          </table:table-cell>
          <table:table-cell ns41:value-type="float" table:style-name="TL Data" office:value="93540" office:value-type="float">
            <text:p>93540</text:p>
          </table:table-cell>
          <table:table-cell ns41:value-type="float" table:style-name="TL Data" office:value="2585" office:value-type="float">
            <text:p>2585</text:p>
          </table:table-cell>
          <table:table-cell ns41:value-type="float" table:style-name="TL Data" office:value="24695" office:value-type="float">
            <text:p>24695</text:p>
          </table:table-cell>
          <table:table-cell ns41:value-type="float" table:style-name="TL Data" office:value="23945" office:value-type="float">
            <text:p>23945</text:p>
          </table:table-cell>
          <table:table-cell ns41:value-type="float" table:style-name="TL Data" office:value="225" office:value-type="float">
            <text:p>225</text:p>
          </table:table-cell>
          <table:table-cell ns41:value-type="float" table:style-name="TL Data" office:value="525" office:value-type="float">
            <text:p>525</text:p>
          </table:table-cell>
          <table:table-cell ns41:value-type="float" table:style-name="TL Data" office:value="170780" office:value-type="float">
            <text:p>170780</text:p>
          </table:table-cell>
          <table:table-cell ns41:value-type="float" table:style-name="TL Data" office:value="692" office:value-type="float">
            <text:p>692</text:p>
          </table:table-cell>
          <table:table-cell ns41:value-type="float" table:style-name="TL Data" office:value="2330" office:value-type="float">
            <text:p>2330</text:p>
          </table:table-cell>
          <table:table-cell ns41:value-type="float" table:style-name="TL Data" office:value="370" office:value-type="float">
            <text:p>370</text:p>
          </table:table-cell>
          <table:table-cell table:number-columns-repeated="1009"/>
        </table:table-row>
        <table:table-row table:style-name="ro6">
          <table:table-cell ns41:value-type="float" table:style-name="TL RowHeader" office:value="8" office:value-type="float">
            <text:p>8</text:p>
          </table:table-cell>
          <table:table-cell ns41:value-type="string" table:style-name="TL RowHeader" office:value-type="string">
            <text:p>IJmond NH</text:p>
          </table:table-cell>
          <table:table-cell/>
          <table:table-cell ns41:value-type="float" table:style-name="TL Data" office:value="137010" office:value-type="float">
            <text:p>137010</text:p>
          </table:table-cell>
          <table:table-cell ns41:value-type="float" table:style-name="TL Data" office:value="1970" office:value-type="float">
            <text:p>1970</text:p>
          </table:table-cell>
          <table:table-cell ns41:value-type="float" table:style-name="TL Data" office:value="132865" office:value-type="float">
            <text:p>132865</text:p>
          </table:table-cell>
          <table:table-cell ns41:value-type="float" table:style-name="TL Data" office:value="2175" office:value-type="float">
            <text:p>2175</text:p>
          </table:table-cell>
          <table:table-cell ns41:value-type="float" table:style-name="TL Data" office:value="34930" office:value-type="float">
            <text:p>34930</text:p>
          </table:table-cell>
          <table:table-cell ns41:value-type="float" table:style-name="TL Data" office:value="33705" office:value-type="float">
            <text:p>33705</text:p>
          </table:table-cell>
          <table:table-cell ns41:value-type="float" table:style-name="TL Data" office:value="360" office:value-type="float">
            <text:p>360</text:p>
          </table:table-cell>
          <table:table-cell ns41:value-type="float" table:style-name="TL Data" office:value="865" office:value-type="float">
            <text:p>865</text:p>
          </table:table-cell>
          <table:table-cell ns41:value-type="float" table:style-name="TL Data" office:value="190500" office:value-type="float">
            <text:p>190500</text:p>
          </table:table-cell>
          <table:table-cell ns41:value-type="float" table:style-name="TL Data" office:value="545" office:value-type="float">
            <text:p>545</text:p>
          </table:table-cell>
          <table:table-cell ns41:value-type="float" table:style-name="TL Data" office:value="5785" office:value-type="float">
            <text:p>5785</text:p>
          </table:table-cell>
          <table:table-cell ns41:value-type="float" table:style-name="TL Data" office:value="515" office:value-type="float">
            <text:p>515</text:p>
          </table:table-cell>
          <table:table-cell table:number-columns-repeated="1009"/>
        </table:table-row>
        <table:table-row table:style-name="ro6">
          <table:table-cell ns41:value-type="float" table:style-name="TL RowHeader" office:value="9" office:value-type="float">
            <text:p>9</text:p>
          </table:table-cell>
          <table:table-cell ns41:value-type="string" table:style-name="TL RowHeader" office:value-type="string">
            <text:p>Zaanstreek NH</text:p>
          </table:table-cell>
          <table:table-cell/>
          <table:table-cell ns41:value-type="float" table:style-name="TL Data" office:value="130425" office:value-type="float">
            <text:p>130425</text:p>
          </table:table-cell>
          <table:table-cell ns41:value-type="float" table:style-name="TL Data" office:value="1860" office:value-type="float">
            <text:p>1860</text:p>
          </table:table-cell>
          <table:table-cell ns41:value-type="float" table:style-name="TL Data" office:value="126970" office:value-type="float">
            <text:p>126970</text:p>
          </table:table-cell>
          <table:table-cell ns41:value-type="float" table:style-name="TL Data" office:value="1595" office:value-type="float">
            <text:p>1595</text:p>
          </table:table-cell>
          <table:table-cell ns41:value-type="float" table:style-name="TL Data" office:value="35110" office:value-type="float">
            <text:p>35110</text:p>
          </table:table-cell>
          <table:table-cell ns41:value-type="float" table:style-name="TL Data" office:value="33810" office:value-type="float">
            <text:p>33810</text:p>
          </table:table-cell>
          <table:table-cell ns41:value-type="float" table:style-name="TL Data" office:value="290" office:value-type="float">
            <text:p>290</text:p>
          </table:table-cell>
          <table:table-cell ns41:value-type="float" table:style-name="TL Data" office:value="1010" office:value-type="float">
            <text:p>1010</text:p>
          </table:table-cell>
          <table:table-cell ns41:value-type="float" table:style-name="TL Data" office:value="209280" office:value-type="float">
            <text:p>209280</text:p>
          </table:table-cell>
          <table:table-cell ns41:value-type="float" table:style-name="TL Data" office:value="596" office:value-type="float">
            <text:p>596</text:p>
          </table:table-cell>
          <table:table-cell ns41:value-type="float" table:style-name="TL Data" office:value="5680" office:value-type="float">
            <text:p>5680</text:p>
          </table:table-cell>
          <table:table-cell ns41:value-type="float" table:style-name="TL Data" office:value="770" office:value-type="float">
            <text:p>770</text:p>
          </table:table-cell>
          <table:table-cell table:number-columns-repeated="1009"/>
        </table:table-row>
        <table:table-row table:style-name="ro6">
          <table:table-cell ns41:value-type="float" table:style-name="TL RowHeader" office:value="10" office:value-type="float">
            <text:p>10</text:p>
          </table:table-cell>
          <table:table-cell ns41:value-type="string" table:style-name="TL RowHeader" office:value-type="string">
            <text:p>Zuid-Kennemerland NH</text:p>
          </table:table-cell>
          <table:table-cell/>
          <table:table-cell ns41:value-type="float" table:style-name="TL Data" office:value="236645" office:value-type="float">
            <text:p>236645</text:p>
          </table:table-cell>
          <table:table-cell ns41:value-type="float" table:style-name="TL Data" office:value="8445" office:value-type="float">
            <text:p>8445</text:p>
          </table:table-cell>
          <table:table-cell ns41:value-type="float" table:style-name="TL Data" office:value="226100" office:value-type="float">
            <text:p>226100</text:p>
          </table:table-cell>
          <table:table-cell ns41:value-type="float" table:style-name="TL Data" office:value="2100" office:value-type="float">
            <text:p>2100</text:p>
          </table:table-cell>
          <table:table-cell ns41:value-type="float" table:style-name="TL Data" office:value="61780" office:value-type="float">
            <text:p>61780</text:p>
          </table:table-cell>
          <table:table-cell ns41:value-type="float" table:style-name="TL Data" office:value="58985" office:value-type="float">
            <text:p>58985</text:p>
          </table:table-cell>
          <table:table-cell ns41:value-type="float" table:style-name="TL Data" office:value="390" office:value-type="float">
            <text:p>390</text:p>
          </table:table-cell>
          <table:table-cell ns41:value-type="float" table:style-name="TL Data" office:value="2410" office:value-type="float">
            <text:p>2410</text:p>
          </table:table-cell>
          <table:table-cell ns41:value-type="float" table:style-name="TL Data" office:value="217790" office:value-type="float">
            <text:p>217790</text:p>
          </table:table-cell>
          <table:table-cell ns41:value-type="float" table:style-name="TL Data" office:value="353" office:value-type="float">
            <text:p>353</text:p>
          </table:table-cell>
          <table:table-cell ns41:value-type="float" table:style-name="TL Data" office:value="17855" office:value-type="float">
            <text:p>17855</text:p>
          </table:table-cell>
          <table:table-cell ns41:value-type="float" table:style-name="TL Data" office:value="4910" office:value-type="float">
            <text:p>4910</text:p>
          </table:table-cell>
          <table:table-cell table:number-columns-repeated="1009"/>
        </table:table-row>
        <table:table-row table:style-name="ro6">
          <table:table-cell ns41:value-type="float" table:style-name="TL RowHeader" office:value="11" office:value-type="float">
            <text:p>11</text:p>
          </table:table-cell>
          <table:table-cell ns41:value-type="string" table:style-name="TL RowHeader" office:value-type="string">
            <text:p>Drechtsteden ZH</text:p>
          </table:table-cell>
          <table:table-cell/>
          <table:table-cell ns41:value-type="float" table:style-name="TL Data" office:value="213705" office:value-type="float">
            <text:p>213705</text:p>
          </table:table-cell>
          <table:table-cell ns41:value-type="float" table:style-name="TL Data" office:value="3070" office:value-type="float">
            <text:p>3070</text:p>
          </table:table-cell>
          <table:table-cell ns41:value-type="float" table:style-name="TL Data" office:value="207925" office:value-type="float">
            <text:p>207925</text:p>
          </table:table-cell>
          <table:table-cell ns41:value-type="float" table:style-name="TL Data" office:value="2710" office:value-type="float">
            <text:p>2710</text:p>
          </table:table-cell>
          <table:table-cell ns41:value-type="float" table:style-name="TL Data" office:value="57720" office:value-type="float">
            <text:p>57720</text:p>
          </table:table-cell>
          <table:table-cell ns41:value-type="float" table:style-name="TL Data" office:value="55870" office:value-type="float">
            <text:p>55870</text:p>
          </table:table-cell>
          <table:table-cell ns41:value-type="float" table:style-name="TL Data" office:value="435" office:value-type="float">
            <text:p>435</text:p>
          </table:table-cell>
          <table:table-cell ns41:value-type="float" table:style-name="TL Data" office:value="1415" office:value-type="float">
            <text:p>1415</text:p>
          </table:table-cell>
          <table:table-cell ns41:value-type="float" table:style-name="TL Data" office:value="660030" office:value-type="float">
            <text:p>660030</text:p>
          </table:table-cell>
          <table:table-cell ns41:value-type="float" table:style-name="TL Data" office:value="1143" office:value-type="float">
            <text:p>1143</text:p>
          </table:table-cell>
          <table:table-cell ns41:value-type="float" table:style-name="TL Data" office:value="8445" office:value-type="float">
            <text:p>8445</text:p>
          </table:table-cell>
          <table:table-cell ns41:value-type="float" table:style-name="TL Data" office:value="1000" office:value-type="float">
            <text:p>1000</text:p>
          </table:table-cell>
          <table:table-cell table:number-columns-repeated="1009"/>
        </table:table-row>
        <table:table-row table:style-name="ro6">
          <table:table-cell ns41:value-type="float" table:style-name="TL RowHeader" office:value="12" office:value-type="float">
            <text:p>12</text:p>
          </table:table-cell>
          <table:table-cell ns41:value-type="string" table:style-name="TL RowHeader" office:value-type="string">
            <text:p>Aggl.'s-Gravenhage ZH</text:p>
          </table:table-cell>
          <table:table-cell/>
          <table:table-cell ns41:value-type="float" table:style-name="TL Data" office:value="704520" office:value-type="float">
            <text:p>704520</text:p>
          </table:table-cell>
          <table:table-cell ns41:value-type="float" table:style-name="TL Data" office:value="13690" office:value-type="float">
            <text:p>13690</text:p>
          </table:table-cell>
          <table:table-cell ns41:value-type="float" table:style-name="TL Data" office:value="684935" office:value-type="float">
            <text:p>684935</text:p>
          </table:table-cell>
          <table:table-cell ns41:value-type="float" table:style-name="TL Data" office:value="5895" office:value-type="float">
            <text:p>5895</text:p>
          </table:table-cell>
          <table:table-cell ns41:value-type="float" table:style-name="TL Data" office:value="188395" office:value-type="float">
            <text:p>188395</text:p>
          </table:table-cell>
          <table:table-cell ns41:value-type="float" table:style-name="TL Data" office:value="178045" office:value-type="float">
            <text:p>178045</text:p>
          </table:table-cell>
          <table:table-cell ns41:value-type="float" table:style-name="TL Data" office:value="1555" office:value-type="float">
            <text:p>1555</text:p>
          </table:table-cell>
          <table:table-cell ns41:value-type="float" table:style-name="TL Data" office:value="8795" office:value-type="float">
            <text:p>8795</text:p>
          </table:table-cell>
          <table:table-cell ns41:value-type="float" table:style-name="TL Data" office:value="716705" office:value-type="float">
            <text:p>716705</text:p>
          </table:table-cell>
          <table:table-cell ns41:value-type="float" table:style-name="TL Data" office:value="380" office:value-type="float">
            <text:p>380</text:p>
          </table:table-cell>
          <table:table-cell ns41:value-type="float" table:style-name="TL Data" office:value="64665" office:value-type="float">
            <text:p>64665</text:p>
          </table:table-cell>
          <table:table-cell ns41:value-type="float" table:style-name="TL Data" office:value="18525" office:value-type="float">
            <text:p>18525</text:p>
          </table:table-cell>
          <table:table-cell table:number-columns-repeated="1009"/>
        </table:table-row>
        <table:table-row table:style-name="ro6">
          <table:table-cell ns41:value-type="float" table:style-name="TL RowHeader" office:value="13" office:value-type="float">
            <text:p>13</text:p>
          </table:table-cell>
          <table:table-cell ns41:value-type="string" table:style-name="TL RowHeader" office:value-type="string">
            <text:p>Aggl.Leiden ZH</text:p>
          </table:table-cell>
          <table:table-cell/>
          <table:table-cell ns41:value-type="float" table:style-name="TL Data" office:value="211390" office:value-type="float">
            <text:p>211390</text:p>
          </table:table-cell>
          <table:table-cell ns41:value-type="float" table:style-name="TL Data" office:value="5020" office:value-type="float">
            <text:p>5020</text:p>
          </table:table-cell>
          <table:table-cell ns41:value-type="float" table:style-name="TL Data" office:value="201935" office:value-type="float">
            <text:p>201935</text:p>
          </table:table-cell>
          <table:table-cell ns41:value-type="float" table:style-name="TL Data" office:value="4435" office:value-type="float">
            <text:p>4435</text:p>
          </table:table-cell>
          <table:table-cell ns41:value-type="float" table:style-name="TL Data" office:value="52100" office:value-type="float">
            <text:p>52100</text:p>
          </table:table-cell>
          <table:table-cell ns41:value-type="float" table:style-name="TL Data" office:value="50040" office:value-type="float">
            <text:p>50040</text:p>
          </table:table-cell>
          <table:table-cell ns41:value-type="float" table:style-name="TL Data" office:value="565" office:value-type="float">
            <text:p>565</text:p>
          </table:table-cell>
          <table:table-cell ns41:value-type="float" table:style-name="TL Data" office:value="1495" office:value-type="float">
            <text:p>1495</text:p>
          </table:table-cell>
          <table:table-cell ns41:value-type="float" table:style-name="TL Data" office:value="331145" office:value-type="float">
            <text:p>331145</text:p>
          </table:table-cell>
          <table:table-cell ns41:value-type="float" table:style-name="TL Data" office:value="636" office:value-type="float">
            <text:p>636</text:p>
          </table:table-cell>
          <table:table-cell ns41:value-type="float" table:style-name="TL Data" office:value="16295" office:value-type="float">
            <text:p>16295</text:p>
          </table:table-cell>
          <table:table-cell ns41:value-type="float" table:style-name="TL Data" office:value="6335" office:value-type="float">
            <text:p>6335</text:p>
          </table:table-cell>
          <table:table-cell table:number-columns-repeated="1009"/>
        </table:table-row>
        <table:table-row table:style-name="ro6">
          <table:table-cell ns41:value-type="float" table:style-name="TL RowHeader" office:value="14" office:value-type="float">
            <text:p>14</text:p>
          </table:table-cell>
          <table:table-cell ns41:value-type="string" table:style-name="TL RowHeader" office:value-type="string">
            <text:p>Rijnmond ZH</text:p>
          </table:table-cell>
          <table:table-cell/>
          <table:table-cell ns41:value-type="float" table:style-name="TL Data" office:value="1079720" office:value-type="float">
            <text:p>1079720</text:p>
          </table:table-cell>
          <table:table-cell ns41:value-type="float" table:style-name="TL Data" office:value="18025" office:value-type="float">
            <text:p>18025</text:p>
          </table:table-cell>
          <table:table-cell ns41:value-type="float" table:style-name="TL Data" office:value="1039790" office:value-type="float">
            <text:p>1039790</text:p>
          </table:table-cell>
          <table:table-cell ns41:value-type="float" table:style-name="TL Data" office:value="21900" office:value-type="float">
            <text:p>21900</text:p>
          </table:table-cell>
          <table:table-cell ns41:value-type="float" table:style-name="TL Data" office:value="298405" office:value-type="float">
            <text:p>298405</text:p>
          </table:table-cell>
          <table:table-cell ns41:value-type="float" table:style-name="TL Data" office:value="286560" office:value-type="float">
            <text:p>286560</text:p>
          </table:table-cell>
          <table:table-cell ns41:value-type="float" table:style-name="TL Data" office:value="1540" office:value-type="float">
            <text:p>1540</text:p>
          </table:table-cell>
          <table:table-cell ns41:value-type="float" table:style-name="TL Data" office:value="10310" office:value-type="float">
            <text:p>10310</text:p>
          </table:table-cell>
          <table:table-cell ns41:value-type="float" table:style-name="TL Data" office:value="1472925" office:value-type="float">
            <text:p>1472925</text:p>
          </table:table-cell>
          <table:table-cell ns41:value-type="float" table:style-name="TL Data" office:value="494" office:value-type="float">
            <text:p>494</text:p>
          </table:table-cell>
          <table:table-cell ns41:value-type="float" table:style-name="TL Data" office:value="75605" office:value-type="float">
            <text:p>75605</text:p>
          </table:table-cell>
          <table:table-cell ns41:value-type="float" table:style-name="TL Data" office:value="14560" office:value-type="float">
            <text:p>14560</text:p>
          </table:table-cell>
          <table:table-cell table:number-columns-repeated="1009"/>
        </table:table-row>
        <table:table-row table:style-name="ro6">
          <table:table-cell ns41:value-type="float" table:style-name="TL RowHeader" office:value="15" office:value-type="float">
            <text:p>15</text:p>
          </table:table-cell>
          <table:table-cell ns41:value-type="string" table:style-name="TL RowHeader" office:value-type="string">
            <text:p>Aggl.Eindhoven NB</text:p>
          </table:table-cell>
          <table:table-cell/>
          <table:table-cell ns41:value-type="float" table:style-name="TL Data" office:value="334900" office:value-type="float">
            <text:p>334900</text:p>
          </table:table-cell>
          <table:table-cell ns41:value-type="float" table:style-name="TL Data" office:value="7495" office:value-type="float">
            <text:p>7495</text:p>
          </table:table-cell>
          <table:table-cell ns41:value-type="float" table:style-name="TL Data" office:value="324835" office:value-type="float">
            <text:p>324835</text:p>
          </table:table-cell>
          <table:table-cell ns41:value-type="float" table:style-name="TL Data" office:value="2570" office:value-type="float">
            <text:p>2570</text:p>
          </table:table-cell>
          <table:table-cell ns41:value-type="float" table:style-name="TL Data" office:value="83360" office:value-type="float">
            <text:p>83360</text:p>
          </table:table-cell>
          <table:table-cell ns41:value-type="float" table:style-name="TL Data" office:value="80545" office:value-type="float">
            <text:p>80545</text:p>
          </table:table-cell>
          <table:table-cell ns41:value-type="float" table:style-name="TL Data" office:value="1080" office:value-type="float">
            <text:p>1080</text:p>
          </table:table-cell>
          <table:table-cell ns41:value-type="float" table:style-name="TL Data" office:value="1740" office:value-type="float">
            <text:p>1740</text:p>
          </table:table-cell>
          <table:table-cell ns41:value-type="float" table:style-name="TL Data" office:value="457340" office:value-type="float">
            <text:p>457340</text:p>
          </table:table-cell>
          <table:table-cell ns41:value-type="float" table:style-name="TL Data" office:value="549" office:value-type="float">
            <text:p>549</text:p>
          </table:table-cell>
          <table:table-cell ns41:value-type="float" table:style-name="TL Data" office:value="13430" office:value-type="float">
            <text:p>13430</text:p>
          </table:table-cell>
          <table:table-cell ns41:value-type="float" table:style-name="TL Data" office:value="5270" office:value-type="float">
            <text:p>5270</text:p>
          </table:table-cell>
          <table:table-cell table:number-columns-repeated="1009"/>
        </table:table-row>
        <table:table-row table:style-name="ro6">
          <table:table-cell ns41:value-type="float" table:style-name="TL RowHeader" office:value="16" office:value-type="float">
            <text:p>16</text:p>
          </table:table-cell>
          <table:table-cell ns41:value-type="string" table:style-name="TL RowHeader" office:value-type="string">
            <text:p>Aggl.'s-Hertogenbosch NB</text:p>
          </table:table-cell>
          <table:table-cell/>
          <table:table-cell ns41:value-type="float" table:style-name="TL Data" office:value="214090" office:value-type="float">
            <text:p>214090</text:p>
          </table:table-cell>
          <table:table-cell ns41:value-type="float" table:style-name="TL Data" office:value="9225" office:value-type="float">
            <text:p>9225</text:p>
          </table:table-cell>
          <table:table-cell ns41:value-type="float" table:style-name="TL Data" office:value="203300" office:value-type="float">
            <text:p>203300</text:p>
          </table:table-cell>
          <table:table-cell ns41:value-type="float" table:style-name="TL Data" office:value="1565" office:value-type="float">
            <text:p>1565</text:p>
          </table:table-cell>
          <table:table-cell ns41:value-type="float" table:style-name="TL Data" office:value="49365" office:value-type="float">
            <text:p>49365</text:p>
          </table:table-cell>
          <table:table-cell ns41:value-type="float" table:style-name="TL Data" office:value="47000" office:value-type="float">
            <text:p>47000</text:p>
          </table:table-cell>
          <table:table-cell ns41:value-type="float" table:style-name="TL Data" office:value="1010" office:value-type="float">
            <text:p>1010</text:p>
          </table:table-cell>
          <table:table-cell ns41:value-type="float" table:style-name="TL Data" office:value="1355" office:value-type="float">
            <text:p>1355</text:p>
          </table:table-cell>
          <table:table-cell ns41:value-type="float" table:style-name="TL Data" office:value="375235" office:value-type="float">
            <text:p>375235</text:p>
          </table:table-cell>
          <table:table-cell ns41:value-type="float" table:style-name="TL Data" office:value="760" office:value-type="float">
            <text:p>760</text:p>
          </table:table-cell>
          <table:table-cell ns41:value-type="float" table:style-name="TL Data" office:value="6850" office:value-type="float">
            <text:p>6850</text:p>
          </table:table-cell>
          <table:table-cell ns41:value-type="float" table:style-name="TL Data" office:value="2225" office:value-type="float">
            <text:p>2225</text:p>
          </table:table-cell>
          <table:table-cell table:number-columns-repeated="1009"/>
        </table:table-row>
        <table:table-row table:style-name="ro6">
          <table:table-cell ns41:value-type="float" table:style-name="TL RowHeader" office:value="17" office:value-type="float">
            <text:p>17</text:p>
          </table:table-cell>
          <table:table-cell ns41:value-type="string" table:style-name="TL RowHeader" office:value-type="string">
            <text:p>Aggl.Tilburg NB</text:p>
          </table:table-cell>
          <table:table-cell/>
          <table:table-cell ns41:value-type="float" table:style-name="TL Data" office:value="273620" office:value-type="float">
            <text:p>273620</text:p>
          </table:table-cell>
          <table:table-cell ns41:value-type="float" table:style-name="TL Data" office:value="8470" office:value-type="float">
            <text:p>8470</text:p>
          </table:table-cell>
          <table:table-cell ns41:value-type="float" table:style-name="TL Data" office:value="262680" office:value-type="float">
            <text:p>262680</text:p>
          </table:table-cell>
          <table:table-cell ns41:value-type="float" table:style-name="TL Data" office:value="2470" office:value-type="float">
            <text:p>2470</text:p>
          </table:table-cell>
          <table:table-cell ns41:value-type="float" table:style-name="TL Data" office:value="64955" office:value-type="float">
            <text:p>64955</text:p>
          </table:table-cell>
          <table:table-cell ns41:value-type="float" table:style-name="TL Data" office:value="62260" office:value-type="float">
            <text:p>62260</text:p>
          </table:table-cell>
          <table:table-cell ns41:value-type="float" table:style-name="TL Data" office:value="1085" office:value-type="float">
            <text:p>1085</text:p>
          </table:table-cell>
          <table:table-cell ns41:value-type="float" table:style-name="TL Data" office:value="1615" office:value-type="float">
            <text:p>1615</text:p>
          </table:table-cell>
          <table:table-cell ns41:value-type="float" table:style-name="TL Data" office:value="748690" office:value-type="float">
            <text:p>748690</text:p>
          </table:table-cell>
          <table:table-cell ns41:value-type="float" table:style-name="TL Data" office:value="1153" office:value-type="float">
            <text:p>1153</text:p>
          </table:table-cell>
          <table:table-cell ns41:value-type="float" table:style-name="TL Data" office:value="10780" office:value-type="float">
            <text:p>10780</text:p>
          </table:table-cell>
          <table:table-cell ns41:value-type="float" table:style-name="TL Data" office:value="3605" office:value-type="float">
            <text:p>3605</text:p>
          </table:table-cell>
          <table:table-cell table:number-columns-repeated="1009"/>
        </table:table-row>
        <table:table-row table:style-name="ro6">
          <table:table-cell ns41:value-type="float" table:style-name="TL RowHeader" office:value="18" office:value-type="float">
            <text:p>18</text:p>
          </table:table-cell>
          <table:table-cell ns41:value-type="string" table:style-name="TL RowHeader" office:value-type="string">
            <text:p>Oostelijk Mijngebied L</text:p>
          </table:table-cell>
          <table:table-cell/>
          <table:table-cell ns41:value-type="float" table:style-name="TL Data" office:value="213225" office:value-type="float">
            <text:p>213225</text:p>
          </table:table-cell>
          <table:table-cell ns41:value-type="float" table:style-name="TL Data" office:value="3965" office:value-type="float">
            <text:p>3965</text:p>
          </table:table-cell>
          <table:table-cell ns41:value-type="float" table:style-name="TL Data" office:value="206915" office:value-type="float">
            <text:p>206915</text:p>
          </table:table-cell>
          <table:table-cell ns41:value-type="float" table:style-name="TL Data" office:value="2345" office:value-type="float">
            <text:p>2345</text:p>
          </table:table-cell>
          <table:table-cell ns41:value-type="float" table:style-name="TL Data" office:value="55725" office:value-type="float">
            <text:p>55725</text:p>
          </table:table-cell>
          <table:table-cell ns41:value-type="float" table:style-name="TL Data" office:value="53485" office:value-type="float">
            <text:p>53485</text:p>
          </table:table-cell>
          <table:table-cell ns41:value-type="float" table:style-name="TL Data" office:value="865" office:value-type="float">
            <text:p>865</text:p>
          </table:table-cell>
          <table:table-cell ns41:value-type="float" table:style-name="TL Data" office:value="1375" office:value-type="float">
            <text:p>1375</text:p>
          </table:table-cell>
          <table:table-cell ns41:value-type="float" table:style-name="TL Data" office:value="356645" office:value-type="float">
            <text:p>356645</text:p>
          </table:table-cell>
          <table:table-cell ns41:value-type="float" table:style-name="TL Data" office:value="640" office:value-type="float">
            <text:p>640</text:p>
          </table:table-cell>
          <table:table-cell ns41:value-type="float" table:style-name="TL Data" office:value="8505" office:value-type="float">
            <text:p>8505</text:p>
          </table:table-cell>
          <table:table-cell ns41:value-type="float" table:style-name="TL Data" office:value="1540" office:value-type="float">
            <text:p>1540</text:p>
          </table:table-cell>
          <table:table-cell table:number-columns-repeated="1009"/>
        </table:table-row>
        <table:table-row table:style-name="ro2">
          <table:table-cell ns41:value-type="float" table:style-name="TL RowHeader" office:value="19" office:value-type="float">
            <text:p>19</text:p>
          </table:table-cell>
          <table:table-cell ns41:value-type="string" table:style-name="TL RowHeader" office:value-type="string">
            <text:p>Westelijk Mijngebied L</text:p>
          </table:table-cell>
          <table:table-cell/>
          <table:table-cell ns41:value-type="float" table:style-name="TL Data" office:value="150450" office:value-type="float">
            <text:p>150450</text:p>
          </table:table-cell>
          <table:table-cell ns41:value-type="float" table:style-name="TL Data" office:value="2570" office:value-type="float">
            <text:p>2570</text:p>
          </table:table-cell>
          <table:table-cell ns41:value-type="float" table:style-name="TL Data" office:value="146450" office:value-type="float">
            <text:p>146450</text:p>
          </table:table-cell>
          <table:table-cell ns41:value-type="float" table:style-name="TL Data" office:value="1430" office:value-type="float">
            <text:p>1430</text:p>
          </table:table-cell>
          <table:table-cell ns41:value-type="float" table:style-name="TL Data" office:value="37700" office:value-type="float">
            <text:p>37700</text:p>
          </table:table-cell>
          <table:table-cell ns41:value-type="float" table:style-name="TL Data" office:value="35950" office:value-type="float">
            <text:p>35950</text:p>
          </table:table-cell>
          <table:table-cell ns41:value-type="float" table:style-name="TL Data" office:value="910" office:value-type="float">
            <text:p>910</text:p>
          </table:table-cell>
          <table:table-cell ns41:value-type="float" table:style-name="TL Data" office:value="840" office:value-type="float">
            <text:p>840</text:p>
          </table:table-cell>
          <table:table-cell ns41:value-type="float" table:style-name="TL Data" office:value="1008045" office:value-type="float">
            <text:p>1008045</text:p>
          </table:table-cell>
          <table:table-cell ns41:value-type="float" table:style-name="TL Data" office:value="2674" office:value-type="float">
            <text:p>2674</text:p>
          </table:table-cell>
          <table:table-cell ns41:value-type="float" table:style-name="TL Data" office:value="3480" office:value-type="float">
            <text:p>3480</text:p>
          </table:table-cell>
          <table:table-cell ns41:value-type="float" table:style-name="TL Data" office:value="385" office:value-type="float">
            <text:p>385</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6" table:number-rows-repeated="1048545">
          <table:table-cell table:number-columns-repeated="1024"/>
        </table:table-row>
        <table:table-row table:style-name="ro6">
          <table:table-cell table:number-columns-repeated="1024"/>
        </table:table-row>
      </table:table>
      <table:table table:style-name="ta3" table:name="Tabel 1 - provincietotalen">
        <table:table-column table:style-name="co12" table:default-cell-style-name="ce2"/>
        <table:table-column table:style-name="co13" table:default-cell-style-name="ce2"/>
        <table:table-column table:style-name="co14" table:default-cell-style-name="ce2"/>
        <table:table-column table:style-name="co4" table:default-cell-style-name="ce2" table:number-columns-repeated="4"/>
        <table:table-column table:style-name="co15" table:default-cell-style-name="ce2" table:number-columns-repeated="6"/>
        <table:table-column table:style-name="co16" table:default-cell-style-name="ce2" table:number-columns-repeated="2"/>
        <table:table-column table:style-name="co7" table:default-cell-style-name="Default" table:number-columns-repeated="1009"/>
        <table:table-row table:style-name="ro1">
          <table:table-cell ns41:value-type="string" table:number-rows-spanned="1" table:style-name="TL Title" table:number-columns-spanned="15" office:value-type="string">
            <text:p><text:span text:style-name="T1"><text:a xlink:type="simple" xlink:href="#Tabel 1 - provincietotalen.A25">Tabel 1 - Bevolking, huishoudens (definitie 1960) en alleenstaanden (definitie 1960)</text:a></text:span></text:p>
          </table:table-cell>
          <table:covered-table-cell table:style-name="TL Title" table:number-columns-repeated="13"/>
          <table:covered-table-cell table:style-name="ce42"/>
          <table:table-cell table:number-columns-repeated="1009"/>
        </table:table-row>
        <table:table-row table:style-name="ro2">
          <table:table-cell table:number-columns-repeated="1024"/>
        </table:table-row>
        <table:table-row table:style-name="ro8">
          <table:table-cell ns41:value-type="string" table:number-rows-spanned="6" table:style-name="TL RowProperty" table:number-columns-spanned="2" office:value-type="string">
            <text:p>Provincie</text:p>
          </table:table-cell>
          <table:covered-table-cell table:style-name="ce11"/>
          <table:table-cell/>
          <table:table-cell ns41:value-type="string" table:number-rows-spanned="1" table:style-name="TL ColHeader" table:number-columns-spanned="4" office:value-type="string">
            <text:p>Bevolking</text:p>
          </table:table-cell>
          <table:covered-table-cell table:style-name="TL ColHeader" table:number-columns-repeated="3"/>
          <table:table-cell ns41:value-type="string" table:number-rows-spanned="1" table:style-name="TL ColHeader" table:number-columns-spanned="6" office:value-type="string">
            <text:p>Huishoudens (definitie 1960)</text:p>
          </table:table-cell>
          <table:covered-table-cell table:style-name="TL ColHeader" table:number-columns-repeated="5"/>
          <table:table-cell ns41:value-type="string" table:number-rows-spanned="1" table:style-name="TL ColHeader" table:number-columns-spanned="2" office:value-type="string">
            <text:p>Alleenstaanden (definitie 1960)</text:p>
          </table:table-cell>
          <table:covered-table-cell table:style-name="ce27"/>
          <table:table-cell table:number-columns-repeated="1009"/>
        </table:table-row>
        <table:table-row table:style-name="ro5">
          <table:covered-table-cell table:style-name="ce4"/>
          <table:covered-table-cell table:style-name="ce12"/>
          <table:table-cell/>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Totaal</text:p>
          </table:table-cell>
          <table:table-cell ns41:value-type="string" table:number-rows-spanned="1" table:style-name="TL ColHeader" table:number-columns-spanned="3" office:value-type="string">
            <text:p>Waarvan</text:p>
          </table:table-cell>
          <table:covered-table-cell table:style-name="TL ColHeader" table:number-columns-repeated="2"/>
          <table:table-cell ns41:value-type="string" table:number-rows-spanned="5" table:style-name="TL ColHeader" table:number-columns-spanned="1" office:value-type="string">
            <text:p>Aantal personen in deze huishoudens</text:p>
          </table:table-cell>
          <table:table-cell ns41:value-type="string" table:number-rows-spanned="5" table:style-name="TL ColHeader" table:number-columns-spanned="1" office:value-type="string">
            <text:p>Aantal personen per 100 huishoudens</text:p>
          </table:table-cell>
          <table:table-cell ns41:value-type="string" table:number-rows-spanned="5" table:style-name="TL ColHeader" table:number-columns-spanned="1" office:value-type="string">
            <text:p>Totaal</text:p>
          </table:table-cell>
          <table:table-cell ns41:value-type="string" table:style-name="TL ColHeader" office:value-type="string">
            <text:p>Waaronder</text:p>
          </table:table-cell>
          <table:table-cell table:number-columns-repeated="1009"/>
        </table:table-row>
        <table:table-row table:style-name="ro5">
          <table:covered-table-cell table:style-name="ce4"/>
          <table:covered-table-cell table:style-name="ce12"/>
          <table:table-cell/>
          <table:covered-table-cell table:style-name="ce20"/>
          <table:table-cell ns41:value-type="string" table:number-rows-spanned="4" table:style-name="TL ColHeader" table:number-columns-spanned="1" office:value-type="string">
            <text:p>In inrichtingen en tehuizen</text:p>
          </table:table-cell>
          <table:table-cell ns41:value-type="string" table:number-rows-spanned="1" table:style-name="TL ColHeader" table:number-columns-spanned="2" office:value-type="string">
            <text:p>Overige bevolking</text:p>
          </table:table-cell>
          <table:covered-table-cell table:style-name="TL ColHeader" table:number-columns-repeated="2"/>
          <table:table-cell ns41:value-type="string" table:number-rows-spanned="4" table:style-name="TL ColHeader" table:number-columns-spanned="1" office:value-type="string">
            <text:p>Eengezins-huishoudens</text:p>
          </table:table-cell>
          <table:table-cell ns41:value-type="string" table:number-rows-spanned="4" table:style-name="TL ColHeader" table:number-columns-spanned="1" office:value-type="string">
            <text:p>Meergezins-huishoudens</text:p>
          </table:table-cell>
          <table:table-cell ns41:value-type="string" table:number-rows-spanned="4" table:style-name="TL ColHeader" table:number-columns-spanned="1" office:value-type="string">
            <text:p>Niet-gezinshuis-houdens</text:p>
          </table:table-cell>
          <table:covered-table-cell table:style-name="TL ColHeader" table:number-columns-repeated="3"/>
          <table:table-cell ns41:value-type="string" table:number-rows-spanned="4" table:style-name="TL ColHeader" table:number-columns-spanned="1" office:value-type="string">
            <text:p>Inwonend in een woning</text:p>
          </table:table-cell>
          <table:table-cell table:number-columns-repeated="1009"/>
        </table:table-row>
        <table:table-row table:style-name="ro6">
          <table:covered-table-cell table:style-name="ce4"/>
          <table:covered-table-cell table:style-name="ce12"/>
          <table:table-cell/>
          <table:covered-table-cell table:style-name="ce20"/>
          <table:covered-table-cell table:style-name="ce22"/>
          <table:table-cell ns41:value-type="string" table:number-rows-spanned="3" table:style-name="TL ColHeader" table:number-columns-spanned="1" office:value-type="string">
            <text:p>In woningen</text:p>
          </table:table-cell>
          <table:table-cell ns41:value-type="string" table:number-rows-spanned="3" table:style-name="TL ColHeader" table:number-columns-spanned="1" office:value-type="string">
            <text:p>In andere ruimten</text:p>
          </table:table-cell>
          <table:covered-table-cell table:style-name="TL ColHeader" table:number-columns-repeated="7"/>
          <table:covered-table-cell table:style-name="ce31"/>
          <table:table-cell table:number-columns-repeated="1009"/>
        </table:table-row>
        <table:table-row table:style-name="ro6">
          <table:covered-table-cell table:style-name="ce4"/>
          <table:covered-table-cell table:style-name="ce12"/>
          <table:table-cell/>
          <table:covered-table-cell table:style-name="ce20"/>
          <table:covered-table-cell table:style-name="TL ColHeader" table:number-columns-repeated="10"/>
          <table:covered-table-cell table:style-name="ce31"/>
          <table:table-cell table:number-columns-repeated="1009"/>
        </table:table-row>
        <table:table-row table:style-name="ro2">
          <table:covered-table-cell table:style-name="ce5"/>
          <table:covered-table-cell table:style-name="ce13"/>
          <table:table-cell/>
          <table:covered-table-cell table:style-name="ce19"/>
          <table:covered-table-cell table:style-name="TL ColHeader" table:number-columns-repeated="10"/>
          <table:covered-table-cell table:style-name="ce30"/>
          <table:table-cell table:number-columns-repeated="1009"/>
        </table:table-row>
        <table:table-row table:style-name="ro2">
          <table:table-cell table:number-columns-repeated="1024"/>
        </table:table-row>
        <table:table-row table:style-name="ro6">
          <table:table-cell ns41:value-type="float" table:style-name="TL RowHeader" office:value="1" office:value-type="float">
            <text:p>1</text:p>
          </table:table-cell>
          <table:table-cell ns41:value-type="string" table:style-name="TL RowHeader" office:value-type="string">
            <text:p>Groningen</text:p>
          </table:table-cell>
          <table:table-cell/>
          <table:table-cell ns41:value-type="float" table:style-name="TL Data" office:value="519865" office:value-type="float">
            <text:p>519865</text:p>
          </table:table-cell>
          <table:table-cell ns41:value-type="float" table:style-name="TL Data" office:value="9440" office:value-type="float">
            <text:p>9440</text:p>
          </table:table-cell>
          <table:table-cell ns41:value-type="float" table:style-name="TL Data" office:value="504080" office:value-type="float">
            <text:p>504080</text:p>
          </table:table-cell>
          <table:table-cell ns41:value-type="float" table:style-name="TL Data" office:value="6340" office:value-type="float">
            <text:p>6340</text:p>
          </table:table-cell>
          <table:table-cell ns41:value-type="float" table:style-name="TL Data" office:value="137075" office:value-type="float">
            <text:p>137075</text:p>
          </table:table-cell>
          <table:table-cell ns41:value-type="float" table:style-name="TL Data" office:value="131900" office:value-type="float">
            <text:p>131900</text:p>
          </table:table-cell>
          <table:table-cell ns41:value-type="float" table:style-name="TL Data" office:value="1180" office:value-type="float">
            <text:p>1180</text:p>
          </table:table-cell>
          <table:table-cell ns41:value-type="float" table:style-name="TL Data" office:value="3995" office:value-type="float">
            <text:p>3995</text:p>
          </table:table-cell>
          <table:table-cell ns41:value-type="float" table:style-name="TL Data" office:value="475340" office:value-type="float">
            <text:p>475340</text:p>
          </table:table-cell>
          <table:table-cell ns41:value-type="float" table:style-name="TL Data" office:value="347" office:value-type="float">
            <text:p>347</text:p>
          </table:table-cell>
          <table:table-cell ns41:value-type="float" table:style-name="TL Data" office:value="35085" office:value-type="float">
            <text:p>35085</text:p>
          </table:table-cell>
          <table:table-cell ns41:value-type="float" table:style-name="TL Data" office:value="9260" office:value-type="float">
            <text:p>9260</text:p>
          </table:table-cell>
          <table:table-cell table:number-columns-repeated="1009"/>
        </table:table-row>
        <table:table-row table:style-name="ro6">
          <table:table-cell ns41:value-type="float" table:style-name="TL RowHeader" office:value="2" office:value-type="float">
            <text:p>2</text:p>
          </table:table-cell>
          <table:table-cell ns41:value-type="string" table:style-name="TL RowHeader" office:value-type="string">
            <text:p>Friesland</text:p>
          </table:table-cell>
          <table:table-cell/>
          <table:table-cell ns41:value-type="float" table:style-name="TL Data" office:value="525915" office:value-type="float">
            <text:p>525915</text:p>
          </table:table-cell>
          <table:table-cell ns41:value-type="float" table:style-name="TL Data" office:value="11405" office:value-type="float">
            <text:p>11405</text:p>
          </table:table-cell>
          <table:table-cell ns41:value-type="float" table:style-name="TL Data" office:value="509290" office:value-type="float">
            <text:p>509290</text:p>
          </table:table-cell>
          <table:table-cell ns41:value-type="float" table:style-name="TL Data" office:value="5220" office:value-type="float">
            <text:p>5220</text:p>
          </table:table-cell>
          <table:table-cell ns41:value-type="float" table:style-name="TL Data" office:value="133730" office:value-type="float">
            <text:p>133730</text:p>
          </table:table-cell>
          <table:table-cell ns41:value-type="float" table:style-name="TL Data" office:value="128245" office:value-type="float">
            <text:p>128245</text:p>
          </table:table-cell>
          <table:table-cell ns41:value-type="float" table:style-name="TL Data" office:value="870" office:value-type="float">
            <text:p>870</text:p>
          </table:table-cell>
          <table:table-cell ns41:value-type="float" table:style-name="TL Data" office:value="4615" office:value-type="float">
            <text:p>4615</text:p>
          </table:table-cell>
          <table:table-cell ns41:value-type="float" table:style-name="TL Data" office:value="492120" office:value-type="float">
            <text:p>492120</text:p>
          </table:table-cell>
          <table:table-cell ns41:value-type="float" table:style-name="TL Data" office:value="368" office:value-type="float">
            <text:p>368</text:p>
          </table:table-cell>
          <table:table-cell ns41:value-type="float" table:style-name="TL Data" office:value="22390" office:value-type="float">
            <text:p>22390</text:p>
          </table:table-cell>
          <table:table-cell ns41:value-type="float" table:style-name="TL Data" office:value="1640" office:value-type="float">
            <text:p>1640</text:p>
          </table:table-cell>
          <table:table-cell table:number-columns-repeated="1009"/>
        </table:table-row>
        <table:table-row table:style-name="ro6">
          <table:table-cell ns41:value-type="float" table:style-name="TL RowHeader" office:value="3" office:value-type="float">
            <text:p>3</text:p>
          </table:table-cell>
          <table:table-cell ns41:value-type="string" table:style-name="TL RowHeader" office:value-type="string">
            <text:p>Drenthe</text:p>
          </table:table-cell>
          <table:table-cell/>
          <table:table-cell ns41:value-type="float" table:style-name="TL Data" office:value="372500" office:value-type="float">
            <text:p>372500</text:p>
          </table:table-cell>
          <table:table-cell ns41:value-type="float" table:style-name="TL Data" office:value="7790" office:value-type="float">
            <text:p>7790</text:p>
          </table:table-cell>
          <table:table-cell ns41:value-type="float" table:style-name="TL Data" office:value="360920" office:value-type="float">
            <text:p>360920</text:p>
          </table:table-cell>
          <table:table-cell ns41:value-type="float" table:style-name="TL Data" office:value="3790" office:value-type="float">
            <text:p>3790</text:p>
          </table:table-cell>
          <table:table-cell ns41:value-type="float" table:style-name="TL Data" office:value="94910" office:value-type="float">
            <text:p>94910</text:p>
          </table:table-cell>
          <table:table-cell ns41:value-type="float" table:style-name="TL Data" office:value="90695" office:value-type="float">
            <text:p>90695</text:p>
          </table:table-cell>
          <table:table-cell ns41:value-type="float" table:style-name="TL Data" office:value="1860" office:value-type="float">
            <text:p>1860</text:p>
          </table:table-cell>
          <table:table-cell ns41:value-type="float" table:style-name="TL Data" office:value="2355" office:value-type="float">
            <text:p>2355</text:p>
          </table:table-cell>
          <table:table-cell ns41:value-type="float" table:style-name="TL Data" office:value="353980" office:value-type="float">
            <text:p>353980</text:p>
          </table:table-cell>
          <table:table-cell ns41:value-type="float" table:style-name="TL Data" office:value="373" office:value-type="float">
            <text:p>373</text:p>
          </table:table-cell>
          <table:table-cell ns41:value-type="float" table:style-name="TL Data" office:value="10730" office:value-type="float">
            <text:p>10730</text:p>
          </table:table-cell>
          <table:table-cell ns41:value-type="float" table:style-name="TL Data" office:value="1290" office:value-type="float">
            <text:p>1290</text:p>
          </table:table-cell>
          <table:table-cell table:number-columns-repeated="1009"/>
        </table:table-row>
        <table:table-row table:style-name="ro6">
          <table:table-cell ns41:value-type="float" table:style-name="TL RowHeader" office:value="4" office:value-type="float">
            <text:p>4</text:p>
          </table:table-cell>
          <table:table-cell ns41:value-type="string" table:style-name="TL RowHeader" office:value-type="string">
            <text:p>Overijssel</text:p>
          </table:table-cell>
          <table:table-cell/>
          <table:table-cell ns41:value-type="float" table:style-name="TL Data" office:value="930645" office:value-type="float">
            <text:p>930645</text:p>
          </table:table-cell>
          <table:table-cell ns41:value-type="float" table:style-name="TL Data" office:value="14655" office:value-type="float">
            <text:p>14655</text:p>
          </table:table-cell>
          <table:table-cell ns41:value-type="float" table:style-name="TL Data" office:value="902510" office:value-type="float">
            <text:p>902510</text:p>
          </table:table-cell>
          <table:table-cell ns41:value-type="float" table:style-name="TL Data" office:value="13480" office:value-type="float">
            <text:p>13480</text:p>
          </table:table-cell>
          <table:table-cell ns41:value-type="float" table:style-name="TL Data" office:value="227735" office:value-type="float">
            <text:p>227735</text:p>
          </table:table-cell>
          <table:table-cell ns41:value-type="float" table:style-name="TL Data" office:value="215575" office:value-type="float">
            <text:p>215575</text:p>
          </table:table-cell>
          <table:table-cell ns41:value-type="float" table:style-name="TL Data" office:value="5890" office:value-type="float">
            <text:p>5890</text:p>
          </table:table-cell>
          <table:table-cell ns41:value-type="float" table:style-name="TL Data" office:value="6270" office:value-type="float">
            <text:p>6270</text:p>
          </table:table-cell>
          <table:table-cell ns41:value-type="float" table:style-name="TL Data" office:value="883735" office:value-type="float">
            <text:p>883735</text:p>
          </table:table-cell>
          <table:table-cell ns41:value-type="float" table:style-name="TL Data" office:value="388" office:value-type="float">
            <text:p>388</text:p>
          </table:table-cell>
          <table:table-cell ns41:value-type="float" table:style-name="TL Data" office:value="32260" office:value-type="float">
            <text:p>32260</text:p>
          </table:table-cell>
          <table:table-cell ns41:value-type="float" table:style-name="TL Data" office:value="5175" office:value-type="float">
            <text:p>5175</text:p>
          </table:table-cell>
          <table:table-cell table:number-columns-repeated="1009"/>
        </table:table-row>
        <table:table-row table:style-name="ro6">
          <table:table-cell ns41:value-type="float" table:style-name="TL RowHeader" office:value="5" office:value-type="float">
            <text:p>5</text:p>
          </table:table-cell>
          <table:table-cell ns41:value-type="string" table:style-name="TL RowHeader" office:value-type="string">
            <text:p>Gelderland</text:p>
          </table:table-cell>
          <table:table-cell/>
          <table:table-cell ns41:value-type="float" table:style-name="TL Data" office:value="1525420" office:value-type="float">
            <text:p>1525420</text:p>
          </table:table-cell>
          <table:table-cell ns41:value-type="float" table:style-name="TL Data" office:value="44690" office:value-type="float">
            <text:p>44690</text:p>
          </table:table-cell>
          <table:table-cell ns41:value-type="float" table:style-name="TL Data" office:value="1459945" office:value-type="float">
            <text:p>1459945</text:p>
          </table:table-cell>
          <table:table-cell ns41:value-type="float" table:style-name="TL Data" office:value="20785" office:value-type="float">
            <text:p>20785</text:p>
          </table:table-cell>
          <table:table-cell ns41:value-type="float" table:style-name="TL Data" office:value="370665" office:value-type="float">
            <text:p>370665</text:p>
          </table:table-cell>
          <table:table-cell ns41:value-type="float" table:style-name="TL Data" office:value="351080" office:value-type="float">
            <text:p>351080</text:p>
          </table:table-cell>
          <table:table-cell ns41:value-type="float" table:style-name="TL Data" office:value="9500" office:value-type="float">
            <text:p>9500</text:p>
          </table:table-cell>
          <table:table-cell ns41:value-type="float" table:style-name="TL Data" office:value="10080" office:value-type="float">
            <text:p>10080</text:p>
          </table:table-cell>
          <table:table-cell ns41:value-type="float" table:style-name="TL Data" office:value="1419495" office:value-type="float">
            <text:p>1419495</text:p>
          </table:table-cell>
          <table:table-cell ns41:value-type="float" table:style-name="TL Data" office:value="383" office:value-type="float">
            <text:p>383</text:p>
          </table:table-cell>
          <table:table-cell ns41:value-type="float" table:style-name="TL Data" office:value="61235" office:value-type="float">
            <text:p>61235</text:p>
          </table:table-cell>
          <table:table-cell ns41:value-type="float" table:style-name="TL Data" office:value="17830" office:value-type="float">
            <text:p>17830</text:p>
          </table:table-cell>
          <table:table-cell table:number-columns-repeated="1009"/>
        </table:table-row>
        <table:table-row table:style-name="ro6">
          <table:table-cell ns41:value-type="float" table:style-name="TL RowHeader" office:value="6" office:value-type="float">
            <text:p>6</text:p>
          </table:table-cell>
          <table:table-cell ns41:value-type="string" table:style-name="TL RowHeader" office:value-type="string">
            <text:p>Utrecht</text:p>
          </table:table-cell>
          <table:table-cell/>
          <table:table-cell ns41:value-type="float" table:style-name="TL Data" office:value="810145" office:value-type="float">
            <text:p>810145</text:p>
          </table:table-cell>
          <table:table-cell ns41:value-type="float" table:style-name="TL Data" office:value="24510" office:value-type="float">
            <text:p>24510</text:p>
          </table:table-cell>
          <table:table-cell ns41:value-type="float" table:style-name="TL Data" office:value="772005" office:value-type="float">
            <text:p>772005</text:p>
          </table:table-cell>
          <table:table-cell ns41:value-type="float" table:style-name="TL Data" office:value="13630" office:value-type="float">
            <text:p>13630</text:p>
          </table:table-cell>
          <table:table-cell ns41:value-type="float" table:style-name="TL Data" office:value="198940" office:value-type="float">
            <text:p>198940</text:p>
          </table:table-cell>
          <table:table-cell ns41:value-type="float" table:style-name="TL Data" office:value="190330" office:value-type="float">
            <text:p>190330</text:p>
          </table:table-cell>
          <table:table-cell ns41:value-type="float" table:style-name="TL Data" office:value="2465" office:value-type="float">
            <text:p>2465</text:p>
          </table:table-cell>
          <table:table-cell ns41:value-type="float" table:style-name="TL Data" office:value="6145" office:value-type="float">
            <text:p>6145</text:p>
          </table:table-cell>
          <table:table-cell ns41:value-type="float" table:style-name="TL Data" office:value="729910" office:value-type="float">
            <text:p>729910</text:p>
          </table:table-cell>
          <table:table-cell ns41:value-type="float" table:style-name="TL Data" office:value="367" office:value-type="float">
            <text:p>367</text:p>
          </table:table-cell>
          <table:table-cell ns41:value-type="float" table:style-name="TL Data" office:value="55725" office:value-type="float">
            <text:p>55725</text:p>
          </table:table-cell>
          <table:table-cell ns41:value-type="float" table:style-name="TL Data" office:value="19605" office:value-type="float">
            <text:p>19605</text:p>
          </table:table-cell>
          <table:table-cell table:number-columns-repeated="1009"/>
        </table:table-row>
        <table:table-row table:style-name="ro6">
          <table:table-cell ns41:value-type="float" table:style-name="TL RowHeader" office:value="7" office:value-type="float">
            <text:p>7</text:p>
          </table:table-cell>
          <table:table-cell ns41:value-type="string" table:style-name="TL RowHeader" office:value-type="string">
            <text:p>Noord-Holland</text:p>
          </table:table-cell>
          <table:table-cell/>
          <table:table-cell ns41:value-type="float" table:style-name="TL Data" office:value="2240580" office:value-type="float">
            <text:p>2240580</text:p>
          </table:table-cell>
          <table:table-cell ns41:value-type="float" table:style-name="TL Data" office:value="52300" office:value-type="float">
            <text:p>52300</text:p>
          </table:table-cell>
          <table:table-cell ns41:value-type="float" table:style-name="TL Data" office:value="2154980" office:value-type="float">
            <text:p>2154980</text:p>
          </table:table-cell>
          <table:table-cell ns41:value-type="float" table:style-name="TL Data" office:value="33305" office:value-type="float">
            <text:p>33305</text:p>
          </table:table-cell>
          <table:table-cell ns41:value-type="float" table:style-name="TL Data" office:value="586205" office:value-type="float">
            <text:p>586205</text:p>
          </table:table-cell>
          <table:table-cell ns41:value-type="float" table:style-name="TL Data" office:value="559815" office:value-type="float">
            <text:p>559815</text:p>
          </table:table-cell>
          <table:table-cell ns41:value-type="float" table:style-name="TL Data" office:value="4450" office:value-type="float">
            <text:p>4450</text:p>
          </table:table-cell>
          <table:table-cell ns41:value-type="float" table:style-name="TL Data" office:value="21940" office:value-type="float">
            <text:p>21940</text:p>
          </table:table-cell>
          <table:table-cell ns41:value-type="float" table:style-name="TL Data" office:value="2017920" office:value-type="float">
            <text:p>2017920</text:p>
          </table:table-cell>
          <table:table-cell ns41:value-type="float" table:style-name="TL Data" office:value="344" office:value-type="float">
            <text:p>344</text:p>
          </table:table-cell>
          <table:table-cell ns41:value-type="float" table:style-name="TL Data" office:value="170365" office:value-type="float">
            <text:p>170365</text:p>
          </table:table-cell>
          <table:table-cell ns41:value-type="float" table:style-name="TL Data" office:value="43490" office:value-type="float">
            <text:p>43490</text:p>
          </table:table-cell>
          <table:table-cell table:number-columns-repeated="1009"/>
        </table:table-row>
        <table:table-row table:style-name="ro6">
          <table:table-cell ns41:value-type="float" table:style-name="TL RowHeader" office:value="8" office:value-type="float">
            <text:p>8</text:p>
          </table:table-cell>
          <table:table-cell ns41:value-type="string" table:style-name="TL RowHeader" office:value-type="string">
            <text:p>Zuid-Holland</text:p>
          </table:table-cell>
          <table:table-cell/>
          <table:table-cell ns41:value-type="float" table:style-name="TL Data" office:value="2981160" office:value-type="float">
            <text:p>2981160</text:p>
          </table:table-cell>
          <table:table-cell ns41:value-type="float" table:style-name="TL Data" office:value="53370" office:value-type="float">
            <text:p>53370</text:p>
          </table:table-cell>
          <table:table-cell ns41:value-type="float" table:style-name="TL Data" office:value="2880495" office:value-type="float">
            <text:p>2880495</text:p>
          </table:table-cell>
          <table:table-cell ns41:value-type="float" table:style-name="TL Data" office:value="47290" office:value-type="float">
            <text:p>47290</text:p>
          </table:table-cell>
          <table:table-cell ns41:value-type="float" table:style-name="TL Data" office:value="789490" office:value-type="float">
            <text:p>789490</text:p>
          </table:table-cell>
          <table:table-cell ns41:value-type="float" table:style-name="TL Data" office:value="756405" office:value-type="float">
            <text:p>756405</text:p>
          </table:table-cell>
          <table:table-cell ns41:value-type="float" table:style-name="TL Data" office:value="6090" office:value-type="float">
            <text:p>6090</text:p>
          </table:table-cell>
          <table:table-cell ns41:value-type="float" table:style-name="TL Data" office:value="26995" office:value-type="float">
            <text:p>26995</text:p>
          </table:table-cell>
          <table:table-cell ns41:value-type="float" table:style-name="TL Data" office:value="2732200" office:value-type="float">
            <text:p>2732200</text:p>
          </table:table-cell>
          <table:table-cell ns41:value-type="float" table:style-name="TL Data" office:value="346" office:value-type="float">
            <text:p>346</text:p>
          </table:table-cell>
          <table:table-cell ns41:value-type="float" table:style-name="TL Data" office:value="195585" office:value-type="float">
            <text:p>195585</text:p>
          </table:table-cell>
          <table:table-cell ns41:value-type="float" table:style-name="TL Data" office:value="46120" office:value-type="float">
            <text:p>46120</text:p>
          </table:table-cell>
          <table:table-cell table:number-columns-repeated="1009"/>
        </table:table-row>
        <table:table-row table:style-name="ro6">
          <table:table-cell ns41:value-type="float" table:style-name="TL RowHeader" office:value="9" office:value-type="float">
            <text:p>9</text:p>
          </table:table-cell>
          <table:table-cell ns41:value-type="string" table:style-name="TL RowHeader" office:value-type="string">
            <text:p>Zeeland</text:p>
          </table:table-cell>
          <table:table-cell/>
          <table:table-cell ns41:value-type="float" table:style-name="TL Data" office:value="310060" office:value-type="float">
            <text:p>310060</text:p>
          </table:table-cell>
          <table:table-cell ns41:value-type="float" table:style-name="TL Data" office:value="7305" office:value-type="float">
            <text:p>7305</text:p>
          </table:table-cell>
          <table:table-cell ns41:value-type="float" table:style-name="TL Data" office:value="299710" office:value-type="float">
            <text:p>299710</text:p>
          </table:table-cell>
          <table:table-cell ns41:value-type="float" table:style-name="TL Data" office:value="3045" office:value-type="float">
            <text:p>3045</text:p>
          </table:table-cell>
          <table:table-cell ns41:value-type="float" table:style-name="TL Data" office:value="83800" office:value-type="float">
            <text:p>83800</text:p>
          </table:table-cell>
          <table:table-cell ns41:value-type="float" table:style-name="TL Data" office:value="80240" office:value-type="float">
            <text:p>80240</text:p>
          </table:table-cell>
          <table:table-cell ns41:value-type="float" table:style-name="TL Data" office:value="560" office:value-type="float">
            <text:p>560</text:p>
          </table:table-cell>
          <table:table-cell ns41:value-type="float" table:style-name="TL Data" office:value="3000" office:value-type="float">
            <text:p>3000</text:p>
          </table:table-cell>
          <table:table-cell ns41:value-type="float" table:style-name="TL Data" office:value="289035" office:value-type="float">
            <text:p>289035</text:p>
          </table:table-cell>
          <table:table-cell ns41:value-type="float" table:style-name="TL Data" office:value="345" office:value-type="float">
            <text:p>345</text:p>
          </table:table-cell>
          <table:table-cell ns41:value-type="float" table:style-name="TL Data" office:value="13725" office:value-type="float">
            <text:p>13725</text:p>
          </table:table-cell>
          <table:table-cell ns41:value-type="float" table:style-name="TL Data" office:value="710" office:value-type="float">
            <text:p>710</text:p>
          </table:table-cell>
          <table:table-cell table:number-columns-repeated="1009"/>
        </table:table-row>
        <table:table-row table:style-name="ro6">
          <table:table-cell ns41:value-type="float" table:style-name="TL RowHeader" office:value="10" office:value-type="float">
            <text:p>10</text:p>
          </table:table-cell>
          <table:table-cell ns41:value-type="string" table:style-name="TL RowHeader" office:value-type="string">
            <text:p>Noord-Brabant</text:p>
          </table:table-cell>
          <table:table-cell/>
          <table:table-cell ns41:value-type="float" table:style-name="TL Data" office:value="1813815" office:value-type="float">
            <text:p>1813815</text:p>
          </table:table-cell>
          <table:table-cell ns41:value-type="float" table:style-name="TL Data" office:value="49700" office:value-type="float">
            <text:p>49700</text:p>
          </table:table-cell>
          <table:table-cell ns41:value-type="float" table:style-name="TL Data" office:value="1745330" office:value-type="float">
            <text:p>1745330</text:p>
          </table:table-cell>
          <table:table-cell ns41:value-type="float" table:style-name="TL Data" office:value="18785" office:value-type="float">
            <text:p>18785</text:p>
          </table:table-cell>
          <table:table-cell ns41:value-type="float" table:style-name="TL Data" office:value="433690" office:value-type="float">
            <text:p>433690</text:p>
          </table:table-cell>
          <table:table-cell ns41:value-type="float" table:style-name="TL Data" office:value="415145" office:value-type="float">
            <text:p>415145</text:p>
          </table:table-cell>
          <table:table-cell ns41:value-type="float" table:style-name="TL Data" office:value="7975" office:value-type="float">
            <text:p>7975</text:p>
          </table:table-cell>
          <table:table-cell ns41:value-type="float" table:style-name="TL Data" office:value="10570" office:value-type="float">
            <text:p>10570</text:p>
          </table:table-cell>
          <table:table-cell ns41:value-type="float" table:style-name="TL Data" office:value="1707755" office:value-type="float">
            <text:p>1707755</text:p>
          </table:table-cell>
          <table:table-cell ns41:value-type="float" table:style-name="TL Data" office:value="394" office:value-type="float">
            <text:p>394</text:p>
          </table:table-cell>
          <table:table-cell ns41:value-type="float" table:style-name="TL Data" office:value="56360" office:value-type="float">
            <text:p>56360</text:p>
          </table:table-cell>
          <table:table-cell ns41:value-type="float" table:style-name="TL Data" office:value="15910" office:value-type="float">
            <text:p>15910</text:p>
          </table:table-cell>
          <table:table-cell table:number-columns-repeated="1009"/>
        </table:table-row>
        <table:table-row table:style-name="ro6">
          <table:table-cell ns41:value-type="float" table:style-name="TL RowHeader" office:value="11" office:value-type="float">
            <text:p>11</text:p>
          </table:table-cell>
          <table:table-cell ns41:value-type="string" table:style-name="TL RowHeader" office:value-type="string">
            <text:p>Limburg</text:p>
          </table:table-cell>
          <table:table-cell/>
          <table:table-cell ns41:value-type="float" table:style-name="TL Data" office:value="1008800" office:value-type="float">
            <text:p>1008800</text:p>
          </table:table-cell>
          <table:table-cell ns41:value-type="float" table:style-name="TL Data" office:value="30375" office:value-type="float">
            <text:p>30375</text:p>
          </table:table-cell>
          <table:table-cell ns41:value-type="float" table:style-name="TL Data" office:value="967070" office:value-type="float">
            <text:p>967070</text:p>
          </table:table-cell>
          <table:table-cell ns41:value-type="float" table:style-name="TL Data" office:value="11350" office:value-type="float">
            <text:p>11350</text:p>
          </table:table-cell>
          <table:table-cell ns41:value-type="float" table:style-name="TL Data" office:value="246080" office:value-type="float">
            <text:p>246080</text:p>
          </table:table-cell>
          <table:table-cell ns41:value-type="float" table:style-name="TL Data" office:value="233785" office:value-type="float">
            <text:p>233785</text:p>
          </table:table-cell>
          <table:table-cell ns41:value-type="float" table:style-name="TL Data" office:value="5705" office:value-type="float">
            <text:p>5705</text:p>
          </table:table-cell>
          <table:table-cell ns41:value-type="float" table:style-name="TL Data" office:value="6595" office:value-type="float">
            <text:p>6595</text:p>
          </table:table-cell>
          <table:table-cell ns41:value-type="float" table:style-name="TL Data" office:value="949500" office:value-type="float">
            <text:p>949500</text:p>
          </table:table-cell>
          <table:table-cell ns41:value-type="float" table:style-name="TL Data" office:value="386" office:value-type="float">
            <text:p>386</text:p>
          </table:table-cell>
          <table:table-cell ns41:value-type="float" table:style-name="TL Data" office:value="28920" office:value-type="float">
            <text:p>28920</text:p>
          </table:table-cell>
          <table:table-cell ns41:value-type="float" table:style-name="TL Data" office:value="6405" office:value-type="float">
            <text:p>6405</text:p>
          </table:table-cell>
          <table:table-cell table:number-columns-repeated="1009"/>
        </table:table-row>
        <table:table-row table:style-name="ro6">
          <table:table-cell ns41:value-type="float" table:style-name="TL RowHeader" office:value="12" office:value-type="float">
            <text:p>12</text:p>
          </table:table-cell>
          <table:table-cell ns41:value-type="string" table:style-name="TL RowHeader" office:value-type="string">
            <text:p>Zuidel. IJsselmeerpolders</text:p>
          </table:table-cell>
          <table:table-cell/>
          <table:table-cell ns41:value-type="float" table:style-name="TL Data" office:value="17620" office:value-type="float">
            <text:p>17620</text:p>
          </table:table-cell>
          <table:table-cell ns41:value-type="float" table:style-name="TL Data" office:value="250" office:value-type="float">
            <text:p>250</text:p>
          </table:table-cell>
          <table:table-cell ns41:value-type="float" table:style-name="TL Data" office:value="17180" office:value-type="float">
            <text:p>17180</text:p>
          </table:table-cell>
          <table:table-cell ns41:value-type="float" table:style-name="TL Data" office:value="190" office:value-type="float">
            <text:p>190</text:p>
          </table:table-cell>
          <table:table-cell ns41:value-type="float" table:style-name="TL Data" office:value="4175" office:value-type="float">
            <text:p>4175</text:p>
          </table:table-cell>
          <table:table-cell ns41:value-type="float" table:style-name="TL Data" office:value="4150" office:value-type="float">
            <text:p>4150</text:p>
          </table:table-cell>
          <table:table-cell ns41:value-type="float" table:style-name="TL Data" office:value="10" office:value-type="float">
            <text:p>10</text:p>
          </table:table-cell>
          <table:table-cell ns41:value-type="float" table:style-name="TL Data" office:value="20" office:value-type="float">
            <text:p>20</text:p>
          </table:table-cell>
          <table:table-cell ns41:value-type="float" table:style-name="TL Data" office:value="17250" office:value-type="float">
            <text:p>17250</text:p>
          </table:table-cell>
          <table:table-cell ns41:value-type="float" table:style-name="TL Data" office:value="413" office:value-type="float">
            <text:p>413</text:p>
          </table:table-cell>
          <table:table-cell ns41:value-type="float" table:style-name="TL Data" office:value="120" office:value-type="float">
            <text:p>120</text:p>
          </table:table-cell>
          <table:table-cell ns41:value-type="float" table:style-name="TL Data" office:value="5" office:value-type="float">
            <text:p>5</text:p>
          </table:table-cell>
          <table:table-cell table:number-columns-repeated="1009"/>
        </table:table-row>
        <table:table-row table:style-name="ro2">
          <table:table-cell ns41:value-type="float" table:style-name="TL RowHeader" office:value="13" office:value-type="float">
            <text:p>13</text:p>
          </table:table-cell>
          <table:table-cell ns41:value-type="string" table:style-name="TL RowHeader" office:value-type="string">
            <text:p>Centraal Persoonsregister</text:p>
          </table:table-cell>
          <table:table-cell/>
          <table:table-cell ns41:value-type="float" table:style-name="TL Data" office:value="3590" office:value-type="float">
            <text:p>3590</text:p>
          </table:table-cell>
          <table:table-cell table:style-name="TL Data" table:number-columns-repeated="2"/>
          <table:table-cell ns41:value-type="float" table:style-name="TL Data" office:value="3590" office:value-type="float">
            <text:p>3590</text:p>
          </table:table-cell>
          <table:table-cell ns41:value-type="float" table:style-name="TL Data" office:value="810" office:value-type="float">
            <text:p>810</text:p>
          </table:table-cell>
          <table:table-cell ns41:value-type="float" table:style-name="TL Data" office:value="785" office:value-type="float">
            <text:p>785</text:p>
          </table:table-cell>
          <table:table-cell table:style-name="TL Data"/>
          <table:table-cell ns41:value-type="float" table:style-name="TL Data" office:value="20" office:value-type="float">
            <text:p>20</text:p>
          </table:table-cell>
          <table:table-cell ns41:value-type="float" table:style-name="TL Data" office:value="3290" office:value-type="float">
            <text:p>3290</text:p>
          </table:table-cell>
          <table:table-cell ns41:value-type="float" table:style-name="TL Data" office:value="407" office:value-type="float">
            <text:p>407</text:p>
          </table:table-cell>
          <table:table-cell ns41:value-type="float" table:style-name="TL Data" office:value="295" office:value-type="float">
            <text:p>295</text:p>
          </table:table-cell>
          <table:table-cell table:style-name="TL Data"/>
          <table:table-cell table:number-columns-repeated="1009"/>
        </table:table-row>
        <table:table-row table:style-name="ro2">
          <table:table-cell table:style-name="TL RowHeader"/>
          <table:table-cell ns41:value-type="string" table:style-name="TL RowHeader" office:value-type="string">
            <text:p>Nederland</text:p>
          </table:table-cell>
          <table:table-cell/>
          <table:table-cell ns41:value-type="float" table:style-name="TL Data" office:value="13060115" office:value-type="float">
            <text:p>13060115</text:p>
          </table:table-cell>
          <table:table-cell ns41:value-type="float" table:style-name="TL Data" office:value="305795" office:value-type="float">
            <text:p>305795</text:p>
          </table:table-cell>
          <table:table-cell ns41:value-type="float" table:style-name="TL Data" office:value="12573520" office:value-type="float">
            <text:p>12573520</text:p>
          </table:table-cell>
          <table:table-cell ns41:value-type="float" table:style-name="TL Data" office:value="180805" office:value-type="float">
            <text:p>180805</text:p>
          </table:table-cell>
          <table:table-cell ns41:value-type="float" table:style-name="TL Data" office:value="3307305" office:value-type="float">
            <text:p>3307305</text:p>
          </table:table-cell>
          <table:table-cell ns41:value-type="float" table:style-name="TL Data" office:value="3158140" office:value-type="float">
            <text:p>3158140</text:p>
          </table:table-cell>
          <table:table-cell ns41:value-type="float" table:style-name="TL Data" office:value="46565" office:value-type="float">
            <text:p>46565</text:p>
          </table:table-cell>
          <table:table-cell ns41:value-type="float" table:style-name="TL Data" office:value="102600" office:value-type="float">
            <text:p>102600</text:p>
          </table:table-cell>
          <table:table-cell ns41:value-type="float" table:style-name="TL Data" office:value="12071530" office:value-type="float">
            <text:p>12071530</text:p>
          </table:table-cell>
          <table:table-cell ns41:value-type="float" table:style-name="TL Data" office:value="365" office:value-type="float">
            <text:p>365</text:p>
          </table:table-cell>
          <table:table-cell ns41:value-type="float" table:style-name="TL Data" office:value="682795" office:value-type="float">
            <text:p>682795</text:p>
          </table:table-cell>
          <table:table-cell ns41:value-type="float" table:style-name="TL Data" office:value="167440" office:value-type="float">
            <text:p>167440</text:p>
          </table:table-cell>
          <table:table-cell table:number-columns-repeated="1009"/>
        </table:table-row>
        <table:table-row table:style-name="ro2">
          <table:table-cell table:number-columns-repeated="1024"/>
        </table:table-row>
        <table:table-row table:style-name="ro2">
          <table:table-cell ns41:value-type="string" table:number-rows-spanned="1" table:style-name="TL Metadata" table:number-columns-spanned="15" office:value-type="string">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style-name="TL Metadata" table:number-columns-repeated="13"/>
          <table:covered-table-cell table:style-name="ce35"/>
          <table:table-cell table:number-columns-repeated="1009"/>
        </table:table-row>
        <table:table-row table:style-name="ro6" table:number-rows-repeated="104855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page-layout-name="Mpm3" style:display-name="PageStyle_Tabel 1 - gemeenten">
      <style:header style:display="false"/>
      <style:header-left style:display="false"/>
      <style:footer style:display="false"/>
      <style:footer-left style:display="false"/>
    </style:master-page>
    <style:master-page style:name="PageStyle_5f_Tabel_20_1_20_-_20_agglomeraties" style:page-layout-name="Mpm4" style:display-name="PageStyle_Tabel 1 - agglomeraties">
      <style:header style:display="false"/>
      <style:header-left style:display="false"/>
      <style:footer style:display="false"/>
      <style:footer-left style:display="false"/>
    </style:master-page>
    <style:master-page style:name="PageStyle_5f_Tabel_20_1_20_-_20_provincietotalen" style:page-layout-name="Mpm4" style:display-name="PageStyle_Tabel 1 - provincietotal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Schreven</meta:initial-creator>
    <meta:creation-date>2005-02-09T19:13:13</meta:creation-date>
    <dc:creator>Yamit</dc:creator>
    <dc:date>2005-03-02T11:17:39</dc:date>
    <meta:document-statistic meta:object-count="0" meta:cell-count="12188" meta:table-count="3"/>
    <meta:user-defined meta:name="_AdHocReviewCycleID" meta:value-type="float">-888060536</meta:user-defined>
    <meta:user-defined meta:name="_AuthorEmail">LSHN@CBS.nl</meta:user-defined>
    <meta:user-defined meta:name="_AuthorEmailDisplayName">Schreven, drs L.J.G.</meta:user-defined>
    <meta:user-defined meta:name="_EmailSubject">Tabel voor web</meta:user-defined>
    <meta:user-defined meta:name="_ReviewingToolsShownOnce" meta:value-type="string"/>
    <meta:generator>ODFPY/1.3.0dev</meta:generator>
  </office:meta>
</office:document-meta>
</file>